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4" style:family="table-cell" style:parent-style-name="Default" style:data-style-name="N41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37.67mm" svg:y="4.52mm">
            <draw:object draw:notify-on-update-of-ranges="Sheet1.A1:Sheet1.A1 Sheet1.A2:Sheet1.A1733 Sheet1.B1:Sheet1.B1 Sheet1.B2:Sheet1.B1733 Sheet1.C1:Sheet1.C1 Sheet1.C2:Sheet1.C1733 Sheet1.D1:Sheet1.D1 Sheet1.D2:Sheet1.D1733 Sheet1.E1:Sheet1.E1 Sheet1.E2:Sheet1.E17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office:value-type="string" calcext:value-type="string">
            <text:p>Flight Time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000" calcext:value-type="float">
            <text:p>1000</text:p>
          </table:table-cell>
          <table:table-cell table:style-name="ce4" office:value-type="time" office:time-value="PT06H04M00S" calcext:value-type="time">
            <text:p>06:04:00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37.416504" calcext:value-type="float">
            <text:p>1137.416504</text:p>
          </table:table-cell>
          <table:table-cell office:value-type="float" office:value="1102.737061" calcext:value-type="float">
            <text:p>1102.737061</text:p>
          </table:table-cell>
          <table:table-cell office:value-type="float" office:value="1170.673096" calcext:value-type="float">
            <text:p>1170.673096</text:p>
          </table:table-cell>
          <table:table-cell office:value-type="float" office:value="1069.235718" calcext:value-type="float">
            <text:p>1069.23571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7.645264" calcext:value-type="float">
            <text:p>1247.645264</text:p>
          </table:table-cell>
          <table:table-cell office:value-type="float" office:value="1186.779297" calcext:value-type="float">
            <text:p>1186.779297</text:p>
          </table:table-cell>
          <table:table-cell office:value-type="float" office:value="1301.08728" calcext:value-type="float">
            <text:p>1301.08728</text:p>
          </table:table-cell>
          <table:table-cell office:value-type="float" office:value="1135.314087" calcext:value-type="float">
            <text:p>1135.314087</text:p>
          </table:table-cell>
          <table:table-cell table:number-columns-repeated="1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379.615479" calcext:value-type="float">
            <text:p>1379.615479</text:p>
          </table:table-cell>
          <table:table-cell office:value-type="float" office:value="1324.42749" calcext:value-type="float">
            <text:p>1324.42749</text:p>
          </table:table-cell>
          <table:table-cell office:value-type="float" office:value="1438.756836" calcext:value-type="float">
            <text:p>1438.756836</text:p>
          </table:table-cell>
          <table:table-cell office:value-type="float" office:value="1266.796143" calcext:value-type="float">
            <text:p>1266.796143</text:p>
          </table:table-cell>
          <table:table-cell table:number-columns-repeated="1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535.617065" calcext:value-type="float">
            <text:p>1535.617065</text:p>
          </table:table-cell>
          <table:table-cell office:value-type="float" office:value="1480.038086" calcext:value-type="float">
            <text:p>1480.038086</text:p>
          </table:table-cell>
          <table:table-cell office:value-type="float" office:value="1602.637085" calcext:value-type="float">
            <text:p>1602.637085</text:p>
          </table:table-cell>
          <table:table-cell office:value-type="float" office:value="1411.850952" calcext:value-type="float">
            <text:p>1411.850952</text:p>
          </table:table-cell>
          <table:table-cell table:number-columns-repeated="1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597.718384" calcext:value-type="float">
            <text:p>1597.718384</text:p>
          </table:table-cell>
          <table:table-cell office:value-type="float" office:value="1601.340576" calcext:value-type="float">
            <text:p>1601.340576</text:p>
          </table:table-cell>
          <table:table-cell office:value-type="float" office:value="1594.321289" calcext:value-type="float">
            <text:p>1594.321289</text:p>
          </table:table-cell>
          <table:table-cell office:value-type="float" office:value="1604.410645" calcext:value-type="float">
            <text:p>1604.410645</text:p>
          </table:table-cell>
          <table:table-cell table:number-columns-repeated="1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606.352539" calcext:value-type="float">
            <text:p>1606.352539</text:p>
          </table:table-cell>
          <table:table-cell office:value-type="float" office:value="1613.655151" calcext:value-type="float">
            <text:p>1613.655151</text:p>
          </table:table-cell>
          <table:table-cell office:value-type="float" office:value="1603.234619" calcext:value-type="float">
            <text:p>1603.234619</text:p>
          </table:table-cell>
          <table:table-cell office:value-type="float" office:value="1615.929932" calcext:value-type="float">
            <text:p>1615.92993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14.20813" calcext:value-type="float">
            <text:p>1614.20813</text:p>
          </table:table-cell>
          <table:table-cell office:value-type="float" office:value="1616.767822" calcext:value-type="float">
            <text:p>1616.767822</text:p>
          </table:table-cell>
          <table:table-cell office:value-type="float" office:value="1615.003906" calcext:value-type="float">
            <text:p>1615.003906</text:p>
          </table:table-cell>
          <table:table-cell office:value-type="float" office:value="1615.417725" calcext:value-type="float">
            <text:p>1615.417725</text:p>
          </table:table-cell>
          <table:table-cell table:number-columns-repeated="1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621.579956" calcext:value-type="float">
            <text:p>1621.579956</text:p>
          </table:table-cell>
          <table:table-cell office:value-type="float" office:value="1613.119263" calcext:value-type="float">
            <text:p>1613.119263</text:p>
          </table:table-cell>
          <table:table-cell office:value-type="float" office:value="1623.917114" calcext:value-type="float">
            <text:p>1623.917114</text:p>
          </table:table-cell>
          <table:table-cell office:value-type="float" office:value="1611.925171" calcext:value-type="float">
            <text:p>1611.925171</text:p>
          </table:table-cell>
          <table:table-cell table:number-columns-repeated="1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621.04895" calcext:value-type="float">
            <text:p>1621.04895</text:p>
          </table:table-cell>
          <table:table-cell office:value-type="float" office:value="1624.141235" calcext:value-type="float">
            <text:p>1624.141235</text:p>
          </table:table-cell>
          <table:table-cell office:value-type="float" office:value="1622.152954" calcext:value-type="float">
            <text:p>1622.152954</text:p>
          </table:table-cell>
          <table:table-cell office:value-type="float" office:value="1623.16748" calcext:value-type="float">
            <text:p>1623.16748</text:p>
          </table:table-cell>
          <table:table-cell table:number-columns-repeated="1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624.904663" calcext:value-type="float">
            <text:p>1624.904663</text:p>
          </table:table-cell>
          <table:table-cell office:value-type="float" office:value="1626.769531" calcext:value-type="float">
            <text:p>1626.769531</text:p>
          </table:table-cell>
          <table:table-cell office:value-type="float" office:value="1623.712402" calcext:value-type="float">
            <text:p>1623.712402</text:p>
          </table:table-cell>
          <table:table-cell office:value-type="float" office:value="1621.767456" calcext:value-type="float">
            <text:p>1621.767456</text:p>
          </table:table-cell>
          <table:table-cell table:number-columns-repeated="1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635.015503" calcext:value-type="float">
            <text:p>1635.015503</text:p>
          </table:table-cell>
          <table:table-cell office:value-type="float" office:value="1628.320679" calcext:value-type="float">
            <text:p>1628.320679</text:p>
          </table:table-cell>
          <table:table-cell office:value-type="float" office:value="1634.70105" calcext:value-type="float">
            <text:p>1634.70105</text:p>
          </table:table-cell>
          <table:table-cell office:value-type="float" office:value="1632.80249" calcext:value-type="float">
            <text:p>1632.8024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40.467041" calcext:value-type="float">
            <text:p>1640.467041</text:p>
          </table:table-cell>
          <table:table-cell office:value-type="float" office:value="1636.980469" calcext:value-type="float">
            <text:p>1636.980469</text:p>
          </table:table-cell>
          <table:table-cell office:value-type="float" office:value="1639.116577" calcext:value-type="float">
            <text:p>1639.116577</text:p>
          </table:table-cell>
          <table:table-cell office:value-type="float" office:value="1637.765503" calcext:value-type="float">
            <text:p>1637.765503</text:p>
          </table:table-cell>
          <table:table-cell table:number-columns-repeated="1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637.311401" calcext:value-type="float">
            <text:p>1637.311401</text:p>
          </table:table-cell>
          <table:table-cell office:value-type="float" office:value="1640.043579" calcext:value-type="float">
            <text:p>1640.043579</text:p>
          </table:table-cell>
          <table:table-cell office:value-type="float" office:value="1640.583496" calcext:value-type="float">
            <text:p>1640.583496</text:p>
          </table:table-cell>
          <table:table-cell office:value-type="float" office:value="1638.86438" calcext:value-type="float">
            <text:p>1638.86438</text:p>
          </table:table-cell>
          <table:table-cell table:number-columns-repeated="1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622.477783" calcext:value-type="float">
            <text:p>1622.477783</text:p>
          </table:table-cell>
          <table:table-cell office:value-type="float" office:value="1618.283569" calcext:value-type="float">
            <text:p>1618.283569</text:p>
          </table:table-cell>
          <table:table-cell office:value-type="float" office:value="1616.78772" calcext:value-type="float">
            <text:p>1616.78772</text:p>
          </table:table-cell>
          <table:table-cell office:value-type="float" office:value="1619.444702" calcext:value-type="float">
            <text:p>1619.444702</text:p>
          </table:table-cell>
          <table:table-cell table:number-columns-repeated="1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568.542725" calcext:value-type="float">
            <text:p>1568.542725</text:p>
          </table:table-cell>
          <table:table-cell office:value-type="float" office:value="1569.368774" calcext:value-type="float">
            <text:p>1569.368774</text:p>
          </table:table-cell>
          <table:table-cell office:value-type="float" office:value="1573.158936" calcext:value-type="float">
            <text:p>1573.158936</text:p>
          </table:table-cell>
          <table:table-cell office:value-type="float" office:value="1566.976807" calcext:value-type="float">
            <text:p>1566.976807</text:p>
          </table:table-cell>
          <table:table-cell table:number-columns-repeated="1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569.547241" calcext:value-type="float">
            <text:p>1569.547241</text:p>
          </table:table-cell>
          <table:table-cell office:value-type="float" office:value="1569.625244" calcext:value-type="float">
            <text:p>1569.625244</text:p>
          </table:table-cell>
          <table:table-cell office:value-type="float" office:value="1571.639526" calcext:value-type="float">
            <text:p>1571.639526</text:p>
          </table:table-cell>
          <table:table-cell office:value-type="float" office:value="1569.625" calcext:value-type="float">
            <text:p>1569.62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2.769531" calcext:value-type="float">
            <text:p>1572.769531</text:p>
          </table:table-cell>
          <table:table-cell office:value-type="float" office:value="1569.22229" calcext:value-type="float">
            <text:p>1569.22229</text:p>
          </table:table-cell>
          <table:table-cell office:value-type="float" office:value="1570.226685" calcext:value-type="float">
            <text:p>1570.226685</text:p>
          </table:table-cell>
          <table:table-cell office:value-type="float" office:value="1572.152344" calcext:value-type="float">
            <text:p>1572.152344</text:p>
          </table:table-cell>
          <table:table-cell table:number-columns-repeated="1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572.762939" calcext:value-type="float">
            <text:p>1572.762939</text:p>
          </table:table-cell>
          <table:table-cell office:value-type="float" office:value="1570.897217" calcext:value-type="float">
            <text:p>1570.897217</text:p>
          </table:table-cell>
          <table:table-cell office:value-type="float" office:value="1572.017212" calcext:value-type="float">
            <text:p>1572.017212</text:p>
          </table:table-cell>
          <table:table-cell office:value-type="float" office:value="1568.64209" calcext:value-type="float">
            <text:p>1568.64209</text:p>
          </table:table-cell>
          <table:table-cell table:number-columns-repeated="1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584.495239" calcext:value-type="float">
            <text:p>1584.495239</text:p>
          </table:table-cell>
          <table:table-cell office:value-type="float" office:value="1583.035645" calcext:value-type="float">
            <text:p>1583.035645</text:p>
          </table:table-cell>
          <table:table-cell office:value-type="float" office:value="1586.294189" calcext:value-type="float">
            <text:p>1586.294189</text:p>
          </table:table-cell>
          <table:table-cell office:value-type="float" office:value="1580.813232" calcext:value-type="float">
            <text:p>1580.813232</text:p>
          </table:table-cell>
          <table:table-cell table:number-columns-repeated="1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571.449219" calcext:value-type="float">
            <text:p>1571.449219</text:p>
          </table:table-cell>
          <table:table-cell office:value-type="float" office:value="1577.349121" calcext:value-type="float">
            <text:p>1577.349121</text:p>
          </table:table-cell>
          <table:table-cell office:value-type="float" office:value="1573.81189" calcext:value-type="float">
            <text:p>1573.81189</text:p>
          </table:table-cell>
          <table:table-cell office:value-type="float" office:value="1577.72998" calcext:value-type="float">
            <text:p>1577.72998</text:p>
          </table:table-cell>
          <table:table-cell table:number-columns-repeated="1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558.08313" calcext:value-type="float">
            <text:p>1558.08313</text:p>
          </table:table-cell>
          <table:table-cell office:value-type="float" office:value="1558.162476" calcext:value-type="float">
            <text:p>1558.162476</text:p>
          </table:table-cell>
          <table:table-cell office:value-type="float" office:value="1559.772583" calcext:value-type="float">
            <text:p>1559.772583</text:p>
          </table:table-cell>
          <table:table-cell office:value-type="float" office:value="1557.783203" calcext:value-type="float">
            <text:p>1557.78320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2.537476" calcext:value-type="float">
            <text:p>1562.537476</text:p>
          </table:table-cell>
          <table:table-cell office:value-type="float" office:value="1563.630249" calcext:value-type="float">
            <text:p>1563.630249</text:p>
          </table:table-cell>
          <table:table-cell office:value-type="float" office:value="1558.993896" calcext:value-type="float">
            <text:p>1558.993896</text:p>
          </table:table-cell>
          <table:table-cell office:value-type="float" office:value="1561.603882" calcext:value-type="float">
            <text:p>1561.603882</text:p>
          </table:table-cell>
          <table:table-cell table:number-columns-repeated="1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566.69043" calcext:value-type="float">
            <text:p>1566.69043</text:p>
          </table:table-cell>
          <table:table-cell office:value-type="float" office:value="1564.079468" calcext:value-type="float">
            <text:p>1564.079468</text:p>
          </table:table-cell>
          <table:table-cell office:value-type="float" office:value="1566.60791" calcext:value-type="float">
            <text:p>1566.60791</text:p>
          </table:table-cell>
          <table:table-cell office:value-type="float" office:value="1567.317505" calcext:value-type="float">
            <text:p>1567.317505</text:p>
          </table:table-cell>
          <table:table-cell table:number-columns-repeated="1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563.473511" calcext:value-type="float">
            <text:p>1563.473511</text:p>
          </table:table-cell>
          <table:table-cell office:value-type="float" office:value="1566.519043" calcext:value-type="float">
            <text:p>1566.519043</text:p>
          </table:table-cell>
          <table:table-cell office:value-type="float" office:value="1564.202148" calcext:value-type="float">
            <text:p>1564.202148</text:p>
          </table:table-cell>
          <table:table-cell office:value-type="float" office:value="1564.28894" calcext:value-type="float">
            <text:p>1564.28894</text:p>
          </table:table-cell>
          <table:table-cell table:number-columns-repeated="1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561.497192" calcext:value-type="float">
            <text:p>1561.497192</text:p>
          </table:table-cell>
          <table:table-cell office:value-type="float" office:value="1561.711548" calcext:value-type="float">
            <text:p>1561.711548</text:p>
          </table:table-cell>
          <table:table-cell office:value-type="float" office:value="1562.12085" calcext:value-type="float">
            <text:p>1562.12085</text:p>
          </table:table-cell>
          <table:table-cell office:value-type="float" office:value="1564.449463" calcext:value-type="float">
            <text:p>1564.449463</text:p>
          </table:table-cell>
          <table:table-cell table:number-columns-repeated="1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560.039307" calcext:value-type="float">
            <text:p>1560.039307</text:p>
          </table:table-cell>
          <table:table-cell office:value-type="float" office:value="1560.980469" calcext:value-type="float">
            <text:p>1560.980469</text:p>
          </table:table-cell>
          <table:table-cell office:value-type="float" office:value="1562.366943" calcext:value-type="float">
            <text:p>1562.366943</text:p>
          </table:table-cell>
          <table:table-cell office:value-type="float" office:value="1562.973633" calcext:value-type="float">
            <text:p>1562.97363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62.901855" calcext:value-type="float">
            <text:p>1562.901855</text:p>
          </table:table-cell>
          <table:table-cell office:value-type="float" office:value="1561.019897" calcext:value-type="float">
            <text:p>1561.019897</text:p>
          </table:table-cell>
          <table:table-cell office:value-type="float" office:value="1564.133667" calcext:value-type="float">
            <text:p>1564.133667</text:p>
          </table:table-cell>
          <table:table-cell office:value-type="float" office:value="1561.070679" calcext:value-type="float">
            <text:p>1561.070679</text:p>
          </table:table-cell>
          <table:table-cell table:number-columns-repeated="1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560.993164" calcext:value-type="float">
            <text:p>1560.993164</text:p>
          </table:table-cell>
          <table:table-cell office:value-type="float" office:value="1562.536987" calcext:value-type="float">
            <text:p>1562.536987</text:p>
          </table:table-cell>
          <table:table-cell office:value-type="float" office:value="1560.56665" calcext:value-type="float">
            <text:p>1560.56665</text:p>
          </table:table-cell>
          <table:table-cell office:value-type="float" office:value="1562.547974" calcext:value-type="float">
            <text:p>1562.547974</text:p>
          </table:table-cell>
          <table:table-cell table:number-columns-repeated="1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563.076538" calcext:value-type="float">
            <text:p>1563.076538</text:p>
          </table:table-cell>
          <table:table-cell office:value-type="float" office:value="1566.888306" calcext:value-type="float">
            <text:p>1566.888306</text:p>
          </table:table-cell>
          <table:table-cell office:value-type="float" office:value="1565.918213" calcext:value-type="float">
            <text:p>1565.918213</text:p>
          </table:table-cell>
          <table:table-cell office:value-type="float" office:value="1564.200317" calcext:value-type="float">
            <text:p>1564.200317</text:p>
          </table:table-cell>
          <table:table-cell table:number-columns-repeated="1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563.209351" calcext:value-type="float">
            <text:p>1563.209351</text:p>
          </table:table-cell>
          <table:table-cell office:value-type="float" office:value="1567.65918" calcext:value-type="float">
            <text:p>1567.65918</text:p>
          </table:table-cell>
          <table:table-cell office:value-type="float" office:value="1562.913208" calcext:value-type="float">
            <text:p>1562.913208</text:p>
          </table:table-cell>
          <table:table-cell office:value-type="float" office:value="1566.916992" calcext:value-type="float">
            <text:p>1566.916992</text:p>
          </table:table-cell>
          <table:table-cell table:number-columns-repeated="1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562.624756" calcext:value-type="float">
            <text:p>1562.624756</text:p>
          </table:table-cell>
          <table:table-cell office:value-type="float" office:value="1563.639893" calcext:value-type="float">
            <text:p>1563.639893</text:p>
          </table:table-cell>
          <table:table-cell office:value-type="float" office:value="1562.533936" calcext:value-type="float">
            <text:p>1562.533936</text:p>
          </table:table-cell>
          <table:table-cell office:value-type="float" office:value="1564.176636" calcext:value-type="float">
            <text:p>1564.17663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61.4552" calcext:value-type="float">
            <text:p>1561.4552</text:p>
          </table:table-cell>
          <table:table-cell office:value-type="float" office:value="1564.892212" calcext:value-type="float">
            <text:p>1564.892212</text:p>
          </table:table-cell>
          <table:table-cell office:value-type="float" office:value="1562.398315" calcext:value-type="float">
            <text:p>1562.398315</text:p>
          </table:table-cell>
          <table:table-cell office:value-type="float" office:value="1565.067505" calcext:value-type="float">
            <text:p>1565.067505</text:p>
          </table:table-cell>
          <table:table-cell table:number-columns-repeated="1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565.271973" calcext:value-type="float">
            <text:p>1565.271973</text:p>
          </table:table-cell>
          <table:table-cell office:value-type="float" office:value="1565.220947" calcext:value-type="float">
            <text:p>1565.220947</text:p>
          </table:table-cell>
          <table:table-cell office:value-type="float" office:value="1561.026001" calcext:value-type="float">
            <text:p>1561.026001</text:p>
          </table:table-cell>
          <table:table-cell office:value-type="float" office:value="1566.489014" calcext:value-type="float">
            <text:p>1566.489014</text:p>
          </table:table-cell>
          <table:table-cell table:number-columns-repeated="1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567.896362" calcext:value-type="float">
            <text:p>1567.896362</text:p>
          </table:table-cell>
          <table:table-cell office:value-type="float" office:value="1566.460571" calcext:value-type="float">
            <text:p>1566.460571</text:p>
          </table:table-cell>
          <table:table-cell office:value-type="float" office:value="1568.840576" calcext:value-type="float">
            <text:p>1568.840576</text:p>
          </table:table-cell>
          <table:table-cell office:value-type="float" office:value="1567.387573" calcext:value-type="float">
            <text:p>1567.387573</text:p>
          </table:table-cell>
          <table:table-cell table:number-columns-repeated="1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565.343506" calcext:value-type="float">
            <text:p>1565.343506</text:p>
          </table:table-cell>
          <table:table-cell office:value-type="float" office:value="1563.863403" calcext:value-type="float">
            <text:p>1563.863403</text:p>
          </table:table-cell>
          <table:table-cell office:value-type="float" office:value="1565.5271" calcext:value-type="float">
            <text:p>1565.5271</text:p>
          </table:table-cell>
          <table:table-cell office:value-type="float" office:value="1564.641724" calcext:value-type="float">
            <text:p>1564.641724</text:p>
          </table:table-cell>
          <table:table-cell table:number-columns-repeated="13"/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64.818481" calcext:value-type="float">
            <text:p>1564.818481</text:p>
          </table:table-cell>
          <table:table-cell office:value-type="float" office:value="1561.059814" calcext:value-type="float">
            <text:p>1561.059814</text:p>
          </table:table-cell>
          <table:table-cell office:value-type="float" office:value="1561.005371" calcext:value-type="float">
            <text:p>1561.005371</text:p>
          </table:table-cell>
          <table:table-cell office:value-type="float" office:value="1565.973145" calcext:value-type="float">
            <text:p>1565.97314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6.627686" calcext:value-type="float">
            <text:p>1566.627686</text:p>
          </table:table-cell>
          <table:table-cell office:value-type="float" office:value="1564.339355" calcext:value-type="float">
            <text:p>1564.339355</text:p>
          </table:table-cell>
          <table:table-cell office:value-type="float" office:value="1566.831421" calcext:value-type="float">
            <text:p>1566.831421</text:p>
          </table:table-cell>
          <table:table-cell office:value-type="float" office:value="1566.457031" calcext:value-type="float">
            <text:p>1566.457031</text:p>
          </table:table-cell>
          <table:table-cell table:number-columns-repeated="13"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567.266724" calcext:value-type="float">
            <text:p>1567.266724</text:p>
          </table:table-cell>
          <table:table-cell office:value-type="float" office:value="1562.583252" calcext:value-type="float">
            <text:p>1562.583252</text:p>
          </table:table-cell>
          <table:table-cell office:value-type="float" office:value="1562.820923" calcext:value-type="float">
            <text:p>1562.820923</text:p>
          </table:table-cell>
          <table:table-cell office:value-type="float" office:value="1566.378784" calcext:value-type="float">
            <text:p>1566.378784</text:p>
          </table:table-cell>
          <table:table-cell table:number-columns-repeated="13"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561.624634" calcext:value-type="float">
            <text:p>1561.624634</text:p>
          </table:table-cell>
          <table:table-cell office:value-type="float" office:value="1562.56665" calcext:value-type="float">
            <text:p>1562.56665</text:p>
          </table:table-cell>
          <table:table-cell office:value-type="float" office:value="1563.018066" calcext:value-type="float">
            <text:p>1563.018066</text:p>
          </table:table-cell>
          <table:table-cell office:value-type="float" office:value="1561.915039" calcext:value-type="float">
            <text:p>1561.915039</text:p>
          </table:table-cell>
          <table:table-cell table:number-columns-repeated="13"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562.911011" calcext:value-type="float">
            <text:p>1562.911011</text:p>
          </table:table-cell>
          <table:table-cell office:value-type="float" office:value="1565.221191" calcext:value-type="float">
            <text:p>1565.221191</text:p>
          </table:table-cell>
          <table:table-cell office:value-type="float" office:value="1563.392944" calcext:value-type="float">
            <text:p>1563.392944</text:p>
          </table:table-cell>
          <table:table-cell office:value-type="float" office:value="1566.05542" calcext:value-type="float">
            <text:p>1566.05542</text:p>
          </table:table-cell>
          <table:table-cell table:number-columns-repeated="13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564.670044" calcext:value-type="float">
            <text:p>1564.670044</text:p>
          </table:table-cell>
          <table:table-cell office:value-type="float" office:value="1565.089966" calcext:value-type="float">
            <text:p>1565.089966</text:p>
          </table:table-cell>
          <table:table-cell office:value-type="float" office:value="1565.039917" calcext:value-type="float">
            <text:p>1565.039917</text:p>
          </table:table-cell>
          <table:table-cell office:value-type="float" office:value="1562.818237" calcext:value-type="float">
            <text:p>1562.818237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7.129761" calcext:value-type="float">
            <text:p>1567.129761</text:p>
          </table:table-cell>
          <table:table-cell office:value-type="float" office:value="1563.840332" calcext:value-type="float">
            <text:p>1563.840332</text:p>
          </table:table-cell>
          <table:table-cell office:value-type="float" office:value="1568.411621" calcext:value-type="float">
            <text:p>1568.411621</text:p>
          </table:table-cell>
          <table:table-cell office:value-type="float" office:value="1563.663574" calcext:value-type="float">
            <text:p>1563.663574</text:p>
          </table:table-cell>
          <table:table-cell table:number-columns-repeated="13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565.104614" calcext:value-type="float">
            <text:p>1565.104614</text:p>
          </table:table-cell>
          <table:table-cell office:value-type="float" office:value="1563.274658" calcext:value-type="float">
            <text:p>1563.274658</text:p>
          </table:table-cell>
          <table:table-cell office:value-type="float" office:value="1564.512573" calcext:value-type="float">
            <text:p>1564.512573</text:p>
          </table:table-cell>
          <table:table-cell office:value-type="float" office:value="1564.14917" calcext:value-type="float">
            <text:p>1564.14917</text:p>
          </table:table-cell>
          <table:table-cell table:number-columns-repeated="13"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565.908813" calcext:value-type="float">
            <text:p>1565.908813</text:p>
          </table:table-cell>
          <table:table-cell office:value-type="float" office:value="1563.448608" calcext:value-type="float">
            <text:p>1563.448608</text:p>
          </table:table-cell>
          <table:table-cell office:value-type="float" office:value="1565.385864" calcext:value-type="float">
            <text:p>1565.385864</text:p>
          </table:table-cell>
          <table:table-cell office:value-type="float" office:value="1566.910767" calcext:value-type="float">
            <text:p>1566.910767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563.056885" calcext:value-type="float">
            <text:p>1563.056885</text:p>
          </table:table-cell>
          <table:table-cell office:value-type="float" office:value="1568.665039" calcext:value-type="float">
            <text:p>1568.665039</text:p>
          </table:table-cell>
          <table:table-cell office:value-type="float" office:value="1561.271851" calcext:value-type="float">
            <text:p>1561.271851</text:p>
          </table:table-cell>
          <table:table-cell office:value-type="float" office:value="1566.82019" calcext:value-type="float">
            <text:p>1566.82019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564.707153" calcext:value-type="float">
            <text:p>1564.707153</text:p>
          </table:table-cell>
          <table:table-cell office:value-type="float" office:value="1563.456787" calcext:value-type="float">
            <text:p>1563.456787</text:p>
          </table:table-cell>
          <table:table-cell office:value-type="float" office:value="1566.581177" calcext:value-type="float">
            <text:p>1566.581177</text:p>
          </table:table-cell>
          <table:table-cell office:value-type="float" office:value="1563.217651" calcext:value-type="float">
            <text:p>1563.217651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61.35376" calcext:value-type="float">
            <text:p>1561.35376</text:p>
          </table:table-cell>
          <table:table-cell office:value-type="float" office:value="1563.761353" calcext:value-type="float">
            <text:p>1563.761353</text:p>
          </table:table-cell>
          <table:table-cell office:value-type="float" office:value="1563.713867" calcext:value-type="float">
            <text:p>1563.713867</text:p>
          </table:table-cell>
          <table:table-cell office:value-type="float" office:value="1564.368774" calcext:value-type="float">
            <text:p>1564.368774</text:p>
          </table:table-cell>
          <table:table-cell table:number-columns-repeated="13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562.167236" calcext:value-type="float">
            <text:p>1562.167236</text:p>
          </table:table-cell>
          <table:table-cell office:value-type="float" office:value="1565.102661" calcext:value-type="float">
            <text:p>1565.102661</text:p>
          </table:table-cell>
          <table:table-cell office:value-type="float" office:value="1563.415283" calcext:value-type="float">
            <text:p>1563.415283</text:p>
          </table:table-cell>
          <table:table-cell office:value-type="float" office:value="1566.012939" calcext:value-type="float">
            <text:p>1566.012939</text:p>
          </table:table-cell>
          <table:table-cell table:number-columns-repeated="13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567.644287" calcext:value-type="float">
            <text:p>1567.644287</text:p>
          </table:table-cell>
          <table:table-cell office:value-type="float" office:value="1563.279053" calcext:value-type="float">
            <text:p>1563.279053</text:p>
          </table:table-cell>
          <table:table-cell office:value-type="float" office:value="1563.883179" calcext:value-type="float">
            <text:p>1563.883179</text:p>
          </table:table-cell>
          <table:table-cell office:value-type="float" office:value="1563.792114" calcext:value-type="float">
            <text:p>1563.792114</text:p>
          </table:table-cell>
          <table:table-cell table:number-columns-repeated="13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561.347778" calcext:value-type="float">
            <text:p>1561.347778</text:p>
          </table:table-cell>
          <table:table-cell office:value-type="float" office:value="1563.614014" calcext:value-type="float">
            <text:p>1563.614014</text:p>
          </table:table-cell>
          <table:table-cell office:value-type="float" office:value="1560.966675" calcext:value-type="float">
            <text:p>1560.966675</text:p>
          </table:table-cell>
          <table:table-cell office:value-type="float" office:value="1563.569458" calcext:value-type="float">
            <text:p>1563.569458</text:p>
          </table:table-cell>
          <table:table-cell table:number-columns-repeated="13"/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562.464478" calcext:value-type="float">
            <text:p>1562.464478</text:p>
          </table:table-cell>
          <table:table-cell office:value-type="float" office:value="1564.763794" calcext:value-type="float">
            <text:p>1564.763794</text:p>
          </table:table-cell>
          <table:table-cell office:value-type="float" office:value="1562.22876" calcext:value-type="float">
            <text:p>1562.22876</text:p>
          </table:table-cell>
          <table:table-cell office:value-type="float" office:value="1566.630371" calcext:value-type="float">
            <text:p>1566.630371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8.947266" calcext:value-type="float">
            <text:p>1558.947266</text:p>
          </table:table-cell>
          <table:table-cell office:value-type="float" office:value="1561.954346" calcext:value-type="float">
            <text:p>1561.954346</text:p>
          </table:table-cell>
          <table:table-cell office:value-type="float" office:value="1561.967773" calcext:value-type="float">
            <text:p>1561.967773</text:p>
          </table:table-cell>
          <table:table-cell office:value-type="float" office:value="1560.191406" calcext:value-type="float">
            <text:p>1560.191406</text:p>
          </table:table-cell>
          <table:table-cell table:number-columns-repeated="13"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583.466797" calcext:value-type="float">
            <text:p>1583.466797</text:p>
          </table:table-cell>
          <table:table-cell office:value-type="float" office:value="1607.163574" calcext:value-type="float">
            <text:p>1607.163574</text:p>
          </table:table-cell>
          <table:table-cell office:value-type="float" office:value="1616.716064" calcext:value-type="float">
            <text:p>1616.716064</text:p>
          </table:table-cell>
          <table:table-cell office:value-type="float" office:value="1634.002686" calcext:value-type="float">
            <text:p>1634.002686</text:p>
          </table:table-cell>
          <table:table-cell table:number-columns-repeated="13"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668.274658" calcext:value-type="float">
            <text:p>1668.274658</text:p>
          </table:table-cell>
          <table:table-cell office:value-type="float" office:value="1665.263062" calcext:value-type="float">
            <text:p>1665.263062</text:p>
          </table:table-cell>
          <table:table-cell office:value-type="float" office:value="1659.95459" calcext:value-type="float">
            <text:p>1659.95459</text:p>
          </table:table-cell>
          <table:table-cell office:value-type="float" office:value="1671.311401" calcext:value-type="float">
            <text:p>1671.311401</text:p>
          </table:table-cell>
          <table:table-cell table:number-columns-repeated="13"/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701.197144" calcext:value-type="float">
            <text:p>1701.197144</text:p>
          </table:table-cell>
          <table:table-cell office:value-type="float" office:value="1708.370605" calcext:value-type="float">
            <text:p>1708.370605</text:p>
          </table:table-cell>
          <table:table-cell office:value-type="float" office:value="1700.074951" calcext:value-type="float">
            <text:p>1700.074951</text:p>
          </table:table-cell>
          <table:table-cell office:value-type="float" office:value="1709.799805" calcext:value-type="float">
            <text:p>1709.799805</text:p>
          </table:table-cell>
          <table:table-cell table:number-columns-repeated="13"/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721.087524" calcext:value-type="float">
            <text:p>1721.087524</text:p>
          </table:table-cell>
          <table:table-cell office:value-type="float" office:value="1760.114746" calcext:value-type="float">
            <text:p>1760.114746</text:p>
          </table:table-cell>
          <table:table-cell office:value-type="float" office:value="1725.783691" calcext:value-type="float">
            <text:p>1725.783691</text:p>
          </table:table-cell>
          <table:table-cell office:value-type="float" office:value="1759.445068" calcext:value-type="float">
            <text:p>1759.445068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23.824097" calcext:value-type="float">
            <text:p>1723.824097</text:p>
          </table:table-cell>
          <table:table-cell office:value-type="float" office:value="1745.740845" calcext:value-type="float">
            <text:p>1745.740845</text:p>
          </table:table-cell>
          <table:table-cell office:value-type="float" office:value="1725.31311" calcext:value-type="float">
            <text:p>1725.31311</text:p>
          </table:table-cell>
          <table:table-cell office:value-type="float" office:value="1744.611694" calcext:value-type="float">
            <text:p>1744.611694</text:p>
          </table:table-cell>
          <table:table-cell table:number-columns-repeated="13"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710.570435" calcext:value-type="float">
            <text:p>1710.570435</text:p>
          </table:table-cell>
          <table:table-cell office:value-type="float" office:value="1734.814209" calcext:value-type="float">
            <text:p>1734.814209</text:p>
          </table:table-cell>
          <table:table-cell office:value-type="float" office:value="1718.281128" calcext:value-type="float">
            <text:p>1718.281128</text:p>
          </table:table-cell>
          <table:table-cell office:value-type="float" office:value="1733.168579" calcext:value-type="float">
            <text:p>1733.168579</text:p>
          </table:table-cell>
          <table:table-cell table:number-columns-repeated="13"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704.267578" calcext:value-type="float">
            <text:p>1704.267578</text:p>
          </table:table-cell>
          <table:table-cell office:value-type="float" office:value="1731.311279" calcext:value-type="float">
            <text:p>1731.311279</text:p>
          </table:table-cell>
          <table:table-cell office:value-type="float" office:value="1712.765259" calcext:value-type="float">
            <text:p>1712.765259</text:p>
          </table:table-cell>
          <table:table-cell office:value-type="float" office:value="1727.092896" calcext:value-type="float">
            <text:p>1727.092896</text:p>
          </table:table-cell>
          <table:table-cell table:number-columns-repeated="13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714.427368" calcext:value-type="float">
            <text:p>1714.427368</text:p>
          </table:table-cell>
          <table:table-cell office:value-type="float" office:value="1771.423828" calcext:value-type="float">
            <text:p>1771.423828</text:p>
          </table:table-cell>
          <table:table-cell office:value-type="float" office:value="1721.164551" calcext:value-type="float">
            <text:p>1721.164551</text:p>
          </table:table-cell>
          <table:table-cell office:value-type="float" office:value="1767.957275" calcext:value-type="float">
            <text:p>1767.957275</text:p>
          </table:table-cell>
          <table:table-cell table:number-columns-repeated="13"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703.751099" calcext:value-type="float">
            <text:p>1703.751099</text:p>
          </table:table-cell>
          <table:table-cell office:value-type="float" office:value="1756.566895" calcext:value-type="float">
            <text:p>1756.566895</text:p>
          </table:table-cell>
          <table:table-cell office:value-type="float" office:value="1715.062012" calcext:value-type="float">
            <text:p>1715.062012</text:p>
          </table:table-cell>
          <table:table-cell office:value-type="float" office:value="1753.80249" calcext:value-type="float">
            <text:p>1753.80249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34.306885" calcext:value-type="float">
            <text:p>1734.306885</text:p>
          </table:table-cell>
          <table:table-cell office:value-type="float" office:value="1766.353027" calcext:value-type="float">
            <text:p>1766.353027</text:p>
          </table:table-cell>
          <table:table-cell office:value-type="float" office:value="1745.141479" calcext:value-type="float">
            <text:p>1745.141479</text:p>
          </table:table-cell>
          <table:table-cell office:value-type="float" office:value="1762.585571" calcext:value-type="float">
            <text:p>1762.585571</text:p>
          </table:table-cell>
          <table:table-cell table:number-columns-repeated="13"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769.181763" calcext:value-type="float">
            <text:p>1769.181763</text:p>
          </table:table-cell>
          <table:table-cell office:value-type="float" office:value="1837.412476" calcext:value-type="float">
            <text:p>1837.412476</text:p>
          </table:table-cell>
          <table:table-cell office:value-type="float" office:value="1779.216797" calcext:value-type="float">
            <text:p>1779.216797</text:p>
          </table:table-cell>
          <table:table-cell office:value-type="float" office:value="1835.69458" calcext:value-type="float">
            <text:p>1835.69458</text:p>
          </table:table-cell>
          <table:table-cell table:number-columns-repeated="13"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778.401367" calcext:value-type="float">
            <text:p>1778.401367</text:p>
          </table:table-cell>
          <table:table-cell office:value-type="float" office:value="1874.630249" calcext:value-type="float">
            <text:p>1874.630249</text:p>
          </table:table-cell>
          <table:table-cell office:value-type="float" office:value="1792.491455" calcext:value-type="float">
            <text:p>1792.491455</text:p>
          </table:table-cell>
          <table:table-cell office:value-type="float" office:value="1868.592529" calcext:value-type="float">
            <text:p>1868.592529</text:p>
          </table:table-cell>
          <table:table-cell table:number-columns-repeated="13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825.373779" calcext:value-type="float">
            <text:p>1825.373779</text:p>
          </table:table-cell>
          <table:table-cell office:value-type="float" office:value="1898.959961" calcext:value-type="float">
            <text:p>1898.959961</text:p>
          </table:table-cell>
          <table:table-cell office:value-type="float" office:value="1840.962891" calcext:value-type="float">
            <text:p>1840.962891</text:p>
          </table:table-cell>
          <table:table-cell office:value-type="float" office:value="1890.587524" calcext:value-type="float">
            <text:p>1890.587524</text:p>
          </table:table-cell>
          <table:table-cell table:number-columns-repeated="13"/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854.457275" calcext:value-type="float">
            <text:p>1854.457275</text:p>
          </table:table-cell>
          <table:table-cell office:value-type="float" office:value="1921.137939" calcext:value-type="float">
            <text:p>1921.137939</text:p>
          </table:table-cell>
          <table:table-cell office:value-type="float" office:value="1871.169922" calcext:value-type="float">
            <text:p>1871.169922</text:p>
          </table:table-cell>
          <table:table-cell office:value-type="float" office:value="1911.459351" calcext:value-type="float">
            <text:p>1911.459351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41.118408" calcext:value-type="float">
            <text:p>1841.118408</text:p>
          </table:table-cell>
          <table:table-cell office:value-type="float" office:value="1963.764648" calcext:value-type="float">
            <text:p>1963.764648</text:p>
          </table:table-cell>
          <table:table-cell office:value-type="float" office:value="1855.040283" calcext:value-type="float">
            <text:p>1855.040283</text:p>
          </table:table-cell>
          <table:table-cell office:value-type="float" office:value="1957.814453" calcext:value-type="float">
            <text:p>1957.814453</text:p>
          </table:table-cell>
          <table:table-cell table:number-columns-repeated="13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866.743652" calcext:value-type="float">
            <text:p>1866.743652</text:p>
          </table:table-cell>
          <table:table-cell office:value-type="float" office:value="1959.370605" calcext:value-type="float">
            <text:p>1959.370605</text:p>
          </table:table-cell>
          <table:table-cell office:value-type="float" office:value="1883.117554" calcext:value-type="float">
            <text:p>1883.117554</text:p>
          </table:table-cell>
          <table:table-cell office:value-type="float" office:value="1953.958496" calcext:value-type="float">
            <text:p>1953.958496</text:p>
          </table:table-cell>
          <table:table-cell table:number-columns-repeated="13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870.121216" calcext:value-type="float">
            <text:p>1870.121216</text:p>
          </table:table-cell>
          <table:table-cell office:value-type="float" office:value="1966.041992" calcext:value-type="float">
            <text:p>1966.041992</text:p>
          </table:table-cell>
          <table:table-cell office:value-type="float" office:value="1879.660156" calcext:value-type="float">
            <text:p>1879.660156</text:p>
          </table:table-cell>
          <table:table-cell office:value-type="float" office:value="1971.39624" calcext:value-type="float">
            <text:p>1971.39624</text:p>
          </table:table-cell>
          <table:table-cell table:number-columns-repeated="13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843.652832" calcext:value-type="float">
            <text:p>1843.652832</text:p>
          </table:table-cell>
          <table:table-cell office:value-type="float" office:value="1965.192749" calcext:value-type="float">
            <text:p>1965.192749</text:p>
          </table:table-cell>
          <table:table-cell office:value-type="float" office:value="1855.604858" calcext:value-type="float">
            <text:p>1855.604858</text:p>
          </table:table-cell>
          <table:table-cell office:value-type="float" office:value="1965.280029" calcext:value-type="float">
            <text:p>1965.280029</text:p>
          </table:table-cell>
          <table:table-cell table:number-columns-repeated="13"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835.987671" calcext:value-type="float">
            <text:p>1835.987671</text:p>
          </table:table-cell>
          <table:table-cell office:value-type="float" office:value="1964.984131" calcext:value-type="float">
            <text:p>1964.984131</text:p>
          </table:table-cell>
          <table:table-cell office:value-type="float" office:value="1853.216064" calcext:value-type="float">
            <text:p>1853.216064</text:p>
          </table:table-cell>
          <table:table-cell office:value-type="float" office:value="1962.462158" calcext:value-type="float">
            <text:p>1962.462158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838.279907" calcext:value-type="float">
            <text:p>1838.279907</text:p>
          </table:table-cell>
          <table:table-cell office:value-type="float" office:value="1967.331665" calcext:value-type="float">
            <text:p>1967.331665</text:p>
          </table:table-cell>
          <table:table-cell office:value-type="float" office:value="1852.808838" calcext:value-type="float">
            <text:p>1852.808838</text:p>
          </table:table-cell>
          <table:table-cell office:value-type="float" office:value="1957.24939" calcext:value-type="float">
            <text:p>1957.24939</text:p>
          </table:table-cell>
          <table:table-cell table:number-columns-repeated="13"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849.036133" calcext:value-type="float">
            <text:p>1849.036133</text:p>
          </table:table-cell>
          <table:table-cell office:value-type="float" office:value="1961.111328" calcext:value-type="float">
            <text:p>1961.111328</text:p>
          </table:table-cell>
          <table:table-cell office:value-type="float" office:value="1863.977661" calcext:value-type="float">
            <text:p>1863.977661</text:p>
          </table:table-cell>
          <table:table-cell office:value-type="float" office:value="1958.80603" calcext:value-type="float">
            <text:p>1958.80603</text:p>
          </table:table-cell>
          <table:table-cell table:number-columns-repeated="13"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832.749268" calcext:value-type="float">
            <text:p>1832.749268</text:p>
          </table:table-cell>
          <table:table-cell office:value-type="float" office:value="1966.545166" calcext:value-type="float">
            <text:p>1966.545166</text:p>
          </table:table-cell>
          <table:table-cell office:value-type="float" office:value="1850.821289" calcext:value-type="float">
            <text:p>1850.821289</text:p>
          </table:table-cell>
          <table:table-cell office:value-type="float" office:value="1962.783325" calcext:value-type="float">
            <text:p>1962.783325</text:p>
          </table:table-cell>
          <table:table-cell table:number-columns-repeated="13"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838.233398" calcext:value-type="float">
            <text:p>1838.233398</text:p>
          </table:table-cell>
          <table:table-cell office:value-type="float" office:value="1959.809448" calcext:value-type="float">
            <text:p>1959.809448</text:p>
          </table:table-cell>
          <table:table-cell office:value-type="float" office:value="1854.246704" calcext:value-type="float">
            <text:p>1854.246704</text:p>
          </table:table-cell>
          <table:table-cell office:value-type="float" office:value="1956.479004" calcext:value-type="float">
            <text:p>1956.479004</text:p>
          </table:table-cell>
          <table:table-cell table:number-columns-repeated="13"/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840.172119" calcext:value-type="float">
            <text:p>1840.172119</text:p>
          </table:table-cell>
          <table:table-cell office:value-type="float" office:value="1950.984619" calcext:value-type="float">
            <text:p>1950.984619</text:p>
          </table:table-cell>
          <table:table-cell office:value-type="float" office:value="1857.171509" calcext:value-type="float">
            <text:p>1857.171509</text:p>
          </table:table-cell>
          <table:table-cell office:value-type="float" office:value="1947.562988" calcext:value-type="float">
            <text:p>1947.562988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0.417725" calcext:value-type="float">
            <text:p>1830.417725</text:p>
          </table:table-cell>
          <table:table-cell office:value-type="float" office:value="1957.067627" calcext:value-type="float">
            <text:p>1957.067627</text:p>
          </table:table-cell>
          <table:table-cell office:value-type="float" office:value="1846.222656" calcext:value-type="float">
            <text:p>1846.222656</text:p>
          </table:table-cell>
          <table:table-cell office:value-type="float" office:value="1953.454956" calcext:value-type="float">
            <text:p>1953.454956</text:p>
          </table:table-cell>
          <table:table-cell table:number-columns-repeated="13"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835.512451" calcext:value-type="float">
            <text:p>1835.512451</text:p>
          </table:table-cell>
          <table:table-cell office:value-type="float" office:value="1960.204224" calcext:value-type="float">
            <text:p>1960.204224</text:p>
          </table:table-cell>
          <table:table-cell office:value-type="float" office:value="1853.352539" calcext:value-type="float">
            <text:p>1853.352539</text:p>
          </table:table-cell>
          <table:table-cell office:value-type="float" office:value="1959.278809" calcext:value-type="float">
            <text:p>1959.278809</text:p>
          </table:table-cell>
          <table:table-cell table:number-columns-repeated="13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847.036987" calcext:value-type="float">
            <text:p>1847.036987</text:p>
          </table:table-cell>
          <table:table-cell office:value-type="float" office:value="1956.109741" calcext:value-type="float">
            <text:p>1956.109741</text:p>
          </table:table-cell>
          <table:table-cell office:value-type="float" office:value="1868.907959" calcext:value-type="float">
            <text:p>1868.907959</text:p>
          </table:table-cell>
          <table:table-cell office:value-type="float" office:value="1947.336914" calcext:value-type="float">
            <text:p>1947.336914</text:p>
          </table:table-cell>
          <table:table-cell table:number-columns-repeated="13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845.911377" calcext:value-type="float">
            <text:p>1845.911377</text:p>
          </table:table-cell>
          <table:table-cell office:value-type="float" office:value="1961.996094" calcext:value-type="float">
            <text:p>1961.996094</text:p>
          </table:table-cell>
          <table:table-cell office:value-type="float" office:value="1858.42749" calcext:value-type="float">
            <text:p>1858.42749</text:p>
          </table:table-cell>
          <table:table-cell office:value-type="float" office:value="1957.22229" calcext:value-type="float">
            <text:p>1957.22229</text:p>
          </table:table-cell>
          <table:table-cell table:number-columns-repeated="13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837.533569" calcext:value-type="float">
            <text:p>1837.533569</text:p>
          </table:table-cell>
          <table:table-cell office:value-type="float" office:value="1983.816772" calcext:value-type="float">
            <text:p>1983.816772</text:p>
          </table:table-cell>
          <table:table-cell office:value-type="float" office:value="1849.931274" calcext:value-type="float">
            <text:p>1849.931274</text:p>
          </table:table-cell>
          <table:table-cell office:value-type="float" office:value="1976.990601" calcext:value-type="float">
            <text:p>1976.990601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51.753906" calcext:value-type="float">
            <text:p>1851.753906</text:p>
          </table:table-cell>
          <table:table-cell office:value-type="float" office:value="1964.717896" calcext:value-type="float">
            <text:p>1964.717896</text:p>
          </table:table-cell>
          <table:table-cell office:value-type="float" office:value="1870.270752" calcext:value-type="float">
            <text:p>1870.270752</text:p>
          </table:table-cell>
          <table:table-cell office:value-type="float" office:value="1959.630981" calcext:value-type="float">
            <text:p>1959.630981</text:p>
          </table:table-cell>
          <table:table-cell table:number-columns-repeated="13"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846.410645" calcext:value-type="float">
            <text:p>1846.410645</text:p>
          </table:table-cell>
          <table:table-cell office:value-type="float" office:value="1971.724487" calcext:value-type="float">
            <text:p>1971.724487</text:p>
          </table:table-cell>
          <table:table-cell office:value-type="float" office:value="1863.41272" calcext:value-type="float">
            <text:p>1863.41272</text:p>
          </table:table-cell>
          <table:table-cell office:value-type="float" office:value="1962.153687" calcext:value-type="float">
            <text:p>1962.153687</text:p>
          </table:table-cell>
          <table:table-cell table:number-columns-repeated="13"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834.035767" calcext:value-type="float">
            <text:p>1834.035767</text:p>
          </table:table-cell>
          <table:table-cell office:value-type="float" office:value="1971.735352" calcext:value-type="float">
            <text:p>1971.735352</text:p>
          </table:table-cell>
          <table:table-cell office:value-type="float" office:value="1847.442627" calcext:value-type="float">
            <text:p>1847.442627</text:p>
          </table:table-cell>
          <table:table-cell office:value-type="float" office:value="1971.929443" calcext:value-type="float">
            <text:p>1971.929443</text:p>
          </table:table-cell>
          <table:table-cell table:number-columns-repeated="13"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850.006714" calcext:value-type="float">
            <text:p>1850.006714</text:p>
          </table:table-cell>
          <table:table-cell office:value-type="float" office:value="1962.357788" calcext:value-type="float">
            <text:p>1962.357788</text:p>
          </table:table-cell>
          <table:table-cell office:value-type="float" office:value="1873.329102" calcext:value-type="float">
            <text:p>1873.329102</text:p>
          </table:table-cell>
          <table:table-cell office:value-type="float" office:value="1953.140137" calcext:value-type="float">
            <text:p>1953.140137</text:p>
          </table:table-cell>
          <table:table-cell table:number-columns-repeated="13"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855.878906" calcext:value-type="float">
            <text:p>1855.878906</text:p>
          </table:table-cell>
          <table:table-cell office:value-type="float" office:value="1982.034424" calcext:value-type="float">
            <text:p>1982.034424</text:p>
          </table:table-cell>
          <table:table-cell office:value-type="float" office:value="1871.374268" calcext:value-type="float">
            <text:p>1871.374268</text:p>
          </table:table-cell>
          <table:table-cell office:value-type="float" office:value="1976.204956" calcext:value-type="float">
            <text:p>1976.204956</text:p>
          </table:table-cell>
          <table:table-cell table:number-columns-repeated="1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48.218262" calcext:value-type="float">
            <text:p>1848.218262</text:p>
          </table:table-cell>
          <table:table-cell office:value-type="float" office:value="1983.86499" calcext:value-type="float">
            <text:p>1983.86499</text:p>
          </table:table-cell>
          <table:table-cell office:value-type="float" office:value="1866.23877" calcext:value-type="float">
            <text:p>1866.23877</text:p>
          </table:table-cell>
          <table:table-cell office:value-type="float" office:value="1980.632568" calcext:value-type="float">
            <text:p>1980.632568</text:p>
          </table:table-cell>
          <table:table-cell table:number-columns-repeated="13"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854.816528" calcext:value-type="float">
            <text:p>1854.816528</text:p>
          </table:table-cell>
          <table:table-cell office:value-type="float" office:value="1971.748779" calcext:value-type="float">
            <text:p>1971.748779</text:p>
          </table:table-cell>
          <table:table-cell office:value-type="float" office:value="1872.154907" calcext:value-type="float">
            <text:p>1872.154907</text:p>
          </table:table-cell>
          <table:table-cell office:value-type="float" office:value="1966.650391" calcext:value-type="float">
            <text:p>1966.650391</text:p>
          </table:table-cell>
          <table:table-cell table:number-columns-repeated="13"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855.008667" calcext:value-type="float">
            <text:p>1855.008667</text:p>
          </table:table-cell>
          <table:table-cell office:value-type="float" office:value="1966.988281" calcext:value-type="float">
            <text:p>1966.988281</text:p>
          </table:table-cell>
          <table:table-cell office:value-type="float" office:value="1872.632568" calcext:value-type="float">
            <text:p>1872.632568</text:p>
          </table:table-cell>
          <table:table-cell office:value-type="float" office:value="1959.761475" calcext:value-type="float">
            <text:p>1959.761475</text:p>
          </table:table-cell>
          <table:table-cell table:number-columns-repeated="13"/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846.9375" calcext:value-type="float">
            <text:p>1846.9375</text:p>
          </table:table-cell>
          <table:table-cell office:value-type="float" office:value="1981.118164" calcext:value-type="float">
            <text:p>1981.118164</text:p>
          </table:table-cell>
          <table:table-cell office:value-type="float" office:value="1862.766846" calcext:value-type="float">
            <text:p>1862.766846</text:p>
          </table:table-cell>
          <table:table-cell office:value-type="float" office:value="1975.814453" calcext:value-type="float">
            <text:p>1975.814453</text:p>
          </table:table-cell>
          <table:table-cell table:number-columns-repeated="13"/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843.196655" calcext:value-type="float">
            <text:p>1843.196655</text:p>
          </table:table-cell>
          <table:table-cell office:value-type="float" office:value="1967.740723" calcext:value-type="float">
            <text:p>1967.740723</text:p>
          </table:table-cell>
          <table:table-cell office:value-type="float" office:value="1865.070435" calcext:value-type="float">
            <text:p>1865.070435</text:p>
          </table:table-cell>
          <table:table-cell office:value-type="float" office:value="1963.120239" calcext:value-type="float">
            <text:p>1963.120239</text:p>
          </table:table-cell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855.541138" calcext:value-type="float">
            <text:p>1855.541138</text:p>
          </table:table-cell>
          <table:table-cell office:value-type="float" office:value="1971.015259" calcext:value-type="float">
            <text:p>1971.015259</text:p>
          </table:table-cell>
          <table:table-cell office:value-type="float" office:value="1876.489014" calcext:value-type="float">
            <text:p>1876.489014</text:p>
          </table:table-cell>
          <table:table-cell office:value-type="float" office:value="1962.173462" calcext:value-type="float">
            <text:p>1962.173462</text:p>
          </table:table-cell>
          <table:table-cell table:number-columns-repeated="13"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848.359985" calcext:value-type="float">
            <text:p>1848.359985</text:p>
          </table:table-cell>
          <table:table-cell office:value-type="float" office:value="1974.38208" calcext:value-type="float">
            <text:p>1974.38208</text:p>
          </table:table-cell>
          <table:table-cell office:value-type="float" office:value="1867.92395" calcext:value-type="float">
            <text:p>1867.92395</text:p>
          </table:table-cell>
          <table:table-cell office:value-type="float" office:value="1965.485229" calcext:value-type="float">
            <text:p>1965.485229</text:p>
          </table:table-cell>
          <table:table-cell table:number-columns-repeated="13"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851.498535" calcext:value-type="float">
            <text:p>1851.498535</text:p>
          </table:table-cell>
          <table:table-cell office:value-type="float" office:value="1988.573242" calcext:value-type="float">
            <text:p>1988.573242</text:p>
          </table:table-cell>
          <table:table-cell office:value-type="float" office:value="1867.819946" calcext:value-type="float">
            <text:p>1867.819946</text:p>
          </table:table-cell>
          <table:table-cell office:value-type="float" office:value="1983.500488" calcext:value-type="float">
            <text:p>1983.500488</text:p>
          </table:table-cell>
          <table:table-cell table:number-columns-repeated="13"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860.828857" calcext:value-type="float">
            <text:p>1860.828857</text:p>
          </table:table-cell>
          <table:table-cell office:value-type="float" office:value="1980.925781" calcext:value-type="float">
            <text:p>1980.925781</text:p>
          </table:table-cell>
          <table:table-cell office:value-type="float" office:value="1878.026123" calcext:value-type="float">
            <text:p>1878.026123</text:p>
          </table:table-cell>
          <table:table-cell office:value-type="float" office:value="1970.727417" calcext:value-type="float">
            <text:p>1970.727417</text:p>
          </table:table-cell>
          <table:table-cell table:number-columns-repeated="13"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855.368896" calcext:value-type="float">
            <text:p>1855.368896</text:p>
          </table:table-cell>
          <table:table-cell office:value-type="float" office:value="1991.999756" calcext:value-type="float">
            <text:p>1991.999756</text:p>
          </table:table-cell>
          <table:table-cell office:value-type="float" office:value="1871.981689" calcext:value-type="float">
            <text:p>1871.981689</text:p>
          </table:table-cell>
          <table:table-cell office:value-type="float" office:value="1985.383301" calcext:value-type="float">
            <text:p>1985.383301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9.062256" calcext:value-type="float">
            <text:p>1849.062256</text:p>
          </table:table-cell>
          <table:table-cell office:value-type="float" office:value="1991.787109" calcext:value-type="float">
            <text:p>1991.787109</text:p>
          </table:table-cell>
          <table:table-cell office:value-type="float" office:value="1865.713257" calcext:value-type="float">
            <text:p>1865.713257</text:p>
          </table:table-cell>
          <table:table-cell office:value-type="float" office:value="1987.512939" calcext:value-type="float">
            <text:p>1987.512939</text:p>
          </table:table-cell>
          <table:table-cell table:number-columns-repeated="13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860.477783" calcext:value-type="float">
            <text:p>1860.477783</text:p>
          </table:table-cell>
          <table:table-cell office:value-type="float" office:value="1964.879639" calcext:value-type="float">
            <text:p>1964.879639</text:p>
          </table:table-cell>
          <table:table-cell office:value-type="float" office:value="1878.59314" calcext:value-type="float">
            <text:p>1878.59314</text:p>
          </table:table-cell>
          <table:table-cell office:value-type="float" office:value="1959.552856" calcext:value-type="float">
            <text:p>1959.552856</text:p>
          </table:table-cell>
          <table:table-cell table:number-columns-repeated="13"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852.430664" calcext:value-type="float">
            <text:p>1852.430664</text:p>
          </table:table-cell>
          <table:table-cell office:value-type="float" office:value="1987.36377" calcext:value-type="float">
            <text:p>1987.36377</text:p>
          </table:table-cell>
          <table:table-cell office:value-type="float" office:value="1869.39624" calcext:value-type="float">
            <text:p>1869.39624</text:p>
          </table:table-cell>
          <table:table-cell office:value-type="float" office:value="1980.401367" calcext:value-type="float">
            <text:p>1980.401367</text:p>
          </table:table-cell>
          <table:table-cell table:number-columns-repeated="13"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845.313599" calcext:value-type="float">
            <text:p>1845.313599</text:p>
          </table:table-cell>
          <table:table-cell office:value-type="float" office:value="1977.564209" calcext:value-type="float">
            <text:p>1977.564209</text:p>
          </table:table-cell>
          <table:table-cell office:value-type="float" office:value="1865.429688" calcext:value-type="float">
            <text:p>1865.429688</text:p>
          </table:table-cell>
          <table:table-cell office:value-type="float" office:value="1973.082397" calcext:value-type="float">
            <text:p>1973.082397</text:p>
          </table:table-cell>
          <table:table-cell table:number-columns-repeated="13"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861.540283" calcext:value-type="float">
            <text:p>1861.540283</text:p>
          </table:table-cell>
          <table:table-cell office:value-type="float" office:value="1976.106201" calcext:value-type="float">
            <text:p>1976.106201</text:p>
          </table:table-cell>
          <table:table-cell office:value-type="float" office:value="1880.829712" calcext:value-type="float">
            <text:p>1880.829712</text:p>
          </table:table-cell>
          <table:table-cell office:value-type="float" office:value="1972.314453" calcext:value-type="float">
            <text:p>1972.314453</text:p>
          </table:table-cell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54.632324" calcext:value-type="float">
            <text:p>1854.632324</text:p>
          </table:table-cell>
          <table:table-cell office:value-type="float" office:value="1997.185791" calcext:value-type="float">
            <text:p>1997.185791</text:p>
          </table:table-cell>
          <table:table-cell office:value-type="float" office:value="1869.988892" calcext:value-type="float">
            <text:p>1869.988892</text:p>
          </table:table-cell>
          <table:table-cell office:value-type="float" office:value="1991.765015" calcext:value-type="float">
            <text:p>1991.765015</text:p>
          </table:table-cell>
          <table:table-cell table:number-columns-repeated="13"/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846.892212" calcext:value-type="float">
            <text:p>1846.892212</text:p>
          </table:table-cell>
          <table:table-cell office:value-type="float" office:value="1988.063477" calcext:value-type="float">
            <text:p>1988.063477</text:p>
          </table:table-cell>
          <table:table-cell office:value-type="float" office:value="1864.998291" calcext:value-type="float">
            <text:p>1864.998291</text:p>
          </table:table-cell>
          <table:table-cell office:value-type="float" office:value="1983.122192" calcext:value-type="float">
            <text:p>1983.122192</text:p>
          </table:table-cell>
          <table:table-cell table:number-columns-repeated="13"/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862.600342" calcext:value-type="float">
            <text:p>1862.600342</text:p>
          </table:table-cell>
          <table:table-cell office:value-type="float" office:value="1971.897949" calcext:value-type="float">
            <text:p>1971.897949</text:p>
          </table:table-cell>
          <table:table-cell office:value-type="float" office:value="1882.770264" calcext:value-type="float">
            <text:p>1882.770264</text:p>
          </table:table-cell>
          <table:table-cell office:value-type="float" office:value="1962.485352" calcext:value-type="float">
            <text:p>1962.485352</text:p>
          </table:table-cell>
          <table:table-cell table:number-columns-repeated="13"/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854.184326" calcext:value-type="float">
            <text:p>1854.184326</text:p>
          </table:table-cell>
          <table:table-cell office:value-type="float" office:value="1980.806519" calcext:value-type="float">
            <text:p>1980.806519</text:p>
          </table:table-cell>
          <table:table-cell office:value-type="float" office:value="1874.349731" calcext:value-type="float">
            <text:p>1874.349731</text:p>
          </table:table-cell>
          <table:table-cell office:value-type="float" office:value="1975.000977" calcext:value-type="float">
            <text:p>1975.000977</text:p>
          </table:table-cell>
          <table:table-cell table:number-columns-repeated="13"/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848.771973" calcext:value-type="float">
            <text:p>1848.771973</text:p>
          </table:table-cell>
          <table:table-cell office:value-type="float" office:value="1991.564941" calcext:value-type="float">
            <text:p>1991.564941</text:p>
          </table:table-cell>
          <table:table-cell office:value-type="float" office:value="1867.097168" calcext:value-type="float">
            <text:p>1867.097168</text:p>
          </table:table-cell>
          <table:table-cell office:value-type="float" office:value="1986.725342" calcext:value-type="float">
            <text:p>1986.725342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63.771973" calcext:value-type="float">
            <text:p>1863.771973</text:p>
          </table:table-cell>
          <table:table-cell office:value-type="float" office:value="1974.965454" calcext:value-type="float">
            <text:p>1974.965454</text:p>
          </table:table-cell>
          <table:table-cell office:value-type="float" office:value="1883.040649" calcext:value-type="float">
            <text:p>1883.040649</text:p>
          </table:table-cell>
          <table:table-cell office:value-type="float" office:value="1963.496582" calcext:value-type="float">
            <text:p>1963.496582</text:p>
          </table:table-cell>
          <table:table-cell table:number-columns-repeated="13"/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855.410645" calcext:value-type="float">
            <text:p>1855.410645</text:p>
          </table:table-cell>
          <table:table-cell office:value-type="float" office:value="1975.107666" calcext:value-type="float">
            <text:p>1975.107666</text:p>
          </table:table-cell>
          <table:table-cell office:value-type="float" office:value="1875.894775" calcext:value-type="float">
            <text:p>1875.894775</text:p>
          </table:table-cell>
          <table:table-cell office:value-type="float" office:value="1969.359375" calcext:value-type="float">
            <text:p>1969.359375</text:p>
          </table:table-cell>
          <table:table-cell table:number-columns-repeated="13"/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829.372681" calcext:value-type="float">
            <text:p>1829.372681</text:p>
          </table:table-cell>
          <table:table-cell office:value-type="float" office:value="1978.948608" calcext:value-type="float">
            <text:p>1978.948608</text:p>
          </table:table-cell>
          <table:table-cell office:value-type="float" office:value="1846.198975" calcext:value-type="float">
            <text:p>1846.198975</text:p>
          </table:table-cell>
          <table:table-cell office:value-type="float" office:value="1971.771729" calcext:value-type="float">
            <text:p>1971.771729</text:p>
          </table:table-cell>
          <table:table-cell table:number-columns-repeated="13"/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814.42395" calcext:value-type="float">
            <text:p>1814.42395</text:p>
          </table:table-cell>
          <table:table-cell office:value-type="float" office:value="1930.98877" calcext:value-type="float">
            <text:p>1930.98877</text:p>
          </table:table-cell>
          <table:table-cell office:value-type="float" office:value="1830.205811" calcext:value-type="float">
            <text:p>1830.205811</text:p>
          </table:table-cell>
          <table:table-cell office:value-type="float" office:value="1927.048096" calcext:value-type="float">
            <text:p>1927.048096</text:p>
          </table:table-cell>
          <table:table-cell table:number-columns-repeated="13"/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773.40271" calcext:value-type="float">
            <text:p>1773.40271</text:p>
          </table:table-cell>
          <table:table-cell office:value-type="float" office:value="1923.050415" calcext:value-type="float">
            <text:p>1923.050415</text:p>
          </table:table-cell>
          <table:table-cell office:value-type="float" office:value="1780.093506" calcext:value-type="float">
            <text:p>1780.093506</text:p>
          </table:table-cell>
          <table:table-cell office:value-type="float" office:value="1928.013184" calcext:value-type="float">
            <text:p>1928.013184</text:p>
          </table:table-cell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49.027832" calcext:value-type="float">
            <text:p>1749.027832</text:p>
          </table:table-cell>
          <table:table-cell office:value-type="float" office:value="1895.305054" calcext:value-type="float">
            <text:p>1895.305054</text:p>
          </table:table-cell>
          <table:table-cell office:value-type="float" office:value="1766.476318" calcext:value-type="float">
            <text:p>1766.476318</text:p>
          </table:table-cell>
          <table:table-cell office:value-type="float" office:value="1893.077271" calcext:value-type="float">
            <text:p>1893.077271</text:p>
          </table:table-cell>
          <table:table-cell table:number-columns-repeated="13"/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747.827759" calcext:value-type="float">
            <text:p>1747.827759</text:p>
          </table:table-cell>
          <table:table-cell office:value-type="float" office:value="1853.042725" calcext:value-type="float">
            <text:p>1853.042725</text:p>
          </table:table-cell>
          <table:table-cell office:value-type="float" office:value="1764.489014" calcext:value-type="float">
            <text:p>1764.489014</text:p>
          </table:table-cell>
          <table:table-cell office:value-type="float" office:value="1849.518555" calcext:value-type="float">
            <text:p>1849.518555</text:p>
          </table:table-cell>
          <table:table-cell table:number-columns-repeated="13"/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715.370728" calcext:value-type="float">
            <text:p>1715.370728</text:p>
          </table:table-cell>
          <table:table-cell office:value-type="float" office:value="1858.711182" calcext:value-type="float">
            <text:p>1858.711182</text:p>
          </table:table-cell>
          <table:table-cell office:value-type="float" office:value="1729.97998" calcext:value-type="float">
            <text:p>1729.97998</text:p>
          </table:table-cell>
          <table:table-cell office:value-type="float" office:value="1855.698364" calcext:value-type="float">
            <text:p>1855.698364</text:p>
          </table:table-cell>
          <table:table-cell table:number-columns-repeated="13"/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697.301758" calcext:value-type="float">
            <text:p>1697.301758</text:p>
          </table:table-cell>
          <table:table-cell office:value-type="float" office:value="1827.712524" calcext:value-type="float">
            <text:p>1827.712524</text:p>
          </table:table-cell>
          <table:table-cell office:value-type="float" office:value="1716.540283" calcext:value-type="float">
            <text:p>1716.540283</text:p>
          </table:table-cell>
          <table:table-cell office:value-type="float" office:value="1825.111206" calcext:value-type="float">
            <text:p>1825.111206</text:p>
          </table:table-cell>
          <table:table-cell table:number-columns-repeated="13"/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697.406982" calcext:value-type="float">
            <text:p>1697.406982</text:p>
          </table:table-cell>
          <table:table-cell office:value-type="float" office:value="1799.06897" calcext:value-type="float">
            <text:p>1799.06897</text:p>
          </table:table-cell>
          <table:table-cell office:value-type="float" office:value="1711.78772" calcext:value-type="float">
            <text:p>1711.78772</text:p>
          </table:table-cell>
          <table:table-cell office:value-type="float" office:value="1795.673096" calcext:value-type="float">
            <text:p>1795.673096</text:p>
          </table:table-cell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75.698853" calcext:value-type="float">
            <text:p>1675.698853</text:p>
          </table:table-cell>
          <table:table-cell office:value-type="float" office:value="1797.206787" calcext:value-type="float">
            <text:p>1797.206787</text:p>
          </table:table-cell>
          <table:table-cell office:value-type="float" office:value="1692.685059" calcext:value-type="float">
            <text:p>1692.685059</text:p>
          </table:table-cell>
          <table:table-cell office:value-type="float" office:value="1790.998291" calcext:value-type="float">
            <text:p>1790.998291</text:p>
          </table:table-cell>
          <table:table-cell table:number-columns-repeated="13"/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669.897339" calcext:value-type="float">
            <text:p>1669.897339</text:p>
          </table:table-cell>
          <table:table-cell office:value-type="float" office:value="1779.568359" calcext:value-type="float">
            <text:p>1779.568359</text:p>
          </table:table-cell>
          <table:table-cell office:value-type="float" office:value="1673.589111" calcext:value-type="float">
            <text:p>1673.589111</text:p>
          </table:table-cell>
          <table:table-cell office:value-type="float" office:value="1765.734619" calcext:value-type="float">
            <text:p>1765.734619</text:p>
          </table:table-cell>
          <table:table-cell table:number-columns-repeated="13"/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668.666748" calcext:value-type="float">
            <text:p>1668.666748</text:p>
          </table:table-cell>
          <table:table-cell office:value-type="float" office:value="1744.626099" calcext:value-type="float">
            <text:p>1744.626099</text:p>
          </table:table-cell>
          <table:table-cell office:value-type="float" office:value="1672.00293" calcext:value-type="float">
            <text:p>1672.00293</text:p>
          </table:table-cell>
          <table:table-cell office:value-type="float" office:value="1754.226562" calcext:value-type="float">
            <text:p>1754.226562</text:p>
          </table:table-cell>
          <table:table-cell table:number-columns-repeated="13"/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646.016357" calcext:value-type="float">
            <text:p>1646.016357</text:p>
          </table:table-cell>
          <table:table-cell office:value-type="float" office:value="1749.681152" calcext:value-type="float">
            <text:p>1749.681152</text:p>
          </table:table-cell>
          <table:table-cell office:value-type="float" office:value="1656.627563" calcext:value-type="float">
            <text:p>1656.627563</text:p>
          </table:table-cell>
          <table:table-cell office:value-type="float" office:value="1749.788574" calcext:value-type="float">
            <text:p>1749.788574</text:p>
          </table:table-cell>
          <table:table-cell table:number-columns-repeated="13"/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637.339844" calcext:value-type="float">
            <text:p>1637.339844</text:p>
          </table:table-cell>
          <table:table-cell office:value-type="float" office:value="1730.714233" calcext:value-type="float">
            <text:p>1730.714233</text:p>
          </table:table-cell>
          <table:table-cell office:value-type="float" office:value="1650.452515" calcext:value-type="float">
            <text:p>1650.452515</text:p>
          </table:table-cell>
          <table:table-cell office:value-type="float" office:value="1725.79834" calcext:value-type="float">
            <text:p>1725.79834</text:p>
          </table:table-cell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33.574219" calcext:value-type="float">
            <text:p>1633.574219</text:p>
          </table:table-cell>
          <table:table-cell office:value-type="float" office:value="1712.579468" calcext:value-type="float">
            <text:p>1712.579468</text:p>
          </table:table-cell>
          <table:table-cell office:value-type="float" office:value="1645.693115" calcext:value-type="float">
            <text:p>1645.693115</text:p>
          </table:table-cell>
          <table:table-cell office:value-type="float" office:value="1711.231445" calcext:value-type="float">
            <text:p>1711.231445</text:p>
          </table:table-cell>
          <table:table-cell table:number-columns-repeated="13"/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622.707886" calcext:value-type="float">
            <text:p>1622.707886</text:p>
          </table:table-cell>
          <table:table-cell office:value-type="float" office:value="1704.130493" calcext:value-type="float">
            <text:p>1704.130493</text:p>
          </table:table-cell>
          <table:table-cell office:value-type="float" office:value="1636.343872" calcext:value-type="float">
            <text:p>1636.343872</text:p>
          </table:table-cell>
          <table:table-cell office:value-type="float" office:value="1701.138428" calcext:value-type="float">
            <text:p>1701.138428</text:p>
          </table:table-cell>
          <table:table-cell table:number-columns-repeated="13"/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618.604858" calcext:value-type="float">
            <text:p>1618.604858</text:p>
          </table:table-cell>
          <table:table-cell office:value-type="float" office:value="1689.026855" calcext:value-type="float">
            <text:p>1689.026855</text:p>
          </table:table-cell>
          <table:table-cell office:value-type="float" office:value="1628.466675" calcext:value-type="float">
            <text:p>1628.466675</text:p>
          </table:table-cell>
          <table:table-cell office:value-type="float" office:value="1687.872314" calcext:value-type="float">
            <text:p>1687.872314</text:p>
          </table:table-cell>
          <table:table-cell table:number-columns-repeated="13"/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609.015625" calcext:value-type="float">
            <text:p>1609.015625</text:p>
          </table:table-cell>
          <table:table-cell office:value-type="float" office:value="1685.575928" calcext:value-type="float">
            <text:p>1685.575928</text:p>
          </table:table-cell>
          <table:table-cell office:value-type="float" office:value="1619.783203" calcext:value-type="float">
            <text:p>1619.783203</text:p>
          </table:table-cell>
          <table:table-cell office:value-type="float" office:value="1677.989746" calcext:value-type="float">
            <text:p>1677.989746</text:p>
          </table:table-cell>
          <table:table-cell table:number-columns-repeated="13"/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614.68396" calcext:value-type="float">
            <text:p>1614.68396</text:p>
          </table:table-cell>
          <table:table-cell office:value-type="float" office:value="1663.788574" calcext:value-type="float">
            <text:p>1663.788574</text:p>
          </table:table-cell>
          <table:table-cell office:value-type="float" office:value="1610.478271" calcext:value-type="float">
            <text:p>1610.478271</text:p>
          </table:table-cell>
          <table:table-cell office:value-type="float" office:value="1670.48999" calcext:value-type="float">
            <text:p>1670.48999</text:p>
          </table:table-cell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601.31958" calcext:value-type="float">
            <text:p>1601.31958</text:p>
          </table:table-cell>
          <table:table-cell office:value-type="float" office:value="1664.939697" calcext:value-type="float">
            <text:p>1664.939697</text:p>
          </table:table-cell>
          <table:table-cell office:value-type="float" office:value="1613.960205" calcext:value-type="float">
            <text:p>1613.960205</text:p>
          </table:table-cell>
          <table:table-cell office:value-type="float" office:value="1663.705078" calcext:value-type="float">
            <text:p>1663.705078</text:p>
          </table:table-cell>
          <table:table-cell table:number-columns-repeated="13"/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600.160889" calcext:value-type="float">
            <text:p>1600.160889</text:p>
          </table:table-cell>
          <table:table-cell office:value-type="float" office:value="1652.737793" calcext:value-type="float">
            <text:p>1652.737793</text:p>
          </table:table-cell>
          <table:table-cell office:value-type="float" office:value="1610.780518" calcext:value-type="float">
            <text:p>1610.780518</text:p>
          </table:table-cell>
          <table:table-cell office:value-type="float" office:value="1652.398438" calcext:value-type="float">
            <text:p>1652.398438</text:p>
          </table:table-cell>
          <table:table-cell table:number-columns-repeated="13"/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594.310425" calcext:value-type="float">
            <text:p>1594.310425</text:p>
          </table:table-cell>
          <table:table-cell office:value-type="float" office:value="1648.740723" calcext:value-type="float">
            <text:p>1648.740723</text:p>
          </table:table-cell>
          <table:table-cell office:value-type="float" office:value="1600.261841" calcext:value-type="float">
            <text:p>1600.261841</text:p>
          </table:table-cell>
          <table:table-cell office:value-type="float" office:value="1648.612427" calcext:value-type="float">
            <text:p>1648.612427</text:p>
          </table:table-cell>
          <table:table-cell table:number-columns-repeated="13"/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595.504272" calcext:value-type="float">
            <text:p>1595.504272</text:p>
          </table:table-cell>
          <table:table-cell office:value-type="float" office:value="1642.068237" calcext:value-type="float">
            <text:p>1642.068237</text:p>
          </table:table-cell>
          <table:table-cell office:value-type="float" office:value="1599.086304" calcext:value-type="float">
            <text:p>1599.086304</text:p>
          </table:table-cell>
          <table:table-cell office:value-type="float" office:value="1638.237549" calcext:value-type="float">
            <text:p>1638.237549</text:p>
          </table:table-cell>
          <table:table-cell table:number-columns-repeated="13"/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590.102051" calcext:value-type="float">
            <text:p>1590.102051</text:p>
          </table:table-cell>
          <table:table-cell office:value-type="float" office:value="1631.128174" calcext:value-type="float">
            <text:p>1631.128174</text:p>
          </table:table-cell>
          <table:table-cell office:value-type="float" office:value="1591.519897" calcext:value-type="float">
            <text:p>1591.519897</text:p>
          </table:table-cell>
          <table:table-cell office:value-type="float" office:value="1634.962524" calcext:value-type="float">
            <text:p>1634.962524</text:p>
          </table:table-cell>
          <table:table-cell table:number-columns-repeated="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83.135864" calcext:value-type="float">
            <text:p>1583.135864</text:p>
          </table:table-cell>
          <table:table-cell office:value-type="float" office:value="1629.430786" calcext:value-type="float">
            <text:p>1629.430786</text:p>
          </table:table-cell>
          <table:table-cell office:value-type="float" office:value="1592.339966" calcext:value-type="float">
            <text:p>1592.339966</text:p>
          </table:table-cell>
          <table:table-cell office:value-type="float" office:value="1623.803345" calcext:value-type="float">
            <text:p>1623.803345</text:p>
          </table:table-cell>
          <table:table-cell table:number-columns-repeated="13"/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584.768677" calcext:value-type="float">
            <text:p>1584.768677</text:p>
          </table:table-cell>
          <table:table-cell office:value-type="float" office:value="1622.757568" calcext:value-type="float">
            <text:p>1622.757568</text:p>
          </table:table-cell>
          <table:table-cell office:value-type="float" office:value="1582.916382" calcext:value-type="float">
            <text:p>1582.916382</text:p>
          </table:table-cell>
          <table:table-cell office:value-type="float" office:value="1625.816406" calcext:value-type="float">
            <text:p>1625.816406</text:p>
          </table:table-cell>
          <table:table-cell table:number-columns-repeated="13"/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579.608398" calcext:value-type="float">
            <text:p>1579.608398</text:p>
          </table:table-cell>
          <table:table-cell office:value-type="float" office:value="1619.857178" calcext:value-type="float">
            <text:p>1619.857178</text:p>
          </table:table-cell>
          <table:table-cell office:value-type="float" office:value="1589.301758" calcext:value-type="float">
            <text:p>1589.301758</text:p>
          </table:table-cell>
          <table:table-cell office:value-type="float" office:value="1620.299438" calcext:value-type="float">
            <text:p>1620.299438</text:p>
          </table:table-cell>
          <table:table-cell table:number-columns-repeated="13"/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581.411621" calcext:value-type="float">
            <text:p>1581.411621</text:p>
          </table:table-cell>
          <table:table-cell office:value-type="float" office:value="1612.803589" calcext:value-type="float">
            <text:p>1612.803589</text:p>
          </table:table-cell>
          <table:table-cell office:value-type="float" office:value="1584.916504" calcext:value-type="float">
            <text:p>1584.916504</text:p>
          </table:table-cell>
          <table:table-cell office:value-type="float" office:value="1615.186279" calcext:value-type="float">
            <text:p>1615.186279</text:p>
          </table:table-cell>
          <table:table-cell table:number-columns-repeated="13"/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575.982056" calcext:value-type="float">
            <text:p>1575.982056</text:p>
          </table:table-cell>
          <table:table-cell office:value-type="float" office:value="1608.224731" calcext:value-type="float">
            <text:p>1608.224731</text:p>
          </table:table-cell>
          <table:table-cell office:value-type="float" office:value="1580.915039" calcext:value-type="float">
            <text:p>1580.915039</text:p>
          </table:table-cell>
          <table:table-cell office:value-type="float" office:value="1610.281372" calcext:value-type="float">
            <text:p>1610.281372</text:p>
          </table:table-cell>
          <table:table-cell table:number-columns-repeated="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74.681396" calcext:value-type="float">
            <text:p>1574.681396</text:p>
          </table:table-cell>
          <table:table-cell office:value-type="float" office:value="1609.957153" calcext:value-type="float">
            <text:p>1609.957153</text:p>
          </table:table-cell>
          <table:table-cell office:value-type="float" office:value="1579.753662" calcext:value-type="float">
            <text:p>1579.753662</text:p>
          </table:table-cell>
          <table:table-cell office:value-type="float" office:value="1607.339966" calcext:value-type="float">
            <text:p>1607.339966</text:p>
          </table:table-cell>
          <table:table-cell table:number-columns-repeated="13"/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574.352173" calcext:value-type="float">
            <text:p>1574.352173</text:p>
          </table:table-cell>
          <table:table-cell office:value-type="float" office:value="1601.001465" calcext:value-type="float">
            <text:p>1601.001465</text:p>
          </table:table-cell>
          <table:table-cell office:value-type="float" office:value="1577.666016" calcext:value-type="float">
            <text:p>1577.666016</text:p>
          </table:table-cell>
          <table:table-cell office:value-type="float" office:value="1607.257202" calcext:value-type="float">
            <text:p>1607.257202</text:p>
          </table:table-cell>
          <table:table-cell table:number-columns-repeated="13"/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567.11438" calcext:value-type="float">
            <text:p>1567.11438</text:p>
          </table:table-cell>
          <table:table-cell office:value-type="float" office:value="1601.695435" calcext:value-type="float">
            <text:p>1601.695435</text:p>
          </table:table-cell>
          <table:table-cell office:value-type="float" office:value="1579.940918" calcext:value-type="float">
            <text:p>1579.940918</text:p>
          </table:table-cell>
          <table:table-cell office:value-type="float" office:value="1597.097046" calcext:value-type="float">
            <text:p>1597.097046</text:p>
          </table:table-cell>
          <table:table-cell table:number-columns-repeated="13"/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573.790649" calcext:value-type="float">
            <text:p>1573.790649</text:p>
          </table:table-cell>
          <table:table-cell office:value-type="float" office:value="1592.201904" calcext:value-type="float">
            <text:p>1592.201904</text:p>
          </table:table-cell>
          <table:table-cell office:value-type="float" office:value="1578.359619" calcext:value-type="float">
            <text:p>1578.359619</text:p>
          </table:table-cell>
          <table:table-cell office:value-type="float" office:value="1598.480347" calcext:value-type="float">
            <text:p>1598.480347</text:p>
          </table:table-cell>
          <table:table-cell table:number-columns-repeated="13"/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567.388062" calcext:value-type="float">
            <text:p>1567.388062</text:p>
          </table:table-cell>
          <table:table-cell office:value-type="float" office:value="1597.932129" calcext:value-type="float">
            <text:p>1597.932129</text:p>
          </table:table-cell>
          <table:table-cell office:value-type="float" office:value="1575.815308" calcext:value-type="float">
            <text:p>1575.815308</text:p>
          </table:table-cell>
          <table:table-cell office:value-type="float" office:value="1598.845581" calcext:value-type="float">
            <text:p>1598.84558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69.915771" calcext:value-type="float">
            <text:p>1569.915771</text:p>
          </table:table-cell>
          <table:table-cell office:value-type="float" office:value="1592.049561" calcext:value-type="float">
            <text:p>1592.049561</text:p>
          </table:table-cell>
          <table:table-cell office:value-type="float" office:value="1575.62915" calcext:value-type="float">
            <text:p>1575.62915</text:p>
          </table:table-cell>
          <table:table-cell office:value-type="float" office:value="1595.367432" calcext:value-type="float">
            <text:p>1595.367432</text:p>
          </table:table-cell>
          <table:table-cell table:number-columns-repeated="13"/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563.306152" calcext:value-type="float">
            <text:p>1563.306152</text:p>
          </table:table-cell>
          <table:table-cell office:value-type="float" office:value="1589.14856" calcext:value-type="float">
            <text:p>1589.14856</text:p>
          </table:table-cell>
          <table:table-cell office:value-type="float" office:value="1576.717773" calcext:value-type="float">
            <text:p>1576.717773</text:p>
          </table:table-cell>
          <table:table-cell office:value-type="float" office:value="1590.09729" calcext:value-type="float">
            <text:p>1590.09729</text:p>
          </table:table-cell>
          <table:table-cell table:number-columns-repeated="13"/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564.207031" calcext:value-type="float">
            <text:p>1564.207031</text:p>
          </table:table-cell>
          <table:table-cell office:value-type="float" office:value="1586.630615" calcext:value-type="float">
            <text:p>1586.630615</text:p>
          </table:table-cell>
          <table:table-cell office:value-type="float" office:value="1573.135498" calcext:value-type="float">
            <text:p>1573.135498</text:p>
          </table:table-cell>
          <table:table-cell office:value-type="float" office:value="1592.560913" calcext:value-type="float">
            <text:p>1592.560913</text:p>
          </table:table-cell>
          <table:table-cell table:number-columns-repeated="13"/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574.103271" calcext:value-type="float">
            <text:p>1574.103271</text:p>
          </table:table-cell>
          <table:table-cell office:value-type="float" office:value="1589.7771" calcext:value-type="float">
            <text:p>1589.7771</text:p>
          </table:table-cell>
          <table:table-cell office:value-type="float" office:value="1566.206299" calcext:value-type="float">
            <text:p>1566.206299</text:p>
          </table:table-cell>
          <table:table-cell office:value-type="float" office:value="1584.766113" calcext:value-type="float">
            <text:p>1584.766113</text:p>
          </table:table-cell>
          <table:table-cell table:number-columns-repeated="13"/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568.600952" calcext:value-type="float">
            <text:p>1568.600952</text:p>
          </table:table-cell>
          <table:table-cell office:value-type="float" office:value="1586.263184" calcext:value-type="float">
            <text:p>1586.263184</text:p>
          </table:table-cell>
          <table:table-cell office:value-type="float" office:value="1569.202148" calcext:value-type="float">
            <text:p>1569.202148</text:p>
          </table:table-cell>
          <table:table-cell office:value-type="float" office:value="1582.748413" calcext:value-type="float">
            <text:p>1582.748413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66.185059" calcext:value-type="float">
            <text:p>1566.185059</text:p>
          </table:table-cell>
          <table:table-cell office:value-type="float" office:value="1585.247437" calcext:value-type="float">
            <text:p>1585.247437</text:p>
          </table:table-cell>
          <table:table-cell office:value-type="float" office:value="1568.572388" calcext:value-type="float">
            <text:p>1568.572388</text:p>
          </table:table-cell>
          <table:table-cell office:value-type="float" office:value="1584.836792" calcext:value-type="float">
            <text:p>1584.836792</text:p>
          </table:table-cell>
          <table:table-cell table:number-columns-repeated="13"/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563.358398" calcext:value-type="float">
            <text:p>1563.358398</text:p>
          </table:table-cell>
          <table:table-cell office:value-type="float" office:value="1581.749634" calcext:value-type="float">
            <text:p>1581.749634</text:p>
          </table:table-cell>
          <table:table-cell office:value-type="float" office:value="1566.914062" calcext:value-type="float">
            <text:p>1566.914062</text:p>
          </table:table-cell>
          <table:table-cell office:value-type="float" office:value="1581.329712" calcext:value-type="float">
            <text:p>1581.329712</text:p>
          </table:table-cell>
          <table:table-cell table:number-columns-repeated="13"/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1566.229126" calcext:value-type="float">
            <text:p>1566.229126</text:p>
          </table:table-cell>
          <table:table-cell office:value-type="float" office:value="1583.034424" calcext:value-type="float">
            <text:p>1583.034424</text:p>
          </table:table-cell>
          <table:table-cell office:value-type="float" office:value="1566.262451" calcext:value-type="float">
            <text:p>1566.262451</text:p>
          </table:table-cell>
          <table:table-cell office:value-type="float" office:value="1579.182007" calcext:value-type="float">
            <text:p>1579.182007</text:p>
          </table:table-cell>
          <table:table-cell table:number-columns-repeated="13"/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1564.175415" calcext:value-type="float">
            <text:p>1564.175415</text:p>
          </table:table-cell>
          <table:table-cell office:value-type="float" office:value="1577.115479" calcext:value-type="float">
            <text:p>1577.115479</text:p>
          </table:table-cell>
          <table:table-cell office:value-type="float" office:value="1566.579468" calcext:value-type="float">
            <text:p>1566.579468</text:p>
          </table:table-cell>
          <table:table-cell office:value-type="float" office:value="1578.143677" calcext:value-type="float">
            <text:p>1578.143677</text:p>
          </table:table-cell>
          <table:table-cell table:number-columns-repeated="13"/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1564.964844" calcext:value-type="float">
            <text:p>1564.964844</text:p>
          </table:table-cell>
          <table:table-cell office:value-type="float" office:value="1578.769409" calcext:value-type="float">
            <text:p>1578.769409</text:p>
          </table:table-cell>
          <table:table-cell office:value-type="float" office:value="1567.468994" calcext:value-type="float">
            <text:p>1567.468994</text:p>
          </table:table-cell>
          <table:table-cell office:value-type="float" office:value="1575.847656" calcext:value-type="float">
            <text:p>1575.847656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64.917847" calcext:value-type="float">
            <text:p>1564.917847</text:p>
          </table:table-cell>
          <table:table-cell office:value-type="float" office:value="1578.463501" calcext:value-type="float">
            <text:p>1578.463501</text:p>
          </table:table-cell>
          <table:table-cell office:value-type="float" office:value="1568.573242" calcext:value-type="float">
            <text:p>1568.573242</text:p>
          </table:table-cell>
          <table:table-cell office:value-type="float" office:value="1575.693848" calcext:value-type="float">
            <text:p>1575.693848</text:p>
          </table:table-cell>
          <table:table-cell table:number-columns-repeated="13"/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1565.126099" calcext:value-type="float">
            <text:p>1565.126099</text:p>
          </table:table-cell>
          <table:table-cell office:value-type="float" office:value="1576.342773" calcext:value-type="float">
            <text:p>1576.342773</text:p>
          </table:table-cell>
          <table:table-cell office:value-type="float" office:value="1563.699951" calcext:value-type="float">
            <text:p>1563.699951</text:p>
          </table:table-cell>
          <table:table-cell office:value-type="float" office:value="1574.279785" calcext:value-type="float">
            <text:p>1574.279785</text:p>
          </table:table-cell>
          <table:table-cell table:number-columns-repeated="13"/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1564.571655" calcext:value-type="float">
            <text:p>1564.571655</text:p>
          </table:table-cell>
          <table:table-cell office:value-type="float" office:value="1574.139038" calcext:value-type="float">
            <text:p>1574.139038</text:p>
          </table:table-cell>
          <table:table-cell office:value-type="float" office:value="1560.345947" calcext:value-type="float">
            <text:p>1560.345947</text:p>
          </table:table-cell>
          <table:table-cell office:value-type="float" office:value="1575.150391" calcext:value-type="float">
            <text:p>1575.150391</text:p>
          </table:table-cell>
          <table:table-cell table:number-columns-repeated="13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1565.21228" calcext:value-type="float">
            <text:p>1565.21228</text:p>
          </table:table-cell>
          <table:table-cell office:value-type="float" office:value="1574.53125" calcext:value-type="float">
            <text:p>1574.53125</text:p>
          </table:table-cell>
          <table:table-cell office:value-type="float" office:value="1567.480713" calcext:value-type="float">
            <text:p>1567.480713</text:p>
          </table:table-cell>
          <table:table-cell office:value-type="float" office:value="1568.912842" calcext:value-type="float">
            <text:p>1568.912842</text:p>
          </table:table-cell>
          <table:table-cell table:number-columns-repeated="13"/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1562.625244" calcext:value-type="float">
            <text:p>1562.625244</text:p>
          </table:table-cell>
          <table:table-cell office:value-type="float" office:value="1573.319458" calcext:value-type="float">
            <text:p>1573.319458</text:p>
          </table:table-cell>
          <table:table-cell office:value-type="float" office:value="1563.405273" calcext:value-type="float">
            <text:p>1563.405273</text:p>
          </table:table-cell>
          <table:table-cell office:value-type="float" office:value="1574.966797" calcext:value-type="float">
            <text:p>1574.966797</text:p>
          </table:table-cell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61.603882" calcext:value-type="float">
            <text:p>1561.603882</text:p>
          </table:table-cell>
          <table:table-cell office:value-type="float" office:value="1572.456421" calcext:value-type="float">
            <text:p>1572.456421</text:p>
          </table:table-cell>
          <table:table-cell office:value-type="float" office:value="1563.948975" calcext:value-type="float">
            <text:p>1563.948975</text:p>
          </table:table-cell>
          <table:table-cell office:value-type="float" office:value="1571.321777" calcext:value-type="float">
            <text:p>1571.321777</text:p>
          </table:table-cell>
          <table:table-cell table:number-columns-repeated="13"/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1562.101318" calcext:value-type="float">
            <text:p>1562.101318</text:p>
          </table:table-cell>
          <table:table-cell office:value-type="float" office:value="1571.901489" calcext:value-type="float">
            <text:p>1571.901489</text:p>
          </table:table-cell>
          <table:table-cell office:value-type="float" office:value="1564.687866" calcext:value-type="float">
            <text:p>1564.687866</text:p>
          </table:table-cell>
          <table:table-cell office:value-type="float" office:value="1570.081787" calcext:value-type="float">
            <text:p>1570.081787</text:p>
          </table:table-cell>
          <table:table-cell table:number-columns-repeated="13"/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1563.02771" calcext:value-type="float">
            <text:p>1563.02771</text:p>
          </table:table-cell>
          <table:table-cell office:value-type="float" office:value="1573.695312" calcext:value-type="float">
            <text:p>1573.695312</text:p>
          </table:table-cell>
          <table:table-cell office:value-type="float" office:value="1567.468384" calcext:value-type="float">
            <text:p>1567.468384</text:p>
          </table:table-cell>
          <table:table-cell office:value-type="float" office:value="1569.418701" calcext:value-type="float">
            <text:p>1569.418701</text:p>
          </table:table-cell>
          <table:table-cell table:number-columns-repeated="13"/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1557.118652" calcext:value-type="float">
            <text:p>1557.118652</text:p>
          </table:table-cell>
          <table:table-cell office:value-type="float" office:value="1577.321655" calcext:value-type="float">
            <text:p>1577.321655</text:p>
          </table:table-cell>
          <table:table-cell office:value-type="float" office:value="1559.713867" calcext:value-type="float">
            <text:p>1559.713867</text:p>
          </table:table-cell>
          <table:table-cell office:value-type="float" office:value="1574.241577" calcext:value-type="float">
            <text:p>1574.241577</text:p>
          </table:table-cell>
          <table:table-cell table:number-columns-repeated="13"/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1651.228149" calcext:value-type="float">
            <text:p>1651.228149</text:p>
          </table:table-cell>
          <table:table-cell office:value-type="float" office:value="1670.12915" calcext:value-type="float">
            <text:p>1670.12915</text:p>
          </table:table-cell>
          <table:table-cell office:value-type="float" office:value="1592.60791" calcext:value-type="float">
            <text:p>1592.60791</text:p>
          </table:table-cell>
          <table:table-cell office:value-type="float" office:value="1559.422119" calcext:value-type="float">
            <text:p>1559.422119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702.890869" calcext:value-type="float">
            <text:p>1702.890869</text:p>
          </table:table-cell>
          <table:table-cell office:value-type="float" office:value="1730.241211" calcext:value-type="float">
            <text:p>1730.241211</text:p>
          </table:table-cell>
          <table:table-cell office:value-type="float" office:value="1637.036011" calcext:value-type="float">
            <text:p>1637.036011</text:p>
          </table:table-cell>
          <table:table-cell office:value-type="float" office:value="1619.356567" calcext:value-type="float">
            <text:p>1619.356567</text:p>
          </table:table-cell>
          <table:table-cell table:number-columns-repeated="13"/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1799.038574" calcext:value-type="float">
            <text:p>1799.038574</text:p>
          </table:table-cell>
          <table:table-cell office:value-type="float" office:value="1823.959106" calcext:value-type="float">
            <text:p>1823.959106</text:p>
          </table:table-cell>
          <table:table-cell office:value-type="float" office:value="1730.085205" calcext:value-type="float">
            <text:p>1730.085205</text:p>
          </table:table-cell>
          <table:table-cell office:value-type="float" office:value="1728.315063" calcext:value-type="float">
            <text:p>1728.315063</text:p>
          </table:table-cell>
          <table:table-cell table:number-columns-repeated="13"/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1649.693848" calcext:value-type="float">
            <text:p>1649.693848</text:p>
          </table:table-cell>
          <table:table-cell office:value-type="float" office:value="1716.778809" calcext:value-type="float">
            <text:p>1716.778809</text:p>
          </table:table-cell>
          <table:table-cell office:value-type="float" office:value="1599.335693" calcext:value-type="float">
            <text:p>1599.335693</text:p>
          </table:table-cell>
          <table:table-cell office:value-type="float" office:value="1576.56311" calcext:value-type="float">
            <text:p>1576.56311</text:p>
          </table:table-cell>
          <table:table-cell table:number-columns-repeated="13"/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1747.992065" calcext:value-type="float">
            <text:p>1747.992065</text:p>
          </table:table-cell>
          <table:table-cell office:value-type="float" office:value="1688.298828" calcext:value-type="float">
            <text:p>1688.298828</text:p>
          </table:table-cell>
          <table:table-cell office:value-type="float" office:value="1675.322388" calcext:value-type="float">
            <text:p>1675.322388</text:p>
          </table:table-cell>
          <table:table-cell office:value-type="float" office:value="1661.5" calcext:value-type="float">
            <text:p>1661.5</text:p>
          </table:table-cell>
          <table:table-cell table:number-columns-repeated="13"/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1677.601562" calcext:value-type="float">
            <text:p>1677.601562</text:p>
          </table:table-cell>
          <table:table-cell office:value-type="float" office:value="1774.68042" calcext:value-type="float">
            <text:p>1774.68042</text:p>
          </table:table-cell>
          <table:table-cell office:value-type="float" office:value="1648.571533" calcext:value-type="float">
            <text:p>1648.571533</text:p>
          </table:table-cell>
          <table:table-cell office:value-type="float" office:value="1656.222046" calcext:value-type="float">
            <text:p>1656.222046</text:p>
          </table:table-cell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707.127441" calcext:value-type="float">
            <text:p>1707.127441</text:p>
          </table:table-cell>
          <table:table-cell office:value-type="float" office:value="1763.410034" calcext:value-type="float">
            <text:p>1763.410034</text:p>
          </table:table-cell>
          <table:table-cell office:value-type="float" office:value="1660.01001" calcext:value-type="float">
            <text:p>1660.01001</text:p>
          </table:table-cell>
          <table:table-cell office:value-type="float" office:value="1659.198608" calcext:value-type="float">
            <text:p>1659.198608</text:p>
          </table:table-cell>
          <table:table-cell table:number-columns-repeated="13"/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1729.105713" calcext:value-type="float">
            <text:p>1729.105713</text:p>
          </table:table-cell>
          <table:table-cell office:value-type="float" office:value="1747.770996" calcext:value-type="float">
            <text:p>1747.770996</text:p>
          </table:table-cell>
          <table:table-cell office:value-type="float" office:value="1692.369263" calcext:value-type="float">
            <text:p>1692.369263</text:p>
          </table:table-cell>
          <table:table-cell office:value-type="float" office:value="1682.263184" calcext:value-type="float">
            <text:p>1682.263184</text:p>
          </table:table-cell>
          <table:table-cell table:number-columns-repeated="13"/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1704.855957" calcext:value-type="float">
            <text:p>1704.855957</text:p>
          </table:table-cell>
          <table:table-cell office:value-type="float" office:value="1781.468018" calcext:value-type="float">
            <text:p>1781.468018</text:p>
          </table:table-cell>
          <table:table-cell office:value-type="float" office:value="1679.283813" calcext:value-type="float">
            <text:p>1679.283813</text:p>
          </table:table-cell>
          <table:table-cell office:value-type="float" office:value="1706.504517" calcext:value-type="float">
            <text:p>1706.504517</text:p>
          </table:table-cell>
          <table:table-cell table:number-columns-repeated="13"/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1724.503662" calcext:value-type="float">
            <text:p>1724.503662</text:p>
          </table:table-cell>
          <table:table-cell office:value-type="float" office:value="1779.66272" calcext:value-type="float">
            <text:p>1779.66272</text:p>
          </table:table-cell>
          <table:table-cell office:value-type="float" office:value="1707.056519" calcext:value-type="float">
            <text:p>1707.056519</text:p>
          </table:table-cell>
          <table:table-cell office:value-type="float" office:value="1725.104492" calcext:value-type="float">
            <text:p>1725.104492</text:p>
          </table:table-cell>
          <table:table-cell table:number-columns-repeated="13"/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1742.7146" calcext:value-type="float">
            <text:p>1742.7146</text:p>
          </table:table-cell>
          <table:table-cell office:value-type="float" office:value="1791.543701" calcext:value-type="float">
            <text:p>1791.543701</text:p>
          </table:table-cell>
          <table:table-cell office:value-type="float" office:value="1727.59314" calcext:value-type="float">
            <text:p>1727.59314</text:p>
          </table:table-cell>
          <table:table-cell office:value-type="float" office:value="1737.958496" calcext:value-type="float">
            <text:p>1737.958496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746.222046" calcext:value-type="float">
            <text:p>1746.222046</text:p>
          </table:table-cell>
          <table:table-cell office:value-type="float" office:value="1800.469116" calcext:value-type="float">
            <text:p>1800.469116</text:p>
          </table:table-cell>
          <table:table-cell office:value-type="float" office:value="1777.610107" calcext:value-type="float">
            <text:p>1777.610107</text:p>
          </table:table-cell>
          <table:table-cell office:value-type="float" office:value="1809.787109" calcext:value-type="float">
            <text:p>1809.787109</text:p>
          </table:table-cell>
          <table:table-cell table:number-columns-repeated="13"/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1778.240479" calcext:value-type="float">
            <text:p>1778.240479</text:p>
          </table:table-cell>
          <table:table-cell office:value-type="float" office:value="1861.718262" calcext:value-type="float">
            <text:p>1861.718262</text:p>
          </table:table-cell>
          <table:table-cell office:value-type="float" office:value="1798.265259" calcext:value-type="float">
            <text:p>1798.265259</text:p>
          </table:table-cell>
          <table:table-cell office:value-type="float" office:value="1865.553711" calcext:value-type="float">
            <text:p>1865.553711</text:p>
          </table:table-cell>
          <table:table-cell table:number-columns-repeated="13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1833.385132" calcext:value-type="float">
            <text:p>1833.385132</text:p>
          </table:table-cell>
          <table:table-cell office:value-type="float" office:value="1910.322266" calcext:value-type="float">
            <text:p>1910.322266</text:p>
          </table:table-cell>
          <table:table-cell office:value-type="float" office:value="1851.844971" calcext:value-type="float">
            <text:p>1851.844971</text:p>
          </table:table-cell>
          <table:table-cell office:value-type="float" office:value="1906.816284" calcext:value-type="float">
            <text:p>1906.816284</text:p>
          </table:table-cell>
          <table:table-cell table:number-columns-repeated="13"/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1837.563354" calcext:value-type="float">
            <text:p>1837.563354</text:p>
          </table:table-cell>
          <table:table-cell office:value-type="float" office:value="1906.212646" calcext:value-type="float">
            <text:p>1906.212646</text:p>
          </table:table-cell>
          <table:table-cell office:value-type="float" office:value="1848.819458" calcext:value-type="float">
            <text:p>1848.819458</text:p>
          </table:table-cell>
          <table:table-cell office:value-type="float" office:value="1901.500488" calcext:value-type="float">
            <text:p>1901.500488</text:p>
          </table:table-cell>
          <table:table-cell table:number-columns-repeated="13"/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861.103149" calcext:value-type="float">
            <text:p>1861.103149</text:p>
          </table:table-cell>
          <table:table-cell office:value-type="float" office:value="1976.222168" calcext:value-type="float">
            <text:p>1976.222168</text:p>
          </table:table-cell>
          <table:table-cell office:value-type="float" office:value="1864.68103" calcext:value-type="float">
            <text:p>1864.68103</text:p>
          </table:table-cell>
          <table:table-cell office:value-type="float" office:value="1980.960815" calcext:value-type="float">
            <text:p>1980.960815</text:p>
          </table:table-cell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881.218994" calcext:value-type="float">
            <text:p>1881.218994</text:p>
          </table:table-cell>
          <table:table-cell office:value-type="float" office:value="1944.366455" calcext:value-type="float">
            <text:p>1944.366455</text:p>
          </table:table-cell>
          <table:table-cell office:value-type="float" office:value="1887.518311" calcext:value-type="float">
            <text:p>1887.518311</text:p>
          </table:table-cell>
          <table:table-cell office:value-type="float" office:value="1954.661743" calcext:value-type="float">
            <text:p>1954.661743</text:p>
          </table:table-cell>
          <table:table-cell table:number-columns-repeated="13"/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875.754639" calcext:value-type="float">
            <text:p>1875.754639</text:p>
          </table:table-cell>
          <table:table-cell office:value-type="float" office:value="1959.441528" calcext:value-type="float">
            <text:p>1959.441528</text:p>
          </table:table-cell>
          <table:table-cell office:value-type="float" office:value="1884.760254" calcext:value-type="float">
            <text:p>1884.760254</text:p>
          </table:table-cell>
          <table:table-cell office:value-type="float" office:value="1972.26123" calcext:value-type="float">
            <text:p>1972.26123</text:p>
          </table:table-cell>
          <table:table-cell table:number-columns-repeated="13"/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844.207275" calcext:value-type="float">
            <text:p>1844.207275</text:p>
          </table:table-cell>
          <table:table-cell office:value-type="float" office:value="1976.303101" calcext:value-type="float">
            <text:p>1976.303101</text:p>
          </table:table-cell>
          <table:table-cell office:value-type="float" office:value="1848.847412" calcext:value-type="float">
            <text:p>1848.847412</text:p>
          </table:table-cell>
          <table:table-cell office:value-type="float" office:value="1988.82251" calcext:value-type="float">
            <text:p>1988.82251</text:p>
          </table:table-cell>
          <table:table-cell table:number-columns-repeated="13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839.413696" calcext:value-type="float">
            <text:p>1839.413696</text:p>
          </table:table-cell>
          <table:table-cell office:value-type="float" office:value="1961.287964" calcext:value-type="float">
            <text:p>1961.287964</text:p>
          </table:table-cell>
          <table:table-cell office:value-type="float" office:value="1855.605103" calcext:value-type="float">
            <text:p>1855.605103</text:p>
          </table:table-cell>
          <table:table-cell office:value-type="float" office:value="1960.408447" calcext:value-type="float">
            <text:p>1960.408447</text:p>
          </table:table-cell>
          <table:table-cell table:number-columns-repeated="13"/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830.31665" calcext:value-type="float">
            <text:p>1830.31665</text:p>
          </table:table-cell>
          <table:table-cell office:value-type="float" office:value="1966.904785" calcext:value-type="float">
            <text:p>1966.904785</text:p>
          </table:table-cell>
          <table:table-cell office:value-type="float" office:value="1844.654053" calcext:value-type="float">
            <text:p>1844.654053</text:p>
          </table:table-cell>
          <table:table-cell office:value-type="float" office:value="1954.201416" calcext:value-type="float">
            <text:p>1954.201416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50.138916" calcext:value-type="float">
            <text:p>1850.138916</text:p>
          </table:table-cell>
          <table:table-cell office:value-type="float" office:value="1961.001465" calcext:value-type="float">
            <text:p>1961.001465</text:p>
          </table:table-cell>
          <table:table-cell office:value-type="float" office:value="1860.659302" calcext:value-type="float">
            <text:p>1860.659302</text:p>
          </table:table-cell>
          <table:table-cell office:value-type="float" office:value="1961.720215" calcext:value-type="float">
            <text:p>1961.720215</text:p>
          </table:table-cell>
          <table:table-cell table:number-columns-repeated="13"/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846.30603" calcext:value-type="float">
            <text:p>1846.30603</text:p>
          </table:table-cell>
          <table:table-cell office:value-type="float" office:value="1942.971191" calcext:value-type="float">
            <text:p>1942.971191</text:p>
          </table:table-cell>
          <table:table-cell office:value-type="float" office:value="1860.036743" calcext:value-type="float">
            <text:p>1860.036743</text:p>
          </table:table-cell>
          <table:table-cell office:value-type="float" office:value="1944.493652" calcext:value-type="float">
            <text:p>1944.493652</text:p>
          </table:table-cell>
          <table:table-cell table:number-columns-repeated="13"/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838.263428" calcext:value-type="float">
            <text:p>1838.263428</text:p>
          </table:table-cell>
          <table:table-cell office:value-type="float" office:value="1997.632812" calcext:value-type="float">
            <text:p>1997.632812</text:p>
          </table:table-cell>
          <table:table-cell office:value-type="float" office:value="1847.751587" calcext:value-type="float">
            <text:p>1847.751587</text:p>
          </table:table-cell>
          <table:table-cell office:value-type="float" office:value="1996.502563" calcext:value-type="float">
            <text:p>1996.502563</text:p>
          </table:table-cell>
          <table:table-cell table:number-columns-repeated="13"/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847.229736" calcext:value-type="float">
            <text:p>1847.229736</text:p>
          </table:table-cell>
          <table:table-cell office:value-type="float" office:value="1968.559937" calcext:value-type="float">
            <text:p>1968.559937</text:p>
          </table:table-cell>
          <table:table-cell office:value-type="float" office:value="1859.709595" calcext:value-type="float">
            <text:p>1859.709595</text:p>
          </table:table-cell>
          <table:table-cell office:value-type="float" office:value="1966.342529" calcext:value-type="float">
            <text:p>1966.342529</text:p>
          </table:table-cell>
          <table:table-cell table:number-columns-repeated="13"/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859.234497" calcext:value-type="float">
            <text:p>1859.234497</text:p>
          </table:table-cell>
          <table:table-cell office:value-type="float" office:value="1975.07666" calcext:value-type="float">
            <text:p>1975.07666</text:p>
          </table:table-cell>
          <table:table-cell office:value-type="float" office:value="1869.393433" calcext:value-type="float">
            <text:p>1869.393433</text:p>
          </table:table-cell>
          <table:table-cell office:value-type="float" office:value="1970.937866" calcext:value-type="float">
            <text:p>1970.937866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30.537109" calcext:value-type="float">
            <text:p>1830.537109</text:p>
          </table:table-cell>
          <table:table-cell office:value-type="float" office:value="1989.474609" calcext:value-type="float">
            <text:p>1989.474609</text:p>
          </table:table-cell>
          <table:table-cell office:value-type="float" office:value="1839.557861" calcext:value-type="float">
            <text:p>1839.557861</text:p>
          </table:table-cell>
          <table:table-cell office:value-type="float" office:value="1991.529419" calcext:value-type="float">
            <text:p>1991.529419</text:p>
          </table:table-cell>
          <table:table-cell table:number-columns-repeated="13"/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1833.765747" calcext:value-type="float">
            <text:p>1833.765747</text:p>
          </table:table-cell>
          <table:table-cell office:value-type="float" office:value="1940.734009" calcext:value-type="float">
            <text:p>1940.734009</text:p>
          </table:table-cell>
          <table:table-cell office:value-type="float" office:value="1855.097412" calcext:value-type="float">
            <text:p>1855.097412</text:p>
          </table:table-cell>
          <table:table-cell office:value-type="float" office:value="1937.392212" calcext:value-type="float">
            <text:p>1937.392212</text:p>
          </table:table-cell>
          <table:table-cell table:number-columns-repeated="13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1861.879517" calcext:value-type="float">
            <text:p>1861.879517</text:p>
          </table:table-cell>
          <table:table-cell office:value-type="float" office:value="1952.616943" calcext:value-type="float">
            <text:p>1952.616943</text:p>
          </table:table-cell>
          <table:table-cell office:value-type="float" office:value="1879.56897" calcext:value-type="float">
            <text:p>1879.56897</text:p>
          </table:table-cell>
          <table:table-cell office:value-type="float" office:value="1946.019531" calcext:value-type="float">
            <text:p>1946.019531</text:p>
          </table:table-cell>
          <table:table-cell table:number-columns-repeated="13"/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1829.102051" calcext:value-type="float">
            <text:p>1829.102051</text:p>
          </table:table-cell>
          <table:table-cell office:value-type="float" office:value="1981.528564" calcext:value-type="float">
            <text:p>1981.528564</text:p>
          </table:table-cell>
          <table:table-cell office:value-type="float" office:value="1838.692993" calcext:value-type="float">
            <text:p>1838.692993</text:p>
          </table:table-cell>
          <table:table-cell office:value-type="float" office:value="1982.893921" calcext:value-type="float">
            <text:p>1982.893921</text:p>
          </table:table-cell>
          <table:table-cell table:number-columns-repeated="13"/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1839.988281" calcext:value-type="float">
            <text:p>1839.988281</text:p>
          </table:table-cell>
          <table:table-cell office:value-type="float" office:value="1946.056641" calcext:value-type="float">
            <text:p>1946.056641</text:p>
          </table:table-cell>
          <table:table-cell office:value-type="float" office:value="1860.611694" calcext:value-type="float">
            <text:p>1860.611694</text:p>
          </table:table-cell>
          <table:table-cell office:value-type="float" office:value="1938.309814" calcext:value-type="float">
            <text:p>1938.309814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59.487915" calcext:value-type="float">
            <text:p>1859.487915</text:p>
          </table:table-cell>
          <table:table-cell office:value-type="float" office:value="1972.604492" calcext:value-type="float">
            <text:p>1972.604492</text:p>
          </table:table-cell>
          <table:table-cell office:value-type="float" office:value="1872.961914" calcext:value-type="float">
            <text:p>1872.961914</text:p>
          </table:table-cell>
          <table:table-cell office:value-type="float" office:value="1966.543579" calcext:value-type="float">
            <text:p>1966.543579</text:p>
          </table:table-cell>
          <table:table-cell table:number-columns-repeated="13"/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1826.387329" calcext:value-type="float">
            <text:p>1826.387329</text:p>
          </table:table-cell>
          <table:table-cell office:value-type="float" office:value="1980.40271" calcext:value-type="float">
            <text:p>1980.40271</text:p>
          </table:table-cell>
          <table:table-cell office:value-type="float" office:value="1842.532837" calcext:value-type="float">
            <text:p>1842.532837</text:p>
          </table:table-cell>
          <table:table-cell office:value-type="float" office:value="1977.319092" calcext:value-type="float">
            <text:p>1977.319092</text:p>
          </table:table-cell>
          <table:table-cell table:number-columns-repeated="13"/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1840.695923" calcext:value-type="float">
            <text:p>1840.695923</text:p>
          </table:table-cell>
          <table:table-cell office:value-type="float" office:value="1938.052612" calcext:value-type="float">
            <text:p>1938.052612</text:p>
          </table:table-cell>
          <table:table-cell office:value-type="float" office:value="1864.12793" calcext:value-type="float">
            <text:p>1864.12793</text:p>
          </table:table-cell>
          <table:table-cell office:value-type="float" office:value="1930.703003" calcext:value-type="float">
            <text:p>1930.703003</text:p>
          </table:table-cell>
          <table:table-cell table:number-columns-repeated="13"/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1860.287231" calcext:value-type="float">
            <text:p>1860.287231</text:p>
          </table:table-cell>
          <table:table-cell office:value-type="float" office:value="1933.080078" calcext:value-type="float">
            <text:p>1933.080078</text:p>
          </table:table-cell>
          <table:table-cell office:value-type="float" office:value="1881.000732" calcext:value-type="float">
            <text:p>1881.000732</text:p>
          </table:table-cell>
          <table:table-cell office:value-type="float" office:value="1923.758789" calcext:value-type="float">
            <text:p>1923.758789</text:p>
          </table:table-cell>
          <table:table-cell table:number-columns-repeated="13"/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1824.60376" calcext:value-type="float">
            <text:p>1824.60376</text:p>
          </table:table-cell>
          <table:table-cell office:value-type="float" office:value="1984.760986" calcext:value-type="float">
            <text:p>1984.760986</text:p>
          </table:table-cell>
          <table:table-cell office:value-type="float" office:value="1838.876221" calcext:value-type="float">
            <text:p>1838.876221</text:p>
          </table:table-cell>
          <table:table-cell office:value-type="float" office:value="1981.862183" calcext:value-type="float">
            <text:p>1981.862183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39.418701" calcext:value-type="float">
            <text:p>1839.418701</text:p>
          </table:table-cell>
          <table:table-cell office:value-type="float" office:value="1956.99292" calcext:value-type="float">
            <text:p>1956.99292</text:p>
          </table:table-cell>
          <table:table-cell office:value-type="float" office:value="1860.603882" calcext:value-type="float">
            <text:p>1860.603882</text:p>
          </table:table-cell>
          <table:table-cell office:value-type="float" office:value="1952.745728" calcext:value-type="float">
            <text:p>1952.745728</text:p>
          </table:table-cell>
          <table:table-cell table:number-columns-repeated="13"/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1868.967651" calcext:value-type="float">
            <text:p>1868.967651</text:p>
          </table:table-cell>
          <table:table-cell office:value-type="float" office:value="1954.738037" calcext:value-type="float">
            <text:p>1954.738037</text:p>
          </table:table-cell>
          <table:table-cell office:value-type="float" office:value="1889.88501" calcext:value-type="float">
            <text:p>1889.88501</text:p>
          </table:table-cell>
          <table:table-cell office:value-type="float" office:value="1947.626221" calcext:value-type="float">
            <text:p>1947.626221</text:p>
          </table:table-cell>
          <table:table-cell table:number-columns-repeated="13"/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1823.362915" calcext:value-type="float">
            <text:p>1823.362915</text:p>
          </table:table-cell>
          <table:table-cell office:value-type="float" office:value="1996.586304" calcext:value-type="float">
            <text:p>1996.586304</text:p>
          </table:table-cell>
          <table:table-cell office:value-type="float" office:value="1836.044678" calcext:value-type="float">
            <text:p>1836.044678</text:p>
          </table:table-cell>
          <table:table-cell office:value-type="float" office:value="1995.957031" calcext:value-type="float">
            <text:p>1995.957031</text:p>
          </table:table-cell>
          <table:table-cell table:number-columns-repeated="13"/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1842.765625" calcext:value-type="float">
            <text:p>1842.765625</text:p>
          </table:table-cell>
          <table:table-cell office:value-type="float" office:value="1963.57605" calcext:value-type="float">
            <text:p>1963.57605</text:p>
          </table:table-cell>
          <table:table-cell office:value-type="float" office:value="1863.151978" calcext:value-type="float">
            <text:p>1863.151978</text:p>
          </table:table-cell>
          <table:table-cell office:value-type="float" office:value="1956.318848" calcext:value-type="float">
            <text:p>1956.318848</text:p>
          </table:table-cell>
          <table:table-cell table:number-columns-repeated="13"/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1866.909912" calcext:value-type="float">
            <text:p>1866.909912</text:p>
          </table:table-cell>
          <table:table-cell office:value-type="float" office:value="1943.823242" calcext:value-type="float">
            <text:p>1943.823242</text:p>
          </table:table-cell>
          <table:table-cell office:value-type="float" office:value="1888.934814" calcext:value-type="float">
            <text:p>1888.934814</text:p>
          </table:table-cell>
          <table:table-cell office:value-type="float" office:value="1934.223877" calcext:value-type="float">
            <text:p>1934.223877</text:p>
          </table:table-cell>
          <table:table-cell table:number-columns-repeated="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811.997681" calcext:value-type="float">
            <text:p>1811.997681</text:p>
          </table:table-cell>
          <table:table-cell office:value-type="float" office:value="1998.889771" calcext:value-type="float">
            <text:p>1998.889771</text:p>
          </table:table-cell>
          <table:table-cell office:value-type="float" office:value="1815.211914" calcext:value-type="float">
            <text:p>1815.211914</text:p>
          </table:table-cell>
          <table:table-cell office:value-type="float" office:value="1999.595215" calcext:value-type="float">
            <text:p>1999.595215</text:p>
          </table:table-cell>
          <table:table-cell table:number-columns-repeated="13"/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1836.143799" calcext:value-type="float">
            <text:p>1836.143799</text:p>
          </table:table-cell>
          <table:table-cell office:value-type="float" office:value="1968.381104" calcext:value-type="float">
            <text:p>1968.381104</text:p>
          </table:table-cell>
          <table:table-cell office:value-type="float" office:value="1856.019043" calcext:value-type="float">
            <text:p>1856.019043</text:p>
          </table:table-cell>
          <table:table-cell office:value-type="float" office:value="1961.370728" calcext:value-type="float">
            <text:p>1961.370728</text:p>
          </table:table-cell>
          <table:table-cell table:number-columns-repeated="13"/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1870.75" calcext:value-type="float">
            <text:p>1870.75</text:p>
          </table:table-cell>
          <table:table-cell office:value-type="float" office:value="1935.33667" calcext:value-type="float">
            <text:p>1935.33667</text:p>
          </table:table-cell>
          <table:table-cell office:value-type="float" office:value="1893.794678" calcext:value-type="float">
            <text:p>1893.794678</text:p>
          </table:table-cell>
          <table:table-cell office:value-type="float" office:value="1925.787842" calcext:value-type="float">
            <text:p>1925.787842</text:p>
          </table:table-cell>
          <table:table-cell table:number-columns-repeated="13"/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1817.734985" calcext:value-type="float">
            <text:p>1817.734985</text:p>
          </table:table-cell>
          <table:table-cell office:value-type="float" office:value="1970.221924" calcext:value-type="float">
            <text:p>1970.221924</text:p>
          </table:table-cell>
          <table:table-cell office:value-type="float" office:value="1830.202026" calcext:value-type="float">
            <text:p>1830.202026</text:p>
          </table:table-cell>
          <table:table-cell office:value-type="float" office:value="1965.769531" calcext:value-type="float">
            <text:p>1965.769531</text:p>
          </table:table-cell>
          <table:table-cell table:number-columns-repeated="13"/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1766.326294" calcext:value-type="float">
            <text:p>1766.326294</text:p>
          </table:table-cell>
          <table:table-cell office:value-type="float" office:value="1943.796875" calcext:value-type="float">
            <text:p>1943.796875</text:p>
          </table:table-cell>
          <table:table-cell office:value-type="float" office:value="1764.802246" calcext:value-type="float">
            <text:p>1764.802246</text:p>
          </table:table-cell>
          <table:table-cell office:value-type="float" office:value="1949.671631" calcext:value-type="float">
            <text:p>1949.671631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785.079224" calcext:value-type="float">
            <text:p>1785.079224</text:p>
          </table:table-cell>
          <table:table-cell office:value-type="float" office:value="1857.9104" calcext:value-type="float">
            <text:p>1857.9104</text:p>
          </table:table-cell>
          <table:table-cell office:value-type="float" office:value="1801.94458" calcext:value-type="float">
            <text:p>1801.94458</text:p>
          </table:table-cell>
          <table:table-cell office:value-type="float" office:value="1858.293945" calcext:value-type="float">
            <text:p>1858.293945</text:p>
          </table:table-cell>
          <table:table-cell table:number-columns-repeated="13"/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1751.838257" calcext:value-type="float">
            <text:p>1751.838257</text:p>
          </table:table-cell>
          <table:table-cell office:value-type="float" office:value="1893.870972" calcext:value-type="float">
            <text:p>1893.870972</text:p>
          </table:table-cell>
          <table:table-cell office:value-type="float" office:value="1755.670166" calcext:value-type="float">
            <text:p>1755.670166</text:p>
          </table:table-cell>
          <table:table-cell office:value-type="float" office:value="1892.233398" calcext:value-type="float">
            <text:p>1892.233398</text:p>
          </table:table-cell>
          <table:table-cell table:number-columns-repeated="13"/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1703.981445" calcext:value-type="float">
            <text:p>1703.981445</text:p>
          </table:table-cell>
          <table:table-cell office:value-type="float" office:value="1863.411987" calcext:value-type="float">
            <text:p>1863.411987</text:p>
          </table:table-cell>
          <table:table-cell office:value-type="float" office:value="1713.981567" calcext:value-type="float">
            <text:p>1713.981567</text:p>
          </table:table-cell>
          <table:table-cell office:value-type="float" office:value="1863.611206" calcext:value-type="float">
            <text:p>1863.611206</text:p>
          </table:table-cell>
          <table:table-cell table:number-columns-repeated="13"/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1728.500244" calcext:value-type="float">
            <text:p>1728.500244</text:p>
          </table:table-cell>
          <table:table-cell office:value-type="float" office:value="1788.663818" calcext:value-type="float">
            <text:p>1788.663818</text:p>
          </table:table-cell>
          <table:table-cell office:value-type="float" office:value="1744.506348" calcext:value-type="float">
            <text:p>1744.506348</text:p>
          </table:table-cell>
          <table:table-cell office:value-type="float" office:value="1782.966797" calcext:value-type="float">
            <text:p>1782.966797</text:p>
          </table:table-cell>
          <table:table-cell table:number-columns-repeated="13"/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1688.310303" calcext:value-type="float">
            <text:p>1688.310303</text:p>
          </table:table-cell>
          <table:table-cell office:value-type="float" office:value="1824.39624" calcext:value-type="float">
            <text:p>1824.39624</text:p>
          </table:table-cell>
          <table:table-cell office:value-type="float" office:value="1690.93103" calcext:value-type="float">
            <text:p>1690.93103</text:p>
          </table:table-cell>
          <table:table-cell office:value-type="float" office:value="1827.130615" calcext:value-type="float">
            <text:p>1827.130615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69.508423" calcext:value-type="float">
            <text:p>1669.508423</text:p>
          </table:table-cell>
          <table:table-cell office:value-type="float" office:value="1788.940063" calcext:value-type="float">
            <text:p>1788.940063</text:p>
          </table:table-cell>
          <table:table-cell office:value-type="float" office:value="1683.489502" calcext:value-type="float">
            <text:p>1683.489502</text:p>
          </table:table-cell>
          <table:table-cell office:value-type="float" office:value="1784.903442" calcext:value-type="float">
            <text:p>1784.903442</text:p>
          </table:table-cell>
          <table:table-cell table:number-columns-repeated="13"/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1677.31189" calcext:value-type="float">
            <text:p>1677.31189</text:p>
          </table:table-cell>
          <table:table-cell office:value-type="float" office:value="1762.694336" calcext:value-type="float">
            <text:p>1762.694336</text:p>
          </table:table-cell>
          <table:table-cell office:value-type="float" office:value="1694.884155" calcext:value-type="float">
            <text:p>1694.884155</text:p>
          </table:table-cell>
          <table:table-cell office:value-type="float" office:value="1749.358154" calcext:value-type="float">
            <text:p>1749.358154</text:p>
          </table:table-cell>
          <table:table-cell table:number-columns-repeated="13"/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1653.840576" calcext:value-type="float">
            <text:p>1653.840576</text:p>
          </table:table-cell>
          <table:table-cell office:value-type="float" office:value="1771.991577" calcext:value-type="float">
            <text:p>1771.991577</text:p>
          </table:table-cell>
          <table:table-cell office:value-type="float" office:value="1652.272705" calcext:value-type="float">
            <text:p>1652.272705</text:p>
          </table:table-cell>
          <table:table-cell office:value-type="float" office:value="1762.072754" calcext:value-type="float">
            <text:p>1762.072754</text:p>
          </table:table-cell>
          <table:table-cell table:number-columns-repeated="13"/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1653.737549" calcext:value-type="float">
            <text:p>1653.737549</text:p>
          </table:table-cell>
          <table:table-cell office:value-type="float" office:value="1732.806396" calcext:value-type="float">
            <text:p>1732.806396</text:p>
          </table:table-cell>
          <table:table-cell office:value-type="float" office:value="1657.95459" calcext:value-type="float">
            <text:p>1657.95459</text:p>
          </table:table-cell>
          <table:table-cell office:value-type="float" office:value="1739.515747" calcext:value-type="float">
            <text:p>1739.515747</text:p>
          </table:table-cell>
          <table:table-cell table:number-columns-repeated="13"/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1645.760498" calcext:value-type="float">
            <text:p>1645.760498</text:p>
          </table:table-cell>
          <table:table-cell office:value-type="float" office:value="1727.061523" calcext:value-type="float">
            <text:p>1727.061523</text:p>
          </table:table-cell>
          <table:table-cell office:value-type="float" office:value="1653.540283" calcext:value-type="float">
            <text:p>1653.540283</text:p>
          </table:table-cell>
          <table:table-cell office:value-type="float" office:value="1730.261597" calcext:value-type="float">
            <text:p>1730.261597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34.826782" calcext:value-type="float">
            <text:p>1634.826782</text:p>
          </table:table-cell>
          <table:table-cell office:value-type="float" office:value="1718.943481" calcext:value-type="float">
            <text:p>1718.943481</text:p>
          </table:table-cell>
          <table:table-cell office:value-type="float" office:value="1641.16272" calcext:value-type="float">
            <text:p>1641.16272</text:p>
          </table:table-cell>
          <table:table-cell office:value-type="float" office:value="1716.654907" calcext:value-type="float">
            <text:p>1716.654907</text:p>
          </table:table-cell>
          <table:table-cell table:number-columns-repeated="13"/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1629.816895" calcext:value-type="float">
            <text:p>1629.816895</text:p>
          </table:table-cell>
          <table:table-cell office:value-type="float" office:value="1704.737305" calcext:value-type="float">
            <text:p>1704.737305</text:p>
          </table:table-cell>
          <table:table-cell office:value-type="float" office:value="1634.599243" calcext:value-type="float">
            <text:p>1634.599243</text:p>
          </table:table-cell>
          <table:table-cell office:value-type="float" office:value="1703.729614" calcext:value-type="float">
            <text:p>1703.729614</text:p>
          </table:table-cell>
          <table:table-cell table:number-columns-repeated="13"/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1620.332764" calcext:value-type="float">
            <text:p>1620.332764</text:p>
          </table:table-cell>
          <table:table-cell office:value-type="float" office:value="1696.673584" calcext:value-type="float">
            <text:p>1696.673584</text:p>
          </table:table-cell>
          <table:table-cell office:value-type="float" office:value="1630.039673" calcext:value-type="float">
            <text:p>1630.039673</text:p>
          </table:table-cell>
          <table:table-cell office:value-type="float" office:value="1690.567139" calcext:value-type="float">
            <text:p>1690.567139</text:p>
          </table:table-cell>
          <table:table-cell table:number-columns-repeated="13"/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1622.302002" calcext:value-type="float">
            <text:p>1622.302002</text:p>
          </table:table-cell>
          <table:table-cell office:value-type="float" office:value="1688.57251" calcext:value-type="float">
            <text:p>1688.57251</text:p>
          </table:table-cell>
          <table:table-cell office:value-type="float" office:value="1621.789062" calcext:value-type="float">
            <text:p>1621.789062</text:p>
          </table:table-cell>
          <table:table-cell office:value-type="float" office:value="1683.813965" calcext:value-type="float">
            <text:p>1683.813965</text:p>
          </table:table-cell>
          <table:table-cell table:number-columns-repeated="13"/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1614.591797" calcext:value-type="float">
            <text:p>1614.591797</text:p>
          </table:table-cell>
          <table:table-cell office:value-type="float" office:value="1669.962646" calcext:value-type="float">
            <text:p>1669.962646</text:p>
          </table:table-cell>
          <table:table-cell office:value-type="float" office:value="1616.338989" calcext:value-type="float">
            <text:p>1616.338989</text:p>
          </table:table-cell>
          <table:table-cell office:value-type="float" office:value="1674.898193" calcext:value-type="float">
            <text:p>1674.898193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05.677246" calcext:value-type="float">
            <text:p>1605.677246</text:p>
          </table:table-cell>
          <table:table-cell office:value-type="float" office:value="1666.479614" calcext:value-type="float">
            <text:p>1666.479614</text:p>
          </table:table-cell>
          <table:table-cell office:value-type="float" office:value="1608.152954" calcext:value-type="float">
            <text:p>1608.152954</text:p>
          </table:table-cell>
          <table:table-cell office:value-type="float" office:value="1669.6073" calcext:value-type="float">
            <text:p>1669.6073</text:p>
          </table:table-cell>
          <table:table-cell table:number-columns-repeated="13"/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1597.643188" calcext:value-type="float">
            <text:p>1597.643188</text:p>
          </table:table-cell>
          <table:table-cell office:value-type="float" office:value="1666.700073" calcext:value-type="float">
            <text:p>1666.700073</text:p>
          </table:table-cell>
          <table:table-cell office:value-type="float" office:value="1606.917358" calcext:value-type="float">
            <text:p>1606.917358</text:p>
          </table:table-cell>
          <table:table-cell office:value-type="float" office:value="1660.126953" calcext:value-type="float">
            <text:p>1660.126953</text:p>
          </table:table-cell>
          <table:table-cell table:number-columns-repeated="13"/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1603.315674" calcext:value-type="float">
            <text:p>1603.315674</text:p>
          </table:table-cell>
          <table:table-cell office:value-type="float" office:value="1649.03418" calcext:value-type="float">
            <text:p>1649.03418</text:p>
          </table:table-cell>
          <table:table-cell office:value-type="float" office:value="1599.039795" calcext:value-type="float">
            <text:p>1599.039795</text:p>
          </table:table-cell>
          <table:table-cell office:value-type="float" office:value="1648.81543" calcext:value-type="float">
            <text:p>1648.81543</text:p>
          </table:table-cell>
          <table:table-cell table:number-columns-repeated="13"/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1598.438721" calcext:value-type="float">
            <text:p>1598.438721</text:p>
          </table:table-cell>
          <table:table-cell office:value-type="float" office:value="1645.019653" calcext:value-type="float">
            <text:p>1645.019653</text:p>
          </table:table-cell>
          <table:table-cell office:value-type="float" office:value="1598.305664" calcext:value-type="float">
            <text:p>1598.305664</text:p>
          </table:table-cell>
          <table:table-cell office:value-type="float" office:value="1649.230225" calcext:value-type="float">
            <text:p>1649.230225</text:p>
          </table:table-cell>
          <table:table-cell table:number-columns-repeated="13"/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1588.93457" calcext:value-type="float">
            <text:p>1588.93457</text:p>
          </table:table-cell>
          <table:table-cell office:value-type="float" office:value="1639.940674" calcext:value-type="float">
            <text:p>1639.940674</text:p>
          </table:table-cell>
          <table:table-cell office:value-type="float" office:value="1593.859619" calcext:value-type="float">
            <text:p>1593.859619</text:p>
          </table:table-cell>
          <table:table-cell office:value-type="float" office:value="1640.241455" calcext:value-type="float">
            <text:p>1640.241455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92.770142" calcext:value-type="float">
            <text:p>1592.770142</text:p>
          </table:table-cell>
          <table:table-cell office:value-type="float" office:value="1636.354736" calcext:value-type="float">
            <text:p>1636.354736</text:p>
          </table:table-cell>
          <table:table-cell office:value-type="float" office:value="1588.635498" calcext:value-type="float">
            <text:p>1588.635498</text:p>
          </table:table-cell>
          <table:table-cell office:value-type="float" office:value="1634.654297" calcext:value-type="float">
            <text:p>1634.654297</text:p>
          </table:table-cell>
          <table:table-cell table:number-columns-repeated="13"/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1590.908447" calcext:value-type="float">
            <text:p>1590.908447</text:p>
          </table:table-cell>
          <table:table-cell office:value-type="float" office:value="1621.384766" calcext:value-type="float">
            <text:p>1621.384766</text:p>
          </table:table-cell>
          <table:table-cell office:value-type="float" office:value="1591.088013" calcext:value-type="float">
            <text:p>1591.088013</text:p>
          </table:table-cell>
          <table:table-cell office:value-type="float" office:value="1623.406128" calcext:value-type="float">
            <text:p>1623.406128</text:p>
          </table:table-cell>
          <table:table-cell table:number-columns-repeated="13"/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1586.065918" calcext:value-type="float">
            <text:p>1586.065918</text:p>
          </table:table-cell>
          <table:table-cell office:value-type="float" office:value="1624.788818" calcext:value-type="float">
            <text:p>1624.788818</text:p>
          </table:table-cell>
          <table:table-cell office:value-type="float" office:value="1584.644165" calcext:value-type="float">
            <text:p>1584.644165</text:p>
          </table:table-cell>
          <table:table-cell office:value-type="float" office:value="1622.463013" calcext:value-type="float">
            <text:p>1622.463013</text:p>
          </table:table-cell>
          <table:table-cell table:number-columns-repeated="13"/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1581.15625" calcext:value-type="float">
            <text:p>1581.15625</text:p>
          </table:table-cell>
          <table:table-cell office:value-type="float" office:value="1619.913208" calcext:value-type="float">
            <text:p>1619.913208</text:p>
          </table:table-cell>
          <table:table-cell office:value-type="float" office:value="1578.909546" calcext:value-type="float">
            <text:p>1578.909546</text:p>
          </table:table-cell>
          <table:table-cell office:value-type="float" office:value="1619.559814" calcext:value-type="float">
            <text:p>1619.559814</text:p>
          </table:table-cell>
          <table:table-cell table:number-columns-repeated="13"/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1584.582764" calcext:value-type="float">
            <text:p>1584.582764</text:p>
          </table:table-cell>
          <table:table-cell office:value-type="float" office:value="1614.085205" calcext:value-type="float">
            <text:p>1614.085205</text:p>
          </table:table-cell>
          <table:table-cell office:value-type="float" office:value="1584.814697" calcext:value-type="float">
            <text:p>1584.814697</text:p>
          </table:table-cell>
          <table:table-cell office:value-type="float" office:value="1611.578613" calcext:value-type="float">
            <text:p>1611.578613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75.431885" calcext:value-type="float">
            <text:p>1575.431885</text:p>
          </table:table-cell>
          <table:table-cell office:value-type="float" office:value="1615.557129" calcext:value-type="float">
            <text:p>1615.557129</text:p>
          </table:table-cell>
          <table:table-cell office:value-type="float" office:value="1580.520264" calcext:value-type="float">
            <text:p>1580.520264</text:p>
          </table:table-cell>
          <table:table-cell office:value-type="float" office:value="1609.387573" calcext:value-type="float">
            <text:p>1609.387573</text:p>
          </table:table-cell>
          <table:table-cell table:number-columns-repeated="13"/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1580.892944" calcext:value-type="float">
            <text:p>1580.892944</text:p>
          </table:table-cell>
          <table:table-cell office:value-type="float" office:value="1603.49646" calcext:value-type="float">
            <text:p>1603.49646</text:p>
          </table:table-cell>
          <table:table-cell office:value-type="float" office:value="1576.210815" calcext:value-type="float">
            <text:p>1576.210815</text:p>
          </table:table-cell>
          <table:table-cell office:value-type="float" office:value="1603.62561" calcext:value-type="float">
            <text:p>1603.62561</text:p>
          </table:table-cell>
          <table:table-cell table:number-columns-repeated="13"/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1578.734619" calcext:value-type="float">
            <text:p>1578.734619</text:p>
          </table:table-cell>
          <table:table-cell office:value-type="float" office:value="1604.759033" calcext:value-type="float">
            <text:p>1604.759033</text:p>
          </table:table-cell>
          <table:table-cell office:value-type="float" office:value="1577.906738" calcext:value-type="float">
            <text:p>1577.906738</text:p>
          </table:table-cell>
          <table:table-cell office:value-type="float" office:value="1606.327637" calcext:value-type="float">
            <text:p>1606.327637</text:p>
          </table:table-cell>
          <table:table-cell table:number-columns-repeated="13"/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1578.595947" calcext:value-type="float">
            <text:p>1578.595947</text:p>
          </table:table-cell>
          <table:table-cell office:value-type="float" office:value="1600.490601" calcext:value-type="float">
            <text:p>1600.490601</text:p>
          </table:table-cell>
          <table:table-cell office:value-type="float" office:value="1573.261597" calcext:value-type="float">
            <text:p>1573.261597</text:p>
          </table:table-cell>
          <table:table-cell office:value-type="float" office:value="1600.750977" calcext:value-type="float">
            <text:p>1600.750977</text:p>
          </table:table-cell>
          <table:table-cell table:number-columns-repeated="13"/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1580.824707" calcext:value-type="float">
            <text:p>1580.824707</text:p>
          </table:table-cell>
          <table:table-cell office:value-type="float" office:value="1595.687988" calcext:value-type="float">
            <text:p>1595.687988</text:p>
          </table:table-cell>
          <table:table-cell office:value-type="float" office:value="1574.446899" calcext:value-type="float">
            <text:p>1574.446899</text:p>
          </table:table-cell>
          <table:table-cell office:value-type="float" office:value="1598.401611" calcext:value-type="float">
            <text:p>1598.401611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73.219482" calcext:value-type="float">
            <text:p>1573.219482</text:p>
          </table:table-cell>
          <table:table-cell office:value-type="float" office:value="1595.964844" calcext:value-type="float">
            <text:p>1595.964844</text:p>
          </table:table-cell>
          <table:table-cell office:value-type="float" office:value="1571.909302" calcext:value-type="float">
            <text:p>1571.909302</text:p>
          </table:table-cell>
          <table:table-cell office:value-type="float" office:value="1592.150146" calcext:value-type="float">
            <text:p>1592.150146</text:p>
          </table:table-cell>
          <table:table-cell table:number-columns-repeated="13"/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1572.336792" calcext:value-type="float">
            <text:p>1572.336792</text:p>
          </table:table-cell>
          <table:table-cell office:value-type="float" office:value="1592.621094" calcext:value-type="float">
            <text:p>1592.621094</text:p>
          </table:table-cell>
          <table:table-cell office:value-type="float" office:value="1568.063354" calcext:value-type="float">
            <text:p>1568.063354</text:p>
          </table:table-cell>
          <table:table-cell office:value-type="float" office:value="1589.716797" calcext:value-type="float">
            <text:p>1589.716797</text:p>
          </table:table-cell>
          <table:table-cell table:number-columns-repeated="13"/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1572.537598" calcext:value-type="float">
            <text:p>1572.537598</text:p>
          </table:table-cell>
          <table:table-cell office:value-type="float" office:value="1593.750366" calcext:value-type="float">
            <text:p>1593.750366</text:p>
          </table:table-cell>
          <table:table-cell office:value-type="float" office:value="1568.837402" calcext:value-type="float">
            <text:p>1568.837402</text:p>
          </table:table-cell>
          <table:table-cell office:value-type="float" office:value="1585.43042" calcext:value-type="float">
            <text:p>1585.43042</text:p>
          </table:table-cell>
          <table:table-cell table:number-columns-repeated="13"/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1572.494751" calcext:value-type="float">
            <text:p>1572.494751</text:p>
          </table:table-cell>
          <table:table-cell office:value-type="float" office:value="1592.192627" calcext:value-type="float">
            <text:p>1592.192627</text:p>
          </table:table-cell>
          <table:table-cell office:value-type="float" office:value="1564.312622" calcext:value-type="float">
            <text:p>1564.312622</text:p>
          </table:table-cell>
          <table:table-cell office:value-type="float" office:value="1589.520508" calcext:value-type="float">
            <text:p>1589.520508</text:p>
          </table:table-cell>
          <table:table-cell table:number-columns-repeated="13"/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1561.908203" calcext:value-type="float">
            <text:p>1561.908203</text:p>
          </table:table-cell>
          <table:table-cell office:value-type="float" office:value="1579.912109" calcext:value-type="float">
            <text:p>1579.912109</text:p>
          </table:table-cell>
          <table:table-cell office:value-type="float" office:value="1573.973999" calcext:value-type="float">
            <text:p>1573.973999</text:p>
          </table:table-cell>
          <table:table-cell office:value-type="float" office:value="1590.576416" calcext:value-type="float">
            <text:p>1590.576416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66.074463" calcext:value-type="float">
            <text:p>1566.074463</text:p>
          </table:table-cell>
          <table:table-cell office:value-type="float" office:value="1585.615479" calcext:value-type="float">
            <text:p>1585.615479</text:p>
          </table:table-cell>
          <table:table-cell office:value-type="float" office:value="1568.712769" calcext:value-type="float">
            <text:p>1568.712769</text:p>
          </table:table-cell>
          <table:table-cell office:value-type="float" office:value="1586.288208" calcext:value-type="float">
            <text:p>1586.288208</text:p>
          </table:table-cell>
          <table:table-cell table:number-columns-repeated="13"/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1570.856323" calcext:value-type="float">
            <text:p>1570.856323</text:p>
          </table:table-cell>
          <table:table-cell office:value-type="float" office:value="1583.952026" calcext:value-type="float">
            <text:p>1583.952026</text:p>
          </table:table-cell>
          <table:table-cell office:value-type="float" office:value="1567.960815" calcext:value-type="float">
            <text:p>1567.960815</text:p>
          </table:table-cell>
          <table:table-cell office:value-type="float" office:value="1581.093384" calcext:value-type="float">
            <text:p>1581.093384</text:p>
          </table:table-cell>
          <table:table-cell table:number-columns-repeated="13"/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1565.460815" calcext:value-type="float">
            <text:p>1565.460815</text:p>
          </table:table-cell>
          <table:table-cell office:value-type="float" office:value="1584.442505" calcext:value-type="float">
            <text:p>1584.442505</text:p>
          </table:table-cell>
          <table:table-cell office:value-type="float" office:value="1566.422607" calcext:value-type="float">
            <text:p>1566.422607</text:p>
          </table:table-cell>
          <table:table-cell office:value-type="float" office:value="1585.212891" calcext:value-type="float">
            <text:p>1585.212891</text:p>
          </table:table-cell>
          <table:table-cell table:number-columns-repeated="13"/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1563.544312" calcext:value-type="float">
            <text:p>1563.544312</text:p>
          </table:table-cell>
          <table:table-cell office:value-type="float" office:value="1580.237427" calcext:value-type="float">
            <text:p>1580.237427</text:p>
          </table:table-cell>
          <table:table-cell office:value-type="float" office:value="1563.820801" calcext:value-type="float">
            <text:p>1563.820801</text:p>
          </table:table-cell>
          <table:table-cell office:value-type="float" office:value="1580.505371" calcext:value-type="float">
            <text:p>1580.505371</text:p>
          </table:table-cell>
          <table:table-cell table:number-columns-repeated="13"/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1566.839478" calcext:value-type="float">
            <text:p>1566.839478</text:p>
          </table:table-cell>
          <table:table-cell office:value-type="float" office:value="1579.783447" calcext:value-type="float">
            <text:p>1579.783447</text:p>
          </table:table-cell>
          <table:table-cell office:value-type="float" office:value="1563.945557" calcext:value-type="float">
            <text:p>1563.945557</text:p>
          </table:table-cell>
          <table:table-cell office:value-type="float" office:value="1581.075317" calcext:value-type="float">
            <text:p>1581.075317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66.238159" calcext:value-type="float">
            <text:p>1566.238159</text:p>
          </table:table-cell>
          <table:table-cell office:value-type="float" office:value="1579.811279" calcext:value-type="float">
            <text:p>1579.811279</text:p>
          </table:table-cell>
          <table:table-cell office:value-type="float" office:value="1564.326172" calcext:value-type="float">
            <text:p>1564.326172</text:p>
          </table:table-cell>
          <table:table-cell office:value-type="float" office:value="1580.445557" calcext:value-type="float">
            <text:p>1580.445557</text:p>
          </table:table-cell>
          <table:table-cell table:number-columns-repeated="13"/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1565.86438" calcext:value-type="float">
            <text:p>1565.86438</text:p>
          </table:table-cell>
          <table:table-cell office:value-type="float" office:value="1577.660889" calcext:value-type="float">
            <text:p>1577.660889</text:p>
          </table:table-cell>
          <table:table-cell office:value-type="float" office:value="1564.739746" calcext:value-type="float">
            <text:p>1564.739746</text:p>
          </table:table-cell>
          <table:table-cell office:value-type="float" office:value="1579.997437" calcext:value-type="float">
            <text:p>1579.997437</text:p>
          </table:table-cell>
          <table:table-cell table:number-columns-repeated="13"/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1565.307739" calcext:value-type="float">
            <text:p>1565.307739</text:p>
          </table:table-cell>
          <table:table-cell office:value-type="float" office:value="1578.33667" calcext:value-type="float">
            <text:p>1578.33667</text:p>
          </table:table-cell>
          <table:table-cell office:value-type="float" office:value="1565.753174" calcext:value-type="float">
            <text:p>1565.753174</text:p>
          </table:table-cell>
          <table:table-cell office:value-type="float" office:value="1577.12146" calcext:value-type="float">
            <text:p>1577.12146</text:p>
          </table:table-cell>
          <table:table-cell table:number-columns-repeated="13"/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1567.441895" calcext:value-type="float">
            <text:p>1567.441895</text:p>
          </table:table-cell>
          <table:table-cell office:value-type="float" office:value="1576.206177" calcext:value-type="float">
            <text:p>1576.206177</text:p>
          </table:table-cell>
          <table:table-cell office:value-type="float" office:value="1565.022949" calcext:value-type="float">
            <text:p>1565.022949</text:p>
          </table:table-cell>
          <table:table-cell office:value-type="float" office:value="1576.775024" calcext:value-type="float">
            <text:p>1576.775024</text:p>
          </table:table-cell>
          <table:table-cell table:number-columns-repeated="13"/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1569.511841" calcext:value-type="float">
            <text:p>1569.511841</text:p>
          </table:table-cell>
          <table:table-cell office:value-type="float" office:value="1575.027832" calcext:value-type="float">
            <text:p>1575.027832</text:p>
          </table:table-cell>
          <table:table-cell office:value-type="float" office:value="1566.213867" calcext:value-type="float">
            <text:p>1566.213867</text:p>
          </table:table-cell>
          <table:table-cell office:value-type="float" office:value="1575.213257" calcext:value-type="float">
            <text:p>1575.213257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62.959595" calcext:value-type="float">
            <text:p>1562.959595</text:p>
          </table:table-cell>
          <table:table-cell office:value-type="float" office:value="1574.983887" calcext:value-type="float">
            <text:p>1574.983887</text:p>
          </table:table-cell>
          <table:table-cell office:value-type="float" office:value="1558.875732" calcext:value-type="float">
            <text:p>1558.875732</text:p>
          </table:table-cell>
          <table:table-cell office:value-type="float" office:value="1575.403442" calcext:value-type="float">
            <text:p>1575.403442</text:p>
          </table:table-cell>
          <table:table-cell table:number-columns-repeated="13"/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1567.035278" calcext:value-type="float">
            <text:p>1567.035278</text:p>
          </table:table-cell>
          <table:table-cell office:value-type="float" office:value="1573.96814" calcext:value-type="float">
            <text:p>1573.96814</text:p>
          </table:table-cell>
          <table:table-cell office:value-type="float" office:value="1565.119019" calcext:value-type="float">
            <text:p>1565.119019</text:p>
          </table:table-cell>
          <table:table-cell office:value-type="float" office:value="1574.47168" calcext:value-type="float">
            <text:p>1574.47168</text:p>
          </table:table-cell>
          <table:table-cell table:number-columns-repeated="13"/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1565.754028" calcext:value-type="float">
            <text:p>1565.754028</text:p>
          </table:table-cell>
          <table:table-cell office:value-type="float" office:value="1571.632202" calcext:value-type="float">
            <text:p>1571.632202</text:p>
          </table:table-cell>
          <table:table-cell office:value-type="float" office:value="1562.384888" calcext:value-type="float">
            <text:p>1562.384888</text:p>
          </table:table-cell>
          <table:table-cell office:value-type="float" office:value="1572.885864" calcext:value-type="float">
            <text:p>1572.885864</text:p>
          </table:table-cell>
          <table:table-cell table:number-columns-repeated="13"/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1567.391235" calcext:value-type="float">
            <text:p>1567.391235</text:p>
          </table:table-cell>
          <table:table-cell office:value-type="float" office:value="1574.729248" calcext:value-type="float">
            <text:p>1574.729248</text:p>
          </table:table-cell>
          <table:table-cell office:value-type="float" office:value="1567.327637" calcext:value-type="float">
            <text:p>1567.327637</text:p>
          </table:table-cell>
          <table:table-cell office:value-type="float" office:value="1573.281616" calcext:value-type="float">
            <text:p>1573.281616</text:p>
          </table:table-cell>
          <table:table-cell table:number-columns-repeated="13"/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1569.032349" calcext:value-type="float">
            <text:p>1569.032349</text:p>
          </table:table-cell>
          <table:table-cell office:value-type="float" office:value="1571.818604" calcext:value-type="float">
            <text:p>1571.818604</text:p>
          </table:table-cell>
          <table:table-cell office:value-type="float" office:value="1568.930054" calcext:value-type="float">
            <text:p>1568.930054</text:p>
          </table:table-cell>
          <table:table-cell office:value-type="float" office:value="1571.757812" calcext:value-type="float">
            <text:p>1571.757812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96.232544" calcext:value-type="float">
            <text:p>1596.232544</text:p>
          </table:table-cell>
          <table:table-cell office:value-type="float" office:value="1609.659912" calcext:value-type="float">
            <text:p>1609.659912</text:p>
          </table:table-cell>
          <table:table-cell office:value-type="float" office:value="1539.799927" calcext:value-type="float">
            <text:p>1539.799927</text:p>
          </table:table-cell>
          <table:table-cell office:value-type="float" office:value="1519.111206" calcext:value-type="float">
            <text:p>1519.111206</text:p>
          </table:table-cell>
          <table:table-cell table:number-columns-repeated="13"/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1602.104614" calcext:value-type="float">
            <text:p>1602.104614</text:p>
          </table:table-cell>
          <table:table-cell office:value-type="float" office:value="1633.968628" calcext:value-type="float">
            <text:p>1633.968628</text:p>
          </table:table-cell>
          <table:table-cell office:value-type="float" office:value="1524.44873" calcext:value-type="float">
            <text:p>1524.44873</text:p>
          </table:table-cell>
          <table:table-cell office:value-type="float" office:value="1522.83667" calcext:value-type="float">
            <text:p>1522.83667</text:p>
          </table:table-cell>
          <table:table-cell table:number-columns-repeated="13"/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1624.801025" calcext:value-type="float">
            <text:p>1624.801025</text:p>
          </table:table-cell>
          <table:table-cell office:value-type="float" office:value="1596.890015" calcext:value-type="float">
            <text:p>1596.890015</text:p>
          </table:table-cell>
          <table:table-cell office:value-type="float" office:value="1509.38623" calcext:value-type="float">
            <text:p>1509.38623</text:p>
          </table:table-cell>
          <table:table-cell office:value-type="float" office:value="1533.516113" calcext:value-type="float">
            <text:p>1533.516113</text:p>
          </table:table-cell>
          <table:table-cell table:number-columns-repeated="13"/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1610.736572" calcext:value-type="float">
            <text:p>1610.736572</text:p>
          </table:table-cell>
          <table:table-cell office:value-type="float" office:value="1615.165771" calcext:value-type="float">
            <text:p>1615.165771</text:p>
          </table:table-cell>
          <table:table-cell office:value-type="float" office:value="1545.962891" calcext:value-type="float">
            <text:p>1545.962891</text:p>
          </table:table-cell>
          <table:table-cell office:value-type="float" office:value="1538.64563" calcext:value-type="float">
            <text:p>1538.64563</text:p>
          </table:table-cell>
          <table:table-cell table:number-columns-repeated="13"/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1605.347778" calcext:value-type="float">
            <text:p>1605.347778</text:p>
          </table:table-cell>
          <table:table-cell office:value-type="float" office:value="1642.317383" calcext:value-type="float">
            <text:p>1642.317383</text:p>
          </table:table-cell>
          <table:table-cell office:value-type="float" office:value="1547.357666" calcext:value-type="float">
            <text:p>1547.357666</text:p>
          </table:table-cell>
          <table:table-cell office:value-type="float" office:value="1538.757935" calcext:value-type="float">
            <text:p>1538.757935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85.956299" calcext:value-type="float">
            <text:p>1585.956299</text:p>
          </table:table-cell>
          <table:table-cell office:value-type="float" office:value="1681.446289" calcext:value-type="float">
            <text:p>1681.446289</text:p>
          </table:table-cell>
          <table:table-cell office:value-type="float" office:value="1545.632324" calcext:value-type="float">
            <text:p>1545.632324</text:p>
          </table:table-cell>
          <table:table-cell office:value-type="float" office:value="1554.971069" calcext:value-type="float">
            <text:p>1554.971069</text:p>
          </table:table-cell>
          <table:table-cell table:number-columns-repeated="13"/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620.714478" calcext:value-type="float">
            <text:p>1620.714478</text:p>
          </table:table-cell>
          <table:table-cell office:value-type="float" office:value="1646.092041" calcext:value-type="float">
            <text:p>1646.092041</text:p>
          </table:table-cell>
          <table:table-cell office:value-type="float" office:value="1562.69873" calcext:value-type="float">
            <text:p>1562.69873</text:p>
          </table:table-cell>
          <table:table-cell office:value-type="float" office:value="1563.677002" calcext:value-type="float">
            <text:p>1563.677002</text:p>
          </table:table-cell>
          <table:table-cell table:number-columns-repeated="13"/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604.229004" calcext:value-type="float">
            <text:p>1604.229004</text:p>
          </table:table-cell>
          <table:table-cell office:value-type="float" office:value="1698.285034" calcext:value-type="float">
            <text:p>1698.285034</text:p>
          </table:table-cell>
          <table:table-cell office:value-type="float" office:value="1567.957031" calcext:value-type="float">
            <text:p>1567.957031</text:p>
          </table:table-cell>
          <table:table-cell office:value-type="float" office:value="1602.835571" calcext:value-type="float">
            <text:p>1602.835571</text:p>
          </table:table-cell>
          <table:table-cell table:number-columns-repeated="13"/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638.339478" calcext:value-type="float">
            <text:p>1638.339478</text:p>
          </table:table-cell>
          <table:table-cell office:value-type="float" office:value="1673.669556" calcext:value-type="float">
            <text:p>1673.669556</text:p>
          </table:table-cell>
          <table:table-cell office:value-type="float" office:value="1594.493286" calcext:value-type="float">
            <text:p>1594.493286</text:p>
          </table:table-cell>
          <table:table-cell office:value-type="float" office:value="1597.531494" calcext:value-type="float">
            <text:p>1597.531494</text:p>
          </table:table-cell>
          <table:table-cell table:number-columns-repeated="13"/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624.803101" calcext:value-type="float">
            <text:p>1624.803101</text:p>
          </table:table-cell>
          <table:table-cell office:value-type="float" office:value="1631.390503" calcext:value-type="float">
            <text:p>1631.390503</text:p>
          </table:table-cell>
          <table:table-cell office:value-type="float" office:value="1651.926025" calcext:value-type="float">
            <text:p>1651.926025</text:p>
          </table:table-cell>
          <table:table-cell office:value-type="float" office:value="1635.149048" calcext:value-type="float">
            <text:p>1635.149048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628.415527" calcext:value-type="float">
            <text:p>1628.415527</text:p>
          </table:table-cell>
          <table:table-cell office:value-type="float" office:value="1682.825195" calcext:value-type="float">
            <text:p>1682.825195</text:p>
          </table:table-cell>
          <table:table-cell office:value-type="float" office:value="1652.873413" calcext:value-type="float">
            <text:p>1652.873413</text:p>
          </table:table-cell>
          <table:table-cell office:value-type="float" office:value="1693.117432" calcext:value-type="float">
            <text:p>1693.117432</text:p>
          </table:table-cell>
          <table:table-cell table:number-columns-repeated="13"/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653.869019" calcext:value-type="float">
            <text:p>1653.869019</text:p>
          </table:table-cell>
          <table:table-cell office:value-type="float" office:value="1694.622437" calcext:value-type="float">
            <text:p>1694.622437</text:p>
          </table:table-cell>
          <table:table-cell office:value-type="float" office:value="1667.573242" calcext:value-type="float">
            <text:p>1667.573242</text:p>
          </table:table-cell>
          <table:table-cell office:value-type="float" office:value="1701.570435" calcext:value-type="float">
            <text:p>1701.570435</text:p>
          </table:table-cell>
          <table:table-cell table:number-columns-repeated="13"/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682.596313" calcext:value-type="float">
            <text:p>1682.596313</text:p>
          </table:table-cell>
          <table:table-cell office:value-type="float" office:value="1697.058838" calcext:value-type="float">
            <text:p>1697.058838</text:p>
          </table:table-cell>
          <table:table-cell office:value-type="float" office:value="1694.145996" calcext:value-type="float">
            <text:p>1694.145996</text:p>
          </table:table-cell>
          <table:table-cell office:value-type="float" office:value="1700.688477" calcext:value-type="float">
            <text:p>1700.688477</text:p>
          </table:table-cell>
          <table:table-cell table:number-columns-repeated="13"/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699.545898" calcext:value-type="float">
            <text:p>1699.545898</text:p>
          </table:table-cell>
          <table:table-cell office:value-type="float" office:value="1739.22998" calcext:value-type="float">
            <text:p>1739.22998</text:p>
          </table:table-cell>
          <table:table-cell office:value-type="float" office:value="1713.139893" calcext:value-type="float">
            <text:p>1713.139893</text:p>
          </table:table-cell>
          <table:table-cell office:value-type="float" office:value="1740.815918" calcext:value-type="float">
            <text:p>1740.815918</text:p>
          </table:table-cell>
          <table:table-cell table:number-columns-repeated="13"/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725.579712" calcext:value-type="float">
            <text:p>1725.579712</text:p>
          </table:table-cell>
          <table:table-cell office:value-type="float" office:value="1794.778076" calcext:value-type="float">
            <text:p>1794.778076</text:p>
          </table:table-cell>
          <table:table-cell office:value-type="float" office:value="1731.7854" calcext:value-type="float">
            <text:p>1731.7854</text:p>
          </table:table-cell>
          <table:table-cell office:value-type="float" office:value="1798.420166" calcext:value-type="float">
            <text:p>1798.420166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48.643311" calcext:value-type="float">
            <text:p>1748.643311</text:p>
          </table:table-cell>
          <table:table-cell office:value-type="float" office:value="1824.317871" calcext:value-type="float">
            <text:p>1824.317871</text:p>
          </table:table-cell>
          <table:table-cell office:value-type="float" office:value="1755.821899" calcext:value-type="float">
            <text:p>1755.821899</text:p>
          </table:table-cell>
          <table:table-cell office:value-type="float" office:value="1822.854736" calcext:value-type="float">
            <text:p>1822.854736</text:p>
          </table:table-cell>
          <table:table-cell table:number-columns-repeated="13"/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768.457153" calcext:value-type="float">
            <text:p>1768.457153</text:p>
          </table:table-cell>
          <table:table-cell office:value-type="float" office:value="1820.261719" calcext:value-type="float">
            <text:p>1820.261719</text:p>
          </table:table-cell>
          <table:table-cell office:value-type="float" office:value="1777.154419" calcext:value-type="float">
            <text:p>1777.154419</text:p>
          </table:table-cell>
          <table:table-cell office:value-type="float" office:value="1818.073486" calcext:value-type="float">
            <text:p>1818.073486</text:p>
          </table:table-cell>
          <table:table-cell table:number-columns-repeated="13"/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792.894531" calcext:value-type="float">
            <text:p>1792.894531</text:p>
          </table:table-cell>
          <table:table-cell office:value-type="float" office:value="1861.819092" calcext:value-type="float">
            <text:p>1861.819092</text:p>
          </table:table-cell>
          <table:table-cell office:value-type="float" office:value="1803.439941" calcext:value-type="float">
            <text:p>1803.439941</text:p>
          </table:table-cell>
          <table:table-cell office:value-type="float" office:value="1854.880127" calcext:value-type="float">
            <text:p>1854.880127</text:p>
          </table:table-cell>
          <table:table-cell table:number-columns-repeated="13"/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801.048828" calcext:value-type="float">
            <text:p>1801.048828</text:p>
          </table:table-cell>
          <table:table-cell office:value-type="float" office:value="1917.328857" calcext:value-type="float">
            <text:p>1917.328857</text:p>
          </table:table-cell>
          <table:table-cell office:value-type="float" office:value="1820.052246" calcext:value-type="float">
            <text:p>1820.052246</text:p>
          </table:table-cell>
          <table:table-cell office:value-type="float" office:value="1906.011475" calcext:value-type="float">
            <text:p>1906.011475</text:p>
          </table:table-cell>
          <table:table-cell table:number-columns-repeated="13"/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808.648926" calcext:value-type="float">
            <text:p>1808.648926</text:p>
          </table:table-cell>
          <table:table-cell office:value-type="float" office:value="1912.963623" calcext:value-type="float">
            <text:p>1912.963623</text:p>
          </table:table-cell>
          <table:table-cell office:value-type="float" office:value="1819.077148" calcext:value-type="float">
            <text:p>1819.077148</text:p>
          </table:table-cell>
          <table:table-cell office:value-type="float" office:value="1909.905151" calcext:value-type="float">
            <text:p>1909.905151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831.03186" calcext:value-type="float">
            <text:p>1831.03186</text:p>
          </table:table-cell>
          <table:table-cell office:value-type="float" office:value="1925.921021" calcext:value-type="float">
            <text:p>1925.921021</text:p>
          </table:table-cell>
          <table:table-cell office:value-type="float" office:value="1836.898071" calcext:value-type="float">
            <text:p>1836.898071</text:p>
          </table:table-cell>
          <table:table-cell office:value-type="float" office:value="1926.94458" calcext:value-type="float">
            <text:p>1926.94458</text:p>
          </table:table-cell>
          <table:table-cell table:number-columns-repeated="13"/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829.67395" calcext:value-type="float">
            <text:p>1829.67395</text:p>
          </table:table-cell>
          <table:table-cell office:value-type="float" office:value="1894.141846" calcext:value-type="float">
            <text:p>1894.141846</text:p>
          </table:table-cell>
          <table:table-cell office:value-type="float" office:value="1844.453735" calcext:value-type="float">
            <text:p>1844.453735</text:p>
          </table:table-cell>
          <table:table-cell office:value-type="float" office:value="1898.965332" calcext:value-type="float">
            <text:p>1898.965332</text:p>
          </table:table-cell>
          <table:table-cell table:number-columns-repeated="13"/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790.414062" calcext:value-type="float">
            <text:p>1790.414062</text:p>
          </table:table-cell>
          <table:table-cell office:value-type="float" office:value="1933.161865" calcext:value-type="float">
            <text:p>1933.161865</text:p>
          </table:table-cell>
          <table:table-cell office:value-type="float" office:value="1797.14502" calcext:value-type="float">
            <text:p>1797.14502</text:p>
          </table:table-cell>
          <table:table-cell office:value-type="float" office:value="1945.593506" calcext:value-type="float">
            <text:p>1945.593506</text:p>
          </table:table-cell>
          <table:table-cell table:number-columns-repeated="13"/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788.185547" calcext:value-type="float">
            <text:p>1788.185547</text:p>
          </table:table-cell>
          <table:table-cell office:value-type="float" office:value="1936.374023" calcext:value-type="float">
            <text:p>1936.374023</text:p>
          </table:table-cell>
          <table:table-cell office:value-type="float" office:value="1808.790283" calcext:value-type="float">
            <text:p>1808.790283</text:p>
          </table:table-cell>
          <table:table-cell office:value-type="float" office:value="1920.498779" calcext:value-type="float">
            <text:p>1920.498779</text:p>
          </table:table-cell>
          <table:table-cell table:number-columns-repeated="13"/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815.795898" calcext:value-type="float">
            <text:p>1815.795898</text:p>
          </table:table-cell>
          <table:table-cell office:value-type="float" office:value="1923.547607" calcext:value-type="float">
            <text:p>1923.547607</text:p>
          </table:table-cell>
          <table:table-cell office:value-type="float" office:value="1831.229492" calcext:value-type="float">
            <text:p>1831.229492</text:p>
          </table:table-cell>
          <table:table-cell office:value-type="float" office:value="1909.859619" calcext:value-type="float">
            <text:p>1909.859619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808.464722" calcext:value-type="float">
            <text:p>1808.464722</text:p>
          </table:table-cell>
          <table:table-cell office:value-type="float" office:value="1922.033569" calcext:value-type="float">
            <text:p>1922.033569</text:p>
          </table:table-cell>
          <table:table-cell office:value-type="float" office:value="1820.336548" calcext:value-type="float">
            <text:p>1820.336548</text:p>
          </table:table-cell>
          <table:table-cell office:value-type="float" office:value="1925.736206" calcext:value-type="float">
            <text:p>1925.736206</text:p>
          </table:table-cell>
          <table:table-cell table:number-columns-repeated="13"/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797.039795" calcext:value-type="float">
            <text:p>1797.039795</text:p>
          </table:table-cell>
          <table:table-cell office:value-type="float" office:value="1936.088623" calcext:value-type="float">
            <text:p>1936.088623</text:p>
          </table:table-cell>
          <table:table-cell office:value-type="float" office:value="1813.54834" calcext:value-type="float">
            <text:p>1813.54834</text:p>
          </table:table-cell>
          <table:table-cell office:value-type="float" office:value="1930.817749" calcext:value-type="float">
            <text:p>1930.817749</text:p>
          </table:table-cell>
          <table:table-cell table:number-columns-repeated="13"/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821.865723" calcext:value-type="float">
            <text:p>1821.865723</text:p>
          </table:table-cell>
          <table:table-cell office:value-type="float" office:value="1918.382935" calcext:value-type="float">
            <text:p>1918.382935</text:p>
          </table:table-cell>
          <table:table-cell office:value-type="float" office:value="1840.081421" calcext:value-type="float">
            <text:p>1840.081421</text:p>
          </table:table-cell>
          <table:table-cell office:value-type="float" office:value="1911.753418" calcext:value-type="float">
            <text:p>1911.753418</text:p>
          </table:table-cell>
          <table:table-cell table:number-columns-repeated="13"/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809.192383" calcext:value-type="float">
            <text:p>1809.192383</text:p>
          </table:table-cell>
          <table:table-cell office:value-type="float" office:value="1933.594238" calcext:value-type="float">
            <text:p>1933.594238</text:p>
          </table:table-cell>
          <table:table-cell office:value-type="float" office:value="1821.088135" calcext:value-type="float">
            <text:p>1821.088135</text:p>
          </table:table-cell>
          <table:table-cell office:value-type="float" office:value="1930.328857" calcext:value-type="float">
            <text:p>1930.328857</text:p>
          </table:table-cell>
          <table:table-cell table:number-columns-repeated="13"/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803.050293" calcext:value-type="float">
            <text:p>1803.050293</text:p>
          </table:table-cell>
          <table:table-cell office:value-type="float" office:value="1952.395508" calcext:value-type="float">
            <text:p>1952.395508</text:p>
          </table:table-cell>
          <table:table-cell office:value-type="float" office:value="1816.843994" calcext:value-type="float">
            <text:p>1816.843994</text:p>
          </table:table-cell>
          <table:table-cell office:value-type="float" office:value="1945.461792" calcext:value-type="float">
            <text:p>1945.461792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26.263428" calcext:value-type="float">
            <text:p>1826.263428</text:p>
          </table:table-cell>
          <table:table-cell office:value-type="float" office:value="1917.53772" calcext:value-type="float">
            <text:p>1917.53772</text:p>
          </table:table-cell>
          <table:table-cell office:value-type="float" office:value="1844.539551" calcext:value-type="float">
            <text:p>1844.539551</text:p>
          </table:table-cell>
          <table:table-cell office:value-type="float" office:value="1911.957275" calcext:value-type="float">
            <text:p>1911.957275</text:p>
          </table:table-cell>
          <table:table-cell table:number-columns-repeated="13"/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815.162598" calcext:value-type="float">
            <text:p>1815.162598</text:p>
          </table:table-cell>
          <table:table-cell office:value-type="float" office:value="1935.977417" calcext:value-type="float">
            <text:p>1935.977417</text:p>
          </table:table-cell>
          <table:table-cell office:value-type="float" office:value="1831.966309" calcext:value-type="float">
            <text:p>1831.966309</text:p>
          </table:table-cell>
          <table:table-cell office:value-type="float" office:value="1931.373535" calcext:value-type="float">
            <text:p>1931.373535</text:p>
          </table:table-cell>
          <table:table-cell table:number-columns-repeated="13"/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800.242432" calcext:value-type="float">
            <text:p>1800.242432</text:p>
          </table:table-cell>
          <table:table-cell office:value-type="float" office:value="1937.557495" calcext:value-type="float">
            <text:p>1937.557495</text:p>
          </table:table-cell>
          <table:table-cell office:value-type="float" office:value="1820.152832" calcext:value-type="float">
            <text:p>1820.152832</text:p>
          </table:table-cell>
          <table:table-cell office:value-type="float" office:value="1931.248779" calcext:value-type="float">
            <text:p>1931.248779</text:p>
          </table:table-cell>
          <table:table-cell table:number-columns-repeated="13"/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818.615967" calcext:value-type="float">
            <text:p>1818.615967</text:p>
          </table:table-cell>
          <table:table-cell office:value-type="float" office:value="1942.350342" calcext:value-type="float">
            <text:p>1942.350342</text:p>
          </table:table-cell>
          <table:table-cell office:value-type="float" office:value="1835.295654" calcext:value-type="float">
            <text:p>1835.295654</text:p>
          </table:table-cell>
          <table:table-cell office:value-type="float" office:value="1931.515137" calcext:value-type="float">
            <text:p>1931.515137</text:p>
          </table:table-cell>
          <table:table-cell table:number-columns-repeated="13"/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818.203613" calcext:value-type="float">
            <text:p>1818.203613</text:p>
          </table:table-cell>
          <table:table-cell office:value-type="float" office:value="1955.518677" calcext:value-type="float">
            <text:p>1955.518677</text:p>
          </table:table-cell>
          <table:table-cell office:value-type="float" office:value="1829.992065" calcext:value-type="float">
            <text:p>1829.992065</text:p>
          </table:table-cell>
          <table:table-cell office:value-type="float" office:value="1949.751587" calcext:value-type="float">
            <text:p>1949.751587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05.875854" calcext:value-type="float">
            <text:p>1805.875854</text:p>
          </table:table-cell>
          <table:table-cell office:value-type="float" office:value="1944.288574" calcext:value-type="float">
            <text:p>1944.288574</text:p>
          </table:table-cell>
          <table:table-cell office:value-type="float" office:value="1822.992188" calcext:value-type="float">
            <text:p>1822.992188</text:p>
          </table:table-cell>
          <table:table-cell office:value-type="float" office:value="1938.120361" calcext:value-type="float">
            <text:p>1938.120361</text:p>
          </table:table-cell>
          <table:table-cell table:number-columns-repeated="13"/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822.807983" calcext:value-type="float">
            <text:p>1822.807983</text:p>
          </table:table-cell>
          <table:table-cell office:value-type="float" office:value="1931.742676" calcext:value-type="float">
            <text:p>1931.742676</text:p>
          </table:table-cell>
          <table:table-cell office:value-type="float" office:value="1842.564575" calcext:value-type="float">
            <text:p>1842.564575</text:p>
          </table:table-cell>
          <table:table-cell office:value-type="float" office:value="1926.468872" calcext:value-type="float">
            <text:p>1926.468872</text:p>
          </table:table-cell>
          <table:table-cell table:number-columns-repeated="13"/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822.698486" calcext:value-type="float">
            <text:p>1822.698486</text:p>
          </table:table-cell>
          <table:table-cell office:value-type="float" office:value="1944.548584" calcext:value-type="float">
            <text:p>1944.548584</text:p>
          </table:table-cell>
          <table:table-cell office:value-type="float" office:value="1841.482788" calcext:value-type="float">
            <text:p>1841.482788</text:p>
          </table:table-cell>
          <table:table-cell office:value-type="float" office:value="1934.491699" calcext:value-type="float">
            <text:p>1934.491699</text:p>
          </table:table-cell>
          <table:table-cell table:number-columns-repeated="13"/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819.647461" calcext:value-type="float">
            <text:p>1819.647461</text:p>
          </table:table-cell>
          <table:table-cell office:value-type="float" office:value="1967.360718" calcext:value-type="float">
            <text:p>1967.360718</text:p>
          </table:table-cell>
          <table:table-cell office:value-type="float" office:value="1831.299805" calcext:value-type="float">
            <text:p>1831.299805</text:p>
          </table:table-cell>
          <table:table-cell office:value-type="float" office:value="1965.590942" calcext:value-type="float">
            <text:p>1965.590942</text:p>
          </table:table-cell>
          <table:table-cell table:number-columns-repeated="13"/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833.306274" calcext:value-type="float">
            <text:p>1833.306274</text:p>
          </table:table-cell>
          <table:table-cell office:value-type="float" office:value="1929.185791" calcext:value-type="float">
            <text:p>1929.185791</text:p>
          </table:table-cell>
          <table:table-cell office:value-type="float" office:value="1852.069214" calcext:value-type="float">
            <text:p>1852.069214</text:p>
          </table:table-cell>
          <table:table-cell office:value-type="float" office:value="1920.30957" calcext:value-type="float">
            <text:p>1920.30957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29.721313" calcext:value-type="float">
            <text:p>1829.721313</text:p>
          </table:table-cell>
          <table:table-cell office:value-type="float" office:value="1968.430908" calcext:value-type="float">
            <text:p>1968.430908</text:p>
          </table:table-cell>
          <table:table-cell office:value-type="float" office:value="1842.26123" calcext:value-type="float">
            <text:p>1842.26123</text:p>
          </table:table-cell>
          <table:table-cell office:value-type="float" office:value="1965.289307" calcext:value-type="float">
            <text:p>1965.289307</text:p>
          </table:table-cell>
          <table:table-cell table:number-columns-repeated="13"/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815.927124" calcext:value-type="float">
            <text:p>1815.927124</text:p>
          </table:table-cell>
          <table:table-cell office:value-type="float" office:value="1964.724243" calcext:value-type="float">
            <text:p>1964.724243</text:p>
          </table:table-cell>
          <table:table-cell office:value-type="float" office:value="1831.901123" calcext:value-type="float">
            <text:p>1831.901123</text:p>
          </table:table-cell>
          <table:table-cell office:value-type="float" office:value="1960.471069" calcext:value-type="float">
            <text:p>1960.471069</text:p>
          </table:table-cell>
          <table:table-cell table:number-columns-repeated="13"/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837.38501" calcext:value-type="float">
            <text:p>1837.38501</text:p>
          </table:table-cell>
          <table:table-cell office:value-type="float" office:value="1915.516235" calcext:value-type="float">
            <text:p>1915.516235</text:p>
          </table:table-cell>
          <table:table-cell office:value-type="float" office:value="1861.274536" calcext:value-type="float">
            <text:p>1861.274536</text:p>
          </table:table-cell>
          <table:table-cell office:value-type="float" office:value="1905.004517" calcext:value-type="float">
            <text:p>1905.004517</text:p>
          </table:table-cell>
          <table:table-cell table:number-columns-repeated="13"/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831.220093" calcext:value-type="float">
            <text:p>1831.220093</text:p>
          </table:table-cell>
          <table:table-cell office:value-type="float" office:value="1956.456543" calcext:value-type="float">
            <text:p>1956.456543</text:p>
          </table:table-cell>
          <table:table-cell office:value-type="float" office:value="1847.558838" calcext:value-type="float">
            <text:p>1847.558838</text:p>
          </table:table-cell>
          <table:table-cell office:value-type="float" office:value="1949.69751" calcext:value-type="float">
            <text:p>1949.69751</text:p>
          </table:table-cell>
          <table:table-cell table:number-columns-repeated="13"/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812.155151" calcext:value-type="float">
            <text:p>1812.155151</text:p>
          </table:table-cell>
          <table:table-cell office:value-type="float" office:value="1965.150513" calcext:value-type="float">
            <text:p>1965.150513</text:p>
          </table:table-cell>
          <table:table-cell office:value-type="float" office:value="1830.46106" calcext:value-type="float">
            <text:p>1830.46106</text:p>
          </table:table-cell>
          <table:table-cell office:value-type="float" office:value="1959.932617" calcext:value-type="float">
            <text:p>1959.932617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838.617188" calcext:value-type="float">
            <text:p>1838.617188</text:p>
          </table:table-cell>
          <table:table-cell office:value-type="float" office:value="1935.951416" calcext:value-type="float">
            <text:p>1935.951416</text:p>
          </table:table-cell>
          <table:table-cell office:value-type="float" office:value="1861.736328" calcext:value-type="float">
            <text:p>1861.736328</text:p>
          </table:table-cell>
          <table:table-cell office:value-type="float" office:value="1923.821777" calcext:value-type="float">
            <text:p>1923.821777</text:p>
          </table:table-cell>
          <table:table-cell table:number-columns-repeated="13"/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838.993408" calcext:value-type="float">
            <text:p>1838.993408</text:p>
          </table:table-cell>
          <table:table-cell office:value-type="float" office:value="1969.703125" calcext:value-type="float">
            <text:p>1969.703125</text:p>
          </table:table-cell>
          <table:table-cell office:value-type="float" office:value="1851.557861" calcext:value-type="float">
            <text:p>1851.557861</text:p>
          </table:table-cell>
          <table:table-cell office:value-type="float" office:value="1965.265259" calcext:value-type="float">
            <text:p>1965.265259</text:p>
          </table:table-cell>
          <table:table-cell table:number-columns-repeated="13"/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817.536011" calcext:value-type="float">
            <text:p>1817.536011</text:p>
          </table:table-cell>
          <table:table-cell office:value-type="float" office:value="1980.443359" calcext:value-type="float">
            <text:p>1980.443359</text:p>
          </table:table-cell>
          <table:table-cell office:value-type="float" office:value="1834.162476" calcext:value-type="float">
            <text:p>1834.162476</text:p>
          </table:table-cell>
          <table:table-cell office:value-type="float" office:value="1973.889893" calcext:value-type="float">
            <text:p>1973.889893</text:p>
          </table:table-cell>
          <table:table-cell table:number-columns-repeated="13"/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845.431763" calcext:value-type="float">
            <text:p>1845.431763</text:p>
          </table:table-cell>
          <table:table-cell office:value-type="float" office:value="1936.326782" calcext:value-type="float">
            <text:p>1936.326782</text:p>
          </table:table-cell>
          <table:table-cell office:value-type="float" office:value="1868.714844" calcext:value-type="float">
            <text:p>1868.714844</text:p>
          </table:table-cell>
          <table:table-cell office:value-type="float" office:value="1925.667603" calcext:value-type="float">
            <text:p>1925.667603</text:p>
          </table:table-cell>
          <table:table-cell table:number-columns-repeated="13"/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841.476074" calcext:value-type="float">
            <text:p>1841.476074</text:p>
          </table:table-cell>
          <table:table-cell office:value-type="float" office:value="1961.858154" calcext:value-type="float">
            <text:p>1961.858154</text:p>
          </table:table-cell>
          <table:table-cell office:value-type="float" office:value="1858.245117" calcext:value-type="float">
            <text:p>1858.245117</text:p>
          </table:table-cell>
          <table:table-cell office:value-type="float" office:value="1954.058105" calcext:value-type="float">
            <text:p>1954.058105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04.478394" calcext:value-type="float">
            <text:p>1804.478394</text:p>
          </table:table-cell>
          <table:table-cell office:value-type="float" office:value="1996.410034" calcext:value-type="float">
            <text:p>1996.410034</text:p>
          </table:table-cell>
          <table:table-cell office:value-type="float" office:value="1819.447754" calcext:value-type="float">
            <text:p>1819.447754</text:p>
          </table:table-cell>
          <table:table-cell office:value-type="float" office:value="1994.115601" calcext:value-type="float">
            <text:p>1994.115601</text:p>
          </table:table-cell>
          <table:table-cell table:number-columns-repeated="13"/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843.716431" calcext:value-type="float">
            <text:p>1843.716431</text:p>
          </table:table-cell>
          <table:table-cell office:value-type="float" office:value="1929.012085" calcext:value-type="float">
            <text:p>1929.012085</text:p>
          </table:table-cell>
          <table:table-cell office:value-type="float" office:value="1868.568359" calcext:value-type="float">
            <text:p>1868.568359</text:p>
          </table:table-cell>
          <table:table-cell office:value-type="float" office:value="1917.789185" calcext:value-type="float">
            <text:p>1917.789185</text:p>
          </table:table-cell>
          <table:table-cell table:number-columns-repeated="13"/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857.778687" calcext:value-type="float">
            <text:p>1857.778687</text:p>
          </table:table-cell>
          <table:table-cell office:value-type="float" office:value="1962.328003" calcext:value-type="float">
            <text:p>1962.328003</text:p>
          </table:table-cell>
          <table:table-cell office:value-type="float" office:value="1871.295166" calcext:value-type="float">
            <text:p>1871.295166</text:p>
          </table:table-cell>
          <table:table-cell office:value-type="float" office:value="1956.759766" calcext:value-type="float">
            <text:p>1956.759766</text:p>
          </table:table-cell>
          <table:table-cell table:number-columns-repeated="13"/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811.957397" calcext:value-type="float">
            <text:p>1811.957397</text:p>
          </table:table-cell>
          <table:table-cell office:value-type="float" office:value="1996.619629" calcext:value-type="float">
            <text:p>1996.619629</text:p>
          </table:table-cell>
          <table:table-cell office:value-type="float" office:value="1824.043945" calcext:value-type="float">
            <text:p>1824.043945</text:p>
          </table:table-cell>
          <table:table-cell office:value-type="float" office:value="1996.467773" calcext:value-type="float">
            <text:p>1996.467773</text:p>
          </table:table-cell>
          <table:table-cell table:number-columns-repeated="13"/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836.309082" calcext:value-type="float">
            <text:p>1836.309082</text:p>
          </table:table-cell>
          <table:table-cell office:value-type="float" office:value="1942.209717" calcext:value-type="float">
            <text:p>1942.209717</text:p>
          </table:table-cell>
          <table:table-cell office:value-type="float" office:value="1863.421509" calcext:value-type="float">
            <text:p>1863.421509</text:p>
          </table:table-cell>
          <table:table-cell office:value-type="float" office:value="1926.162598" calcext:value-type="float">
            <text:p>1926.162598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65.17395" calcext:value-type="float">
            <text:p>1865.17395</text:p>
          </table:table-cell>
          <table:table-cell office:value-type="float" office:value="1951.872314" calcext:value-type="float">
            <text:p>1951.872314</text:p>
          </table:table-cell>
          <table:table-cell office:value-type="float" office:value="1882.315796" calcext:value-type="float">
            <text:p>1882.315796</text:p>
          </table:table-cell>
          <table:table-cell office:value-type="float" office:value="1942.734375" calcext:value-type="float">
            <text:p>1942.734375</text:p>
          </table:table-cell>
          <table:table-cell table:number-columns-repeated="13"/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1796.165161" calcext:value-type="float">
            <text:p>1796.165161</text:p>
          </table:table-cell>
          <table:table-cell office:value-type="float" office:value="1998.445557" calcext:value-type="float">
            <text:p>1998.445557</text:p>
          </table:table-cell>
          <table:table-cell office:value-type="float" office:value="1802.273926" calcext:value-type="float">
            <text:p>1802.273926</text:p>
          </table:table-cell>
          <table:table-cell office:value-type="float" office:value="1997.824951" calcext:value-type="float">
            <text:p>1997.824951</text:p>
          </table:table-cell>
          <table:table-cell table:number-columns-repeated="13"/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1835.740723" calcext:value-type="float">
            <text:p>1835.740723</text:p>
          </table:table-cell>
          <table:table-cell office:value-type="float" office:value="1977.015137" calcext:value-type="float">
            <text:p>1977.015137</text:p>
          </table:table-cell>
          <table:table-cell office:value-type="float" office:value="1856.192139" calcext:value-type="float">
            <text:p>1856.192139</text:p>
          </table:table-cell>
          <table:table-cell office:value-type="float" office:value="1966.846802" calcext:value-type="float">
            <text:p>1966.846802</text:p>
          </table:table-cell>
          <table:table-cell table:number-columns-repeated="13"/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1867.86731" calcext:value-type="float">
            <text:p>1867.86731</text:p>
          </table:table-cell>
          <table:table-cell office:value-type="float" office:value="1954.626587" calcext:value-type="float">
            <text:p>1954.626587</text:p>
          </table:table-cell>
          <table:table-cell office:value-type="float" office:value="1892.891357" calcext:value-type="float">
            <text:p>1892.891357</text:p>
          </table:table-cell>
          <table:table-cell office:value-type="float" office:value="1940.249634" calcext:value-type="float">
            <text:p>1940.249634</text:p>
          </table:table-cell>
          <table:table-cell table:number-columns-repeated="13"/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1816.724976" calcext:value-type="float">
            <text:p>1816.724976</text:p>
          </table:table-cell>
          <table:table-cell office:value-type="float" office:value="1997.80957" calcext:value-type="float">
            <text:p>1997.80957</text:p>
          </table:table-cell>
          <table:table-cell office:value-type="float" office:value="1826.540771" calcext:value-type="float">
            <text:p>1826.540771</text:p>
          </table:table-cell>
          <table:table-cell office:value-type="float" office:value="1995.727417" calcext:value-type="float">
            <text:p>1995.727417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14.251709" calcext:value-type="float">
            <text:p>1814.251709</text:p>
          </table:table-cell>
          <table:table-cell office:value-type="float" office:value="1958.110718" calcext:value-type="float">
            <text:p>1958.110718</text:p>
          </table:table-cell>
          <table:table-cell office:value-type="float" office:value="1834.895508" calcext:value-type="float">
            <text:p>1834.895508</text:p>
          </table:table-cell>
          <table:table-cell office:value-type="float" office:value="1950.984131" calcext:value-type="float">
            <text:p>1950.984131</text:p>
          </table:table-cell>
          <table:table-cell table:number-columns-repeated="13"/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1821.582642" calcext:value-type="float">
            <text:p>1821.582642</text:p>
          </table:table-cell>
          <table:table-cell office:value-type="float" office:value="1880.983276" calcext:value-type="float">
            <text:p>1880.983276</text:p>
          </table:table-cell>
          <table:table-cell office:value-type="float" office:value="1842.950684" calcext:value-type="float">
            <text:p>1842.950684</text:p>
          </table:table-cell>
          <table:table-cell office:value-type="float" office:value="1874.659668" calcext:value-type="float">
            <text:p>1874.659668</text:p>
          </table:table-cell>
          <table:table-cell table:number-columns-repeated="13"/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1754.861816" calcext:value-type="float">
            <text:p>1754.861816</text:p>
          </table:table-cell>
          <table:table-cell office:value-type="float" office:value="1945.865479" calcext:value-type="float">
            <text:p>1945.865479</text:p>
          </table:table-cell>
          <table:table-cell office:value-type="float" office:value="1755.61731" calcext:value-type="float">
            <text:p>1755.61731</text:p>
          </table:table-cell>
          <table:table-cell office:value-type="float" office:value="1953.047363" calcext:value-type="float">
            <text:p>1953.047363</text:p>
          </table:table-cell>
          <table:table-cell table:number-columns-repeated="13"/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1738.59436" calcext:value-type="float">
            <text:p>1738.59436</text:p>
          </table:table-cell>
          <table:table-cell office:value-type="float" office:value="1877.611328" calcext:value-type="float">
            <text:p>1877.611328</text:p>
          </table:table-cell>
          <table:table-cell office:value-type="float" office:value="1755.260132" calcext:value-type="float">
            <text:p>1755.260132</text:p>
          </table:table-cell>
          <table:table-cell office:value-type="float" office:value="1876.258789" calcext:value-type="float">
            <text:p>1876.258789</text:p>
          </table:table-cell>
          <table:table-cell table:number-columns-repeated="13"/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1757.056885" calcext:value-type="float">
            <text:p>1757.056885</text:p>
          </table:table-cell>
          <table:table-cell office:value-type="float" office:value="1833.490356" calcext:value-type="float">
            <text:p>1833.490356</text:p>
          </table:table-cell>
          <table:table-cell office:value-type="float" office:value="1772.304077" calcext:value-type="float">
            <text:p>1772.304077</text:p>
          </table:table-cell>
          <table:table-cell office:value-type="float" office:value="1827.685669" calcext:value-type="float">
            <text:p>1827.685669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706.797607" calcext:value-type="float">
            <text:p>1706.797607</text:p>
          </table:table-cell>
          <table:table-cell office:value-type="float" office:value="1870.843384" calcext:value-type="float">
            <text:p>1870.843384</text:p>
          </table:table-cell>
          <table:table-cell office:value-type="float" office:value="1715.633911" calcext:value-type="float">
            <text:p>1715.633911</text:p>
          </table:table-cell>
          <table:table-cell office:value-type="float" office:value="1873.862549" calcext:value-type="float">
            <text:p>1873.862549</text:p>
          </table:table-cell>
          <table:table-cell table:number-columns-repeated="13"/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1694.555908" calcext:value-type="float">
            <text:p>1694.555908</text:p>
          </table:table-cell>
          <table:table-cell office:value-type="float" office:value="1815.823486" calcext:value-type="float">
            <text:p>1815.823486</text:p>
          </table:table-cell>
          <table:table-cell office:value-type="float" office:value="1712.830688" calcext:value-type="float">
            <text:p>1712.830688</text:p>
          </table:table-cell>
          <table:table-cell office:value-type="float" office:value="1812.925537" calcext:value-type="float">
            <text:p>1812.925537</text:p>
          </table:table-cell>
          <table:table-cell table:number-columns-repeated="13"/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1699.856689" calcext:value-type="float">
            <text:p>1699.856689</text:p>
          </table:table-cell>
          <table:table-cell office:value-type="float" office:value="1796.318359" calcext:value-type="float">
            <text:p>1796.318359</text:p>
          </table:table-cell>
          <table:table-cell office:value-type="float" office:value="1712.270386" calcext:value-type="float">
            <text:p>1712.270386</text:p>
          </table:table-cell>
          <table:table-cell office:value-type="float" office:value="1792.993652" calcext:value-type="float">
            <text:p>1792.993652</text:p>
          </table:table-cell>
          <table:table-cell table:number-columns-repeated="13"/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1669.677979" calcext:value-type="float">
            <text:p>1669.677979</text:p>
          </table:table-cell>
          <table:table-cell office:value-type="float" office:value="1792.388306" calcext:value-type="float">
            <text:p>1792.388306</text:p>
          </table:table-cell>
          <table:table-cell office:value-type="float" office:value="1684.966309" calcext:value-type="float">
            <text:p>1684.966309</text:p>
          </table:table-cell>
          <table:table-cell office:value-type="float" office:value="1790.033447" calcext:value-type="float">
            <text:p>1790.033447</text:p>
          </table:table-cell>
          <table:table-cell table:number-columns-repeated="13"/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1659.981201" calcext:value-type="float">
            <text:p>1659.981201</text:p>
          </table:table-cell>
          <table:table-cell office:value-type="float" office:value="1780.921387" calcext:value-type="float">
            <text:p>1780.921387</text:p>
          </table:table-cell>
          <table:table-cell office:value-type="float" office:value="1671.766846" calcext:value-type="float">
            <text:p>1671.766846</text:p>
          </table:table-cell>
          <table:table-cell office:value-type="float" office:value="1763.079346" calcext:value-type="float">
            <text:p>1763.079346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663.577148" calcext:value-type="float">
            <text:p>1663.577148</text:p>
          </table:table-cell>
          <table:table-cell office:value-type="float" office:value="1748.335083" calcext:value-type="float">
            <text:p>1748.335083</text:p>
          </table:table-cell>
          <table:table-cell office:value-type="float" office:value="1667.432129" calcext:value-type="float">
            <text:p>1667.432129</text:p>
          </table:table-cell>
          <table:table-cell office:value-type="float" office:value="1750.288574" calcext:value-type="float">
            <text:p>1750.288574</text:p>
          </table:table-cell>
          <table:table-cell table:number-columns-repeated="13"/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1648.715576" calcext:value-type="float">
            <text:p>1648.715576</text:p>
          </table:table-cell>
          <table:table-cell office:value-type="float" office:value="1740.30481" calcext:value-type="float">
            <text:p>1740.30481</text:p>
          </table:table-cell>
          <table:table-cell office:value-type="float" office:value="1658.174561" calcext:value-type="float">
            <text:p>1658.174561</text:p>
          </table:table-cell>
          <table:table-cell office:value-type="float" office:value="1741.323975" calcext:value-type="float">
            <text:p>1741.323975</text:p>
          </table:table-cell>
          <table:table-cell table:number-columns-repeated="13"/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1637.67627" calcext:value-type="float">
            <text:p>1637.67627</text:p>
          </table:table-cell>
          <table:table-cell office:value-type="float" office:value="1726.143677" calcext:value-type="float">
            <text:p>1726.143677</text:p>
          </table:table-cell>
          <table:table-cell office:value-type="float" office:value="1647.241821" calcext:value-type="float">
            <text:p>1647.241821</text:p>
          </table:table-cell>
          <table:table-cell office:value-type="float" office:value="1724.050171" calcext:value-type="float">
            <text:p>1724.050171</text:p>
          </table:table-cell>
          <table:table-cell table:number-columns-repeated="13"/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1629.840454" calcext:value-type="float">
            <text:p>1629.840454</text:p>
          </table:table-cell>
          <table:table-cell office:value-type="float" office:value="1713.081909" calcext:value-type="float">
            <text:p>1713.081909</text:p>
          </table:table-cell>
          <table:table-cell office:value-type="float" office:value="1639.985352" calcext:value-type="float">
            <text:p>1639.985352</text:p>
          </table:table-cell>
          <table:table-cell office:value-type="float" office:value="1711.661743" calcext:value-type="float">
            <text:p>1711.661743</text:p>
          </table:table-cell>
          <table:table-cell table:number-columns-repeated="13"/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1620.838867" calcext:value-type="float">
            <text:p>1620.838867</text:p>
          </table:table-cell>
          <table:table-cell office:value-type="float" office:value="1700.364014" calcext:value-type="float">
            <text:p>1700.364014</text:p>
          </table:table-cell>
          <table:table-cell office:value-type="float" office:value="1634.148193" calcext:value-type="float">
            <text:p>1634.148193</text:p>
          </table:table-cell>
          <table:table-cell office:value-type="float" office:value="1700.666016" calcext:value-type="float">
            <text:p>1700.666016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611.515015" calcext:value-type="float">
            <text:p>1611.515015</text:p>
          </table:table-cell>
          <table:table-cell office:value-type="float" office:value="1697.884521" calcext:value-type="float">
            <text:p>1697.884521</text:p>
          </table:table-cell>
          <table:table-cell office:value-type="float" office:value="1623.557739" calcext:value-type="float">
            <text:p>1623.557739</text:p>
          </table:table-cell>
          <table:table-cell office:value-type="float" office:value="1687.329956" calcext:value-type="float">
            <text:p>1687.329956</text:p>
          </table:table-cell>
          <table:table-cell table:number-columns-repeated="13"/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1612.879883" calcext:value-type="float">
            <text:p>1612.879883</text:p>
          </table:table-cell>
          <table:table-cell office:value-type="float" office:value="1679.222168" calcext:value-type="float">
            <text:p>1679.222168</text:p>
          </table:table-cell>
          <table:table-cell office:value-type="float" office:value="1618.458252" calcext:value-type="float">
            <text:p>1618.458252</text:p>
          </table:table-cell>
          <table:table-cell office:value-type="float" office:value="1677.27356" calcext:value-type="float">
            <text:p>1677.27356</text:p>
          </table:table-cell>
          <table:table-cell table:number-columns-repeated="13"/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1610.315918" calcext:value-type="float">
            <text:p>1610.315918</text:p>
          </table:table-cell>
          <table:table-cell office:value-type="float" office:value="1669.298096" calcext:value-type="float">
            <text:p>1669.298096</text:p>
          </table:table-cell>
          <table:table-cell office:value-type="float" office:value="1614.072266" calcext:value-type="float">
            <text:p>1614.072266</text:p>
          </table:table-cell>
          <table:table-cell office:value-type="float" office:value="1669.708496" calcext:value-type="float">
            <text:p>1669.708496</text:p>
          </table:table-cell>
          <table:table-cell table:number-columns-repeated="13"/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1600.729858" calcext:value-type="float">
            <text:p>1600.729858</text:p>
          </table:table-cell>
          <table:table-cell office:value-type="float" office:value="1661.529419" calcext:value-type="float">
            <text:p>1661.529419</text:p>
          </table:table-cell>
          <table:table-cell office:value-type="float" office:value="1607.06897" calcext:value-type="float">
            <text:p>1607.06897</text:p>
          </table:table-cell>
          <table:table-cell office:value-type="float" office:value="1659.903687" calcext:value-type="float">
            <text:p>1659.903687</text:p>
          </table:table-cell>
          <table:table-cell table:number-columns-repeated="13"/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1598.148804" calcext:value-type="float">
            <text:p>1598.148804</text:p>
          </table:table-cell>
          <table:table-cell office:value-type="float" office:value="1655.206787" calcext:value-type="float">
            <text:p>1655.206787</text:p>
          </table:table-cell>
          <table:table-cell office:value-type="float" office:value="1604.068115" calcext:value-type="float">
            <text:p>1604.068115</text:p>
          </table:table-cell>
          <table:table-cell office:value-type="float" office:value="1652.422729" calcext:value-type="float">
            <text:p>1652.422729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593.062012" calcext:value-type="float">
            <text:p>1593.062012</text:p>
          </table:table-cell>
          <table:table-cell office:value-type="float" office:value="1647.522949" calcext:value-type="float">
            <text:p>1647.522949</text:p>
          </table:table-cell>
          <table:table-cell office:value-type="float" office:value="1601.508545" calcext:value-type="float">
            <text:p>1601.508545</text:p>
          </table:table-cell>
          <table:table-cell office:value-type="float" office:value="1644.494019" calcext:value-type="float">
            <text:p>1644.494019</text:p>
          </table:table-cell>
          <table:table-cell table:number-columns-repeated="13"/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1592.432983" calcext:value-type="float">
            <text:p>1592.432983</text:p>
          </table:table-cell>
          <table:table-cell office:value-type="float" office:value="1641.151367" calcext:value-type="float">
            <text:p>1641.151367</text:p>
          </table:table-cell>
          <table:table-cell office:value-type="float" office:value="1597.400391" calcext:value-type="float">
            <text:p>1597.400391</text:p>
          </table:table-cell>
          <table:table-cell office:value-type="float" office:value="1638.027344" calcext:value-type="float">
            <text:p>1638.027344</text:p>
          </table:table-cell>
          <table:table-cell table:number-columns-repeated="13"/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1589.181152" calcext:value-type="float">
            <text:p>1589.181152</text:p>
          </table:table-cell>
          <table:table-cell office:value-type="float" office:value="1633.469238" calcext:value-type="float">
            <text:p>1633.469238</text:p>
          </table:table-cell>
          <table:table-cell office:value-type="float" office:value="1589.600952" calcext:value-type="float">
            <text:p>1589.600952</text:p>
          </table:table-cell>
          <table:table-cell office:value-type="float" office:value="1638.078979" calcext:value-type="float">
            <text:p>1638.078979</text:p>
          </table:table-cell>
          <table:table-cell table:number-columns-repeated="13"/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1581.673828" calcext:value-type="float">
            <text:p>1581.673828</text:p>
          </table:table-cell>
          <table:table-cell office:value-type="float" office:value="1632.569336" calcext:value-type="float">
            <text:p>1632.569336</text:p>
          </table:table-cell>
          <table:table-cell office:value-type="float" office:value="1590.328857" calcext:value-type="float">
            <text:p>1590.328857</text:p>
          </table:table-cell>
          <table:table-cell office:value-type="float" office:value="1627.150879" calcext:value-type="float">
            <text:p>1627.150879</text:p>
          </table:table-cell>
          <table:table-cell table:number-columns-repeated="13"/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1586.094971" calcext:value-type="float">
            <text:p>1586.094971</text:p>
          </table:table-cell>
          <table:table-cell office:value-type="float" office:value="1619.015625" calcext:value-type="float">
            <text:p>1619.015625</text:p>
          </table:table-cell>
          <table:table-cell office:value-type="float" office:value="1584.247803" calcext:value-type="float">
            <text:p>1584.247803</text:p>
          </table:table-cell>
          <table:table-cell office:value-type="float" office:value="1622.174438" calcext:value-type="float">
            <text:p>1622.174438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82.459473" calcext:value-type="float">
            <text:p>1582.459473</text:p>
          </table:table-cell>
          <table:table-cell office:value-type="float" office:value="1617.163818" calcext:value-type="float">
            <text:p>1617.163818</text:p>
          </table:table-cell>
          <table:table-cell office:value-type="float" office:value="1585.174927" calcext:value-type="float">
            <text:p>1585.174927</text:p>
          </table:table-cell>
          <table:table-cell office:value-type="float" office:value="1618.999146" calcext:value-type="float">
            <text:p>1618.999146</text:p>
          </table:table-cell>
          <table:table-cell table:number-columns-repeated="13"/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1581.88269" calcext:value-type="float">
            <text:p>1581.88269</text:p>
          </table:table-cell>
          <table:table-cell office:value-type="float" office:value="1609.914429" calcext:value-type="float">
            <text:p>1609.914429</text:p>
          </table:table-cell>
          <table:table-cell office:value-type="float" office:value="1583.53064" calcext:value-type="float">
            <text:p>1583.53064</text:p>
          </table:table-cell>
          <table:table-cell office:value-type="float" office:value="1613.908691" calcext:value-type="float">
            <text:p>1613.908691</text:p>
          </table:table-cell>
          <table:table-cell table:number-columns-repeated="13"/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1577.391235" calcext:value-type="float">
            <text:p>1577.391235</text:p>
          </table:table-cell>
          <table:table-cell office:value-type="float" office:value="1610.824707" calcext:value-type="float">
            <text:p>1610.824707</text:p>
          </table:table-cell>
          <table:table-cell office:value-type="float" office:value="1580.773315" calcext:value-type="float">
            <text:p>1580.773315</text:p>
          </table:table-cell>
          <table:table-cell office:value-type="float" office:value="1610.775879" calcext:value-type="float">
            <text:p>1610.775879</text:p>
          </table:table-cell>
          <table:table-cell table:number-columns-repeated="13"/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1578.724121" calcext:value-type="float">
            <text:p>1578.724121</text:p>
          </table:table-cell>
          <table:table-cell office:value-type="float" office:value="1606.256958" calcext:value-type="float">
            <text:p>1606.256958</text:p>
          </table:table-cell>
          <table:table-cell office:value-type="float" office:value="1577.456787" calcext:value-type="float">
            <text:p>1577.456787</text:p>
          </table:table-cell>
          <table:table-cell office:value-type="float" office:value="1606.975098" calcext:value-type="float">
            <text:p>1606.975098</text:p>
          </table:table-cell>
          <table:table-cell table:number-columns-repeated="13"/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1575.807373" calcext:value-type="float">
            <text:p>1575.807373</text:p>
          </table:table-cell>
          <table:table-cell office:value-type="float" office:value="1601.895874" calcext:value-type="float">
            <text:p>1601.895874</text:p>
          </table:table-cell>
          <table:table-cell office:value-type="float" office:value="1580.200562" calcext:value-type="float">
            <text:p>1580.200562</text:p>
          </table:table-cell>
          <table:table-cell office:value-type="float" office:value="1600.276733" calcext:value-type="float">
            <text:p>1600.276733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75.717407" calcext:value-type="float">
            <text:p>1575.717407</text:p>
          </table:table-cell>
          <table:table-cell office:value-type="float" office:value="1599.788574" calcext:value-type="float">
            <text:p>1599.788574</text:p>
          </table:table-cell>
          <table:table-cell office:value-type="float" office:value="1575.534424" calcext:value-type="float">
            <text:p>1575.534424</text:p>
          </table:table-cell>
          <table:table-cell office:value-type="float" office:value="1603.222412" calcext:value-type="float">
            <text:p>1603.222412</text:p>
          </table:table-cell>
          <table:table-cell table:number-columns-repeated="13"/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1571.829956" calcext:value-type="float">
            <text:p>1571.829956</text:p>
          </table:table-cell>
          <table:table-cell office:value-type="float" office:value="1600.047119" calcext:value-type="float">
            <text:p>1600.047119</text:p>
          </table:table-cell>
          <table:table-cell office:value-type="float" office:value="1576.427856" calcext:value-type="float">
            <text:p>1576.427856</text:p>
          </table:table-cell>
          <table:table-cell office:value-type="float" office:value="1596.633179" calcext:value-type="float">
            <text:p>1596.633179</text:p>
          </table:table-cell>
          <table:table-cell table:number-columns-repeated="13"/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1573.344971" calcext:value-type="float">
            <text:p>1573.344971</text:p>
          </table:table-cell>
          <table:table-cell office:value-type="float" office:value="1593.933594" calcext:value-type="float">
            <text:p>1593.933594</text:p>
          </table:table-cell>
          <table:table-cell office:value-type="float" office:value="1574.654297" calcext:value-type="float">
            <text:p>1574.654297</text:p>
          </table:table-cell>
          <table:table-cell office:value-type="float" office:value="1595.487061" calcext:value-type="float">
            <text:p>1595.487061</text:p>
          </table:table-cell>
          <table:table-cell table:number-columns-repeated="13"/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1575.870483" calcext:value-type="float">
            <text:p>1575.870483</text:p>
          </table:table-cell>
          <table:table-cell office:value-type="float" office:value="1591.519531" calcext:value-type="float">
            <text:p>1591.519531</text:p>
          </table:table-cell>
          <table:table-cell office:value-type="float" office:value="1574.789185" calcext:value-type="float">
            <text:p>1574.789185</text:p>
          </table:table-cell>
          <table:table-cell office:value-type="float" office:value="1592.810059" calcext:value-type="float">
            <text:p>1592.810059</text:p>
          </table:table-cell>
          <table:table-cell table:number-columns-repeated="13"/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1570.878906" calcext:value-type="float">
            <text:p>1570.878906</text:p>
          </table:table-cell>
          <table:table-cell office:value-type="float" office:value="1594.039185" calcext:value-type="float">
            <text:p>1594.039185</text:p>
          </table:table-cell>
          <table:table-cell office:value-type="float" office:value="1574.761963" calcext:value-type="float">
            <text:p>1574.761963</text:p>
          </table:table-cell>
          <table:table-cell office:value-type="float" office:value="1590.669434" calcext:value-type="float">
            <text:p>1590.669434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567.113037" calcext:value-type="float">
            <text:p>1567.113037</text:p>
          </table:table-cell>
          <table:table-cell office:value-type="float" office:value="1589.837646" calcext:value-type="float">
            <text:p>1589.837646</text:p>
          </table:table-cell>
          <table:table-cell office:value-type="float" office:value="1572.253906" calcext:value-type="float">
            <text:p>1572.253906</text:p>
          </table:table-cell>
          <table:table-cell office:value-type="float" office:value="1588.053467" calcext:value-type="float">
            <text:p>1588.053467</text:p>
          </table:table-cell>
          <table:table-cell table:number-columns-repeated="13"/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1569.170776" calcext:value-type="float">
            <text:p>1569.170776</text:p>
          </table:table-cell>
          <table:table-cell office:value-type="float" office:value="1585.120972" calcext:value-type="float">
            <text:p>1585.120972</text:p>
          </table:table-cell>
          <table:table-cell office:value-type="float" office:value="1572.063354" calcext:value-type="float">
            <text:p>1572.063354</text:p>
          </table:table-cell>
          <table:table-cell office:value-type="float" office:value="1584.666748" calcext:value-type="float">
            <text:p>1584.666748</text:p>
          </table:table-cell>
          <table:table-cell table:number-columns-repeated="13"/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1572.89917" calcext:value-type="float">
            <text:p>1572.89917</text:p>
          </table:table-cell>
          <table:table-cell office:value-type="float" office:value="1584.586182" calcext:value-type="float">
            <text:p>1584.586182</text:p>
          </table:table-cell>
          <table:table-cell office:value-type="float" office:value="1573.023315" calcext:value-type="float">
            <text:p>1573.023315</text:p>
          </table:table-cell>
          <table:table-cell office:value-type="float" office:value="1584.393066" calcext:value-type="float">
            <text:p>1584.393066</text:p>
          </table:table-cell>
          <table:table-cell table:number-columns-repeated="13"/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1569.11438" calcext:value-type="float">
            <text:p>1569.11438</text:p>
          </table:table-cell>
          <table:table-cell office:value-type="float" office:value="1586.566406" calcext:value-type="float">
            <text:p>1586.566406</text:p>
          </table:table-cell>
          <table:table-cell office:value-type="float" office:value="1571.968872" calcext:value-type="float">
            <text:p>1571.968872</text:p>
          </table:table-cell>
          <table:table-cell office:value-type="float" office:value="1585.773804" calcext:value-type="float">
            <text:p>1585.773804</text:p>
          </table:table-cell>
          <table:table-cell table:number-columns-repeated="13"/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1569.641724" calcext:value-type="float">
            <text:p>1569.641724</text:p>
          </table:table-cell>
          <table:table-cell office:value-type="float" office:value="1584.072632" calcext:value-type="float">
            <text:p>1584.072632</text:p>
          </table:table-cell>
          <table:table-cell office:value-type="float" office:value="1569.86438" calcext:value-type="float">
            <text:p>1569.86438</text:p>
          </table:table-cell>
          <table:table-cell office:value-type="float" office:value="1582.763794" calcext:value-type="float">
            <text:p>1582.763794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65.402954" calcext:value-type="float">
            <text:p>1565.402954</text:p>
          </table:table-cell>
          <table:table-cell office:value-type="float" office:value="1585.890381" calcext:value-type="float">
            <text:p>1585.890381</text:p>
          </table:table-cell>
          <table:table-cell office:value-type="float" office:value="1566.265747" calcext:value-type="float">
            <text:p>1566.265747</text:p>
          </table:table-cell>
          <table:table-cell office:value-type="float" office:value="1582.193848" calcext:value-type="float">
            <text:p>1582.193848</text:p>
          </table:table-cell>
          <table:table-cell table:number-columns-repeated="13"/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1567.871338" calcext:value-type="float">
            <text:p>1567.871338</text:p>
          </table:table-cell>
          <table:table-cell office:value-type="float" office:value="1582.750122" calcext:value-type="float">
            <text:p>1582.750122</text:p>
          </table:table-cell>
          <table:table-cell office:value-type="float" office:value="1566.789429" calcext:value-type="float">
            <text:p>1566.789429</text:p>
          </table:table-cell>
          <table:table-cell office:value-type="float" office:value="1581.719482" calcext:value-type="float">
            <text:p>1581.719482</text:p>
          </table:table-cell>
          <table:table-cell table:number-columns-repeated="13"/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1569.431763" calcext:value-type="float">
            <text:p>1569.431763</text:p>
          </table:table-cell>
          <table:table-cell office:value-type="float" office:value="1576.456177" calcext:value-type="float">
            <text:p>1576.456177</text:p>
          </table:table-cell>
          <table:table-cell office:value-type="float" office:value="1569.01123" calcext:value-type="float">
            <text:p>1569.01123</text:p>
          </table:table-cell>
          <table:table-cell office:value-type="float" office:value="1579.127319" calcext:value-type="float">
            <text:p>1579.127319</text:p>
          </table:table-cell>
          <table:table-cell table:number-columns-repeated="13"/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1564.252441" calcext:value-type="float">
            <text:p>1564.252441</text:p>
          </table:table-cell>
          <table:table-cell office:value-type="float" office:value="1578.104004" calcext:value-type="float">
            <text:p>1578.104004</text:p>
          </table:table-cell>
          <table:table-cell office:value-type="float" office:value="1562.500854" calcext:value-type="float">
            <text:p>1562.500854</text:p>
          </table:table-cell>
          <table:table-cell office:value-type="float" office:value="1581.506714" calcext:value-type="float">
            <text:p>1581.506714</text:p>
          </table:table-cell>
          <table:table-cell table:number-columns-repeated="13"/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1568.308716" calcext:value-type="float">
            <text:p>1568.308716</text:p>
          </table:table-cell>
          <table:table-cell office:value-type="float" office:value="1575.084961" calcext:value-type="float">
            <text:p>1575.084961</text:p>
          </table:table-cell>
          <table:table-cell office:value-type="float" office:value="1567.60498" calcext:value-type="float">
            <text:p>1567.60498</text:p>
          </table:table-cell>
          <table:table-cell office:value-type="float" office:value="1575.976074" calcext:value-type="float">
            <text:p>1575.976074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64.032593" calcext:value-type="float">
            <text:p>1564.032593</text:p>
          </table:table-cell>
          <table:table-cell office:value-type="float" office:value="1576.511108" calcext:value-type="float">
            <text:p>1576.511108</text:p>
          </table:table-cell>
          <table:table-cell office:value-type="float" office:value="1569.051758" calcext:value-type="float">
            <text:p>1569.051758</text:p>
          </table:table-cell>
          <table:table-cell office:value-type="float" office:value="1573.486328" calcext:value-type="float">
            <text:p>1573.486328</text:p>
          </table:table-cell>
          <table:table-cell table:number-columns-repeated="13"/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1561.860352" calcext:value-type="float">
            <text:p>1561.860352</text:p>
          </table:table-cell>
          <table:table-cell office:value-type="float" office:value="1579.150269" calcext:value-type="float">
            <text:p>1579.150269</text:p>
          </table:table-cell>
          <table:table-cell office:value-type="float" office:value="1563.61792" calcext:value-type="float">
            <text:p>1563.61792</text:p>
          </table:table-cell>
          <table:table-cell office:value-type="float" office:value="1576.361084" calcext:value-type="float">
            <text:p>1576.361084</text:p>
          </table:table-cell>
          <table:table-cell table:number-columns-repeated="13"/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1567.078003" calcext:value-type="float">
            <text:p>1567.078003</text:p>
          </table:table-cell>
          <table:table-cell office:value-type="float" office:value="1573.380371" calcext:value-type="float">
            <text:p>1573.380371</text:p>
          </table:table-cell>
          <table:table-cell office:value-type="float" office:value="1566.571411" calcext:value-type="float">
            <text:p>1566.571411</text:p>
          </table:table-cell>
          <table:table-cell office:value-type="float" office:value="1574.975708" calcext:value-type="float">
            <text:p>1574.975708</text:p>
          </table:table-cell>
          <table:table-cell table:number-columns-repeated="13"/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1566.861328" calcext:value-type="float">
            <text:p>1566.861328</text:p>
          </table:table-cell>
          <table:table-cell office:value-type="float" office:value="1573.878662" calcext:value-type="float">
            <text:p>1573.878662</text:p>
          </table:table-cell>
          <table:table-cell office:value-type="float" office:value="1566.607178" calcext:value-type="float">
            <text:p>1566.607178</text:p>
          </table:table-cell>
          <table:table-cell office:value-type="float" office:value="1573.763184" calcext:value-type="float">
            <text:p>1573.763184</text:p>
          </table:table-cell>
          <table:table-cell table:number-columns-repeated="13"/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1567.898438" calcext:value-type="float">
            <text:p>1567.898438</text:p>
          </table:table-cell>
          <table:table-cell office:value-type="float" office:value="1567.727905" calcext:value-type="float">
            <text:p>1567.727905</text:p>
          </table:table-cell>
          <table:table-cell office:value-type="float" office:value="1562.53772" calcext:value-type="float">
            <text:p>1562.53772</text:p>
          </table:table-cell>
          <table:table-cell office:value-type="float" office:value="1574.683472" calcext:value-type="float">
            <text:p>1574.683472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63.217651" calcext:value-type="float">
            <text:p>1563.217651</text:p>
          </table:table-cell>
          <table:table-cell office:value-type="float" office:value="1572.945312" calcext:value-type="float">
            <text:p>1572.945312</text:p>
          </table:table-cell>
          <table:table-cell office:value-type="float" office:value="1564.124268" calcext:value-type="float">
            <text:p>1564.124268</text:p>
          </table:table-cell>
          <table:table-cell office:value-type="float" office:value="1575.051147" calcext:value-type="float">
            <text:p>1575.051147</text:p>
          </table:table-cell>
          <table:table-cell table:number-columns-repeated="13"/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1559.057495" calcext:value-type="float">
            <text:p>1559.057495</text:p>
          </table:table-cell>
          <table:table-cell office:value-type="float" office:value="1595.695312" calcext:value-type="float">
            <text:p>1595.695312</text:p>
          </table:table-cell>
          <table:table-cell office:value-type="float" office:value="1551.254272" calcext:value-type="float">
            <text:p>1551.254272</text:p>
          </table:table-cell>
          <table:table-cell office:value-type="float" office:value="1580.803223" calcext:value-type="float">
            <text:p>1580.803223</text:p>
          </table:table-cell>
          <table:table-cell table:number-columns-repeated="13"/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1575.510376" calcext:value-type="float">
            <text:p>1575.510376</text:p>
          </table:table-cell>
          <table:table-cell office:value-type="float" office:value="1589.322998" calcext:value-type="float">
            <text:p>1589.322998</text:p>
          </table:table-cell>
          <table:table-cell office:value-type="float" office:value="1565.133667" calcext:value-type="float">
            <text:p>1565.133667</text:p>
          </table:table-cell>
          <table:table-cell office:value-type="float" office:value="1594.691895" calcext:value-type="float">
            <text:p>1594.691895</text:p>
          </table:table-cell>
          <table:table-cell table:number-columns-repeated="13"/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1591.445801" calcext:value-type="float">
            <text:p>1591.445801</text:p>
          </table:table-cell>
          <table:table-cell office:value-type="float" office:value="1639.145996" calcext:value-type="float">
            <text:p>1639.145996</text:p>
          </table:table-cell>
          <table:table-cell office:value-type="float" office:value="1585.618042" calcext:value-type="float">
            <text:p>1585.618042</text:p>
          </table:table-cell>
          <table:table-cell office:value-type="float" office:value="1646.574219" calcext:value-type="float">
            <text:p>1646.574219</text:p>
          </table:table-cell>
          <table:table-cell table:number-columns-repeated="13"/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1650.046997" calcext:value-type="float">
            <text:p>1650.046997</text:p>
          </table:table-cell>
          <table:table-cell office:value-type="float" office:value="1627.015747" calcext:value-type="float">
            <text:p>1627.015747</text:p>
          </table:table-cell>
          <table:table-cell office:value-type="float" office:value="1654.458862" calcext:value-type="float">
            <text:p>1654.458862</text:p>
          </table:table-cell>
          <table:table-cell office:value-type="float" office:value="1628.108887" calcext:value-type="float">
            <text:p>1628.108887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76.806152" calcext:value-type="float">
            <text:p>1676.806152</text:p>
          </table:table-cell>
          <table:table-cell office:value-type="float" office:value="1724.197876" calcext:value-type="float">
            <text:p>1724.197876</text:p>
          </table:table-cell>
          <table:table-cell office:value-type="float" office:value="1687.078125" calcext:value-type="float">
            <text:p>1687.078125</text:p>
          </table:table-cell>
          <table:table-cell office:value-type="float" office:value="1720.021851" calcext:value-type="float">
            <text:p>1720.021851</text:p>
          </table:table-cell>
          <table:table-cell table:number-columns-repeated="13"/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1726.75061" calcext:value-type="float">
            <text:p>1726.75061</text:p>
          </table:table-cell>
          <table:table-cell office:value-type="float" office:value="1761.180176" calcext:value-type="float">
            <text:p>1761.180176</text:p>
          </table:table-cell>
          <table:table-cell office:value-type="float" office:value="1735.030029" calcext:value-type="float">
            <text:p>1735.030029</text:p>
          </table:table-cell>
          <table:table-cell office:value-type="float" office:value="1757.574219" calcext:value-type="float">
            <text:p>1757.574219</text:p>
          </table:table-cell>
          <table:table-cell table:number-columns-repeated="13"/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1752.115356" calcext:value-type="float">
            <text:p>1752.115356</text:p>
          </table:table-cell>
          <table:table-cell office:value-type="float" office:value="1816.169189" calcext:value-type="float">
            <text:p>1816.169189</text:p>
          </table:table-cell>
          <table:table-cell office:value-type="float" office:value="1759.83667" calcext:value-type="float">
            <text:p>1759.83667</text:p>
          </table:table-cell>
          <table:table-cell office:value-type="float" office:value="1809.129272" calcext:value-type="float">
            <text:p>1809.129272</text:p>
          </table:table-cell>
          <table:table-cell table:number-columns-repeated="13"/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1780.100464" calcext:value-type="float">
            <text:p>1780.100464</text:p>
          </table:table-cell>
          <table:table-cell office:value-type="float" office:value="1834.616821" calcext:value-type="float">
            <text:p>1834.616821</text:p>
          </table:table-cell>
          <table:table-cell office:value-type="float" office:value="1792.53064" calcext:value-type="float">
            <text:p>1792.53064</text:p>
          </table:table-cell>
          <table:table-cell office:value-type="float" office:value="1825.160522" calcext:value-type="float">
            <text:p>1825.160522</text:p>
          </table:table-cell>
          <table:table-cell table:number-columns-repeated="13"/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1789.055908" calcext:value-type="float">
            <text:p>1789.055908</text:p>
          </table:table-cell>
          <table:table-cell office:value-type="float" office:value="1864.800171" calcext:value-type="float">
            <text:p>1864.800171</text:p>
          </table:table-cell>
          <table:table-cell office:value-type="float" office:value="1806.697266" calcext:value-type="float">
            <text:p>1806.697266</text:p>
          </table:table-cell>
          <table:table-cell office:value-type="float" office:value="1857.291016" calcext:value-type="float">
            <text:p>1857.291016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820.273315" calcext:value-type="float">
            <text:p>1820.273315</text:p>
          </table:table-cell>
          <table:table-cell office:value-type="float" office:value="1897.561646" calcext:value-type="float">
            <text:p>1897.561646</text:p>
          </table:table-cell>
          <table:table-cell office:value-type="float" office:value="1839.312988" calcext:value-type="float">
            <text:p>1839.312988</text:p>
          </table:table-cell>
          <table:table-cell office:value-type="float" office:value="1890.415161" calcext:value-type="float">
            <text:p>1890.415161</text:p>
          </table:table-cell>
          <table:table-cell table:number-columns-repeated="13"/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1845.718384" calcext:value-type="float">
            <text:p>1845.718384</text:p>
          </table:table-cell>
          <table:table-cell office:value-type="float" office:value="1908.285889" calcext:value-type="float">
            <text:p>1908.285889</text:p>
          </table:table-cell>
          <table:table-cell office:value-type="float" office:value="1870.152344" calcext:value-type="float">
            <text:p>1870.152344</text:p>
          </table:table-cell>
          <table:table-cell office:value-type="float" office:value="1893.384277" calcext:value-type="float">
            <text:p>1893.384277</text:p>
          </table:table-cell>
          <table:table-cell table:number-columns-repeated="13"/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1852.431519" calcext:value-type="float">
            <text:p>1852.431519</text:p>
          </table:table-cell>
          <table:table-cell office:value-type="float" office:value="1962.919189" calcext:value-type="float">
            <text:p>1962.919189</text:p>
          </table:table-cell>
          <table:table-cell office:value-type="float" office:value="1869.793457" calcext:value-type="float">
            <text:p>1869.793457</text:p>
          </table:table-cell>
          <table:table-cell office:value-type="float" office:value="1949.2854" calcext:value-type="float">
            <text:p>1949.2854</text:p>
          </table:table-cell>
          <table:table-cell table:number-columns-repeated="13"/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1847.907349" calcext:value-type="float">
            <text:p>1847.907349</text:p>
          </table:table-cell>
          <table:table-cell office:value-type="float" office:value="1974.66626" calcext:value-type="float">
            <text:p>1974.66626</text:p>
          </table:table-cell>
          <table:table-cell office:value-type="float" office:value="1857.742676" calcext:value-type="float">
            <text:p>1857.742676</text:p>
          </table:table-cell>
          <table:table-cell office:value-type="float" office:value="1975.622314" calcext:value-type="float">
            <text:p>1975.622314</text:p>
          </table:table-cell>
          <table:table-cell table:number-columns-repeated="13"/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1868.06543" calcext:value-type="float">
            <text:p>1868.06543</text:p>
          </table:table-cell>
          <table:table-cell office:value-type="float" office:value="1961.674316" calcext:value-type="float">
            <text:p>1961.674316</text:p>
          </table:table-cell>
          <table:table-cell office:value-type="float" office:value="1880.730713" calcext:value-type="float">
            <text:p>1880.730713</text:p>
          </table:table-cell>
          <table:table-cell office:value-type="float" office:value="1965.884033" calcext:value-type="float">
            <text:p>1965.884033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55.550781" calcext:value-type="float">
            <text:p>1855.550781</text:p>
          </table:table-cell>
          <table:table-cell office:value-type="float" office:value="1939.169678" calcext:value-type="float">
            <text:p>1939.169678</text:p>
          </table:table-cell>
          <table:table-cell office:value-type="float" office:value="1867.357666" calcext:value-type="float">
            <text:p>1867.357666</text:p>
          </table:table-cell>
          <table:table-cell office:value-type="float" office:value="1949.976685" calcext:value-type="float">
            <text:p>1949.976685</text:p>
          </table:table-cell>
          <table:table-cell table:number-columns-repeated="13"/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1758.400146" calcext:value-type="float">
            <text:p>1758.400146</text:p>
          </table:table-cell>
          <table:table-cell office:value-type="float" office:value="1998.634277" calcext:value-type="float">
            <text:p>1998.634277</text:p>
          </table:table-cell>
          <table:table-cell office:value-type="float" office:value="1770.207764" calcext:value-type="float">
            <text:p>1770.207764</text:p>
          </table:table-cell>
          <table:table-cell office:value-type="float" office:value="1991.648804" calcext:value-type="float">
            <text:p>1991.648804</text:p>
          </table:table-cell>
          <table:table-cell table:number-columns-repeated="13"/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1849.407349" calcext:value-type="float">
            <text:p>1849.407349</text:p>
          </table:table-cell>
          <table:table-cell office:value-type="float" office:value="1977.701782" calcext:value-type="float">
            <text:p>1977.701782</text:p>
          </table:table-cell>
          <table:table-cell office:value-type="float" office:value="1872.352051" calcext:value-type="float">
            <text:p>1872.352051</text:p>
          </table:table-cell>
          <table:table-cell office:value-type="float" office:value="1959.814575" calcext:value-type="float">
            <text:p>1959.814575</text:p>
          </table:table-cell>
          <table:table-cell table:number-columns-repeated="13"/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1867.253418" calcext:value-type="float">
            <text:p>1867.253418</text:p>
          </table:table-cell>
          <table:table-cell office:value-type="float" office:value="1933.9729" calcext:value-type="float">
            <text:p>1933.9729</text:p>
          </table:table-cell>
          <table:table-cell office:value-type="float" office:value="1885.298218" calcext:value-type="float">
            <text:p>1885.298218</text:p>
          </table:table-cell>
          <table:table-cell office:value-type="float" office:value="1926.422363" calcext:value-type="float">
            <text:p>1926.422363</text:p>
          </table:table-cell>
          <table:table-cell table:number-columns-repeated="13"/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1796.418701" calcext:value-type="float">
            <text:p>1796.418701</text:p>
          </table:table-cell>
          <table:table-cell office:value-type="float" office:value="1997.278809" calcext:value-type="float">
            <text:p>1997.278809</text:p>
          </table:table-cell>
          <table:table-cell office:value-type="float" office:value="1804.85791" calcext:value-type="float">
            <text:p>1804.85791</text:p>
          </table:table-cell>
          <table:table-cell office:value-type="float" office:value="1998.447144" calcext:value-type="float">
            <text:p>1998.447144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840.814453" calcext:value-type="float">
            <text:p>1840.814453</text:p>
          </table:table-cell>
          <table:table-cell office:value-type="float" office:value="1997.38501" calcext:value-type="float">
            <text:p>1997.38501</text:p>
          </table:table-cell>
          <table:table-cell office:value-type="float" office:value="1858.094604" calcext:value-type="float">
            <text:p>1858.094604</text:p>
          </table:table-cell>
          <table:table-cell office:value-type="float" office:value="1989.337524" calcext:value-type="float">
            <text:p>1989.337524</text:p>
          </table:table-cell>
          <table:table-cell table:number-columns-repeated="13"/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1866.987671" calcext:value-type="float">
            <text:p>1866.987671</text:p>
          </table:table-cell>
          <table:table-cell office:value-type="float" office:value="1935.595093" calcext:value-type="float">
            <text:p>1935.595093</text:p>
          </table:table-cell>
          <table:table-cell office:value-type="float" office:value="1891.872314" calcext:value-type="float">
            <text:p>1891.872314</text:p>
          </table:table-cell>
          <table:table-cell office:value-type="float" office:value="1924.086182" calcext:value-type="float">
            <text:p>1924.086182</text:p>
          </table:table-cell>
          <table:table-cell table:number-columns-repeated="13"/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1860.266846" calcext:value-type="float">
            <text:p>1860.266846</text:p>
          </table:table-cell>
          <table:table-cell office:value-type="float" office:value="1992.352051" calcext:value-type="float">
            <text:p>1992.352051</text:p>
          </table:table-cell>
          <table:table-cell office:value-type="float" office:value="1869.143066" calcext:value-type="float">
            <text:p>1869.143066</text:p>
          </table:table-cell>
          <table:table-cell office:value-type="float" office:value="1987.267334" calcext:value-type="float">
            <text:p>1987.267334</text:p>
          </table:table-cell>
          <table:table-cell table:number-columns-repeated="13"/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1814.149048" calcext:value-type="float">
            <text:p>1814.149048</text:p>
          </table:table-cell>
          <table:table-cell office:value-type="float" office:value="1997.162964" calcext:value-type="float">
            <text:p>1997.162964</text:p>
          </table:table-cell>
          <table:table-cell office:value-type="float" office:value="1823.981934" calcext:value-type="float">
            <text:p>1823.981934</text:p>
          </table:table-cell>
          <table:table-cell office:value-type="float" office:value="1997.346313" calcext:value-type="float">
            <text:p>1997.346313</text:p>
          </table:table-cell>
          <table:table-cell table:number-columns-repeated="13"/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1862.805542" calcext:value-type="float">
            <text:p>1862.805542</text:p>
          </table:table-cell>
          <table:table-cell office:value-type="float" office:value="1976.055542" calcext:value-type="float">
            <text:p>1976.055542</text:p>
          </table:table-cell>
          <table:table-cell office:value-type="float" office:value="1893.393066" calcext:value-type="float">
            <text:p>1893.393066</text:p>
          </table:table-cell>
          <table:table-cell office:value-type="float" office:value="1959.007812" calcext:value-type="float">
            <text:p>1959.007812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872.276123" calcext:value-type="float">
            <text:p>1872.276123</text:p>
          </table:table-cell>
          <table:table-cell office:value-type="float" office:value="1964.44397" calcext:value-type="float">
            <text:p>1964.44397</text:p>
          </table:table-cell>
          <table:table-cell office:value-type="float" office:value="1895.735229" calcext:value-type="float">
            <text:p>1895.735229</text:p>
          </table:table-cell>
          <table:table-cell office:value-type="float" office:value="1955.334961" calcext:value-type="float">
            <text:p>1955.334961</text:p>
          </table:table-cell>
          <table:table-cell table:number-columns-repeated="13"/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1812.385132" calcext:value-type="float">
            <text:p>1812.385132</text:p>
          </table:table-cell>
          <table:table-cell office:value-type="float" office:value="1996.697754" calcext:value-type="float">
            <text:p>1996.697754</text:p>
          </table:table-cell>
          <table:table-cell office:value-type="float" office:value="1822.338013" calcext:value-type="float">
            <text:p>1822.338013</text:p>
          </table:table-cell>
          <table:table-cell office:value-type="float" office:value="1998.403931" calcext:value-type="float">
            <text:p>1998.403931</text:p>
          </table:table-cell>
          <table:table-cell table:number-columns-repeated="13"/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1845.849731" calcext:value-type="float">
            <text:p>1845.849731</text:p>
          </table:table-cell>
          <table:table-cell office:value-type="float" office:value="1996.560303" calcext:value-type="float">
            <text:p>1996.560303</text:p>
          </table:table-cell>
          <table:table-cell office:value-type="float" office:value="1867.809326" calcext:value-type="float">
            <text:p>1867.809326</text:p>
          </table:table-cell>
          <table:table-cell office:value-type="float" office:value="1986.744873" calcext:value-type="float">
            <text:p>1986.744873</text:p>
          </table:table-cell>
          <table:table-cell table:number-columns-repeated="13"/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1866.88562" calcext:value-type="float">
            <text:p>1866.88562</text:p>
          </table:table-cell>
          <table:table-cell office:value-type="float" office:value="1981.790161" calcext:value-type="float">
            <text:p>1981.790161</text:p>
          </table:table-cell>
          <table:table-cell office:value-type="float" office:value="1887.303467" calcext:value-type="float">
            <text:p>1887.303467</text:p>
          </table:table-cell>
          <table:table-cell office:value-type="float" office:value="1971.357544" calcext:value-type="float">
            <text:p>1971.357544</text:p>
          </table:table-cell>
          <table:table-cell table:number-columns-repeated="13"/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1866.592529" calcext:value-type="float">
            <text:p>1866.592529</text:p>
          </table:table-cell>
          <table:table-cell office:value-type="float" office:value="1996.493896" calcext:value-type="float">
            <text:p>1996.493896</text:p>
          </table:table-cell>
          <table:table-cell office:value-type="float" office:value="1881.824097" calcext:value-type="float">
            <text:p>1881.824097</text:p>
          </table:table-cell>
          <table:table-cell office:value-type="float" office:value="1993.640991" calcext:value-type="float">
            <text:p>1993.640991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41.849121" calcext:value-type="float">
            <text:p>1841.849121</text:p>
          </table:table-cell>
          <table:table-cell office:value-type="float" office:value="1995.768311" calcext:value-type="float">
            <text:p>1995.768311</text:p>
          </table:table-cell>
          <table:table-cell office:value-type="float" office:value="1859.09668" calcext:value-type="float">
            <text:p>1859.09668</text:p>
          </table:table-cell>
          <table:table-cell office:value-type="float" office:value="1993.461426" calcext:value-type="float">
            <text:p>1993.461426</text:p>
          </table:table-cell>
          <table:table-cell table:number-columns-repeated="13"/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1856.777344" calcext:value-type="float">
            <text:p>1856.777344</text:p>
          </table:table-cell>
          <table:table-cell office:value-type="float" office:value="1997.100952" calcext:value-type="float">
            <text:p>1997.100952</text:p>
          </table:table-cell>
          <table:table-cell office:value-type="float" office:value="1879.557983" calcext:value-type="float">
            <text:p>1879.557983</text:p>
          </table:table-cell>
          <table:table-cell office:value-type="float" office:value="1984.555664" calcext:value-type="float">
            <text:p>1984.555664</text:p>
          </table:table-cell>
          <table:table-cell table:number-columns-repeated="13"/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1865.481445" calcext:value-type="float">
            <text:p>1865.481445</text:p>
          </table:table-cell>
          <table:table-cell office:value-type="float" office:value="1978.45752" calcext:value-type="float">
            <text:p>1978.45752</text:p>
          </table:table-cell>
          <table:table-cell office:value-type="float" office:value="1886.856567" calcext:value-type="float">
            <text:p>1886.856567</text:p>
          </table:table-cell>
          <table:table-cell office:value-type="float" office:value="1968.188232" calcext:value-type="float">
            <text:p>1968.188232</text:p>
          </table:table-cell>
          <table:table-cell table:number-columns-repeated="13"/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1862.404541" calcext:value-type="float">
            <text:p>1862.404541</text:p>
          </table:table-cell>
          <table:table-cell office:value-type="float" office:value="1991.921265" calcext:value-type="float">
            <text:p>1991.921265</text:p>
          </table:table-cell>
          <table:table-cell office:value-type="float" office:value="1877.782715" calcext:value-type="float">
            <text:p>1877.782715</text:p>
          </table:table-cell>
          <table:table-cell office:value-type="float" office:value="1991.805908" calcext:value-type="float">
            <text:p>1991.805908</text:p>
          </table:table-cell>
          <table:table-cell table:number-columns-repeated="13"/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1848.841553" calcext:value-type="float">
            <text:p>1848.841553</text:p>
          </table:table-cell>
          <table:table-cell office:value-type="float" office:value="1996.707886" calcext:value-type="float">
            <text:p>1996.707886</text:p>
          </table:table-cell>
          <table:table-cell office:value-type="float" office:value="1865.605469" calcext:value-type="float">
            <text:p>1865.605469</text:p>
          </table:table-cell>
          <table:table-cell office:value-type="float" office:value="1991.567139" calcext:value-type="float">
            <text:p>1991.567139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865.269531" calcext:value-type="float">
            <text:p>1865.269531</text:p>
          </table:table-cell>
          <table:table-cell office:value-type="float" office:value="1996.555054" calcext:value-type="float">
            <text:p>1996.555054</text:p>
          </table:table-cell>
          <table:table-cell office:value-type="float" office:value="1883.445312" calcext:value-type="float">
            <text:p>1883.445312</text:p>
          </table:table-cell>
          <table:table-cell office:value-type="float" office:value="1990.542114" calcext:value-type="float">
            <text:p>1990.542114</text:p>
          </table:table-cell>
          <table:table-cell table:number-columns-repeated="13"/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1864.728149" calcext:value-type="float">
            <text:p>1864.728149</text:p>
          </table:table-cell>
          <table:table-cell office:value-type="float" office:value="1988.754639" calcext:value-type="float">
            <text:p>1988.754639</text:p>
          </table:table-cell>
          <table:table-cell office:value-type="float" office:value="1886.556152" calcext:value-type="float">
            <text:p>1886.556152</text:p>
          </table:table-cell>
          <table:table-cell office:value-type="float" office:value="1979.803467" calcext:value-type="float">
            <text:p>1979.803467</text:p>
          </table:table-cell>
          <table:table-cell table:number-columns-repeated="13"/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1849.22168" calcext:value-type="float">
            <text:p>1849.22168</text:p>
          </table:table-cell>
          <table:table-cell office:value-type="float" office:value="1997.496338" calcext:value-type="float">
            <text:p>1997.496338</text:p>
          </table:table-cell>
          <table:table-cell office:value-type="float" office:value="1864.341309" calcext:value-type="float">
            <text:p>1864.341309</text:p>
          </table:table-cell>
          <table:table-cell office:value-type="float" office:value="1991.216187" calcext:value-type="float">
            <text:p>1991.216187</text:p>
          </table:table-cell>
          <table:table-cell table:number-columns-repeated="13"/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1859.63916" calcext:value-type="float">
            <text:p>1859.63916</text:p>
          </table:table-cell>
          <table:table-cell office:value-type="float" office:value="1995.224121" calcext:value-type="float">
            <text:p>1995.224121</text:p>
          </table:table-cell>
          <table:table-cell office:value-type="float" office:value="1883.849487" calcext:value-type="float">
            <text:p>1883.849487</text:p>
          </table:table-cell>
          <table:table-cell office:value-type="float" office:value="1987.875854" calcext:value-type="float">
            <text:p>1987.875854</text:p>
          </table:table-cell>
          <table:table-cell table:number-columns-repeated="13"/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1851.95166" calcext:value-type="float">
            <text:p>1851.95166</text:p>
          </table:table-cell>
          <table:table-cell office:value-type="float" office:value="1997.771973" calcext:value-type="float">
            <text:p>1997.771973</text:p>
          </table:table-cell>
          <table:table-cell office:value-type="float" office:value="1870.025024" calcext:value-type="float">
            <text:p>1870.025024</text:p>
          </table:table-cell>
          <table:table-cell office:value-type="float" office:value="1987.564941" calcext:value-type="float">
            <text:p>1987.564941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867.548706" calcext:value-type="float">
            <text:p>1867.548706</text:p>
          </table:table-cell>
          <table:table-cell office:value-type="float" office:value="1996.276245" calcext:value-type="float">
            <text:p>1996.276245</text:p>
          </table:table-cell>
          <table:table-cell office:value-type="float" office:value="1888.370239" calcext:value-type="float">
            <text:p>1888.370239</text:p>
          </table:table-cell>
          <table:table-cell office:value-type="float" office:value="1988.601807" calcext:value-type="float">
            <text:p>1988.601807</text:p>
          </table:table-cell>
          <table:table-cell table:number-columns-repeated="13"/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1855.190796" calcext:value-type="float">
            <text:p>1855.190796</text:p>
          </table:table-cell>
          <table:table-cell office:value-type="float" office:value="1996.834229" calcext:value-type="float">
            <text:p>1996.834229</text:p>
          </table:table-cell>
          <table:table-cell office:value-type="float" office:value="1873.7948" calcext:value-type="float">
            <text:p>1873.7948</text:p>
          </table:table-cell>
          <table:table-cell office:value-type="float" office:value="1989.407471" calcext:value-type="float">
            <text:p>1989.407471</text:p>
          </table:table-cell>
          <table:table-cell table:number-columns-repeated="13"/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1857.284912" calcext:value-type="float">
            <text:p>1857.284912</text:p>
          </table:table-cell>
          <table:table-cell office:value-type="float" office:value="1996.745483" calcext:value-type="float">
            <text:p>1996.745483</text:p>
          </table:table-cell>
          <table:table-cell office:value-type="float" office:value="1876.080322" calcext:value-type="float">
            <text:p>1876.080322</text:p>
          </table:table-cell>
          <table:table-cell office:value-type="float" office:value="1989.44043" calcext:value-type="float">
            <text:p>1989.44043</text:p>
          </table:table-cell>
          <table:table-cell table:number-columns-repeated="13"/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1848.948364" calcext:value-type="float">
            <text:p>1848.948364</text:p>
          </table:table-cell>
          <table:table-cell office:value-type="float" office:value="1996.788086" calcext:value-type="float">
            <text:p>1996.788086</text:p>
          </table:table-cell>
          <table:table-cell office:value-type="float" office:value="1868.154175" calcext:value-type="float">
            <text:p>1868.154175</text:p>
          </table:table-cell>
          <table:table-cell office:value-type="float" office:value="1988.922119" calcext:value-type="float">
            <text:p>1988.922119</text:p>
          </table:table-cell>
          <table:table-cell table:number-columns-repeated="13"/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1853.526733" calcext:value-type="float">
            <text:p>1853.526733</text:p>
          </table:table-cell>
          <table:table-cell office:value-type="float" office:value="1996.668945" calcext:value-type="float">
            <text:p>1996.668945</text:p>
          </table:table-cell>
          <table:table-cell office:value-type="float" office:value="1873.755859" calcext:value-type="float">
            <text:p>1873.755859</text:p>
          </table:table-cell>
          <table:table-cell office:value-type="float" office:value="1988.200439" calcext:value-type="float">
            <text:p>1988.200439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862.065186" calcext:value-type="float">
            <text:p>1862.065186</text:p>
          </table:table-cell>
          <table:table-cell office:value-type="float" office:value="1996.206543" calcext:value-type="float">
            <text:p>1996.206543</text:p>
          </table:table-cell>
          <table:table-cell office:value-type="float" office:value="1885.807739" calcext:value-type="float">
            <text:p>1885.807739</text:p>
          </table:table-cell>
          <table:table-cell office:value-type="float" office:value="1985.857178" calcext:value-type="float">
            <text:p>1985.857178</text:p>
          </table:table-cell>
          <table:table-cell table:number-columns-repeated="13"/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1864.288452" calcext:value-type="float">
            <text:p>1864.288452</text:p>
          </table:table-cell>
          <table:table-cell office:value-type="float" office:value="1995.950684" calcext:value-type="float">
            <text:p>1995.950684</text:p>
          </table:table-cell>
          <table:table-cell office:value-type="float" office:value="1883.24646" calcext:value-type="float">
            <text:p>1883.24646</text:p>
          </table:table-cell>
          <table:table-cell office:value-type="float" office:value="1991.289429" calcext:value-type="float">
            <text:p>1991.289429</text:p>
          </table:table-cell>
          <table:table-cell table:number-columns-repeated="13"/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1848.850342" calcext:value-type="float">
            <text:p>1848.850342</text:p>
          </table:table-cell>
          <table:table-cell office:value-type="float" office:value="1976.181396" calcext:value-type="float">
            <text:p>1976.181396</text:p>
          </table:table-cell>
          <table:table-cell office:value-type="float" office:value="1871.45459" calcext:value-type="float">
            <text:p>1871.45459</text:p>
          </table:table-cell>
          <table:table-cell office:value-type="float" office:value="1965.985596" calcext:value-type="float">
            <text:p>1965.985596</text:p>
          </table:table-cell>
          <table:table-cell table:number-columns-repeated="13"/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1821.915894" calcext:value-type="float">
            <text:p>1821.915894</text:p>
          </table:table-cell>
          <table:table-cell office:value-type="float" office:value="1959.554321" calcext:value-type="float">
            <text:p>1959.554321</text:p>
          </table:table-cell>
          <table:table-cell office:value-type="float" office:value="1834.409912" calcext:value-type="float">
            <text:p>1834.409912</text:p>
          </table:table-cell>
          <table:table-cell office:value-type="float" office:value="1959.432251" calcext:value-type="float">
            <text:p>1959.432251</text:p>
          </table:table-cell>
          <table:table-cell table:number-columns-repeated="13"/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1777.060425" calcext:value-type="float">
            <text:p>1777.060425</text:p>
          </table:table-cell>
          <table:table-cell office:value-type="float" office:value="1943.333984" calcext:value-type="float">
            <text:p>1943.333984</text:p>
          </table:table-cell>
          <table:table-cell office:value-type="float" office:value="1790.359009" calcext:value-type="float">
            <text:p>1790.359009</text:p>
          </table:table-cell>
          <table:table-cell office:value-type="float" office:value="1948.538574" calcext:value-type="float">
            <text:p>1948.538574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71.998901" calcext:value-type="float">
            <text:p>1771.998901</text:p>
          </table:table-cell>
          <table:table-cell office:value-type="float" office:value="1893.503784" calcext:value-type="float">
            <text:p>1893.503784</text:p>
          </table:table-cell>
          <table:table-cell office:value-type="float" office:value="1789.185181" calcext:value-type="float">
            <text:p>1789.185181</text:p>
          </table:table-cell>
          <table:table-cell office:value-type="float" office:value="1893.152222" calcext:value-type="float">
            <text:p>1893.152222</text:p>
          </table:table-cell>
          <table:table-cell table:number-columns-repeated="13"/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752.263672" calcext:value-type="float">
            <text:p>1752.263672</text:p>
          </table:table-cell>
          <table:table-cell office:value-type="float" office:value="1880.344604" calcext:value-type="float">
            <text:p>1880.344604</text:p>
          </table:table-cell>
          <table:table-cell office:value-type="float" office:value="1768.140137" calcext:value-type="float">
            <text:p>1768.140137</text:p>
          </table:table-cell>
          <table:table-cell office:value-type="float" office:value="1879.912964" calcext:value-type="float">
            <text:p>1879.912964</text:p>
          </table:table-cell>
          <table:table-cell table:number-columns-repeated="13"/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1718.353394" calcext:value-type="float">
            <text:p>1718.353394</text:p>
          </table:table-cell>
          <table:table-cell office:value-type="float" office:value="1867.991699" calcext:value-type="float">
            <text:p>1867.991699</text:p>
          </table:table-cell>
          <table:table-cell office:value-type="float" office:value="1731.534424" calcext:value-type="float">
            <text:p>1731.534424</text:p>
          </table:table-cell>
          <table:table-cell office:value-type="float" office:value="1866.744263" calcext:value-type="float">
            <text:p>1866.744263</text:p>
          </table:table-cell>
          <table:table-cell table:number-columns-repeated="13"/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1709.873657" calcext:value-type="float">
            <text:p>1709.873657</text:p>
          </table:table-cell>
          <table:table-cell office:value-type="float" office:value="1826.556152" calcext:value-type="float">
            <text:p>1826.556152</text:p>
          </table:table-cell>
          <table:table-cell office:value-type="float" office:value="1729.358521" calcext:value-type="float">
            <text:p>1729.358521</text:p>
          </table:table-cell>
          <table:table-cell office:value-type="float" office:value="1820.48291" calcext:value-type="float">
            <text:p>1820.48291</text:p>
          </table:table-cell>
          <table:table-cell table:number-columns-repeated="13"/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694.164795" calcext:value-type="float">
            <text:p>1694.164795</text:p>
          </table:table-cell>
          <table:table-cell office:value-type="float" office:value="1809.046753" calcext:value-type="float">
            <text:p>1809.046753</text:p>
          </table:table-cell>
          <table:table-cell office:value-type="float" office:value="1707.439453" calcext:value-type="float">
            <text:p>1707.439453</text:p>
          </table:table-cell>
          <table:table-cell office:value-type="float" office:value="1811.081787" calcext:value-type="float">
            <text:p>1811.081787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69.85144" calcext:value-type="float">
            <text:p>1669.85144</text:p>
          </table:table-cell>
          <table:table-cell office:value-type="float" office:value="1794.298584" calcext:value-type="float">
            <text:p>1794.298584</text:p>
          </table:table-cell>
          <table:table-cell office:value-type="float" office:value="1684.744141" calcext:value-type="float">
            <text:p>1684.744141</text:p>
          </table:table-cell>
          <table:table-cell office:value-type="float" office:value="1792.404785" calcext:value-type="float">
            <text:p>1792.404785</text:p>
          </table:table-cell>
          <table:table-cell table:number-columns-repeated="13"/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658.015015" calcext:value-type="float">
            <text:p>1658.015015</text:p>
          </table:table-cell>
          <table:table-cell office:value-type="float" office:value="1781.777466" calcext:value-type="float">
            <text:p>1781.777466</text:p>
          </table:table-cell>
          <table:table-cell office:value-type="float" office:value="1682.386597" calcext:value-type="float">
            <text:p>1682.386597</text:p>
          </table:table-cell>
          <table:table-cell office:value-type="float" office:value="1760.797485" calcext:value-type="float">
            <text:p>1760.797485</text:p>
          </table:table-cell>
          <table:table-cell table:number-columns-repeated="13"/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1657.302734" calcext:value-type="float">
            <text:p>1657.302734</text:p>
          </table:table-cell>
          <table:table-cell office:value-type="float" office:value="1754.52124" calcext:value-type="float">
            <text:p>1754.52124</text:p>
          </table:table-cell>
          <table:table-cell office:value-type="float" office:value="1660.276245" calcext:value-type="float">
            <text:p>1660.276245</text:p>
          </table:table-cell>
          <table:table-cell office:value-type="float" office:value="1752.060303" calcext:value-type="float">
            <text:p>1752.060303</text:p>
          </table:table-cell>
          <table:table-cell table:number-columns-repeated="13"/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645.288208" calcext:value-type="float">
            <text:p>1645.288208</text:p>
          </table:table-cell>
          <table:table-cell office:value-type="float" office:value="1734.251587" calcext:value-type="float">
            <text:p>1734.251587</text:p>
          </table:table-cell>
          <table:table-cell office:value-type="float" office:value="1657.367798" calcext:value-type="float">
            <text:p>1657.367798</text:p>
          </table:table-cell>
          <table:table-cell office:value-type="float" office:value="1737.20166" calcext:value-type="float">
            <text:p>1737.20166</text:p>
          </table:table-cell>
          <table:table-cell table:number-columns-repeated="13"/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634.343262" calcext:value-type="float">
            <text:p>1634.343262</text:p>
          </table:table-cell>
          <table:table-cell office:value-type="float" office:value="1728.443848" calcext:value-type="float">
            <text:p>1728.443848</text:p>
          </table:table-cell>
          <table:table-cell office:value-type="float" office:value="1649.795288" calcext:value-type="float">
            <text:p>1649.795288</text:p>
          </table:table-cell>
          <table:table-cell office:value-type="float" office:value="1725.263184" calcext:value-type="float">
            <text:p>1725.263184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25.601318" calcext:value-type="float">
            <text:p>1625.601318</text:p>
          </table:table-cell>
          <table:table-cell office:value-type="float" office:value="1710.931763" calcext:value-type="float">
            <text:p>1710.931763</text:p>
          </table:table-cell>
          <table:table-cell office:value-type="float" office:value="1634.942871" calcext:value-type="float">
            <text:p>1634.942871</text:p>
          </table:table-cell>
          <table:table-cell office:value-type="float" office:value="1709.769653" calcext:value-type="float">
            <text:p>1709.769653</text:p>
          </table:table-cell>
          <table:table-cell table:number-columns-repeated="13"/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619.802124" calcext:value-type="float">
            <text:p>1619.802124</text:p>
          </table:table-cell>
          <table:table-cell office:value-type="float" office:value="1696.800903" calcext:value-type="float">
            <text:p>1696.800903</text:p>
          </table:table-cell>
          <table:table-cell office:value-type="float" office:value="1630.753174" calcext:value-type="float">
            <text:p>1630.753174</text:p>
          </table:table-cell>
          <table:table-cell office:value-type="float" office:value="1696.149048" calcext:value-type="float">
            <text:p>1696.149048</text:p>
          </table:table-cell>
          <table:table-cell table:number-columns-repeated="13"/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613.577148" calcext:value-type="float">
            <text:p>1613.577148</text:p>
          </table:table-cell>
          <table:table-cell office:value-type="float" office:value="1687.317383" calcext:value-type="float">
            <text:p>1687.317383</text:p>
          </table:table-cell>
          <table:table-cell office:value-type="float" office:value="1620.501587" calcext:value-type="float">
            <text:p>1620.501587</text:p>
          </table:table-cell>
          <table:table-cell office:value-type="float" office:value="1688.339233" calcext:value-type="float">
            <text:p>1688.339233</text:p>
          </table:table-cell>
          <table:table-cell table:number-columns-repeated="13"/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607.724121" calcext:value-type="float">
            <text:p>1607.724121</text:p>
          </table:table-cell>
          <table:table-cell office:value-type="float" office:value="1677.399292" calcext:value-type="float">
            <text:p>1677.399292</text:p>
          </table:table-cell>
          <table:table-cell office:value-type="float" office:value="1613.814697" calcext:value-type="float">
            <text:p>1613.814697</text:p>
          </table:table-cell>
          <table:table-cell office:value-type="float" office:value="1676.375488" calcext:value-type="float">
            <text:p>1676.375488</text:p>
          </table:table-cell>
          <table:table-cell table:number-columns-repeated="13"/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1599.748657" calcext:value-type="float">
            <text:p>1599.748657</text:p>
          </table:table-cell>
          <table:table-cell office:value-type="float" office:value="1668.231201" calcext:value-type="float">
            <text:p>1668.231201</text:p>
          </table:table-cell>
          <table:table-cell office:value-type="float" office:value="1611.39624" calcext:value-type="float">
            <text:p>1611.39624</text:p>
          </table:table-cell>
          <table:table-cell office:value-type="float" office:value="1658.527466" calcext:value-type="float">
            <text:p>1658.527466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04.789917" calcext:value-type="float">
            <text:p>1604.789917</text:p>
          </table:table-cell>
          <table:table-cell office:value-type="float" office:value="1649.497437" calcext:value-type="float">
            <text:p>1649.497437</text:p>
          </table:table-cell>
          <table:table-cell office:value-type="float" office:value="1607.403198" calcext:value-type="float">
            <text:p>1607.403198</text:p>
          </table:table-cell>
          <table:table-cell office:value-type="float" office:value="1656.239502" calcext:value-type="float">
            <text:p>1656.239502</text:p>
          </table:table-cell>
          <table:table-cell table:number-columns-repeated="13"/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1593.30127" calcext:value-type="float">
            <text:p>1593.30127</text:p>
          </table:table-cell>
          <table:table-cell office:value-type="float" office:value="1650.712524" calcext:value-type="float">
            <text:p>1650.712524</text:p>
          </table:table-cell>
          <table:table-cell office:value-type="float" office:value="1603.538086" calcext:value-type="float">
            <text:p>1603.538086</text:p>
          </table:table-cell>
          <table:table-cell office:value-type="float" office:value="1649.639282" calcext:value-type="float">
            <text:p>1649.639282</text:p>
          </table:table-cell>
          <table:table-cell table:number-columns-repeated="13"/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1590.268677" calcext:value-type="float">
            <text:p>1590.268677</text:p>
          </table:table-cell>
          <table:table-cell office:value-type="float" office:value="1640.608276" calcext:value-type="float">
            <text:p>1640.608276</text:p>
          </table:table-cell>
          <table:table-cell office:value-type="float" office:value="1597.154297" calcext:value-type="float">
            <text:p>1597.154297</text:p>
          </table:table-cell>
          <table:table-cell office:value-type="float" office:value="1642.411987" calcext:value-type="float">
            <text:p>1642.411987</text:p>
          </table:table-cell>
          <table:table-cell table:number-columns-repeated="13"/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1584.696655" calcext:value-type="float">
            <text:p>1584.696655</text:p>
          </table:table-cell>
          <table:table-cell office:value-type="float" office:value="1638.563599" calcext:value-type="float">
            <text:p>1638.563599</text:p>
          </table:table-cell>
          <table:table-cell office:value-type="float" office:value="1593.036011" calcext:value-type="float">
            <text:p>1593.036011</text:p>
          </table:table-cell>
          <table:table-cell office:value-type="float" office:value="1636.493408" calcext:value-type="float">
            <text:p>1636.493408</text:p>
          </table:table-cell>
          <table:table-cell table:number-columns-repeated="13"/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1584.029663" calcext:value-type="float">
            <text:p>1584.029663</text:p>
          </table:table-cell>
          <table:table-cell office:value-type="float" office:value="1626.658569" calcext:value-type="float">
            <text:p>1626.658569</text:p>
          </table:table-cell>
          <table:table-cell office:value-type="float" office:value="1591.759399" calcext:value-type="float">
            <text:p>1591.759399</text:p>
          </table:table-cell>
          <table:table-cell office:value-type="float" office:value="1628.651001" calcext:value-type="float">
            <text:p>1628.651001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84.14209" calcext:value-type="float">
            <text:p>1584.14209</text:p>
          </table:table-cell>
          <table:table-cell office:value-type="float" office:value="1622.281128" calcext:value-type="float">
            <text:p>1622.281128</text:p>
          </table:table-cell>
          <table:table-cell office:value-type="float" office:value="1592.759888" calcext:value-type="float">
            <text:p>1592.759888</text:p>
          </table:table-cell>
          <table:table-cell office:value-type="float" office:value="1623.386841" calcext:value-type="float">
            <text:p>1623.386841</text:p>
          </table:table-cell>
          <table:table-cell table:number-columns-repeated="13"/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1581.695923" calcext:value-type="float">
            <text:p>1581.695923</text:p>
          </table:table-cell>
          <table:table-cell office:value-type="float" office:value="1618.199463" calcext:value-type="float">
            <text:p>1618.199463</text:p>
          </table:table-cell>
          <table:table-cell office:value-type="float" office:value="1583.668213" calcext:value-type="float">
            <text:p>1583.668213</text:p>
          </table:table-cell>
          <table:table-cell office:value-type="float" office:value="1619.893799" calcext:value-type="float">
            <text:p>1619.893799</text:p>
          </table:table-cell>
          <table:table-cell table:number-columns-repeated="13"/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1578.635498" calcext:value-type="float">
            <text:p>1578.635498</text:p>
          </table:table-cell>
          <table:table-cell office:value-type="float" office:value="1616.985962" calcext:value-type="float">
            <text:p>1616.985962</text:p>
          </table:table-cell>
          <table:table-cell office:value-type="float" office:value="1586.97522" calcext:value-type="float">
            <text:p>1586.97522</text:p>
          </table:table-cell>
          <table:table-cell office:value-type="float" office:value="1617.217041" calcext:value-type="float">
            <text:p>1617.217041</text:p>
          </table:table-cell>
          <table:table-cell table:number-columns-repeated="13"/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1576.008301" calcext:value-type="float">
            <text:p>1576.008301</text:p>
          </table:table-cell>
          <table:table-cell office:value-type="float" office:value="1611.402832" calcext:value-type="float">
            <text:p>1611.402832</text:p>
          </table:table-cell>
          <table:table-cell office:value-type="float" office:value="1582.905029" calcext:value-type="float">
            <text:p>1582.905029</text:p>
          </table:table-cell>
          <table:table-cell office:value-type="float" office:value="1613.373779" calcext:value-type="float">
            <text:p>1613.373779</text:p>
          </table:table-cell>
          <table:table-cell table:number-columns-repeated="13"/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1573.290039" calcext:value-type="float">
            <text:p>1573.290039</text:p>
          </table:table-cell>
          <table:table-cell office:value-type="float" office:value="1608.274414" calcext:value-type="float">
            <text:p>1608.274414</text:p>
          </table:table-cell>
          <table:table-cell office:value-type="float" office:value="1581.298096" calcext:value-type="float">
            <text:p>1581.298096</text:p>
          </table:table-cell>
          <table:table-cell office:value-type="float" office:value="1611.421509" calcext:value-type="float">
            <text:p>1611.421509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571.582764" calcext:value-type="float">
            <text:p>1571.582764</text:p>
          </table:table-cell>
          <table:table-cell office:value-type="float" office:value="1604.268555" calcext:value-type="float">
            <text:p>1604.268555</text:p>
          </table:table-cell>
          <table:table-cell office:value-type="float" office:value="1579.436646" calcext:value-type="float">
            <text:p>1579.436646</text:p>
          </table:table-cell>
          <table:table-cell office:value-type="float" office:value="1607.241821" calcext:value-type="float">
            <text:p>1607.241821</text:p>
          </table:table-cell>
          <table:table-cell table:number-columns-repeated="13"/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1571.375244" calcext:value-type="float">
            <text:p>1571.375244</text:p>
          </table:table-cell>
          <table:table-cell office:value-type="float" office:value="1597.836548" calcext:value-type="float">
            <text:p>1597.836548</text:p>
          </table:table-cell>
          <table:table-cell office:value-type="float" office:value="1582.613647" calcext:value-type="float">
            <text:p>1582.613647</text:p>
          </table:table-cell>
          <table:table-cell office:value-type="float" office:value="1602.310791" calcext:value-type="float">
            <text:p>1602.310791</text:p>
          </table:table-cell>
          <table:table-cell table:number-columns-repeated="13"/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1570.854004" calcext:value-type="float">
            <text:p>1570.854004</text:p>
          </table:table-cell>
          <table:table-cell office:value-type="float" office:value="1595.898315" calcext:value-type="float">
            <text:p>1595.898315</text:p>
          </table:table-cell>
          <table:table-cell office:value-type="float" office:value="1582.419067" calcext:value-type="float">
            <text:p>1582.419067</text:p>
          </table:table-cell>
          <table:table-cell office:value-type="float" office:value="1601.2948" calcext:value-type="float">
            <text:p>1601.2948</text:p>
          </table:table-cell>
          <table:table-cell table:number-columns-repeated="13"/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1569.545288" calcext:value-type="float">
            <text:p>1569.545288</text:p>
          </table:table-cell>
          <table:table-cell office:value-type="float" office:value="1593.55542" calcext:value-type="float">
            <text:p>1593.55542</text:p>
          </table:table-cell>
          <table:table-cell office:value-type="float" office:value="1575.459473" calcext:value-type="float">
            <text:p>1575.459473</text:p>
          </table:table-cell>
          <table:table-cell office:value-type="float" office:value="1598.85791" calcext:value-type="float">
            <text:p>1598.85791</text:p>
          </table:table-cell>
          <table:table-cell table:number-columns-repeated="13"/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1566.049438" calcext:value-type="float">
            <text:p>1566.049438</text:p>
          </table:table-cell>
          <table:table-cell office:value-type="float" office:value="1591.751953" calcext:value-type="float">
            <text:p>1591.751953</text:p>
          </table:table-cell>
          <table:table-cell office:value-type="float" office:value="1578.445312" calcext:value-type="float">
            <text:p>1578.445312</text:p>
          </table:table-cell>
          <table:table-cell office:value-type="float" office:value="1594.903931" calcext:value-type="float">
            <text:p>1594.903931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69.21521" calcext:value-type="float">
            <text:p>1569.21521</text:p>
          </table:table-cell>
          <table:table-cell office:value-type="float" office:value="1584.186279" calcext:value-type="float">
            <text:p>1584.186279</text:p>
          </table:table-cell>
          <table:table-cell office:value-type="float" office:value="1577.791504" calcext:value-type="float">
            <text:p>1577.791504</text:p>
          </table:table-cell>
          <table:table-cell office:value-type="float" office:value="1593.440186" calcext:value-type="float">
            <text:p>1593.440186</text:p>
          </table:table-cell>
          <table:table-cell table:number-columns-repeated="13"/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1572.951416" calcext:value-type="float">
            <text:p>1572.951416</text:p>
          </table:table-cell>
          <table:table-cell office:value-type="float" office:value="1593.329346" calcext:value-type="float">
            <text:p>1593.329346</text:p>
          </table:table-cell>
          <table:table-cell office:value-type="float" office:value="1571.183838" calcext:value-type="float">
            <text:p>1571.183838</text:p>
          </table:table-cell>
          <table:table-cell office:value-type="float" office:value="1580.678101" calcext:value-type="float">
            <text:p>1580.678101</text:p>
          </table:table-cell>
          <table:table-cell table:number-columns-repeated="13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1568.110107" calcext:value-type="float">
            <text:p>1568.110107</text:p>
          </table:table-cell>
          <table:table-cell office:value-type="float" office:value="1591.743164" calcext:value-type="float">
            <text:p>1591.743164</text:p>
          </table:table-cell>
          <table:table-cell office:value-type="float" office:value="1570.349487" calcext:value-type="float">
            <text:p>1570.349487</text:p>
          </table:table-cell>
          <table:table-cell office:value-type="float" office:value="1588.360962" calcext:value-type="float">
            <text:p>1588.360962</text:p>
          </table:table-cell>
          <table:table-cell table:number-columns-repeated="13"/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1570.693237" calcext:value-type="float">
            <text:p>1570.693237</text:p>
          </table:table-cell>
          <table:table-cell office:value-type="float" office:value="1585.138794" calcext:value-type="float">
            <text:p>1585.138794</text:p>
          </table:table-cell>
          <table:table-cell office:value-type="float" office:value="1570.457642" calcext:value-type="float">
            <text:p>1570.457642</text:p>
          </table:table-cell>
          <table:table-cell office:value-type="float" office:value="1583.975098" calcext:value-type="float">
            <text:p>1583.975098</text:p>
          </table:table-cell>
          <table:table-cell table:number-columns-repeated="13"/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1568.909424" calcext:value-type="float">
            <text:p>1568.909424</text:p>
          </table:table-cell>
          <table:table-cell office:value-type="float" office:value="1586.813599" calcext:value-type="float">
            <text:p>1586.813599</text:p>
          </table:table-cell>
          <table:table-cell office:value-type="float" office:value="1572.508179" calcext:value-type="float">
            <text:p>1572.508179</text:p>
          </table:table-cell>
          <table:table-cell office:value-type="float" office:value="1583.003906" calcext:value-type="float">
            <text:p>1583.003906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70.971436" calcext:value-type="float">
            <text:p>1570.971436</text:p>
          </table:table-cell>
          <table:table-cell office:value-type="float" office:value="1580.931885" calcext:value-type="float">
            <text:p>1580.931885</text:p>
          </table:table-cell>
          <table:table-cell office:value-type="float" office:value="1568.395142" calcext:value-type="float">
            <text:p>1568.395142</text:p>
          </table:table-cell>
          <table:table-cell office:value-type="float" office:value="1582.375" calcext:value-type="float">
            <text:p>1582.375</text:p>
          </table:table-cell>
          <table:table-cell table:number-columns-repeated="13"/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1570.935425" calcext:value-type="float">
            <text:p>1570.935425</text:p>
          </table:table-cell>
          <table:table-cell office:value-type="float" office:value="1581.454712" calcext:value-type="float">
            <text:p>1581.454712</text:p>
          </table:table-cell>
          <table:table-cell office:value-type="float" office:value="1570.753906" calcext:value-type="float">
            <text:p>1570.753906</text:p>
          </table:table-cell>
          <table:table-cell office:value-type="float" office:value="1579.546021" calcext:value-type="float">
            <text:p>1579.546021</text:p>
          </table:table-cell>
          <table:table-cell table:number-columns-repeated="13"/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1568.773926" calcext:value-type="float">
            <text:p>1568.773926</text:p>
          </table:table-cell>
          <table:table-cell office:value-type="float" office:value="1580.265259" calcext:value-type="float">
            <text:p>1580.265259</text:p>
          </table:table-cell>
          <table:table-cell office:value-type="float" office:value="1570.214233" calcext:value-type="float">
            <text:p>1570.214233</text:p>
          </table:table-cell>
          <table:table-cell office:value-type="float" office:value="1576.372559" calcext:value-type="float">
            <text:p>1576.372559</text:p>
          </table:table-cell>
          <table:table-cell table:number-columns-repeated="13"/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1567.212646" calcext:value-type="float">
            <text:p>1567.212646</text:p>
          </table:table-cell>
          <table:table-cell office:value-type="float" office:value="1579.304199" calcext:value-type="float">
            <text:p>1579.304199</text:p>
          </table:table-cell>
          <table:table-cell office:value-type="float" office:value="1569.75708" calcext:value-type="float">
            <text:p>1569.75708</text:p>
          </table:table-cell>
          <table:table-cell office:value-type="float" office:value="1576.378052" calcext:value-type="float">
            <text:p>1576.378052</text:p>
          </table:table-cell>
          <table:table-cell table:number-columns-repeated="13"/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1565.717285" calcext:value-type="float">
            <text:p>1565.717285</text:p>
          </table:table-cell>
          <table:table-cell office:value-type="float" office:value="1578.017944" calcext:value-type="float">
            <text:p>1578.017944</text:p>
          </table:table-cell>
          <table:table-cell office:value-type="float" office:value="1572.430542" calcext:value-type="float">
            <text:p>1572.430542</text:p>
          </table:table-cell>
          <table:table-cell office:value-type="float" office:value="1571.966675" calcext:value-type="float">
            <text:p>1571.966675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67.590698" calcext:value-type="float">
            <text:p>1567.590698</text:p>
          </table:table-cell>
          <table:table-cell office:value-type="float" office:value="1578.25354" calcext:value-type="float">
            <text:p>1578.25354</text:p>
          </table:table-cell>
          <table:table-cell office:value-type="float" office:value="1569.445068" calcext:value-type="float">
            <text:p>1569.445068</text:p>
          </table:table-cell>
          <table:table-cell office:value-type="float" office:value="1577.099365" calcext:value-type="float">
            <text:p>1577.099365</text:p>
          </table:table-cell>
          <table:table-cell table:number-columns-repeated="13"/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1564.606934" calcext:value-type="float">
            <text:p>1564.606934</text:p>
          </table:table-cell>
          <table:table-cell office:value-type="float" office:value="1577.980347" calcext:value-type="float">
            <text:p>1577.980347</text:p>
          </table:table-cell>
          <table:table-cell office:value-type="float" office:value="1564.134766" calcext:value-type="float">
            <text:p>1564.134766</text:p>
          </table:table-cell>
          <table:table-cell office:value-type="float" office:value="1579.256592" calcext:value-type="float">
            <text:p>1579.256592</text:p>
          </table:table-cell>
          <table:table-cell table:number-columns-repeated="13"/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1564.369873" calcext:value-type="float">
            <text:p>1564.369873</text:p>
          </table:table-cell>
          <table:table-cell office:value-type="float" office:value="1576.779541" calcext:value-type="float">
            <text:p>1576.779541</text:p>
          </table:table-cell>
          <table:table-cell office:value-type="float" office:value="1566.048706" calcext:value-type="float">
            <text:p>1566.048706</text:p>
          </table:table-cell>
          <table:table-cell office:value-type="float" office:value="1576.039185" calcext:value-type="float">
            <text:p>1576.039185</text:p>
          </table:table-cell>
          <table:table-cell table:number-columns-repeated="13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1565.76709" calcext:value-type="float">
            <text:p>1565.76709</text:p>
          </table:table-cell>
          <table:table-cell office:value-type="float" office:value="1575.080078" calcext:value-type="float">
            <text:p>1575.080078</text:p>
          </table:table-cell>
          <table:table-cell office:value-type="float" office:value="1567.977539" calcext:value-type="float">
            <text:p>1567.977539</text:p>
          </table:table-cell>
          <table:table-cell office:value-type="float" office:value="1571.156494" calcext:value-type="float">
            <text:p>1571.156494</text:p>
          </table:table-cell>
          <table:table-cell table:number-columns-repeated="13"/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1563.666626" calcext:value-type="float">
            <text:p>1563.666626</text:p>
          </table:table-cell>
          <table:table-cell office:value-type="float" office:value="1572.626831" calcext:value-type="float">
            <text:p>1572.626831</text:p>
          </table:table-cell>
          <table:table-cell office:value-type="float" office:value="1569.700073" calcext:value-type="float">
            <text:p>1569.700073</text:p>
          </table:table-cell>
          <table:table-cell office:value-type="float" office:value="1568.959839" calcext:value-type="float">
            <text:p>1568.959839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555.015259" calcext:value-type="float">
            <text:p>1555.015259</text:p>
          </table:table-cell>
          <table:table-cell office:value-type="float" office:value="1585.861328" calcext:value-type="float">
            <text:p>1585.861328</text:p>
          </table:table-cell>
          <table:table-cell office:value-type="float" office:value="1553.591919" calcext:value-type="float">
            <text:p>1553.591919</text:p>
          </table:table-cell>
          <table:table-cell office:value-type="float" office:value="1586.560059" calcext:value-type="float">
            <text:p>1586.560059</text:p>
          </table:table-cell>
          <table:table-cell table:number-columns-repeated="13"/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1577.877563" calcext:value-type="float">
            <text:p>1577.877563</text:p>
          </table:table-cell>
          <table:table-cell office:value-type="float" office:value="1562.797607" calcext:value-type="float">
            <text:p>1562.797607</text:p>
          </table:table-cell>
          <table:table-cell office:value-type="float" office:value="1581.977783" calcext:value-type="float">
            <text:p>1581.977783</text:p>
          </table:table-cell>
          <table:table-cell office:value-type="float" office:value="1557.049683" calcext:value-type="float">
            <text:p>1557.049683</text:p>
          </table:table-cell>
          <table:table-cell table:number-columns-repeated="13"/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1534.268799" calcext:value-type="float">
            <text:p>1534.268799</text:p>
          </table:table-cell>
          <table:table-cell office:value-type="float" office:value="1534.643555" calcext:value-type="float">
            <text:p>1534.643555</text:p>
          </table:table-cell>
          <table:table-cell office:value-type="float" office:value="1597.669678" calcext:value-type="float">
            <text:p>1597.669678</text:p>
          </table:table-cell>
          <table:table-cell office:value-type="float" office:value="1620.422607" calcext:value-type="float">
            <text:p>1620.422607</text:p>
          </table:table-cell>
          <table:table-cell table:number-columns-repeated="13"/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1530.086304" calcext:value-type="float">
            <text:p>1530.086304</text:p>
          </table:table-cell>
          <table:table-cell office:value-type="float" office:value="1530.166504" calcext:value-type="float">
            <text:p>1530.166504</text:p>
          </table:table-cell>
          <table:table-cell office:value-type="float" office:value="1603.317871" calcext:value-type="float">
            <text:p>1603.317871</text:p>
          </table:table-cell>
          <table:table-cell office:value-type="float" office:value="1655.575928" calcext:value-type="float">
            <text:p>1655.575928</text:p>
          </table:table-cell>
          <table:table-cell table:number-columns-repeated="13"/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1544.914062" calcext:value-type="float">
            <text:p>1544.914062</text:p>
          </table:table-cell>
          <table:table-cell office:value-type="float" office:value="1535.658936" calcext:value-type="float">
            <text:p>1535.658936</text:p>
          </table:table-cell>
          <table:table-cell office:value-type="float" office:value="1617.222534" calcext:value-type="float">
            <text:p>1617.222534</text:p>
          </table:table-cell>
          <table:table-cell office:value-type="float" office:value="1672.315186" calcext:value-type="float">
            <text:p>1672.315186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57.369995" calcext:value-type="float">
            <text:p>1557.369995</text:p>
          </table:table-cell>
          <table:table-cell office:value-type="float" office:value="1576.94519" calcext:value-type="float">
            <text:p>1576.94519</text:p>
          </table:table-cell>
          <table:table-cell office:value-type="float" office:value="1657.581421" calcext:value-type="float">
            <text:p>1657.581421</text:p>
          </table:table-cell>
          <table:table-cell office:value-type="float" office:value="1663.743896" calcext:value-type="float">
            <text:p>1663.743896</text:p>
          </table:table-cell>
          <table:table-cell table:number-columns-repeated="13"/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1602.474243" calcext:value-type="float">
            <text:p>1602.474243</text:p>
          </table:table-cell>
          <table:table-cell office:value-type="float" office:value="1604.579102" calcext:value-type="float">
            <text:p>1604.579102</text:p>
          </table:table-cell>
          <table:table-cell office:value-type="float" office:value="1628.192627" calcext:value-type="float">
            <text:p>1628.192627</text:p>
          </table:table-cell>
          <table:table-cell office:value-type="float" office:value="1663.704834" calcext:value-type="float">
            <text:p>1663.704834</text:p>
          </table:table-cell>
          <table:table-cell table:number-columns-repeated="13"/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1566.943115" calcext:value-type="float">
            <text:p>1566.943115</text:p>
          </table:table-cell>
          <table:table-cell office:value-type="float" office:value="1604.648682" calcext:value-type="float">
            <text:p>1604.648682</text:p>
          </table:table-cell>
          <table:table-cell office:value-type="float" office:value="1607.039307" calcext:value-type="float">
            <text:p>1607.039307</text:p>
          </table:table-cell>
          <table:table-cell office:value-type="float" office:value="1711.611938" calcext:value-type="float">
            <text:p>1711.611938</text:p>
          </table:table-cell>
          <table:table-cell table:number-columns-repeated="13"/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1590.924438" calcext:value-type="float">
            <text:p>1590.924438</text:p>
          </table:table-cell>
          <table:table-cell office:value-type="float" office:value="1601.890991" calcext:value-type="float">
            <text:p>1601.890991</text:p>
          </table:table-cell>
          <table:table-cell office:value-type="float" office:value="1654.563599" calcext:value-type="float">
            <text:p>1654.563599</text:p>
          </table:table-cell>
          <table:table-cell office:value-type="float" office:value="1665.780273" calcext:value-type="float">
            <text:p>1665.780273</text:p>
          </table:table-cell>
          <table:table-cell table:number-columns-repeated="13"/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1603.828857" calcext:value-type="float">
            <text:p>1603.828857</text:p>
          </table:table-cell>
          <table:table-cell office:value-type="float" office:value="1617.450195" calcext:value-type="float">
            <text:p>1617.450195</text:p>
          </table:table-cell>
          <table:table-cell office:value-type="float" office:value="1655.109253" calcext:value-type="float">
            <text:p>1655.109253</text:p>
          </table:table-cell>
          <table:table-cell office:value-type="float" office:value="1676.488281" calcext:value-type="float">
            <text:p>1676.488281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14.078735" calcext:value-type="float">
            <text:p>1614.078735</text:p>
          </table:table-cell>
          <table:table-cell office:value-type="float" office:value="1655.414917" calcext:value-type="float">
            <text:p>1655.414917</text:p>
          </table:table-cell>
          <table:table-cell office:value-type="float" office:value="1656.192993" calcext:value-type="float">
            <text:p>1656.192993</text:p>
          </table:table-cell>
          <table:table-cell office:value-type="float" office:value="1728.929565" calcext:value-type="float">
            <text:p>1728.929565</text:p>
          </table:table-cell>
          <table:table-cell table:number-columns-repeated="13"/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1661.024536" calcext:value-type="float">
            <text:p>1661.024536</text:p>
          </table:table-cell>
          <table:table-cell office:value-type="float" office:value="1698.37561" calcext:value-type="float">
            <text:p>1698.37561</text:p>
          </table:table-cell>
          <table:table-cell office:value-type="float" office:value="1653.852173" calcext:value-type="float">
            <text:p>1653.852173</text:p>
          </table:table-cell>
          <table:table-cell office:value-type="float" office:value="1685.290039" calcext:value-type="float">
            <text:p>1685.290039</text:p>
          </table:table-cell>
          <table:table-cell table:number-columns-repeated="13"/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1674.990479" calcext:value-type="float">
            <text:p>1674.990479</text:p>
          </table:table-cell>
          <table:table-cell office:value-type="float" office:value="1727.371338" calcext:value-type="float">
            <text:p>1727.371338</text:p>
          </table:table-cell>
          <table:table-cell office:value-type="float" office:value="1664.324463" calcext:value-type="float">
            <text:p>1664.324463</text:p>
          </table:table-cell>
          <table:table-cell office:value-type="float" office:value="1716.247192" calcext:value-type="float">
            <text:p>1716.247192</text:p>
          </table:table-cell>
          <table:table-cell table:number-columns-repeated="13"/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1690.500244" calcext:value-type="float">
            <text:p>1690.500244</text:p>
          </table:table-cell>
          <table:table-cell office:value-type="float" office:value="1768.343994" calcext:value-type="float">
            <text:p>1768.343994</text:p>
          </table:table-cell>
          <table:table-cell office:value-type="float" office:value="1688.001343" calcext:value-type="float">
            <text:p>1688.001343</text:p>
          </table:table-cell>
          <table:table-cell office:value-type="float" office:value="1757.506836" calcext:value-type="float">
            <text:p>1757.506836</text:p>
          </table:table-cell>
          <table:table-cell table:number-columns-repeated="13"/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1716.152466" calcext:value-type="float">
            <text:p>1716.152466</text:p>
          </table:table-cell>
          <table:table-cell office:value-type="float" office:value="1790.037354" calcext:value-type="float">
            <text:p>1790.037354</text:p>
          </table:table-cell>
          <table:table-cell office:value-type="float" office:value="1721.346558" calcext:value-type="float">
            <text:p>1721.346558</text:p>
          </table:table-cell>
          <table:table-cell office:value-type="float" office:value="1777.532227" calcext:value-type="float">
            <text:p>1777.532227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729.71521" calcext:value-type="float">
            <text:p>1729.71521</text:p>
          </table:table-cell>
          <table:table-cell office:value-type="float" office:value="1800.481689" calcext:value-type="float">
            <text:p>1800.481689</text:p>
          </table:table-cell>
          <table:table-cell office:value-type="float" office:value="1744.265503" calcext:value-type="float">
            <text:p>1744.265503</text:p>
          </table:table-cell>
          <table:table-cell office:value-type="float" office:value="1789.13623" calcext:value-type="float">
            <text:p>1789.13623</text:p>
          </table:table-cell>
          <table:table-cell table:number-columns-repeated="13"/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1752.321289" calcext:value-type="float">
            <text:p>1752.321289</text:p>
          </table:table-cell>
          <table:table-cell office:value-type="float" office:value="1845.567749" calcext:value-type="float">
            <text:p>1845.567749</text:p>
          </table:table-cell>
          <table:table-cell office:value-type="float" office:value="1762.77002" calcext:value-type="float">
            <text:p>1762.77002</text:p>
          </table:table-cell>
          <table:table-cell office:value-type="float" office:value="1838.08667" calcext:value-type="float">
            <text:p>1838.08667</text:p>
          </table:table-cell>
          <table:table-cell table:number-columns-repeated="13"/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1782.637085" calcext:value-type="float">
            <text:p>1782.637085</text:p>
          </table:table-cell>
          <table:table-cell office:value-type="float" office:value="1849.557495" calcext:value-type="float">
            <text:p>1849.557495</text:p>
          </table:table-cell>
          <table:table-cell office:value-type="float" office:value="1797.402222" calcext:value-type="float">
            <text:p>1797.402222</text:p>
          </table:table-cell>
          <table:table-cell office:value-type="float" office:value="1838.955078" calcext:value-type="float">
            <text:p>1838.955078</text:p>
          </table:table-cell>
          <table:table-cell table:number-columns-repeated="13"/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1793.848633" calcext:value-type="float">
            <text:p>1793.848633</text:p>
          </table:table-cell>
          <table:table-cell office:value-type="float" office:value="1885.60791" calcext:value-type="float">
            <text:p>1885.60791</text:p>
          </table:table-cell>
          <table:table-cell office:value-type="float" office:value="1813.266724" calcext:value-type="float">
            <text:p>1813.266724</text:p>
          </table:table-cell>
          <table:table-cell office:value-type="float" office:value="1869.927124" calcext:value-type="float">
            <text:p>1869.927124</text:p>
          </table:table-cell>
          <table:table-cell table:number-columns-repeated="13"/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1806.782471" calcext:value-type="float">
            <text:p>1806.782471</text:p>
          </table:table-cell>
          <table:table-cell office:value-type="float" office:value="1902.729248" calcext:value-type="float">
            <text:p>1902.729248</text:p>
          </table:table-cell>
          <table:table-cell office:value-type="float" office:value="1818.149292" calcext:value-type="float">
            <text:p>1818.149292</text:p>
          </table:table-cell>
          <table:table-cell office:value-type="float" office:value="1900.610474" calcext:value-type="float">
            <text:p>1900.610474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00.561401" calcext:value-type="float">
            <text:p>1800.561401</text:p>
          </table:table-cell>
          <table:table-cell office:value-type="float" office:value="1892.786987" calcext:value-type="float">
            <text:p>1892.786987</text:p>
          </table:table-cell>
          <table:table-cell office:value-type="float" office:value="1814.68335" calcext:value-type="float">
            <text:p>1814.68335</text:p>
          </table:table-cell>
          <table:table-cell office:value-type="float" office:value="1892.603516" calcext:value-type="float">
            <text:p>1892.603516</text:p>
          </table:table-cell>
          <table:table-cell table:number-columns-repeated="13"/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1785.650269" calcext:value-type="float">
            <text:p>1785.650269</text:p>
          </table:table-cell>
          <table:table-cell office:value-type="float" office:value="1915.118408" calcext:value-type="float">
            <text:p>1915.118408</text:p>
          </table:table-cell>
          <table:table-cell office:value-type="float" office:value="1806.031128" calcext:value-type="float">
            <text:p>1806.031128</text:p>
          </table:table-cell>
          <table:table-cell office:value-type="float" office:value="1900.597656" calcext:value-type="float">
            <text:p>1900.597656</text:p>
          </table:table-cell>
          <table:table-cell table:number-columns-repeated="13"/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1791.749634" calcext:value-type="float">
            <text:p>1791.749634</text:p>
          </table:table-cell>
          <table:table-cell office:value-type="float" office:value="1912.310059" calcext:value-type="float">
            <text:p>1912.310059</text:p>
          </table:table-cell>
          <table:table-cell office:value-type="float" office:value="1802.045166" calcext:value-type="float">
            <text:p>1802.045166</text:p>
          </table:table-cell>
          <table:table-cell office:value-type="float" office:value="1901.823853" calcext:value-type="float">
            <text:p>1901.823853</text:p>
          </table:table-cell>
          <table:table-cell table:number-columns-repeated="13"/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1795.834961" calcext:value-type="float">
            <text:p>1795.834961</text:p>
          </table:table-cell>
          <table:table-cell office:value-type="float" office:value="1913.334351" calcext:value-type="float">
            <text:p>1913.334351</text:p>
          </table:table-cell>
          <table:table-cell office:value-type="float" office:value="1807.391113" calcext:value-type="float">
            <text:p>1807.391113</text:p>
          </table:table-cell>
          <table:table-cell office:value-type="float" office:value="1911.847168" calcext:value-type="float">
            <text:p>1911.847168</text:p>
          </table:table-cell>
          <table:table-cell table:number-columns-repeated="13"/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799.547119" calcext:value-type="float">
            <text:p>1799.547119</text:p>
          </table:table-cell>
          <table:table-cell office:value-type="float" office:value="1921.337646" calcext:value-type="float">
            <text:p>1921.337646</text:p>
          </table:table-cell>
          <table:table-cell office:value-type="float" office:value="1812.168335" calcext:value-type="float">
            <text:p>1812.168335</text:p>
          </table:table-cell>
          <table:table-cell office:value-type="float" office:value="1917.549561" calcext:value-type="float">
            <text:p>1917.549561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796.042969" calcext:value-type="float">
            <text:p>1796.042969</text:p>
          </table:table-cell>
          <table:table-cell office:value-type="float" office:value="1928.461792" calcext:value-type="float">
            <text:p>1928.461792</text:p>
          </table:table-cell>
          <table:table-cell office:value-type="float" office:value="1810.87915" calcext:value-type="float">
            <text:p>1810.87915</text:p>
          </table:table-cell>
          <table:table-cell office:value-type="float" office:value="1920.609131" calcext:value-type="float">
            <text:p>1920.609131</text:p>
          </table:table-cell>
          <table:table-cell table:number-columns-repeated="13"/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799.837646" calcext:value-type="float">
            <text:p>1799.837646</text:p>
          </table:table-cell>
          <table:table-cell office:value-type="float" office:value="1920.391479" calcext:value-type="float">
            <text:p>1920.391479</text:p>
          </table:table-cell>
          <table:table-cell office:value-type="float" office:value="1817.421143" calcext:value-type="float">
            <text:p>1817.421143</text:p>
          </table:table-cell>
          <table:table-cell office:value-type="float" office:value="1913.873413" calcext:value-type="float">
            <text:p>1913.873413</text:p>
          </table:table-cell>
          <table:table-cell table:number-columns-repeated="13"/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801.371704" calcext:value-type="float">
            <text:p>1801.371704</text:p>
          </table:table-cell>
          <table:table-cell office:value-type="float" office:value="1924.92749" calcext:value-type="float">
            <text:p>1924.92749</text:p>
          </table:table-cell>
          <table:table-cell office:value-type="float" office:value="1815.435791" calcext:value-type="float">
            <text:p>1815.435791</text:p>
          </table:table-cell>
          <table:table-cell office:value-type="float" office:value="1920.591431" calcext:value-type="float">
            <text:p>1920.591431</text:p>
          </table:table-cell>
          <table:table-cell table:number-columns-repeated="13"/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802.609009" calcext:value-type="float">
            <text:p>1802.609009</text:p>
          </table:table-cell>
          <table:table-cell office:value-type="float" office:value="1925.883789" calcext:value-type="float">
            <text:p>1925.883789</text:p>
          </table:table-cell>
          <table:table-cell office:value-type="float" office:value="1814.743896" calcext:value-type="float">
            <text:p>1814.743896</text:p>
          </table:table-cell>
          <table:table-cell office:value-type="float" office:value="1923.356079" calcext:value-type="float">
            <text:p>1923.356079</text:p>
          </table:table-cell>
          <table:table-cell table:number-columns-repeated="13"/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803.443604" calcext:value-type="float">
            <text:p>1803.443604</text:p>
          </table:table-cell>
          <table:table-cell office:value-type="float" office:value="1918.108887" calcext:value-type="float">
            <text:p>1918.108887</text:p>
          </table:table-cell>
          <table:table-cell office:value-type="float" office:value="1821.601562" calcext:value-type="float">
            <text:p>1821.601562</text:p>
          </table:table-cell>
          <table:table-cell office:value-type="float" office:value="1913.301147" calcext:value-type="float">
            <text:p>1913.301147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04.05957" calcext:value-type="float">
            <text:p>1804.05957</text:p>
          </table:table-cell>
          <table:table-cell office:value-type="float" office:value="1936.097778" calcext:value-type="float">
            <text:p>1936.097778</text:p>
          </table:table-cell>
          <table:table-cell office:value-type="float" office:value="1818.063599" calcext:value-type="float">
            <text:p>1818.063599</text:p>
          </table:table-cell>
          <table:table-cell office:value-type="float" office:value="1929.401855" calcext:value-type="float">
            <text:p>1929.401855</text:p>
          </table:table-cell>
          <table:table-cell table:number-columns-repeated="13"/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808.113647" calcext:value-type="float">
            <text:p>1808.113647</text:p>
          </table:table-cell>
          <table:table-cell office:value-type="float" office:value="1923.462158" calcext:value-type="float">
            <text:p>1923.462158</text:p>
          </table:table-cell>
          <table:table-cell office:value-type="float" office:value="1827.408813" calcext:value-type="float">
            <text:p>1827.408813</text:p>
          </table:table-cell>
          <table:table-cell office:value-type="float" office:value="1916.303711" calcext:value-type="float">
            <text:p>1916.303711</text:p>
          </table:table-cell>
          <table:table-cell table:number-columns-repeated="13"/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808.383423" calcext:value-type="float">
            <text:p>1808.383423</text:p>
          </table:table-cell>
          <table:table-cell office:value-type="float" office:value="1944.720703" calcext:value-type="float">
            <text:p>1944.720703</text:p>
          </table:table-cell>
          <table:table-cell office:value-type="float" office:value="1822.148926" calcext:value-type="float">
            <text:p>1822.148926</text:p>
          </table:table-cell>
          <table:table-cell office:value-type="float" office:value="1938.363892" calcext:value-type="float">
            <text:p>1938.363892</text:p>
          </table:table-cell>
          <table:table-cell table:number-columns-repeated="13"/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813.92627" calcext:value-type="float">
            <text:p>1813.92627</text:p>
          </table:table-cell>
          <table:table-cell office:value-type="float" office:value="1939.918701" calcext:value-type="float">
            <text:p>1939.918701</text:p>
          </table:table-cell>
          <table:table-cell office:value-type="float" office:value="1826.852783" calcext:value-type="float">
            <text:p>1826.852783</text:p>
          </table:table-cell>
          <table:table-cell office:value-type="float" office:value="1935.790894" calcext:value-type="float">
            <text:p>1935.790894</text:p>
          </table:table-cell>
          <table:table-cell table:number-columns-repeated="13"/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813.146729" calcext:value-type="float">
            <text:p>1813.146729</text:p>
          </table:table-cell>
          <table:table-cell office:value-type="float" office:value="1922.363892" calcext:value-type="float">
            <text:p>1922.363892</text:p>
          </table:table-cell>
          <table:table-cell office:value-type="float" office:value="1831.230835" calcext:value-type="float">
            <text:p>1831.230835</text:p>
          </table:table-cell>
          <table:table-cell office:value-type="float" office:value="1920.287842" calcext:value-type="float">
            <text:p>1920.287842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4.583618" calcext:value-type="float">
            <text:p>1814.583618</text:p>
          </table:table-cell>
          <table:table-cell office:value-type="float" office:value="1937.476318" calcext:value-type="float">
            <text:p>1937.476318</text:p>
          </table:table-cell>
          <table:table-cell office:value-type="float" office:value="1831.664917" calcext:value-type="float">
            <text:p>1831.664917</text:p>
          </table:table-cell>
          <table:table-cell office:value-type="float" office:value="1931.240967" calcext:value-type="float">
            <text:p>1931.240967</text:p>
          </table:table-cell>
          <table:table-cell table:number-columns-repeated="13"/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809.880371" calcext:value-type="float">
            <text:p>1809.880371</text:p>
          </table:table-cell>
          <table:table-cell office:value-type="float" office:value="1935.577393" calcext:value-type="float">
            <text:p>1935.577393</text:p>
          </table:table-cell>
          <table:table-cell office:value-type="float" office:value="1830.143799" calcext:value-type="float">
            <text:p>1830.143799</text:p>
          </table:table-cell>
          <table:table-cell office:value-type="float" office:value="1926.421143" calcext:value-type="float">
            <text:p>1926.421143</text:p>
          </table:table-cell>
          <table:table-cell table:number-columns-repeated="13"/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820.648804" calcext:value-type="float">
            <text:p>1820.648804</text:p>
          </table:table-cell>
          <table:table-cell office:value-type="float" office:value="1936.151001" calcext:value-type="float">
            <text:p>1936.151001</text:p>
          </table:table-cell>
          <table:table-cell office:value-type="float" office:value="1839.567505" calcext:value-type="float">
            <text:p>1839.567505</text:p>
          </table:table-cell>
          <table:table-cell office:value-type="float" office:value="1928.215332" calcext:value-type="float">
            <text:p>1928.215332</text:p>
          </table:table-cell>
          <table:table-cell table:number-columns-repeated="13"/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812.309814" calcext:value-type="float">
            <text:p>1812.309814</text:p>
          </table:table-cell>
          <table:table-cell office:value-type="float" office:value="1939.791626" calcext:value-type="float">
            <text:p>1939.791626</text:p>
          </table:table-cell>
          <table:table-cell office:value-type="float" office:value="1829.630859" calcext:value-type="float">
            <text:p>1829.630859</text:p>
          </table:table-cell>
          <table:table-cell office:value-type="float" office:value="1934.42627" calcext:value-type="float">
            <text:p>1934.42627</text:p>
          </table:table-cell>
          <table:table-cell table:number-columns-repeated="13"/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819.424561" calcext:value-type="float">
            <text:p>1819.424561</text:p>
          </table:table-cell>
          <table:table-cell office:value-type="float" office:value="1952.131836" calcext:value-type="float">
            <text:p>1952.131836</text:p>
          </table:table-cell>
          <table:table-cell office:value-type="float" office:value="1835.341309" calcext:value-type="float">
            <text:p>1835.341309</text:p>
          </table:table-cell>
          <table:table-cell office:value-type="float" office:value="1945.70813" calcext:value-type="float">
            <text:p>1945.70813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24.45166" calcext:value-type="float">
            <text:p>1824.45166</text:p>
          </table:table-cell>
          <table:table-cell office:value-type="float" office:value="1942.005859" calcext:value-type="float">
            <text:p>1942.005859</text:p>
          </table:table-cell>
          <table:table-cell office:value-type="float" office:value="1845.581665" calcext:value-type="float">
            <text:p>1845.581665</text:p>
          </table:table-cell>
          <table:table-cell office:value-type="float" office:value="1935.546387" calcext:value-type="float">
            <text:p>1935.546387</text:p>
          </table:table-cell>
          <table:table-cell table:number-columns-repeated="13"/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813.320801" calcext:value-type="float">
            <text:p>1813.320801</text:p>
          </table:table-cell>
          <table:table-cell office:value-type="float" office:value="1953.975708" calcext:value-type="float">
            <text:p>1953.975708</text:p>
          </table:table-cell>
          <table:table-cell office:value-type="float" office:value="1830.983887" calcext:value-type="float">
            <text:p>1830.983887</text:p>
          </table:table-cell>
          <table:table-cell office:value-type="float" office:value="1944.878784" calcext:value-type="float">
            <text:p>1944.878784</text:p>
          </table:table-cell>
          <table:table-cell table:number-columns-repeated="13"/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1820.09668" calcext:value-type="float">
            <text:p>1820.09668</text:p>
          </table:table-cell>
          <table:table-cell office:value-type="float" office:value="1941.413208" calcext:value-type="float">
            <text:p>1941.413208</text:p>
          </table:table-cell>
          <table:table-cell office:value-type="float" office:value="1837.721191" calcext:value-type="float">
            <text:p>1837.721191</text:p>
          </table:table-cell>
          <table:table-cell office:value-type="float" office:value="1935.048584" calcext:value-type="float">
            <text:p>1935.048584</text:p>
          </table:table-cell>
          <table:table-cell table:number-columns-repeated="13"/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1827.170166" calcext:value-type="float">
            <text:p>1827.170166</text:p>
          </table:table-cell>
          <table:table-cell office:value-type="float" office:value="1938.276245" calcext:value-type="float">
            <text:p>1938.276245</text:p>
          </table:table-cell>
          <table:table-cell office:value-type="float" office:value="1843.708618" calcext:value-type="float">
            <text:p>1843.708618</text:p>
          </table:table-cell>
          <table:table-cell office:value-type="float" office:value="1932.119751" calcext:value-type="float">
            <text:p>1932.119751</text:p>
          </table:table-cell>
          <table:table-cell table:number-columns-repeated="13"/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1818.675171" calcext:value-type="float">
            <text:p>1818.675171</text:p>
          </table:table-cell>
          <table:table-cell office:value-type="float" office:value="1966.117065" calcext:value-type="float">
            <text:p>1966.117065</text:p>
          </table:table-cell>
          <table:table-cell office:value-type="float" office:value="1832.821045" calcext:value-type="float">
            <text:p>1832.821045</text:p>
          </table:table-cell>
          <table:table-cell office:value-type="float" office:value="1960.514038" calcext:value-type="float">
            <text:p>1960.514038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20.452148" calcext:value-type="float">
            <text:p>1820.452148</text:p>
          </table:table-cell>
          <table:table-cell office:value-type="float" office:value="1939.164307" calcext:value-type="float">
            <text:p>1939.164307</text:p>
          </table:table-cell>
          <table:table-cell office:value-type="float" office:value="1841.493896" calcext:value-type="float">
            <text:p>1841.493896</text:p>
          </table:table-cell>
          <table:table-cell office:value-type="float" office:value="1930.754883" calcext:value-type="float">
            <text:p>1930.754883</text:p>
          </table:table-cell>
          <table:table-cell table:number-columns-repeated="13"/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1827.323975" calcext:value-type="float">
            <text:p>1827.323975</text:p>
          </table:table-cell>
          <table:table-cell office:value-type="float" office:value="1953.103149" calcext:value-type="float">
            <text:p>1953.103149</text:p>
          </table:table-cell>
          <table:table-cell office:value-type="float" office:value="1845.688232" calcext:value-type="float">
            <text:p>1845.688232</text:p>
          </table:table-cell>
          <table:table-cell office:value-type="float" office:value="1945.759155" calcext:value-type="float">
            <text:p>1945.759155</text:p>
          </table:table-cell>
          <table:table-cell table:number-columns-repeated="13"/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1820.963135" calcext:value-type="float">
            <text:p>1820.963135</text:p>
          </table:table-cell>
          <table:table-cell office:value-type="float" office:value="1965.637451" calcext:value-type="float">
            <text:p>1965.637451</text:p>
          </table:table-cell>
          <table:table-cell office:value-type="float" office:value="1836.499268" calcext:value-type="float">
            <text:p>1836.499268</text:p>
          </table:table-cell>
          <table:table-cell office:value-type="float" office:value="1961.826904" calcext:value-type="float">
            <text:p>1961.826904</text:p>
          </table:table-cell>
          <table:table-cell table:number-columns-repeated="13"/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1825.300171" calcext:value-type="float">
            <text:p>1825.300171</text:p>
          </table:table-cell>
          <table:table-cell office:value-type="float" office:value="1933.307251" calcext:value-type="float">
            <text:p>1933.307251</text:p>
          </table:table-cell>
          <table:table-cell office:value-type="float" office:value="1848.439819" calcext:value-type="float">
            <text:p>1848.439819</text:p>
          </table:table-cell>
          <table:table-cell office:value-type="float" office:value="1926.361572" calcext:value-type="float">
            <text:p>1926.361572</text:p>
          </table:table-cell>
          <table:table-cell table:number-columns-repeated="13"/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1834.764404" calcext:value-type="float">
            <text:p>1834.764404</text:p>
          </table:table-cell>
          <table:table-cell office:value-type="float" office:value="1958.449219" calcext:value-type="float">
            <text:p>1958.449219</text:p>
          </table:table-cell>
          <table:table-cell office:value-type="float" office:value="1853.446777" calcext:value-type="float">
            <text:p>1853.446777</text:p>
          </table:table-cell>
          <table:table-cell office:value-type="float" office:value="1954.318604" calcext:value-type="float">
            <text:p>1954.318604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11.62207" calcext:value-type="float">
            <text:p>1811.62207</text:p>
          </table:table-cell>
          <table:table-cell office:value-type="float" office:value="1950.141479" calcext:value-type="float">
            <text:p>1950.141479</text:p>
          </table:table-cell>
          <table:table-cell office:value-type="float" office:value="1832.87793" calcext:value-type="float">
            <text:p>1832.87793</text:p>
          </table:table-cell>
          <table:table-cell office:value-type="float" office:value="1941.10376" calcext:value-type="float">
            <text:p>1941.10376</text:p>
          </table:table-cell>
          <table:table-cell table:number-columns-repeated="13"/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1800.367676" calcext:value-type="float">
            <text:p>1800.367676</text:p>
          </table:table-cell>
          <table:table-cell office:value-type="float" office:value="1914.237427" calcext:value-type="float">
            <text:p>1914.237427</text:p>
          </table:table-cell>
          <table:table-cell office:value-type="float" office:value="1820.678711" calcext:value-type="float">
            <text:p>1820.678711</text:p>
          </table:table-cell>
          <table:table-cell office:value-type="float" office:value="1909.487549" calcext:value-type="float">
            <text:p>1909.487549</text:p>
          </table:table-cell>
          <table:table-cell table:number-columns-repeated="13"/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1773.468994" calcext:value-type="float">
            <text:p>1773.468994</text:p>
          </table:table-cell>
          <table:table-cell office:value-type="float" office:value="1914.936401" calcext:value-type="float">
            <text:p>1914.936401</text:p>
          </table:table-cell>
          <table:table-cell office:value-type="float" office:value="1779.016113" calcext:value-type="float">
            <text:p>1779.016113</text:p>
          </table:table-cell>
          <table:table-cell office:value-type="float" office:value="1913.552002" calcext:value-type="float">
            <text:p>1913.552002</text:p>
          </table:table-cell>
          <table:table-cell table:number-columns-repeated="13"/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1738.094971" calcext:value-type="float">
            <text:p>1738.094971</text:p>
          </table:table-cell>
          <table:table-cell office:value-type="float" office:value="1896.468262" calcext:value-type="float">
            <text:p>1896.468262</text:p>
          </table:table-cell>
          <table:table-cell office:value-type="float" office:value="1752.798828" calcext:value-type="float">
            <text:p>1752.798828</text:p>
          </table:table-cell>
          <table:table-cell office:value-type="float" office:value="1896.706787" calcext:value-type="float">
            <text:p>1896.706787</text:p>
          </table:table-cell>
          <table:table-cell table:number-columns-repeated="13"/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1739.964111" calcext:value-type="float">
            <text:p>1739.964111</text:p>
          </table:table-cell>
          <table:table-cell office:value-type="float" office:value="1846.365112" calcext:value-type="float">
            <text:p>1846.365112</text:p>
          </table:table-cell>
          <table:table-cell office:value-type="float" office:value="1762.93689" calcext:value-type="float">
            <text:p>1762.93689</text:p>
          </table:table-cell>
          <table:table-cell office:value-type="float" office:value="1838.167725" calcext:value-type="float">
            <text:p>1838.167725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19.825684" calcext:value-type="float">
            <text:p>1719.825684</text:p>
          </table:table-cell>
          <table:table-cell office:value-type="float" office:value="1849.202271" calcext:value-type="float">
            <text:p>1849.202271</text:p>
          </table:table-cell>
          <table:table-cell office:value-type="float" office:value="1727.450439" calcext:value-type="float">
            <text:p>1727.450439</text:p>
          </table:table-cell>
          <table:table-cell office:value-type="float" office:value="1849.81604" calcext:value-type="float">
            <text:p>1849.81604</text:p>
          </table:table-cell>
          <table:table-cell table:number-columns-repeated="13"/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1690.91333" calcext:value-type="float">
            <text:p>1690.91333</text:p>
          </table:table-cell>
          <table:table-cell office:value-type="float" office:value="1831.097412" calcext:value-type="float">
            <text:p>1831.097412</text:p>
          </table:table-cell>
          <table:table-cell office:value-type="float" office:value="1708.40918" calcext:value-type="float">
            <text:p>1708.40918</text:p>
          </table:table-cell>
          <table:table-cell office:value-type="float" office:value="1824.054565" calcext:value-type="float">
            <text:p>1824.054565</text:p>
          </table:table-cell>
          <table:table-cell table:number-columns-repeated="13"/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1697.703003" calcext:value-type="float">
            <text:p>1697.703003</text:p>
          </table:table-cell>
          <table:table-cell office:value-type="float" office:value="1793.46582" calcext:value-type="float">
            <text:p>1793.46582</text:p>
          </table:table-cell>
          <table:table-cell office:value-type="float" office:value="1710.906616" calcext:value-type="float">
            <text:p>1710.906616</text:p>
          </table:table-cell>
          <table:table-cell office:value-type="float" office:value="1793.140259" calcext:value-type="float">
            <text:p>1793.140259</text:p>
          </table:table-cell>
          <table:table-cell table:number-columns-repeated="13"/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1673.692627" calcext:value-type="float">
            <text:p>1673.692627</text:p>
          </table:table-cell>
          <table:table-cell office:value-type="float" office:value="1795.867432" calcext:value-type="float">
            <text:p>1795.867432</text:p>
          </table:table-cell>
          <table:table-cell office:value-type="float" office:value="1679.276123" calcext:value-type="float">
            <text:p>1679.276123</text:p>
          </table:table-cell>
          <table:table-cell office:value-type="float" office:value="1797.990356" calcext:value-type="float">
            <text:p>1797.990356</text:p>
          </table:table-cell>
          <table:table-cell table:number-columns-repeated="13"/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1663.617065" calcext:value-type="float">
            <text:p>1663.617065</text:p>
          </table:table-cell>
          <table:table-cell office:value-type="float" office:value="1767.253174" calcext:value-type="float">
            <text:p>1767.253174</text:p>
          </table:table-cell>
          <table:table-cell office:value-type="float" office:value="1675.566528" calcext:value-type="float">
            <text:p>1675.566528</text:p>
          </table:table-cell>
          <table:table-cell office:value-type="float" office:value="1768.74292" calcext:value-type="float">
            <text:p>1768.74292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653.952271" calcext:value-type="float">
            <text:p>1653.952271</text:p>
          </table:table-cell>
          <table:table-cell office:value-type="float" office:value="1760.681396" calcext:value-type="float">
            <text:p>1760.681396</text:p>
          </table:table-cell>
          <table:table-cell office:value-type="float" office:value="1674.962646" calcext:value-type="float">
            <text:p>1674.962646</text:p>
          </table:table-cell>
          <table:table-cell office:value-type="float" office:value="1747.351318" calcext:value-type="float">
            <text:p>1747.351318</text:p>
          </table:table-cell>
          <table:table-cell table:number-columns-repeated="13"/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1651.099121" calcext:value-type="float">
            <text:p>1651.099121</text:p>
          </table:table-cell>
          <table:table-cell office:value-type="float" office:value="1747.900024" calcext:value-type="float">
            <text:p>1747.900024</text:p>
          </table:table-cell>
          <table:table-cell office:value-type="float" office:value="1654.847046" calcext:value-type="float">
            <text:p>1654.847046</text:p>
          </table:table-cell>
          <table:table-cell office:value-type="float" office:value="1738.931152" calcext:value-type="float">
            <text:p>1738.931152</text:p>
          </table:table-cell>
          <table:table-cell table:number-columns-repeated="13"/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1645.489258" calcext:value-type="float">
            <text:p>1645.489258</text:p>
          </table:table-cell>
          <table:table-cell office:value-type="float" office:value="1719.226929" calcext:value-type="float">
            <text:p>1719.226929</text:p>
          </table:table-cell>
          <table:table-cell office:value-type="float" office:value="1651.135132" calcext:value-type="float">
            <text:p>1651.135132</text:p>
          </table:table-cell>
          <table:table-cell office:value-type="float" office:value="1727.489868" calcext:value-type="float">
            <text:p>1727.489868</text:p>
          </table:table-cell>
          <table:table-cell table:number-columns-repeated="13"/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1632.770142" calcext:value-type="float">
            <text:p>1632.770142</text:p>
          </table:table-cell>
          <table:table-cell office:value-type="float" office:value="1721.069092" calcext:value-type="float">
            <text:p>1721.069092</text:p>
          </table:table-cell>
          <table:table-cell office:value-type="float" office:value="1641.656494" calcext:value-type="float">
            <text:p>1641.656494</text:p>
          </table:table-cell>
          <table:table-cell office:value-type="float" office:value="1721.169434" calcext:value-type="float">
            <text:p>1721.169434</text:p>
          </table:table-cell>
          <table:table-cell table:number-columns-repeated="13"/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1622.65918" calcext:value-type="float">
            <text:p>1622.65918</text:p>
          </table:table-cell>
          <table:table-cell office:value-type="float" office:value="1706.403809" calcext:value-type="float">
            <text:p>1706.403809</text:p>
          </table:table-cell>
          <table:table-cell office:value-type="float" office:value="1635.620483" calcext:value-type="float">
            <text:p>1635.620483</text:p>
          </table:table-cell>
          <table:table-cell office:value-type="float" office:value="1701.468384" calcext:value-type="float">
            <text:p>1701.468384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19.428223" calcext:value-type="float">
            <text:p>1619.428223</text:p>
          </table:table-cell>
          <table:table-cell office:value-type="float" office:value="1694.143433" calcext:value-type="float">
            <text:p>1694.143433</text:p>
          </table:table-cell>
          <table:table-cell office:value-type="float" office:value="1630.835815" calcext:value-type="float">
            <text:p>1630.835815</text:p>
          </table:table-cell>
          <table:table-cell office:value-type="float" office:value="1689.889404" calcext:value-type="float">
            <text:p>1689.889404</text:p>
          </table:table-cell>
          <table:table-cell table:number-columns-repeated="13"/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1614.749146" calcext:value-type="float">
            <text:p>1614.749146</text:p>
          </table:table-cell>
          <table:table-cell office:value-type="float" office:value="1691.051758" calcext:value-type="float">
            <text:p>1691.051758</text:p>
          </table:table-cell>
          <table:table-cell office:value-type="float" office:value="1621.258789" calcext:value-type="float">
            <text:p>1621.258789</text:p>
          </table:table-cell>
          <table:table-cell office:value-type="float" office:value="1681.553833" calcext:value-type="float">
            <text:p>1681.553833</text:p>
          </table:table-cell>
          <table:table-cell table:number-columns-repeated="13"/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1609.783447" calcext:value-type="float">
            <text:p>1609.783447</text:p>
          </table:table-cell>
          <table:table-cell office:value-type="float" office:value="1672.703491" calcext:value-type="float">
            <text:p>1672.703491</text:p>
          </table:table-cell>
          <table:table-cell office:value-type="float" office:value="1615.394043" calcext:value-type="float">
            <text:p>1615.394043</text:p>
          </table:table-cell>
          <table:table-cell office:value-type="float" office:value="1676.927734" calcext:value-type="float">
            <text:p>1676.927734</text:p>
          </table:table-cell>
          <table:table-cell table:number-columns-repeated="13"/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1602.257324" calcext:value-type="float">
            <text:p>1602.257324</text:p>
          </table:table-cell>
          <table:table-cell office:value-type="float" office:value="1670.427734" calcext:value-type="float">
            <text:p>1670.427734</text:p>
          </table:table-cell>
          <table:table-cell office:value-type="float" office:value="1612.737305" calcext:value-type="float">
            <text:p>1612.737305</text:p>
          </table:table-cell>
          <table:table-cell office:value-type="float" office:value="1668.804932" calcext:value-type="float">
            <text:p>1668.804932</text:p>
          </table:table-cell>
          <table:table-cell table:number-columns-repeated="13"/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1599.641724" calcext:value-type="float">
            <text:p>1599.641724</text:p>
          </table:table-cell>
          <table:table-cell office:value-type="float" office:value="1653.028564" calcext:value-type="float">
            <text:p>1653.028564</text:p>
          </table:table-cell>
          <table:table-cell office:value-type="float" office:value="1607.89624" calcext:value-type="float">
            <text:p>1607.89624</text:p>
          </table:table-cell>
          <table:table-cell office:value-type="float" office:value="1653.734131" calcext:value-type="float">
            <text:p>1653.734131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93.955811" calcext:value-type="float">
            <text:p>1593.955811</text:p>
          </table:table-cell>
          <table:table-cell office:value-type="float" office:value="1655.872192" calcext:value-type="float">
            <text:p>1655.872192</text:p>
          </table:table-cell>
          <table:table-cell office:value-type="float" office:value="1605.613647" calcext:value-type="float">
            <text:p>1605.613647</text:p>
          </table:table-cell>
          <table:table-cell office:value-type="float" office:value="1652.542603" calcext:value-type="float">
            <text:p>1652.542603</text:p>
          </table:table-cell>
          <table:table-cell table:number-columns-repeated="13"/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1593.656372" calcext:value-type="float">
            <text:p>1593.656372</text:p>
          </table:table-cell>
          <table:table-cell office:value-type="float" office:value="1642.95752" calcext:value-type="float">
            <text:p>1642.95752</text:p>
          </table:table-cell>
          <table:table-cell office:value-type="float" office:value="1599.439697" calcext:value-type="float">
            <text:p>1599.439697</text:p>
          </table:table-cell>
          <table:table-cell office:value-type="float" office:value="1645.689453" calcext:value-type="float">
            <text:p>1645.689453</text:p>
          </table:table-cell>
          <table:table-cell table:number-columns-repeated="13"/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1589.651123" calcext:value-type="float">
            <text:p>1589.651123</text:p>
          </table:table-cell>
          <table:table-cell office:value-type="float" office:value="1640.548828" calcext:value-type="float">
            <text:p>1640.548828</text:p>
          </table:table-cell>
          <table:table-cell office:value-type="float" office:value="1595.793457" calcext:value-type="float">
            <text:p>1595.793457</text:p>
          </table:table-cell>
          <table:table-cell office:value-type="float" office:value="1641.198486" calcext:value-type="float">
            <text:p>1641.198486</text:p>
          </table:table-cell>
          <table:table-cell table:number-columns-repeated="13"/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1584.857056" calcext:value-type="float">
            <text:p>1584.857056</text:p>
          </table:table-cell>
          <table:table-cell office:value-type="float" office:value="1633.380737" calcext:value-type="float">
            <text:p>1633.380737</text:p>
          </table:table-cell>
          <table:table-cell office:value-type="float" office:value="1593.340942" calcext:value-type="float">
            <text:p>1593.340942</text:p>
          </table:table-cell>
          <table:table-cell office:value-type="float" office:value="1635.036987" calcext:value-type="float">
            <text:p>1635.036987</text:p>
          </table:table-cell>
          <table:table-cell table:number-columns-repeated="13"/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1584.096802" calcext:value-type="float">
            <text:p>1584.096802</text:p>
          </table:table-cell>
          <table:table-cell office:value-type="float" office:value="1627.069214" calcext:value-type="float">
            <text:p>1627.069214</text:p>
          </table:table-cell>
          <table:table-cell office:value-type="float" office:value="1590.979004" calcext:value-type="float">
            <text:p>1590.979004</text:p>
          </table:table-cell>
          <table:table-cell office:value-type="float" office:value="1630.223267" calcext:value-type="float">
            <text:p>1630.223267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77.120117" calcext:value-type="float">
            <text:p>1577.120117</text:p>
          </table:table-cell>
          <table:table-cell office:value-type="float" office:value="1626.410034" calcext:value-type="float">
            <text:p>1626.410034</text:p>
          </table:table-cell>
          <table:table-cell office:value-type="float" office:value="1589.162964" calcext:value-type="float">
            <text:p>1589.162964</text:p>
          </table:table-cell>
          <table:table-cell office:value-type="float" office:value="1624.302002" calcext:value-type="float">
            <text:p>1624.302002</text:p>
          </table:table-cell>
          <table:table-cell table:number-columns-repeated="13"/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1579.158081" calcext:value-type="float">
            <text:p>1579.158081</text:p>
          </table:table-cell>
          <table:table-cell office:value-type="float" office:value="1617.437988" calcext:value-type="float">
            <text:p>1617.437988</text:p>
          </table:table-cell>
          <table:table-cell office:value-type="float" office:value="1584.443115" calcext:value-type="float">
            <text:p>1584.443115</text:p>
          </table:table-cell>
          <table:table-cell office:value-type="float" office:value="1621.519897" calcext:value-type="float">
            <text:p>1621.519897</text:p>
          </table:table-cell>
          <table:table-cell table:number-columns-repeated="13"/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1577.647705" calcext:value-type="float">
            <text:p>1577.647705</text:p>
          </table:table-cell>
          <table:table-cell office:value-type="float" office:value="1609.497192" calcext:value-type="float">
            <text:p>1609.497192</text:p>
          </table:table-cell>
          <table:table-cell office:value-type="float" office:value="1585.964233" calcext:value-type="float">
            <text:p>1585.964233</text:p>
          </table:table-cell>
          <table:table-cell office:value-type="float" office:value="1615.430176" calcext:value-type="float">
            <text:p>1615.430176</text:p>
          </table:table-cell>
          <table:table-cell table:number-columns-repeated="13"/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1575.095703" calcext:value-type="float">
            <text:p>1575.095703</text:p>
          </table:table-cell>
          <table:table-cell office:value-type="float" office:value="1606.497681" calcext:value-type="float">
            <text:p>1606.497681</text:p>
          </table:table-cell>
          <table:table-cell office:value-type="float" office:value="1580.671875" calcext:value-type="float">
            <text:p>1580.671875</text:p>
          </table:table-cell>
          <table:table-cell office:value-type="float" office:value="1609.476562" calcext:value-type="float">
            <text:p>1609.476562</text:p>
          </table:table-cell>
          <table:table-cell table:number-columns-repeated="13"/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1570.783447" calcext:value-type="float">
            <text:p>1570.783447</text:p>
          </table:table-cell>
          <table:table-cell office:value-type="float" office:value="1607.792969" calcext:value-type="float">
            <text:p>1607.792969</text:p>
          </table:table-cell>
          <table:table-cell office:value-type="float" office:value="1585.227417" calcext:value-type="float">
            <text:p>1585.227417</text:p>
          </table:table-cell>
          <table:table-cell office:value-type="float" office:value="1606.741699" calcext:value-type="float">
            <text:p>1606.741699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74.602417" calcext:value-type="float">
            <text:p>1574.602417</text:p>
          </table:table-cell>
          <table:table-cell office:value-type="float" office:value="1599.125122" calcext:value-type="float">
            <text:p>1599.125122</text:p>
          </table:table-cell>
          <table:table-cell office:value-type="float" office:value="1580.687012" calcext:value-type="float">
            <text:p>1580.687012</text:p>
          </table:table-cell>
          <table:table-cell office:value-type="float" office:value="1607.282349" calcext:value-type="float">
            <text:p>1607.282349</text:p>
          </table:table-cell>
          <table:table-cell table:number-columns-repeated="13"/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1571.64917" calcext:value-type="float">
            <text:p>1571.64917</text:p>
          </table:table-cell>
          <table:table-cell office:value-type="float" office:value="1602.93457" calcext:value-type="float">
            <text:p>1602.93457</text:p>
          </table:table-cell>
          <table:table-cell office:value-type="float" office:value="1584.791992" calcext:value-type="float">
            <text:p>1584.791992</text:p>
          </table:table-cell>
          <table:table-cell office:value-type="float" office:value="1602.069092" calcext:value-type="float">
            <text:p>1602.069092</text:p>
          </table:table-cell>
          <table:table-cell table:number-columns-repeated="13"/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1569.619507" calcext:value-type="float">
            <text:p>1569.619507</text:p>
          </table:table-cell>
          <table:table-cell office:value-type="float" office:value="1598.513672" calcext:value-type="float">
            <text:p>1598.513672</text:p>
          </table:table-cell>
          <table:table-cell office:value-type="float" office:value="1584.052124" calcext:value-type="float">
            <text:p>1584.052124</text:p>
          </table:table-cell>
          <table:table-cell office:value-type="float" office:value="1599.814209" calcext:value-type="float">
            <text:p>1599.814209</text:p>
          </table:table-cell>
          <table:table-cell table:number-columns-repeated="13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1572.771729" calcext:value-type="float">
            <text:p>1572.771729</text:p>
          </table:table-cell>
          <table:table-cell office:value-type="float" office:value="1590.504761" calcext:value-type="float">
            <text:p>1590.504761</text:p>
          </table:table-cell>
          <table:table-cell office:value-type="float" office:value="1580.820801" calcext:value-type="float">
            <text:p>1580.820801</text:p>
          </table:table-cell>
          <table:table-cell office:value-type="float" office:value="1598.592041" calcext:value-type="float">
            <text:p>1598.592041</text:p>
          </table:table-cell>
          <table:table-cell table:number-columns-repeated="13"/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1569.050293" calcext:value-type="float">
            <text:p>1569.050293</text:p>
          </table:table-cell>
          <table:table-cell office:value-type="float" office:value="1591.885742" calcext:value-type="float">
            <text:p>1591.885742</text:p>
          </table:table-cell>
          <table:table-cell office:value-type="float" office:value="1577.813599" calcext:value-type="float">
            <text:p>1577.813599</text:p>
          </table:table-cell>
          <table:table-cell office:value-type="float" office:value="1598.047974" calcext:value-type="float">
            <text:p>1598.047974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69.459229" calcext:value-type="float">
            <text:p>1569.459229</text:p>
          </table:table-cell>
          <table:table-cell office:value-type="float" office:value="1588.913818" calcext:value-type="float">
            <text:p>1588.913818</text:p>
          </table:table-cell>
          <table:table-cell office:value-type="float" office:value="1579.291748" calcext:value-type="float">
            <text:p>1579.291748</text:p>
          </table:table-cell>
          <table:table-cell office:value-type="float" office:value="1595.187988" calcext:value-type="float">
            <text:p>1595.187988</text:p>
          </table:table-cell>
          <table:table-cell table:number-columns-repeated="13"/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1564.79834" calcext:value-type="float">
            <text:p>1564.79834</text:p>
          </table:table-cell>
          <table:table-cell office:value-type="float" office:value="1590.106323" calcext:value-type="float">
            <text:p>1590.106323</text:p>
          </table:table-cell>
          <table:table-cell office:value-type="float" office:value="1575.688965" calcext:value-type="float">
            <text:p>1575.688965</text:p>
          </table:table-cell>
          <table:table-cell office:value-type="float" office:value="1599.006592" calcext:value-type="float">
            <text:p>1599.006592</text:p>
          </table:table-cell>
          <table:table-cell table:number-columns-repeated="13"/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1564.077515" calcext:value-type="float">
            <text:p>1564.077515</text:p>
          </table:table-cell>
          <table:table-cell office:value-type="float" office:value="1582.115601" calcext:value-type="float">
            <text:p>1582.115601</text:p>
          </table:table-cell>
          <table:table-cell office:value-type="float" office:value="1579.081909" calcext:value-type="float">
            <text:p>1579.081909</text:p>
          </table:table-cell>
          <table:table-cell office:value-type="float" office:value="1591.49646" calcext:value-type="float">
            <text:p>1591.49646</text:p>
          </table:table-cell>
          <table:table-cell table:number-columns-repeated="13"/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1572.522949" calcext:value-type="float">
            <text:p>1572.522949</text:p>
          </table:table-cell>
          <table:table-cell office:value-type="float" office:value="1593.850098" calcext:value-type="float">
            <text:p>1593.850098</text:p>
          </table:table-cell>
          <table:table-cell office:value-type="float" office:value="1567.647095" calcext:value-type="float">
            <text:p>1567.647095</text:p>
          </table:table-cell>
          <table:table-cell office:value-type="float" office:value="1582.1427" calcext:value-type="float">
            <text:p>1582.1427</text:p>
          </table:table-cell>
          <table:table-cell table:number-columns-repeated="13"/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1571.537231" calcext:value-type="float">
            <text:p>1571.537231</text:p>
          </table:table-cell>
          <table:table-cell office:value-type="float" office:value="1584.62146" calcext:value-type="float">
            <text:p>1584.62146</text:p>
          </table:table-cell>
          <table:table-cell office:value-type="float" office:value="1571.140869" calcext:value-type="float">
            <text:p>1571.140869</text:p>
          </table:table-cell>
          <table:table-cell office:value-type="float" office:value="1581.736328" calcext:value-type="float">
            <text:p>1581.736328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67.582275" calcext:value-type="float">
            <text:p>1567.582275</text:p>
          </table:table-cell>
          <table:table-cell office:value-type="float" office:value="1587.96582" calcext:value-type="float">
            <text:p>1587.96582</text:p>
          </table:table-cell>
          <table:table-cell office:value-type="float" office:value="1569.509277" calcext:value-type="float">
            <text:p>1569.509277</text:p>
          </table:table-cell>
          <table:table-cell office:value-type="float" office:value="1586.059082" calcext:value-type="float">
            <text:p>1586.059082</text:p>
          </table:table-cell>
          <table:table-cell table:number-columns-repeated="13"/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1568.09436" calcext:value-type="float">
            <text:p>1568.09436</text:p>
          </table:table-cell>
          <table:table-cell office:value-type="float" office:value="1584.757935" calcext:value-type="float">
            <text:p>1584.757935</text:p>
          </table:table-cell>
          <table:table-cell office:value-type="float" office:value="1570.979614" calcext:value-type="float">
            <text:p>1570.979614</text:p>
          </table:table-cell>
          <table:table-cell office:value-type="float" office:value="1581.438965" calcext:value-type="float">
            <text:p>1581.438965</text:p>
          </table:table-cell>
          <table:table-cell table:number-columns-repeated="13"/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1562.471924" calcext:value-type="float">
            <text:p>1562.471924</text:p>
          </table:table-cell>
          <table:table-cell office:value-type="float" office:value="1583.290527" calcext:value-type="float">
            <text:p>1583.290527</text:p>
          </table:table-cell>
          <table:table-cell office:value-type="float" office:value="1567.669678" calcext:value-type="float">
            <text:p>1567.669678</text:p>
          </table:table-cell>
          <table:table-cell office:value-type="float" office:value="1581.364624" calcext:value-type="float">
            <text:p>1581.364624</text:p>
          </table:table-cell>
          <table:table-cell table:number-columns-repeated="13"/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1566.899658" calcext:value-type="float">
            <text:p>1566.899658</text:p>
          </table:table-cell>
          <table:table-cell office:value-type="float" office:value="1580.991821" calcext:value-type="float">
            <text:p>1580.991821</text:p>
          </table:table-cell>
          <table:table-cell office:value-type="float" office:value="1571.029541" calcext:value-type="float">
            <text:p>1571.029541</text:p>
          </table:table-cell>
          <table:table-cell office:value-type="float" office:value="1576.632202" calcext:value-type="float">
            <text:p>1576.632202</text:p>
          </table:table-cell>
          <table:table-cell table:number-columns-repeated="13"/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1568.098999" calcext:value-type="float">
            <text:p>1568.098999</text:p>
          </table:table-cell>
          <table:table-cell office:value-type="float" office:value="1579.074219" calcext:value-type="float">
            <text:p>1579.074219</text:p>
          </table:table-cell>
          <table:table-cell office:value-type="float" office:value="1569.952759" calcext:value-type="float">
            <text:p>1569.952759</text:p>
          </table:table-cell>
          <table:table-cell office:value-type="float" office:value="1576.716797" calcext:value-type="float">
            <text:p>1576.716797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64.689941" calcext:value-type="float">
            <text:p>1564.689941</text:p>
          </table:table-cell>
          <table:table-cell office:value-type="float" office:value="1580.49646" calcext:value-type="float">
            <text:p>1580.49646</text:p>
          </table:table-cell>
          <table:table-cell office:value-type="float" office:value="1566.93689" calcext:value-type="float">
            <text:p>1566.93689</text:p>
          </table:table-cell>
          <table:table-cell office:value-type="float" office:value="1576.409424" calcext:value-type="float">
            <text:p>1576.409424</text:p>
          </table:table-cell>
          <table:table-cell table:number-columns-repeated="13"/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1566.143799" calcext:value-type="float">
            <text:p>1566.143799</text:p>
          </table:table-cell>
          <table:table-cell office:value-type="float" office:value="1577.379639" calcext:value-type="float">
            <text:p>1577.379639</text:p>
          </table:table-cell>
          <table:table-cell office:value-type="float" office:value="1567.352051" calcext:value-type="float">
            <text:p>1567.352051</text:p>
          </table:table-cell>
          <table:table-cell office:value-type="float" office:value="1577.005005" calcext:value-type="float">
            <text:p>1577.005005</text:p>
          </table:table-cell>
          <table:table-cell table:number-columns-repeated="13"/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1568.112793" calcext:value-type="float">
            <text:p>1568.112793</text:p>
          </table:table-cell>
          <table:table-cell office:value-type="float" office:value="1576.111206" calcext:value-type="float">
            <text:p>1576.111206</text:p>
          </table:table-cell>
          <table:table-cell office:value-type="float" office:value="1571.212646" calcext:value-type="float">
            <text:p>1571.212646</text:p>
          </table:table-cell>
          <table:table-cell office:value-type="float" office:value="1570.538452" calcext:value-type="float">
            <text:p>1570.538452</text:p>
          </table:table-cell>
          <table:table-cell table:number-columns-repeated="13"/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1567.88623" calcext:value-type="float">
            <text:p>1567.88623</text:p>
          </table:table-cell>
          <table:table-cell office:value-type="float" office:value="1573.278442" calcext:value-type="float">
            <text:p>1573.278442</text:p>
          </table:table-cell>
          <table:table-cell office:value-type="float" office:value="1570.035645" calcext:value-type="float">
            <text:p>1570.035645</text:p>
          </table:table-cell>
          <table:table-cell office:value-type="float" office:value="1571.903809" calcext:value-type="float">
            <text:p>1571.903809</text:p>
          </table:table-cell>
          <table:table-cell table:number-columns-repeated="13"/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1565.517822" calcext:value-type="float">
            <text:p>1565.517822</text:p>
          </table:table-cell>
          <table:table-cell office:value-type="float" office:value="1572.411377" calcext:value-type="float">
            <text:p>1572.411377</text:p>
          </table:table-cell>
          <table:table-cell office:value-type="float" office:value="1568.242188" calcext:value-type="float">
            <text:p>1568.242188</text:p>
          </table:table-cell>
          <table:table-cell office:value-type="float" office:value="1572.130859" calcext:value-type="float">
            <text:p>1572.130859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64.229248" calcext:value-type="float">
            <text:p>1564.229248</text:p>
          </table:table-cell>
          <table:table-cell office:value-type="float" office:value="1574.680908" calcext:value-type="float">
            <text:p>1574.680908</text:p>
          </table:table-cell>
          <table:table-cell office:value-type="float" office:value="1568.939941" calcext:value-type="float">
            <text:p>1568.939941</text:p>
          </table:table-cell>
          <table:table-cell office:value-type="float" office:value="1572.833984" calcext:value-type="float">
            <text:p>1572.833984</text:p>
          </table:table-cell>
          <table:table-cell table:number-columns-repeated="13"/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1563.884644" calcext:value-type="float">
            <text:p>1563.884644</text:p>
          </table:table-cell>
          <table:table-cell office:value-type="float" office:value="1574.83374" calcext:value-type="float">
            <text:p>1574.83374</text:p>
          </table:table-cell>
          <table:table-cell office:value-type="float" office:value="1566.869751" calcext:value-type="float">
            <text:p>1566.869751</text:p>
          </table:table-cell>
          <table:table-cell office:value-type="float" office:value="1570.859619" calcext:value-type="float">
            <text:p>1570.859619</text:p>
          </table:table-cell>
          <table:table-cell table:number-columns-repeated="13"/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1565.873413" calcext:value-type="float">
            <text:p>1565.873413</text:p>
          </table:table-cell>
          <table:table-cell office:value-type="float" office:value="1572.710205" calcext:value-type="float">
            <text:p>1572.710205</text:p>
          </table:table-cell>
          <table:table-cell office:value-type="float" office:value="1568.180054" calcext:value-type="float">
            <text:p>1568.180054</text:p>
          </table:table-cell>
          <table:table-cell office:value-type="float" office:value="1573.198364" calcext:value-type="float">
            <text:p>1573.198364</text:p>
          </table:table-cell>
          <table:table-cell table:number-columns-repeated="13"/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1552.390991" calcext:value-type="float">
            <text:p>1552.390991</text:p>
          </table:table-cell>
          <table:table-cell office:value-type="float" office:value="1584.646484" calcext:value-type="float">
            <text:p>1584.646484</text:p>
          </table:table-cell>
          <table:table-cell office:value-type="float" office:value="1556.679077" calcext:value-type="float">
            <text:p>1556.679077</text:p>
          </table:table-cell>
          <table:table-cell office:value-type="float" office:value="1580.634033" calcext:value-type="float">
            <text:p>1580.634033</text:p>
          </table:table-cell>
          <table:table-cell table:number-columns-repeated="13"/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1530.559326" calcext:value-type="float">
            <text:p>1530.559326</text:p>
          </table:table-cell>
          <table:table-cell office:value-type="float" office:value="1515.563721" calcext:value-type="float">
            <text:p>1515.563721</text:p>
          </table:table-cell>
          <table:table-cell office:value-type="float" office:value="1598.815063" calcext:value-type="float">
            <text:p>1598.815063</text:p>
          </table:table-cell>
          <table:table-cell office:value-type="float" office:value="1626.668579" calcext:value-type="float">
            <text:p>1626.668579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32.484619" calcext:value-type="float">
            <text:p>1532.484619</text:p>
          </table:table-cell>
          <table:table-cell office:value-type="float" office:value="1525.614136" calcext:value-type="float">
            <text:p>1525.614136</text:p>
          </table:table-cell>
          <table:table-cell office:value-type="float" office:value="1606.243042" calcext:value-type="float">
            <text:p>1606.243042</text:p>
          </table:table-cell>
          <table:table-cell office:value-type="float" office:value="1636.341187" calcext:value-type="float">
            <text:p>1636.341187</text:p>
          </table:table-cell>
          <table:table-cell table:number-columns-repeated="13"/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1543.817627" calcext:value-type="float">
            <text:p>1543.817627</text:p>
          </table:table-cell>
          <table:table-cell office:value-type="float" office:value="1539.937988" calcext:value-type="float">
            <text:p>1539.937988</text:p>
          </table:table-cell>
          <table:table-cell office:value-type="float" office:value="1619.801514" calcext:value-type="float">
            <text:p>1619.801514</text:p>
          </table:table-cell>
          <table:table-cell office:value-type="float" office:value="1658.905884" calcext:value-type="float">
            <text:p>1658.905884</text:p>
          </table:table-cell>
          <table:table-cell table:number-columns-repeated="13"/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1552.952148" calcext:value-type="float">
            <text:p>1552.952148</text:p>
          </table:table-cell>
          <table:table-cell office:value-type="float" office:value="1556.738037" calcext:value-type="float">
            <text:p>1556.738037</text:p>
          </table:table-cell>
          <table:table-cell office:value-type="float" office:value="1612.254761" calcext:value-type="float">
            <text:p>1612.254761</text:p>
          </table:table-cell>
          <table:table-cell office:value-type="float" office:value="1627.523682" calcext:value-type="float">
            <text:p>1627.523682</text:p>
          </table:table-cell>
          <table:table-cell table:number-columns-repeated="13"/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1560.724854" calcext:value-type="float">
            <text:p>1560.724854</text:p>
          </table:table-cell>
          <table:table-cell office:value-type="float" office:value="1582.606079" calcext:value-type="float">
            <text:p>1582.606079</text:p>
          </table:table-cell>
          <table:table-cell office:value-type="float" office:value="1605.998047" calcext:value-type="float">
            <text:p>1605.998047</text:p>
          </table:table-cell>
          <table:table-cell office:value-type="float" office:value="1657.930664" calcext:value-type="float">
            <text:p>1657.930664</text:p>
          </table:table-cell>
          <table:table-cell table:number-columns-repeated="13"/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559.12854" calcext:value-type="float">
            <text:p>1559.12854</text:p>
          </table:table-cell>
          <table:table-cell office:value-type="float" office:value="1576.274902" calcext:value-type="float">
            <text:p>1576.274902</text:p>
          </table:table-cell>
          <table:table-cell office:value-type="float" office:value="1613.535034" calcext:value-type="float">
            <text:p>1613.535034</text:p>
          </table:table-cell>
          <table:table-cell office:value-type="float" office:value="1663.371948" calcext:value-type="float">
            <text:p>1663.371948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65.184204" calcext:value-type="float">
            <text:p>1565.184204</text:p>
          </table:table-cell>
          <table:table-cell office:value-type="float" office:value="1588.802979" calcext:value-type="float">
            <text:p>1588.802979</text:p>
          </table:table-cell>
          <table:table-cell office:value-type="float" office:value="1623.890259" calcext:value-type="float">
            <text:p>1623.890259</text:p>
          </table:table-cell>
          <table:table-cell office:value-type="float" office:value="1667.114624" calcext:value-type="float">
            <text:p>1667.114624</text:p>
          </table:table-cell>
          <table:table-cell table:number-columns-repeated="13"/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1569.449707" calcext:value-type="float">
            <text:p>1569.449707</text:p>
          </table:table-cell>
          <table:table-cell office:value-type="float" office:value="1613.405762" calcext:value-type="float">
            <text:p>1613.405762</text:p>
          </table:table-cell>
          <table:table-cell office:value-type="float" office:value="1621.389038" calcext:value-type="float">
            <text:p>1621.389038</text:p>
          </table:table-cell>
          <table:table-cell office:value-type="float" office:value="1684.821899" calcext:value-type="float">
            <text:p>1684.821899</text:p>
          </table:table-cell>
          <table:table-cell table:number-columns-repeated="13"/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1623.75415" calcext:value-type="float">
            <text:p>1623.75415</text:p>
          </table:table-cell>
          <table:table-cell office:value-type="float" office:value="1642.46167" calcext:value-type="float">
            <text:p>1642.46167</text:p>
          </table:table-cell>
          <table:table-cell office:value-type="float" office:value="1615.644897" calcext:value-type="float">
            <text:p>1615.644897</text:p>
          </table:table-cell>
          <table:table-cell office:value-type="float" office:value="1645.510742" calcext:value-type="float">
            <text:p>1645.510742</text:p>
          </table:table-cell>
          <table:table-cell table:number-columns-repeated="13"/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1642.217041" calcext:value-type="float">
            <text:p>1642.217041</text:p>
          </table:table-cell>
          <table:table-cell office:value-type="float" office:value="1661.140015" calcext:value-type="float">
            <text:p>1661.140015</text:p>
          </table:table-cell>
          <table:table-cell office:value-type="float" office:value="1630.232056" calcext:value-type="float">
            <text:p>1630.232056</text:p>
          </table:table-cell>
          <table:table-cell office:value-type="float" office:value="1646.415771" calcext:value-type="float">
            <text:p>1646.415771</text:p>
          </table:table-cell>
          <table:table-cell table:number-columns-repeated="13"/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1649.101318" calcext:value-type="float">
            <text:p>1649.101318</text:p>
          </table:table-cell>
          <table:table-cell office:value-type="float" office:value="1698.923828" calcext:value-type="float">
            <text:p>1698.923828</text:p>
          </table:table-cell>
          <table:table-cell office:value-type="float" office:value="1642.071411" calcext:value-type="float">
            <text:p>1642.071411</text:p>
          </table:table-cell>
          <table:table-cell office:value-type="float" office:value="1691.175171" calcext:value-type="float">
            <text:p>1691.175171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51.286255" calcext:value-type="float">
            <text:p>1651.286255</text:p>
          </table:table-cell>
          <table:table-cell office:value-type="float" office:value="1743.978516" calcext:value-type="float">
            <text:p>1743.978516</text:p>
          </table:table-cell>
          <table:table-cell office:value-type="float" office:value="1652.671387" calcext:value-type="float">
            <text:p>1652.671387</text:p>
          </table:table-cell>
          <table:table-cell office:value-type="float" office:value="1732.769287" calcext:value-type="float">
            <text:p>1732.769287</text:p>
          </table:table-cell>
          <table:table-cell table:number-columns-repeated="13"/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1684.68103" calcext:value-type="float">
            <text:p>1684.68103</text:p>
          </table:table-cell>
          <table:table-cell office:value-type="float" office:value="1712.277466" calcext:value-type="float">
            <text:p>1712.277466</text:p>
          </table:table-cell>
          <table:table-cell office:value-type="float" office:value="1694.239258" calcext:value-type="float">
            <text:p>1694.239258</text:p>
          </table:table-cell>
          <table:table-cell office:value-type="float" office:value="1702.992065" calcext:value-type="float">
            <text:p>1702.992065</text:p>
          </table:table-cell>
          <table:table-cell table:number-columns-repeated="13"/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1700.922607" calcext:value-type="float">
            <text:p>1700.922607</text:p>
          </table:table-cell>
          <table:table-cell office:value-type="float" office:value="1750.798462" calcext:value-type="float">
            <text:p>1750.798462</text:p>
          </table:table-cell>
          <table:table-cell office:value-type="float" office:value="1709.291748" calcext:value-type="float">
            <text:p>1709.291748</text:p>
          </table:table-cell>
          <table:table-cell office:value-type="float" office:value="1744.997559" calcext:value-type="float">
            <text:p>1744.997559</text:p>
          </table:table-cell>
          <table:table-cell table:number-columns-repeated="13"/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1720.61499" calcext:value-type="float">
            <text:p>1720.61499</text:p>
          </table:table-cell>
          <table:table-cell office:value-type="float" office:value="1768.986816" calcext:value-type="float">
            <text:p>1768.986816</text:p>
          </table:table-cell>
          <table:table-cell office:value-type="float" office:value="1731.842163" calcext:value-type="float">
            <text:p>1731.842163</text:p>
          </table:table-cell>
          <table:table-cell office:value-type="float" office:value="1759.291626" calcext:value-type="float">
            <text:p>1759.291626</text:p>
          </table:table-cell>
          <table:table-cell table:number-columns-repeated="13"/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1743.945435" calcext:value-type="float">
            <text:p>1743.945435</text:p>
          </table:table-cell>
          <table:table-cell office:value-type="float" office:value="1828.326172" calcext:value-type="float">
            <text:p>1828.326172</text:p>
          </table:table-cell>
          <table:table-cell office:value-type="float" office:value="1752.043823" calcext:value-type="float">
            <text:p>1752.043823</text:p>
          </table:table-cell>
          <table:table-cell office:value-type="float" office:value="1820.794556" calcext:value-type="float">
            <text:p>1820.794556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62.729736" calcext:value-type="float">
            <text:p>1762.729736</text:p>
          </table:table-cell>
          <table:table-cell office:value-type="float" office:value="1835.077637" calcext:value-type="float">
            <text:p>1835.077637</text:p>
          </table:table-cell>
          <table:table-cell office:value-type="float" office:value="1779.94104" calcext:value-type="float">
            <text:p>1779.94104</text:p>
          </table:table-cell>
          <table:table-cell office:value-type="float" office:value="1826.074341" calcext:value-type="float">
            <text:p>1826.074341</text:p>
          </table:table-cell>
          <table:table-cell table:number-columns-repeated="13"/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1779.499023" calcext:value-type="float">
            <text:p>1779.499023</text:p>
          </table:table-cell>
          <table:table-cell office:value-type="float" office:value="1845.419922" calcext:value-type="float">
            <text:p>1845.419922</text:p>
          </table:table-cell>
          <table:table-cell office:value-type="float" office:value="1800.072998" calcext:value-type="float">
            <text:p>1800.072998</text:p>
          </table:table-cell>
          <table:table-cell office:value-type="float" office:value="1833.297363" calcext:value-type="float">
            <text:p>1833.297363</text:p>
          </table:table-cell>
          <table:table-cell table:number-columns-repeated="13"/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1800.360229" calcext:value-type="float">
            <text:p>1800.360229</text:p>
          </table:table-cell>
          <table:table-cell office:value-type="float" office:value="1901.7771" calcext:value-type="float">
            <text:p>1901.7771</text:p>
          </table:table-cell>
          <table:table-cell office:value-type="float" office:value="1809.425293" calcext:value-type="float">
            <text:p>1809.425293</text:p>
          </table:table-cell>
          <table:table-cell office:value-type="float" office:value="1895.965332" calcext:value-type="float">
            <text:p>1895.965332</text:p>
          </table:table-cell>
          <table:table-cell table:number-columns-repeated="13"/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1793.636963" calcext:value-type="float">
            <text:p>1793.636963</text:p>
          </table:table-cell>
          <table:table-cell office:value-type="float" office:value="1888.273315" calcext:value-type="float">
            <text:p>1888.273315</text:p>
          </table:table-cell>
          <table:table-cell office:value-type="float" office:value="1803.817993" calcext:value-type="float">
            <text:p>1803.817993</text:p>
          </table:table-cell>
          <table:table-cell office:value-type="float" office:value="1895.041992" calcext:value-type="float">
            <text:p>1895.041992</text:p>
          </table:table-cell>
          <table:table-cell table:number-columns-repeated="13"/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1787.68811" calcext:value-type="float">
            <text:p>1787.68811</text:p>
          </table:table-cell>
          <table:table-cell office:value-type="float" office:value="1892.556274" calcext:value-type="float">
            <text:p>1892.556274</text:p>
          </table:table-cell>
          <table:table-cell office:value-type="float" office:value="1808.2229" calcext:value-type="float">
            <text:p>1808.2229</text:p>
          </table:table-cell>
          <table:table-cell office:value-type="float" office:value="1888.85498" calcext:value-type="float">
            <text:p>1888.85498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85.869385" calcext:value-type="float">
            <text:p>1785.869385</text:p>
          </table:table-cell>
          <table:table-cell office:value-type="float" office:value="1903.384033" calcext:value-type="float">
            <text:p>1903.384033</text:p>
          </table:table-cell>
          <table:table-cell office:value-type="float" office:value="1805.771484" calcext:value-type="float">
            <text:p>1805.771484</text:p>
          </table:table-cell>
          <table:table-cell office:value-type="float" office:value="1882.874512" calcext:value-type="float">
            <text:p>1882.874512</text:p>
          </table:table-cell>
          <table:table-cell table:number-columns-repeated="13"/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1783.399048" calcext:value-type="float">
            <text:p>1783.399048</text:p>
          </table:table-cell>
          <table:table-cell office:value-type="float" office:value="1900.795898" calcext:value-type="float">
            <text:p>1900.795898</text:p>
          </table:table-cell>
          <table:table-cell office:value-type="float" office:value="1791.641235" calcext:value-type="float">
            <text:p>1791.641235</text:p>
          </table:table-cell>
          <table:table-cell office:value-type="float" office:value="1903.837769" calcext:value-type="float">
            <text:p>1903.837769</text:p>
          </table:table-cell>
          <table:table-cell table:number-columns-repeated="13"/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1792.626343" calcext:value-type="float">
            <text:p>1792.626343</text:p>
          </table:table-cell>
          <table:table-cell office:value-type="float" office:value="1913.256958" calcext:value-type="float">
            <text:p>1913.256958</text:p>
          </table:table-cell>
          <table:table-cell office:value-type="float" office:value="1807.742676" calcext:value-type="float">
            <text:p>1807.742676</text:p>
          </table:table-cell>
          <table:table-cell office:value-type="float" office:value="1905.90625" calcext:value-type="float">
            <text:p>1905.90625</text:p>
          </table:table-cell>
          <table:table-cell table:number-columns-repeated="13"/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1796.591431" calcext:value-type="float">
            <text:p>1796.591431</text:p>
          </table:table-cell>
          <table:table-cell office:value-type="float" office:value="1894.395508" calcext:value-type="float">
            <text:p>1894.395508</text:p>
          </table:table-cell>
          <table:table-cell office:value-type="float" office:value="1811.946899" calcext:value-type="float">
            <text:p>1811.946899</text:p>
          </table:table-cell>
          <table:table-cell office:value-type="float" office:value="1891.089111" calcext:value-type="float">
            <text:p>1891.089111</text:p>
          </table:table-cell>
          <table:table-cell table:number-columns-repeated="13"/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1789.128174" calcext:value-type="float">
            <text:p>1789.128174</text:p>
          </table:table-cell>
          <table:table-cell office:value-type="float" office:value="1928.836548" calcext:value-type="float">
            <text:p>1928.836548</text:p>
          </table:table-cell>
          <table:table-cell office:value-type="float" office:value="1801.968628" calcext:value-type="float">
            <text:p>1801.968628</text:p>
          </table:table-cell>
          <table:table-cell office:value-type="float" office:value="1923.619629" calcext:value-type="float">
            <text:p>1923.619629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93.109985" calcext:value-type="float">
            <text:p>1793.109985</text:p>
          </table:table-cell>
          <table:table-cell office:value-type="float" office:value="1920.536133" calcext:value-type="float">
            <text:p>1920.536133</text:p>
          </table:table-cell>
          <table:table-cell office:value-type="float" office:value="1810.537354" calcext:value-type="float">
            <text:p>1810.537354</text:p>
          </table:table-cell>
          <table:table-cell office:value-type="float" office:value="1911.770996" calcext:value-type="float">
            <text:p>1911.770996</text:p>
          </table:table-cell>
          <table:table-cell table:number-columns-repeated="13"/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1808.447876" calcext:value-type="float">
            <text:p>1808.447876</text:p>
          </table:table-cell>
          <table:table-cell office:value-type="float" office:value="1915.949463" calcext:value-type="float">
            <text:p>1915.949463</text:p>
          </table:table-cell>
          <table:table-cell office:value-type="float" office:value="1820.758057" calcext:value-type="float">
            <text:p>1820.758057</text:p>
          </table:table-cell>
          <table:table-cell office:value-type="float" office:value="1910.404541" calcext:value-type="float">
            <text:p>1910.404541</text:p>
          </table:table-cell>
          <table:table-cell table:number-columns-repeated="13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801.603882" calcext:value-type="float">
            <text:p>1801.603882</text:p>
          </table:table-cell>
          <table:table-cell office:value-type="float" office:value="1930.306152" calcext:value-type="float">
            <text:p>1930.306152</text:p>
          </table:table-cell>
          <table:table-cell office:value-type="float" office:value="1816.060547" calcext:value-type="float">
            <text:p>1816.060547</text:p>
          </table:table-cell>
          <table:table-cell office:value-type="float" office:value="1924.952759" calcext:value-type="float">
            <text:p>1924.952759</text:p>
          </table:table-cell>
          <table:table-cell table:number-columns-repeated="13"/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1802.948364" calcext:value-type="float">
            <text:p>1802.948364</text:p>
          </table:table-cell>
          <table:table-cell office:value-type="float" office:value="1919.053833" calcext:value-type="float">
            <text:p>1919.053833</text:p>
          </table:table-cell>
          <table:table-cell office:value-type="float" office:value="1821.146729" calcext:value-type="float">
            <text:p>1821.146729</text:p>
          </table:table-cell>
          <table:table-cell office:value-type="float" office:value="1912.44519" calcext:value-type="float">
            <text:p>1912.44519</text:p>
          </table:table-cell>
          <table:table-cell table:number-columns-repeated="13"/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1817.704224" calcext:value-type="float">
            <text:p>1817.704224</text:p>
          </table:table-cell>
          <table:table-cell office:value-type="float" office:value="1928.177368" calcext:value-type="float">
            <text:p>1928.177368</text:p>
          </table:table-cell>
          <table:table-cell office:value-type="float" office:value="1834.302002" calcext:value-type="float">
            <text:p>1834.302002</text:p>
          </table:table-cell>
          <table:table-cell office:value-type="float" office:value="1924.967651" calcext:value-type="float">
            <text:p>1924.967651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11.991333" calcext:value-type="float">
            <text:p>1811.991333</text:p>
          </table:table-cell>
          <table:table-cell office:value-type="float" office:value="1935.434082" calcext:value-type="float">
            <text:p>1935.434082</text:p>
          </table:table-cell>
          <table:table-cell office:value-type="float" office:value="1827.726074" calcext:value-type="float">
            <text:p>1827.726074</text:p>
          </table:table-cell>
          <table:table-cell office:value-type="float" office:value="1928.500977" calcext:value-type="float">
            <text:p>1928.500977</text:p>
          </table:table-cell>
          <table:table-cell table:number-columns-repeated="13"/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1810.891968" calcext:value-type="float">
            <text:p>1810.891968</text:p>
          </table:table-cell>
          <table:table-cell office:value-type="float" office:value="1950.57605" calcext:value-type="float">
            <text:p>1950.57605</text:p>
          </table:table-cell>
          <table:table-cell office:value-type="float" office:value="1828.922729" calcext:value-type="float">
            <text:p>1828.922729</text:p>
          </table:table-cell>
          <table:table-cell office:value-type="float" office:value="1942.050171" calcext:value-type="float">
            <text:p>1942.050171</text:p>
          </table:table-cell>
          <table:table-cell table:number-columns-repeated="13"/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1823.779419" calcext:value-type="float">
            <text:p>1823.779419</text:p>
          </table:table-cell>
          <table:table-cell office:value-type="float" office:value="1925.917725" calcext:value-type="float">
            <text:p>1925.917725</text:p>
          </table:table-cell>
          <table:table-cell office:value-type="float" office:value="1841.914795" calcext:value-type="float">
            <text:p>1841.914795</text:p>
          </table:table-cell>
          <table:table-cell office:value-type="float" office:value="1913.883423" calcext:value-type="float">
            <text:p>1913.883423</text:p>
          </table:table-cell>
          <table:table-cell table:number-columns-repeated="13"/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1818.103149" calcext:value-type="float">
            <text:p>1818.103149</text:p>
          </table:table-cell>
          <table:table-cell office:value-type="float" office:value="1959.993408" calcext:value-type="float">
            <text:p>1959.993408</text:p>
          </table:table-cell>
          <table:table-cell office:value-type="float" office:value="1833.602783" calcext:value-type="float">
            <text:p>1833.602783</text:p>
          </table:table-cell>
          <table:table-cell office:value-type="float" office:value="1954.800781" calcext:value-type="float">
            <text:p>1954.800781</text:p>
          </table:table-cell>
          <table:table-cell table:number-columns-repeated="13"/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1816.423218" calcext:value-type="float">
            <text:p>1816.423218</text:p>
          </table:table-cell>
          <table:table-cell office:value-type="float" office:value="1961.04126" calcext:value-type="float">
            <text:p>1961.04126</text:p>
          </table:table-cell>
          <table:table-cell office:value-type="float" office:value="1834.962036" calcext:value-type="float">
            <text:p>1834.962036</text:p>
          </table:table-cell>
          <table:table-cell office:value-type="float" office:value="1951.713745" calcext:value-type="float">
            <text:p>1951.713745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30.716064" calcext:value-type="float">
            <text:p>1830.716064</text:p>
          </table:table-cell>
          <table:table-cell office:value-type="float" office:value="1933.740845" calcext:value-type="float">
            <text:p>1933.740845</text:p>
          </table:table-cell>
          <table:table-cell office:value-type="float" office:value="1850.4375" calcext:value-type="float">
            <text:p>1850.4375</text:p>
          </table:table-cell>
          <table:table-cell office:value-type="float" office:value="1929.301514" calcext:value-type="float">
            <text:p>1929.301514</text:p>
          </table:table-cell>
          <table:table-cell table:number-columns-repeated="13"/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1825.334351" calcext:value-type="float">
            <text:p>1825.334351</text:p>
          </table:table-cell>
          <table:table-cell office:value-type="float" office:value="1965.148926" calcext:value-type="float">
            <text:p>1965.148926</text:p>
          </table:table-cell>
          <table:table-cell office:value-type="float" office:value="1841.572754" calcext:value-type="float">
            <text:p>1841.572754</text:p>
          </table:table-cell>
          <table:table-cell office:value-type="float" office:value="1958.422119" calcext:value-type="float">
            <text:p>1958.422119</text:p>
          </table:table-cell>
          <table:table-cell table:number-columns-repeated="13"/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1822.987305" calcext:value-type="float">
            <text:p>1822.987305</text:p>
          </table:table-cell>
          <table:table-cell office:value-type="float" office:value="1969.863281" calcext:value-type="float">
            <text:p>1969.863281</text:p>
          </table:table-cell>
          <table:table-cell office:value-type="float" office:value="1837.585083" calcext:value-type="float">
            <text:p>1837.585083</text:p>
          </table:table-cell>
          <table:table-cell office:value-type="float" office:value="1959.872803" calcext:value-type="float">
            <text:p>1959.872803</text:p>
          </table:table-cell>
          <table:table-cell table:number-columns-repeated="13"/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1834.760986" calcext:value-type="float">
            <text:p>1834.760986</text:p>
          </table:table-cell>
          <table:table-cell office:value-type="float" office:value="1949.087524" calcext:value-type="float">
            <text:p>1949.087524</text:p>
          </table:table-cell>
          <table:table-cell office:value-type="float" office:value="1855.594727" calcext:value-type="float">
            <text:p>1855.594727</text:p>
          </table:table-cell>
          <table:table-cell office:value-type="float" office:value="1941.363281" calcext:value-type="float">
            <text:p>1941.363281</text:p>
          </table:table-cell>
          <table:table-cell table:number-columns-repeated="13"/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1827.022583" calcext:value-type="float">
            <text:p>1827.022583</text:p>
          </table:table-cell>
          <table:table-cell office:value-type="float" office:value="1953.146362" calcext:value-type="float">
            <text:p>1953.146362</text:p>
          </table:table-cell>
          <table:table-cell office:value-type="float" office:value="1846.769775" calcext:value-type="float">
            <text:p>1846.769775</text:p>
          </table:table-cell>
          <table:table-cell office:value-type="float" office:value="1944.723999" calcext:value-type="float">
            <text:p>1944.723999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19.181885" calcext:value-type="float">
            <text:p>1819.181885</text:p>
          </table:table-cell>
          <table:table-cell office:value-type="float" office:value="1974.964111" calcext:value-type="float">
            <text:p>1974.964111</text:p>
          </table:table-cell>
          <table:table-cell office:value-type="float" office:value="1838.37915" calcext:value-type="float">
            <text:p>1838.37915</text:p>
          </table:table-cell>
          <table:table-cell office:value-type="float" office:value="1966.18042" calcext:value-type="float">
            <text:p>1966.18042</text:p>
          </table:table-cell>
          <table:table-cell table:number-columns-repeated="13"/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1834.156128" calcext:value-type="float">
            <text:p>1834.156128</text:p>
          </table:table-cell>
          <table:table-cell office:value-type="float" office:value="1944.926514" calcext:value-type="float">
            <text:p>1944.926514</text:p>
          </table:table-cell>
          <table:table-cell office:value-type="float" office:value="1855.289429" calcext:value-type="float">
            <text:p>1855.289429</text:p>
          </table:table-cell>
          <table:table-cell office:value-type="float" office:value="1936.370361" calcext:value-type="float">
            <text:p>1936.370361</text:p>
          </table:table-cell>
          <table:table-cell table:number-columns-repeated="13"/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1834.188477" calcext:value-type="float">
            <text:p>1834.188477</text:p>
          </table:table-cell>
          <table:table-cell office:value-type="float" office:value="1968.087769" calcext:value-type="float">
            <text:p>1968.087769</text:p>
          </table:table-cell>
          <table:table-cell office:value-type="float" office:value="1850.185181" calcext:value-type="float">
            <text:p>1850.185181</text:p>
          </table:table-cell>
          <table:table-cell office:value-type="float" office:value="1960.681274" calcext:value-type="float">
            <text:p>1960.681274</text:p>
          </table:table-cell>
          <table:table-cell table:number-columns-repeated="13"/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1825.183716" calcext:value-type="float">
            <text:p>1825.183716</text:p>
          </table:table-cell>
          <table:table-cell office:value-type="float" office:value="1978.168701" calcext:value-type="float">
            <text:p>1978.168701</text:p>
          </table:table-cell>
          <table:table-cell office:value-type="float" office:value="1840.856201" calcext:value-type="float">
            <text:p>1840.856201</text:p>
          </table:table-cell>
          <table:table-cell office:value-type="float" office:value="1971.553223" calcext:value-type="float">
            <text:p>1971.553223</text:p>
          </table:table-cell>
          <table:table-cell table:number-columns-repeated="13"/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1838.302734" calcext:value-type="float">
            <text:p>1838.302734</text:p>
          </table:table-cell>
          <table:table-cell office:value-type="float" office:value="1948.103516" calcext:value-type="float">
            <text:p>1948.103516</text:p>
          </table:table-cell>
          <table:table-cell office:value-type="float" office:value="1859.906006" calcext:value-type="float">
            <text:p>1859.906006</text:p>
          </table:table-cell>
          <table:table-cell office:value-type="float" office:value="1937.984253" calcext:value-type="float">
            <text:p>1937.984253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37.238281" calcext:value-type="float">
            <text:p>1837.238281</text:p>
          </table:table-cell>
          <table:table-cell office:value-type="float" office:value="1961.734985" calcext:value-type="float">
            <text:p>1961.734985</text:p>
          </table:table-cell>
          <table:table-cell office:value-type="float" office:value="1852.959839" calcext:value-type="float">
            <text:p>1852.959839</text:p>
          </table:table-cell>
          <table:table-cell office:value-type="float" office:value="1954.886719" calcext:value-type="float">
            <text:p>1954.886719</text:p>
          </table:table-cell>
          <table:table-cell table:number-columns-repeated="13"/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1824.834473" calcext:value-type="float">
            <text:p>1824.834473</text:p>
          </table:table-cell>
          <table:table-cell office:value-type="float" office:value="1973.180176" calcext:value-type="float">
            <text:p>1973.180176</text:p>
          </table:table-cell>
          <table:table-cell office:value-type="float" office:value="1842.850098" calcext:value-type="float">
            <text:p>1842.850098</text:p>
          </table:table-cell>
          <table:table-cell office:value-type="float" office:value="1966.629395" calcext:value-type="float">
            <text:p>1966.629395</text:p>
          </table:table-cell>
          <table:table-cell table:number-columns-repeated="13"/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1839.022949" calcext:value-type="float">
            <text:p>1839.022949</text:p>
          </table:table-cell>
          <table:table-cell office:value-type="float" office:value="1935.759888" calcext:value-type="float">
            <text:p>1935.759888</text:p>
          </table:table-cell>
          <table:table-cell office:value-type="float" office:value="1862.653198" calcext:value-type="float">
            <text:p>1862.653198</text:p>
          </table:table-cell>
          <table:table-cell office:value-type="float" office:value="1928.407349" calcext:value-type="float">
            <text:p>1928.407349</text:p>
          </table:table-cell>
          <table:table-cell table:number-columns-repeated="13"/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1843.730103" calcext:value-type="float">
            <text:p>1843.730103</text:p>
          </table:table-cell>
          <table:table-cell office:value-type="float" office:value="1977.494385" calcext:value-type="float">
            <text:p>1977.494385</text:p>
          </table:table-cell>
          <table:table-cell office:value-type="float" office:value="1859.060425" calcext:value-type="float">
            <text:p>1859.060425</text:p>
          </table:table-cell>
          <table:table-cell office:value-type="float" office:value="1969.699219" calcext:value-type="float">
            <text:p>1969.699219</text:p>
          </table:table-cell>
          <table:table-cell table:number-columns-repeated="13"/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1817.778809" calcext:value-type="float">
            <text:p>1817.778809</text:p>
          </table:table-cell>
          <table:table-cell office:value-type="float" office:value="1986.301636" calcext:value-type="float">
            <text:p>1986.301636</text:p>
          </table:table-cell>
          <table:table-cell office:value-type="float" office:value="1835.267944" calcext:value-type="float">
            <text:p>1835.267944</text:p>
          </table:table-cell>
          <table:table-cell office:value-type="float" office:value="1981.420654" calcext:value-type="float">
            <text:p>1981.420654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44.443359" calcext:value-type="float">
            <text:p>1844.443359</text:p>
          </table:table-cell>
          <table:table-cell office:value-type="float" office:value="1933.688599" calcext:value-type="float">
            <text:p>1933.688599</text:p>
          </table:table-cell>
          <table:table-cell office:value-type="float" office:value="1863.939453" calcext:value-type="float">
            <text:p>1863.939453</text:p>
          </table:table-cell>
          <table:table-cell office:value-type="float" office:value="1927.735352" calcext:value-type="float">
            <text:p>1927.735352</text:p>
          </table:table-cell>
          <table:table-cell table:number-columns-repeated="13"/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1846.975952" calcext:value-type="float">
            <text:p>1846.975952</text:p>
          </table:table-cell>
          <table:table-cell office:value-type="float" office:value="1982.62085" calcext:value-type="float">
            <text:p>1982.62085</text:p>
          </table:table-cell>
          <table:table-cell office:value-type="float" office:value="1864.284424" calcext:value-type="float">
            <text:p>1864.284424</text:p>
          </table:table-cell>
          <table:table-cell office:value-type="float" office:value="1973.018311" calcext:value-type="float">
            <text:p>1973.018311</text:p>
          </table:table-cell>
          <table:table-cell table:number-columns-repeated="13"/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1820.160522" calcext:value-type="float">
            <text:p>1820.160522</text:p>
          </table:table-cell>
          <table:table-cell office:value-type="float" office:value="1997.723511" calcext:value-type="float">
            <text:p>1997.723511</text:p>
          </table:table-cell>
          <table:table-cell office:value-type="float" office:value="1835.437622" calcext:value-type="float">
            <text:p>1835.437622</text:p>
          </table:table-cell>
          <table:table-cell office:value-type="float" office:value="1990.483643" calcext:value-type="float">
            <text:p>1990.483643</text:p>
          </table:table-cell>
          <table:table-cell table:number-columns-repeated="13"/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1849.648926" calcext:value-type="float">
            <text:p>1849.648926</text:p>
          </table:table-cell>
          <table:table-cell office:value-type="float" office:value="1957.120972" calcext:value-type="float">
            <text:p>1957.120972</text:p>
          </table:table-cell>
          <table:table-cell office:value-type="float" office:value="1871.556396" calcext:value-type="float">
            <text:p>1871.556396</text:p>
          </table:table-cell>
          <table:table-cell office:value-type="float" office:value="1947.143066" calcext:value-type="float">
            <text:p>1947.143066</text:p>
          </table:table-cell>
          <table:table-cell table:number-columns-repeated="13"/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1860.592163" calcext:value-type="float">
            <text:p>1860.592163</text:p>
          </table:table-cell>
          <table:table-cell office:value-type="float" office:value="1972.76001" calcext:value-type="float">
            <text:p>1972.76001</text:p>
          </table:table-cell>
          <table:table-cell office:value-type="float" office:value="1879.560547" calcext:value-type="float">
            <text:p>1879.560547</text:p>
          </table:table-cell>
          <table:table-cell office:value-type="float" office:value="1966.855835" calcext:value-type="float">
            <text:p>1966.855835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15.974121" calcext:value-type="float">
            <text:p>1815.974121</text:p>
          </table:table-cell>
          <table:table-cell office:value-type="float" office:value="1996.100342" calcext:value-type="float">
            <text:p>1996.100342</text:p>
          </table:table-cell>
          <table:table-cell office:value-type="float" office:value="1831.8302" calcext:value-type="float">
            <text:p>1831.8302</text:p>
          </table:table-cell>
          <table:table-cell office:value-type="float" office:value="1994.012451" calcext:value-type="float">
            <text:p>1994.012451</text:p>
          </table:table-cell>
          <table:table-cell table:number-columns-repeated="13"/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1821.473755" calcext:value-type="float">
            <text:p>1821.473755</text:p>
          </table:table-cell>
          <table:table-cell office:value-type="float" office:value="1921.602783" calcext:value-type="float">
            <text:p>1921.602783</text:p>
          </table:table-cell>
          <table:table-cell office:value-type="float" office:value="1852.231201" calcext:value-type="float">
            <text:p>1852.231201</text:p>
          </table:table-cell>
          <table:table-cell office:value-type="float" office:value="1908.954712" calcext:value-type="float">
            <text:p>1908.954712</text:p>
          </table:table-cell>
          <table:table-cell table:number-columns-repeated="13"/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1804.367798" calcext:value-type="float">
            <text:p>1804.367798</text:p>
          </table:table-cell>
          <table:table-cell office:value-type="float" office:value="1927.593628" calcext:value-type="float">
            <text:p>1927.593628</text:p>
          </table:table-cell>
          <table:table-cell office:value-type="float" office:value="1821.417603" calcext:value-type="float">
            <text:p>1821.417603</text:p>
          </table:table-cell>
          <table:table-cell office:value-type="float" office:value="1925.44458" calcext:value-type="float">
            <text:p>1925.44458</text:p>
          </table:table-cell>
          <table:table-cell table:number-columns-repeated="13"/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1735.57666" calcext:value-type="float">
            <text:p>1735.57666</text:p>
          </table:table-cell>
          <table:table-cell office:value-type="float" office:value="1944.84082" calcext:value-type="float">
            <text:p>1944.84082</text:p>
          </table:table-cell>
          <table:table-cell office:value-type="float" office:value="1746.938477" calcext:value-type="float">
            <text:p>1746.938477</text:p>
          </table:table-cell>
          <table:table-cell office:value-type="float" office:value="1947.454712" calcext:value-type="float">
            <text:p>1947.454712</text:p>
          </table:table-cell>
          <table:table-cell table:number-columns-repeated="13"/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1750.898315" calcext:value-type="float">
            <text:p>1750.898315</text:p>
          </table:table-cell>
          <table:table-cell office:value-type="float" office:value="1843.656738" calcext:value-type="float">
            <text:p>1843.656738</text:p>
          </table:table-cell>
          <table:table-cell office:value-type="float" office:value="1773.422852" calcext:value-type="float">
            <text:p>1773.422852</text:p>
          </table:table-cell>
          <table:table-cell office:value-type="float" office:value="1836.438843" calcext:value-type="float">
            <text:p>1836.438843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747.7948" calcext:value-type="float">
            <text:p>1747.7948</text:p>
          </table:table-cell>
          <table:table-cell office:value-type="float" office:value="1854.473877" calcext:value-type="float">
            <text:p>1854.473877</text:p>
          </table:table-cell>
          <table:table-cell office:value-type="float" office:value="1759.988281" calcext:value-type="float">
            <text:p>1759.988281</text:p>
          </table:table-cell>
          <table:table-cell office:value-type="float" office:value="1850.575195" calcext:value-type="float">
            <text:p>1850.575195</text:p>
          </table:table-cell>
          <table:table-cell table:number-columns-repeated="13"/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1681.125488" calcext:value-type="float">
            <text:p>1681.125488</text:p>
          </table:table-cell>
          <table:table-cell office:value-type="float" office:value="1865.559326" calcext:value-type="float">
            <text:p>1865.559326</text:p>
          </table:table-cell>
          <table:table-cell office:value-type="float" office:value="1694.184937" calcext:value-type="float">
            <text:p>1694.184937</text:p>
          </table:table-cell>
          <table:table-cell office:value-type="float" office:value="1865.866455" calcext:value-type="float">
            <text:p>1865.866455</text:p>
          </table:table-cell>
          <table:table-cell table:number-columns-repeated="13"/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1699.166138" calcext:value-type="float">
            <text:p>1699.166138</text:p>
          </table:table-cell>
          <table:table-cell office:value-type="float" office:value="1789.410522" calcext:value-type="float">
            <text:p>1789.410522</text:p>
          </table:table-cell>
          <table:table-cell office:value-type="float" office:value="1717.827515" calcext:value-type="float">
            <text:p>1717.827515</text:p>
          </table:table-cell>
          <table:table-cell office:value-type="float" office:value="1787.173706" calcext:value-type="float">
            <text:p>1787.173706</text:p>
          </table:table-cell>
          <table:table-cell table:number-columns-repeated="13"/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1688.825439" calcext:value-type="float">
            <text:p>1688.825439</text:p>
          </table:table-cell>
          <table:table-cell office:value-type="float" office:value="1792.294434" calcext:value-type="float">
            <text:p>1792.294434</text:p>
          </table:table-cell>
          <table:table-cell office:value-type="float" office:value="1702.133301" calcext:value-type="float">
            <text:p>1702.133301</text:p>
          </table:table-cell>
          <table:table-cell office:value-type="float" office:value="1789.288818" calcext:value-type="float">
            <text:p>1789.288818</text:p>
          </table:table-cell>
          <table:table-cell table:number-columns-repeated="13"/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1652.110229" calcext:value-type="float">
            <text:p>1652.110229</text:p>
          </table:table-cell>
          <table:table-cell office:value-type="float" office:value="1801.702393" calcext:value-type="float">
            <text:p>1801.702393</text:p>
          </table:table-cell>
          <table:table-cell office:value-type="float" office:value="1668.898438" calcext:value-type="float">
            <text:p>1668.898438</text:p>
          </table:table-cell>
          <table:table-cell office:value-type="float" office:value="1780.853271" calcext:value-type="float">
            <text:p>1780.853271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667.427734" calcext:value-type="float">
            <text:p>1667.427734</text:p>
          </table:table-cell>
          <table:table-cell office:value-type="float" office:value="1746.647949" calcext:value-type="float">
            <text:p>1746.647949</text:p>
          </table:table-cell>
          <table:table-cell office:value-type="float" office:value="1668.377563" calcext:value-type="float">
            <text:p>1668.377563</text:p>
          </table:table-cell>
          <table:table-cell office:value-type="float" office:value="1749.438232" calcext:value-type="float">
            <text:p>1749.438232</text:p>
          </table:table-cell>
          <table:table-cell table:number-columns-repeated="13"/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1650.76123" calcext:value-type="float">
            <text:p>1650.76123</text:p>
          </table:table-cell>
          <table:table-cell office:value-type="float" office:value="1748.32312" calcext:value-type="float">
            <text:p>1748.32312</text:p>
          </table:table-cell>
          <table:table-cell office:value-type="float" office:value="1664.278198" calcext:value-type="float">
            <text:p>1664.278198</text:p>
          </table:table-cell>
          <table:table-cell office:value-type="float" office:value="1750.320068" calcext:value-type="float">
            <text:p>1750.320068</text:p>
          </table:table-cell>
          <table:table-cell table:number-columns-repeated="13"/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1635.781982" calcext:value-type="float">
            <text:p>1635.781982</text:p>
          </table:table-cell>
          <table:table-cell office:value-type="float" office:value="1738.372437" calcext:value-type="float">
            <text:p>1738.372437</text:p>
          </table:table-cell>
          <table:table-cell office:value-type="float" office:value="1651.654053" calcext:value-type="float">
            <text:p>1651.654053</text:p>
          </table:table-cell>
          <table:table-cell office:value-type="float" office:value="1734.672241" calcext:value-type="float">
            <text:p>1734.672241</text:p>
          </table:table-cell>
          <table:table-cell table:number-columns-repeated="13"/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1633.394531" calcext:value-type="float">
            <text:p>1633.394531</text:p>
          </table:table-cell>
          <table:table-cell office:value-type="float" office:value="1717.354492" calcext:value-type="float">
            <text:p>1717.354492</text:p>
          </table:table-cell>
          <table:table-cell office:value-type="float" office:value="1646.062988" calcext:value-type="float">
            <text:p>1646.062988</text:p>
          </table:table-cell>
          <table:table-cell office:value-type="float" office:value="1714.424316" calcext:value-type="float">
            <text:p>1714.424316</text:p>
          </table:table-cell>
          <table:table-cell table:number-columns-repeated="13"/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1623.712646" calcext:value-type="float">
            <text:p>1623.712646</text:p>
          </table:table-cell>
          <table:table-cell office:value-type="float" office:value="1706.684204" calcext:value-type="float">
            <text:p>1706.684204</text:p>
          </table:table-cell>
          <table:table-cell office:value-type="float" office:value="1637.55835" calcext:value-type="float">
            <text:p>1637.55835</text:p>
          </table:table-cell>
          <table:table-cell office:value-type="float" office:value="1702.916138" calcext:value-type="float">
            <text:p>1702.916138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13.983521" calcext:value-type="float">
            <text:p>1613.983521</text:p>
          </table:table-cell>
          <table:table-cell office:value-type="float" office:value="1698.522217" calcext:value-type="float">
            <text:p>1698.522217</text:p>
          </table:table-cell>
          <table:table-cell office:value-type="float" office:value="1630.210815" calcext:value-type="float">
            <text:p>1630.210815</text:p>
          </table:table-cell>
          <table:table-cell office:value-type="float" office:value="1691.381226" calcext:value-type="float">
            <text:p>1691.381226</text:p>
          </table:table-cell>
          <table:table-cell table:number-columns-repeated="13"/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1616.295654" calcext:value-type="float">
            <text:p>1616.295654</text:p>
          </table:table-cell>
          <table:table-cell office:value-type="float" office:value="1688.878174" calcext:value-type="float">
            <text:p>1688.878174</text:p>
          </table:table-cell>
          <table:table-cell office:value-type="float" office:value="1620.285522" calcext:value-type="float">
            <text:p>1620.285522</text:p>
          </table:table-cell>
          <table:table-cell office:value-type="float" office:value="1680.430664" calcext:value-type="float">
            <text:p>1680.430664</text:p>
          </table:table-cell>
          <table:table-cell table:number-columns-repeated="13"/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1612.492554" calcext:value-type="float">
            <text:p>1612.492554</text:p>
          </table:table-cell>
          <table:table-cell office:value-type="float" office:value="1670.805542" calcext:value-type="float">
            <text:p>1670.805542</text:p>
          </table:table-cell>
          <table:table-cell office:value-type="float" office:value="1616.641602" calcext:value-type="float">
            <text:p>1616.641602</text:p>
          </table:table-cell>
          <table:table-cell office:value-type="float" office:value="1675.365479" calcext:value-type="float">
            <text:p>1675.365479</text:p>
          </table:table-cell>
          <table:table-cell table:number-columns-repeated="13"/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1601.835449" calcext:value-type="float">
            <text:p>1601.835449</text:p>
          </table:table-cell>
          <table:table-cell office:value-type="float" office:value="1666.258423" calcext:value-type="float">
            <text:p>1666.258423</text:p>
          </table:table-cell>
          <table:table-cell office:value-type="float" office:value="1611.820557" calcext:value-type="float">
            <text:p>1611.820557</text:p>
          </table:table-cell>
          <table:table-cell office:value-type="float" office:value="1667.895508" calcext:value-type="float">
            <text:p>1667.895508</text:p>
          </table:table-cell>
          <table:table-cell table:number-columns-repeated="13"/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1592.331421" calcext:value-type="float">
            <text:p>1592.331421</text:p>
          </table:table-cell>
          <table:table-cell office:value-type="float" office:value="1662.270996" calcext:value-type="float">
            <text:p>1662.270996</text:p>
          </table:table-cell>
          <table:table-cell office:value-type="float" office:value="1609.000854" calcext:value-type="float">
            <text:p>1609.000854</text:p>
          </table:table-cell>
          <table:table-cell office:value-type="float" office:value="1657.497925" calcext:value-type="float">
            <text:p>1657.497925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98.043579" calcext:value-type="float">
            <text:p>1598.043579</text:p>
          </table:table-cell>
          <table:table-cell office:value-type="float" office:value="1646.599976" calcext:value-type="float">
            <text:p>1646.599976</text:p>
          </table:table-cell>
          <table:table-cell office:value-type="float" office:value="1599.001465" calcext:value-type="float">
            <text:p>1599.001465</text:p>
          </table:table-cell>
          <table:table-cell office:value-type="float" office:value="1649.121216" calcext:value-type="float">
            <text:p>1649.121216</text:p>
          </table:table-cell>
          <table:table-cell table:number-columns-repeated="13"/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1591.176758" calcext:value-type="float">
            <text:p>1591.176758</text:p>
          </table:table-cell>
          <table:table-cell office:value-type="float" office:value="1643.800537" calcext:value-type="float">
            <text:p>1643.800537</text:p>
          </table:table-cell>
          <table:table-cell office:value-type="float" office:value="1600.780518" calcext:value-type="float">
            <text:p>1600.780518</text:p>
          </table:table-cell>
          <table:table-cell office:value-type="float" office:value="1644.901489" calcext:value-type="float">
            <text:p>1644.901489</text:p>
          </table:table-cell>
          <table:table-cell table:number-columns-repeated="13"/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1587.099365" calcext:value-type="float">
            <text:p>1587.099365</text:p>
          </table:table-cell>
          <table:table-cell office:value-type="float" office:value="1640.061157" calcext:value-type="float">
            <text:p>1640.061157</text:p>
          </table:table-cell>
          <table:table-cell office:value-type="float" office:value="1595.521973" calcext:value-type="float">
            <text:p>1595.521973</text:p>
          </table:table-cell>
          <table:table-cell office:value-type="float" office:value="1638.618164" calcext:value-type="float">
            <text:p>1638.618164</text:p>
          </table:table-cell>
          <table:table-cell table:number-columns-repeated="13"/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1582.95459" calcext:value-type="float">
            <text:p>1582.95459</text:p>
          </table:table-cell>
          <table:table-cell office:value-type="float" office:value="1637.519897" calcext:value-type="float">
            <text:p>1637.519897</text:p>
          </table:table-cell>
          <table:table-cell office:value-type="float" office:value="1598.26709" calcext:value-type="float">
            <text:p>1598.26709</text:p>
          </table:table-cell>
          <table:table-cell office:value-type="float" office:value="1630.610107" calcext:value-type="float">
            <text:p>1630.610107</text:p>
          </table:table-cell>
          <table:table-cell table:number-columns-repeated="13"/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1585.185181" calcext:value-type="float">
            <text:p>1585.185181</text:p>
          </table:table-cell>
          <table:table-cell office:value-type="float" office:value="1630.755371" calcext:value-type="float">
            <text:p>1630.755371</text:p>
          </table:table-cell>
          <table:table-cell office:value-type="float" office:value="1587.549194" calcext:value-type="float">
            <text:p>1587.549194</text:p>
          </table:table-cell>
          <table:table-cell office:value-type="float" office:value="1628.34021" calcext:value-type="float">
            <text:p>1628.34021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82.316406" calcext:value-type="float">
            <text:p>1582.316406</text:p>
          </table:table-cell>
          <table:table-cell office:value-type="float" office:value="1616.889648" calcext:value-type="float">
            <text:p>1616.889648</text:p>
          </table:table-cell>
          <table:table-cell office:value-type="float" office:value="1591.079468" calcext:value-type="float">
            <text:p>1591.079468</text:p>
          </table:table-cell>
          <table:table-cell office:value-type="float" office:value="1619.83728" calcext:value-type="float">
            <text:p>1619.83728</text:p>
          </table:table-cell>
          <table:table-cell table:number-columns-repeated="13"/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1581.600464" calcext:value-type="float">
            <text:p>1581.600464</text:p>
          </table:table-cell>
          <table:table-cell office:value-type="float" office:value="1615.216675" calcext:value-type="float">
            <text:p>1615.216675</text:p>
          </table:table-cell>
          <table:table-cell office:value-type="float" office:value="1589.229736" calcext:value-type="float">
            <text:p>1589.229736</text:p>
          </table:table-cell>
          <table:table-cell office:value-type="float" office:value="1616.296387" calcext:value-type="float">
            <text:p>1616.296387</text:p>
          </table:table-cell>
          <table:table-cell table:number-columns-repeated="13"/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1579.012695" calcext:value-type="float">
            <text:p>1579.012695</text:p>
          </table:table-cell>
          <table:table-cell office:value-type="float" office:value="1614.026855" calcext:value-type="float">
            <text:p>1614.026855</text:p>
          </table:table-cell>
          <table:table-cell office:value-type="float" office:value="1584.91333" calcext:value-type="float">
            <text:p>1584.91333</text:p>
          </table:table-cell>
          <table:table-cell office:value-type="float" office:value="1616.344727" calcext:value-type="float">
            <text:p>1616.344727</text:p>
          </table:table-cell>
          <table:table-cell table:number-columns-repeated="13"/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1576.158691" calcext:value-type="float">
            <text:p>1576.158691</text:p>
          </table:table-cell>
          <table:table-cell office:value-type="float" office:value="1611.485352" calcext:value-type="float">
            <text:p>1611.485352</text:p>
          </table:table-cell>
          <table:table-cell office:value-type="float" office:value="1585.332031" calcext:value-type="float">
            <text:p>1585.332031</text:p>
          </table:table-cell>
          <table:table-cell office:value-type="float" office:value="1612.150757" calcext:value-type="float">
            <text:p>1612.150757</text:p>
          </table:table-cell>
          <table:table-cell table:number-columns-repeated="13"/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1575.184448" calcext:value-type="float">
            <text:p>1575.184448</text:p>
          </table:table-cell>
          <table:table-cell office:value-type="float" office:value="1601.512817" calcext:value-type="float">
            <text:p>1601.512817</text:p>
          </table:table-cell>
          <table:table-cell office:value-type="float" office:value="1583.632446" calcext:value-type="float">
            <text:p>1583.632446</text:p>
          </table:table-cell>
          <table:table-cell office:value-type="float" office:value="1607.960938" calcext:value-type="float">
            <text:p>1607.960938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74.611084" calcext:value-type="float">
            <text:p>1574.611084</text:p>
          </table:table-cell>
          <table:table-cell office:value-type="float" office:value="1603.028931" calcext:value-type="float">
            <text:p>1603.028931</text:p>
          </table:table-cell>
          <table:table-cell office:value-type="float" office:value="1583.550781" calcext:value-type="float">
            <text:p>1583.550781</text:p>
          </table:table-cell>
          <table:table-cell office:value-type="float" office:value="1602.874756" calcext:value-type="float">
            <text:p>1602.874756</text:p>
          </table:table-cell>
          <table:table-cell table:number-columns-repeated="13"/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1570.161133" calcext:value-type="float">
            <text:p>1570.161133</text:p>
          </table:table-cell>
          <table:table-cell office:value-type="float" office:value="1600.54834" calcext:value-type="float">
            <text:p>1600.54834</text:p>
          </table:table-cell>
          <table:table-cell office:value-type="float" office:value="1581.266968" calcext:value-type="float">
            <text:p>1581.266968</text:p>
          </table:table-cell>
          <table:table-cell office:value-type="float" office:value="1601.662476" calcext:value-type="float">
            <text:p>1601.662476</text:p>
          </table:table-cell>
          <table:table-cell table:number-columns-repeated="13"/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1575.190063" calcext:value-type="float">
            <text:p>1575.190063</text:p>
          </table:table-cell>
          <table:table-cell office:value-type="float" office:value="1591.26416" calcext:value-type="float">
            <text:p>1591.26416</text:p>
          </table:table-cell>
          <table:table-cell office:value-type="float" office:value="1579.27356" calcext:value-type="float">
            <text:p>1579.27356</text:p>
          </table:table-cell>
          <table:table-cell office:value-type="float" office:value="1600.643921" calcext:value-type="float">
            <text:p>1600.643921</text:p>
          </table:table-cell>
          <table:table-cell table:number-columns-repeated="13"/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1565.363037" calcext:value-type="float">
            <text:p>1565.363037</text:p>
          </table:table-cell>
          <table:table-cell office:value-type="float" office:value="1596.535645" calcext:value-type="float">
            <text:p>1596.535645</text:p>
          </table:table-cell>
          <table:table-cell office:value-type="float" office:value="1578.85498" calcext:value-type="float">
            <text:p>1578.85498</text:p>
          </table:table-cell>
          <table:table-cell office:value-type="float" office:value="1599.696045" calcext:value-type="float">
            <text:p>1599.696045</text:p>
          </table:table-cell>
          <table:table-cell table:number-columns-repeated="13"/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1568.28772" calcext:value-type="float">
            <text:p>1568.28772</text:p>
          </table:table-cell>
          <table:table-cell office:value-type="float" office:value="1589.136475" calcext:value-type="float">
            <text:p>1589.136475</text:p>
          </table:table-cell>
          <table:table-cell office:value-type="float" office:value="1579.363892" calcext:value-type="float">
            <text:p>1579.363892</text:p>
          </table:table-cell>
          <table:table-cell office:value-type="float" office:value="1597.105469" calcext:value-type="float">
            <text:p>1597.105469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65.369873" calcext:value-type="float">
            <text:p>1565.369873</text:p>
          </table:table-cell>
          <table:table-cell office:value-type="float" office:value="1587.385498" calcext:value-type="float">
            <text:p>1587.385498</text:p>
          </table:table-cell>
          <table:table-cell office:value-type="float" office:value="1577.004028" calcext:value-type="float">
            <text:p>1577.004028</text:p>
          </table:table-cell>
          <table:table-cell office:value-type="float" office:value="1596.442383" calcext:value-type="float">
            <text:p>1596.442383</text:p>
          </table:table-cell>
          <table:table-cell table:number-columns-repeated="13"/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1565.46875" calcext:value-type="float">
            <text:p>1565.46875</text:p>
          </table:table-cell>
          <table:table-cell office:value-type="float" office:value="1582.483765" calcext:value-type="float">
            <text:p>1582.483765</text:p>
          </table:table-cell>
          <table:table-cell office:value-type="float" office:value="1575.486328" calcext:value-type="float">
            <text:p>1575.486328</text:p>
          </table:table-cell>
          <table:table-cell office:value-type="float" office:value="1594.790771" calcext:value-type="float">
            <text:p>1594.790771</text:p>
          </table:table-cell>
          <table:table-cell table:number-columns-repeated="13"/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1573.918945" calcext:value-type="float">
            <text:p>1573.918945</text:p>
          </table:table-cell>
          <table:table-cell office:value-type="float" office:value="1591.81897" calcext:value-type="float">
            <text:p>1591.81897</text:p>
          </table:table-cell>
          <table:table-cell office:value-type="float" office:value="1563.963135" calcext:value-type="float">
            <text:p>1563.963135</text:p>
          </table:table-cell>
          <table:table-cell office:value-type="float" office:value="1584.592041" calcext:value-type="float">
            <text:p>1584.592041</text:p>
          </table:table-cell>
          <table:table-cell table:number-columns-repeated="13"/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1569.112427" calcext:value-type="float">
            <text:p>1569.112427</text:p>
          </table:table-cell>
          <table:table-cell office:value-type="float" office:value="1590.061523" calcext:value-type="float">
            <text:p>1590.061523</text:p>
          </table:table-cell>
          <table:table-cell office:value-type="float" office:value="1572.902466" calcext:value-type="float">
            <text:p>1572.902466</text:p>
          </table:table-cell>
          <table:table-cell office:value-type="float" office:value="1583.142822" calcext:value-type="float">
            <text:p>1583.142822</text:p>
          </table:table-cell>
          <table:table-cell table:number-columns-repeated="13"/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1569.502075" calcext:value-type="float">
            <text:p>1569.502075</text:p>
          </table:table-cell>
          <table:table-cell office:value-type="float" office:value="1588.026978" calcext:value-type="float">
            <text:p>1588.026978</text:p>
          </table:table-cell>
          <table:table-cell office:value-type="float" office:value="1571.433472" calcext:value-type="float">
            <text:p>1571.433472</text:p>
          </table:table-cell>
          <table:table-cell office:value-type="float" office:value="1580.442627" calcext:value-type="float">
            <text:p>1580.442627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71.536987" calcext:value-type="float">
            <text:p>1571.536987</text:p>
          </table:table-cell>
          <table:table-cell office:value-type="float" office:value="1581.625488" calcext:value-type="float">
            <text:p>1581.625488</text:p>
          </table:table-cell>
          <table:table-cell office:value-type="float" office:value="1569.738403" calcext:value-type="float">
            <text:p>1569.738403</text:p>
          </table:table-cell>
          <table:table-cell office:value-type="float" office:value="1583.243408" calcext:value-type="float">
            <text:p>1583.243408</text:p>
          </table:table-cell>
          <table:table-cell table:number-columns-repeated="13"/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1571.218018" calcext:value-type="float">
            <text:p>1571.218018</text:p>
          </table:table-cell>
          <table:table-cell office:value-type="float" office:value="1585.19458" calcext:value-type="float">
            <text:p>1585.19458</text:p>
          </table:table-cell>
          <table:table-cell office:value-type="float" office:value="1570.340576" calcext:value-type="float">
            <text:p>1570.340576</text:p>
          </table:table-cell>
          <table:table-cell office:value-type="float" office:value="1580.057007" calcext:value-type="float">
            <text:p>1580.057007</text:p>
          </table:table-cell>
          <table:table-cell table:number-columns-repeated="13"/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1565.93457" calcext:value-type="float">
            <text:p>1565.93457</text:p>
          </table:table-cell>
          <table:table-cell office:value-type="float" office:value="1583.244873" calcext:value-type="float">
            <text:p>1583.244873</text:p>
          </table:table-cell>
          <table:table-cell office:value-type="float" office:value="1569.41748" calcext:value-type="float">
            <text:p>1569.41748</text:p>
          </table:table-cell>
          <table:table-cell office:value-type="float" office:value="1580.704956" calcext:value-type="float">
            <text:p>1580.704956</text:p>
          </table:table-cell>
          <table:table-cell table:number-columns-repeated="13"/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1568.328003" calcext:value-type="float">
            <text:p>1568.328003</text:p>
          </table:table-cell>
          <table:table-cell office:value-type="float" office:value="1577.12915" calcext:value-type="float">
            <text:p>1577.12915</text:p>
          </table:table-cell>
          <table:table-cell office:value-type="float" office:value="1570.057251" calcext:value-type="float">
            <text:p>1570.057251</text:p>
          </table:table-cell>
          <table:table-cell office:value-type="float" office:value="1576.043945" calcext:value-type="float">
            <text:p>1576.043945</text:p>
          </table:table-cell>
          <table:table-cell table:number-columns-repeated="13"/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1566.009033" calcext:value-type="float">
            <text:p>1566.009033</text:p>
          </table:table-cell>
          <table:table-cell office:value-type="float" office:value="1578.63916" calcext:value-type="float">
            <text:p>1578.63916</text:p>
          </table:table-cell>
          <table:table-cell office:value-type="float" office:value="1568.379395" calcext:value-type="float">
            <text:p>1568.379395</text:p>
          </table:table-cell>
          <table:table-cell office:value-type="float" office:value="1577.286743" calcext:value-type="float">
            <text:p>1577.286743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567.05957" calcext:value-type="float">
            <text:p>1567.05957</text:p>
          </table:table-cell>
          <table:table-cell office:value-type="float" office:value="1578.309448" calcext:value-type="float">
            <text:p>1578.309448</text:p>
          </table:table-cell>
          <table:table-cell office:value-type="float" office:value="1570.221802" calcext:value-type="float">
            <text:p>1570.221802</text:p>
          </table:table-cell>
          <table:table-cell office:value-type="float" office:value="1575.507446" calcext:value-type="float">
            <text:p>1575.507446</text:p>
          </table:table-cell>
          <table:table-cell table:number-columns-repeated="13"/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1564.478394" calcext:value-type="float">
            <text:p>1564.478394</text:p>
          </table:table-cell>
          <table:table-cell office:value-type="float" office:value="1580.376099" calcext:value-type="float">
            <text:p>1580.376099</text:p>
          </table:table-cell>
          <table:table-cell office:value-type="float" office:value="1565.052002" calcext:value-type="float">
            <text:p>1565.052002</text:p>
          </table:table-cell>
          <table:table-cell office:value-type="float" office:value="1576.903198" calcext:value-type="float">
            <text:p>1576.903198</text:p>
          </table:table-cell>
          <table:table-cell table:number-columns-repeated="13"/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1562.27356" calcext:value-type="float">
            <text:p>1562.27356</text:p>
          </table:table-cell>
          <table:table-cell office:value-type="float" office:value="1579.899902" calcext:value-type="float">
            <text:p>1579.899902</text:p>
          </table:table-cell>
          <table:table-cell office:value-type="float" office:value="1566.205322" calcext:value-type="float">
            <text:p>1566.205322</text:p>
          </table:table-cell>
          <table:table-cell office:value-type="float" office:value="1572.67981" calcext:value-type="float">
            <text:p>1572.67981</text:p>
          </table:table-cell>
          <table:table-cell table:number-columns-repeated="13"/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1564.431152" calcext:value-type="float">
            <text:p>1564.431152</text:p>
          </table:table-cell>
          <table:table-cell office:value-type="float" office:value="1576.998779" calcext:value-type="float">
            <text:p>1576.998779</text:p>
          </table:table-cell>
          <table:table-cell office:value-type="float" office:value="1565.41333" calcext:value-type="float">
            <text:p>1565.41333</text:p>
          </table:table-cell>
          <table:table-cell office:value-type="float" office:value="1573.344238" calcext:value-type="float">
            <text:p>1573.344238</text:p>
          </table:table-cell>
          <table:table-cell table:number-columns-repeated="13"/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1563.878296" calcext:value-type="float">
            <text:p>1563.878296</text:p>
          </table:table-cell>
          <table:table-cell office:value-type="float" office:value="1573.37207" calcext:value-type="float">
            <text:p>1573.37207</text:p>
          </table:table-cell>
          <table:table-cell office:value-type="float" office:value="1566.216553" calcext:value-type="float">
            <text:p>1566.216553</text:p>
          </table:table-cell>
          <table:table-cell office:value-type="float" office:value="1570.7229" calcext:value-type="float">
            <text:p>1570.7229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62.226685" calcext:value-type="float">
            <text:p>1562.226685</text:p>
          </table:table-cell>
          <table:table-cell office:value-type="float" office:value="1574.798218" calcext:value-type="float">
            <text:p>1574.798218</text:p>
          </table:table-cell>
          <table:table-cell office:value-type="float" office:value="1565.697144" calcext:value-type="float">
            <text:p>1565.697144</text:p>
          </table:table-cell>
          <table:table-cell office:value-type="float" office:value="1569.904297" calcext:value-type="float">
            <text:p>1569.904297</text:p>
          </table:table-cell>
          <table:table-cell table:number-columns-repeated="13"/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1555.564453" calcext:value-type="float">
            <text:p>1555.564453</text:p>
          </table:table-cell>
          <table:table-cell office:value-type="float" office:value="1582.25647" calcext:value-type="float">
            <text:p>1582.25647</text:p>
          </table:table-cell>
          <table:table-cell office:value-type="float" office:value="1561.600342" calcext:value-type="float">
            <text:p>1561.600342</text:p>
          </table:table-cell>
          <table:table-cell office:value-type="float" office:value="1573.515381" calcext:value-type="float">
            <text:p>1573.515381</text:p>
          </table:table-cell>
          <table:table-cell table:number-columns-repeated="13"/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1562.635986" calcext:value-type="float">
            <text:p>1562.635986</text:p>
          </table:table-cell>
          <table:table-cell office:value-type="float" office:value="1577.919434" calcext:value-type="float">
            <text:p>1577.919434</text:p>
          </table:table-cell>
          <table:table-cell office:value-type="float" office:value="1561.61792" calcext:value-type="float">
            <text:p>1561.61792</text:p>
          </table:table-cell>
          <table:table-cell office:value-type="float" office:value="1575.59729" calcext:value-type="float">
            <text:p>1575.59729</text:p>
          </table:table-cell>
          <table:table-cell table:number-columns-repeated="13"/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1602.724609" calcext:value-type="float">
            <text:p>1602.724609</text:p>
          </table:table-cell>
          <table:table-cell office:value-type="float" office:value="1634.641846" calcext:value-type="float">
            <text:p>1634.641846</text:p>
          </table:table-cell>
          <table:table-cell office:value-type="float" office:value="1526.882446" calcext:value-type="float">
            <text:p>1526.882446</text:p>
          </table:table-cell>
          <table:table-cell office:value-type="float" office:value="1530.992554" calcext:value-type="float">
            <text:p>1530.992554</text:p>
          </table:table-cell>
          <table:table-cell table:number-columns-repeated="13"/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1599.939819" calcext:value-type="float">
            <text:p>1599.939819</text:p>
          </table:table-cell>
          <table:table-cell office:value-type="float" office:value="1624.749146" calcext:value-type="float">
            <text:p>1624.749146</text:p>
          </table:table-cell>
          <table:table-cell office:value-type="float" office:value="1563.227539" calcext:value-type="float">
            <text:p>1563.227539</text:p>
          </table:table-cell>
          <table:table-cell office:value-type="float" office:value="1590.792847" calcext:value-type="float">
            <text:p>1590.792847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15.061035" calcext:value-type="float">
            <text:p>1615.061035</text:p>
          </table:table-cell>
          <table:table-cell office:value-type="float" office:value="1634.469116" calcext:value-type="float">
            <text:p>1634.469116</text:p>
          </table:table-cell>
          <table:table-cell office:value-type="float" office:value="1630.918579" calcext:value-type="float">
            <text:p>1630.918579</text:p>
          </table:table-cell>
          <table:table-cell office:value-type="float" office:value="1643.475342" calcext:value-type="float">
            <text:p>1643.475342</text:p>
          </table:table-cell>
          <table:table-cell table:number-columns-repeated="13"/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1675.709961" calcext:value-type="float">
            <text:p>1675.709961</text:p>
          </table:table-cell>
          <table:table-cell office:value-type="float" office:value="1638.41748" calcext:value-type="float">
            <text:p>1638.41748</text:p>
          </table:table-cell>
          <table:table-cell office:value-type="float" office:value="1689.720703" calcext:value-type="float">
            <text:p>1689.720703</text:p>
          </table:table-cell>
          <table:table-cell office:value-type="float" office:value="1647.507446" calcext:value-type="float">
            <text:p>1647.507446</text:p>
          </table:table-cell>
          <table:table-cell table:number-columns-repeated="13"/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1699.450195" calcext:value-type="float">
            <text:p>1699.450195</text:p>
          </table:table-cell>
          <table:table-cell office:value-type="float" office:value="1752.919067" calcext:value-type="float">
            <text:p>1752.919067</text:p>
          </table:table-cell>
          <table:table-cell office:value-type="float" office:value="1710.653687" calcext:value-type="float">
            <text:p>1710.653687</text:p>
          </table:table-cell>
          <table:table-cell office:value-type="float" office:value="1753.972412" calcext:value-type="float">
            <text:p>1753.972412</text:p>
          </table:table-cell>
          <table:table-cell table:number-columns-repeated="13"/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1730.573608" calcext:value-type="float">
            <text:p>1730.573608</text:p>
          </table:table-cell>
          <table:table-cell office:value-type="float" office:value="1786.738281" calcext:value-type="float">
            <text:p>1786.738281</text:p>
          </table:table-cell>
          <table:table-cell office:value-type="float" office:value="1738.862305" calcext:value-type="float">
            <text:p>1738.862305</text:p>
          </table:table-cell>
          <table:table-cell office:value-type="float" office:value="1787.667114" calcext:value-type="float">
            <text:p>1787.667114</text:p>
          </table:table-cell>
          <table:table-cell table:number-columns-repeated="13"/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1758.530884" calcext:value-type="float">
            <text:p>1758.530884</text:p>
          </table:table-cell>
          <table:table-cell office:value-type="float" office:value="1815.02771" calcext:value-type="float">
            <text:p>1815.02771</text:p>
          </table:table-cell>
          <table:table-cell office:value-type="float" office:value="1768.649536" calcext:value-type="float">
            <text:p>1768.649536</text:p>
          </table:table-cell>
          <table:table-cell office:value-type="float" office:value="1811.233276" calcext:value-type="float">
            <text:p>1811.233276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64.529907" calcext:value-type="float">
            <text:p>1764.529907</text:p>
          </table:table-cell>
          <table:table-cell office:value-type="float" office:value="1838.001587" calcext:value-type="float">
            <text:p>1838.001587</text:p>
          </table:table-cell>
          <table:table-cell office:value-type="float" office:value="1781.775269" calcext:value-type="float">
            <text:p>1781.775269</text:p>
          </table:table-cell>
          <table:table-cell office:value-type="float" office:value="1825.127197" calcext:value-type="float">
            <text:p>1825.127197</text:p>
          </table:table-cell>
          <table:table-cell table:number-columns-repeated="13"/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1775.763916" calcext:value-type="float">
            <text:p>1775.763916</text:p>
          </table:table-cell>
          <table:table-cell office:value-type="float" office:value="1831.39209" calcext:value-type="float">
            <text:p>1831.39209</text:p>
          </table:table-cell>
          <table:table-cell office:value-type="float" office:value="1788.997925" calcext:value-type="float">
            <text:p>1788.997925</text:p>
          </table:table-cell>
          <table:table-cell office:value-type="float" office:value="1824.177246" calcext:value-type="float">
            <text:p>1824.177246</text:p>
          </table:table-cell>
          <table:table-cell table:number-columns-repeated="13"/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1773.095703" calcext:value-type="float">
            <text:p>1773.095703</text:p>
          </table:table-cell>
          <table:table-cell office:value-type="float" office:value="1867.109985" calcext:value-type="float">
            <text:p>1867.109985</text:p>
          </table:table-cell>
          <table:table-cell office:value-type="float" office:value="1775.3302" calcext:value-type="float">
            <text:p>1775.3302</text:p>
          </table:table-cell>
          <table:table-cell office:value-type="float" office:value="1871.681396" calcext:value-type="float">
            <text:p>1871.681396</text:p>
          </table:table-cell>
          <table:table-cell table:number-columns-repeated="13"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1757.051758" calcext:value-type="float">
            <text:p>1757.051758</text:p>
          </table:table-cell>
          <table:table-cell office:value-type="float" office:value="1850.133789" calcext:value-type="float">
            <text:p>1850.133789</text:p>
          </table:table-cell>
          <table:table-cell office:value-type="float" office:value="1768.261353" calcext:value-type="float">
            <text:p>1768.261353</text:p>
          </table:table-cell>
          <table:table-cell office:value-type="float" office:value="1857.088379" calcext:value-type="float">
            <text:p>1857.088379</text:p>
          </table:table-cell>
          <table:table-cell table:number-columns-repeated="13"/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1735.721558" calcext:value-type="float">
            <text:p>1735.721558</text:p>
          </table:table-cell>
          <table:table-cell office:value-type="float" office:value="1836.299072" calcext:value-type="float">
            <text:p>1836.299072</text:p>
          </table:table-cell>
          <table:table-cell office:value-type="float" office:value="1753.048828" calcext:value-type="float">
            <text:p>1753.048828</text:p>
          </table:table-cell>
          <table:table-cell office:value-type="float" office:value="1825.500488" calcext:value-type="float">
            <text:p>1825.500488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713.091309" calcext:value-type="float">
            <text:p>1713.091309</text:p>
          </table:table-cell>
          <table:table-cell office:value-type="float" office:value="1818.588257" calcext:value-type="float">
            <text:p>1818.588257</text:p>
          </table:table-cell>
          <table:table-cell office:value-type="float" office:value="1719.242065" calcext:value-type="float">
            <text:p>1719.242065</text:p>
          </table:table-cell>
          <table:table-cell office:value-type="float" office:value="1816.668091" calcext:value-type="float">
            <text:p>1816.668091</text:p>
          </table:table-cell>
          <table:table-cell table:number-columns-repeated="13"/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1679.902466" calcext:value-type="float">
            <text:p>1679.902466</text:p>
          </table:table-cell>
          <table:table-cell office:value-type="float" office:value="1797.513794" calcext:value-type="float">
            <text:p>1797.513794</text:p>
          </table:table-cell>
          <table:table-cell office:value-type="float" office:value="1675.596558" calcext:value-type="float">
            <text:p>1675.596558</text:p>
          </table:table-cell>
          <table:table-cell office:value-type="float" office:value="1802.126831" calcext:value-type="float">
            <text:p>1802.126831</text:p>
          </table:table-cell>
          <table:table-cell table:number-columns-repeated="13"/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1646.878418" calcext:value-type="float">
            <text:p>1646.878418</text:p>
          </table:table-cell>
          <table:table-cell office:value-type="float" office:value="1767.70752" calcext:value-type="float">
            <text:p>1767.70752</text:p>
          </table:table-cell>
          <table:table-cell office:value-type="float" office:value="1654.722168" calcext:value-type="float">
            <text:p>1654.722168</text:p>
          </table:table-cell>
          <table:table-cell office:value-type="float" office:value="1769.40271" calcext:value-type="float">
            <text:p>1769.40271</text:p>
          </table:table-cell>
          <table:table-cell table:number-columns-repeated="13"/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1637.878418" calcext:value-type="float">
            <text:p>1637.878418</text:p>
          </table:table-cell>
          <table:table-cell office:value-type="float" office:value="1729.571533" calcext:value-type="float">
            <text:p>1729.571533</text:p>
          </table:table-cell>
          <table:table-cell office:value-type="float" office:value="1649.592651" calcext:value-type="float">
            <text:p>1649.592651</text:p>
          </table:table-cell>
          <table:table-cell office:value-type="float" office:value="1734.112305" calcext:value-type="float">
            <text:p>1734.112305</text:p>
          </table:table-cell>
          <table:table-cell table:number-columns-repeated="13"/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1630.629761" calcext:value-type="float">
            <text:p>1630.629761</text:p>
          </table:table-cell>
          <table:table-cell office:value-type="float" office:value="1723.014038" calcext:value-type="float">
            <text:p>1723.014038</text:p>
          </table:table-cell>
          <table:table-cell office:value-type="float" office:value="1642.734619" calcext:value-type="float">
            <text:p>1642.734619</text:p>
          </table:table-cell>
          <table:table-cell office:value-type="float" office:value="1719.550903" calcext:value-type="float">
            <text:p>1719.550903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621.383789" calcext:value-type="float">
            <text:p>1621.383789</text:p>
          </table:table-cell>
          <table:table-cell office:value-type="float" office:value="1704.628174" calcext:value-type="float">
            <text:p>1704.628174</text:p>
          </table:table-cell>
          <table:table-cell office:value-type="float" office:value="1633.783081" calcext:value-type="float">
            <text:p>1633.783081</text:p>
          </table:table-cell>
          <table:table-cell office:value-type="float" office:value="1703.115479" calcext:value-type="float">
            <text:p>1703.115479</text:p>
          </table:table-cell>
          <table:table-cell table:number-columns-repeated="13"/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1608.531982" calcext:value-type="float">
            <text:p>1608.531982</text:p>
          </table:table-cell>
          <table:table-cell office:value-type="float" office:value="1698.383667" calcext:value-type="float">
            <text:p>1698.383667</text:p>
          </table:table-cell>
          <table:table-cell office:value-type="float" office:value="1629.00708" calcext:value-type="float">
            <text:p>1629.00708</text:p>
          </table:table-cell>
          <table:table-cell office:value-type="float" office:value="1686.828003" calcext:value-type="float">
            <text:p>1686.828003</text:p>
          </table:table-cell>
          <table:table-cell table:number-columns-repeated="13"/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1615.491333" calcext:value-type="float">
            <text:p>1615.491333</text:p>
          </table:table-cell>
          <table:table-cell office:value-type="float" office:value="1687.407959" calcext:value-type="float">
            <text:p>1687.407959</text:p>
          </table:table-cell>
          <table:table-cell office:value-type="float" office:value="1616.9198" calcext:value-type="float">
            <text:p>1616.9198</text:p>
          </table:table-cell>
          <table:table-cell office:value-type="float" office:value="1679.526367" calcext:value-type="float">
            <text:p>1679.526367</text:p>
          </table:table-cell>
          <table:table-cell table:number-columns-repeated="13"/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1614.531006" calcext:value-type="float">
            <text:p>1614.531006</text:p>
          </table:table-cell>
          <table:table-cell office:value-type="float" office:value="1664.359375" calcext:value-type="float">
            <text:p>1664.359375</text:p>
          </table:table-cell>
          <table:table-cell office:value-type="float" office:value="1615.747192" calcext:value-type="float">
            <text:p>1615.747192</text:p>
          </table:table-cell>
          <table:table-cell office:value-type="float" office:value="1673.644043" calcext:value-type="float">
            <text:p>1673.644043</text:p>
          </table:table-cell>
          <table:table-cell table:number-columns-repeated="13"/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1603.833496" calcext:value-type="float">
            <text:p>1603.833496</text:p>
          </table:table-cell>
          <table:table-cell office:value-type="float" office:value="1665.379639" calcext:value-type="float">
            <text:p>1665.379639</text:p>
          </table:table-cell>
          <table:table-cell office:value-type="float" office:value="1611.74353" calcext:value-type="float">
            <text:p>1611.74353</text:p>
          </table:table-cell>
          <table:table-cell office:value-type="float" office:value="1662.366211" calcext:value-type="float">
            <text:p>1662.366211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98.746704" calcext:value-type="float">
            <text:p>1598.746704</text:p>
          </table:table-cell>
          <table:table-cell office:value-type="float" office:value="1663.094849" calcext:value-type="float">
            <text:p>1663.094849</text:p>
          </table:table-cell>
          <table:table-cell office:value-type="float" office:value="1604.042847" calcext:value-type="float">
            <text:p>1604.042847</text:p>
          </table:table-cell>
          <table:table-cell office:value-type="float" office:value="1664.161621" calcext:value-type="float">
            <text:p>1664.161621</text:p>
          </table:table-cell>
          <table:table-cell table:number-columns-repeated="13"/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1598.614868" calcext:value-type="float">
            <text:p>1598.614868</text:p>
          </table:table-cell>
          <table:table-cell office:value-type="float" office:value="1654.461426" calcext:value-type="float">
            <text:p>1654.461426</text:p>
          </table:table-cell>
          <table:table-cell office:value-type="float" office:value="1597.37207" calcext:value-type="float">
            <text:p>1597.37207</text:p>
          </table:table-cell>
          <table:table-cell office:value-type="float" office:value="1648.828735" calcext:value-type="float">
            <text:p>1648.828735</text:p>
          </table:table-cell>
          <table:table-cell table:number-columns-repeated="13"/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1595.901367" calcext:value-type="float">
            <text:p>1595.901367</text:p>
          </table:table-cell>
          <table:table-cell office:value-type="float" office:value="1642.613281" calcext:value-type="float">
            <text:p>1642.613281</text:p>
          </table:table-cell>
          <table:table-cell office:value-type="float" office:value="1597.549561" calcext:value-type="float">
            <text:p>1597.549561</text:p>
          </table:table-cell>
          <table:table-cell office:value-type="float" office:value="1647.100952" calcext:value-type="float">
            <text:p>1647.100952</text:p>
          </table:table-cell>
          <table:table-cell table:number-columns-repeated="13"/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1589.048828" calcext:value-type="float">
            <text:p>1589.048828</text:p>
          </table:table-cell>
          <table:table-cell office:value-type="float" office:value="1639.965576" calcext:value-type="float">
            <text:p>1639.965576</text:p>
          </table:table-cell>
          <table:table-cell office:value-type="float" office:value="1594.834106" calcext:value-type="float">
            <text:p>1594.834106</text:p>
          </table:table-cell>
          <table:table-cell office:value-type="float" office:value="1637.636963" calcext:value-type="float">
            <text:p>1637.636963</text:p>
          </table:table-cell>
          <table:table-cell table:number-columns-repeated="13"/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1588.164795" calcext:value-type="float">
            <text:p>1588.164795</text:p>
          </table:table-cell>
          <table:table-cell office:value-type="float" office:value="1632.571777" calcext:value-type="float">
            <text:p>1632.571777</text:p>
          </table:table-cell>
          <table:table-cell office:value-type="float" office:value="1594.161499" calcext:value-type="float">
            <text:p>1594.161499</text:p>
          </table:table-cell>
          <table:table-cell office:value-type="float" office:value="1631.52002" calcext:value-type="float">
            <text:p>1631.52002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85.453491" calcext:value-type="float">
            <text:p>1585.453491</text:p>
          </table:table-cell>
          <table:table-cell office:value-type="float" office:value="1626.685181" calcext:value-type="float">
            <text:p>1626.685181</text:p>
          </table:table-cell>
          <table:table-cell office:value-type="float" office:value="1589.740845" calcext:value-type="float">
            <text:p>1589.740845</text:p>
          </table:table-cell>
          <table:table-cell office:value-type="float" office:value="1626.774902" calcext:value-type="float">
            <text:p>1626.774902</text:p>
          </table:table-cell>
          <table:table-cell table:number-columns-repeated="13"/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1583.965698" calcext:value-type="float">
            <text:p>1583.965698</text:p>
          </table:table-cell>
          <table:table-cell office:value-type="float" office:value="1621.529419" calcext:value-type="float">
            <text:p>1621.529419</text:p>
          </table:table-cell>
          <table:table-cell office:value-type="float" office:value="1588.295288" calcext:value-type="float">
            <text:p>1588.295288</text:p>
          </table:table-cell>
          <table:table-cell office:value-type="float" office:value="1620.578857" calcext:value-type="float">
            <text:p>1620.578857</text:p>
          </table:table-cell>
          <table:table-cell table:number-columns-repeated="13"/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1577.596436" calcext:value-type="float">
            <text:p>1577.596436</text:p>
          </table:table-cell>
          <table:table-cell office:value-type="float" office:value="1622.38916" calcext:value-type="float">
            <text:p>1622.38916</text:p>
          </table:table-cell>
          <table:table-cell office:value-type="float" office:value="1586.221069" calcext:value-type="float">
            <text:p>1586.221069</text:p>
          </table:table-cell>
          <table:table-cell office:value-type="float" office:value="1616.395508" calcext:value-type="float">
            <text:p>1616.395508</text:p>
          </table:table-cell>
          <table:table-cell table:number-columns-repeated="13"/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1581.275879" calcext:value-type="float">
            <text:p>1581.275879</text:p>
          </table:table-cell>
          <table:table-cell office:value-type="float" office:value="1609.186157" calcext:value-type="float">
            <text:p>1609.186157</text:p>
          </table:table-cell>
          <table:table-cell office:value-type="float" office:value="1581.032104" calcext:value-type="float">
            <text:p>1581.032104</text:p>
          </table:table-cell>
          <table:table-cell office:value-type="float" office:value="1614.665405" calcext:value-type="float">
            <text:p>1614.665405</text:p>
          </table:table-cell>
          <table:table-cell table:number-columns-repeated="13"/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1574.847046" calcext:value-type="float">
            <text:p>1574.847046</text:p>
          </table:table-cell>
          <table:table-cell office:value-type="float" office:value="1612.618286" calcext:value-type="float">
            <text:p>1612.618286</text:p>
          </table:table-cell>
          <table:table-cell office:value-type="float" office:value="1584.495972" calcext:value-type="float">
            <text:p>1584.495972</text:p>
          </table:table-cell>
          <table:table-cell office:value-type="float" office:value="1609.393921" calcext:value-type="float">
            <text:p>1609.393921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77.200928" calcext:value-type="float">
            <text:p>1577.200928</text:p>
          </table:table-cell>
          <table:table-cell office:value-type="float" office:value="1601.613647" calcext:value-type="float">
            <text:p>1601.613647</text:p>
          </table:table-cell>
          <table:table-cell office:value-type="float" office:value="1577.494995" calcext:value-type="float">
            <text:p>1577.494995</text:p>
          </table:table-cell>
          <table:table-cell office:value-type="float" office:value="1606.901123" calcext:value-type="float">
            <text:p>1606.901123</text:p>
          </table:table-cell>
          <table:table-cell table:number-columns-repeated="13"/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1569.390259" calcext:value-type="float">
            <text:p>1569.390259</text:p>
          </table:table-cell>
          <table:table-cell office:value-type="float" office:value="1607.523438" calcext:value-type="float">
            <text:p>1607.523438</text:p>
          </table:table-cell>
          <table:table-cell office:value-type="float" office:value="1578.871216" calcext:value-type="float">
            <text:p>1578.871216</text:p>
          </table:table-cell>
          <table:table-cell office:value-type="float" office:value="1602.531006" calcext:value-type="float">
            <text:p>1602.531006</text:p>
          </table:table-cell>
          <table:table-cell table:number-columns-repeated="13"/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1575.322754" calcext:value-type="float">
            <text:p>1575.322754</text:p>
          </table:table-cell>
          <table:table-cell office:value-type="float" office:value="1595.762695" calcext:value-type="float">
            <text:p>1595.762695</text:p>
          </table:table-cell>
          <table:table-cell office:value-type="float" office:value="1576.352173" calcext:value-type="float">
            <text:p>1576.352173</text:p>
          </table:table-cell>
          <table:table-cell office:value-type="float" office:value="1601.625" calcext:value-type="float">
            <text:p>1601.625</text:p>
          </table:table-cell>
          <table:table-cell table:number-columns-repeated="13"/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1573.178223" calcext:value-type="float">
            <text:p>1573.178223</text:p>
          </table:table-cell>
          <table:table-cell office:value-type="float" office:value="1595.671631" calcext:value-type="float">
            <text:p>1595.671631</text:p>
          </table:table-cell>
          <table:table-cell office:value-type="float" office:value="1575.58728" calcext:value-type="float">
            <text:p>1575.58728</text:p>
          </table:table-cell>
          <table:table-cell office:value-type="float" office:value="1597.557617" calcext:value-type="float">
            <text:p>1597.557617</text:p>
          </table:table-cell>
          <table:table-cell table:number-columns-repeated="13"/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1568.661499" calcext:value-type="float">
            <text:p>1568.661499</text:p>
          </table:table-cell>
          <table:table-cell office:value-type="float" office:value="1591.60437" calcext:value-type="float">
            <text:p>1591.60437</text:p>
          </table:table-cell>
          <table:table-cell office:value-type="float" office:value="1575.193604" calcext:value-type="float">
            <text:p>1575.193604</text:p>
          </table:table-cell>
          <table:table-cell office:value-type="float" office:value="1595.262451" calcext:value-type="float">
            <text:p>1595.262451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73.171631" calcext:value-type="float">
            <text:p>1573.171631</text:p>
          </table:table-cell>
          <table:table-cell office:value-type="float" office:value="1587.256592" calcext:value-type="float">
            <text:p>1587.256592</text:p>
          </table:table-cell>
          <table:table-cell office:value-type="float" office:value="1573.874512" calcext:value-type="float">
            <text:p>1573.874512</text:p>
          </table:table-cell>
          <table:table-cell office:value-type="float" office:value="1591.805176" calcext:value-type="float">
            <text:p>1591.805176</text:p>
          </table:table-cell>
          <table:table-cell table:number-columns-repeated="13"/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1570.677002" calcext:value-type="float">
            <text:p>1570.677002</text:p>
          </table:table-cell>
          <table:table-cell office:value-type="float" office:value="1588.959839" calcext:value-type="float">
            <text:p>1588.959839</text:p>
          </table:table-cell>
          <table:table-cell office:value-type="float" office:value="1575.291504" calcext:value-type="float">
            <text:p>1575.291504</text:p>
          </table:table-cell>
          <table:table-cell office:value-type="float" office:value="1589.584229" calcext:value-type="float">
            <text:p>1589.584229</text:p>
          </table:table-cell>
          <table:table-cell table:number-columns-repeated="13"/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1569.175781" calcext:value-type="float">
            <text:p>1569.175781</text:p>
          </table:table-cell>
          <table:table-cell office:value-type="float" office:value="1584.001343" calcext:value-type="float">
            <text:p>1584.001343</text:p>
          </table:table-cell>
          <table:table-cell office:value-type="float" office:value="1571.991821" calcext:value-type="float">
            <text:p>1571.991821</text:p>
          </table:table-cell>
          <table:table-cell office:value-type="float" office:value="1587.15918" calcext:value-type="float">
            <text:p>1587.15918</text:p>
          </table:table-cell>
          <table:table-cell table:number-columns-repeated="13"/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1567.482666" calcext:value-type="float">
            <text:p>1567.482666</text:p>
          </table:table-cell>
          <table:table-cell office:value-type="float" office:value="1584.871948" calcext:value-type="float">
            <text:p>1584.871948</text:p>
          </table:table-cell>
          <table:table-cell office:value-type="float" office:value="1572.006348" calcext:value-type="float">
            <text:p>1572.006348</text:p>
          </table:table-cell>
          <table:table-cell office:value-type="float" office:value="1585.887695" calcext:value-type="float">
            <text:p>1585.887695</text:p>
          </table:table-cell>
          <table:table-cell table:number-columns-repeated="13"/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1577.776978" calcext:value-type="float">
            <text:p>1577.776978</text:p>
          </table:table-cell>
          <table:table-cell office:value-type="float" office:value="1586.549194" calcext:value-type="float">
            <text:p>1586.549194</text:p>
          </table:table-cell>
          <table:table-cell office:value-type="float" office:value="1566.284668" calcext:value-type="float">
            <text:p>1566.284668</text:p>
          </table:table-cell>
          <table:table-cell office:value-type="float" office:value="1579.638672" calcext:value-type="float">
            <text:p>1579.638672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67.877686" calcext:value-type="float">
            <text:p>1567.877686</text:p>
          </table:table-cell>
          <table:table-cell office:value-type="float" office:value="1584.503052" calcext:value-type="float">
            <text:p>1584.503052</text:p>
          </table:table-cell>
          <table:table-cell office:value-type="float" office:value="1569.724243" calcext:value-type="float">
            <text:p>1569.724243</text:p>
          </table:table-cell>
          <table:table-cell office:value-type="float" office:value="1580.303101" calcext:value-type="float">
            <text:p>1580.303101</text:p>
          </table:table-cell>
          <table:table-cell table:number-columns-repeated="13"/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1567.792236" calcext:value-type="float">
            <text:p>1567.792236</text:p>
          </table:table-cell>
          <table:table-cell office:value-type="float" office:value="1585.741089" calcext:value-type="float">
            <text:p>1585.741089</text:p>
          </table:table-cell>
          <table:table-cell office:value-type="float" office:value="1570.766602" calcext:value-type="float">
            <text:p>1570.766602</text:p>
          </table:table-cell>
          <table:table-cell office:value-type="float" office:value="1579.510254" calcext:value-type="float">
            <text:p>1579.510254</text:p>
          </table:table-cell>
          <table:table-cell table:number-columns-repeated="13"/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1565.011353" calcext:value-type="float">
            <text:p>1565.011353</text:p>
          </table:table-cell>
          <table:table-cell office:value-type="float" office:value="1583.178589" calcext:value-type="float">
            <text:p>1583.178589</text:p>
          </table:table-cell>
          <table:table-cell office:value-type="float" office:value="1567.324585" calcext:value-type="float">
            <text:p>1567.324585</text:p>
          </table:table-cell>
          <table:table-cell office:value-type="float" office:value="1581.581299" calcext:value-type="float">
            <text:p>1581.581299</text:p>
          </table:table-cell>
          <table:table-cell table:number-columns-repeated="13"/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1569.563354" calcext:value-type="float">
            <text:p>1569.563354</text:p>
          </table:table-cell>
          <table:table-cell office:value-type="float" office:value="1577.944092" calcext:value-type="float">
            <text:p>1577.944092</text:p>
          </table:table-cell>
          <table:table-cell office:value-type="float" office:value="1567.598755" calcext:value-type="float">
            <text:p>1567.598755</text:p>
          </table:table-cell>
          <table:table-cell office:value-type="float" office:value="1578.206055" calcext:value-type="float">
            <text:p>1578.206055</text:p>
          </table:table-cell>
          <table:table-cell table:number-columns-repeated="13"/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1570.585083" calcext:value-type="float">
            <text:p>1570.585083</text:p>
          </table:table-cell>
          <table:table-cell office:value-type="float" office:value="1577.616211" calcext:value-type="float">
            <text:p>1577.616211</text:p>
          </table:table-cell>
          <table:table-cell office:value-type="float" office:value="1570.57959" calcext:value-type="float">
            <text:p>1570.57959</text:p>
          </table:table-cell>
          <table:table-cell office:value-type="float" office:value="1575.498169" calcext:value-type="float">
            <text:p>1575.498169</text:p>
          </table:table-cell>
          <table:table-cell table:number-columns-repeated="1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65.410034" calcext:value-type="float">
            <text:p>1565.410034</text:p>
          </table:table-cell>
          <table:table-cell office:value-type="float" office:value="1574.621338" calcext:value-type="float">
            <text:p>1574.621338</text:p>
          </table:table-cell>
          <table:table-cell office:value-type="float" office:value="1565.821655" calcext:value-type="float">
            <text:p>1565.821655</text:p>
          </table:table-cell>
          <table:table-cell office:value-type="float" office:value="1575.356812" calcext:value-type="float">
            <text:p>1575.356812</text:p>
          </table:table-cell>
          <table:table-cell table:number-columns-repeated="13"/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1568.671875" calcext:value-type="float">
            <text:p>1568.671875</text:p>
          </table:table-cell>
          <table:table-cell office:value-type="float" office:value="1576.315674" calcext:value-type="float">
            <text:p>1576.315674</text:p>
          </table:table-cell>
          <table:table-cell office:value-type="float" office:value="1565.780029" calcext:value-type="float">
            <text:p>1565.780029</text:p>
          </table:table-cell>
          <table:table-cell office:value-type="float" office:value="1577.35144" calcext:value-type="float">
            <text:p>1577.35144</text:p>
          </table:table-cell>
          <table:table-cell table:number-columns-repeated="13"/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1570.348755" calcext:value-type="float">
            <text:p>1570.348755</text:p>
          </table:table-cell>
          <table:table-cell office:value-type="float" office:value="1570.513794" calcext:value-type="float">
            <text:p>1570.513794</text:p>
          </table:table-cell>
          <table:table-cell office:value-type="float" office:value="1566.908691" calcext:value-type="float">
            <text:p>1566.908691</text:p>
          </table:table-cell>
          <table:table-cell office:value-type="float" office:value="1574.487427" calcext:value-type="float">
            <text:p>1574.487427</text:p>
          </table:table-cell>
          <table:table-cell table:number-columns-repeated="13"/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1567.619141" calcext:value-type="float">
            <text:p>1567.619141</text:p>
          </table:table-cell>
          <table:table-cell office:value-type="float" office:value="1570.105713" calcext:value-type="float">
            <text:p>1570.105713</text:p>
          </table:table-cell>
          <table:table-cell office:value-type="float" office:value="1567.736328" calcext:value-type="float">
            <text:p>1567.736328</text:p>
          </table:table-cell>
          <table:table-cell office:value-type="float" office:value="1571.398682" calcext:value-type="float">
            <text:p>1571.398682</text:p>
          </table:table-cell>
          <table:table-cell table:number-columns-repeated="13"/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1565.848389" calcext:value-type="float">
            <text:p>1565.848389</text:p>
          </table:table-cell>
          <table:table-cell office:value-type="float" office:value="1574.747681" calcext:value-type="float">
            <text:p>1574.747681</text:p>
          </table:table-cell>
          <table:table-cell office:value-type="float" office:value="1565.497925" calcext:value-type="float">
            <text:p>1565.497925</text:p>
          </table:table-cell>
          <table:table-cell office:value-type="float" office:value="1577.014526" calcext:value-type="float">
            <text:p>1577.014526</text:p>
          </table:table-cell>
          <table:table-cell table:number-columns-repeated="1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65.56543" calcext:value-type="float">
            <text:p>1565.56543</text:p>
          </table:table-cell>
          <table:table-cell office:value-type="float" office:value="1573.849609" calcext:value-type="float">
            <text:p>1573.849609</text:p>
          </table:table-cell>
          <table:table-cell office:value-type="float" office:value="1567.276733" calcext:value-type="float">
            <text:p>1567.276733</text:p>
          </table:table-cell>
          <table:table-cell office:value-type="float" office:value="1571.229736" calcext:value-type="float">
            <text:p>1571.229736</text:p>
          </table:table-cell>
          <table:table-cell table:number-columns-repeated="13"/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1565.981934" calcext:value-type="float">
            <text:p>1565.981934</text:p>
          </table:table-cell>
          <table:table-cell office:value-type="float" office:value="1571.869507" calcext:value-type="float">
            <text:p>1571.869507</text:p>
          </table:table-cell>
          <table:table-cell office:value-type="float" office:value="1569.774902" calcext:value-type="float">
            <text:p>1569.774902</text:p>
          </table:table-cell>
          <table:table-cell office:value-type="float" office:value="1568.446777" calcext:value-type="float">
            <text:p>1568.446777</text:p>
          </table:table-cell>
          <table:table-cell table:number-columns-repeated="13"/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1567.541138" calcext:value-type="float">
            <text:p>1567.541138</text:p>
          </table:table-cell>
          <table:table-cell office:value-type="float" office:value="1570.832031" calcext:value-type="float">
            <text:p>1570.832031</text:p>
          </table:table-cell>
          <table:table-cell office:value-type="float" office:value="1562.299561" calcext:value-type="float">
            <text:p>1562.299561</text:p>
          </table:table-cell>
          <table:table-cell office:value-type="float" office:value="1576.067383" calcext:value-type="float">
            <text:p>1576.067383</text:p>
          </table:table-cell>
          <table:table-cell table:number-columns-repeated="13"/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1565.087158" calcext:value-type="float">
            <text:p>1565.087158</text:p>
          </table:table-cell>
          <table:table-cell office:value-type="float" office:value="1570.436646" calcext:value-type="float">
            <text:p>1570.436646</text:p>
          </table:table-cell>
          <table:table-cell office:value-type="float" office:value="1565.48584" calcext:value-type="float">
            <text:p>1565.48584</text:p>
          </table:table-cell>
          <table:table-cell office:value-type="float" office:value="1568.079346" calcext:value-type="float">
            <text:p>1568.079346</text:p>
          </table:table-cell>
          <table:table-cell table:number-columns-repeated="13"/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1564.487793" calcext:value-type="float">
            <text:p>1564.487793</text:p>
          </table:table-cell>
          <table:table-cell office:value-type="float" office:value="1568.327637" calcext:value-type="float">
            <text:p>1568.327637</text:p>
          </table:table-cell>
          <table:table-cell office:value-type="float" office:value="1566.169067" calcext:value-type="float">
            <text:p>1566.169067</text:p>
          </table:table-cell>
          <table:table-cell office:value-type="float" office:value="1567.612549" calcext:value-type="float">
            <text:p>1567.612549</text:p>
          </table:table-cell>
          <table:table-cell table:number-columns-repeated="1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95.779785" calcext:value-type="float">
            <text:p>1595.779785</text:p>
          </table:table-cell>
          <table:table-cell office:value-type="float" office:value="1606.757568" calcext:value-type="float">
            <text:p>1606.757568</text:p>
          </table:table-cell>
          <table:table-cell office:value-type="float" office:value="1547.298706" calcext:value-type="float">
            <text:p>1547.298706</text:p>
          </table:table-cell>
          <table:table-cell office:value-type="float" office:value="1508.511353" calcext:value-type="float">
            <text:p>1508.511353</text:p>
          </table:table-cell>
          <table:table-cell table:number-columns-repeated="13"/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1594.099121" calcext:value-type="float">
            <text:p>1594.099121</text:p>
          </table:table-cell>
          <table:table-cell office:value-type="float" office:value="1625.813354" calcext:value-type="float">
            <text:p>1625.813354</text:p>
          </table:table-cell>
          <table:table-cell office:value-type="float" office:value="1521.197021" calcext:value-type="float">
            <text:p>1521.197021</text:p>
          </table:table-cell>
          <table:table-cell office:value-type="float" office:value="1525.0979" calcext:value-type="float">
            <text:p>1525.0979</text:p>
          </table:table-cell>
          <table:table-cell table:number-columns-repeated="13"/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1611.224609" calcext:value-type="float">
            <text:p>1611.224609</text:p>
          </table:table-cell>
          <table:table-cell office:value-type="float" office:value="1648.671021" calcext:value-type="float">
            <text:p>1648.671021</text:p>
          </table:table-cell>
          <table:table-cell office:value-type="float" office:value="1539.658936" calcext:value-type="float">
            <text:p>1539.658936</text:p>
          </table:table-cell>
          <table:table-cell office:value-type="float" office:value="1531.894165" calcext:value-type="float">
            <text:p>1531.894165</text:p>
          </table:table-cell>
          <table:table-cell table:number-columns-repeated="13"/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1636.995605" calcext:value-type="float">
            <text:p>1636.995605</text:p>
          </table:table-cell>
          <table:table-cell office:value-type="float" office:value="1623.429932" calcext:value-type="float">
            <text:p>1623.429932</text:p>
          </table:table-cell>
          <table:table-cell office:value-type="float" office:value="1546.150146" calcext:value-type="float">
            <text:p>1546.150146</text:p>
          </table:table-cell>
          <table:table-cell office:value-type="float" office:value="1544.776489" calcext:value-type="float">
            <text:p>1544.776489</text:p>
          </table:table-cell>
          <table:table-cell table:number-columns-repeated="13"/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1632.924072" calcext:value-type="float">
            <text:p>1632.924072</text:p>
          </table:table-cell>
          <table:table-cell office:value-type="float" office:value="1633.085083" calcext:value-type="float">
            <text:p>1633.085083</text:p>
          </table:table-cell>
          <table:table-cell office:value-type="float" office:value="1567.395752" calcext:value-type="float">
            <text:p>1567.395752</text:p>
          </table:table-cell>
          <table:table-cell office:value-type="float" office:value="1553.050415" calcext:value-type="float">
            <text:p>1553.050415</text:p>
          </table:table-cell>
          <table:table-cell table:number-columns-repeated="1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626.092529" calcext:value-type="float">
            <text:p>1626.092529</text:p>
          </table:table-cell>
          <table:table-cell office:value-type="float" office:value="1675.128906" calcext:value-type="float">
            <text:p>1675.128906</text:p>
          </table:table-cell>
          <table:table-cell office:value-type="float" office:value="1582.338745" calcext:value-type="float">
            <text:p>1582.338745</text:p>
          </table:table-cell>
          <table:table-cell office:value-type="float" office:value="1561.447632" calcext:value-type="float">
            <text:p>1561.447632</text:p>
          </table:table-cell>
          <table:table-cell table:number-columns-repeated="13"/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1632.350952" calcext:value-type="float">
            <text:p>1632.350952</text:p>
          </table:table-cell>
          <table:table-cell office:value-type="float" office:value="1717.113159" calcext:value-type="float">
            <text:p>1717.113159</text:p>
          </table:table-cell>
          <table:table-cell office:value-type="float" office:value="1582.857788" calcext:value-type="float">
            <text:p>1582.857788</text:p>
          </table:table-cell>
          <table:table-cell office:value-type="float" office:value="1588.175171" calcext:value-type="float">
            <text:p>1588.175171</text:p>
          </table:table-cell>
          <table:table-cell table:number-columns-repeated="13"/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1656.026123" calcext:value-type="float">
            <text:p>1656.026123</text:p>
          </table:table-cell>
          <table:table-cell office:value-type="float" office:value="1701.354126" calcext:value-type="float">
            <text:p>1701.354126</text:p>
          </table:table-cell>
          <table:table-cell office:value-type="float" office:value="1611.611206" calcext:value-type="float">
            <text:p>1611.611206</text:p>
          </table:table-cell>
          <table:table-cell office:value-type="float" office:value="1606.118164" calcext:value-type="float">
            <text:p>1606.118164</text:p>
          </table:table-cell>
          <table:table-cell table:number-columns-repeated="13"/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1653.251709" calcext:value-type="float">
            <text:p>1653.251709</text:p>
          </table:table-cell>
          <table:table-cell office:value-type="float" office:value="1718.414062" calcext:value-type="float">
            <text:p>1718.414062</text:p>
          </table:table-cell>
          <table:table-cell office:value-type="float" office:value="1630.34021" calcext:value-type="float">
            <text:p>1630.34021</text:p>
          </table:table-cell>
          <table:table-cell office:value-type="float" office:value="1644.049194" calcext:value-type="float">
            <text:p>1644.049194</text:p>
          </table:table-cell>
          <table:table-cell table:number-columns-repeated="13"/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1671.471436" calcext:value-type="float">
            <text:p>1671.471436</text:p>
          </table:table-cell>
          <table:table-cell office:value-type="float" office:value="1731.017334" calcext:value-type="float">
            <text:p>1731.017334</text:p>
          </table:table-cell>
          <table:table-cell office:value-type="float" office:value="1649.571289" calcext:value-type="float">
            <text:p>1649.571289</text:p>
          </table:table-cell>
          <table:table-cell office:value-type="float" office:value="1664.366211" calcext:value-type="float">
            <text:p>1664.366211</text:p>
          </table:table-cell>
          <table:table-cell table:number-columns-repeated="1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677.938477" calcext:value-type="float">
            <text:p>1677.938477</text:p>
          </table:table-cell>
          <table:table-cell office:value-type="float" office:value="1787.406982" calcext:value-type="float">
            <text:p>1787.406982</text:p>
          </table:table-cell>
          <table:table-cell office:value-type="float" office:value="1659.966431" calcext:value-type="float">
            <text:p>1659.966431</text:p>
          </table:table-cell>
          <table:table-cell office:value-type="float" office:value="1718.220215" calcext:value-type="float">
            <text:p>1718.220215</text:p>
          </table:table-cell>
          <table:table-cell table:number-columns-repeated="13"/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1687.673096" calcext:value-type="float">
            <text:p>1687.673096</text:p>
          </table:table-cell>
          <table:table-cell office:value-type="float" office:value="1750.820923" calcext:value-type="float">
            <text:p>1750.820923</text:p>
          </table:table-cell>
          <table:table-cell office:value-type="float" office:value="1722.616333" calcext:value-type="float">
            <text:p>1722.616333</text:p>
          </table:table-cell>
          <table:table-cell office:value-type="float" office:value="1757.236816" calcext:value-type="float">
            <text:p>1757.236816</text:p>
          </table:table-cell>
          <table:table-cell table:number-columns-repeated="13"/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1719.233154" calcext:value-type="float">
            <text:p>1719.233154</text:p>
          </table:table-cell>
          <table:table-cell office:value-type="float" office:value="1777.775146" calcext:value-type="float">
            <text:p>1777.775146</text:p>
          </table:table-cell>
          <table:table-cell office:value-type="float" office:value="1740.821167" calcext:value-type="float">
            <text:p>1740.821167</text:p>
          </table:table-cell>
          <table:table-cell office:value-type="float" office:value="1781.124146" calcext:value-type="float">
            <text:p>1781.124146</text:p>
          </table:table-cell>
          <table:table-cell table:number-columns-repeated="13"/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1736.000244" calcext:value-type="float">
            <text:p>1736.000244</text:p>
          </table:table-cell>
          <table:table-cell office:value-type="float" office:value="1824.701538" calcext:value-type="float">
            <text:p>1824.701538</text:p>
          </table:table-cell>
          <table:table-cell office:value-type="float" office:value="1754.930786" calcext:value-type="float">
            <text:p>1754.930786</text:p>
          </table:table-cell>
          <table:table-cell office:value-type="float" office:value="1824.054443" calcext:value-type="float">
            <text:p>1824.054443</text:p>
          </table:table-cell>
          <table:table-cell table:number-columns-repeated="13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1769.384033" calcext:value-type="float">
            <text:p>1769.384033</text:p>
          </table:table-cell>
          <table:table-cell office:value-type="float" office:value="1832.476929" calcext:value-type="float">
            <text:p>1832.476929</text:p>
          </table:table-cell>
          <table:table-cell office:value-type="float" office:value="1785.388306" calcext:value-type="float">
            <text:p>1785.388306</text:p>
          </table:table-cell>
          <table:table-cell office:value-type="float" office:value="1830.188354" calcext:value-type="float">
            <text:p>1830.188354</text:p>
          </table:table-cell>
          <table:table-cell table:number-columns-repeated="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99.245361" calcext:value-type="float">
            <text:p>1799.245361</text:p>
          </table:table-cell>
          <table:table-cell office:value-type="float" office:value="1876.543335" calcext:value-type="float">
            <text:p>1876.543335</text:p>
          </table:table-cell>
          <table:table-cell office:value-type="float" office:value="1813.471436" calcext:value-type="float">
            <text:p>1813.471436</text:p>
          </table:table-cell>
          <table:table-cell office:value-type="float" office:value="1870.762939" calcext:value-type="float">
            <text:p>1870.762939</text:p>
          </table:table-cell>
          <table:table-cell table:number-columns-repeated="13"/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1809.734741" calcext:value-type="float">
            <text:p>1809.734741</text:p>
          </table:table-cell>
          <table:table-cell office:value-type="float" office:value="1904.155884" calcext:value-type="float">
            <text:p>1904.155884</text:p>
          </table:table-cell>
          <table:table-cell office:value-type="float" office:value="1821.960815" calcext:value-type="float">
            <text:p>1821.960815</text:p>
          </table:table-cell>
          <table:table-cell office:value-type="float" office:value="1895.362183" calcext:value-type="float">
            <text:p>1895.362183</text:p>
          </table:table-cell>
          <table:table-cell table:number-columns-repeated="13"/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1824.57251" calcext:value-type="float">
            <text:p>1824.57251</text:p>
          </table:table-cell>
          <table:table-cell office:value-type="float" office:value="1914.675293" calcext:value-type="float">
            <text:p>1914.675293</text:p>
          </table:table-cell>
          <table:table-cell office:value-type="float" office:value="1829.539673" calcext:value-type="float">
            <text:p>1829.539673</text:p>
          </table:table-cell>
          <table:table-cell office:value-type="float" office:value="1918.631226" calcext:value-type="float">
            <text:p>1918.631226</text:p>
          </table:table-cell>
          <table:table-cell table:number-columns-repeated="13"/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1827.373169" calcext:value-type="float">
            <text:p>1827.373169</text:p>
          </table:table-cell>
          <table:table-cell office:value-type="float" office:value="1924.040771" calcext:value-type="float">
            <text:p>1924.040771</text:p>
          </table:table-cell>
          <table:table-cell office:value-type="float" office:value="1837.700439" calcext:value-type="float">
            <text:p>1837.700439</text:p>
          </table:table-cell>
          <table:table-cell office:value-type="float" office:value="1927.448486" calcext:value-type="float">
            <text:p>1927.448486</text:p>
          </table:table-cell>
          <table:table-cell table:number-columns-repeated="13"/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1831.403809" calcext:value-type="float">
            <text:p>1831.403809</text:p>
          </table:table-cell>
          <table:table-cell office:value-type="float" office:value="1922.616333" calcext:value-type="float">
            <text:p>1922.616333</text:p>
          </table:table-cell>
          <table:table-cell office:value-type="float" office:value="1842.860352" calcext:value-type="float">
            <text:p>1842.860352</text:p>
          </table:table-cell>
          <table:table-cell office:value-type="float" office:value="1930.900391" calcext:value-type="float">
            <text:p>1930.900391</text:p>
          </table:table-cell>
          <table:table-cell table:number-columns-repeated="1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802.708618" calcext:value-type="float">
            <text:p>1802.708618</text:p>
          </table:table-cell>
          <table:table-cell office:value-type="float" office:value="1929.783325" calcext:value-type="float">
            <text:p>1929.783325</text:p>
          </table:table-cell>
          <table:table-cell office:value-type="float" office:value="1815.430298" calcext:value-type="float">
            <text:p>1815.430298</text:p>
          </table:table-cell>
          <table:table-cell office:value-type="float" office:value="1932.610107" calcext:value-type="float">
            <text:p>1932.610107</text:p>
          </table:table-cell>
          <table:table-cell table:number-columns-repeated="13"/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1791.09668" calcext:value-type="float">
            <text:p>1791.09668</text:p>
          </table:table-cell>
          <table:table-cell office:value-type="float" office:value="1947.332397" calcext:value-type="float">
            <text:p>1947.332397</text:p>
          </table:table-cell>
          <table:table-cell office:value-type="float" office:value="1803.919678" calcext:value-type="float">
            <text:p>1803.919678</text:p>
          </table:table-cell>
          <table:table-cell office:value-type="float" office:value="1940.007568" calcext:value-type="float">
            <text:p>1940.007568</text:p>
          </table:table-cell>
          <table:table-cell table:number-columns-repeated="13"/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1815.563965" calcext:value-type="float">
            <text:p>1815.563965</text:p>
          </table:table-cell>
          <table:table-cell office:value-type="float" office:value="1901.634277" calcext:value-type="float">
            <text:p>1901.634277</text:p>
          </table:table-cell>
          <table:table-cell office:value-type="float" office:value="1836.793457" calcext:value-type="float">
            <text:p>1836.793457</text:p>
          </table:table-cell>
          <table:table-cell office:value-type="float" office:value="1890.687378" calcext:value-type="float">
            <text:p>1890.687378</text:p>
          </table:table-cell>
          <table:table-cell table:number-columns-repeated="13"/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1829.564697" calcext:value-type="float">
            <text:p>1829.564697</text:p>
          </table:table-cell>
          <table:table-cell office:value-type="float" office:value="1936.078857" calcext:value-type="float">
            <text:p>1936.078857</text:p>
          </table:table-cell>
          <table:table-cell office:value-type="float" office:value="1838.866699" calcext:value-type="float">
            <text:p>1838.866699</text:p>
          </table:table-cell>
          <table:table-cell office:value-type="float" office:value="1936.62207" calcext:value-type="float">
            <text:p>1936.62207</text:p>
          </table:table-cell>
          <table:table-cell table:number-columns-repeated="13"/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1806.498657" calcext:value-type="float">
            <text:p>1806.498657</text:p>
          </table:table-cell>
          <table:table-cell office:value-type="float" office:value="1949.351929" calcext:value-type="float">
            <text:p>1949.351929</text:p>
          </table:table-cell>
          <table:table-cell office:value-type="float" office:value="1818.676758" calcext:value-type="float">
            <text:p>1818.676758</text:p>
          </table:table-cell>
          <table:table-cell office:value-type="float" office:value="1944.822021" calcext:value-type="float">
            <text:p>1944.822021</text:p>
          </table:table-cell>
          <table:table-cell table:number-columns-repeated="1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18.854736" calcext:value-type="float">
            <text:p>1818.854736</text:p>
          </table:table-cell>
          <table:table-cell office:value-type="float" office:value="1906.366943" calcext:value-type="float">
            <text:p>1906.366943</text:p>
          </table:table-cell>
          <table:table-cell office:value-type="float" office:value="1837.300049" calcext:value-type="float">
            <text:p>1837.300049</text:p>
          </table:table-cell>
          <table:table-cell office:value-type="float" office:value="1902.672119" calcext:value-type="float">
            <text:p>1902.672119</text:p>
          </table:table-cell>
          <table:table-cell table:number-columns-repeated="13"/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1824.834351" calcext:value-type="float">
            <text:p>1824.834351</text:p>
          </table:table-cell>
          <table:table-cell office:value-type="float" office:value="1944.834229" calcext:value-type="float">
            <text:p>1944.834229</text:p>
          </table:table-cell>
          <table:table-cell office:value-type="float" office:value="1840.561279" calcext:value-type="float">
            <text:p>1840.561279</text:p>
          </table:table-cell>
          <table:table-cell office:value-type="float" office:value="1938.766846" calcext:value-type="float">
            <text:p>1938.766846</text:p>
          </table:table-cell>
          <table:table-cell table:number-columns-repeated="13"/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1807.763306" calcext:value-type="float">
            <text:p>1807.763306</text:p>
          </table:table-cell>
          <table:table-cell office:value-type="float" office:value="1973.831299" calcext:value-type="float">
            <text:p>1973.831299</text:p>
          </table:table-cell>
          <table:table-cell office:value-type="float" office:value="1815.72229" calcext:value-type="float">
            <text:p>1815.72229</text:p>
          </table:table-cell>
          <table:table-cell office:value-type="float" office:value="1974.868652" calcext:value-type="float">
            <text:p>1974.868652</text:p>
          </table:table-cell>
          <table:table-cell table:number-columns-repeated="13"/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1827.753418" calcext:value-type="float">
            <text:p>1827.753418</text:p>
          </table:table-cell>
          <table:table-cell office:value-type="float" office:value="1937.762695" calcext:value-type="float">
            <text:p>1937.762695</text:p>
          </table:table-cell>
          <table:table-cell office:value-type="float" office:value="1843.799194" calcext:value-type="float">
            <text:p>1843.799194</text:p>
          </table:table-cell>
          <table:table-cell office:value-type="float" office:value="1932.821411" calcext:value-type="float">
            <text:p>1932.821411</text:p>
          </table:table-cell>
          <table:table-cell table:number-columns-repeated="13"/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1831.551514" calcext:value-type="float">
            <text:p>1831.551514</text:p>
          </table:table-cell>
          <table:table-cell office:value-type="float" office:value="1938.260498" calcext:value-type="float">
            <text:p>1938.260498</text:p>
          </table:table-cell>
          <table:table-cell office:value-type="float" office:value="1850.821289" calcext:value-type="float">
            <text:p>1850.821289</text:p>
          </table:table-cell>
          <table:table-cell office:value-type="float" office:value="1928.877319" calcext:value-type="float">
            <text:p>1928.877319</text:p>
          </table:table-cell>
          <table:table-cell table:number-columns-repeated="1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810.061523" calcext:value-type="float">
            <text:p>1810.061523</text:p>
          </table:table-cell>
          <table:table-cell office:value-type="float" office:value="1977.35022" calcext:value-type="float">
            <text:p>1977.35022</text:p>
          </table:table-cell>
          <table:table-cell office:value-type="float" office:value="1822.214722" calcext:value-type="float">
            <text:p>1822.214722</text:p>
          </table:table-cell>
          <table:table-cell office:value-type="float" office:value="1974.144531" calcext:value-type="float">
            <text:p>1974.144531</text:p>
          </table:table-cell>
          <table:table-cell table:number-columns-repeated="13"/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1821.879761" calcext:value-type="float">
            <text:p>1821.879761</text:p>
          </table:table-cell>
          <table:table-cell office:value-type="float" office:value="1936.296631" calcext:value-type="float">
            <text:p>1936.296631</text:p>
          </table:table-cell>
          <table:table-cell office:value-type="float" office:value="1841.80542" calcext:value-type="float">
            <text:p>1841.80542</text:p>
          </table:table-cell>
          <table:table-cell office:value-type="float" office:value="1930.541504" calcext:value-type="float">
            <text:p>1930.541504</text:p>
          </table:table-cell>
          <table:table-cell table:number-columns-repeated="13"/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1831.493896" calcext:value-type="float">
            <text:p>1831.493896</text:p>
          </table:table-cell>
          <table:table-cell office:value-type="float" office:value="1926.543091" calcext:value-type="float">
            <text:p>1926.543091</text:p>
          </table:table-cell>
          <table:table-cell office:value-type="float" office:value="1852.976318" calcext:value-type="float">
            <text:p>1852.976318</text:p>
          </table:table-cell>
          <table:table-cell office:value-type="float" office:value="1921.116211" calcext:value-type="float">
            <text:p>1921.116211</text:p>
          </table:table-cell>
          <table:table-cell table:number-columns-repeated="13"/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1812.164307" calcext:value-type="float">
            <text:p>1812.164307</text:p>
          </table:table-cell>
          <table:table-cell office:value-type="float" office:value="1987.542725" calcext:value-type="float">
            <text:p>1987.542725</text:p>
          </table:table-cell>
          <table:table-cell office:value-type="float" office:value="1823.519531" calcext:value-type="float">
            <text:p>1823.519531</text:p>
          </table:table-cell>
          <table:table-cell office:value-type="float" office:value="1987.999268" calcext:value-type="float">
            <text:p>1987.999268</text:p>
          </table:table-cell>
          <table:table-cell table:number-columns-repeated="13"/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1827.537842" calcext:value-type="float">
            <text:p>1827.537842</text:p>
          </table:table-cell>
          <table:table-cell office:value-type="float" office:value="1935.520142" calcext:value-type="float">
            <text:p>1935.520142</text:p>
          </table:table-cell>
          <table:table-cell office:value-type="float" office:value="1846.986084" calcext:value-type="float">
            <text:p>1846.986084</text:p>
          </table:table-cell>
          <table:table-cell office:value-type="float" office:value="1927.293945" calcext:value-type="float">
            <text:p>1927.293945</text:p>
          </table:table-cell>
          <table:table-cell table:number-columns-repeated="1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831.218262" calcext:value-type="float">
            <text:p>1831.218262</text:p>
          </table:table-cell>
          <table:table-cell office:value-type="float" office:value="1946.153442" calcext:value-type="float">
            <text:p>1946.153442</text:p>
          </table:table-cell>
          <table:table-cell office:value-type="float" office:value="1849.936401" calcext:value-type="float">
            <text:p>1849.936401</text:p>
          </table:table-cell>
          <table:table-cell office:value-type="float" office:value="1934.991089" calcext:value-type="float">
            <text:p>1934.991089</text:p>
          </table:table-cell>
          <table:table-cell table:number-columns-repeated="13"/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1817.43689" calcext:value-type="float">
            <text:p>1817.43689</text:p>
          </table:table-cell>
          <table:table-cell office:value-type="float" office:value="1977.252563" calcext:value-type="float">
            <text:p>1977.252563</text:p>
          </table:table-cell>
          <table:table-cell office:value-type="float" office:value="1828.86499" calcext:value-type="float">
            <text:p>1828.86499</text:p>
          </table:table-cell>
          <table:table-cell office:value-type="float" office:value="1975.597656" calcext:value-type="float">
            <text:p>1975.597656</text:p>
          </table:table-cell>
          <table:table-cell table:number-columns-repeated="13"/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1828.208374" calcext:value-type="float">
            <text:p>1828.208374</text:p>
          </table:table-cell>
          <table:table-cell office:value-type="float" office:value="1944.455688" calcext:value-type="float">
            <text:p>1944.455688</text:p>
          </table:table-cell>
          <table:table-cell office:value-type="float" office:value="1847.985718" calcext:value-type="float">
            <text:p>1847.985718</text:p>
          </table:table-cell>
          <table:table-cell office:value-type="float" office:value="1936.245483" calcext:value-type="float">
            <text:p>1936.245483</text:p>
          </table:table-cell>
          <table:table-cell table:number-columns-repeated="13"/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1841.481079" calcext:value-type="float">
            <text:p>1841.481079</text:p>
          </table:table-cell>
          <table:table-cell office:value-type="float" office:value="1940.272217" calcext:value-type="float">
            <text:p>1940.272217</text:p>
          </table:table-cell>
          <table:table-cell office:value-type="float" office:value="1861.548706" calcext:value-type="float">
            <text:p>1861.548706</text:p>
          </table:table-cell>
          <table:table-cell office:value-type="float" office:value="1933.871094" calcext:value-type="float">
            <text:p>1933.871094</text:p>
          </table:table-cell>
          <table:table-cell table:number-columns-repeated="13"/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1820.853027" calcext:value-type="float">
            <text:p>1820.853027</text:p>
          </table:table-cell>
          <table:table-cell office:value-type="float" office:value="1990.372314" calcext:value-type="float">
            <text:p>1990.372314</text:p>
          </table:table-cell>
          <table:table-cell office:value-type="float" office:value="1833.120972" calcext:value-type="float">
            <text:p>1833.120972</text:p>
          </table:table-cell>
          <table:table-cell office:value-type="float" office:value="1986.657959" calcext:value-type="float">
            <text:p>1986.657959</text:p>
          </table:table-cell>
          <table:table-cell table:number-columns-repeated="1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829.943848" calcext:value-type="float">
            <text:p>1829.943848</text:p>
          </table:table-cell>
          <table:table-cell office:value-type="float" office:value="1946.750732" calcext:value-type="float">
            <text:p>1946.750732</text:p>
          </table:table-cell>
          <table:table-cell office:value-type="float" office:value="1853.494629" calcext:value-type="float">
            <text:p>1853.494629</text:p>
          </table:table-cell>
          <table:table-cell office:value-type="float" office:value="1938.037842" calcext:value-type="float">
            <text:p>1938.037842</text:p>
          </table:table-cell>
          <table:table-cell table:number-columns-repeated="13"/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1852.628784" calcext:value-type="float">
            <text:p>1852.628784</text:p>
          </table:table-cell>
          <table:table-cell office:value-type="float" office:value="1939.295898" calcext:value-type="float">
            <text:p>1939.295898</text:p>
          </table:table-cell>
          <table:table-cell office:value-type="float" office:value="1872.941406" calcext:value-type="float">
            <text:p>1872.941406</text:p>
          </table:table-cell>
          <table:table-cell office:value-type="float" office:value="1930.053223" calcext:value-type="float">
            <text:p>1930.053223</text:p>
          </table:table-cell>
          <table:table-cell table:number-columns-repeated="13"/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1824.831299" calcext:value-type="float">
            <text:p>1824.831299</text:p>
          </table:table-cell>
          <table:table-cell office:value-type="float" office:value="1998.216553" calcext:value-type="float">
            <text:p>1998.216553</text:p>
          </table:table-cell>
          <table:table-cell office:value-type="float" office:value="1839.321655" calcext:value-type="float">
            <text:p>1839.321655</text:p>
          </table:table-cell>
          <table:table-cell office:value-type="float" office:value="1990.022583" calcext:value-type="float">
            <text:p>1990.022583</text:p>
          </table:table-cell>
          <table:table-cell table:number-columns-repeated="13"/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1832.926636" calcext:value-type="float">
            <text:p>1832.926636</text:p>
          </table:table-cell>
          <table:table-cell office:value-type="float" office:value="1974.324097" calcext:value-type="float">
            <text:p>1974.324097</text:p>
          </table:table-cell>
          <table:table-cell office:value-type="float" office:value="1852.425903" calcext:value-type="float">
            <text:p>1852.425903</text:p>
          </table:table-cell>
          <table:table-cell office:value-type="float" office:value="1967.101929" calcext:value-type="float">
            <text:p>1967.101929</text:p>
          </table:table-cell>
          <table:table-cell table:number-columns-repeated="13"/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1857.428589" calcext:value-type="float">
            <text:p>1857.428589</text:p>
          </table:table-cell>
          <table:table-cell office:value-type="float" office:value="1932.446289" calcext:value-type="float">
            <text:p>1932.446289</text:p>
          </table:table-cell>
          <table:table-cell office:value-type="float" office:value="1882.665649" calcext:value-type="float">
            <text:p>1882.665649</text:p>
          </table:table-cell>
          <table:table-cell office:value-type="float" office:value="1921.996216" calcext:value-type="float">
            <text:p>1921.996216</text:p>
          </table:table-cell>
          <table:table-cell table:number-columns-repeated="1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828.512573" calcext:value-type="float">
            <text:p>1828.512573</text:p>
          </table:table-cell>
          <table:table-cell office:value-type="float" office:value="1998.12561" calcext:value-type="float">
            <text:p>1998.12561</text:p>
          </table:table-cell>
          <table:table-cell office:value-type="float" office:value="1837.609253" calcext:value-type="float">
            <text:p>1837.609253</text:p>
          </table:table-cell>
          <table:table-cell office:value-type="float" office:value="1995.646729" calcext:value-type="float">
            <text:p>1995.646729</text:p>
          </table:table-cell>
          <table:table-cell table:number-columns-repeated="13"/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1839.583496" calcext:value-type="float">
            <text:p>1839.583496</text:p>
          </table:table-cell>
          <table:table-cell office:value-type="float" office:value="1985.349609" calcext:value-type="float">
            <text:p>1985.349609</text:p>
          </table:table-cell>
          <table:table-cell office:value-type="float" office:value="1857.471313" calcext:value-type="float">
            <text:p>1857.471313</text:p>
          </table:table-cell>
          <table:table-cell office:value-type="float" office:value="1981.010376" calcext:value-type="float">
            <text:p>1981.010376</text:p>
          </table:table-cell>
          <table:table-cell table:number-columns-repeated="13"/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1866.845093" calcext:value-type="float">
            <text:p>1866.845093</text:p>
          </table:table-cell>
          <table:table-cell office:value-type="float" office:value="1952.013184" calcext:value-type="float">
            <text:p>1952.013184</text:p>
          </table:table-cell>
          <table:table-cell office:value-type="float" office:value="1888.218872" calcext:value-type="float">
            <text:p>1888.218872</text:p>
          </table:table-cell>
          <table:table-cell office:value-type="float" office:value="1942.624512" calcext:value-type="float">
            <text:p>1942.624512</text:p>
          </table:table-cell>
          <table:table-cell table:number-columns-repeated="13"/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1819.665894" calcext:value-type="float">
            <text:p>1819.665894</text:p>
          </table:table-cell>
          <table:table-cell office:value-type="float" office:value="1997.581909" calcext:value-type="float">
            <text:p>1997.581909</text:p>
          </table:table-cell>
          <table:table-cell office:value-type="float" office:value="1829.143188" calcext:value-type="float">
            <text:p>1829.143188</text:p>
          </table:table-cell>
          <table:table-cell office:value-type="float" office:value="1996.64209" calcext:value-type="float">
            <text:p>1996.64209</text:p>
          </table:table-cell>
          <table:table-cell table:number-columns-repeated="13"/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1840.429321" calcext:value-type="float">
            <text:p>1840.429321</text:p>
          </table:table-cell>
          <table:table-cell office:value-type="float" office:value="1996.363892" calcext:value-type="float">
            <text:p>1996.363892</text:p>
          </table:table-cell>
          <table:table-cell office:value-type="float" office:value="1856.362183" calcext:value-type="float">
            <text:p>1856.362183</text:p>
          </table:table-cell>
          <table:table-cell office:value-type="float" office:value="1993.268799" calcext:value-type="float">
            <text:p>1993.268799</text:p>
          </table:table-cell>
          <table:table-cell table:number-columns-repeated="1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862.162109" calcext:value-type="float">
            <text:p>1862.162109</text:p>
          </table:table-cell>
          <table:table-cell office:value-type="float" office:value="1956.427734" calcext:value-type="float">
            <text:p>1956.427734</text:p>
          </table:table-cell>
          <table:table-cell office:value-type="float" office:value="1884.592285" calcext:value-type="float">
            <text:p>1884.592285</text:p>
          </table:table-cell>
          <table:table-cell office:value-type="float" office:value="1947.483765" calcext:value-type="float">
            <text:p>1947.483765</text:p>
          </table:table-cell>
          <table:table-cell table:number-columns-repeated="13"/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1856.297119" calcext:value-type="float">
            <text:p>1856.297119</text:p>
          </table:table-cell>
          <table:table-cell office:value-type="float" office:value="1980.356934" calcext:value-type="float">
            <text:p>1980.356934</text:p>
          </table:table-cell>
          <table:table-cell office:value-type="float" office:value="1871.452148" calcext:value-type="float">
            <text:p>1871.452148</text:p>
          </table:table-cell>
          <table:table-cell office:value-type="float" office:value="1979.457642" calcext:value-type="float">
            <text:p>1979.457642</text:p>
          </table:table-cell>
          <table:table-cell table:number-columns-repeated="13"/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1822.231934" calcext:value-type="float">
            <text:p>1822.231934</text:p>
          </table:table-cell>
          <table:table-cell office:value-type="float" office:value="1995.890625" calcext:value-type="float">
            <text:p>1995.890625</text:p>
          </table:table-cell>
          <table:table-cell office:value-type="float" office:value="1840.510742" calcext:value-type="float">
            <text:p>1840.510742</text:p>
          </table:table-cell>
          <table:table-cell office:value-type="float" office:value="1992.120728" calcext:value-type="float">
            <text:p>1992.120728</text:p>
          </table:table-cell>
          <table:table-cell table:number-columns-repeated="13"/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1857.105225" calcext:value-type="float">
            <text:p>1857.105225</text:p>
          </table:table-cell>
          <table:table-cell office:value-type="float" office:value="1968.705444" calcext:value-type="float">
            <text:p>1968.705444</text:p>
          </table:table-cell>
          <table:table-cell office:value-type="float" office:value="1883.362061" calcext:value-type="float">
            <text:p>1883.362061</text:p>
          </table:table-cell>
          <table:table-cell office:value-type="float" office:value="1951.968018" calcext:value-type="float">
            <text:p>1951.968018</text:p>
          </table:table-cell>
          <table:table-cell table:number-columns-repeated="13"/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1865.457397" calcext:value-type="float">
            <text:p>1865.457397</text:p>
          </table:table-cell>
          <table:table-cell office:value-type="float" office:value="1962.084351" calcext:value-type="float">
            <text:p>1962.084351</text:p>
          </table:table-cell>
          <table:table-cell office:value-type="float" office:value="1889.574951" calcext:value-type="float">
            <text:p>1889.574951</text:p>
          </table:table-cell>
          <table:table-cell office:value-type="float" office:value="1952.233887" calcext:value-type="float">
            <text:p>1952.233887</text:p>
          </table:table-cell>
          <table:table-cell table:number-columns-repeated="1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08.43689" calcext:value-type="float">
            <text:p>1808.43689</text:p>
          </table:table-cell>
          <table:table-cell office:value-type="float" office:value="1997.597168" calcext:value-type="float">
            <text:p>1997.597168</text:p>
          </table:table-cell>
          <table:table-cell office:value-type="float" office:value="1820.437012" calcext:value-type="float">
            <text:p>1820.437012</text:p>
          </table:table-cell>
          <table:table-cell office:value-type="float" office:value="1994.080444" calcext:value-type="float">
            <text:p>1994.080444</text:p>
          </table:table-cell>
          <table:table-cell table:number-columns-repeated="13"/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1864.826416" calcext:value-type="float">
            <text:p>1864.826416</text:p>
          </table:table-cell>
          <table:table-cell office:value-type="float" office:value="1986.143066" calcext:value-type="float">
            <text:p>1986.143066</text:p>
          </table:table-cell>
          <table:table-cell office:value-type="float" office:value="1888.835205" calcext:value-type="float">
            <text:p>1888.835205</text:p>
          </table:table-cell>
          <table:table-cell office:value-type="float" office:value="1978.616455" calcext:value-type="float">
            <text:p>1978.616455</text:p>
          </table:table-cell>
          <table:table-cell table:number-columns-repeated="13"/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1868.472168" calcext:value-type="float">
            <text:p>1868.472168</text:p>
          </table:table-cell>
          <table:table-cell office:value-type="float" office:value="1984.310059" calcext:value-type="float">
            <text:p>1984.310059</text:p>
          </table:table-cell>
          <table:table-cell office:value-type="float" office:value="1883.689697" calcext:value-type="float">
            <text:p>1883.689697</text:p>
          </table:table-cell>
          <table:table-cell office:value-type="float" office:value="1976.947144" calcext:value-type="float">
            <text:p>1976.947144</text:p>
          </table:table-cell>
          <table:table-cell table:number-columns-repeated="13"/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1849.432495" calcext:value-type="float">
            <text:p>1849.432495</text:p>
          </table:table-cell>
          <table:table-cell office:value-type="float" office:value="1990.303223" calcext:value-type="float">
            <text:p>1990.303223</text:p>
          </table:table-cell>
          <table:table-cell office:value-type="float" office:value="1870.181519" calcext:value-type="float">
            <text:p>1870.181519</text:p>
          </table:table-cell>
          <table:table-cell office:value-type="float" office:value="1985.410889" calcext:value-type="float">
            <text:p>1985.410889</text:p>
          </table:table-cell>
          <table:table-cell table:number-columns-repeated="13"/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1843.526978" calcext:value-type="float">
            <text:p>1843.526978</text:p>
          </table:table-cell>
          <table:table-cell office:value-type="float" office:value="1996.098877" calcext:value-type="float">
            <text:p>1996.098877</text:p>
          </table:table-cell>
          <table:table-cell office:value-type="float" office:value="1860.895874" calcext:value-type="float">
            <text:p>1860.895874</text:p>
          </table:table-cell>
          <table:table-cell office:value-type="float" office:value="1992.503418" calcext:value-type="float">
            <text:p>1992.503418</text:p>
          </table:table-cell>
          <table:table-cell table:number-columns-repeated="1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62.734497" calcext:value-type="float">
            <text:p>1862.734497</text:p>
          </table:table-cell>
          <table:table-cell office:value-type="float" office:value="1982.663574" calcext:value-type="float">
            <text:p>1982.663574</text:p>
          </table:table-cell>
          <table:table-cell office:value-type="float" office:value="1883.272461" calcext:value-type="float">
            <text:p>1883.272461</text:p>
          </table:table-cell>
          <table:table-cell office:value-type="float" office:value="1971.387329" calcext:value-type="float">
            <text:p>1971.387329</text:p>
          </table:table-cell>
          <table:table-cell table:number-columns-repeated="13"/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1865.130615" calcext:value-type="float">
            <text:p>1865.130615</text:p>
          </table:table-cell>
          <table:table-cell office:value-type="float" office:value="1990.137939" calcext:value-type="float">
            <text:p>1990.137939</text:p>
          </table:table-cell>
          <table:table-cell office:value-type="float" office:value="1878.614014" calcext:value-type="float">
            <text:p>1878.614014</text:p>
          </table:table-cell>
          <table:table-cell office:value-type="float" office:value="1987.945679" calcext:value-type="float">
            <text:p>1987.945679</text:p>
          </table:table-cell>
          <table:table-cell table:number-columns-repeated="13"/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1836.219727" calcext:value-type="float">
            <text:p>1836.219727</text:p>
          </table:table-cell>
          <table:table-cell office:value-type="float" office:value="1997.890625" calcext:value-type="float">
            <text:p>1997.890625</text:p>
          </table:table-cell>
          <table:table-cell office:value-type="float" office:value="1851.97876" calcext:value-type="float">
            <text:p>1851.97876</text:p>
          </table:table-cell>
          <table:table-cell office:value-type="float" office:value="1989.579102" calcext:value-type="float">
            <text:p>1989.579102</text:p>
          </table:table-cell>
          <table:table-cell table:number-columns-repeated="13"/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1863.987061" calcext:value-type="float">
            <text:p>1863.987061</text:p>
          </table:table-cell>
          <table:table-cell office:value-type="float" office:value="1989.141846" calcext:value-type="float">
            <text:p>1989.141846</text:p>
          </table:table-cell>
          <table:table-cell office:value-type="float" office:value="1886.139038" calcext:value-type="float">
            <text:p>1886.139038</text:p>
          </table:table-cell>
          <table:table-cell office:value-type="float" office:value="1978.104492" calcext:value-type="float">
            <text:p>1978.104492</text:p>
          </table:table-cell>
          <table:table-cell table:number-columns-repeated="13"/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1867.491577" calcext:value-type="float">
            <text:p>1867.491577</text:p>
          </table:table-cell>
          <table:table-cell office:value-type="float" office:value="1982.675537" calcext:value-type="float">
            <text:p>1982.675537</text:p>
          </table:table-cell>
          <table:table-cell office:value-type="float" office:value="1887.820557" calcext:value-type="float">
            <text:p>1887.820557</text:p>
          </table:table-cell>
          <table:table-cell office:value-type="float" office:value="1971.924316" calcext:value-type="float">
            <text:p>1971.924316</text:p>
          </table:table-cell>
          <table:table-cell table:number-columns-repeated="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38.620728" calcext:value-type="float">
            <text:p>1838.620728</text:p>
          </table:table-cell>
          <table:table-cell office:value-type="float" office:value="1998.262329" calcext:value-type="float">
            <text:p>1998.262329</text:p>
          </table:table-cell>
          <table:table-cell office:value-type="float" office:value="1850.995605" calcext:value-type="float">
            <text:p>1850.995605</text:p>
          </table:table-cell>
          <table:table-cell office:value-type="float" office:value="1992.022583" calcext:value-type="float">
            <text:p>1992.022583</text:p>
          </table:table-cell>
          <table:table-cell table:number-columns-repeated="13"/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1850.286621" calcext:value-type="float">
            <text:p>1850.286621</text:p>
          </table:table-cell>
          <table:table-cell office:value-type="float" office:value="1996.71582" calcext:value-type="float">
            <text:p>1996.71582</text:p>
          </table:table-cell>
          <table:table-cell office:value-type="float" office:value="1867.768188" calcext:value-type="float">
            <text:p>1867.768188</text:p>
          </table:table-cell>
          <table:table-cell office:value-type="float" office:value="1990.829346" calcext:value-type="float">
            <text:p>1990.829346</text:p>
          </table:table-cell>
          <table:table-cell table:number-columns-repeated="13"/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1864.436279" calcext:value-type="float">
            <text:p>1864.436279</text:p>
          </table:table-cell>
          <table:table-cell office:value-type="float" office:value="1996.955444" calcext:value-type="float">
            <text:p>1996.955444</text:p>
          </table:table-cell>
          <table:table-cell office:value-type="float" office:value="1883.651611" calcext:value-type="float">
            <text:p>1883.651611</text:p>
          </table:table-cell>
          <table:table-cell office:value-type="float" office:value="1988.489258" calcext:value-type="float">
            <text:p>1988.489258</text:p>
          </table:table-cell>
          <table:table-cell table:number-columns-repeated="13"/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1865.824463" calcext:value-type="float">
            <text:p>1865.824463</text:p>
          </table:table-cell>
          <table:table-cell office:value-type="float" office:value="1992.868408" calcext:value-type="float">
            <text:p>1992.868408</text:p>
          </table:table-cell>
          <table:table-cell office:value-type="float" office:value="1885.289795" calcext:value-type="float">
            <text:p>1885.289795</text:p>
          </table:table-cell>
          <table:table-cell office:value-type="float" office:value="1984.471924" calcext:value-type="float">
            <text:p>1984.471924</text:p>
          </table:table-cell>
          <table:table-cell table:number-columns-repeated="13"/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1848.888672" calcext:value-type="float">
            <text:p>1848.888672</text:p>
          </table:table-cell>
          <table:table-cell office:value-type="float" office:value="1996.55481" calcext:value-type="float">
            <text:p>1996.55481</text:p>
          </table:table-cell>
          <table:table-cell office:value-type="float" office:value="1863.132935" calcext:value-type="float">
            <text:p>1863.132935</text:p>
          </table:table-cell>
          <table:table-cell office:value-type="float" office:value="1994.474121" calcext:value-type="float">
            <text:p>1994.474121</text:p>
          </table:table-cell>
          <table:table-cell table:number-columns-repeated="1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851.089844" calcext:value-type="float">
            <text:p>1851.089844</text:p>
          </table:table-cell>
          <table:table-cell office:value-type="float" office:value="1997.148315" calcext:value-type="float">
            <text:p>1997.148315</text:p>
          </table:table-cell>
          <table:table-cell office:value-type="float" office:value="1866.575195" calcext:value-type="float">
            <text:p>1866.575195</text:p>
          </table:table-cell>
          <table:table-cell office:value-type="float" office:value="1991.730957" calcext:value-type="float">
            <text:p>1991.730957</text:p>
          </table:table-cell>
          <table:table-cell table:number-columns-repeated="13"/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1868.516235" calcext:value-type="float">
            <text:p>1868.516235</text:p>
          </table:table-cell>
          <table:table-cell office:value-type="float" office:value="1996.38623" calcext:value-type="float">
            <text:p>1996.38623</text:p>
          </table:table-cell>
          <table:table-cell office:value-type="float" office:value="1888.384033" calcext:value-type="float">
            <text:p>1888.384033</text:p>
          </table:table-cell>
          <table:table-cell office:value-type="float" office:value="1989.2771" calcext:value-type="float">
            <text:p>1989.2771</text:p>
          </table:table-cell>
          <table:table-cell table:number-columns-repeated="13"/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1856.251953" calcext:value-type="float">
            <text:p>1856.251953</text:p>
          </table:table-cell>
          <table:table-cell office:value-type="float" office:value="1996.858154" calcext:value-type="float">
            <text:p>1996.858154</text:p>
          </table:table-cell>
          <table:table-cell office:value-type="float" office:value="1873.570801" calcext:value-type="float">
            <text:p>1873.570801</text:p>
          </table:table-cell>
          <table:table-cell office:value-type="float" office:value="1990.63208" calcext:value-type="float">
            <text:p>1990.63208</text:p>
          </table:table-cell>
          <table:table-cell table:number-columns-repeated="13"/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1854.031128" calcext:value-type="float">
            <text:p>1854.031128</text:p>
          </table:table-cell>
          <table:table-cell office:value-type="float" office:value="1996.036865" calcext:value-type="float">
            <text:p>1996.036865</text:p>
          </table:table-cell>
          <table:table-cell office:value-type="float" office:value="1872.287354" calcext:value-type="float">
            <text:p>1872.287354</text:p>
          </table:table-cell>
          <table:table-cell office:value-type="float" office:value="1991.772949" calcext:value-type="float">
            <text:p>1991.772949</text:p>
          </table:table-cell>
          <table:table-cell table:number-columns-repeated="13"/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1857.934692" calcext:value-type="float">
            <text:p>1857.934692</text:p>
          </table:table-cell>
          <table:table-cell office:value-type="float" office:value="1996.793945" calcext:value-type="float">
            <text:p>1996.793945</text:p>
          </table:table-cell>
          <table:table-cell office:value-type="float" office:value="1875.134277" calcext:value-type="float">
            <text:p>1875.134277</text:p>
          </table:table-cell>
          <table:table-cell office:value-type="float" office:value="1990.913574" calcext:value-type="float">
            <text:p>1990.913574</text:p>
          </table:table-cell>
          <table:table-cell table:number-columns-repeated="1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864.162354" calcext:value-type="float">
            <text:p>1864.162354</text:p>
          </table:table-cell>
          <table:table-cell office:value-type="float" office:value="1996.266357" calcext:value-type="float">
            <text:p>1996.266357</text:p>
          </table:table-cell>
          <table:table-cell office:value-type="float" office:value="1885.227539" calcext:value-type="float">
            <text:p>1885.227539</text:p>
          </table:table-cell>
          <table:table-cell office:value-type="float" office:value="1988.383057" calcext:value-type="float">
            <text:p>1988.383057</text:p>
          </table:table-cell>
          <table:table-cell table:number-columns-repeated="13"/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1851.891235" calcext:value-type="float">
            <text:p>1851.891235</text:p>
          </table:table-cell>
          <table:table-cell office:value-type="float" office:value="1998.263428" calcext:value-type="float">
            <text:p>1998.263428</text:p>
          </table:table-cell>
          <table:table-cell office:value-type="float" office:value="1867.561768" calcext:value-type="float">
            <text:p>1867.561768</text:p>
          </table:table-cell>
          <table:table-cell office:value-type="float" office:value="1988.723877" calcext:value-type="float">
            <text:p>1988.723877</text:p>
          </table:table-cell>
          <table:table-cell table:number-columns-repeated="13"/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1855.387085" calcext:value-type="float">
            <text:p>1855.387085</text:p>
          </table:table-cell>
          <table:table-cell office:value-type="float" office:value="1997.369751" calcext:value-type="float">
            <text:p>1997.369751</text:p>
          </table:table-cell>
          <table:table-cell office:value-type="float" office:value="1874.197754" calcext:value-type="float">
            <text:p>1874.197754</text:p>
          </table:table-cell>
          <table:table-cell office:value-type="float" office:value="1987.845581" calcext:value-type="float">
            <text:p>1987.845581</text:p>
          </table:table-cell>
          <table:table-cell table:number-columns-repeated="13"/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1845.39502" calcext:value-type="float">
            <text:p>1845.39502</text:p>
          </table:table-cell>
          <table:table-cell office:value-type="float" office:value="1996.727051" calcext:value-type="float">
            <text:p>1996.727051</text:p>
          </table:table-cell>
          <table:table-cell office:value-type="float" office:value="1868.025024" calcext:value-type="float">
            <text:p>1868.025024</text:p>
          </table:table-cell>
          <table:table-cell office:value-type="float" office:value="1985.652832" calcext:value-type="float">
            <text:p>1985.652832</text:p>
          </table:table-cell>
          <table:table-cell table:number-columns-repeated="13"/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1857.970215" calcext:value-type="float">
            <text:p>1857.970215</text:p>
          </table:table-cell>
          <table:table-cell office:value-type="float" office:value="1996.56958" calcext:value-type="float">
            <text:p>1996.56958</text:p>
          </table:table-cell>
          <table:table-cell office:value-type="float" office:value="1876.509155" calcext:value-type="float">
            <text:p>1876.509155</text:p>
          </table:table-cell>
          <table:table-cell office:value-type="float" office:value="1990.14209" calcext:value-type="float">
            <text:p>1990.14209</text:p>
          </table:table-cell>
          <table:table-cell table:number-columns-repeated="1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854.361572" calcext:value-type="float">
            <text:p>1854.361572</text:p>
          </table:table-cell>
          <table:table-cell office:value-type="float" office:value="1997.300171" calcext:value-type="float">
            <text:p>1997.300171</text:p>
          </table:table-cell>
          <table:table-cell office:value-type="float" office:value="1872.866943" calcext:value-type="float">
            <text:p>1872.866943</text:p>
          </table:table-cell>
          <table:table-cell office:value-type="float" office:value="1988.32666" calcext:value-type="float">
            <text:p>1988.32666</text:p>
          </table:table-cell>
          <table:table-cell table:number-columns-repeated="13"/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1855.957031" calcext:value-type="float">
            <text:p>1855.957031</text:p>
          </table:table-cell>
          <table:table-cell office:value-type="float" office:value="1996.123413" calcext:value-type="float">
            <text:p>1996.123413</text:p>
          </table:table-cell>
          <table:table-cell office:value-type="float" office:value="1879.331543" calcext:value-type="float">
            <text:p>1879.331543</text:p>
          </table:table-cell>
          <table:table-cell office:value-type="float" office:value="1986.435791" calcext:value-type="float">
            <text:p>1986.435791</text:p>
          </table:table-cell>
          <table:table-cell table:number-columns-repeated="13"/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1851.777344" calcext:value-type="float">
            <text:p>1851.777344</text:p>
          </table:table-cell>
          <table:table-cell office:value-type="float" office:value="1995.842896" calcext:value-type="float">
            <text:p>1995.842896</text:p>
          </table:table-cell>
          <table:table-cell office:value-type="float" office:value="1870.575684" calcext:value-type="float">
            <text:p>1870.575684</text:p>
          </table:table-cell>
          <table:table-cell office:value-type="float" office:value="1991.72168" calcext:value-type="float">
            <text:p>1991.72168</text:p>
          </table:table-cell>
          <table:table-cell table:number-columns-repeated="13"/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1854.208008" calcext:value-type="float">
            <text:p>1854.208008</text:p>
          </table:table-cell>
          <table:table-cell office:value-type="float" office:value="1997.197754" calcext:value-type="float">
            <text:p>1997.197754</text:p>
          </table:table-cell>
          <table:table-cell office:value-type="float" office:value="1871.518066" calcext:value-type="float">
            <text:p>1871.518066</text:p>
          </table:table-cell>
          <table:table-cell office:value-type="float" office:value="1989.78125" calcext:value-type="float">
            <text:p>1989.78125</text:p>
          </table:table-cell>
          <table:table-cell table:number-columns-repeated="13"/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1855.425781" calcext:value-type="float">
            <text:p>1855.425781</text:p>
          </table:table-cell>
          <table:table-cell office:value-type="float" office:value="1996.128906" calcext:value-type="float">
            <text:p>1996.128906</text:p>
          </table:table-cell>
          <table:table-cell office:value-type="float" office:value="1878.957764" calcext:value-type="float">
            <text:p>1878.957764</text:p>
          </table:table-cell>
          <table:table-cell office:value-type="float" office:value="1986.263916" calcext:value-type="float">
            <text:p>1986.263916</text:p>
          </table:table-cell>
          <table:table-cell table:number-columns-repeated="1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866.609741" calcext:value-type="float">
            <text:p>1866.609741</text:p>
          </table:table-cell>
          <table:table-cell office:value-type="float" office:value="1996.84375" calcext:value-type="float">
            <text:p>1996.84375</text:p>
          </table:table-cell>
          <table:table-cell office:value-type="float" office:value="1883.533325" calcext:value-type="float">
            <text:p>1883.533325</text:p>
          </table:table-cell>
          <table:table-cell office:value-type="float" office:value="1991.063599" calcext:value-type="float">
            <text:p>1991.063599</text:p>
          </table:table-cell>
          <table:table-cell table:number-columns-repeated="13"/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1861.674805" calcext:value-type="float">
            <text:p>1861.674805</text:p>
          </table:table-cell>
          <table:table-cell office:value-type="float" office:value="1996.354736" calcext:value-type="float">
            <text:p>1996.354736</text:p>
          </table:table-cell>
          <table:table-cell office:value-type="float" office:value="1879.540527" calcext:value-type="float">
            <text:p>1879.540527</text:p>
          </table:table-cell>
          <table:table-cell office:value-type="float" office:value="1991.358887" calcext:value-type="float">
            <text:p>1991.358887</text:p>
          </table:table-cell>
          <table:table-cell table:number-columns-repeated="13"/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1856.467285" calcext:value-type="float">
            <text:p>1856.467285</text:p>
          </table:table-cell>
          <table:table-cell office:value-type="float" office:value="1995.535522" calcext:value-type="float">
            <text:p>1995.535522</text:p>
          </table:table-cell>
          <table:table-cell office:value-type="float" office:value="1877.145508" calcext:value-type="float">
            <text:p>1877.145508</text:p>
          </table:table-cell>
          <table:table-cell office:value-type="float" office:value="1990.619751" calcext:value-type="float">
            <text:p>1990.619751</text:p>
          </table:table-cell>
          <table:table-cell table:number-columns-repeated="13"/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1858.691528" calcext:value-type="float">
            <text:p>1858.691528</text:p>
          </table:table-cell>
          <table:table-cell office:value-type="float" office:value="1996.600098" calcext:value-type="float">
            <text:p>1996.600098</text:p>
          </table:table-cell>
          <table:table-cell office:value-type="float" office:value="1876.835815" calcext:value-type="float">
            <text:p>1876.835815</text:p>
          </table:table-cell>
          <table:table-cell office:value-type="float" office:value="1990.459595" calcext:value-type="float">
            <text:p>1990.459595</text:p>
          </table:table-cell>
          <table:table-cell table:number-columns-repeated="13"/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1864.015137" calcext:value-type="float">
            <text:p>1864.015137</text:p>
          </table:table-cell>
          <table:table-cell office:value-type="float" office:value="1995.880371" calcext:value-type="float">
            <text:p>1995.880371</text:p>
          </table:table-cell>
          <table:table-cell office:value-type="float" office:value="1881.825928" calcext:value-type="float">
            <text:p>1881.825928</text:p>
          </table:table-cell>
          <table:table-cell office:value-type="float" office:value="1992.614258" calcext:value-type="float">
            <text:p>1992.614258</text:p>
          </table:table-cell>
          <table:table-cell table:number-columns-repeated="1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860.494751" calcext:value-type="float">
            <text:p>1860.494751</text:p>
          </table:table-cell>
          <table:table-cell office:value-type="float" office:value="1997.012207" calcext:value-type="float">
            <text:p>1997.012207</text:p>
          </table:table-cell>
          <table:table-cell office:value-type="float" office:value="1880.229004" calcext:value-type="float">
            <text:p>1880.229004</text:p>
          </table:table-cell>
          <table:table-cell office:value-type="float" office:value="1987.826416" calcext:value-type="float">
            <text:p>1987.826416</text:p>
          </table:table-cell>
          <table:table-cell table:number-columns-repeated="13"/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1859.358521" calcext:value-type="float">
            <text:p>1859.358521</text:p>
          </table:table-cell>
          <table:table-cell office:value-type="float" office:value="1996.84729" calcext:value-type="float">
            <text:p>1996.84729</text:p>
          </table:table-cell>
          <table:table-cell office:value-type="float" office:value="1876.890991" calcext:value-type="float">
            <text:p>1876.890991</text:p>
          </table:table-cell>
          <table:table-cell office:value-type="float" office:value="1990.445801" calcext:value-type="float">
            <text:p>1990.445801</text:p>
          </table:table-cell>
          <table:table-cell table:number-columns-repeated="13"/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1858.996338" calcext:value-type="float">
            <text:p>1858.996338</text:p>
          </table:table-cell>
          <table:table-cell office:value-type="float" office:value="1996.679443" calcext:value-type="float">
            <text:p>1996.679443</text:p>
          </table:table-cell>
          <table:table-cell office:value-type="float" office:value="1878.109863" calcext:value-type="float">
            <text:p>1878.109863</text:p>
          </table:table-cell>
          <table:table-cell office:value-type="float" office:value="1989.289307" calcext:value-type="float">
            <text:p>1989.289307</text:p>
          </table:table-cell>
          <table:table-cell table:number-columns-repeated="13"/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1859.075439" calcext:value-type="float">
            <text:p>1859.075439</text:p>
          </table:table-cell>
          <table:table-cell office:value-type="float" office:value="1996.470459" calcext:value-type="float">
            <text:p>1996.470459</text:p>
          </table:table-cell>
          <table:table-cell office:value-type="float" office:value="1877.020264" calcext:value-type="float">
            <text:p>1877.020264</text:p>
          </table:table-cell>
          <table:table-cell office:value-type="float" office:value="1990.987061" calcext:value-type="float">
            <text:p>1990.987061</text:p>
          </table:table-cell>
          <table:table-cell table:number-columns-repeated="13"/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1859.344727" calcext:value-type="float">
            <text:p>1859.344727</text:p>
          </table:table-cell>
          <table:table-cell office:value-type="float" office:value="1996.533203" calcext:value-type="float">
            <text:p>1996.533203</text:p>
          </table:table-cell>
          <table:table-cell office:value-type="float" office:value="1878.147583" calcext:value-type="float">
            <text:p>1878.147583</text:p>
          </table:table-cell>
          <table:table-cell office:value-type="float" office:value="1989.969849" calcext:value-type="float">
            <text:p>1989.969849</text:p>
          </table:table-cell>
          <table:table-cell table:number-columns-repeated="1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63.117554" calcext:value-type="float">
            <text:p>1863.117554</text:p>
          </table:table-cell>
          <table:table-cell office:value-type="float" office:value="1996.74707" calcext:value-type="float">
            <text:p>1996.74707</text:p>
          </table:table-cell>
          <table:table-cell office:value-type="float" office:value="1879.872314" calcext:value-type="float">
            <text:p>1879.872314</text:p>
          </table:table-cell>
          <table:table-cell office:value-type="float" office:value="1991.477173" calcext:value-type="float">
            <text:p>1991.477173</text:p>
          </table:table-cell>
          <table:table-cell table:number-columns-repeated="13"/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1862.315186" calcext:value-type="float">
            <text:p>1862.315186</text:p>
          </table:table-cell>
          <table:table-cell office:value-type="float" office:value="1996.804932" calcext:value-type="float">
            <text:p>1996.804932</text:p>
          </table:table-cell>
          <table:table-cell office:value-type="float" office:value="1881.526123" calcext:value-type="float">
            <text:p>1881.526123</text:p>
          </table:table-cell>
          <table:table-cell office:value-type="float" office:value="1988.874268" calcext:value-type="float">
            <text:p>1988.874268</text:p>
          </table:table-cell>
          <table:table-cell table:number-columns-repeated="13"/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1856.753906" calcext:value-type="float">
            <text:p>1856.753906</text:p>
          </table:table-cell>
          <table:table-cell office:value-type="float" office:value="1997.134644" calcext:value-type="float">
            <text:p>1997.134644</text:p>
          </table:table-cell>
          <table:table-cell office:value-type="float" office:value="1876.767334" calcext:value-type="float">
            <text:p>1876.767334</text:p>
          </table:table-cell>
          <table:table-cell office:value-type="float" office:value="1987.237793" calcext:value-type="float">
            <text:p>1987.237793</text:p>
          </table:table-cell>
          <table:table-cell table:number-columns-repeated="13"/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1857.917358" calcext:value-type="float">
            <text:p>1857.917358</text:p>
          </table:table-cell>
          <table:table-cell office:value-type="float" office:value="1997.02124" calcext:value-type="float">
            <text:p>1997.02124</text:p>
          </table:table-cell>
          <table:table-cell office:value-type="float" office:value="1875.23291" calcext:value-type="float">
            <text:p>1875.23291</text:p>
          </table:table-cell>
          <table:table-cell office:value-type="float" office:value="1990.222656" calcext:value-type="float">
            <text:p>1990.222656</text:p>
          </table:table-cell>
          <table:table-cell table:number-columns-repeated="13"/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1856.200928" calcext:value-type="float">
            <text:p>1856.200928</text:p>
          </table:table-cell>
          <table:table-cell office:value-type="float" office:value="1996.421387" calcext:value-type="float">
            <text:p>1996.421387</text:p>
          </table:table-cell>
          <table:table-cell office:value-type="float" office:value="1877.692383" calcext:value-type="float">
            <text:p>1877.692383</text:p>
          </table:table-cell>
          <table:table-cell office:value-type="float" office:value="1987.564697" calcext:value-type="float">
            <text:p>1987.564697</text:p>
          </table:table-cell>
          <table:table-cell table:number-columns-repeated="1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854.987183" calcext:value-type="float">
            <text:p>1854.987183</text:p>
          </table:table-cell>
          <table:table-cell office:value-type="float" office:value="1997.051392" calcext:value-type="float">
            <text:p>1997.051392</text:p>
          </table:table-cell>
          <table:table-cell office:value-type="float" office:value="1871.743164" calcext:value-type="float">
            <text:p>1871.743164</text:p>
          </table:table-cell>
          <table:table-cell office:value-type="float" office:value="1990.705933" calcext:value-type="float">
            <text:p>1990.705933</text:p>
          </table:table-cell>
          <table:table-cell table:number-columns-repeated="13"/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1862.106323" calcext:value-type="float">
            <text:p>1862.106323</text:p>
          </table:table-cell>
          <table:table-cell office:value-type="float" office:value="1997.068726" calcext:value-type="float">
            <text:p>1997.068726</text:p>
          </table:table-cell>
          <table:table-cell office:value-type="float" office:value="1877.795166" calcext:value-type="float">
            <text:p>1877.795166</text:p>
          </table:table-cell>
          <table:table-cell office:value-type="float" office:value="1991.729004" calcext:value-type="float">
            <text:p>1991.729004</text:p>
          </table:table-cell>
          <table:table-cell table:number-columns-repeated="13"/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1854.774902" calcext:value-type="float">
            <text:p>1854.774902</text:p>
          </table:table-cell>
          <table:table-cell office:value-type="float" office:value="1995.807739" calcext:value-type="float">
            <text:p>1995.807739</text:p>
          </table:table-cell>
          <table:table-cell office:value-type="float" office:value="1877.06665" calcext:value-type="float">
            <text:p>1877.06665</text:p>
          </table:table-cell>
          <table:table-cell office:value-type="float" office:value="1988.317017" calcext:value-type="float">
            <text:p>1988.317017</text:p>
          </table:table-cell>
          <table:table-cell table:number-columns-repeated="13"/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1859.161255" calcext:value-type="float">
            <text:p>1859.161255</text:p>
          </table:table-cell>
          <table:table-cell office:value-type="float" office:value="1996.573242" calcext:value-type="float">
            <text:p>1996.573242</text:p>
          </table:table-cell>
          <table:table-cell office:value-type="float" office:value="1873.830933" calcext:value-type="float">
            <text:p>1873.830933</text:p>
          </table:table-cell>
          <table:table-cell office:value-type="float" office:value="1994.002319" calcext:value-type="float">
            <text:p>1994.002319</text:p>
          </table:table-cell>
          <table:table-cell table:number-columns-repeated="13"/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1857.467285" calcext:value-type="float">
            <text:p>1857.467285</text:p>
          </table:table-cell>
          <table:table-cell office:value-type="float" office:value="1996.553467" calcext:value-type="float">
            <text:p>1996.553467</text:p>
          </table:table-cell>
          <table:table-cell office:value-type="float" office:value="1877.099487" calcext:value-type="float">
            <text:p>1877.099487</text:p>
          </table:table-cell>
          <table:table-cell office:value-type="float" office:value="1989.089722" calcext:value-type="float">
            <text:p>1989.089722</text:p>
          </table:table-cell>
          <table:table-cell table:number-columns-repeated="1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854.054321" calcext:value-type="float">
            <text:p>1854.054321</text:p>
          </table:table-cell>
          <table:table-cell office:value-type="float" office:value="1996.476318" calcext:value-type="float">
            <text:p>1996.476318</text:p>
          </table:table-cell>
          <table:table-cell office:value-type="float" office:value="1874.000854" calcext:value-type="float">
            <text:p>1874.000854</text:p>
          </table:table-cell>
          <table:table-cell office:value-type="float" office:value="1988.970459" calcext:value-type="float">
            <text:p>1988.970459</text:p>
          </table:table-cell>
          <table:table-cell table:number-columns-repeated="13"/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1856.568237" calcext:value-type="float">
            <text:p>1856.568237</text:p>
          </table:table-cell>
          <table:table-cell office:value-type="float" office:value="1996.926514" calcext:value-type="float">
            <text:p>1996.926514</text:p>
          </table:table-cell>
          <table:table-cell office:value-type="float" office:value="1873.102905" calcext:value-type="float">
            <text:p>1873.102905</text:p>
          </table:table-cell>
          <table:table-cell office:value-type="float" office:value="1991.243164" calcext:value-type="float">
            <text:p>1991.243164</text:p>
          </table:table-cell>
          <table:table-cell table:number-columns-repeated="13"/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1859.86084" calcext:value-type="float">
            <text:p>1859.86084</text:p>
          </table:table-cell>
          <table:table-cell office:value-type="float" office:value="1997.582397" calcext:value-type="float">
            <text:p>1997.582397</text:p>
          </table:table-cell>
          <table:table-cell office:value-type="float" office:value="1877.442139" calcext:value-type="float">
            <text:p>1877.442139</text:p>
          </table:table-cell>
          <table:table-cell office:value-type="float" office:value="1988.536621" calcext:value-type="float">
            <text:p>1988.536621</text:p>
          </table:table-cell>
          <table:table-cell table:number-columns-repeated="13"/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1864.36499" calcext:value-type="float">
            <text:p>1864.36499</text:p>
          </table:table-cell>
          <table:table-cell office:value-type="float" office:value="1995.9021" calcext:value-type="float">
            <text:p>1995.9021</text:p>
          </table:table-cell>
          <table:table-cell office:value-type="float" office:value="1885.594971" calcext:value-type="float">
            <text:p>1885.594971</text:p>
          </table:table-cell>
          <table:table-cell office:value-type="float" office:value="1989.140137" calcext:value-type="float">
            <text:p>1989.140137</text:p>
          </table:table-cell>
          <table:table-cell table:number-columns-repeated="13"/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1860.973877" calcext:value-type="float">
            <text:p>1860.973877</text:p>
          </table:table-cell>
          <table:table-cell office:value-type="float" office:value="1996.034302" calcext:value-type="float">
            <text:p>1996.034302</text:p>
          </table:table-cell>
          <table:table-cell office:value-type="float" office:value="1879.858765" calcext:value-type="float">
            <text:p>1879.858765</text:p>
          </table:table-cell>
          <table:table-cell office:value-type="float" office:value="1991.150635" calcext:value-type="float">
            <text:p>1991.150635</text:p>
          </table:table-cell>
          <table:table-cell table:number-columns-repeated="1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58.359863" calcext:value-type="float">
            <text:p>1858.359863</text:p>
          </table:table-cell>
          <table:table-cell office:value-type="float" office:value="1995.684082" calcext:value-type="float">
            <text:p>1995.684082</text:p>
          </table:table-cell>
          <table:table-cell office:value-type="float" office:value="1881.649414" calcext:value-type="float">
            <text:p>1881.649414</text:p>
          </table:table-cell>
          <table:table-cell office:value-type="float" office:value="1987.632324" calcext:value-type="float">
            <text:p>1987.632324</text:p>
          </table:table-cell>
          <table:table-cell table:number-columns-repeated="13"/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1849.607544" calcext:value-type="float">
            <text:p>1849.607544</text:p>
          </table:table-cell>
          <table:table-cell office:value-type="float" office:value="1996.911011" calcext:value-type="float">
            <text:p>1996.911011</text:p>
          </table:table-cell>
          <table:table-cell office:value-type="float" office:value="1869.939331" calcext:value-type="float">
            <text:p>1869.939331</text:p>
          </table:table-cell>
          <table:table-cell office:value-type="float" office:value="1987.485352" calcext:value-type="float">
            <text:p>1987.485352</text:p>
          </table:table-cell>
          <table:table-cell table:number-columns-repeated="13"/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1854.369873" calcext:value-type="float">
            <text:p>1854.369873</text:p>
          </table:table-cell>
          <table:table-cell office:value-type="float" office:value="1997.154419" calcext:value-type="float">
            <text:p>1997.154419</text:p>
          </table:table-cell>
          <table:table-cell office:value-type="float" office:value="1876.104248" calcext:value-type="float">
            <text:p>1876.104248</text:p>
          </table:table-cell>
          <table:table-cell office:value-type="float" office:value="1985.466675" calcext:value-type="float">
            <text:p>1985.466675</text:p>
          </table:table-cell>
          <table:table-cell table:number-columns-repeated="13"/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1832.727295" calcext:value-type="float">
            <text:p>1832.727295</text:p>
          </table:table-cell>
          <table:table-cell office:value-type="float" office:value="1966.427368" calcext:value-type="float">
            <text:p>1966.427368</text:p>
          </table:table-cell>
          <table:table-cell office:value-type="float" office:value="1845.788086" calcext:value-type="float">
            <text:p>1845.788086</text:p>
          </table:table-cell>
          <table:table-cell office:value-type="float" office:value="1961.123291" calcext:value-type="float">
            <text:p>1961.123291</text:p>
          </table:table-cell>
          <table:table-cell table:number-columns-repeated="13"/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1794.540527" calcext:value-type="float">
            <text:p>1794.540527</text:p>
          </table:table-cell>
          <table:table-cell office:value-type="float" office:value="1930.897949" calcext:value-type="float">
            <text:p>1930.897949</text:p>
          </table:table-cell>
          <table:table-cell office:value-type="float" office:value="1808.822998" calcext:value-type="float">
            <text:p>1808.822998</text:p>
          </table:table-cell>
          <table:table-cell office:value-type="float" office:value="1940.795044" calcext:value-type="float">
            <text:p>1940.795044</text:p>
          </table:table-cell>
          <table:table-cell table:number-columns-repeated="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59.203247" calcext:value-type="float">
            <text:p>1759.203247</text:p>
          </table:table-cell>
          <table:table-cell office:value-type="float" office:value="1918.634399" calcext:value-type="float">
            <text:p>1918.634399</text:p>
          </table:table-cell>
          <table:table-cell office:value-type="float" office:value="1771.631592" calcext:value-type="float">
            <text:p>1771.631592</text:p>
          </table:table-cell>
          <table:table-cell office:value-type="float" office:value="1919.749512" calcext:value-type="float">
            <text:p>1919.749512</text:p>
          </table:table-cell>
          <table:table-cell table:number-columns-repeated="13"/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1741.201416" calcext:value-type="float">
            <text:p>1741.201416</text:p>
          </table:table-cell>
          <table:table-cell office:value-type="float" office:value="1873.988525" calcext:value-type="float">
            <text:p>1873.988525</text:p>
          </table:table-cell>
          <table:table-cell office:value-type="float" office:value="1754.480103" calcext:value-type="float">
            <text:p>1754.480103</text:p>
          </table:table-cell>
          <table:table-cell office:value-type="float" office:value="1869.471924" calcext:value-type="float">
            <text:p>1869.471924</text:p>
          </table:table-cell>
          <table:table-cell table:number-columns-repeated="13"/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1714.943604" calcext:value-type="float">
            <text:p>1714.943604</text:p>
          </table:table-cell>
          <table:table-cell office:value-type="float" office:value="1854.24231" calcext:value-type="float">
            <text:p>1854.24231</text:p>
          </table:table-cell>
          <table:table-cell office:value-type="float" office:value="1727.969604" calcext:value-type="float">
            <text:p>1727.969604</text:p>
          </table:table-cell>
          <table:table-cell office:value-type="float" office:value="1851.358398" calcext:value-type="float">
            <text:p>1851.358398</text:p>
          </table:table-cell>
          <table:table-cell table:number-columns-repeated="13"/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1696.869629" calcext:value-type="float">
            <text:p>1696.869629</text:p>
          </table:table-cell>
          <table:table-cell office:value-type="float" office:value="1824.496216" calcext:value-type="float">
            <text:p>1824.496216</text:p>
          </table:table-cell>
          <table:table-cell office:value-type="float" office:value="1709.361084" calcext:value-type="float">
            <text:p>1709.361084</text:p>
          </table:table-cell>
          <table:table-cell office:value-type="float" office:value="1827.846191" calcext:value-type="float">
            <text:p>1827.846191</text:p>
          </table:table-cell>
          <table:table-cell table:number-columns-repeated="13"/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1676.750366" calcext:value-type="float">
            <text:p>1676.750366</text:p>
          </table:table-cell>
          <table:table-cell office:value-type="float" office:value="1815.480713" calcext:value-type="float">
            <text:p>1815.480713</text:p>
          </table:table-cell>
          <table:table-cell office:value-type="float" office:value="1703.290283" calcext:value-type="float">
            <text:p>1703.290283</text:p>
          </table:table-cell>
          <table:table-cell office:value-type="float" office:value="1798.075195" calcext:value-type="float">
            <text:p>1798.075195</text:p>
          </table:table-cell>
          <table:table-cell table:number-columns-repeated="1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80.78125" calcext:value-type="float">
            <text:p>1680.78125</text:p>
          </table:table-cell>
          <table:table-cell office:value-type="float" office:value="1786.372437" calcext:value-type="float">
            <text:p>1786.372437</text:p>
          </table:table-cell>
          <table:table-cell office:value-type="float" office:value="1683.911377" calcext:value-type="float">
            <text:p>1683.911377</text:p>
          </table:table-cell>
          <table:table-cell office:value-type="float" office:value="1773.410278" calcext:value-type="float">
            <text:p>1773.410278</text:p>
          </table:table-cell>
          <table:table-cell table:number-columns-repeated="13"/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1666.942993" calcext:value-type="float">
            <text:p>1666.942993</text:p>
          </table:table-cell>
          <table:table-cell office:value-type="float" office:value="1761.847656" calcext:value-type="float">
            <text:p>1761.847656</text:p>
          </table:table-cell>
          <table:table-cell office:value-type="float" office:value="1675.379028" calcext:value-type="float">
            <text:p>1675.379028</text:p>
          </table:table-cell>
          <table:table-cell office:value-type="float" office:value="1771.219727" calcext:value-type="float">
            <text:p>1771.219727</text:p>
          </table:table-cell>
          <table:table-cell table:number-columns-repeated="13"/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1650.258667" calcext:value-type="float">
            <text:p>1650.258667</text:p>
          </table:table-cell>
          <table:table-cell office:value-type="float" office:value="1752.661865" calcext:value-type="float">
            <text:p>1752.661865</text:p>
          </table:table-cell>
          <table:table-cell office:value-type="float" office:value="1660.7771" calcext:value-type="float">
            <text:p>1660.7771</text:p>
          </table:table-cell>
          <table:table-cell office:value-type="float" office:value="1751.627563" calcext:value-type="float">
            <text:p>1751.627563</text:p>
          </table:table-cell>
          <table:table-cell table:number-columns-repeated="13"/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1643.923828" calcext:value-type="float">
            <text:p>1643.923828</text:p>
          </table:table-cell>
          <table:table-cell office:value-type="float" office:value="1734.860352" calcext:value-type="float">
            <text:p>1734.860352</text:p>
          </table:table-cell>
          <table:table-cell office:value-type="float" office:value="1652.132324" calcext:value-type="float">
            <text:p>1652.132324</text:p>
          </table:table-cell>
          <table:table-cell office:value-type="float" office:value="1732.374878" calcext:value-type="float">
            <text:p>1732.374878</text:p>
          </table:table-cell>
          <table:table-cell table:number-columns-repeated="13"/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1635.69104" calcext:value-type="float">
            <text:p>1635.69104</text:p>
          </table:table-cell>
          <table:table-cell office:value-type="float" office:value="1720.317505" calcext:value-type="float">
            <text:p>1720.317505</text:p>
          </table:table-cell>
          <table:table-cell office:value-type="float" office:value="1646.470215" calcext:value-type="float">
            <text:p>1646.470215</text:p>
          </table:table-cell>
          <table:table-cell office:value-type="float" office:value="1719.126099" calcext:value-type="float">
            <text:p>1719.126099</text:p>
          </table:table-cell>
          <table:table-cell table:number-columns-repeated="1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22.770386" calcext:value-type="float">
            <text:p>1622.770386</text:p>
          </table:table-cell>
          <table:table-cell office:value-type="float" office:value="1706.855957" calcext:value-type="float">
            <text:p>1706.855957</text:p>
          </table:table-cell>
          <table:table-cell office:value-type="float" office:value="1636.431274" calcext:value-type="float">
            <text:p>1636.431274</text:p>
          </table:table-cell>
          <table:table-cell office:value-type="float" office:value="1704.211914" calcext:value-type="float">
            <text:p>1704.211914</text:p>
          </table:table-cell>
          <table:table-cell table:number-columns-repeated="13"/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1618.304932" calcext:value-type="float">
            <text:p>1618.304932</text:p>
          </table:table-cell>
          <table:table-cell office:value-type="float" office:value="1696.893677" calcext:value-type="float">
            <text:p>1696.893677</text:p>
          </table:table-cell>
          <table:table-cell office:value-type="float" office:value="1626.788208" calcext:value-type="float">
            <text:p>1626.788208</text:p>
          </table:table-cell>
          <table:table-cell office:value-type="float" office:value="1694.07019" calcext:value-type="float">
            <text:p>1694.07019</text:p>
          </table:table-cell>
          <table:table-cell table:number-columns-repeated="13"/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1603.472168" calcext:value-type="float">
            <text:p>1603.472168</text:p>
          </table:table-cell>
          <table:table-cell office:value-type="float" office:value="1689.069458" calcext:value-type="float">
            <text:p>1689.069458</text:p>
          </table:table-cell>
          <table:table-cell office:value-type="float" office:value="1619.985107" calcext:value-type="float">
            <text:p>1619.985107</text:p>
          </table:table-cell>
          <table:table-cell office:value-type="float" office:value="1683.082031" calcext:value-type="float">
            <text:p>1683.082031</text:p>
          </table:table-cell>
          <table:table-cell table:number-columns-repeated="13"/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1611.400024" calcext:value-type="float">
            <text:p>1611.400024</text:p>
          </table:table-cell>
          <table:table-cell office:value-type="float" office:value="1676.417847" calcext:value-type="float">
            <text:p>1676.417847</text:p>
          </table:table-cell>
          <table:table-cell office:value-type="float" office:value="1617.864502" calcext:value-type="float">
            <text:p>1617.864502</text:p>
          </table:table-cell>
          <table:table-cell office:value-type="float" office:value="1667.856934" calcext:value-type="float">
            <text:p>1667.856934</text:p>
          </table:table-cell>
          <table:table-cell table:number-columns-repeated="13"/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1604.295532" calcext:value-type="float">
            <text:p>1604.295532</text:p>
          </table:table-cell>
          <table:table-cell office:value-type="float" office:value="1662.234741" calcext:value-type="float">
            <text:p>1662.234741</text:p>
          </table:table-cell>
          <table:table-cell office:value-type="float" office:value="1612.426758" calcext:value-type="float">
            <text:p>1612.426758</text:p>
          </table:table-cell>
          <table:table-cell office:value-type="float" office:value="1665.681885" calcext:value-type="float">
            <text:p>1665.681885</text:p>
          </table:table-cell>
          <table:table-cell table:number-columns-repeated="1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95.723755" calcext:value-type="float">
            <text:p>1595.723755</text:p>
          </table:table-cell>
          <table:table-cell office:value-type="float" office:value="1654.738647" calcext:value-type="float">
            <text:p>1654.738647</text:p>
          </table:table-cell>
          <table:table-cell office:value-type="float" office:value="1602.458496" calcext:value-type="float">
            <text:p>1602.458496</text:p>
          </table:table-cell>
          <table:table-cell office:value-type="float" office:value="1655.829834" calcext:value-type="float">
            <text:p>1655.829834</text:p>
          </table:table-cell>
          <table:table-cell table:number-columns-repeated="13"/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1592.885986" calcext:value-type="float">
            <text:p>1592.885986</text:p>
          </table:table-cell>
          <table:table-cell office:value-type="float" office:value="1651.40332" calcext:value-type="float">
            <text:p>1651.40332</text:p>
          </table:table-cell>
          <table:table-cell office:value-type="float" office:value="1605.222412" calcext:value-type="float">
            <text:p>1605.222412</text:p>
          </table:table-cell>
          <table:table-cell office:value-type="float" office:value="1644.430908" calcext:value-type="float">
            <text:p>1644.430908</text:p>
          </table:table-cell>
          <table:table-cell table:number-columns-repeated="13"/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1595.555664" calcext:value-type="float">
            <text:p>1595.555664</text:p>
          </table:table-cell>
          <table:table-cell office:value-type="float" office:value="1635.37793" calcext:value-type="float">
            <text:p>1635.37793</text:p>
          </table:table-cell>
          <table:table-cell office:value-type="float" office:value="1601.171875" calcext:value-type="float">
            <text:p>1601.171875</text:p>
          </table:table-cell>
          <table:table-cell office:value-type="float" office:value="1638.60437" calcext:value-type="float">
            <text:p>1638.60437</text:p>
          </table:table-cell>
          <table:table-cell table:number-columns-repeated="13"/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1590.169434" calcext:value-type="float">
            <text:p>1590.169434</text:p>
          </table:table-cell>
          <table:table-cell office:value-type="float" office:value="1634.135254" calcext:value-type="float">
            <text:p>1634.135254</text:p>
          </table:table-cell>
          <table:table-cell office:value-type="float" office:value="1596.614258" calcext:value-type="float">
            <text:p>1596.614258</text:p>
          </table:table-cell>
          <table:table-cell office:value-type="float" office:value="1637.683594" calcext:value-type="float">
            <text:p>1637.683594</text:p>
          </table:table-cell>
          <table:table-cell table:number-columns-repeated="13"/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1584.808716" calcext:value-type="float">
            <text:p>1584.808716</text:p>
          </table:table-cell>
          <table:table-cell office:value-type="float" office:value="1630.290405" calcext:value-type="float">
            <text:p>1630.290405</text:p>
          </table:table-cell>
          <table:table-cell office:value-type="float" office:value="1592.888428" calcext:value-type="float">
            <text:p>1592.888428</text:p>
          </table:table-cell>
          <table:table-cell office:value-type="float" office:value="1631.254517" calcext:value-type="float">
            <text:p>1631.254517</text:p>
          </table:table-cell>
          <table:table-cell table:number-columns-repeated="1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581.634033" calcext:value-type="float">
            <text:p>1581.634033</text:p>
          </table:table-cell>
          <table:table-cell office:value-type="float" office:value="1627.362183" calcext:value-type="float">
            <text:p>1627.362183</text:p>
          </table:table-cell>
          <table:table-cell office:value-type="float" office:value="1590.437012" calcext:value-type="float">
            <text:p>1590.437012</text:p>
          </table:table-cell>
          <table:table-cell office:value-type="float" office:value="1622.961182" calcext:value-type="float">
            <text:p>1622.961182</text:p>
          </table:table-cell>
          <table:table-cell table:number-columns-repeated="13"/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1581.967529" calcext:value-type="float">
            <text:p>1581.967529</text:p>
          </table:table-cell>
          <table:table-cell office:value-type="float" office:value="1615.834961" calcext:value-type="float">
            <text:p>1615.834961</text:p>
          </table:table-cell>
          <table:table-cell office:value-type="float" office:value="1586.834351" calcext:value-type="float">
            <text:p>1586.834351</text:p>
          </table:table-cell>
          <table:table-cell office:value-type="float" office:value="1623.341797" calcext:value-type="float">
            <text:p>1623.341797</text:p>
          </table:table-cell>
          <table:table-cell table:number-columns-repeated="13"/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1573.836182" calcext:value-type="float">
            <text:p>1573.836182</text:p>
          </table:table-cell>
          <table:table-cell office:value-type="float" office:value="1617.915161" calcext:value-type="float">
            <text:p>1617.915161</text:p>
          </table:table-cell>
          <table:table-cell office:value-type="float" office:value="1591.205566" calcext:value-type="float">
            <text:p>1591.205566</text:p>
          </table:table-cell>
          <table:table-cell office:value-type="float" office:value="1612.481445" calcext:value-type="float">
            <text:p>1612.481445</text:p>
          </table:table-cell>
          <table:table-cell table:number-columns-repeated="13"/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1579.336792" calcext:value-type="float">
            <text:p>1579.336792</text:p>
          </table:table-cell>
          <table:table-cell office:value-type="float" office:value="1609.501709" calcext:value-type="float">
            <text:p>1609.501709</text:p>
          </table:table-cell>
          <table:table-cell office:value-type="float" office:value="1583.774292" calcext:value-type="float">
            <text:p>1583.774292</text:p>
          </table:table-cell>
          <table:table-cell office:value-type="float" office:value="1614.312988" calcext:value-type="float">
            <text:p>1614.312988</text:p>
          </table:table-cell>
          <table:table-cell table:number-columns-repeated="13"/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1576.996216" calcext:value-type="float">
            <text:p>1576.996216</text:p>
          </table:table-cell>
          <table:table-cell office:value-type="float" office:value="1603.799316" calcext:value-type="float">
            <text:p>1603.799316</text:p>
          </table:table-cell>
          <table:table-cell office:value-type="float" office:value="1583.494995" calcext:value-type="float">
            <text:p>1583.494995</text:p>
          </table:table-cell>
          <table:table-cell office:value-type="float" office:value="1610.240967" calcext:value-type="float">
            <text:p>1610.240967</text:p>
          </table:table-cell>
          <table:table-cell table:number-columns-repeated="1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571.040771" calcext:value-type="float">
            <text:p>1571.040771</text:p>
          </table:table-cell>
          <table:table-cell office:value-type="float" office:value="1602.780762" calcext:value-type="float">
            <text:p>1602.780762</text:p>
          </table:table-cell>
          <table:table-cell office:value-type="float" office:value="1578.554077" calcext:value-type="float">
            <text:p>1578.554077</text:p>
          </table:table-cell>
          <table:table-cell office:value-type="float" office:value="1607.175659" calcext:value-type="float">
            <text:p>1607.175659</text:p>
          </table:table-cell>
          <table:table-cell table:number-columns-repeated="13"/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1571.270874" calcext:value-type="float">
            <text:p>1571.270874</text:p>
          </table:table-cell>
          <table:table-cell office:value-type="float" office:value="1599.824463" calcext:value-type="float">
            <text:p>1599.824463</text:p>
          </table:table-cell>
          <table:table-cell office:value-type="float" office:value="1578.831055" calcext:value-type="float">
            <text:p>1578.831055</text:p>
          </table:table-cell>
          <table:table-cell office:value-type="float" office:value="1604.572266" calcext:value-type="float">
            <text:p>1604.572266</text:p>
          </table:table-cell>
          <table:table-cell table:number-columns-repeated="13"/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1569.978027" calcext:value-type="float">
            <text:p>1569.978027</text:p>
          </table:table-cell>
          <table:table-cell office:value-type="float" office:value="1593.561523" calcext:value-type="float">
            <text:p>1593.561523</text:p>
          </table:table-cell>
          <table:table-cell office:value-type="float" office:value="1579.518188" calcext:value-type="float">
            <text:p>1579.518188</text:p>
          </table:table-cell>
          <table:table-cell office:value-type="float" office:value="1602.486328" calcext:value-type="float">
            <text:p>1602.486328</text:p>
          </table:table-cell>
          <table:table-cell table:number-columns-repeated="13"/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1568.737183" calcext:value-type="float">
            <text:p>1568.737183</text:p>
          </table:table-cell>
          <table:table-cell office:value-type="float" office:value="1589.578735" calcext:value-type="float">
            <text:p>1589.578735</text:p>
          </table:table-cell>
          <table:table-cell office:value-type="float" office:value="1579.878418" calcext:value-type="float">
            <text:p>1579.878418</text:p>
          </table:table-cell>
          <table:table-cell office:value-type="float" office:value="1599.274902" calcext:value-type="float">
            <text:p>1599.274902</text:p>
          </table:table-cell>
          <table:table-cell table:number-columns-repeated="13"/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1573.310181" calcext:value-type="float">
            <text:p>1573.310181</text:p>
          </table:table-cell>
          <table:table-cell office:value-type="float" office:value="1598.500732" calcext:value-type="float">
            <text:p>1598.500732</text:p>
          </table:table-cell>
          <table:table-cell office:value-type="float" office:value="1570.375366" calcext:value-type="float">
            <text:p>1570.375366</text:p>
          </table:table-cell>
          <table:table-cell office:value-type="float" office:value="1588.927124" calcext:value-type="float">
            <text:p>1588.927124</text:p>
          </table:table-cell>
          <table:table-cell table:number-columns-repeated="1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571.569458" calcext:value-type="float">
            <text:p>1571.569458</text:p>
          </table:table-cell>
          <table:table-cell office:value-type="float" office:value="1591.352661" calcext:value-type="float">
            <text:p>1591.352661</text:p>
          </table:table-cell>
          <table:table-cell office:value-type="float" office:value="1566.956299" calcext:value-type="float">
            <text:p>1566.956299</text:p>
          </table:table-cell>
          <table:table-cell office:value-type="float" office:value="1592.711548" calcext:value-type="float">
            <text:p>1592.711548</text:p>
          </table:table-cell>
          <table:table-cell table:number-columns-repeated="13"/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1571.976929" calcext:value-type="float">
            <text:p>1571.976929</text:p>
          </table:table-cell>
          <table:table-cell office:value-type="float" office:value="1590.106934" calcext:value-type="float">
            <text:p>1590.106934</text:p>
          </table:table-cell>
          <table:table-cell office:value-type="float" office:value="1570.950684" calcext:value-type="float">
            <text:p>1570.950684</text:p>
          </table:table-cell>
          <table:table-cell office:value-type="float" office:value="1588.200806" calcext:value-type="float">
            <text:p>1588.200806</text:p>
          </table:table-cell>
          <table:table-cell table:number-columns-repeated="13"/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1567.092407" calcext:value-type="float">
            <text:p>1567.092407</text:p>
          </table:table-cell>
          <table:table-cell office:value-type="float" office:value="1591.912842" calcext:value-type="float">
            <text:p>1591.912842</text:p>
          </table:table-cell>
          <table:table-cell office:value-type="float" office:value="1571.946777" calcext:value-type="float">
            <text:p>1571.946777</text:p>
          </table:table-cell>
          <table:table-cell office:value-type="float" office:value="1588.94751" calcext:value-type="float">
            <text:p>1588.94751</text:p>
          </table:table-cell>
          <table:table-cell table:number-columns-repeated="13"/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1568.61853" calcext:value-type="float">
            <text:p>1568.61853</text:p>
          </table:table-cell>
          <table:table-cell office:value-type="float" office:value="1584.561279" calcext:value-type="float">
            <text:p>1584.561279</text:p>
          </table:table-cell>
          <table:table-cell office:value-type="float" office:value="1570.785889" calcext:value-type="float">
            <text:p>1570.785889</text:p>
          </table:table-cell>
          <table:table-cell office:value-type="float" office:value="1582.927246" calcext:value-type="float">
            <text:p>1582.927246</text:p>
          </table:table-cell>
          <table:table-cell table:number-columns-repeated="13"/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1571.072388" calcext:value-type="float">
            <text:p>1571.072388</text:p>
          </table:table-cell>
          <table:table-cell office:value-type="float" office:value="1581.727051" calcext:value-type="float">
            <text:p>1581.727051</text:p>
          </table:table-cell>
          <table:table-cell office:value-type="float" office:value="1570.842041" calcext:value-type="float">
            <text:p>1570.842041</text:p>
          </table:table-cell>
          <table:table-cell office:value-type="float" office:value="1583.440186" calcext:value-type="float">
            <text:p>1583.440186</text:p>
          </table:table-cell>
          <table:table-cell table:number-columns-repeated="1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64.974609" calcext:value-type="float">
            <text:p>1564.974609</text:p>
          </table:table-cell>
          <table:table-cell office:value-type="float" office:value="1585.15918" calcext:value-type="float">
            <text:p>1585.15918</text:p>
          </table:table-cell>
          <table:table-cell office:value-type="float" office:value="1569.438354" calcext:value-type="float">
            <text:p>1569.438354</text:p>
          </table:table-cell>
          <table:table-cell office:value-type="float" office:value="1583.256592" calcext:value-type="float">
            <text:p>1583.256592</text:p>
          </table:table-cell>
          <table:table-cell table:number-columns-repeated="13"/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1565.801514" calcext:value-type="float">
            <text:p>1565.801514</text:p>
          </table:table-cell>
          <table:table-cell office:value-type="float" office:value="1583.499878" calcext:value-type="float">
            <text:p>1583.499878</text:p>
          </table:table-cell>
          <table:table-cell office:value-type="float" office:value="1568.674194" calcext:value-type="float">
            <text:p>1568.674194</text:p>
          </table:table-cell>
          <table:table-cell office:value-type="float" office:value="1583.166992" calcext:value-type="float">
            <text:p>1583.166992</text:p>
          </table:table-cell>
          <table:table-cell table:number-columns-repeated="13"/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1569.416992" calcext:value-type="float">
            <text:p>1569.416992</text:p>
          </table:table-cell>
          <table:table-cell office:value-type="float" office:value="1579.571045" calcext:value-type="float">
            <text:p>1579.571045</text:p>
          </table:table-cell>
          <table:table-cell office:value-type="float" office:value="1569.158813" calcext:value-type="float">
            <text:p>1569.158813</text:p>
          </table:table-cell>
          <table:table-cell office:value-type="float" office:value="1581.853271" calcext:value-type="float">
            <text:p>1581.853271</text:p>
          </table:table-cell>
          <table:table-cell table:number-columns-repeated="13"/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1570.552124" calcext:value-type="float">
            <text:p>1570.552124</text:p>
          </table:table-cell>
          <table:table-cell office:value-type="float" office:value="1577.062744" calcext:value-type="float">
            <text:p>1577.062744</text:p>
          </table:table-cell>
          <table:table-cell office:value-type="float" office:value="1569.200928" calcext:value-type="float">
            <text:p>1569.200928</text:p>
          </table:table-cell>
          <table:table-cell office:value-type="float" office:value="1574.800293" calcext:value-type="float">
            <text:p>1574.800293</text:p>
          </table:table-cell>
          <table:table-cell table:number-columns-repeated="13"/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1564.771362" calcext:value-type="float">
            <text:p>1564.771362</text:p>
          </table:table-cell>
          <table:table-cell office:value-type="float" office:value="1576.814941" calcext:value-type="float">
            <text:p>1576.814941</text:p>
          </table:table-cell>
          <table:table-cell office:value-type="float" office:value="1564.664673" calcext:value-type="float">
            <text:p>1564.664673</text:p>
          </table:table-cell>
          <table:table-cell office:value-type="float" office:value="1578.828979" calcext:value-type="float">
            <text:p>1578.828979</text:p>
          </table:table-cell>
          <table:table-cell table:number-columns-repeated="1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569.588379" calcext:value-type="float">
            <text:p>1569.588379</text:p>
          </table:table-cell>
          <table:table-cell office:value-type="float" office:value="1574.375366" calcext:value-type="float">
            <text:p>1574.375366</text:p>
          </table:table-cell>
          <table:table-cell office:value-type="float" office:value="1569.447754" calcext:value-type="float">
            <text:p>1569.447754</text:p>
          </table:table-cell>
          <table:table-cell office:value-type="float" office:value="1571.973511" calcext:value-type="float">
            <text:p>1571.973511</text:p>
          </table:table-cell>
          <table:table-cell table:number-columns-repeated="13"/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1556.218872" calcext:value-type="float">
            <text:p>1556.218872</text:p>
          </table:table-cell>
          <table:table-cell office:value-type="float" office:value="1589.122437" calcext:value-type="float">
            <text:p>1589.122437</text:p>
          </table:table-cell>
          <table:table-cell office:value-type="float" office:value="1555.645752" calcext:value-type="float">
            <text:p>1555.645752</text:p>
          </table:table-cell>
          <table:table-cell office:value-type="float" office:value="1587.665894" calcext:value-type="float">
            <text:p>1587.665894</text:p>
          </table:table-cell>
          <table:table-cell table:number-columns-repeated="13"/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1577.317261" calcext:value-type="float">
            <text:p>1577.317261</text:p>
          </table:table-cell>
          <table:table-cell office:value-type="float" office:value="1575.84436" calcext:value-type="float">
            <text:p>1575.84436</text:p>
          </table:table-cell>
          <table:table-cell office:value-type="float" office:value="1578.732788" calcext:value-type="float">
            <text:p>1578.732788</text:p>
          </table:table-cell>
          <table:table-cell office:value-type="float" office:value="1570.596558" calcext:value-type="float">
            <text:p>1570.596558</text:p>
          </table:table-cell>
          <table:table-cell table:number-columns-repeated="13"/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1590.378906" calcext:value-type="float">
            <text:p>1590.378906</text:p>
          </table:table-cell>
          <table:table-cell office:value-type="float" office:value="1565.432983" calcext:value-type="float">
            <text:p>1565.432983</text:p>
          </table:table-cell>
          <table:table-cell office:value-type="float" office:value="1589.259521" calcext:value-type="float">
            <text:p>1589.259521</text:p>
          </table:table-cell>
          <table:table-cell office:value-type="float" office:value="1565.114014" calcext:value-type="float">
            <text:p>1565.114014</text:p>
          </table:table-cell>
          <table:table-cell table:number-columns-repeated="13"/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1560.634521" calcext:value-type="float">
            <text:p>1560.634521</text:p>
          </table:table-cell>
          <table:table-cell office:value-type="float" office:value="1594.629395" calcext:value-type="float">
            <text:p>1594.629395</text:p>
          </table:table-cell>
          <table:table-cell office:value-type="float" office:value="1561.261719" calcext:value-type="float">
            <text:p>1561.261719</text:p>
          </table:table-cell>
          <table:table-cell office:value-type="float" office:value="1595.076172" calcext:value-type="float">
            <text:p>1595.076172</text:p>
          </table:table-cell>
          <table:table-cell table:number-columns-repeated="1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22.892456" calcext:value-type="float">
            <text:p>1522.892456</text:p>
          </table:table-cell>
          <table:table-cell office:value-type="float" office:value="1546.721313" calcext:value-type="float">
            <text:p>1546.721313</text:p>
          </table:table-cell>
          <table:table-cell office:value-type="float" office:value="1590.873047" calcext:value-type="float">
            <text:p>1590.873047</text:p>
          </table:table-cell>
          <table:table-cell office:value-type="float" office:value="1637.265625" calcext:value-type="float">
            <text:p>1637.265625</text:p>
          </table:table-cell>
          <table:table-cell table:number-columns-repeated="13"/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1519.933472" calcext:value-type="float">
            <text:p>1519.933472</text:p>
          </table:table-cell>
          <table:table-cell office:value-type="float" office:value="1534.511475" calcext:value-type="float">
            <text:p>1534.511475</text:p>
          </table:table-cell>
          <table:table-cell office:value-type="float" office:value="1604.444824" calcext:value-type="float">
            <text:p>1604.444824</text:p>
          </table:table-cell>
          <table:table-cell office:value-type="float" office:value="1652.056885" calcext:value-type="float">
            <text:p>1652.056885</text:p>
          </table:table-cell>
          <table:table-cell table:number-columns-repeated="13"/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553.040771" calcext:value-type="float">
            <text:p>1553.040771</text:p>
          </table:table-cell>
          <table:table-cell office:value-type="float" office:value="1542.557739" calcext:value-type="float">
            <text:p>1542.557739</text:p>
          </table:table-cell>
          <table:table-cell office:value-type="float" office:value="1631.434204" calcext:value-type="float">
            <text:p>1631.434204</text:p>
          </table:table-cell>
          <table:table-cell office:value-type="float" office:value="1664.331665" calcext:value-type="float">
            <text:p>1664.331665</text:p>
          </table:table-cell>
          <table:table-cell table:number-columns-repeated="13"/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1553.135498" calcext:value-type="float">
            <text:p>1553.135498</text:p>
          </table:table-cell>
          <table:table-cell office:value-type="float" office:value="1563.828979" calcext:value-type="float">
            <text:p>1563.828979</text:p>
          </table:table-cell>
          <table:table-cell office:value-type="float" office:value="1684.62439" calcext:value-type="float">
            <text:p>1684.62439</text:p>
          </table:table-cell>
          <table:table-cell office:value-type="float" office:value="1596.152954" calcext:value-type="float">
            <text:p>1596.152954</text:p>
          </table:table-cell>
          <table:table-cell table:number-columns-repeated="13"/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1605.010132" calcext:value-type="float">
            <text:p>1605.010132</text:p>
          </table:table-cell>
          <table:table-cell office:value-type="float" office:value="1606.320923" calcext:value-type="float">
            <text:p>1606.320923</text:p>
          </table:table-cell>
          <table:table-cell office:value-type="float" office:value="1636.713379" calcext:value-type="float">
            <text:p>1636.713379</text:p>
          </table:table-cell>
          <table:table-cell office:value-type="float" office:value="1656.209839" calcext:value-type="float">
            <text:p>1656.209839</text:p>
          </table:table-cell>
          <table:table-cell table:number-columns-repeated="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582.647827" calcext:value-type="float">
            <text:p>1582.647827</text:p>
          </table:table-cell>
          <table:table-cell office:value-type="float" office:value="1623.14624" calcext:value-type="float">
            <text:p>1623.14624</text:p>
          </table:table-cell>
          <table:table-cell office:value-type="float" office:value="1614.041504" calcext:value-type="float">
            <text:p>1614.041504</text:p>
          </table:table-cell>
          <table:table-cell office:value-type="float" office:value="1722.546143" calcext:value-type="float">
            <text:p>1722.546143</text:p>
          </table:table-cell>
          <table:table-cell table:number-columns-repeated="13"/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1601.584595" calcext:value-type="float">
            <text:p>1601.584595</text:p>
          </table:table-cell>
          <table:table-cell office:value-type="float" office:value="1621.220581" calcext:value-type="float">
            <text:p>1621.220581</text:p>
          </table:table-cell>
          <table:table-cell office:value-type="float" office:value="1656.393188" calcext:value-type="float">
            <text:p>1656.393188</text:p>
          </table:table-cell>
          <table:table-cell office:value-type="float" office:value="1684.659424" calcext:value-type="float">
            <text:p>1684.659424</text:p>
          </table:table-cell>
          <table:table-cell table:number-columns-repeated="13"/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1622.055786" calcext:value-type="float">
            <text:p>1622.055786</text:p>
          </table:table-cell>
          <table:table-cell office:value-type="float" office:value="1623.83252" calcext:value-type="float">
            <text:p>1623.83252</text:p>
          </table:table-cell>
          <table:table-cell office:value-type="float" office:value="1674.076782" calcext:value-type="float">
            <text:p>1674.076782</text:p>
          </table:table-cell>
          <table:table-cell office:value-type="float" office:value="1674.133301" calcext:value-type="float">
            <text:p>1674.133301</text:p>
          </table:table-cell>
          <table:table-cell table:number-columns-repeated="13"/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1631.178589" calcext:value-type="float">
            <text:p>1631.178589</text:p>
          </table:table-cell>
          <table:table-cell office:value-type="float" office:value="1691.413574" calcext:value-type="float">
            <text:p>1691.413574</text:p>
          </table:table-cell>
          <table:table-cell office:value-type="float" office:value="1663.865112" calcext:value-type="float">
            <text:p>1663.865112</text:p>
          </table:table-cell>
          <table:table-cell office:value-type="float" office:value="1756.476807" calcext:value-type="float">
            <text:p>1756.476807</text:p>
          </table:table-cell>
          <table:table-cell table:number-columns-repeated="13"/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1676.790527" calcext:value-type="float">
            <text:p>1676.790527</text:p>
          </table:table-cell>
          <table:table-cell office:value-type="float" office:value="1700.80835" calcext:value-type="float">
            <text:p>1700.80835</text:p>
          </table:table-cell>
          <table:table-cell office:value-type="float" office:value="1664.075928" calcext:value-type="float">
            <text:p>1664.075928</text:p>
          </table:table-cell>
          <table:table-cell office:value-type="float" office:value="1697.019409" calcext:value-type="float">
            <text:p>1697.019409</text:p>
          </table:table-cell>
          <table:table-cell table:number-columns-repeated="1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85.304321" calcext:value-type="float">
            <text:p>1685.304321</text:p>
          </table:table-cell>
          <table:table-cell office:value-type="float" office:value="1789.381714" calcext:value-type="float">
            <text:p>1789.381714</text:p>
          </table:table-cell>
          <table:table-cell office:value-type="float" office:value="1673.636475" calcext:value-type="float">
            <text:p>1673.636475</text:p>
          </table:table-cell>
          <table:table-cell office:value-type="float" office:value="1777.58374" calcext:value-type="float">
            <text:p>1777.58374</text:p>
          </table:table-cell>
          <table:table-cell table:number-columns-repeated="13"/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1702.090332" calcext:value-type="float">
            <text:p>1702.090332</text:p>
          </table:table-cell>
          <table:table-cell office:value-type="float" office:value="1797.406494" calcext:value-type="float">
            <text:p>1797.406494</text:p>
          </table:table-cell>
          <table:table-cell office:value-type="float" office:value="1707.392822" calcext:value-type="float">
            <text:p>1707.392822</text:p>
          </table:table-cell>
          <table:table-cell office:value-type="float" office:value="1782.853882" calcext:value-type="float">
            <text:p>1782.853882</text:p>
          </table:table-cell>
          <table:table-cell table:number-columns-repeated="13"/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1732.968628" calcext:value-type="float">
            <text:p>1732.968628</text:p>
          </table:table-cell>
          <table:table-cell office:value-type="float" office:value="1791.01001" calcext:value-type="float">
            <text:p>1791.01001</text:p>
          </table:table-cell>
          <table:table-cell office:value-type="float" office:value="1745.498413" calcext:value-type="float">
            <text:p>1745.498413</text:p>
          </table:table-cell>
          <table:table-cell office:value-type="float" office:value="1775.5177" calcext:value-type="float">
            <text:p>1775.5177</text:p>
          </table:table-cell>
          <table:table-cell table:number-columns-repeated="13"/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1753.650024" calcext:value-type="float">
            <text:p>1753.650024</text:p>
          </table:table-cell>
          <table:table-cell office:value-type="float" office:value="1815.110229" calcext:value-type="float">
            <text:p>1815.110229</text:p>
          </table:table-cell>
          <table:table-cell office:value-type="float" office:value="1770.621338" calcext:value-type="float">
            <text:p>1770.621338</text:p>
          </table:table-cell>
          <table:table-cell office:value-type="float" office:value="1800.309814" calcext:value-type="float">
            <text:p>1800.309814</text:p>
          </table:table-cell>
          <table:table-cell table:number-columns-repeated="13"/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1784.337158" calcext:value-type="float">
            <text:p>1784.337158</text:p>
          </table:table-cell>
          <table:table-cell office:value-type="float" office:value="1887.695557" calcext:value-type="float">
            <text:p>1887.695557</text:p>
          </table:table-cell>
          <table:table-cell office:value-type="float" office:value="1797.564209" calcext:value-type="float">
            <text:p>1797.564209</text:p>
          </table:table-cell>
          <table:table-cell office:value-type="float" office:value="1875.408325" calcext:value-type="float">
            <text:p>1875.408325</text:p>
          </table:table-cell>
          <table:table-cell table:number-columns-repeated="1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04.221924" calcext:value-type="float">
            <text:p>1804.221924</text:p>
          </table:table-cell>
          <table:table-cell office:value-type="float" office:value="1898.234375" calcext:value-type="float">
            <text:p>1898.234375</text:p>
          </table:table-cell>
          <table:table-cell office:value-type="float" office:value="1822.6427" calcext:value-type="float">
            <text:p>1822.6427</text:p>
          </table:table-cell>
          <table:table-cell office:value-type="float" office:value="1882.150635" calcext:value-type="float">
            <text:p>1882.150635</text:p>
          </table:table-cell>
          <table:table-cell table:number-columns-repeated="13"/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1820.315552" calcext:value-type="float">
            <text:p>1820.315552</text:p>
          </table:table-cell>
          <table:table-cell office:value-type="float" office:value="1933.286865" calcext:value-type="float">
            <text:p>1933.286865</text:p>
          </table:table-cell>
          <table:table-cell office:value-type="float" office:value="1831.33374" calcext:value-type="float">
            <text:p>1831.33374</text:p>
          </table:table-cell>
          <table:table-cell office:value-type="float" office:value="1932.753296" calcext:value-type="float">
            <text:p>1932.753296</text:p>
          </table:table-cell>
          <table:table-cell table:number-columns-repeated="13"/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1824.018555" calcext:value-type="float">
            <text:p>1824.018555</text:p>
          </table:table-cell>
          <table:table-cell office:value-type="float" office:value="1915.041138" calcext:value-type="float">
            <text:p>1915.041138</text:p>
          </table:table-cell>
          <table:table-cell office:value-type="float" office:value="1843.515259" calcext:value-type="float">
            <text:p>1843.515259</text:p>
          </table:table-cell>
          <table:table-cell office:value-type="float" office:value="1910.798706" calcext:value-type="float">
            <text:p>1910.798706</text:p>
          </table:table-cell>
          <table:table-cell table:number-columns-repeated="13"/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1824.962402" calcext:value-type="float">
            <text:p>1824.962402</text:p>
          </table:table-cell>
          <table:table-cell office:value-type="float" office:value="1941.861694" calcext:value-type="float">
            <text:p>1941.861694</text:p>
          </table:table-cell>
          <table:table-cell office:value-type="float" office:value="1851.387695" calcext:value-type="float">
            <text:p>1851.387695</text:p>
          </table:table-cell>
          <table:table-cell office:value-type="float" office:value="1927.508545" calcext:value-type="float">
            <text:p>1927.508545</text:p>
          </table:table-cell>
          <table:table-cell table:number-columns-repeated="13"/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1821.205566" calcext:value-type="float">
            <text:p>1821.205566</text:p>
          </table:table-cell>
          <table:table-cell office:value-type="float" office:value="1944.049194" calcext:value-type="float">
            <text:p>1944.049194</text:p>
          </table:table-cell>
          <table:table-cell office:value-type="float" office:value="1841.216064" calcext:value-type="float">
            <text:p>1841.216064</text:p>
          </table:table-cell>
          <table:table-cell office:value-type="float" office:value="1929.033936" calcext:value-type="float">
            <text:p>1929.033936</text:p>
          </table:table-cell>
          <table:table-cell table:number-columns-repeated="1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01.126221" calcext:value-type="float">
            <text:p>1801.126221</text:p>
          </table:table-cell>
          <table:table-cell office:value-type="float" office:value="1920.432373" calcext:value-type="float">
            <text:p>1920.432373</text:p>
          </table:table-cell>
          <table:table-cell office:value-type="float" office:value="1822.174805" calcext:value-type="float">
            <text:p>1822.174805</text:p>
          </table:table-cell>
          <table:table-cell office:value-type="float" office:value="1910.455322" calcext:value-type="float">
            <text:p>1910.455322</text:p>
          </table:table-cell>
          <table:table-cell table:number-columns-repeated="13"/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1790.624023" calcext:value-type="float">
            <text:p>1790.624023</text:p>
          </table:table-cell>
          <table:table-cell office:value-type="float" office:value="1898.175537" calcext:value-type="float">
            <text:p>1898.175537</text:p>
          </table:table-cell>
          <table:table-cell office:value-type="float" office:value="1808.666382" calcext:value-type="float">
            <text:p>1808.666382</text:p>
          </table:table-cell>
          <table:table-cell office:value-type="float" office:value="1894.171265" calcext:value-type="float">
            <text:p>1894.171265</text:p>
          </table:table-cell>
          <table:table-cell table:number-columns-repeated="13"/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1767.559326" calcext:value-type="float">
            <text:p>1767.559326</text:p>
          </table:table-cell>
          <table:table-cell office:value-type="float" office:value="1888.634766" calcext:value-type="float">
            <text:p>1888.634766</text:p>
          </table:table-cell>
          <table:table-cell office:value-type="float" office:value="1777.264648" calcext:value-type="float">
            <text:p>1777.264648</text:p>
          </table:table-cell>
          <table:table-cell office:value-type="float" office:value="1886.121948" calcext:value-type="float">
            <text:p>1886.121948</text:p>
          </table:table-cell>
          <table:table-cell table:number-columns-repeated="13"/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1730.976685" calcext:value-type="float">
            <text:p>1730.976685</text:p>
          </table:table-cell>
          <table:table-cell office:value-type="float" office:value="1877.842407" calcext:value-type="float">
            <text:p>1877.842407</text:p>
          </table:table-cell>
          <table:table-cell office:value-type="float" office:value="1743.842896" calcext:value-type="float">
            <text:p>1743.842896</text:p>
          </table:table-cell>
          <table:table-cell office:value-type="float" office:value="1881.938354" calcext:value-type="float">
            <text:p>1881.938354</text:p>
          </table:table-cell>
          <table:table-cell table:number-columns-repeated="13"/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1722.670166" calcext:value-type="float">
            <text:p>1722.670166</text:p>
          </table:table-cell>
          <table:table-cell office:value-type="float" office:value="1833.283325" calcext:value-type="float">
            <text:p>1833.283325</text:p>
          </table:table-cell>
          <table:table-cell office:value-type="float" office:value="1738.587036" calcext:value-type="float">
            <text:p>1738.587036</text:p>
          </table:table-cell>
          <table:table-cell office:value-type="float" office:value="1836.075439" calcext:value-type="float">
            <text:p>1836.075439</text:p>
          </table:table-cell>
          <table:table-cell table:number-columns-repeated="1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07.238647" calcext:value-type="float">
            <text:p>1707.238647</text:p>
          </table:table-cell>
          <table:table-cell office:value-type="float" office:value="1833.166748" calcext:value-type="float">
            <text:p>1833.166748</text:p>
          </table:table-cell>
          <table:table-cell office:value-type="float" office:value="1720.596436" calcext:value-type="float">
            <text:p>1720.596436</text:p>
          </table:table-cell>
          <table:table-cell office:value-type="float" office:value="1830.385742" calcext:value-type="float">
            <text:p>1830.385742</text:p>
          </table:table-cell>
          <table:table-cell table:number-columns-repeated="13"/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1682.620483" calcext:value-type="float">
            <text:p>1682.620483</text:p>
          </table:table-cell>
          <table:table-cell office:value-type="float" office:value="1810.182251" calcext:value-type="float">
            <text:p>1810.182251</text:p>
          </table:table-cell>
          <table:table-cell office:value-type="float" office:value="1702.112793" calcext:value-type="float">
            <text:p>1702.112793</text:p>
          </table:table-cell>
          <table:table-cell office:value-type="float" office:value="1804.318115" calcext:value-type="float">
            <text:p>1804.318115</text:p>
          </table:table-cell>
          <table:table-cell table:number-columns-repeated="13"/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1673.394653" calcext:value-type="float">
            <text:p>1673.394653</text:p>
          </table:table-cell>
          <table:table-cell office:value-type="float" office:value="1788.665527" calcext:value-type="float">
            <text:p>1788.665527</text:p>
          </table:table-cell>
          <table:table-cell office:value-type="float" office:value="1690.913452" calcext:value-type="float">
            <text:p>1690.913452</text:p>
          </table:table-cell>
          <table:table-cell office:value-type="float" office:value="1786.564697" calcext:value-type="float">
            <text:p>1786.564697</text:p>
          </table:table-cell>
          <table:table-cell table:number-columns-repeated="13"/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1664.793701" calcext:value-type="float">
            <text:p>1664.793701</text:p>
          </table:table-cell>
          <table:table-cell office:value-type="float" office:value="1765.469727" calcext:value-type="float">
            <text:p>1765.469727</text:p>
          </table:table-cell>
          <table:table-cell office:value-type="float" office:value="1684.252075" calcext:value-type="float">
            <text:p>1684.252075</text:p>
          </table:table-cell>
          <table:table-cell office:value-type="float" office:value="1756.079834" calcext:value-type="float">
            <text:p>1756.079834</text:p>
          </table:table-cell>
          <table:table-cell table:number-columns-repeated="13"/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1642.80481" calcext:value-type="float">
            <text:p>1642.80481</text:p>
          </table:table-cell>
          <table:table-cell office:value-type="float" office:value="1770.397949" calcext:value-type="float">
            <text:p>1770.397949</text:p>
          </table:table-cell>
          <table:table-cell office:value-type="float" office:value="1667.31665" calcext:value-type="float">
            <text:p>1667.31665</text:p>
          </table:table-cell>
          <table:table-cell office:value-type="float" office:value="1752.967529" calcext:value-type="float">
            <text:p>1752.967529</text:p>
          </table:table-cell>
          <table:table-cell table:number-columns-repeated="1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49.961792" calcext:value-type="float">
            <text:p>1649.961792</text:p>
          </table:table-cell>
          <table:table-cell office:value-type="float" office:value="1746.45459" calcext:value-type="float">
            <text:p>1746.45459</text:p>
          </table:table-cell>
          <table:table-cell office:value-type="float" office:value="1652.080444" calcext:value-type="float">
            <text:p>1652.080444</text:p>
          </table:table-cell>
          <table:table-cell office:value-type="float" office:value="1733.973999" calcext:value-type="float">
            <text:p>1733.973999</text:p>
          </table:table-cell>
          <table:table-cell table:number-columns-repeated="13"/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1648.919678" calcext:value-type="float">
            <text:p>1648.919678</text:p>
          </table:table-cell>
          <table:table-cell office:value-type="float" office:value="1712.546631" calcext:value-type="float">
            <text:p>1712.546631</text:p>
          </table:table-cell>
          <table:table-cell office:value-type="float" office:value="1661.07373" calcext:value-type="float">
            <text:p>1661.07373</text:p>
          </table:table-cell>
          <table:table-cell office:value-type="float" office:value="1721.79834" calcext:value-type="float">
            <text:p>1721.79834</text:p>
          </table:table-cell>
          <table:table-cell table:number-columns-repeated="13"/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1630.250122" calcext:value-type="float">
            <text:p>1630.250122</text:p>
          </table:table-cell>
          <table:table-cell office:value-type="float" office:value="1721.44751" calcext:value-type="float">
            <text:p>1721.44751</text:p>
          </table:table-cell>
          <table:table-cell office:value-type="float" office:value="1646.149048" calcext:value-type="float">
            <text:p>1646.149048</text:p>
          </table:table-cell>
          <table:table-cell office:value-type="float" office:value="1722.409668" calcext:value-type="float">
            <text:p>1722.409668</text:p>
          </table:table-cell>
          <table:table-cell table:number-columns-repeated="13"/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1627.63916" calcext:value-type="float">
            <text:p>1627.63916</text:p>
          </table:table-cell>
          <table:table-cell office:value-type="float" office:value="1706.103271" calcext:value-type="float">
            <text:p>1706.103271</text:p>
          </table:table-cell>
          <table:table-cell office:value-type="float" office:value="1641.53833" calcext:value-type="float">
            <text:p>1641.53833</text:p>
          </table:table-cell>
          <table:table-cell office:value-type="float" office:value="1705.286987" calcext:value-type="float">
            <text:p>1705.286987</text:p>
          </table:table-cell>
          <table:table-cell table:number-columns-repeated="13"/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1620.96106" calcext:value-type="float">
            <text:p>1620.96106</text:p>
          </table:table-cell>
          <table:table-cell office:value-type="float" office:value="1698.121338" calcext:value-type="float">
            <text:p>1698.121338</text:p>
          </table:table-cell>
          <table:table-cell office:value-type="float" office:value="1632.343018" calcext:value-type="float">
            <text:p>1632.343018</text:p>
          </table:table-cell>
          <table:table-cell office:value-type="float" office:value="1695.547363" calcext:value-type="float">
            <text:p>1695.547363</text:p>
          </table:table-cell>
          <table:table-cell table:number-columns-repeated="1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13.447876" calcext:value-type="float">
            <text:p>1613.447876</text:p>
          </table:table-cell>
          <table:table-cell office:value-type="float" office:value="1689.706665" calcext:value-type="float">
            <text:p>1689.706665</text:p>
          </table:table-cell>
          <table:table-cell office:value-type="float" office:value="1625.442383" calcext:value-type="float">
            <text:p>1625.442383</text:p>
          </table:table-cell>
          <table:table-cell office:value-type="float" office:value="1688.119751" calcext:value-type="float">
            <text:p>1688.119751</text:p>
          </table:table-cell>
          <table:table-cell table:number-columns-repeated="13"/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1611.943115" calcext:value-type="float">
            <text:p>1611.943115</text:p>
          </table:table-cell>
          <table:table-cell office:value-type="float" office:value="1686.561035" calcext:value-type="float">
            <text:p>1686.561035</text:p>
          </table:table-cell>
          <table:table-cell office:value-type="float" office:value="1623.498901" calcext:value-type="float">
            <text:p>1623.498901</text:p>
          </table:table-cell>
          <table:table-cell office:value-type="float" office:value="1676.309082" calcext:value-type="float">
            <text:p>1676.309082</text:p>
          </table:table-cell>
          <table:table-cell table:number-columns-repeated="13"/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1609.067749" calcext:value-type="float">
            <text:p>1609.067749</text:p>
          </table:table-cell>
          <table:table-cell office:value-type="float" office:value="1668.990356" calcext:value-type="float">
            <text:p>1668.990356</text:p>
          </table:table-cell>
          <table:table-cell office:value-type="float" office:value="1619.16394" calcext:value-type="float">
            <text:p>1619.16394</text:p>
          </table:table-cell>
          <table:table-cell office:value-type="float" office:value="1670.416626" calcext:value-type="float">
            <text:p>1670.416626</text:p>
          </table:table-cell>
          <table:table-cell table:number-columns-repeated="13"/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1603.334839" calcext:value-type="float">
            <text:p>1603.334839</text:p>
          </table:table-cell>
          <table:table-cell office:value-type="float" office:value="1665.658936" calcext:value-type="float">
            <text:p>1665.658936</text:p>
          </table:table-cell>
          <table:table-cell office:value-type="float" office:value="1613.672729" calcext:value-type="float">
            <text:p>1613.672729</text:p>
          </table:table-cell>
          <table:table-cell office:value-type="float" office:value="1664.479248" calcext:value-type="float">
            <text:p>1664.479248</text:p>
          </table:table-cell>
          <table:table-cell table:number-columns-repeated="13"/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1595.820068" calcext:value-type="float">
            <text:p>1595.820068</text:p>
          </table:table-cell>
          <table:table-cell office:value-type="float" office:value="1657.844482" calcext:value-type="float">
            <text:p>1657.844482</text:p>
          </table:table-cell>
          <table:table-cell office:value-type="float" office:value="1608.567505" calcext:value-type="float">
            <text:p>1608.567505</text:p>
          </table:table-cell>
          <table:table-cell office:value-type="float" office:value="1657.143188" calcext:value-type="float">
            <text:p>1657.143188</text:p>
          </table:table-cell>
          <table:table-cell table:number-columns-repeated="1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1.243774" calcext:value-type="float">
            <text:p>1591.243774</text:p>
          </table:table-cell>
          <table:table-cell office:value-type="float" office:value="1653.926025" calcext:value-type="float">
            <text:p>1653.926025</text:p>
          </table:table-cell>
          <table:table-cell office:value-type="float" office:value="1604.763062" calcext:value-type="float">
            <text:p>1604.763062</text:p>
          </table:table-cell>
          <table:table-cell office:value-type="float" office:value="1648.908203" calcext:value-type="float">
            <text:p>1648.908203</text:p>
          </table:table-cell>
          <table:table-cell table:number-columns-repeated="13"/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1592.363037" calcext:value-type="float">
            <text:p>1592.363037</text:p>
          </table:table-cell>
          <table:table-cell office:value-type="float" office:value="1642.813354" calcext:value-type="float">
            <text:p>1642.813354</text:p>
          </table:table-cell>
          <table:table-cell office:value-type="float" office:value="1597.633545" calcext:value-type="float">
            <text:p>1597.633545</text:p>
          </table:table-cell>
          <table:table-cell office:value-type="float" office:value="1643.458984" calcext:value-type="float">
            <text:p>1643.458984</text:p>
          </table:table-cell>
          <table:table-cell table:number-columns-repeated="13"/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1588.810181" calcext:value-type="float">
            <text:p>1588.810181</text:p>
          </table:table-cell>
          <table:table-cell office:value-type="float" office:value="1638.633179" calcext:value-type="float">
            <text:p>1638.633179</text:p>
          </table:table-cell>
          <table:table-cell office:value-type="float" office:value="1600.401245" calcext:value-type="float">
            <text:p>1600.401245</text:p>
          </table:table-cell>
          <table:table-cell office:value-type="float" office:value="1637.782593" calcext:value-type="float">
            <text:p>1637.782593</text:p>
          </table:table-cell>
          <table:table-cell table:number-columns-repeated="13"/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1580.557129" calcext:value-type="float">
            <text:p>1580.557129</text:p>
          </table:table-cell>
          <table:table-cell office:value-type="float" office:value="1637.641602" calcext:value-type="float">
            <text:p>1637.641602</text:p>
          </table:table-cell>
          <table:table-cell office:value-type="float" office:value="1599.373413" calcext:value-type="float">
            <text:p>1599.373413</text:p>
          </table:table-cell>
          <table:table-cell office:value-type="float" office:value="1629.40564" calcext:value-type="float">
            <text:p>1629.40564</text:p>
          </table:table-cell>
          <table:table-cell table:number-columns-repeated="13"/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1586.582886" calcext:value-type="float">
            <text:p>1586.582886</text:p>
          </table:table-cell>
          <table:table-cell office:value-type="float" office:value="1625.141235" calcext:value-type="float">
            <text:p>1625.141235</text:p>
          </table:table-cell>
          <table:table-cell office:value-type="float" office:value="1588.162476" calcext:value-type="float">
            <text:p>1588.162476</text:p>
          </table:table-cell>
          <table:table-cell office:value-type="float" office:value="1629.532471" calcext:value-type="float">
            <text:p>1629.532471</text:p>
          </table:table-cell>
          <table:table-cell table:number-columns-repeated="1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2.286865" calcext:value-type="float">
            <text:p>1582.286865</text:p>
          </table:table-cell>
          <table:table-cell office:value-type="float" office:value="1621.12207" calcext:value-type="float">
            <text:p>1621.12207</text:p>
          </table:table-cell>
          <table:table-cell office:value-type="float" office:value="1593.535278" calcext:value-type="float">
            <text:p>1593.535278</text:p>
          </table:table-cell>
          <table:table-cell office:value-type="float" office:value="1624.296143" calcext:value-type="float">
            <text:p>1624.296143</text:p>
          </table:table-cell>
          <table:table-cell table:number-columns-repeated="13"/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1581.720703" calcext:value-type="float">
            <text:p>1581.720703</text:p>
          </table:table-cell>
          <table:table-cell office:value-type="float" office:value="1617.886963" calcext:value-type="float">
            <text:p>1617.886963</text:p>
          </table:table-cell>
          <table:table-cell office:value-type="float" office:value="1586.119507" calcext:value-type="float">
            <text:p>1586.119507</text:p>
          </table:table-cell>
          <table:table-cell office:value-type="float" office:value="1618.055908" calcext:value-type="float">
            <text:p>1618.055908</text:p>
          </table:table-cell>
          <table:table-cell table:number-columns-repeated="13"/>
        </table:table-row>
        <table:table-row table:style-name="ro1">
          <table:table-cell office:value-type="float" office:value="188.4" calcext:value-type="float">
            <text:p>188.4</text:p>
          </table:table-cell>
          <table:table-cell office:value-type="float" office:value="1575.809692" calcext:value-type="float">
            <text:p>1575.809692</text:p>
          </table:table-cell>
          <table:table-cell office:value-type="float" office:value="1615.448364" calcext:value-type="float">
            <text:p>1615.448364</text:p>
          </table:table-cell>
          <table:table-cell office:value-type="float" office:value="1584.816162" calcext:value-type="float">
            <text:p>1584.816162</text:p>
          </table:table-cell>
          <table:table-cell office:value-type="float" office:value="1617.898193" calcext:value-type="float">
            <text:p>1617.898193</text:p>
          </table:table-cell>
          <table:table-cell table:number-columns-repeated="13"/>
        </table:table-row>
        <table:table-row table:style-name="ro1">
          <table:table-cell office:value-type="float" office:value="188.6" calcext:value-type="float">
            <text:p>188.6</text:p>
          </table:table-cell>
          <table:table-cell office:value-type="float" office:value="1576.285767" calcext:value-type="float">
            <text:p>1576.285767</text:p>
          </table:table-cell>
          <table:table-cell office:value-type="float" office:value="1612.250732" calcext:value-type="float">
            <text:p>1612.250732</text:p>
          </table:table-cell>
          <table:table-cell office:value-type="float" office:value="1580.270264" calcext:value-type="float">
            <text:p>1580.270264</text:p>
          </table:table-cell>
          <table:table-cell office:value-type="float" office:value="1613.81311" calcext:value-type="float">
            <text:p>1613.81311</text:p>
          </table:table-cell>
          <table:table-cell table:number-columns-repeated="13"/>
        </table:table-row>
        <table:table-row table:style-name="ro1">
          <table:table-cell office:value-type="float" office:value="188.8" calcext:value-type="float">
            <text:p>188.8</text:p>
          </table:table-cell>
          <table:table-cell office:value-type="float" office:value="1573.250732" calcext:value-type="float">
            <text:p>1573.250732</text:p>
          </table:table-cell>
          <table:table-cell office:value-type="float" office:value="1609.228149" calcext:value-type="float">
            <text:p>1609.228149</text:p>
          </table:table-cell>
          <table:table-cell office:value-type="float" office:value="1582.0271" calcext:value-type="float">
            <text:p>1582.0271</text:p>
          </table:table-cell>
          <table:table-cell office:value-type="float" office:value="1611.38208" calcext:value-type="float">
            <text:p>1611.38208</text:p>
          </table:table-cell>
          <table:table-cell table:number-columns-repeated="1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571.834229" calcext:value-type="float">
            <text:p>1571.834229</text:p>
          </table:table-cell>
          <table:table-cell office:value-type="float" office:value="1602.564209" calcext:value-type="float">
            <text:p>1602.564209</text:p>
          </table:table-cell>
          <table:table-cell office:value-type="float" office:value="1580.152344" calcext:value-type="float">
            <text:p>1580.152344</text:p>
          </table:table-cell>
          <table:table-cell office:value-type="float" office:value="1607.481079" calcext:value-type="float">
            <text:p>1607.481079</text:p>
          </table:table-cell>
          <table:table-cell table:number-columns-repeated="13"/>
        </table:table-row>
        <table:table-row table:style-name="ro1">
          <table:table-cell office:value-type="float" office:value="189.2" calcext:value-type="float">
            <text:p>189.2</text:p>
          </table:table-cell>
          <table:table-cell office:value-type="float" office:value="1569.418945" calcext:value-type="float">
            <text:p>1569.418945</text:p>
          </table:table-cell>
          <table:table-cell office:value-type="float" office:value="1599.933716" calcext:value-type="float">
            <text:p>1599.933716</text:p>
          </table:table-cell>
          <table:table-cell office:value-type="float" office:value="1582.86731" calcext:value-type="float">
            <text:p>1582.86731</text:p>
          </table:table-cell>
          <table:table-cell office:value-type="float" office:value="1601.688599" calcext:value-type="float">
            <text:p>1601.688599</text:p>
          </table:table-cell>
          <table:table-cell table:number-columns-repeated="13"/>
        </table:table-row>
        <table:table-row table:style-name="ro1">
          <table:table-cell office:value-type="float" office:value="189.4" calcext:value-type="float">
            <text:p>189.4</text:p>
          </table:table-cell>
          <table:table-cell office:value-type="float" office:value="1569.169556" calcext:value-type="float">
            <text:p>1569.169556</text:p>
          </table:table-cell>
          <table:table-cell office:value-type="float" office:value="1597.377563" calcext:value-type="float">
            <text:p>1597.377563</text:p>
          </table:table-cell>
          <table:table-cell office:value-type="float" office:value="1578.757324" calcext:value-type="float">
            <text:p>1578.757324</text:p>
          </table:table-cell>
          <table:table-cell office:value-type="float" office:value="1606.006714" calcext:value-type="float">
            <text:p>1606.006714</text:p>
          </table:table-cell>
          <table:table-cell table:number-columns-repeated="13"/>
        </table:table-row>
        <table:table-row table:style-name="ro1">
          <table:table-cell office:value-type="float" office:value="189.6" calcext:value-type="float">
            <text:p>189.6</text:p>
          </table:table-cell>
          <table:table-cell office:value-type="float" office:value="1566.788452" calcext:value-type="float">
            <text:p>1566.788452</text:p>
          </table:table-cell>
          <table:table-cell office:value-type="float" office:value="1598.017822" calcext:value-type="float">
            <text:p>1598.017822</text:p>
          </table:table-cell>
          <table:table-cell office:value-type="float" office:value="1580.455566" calcext:value-type="float">
            <text:p>1580.455566</text:p>
          </table:table-cell>
          <table:table-cell office:value-type="float" office:value="1597.991333" calcext:value-type="float">
            <text:p>1597.991333</text:p>
          </table:table-cell>
          <table:table-cell table:number-columns-repeated="13"/>
        </table:table-row>
        <table:table-row table:style-name="ro1">
          <table:table-cell office:value-type="float" office:value="189.8" calcext:value-type="float">
            <text:p>189.8</text:p>
          </table:table-cell>
          <table:table-cell office:value-type="float" office:value="1569.918823" calcext:value-type="float">
            <text:p>1569.918823</text:p>
          </table:table-cell>
          <table:table-cell office:value-type="float" office:value="1590.638184" calcext:value-type="float">
            <text:p>1590.638184</text:p>
          </table:table-cell>
          <table:table-cell office:value-type="float" office:value="1574.236816" calcext:value-type="float">
            <text:p>1574.236816</text:p>
          </table:table-cell>
          <table:table-cell office:value-type="float" office:value="1598.571899" calcext:value-type="float">
            <text:p>1598.571899</text:p>
          </table:table-cell>
          <table:table-cell table:number-columns-repeated="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66.991211" calcext:value-type="float">
            <text:p>1566.991211</text:p>
          </table:table-cell>
          <table:table-cell office:value-type="float" office:value="1588.376221" calcext:value-type="float">
            <text:p>1588.376221</text:p>
          </table:table-cell>
          <table:table-cell office:value-type="float" office:value="1581.495483" calcext:value-type="float">
            <text:p>1581.495483</text:p>
          </table:table-cell>
          <table:table-cell office:value-type="float" office:value="1590.079102" calcext:value-type="float">
            <text:p>1590.079102</text:p>
          </table:table-cell>
          <table:table-cell table:number-columns-repeated="13"/>
        </table:table-row>
        <table:table-row table:style-name="ro1">
          <table:table-cell office:value-type="float" office:value="190.2" calcext:value-type="float">
            <text:p>190.2</text:p>
          </table:table-cell>
          <table:table-cell office:value-type="float" office:value="1566.435669" calcext:value-type="float">
            <text:p>1566.435669</text:p>
          </table:table-cell>
          <table:table-cell office:value-type="float" office:value="1589.588867" calcext:value-type="float">
            <text:p>1589.588867</text:p>
          </table:table-cell>
          <table:table-cell office:value-type="float" office:value="1578.747437" calcext:value-type="float">
            <text:p>1578.747437</text:p>
          </table:table-cell>
          <table:table-cell office:value-type="float" office:value="1593.102417" calcext:value-type="float">
            <text:p>1593.102417</text:p>
          </table:table-cell>
          <table:table-cell table:number-columns-repeated="13"/>
        </table:table-row>
        <table:table-row table:style-name="ro1">
          <table:table-cell office:value-type="float" office:value="190.4" calcext:value-type="float">
            <text:p>190.4</text:p>
          </table:table-cell>
          <table:table-cell office:value-type="float" office:value="1562.859985" calcext:value-type="float">
            <text:p>1562.859985</text:p>
          </table:table-cell>
          <table:table-cell office:value-type="float" office:value="1586.694092" calcext:value-type="float">
            <text:p>1586.694092</text:p>
          </table:table-cell>
          <table:table-cell office:value-type="float" office:value="1578.263062" calcext:value-type="float">
            <text:p>1578.263062</text:p>
          </table:table-cell>
          <table:table-cell office:value-type="float" office:value="1591.551758" calcext:value-type="float">
            <text:p>1591.551758</text:p>
          </table:table-cell>
          <table:table-cell table:number-columns-repeated="13"/>
        </table:table-row>
        <table:table-row table:style-name="ro1">
          <table:table-cell office:value-type="float" office:value="190.6" calcext:value-type="float">
            <text:p>190.6</text:p>
          </table:table-cell>
          <table:table-cell office:value-type="float" office:value="1565.612915" calcext:value-type="float">
            <text:p>1565.612915</text:p>
          </table:table-cell>
          <table:table-cell office:value-type="float" office:value="1582.262817" calcext:value-type="float">
            <text:p>1582.262817</text:p>
          </table:table-cell>
          <table:table-cell office:value-type="float" office:value="1574.095703" calcext:value-type="float">
            <text:p>1574.095703</text:p>
          </table:table-cell>
          <table:table-cell office:value-type="float" office:value="1590.666626" calcext:value-type="float">
            <text:p>1590.666626</text:p>
          </table:table-cell>
          <table:table-cell table:number-columns-repeated="13"/>
        </table:table-row>
        <table:table-row table:style-name="ro1">
          <table:table-cell office:value-type="float" office:value="190.8" calcext:value-type="float">
            <text:p>190.8</text:p>
          </table:table-cell>
          <table:table-cell office:value-type="float" office:value="1568.303345" calcext:value-type="float">
            <text:p>1568.303345</text:p>
          </table:table-cell>
          <table:table-cell office:value-type="float" office:value="1580.39856" calcext:value-type="float">
            <text:p>1580.39856</text:p>
          </table:table-cell>
          <table:table-cell office:value-type="float" office:value="1576.676392" calcext:value-type="float">
            <text:p>1576.676392</text:p>
          </table:table-cell>
          <table:table-cell office:value-type="float" office:value="1589.603149" calcext:value-type="float">
            <text:p>1589.603149</text:p>
          </table:table-cell>
          <table:table-cell table:number-columns-repeated="1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62.981079" calcext:value-type="float">
            <text:p>1562.981079</text:p>
          </table:table-cell>
          <table:table-cell office:value-type="float" office:value="1578.831787" calcext:value-type="float">
            <text:p>1578.831787</text:p>
          </table:table-cell>
          <table:table-cell office:value-type="float" office:value="1576.685791" calcext:value-type="float">
            <text:p>1576.685791</text:p>
          </table:table-cell>
          <table:table-cell office:value-type="float" office:value="1589.071411" calcext:value-type="float">
            <text:p>1589.071411</text:p>
          </table:table-cell>
          <table:table-cell table:number-columns-repeated="13"/>
        </table:table-row>
        <table:table-row table:style-name="ro1">
          <table:table-cell office:value-type="float" office:value="191.2" calcext:value-type="float">
            <text:p>191.2</text:p>
          </table:table-cell>
          <table:table-cell office:value-type="float" office:value="1562.942017" calcext:value-type="float">
            <text:p>1562.942017</text:p>
          </table:table-cell>
          <table:table-cell office:value-type="float" office:value="1574.725586" calcext:value-type="float">
            <text:p>1574.725586</text:p>
          </table:table-cell>
          <table:table-cell office:value-type="float" office:value="1576.726562" calcext:value-type="float">
            <text:p>1576.726562</text:p>
          </table:table-cell>
          <table:table-cell office:value-type="float" office:value="1584.715698" calcext:value-type="float">
            <text:p>1584.715698</text:p>
          </table:table-cell>
          <table:table-cell table:number-columns-repeated="13"/>
        </table:table-row>
        <table:table-row table:style-name="ro1">
          <table:table-cell office:value-type="float" office:value="191.4" calcext:value-type="float">
            <text:p>191.4</text:p>
          </table:table-cell>
          <table:table-cell office:value-type="float" office:value="1569.368042" calcext:value-type="float">
            <text:p>1569.368042</text:p>
          </table:table-cell>
          <table:table-cell office:value-type="float" office:value="1585.859863" calcext:value-type="float">
            <text:p>1585.859863</text:p>
          </table:table-cell>
          <table:table-cell office:value-type="float" office:value="1568.227295" calcext:value-type="float">
            <text:p>1568.227295</text:p>
          </table:table-cell>
          <table:table-cell office:value-type="float" office:value="1577.966797" calcext:value-type="float">
            <text:p>1577.966797</text:p>
          </table:table-cell>
          <table:table-cell table:number-columns-repeated="13"/>
        </table:table-row>
        <table:table-row table:style-name="ro1">
          <table:table-cell office:value-type="float" office:value="191.6" calcext:value-type="float">
            <text:p>191.6</text:p>
          </table:table-cell>
          <table:table-cell office:value-type="float" office:value="1568.312012" calcext:value-type="float">
            <text:p>1568.312012</text:p>
          </table:table-cell>
          <table:table-cell office:value-type="float" office:value="1584.896973" calcext:value-type="float">
            <text:p>1584.896973</text:p>
          </table:table-cell>
          <table:table-cell office:value-type="float" office:value="1568.464966" calcext:value-type="float">
            <text:p>1568.464966</text:p>
          </table:table-cell>
          <table:table-cell office:value-type="float" office:value="1578.424805" calcext:value-type="float">
            <text:p>1578.424805</text:p>
          </table:table-cell>
          <table:table-cell table:number-columns-repeated="13"/>
        </table:table-row>
        <table:table-row table:style-name="ro1">
          <table:table-cell office:value-type="float" office:value="191.8" calcext:value-type="float">
            <text:p>191.8</text:p>
          </table:table-cell>
          <table:table-cell office:value-type="float" office:value="1571.501221" calcext:value-type="float">
            <text:p>1571.501221</text:p>
          </table:table-cell>
          <table:table-cell office:value-type="float" office:value="1576.985962" calcext:value-type="float">
            <text:p>1576.985962</text:p>
          </table:table-cell>
          <table:table-cell office:value-type="float" office:value="1567.244385" calcext:value-type="float">
            <text:p>1567.244385</text:p>
          </table:table-cell>
          <table:table-cell office:value-type="float" office:value="1578.352783" calcext:value-type="float">
            <text:p>1578.352783</text:p>
          </table:table-cell>
          <table:table-cell table:number-columns-repeated="1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69.586426" calcext:value-type="float">
            <text:p>1569.586426</text:p>
          </table:table-cell>
          <table:table-cell office:value-type="float" office:value="1574.433594" calcext:value-type="float">
            <text:p>1574.433594</text:p>
          </table:table-cell>
          <table:table-cell office:value-type="float" office:value="1569.377686" calcext:value-type="float">
            <text:p>1569.377686</text:p>
          </table:table-cell>
          <table:table-cell office:value-type="float" office:value="1573.409912" calcext:value-type="float">
            <text:p>1573.409912</text:p>
          </table:table-cell>
          <table:table-cell table:number-columns-repeated="13"/>
        </table:table-row>
        <table:table-row table:style-name="ro1">
          <table:table-cell office:value-type="float" office:value="192.2" calcext:value-type="float">
            <text:p>192.2</text:p>
          </table:table-cell>
          <table:table-cell office:value-type="float" office:value="1568.2677" calcext:value-type="float">
            <text:p>1568.2677</text:p>
          </table:table-cell>
          <table:table-cell office:value-type="float" office:value="1578.351196" calcext:value-type="float">
            <text:p>1578.351196</text:p>
          </table:table-cell>
          <table:table-cell office:value-type="float" office:value="1568.091797" calcext:value-type="float">
            <text:p>1568.091797</text:p>
          </table:table-cell>
          <table:table-cell office:value-type="float" office:value="1572.123901" calcext:value-type="float">
            <text:p>1572.123901</text:p>
          </table:table-cell>
          <table:table-cell table:number-columns-repeated="13"/>
        </table:table-row>
        <table:table-row table:style-name="ro1">
          <table:table-cell office:value-type="float" office:value="192.4" calcext:value-type="float">
            <text:p>192.4</text:p>
          </table:table-cell>
          <table:table-cell office:value-type="float" office:value="1562.937622" calcext:value-type="float">
            <text:p>1562.937622</text:p>
          </table:table-cell>
          <table:table-cell office:value-type="float" office:value="1577.914917" calcext:value-type="float">
            <text:p>1577.914917</text:p>
          </table:table-cell>
          <table:table-cell office:value-type="float" office:value="1567.791382" calcext:value-type="float">
            <text:p>1567.791382</text:p>
          </table:table-cell>
          <table:table-cell office:value-type="float" office:value="1575.428467" calcext:value-type="float">
            <text:p>1575.428467</text:p>
          </table:table-cell>
          <table:table-cell table:number-columns-repeated="13"/>
        </table:table-row>
        <table:table-row table:style-name="ro1">
          <table:table-cell office:value-type="float" office:value="192.6" calcext:value-type="float">
            <text:p>192.6</text:p>
          </table:table-cell>
          <table:table-cell office:value-type="float" office:value="1565.930054" calcext:value-type="float">
            <text:p>1565.930054</text:p>
          </table:table-cell>
          <table:table-cell office:value-type="float" office:value="1575.896973" calcext:value-type="float">
            <text:p>1575.896973</text:p>
          </table:table-cell>
          <table:table-cell office:value-type="float" office:value="1567.90625" calcext:value-type="float">
            <text:p>1567.90625</text:p>
          </table:table-cell>
          <table:table-cell office:value-type="float" office:value="1574.908447" calcext:value-type="float">
            <text:p>1574.908447</text:p>
          </table:table-cell>
          <table:table-cell table:number-columns-repeated="13"/>
        </table:table-row>
        <table:table-row table:style-name="ro1">
          <table:table-cell office:value-type="float" office:value="192.8" calcext:value-type="float">
            <text:p>192.8</text:p>
          </table:table-cell>
          <table:table-cell office:value-type="float" office:value="1564.345215" calcext:value-type="float">
            <text:p>1564.345215</text:p>
          </table:table-cell>
          <table:table-cell office:value-type="float" office:value="1575.124268" calcext:value-type="float">
            <text:p>1575.124268</text:p>
          </table:table-cell>
          <table:table-cell office:value-type="float" office:value="1565.752075" calcext:value-type="float">
            <text:p>1565.752075</text:p>
          </table:table-cell>
          <table:table-cell office:value-type="float" office:value="1572.799561" calcext:value-type="float">
            <text:p>1572.799561</text:p>
          </table:table-cell>
          <table:table-cell table:number-columns-repeated="1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68.258911" calcext:value-type="float">
            <text:p>1568.258911</text:p>
          </table:table-cell>
          <table:table-cell office:value-type="float" office:value="1569.716675" calcext:value-type="float">
            <text:p>1569.716675</text:p>
          </table:table-cell>
          <table:table-cell office:value-type="float" office:value="1565.412842" calcext:value-type="float">
            <text:p>1565.412842</text:p>
          </table:table-cell>
          <table:table-cell office:value-type="float" office:value="1573.445557" calcext:value-type="float">
            <text:p>1573.445557</text:p>
          </table:table-cell>
          <table:table-cell table:number-columns-repeated="13"/>
        </table:table-row>
        <table:table-row table:style-name="ro1">
          <table:table-cell office:value-type="float" office:value="193.2" calcext:value-type="float">
            <text:p>193.2</text:p>
          </table:table-cell>
          <table:table-cell office:value-type="float" office:value="1567.849976" calcext:value-type="float">
            <text:p>1567.849976</text:p>
          </table:table-cell>
          <table:table-cell office:value-type="float" office:value="1573.896851" calcext:value-type="float">
            <text:p>1573.896851</text:p>
          </table:table-cell>
          <table:table-cell office:value-type="float" office:value="1568.287598" calcext:value-type="float">
            <text:p>1568.287598</text:p>
          </table:table-cell>
          <table:table-cell office:value-type="float" office:value="1575.244629" calcext:value-type="float">
            <text:p>1575.244629</text:p>
          </table:table-cell>
          <table:table-cell table:number-columns-repeated="13"/>
        </table:table-row>
        <table:table-row table:style-name="ro1">
          <table:table-cell office:value-type="float" office:value="193.4" calcext:value-type="float">
            <text:p>193.4</text:p>
          </table:table-cell>
          <table:table-cell office:value-type="float" office:value="1565.746948" calcext:value-type="float">
            <text:p>1565.746948</text:p>
          </table:table-cell>
          <table:table-cell office:value-type="float" office:value="1573.094604" calcext:value-type="float">
            <text:p>1573.094604</text:p>
          </table:table-cell>
          <table:table-cell office:value-type="float" office:value="1568.604126" calcext:value-type="float">
            <text:p>1568.604126</text:p>
          </table:table-cell>
          <table:table-cell office:value-type="float" office:value="1572.467529" calcext:value-type="float">
            <text:p>1572.467529</text:p>
          </table:table-cell>
          <table:table-cell table:number-columns-repeated="13"/>
        </table:table-row>
        <table:table-row table:style-name="ro1">
          <table:table-cell office:value-type="float" office:value="193.6" calcext:value-type="float">
            <text:p>193.6</text:p>
          </table:table-cell>
          <table:table-cell office:value-type="float" office:value="1565.393677" calcext:value-type="float">
            <text:p>1565.393677</text:p>
          </table:table-cell>
          <table:table-cell office:value-type="float" office:value="1572.225708" calcext:value-type="float">
            <text:p>1572.225708</text:p>
          </table:table-cell>
          <table:table-cell office:value-type="float" office:value="1566.250854" calcext:value-type="float">
            <text:p>1566.250854</text:p>
          </table:table-cell>
          <table:table-cell office:value-type="float" office:value="1569.896851" calcext:value-type="float">
            <text:p>1569.896851</text:p>
          </table:table-cell>
          <table:table-cell table:number-columns-repeated="13"/>
        </table:table-row>
        <table:table-row table:style-name="ro1">
          <table:table-cell office:value-type="float" office:value="193.8" calcext:value-type="float">
            <text:p>193.8</text:p>
          </table:table-cell>
          <table:table-cell office:value-type="float" office:value="1563.831665" calcext:value-type="float">
            <text:p>1563.831665</text:p>
          </table:table-cell>
          <table:table-cell office:value-type="float" office:value="1570.184204" calcext:value-type="float">
            <text:p>1570.184204</text:p>
          </table:table-cell>
          <table:table-cell office:value-type="float" office:value="1563.002563" calcext:value-type="float">
            <text:p>1563.002563</text:p>
          </table:table-cell>
          <table:table-cell office:value-type="float" office:value="1570.51416" calcext:value-type="float">
            <text:p>1570.51416</text:p>
          </table:table-cell>
          <table:table-cell table:number-columns-repeated="1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62.234253" calcext:value-type="float">
            <text:p>1562.234253</text:p>
          </table:table-cell>
          <table:table-cell office:value-type="float" office:value="1570.723755" calcext:value-type="float">
            <text:p>1570.723755</text:p>
          </table:table-cell>
          <table:table-cell office:value-type="float" office:value="1565.905273" calcext:value-type="float">
            <text:p>1565.905273</text:p>
          </table:table-cell>
          <table:table-cell office:value-type="float" office:value="1567.660156" calcext:value-type="float">
            <text:p>1567.660156</text:p>
          </table:table-cell>
          <table:table-cell table:number-columns-repeated="13"/>
        </table:table-row>
        <table:table-row table:style-name="ro1">
          <table:table-cell office:value-type="float" office:value="194.2" calcext:value-type="float">
            <text:p>194.2</text:p>
          </table:table-cell>
          <table:table-cell office:value-type="float" office:value="1564.543091" calcext:value-type="float">
            <text:p>1564.543091</text:p>
          </table:table-cell>
          <table:table-cell office:value-type="float" office:value="1572.796997" calcext:value-type="float">
            <text:p>1572.796997</text:p>
          </table:table-cell>
          <table:table-cell office:value-type="float" office:value="1565.131592" calcext:value-type="float">
            <text:p>1565.131592</text:p>
          </table:table-cell>
          <table:table-cell office:value-type="float" office:value="1570.650879" calcext:value-type="float">
            <text:p>1570.650879</text:p>
          </table:table-cell>
          <table:table-cell table:number-columns-repeated="13"/>
        </table:table-row>
        <table:table-row table:style-name="ro1">
          <table:table-cell office:value-type="float" office:value="194.4" calcext:value-type="float">
            <text:p>194.4</text:p>
          </table:table-cell>
          <table:table-cell office:value-type="float" office:value="1565.063843" calcext:value-type="float">
            <text:p>1565.063843</text:p>
          </table:table-cell>
          <table:table-cell office:value-type="float" office:value="1570.205322" calcext:value-type="float">
            <text:p>1570.205322</text:p>
          </table:table-cell>
          <table:table-cell office:value-type="float" office:value="1564.112183" calcext:value-type="float">
            <text:p>1564.112183</text:p>
          </table:table-cell>
          <table:table-cell office:value-type="float" office:value="1569.48877" calcext:value-type="float">
            <text:p>1569.48877</text:p>
          </table:table-cell>
          <table:table-cell table:number-columns-repeated="13"/>
        </table:table-row>
        <table:table-row table:style-name="ro1">
          <table:table-cell office:value-type="float" office:value="194.6" calcext:value-type="float">
            <text:p>194.6</text:p>
          </table:table-cell>
          <table:table-cell office:value-type="float" office:value="1585.983276" calcext:value-type="float">
            <text:p>1585.983276</text:p>
          </table:table-cell>
          <table:table-cell office:value-type="float" office:value="1626.584595" calcext:value-type="float">
            <text:p>1626.584595</text:p>
          </table:table-cell>
          <table:table-cell office:value-type="float" office:value="1519.425781" calcext:value-type="float">
            <text:p>1519.425781</text:p>
          </table:table-cell>
          <table:table-cell office:value-type="float" office:value="1527.434937" calcext:value-type="float">
            <text:p>1527.434937</text:p>
          </table:table-cell>
          <table:table-cell table:number-columns-repeated="13"/>
        </table:table-row>
        <table:table-row table:style-name="ro1">
          <table:table-cell office:value-type="float" office:value="194.8" calcext:value-type="float">
            <text:p>194.8</text:p>
          </table:table-cell>
          <table:table-cell office:value-type="float" office:value="1607.115112" calcext:value-type="float">
            <text:p>1607.115112</text:p>
          </table:table-cell>
          <table:table-cell office:value-type="float" office:value="1629.79834" calcext:value-type="float">
            <text:p>1629.79834</text:p>
          </table:table-cell>
          <table:table-cell office:value-type="float" office:value="1534.601685" calcext:value-type="float">
            <text:p>1534.601685</text:p>
          </table:table-cell>
          <table:table-cell office:value-type="float" office:value="1524.908081" calcext:value-type="float">
            <text:p>1524.908081</text:p>
          </table:table-cell>
          <table:table-cell table:number-columns-repeated="1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23.907593" calcext:value-type="float">
            <text:p>1623.907593</text:p>
          </table:table-cell>
          <table:table-cell office:value-type="float" office:value="1657.381592" calcext:value-type="float">
            <text:p>1657.381592</text:p>
          </table:table-cell>
          <table:table-cell office:value-type="float" office:value="1549.388062" calcext:value-type="float">
            <text:p>1549.388062</text:p>
          </table:table-cell>
          <table:table-cell office:value-type="float" office:value="1536.237793" calcext:value-type="float">
            <text:p>1536.237793</text:p>
          </table:table-cell>
          <table:table-cell table:number-columns-repeated="13"/>
        </table:table-row>
        <table:table-row table:style-name="ro1">
          <table:table-cell office:value-type="float" office:value="195.2" calcext:value-type="float">
            <text:p>195.2</text:p>
          </table:table-cell>
          <table:table-cell office:value-type="float" office:value="1664.624268" calcext:value-type="float">
            <text:p>1664.624268</text:p>
          </table:table-cell>
          <table:table-cell office:value-type="float" office:value="1675.370972" calcext:value-type="float">
            <text:p>1675.370972</text:p>
          </table:table-cell>
          <table:table-cell office:value-type="float" office:value="1572.009521" calcext:value-type="float">
            <text:p>1572.009521</text:p>
          </table:table-cell>
          <table:table-cell office:value-type="float" office:value="1572.870239" calcext:value-type="float">
            <text:p>1572.870239</text:p>
          </table:table-cell>
          <table:table-cell table:number-columns-repeated="13"/>
        </table:table-row>
        <table:table-row table:style-name="ro1">
          <table:table-cell office:value-type="float" office:value="195.4" calcext:value-type="float">
            <text:p>195.4</text:p>
          </table:table-cell>
          <table:table-cell office:value-type="float" office:value="1689.47229" calcext:value-type="float">
            <text:p>1689.47229</text:p>
          </table:table-cell>
          <table:table-cell office:value-type="float" office:value="1702.420166" calcext:value-type="float">
            <text:p>1702.420166</text:p>
          </table:table-cell>
          <table:table-cell office:value-type="float" office:value="1627.776245" calcext:value-type="float">
            <text:p>1627.776245</text:p>
          </table:table-cell>
          <table:table-cell office:value-type="float" office:value="1641.826904" calcext:value-type="float">
            <text:p>1641.826904</text:p>
          </table:table-cell>
          <table:table-cell table:number-columns-repeated="13"/>
        </table:table-row>
        <table:table-row table:style-name="ro1">
          <table:table-cell office:value-type="float" office:value="195.6" calcext:value-type="float">
            <text:p>195.6</text:p>
          </table:table-cell>
          <table:table-cell office:value-type="float" office:value="1722.046387" calcext:value-type="float">
            <text:p>1722.046387</text:p>
          </table:table-cell>
          <table:table-cell office:value-type="float" office:value="1701.117065" calcext:value-type="float">
            <text:p>1701.117065</text:p>
          </table:table-cell>
          <table:table-cell office:value-type="float" office:value="1679.113037" calcext:value-type="float">
            <text:p>1679.113037</text:p>
          </table:table-cell>
          <table:table-cell office:value-type="float" office:value="1683.264282" calcext:value-type="float">
            <text:p>1683.264282</text:p>
          </table:table-cell>
          <table:table-cell table:number-columns-repeated="13"/>
        </table:table-row>
        <table:table-row table:style-name="ro1">
          <table:table-cell office:value-type="float" office:value="195.8" calcext:value-type="float">
            <text:p>195.8</text:p>
          </table:table-cell>
          <table:table-cell office:value-type="float" office:value="1690.26123" calcext:value-type="float">
            <text:p>1690.26123</text:p>
          </table:table-cell>
          <table:table-cell office:value-type="float" office:value="1759.486816" calcext:value-type="float">
            <text:p>1759.486816</text:p>
          </table:table-cell>
          <table:table-cell office:value-type="float" office:value="1688.600098" calcext:value-type="float">
            <text:p>1688.600098</text:p>
          </table:table-cell>
          <table:table-cell office:value-type="float" office:value="1706.935913" calcext:value-type="float">
            <text:p>1706.935913</text:p>
          </table:table-cell>
          <table:table-cell table:number-columns-repeated="1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66.909058" calcext:value-type="float">
            <text:p>1666.909058</text:p>
          </table:table-cell>
          <table:table-cell office:value-type="float" office:value="1731.811768" calcext:value-type="float">
            <text:p>1731.811768</text:p>
          </table:table-cell>
          <table:table-cell office:value-type="float" office:value="1677.294922" calcext:value-type="float">
            <text:p>1677.294922</text:p>
          </table:table-cell>
          <table:table-cell office:value-type="float" office:value="1703.026978" calcext:value-type="float">
            <text:p>1703.026978</text:p>
          </table:table-cell>
          <table:table-cell table:number-columns-repeated="13"/>
        </table:table-row>
        <table:table-row table:style-name="ro1">
          <table:table-cell office:value-type="float" office:value="196.2" calcext:value-type="float">
            <text:p>196.2</text:p>
          </table:table-cell>
          <table:table-cell office:value-type="float" office:value="1655.789795" calcext:value-type="float">
            <text:p>1655.789795</text:p>
          </table:table-cell>
          <table:table-cell office:value-type="float" office:value="1719.332275" calcext:value-type="float">
            <text:p>1719.332275</text:p>
          </table:table-cell>
          <table:table-cell office:value-type="float" office:value="1669.865234" calcext:value-type="float">
            <text:p>1669.865234</text:p>
          </table:table-cell>
          <table:table-cell office:value-type="float" office:value="1723.202393" calcext:value-type="float">
            <text:p>1723.202393</text:p>
          </table:table-cell>
          <table:table-cell table:number-columns-repeated="13"/>
        </table:table-row>
        <table:table-row table:style-name="ro1">
          <table:table-cell office:value-type="float" office:value="196.4" calcext:value-type="float">
            <text:p>196.4</text:p>
          </table:table-cell>
          <table:table-cell office:value-type="float" office:value="1630.900879" calcext:value-type="float">
            <text:p>1630.900879</text:p>
          </table:table-cell>
          <table:table-cell office:value-type="float" office:value="1713.431152" calcext:value-type="float">
            <text:p>1713.431152</text:p>
          </table:table-cell>
          <table:table-cell office:value-type="float" office:value="1641.434937" calcext:value-type="float">
            <text:p>1641.434937</text:p>
          </table:table-cell>
          <table:table-cell office:value-type="float" office:value="1718.703247" calcext:value-type="float">
            <text:p>1718.703247</text:p>
          </table:table-cell>
          <table:table-cell table:number-columns-repeated="13"/>
        </table:table-row>
        <table:table-row table:style-name="ro1">
          <table:table-cell office:value-type="float" office:value="196.6" calcext:value-type="float">
            <text:p>196.6</text:p>
          </table:table-cell>
          <table:table-cell office:value-type="float" office:value="1614.298462" calcext:value-type="float">
            <text:p>1614.298462</text:p>
          </table:table-cell>
          <table:table-cell office:value-type="float" office:value="1700.224731" calcext:value-type="float">
            <text:p>1700.224731</text:p>
          </table:table-cell>
          <table:table-cell office:value-type="float" office:value="1626.575195" calcext:value-type="float">
            <text:p>1626.575195</text:p>
          </table:table-cell>
          <table:table-cell office:value-type="float" office:value="1695.170166" calcext:value-type="float">
            <text:p>1695.170166</text:p>
          </table:table-cell>
          <table:table-cell table:number-columns-repeated="13"/>
        </table:table-row>
        <table:table-row table:style-name="ro1">
          <table:table-cell office:value-type="float" office:value="196.8" calcext:value-type="float">
            <text:p>196.8</text:p>
          </table:table-cell>
          <table:table-cell office:value-type="float" office:value="1606.675903" calcext:value-type="float">
            <text:p>1606.675903</text:p>
          </table:table-cell>
          <table:table-cell office:value-type="float" office:value="1688.089844" calcext:value-type="float">
            <text:p>1688.089844</text:p>
          </table:table-cell>
          <table:table-cell office:value-type="float" office:value="1605.776733" calcext:value-type="float">
            <text:p>1605.776733</text:p>
          </table:table-cell>
          <table:table-cell office:value-type="float" office:value="1682.009766" calcext:value-type="float">
            <text:p>1682.009766</text:p>
          </table:table-cell>
          <table:table-cell table:number-columns-repeated="1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4.210205" calcext:value-type="float">
            <text:p>1604.210205</text:p>
          </table:table-cell>
          <table:table-cell office:value-type="float" office:value="1668.143555" calcext:value-type="float">
            <text:p>1668.143555</text:p>
          </table:table-cell>
          <table:table-cell office:value-type="float" office:value="1601.740234" calcext:value-type="float">
            <text:p>1601.740234</text:p>
          </table:table-cell>
          <table:table-cell office:value-type="float" office:value="1664.211304" calcext:value-type="float">
            <text:p>1664.211304</text:p>
          </table:table-cell>
          <table:table-cell table:number-columns-repeated="13"/>
        </table:table-row>
        <table:table-row table:style-name="ro1">
          <table:table-cell office:value-type="float" office:value="197.2" calcext:value-type="float">
            <text:p>197.2</text:p>
          </table:table-cell>
          <table:table-cell office:value-type="float" office:value="1603.091187" calcext:value-type="float">
            <text:p>1603.091187</text:p>
          </table:table-cell>
          <table:table-cell office:value-type="float" office:value="1646.55127" calcext:value-type="float">
            <text:p>1646.55127</text:p>
          </table:table-cell>
          <table:table-cell office:value-type="float" office:value="1595.279663" calcext:value-type="float">
            <text:p>1595.279663</text:p>
          </table:table-cell>
          <table:table-cell office:value-type="float" office:value="1665.206909" calcext:value-type="float">
            <text:p>1665.206909</text:p>
          </table:table-cell>
          <table:table-cell table:number-columns-repeated="13"/>
        </table:table-row>
        <table:table-row table:style-name="ro1">
          <table:table-cell office:value-type="float" office:value="197.4" calcext:value-type="float">
            <text:p>197.4</text:p>
          </table:table-cell>
          <table:table-cell office:value-type="float" office:value="1592.42688" calcext:value-type="float">
            <text:p>1592.42688</text:p>
          </table:table-cell>
          <table:table-cell office:value-type="float" office:value="1648.692993" calcext:value-type="float">
            <text:p>1648.692993</text:p>
          </table:table-cell>
          <table:table-cell office:value-type="float" office:value="1605.43103" calcext:value-type="float">
            <text:p>1605.43103</text:p>
          </table:table-cell>
          <table:table-cell office:value-type="float" office:value="1644.695557" calcext:value-type="float">
            <text:p>1644.695557</text:p>
          </table:table-cell>
          <table:table-cell table:number-columns-repeated="13"/>
        </table:table-row>
        <table:table-row table:style-name="ro1">
          <table:table-cell office:value-type="float" office:value="197.6" calcext:value-type="float">
            <text:p>197.6</text:p>
          </table:table-cell>
          <table:table-cell office:value-type="float" office:value="1602.596313" calcext:value-type="float">
            <text:p>1602.596313</text:p>
          </table:table-cell>
          <table:table-cell office:value-type="float" office:value="1643.791138" calcext:value-type="float">
            <text:p>1643.791138</text:p>
          </table:table-cell>
          <table:table-cell office:value-type="float" office:value="1603.4646" calcext:value-type="float">
            <text:p>1603.4646</text:p>
          </table:table-cell>
          <table:table-cell office:value-type="float" office:value="1638.112549" calcext:value-type="float">
            <text:p>1638.112549</text:p>
          </table:table-cell>
          <table:table-cell table:number-columns-repeated="13"/>
        </table:table-row>
        <table:table-row table:style-name="ro1">
          <table:table-cell office:value-type="float" office:value="197.8" calcext:value-type="float">
            <text:p>197.8</text:p>
          </table:table-cell>
          <table:table-cell office:value-type="float" office:value="1594.425293" calcext:value-type="float">
            <text:p>1594.425293</text:p>
          </table:table-cell>
          <table:table-cell office:value-type="float" office:value="1637.104126" calcext:value-type="float">
            <text:p>1637.104126</text:p>
          </table:table-cell>
          <table:table-cell office:value-type="float" office:value="1588.479858" calcext:value-type="float">
            <text:p>1588.479858</text:p>
          </table:table-cell>
          <table:table-cell office:value-type="float" office:value="1639.279053" calcext:value-type="float">
            <text:p>1639.279053</text:p>
          </table:table-cell>
          <table:table-cell table:number-columns-repeated="1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91.039307" calcext:value-type="float">
            <text:p>1591.039307</text:p>
          </table:table-cell>
          <table:table-cell office:value-type="float" office:value="1631.234741" calcext:value-type="float">
            <text:p>1631.234741</text:p>
          </table:table-cell>
          <table:table-cell office:value-type="float" office:value="1596.176758" calcext:value-type="float">
            <text:p>1596.176758</text:p>
          </table:table-cell>
          <table:table-cell office:value-type="float" office:value="1629.303223" calcext:value-type="float">
            <text:p>1629.303223</text:p>
          </table:table-cell>
          <table:table-cell table:number-columns-repeated="13"/>
        </table:table-row>
        <table:table-row table:style-name="ro1">
          <table:table-cell office:value-type="float" office:value="198.2" calcext:value-type="float">
            <text:p>198.2</text:p>
          </table:table-cell>
          <table:table-cell office:value-type="float" office:value="1591.20166" calcext:value-type="float">
            <text:p>1591.20166</text:p>
          </table:table-cell>
          <table:table-cell office:value-type="float" office:value="1629.46875" calcext:value-type="float">
            <text:p>1629.46875</text:p>
          </table:table-cell>
          <table:table-cell office:value-type="float" office:value="1587.318726" calcext:value-type="float">
            <text:p>1587.318726</text:p>
          </table:table-cell>
          <table:table-cell office:value-type="float" office:value="1629.626099" calcext:value-type="float">
            <text:p>1629.626099</text:p>
          </table:table-cell>
          <table:table-cell table:number-columns-repeated="13"/>
        </table:table-row>
        <table:table-row table:style-name="ro1">
          <table:table-cell office:value-type="float" office:value="198.4" calcext:value-type="float">
            <text:p>198.4</text:p>
          </table:table-cell>
          <table:table-cell office:value-type="float" office:value="1587.035889" calcext:value-type="float">
            <text:p>1587.035889</text:p>
          </table:table-cell>
          <table:table-cell office:value-type="float" office:value="1620.613037" calcext:value-type="float">
            <text:p>1620.613037</text:p>
          </table:table-cell>
          <table:table-cell office:value-type="float" office:value="1590.285645" calcext:value-type="float">
            <text:p>1590.285645</text:p>
          </table:table-cell>
          <table:table-cell office:value-type="float" office:value="1620.237915" calcext:value-type="float">
            <text:p>1620.237915</text:p>
          </table:table-cell>
          <table:table-cell table:number-columns-repeated="13"/>
        </table:table-row>
        <table:table-row table:style-name="ro1">
          <table:table-cell office:value-type="float" office:value="198.6" calcext:value-type="float">
            <text:p>198.6</text:p>
          </table:table-cell>
          <table:table-cell office:value-type="float" office:value="1588.674683" calcext:value-type="float">
            <text:p>1588.674683</text:p>
          </table:table-cell>
          <table:table-cell office:value-type="float" office:value="1619.355103" calcext:value-type="float">
            <text:p>1619.355103</text:p>
          </table:table-cell>
          <table:table-cell office:value-type="float" office:value="1580.827393" calcext:value-type="float">
            <text:p>1580.827393</text:p>
          </table:table-cell>
          <table:table-cell office:value-type="float" office:value="1622.256226" calcext:value-type="float">
            <text:p>1622.256226</text:p>
          </table:table-cell>
          <table:table-cell table:number-columns-repeated="13"/>
        </table:table-row>
        <table:table-row table:style-name="ro1">
          <table:table-cell office:value-type="float" office:value="198.8" calcext:value-type="float">
            <text:p>198.8</text:p>
          </table:table-cell>
          <table:table-cell office:value-type="float" office:value="1581.280518" calcext:value-type="float">
            <text:p>1581.280518</text:p>
          </table:table-cell>
          <table:table-cell office:value-type="float" office:value="1614.43103" calcext:value-type="float">
            <text:p>1614.43103</text:p>
          </table:table-cell>
          <table:table-cell office:value-type="float" office:value="1582.79126" calcext:value-type="float">
            <text:p>1582.79126</text:p>
          </table:table-cell>
          <table:table-cell office:value-type="float" office:value="1613.307739" calcext:value-type="float">
            <text:p>1613.307739</text:p>
          </table:table-cell>
          <table:table-cell table:number-columns-repeated="1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82.224609" calcext:value-type="float">
            <text:p>1582.224609</text:p>
          </table:table-cell>
          <table:table-cell office:value-type="float" office:value="1613.789307" calcext:value-type="float">
            <text:p>1613.789307</text:p>
          </table:table-cell>
          <table:table-cell office:value-type="float" office:value="1574.97937" calcext:value-type="float">
            <text:p>1574.97937</text:p>
          </table:table-cell>
          <table:table-cell office:value-type="float" office:value="1616.19165" calcext:value-type="float">
            <text:p>1616.19165</text:p>
          </table:table-cell>
          <table:table-cell table:number-columns-repeated="13"/>
        </table:table-row>
        <table:table-row table:style-name="ro1">
          <table:table-cell office:value-type="float" office:value="199.2" calcext:value-type="float">
            <text:p>199.2</text:p>
          </table:table-cell>
          <table:table-cell office:value-type="float" office:value="1576.151611" calcext:value-type="float">
            <text:p>1576.151611</text:p>
          </table:table-cell>
          <table:table-cell office:value-type="float" office:value="1609.445435" calcext:value-type="float">
            <text:p>1609.445435</text:p>
          </table:table-cell>
          <table:table-cell office:value-type="float" office:value="1576.438477" calcext:value-type="float">
            <text:p>1576.438477</text:p>
          </table:table-cell>
          <table:table-cell office:value-type="float" office:value="1606.01001" calcext:value-type="float">
            <text:p>1606.01001</text:p>
          </table:table-cell>
          <table:table-cell table:number-columns-repeated="13"/>
        </table:table-row>
        <table:table-row table:style-name="ro1">
          <table:table-cell office:value-type="float" office:value="199.4" calcext:value-type="float">
            <text:p>199.4</text:p>
          </table:table-cell>
          <table:table-cell office:value-type="float" office:value="1578.430908" calcext:value-type="float">
            <text:p>1578.430908</text:p>
          </table:table-cell>
          <table:table-cell office:value-type="float" office:value="1600.0177" calcext:value-type="float">
            <text:p>1600.0177</text:p>
          </table:table-cell>
          <table:table-cell office:value-type="float" office:value="1580.979126" calcext:value-type="float">
            <text:p>1580.979126</text:p>
          </table:table-cell>
          <table:table-cell office:value-type="float" office:value="1600.787231" calcext:value-type="float">
            <text:p>1600.787231</text:p>
          </table:table-cell>
          <table:table-cell table:number-columns-repeated="13"/>
        </table:table-row>
        <table:table-row table:style-name="ro1">
          <table:table-cell office:value-type="float" office:value="199.6" calcext:value-type="float">
            <text:p>199.6</text:p>
          </table:table-cell>
          <table:table-cell office:value-type="float" office:value="1576.247559" calcext:value-type="float">
            <text:p>1576.247559</text:p>
          </table:table-cell>
          <table:table-cell office:value-type="float" office:value="1602.547607" calcext:value-type="float">
            <text:p>1602.547607</text:p>
          </table:table-cell>
          <table:table-cell office:value-type="float" office:value="1570.45105" calcext:value-type="float">
            <text:p>1570.45105</text:p>
          </table:table-cell>
          <table:table-cell office:value-type="float" office:value="1602.547241" calcext:value-type="float">
            <text:p>1602.547241</text:p>
          </table:table-cell>
          <table:table-cell table:number-columns-repeated="13"/>
        </table:table-row>
        <table:table-row table:style-name="ro1">
          <table:table-cell office:value-type="float" office:value="199.8" calcext:value-type="float">
            <text:p>199.8</text:p>
          </table:table-cell>
          <table:table-cell office:value-type="float" office:value="1574.988037" calcext:value-type="float">
            <text:p>1574.988037</text:p>
          </table:table-cell>
          <table:table-cell office:value-type="float" office:value="1596.218628" calcext:value-type="float">
            <text:p>1596.218628</text:p>
          </table:table-cell>
          <table:table-cell office:value-type="float" office:value="1573.230347" calcext:value-type="float">
            <text:p>1573.230347</text:p>
          </table:table-cell>
          <table:table-cell office:value-type="float" office:value="1594.870117" calcext:value-type="float">
            <text:p>1594.870117</text:p>
          </table:table-cell>
          <table:table-cell table:number-columns-repeated="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3.14209" calcext:value-type="float">
            <text:p>1573.14209</text:p>
          </table:table-cell>
          <table:table-cell office:value-type="float" office:value="1598.275635" calcext:value-type="float">
            <text:p>1598.275635</text:p>
          </table:table-cell>
          <table:table-cell office:value-type="float" office:value="1570.69043" calcext:value-type="float">
            <text:p>1570.69043</text:p>
          </table:table-cell>
          <table:table-cell office:value-type="float" office:value="1596.154053" calcext:value-type="float">
            <text:p>1596.154053</text:p>
          </table:table-cell>
          <table:table-cell table:number-columns-repeated="13"/>
        </table:table-row>
        <table:table-row table:style-name="ro1">
          <table:table-cell office:value-type="float" office:value="200.2" calcext:value-type="float">
            <text:p>200.2</text:p>
          </table:table-cell>
          <table:table-cell office:value-type="float" office:value="1571.304199" calcext:value-type="float">
            <text:p>1571.304199</text:p>
          </table:table-cell>
          <table:table-cell office:value-type="float" office:value="1594.062744" calcext:value-type="float">
            <text:p>1594.062744</text:p>
          </table:table-cell>
          <table:table-cell office:value-type="float" office:value="1572.894531" calcext:value-type="float">
            <text:p>1572.894531</text:p>
          </table:table-cell>
          <table:table-cell office:value-type="float" office:value="1587.333008" calcext:value-type="float">
            <text:p>1587.333008</text:p>
          </table:table-cell>
          <table:table-cell table:number-columns-repeated="13"/>
        </table:table-row>
        <table:table-row table:style-name="ro1">
          <table:table-cell office:value-type="float" office:value="200.4" calcext:value-type="float">
            <text:p>200.4</text:p>
          </table:table-cell>
          <table:table-cell office:value-type="float" office:value="1573.353638" calcext:value-type="float">
            <text:p>1573.353638</text:p>
          </table:table-cell>
          <table:table-cell office:value-type="float" office:value="1587.194824" calcext:value-type="float">
            <text:p>1587.194824</text:p>
          </table:table-cell>
          <table:table-cell office:value-type="float" office:value="1569.939209" calcext:value-type="float">
            <text:p>1569.939209</text:p>
          </table:table-cell>
          <table:table-cell office:value-type="float" office:value="1587.981079" calcext:value-type="float">
            <text:p>1587.981079</text:p>
          </table:table-cell>
          <table:table-cell table:number-columns-repeated="13"/>
        </table:table-row>
        <table:table-row table:style-name="ro1">
          <table:table-cell office:value-type="float" office:value="200.6" calcext:value-type="float">
            <text:p>200.6</text:p>
          </table:table-cell>
          <table:table-cell office:value-type="float" office:value="1572.569092" calcext:value-type="float">
            <text:p>1572.569092</text:p>
          </table:table-cell>
          <table:table-cell office:value-type="float" office:value="1586.008423" calcext:value-type="float">
            <text:p>1586.008423</text:p>
          </table:table-cell>
          <table:table-cell office:value-type="float" office:value="1567.073853" calcext:value-type="float">
            <text:p>1567.073853</text:p>
          </table:table-cell>
          <table:table-cell office:value-type="float" office:value="1587.29834" calcext:value-type="float">
            <text:p>1587.29834</text:p>
          </table:table-cell>
          <table:table-cell table:number-columns-repeated="13"/>
        </table:table-row>
        <table:table-row table:style-name="ro1">
          <table:table-cell office:value-type="float" office:value="200.8" calcext:value-type="float">
            <text:p>200.8</text:p>
          </table:table-cell>
          <table:table-cell office:value-type="float" office:value="1572.530762" calcext:value-type="float">
            <text:p>1572.530762</text:p>
          </table:table-cell>
          <table:table-cell office:value-type="float" office:value="1585.40564" calcext:value-type="float">
            <text:p>1585.40564</text:p>
          </table:table-cell>
          <table:table-cell office:value-type="float" office:value="1567.337402" calcext:value-type="float">
            <text:p>1567.337402</text:p>
          </table:table-cell>
          <table:table-cell office:value-type="float" office:value="1584.092651" calcext:value-type="float">
            <text:p>1584.092651</text:p>
          </table:table-cell>
          <table:table-cell table:number-columns-repeated="1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70.809082" calcext:value-type="float">
            <text:p>1570.809082</text:p>
          </table:table-cell>
          <table:table-cell office:value-type="float" office:value="1582.191284" calcext:value-type="float">
            <text:p>1582.191284</text:p>
          </table:table-cell>
          <table:table-cell office:value-type="float" office:value="1565.090698" calcext:value-type="float">
            <text:p>1565.090698</text:p>
          </table:table-cell>
          <table:table-cell office:value-type="float" office:value="1581.283569" calcext:value-type="float">
            <text:p>1581.283569</text:p>
          </table:table-cell>
          <table:table-cell table:number-columns-repeated="13"/>
        </table:table-row>
        <table:table-row table:style-name="ro1">
          <table:table-cell office:value-type="float" office:value="201.2" calcext:value-type="float">
            <text:p>201.2</text:p>
          </table:table-cell>
          <table:table-cell office:value-type="float" office:value="1568.721924" calcext:value-type="float">
            <text:p>1568.721924</text:p>
          </table:table-cell>
          <table:table-cell office:value-type="float" office:value="1586.116943" calcext:value-type="float">
            <text:p>1586.116943</text:p>
          </table:table-cell>
          <table:table-cell office:value-type="float" office:value="1562.96228" calcext:value-type="float">
            <text:p>1562.96228</text:p>
          </table:table-cell>
          <table:table-cell office:value-type="float" office:value="1583.663818" calcext:value-type="float">
            <text:p>1583.663818</text:p>
          </table:table-cell>
          <table:table-cell table:number-columns-repeated="13"/>
        </table:table-row>
        <table:table-row table:style-name="ro1">
          <table:table-cell office:value-type="float" office:value="201.4" calcext:value-type="float">
            <text:p>201.4</text:p>
          </table:table-cell>
          <table:table-cell office:value-type="float" office:value="1562.891235" calcext:value-type="float">
            <text:p>1562.891235</text:p>
          </table:table-cell>
          <table:table-cell office:value-type="float" office:value="1578.079346" calcext:value-type="float">
            <text:p>1578.079346</text:p>
          </table:table-cell>
          <table:table-cell office:value-type="float" office:value="1572.884277" calcext:value-type="float">
            <text:p>1572.884277</text:p>
          </table:table-cell>
          <table:table-cell office:value-type="float" office:value="1583.757568" calcext:value-type="float">
            <text:p>1583.757568</text:p>
          </table:table-cell>
          <table:table-cell table:number-columns-repeated="13"/>
        </table:table-row>
        <table:table-row table:style-name="ro1">
          <table:table-cell office:value-type="float" office:value="201.6" calcext:value-type="float">
            <text:p>201.6</text:p>
          </table:table-cell>
          <table:table-cell office:value-type="float" office:value="1564.597778" calcext:value-type="float">
            <text:p>1564.597778</text:p>
          </table:table-cell>
          <table:table-cell office:value-type="float" office:value="1577.260742" calcext:value-type="float">
            <text:p>1577.260742</text:p>
          </table:table-cell>
          <table:table-cell office:value-type="float" office:value="1566.665039" calcext:value-type="float">
            <text:p>1566.665039</text:p>
          </table:table-cell>
          <table:table-cell office:value-type="float" office:value="1578.366699" calcext:value-type="float">
            <text:p>1578.366699</text:p>
          </table:table-cell>
          <table:table-cell table:number-columns-repeated="13"/>
        </table:table-row>
        <table:table-row table:style-name="ro1">
          <table:table-cell office:value-type="float" office:value="201.8" calcext:value-type="float">
            <text:p>201.8</text:p>
          </table:table-cell>
          <table:table-cell office:value-type="float" office:value="1568.174438" calcext:value-type="float">
            <text:p>1568.174438</text:p>
          </table:table-cell>
          <table:table-cell office:value-type="float" office:value="1577.454834" calcext:value-type="float">
            <text:p>1577.454834</text:p>
          </table:table-cell>
          <table:table-cell office:value-type="float" office:value="1569.838623" calcext:value-type="float">
            <text:p>1569.838623</text:p>
          </table:table-cell>
          <table:table-cell office:value-type="float" office:value="1575.255859" calcext:value-type="float">
            <text:p>1575.255859</text:p>
          </table:table-cell>
          <table:table-cell table:number-columns-repeated="1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68.098633" calcext:value-type="float">
            <text:p>1568.098633</text:p>
          </table:table-cell>
          <table:table-cell office:value-type="float" office:value="1577.481689" calcext:value-type="float">
            <text:p>1577.481689</text:p>
          </table:table-cell>
          <table:table-cell office:value-type="float" office:value="1569.522949" calcext:value-type="float">
            <text:p>1569.522949</text:p>
          </table:table-cell>
          <table:table-cell office:value-type="float" office:value="1574.755005" calcext:value-type="float">
            <text:p>1574.755005</text:p>
          </table:table-cell>
          <table:table-cell table:number-columns-repeated="13"/>
        </table:table-row>
        <table:table-row table:style-name="ro1">
          <table:table-cell office:value-type="float" office:value="202.2" calcext:value-type="float">
            <text:p>202.2</text:p>
          </table:table-cell>
          <table:table-cell office:value-type="float" office:value="1564.743896" calcext:value-type="float">
            <text:p>1564.743896</text:p>
          </table:table-cell>
          <table:table-cell office:value-type="float" office:value="1578.536133" calcext:value-type="float">
            <text:p>1578.536133</text:p>
          </table:table-cell>
          <table:table-cell office:value-type="float" office:value="1565.221558" calcext:value-type="float">
            <text:p>1565.221558</text:p>
          </table:table-cell>
          <table:table-cell office:value-type="float" office:value="1576.348511" calcext:value-type="float">
            <text:p>1576.348511</text:p>
          </table:table-cell>
          <table:table-cell table:number-columns-repeated="13"/>
        </table:table-row>
        <table:table-row table:style-name="ro1">
          <table:table-cell office:value-type="float" office:value="202.4" calcext:value-type="float">
            <text:p>202.4</text:p>
          </table:table-cell>
          <table:table-cell office:value-type="float" office:value="1567.671875" calcext:value-type="float">
            <text:p>1567.671875</text:p>
          </table:table-cell>
          <table:table-cell office:value-type="float" office:value="1569.743286" calcext:value-type="float">
            <text:p>1569.743286</text:p>
          </table:table-cell>
          <table:table-cell office:value-type="float" office:value="1568.826172" calcext:value-type="float">
            <text:p>1568.826172</text:p>
          </table:table-cell>
          <table:table-cell office:value-type="float" office:value="1571.300781" calcext:value-type="float">
            <text:p>1571.300781</text:p>
          </table:table-cell>
          <table:table-cell table:number-columns-repeated="13"/>
        </table:table-row>
        <table:table-row table:style-name="ro1">
          <table:table-cell office:value-type="float" office:value="202.6" calcext:value-type="float">
            <text:p>202.6</text:p>
          </table:table-cell>
          <table:table-cell office:value-type="float" office:value="1564.216309" calcext:value-type="float">
            <text:p>1564.216309</text:p>
          </table:table-cell>
          <table:table-cell office:value-type="float" office:value="1573.366333" calcext:value-type="float">
            <text:p>1573.366333</text:p>
          </table:table-cell>
          <table:table-cell office:value-type="float" office:value="1565.438232" calcext:value-type="float">
            <text:p>1565.438232</text:p>
          </table:table-cell>
          <table:table-cell office:value-type="float" office:value="1574.872314" calcext:value-type="float">
            <text:p>1574.872314</text:p>
          </table:table-cell>
          <table:table-cell table:number-columns-repeated="13"/>
        </table:table-row>
        <table:table-row table:style-name="ro1">
          <table:table-cell office:value-type="float" office:value="202.8" calcext:value-type="float">
            <text:p>202.8</text:p>
          </table:table-cell>
          <table:table-cell office:value-type="float" office:value="1563.605225" calcext:value-type="float">
            <text:p>1563.605225</text:p>
          </table:table-cell>
          <table:table-cell office:value-type="float" office:value="1576.712891" calcext:value-type="float">
            <text:p>1576.712891</text:p>
          </table:table-cell>
          <table:table-cell office:value-type="float" office:value="1564.269409" calcext:value-type="float">
            <text:p>1564.269409</text:p>
          </table:table-cell>
          <table:table-cell office:value-type="float" office:value="1574.990234" calcext:value-type="float">
            <text:p>1574.990234</text:p>
          </table:table-cell>
          <table:table-cell table:number-columns-repeated="1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62.672729" calcext:value-type="float">
            <text:p>1562.672729</text:p>
          </table:table-cell>
          <table:table-cell office:value-type="float" office:value="1572.536743" calcext:value-type="float">
            <text:p>1572.536743</text:p>
          </table:table-cell>
          <table:table-cell office:value-type="float" office:value="1564.778564" calcext:value-type="float">
            <text:p>1564.778564</text:p>
          </table:table-cell>
          <table:table-cell office:value-type="float" office:value="1571.941895" calcext:value-type="float">
            <text:p>1571.941895</text:p>
          </table:table-cell>
          <table:table-cell table:number-columns-repeated="13"/>
        </table:table-row>
        <table:table-row table:style-name="ro1">
          <table:table-cell office:value-type="float" office:value="203.2" calcext:value-type="float">
            <text:p>203.2</text:p>
          </table:table-cell>
          <table:table-cell office:value-type="float" office:value="1561.584961" calcext:value-type="float">
            <text:p>1561.584961</text:p>
          </table:table-cell>
          <table:table-cell office:value-type="float" office:value="1576.510498" calcext:value-type="float">
            <text:p>1576.510498</text:p>
          </table:table-cell>
          <table:table-cell office:value-type="float" office:value="1565.390625" calcext:value-type="float">
            <text:p>1565.390625</text:p>
          </table:table-cell>
          <table:table-cell office:value-type="float" office:value="1571.537354" calcext:value-type="float">
            <text:p>1571.537354</text:p>
          </table:table-cell>
          <table:table-cell table:number-columns-repeated="13"/>
        </table:table-row>
        <table:table-row table:style-name="ro1">
          <table:table-cell office:value-type="float" office:value="203.4" calcext:value-type="float">
            <text:p>203.4</text:p>
          </table:table-cell>
          <table:table-cell office:value-type="float" office:value="1566.780029" calcext:value-type="float">
            <text:p>1566.780029</text:p>
          </table:table-cell>
          <table:table-cell office:value-type="float" office:value="1569.524902" calcext:value-type="float">
            <text:p>1569.524902</text:p>
          </table:table-cell>
          <table:table-cell office:value-type="float" office:value="1565.172485" calcext:value-type="float">
            <text:p>1565.172485</text:p>
          </table:table-cell>
          <table:table-cell office:value-type="float" office:value="1567.969727" calcext:value-type="float">
            <text:p>1567.969727</text:p>
          </table:table-cell>
          <table:table-cell table:number-columns-repeated="13"/>
        </table:table-row>
        <table:table-row table:style-name="ro1">
          <table:table-cell office:value-type="float" office:value="203.6" calcext:value-type="float">
            <text:p>203.6</text:p>
          </table:table-cell>
          <table:table-cell office:value-type="float" office:value="1563.34729" calcext:value-type="float">
            <text:p>1563.34729</text:p>
          </table:table-cell>
          <table:table-cell office:value-type="float" office:value="1569.813843" calcext:value-type="float">
            <text:p>1569.813843</text:p>
          </table:table-cell>
          <table:table-cell office:value-type="float" office:value="1560.958618" calcext:value-type="float">
            <text:p>1560.958618</text:p>
          </table:table-cell>
          <table:table-cell office:value-type="float" office:value="1573.515381" calcext:value-type="float">
            <text:p>1573.515381</text:p>
          </table:table-cell>
          <table:table-cell table:number-columns-repeated="13"/>
        </table:table-row>
        <table:table-row table:style-name="ro1">
          <table:table-cell office:value-type="float" office:value="203.8" calcext:value-type="float">
            <text:p>203.8</text:p>
          </table:table-cell>
          <table:table-cell office:value-type="float" office:value="1566.52478" calcext:value-type="float">
            <text:p>1566.52478</text:p>
          </table:table-cell>
          <table:table-cell office:value-type="float" office:value="1568.828613" calcext:value-type="float">
            <text:p>1568.828613</text:p>
          </table:table-cell>
          <table:table-cell office:value-type="float" office:value="1566.959229" calcext:value-type="float">
            <text:p>1566.959229</text:p>
          </table:table-cell>
          <table:table-cell office:value-type="float" office:value="1568.785767" calcext:value-type="float">
            <text:p>1568.785767</text:p>
          </table:table-cell>
          <table:table-cell table:number-columns-repeated="1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65.976929" calcext:value-type="float">
            <text:p>1565.976929</text:p>
          </table:table-cell>
          <table:table-cell office:value-type="float" office:value="1570.019165" calcext:value-type="float">
            <text:p>1570.019165</text:p>
          </table:table-cell>
          <table:table-cell office:value-type="float" office:value="1565.521362" calcext:value-type="float">
            <text:p>1565.521362</text:p>
          </table:table-cell>
          <table:table-cell office:value-type="float" office:value="1568.4823" calcext:value-type="float">
            <text:p>1568.4823</text:p>
          </table:table-cell>
          <table:table-cell table:number-columns-repeated="13"/>
        </table:table-row>
        <table:table-row table:style-name="ro1">
          <table:table-cell office:value-type="float" office:value="204.2" calcext:value-type="float">
            <text:p>204.2</text:p>
          </table:table-cell>
          <table:table-cell office:value-type="float" office:value="1562.732056" calcext:value-type="float">
            <text:p>1562.732056</text:p>
          </table:table-cell>
          <table:table-cell office:value-type="float" office:value="1569.202026" calcext:value-type="float">
            <text:p>1569.202026</text:p>
          </table:table-cell>
          <table:table-cell office:value-type="float" office:value="1562.137573" calcext:value-type="float">
            <text:p>1562.137573</text:p>
          </table:table-cell>
          <table:table-cell office:value-type="float" office:value="1567.110229" calcext:value-type="float">
            <text:p>1567.110229</text:p>
          </table:table-cell>
          <table:table-cell table:number-columns-repeated="13"/>
        </table:table-row>
        <table:table-row table:style-name="ro1">
          <table:table-cell office:value-type="float" office:value="204.4" calcext:value-type="float">
            <text:p>204.4</text:p>
          </table:table-cell>
          <table:table-cell office:value-type="float" office:value="1563.642578" calcext:value-type="float">
            <text:p>1563.642578</text:p>
          </table:table-cell>
          <table:table-cell office:value-type="float" office:value="1567.829346" calcext:value-type="float">
            <text:p>1567.829346</text:p>
          </table:table-cell>
          <table:table-cell office:value-type="float" office:value="1559.246216" calcext:value-type="float">
            <text:p>1559.246216</text:p>
          </table:table-cell>
          <table:table-cell office:value-type="float" office:value="1572.575806" calcext:value-type="float">
            <text:p>1572.575806</text:p>
          </table:table-cell>
          <table:table-cell table:number-columns-repeated="13"/>
        </table:table-row>
        <table:table-row table:style-name="ro1">
          <table:table-cell office:value-type="float" office:value="204.6" calcext:value-type="float">
            <text:p>204.6</text:p>
          </table:table-cell>
          <table:table-cell office:value-type="float" office:value="1591.736084" calcext:value-type="float">
            <text:p>1591.736084</text:p>
          </table:table-cell>
          <table:table-cell office:value-type="float" office:value="1611.281006" calcext:value-type="float">
            <text:p>1611.281006</text:p>
          </table:table-cell>
          <table:table-cell office:value-type="float" office:value="1530.831787" calcext:value-type="float">
            <text:p>1530.831787</text:p>
          </table:table-cell>
          <table:table-cell office:value-type="float" office:value="1524.119019" calcext:value-type="float">
            <text:p>1524.119019</text:p>
          </table:table-cell>
          <table:table-cell table:number-columns-repeated="13"/>
        </table:table-row>
        <table:table-row table:style-name="ro1">
          <table:table-cell office:value-type="float" office:value="204.8" calcext:value-type="float">
            <text:p>204.8</text:p>
          </table:table-cell>
          <table:table-cell office:value-type="float" office:value="1610.965576" calcext:value-type="float">
            <text:p>1610.965576</text:p>
          </table:table-cell>
          <table:table-cell office:value-type="float" office:value="1621.302124" calcext:value-type="float">
            <text:p>1621.302124</text:p>
          </table:table-cell>
          <table:table-cell office:value-type="float" office:value="1533.476685" calcext:value-type="float">
            <text:p>1533.476685</text:p>
          </table:table-cell>
          <table:table-cell office:value-type="float" office:value="1516.841675" calcext:value-type="float">
            <text:p>1516.841675</text:p>
          </table:table-cell>
          <table:table-cell table:number-columns-repeated="1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22.736206" calcext:value-type="float">
            <text:p>1622.736206</text:p>
          </table:table-cell>
          <table:table-cell office:value-type="float" office:value="1620.718994" calcext:value-type="float">
            <text:p>1620.718994</text:p>
          </table:table-cell>
          <table:table-cell office:value-type="float" office:value="1536.56543" calcext:value-type="float">
            <text:p>1536.56543</text:p>
          </table:table-cell>
          <table:table-cell office:value-type="float" office:value="1529.026367" calcext:value-type="float">
            <text:p>1529.026367</text:p>
          </table:table-cell>
          <table:table-cell table:number-columns-repeated="13"/>
        </table:table-row>
        <table:table-row table:style-name="ro1">
          <table:table-cell office:value-type="float" office:value="205.2" calcext:value-type="float">
            <text:p>205.2</text:p>
          </table:table-cell>
          <table:table-cell office:value-type="float" office:value="1630.133301" calcext:value-type="float">
            <text:p>1630.133301</text:p>
          </table:table-cell>
          <table:table-cell office:value-type="float" office:value="1661.061768" calcext:value-type="float">
            <text:p>1661.061768</text:p>
          </table:table-cell>
          <table:table-cell office:value-type="float" office:value="1557.440186" calcext:value-type="float">
            <text:p>1557.440186</text:p>
          </table:table-cell>
          <table:table-cell office:value-type="float" office:value="1548.408447" calcext:value-type="float">
            <text:p>1548.408447</text:p>
          </table:table-cell>
          <table:table-cell table:number-columns-repeated="13"/>
        </table:table-row>
        <table:table-row table:style-name="ro1">
          <table:table-cell office:value-type="float" office:value="205.4" calcext:value-type="float">
            <text:p>205.4</text:p>
          </table:table-cell>
          <table:table-cell office:value-type="float" office:value="1638.404297" calcext:value-type="float">
            <text:p>1638.404297</text:p>
          </table:table-cell>
          <table:table-cell office:value-type="float" office:value="1683.645752" calcext:value-type="float">
            <text:p>1683.645752</text:p>
          </table:table-cell>
          <table:table-cell office:value-type="float" office:value="1578.753174" calcext:value-type="float">
            <text:p>1578.753174</text:p>
          </table:table-cell>
          <table:table-cell office:value-type="float" office:value="1572.847168" calcext:value-type="float">
            <text:p>1572.847168</text:p>
          </table:table-cell>
          <table:table-cell table:number-columns-repeated="13"/>
        </table:table-row>
        <table:table-row table:style-name="ro1">
          <table:table-cell office:value-type="float" office:value="205.6" calcext:value-type="float">
            <text:p>205.6</text:p>
          </table:table-cell>
          <table:table-cell office:value-type="float" office:value="1651.14624" calcext:value-type="float">
            <text:p>1651.14624</text:p>
          </table:table-cell>
          <table:table-cell office:value-type="float" office:value="1679.109863" calcext:value-type="float">
            <text:p>1679.109863</text:p>
          </table:table-cell>
          <table:table-cell office:value-type="float" office:value="1594.194458" calcext:value-type="float">
            <text:p>1594.194458</text:p>
          </table:table-cell>
          <table:table-cell office:value-type="float" office:value="1595.046387" calcext:value-type="float">
            <text:p>1595.046387</text:p>
          </table:table-cell>
          <table:table-cell table:number-columns-repeated="13"/>
        </table:table-row>
        <table:table-row table:style-name="ro1">
          <table:table-cell office:value-type="float" office:value="205.8" calcext:value-type="float">
            <text:p>205.8</text:p>
          </table:table-cell>
          <table:table-cell office:value-type="float" office:value="1637.217163" calcext:value-type="float">
            <text:p>1637.217163</text:p>
          </table:table-cell>
          <table:table-cell office:value-type="float" office:value="1695.112549" calcext:value-type="float">
            <text:p>1695.112549</text:p>
          </table:table-cell>
          <table:table-cell office:value-type="float" office:value="1616.385376" calcext:value-type="float">
            <text:p>1616.385376</text:p>
          </table:table-cell>
          <table:table-cell office:value-type="float" office:value="1618.080322" calcext:value-type="float">
            <text:p>1618.080322</text:p>
          </table:table-cell>
          <table:table-cell table:number-columns-repeated="1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649.992432" calcext:value-type="float">
            <text:p>1649.992432</text:p>
          </table:table-cell>
          <table:table-cell office:value-type="float" office:value="1703.105957" calcext:value-type="float">
            <text:p>1703.105957</text:p>
          </table:table-cell>
          <table:table-cell office:value-type="float" office:value="1617.731812" calcext:value-type="float">
            <text:p>1617.731812</text:p>
          </table:table-cell>
          <table:table-cell office:value-type="float" office:value="1625.038086" calcext:value-type="float">
            <text:p>1625.038086</text:p>
          </table:table-cell>
          <table:table-cell table:number-columns-repeated="13"/>
        </table:table-row>
        <table:table-row table:style-name="ro1">
          <table:table-cell office:value-type="float" office:value="206.2" calcext:value-type="float">
            <text:p>206.2</text:p>
          </table:table-cell>
          <table:table-cell office:value-type="float" office:value="1647.972412" calcext:value-type="float">
            <text:p>1647.972412</text:p>
          </table:table-cell>
          <table:table-cell office:value-type="float" office:value="1700.029785" calcext:value-type="float">
            <text:p>1700.029785</text:p>
          </table:table-cell>
          <table:table-cell office:value-type="float" office:value="1622.889404" calcext:value-type="float">
            <text:p>1622.889404</text:p>
          </table:table-cell>
          <table:table-cell office:value-type="float" office:value="1627.587524" calcext:value-type="float">
            <text:p>1627.587524</text:p>
          </table:table-cell>
          <table:table-cell table:number-columns-repeated="13"/>
        </table:table-row>
        <table:table-row table:style-name="ro1">
          <table:table-cell office:value-type="float" office:value="206.4" calcext:value-type="float">
            <text:p>206.4</text:p>
          </table:table-cell>
          <table:table-cell office:value-type="float" office:value="1650.124878" calcext:value-type="float">
            <text:p>1650.124878</text:p>
          </table:table-cell>
          <table:table-cell office:value-type="float" office:value="1709.262329" calcext:value-type="float">
            <text:p>1709.262329</text:p>
          </table:table-cell>
          <table:table-cell office:value-type="float" office:value="1610.166016" calcext:value-type="float">
            <text:p>1610.166016</text:p>
          </table:table-cell>
          <table:table-cell office:value-type="float" office:value="1634.274292" calcext:value-type="float">
            <text:p>1634.274292</text:p>
          </table:table-cell>
          <table:table-cell table:number-columns-repeated="13"/>
        </table:table-row>
        <table:table-row table:style-name="ro1">
          <table:table-cell office:value-type="float" office:value="206.6" calcext:value-type="float">
            <text:p>206.6</text:p>
          </table:table-cell>
          <table:table-cell office:value-type="float" office:value="1619.726929" calcext:value-type="float">
            <text:p>1619.726929</text:p>
          </table:table-cell>
          <table:table-cell office:value-type="float" office:value="1668.848877" calcext:value-type="float">
            <text:p>1668.848877</text:p>
          </table:table-cell>
          <table:table-cell office:value-type="float" office:value="1628.526001" calcext:value-type="float">
            <text:p>1628.526001</text:p>
          </table:table-cell>
          <table:table-cell office:value-type="float" office:value="1659.831787" calcext:value-type="float">
            <text:p>1659.831787</text:p>
          </table:table-cell>
          <table:table-cell table:number-columns-repeated="13"/>
        </table:table-row>
        <table:table-row table:style-name="ro1">
          <table:table-cell office:value-type="float" office:value="206.8" calcext:value-type="float">
            <text:p>206.8</text:p>
          </table:table-cell>
          <table:table-cell office:value-type="float" office:value="1604.555664" calcext:value-type="float">
            <text:p>1604.555664</text:p>
          </table:table-cell>
          <table:table-cell office:value-type="float" office:value="1664.184204" calcext:value-type="float">
            <text:p>1664.184204</text:p>
          </table:table-cell>
          <table:table-cell office:value-type="float" office:value="1619.306763" calcext:value-type="float">
            <text:p>1619.306763</text:p>
          </table:table-cell>
          <table:table-cell office:value-type="float" office:value="1664.673218" calcext:value-type="float">
            <text:p>1664.673218</text:p>
          </table:table-cell>
          <table:table-cell table:number-columns-repeated="1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598.646729" calcext:value-type="float">
            <text:p>1598.646729</text:p>
          </table:table-cell>
          <table:table-cell office:value-type="float" office:value="1655.303101" calcext:value-type="float">
            <text:p>1655.303101</text:p>
          </table:table-cell>
          <table:table-cell office:value-type="float" office:value="1606.541748" calcext:value-type="float">
            <text:p>1606.541748</text:p>
          </table:table-cell>
          <table:table-cell office:value-type="float" office:value="1654.375977" calcext:value-type="float">
            <text:p>1654.375977</text:p>
          </table:table-cell>
          <table:table-cell table:number-columns-repeated="13"/>
        </table:table-row>
        <table:table-row table:style-name="ro1">
          <table:table-cell office:value-type="float" office:value="207.2" calcext:value-type="float">
            <text:p>207.2</text:p>
          </table:table-cell>
          <table:table-cell office:value-type="float" office:value="1591.71106" calcext:value-type="float">
            <text:p>1591.71106</text:p>
          </table:table-cell>
          <table:table-cell office:value-type="float" office:value="1649.555542" calcext:value-type="float">
            <text:p>1649.555542</text:p>
          </table:table-cell>
          <table:table-cell office:value-type="float" office:value="1594.756226" calcext:value-type="float">
            <text:p>1594.756226</text:p>
          </table:table-cell>
          <table:table-cell office:value-type="float" office:value="1641.123779" calcext:value-type="float">
            <text:p>1641.123779</text:p>
          </table:table-cell>
          <table:table-cell table:number-columns-repeated="13"/>
        </table:table-row>
        <table:table-row table:style-name="ro1">
          <table:table-cell office:value-type="float" office:value="207.4" calcext:value-type="float">
            <text:p>207.4</text:p>
          </table:table-cell>
          <table:table-cell office:value-type="float" office:value="1591.575073" calcext:value-type="float">
            <text:p>1591.575073</text:p>
          </table:table-cell>
          <table:table-cell office:value-type="float" office:value="1638.84668" calcext:value-type="float">
            <text:p>1638.84668</text:p>
          </table:table-cell>
          <table:table-cell office:value-type="float" office:value="1585.950928" calcext:value-type="float">
            <text:p>1585.950928</text:p>
          </table:table-cell>
          <table:table-cell office:value-type="float" office:value="1635.416992" calcext:value-type="float">
            <text:p>1635.416992</text:p>
          </table:table-cell>
          <table:table-cell table:number-columns-repeated="13"/>
        </table:table-row>
        <table:table-row table:style-name="ro1">
          <table:table-cell office:value-type="float" office:value="207.6" calcext:value-type="float">
            <text:p>207.6</text:p>
          </table:table-cell>
          <table:table-cell office:value-type="float" office:value="1592.427979" calcext:value-type="float">
            <text:p>1592.427979</text:p>
          </table:table-cell>
          <table:table-cell office:value-type="float" office:value="1624.472046" calcext:value-type="float">
            <text:p>1624.472046</text:p>
          </table:table-cell>
          <table:table-cell office:value-type="float" office:value="1578.950684" calcext:value-type="float">
            <text:p>1578.950684</text:p>
          </table:table-cell>
          <table:table-cell office:value-type="float" office:value="1633.817627" calcext:value-type="float">
            <text:p>1633.817627</text:p>
          </table:table-cell>
          <table:table-cell table:number-columns-repeated="13"/>
        </table:table-row>
        <table:table-row table:style-name="ro1">
          <table:table-cell office:value-type="float" office:value="207.8" calcext:value-type="float">
            <text:p>207.8</text:p>
          </table:table-cell>
          <table:table-cell office:value-type="float" office:value="1581.546265" calcext:value-type="float">
            <text:p>1581.546265</text:p>
          </table:table-cell>
          <table:table-cell office:value-type="float" office:value="1626.301636" calcext:value-type="float">
            <text:p>1626.301636</text:p>
          </table:table-cell>
          <table:table-cell office:value-type="float" office:value="1586.662354" calcext:value-type="float">
            <text:p>1586.662354</text:p>
          </table:table-cell>
          <table:table-cell office:value-type="float" office:value="1630.341309" calcext:value-type="float">
            <text:p>1630.341309</text:p>
          </table:table-cell>
          <table:table-cell table:number-columns-repeated="1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587.359375" calcext:value-type="float">
            <text:p>1587.359375</text:p>
          </table:table-cell>
          <table:table-cell office:value-type="float" office:value="1619.366333" calcext:value-type="float">
            <text:p>1619.366333</text:p>
          </table:table-cell>
          <table:table-cell office:value-type="float" office:value="1589.547119" calcext:value-type="float">
            <text:p>1589.547119</text:p>
          </table:table-cell>
          <table:table-cell office:value-type="float" office:value="1613.585205" calcext:value-type="float">
            <text:p>1613.585205</text:p>
          </table:table-cell>
          <table:table-cell table:number-columns-repeated="13"/>
        </table:table-row>
        <table:table-row table:style-name="ro1">
          <table:table-cell office:value-type="float" office:value="208.2" calcext:value-type="float">
            <text:p>208.2</text:p>
          </table:table-cell>
          <table:table-cell office:value-type="float" office:value="1583.974609" calcext:value-type="float">
            <text:p>1583.974609</text:p>
          </table:table-cell>
          <table:table-cell office:value-type="float" office:value="1617.477295" calcext:value-type="float">
            <text:p>1617.477295</text:p>
          </table:table-cell>
          <table:table-cell office:value-type="float" office:value="1585.006592" calcext:value-type="float">
            <text:p>1585.006592</text:p>
          </table:table-cell>
          <table:table-cell office:value-type="float" office:value="1613.004639" calcext:value-type="float">
            <text:p>1613.004639</text:p>
          </table:table-cell>
          <table:table-cell table:number-columns-repeated="13"/>
        </table:table-row>
        <table:table-row table:style-name="ro1">
          <table:table-cell office:value-type="float" office:value="208.4" calcext:value-type="float">
            <text:p>208.4</text:p>
          </table:table-cell>
          <table:table-cell office:value-type="float" office:value="1580.473755" calcext:value-type="float">
            <text:p>1580.473755</text:p>
          </table:table-cell>
          <table:table-cell office:value-type="float" office:value="1614.258301" calcext:value-type="float">
            <text:p>1614.258301</text:p>
          </table:table-cell>
          <table:table-cell office:value-type="float" office:value="1581.644531" calcext:value-type="float">
            <text:p>1581.644531</text:p>
          </table:table-cell>
          <table:table-cell office:value-type="float" office:value="1612.674927" calcext:value-type="float">
            <text:p>1612.674927</text:p>
          </table:table-cell>
          <table:table-cell table:number-columns-repeated="13"/>
        </table:table-row>
        <table:table-row table:style-name="ro1">
          <table:table-cell office:value-type="float" office:value="208.6" calcext:value-type="float">
            <text:p>208.6</text:p>
          </table:table-cell>
          <table:table-cell office:value-type="float" office:value="1581.132202" calcext:value-type="float">
            <text:p>1581.132202</text:p>
          </table:table-cell>
          <table:table-cell office:value-type="float" office:value="1610.653687" calcext:value-type="float">
            <text:p>1610.653687</text:p>
          </table:table-cell>
          <table:table-cell office:value-type="float" office:value="1579.333252" calcext:value-type="float">
            <text:p>1579.333252</text:p>
          </table:table-cell>
          <table:table-cell office:value-type="float" office:value="1610.130981" calcext:value-type="float">
            <text:p>1610.130981</text:p>
          </table:table-cell>
          <table:table-cell table:number-columns-repeated="13"/>
        </table:table-row>
        <table:table-row table:style-name="ro1">
          <table:table-cell office:value-type="float" office:value="208.8" calcext:value-type="float">
            <text:p>208.8</text:p>
          </table:table-cell>
          <table:table-cell office:value-type="float" office:value="1582.221436" calcext:value-type="float">
            <text:p>1582.221436</text:p>
          </table:table-cell>
          <table:table-cell office:value-type="float" office:value="1608.359741" calcext:value-type="float">
            <text:p>1608.359741</text:p>
          </table:table-cell>
          <table:table-cell office:value-type="float" office:value="1577.776123" calcext:value-type="float">
            <text:p>1577.776123</text:p>
          </table:table-cell>
          <table:table-cell office:value-type="float" office:value="1607.928101" calcext:value-type="float">
            <text:p>1607.928101</text:p>
          </table:table-cell>
          <table:table-cell table:number-columns-repeated="1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579.428345" calcext:value-type="float">
            <text:p>1579.428345</text:p>
          </table:table-cell>
          <table:table-cell office:value-type="float" office:value="1607.614014" calcext:value-type="float">
            <text:p>1607.614014</text:p>
          </table:table-cell>
          <table:table-cell office:value-type="float" office:value="1572.925903" calcext:value-type="float">
            <text:p>1572.925903</text:p>
          </table:table-cell>
          <table:table-cell office:value-type="float" office:value="1608.802124" calcext:value-type="float">
            <text:p>1608.802124</text:p>
          </table:table-cell>
          <table:table-cell table:number-columns-repeated="13"/>
        </table:table-row>
        <table:table-row table:style-name="ro1">
          <table:table-cell office:value-type="float" office:value="209.2" calcext:value-type="float">
            <text:p>209.2</text:p>
          </table:table-cell>
          <table:table-cell office:value-type="float" office:value="1576.861694" calcext:value-type="float">
            <text:p>1576.861694</text:p>
          </table:table-cell>
          <table:table-cell office:value-type="float" office:value="1605.803345" calcext:value-type="float">
            <text:p>1605.803345</text:p>
          </table:table-cell>
          <table:table-cell office:value-type="float" office:value="1577.145386" calcext:value-type="float">
            <text:p>1577.145386</text:p>
          </table:table-cell>
          <table:table-cell office:value-type="float" office:value="1602.461182" calcext:value-type="float">
            <text:p>1602.461182</text:p>
          </table:table-cell>
          <table:table-cell table:number-columns-repeated="13"/>
        </table:table-row>
        <table:table-row table:style-name="ro1">
          <table:table-cell office:value-type="float" office:value="209.4" calcext:value-type="float">
            <text:p>209.4</text:p>
          </table:table-cell>
          <table:table-cell office:value-type="float" office:value="1580.129761" calcext:value-type="float">
            <text:p>1580.129761</text:p>
          </table:table-cell>
          <table:table-cell office:value-type="float" office:value="1603.233154" calcext:value-type="float">
            <text:p>1603.233154</text:p>
          </table:table-cell>
          <table:table-cell office:value-type="float" office:value="1573.070312" calcext:value-type="float">
            <text:p>1573.070312</text:p>
          </table:table-cell>
          <table:table-cell office:value-type="float" office:value="1601.940552" calcext:value-type="float">
            <text:p>1601.940552</text:p>
          </table:table-cell>
          <table:table-cell table:number-columns-repeated="13"/>
        </table:table-row>
        <table:table-row table:style-name="ro1">
          <table:table-cell office:value-type="float" office:value="209.6" calcext:value-type="float">
            <text:p>209.6</text:p>
          </table:table-cell>
          <table:table-cell office:value-type="float" office:value="1578.990967" calcext:value-type="float">
            <text:p>1578.990967</text:p>
          </table:table-cell>
          <table:table-cell office:value-type="float" office:value="1597.860962" calcext:value-type="float">
            <text:p>1597.860962</text:p>
          </table:table-cell>
          <table:table-cell office:value-type="float" office:value="1572.63855" calcext:value-type="float">
            <text:p>1572.63855</text:p>
          </table:table-cell>
          <table:table-cell office:value-type="float" office:value="1600.019409" calcext:value-type="float">
            <text:p>1600.019409</text:p>
          </table:table-cell>
          <table:table-cell table:number-columns-repeated="13"/>
        </table:table-row>
        <table:table-row table:style-name="ro1">
          <table:table-cell office:value-type="float" office:value="209.8" calcext:value-type="float">
            <text:p>209.8</text:p>
          </table:table-cell>
          <table:table-cell office:value-type="float" office:value="1574.24353" calcext:value-type="float">
            <text:p>1574.24353</text:p>
          </table:table-cell>
          <table:table-cell office:value-type="float" office:value="1597.025146" calcext:value-type="float">
            <text:p>1597.025146</text:p>
          </table:table-cell>
          <table:table-cell office:value-type="float" office:value="1572.25354" calcext:value-type="float">
            <text:p>1572.25354</text:p>
          </table:table-cell>
          <table:table-cell office:value-type="float" office:value="1595.011841" calcext:value-type="float">
            <text:p>1595.011841</text:p>
          </table:table-cell>
          <table:table-cell table:number-columns-repeated="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576.262085" calcext:value-type="float">
            <text:p>1576.262085</text:p>
          </table:table-cell>
          <table:table-cell office:value-type="float" office:value="1593.587891" calcext:value-type="float">
            <text:p>1593.587891</text:p>
          </table:table-cell>
          <table:table-cell office:value-type="float" office:value="1572.283081" calcext:value-type="float">
            <text:p>1572.283081</text:p>
          </table:table-cell>
          <table:table-cell office:value-type="float" office:value="1590.784668" calcext:value-type="float">
            <text:p>1590.784668</text:p>
          </table:table-cell>
          <table:table-cell table:number-columns-repeated="13"/>
        </table:table-row>
        <table:table-row table:style-name="ro1">
          <table:table-cell office:value-type="float" office:value="210.2" calcext:value-type="float">
            <text:p>210.2</text:p>
          </table:table-cell>
          <table:table-cell office:value-type="float" office:value="1578.375122" calcext:value-type="float">
            <text:p>1578.375122</text:p>
          </table:table-cell>
          <table:table-cell office:value-type="float" office:value="1590.646362" calcext:value-type="float">
            <text:p>1590.646362</text:p>
          </table:table-cell>
          <table:table-cell office:value-type="float" office:value="1571.93811" calcext:value-type="float">
            <text:p>1571.93811</text:p>
          </table:table-cell>
          <table:table-cell office:value-type="float" office:value="1592.141479" calcext:value-type="float">
            <text:p>1592.141479</text:p>
          </table:table-cell>
          <table:table-cell table:number-columns-repeated="13"/>
        </table:table-row>
        <table:table-row table:style-name="ro1">
          <table:table-cell office:value-type="float" office:value="210.4" calcext:value-type="float">
            <text:p>210.4</text:p>
          </table:table-cell>
          <table:table-cell office:value-type="float" office:value="1573.201904" calcext:value-type="float">
            <text:p>1573.201904</text:p>
          </table:table-cell>
          <table:table-cell office:value-type="float" office:value="1591.493774" calcext:value-type="float">
            <text:p>1591.493774</text:p>
          </table:table-cell>
          <table:table-cell office:value-type="float" office:value="1572.82251" calcext:value-type="float">
            <text:p>1572.82251</text:p>
          </table:table-cell>
          <table:table-cell office:value-type="float" office:value="1587.937988" calcext:value-type="float">
            <text:p>1587.937988</text:p>
          </table:table-cell>
          <table:table-cell table:number-columns-repeated="13"/>
        </table:table-row>
        <table:table-row table:style-name="ro1">
          <table:table-cell office:value-type="float" office:value="210.6" calcext:value-type="float">
            <text:p>210.6</text:p>
          </table:table-cell>
          <table:table-cell office:value-type="float" office:value="1574.867432" calcext:value-type="float">
            <text:p>1574.867432</text:p>
          </table:table-cell>
          <table:table-cell office:value-type="float" office:value="1590.39624" calcext:value-type="float">
            <text:p>1590.39624</text:p>
          </table:table-cell>
          <table:table-cell office:value-type="float" office:value="1570.82666" calcext:value-type="float">
            <text:p>1570.82666</text:p>
          </table:table-cell>
          <table:table-cell office:value-type="float" office:value="1588.937622" calcext:value-type="float">
            <text:p>1588.937622</text:p>
          </table:table-cell>
          <table:table-cell table:number-columns-repeated="13"/>
        </table:table-row>
        <table:table-row table:style-name="ro1">
          <table:table-cell office:value-type="float" office:value="210.8" calcext:value-type="float">
            <text:p>210.8</text:p>
          </table:table-cell>
          <table:table-cell office:value-type="float" office:value="1571.943848" calcext:value-type="float">
            <text:p>1571.943848</text:p>
          </table:table-cell>
          <table:table-cell office:value-type="float" office:value="1591.918457" calcext:value-type="float">
            <text:p>1591.918457</text:p>
          </table:table-cell>
          <table:table-cell office:value-type="float" office:value="1568.692871" calcext:value-type="float">
            <text:p>1568.692871</text:p>
          </table:table-cell>
          <table:table-cell office:value-type="float" office:value="1586.465332" calcext:value-type="float">
            <text:p>1586.465332</text:p>
          </table:table-cell>
          <table:table-cell table:number-columns-repeated="1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572.030884" calcext:value-type="float">
            <text:p>1572.030884</text:p>
          </table:table-cell>
          <table:table-cell office:value-type="float" office:value="1587.185303" calcext:value-type="float">
            <text:p>1587.185303</text:p>
          </table:table-cell>
          <table:table-cell office:value-type="float" office:value="1567.26355" calcext:value-type="float">
            <text:p>1567.26355</text:p>
          </table:table-cell>
          <table:table-cell office:value-type="float" office:value="1585.393188" calcext:value-type="float">
            <text:p>1585.393188</text:p>
          </table:table-cell>
          <table:table-cell table:number-columns-repeated="13"/>
        </table:table-row>
        <table:table-row table:style-name="ro1">
          <table:table-cell office:value-type="float" office:value="211.2" calcext:value-type="float">
            <text:p>211.2</text:p>
          </table:table-cell>
          <table:table-cell office:value-type="float" office:value="1571.752319" calcext:value-type="float">
            <text:p>1571.752319</text:p>
          </table:table-cell>
          <table:table-cell office:value-type="float" office:value="1586.902954" calcext:value-type="float">
            <text:p>1586.902954</text:p>
          </table:table-cell>
          <table:table-cell office:value-type="float" office:value="1565.518799" calcext:value-type="float">
            <text:p>1565.518799</text:p>
          </table:table-cell>
          <table:table-cell office:value-type="float" office:value="1586.736694" calcext:value-type="float">
            <text:p>1586.736694</text:p>
          </table:table-cell>
          <table:table-cell table:number-columns-repeated="13"/>
        </table:table-row>
        <table:table-row table:style-name="ro1">
          <table:table-cell office:value-type="float" office:value="211.4" calcext:value-type="float">
            <text:p>211.4</text:p>
          </table:table-cell>
          <table:table-cell office:value-type="float" office:value="1572.970215" calcext:value-type="float">
            <text:p>1572.970215</text:p>
          </table:table-cell>
          <table:table-cell office:value-type="float" office:value="1583.344604" calcext:value-type="float">
            <text:p>1583.344604</text:p>
          </table:table-cell>
          <table:table-cell office:value-type="float" office:value="1572.275269" calcext:value-type="float">
            <text:p>1572.275269</text:p>
          </table:table-cell>
          <table:table-cell office:value-type="float" office:value="1578.525269" calcext:value-type="float">
            <text:p>1578.525269</text:p>
          </table:table-cell>
          <table:table-cell table:number-columns-repeated="13"/>
        </table:table-row>
        <table:table-row table:style-name="ro1">
          <table:table-cell office:value-type="float" office:value="211.6" calcext:value-type="float">
            <text:p>211.6</text:p>
          </table:table-cell>
          <table:table-cell office:value-type="float" office:value="1570.643799" calcext:value-type="float">
            <text:p>1570.643799</text:p>
          </table:table-cell>
          <table:table-cell office:value-type="float" office:value="1583.382935" calcext:value-type="float">
            <text:p>1583.382935</text:p>
          </table:table-cell>
          <table:table-cell office:value-type="float" office:value="1566.608765" calcext:value-type="float">
            <text:p>1566.608765</text:p>
          </table:table-cell>
          <table:table-cell office:value-type="float" office:value="1580.071411" calcext:value-type="float">
            <text:p>1580.071411</text:p>
          </table:table-cell>
          <table:table-cell table:number-columns-repeated="13"/>
        </table:table-row>
        <table:table-row table:style-name="ro1">
          <table:table-cell office:value-type="float" office:value="211.8" calcext:value-type="float">
            <text:p>211.8</text:p>
          </table:table-cell>
          <table:table-cell office:value-type="float" office:value="1569.790039" calcext:value-type="float">
            <text:p>1569.790039</text:p>
          </table:table-cell>
          <table:table-cell office:value-type="float" office:value="1583.518799" calcext:value-type="float">
            <text:p>1583.518799</text:p>
          </table:table-cell>
          <table:table-cell office:value-type="float" office:value="1564.008911" calcext:value-type="float">
            <text:p>1564.008911</text:p>
          </table:table-cell>
          <table:table-cell office:value-type="float" office:value="1576.777588" calcext:value-type="float">
            <text:p>1576.777588</text:p>
          </table:table-cell>
          <table:table-cell table:number-columns-repeated="1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570.785889" calcext:value-type="float">
            <text:p>1570.785889</text:p>
          </table:table-cell>
          <table:table-cell office:value-type="float" office:value="1579.446289" calcext:value-type="float">
            <text:p>1579.446289</text:p>
          </table:table-cell>
          <table:table-cell office:value-type="float" office:value="1566.395386" calcext:value-type="float">
            <text:p>1566.395386</text:p>
          </table:table-cell>
          <table:table-cell office:value-type="float" office:value="1578.135254" calcext:value-type="float">
            <text:p>1578.135254</text:p>
          </table:table-cell>
          <table:table-cell table:number-columns-repeated="13"/>
        </table:table-row>
        <table:table-row table:style-name="ro1">
          <table:table-cell office:value-type="float" office:value="212.2" calcext:value-type="float">
            <text:p>212.2</text:p>
          </table:table-cell>
          <table:table-cell office:value-type="float" office:value="1570.449951" calcext:value-type="float">
            <text:p>1570.449951</text:p>
          </table:table-cell>
          <table:table-cell office:value-type="float" office:value="1581.664795" calcext:value-type="float">
            <text:p>1581.664795</text:p>
          </table:table-cell>
          <table:table-cell office:value-type="float" office:value="1565.138916" calcext:value-type="float">
            <text:p>1565.138916</text:p>
          </table:table-cell>
          <table:table-cell office:value-type="float" office:value="1580.440552" calcext:value-type="float">
            <text:p>1580.440552</text:p>
          </table:table-cell>
          <table:table-cell table:number-columns-repeated="13"/>
        </table:table-row>
        <table:table-row table:style-name="ro1">
          <table:table-cell office:value-type="float" office:value="212.4" calcext:value-type="float">
            <text:p>212.4</text:p>
          </table:table-cell>
          <table:table-cell office:value-type="float" office:value="1565.485352" calcext:value-type="float">
            <text:p>1565.485352</text:p>
          </table:table-cell>
          <table:table-cell office:value-type="float" office:value="1571.00354" calcext:value-type="float">
            <text:p>1571.00354</text:p>
          </table:table-cell>
          <table:table-cell office:value-type="float" office:value="1570.437012" calcext:value-type="float">
            <text:p>1570.437012</text:p>
          </table:table-cell>
          <table:table-cell office:value-type="float" office:value="1583.308716" calcext:value-type="float">
            <text:p>1583.308716</text:p>
          </table:table-cell>
          <table:table-cell table:number-columns-repeated="13"/>
        </table:table-row>
        <table:table-row table:style-name="ro1">
          <table:table-cell office:value-type="float" office:value="212.6" calcext:value-type="float">
            <text:p>212.6</text:p>
          </table:table-cell>
          <table:table-cell office:value-type="float" office:value="1567.575317" calcext:value-type="float">
            <text:p>1567.575317</text:p>
          </table:table-cell>
          <table:table-cell office:value-type="float" office:value="1575.256836" calcext:value-type="float">
            <text:p>1575.256836</text:p>
          </table:table-cell>
          <table:table-cell office:value-type="float" office:value="1565.366699" calcext:value-type="float">
            <text:p>1565.366699</text:p>
          </table:table-cell>
          <table:table-cell office:value-type="float" office:value="1580.640991" calcext:value-type="float">
            <text:p>1580.640991</text:p>
          </table:table-cell>
          <table:table-cell table:number-columns-repeated="13"/>
        </table:table-row>
        <table:table-row table:style-name="ro1">
          <table:table-cell office:value-type="float" office:value="212.8" calcext:value-type="float">
            <text:p>212.8</text:p>
          </table:table-cell>
          <table:table-cell office:value-type="float" office:value="1565.958862" calcext:value-type="float">
            <text:p>1565.958862</text:p>
          </table:table-cell>
          <table:table-cell office:value-type="float" office:value="1576.47522" calcext:value-type="float">
            <text:p>1576.47522</text:p>
          </table:table-cell>
          <table:table-cell office:value-type="float" office:value="1565.21582" calcext:value-type="float">
            <text:p>1565.21582</text:p>
          </table:table-cell>
          <table:table-cell office:value-type="float" office:value="1575.429932" calcext:value-type="float">
            <text:p>1575.429932</text:p>
          </table:table-cell>
          <table:table-cell table:number-columns-repeated="1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566.398682" calcext:value-type="float">
            <text:p>1566.398682</text:p>
          </table:table-cell>
          <table:table-cell office:value-type="float" office:value="1573.199219" calcext:value-type="float">
            <text:p>1573.199219</text:p>
          </table:table-cell>
          <table:table-cell office:value-type="float" office:value="1564.292358" calcext:value-type="float">
            <text:p>1564.292358</text:p>
          </table:table-cell>
          <table:table-cell office:value-type="float" office:value="1574.84375" calcext:value-type="float">
            <text:p>1574.84375</text:p>
          </table:table-cell>
          <table:table-cell table:number-columns-repeated="13"/>
        </table:table-row>
        <table:table-row table:style-name="ro1">
          <table:table-cell office:value-type="float" office:value="213.2" calcext:value-type="float">
            <text:p>213.2</text:p>
          </table:table-cell>
          <table:table-cell office:value-type="float" office:value="1566.081421" calcext:value-type="float">
            <text:p>1566.081421</text:p>
          </table:table-cell>
          <table:table-cell office:value-type="float" office:value="1571.210449" calcext:value-type="float">
            <text:p>1571.210449</text:p>
          </table:table-cell>
          <table:table-cell office:value-type="float" office:value="1567.47644" calcext:value-type="float">
            <text:p>1567.47644</text:p>
          </table:table-cell>
          <table:table-cell office:value-type="float" office:value="1572.261963" calcext:value-type="float">
            <text:p>1572.261963</text:p>
          </table:table-cell>
          <table:table-cell table:number-columns-repeated="13"/>
        </table:table-row>
        <table:table-row table:style-name="ro1">
          <table:table-cell office:value-type="float" office:value="213.4" calcext:value-type="float">
            <text:p>213.4</text:p>
          </table:table-cell>
          <table:table-cell office:value-type="float" office:value="1563.158447" calcext:value-type="float">
            <text:p>1563.158447</text:p>
          </table:table-cell>
          <table:table-cell office:value-type="float" office:value="1573.867432" calcext:value-type="float">
            <text:p>1573.867432</text:p>
          </table:table-cell>
          <table:table-cell office:value-type="float" office:value="1564.188965" calcext:value-type="float">
            <text:p>1564.188965</text:p>
          </table:table-cell>
          <table:table-cell office:value-type="float" office:value="1574.497437" calcext:value-type="float">
            <text:p>1574.497437</text:p>
          </table:table-cell>
          <table:table-cell table:number-columns-repeated="13"/>
        </table:table-row>
        <table:table-row table:style-name="ro1">
          <table:table-cell office:value-type="float" office:value="213.6" calcext:value-type="float">
            <text:p>213.6</text:p>
          </table:table-cell>
          <table:table-cell office:value-type="float" office:value="1567.879639" calcext:value-type="float">
            <text:p>1567.879639</text:p>
          </table:table-cell>
          <table:table-cell office:value-type="float" office:value="1570.783203" calcext:value-type="float">
            <text:p>1570.783203</text:p>
          </table:table-cell>
          <table:table-cell office:value-type="float" office:value="1564.700073" calcext:value-type="float">
            <text:p>1564.700073</text:p>
          </table:table-cell>
          <table:table-cell office:value-type="float" office:value="1571.814575" calcext:value-type="float">
            <text:p>1571.814575</text:p>
          </table:table-cell>
          <table:table-cell table:number-columns-repeated="13"/>
        </table:table-row>
        <table:table-row table:style-name="ro1">
          <table:table-cell office:value-type="float" office:value="213.8" calcext:value-type="float">
            <text:p>213.8</text:p>
          </table:table-cell>
          <table:table-cell office:value-type="float" office:value="1567.898071" calcext:value-type="float">
            <text:p>1567.898071</text:p>
          </table:table-cell>
          <table:table-cell office:value-type="float" office:value="1569.869385" calcext:value-type="float">
            <text:p>1569.869385</text:p>
          </table:table-cell>
          <table:table-cell office:value-type="float" office:value="1567.648071" calcext:value-type="float">
            <text:p>1567.648071</text:p>
          </table:table-cell>
          <table:table-cell office:value-type="float" office:value="1568.485596" calcext:value-type="float">
            <text:p>1568.485596</text:p>
          </table:table-cell>
          <table:table-cell table:number-columns-repeated="1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567.322266" calcext:value-type="float">
            <text:p>1567.322266</text:p>
          </table:table-cell>
          <table:table-cell office:value-type="float" office:value="1572.269531" calcext:value-type="float">
            <text:p>1572.269531</text:p>
          </table:table-cell>
          <table:table-cell office:value-type="float" office:value="1566.886353" calcext:value-type="float">
            <text:p>1566.886353</text:p>
          </table:table-cell>
          <table:table-cell office:value-type="float" office:value="1572.706177" calcext:value-type="float">
            <text:p>1572.706177</text:p>
          </table:table-cell>
          <table:table-cell table:number-columns-repeated="13"/>
        </table:table-row>
        <table:table-row table:style-name="ro1">
          <table:table-cell office:value-type="float" office:value="214.2" calcext:value-type="float">
            <text:p>214.2</text:p>
          </table:table-cell>
          <table:table-cell office:value-type="float" office:value="1561.826904" calcext:value-type="float">
            <text:p>1561.826904</text:p>
          </table:table-cell>
          <table:table-cell office:value-type="float" office:value="1572.22522" calcext:value-type="float">
            <text:p>1572.22522</text:p>
          </table:table-cell>
          <table:table-cell office:value-type="float" office:value="1565.341064" calcext:value-type="float">
            <text:p>1565.341064</text:p>
          </table:table-cell>
          <table:table-cell office:value-type="float" office:value="1573.461548" calcext:value-type="float">
            <text:p>1573.461548</text:p>
          </table:table-cell>
          <table:table-cell table:number-columns-repeated="13"/>
        </table:table-row>
        <table:table-row table:style-name="ro1">
          <table:table-cell office:value-type="float" office:value="214.4" calcext:value-type="float">
            <text:p>214.4</text:p>
          </table:table-cell>
          <table:table-cell office:value-type="float" office:value="1564.768188" calcext:value-type="float">
            <text:p>1564.768188</text:p>
          </table:table-cell>
          <table:table-cell office:value-type="float" office:value="1569.649658" calcext:value-type="float">
            <text:p>1569.649658</text:p>
          </table:table-cell>
          <table:table-cell office:value-type="float" office:value="1564.876221" calcext:value-type="float">
            <text:p>1564.876221</text:p>
          </table:table-cell>
          <table:table-cell office:value-type="float" office:value="1570.300903" calcext:value-type="float">
            <text:p>1570.300903</text:p>
          </table:table-cell>
          <table:table-cell table:number-columns-repeated="13"/>
        </table:table-row>
        <table:table-row table:style-name="ro1">
          <table:table-cell office:value-type="float" office:value="214.6" calcext:value-type="float">
            <text:p>214.6</text:p>
          </table:table-cell>
          <table:table-cell office:value-type="float" office:value="1564.826904" calcext:value-type="float">
            <text:p>1564.826904</text:p>
          </table:table-cell>
          <table:table-cell office:value-type="float" office:value="1569.371582" calcext:value-type="float">
            <text:p>1569.371582</text:p>
          </table:table-cell>
          <table:table-cell office:value-type="float" office:value="1562.62207" calcext:value-type="float">
            <text:p>1562.62207</text:p>
          </table:table-cell>
          <table:table-cell office:value-type="float" office:value="1568.852783" calcext:value-type="float">
            <text:p>1568.852783</text:p>
          </table:table-cell>
          <table:table-cell table:number-columns-repeated="13"/>
        </table:table-row>
        <table:table-row table:style-name="ro1">
          <table:table-cell office:value-type="float" office:value="214.8" calcext:value-type="float">
            <text:p>214.8</text:p>
          </table:table-cell>
          <table:table-cell office:value-type="float" office:value="1563.954956" calcext:value-type="float">
            <text:p>1563.954956</text:p>
          </table:table-cell>
          <table:table-cell office:value-type="float" office:value="1567.998047" calcext:value-type="float">
            <text:p>1567.998047</text:p>
          </table:table-cell>
          <table:table-cell office:value-type="float" office:value="1564.787964" calcext:value-type="float">
            <text:p>1564.787964</text:p>
          </table:table-cell>
          <table:table-cell office:value-type="float" office:value="1569.60376" calcext:value-type="float">
            <text:p>1569.60376</text:p>
          </table:table-cell>
          <table:table-cell table:number-columns-repeated="1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562.704102" calcext:value-type="float">
            <text:p>1562.704102</text:p>
          </table:table-cell>
          <table:table-cell office:value-type="float" office:value="1568.424316" calcext:value-type="float">
            <text:p>1568.424316</text:p>
          </table:table-cell>
          <table:table-cell office:value-type="float" office:value="1563.427856" calcext:value-type="float">
            <text:p>1563.427856</text:p>
          </table:table-cell>
          <table:table-cell office:value-type="float" office:value="1567.613037" calcext:value-type="float">
            <text:p>1567.613037</text:p>
          </table:table-cell>
          <table:table-cell table:number-columns-repeated="13"/>
        </table:table-row>
        <table:table-row table:style-name="ro1">
          <table:table-cell office:value-type="float" office:value="215.2" calcext:value-type="float">
            <text:p>215.2</text:p>
          </table:table-cell>
          <table:table-cell office:value-type="float" office:value="1567.474365" calcext:value-type="float">
            <text:p>1567.474365</text:p>
          </table:table-cell>
          <table:table-cell office:value-type="float" office:value="1567.935303" calcext:value-type="float">
            <text:p>1567.935303</text:p>
          </table:table-cell>
          <table:table-cell office:value-type="float" office:value="1565.594604" calcext:value-type="float">
            <text:p>1565.594604</text:p>
          </table:table-cell>
          <table:table-cell office:value-type="float" office:value="1567.880249" calcext:value-type="float">
            <text:p>1567.880249</text:p>
          </table:table-cell>
          <table:table-cell table:number-columns-repeated="13"/>
        </table:table-row>
        <table:table-row table:style-name="ro1">
          <table:table-cell office:value-type="float" office:value="215.4" calcext:value-type="float">
            <text:p>215.4</text:p>
          </table:table-cell>
          <table:table-cell office:value-type="float" office:value="1559.378784" calcext:value-type="float">
            <text:p>1559.378784</text:p>
          </table:table-cell>
          <table:table-cell office:value-type="float" office:value="1567.646362" calcext:value-type="float">
            <text:p>1567.646362</text:p>
          </table:table-cell>
          <table:table-cell office:value-type="float" office:value="1560.531616" calcext:value-type="float">
            <text:p>1560.531616</text:p>
          </table:table-cell>
          <table:table-cell office:value-type="float" office:value="1566.914185" calcext:value-type="float">
            <text:p>1566.914185</text:p>
          </table:table-cell>
          <table:table-cell table:number-columns-repeated="13"/>
        </table:table-row>
        <table:table-row table:style-name="ro1">
          <table:table-cell office:value-type="float" office:value="215.6" calcext:value-type="float">
            <text:p>215.6</text:p>
          </table:table-cell>
          <table:table-cell office:value-type="float" office:value="1578.910034" calcext:value-type="float">
            <text:p>1578.910034</text:p>
          </table:table-cell>
          <table:table-cell office:value-type="float" office:value="1635.544189" calcext:value-type="float">
            <text:p>1635.544189</text:p>
          </table:table-cell>
          <table:table-cell office:value-type="float" office:value="1514.251709" calcext:value-type="float">
            <text:p>1514.251709</text:p>
          </table:table-cell>
          <table:table-cell office:value-type="float" office:value="1526.217163" calcext:value-type="float">
            <text:p>1526.217163</text:p>
          </table:table-cell>
          <table:table-cell table:number-columns-repeated="13"/>
        </table:table-row>
        <table:table-row table:style-name="ro1">
          <table:table-cell office:value-type="float" office:value="215.8" calcext:value-type="float">
            <text:p>215.8</text:p>
          </table:table-cell>
          <table:table-cell office:value-type="float" office:value="1611.782227" calcext:value-type="float">
            <text:p>1611.782227</text:p>
          </table:table-cell>
          <table:table-cell office:value-type="float" office:value="1609.727905" calcext:value-type="float">
            <text:p>1609.727905</text:p>
          </table:table-cell>
          <table:table-cell office:value-type="float" office:value="1519.981201" calcext:value-type="float">
            <text:p>1519.981201</text:p>
          </table:table-cell>
          <table:table-cell office:value-type="float" office:value="1527.706055" calcext:value-type="float">
            <text:p>1527.706055</text:p>
          </table:table-cell>
          <table:table-cell table:number-columns-repeated="1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610.723267" calcext:value-type="float">
            <text:p>1610.723267</text:p>
          </table:table-cell>
          <table:table-cell office:value-type="float" office:value="1625.858643" calcext:value-type="float">
            <text:p>1625.858643</text:p>
          </table:table-cell>
          <table:table-cell office:value-type="float" office:value="1528.874878" calcext:value-type="float">
            <text:p>1528.874878</text:p>
          </table:table-cell>
          <table:table-cell office:value-type="float" office:value="1544.769897" calcext:value-type="float">
            <text:p>1544.769897</text:p>
          </table:table-cell>
          <table:table-cell table:number-columns-repeated="13"/>
        </table:table-row>
        <table:table-row table:style-name="ro1">
          <table:table-cell office:value-type="float" office:value="216.2" calcext:value-type="float">
            <text:p>216.2</text:p>
          </table:table-cell>
          <table:table-cell office:value-type="float" office:value="1583.705444" calcext:value-type="float">
            <text:p>1583.705444</text:p>
          </table:table-cell>
          <table:table-cell office:value-type="float" office:value="1604.686035" calcext:value-type="float">
            <text:p>1604.686035</text:p>
          </table:table-cell>
          <table:table-cell office:value-type="float" office:value="1594.399048" calcext:value-type="float">
            <text:p>1594.399048</text:p>
          </table:table-cell>
          <table:table-cell office:value-type="float" office:value="1601.749634" calcext:value-type="float">
            <text:p>1601.749634</text:p>
          </table:table-cell>
          <table:table-cell table:number-columns-repeated="13"/>
        </table:table-row>
        <table:table-row table:style-name="ro1">
          <table:table-cell office:value-type="float" office:value="216.4" calcext:value-type="float">
            <text:p>216.4</text:p>
          </table:table-cell>
          <table:table-cell office:value-type="float" office:value="1608.497803" calcext:value-type="float">
            <text:p>1608.497803</text:p>
          </table:table-cell>
          <table:table-cell office:value-type="float" office:value="1598.521118" calcext:value-type="float">
            <text:p>1598.521118</text:p>
          </table:table-cell>
          <table:table-cell office:value-type="float" office:value="1628.831177" calcext:value-type="float">
            <text:p>1628.831177</text:p>
          </table:table-cell>
          <table:table-cell office:value-type="float" office:value="1613.19751" calcext:value-type="float">
            <text:p>1613.19751</text:p>
          </table:table-cell>
          <table:table-cell table:number-columns-repeated="13"/>
        </table:table-row>
        <table:table-row table:style-name="ro1">
          <table:table-cell office:value-type="float" office:value="216.6" calcext:value-type="float">
            <text:p>216.6</text:p>
          </table:table-cell>
          <table:table-cell office:value-type="float" office:value="1620.16748" calcext:value-type="float">
            <text:p>1620.16748</text:p>
          </table:table-cell>
          <table:table-cell office:value-type="float" office:value="1646.924072" calcext:value-type="float">
            <text:p>1646.924072</text:p>
          </table:table-cell>
          <table:table-cell office:value-type="float" office:value="1637.897827" calcext:value-type="float">
            <text:p>1637.897827</text:p>
          </table:table-cell>
          <table:table-cell office:value-type="float" office:value="1647.338257" calcext:value-type="float">
            <text:p>1647.338257</text:p>
          </table:table-cell>
          <table:table-cell table:number-columns-repeated="13"/>
        </table:table-row>
        <table:table-row table:style-name="ro1">
          <table:table-cell office:value-type="float" office:value="216.8" calcext:value-type="float">
            <text:p>216.8</text:p>
          </table:table-cell>
          <table:table-cell office:value-type="float" office:value="1643.842285" calcext:value-type="float">
            <text:p>1643.842285</text:p>
          </table:table-cell>
          <table:table-cell office:value-type="float" office:value="1658.372437" calcext:value-type="float">
            <text:p>1658.372437</text:p>
          </table:table-cell>
          <table:table-cell office:value-type="float" office:value="1656.199585" calcext:value-type="float">
            <text:p>1656.199585</text:p>
          </table:table-cell>
          <table:table-cell office:value-type="float" office:value="1662.645996" calcext:value-type="float">
            <text:p>1662.645996</text:p>
          </table:table-cell>
          <table:table-cell table:number-columns-repeated="1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649.187622" calcext:value-type="float">
            <text:p>1649.187622</text:p>
          </table:table-cell>
          <table:table-cell office:value-type="float" office:value="1717.461426" calcext:value-type="float">
            <text:p>1717.461426</text:p>
          </table:table-cell>
          <table:table-cell office:value-type="float" office:value="1655.892456" calcext:value-type="float">
            <text:p>1655.892456</text:p>
          </table:table-cell>
          <table:table-cell office:value-type="float" office:value="1719.52771" calcext:value-type="float">
            <text:p>1719.52771</text:p>
          </table:table-cell>
          <table:table-cell table:number-columns-repeated="13"/>
        </table:table-row>
        <table:table-row table:style-name="ro1">
          <table:table-cell office:value-type="float" office:value="217.2" calcext:value-type="float">
            <text:p>217.2</text:p>
          </table:table-cell>
          <table:table-cell office:value-type="float" office:value="1674.726074" calcext:value-type="float">
            <text:p>1674.726074</text:p>
          </table:table-cell>
          <table:table-cell office:value-type="float" office:value="1727.361938" calcext:value-type="float">
            <text:p>1727.361938</text:p>
          </table:table-cell>
          <table:table-cell office:value-type="float" office:value="1680.489258" calcext:value-type="float">
            <text:p>1680.489258</text:p>
          </table:table-cell>
          <table:table-cell office:value-type="float" office:value="1724.116211" calcext:value-type="float">
            <text:p>1724.116211</text:p>
          </table:table-cell>
          <table:table-cell table:number-columns-repeated="13"/>
        </table:table-row>
        <table:table-row table:style-name="ro1">
          <table:table-cell office:value-type="float" office:value="217.4" calcext:value-type="float">
            <text:p>217.4</text:p>
          </table:table-cell>
          <table:table-cell office:value-type="float" office:value="1697.006226" calcext:value-type="float">
            <text:p>1697.006226</text:p>
          </table:table-cell>
          <table:table-cell office:value-type="float" office:value="1735.169556" calcext:value-type="float">
            <text:p>1735.169556</text:p>
          </table:table-cell>
          <table:table-cell office:value-type="float" office:value="1712.904663" calcext:value-type="float">
            <text:p>1712.904663</text:p>
          </table:table-cell>
          <table:table-cell office:value-type="float" office:value="1727.674805" calcext:value-type="float">
            <text:p>1727.674805</text:p>
          </table:table-cell>
          <table:table-cell table:number-columns-repeated="13"/>
        </table:table-row>
        <table:table-row table:style-name="ro1">
          <table:table-cell office:value-type="float" office:value="217.6" calcext:value-type="float">
            <text:p>217.6</text:p>
          </table:table-cell>
          <table:table-cell office:value-type="float" office:value="1717.762939" calcext:value-type="float">
            <text:p>1717.762939</text:p>
          </table:table-cell>
          <table:table-cell office:value-type="float" office:value="1792.39563" calcext:value-type="float">
            <text:p>1792.39563</text:p>
          </table:table-cell>
          <table:table-cell office:value-type="float" office:value="1720.794189" calcext:value-type="float">
            <text:p>1720.794189</text:p>
          </table:table-cell>
          <table:table-cell office:value-type="float" office:value="1795.300781" calcext:value-type="float">
            <text:p>1795.300781</text:p>
          </table:table-cell>
          <table:table-cell table:number-columns-repeated="13"/>
        </table:table-row>
        <table:table-row table:style-name="ro1">
          <table:table-cell office:value-type="float" office:value="217.8" calcext:value-type="float">
            <text:p>217.8</text:p>
          </table:table-cell>
          <table:table-cell office:value-type="float" office:value="1733.045654" calcext:value-type="float">
            <text:p>1733.045654</text:p>
          </table:table-cell>
          <table:table-cell office:value-type="float" office:value="1822.72998" calcext:value-type="float">
            <text:p>1822.72998</text:p>
          </table:table-cell>
          <table:table-cell office:value-type="float" office:value="1740.560913" calcext:value-type="float">
            <text:p>1740.560913</text:p>
          </table:table-cell>
          <table:table-cell office:value-type="float" office:value="1820.12854" calcext:value-type="float">
            <text:p>1820.12854</text:p>
          </table:table-cell>
          <table:table-cell table:number-columns-repeated="1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63.654907" calcext:value-type="float">
            <text:p>1763.654907</text:p>
          </table:table-cell>
          <table:table-cell office:value-type="float" office:value="1835.333252" calcext:value-type="float">
            <text:p>1835.333252</text:p>
          </table:table-cell>
          <table:table-cell office:value-type="float" office:value="1778.154541" calcext:value-type="float">
            <text:p>1778.154541</text:p>
          </table:table-cell>
          <table:table-cell office:value-type="float" office:value="1827.212402" calcext:value-type="float">
            <text:p>1827.212402</text:p>
          </table:table-cell>
          <table:table-cell table:number-columns-repeated="13"/>
        </table:table-row>
        <table:table-row table:style-name="ro1">
          <table:table-cell office:value-type="float" office:value="218.2" calcext:value-type="float">
            <text:p>218.2</text:p>
          </table:table-cell>
          <table:table-cell office:value-type="float" office:value="1786.833496" calcext:value-type="float">
            <text:p>1786.833496</text:p>
          </table:table-cell>
          <table:table-cell office:value-type="float" office:value="1873.591064" calcext:value-type="float">
            <text:p>1873.591064</text:p>
          </table:table-cell>
          <table:table-cell office:value-type="float" office:value="1797.600342" calcext:value-type="float">
            <text:p>1797.600342</text:p>
          </table:table-cell>
          <table:table-cell office:value-type="float" office:value="1864.569092" calcext:value-type="float">
            <text:p>1864.569092</text:p>
          </table:table-cell>
          <table:table-cell table:number-columns-repeated="13"/>
        </table:table-row>
        <table:table-row table:style-name="ro1">
          <table:table-cell office:value-type="float" office:value="218.4" calcext:value-type="float">
            <text:p>218.4</text:p>
          </table:table-cell>
          <table:table-cell office:value-type="float" office:value="1802.251221" calcext:value-type="float">
            <text:p>1802.251221</text:p>
          </table:table-cell>
          <table:table-cell office:value-type="float" office:value="1872.326416" calcext:value-type="float">
            <text:p>1872.326416</text:p>
          </table:table-cell>
          <table:table-cell office:value-type="float" office:value="1819.224121" calcext:value-type="float">
            <text:p>1819.224121</text:p>
          </table:table-cell>
          <table:table-cell office:value-type="float" office:value="1858.959473" calcext:value-type="float">
            <text:p>1858.959473</text:p>
          </table:table-cell>
          <table:table-cell table:number-columns-repeated="13"/>
        </table:table-row>
        <table:table-row table:style-name="ro1">
          <table:table-cell office:value-type="float" office:value="218.6" calcext:value-type="float">
            <text:p>218.6</text:p>
          </table:table-cell>
          <table:table-cell office:value-type="float" office:value="1804.908569" calcext:value-type="float">
            <text:p>1804.908569</text:p>
          </table:table-cell>
          <table:table-cell office:value-type="float" office:value="1918.849976" calcext:value-type="float">
            <text:p>1918.849976</text:p>
          </table:table-cell>
          <table:table-cell office:value-type="float" office:value="1813.166992" calcext:value-type="float">
            <text:p>1813.166992</text:p>
          </table:table-cell>
          <table:table-cell office:value-type="float" office:value="1911.2146" calcext:value-type="float">
            <text:p>1911.2146</text:p>
          </table:table-cell>
          <table:table-cell table:number-columns-repeated="13"/>
        </table:table-row>
        <table:table-row table:style-name="ro1">
          <table:table-cell office:value-type="float" office:value="218.8" calcext:value-type="float">
            <text:p>218.8</text:p>
          </table:table-cell>
          <table:table-cell office:value-type="float" office:value="1815.712769" calcext:value-type="float">
            <text:p>1815.712769</text:p>
          </table:table-cell>
          <table:table-cell office:value-type="float" office:value="1923.363525" calcext:value-type="float">
            <text:p>1923.363525</text:p>
          </table:table-cell>
          <table:table-cell office:value-type="float" office:value="1823.776123" calcext:value-type="float">
            <text:p>1823.776123</text:p>
          </table:table-cell>
          <table:table-cell office:value-type="float" office:value="1924.104614" calcext:value-type="float">
            <text:p>1924.104614</text:p>
          </table:table-cell>
          <table:table-cell table:number-columns-repeated="1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32.275146" calcext:value-type="float">
            <text:p>1832.275146</text:p>
          </table:table-cell>
          <table:table-cell office:value-type="float" office:value="1906.939697" calcext:value-type="float">
            <text:p>1906.939697</text:p>
          </table:table-cell>
          <table:table-cell office:value-type="float" office:value="1842.103271" calcext:value-type="float">
            <text:p>1842.103271</text:p>
          </table:table-cell>
          <table:table-cell office:value-type="float" office:value="1916.307129" calcext:value-type="float">
            <text:p>1916.307129</text:p>
          </table:table-cell>
          <table:table-cell table:number-columns-repeated="13"/>
        </table:table-row>
        <table:table-row table:style-name="ro1">
          <table:table-cell office:value-type="float" office:value="219.2" calcext:value-type="float">
            <text:p>219.2</text:p>
          </table:table-cell>
          <table:table-cell office:value-type="float" office:value="1810.468994" calcext:value-type="float">
            <text:p>1810.468994</text:p>
          </table:table-cell>
          <table:table-cell office:value-type="float" office:value="1931.766602" calcext:value-type="float">
            <text:p>1931.766602</text:p>
          </table:table-cell>
          <table:table-cell office:value-type="float" office:value="1820.023804" calcext:value-type="float">
            <text:p>1820.023804</text:p>
          </table:table-cell>
          <table:table-cell office:value-type="float" office:value="1935.688965" calcext:value-type="float">
            <text:p>1935.688965</text:p>
          </table:table-cell>
          <table:table-cell table:number-columns-repeated="13"/>
        </table:table-row>
        <table:table-row table:style-name="ro1">
          <table:table-cell office:value-type="float" office:value="219.4" calcext:value-type="float">
            <text:p>219.4</text:p>
          </table:table-cell>
          <table:table-cell office:value-type="float" office:value="1786.250977" calcext:value-type="float">
            <text:p>1786.250977</text:p>
          </table:table-cell>
          <table:table-cell office:value-type="float" office:value="1922.280029" calcext:value-type="float">
            <text:p>1922.280029</text:p>
          </table:table-cell>
          <table:table-cell office:value-type="float" office:value="1801.318481" calcext:value-type="float">
            <text:p>1801.318481</text:p>
          </table:table-cell>
          <table:table-cell office:value-type="float" office:value="1925.701904" calcext:value-type="float">
            <text:p>1925.701904</text:p>
          </table:table-cell>
          <table:table-cell table:number-columns-repeated="13"/>
        </table:table-row>
        <table:table-row table:style-name="ro1">
          <table:table-cell office:value-type="float" office:value="219.6" calcext:value-type="float">
            <text:p>219.6</text:p>
          </table:table-cell>
          <table:table-cell office:value-type="float" office:value="1782.48584" calcext:value-type="float">
            <text:p>1782.48584</text:p>
          </table:table-cell>
          <table:table-cell office:value-type="float" office:value="1892.810791" calcext:value-type="float">
            <text:p>1892.810791</text:p>
          </table:table-cell>
          <table:table-cell office:value-type="float" office:value="1793.28894" calcext:value-type="float">
            <text:p>1793.28894</text:p>
          </table:table-cell>
          <table:table-cell office:value-type="float" office:value="1883.515259" calcext:value-type="float">
            <text:p>1883.515259</text:p>
          </table:table-cell>
          <table:table-cell table:number-columns-repeated="13"/>
        </table:table-row>
        <table:table-row table:style-name="ro1">
          <table:table-cell office:value-type="float" office:value="219.8" calcext:value-type="float">
            <text:p>219.8</text:p>
          </table:table-cell>
          <table:table-cell office:value-type="float" office:value="1747.904541" calcext:value-type="float">
            <text:p>1747.904541</text:p>
          </table:table-cell>
          <table:table-cell office:value-type="float" office:value="1898.782104" calcext:value-type="float">
            <text:p>1898.782104</text:p>
          </table:table-cell>
          <table:table-cell office:value-type="float" office:value="1760.244385" calcext:value-type="float">
            <text:p>1760.244385</text:p>
          </table:table-cell>
          <table:table-cell office:value-type="float" office:value="1897.663696" calcext:value-type="float">
            <text:p>1897.663696</text:p>
          </table:table-cell>
          <table:table-cell table:number-columns-repeated="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734.588867" calcext:value-type="float">
            <text:p>1734.588867</text:p>
          </table:table-cell>
          <table:table-cell office:value-type="float" office:value="1861.445801" calcext:value-type="float">
            <text:p>1861.445801</text:p>
          </table:table-cell>
          <table:table-cell office:value-type="float" office:value="1745.689087" calcext:value-type="float">
            <text:p>1745.689087</text:p>
          </table:table-cell>
          <table:table-cell office:value-type="float" office:value="1861.753784" calcext:value-type="float">
            <text:p>1861.753784</text:p>
          </table:table-cell>
          <table:table-cell table:number-columns-repeated="13"/>
        </table:table-row>
        <table:table-row table:style-name="ro1">
          <table:table-cell office:value-type="float" office:value="220.2" calcext:value-type="float">
            <text:p>220.2</text:p>
          </table:table-cell>
          <table:table-cell office:value-type="float" office:value="1728.842651" calcext:value-type="float">
            <text:p>1728.842651</text:p>
          </table:table-cell>
          <table:table-cell office:value-type="float" office:value="1836.583008" calcext:value-type="float">
            <text:p>1836.583008</text:p>
          </table:table-cell>
          <table:table-cell office:value-type="float" office:value="1740.595337" calcext:value-type="float">
            <text:p>1740.595337</text:p>
          </table:table-cell>
          <table:table-cell office:value-type="float" office:value="1833.267822" calcext:value-type="float">
            <text:p>1833.267822</text:p>
          </table:table-cell>
          <table:table-cell table:number-columns-repeated="13"/>
        </table:table-row>
        <table:table-row table:style-name="ro1">
          <table:table-cell office:value-type="float" office:value="220.4" calcext:value-type="float">
            <text:p>220.4</text:p>
          </table:table-cell>
          <table:table-cell office:value-type="float" office:value="1704.812866" calcext:value-type="float">
            <text:p>1704.812866</text:p>
          </table:table-cell>
          <table:table-cell office:value-type="float" office:value="1846.671021" calcext:value-type="float">
            <text:p>1846.671021</text:p>
          </table:table-cell>
          <table:table-cell office:value-type="float" office:value="1720.929443" calcext:value-type="float">
            <text:p>1720.929443</text:p>
          </table:table-cell>
          <table:table-cell office:value-type="float" office:value="1831.533569" calcext:value-type="float">
            <text:p>1831.533569</text:p>
          </table:table-cell>
          <table:table-cell table:number-columns-repeated="13"/>
        </table:table-row>
        <table:table-row table:style-name="ro1">
          <table:table-cell office:value-type="float" office:value="220.6" calcext:value-type="float">
            <text:p>220.6</text:p>
          </table:table-cell>
          <table:table-cell office:value-type="float" office:value="1696.654907" calcext:value-type="float">
            <text:p>1696.654907</text:p>
          </table:table-cell>
          <table:table-cell office:value-type="float" office:value="1811.553223" calcext:value-type="float">
            <text:p>1811.553223</text:p>
          </table:table-cell>
          <table:table-cell office:value-type="float" office:value="1703.212646" calcext:value-type="float">
            <text:p>1703.212646</text:p>
          </table:table-cell>
          <table:table-cell office:value-type="float" office:value="1809.300781" calcext:value-type="float">
            <text:p>1809.300781</text:p>
          </table:table-cell>
          <table:table-cell table:number-columns-repeated="13"/>
        </table:table-row>
        <table:table-row table:style-name="ro1">
          <table:table-cell office:value-type="float" office:value="220.8" calcext:value-type="float">
            <text:p>220.8</text:p>
          </table:table-cell>
          <table:table-cell office:value-type="float" office:value="1694.110596" calcext:value-type="float">
            <text:p>1694.110596</text:p>
          </table:table-cell>
          <table:table-cell office:value-type="float" office:value="1793.34668" calcext:value-type="float">
            <text:p>1793.34668</text:p>
          </table:table-cell>
          <table:table-cell office:value-type="float" office:value="1702.813965" calcext:value-type="float">
            <text:p>1702.813965</text:p>
          </table:table-cell>
          <table:table-cell office:value-type="float" office:value="1793.523438" calcext:value-type="float">
            <text:p>1793.523438</text:p>
          </table:table-cell>
          <table:table-cell table:number-columns-repeated="1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79.939575" calcext:value-type="float">
            <text:p>1679.939575</text:p>
          </table:table-cell>
          <table:table-cell office:value-type="float" office:value="1780.699341" calcext:value-type="float">
            <text:p>1780.699341</text:p>
          </table:table-cell>
          <table:table-cell office:value-type="float" office:value="1684.29541" calcext:value-type="float">
            <text:p>1684.29541</text:p>
          </table:table-cell>
          <table:table-cell office:value-type="float" office:value="1783.834717" calcext:value-type="float">
            <text:p>1783.834717</text:p>
          </table:table-cell>
          <table:table-cell table:number-columns-repeated="13"/>
        </table:table-row>
        <table:table-row table:style-name="ro1">
          <table:table-cell office:value-type="float" office:value="221.2" calcext:value-type="float">
            <text:p>221.2</text:p>
          </table:table-cell>
          <table:table-cell office:value-type="float" office:value="1666.099365" calcext:value-type="float">
            <text:p>1666.099365</text:p>
          </table:table-cell>
          <table:table-cell office:value-type="float" office:value="1763.146362" calcext:value-type="float">
            <text:p>1763.146362</text:p>
          </table:table-cell>
          <table:table-cell office:value-type="float" office:value="1674.585815" calcext:value-type="float">
            <text:p>1674.585815</text:p>
          </table:table-cell>
          <table:table-cell office:value-type="float" office:value="1762.850952" calcext:value-type="float">
            <text:p>1762.850952</text:p>
          </table:table-cell>
          <table:table-cell table:number-columns-repeated="13"/>
        </table:table-row>
        <table:table-row table:style-name="ro1">
          <table:table-cell office:value-type="float" office:value="221.4" calcext:value-type="float">
            <text:p>221.4</text:p>
          </table:table-cell>
          <table:table-cell office:value-type="float" office:value="1658.239502" calcext:value-type="float">
            <text:p>1658.239502</text:p>
          </table:table-cell>
          <table:table-cell office:value-type="float" office:value="1750.044067" calcext:value-type="float">
            <text:p>1750.044067</text:p>
          </table:table-cell>
          <table:table-cell office:value-type="float" office:value="1666.85791" calcext:value-type="float">
            <text:p>1666.85791</text:p>
          </table:table-cell>
          <table:table-cell office:value-type="float" office:value="1749.979126" calcext:value-type="float">
            <text:p>1749.979126</text:p>
          </table:table-cell>
          <table:table-cell table:number-columns-repeated="13"/>
        </table:table-row>
        <table:table-row table:style-name="ro1">
          <table:table-cell office:value-type="float" office:value="221.6" calcext:value-type="float">
            <text:p>221.6</text:p>
          </table:table-cell>
          <table:table-cell office:value-type="float" office:value="1644.266602" calcext:value-type="float">
            <text:p>1644.266602</text:p>
          </table:table-cell>
          <table:table-cell office:value-type="float" office:value="1741.56665" calcext:value-type="float">
            <text:p>1741.56665</text:p>
          </table:table-cell>
          <table:table-cell office:value-type="float" office:value="1653.299438" calcext:value-type="float">
            <text:p>1653.299438</text:p>
          </table:table-cell>
          <table:table-cell office:value-type="float" office:value="1737.973877" calcext:value-type="float">
            <text:p>1737.973877</text:p>
          </table:table-cell>
          <table:table-cell table:number-columns-repeated="13"/>
        </table:table-row>
        <table:table-row table:style-name="ro1">
          <table:table-cell office:value-type="float" office:value="221.8" calcext:value-type="float">
            <text:p>221.8</text:p>
          </table:table-cell>
          <table:table-cell office:value-type="float" office:value="1637.59021" calcext:value-type="float">
            <text:p>1637.59021</text:p>
          </table:table-cell>
          <table:table-cell office:value-type="float" office:value="1726.654907" calcext:value-type="float">
            <text:p>1726.654907</text:p>
          </table:table-cell>
          <table:table-cell office:value-type="float" office:value="1646.749756" calcext:value-type="float">
            <text:p>1646.749756</text:p>
          </table:table-cell>
          <table:table-cell office:value-type="float" office:value="1726.667114" calcext:value-type="float">
            <text:p>1726.667114</text:p>
          </table:table-cell>
          <table:table-cell table:number-columns-repeated="1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26.396362" calcext:value-type="float">
            <text:p>1626.396362</text:p>
          </table:table-cell>
          <table:table-cell office:value-type="float" office:value="1719.147827" calcext:value-type="float">
            <text:p>1719.147827</text:p>
          </table:table-cell>
          <table:table-cell office:value-type="float" office:value="1639.890137" calcext:value-type="float">
            <text:p>1639.890137</text:p>
          </table:table-cell>
          <table:table-cell office:value-type="float" office:value="1713.298706" calcext:value-type="float">
            <text:p>1713.298706</text:p>
          </table:table-cell>
          <table:table-cell table:number-columns-repeated="13"/>
        </table:table-row>
        <table:table-row table:style-name="ro1">
          <table:table-cell office:value-type="float" office:value="222.2" calcext:value-type="float">
            <text:p>222.2</text:p>
          </table:table-cell>
          <table:table-cell office:value-type="float" office:value="1625.149048" calcext:value-type="float">
            <text:p>1625.149048</text:p>
          </table:table-cell>
          <table:table-cell office:value-type="float" office:value="1701.69812" calcext:value-type="float">
            <text:p>1701.69812</text:p>
          </table:table-cell>
          <table:table-cell office:value-type="float" office:value="1636.481445" calcext:value-type="float">
            <text:p>1636.481445</text:p>
          </table:table-cell>
          <table:table-cell office:value-type="float" office:value="1700.022827" calcext:value-type="float">
            <text:p>1700.022827</text:p>
          </table:table-cell>
          <table:table-cell table:number-columns-repeated="13"/>
        </table:table-row>
        <table:table-row table:style-name="ro1">
          <table:table-cell office:value-type="float" office:value="222.4" calcext:value-type="float">
            <text:p>222.4</text:p>
          </table:table-cell>
          <table:table-cell office:value-type="float" office:value="1619.225464" calcext:value-type="float">
            <text:p>1619.225464</text:p>
          </table:table-cell>
          <table:table-cell office:value-type="float" office:value="1700.860474" calcext:value-type="float">
            <text:p>1700.860474</text:p>
          </table:table-cell>
          <table:table-cell office:value-type="float" office:value="1625.951172" calcext:value-type="float">
            <text:p>1625.951172</text:p>
          </table:table-cell>
          <table:table-cell office:value-type="float" office:value="1690.161255" calcext:value-type="float">
            <text:p>1690.161255</text:p>
          </table:table-cell>
          <table:table-cell table:number-columns-repeated="13"/>
        </table:table-row>
        <table:table-row table:style-name="ro1">
          <table:table-cell office:value-type="float" office:value="222.6" calcext:value-type="float">
            <text:p>222.6</text:p>
          </table:table-cell>
          <table:table-cell office:value-type="float" office:value="1619.734131" calcext:value-type="float">
            <text:p>1619.734131</text:p>
          </table:table-cell>
          <table:table-cell office:value-type="float" office:value="1678.624146" calcext:value-type="float">
            <text:p>1678.624146</text:p>
          </table:table-cell>
          <table:table-cell office:value-type="float" office:value="1623.587769" calcext:value-type="float">
            <text:p>1623.587769</text:p>
          </table:table-cell>
          <table:table-cell office:value-type="float" office:value="1681.147095" calcext:value-type="float">
            <text:p>1681.147095</text:p>
          </table:table-cell>
          <table:table-cell table:number-columns-repeated="13"/>
        </table:table-row>
        <table:table-row table:style-name="ro1">
          <table:table-cell office:value-type="float" office:value="222.8" calcext:value-type="float">
            <text:p>222.8</text:p>
          </table:table-cell>
          <table:table-cell office:value-type="float" office:value="1610.393066" calcext:value-type="float">
            <text:p>1610.393066</text:p>
          </table:table-cell>
          <table:table-cell office:value-type="float" office:value="1679.119629" calcext:value-type="float">
            <text:p>1679.119629</text:p>
          </table:table-cell>
          <table:table-cell office:value-type="float" office:value="1615.802734" calcext:value-type="float">
            <text:p>1615.802734</text:p>
          </table:table-cell>
          <table:table-cell office:value-type="float" office:value="1679.173096" calcext:value-type="float">
            <text:p>1679.173096</text:p>
          </table:table-cell>
          <table:table-cell table:number-columns-repeated="1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604.839355" calcext:value-type="float">
            <text:p>1604.839355</text:p>
          </table:table-cell>
          <table:table-cell office:value-type="float" office:value="1667.76355" calcext:value-type="float">
            <text:p>1667.76355</text:p>
          </table:table-cell>
          <table:table-cell office:value-type="float" office:value="1608.774658" calcext:value-type="float">
            <text:p>1608.774658</text:p>
          </table:table-cell>
          <table:table-cell office:value-type="float" office:value="1668.002197" calcext:value-type="float">
            <text:p>1668.002197</text:p>
          </table:table-cell>
          <table:table-cell table:number-columns-repeated="13"/>
        </table:table-row>
        <table:table-row table:style-name="ro1">
          <table:table-cell office:value-type="float" office:value="223.2" calcext:value-type="float">
            <text:p>223.2</text:p>
          </table:table-cell>
          <table:table-cell office:value-type="float" office:value="1595.927124" calcext:value-type="float">
            <text:p>1595.927124</text:p>
          </table:table-cell>
          <table:table-cell office:value-type="float" office:value="1666.092163" calcext:value-type="float">
            <text:p>1666.092163</text:p>
          </table:table-cell>
          <table:table-cell office:value-type="float" office:value="1607.781494" calcext:value-type="float">
            <text:p>1607.781494</text:p>
          </table:table-cell>
          <table:table-cell office:value-type="float" office:value="1658.487061" calcext:value-type="float">
            <text:p>1658.487061</text:p>
          </table:table-cell>
          <table:table-cell table:number-columns-repeated="13"/>
        </table:table-row>
        <table:table-row table:style-name="ro1">
          <table:table-cell office:value-type="float" office:value="223.4" calcext:value-type="float">
            <text:p>223.4</text:p>
          </table:table-cell>
          <table:table-cell office:value-type="float" office:value="1601.356812" calcext:value-type="float">
            <text:p>1601.356812</text:p>
          </table:table-cell>
          <table:table-cell office:value-type="float" office:value="1656.029907" calcext:value-type="float">
            <text:p>1656.029907</text:p>
          </table:table-cell>
          <table:table-cell office:value-type="float" office:value="1597.66272" calcext:value-type="float">
            <text:p>1597.66272</text:p>
          </table:table-cell>
          <table:table-cell office:value-type="float" office:value="1655.249268" calcext:value-type="float">
            <text:p>1655.249268</text:p>
          </table:table-cell>
          <table:table-cell table:number-columns-repeated="13"/>
        </table:table-row>
        <table:table-row table:style-name="ro1">
          <table:table-cell office:value-type="float" office:value="223.6" calcext:value-type="float">
            <text:p>223.6</text:p>
          </table:table-cell>
          <table:table-cell office:value-type="float" office:value="1592.936157" calcext:value-type="float">
            <text:p>1592.936157</text:p>
          </table:table-cell>
          <table:table-cell office:value-type="float" office:value="1650.878174" calcext:value-type="float">
            <text:p>1650.878174</text:p>
          </table:table-cell>
          <table:table-cell office:value-type="float" office:value="1600.11853" calcext:value-type="float">
            <text:p>1600.11853</text:p>
          </table:table-cell>
          <table:table-cell office:value-type="float" office:value="1647.294312" calcext:value-type="float">
            <text:p>1647.294312</text:p>
          </table:table-cell>
          <table:table-cell table:number-columns-repeated="13"/>
        </table:table-row>
        <table:table-row table:style-name="ro1">
          <table:table-cell office:value-type="float" office:value="223.8" calcext:value-type="float">
            <text:p>223.8</text:p>
          </table:table-cell>
          <table:table-cell office:value-type="float" office:value="1593.407349" calcext:value-type="float">
            <text:p>1593.407349</text:p>
          </table:table-cell>
          <table:table-cell office:value-type="float" office:value="1642.592896" calcext:value-type="float">
            <text:p>1642.592896</text:p>
          </table:table-cell>
          <table:table-cell office:value-type="float" office:value="1595.340698" calcext:value-type="float">
            <text:p>1595.340698</text:p>
          </table:table-cell>
          <table:table-cell office:value-type="float" office:value="1642.175171" calcext:value-type="float">
            <text:p>1642.175171</text:p>
          </table:table-cell>
          <table:table-cell table:number-columns-repeated="1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590.759644" calcext:value-type="float">
            <text:p>1590.759644</text:p>
          </table:table-cell>
          <table:table-cell office:value-type="float" office:value="1639.492798" calcext:value-type="float">
            <text:p>1639.492798</text:p>
          </table:table-cell>
          <table:table-cell office:value-type="float" office:value="1592.67981" calcext:value-type="float">
            <text:p>1592.67981</text:p>
          </table:table-cell>
          <table:table-cell office:value-type="float" office:value="1634.542725" calcext:value-type="float">
            <text:p>1634.542725</text:p>
          </table:table-cell>
          <table:table-cell table:number-columns-repeated="13"/>
        </table:table-row>
        <table:table-row table:style-name="ro1">
          <table:table-cell office:value-type="float" office:value="224.2" calcext:value-type="float">
            <text:p>224.2</text:p>
          </table:table-cell>
          <table:table-cell office:value-type="float" office:value="1592.976074" calcext:value-type="float">
            <text:p>1592.976074</text:p>
          </table:table-cell>
          <table:table-cell office:value-type="float" office:value="1625.226318" calcext:value-type="float">
            <text:p>1625.226318</text:p>
          </table:table-cell>
          <table:table-cell office:value-type="float" office:value="1590.398682" calcext:value-type="float">
            <text:p>1590.398682</text:p>
          </table:table-cell>
          <table:table-cell office:value-type="float" office:value="1630.743774" calcext:value-type="float">
            <text:p>1630.743774</text:p>
          </table:table-cell>
          <table:table-cell table:number-columns-repeated="13"/>
        </table:table-row>
        <table:table-row table:style-name="ro1">
          <table:table-cell office:value-type="float" office:value="224.4" calcext:value-type="float">
            <text:p>224.4</text:p>
          </table:table-cell>
          <table:table-cell office:value-type="float" office:value="1586.62439" calcext:value-type="float">
            <text:p>1586.62439</text:p>
          </table:table-cell>
          <table:table-cell office:value-type="float" office:value="1625.0896" calcext:value-type="float">
            <text:p>1625.0896</text:p>
          </table:table-cell>
          <table:table-cell office:value-type="float" office:value="1586.244263" calcext:value-type="float">
            <text:p>1586.244263</text:p>
          </table:table-cell>
          <table:table-cell office:value-type="float" office:value="1629.115845" calcext:value-type="float">
            <text:p>1629.115845</text:p>
          </table:table-cell>
          <table:table-cell table:number-columns-repeated="13"/>
        </table:table-row>
        <table:table-row table:style-name="ro1">
          <table:table-cell office:value-type="float" office:value="224.6" calcext:value-type="float">
            <text:p>224.6</text:p>
          </table:table-cell>
          <table:table-cell office:value-type="float" office:value="1582.853149" calcext:value-type="float">
            <text:p>1582.853149</text:p>
          </table:table-cell>
          <table:table-cell office:value-type="float" office:value="1622.130737" calcext:value-type="float">
            <text:p>1622.130737</text:p>
          </table:table-cell>
          <table:table-cell office:value-type="float" office:value="1581.925171" calcext:value-type="float">
            <text:p>1581.925171</text:p>
          </table:table-cell>
          <table:table-cell office:value-type="float" office:value="1625.056885" calcext:value-type="float">
            <text:p>1625.056885</text:p>
          </table:table-cell>
          <table:table-cell table:number-columns-repeated="13"/>
        </table:table-row>
        <table:table-row table:style-name="ro1">
          <table:table-cell office:value-type="float" office:value="224.8" calcext:value-type="float">
            <text:p>224.8</text:p>
          </table:table-cell>
          <table:table-cell office:value-type="float" office:value="1584.907104" calcext:value-type="float">
            <text:p>1584.907104</text:p>
          </table:table-cell>
          <table:table-cell office:value-type="float" office:value="1616.134277" calcext:value-type="float">
            <text:p>1616.134277</text:p>
          </table:table-cell>
          <table:table-cell office:value-type="float" office:value="1584.964111" calcext:value-type="float">
            <text:p>1584.964111</text:p>
          </table:table-cell>
          <table:table-cell office:value-type="float" office:value="1620.113403" calcext:value-type="float">
            <text:p>1620.113403</text:p>
          </table:table-cell>
          <table:table-cell table:number-columns-repeated="1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577.862915" calcext:value-type="float">
            <text:p>1577.862915</text:p>
          </table:table-cell>
          <table:table-cell office:value-type="float" office:value="1613.296997" calcext:value-type="float">
            <text:p>1613.296997</text:p>
          </table:table-cell>
          <table:table-cell office:value-type="float" office:value="1582.084229" calcext:value-type="float">
            <text:p>1582.084229</text:p>
          </table:table-cell>
          <table:table-cell office:value-type="float" office:value="1611.953491" calcext:value-type="float">
            <text:p>1611.953491</text:p>
          </table:table-cell>
          <table:table-cell table:number-columns-repeated="13"/>
        </table:table-row>
        <table:table-row table:style-name="ro1">
          <table:table-cell office:value-type="float" office:value="225.2" calcext:value-type="float">
            <text:p>225.2</text:p>
          </table:table-cell>
          <table:table-cell office:value-type="float" office:value="1578.106445" calcext:value-type="float">
            <text:p>1578.106445</text:p>
          </table:table-cell>
          <table:table-cell office:value-type="float" office:value="1612.384644" calcext:value-type="float">
            <text:p>1612.384644</text:p>
          </table:table-cell>
          <table:table-cell office:value-type="float" office:value="1577.957642" calcext:value-type="float">
            <text:p>1577.957642</text:p>
          </table:table-cell>
          <table:table-cell office:value-type="float" office:value="1613.079224" calcext:value-type="float">
            <text:p>1613.079224</text:p>
          </table:table-cell>
          <table:table-cell table:number-columns-repeated="13"/>
        </table:table-row>
        <table:table-row table:style-name="ro1">
          <table:table-cell office:value-type="float" office:value="225.4" calcext:value-type="float">
            <text:p>225.4</text:p>
          </table:table-cell>
          <table:table-cell office:value-type="float" office:value="1578.253418" calcext:value-type="float">
            <text:p>1578.253418</text:p>
          </table:table-cell>
          <table:table-cell office:value-type="float" office:value="1609.267212" calcext:value-type="float">
            <text:p>1609.267212</text:p>
          </table:table-cell>
          <table:table-cell office:value-type="float" office:value="1575.879639" calcext:value-type="float">
            <text:p>1575.879639</text:p>
          </table:table-cell>
          <table:table-cell office:value-type="float" office:value="1608.851318" calcext:value-type="float">
            <text:p>1608.851318</text:p>
          </table:table-cell>
          <table:table-cell table:number-columns-repeated="13"/>
        </table:table-row>
        <table:table-row table:style-name="ro1">
          <table:table-cell office:value-type="float" office:value="225.6" calcext:value-type="float">
            <text:p>225.6</text:p>
          </table:table-cell>
          <table:table-cell office:value-type="float" office:value="1571.726562" calcext:value-type="float">
            <text:p>1571.726562</text:p>
          </table:table-cell>
          <table:table-cell office:value-type="float" office:value="1607.615967" calcext:value-type="float">
            <text:p>1607.615967</text:p>
          </table:table-cell>
          <table:table-cell office:value-type="float" office:value="1572.936401" calcext:value-type="float">
            <text:p>1572.936401</text:p>
          </table:table-cell>
          <table:table-cell office:value-type="float" office:value="1605.456665" calcext:value-type="float">
            <text:p>1605.456665</text:p>
          </table:table-cell>
          <table:table-cell table:number-columns-repeated="13"/>
        </table:table-row>
        <table:table-row table:style-name="ro1">
          <table:table-cell office:value-type="float" office:value="225.8" calcext:value-type="float">
            <text:p>225.8</text:p>
          </table:table-cell>
          <table:table-cell office:value-type="float" office:value="1575.421875" calcext:value-type="float">
            <text:p>1575.421875</text:p>
          </table:table-cell>
          <table:table-cell office:value-type="float" office:value="1599.934814" calcext:value-type="float">
            <text:p>1599.934814</text:p>
          </table:table-cell>
          <table:table-cell office:value-type="float" office:value="1577.695679" calcext:value-type="float">
            <text:p>1577.695679</text:p>
          </table:table-cell>
          <table:table-cell office:value-type="float" office:value="1599.623535" calcext:value-type="float">
            <text:p>1599.623535</text:p>
          </table:table-cell>
          <table:table-cell table:number-columns-repeated="1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575.023804" calcext:value-type="float">
            <text:p>1575.023804</text:p>
          </table:table-cell>
          <table:table-cell office:value-type="float" office:value="1595.724731" calcext:value-type="float">
            <text:p>1595.724731</text:p>
          </table:table-cell>
          <table:table-cell office:value-type="float" office:value="1574.556396" calcext:value-type="float">
            <text:p>1574.556396</text:p>
          </table:table-cell>
          <table:table-cell office:value-type="float" office:value="1598.634277" calcext:value-type="float">
            <text:p>1598.634277</text:p>
          </table:table-cell>
          <table:table-cell table:number-columns-repeated="13"/>
        </table:table-row>
        <table:table-row table:style-name="ro1">
          <table:table-cell office:value-type="float" office:value="226.2" calcext:value-type="float">
            <text:p>226.2</text:p>
          </table:table-cell>
          <table:table-cell office:value-type="float" office:value="1572.880005" calcext:value-type="float">
            <text:p>1572.880005</text:p>
          </table:table-cell>
          <table:table-cell office:value-type="float" office:value="1595.266846" calcext:value-type="float">
            <text:p>1595.266846</text:p>
          </table:table-cell>
          <table:table-cell office:value-type="float" office:value="1574.937866" calcext:value-type="float">
            <text:p>1574.937866</text:p>
          </table:table-cell>
          <table:table-cell office:value-type="float" office:value="1595.998291" calcext:value-type="float">
            <text:p>1595.998291</text:p>
          </table:table-cell>
          <table:table-cell table:number-columns-repeated="13"/>
        </table:table-row>
        <table:table-row table:style-name="ro1">
          <table:table-cell office:value-type="float" office:value="226.4" calcext:value-type="float">
            <text:p>226.4</text:p>
          </table:table-cell>
          <table:table-cell office:value-type="float" office:value="1574.46582" calcext:value-type="float">
            <text:p>1574.46582</text:p>
          </table:table-cell>
          <table:table-cell office:value-type="float" office:value="1594.414429" calcext:value-type="float">
            <text:p>1594.414429</text:p>
          </table:table-cell>
          <table:table-cell office:value-type="float" office:value="1572.510254" calcext:value-type="float">
            <text:p>1572.510254</text:p>
          </table:table-cell>
          <table:table-cell office:value-type="float" office:value="1593.207764" calcext:value-type="float">
            <text:p>1593.207764</text:p>
          </table:table-cell>
          <table:table-cell table:number-columns-repeated="13"/>
        </table:table-row>
        <table:table-row table:style-name="ro1">
          <table:table-cell office:value-type="float" office:value="226.6" calcext:value-type="float">
            <text:p>226.6</text:p>
          </table:table-cell>
          <table:table-cell office:value-type="float" office:value="1570.084473" calcext:value-type="float">
            <text:p>1570.084473</text:p>
          </table:table-cell>
          <table:table-cell office:value-type="float" office:value="1590.10498" calcext:value-type="float">
            <text:p>1590.10498</text:p>
          </table:table-cell>
          <table:table-cell office:value-type="float" office:value="1571.004883" calcext:value-type="float">
            <text:p>1571.004883</text:p>
          </table:table-cell>
          <table:table-cell office:value-type="float" office:value="1589.611938" calcext:value-type="float">
            <text:p>1589.611938</text:p>
          </table:table-cell>
          <table:table-cell table:number-columns-repeated="13"/>
        </table:table-row>
        <table:table-row table:style-name="ro1">
          <table:table-cell office:value-type="float" office:value="226.8" calcext:value-type="float">
            <text:p>226.8</text:p>
          </table:table-cell>
          <table:table-cell office:value-type="float" office:value="1573.819702" calcext:value-type="float">
            <text:p>1573.819702</text:p>
          </table:table-cell>
          <table:table-cell office:value-type="float" office:value="1589.477173" calcext:value-type="float">
            <text:p>1589.477173</text:p>
          </table:table-cell>
          <table:table-cell office:value-type="float" office:value="1570.913086" calcext:value-type="float">
            <text:p>1570.913086</text:p>
          </table:table-cell>
          <table:table-cell office:value-type="float" office:value="1590.290894" calcext:value-type="float">
            <text:p>1590.290894</text:p>
          </table:table-cell>
          <table:table-cell table:number-columns-repeated="1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71.69104" calcext:value-type="float">
            <text:p>1571.69104</text:p>
          </table:table-cell>
          <table:table-cell office:value-type="float" office:value="1592.678711" calcext:value-type="float">
            <text:p>1592.678711</text:p>
          </table:table-cell>
          <table:table-cell office:value-type="float" office:value="1572.553223" calcext:value-type="float">
            <text:p>1572.553223</text:p>
          </table:table-cell>
          <table:table-cell office:value-type="float" office:value="1586.408325" calcext:value-type="float">
            <text:p>1586.408325</text:p>
          </table:table-cell>
          <table:table-cell table:number-columns-repeated="13"/>
        </table:table-row>
        <table:table-row table:style-name="ro1">
          <table:table-cell office:value-type="float" office:value="227.2" calcext:value-type="float">
            <text:p>227.2</text:p>
          </table:table-cell>
          <table:table-cell office:value-type="float" office:value="1570.460205" calcext:value-type="float">
            <text:p>1570.460205</text:p>
          </table:table-cell>
          <table:table-cell office:value-type="float" office:value="1585.238403" calcext:value-type="float">
            <text:p>1585.238403</text:p>
          </table:table-cell>
          <table:table-cell office:value-type="float" office:value="1571.162598" calcext:value-type="float">
            <text:p>1571.162598</text:p>
          </table:table-cell>
          <table:table-cell office:value-type="float" office:value="1586.936279" calcext:value-type="float">
            <text:p>1586.936279</text:p>
          </table:table-cell>
          <table:table-cell table:number-columns-repeated="13"/>
        </table:table-row>
        <table:table-row table:style-name="ro1">
          <table:table-cell office:value-type="float" office:value="227.4" calcext:value-type="float">
            <text:p>227.4</text:p>
          </table:table-cell>
          <table:table-cell office:value-type="float" office:value="1572.740967" calcext:value-type="float">
            <text:p>1572.740967</text:p>
          </table:table-cell>
          <table:table-cell office:value-type="float" office:value="1583.259644" calcext:value-type="float">
            <text:p>1583.259644</text:p>
          </table:table-cell>
          <table:table-cell office:value-type="float" office:value="1571.060303" calcext:value-type="float">
            <text:p>1571.060303</text:p>
          </table:table-cell>
          <table:table-cell office:value-type="float" office:value="1584.34375" calcext:value-type="float">
            <text:p>1584.34375</text:p>
          </table:table-cell>
          <table:table-cell table:number-columns-repeated="13"/>
        </table:table-row>
        <table:table-row table:style-name="ro1">
          <table:table-cell office:value-type="float" office:value="227.6" calcext:value-type="float">
            <text:p>227.6</text:p>
          </table:table-cell>
          <table:table-cell office:value-type="float" office:value="1570.923218" calcext:value-type="float">
            <text:p>1570.923218</text:p>
          </table:table-cell>
          <table:table-cell office:value-type="float" office:value="1582.949219" calcext:value-type="float">
            <text:p>1582.949219</text:p>
          </table:table-cell>
          <table:table-cell office:value-type="float" office:value="1570.011963" calcext:value-type="float">
            <text:p>1570.011963</text:p>
          </table:table-cell>
          <table:table-cell office:value-type="float" office:value="1583.20752" calcext:value-type="float">
            <text:p>1583.20752</text:p>
          </table:table-cell>
          <table:table-cell table:number-columns-repeated="13"/>
        </table:table-row>
        <table:table-row table:style-name="ro1">
          <table:table-cell office:value-type="float" office:value="227.8" calcext:value-type="float">
            <text:p>227.8</text:p>
          </table:table-cell>
          <table:table-cell office:value-type="float" office:value="1567.068237" calcext:value-type="float">
            <text:p>1567.068237</text:p>
          </table:table-cell>
          <table:table-cell office:value-type="float" office:value="1581.158081" calcext:value-type="float">
            <text:p>1581.158081</text:p>
          </table:table-cell>
          <table:table-cell office:value-type="float" office:value="1567.635254" calcext:value-type="float">
            <text:p>1567.635254</text:p>
          </table:table-cell>
          <table:table-cell office:value-type="float" office:value="1585.034912" calcext:value-type="float">
            <text:p>1585.034912</text:p>
          </table:table-cell>
          <table:table-cell table:number-columns-repeated="1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567.81604" calcext:value-type="float">
            <text:p>1567.81604</text:p>
          </table:table-cell>
          <table:table-cell office:value-type="float" office:value="1582.785156" calcext:value-type="float">
            <text:p>1582.785156</text:p>
          </table:table-cell>
          <table:table-cell office:value-type="float" office:value="1572.743652" calcext:value-type="float">
            <text:p>1572.743652</text:p>
          </table:table-cell>
          <table:table-cell office:value-type="float" office:value="1581.220581" calcext:value-type="float">
            <text:p>1581.220581</text:p>
          </table:table-cell>
          <table:table-cell table:number-columns-repeated="13"/>
        </table:table-row>
        <table:table-row table:style-name="ro1">
          <table:table-cell office:value-type="float" office:value="228.2" calcext:value-type="float">
            <text:p>228.2</text:p>
          </table:table-cell>
          <table:table-cell office:value-type="float" office:value="1571.167114" calcext:value-type="float">
            <text:p>1571.167114</text:p>
          </table:table-cell>
          <table:table-cell office:value-type="float" office:value="1581.765381" calcext:value-type="float">
            <text:p>1581.765381</text:p>
          </table:table-cell>
          <table:table-cell office:value-type="float" office:value="1566.914551" calcext:value-type="float">
            <text:p>1566.914551</text:p>
          </table:table-cell>
          <table:table-cell office:value-type="float" office:value="1580.255005" calcext:value-type="float">
            <text:p>1580.255005</text:p>
          </table:table-cell>
          <table:table-cell table:number-columns-repeated="13"/>
        </table:table-row>
        <table:table-row table:style-name="ro1">
          <table:table-cell office:value-type="float" office:value="228.4" calcext:value-type="float">
            <text:p>228.4</text:p>
          </table:table-cell>
          <table:table-cell office:value-type="float" office:value="1563.908447" calcext:value-type="float">
            <text:p>1563.908447</text:p>
          </table:table-cell>
          <table:table-cell office:value-type="float" office:value="1581.514404" calcext:value-type="float">
            <text:p>1581.514404</text:p>
          </table:table-cell>
          <table:table-cell office:value-type="float" office:value="1564.862305" calcext:value-type="float">
            <text:p>1564.862305</text:p>
          </table:table-cell>
          <table:table-cell office:value-type="float" office:value="1580.098755" calcext:value-type="float">
            <text:p>1580.098755</text:p>
          </table:table-cell>
          <table:table-cell table:number-columns-repeated="13"/>
        </table:table-row>
        <table:table-row table:style-name="ro1">
          <table:table-cell office:value-type="float" office:value="228.6" calcext:value-type="float">
            <text:p>228.6</text:p>
          </table:table-cell>
          <table:table-cell office:value-type="float" office:value="1565.059448" calcext:value-type="float">
            <text:p>1565.059448</text:p>
          </table:table-cell>
          <table:table-cell office:value-type="float" office:value="1579.003296" calcext:value-type="float">
            <text:p>1579.003296</text:p>
          </table:table-cell>
          <table:table-cell office:value-type="float" office:value="1567.366577" calcext:value-type="float">
            <text:p>1567.366577</text:p>
          </table:table-cell>
          <table:table-cell office:value-type="float" office:value="1577.446411" calcext:value-type="float">
            <text:p>1577.446411</text:p>
          </table:table-cell>
          <table:table-cell table:number-columns-repeated="13"/>
        </table:table-row>
        <table:table-row table:style-name="ro1">
          <table:table-cell office:value-type="float" office:value="228.8" calcext:value-type="float">
            <text:p>228.8</text:p>
          </table:table-cell>
          <table:table-cell office:value-type="float" office:value="1563.33374" calcext:value-type="float">
            <text:p>1563.33374</text:p>
          </table:table-cell>
          <table:table-cell office:value-type="float" office:value="1579.733643" calcext:value-type="float">
            <text:p>1579.733643</text:p>
          </table:table-cell>
          <table:table-cell office:value-type="float" office:value="1564.018066" calcext:value-type="float">
            <text:p>1564.018066</text:p>
          </table:table-cell>
          <table:table-cell office:value-type="float" office:value="1576.641846" calcext:value-type="float">
            <text:p>1576.641846</text:p>
          </table:table-cell>
          <table:table-cell table:number-columns-repeated="1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567.530029" calcext:value-type="float">
            <text:p>1567.530029</text:p>
          </table:table-cell>
          <table:table-cell office:value-type="float" office:value="1573.850342" calcext:value-type="float">
            <text:p>1573.850342</text:p>
          </table:table-cell>
          <table:table-cell office:value-type="float" office:value="1566.835327" calcext:value-type="float">
            <text:p>1566.835327</text:p>
          </table:table-cell>
          <table:table-cell office:value-type="float" office:value="1573.836182" calcext:value-type="float">
            <text:p>1573.836182</text:p>
          </table:table-cell>
          <table:table-cell table:number-columns-repeated="13"/>
        </table:table-row>
        <table:table-row table:style-name="ro1">
          <table:table-cell office:value-type="float" office:value="229.2" calcext:value-type="float">
            <text:p>229.2</text:p>
          </table:table-cell>
          <table:table-cell office:value-type="float" office:value="1564.973633" calcext:value-type="float">
            <text:p>1564.973633</text:p>
          </table:table-cell>
          <table:table-cell office:value-type="float" office:value="1574.833984" calcext:value-type="float">
            <text:p>1574.833984</text:p>
          </table:table-cell>
          <table:table-cell office:value-type="float" office:value="1567.52002" calcext:value-type="float">
            <text:p>1567.52002</text:p>
          </table:table-cell>
          <table:table-cell office:value-type="float" office:value="1572.928833" calcext:value-type="float">
            <text:p>1572.928833</text:p>
          </table:table-cell>
          <table:table-cell table:number-columns-repeated="13"/>
        </table:table-row>
        <table:table-row table:style-name="ro1">
          <table:table-cell office:value-type="float" office:value="229.4" calcext:value-type="float">
            <text:p>229.4</text:p>
          </table:table-cell>
          <table:table-cell office:value-type="float" office:value="1564.030884" calcext:value-type="float">
            <text:p>1564.030884</text:p>
          </table:table-cell>
          <table:table-cell office:value-type="float" office:value="1573.414062" calcext:value-type="float">
            <text:p>1573.414062</text:p>
          </table:table-cell>
          <table:table-cell office:value-type="float" office:value="1562.869751" calcext:value-type="float">
            <text:p>1562.869751</text:p>
          </table:table-cell>
          <table:table-cell office:value-type="float" office:value="1573.30957" calcext:value-type="float">
            <text:p>1573.30957</text:p>
          </table:table-cell>
          <table:table-cell table:number-columns-repeated="13"/>
        </table:table-row>
        <table:table-row table:style-name="ro1">
          <table:table-cell office:value-type="float" office:value="229.6" calcext:value-type="float">
            <text:p>229.6</text:p>
          </table:table-cell>
          <table:table-cell office:value-type="float" office:value="1564.942261" calcext:value-type="float">
            <text:p>1564.942261</text:p>
          </table:table-cell>
          <table:table-cell office:value-type="float" office:value="1575.927856" calcext:value-type="float">
            <text:p>1575.927856</text:p>
          </table:table-cell>
          <table:table-cell office:value-type="float" office:value="1566.193481" calcext:value-type="float">
            <text:p>1566.193481</text:p>
          </table:table-cell>
          <table:table-cell office:value-type="float" office:value="1572.127808" calcext:value-type="float">
            <text:p>1572.127808</text:p>
          </table:table-cell>
          <table:table-cell table:number-columns-repeated="13"/>
        </table:table-row>
        <table:table-row table:style-name="ro1">
          <table:table-cell office:value-type="float" office:value="229.8" calcext:value-type="float">
            <text:p>229.8</text:p>
          </table:table-cell>
          <table:table-cell office:value-type="float" office:value="1564.541504" calcext:value-type="float">
            <text:p>1564.541504</text:p>
          </table:table-cell>
          <table:table-cell office:value-type="float" office:value="1571.695679" calcext:value-type="float">
            <text:p>1571.695679</text:p>
          </table:table-cell>
          <table:table-cell office:value-type="float" office:value="1565.595215" calcext:value-type="float">
            <text:p>1565.595215</text:p>
          </table:table-cell>
          <table:table-cell office:value-type="float" office:value="1573.909912" calcext:value-type="float">
            <text:p>1573.909912</text:p>
          </table:table-cell>
          <table:table-cell table:number-columns-repeated="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562.685547" calcext:value-type="float">
            <text:p>1562.685547</text:p>
          </table:table-cell>
          <table:table-cell office:value-type="float" office:value="1572.637817" calcext:value-type="float">
            <text:p>1572.637817</text:p>
          </table:table-cell>
          <table:table-cell office:value-type="float" office:value="1563.44812" calcext:value-type="float">
            <text:p>1563.44812</text:p>
          </table:table-cell>
          <table:table-cell office:value-type="float" office:value="1573.63269" calcext:value-type="float">
            <text:p>1573.63269</text:p>
          </table:table-cell>
          <table:table-cell table:number-columns-repeated="13"/>
        </table:table-row>
        <table:table-row table:style-name="ro1">
          <table:table-cell office:value-type="float" office:value="230.2" calcext:value-type="float">
            <text:p>230.2</text:p>
          </table:table-cell>
          <table:table-cell office:value-type="float" office:value="1566.037964" calcext:value-type="float">
            <text:p>1566.037964</text:p>
          </table:table-cell>
          <table:table-cell office:value-type="float" office:value="1568.881226" calcext:value-type="float">
            <text:p>1568.881226</text:p>
          </table:table-cell>
          <table:table-cell office:value-type="float" office:value="1564.912476" calcext:value-type="float">
            <text:p>1564.912476</text:p>
          </table:table-cell>
          <table:table-cell office:value-type="float" office:value="1573.103149" calcext:value-type="float">
            <text:p>1573.103149</text:p>
          </table:table-cell>
          <table:table-cell table:number-columns-repeated="13"/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1565.384766" calcext:value-type="float">
            <text:p>1565.384766</text:p>
          </table:table-cell>
          <table:table-cell office:value-type="float" office:value="1569.483398" calcext:value-type="float">
            <text:p>1569.483398</text:p>
          </table:table-cell>
          <table:table-cell office:value-type="float" office:value="1565.011353" calcext:value-type="float">
            <text:p>1565.011353</text:p>
          </table:table-cell>
          <table:table-cell office:value-type="float" office:value="1572.419067" calcext:value-type="float">
            <text:p>1572.419067</text:p>
          </table:table-cell>
          <table:table-cell table:number-columns-repeated="13"/>
        </table:table-row>
        <table:table-row table:style-name="ro1">
          <table:table-cell office:value-type="float" office:value="230.6" calcext:value-type="float">
            <text:p>230.6</text:p>
          </table:table-cell>
          <table:table-cell office:value-type="float" office:value="1565.042236" calcext:value-type="float">
            <text:p>1565.042236</text:p>
          </table:table-cell>
          <table:table-cell office:value-type="float" office:value="1573.727173" calcext:value-type="float">
            <text:p>1573.727173</text:p>
          </table:table-cell>
          <table:table-cell office:value-type="float" office:value="1565.615601" calcext:value-type="float">
            <text:p>1565.615601</text:p>
          </table:table-cell>
          <table:table-cell office:value-type="float" office:value="1573.40979" calcext:value-type="float">
            <text:p>1573.40979</text:p>
          </table:table-cell>
          <table:table-cell table:number-columns-repeated="13"/>
        </table:table-row>
        <table:table-row table:style-name="ro1">
          <table:table-cell office:value-type="float" office:value="230.8" calcext:value-type="float">
            <text:p>230.8</text:p>
          </table:table-cell>
          <table:table-cell office:value-type="float" office:value="1562.510986" calcext:value-type="float">
            <text:p>1562.510986</text:p>
          </table:table-cell>
          <table:table-cell office:value-type="float" office:value="1569.643066" calcext:value-type="float">
            <text:p>1569.643066</text:p>
          </table:table-cell>
          <table:table-cell office:value-type="float" office:value="1562.581787" calcext:value-type="float">
            <text:p>1562.581787</text:p>
          </table:table-cell>
          <table:table-cell office:value-type="float" office:value="1568.192139" calcext:value-type="float">
            <text:p>1568.192139</text:p>
          </table:table-cell>
          <table:table-cell table:number-columns-repeated="1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90.916626" calcext:value-type="float">
            <text:p>1590.916626</text:p>
          </table:table-cell>
          <table:table-cell office:value-type="float" office:value="1622.230469" calcext:value-type="float">
            <text:p>1622.230469</text:p>
          </table:table-cell>
          <table:table-cell office:value-type="float" office:value="1515.553589" calcext:value-type="float">
            <text:p>1515.553589</text:p>
          </table:table-cell>
          <table:table-cell office:value-type="float" office:value="1538.932251" calcext:value-type="float">
            <text:p>1538.932251</text:p>
          </table:table-cell>
          <table:table-cell table:number-columns-repeated="13"/>
        </table:table-row>
        <table:table-row table:style-name="ro1">
          <table:table-cell office:value-type="float" office:value="231.2" calcext:value-type="float">
            <text:p>231.2</text:p>
          </table:table-cell>
          <table:table-cell office:value-type="float" office:value="1605.424194" calcext:value-type="float">
            <text:p>1605.424194</text:p>
          </table:table-cell>
          <table:table-cell office:value-type="float" office:value="1633.969482" calcext:value-type="float">
            <text:p>1633.969482</text:p>
          </table:table-cell>
          <table:table-cell office:value-type="float" office:value="1525.213745" calcext:value-type="float">
            <text:p>1525.213745</text:p>
          </table:table-cell>
          <table:table-cell office:value-type="float" office:value="1526.394531" calcext:value-type="float">
            <text:p>1526.394531</text:p>
          </table:table-cell>
          <table:table-cell table:number-columns-repeated="13"/>
        </table:table-row>
        <table:table-row table:style-name="ro1">
          <table:table-cell office:value-type="float" office:value="231.4" calcext:value-type="float">
            <text:p>231.4</text:p>
          </table:table-cell>
          <table:table-cell office:value-type="float" office:value="1616.146851" calcext:value-type="float">
            <text:p>1616.146851</text:p>
          </table:table-cell>
          <table:table-cell office:value-type="float" office:value="1672.488403" calcext:value-type="float">
            <text:p>1672.488403</text:p>
          </table:table-cell>
          <table:table-cell office:value-type="float" office:value="1542.877075" calcext:value-type="float">
            <text:p>1542.877075</text:p>
          </table:table-cell>
          <table:table-cell office:value-type="float" office:value="1544.515015" calcext:value-type="float">
            <text:p>1544.515015</text:p>
          </table:table-cell>
          <table:table-cell table:number-columns-repeated="13"/>
        </table:table-row>
        <table:table-row table:style-name="ro1">
          <table:table-cell office:value-type="float" office:value="231.6" calcext:value-type="float">
            <text:p>231.6</text:p>
          </table:table-cell>
          <table:table-cell office:value-type="float" office:value="1650.571533" calcext:value-type="float">
            <text:p>1650.571533</text:p>
          </table:table-cell>
          <table:table-cell office:value-type="float" office:value="1682.383179" calcext:value-type="float">
            <text:p>1682.383179</text:p>
          </table:table-cell>
          <table:table-cell office:value-type="float" office:value="1582.700684" calcext:value-type="float">
            <text:p>1582.700684</text:p>
          </table:table-cell>
          <table:table-cell office:value-type="float" office:value="1596.431885" calcext:value-type="float">
            <text:p>1596.431885</text:p>
          </table:table-cell>
          <table:table-cell table:number-columns-repeated="13"/>
        </table:table-row>
        <table:table-row table:style-name="ro1">
          <table:table-cell office:value-type="float" office:value="231.8" calcext:value-type="float">
            <text:p>231.8</text:p>
          </table:table-cell>
          <table:table-cell office:value-type="float" office:value="1660.889404" calcext:value-type="float">
            <text:p>1660.889404</text:p>
          </table:table-cell>
          <table:table-cell office:value-type="float" office:value="1687.800049" calcext:value-type="float">
            <text:p>1687.800049</text:p>
          </table:table-cell>
          <table:table-cell office:value-type="float" office:value="1624.930298" calcext:value-type="float">
            <text:p>1624.930298</text:p>
          </table:table-cell>
          <table:table-cell office:value-type="float" office:value="1629.557617" calcext:value-type="float">
            <text:p>1629.557617</text:p>
          </table:table-cell>
          <table:table-cell table:number-columns-repeated="1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63.252441" calcext:value-type="float">
            <text:p>1663.252441</text:p>
          </table:table-cell>
          <table:table-cell office:value-type="float" office:value="1720.589111" calcext:value-type="float">
            <text:p>1720.589111</text:p>
          </table:table-cell>
          <table:table-cell office:value-type="float" office:value="1629.068481" calcext:value-type="float">
            <text:p>1629.068481</text:p>
          </table:table-cell>
          <table:table-cell office:value-type="float" office:value="1663.891602" calcext:value-type="float">
            <text:p>1663.891602</text:p>
          </table:table-cell>
          <table:table-cell table:number-columns-repeated="13"/>
        </table:table-row>
        <table:table-row table:style-name="ro1">
          <table:table-cell office:value-type="float" office:value="232.2" calcext:value-type="float">
            <text:p>232.2</text:p>
          </table:table-cell>
          <table:table-cell office:value-type="float" office:value="1653.007935" calcext:value-type="float">
            <text:p>1653.007935</text:p>
          </table:table-cell>
          <table:table-cell office:value-type="float" office:value="1684.600586" calcext:value-type="float">
            <text:p>1684.600586</text:p>
          </table:table-cell>
          <table:table-cell office:value-type="float" office:value="1674.031494" calcext:value-type="float">
            <text:p>1674.031494</text:p>
          </table:table-cell>
          <table:table-cell office:value-type="float" office:value="1701.183716" calcext:value-type="float">
            <text:p>1701.183716</text:p>
          </table:table-cell>
          <table:table-cell table:number-columns-repeated="13"/>
        </table:table-row>
        <table:table-row table:style-name="ro1">
          <table:table-cell office:value-type="float" office:value="232.4" calcext:value-type="float">
            <text:p>232.4</text:p>
          </table:table-cell>
          <table:table-cell office:value-type="float" office:value="1670.873779" calcext:value-type="float">
            <text:p>1670.873779</text:p>
          </table:table-cell>
          <table:table-cell office:value-type="float" office:value="1734.804321" calcext:value-type="float">
            <text:p>1734.804321</text:p>
          </table:table-cell>
          <table:table-cell office:value-type="float" office:value="1687.209351" calcext:value-type="float">
            <text:p>1687.209351</text:p>
          </table:table-cell>
          <table:table-cell office:value-type="float" office:value="1750.427246" calcext:value-type="float">
            <text:p>1750.427246</text:p>
          </table:table-cell>
          <table:table-cell table:number-columns-repeated="13"/>
        </table:table-row>
        <table:table-row table:style-name="ro1">
          <table:table-cell office:value-type="float" office:value="232.6" calcext:value-type="float">
            <text:p>232.6</text:p>
          </table:table-cell>
          <table:table-cell office:value-type="float" office:value="1690.898438" calcext:value-type="float">
            <text:p>1690.898438</text:p>
          </table:table-cell>
          <table:table-cell office:value-type="float" office:value="1774.069336" calcext:value-type="float">
            <text:p>1774.069336</text:p>
          </table:table-cell>
          <table:table-cell office:value-type="float" office:value="1702.629395" calcext:value-type="float">
            <text:p>1702.629395</text:p>
          </table:table-cell>
          <table:table-cell office:value-type="float" office:value="1781.194336" calcext:value-type="float">
            <text:p>1781.194336</text:p>
          </table:table-cell>
          <table:table-cell table:number-columns-repeated="13"/>
        </table:table-row>
        <table:table-row table:style-name="ro1">
          <table:table-cell office:value-type="float" office:value="232.8" calcext:value-type="float">
            <text:p>232.8</text:p>
          </table:table-cell>
          <table:table-cell office:value-type="float" office:value="1721.710815" calcext:value-type="float">
            <text:p>1721.710815</text:p>
          </table:table-cell>
          <table:table-cell office:value-type="float" office:value="1755.338379" calcext:value-type="float">
            <text:p>1755.338379</text:p>
          </table:table-cell>
          <table:table-cell office:value-type="float" office:value="1723.147339" calcext:value-type="float">
            <text:p>1723.147339</text:p>
          </table:table-cell>
          <table:table-cell office:value-type="float" office:value="1766.37793" calcext:value-type="float">
            <text:p>1766.37793</text:p>
          </table:table-cell>
          <table:table-cell table:number-columns-repeated="1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42.965576" calcext:value-type="float">
            <text:p>1742.965576</text:p>
          </table:table-cell>
          <table:table-cell office:value-type="float" office:value="1794.27124" calcext:value-type="float">
            <text:p>1794.27124</text:p>
          </table:table-cell>
          <table:table-cell office:value-type="float" office:value="1741.534912" calcext:value-type="float">
            <text:p>1741.534912</text:p>
          </table:table-cell>
          <table:table-cell office:value-type="float" office:value="1806.144043" calcext:value-type="float">
            <text:p>1806.144043</text:p>
          </table:table-cell>
          <table:table-cell table:number-columns-repeated="13"/>
        </table:table-row>
        <table:table-row table:style-name="ro1">
          <table:table-cell office:value-type="float" office:value="233.2" calcext:value-type="float">
            <text:p>233.2</text:p>
          </table:table-cell>
          <table:table-cell office:value-type="float" office:value="1761.377197" calcext:value-type="float">
            <text:p>1761.377197</text:p>
          </table:table-cell>
          <table:table-cell office:value-type="float" office:value="1827.943604" calcext:value-type="float">
            <text:p>1827.943604</text:p>
          </table:table-cell>
          <table:table-cell office:value-type="float" office:value="1759.764038" calcext:value-type="float">
            <text:p>1759.764038</text:p>
          </table:table-cell>
          <table:table-cell office:value-type="float" office:value="1840.077026" calcext:value-type="float">
            <text:p>1840.077026</text:p>
          </table:table-cell>
          <table:table-cell table:number-columns-repeated="13"/>
        </table:table-row>
        <table:table-row table:style-name="ro1">
          <table:table-cell office:value-type="float" office:value="233.4" calcext:value-type="float">
            <text:p>233.4</text:p>
          </table:table-cell>
          <table:table-cell office:value-type="float" office:value="1791.647827" calcext:value-type="float">
            <text:p>1791.647827</text:p>
          </table:table-cell>
          <table:table-cell office:value-type="float" office:value="1847.858887" calcext:value-type="float">
            <text:p>1847.858887</text:p>
          </table:table-cell>
          <table:table-cell office:value-type="float" office:value="1789.355225" calcext:value-type="float">
            <text:p>1789.355225</text:p>
          </table:table-cell>
          <table:table-cell office:value-type="float" office:value="1861.294067" calcext:value-type="float">
            <text:p>1861.294067</text:p>
          </table:table-cell>
          <table:table-cell table:number-columns-repeated="13"/>
        </table:table-row>
        <table:table-row table:style-name="ro1">
          <table:table-cell office:value-type="float" office:value="233.6" calcext:value-type="float">
            <text:p>233.6</text:p>
          </table:table-cell>
          <table:table-cell office:value-type="float" office:value="1818.6698" calcext:value-type="float">
            <text:p>1818.6698</text:p>
          </table:table-cell>
          <table:table-cell office:value-type="float" office:value="1874.232178" calcext:value-type="float">
            <text:p>1874.232178</text:p>
          </table:table-cell>
          <table:table-cell office:value-type="float" office:value="1814.475342" calcext:value-type="float">
            <text:p>1814.475342</text:p>
          </table:table-cell>
          <table:table-cell office:value-type="float" office:value="1889.515015" calcext:value-type="float">
            <text:p>1889.515015</text:p>
          </table:table-cell>
          <table:table-cell table:number-columns-repeated="13"/>
        </table:table-row>
        <table:table-row table:style-name="ro1">
          <table:table-cell office:value-type="float" office:value="233.8" calcext:value-type="float">
            <text:p>233.8</text:p>
          </table:table-cell>
          <table:table-cell office:value-type="float" office:value="1821.526489" calcext:value-type="float">
            <text:p>1821.526489</text:p>
          </table:table-cell>
          <table:table-cell office:value-type="float" office:value="1874.81543" calcext:value-type="float">
            <text:p>1874.81543</text:p>
          </table:table-cell>
          <table:table-cell office:value-type="float" office:value="1816.464355" calcext:value-type="float">
            <text:p>1816.464355</text:p>
          </table:table-cell>
          <table:table-cell office:value-type="float" office:value="1892.775513" calcext:value-type="float">
            <text:p>1892.775513</text:p>
          </table:table-cell>
          <table:table-cell table:number-columns-repeated="1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817.908813" calcext:value-type="float">
            <text:p>1817.908813</text:p>
          </table:table-cell>
          <table:table-cell office:value-type="float" office:value="1947.109497" calcext:value-type="float">
            <text:p>1947.109497</text:p>
          </table:table-cell>
          <table:table-cell office:value-type="float" office:value="1827.40332" calcext:value-type="float">
            <text:p>1827.40332</text:p>
          </table:table-cell>
          <table:table-cell office:value-type="float" office:value="1944.701416" calcext:value-type="float">
            <text:p>1944.701416</text:p>
          </table:table-cell>
          <table:table-cell table:number-columns-repeated="13"/>
        </table:table-row>
        <table:table-row table:style-name="ro1">
          <table:table-cell office:value-type="float" office:value="234.2" calcext:value-type="float">
            <text:p>234.2</text:p>
          </table:table-cell>
          <table:table-cell office:value-type="float" office:value="1834.009521" calcext:value-type="float">
            <text:p>1834.009521</text:p>
          </table:table-cell>
          <table:table-cell office:value-type="float" office:value="1919.890259" calcext:value-type="float">
            <text:p>1919.890259</text:p>
          </table:table-cell>
          <table:table-cell office:value-type="float" office:value="1829.185547" calcext:value-type="float">
            <text:p>1829.185547</text:p>
          </table:table-cell>
          <table:table-cell office:value-type="float" office:value="1926.938721" calcext:value-type="float">
            <text:p>1926.938721</text:p>
          </table:table-cell>
          <table:table-cell table:number-columns-repeated="13"/>
        </table:table-row>
        <table:table-row table:style-name="ro1">
          <table:table-cell office:value-type="float" office:value="234.4" calcext:value-type="float">
            <text:p>234.4</text:p>
          </table:table-cell>
          <table:table-cell office:value-type="float" office:value="1839.767334" calcext:value-type="float">
            <text:p>1839.767334</text:p>
          </table:table-cell>
          <table:table-cell office:value-type="float" office:value="1895.483521" calcext:value-type="float">
            <text:p>1895.483521</text:p>
          </table:table-cell>
          <table:table-cell office:value-type="float" office:value="1835.655273" calcext:value-type="float">
            <text:p>1835.655273</text:p>
          </table:table-cell>
          <table:table-cell office:value-type="float" office:value="1914.127197" calcext:value-type="float">
            <text:p>1914.127197</text:p>
          </table:table-cell>
          <table:table-cell table:number-columns-repeated="13"/>
        </table:table-row>
        <table:table-row table:style-name="ro1">
          <table:table-cell office:value-type="float" office:value="234.6" calcext:value-type="float">
            <text:p>234.6</text:p>
          </table:table-cell>
          <table:table-cell office:value-type="float" office:value="1794.371704" calcext:value-type="float">
            <text:p>1794.371704</text:p>
          </table:table-cell>
          <table:table-cell office:value-type="float" office:value="1971.108643" calcext:value-type="float">
            <text:p>1971.108643</text:p>
          </table:table-cell>
          <table:table-cell office:value-type="float" office:value="1803.91687" calcext:value-type="float">
            <text:p>1803.91687</text:p>
          </table:table-cell>
          <table:table-cell office:value-type="float" office:value="1973.638428" calcext:value-type="float">
            <text:p>1973.638428</text:p>
          </table:table-cell>
          <table:table-cell table:number-columns-repeated="13"/>
        </table:table-row>
        <table:table-row table:style-name="ro1">
          <table:table-cell office:value-type="float" office:value="234.8" calcext:value-type="float">
            <text:p>234.8</text:p>
          </table:table-cell>
          <table:table-cell office:value-type="float" office:value="1813.393311" calcext:value-type="float">
            <text:p>1813.393311</text:p>
          </table:table-cell>
          <table:table-cell office:value-type="float" office:value="1946.786011" calcext:value-type="float">
            <text:p>1946.786011</text:p>
          </table:table-cell>
          <table:table-cell office:value-type="float" office:value="1809.762207" calcext:value-type="float">
            <text:p>1809.762207</text:p>
          </table:table-cell>
          <table:table-cell office:value-type="float" office:value="1957.980225" calcext:value-type="float">
            <text:p>1957.980225</text:p>
          </table:table-cell>
          <table:table-cell table:number-columns-repeated="1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856.531372" calcext:value-type="float">
            <text:p>1856.531372</text:p>
          </table:table-cell>
          <table:table-cell office:value-type="float" office:value="1881.635986" calcext:value-type="float">
            <text:p>1881.635986</text:p>
          </table:table-cell>
          <table:table-cell office:value-type="float" office:value="1854.920044" calcext:value-type="float">
            <text:p>1854.920044</text:p>
          </table:table-cell>
          <table:table-cell office:value-type="float" office:value="1896.456787" calcext:value-type="float">
            <text:p>1896.456787</text:p>
          </table:table-cell>
          <table:table-cell table:number-columns-repeated="13"/>
        </table:table-row>
        <table:table-row table:style-name="ro1">
          <table:table-cell office:value-type="float" office:value="235.2" calcext:value-type="float">
            <text:p>235.2</text:p>
          </table:table-cell>
          <table:table-cell office:value-type="float" office:value="1817.527222" calcext:value-type="float">
            <text:p>1817.527222</text:p>
          </table:table-cell>
          <table:table-cell office:value-type="float" office:value="1977.35376" calcext:value-type="float">
            <text:p>1977.35376</text:p>
          </table:table-cell>
          <table:table-cell office:value-type="float" office:value="1824.926636" calcext:value-type="float">
            <text:p>1824.926636</text:p>
          </table:table-cell>
          <table:table-cell office:value-type="float" office:value="1980.741211" calcext:value-type="float">
            <text:p>1980.741211</text:p>
          </table:table-cell>
          <table:table-cell table:number-columns-repeated="13"/>
        </table:table-row>
        <table:table-row table:style-name="ro1">
          <table:table-cell office:value-type="float" office:value="235.4" calcext:value-type="float">
            <text:p>235.4</text:p>
          </table:table-cell>
          <table:table-cell office:value-type="float" office:value="1809.010254" calcext:value-type="float">
            <text:p>1809.010254</text:p>
          </table:table-cell>
          <table:table-cell office:value-type="float" office:value="1952.904053" calcext:value-type="float">
            <text:p>1952.904053</text:p>
          </table:table-cell>
          <table:table-cell office:value-type="float" office:value="1811.137207" calcext:value-type="float">
            <text:p>1811.137207</text:p>
          </table:table-cell>
          <table:table-cell office:value-type="float" office:value="1960.338013" calcext:value-type="float">
            <text:p>1960.338013</text:p>
          </table:table-cell>
          <table:table-cell table:number-columns-repeated="13"/>
        </table:table-row>
        <table:table-row table:style-name="ro1">
          <table:table-cell office:value-type="float" office:value="235.6" calcext:value-type="float">
            <text:p>235.6</text:p>
          </table:table-cell>
          <table:table-cell office:value-type="float" office:value="1852.883911" calcext:value-type="float">
            <text:p>1852.883911</text:p>
          </table:table-cell>
          <table:table-cell office:value-type="float" office:value="1905.210449" calcext:value-type="float">
            <text:p>1905.210449</text:p>
          </table:table-cell>
          <table:table-cell office:value-type="float" office:value="1848.444336" calcext:value-type="float">
            <text:p>1848.444336</text:p>
          </table:table-cell>
          <table:table-cell office:value-type="float" office:value="1920.202759" calcext:value-type="float">
            <text:p>1920.202759</text:p>
          </table:table-cell>
          <table:table-cell table:number-columns-repeated="13"/>
        </table:table-row>
        <table:table-row table:style-name="ro1">
          <table:table-cell office:value-type="float" office:value="235.8" calcext:value-type="float">
            <text:p>235.8</text:p>
          </table:table-cell>
          <table:table-cell office:value-type="float" office:value="1822.620483" calcext:value-type="float">
            <text:p>1822.620483</text:p>
          </table:table-cell>
          <table:table-cell office:value-type="float" office:value="1971.537354" calcext:value-type="float">
            <text:p>1971.537354</text:p>
          </table:table-cell>
          <table:table-cell office:value-type="float" office:value="1827.631104" calcext:value-type="float">
            <text:p>1827.631104</text:p>
          </table:table-cell>
          <table:table-cell office:value-type="float" office:value="1980.518188" calcext:value-type="float">
            <text:p>1980.518188</text:p>
          </table:table-cell>
          <table:table-cell table:number-columns-repeated="1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807.297485" calcext:value-type="float">
            <text:p>1807.297485</text:p>
          </table:table-cell>
          <table:table-cell office:value-type="float" office:value="1953.479858" calcext:value-type="float">
            <text:p>1953.479858</text:p>
          </table:table-cell>
          <table:table-cell office:value-type="float" office:value="1809.281128" calcext:value-type="float">
            <text:p>1809.281128</text:p>
          </table:table-cell>
          <table:table-cell office:value-type="float" office:value="1963.997803" calcext:value-type="float">
            <text:p>1963.997803</text:p>
          </table:table-cell>
          <table:table-cell table:number-columns-repeated="13"/>
        </table:table-row>
        <table:table-row table:style-name="ro1">
          <table:table-cell office:value-type="float" office:value="236.2" calcext:value-type="float">
            <text:p>236.2</text:p>
          </table:table-cell>
          <table:table-cell office:value-type="float" office:value="1871.081055" calcext:value-type="float">
            <text:p>1871.081055</text:p>
          </table:table-cell>
          <table:table-cell office:value-type="float" office:value="1896.684082" calcext:value-type="float">
            <text:p>1896.684082</text:p>
          </table:table-cell>
          <table:table-cell office:value-type="float" office:value="1863.378052" calcext:value-type="float">
            <text:p>1863.378052</text:p>
          </table:table-cell>
          <table:table-cell office:value-type="float" office:value="1915.624878" calcext:value-type="float">
            <text:p>1915.624878</text:p>
          </table:table-cell>
          <table:table-cell table:number-columns-repeated="13"/>
        </table:table-row>
        <table:table-row table:style-name="ro1">
          <table:table-cell office:value-type="float" office:value="236.4" calcext:value-type="float">
            <text:p>236.4</text:p>
          </table:table-cell>
          <table:table-cell office:value-type="float" office:value="1821.627441" calcext:value-type="float">
            <text:p>1821.627441</text:p>
          </table:table-cell>
          <table:table-cell office:value-type="float" office:value="1973.433838" calcext:value-type="float">
            <text:p>1973.433838</text:p>
          </table:table-cell>
          <table:table-cell office:value-type="float" office:value="1829.951904" calcext:value-type="float">
            <text:p>1829.951904</text:p>
          </table:table-cell>
          <table:table-cell office:value-type="float" office:value="1980.794434" calcext:value-type="float">
            <text:p>1980.794434</text:p>
          </table:table-cell>
          <table:table-cell table:number-columns-repeated="13"/>
        </table:table-row>
        <table:table-row table:style-name="ro1">
          <table:table-cell office:value-type="float" office:value="236.6" calcext:value-type="float">
            <text:p>236.6</text:p>
          </table:table-cell>
          <table:table-cell office:value-type="float" office:value="1812.497437" calcext:value-type="float">
            <text:p>1812.497437</text:p>
          </table:table-cell>
          <table:table-cell office:value-type="float" office:value="1981.236328" calcext:value-type="float">
            <text:p>1981.236328</text:p>
          </table:table-cell>
          <table:table-cell office:value-type="float" office:value="1815.894531" calcext:value-type="float">
            <text:p>1815.894531</text:p>
          </table:table-cell>
          <table:table-cell office:value-type="float" office:value="1985.764282" calcext:value-type="float">
            <text:p>1985.764282</text:p>
          </table:table-cell>
          <table:table-cell table:number-columns-repeated="13"/>
        </table:table-row>
        <table:table-row table:style-name="ro1">
          <table:table-cell office:value-type="float" office:value="236.8" calcext:value-type="float">
            <text:p>236.8</text:p>
          </table:table-cell>
          <table:table-cell office:value-type="float" office:value="1866.514526" calcext:value-type="float">
            <text:p>1866.514526</text:p>
          </table:table-cell>
          <table:table-cell office:value-type="float" office:value="1895.747314" calcext:value-type="float">
            <text:p>1895.747314</text:p>
          </table:table-cell>
          <table:table-cell office:value-type="float" office:value="1857.34082" calcext:value-type="float">
            <text:p>1857.34082</text:p>
          </table:table-cell>
          <table:table-cell office:value-type="float" office:value="1911.039429" calcext:value-type="float">
            <text:p>1911.039429</text:p>
          </table:table-cell>
          <table:table-cell table:number-columns-repeated="1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33.37915" calcext:value-type="float">
            <text:p>1833.37915</text:p>
          </table:table-cell>
          <table:table-cell office:value-type="float" office:value="1991.076782" calcext:value-type="float">
            <text:p>1991.076782</text:p>
          </table:table-cell>
          <table:table-cell office:value-type="float" office:value="1842.172852" calcext:value-type="float">
            <text:p>1842.17285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37.2" calcext:value-type="float">
            <text:p>237.2</text:p>
          </table:table-cell>
          <table:table-cell office:value-type="float" office:value="1803.234253" calcext:value-type="float">
            <text:p>1803.234253</text:p>
          </table:table-cell>
          <table:table-cell office:value-type="float" office:value="1997.181519" calcext:value-type="float">
            <text:p>1997.181519</text:p>
          </table:table-cell>
          <table:table-cell office:value-type="float" office:value="1813.850586" calcext:value-type="float">
            <text:p>1813.850586</text:p>
          </table:table-cell>
          <table:table-cell office:value-type="float" office:value="1996.516113" calcext:value-type="float">
            <text:p>1996.516113</text:p>
          </table:table-cell>
          <table:table-cell table:number-columns-repeated="13"/>
        </table:table-row>
        <table:table-row table:style-name="ro1">
          <table:table-cell office:value-type="float" office:value="237.4" calcext:value-type="float">
            <text:p>237.4</text:p>
          </table:table-cell>
          <table:table-cell office:value-type="float" office:value="1872.704712" calcext:value-type="float">
            <text:p>1872.704712</text:p>
          </table:table-cell>
          <table:table-cell office:value-type="float" office:value="1875.682617" calcext:value-type="float">
            <text:p>1875.682617</text:p>
          </table:table-cell>
          <table:table-cell office:value-type="float" office:value="1859.050049" calcext:value-type="float">
            <text:p>1859.050049</text:p>
          </table:table-cell>
          <table:table-cell office:value-type="float" office:value="1893.915527" calcext:value-type="float">
            <text:p>1893.915527</text:p>
          </table:table-cell>
          <table:table-cell table:number-columns-repeated="13"/>
        </table:table-row>
        <table:table-row table:style-name="ro1">
          <table:table-cell office:value-type="float" office:value="237.6" calcext:value-type="float">
            <text:p>237.6</text:p>
          </table:table-cell>
          <table:table-cell office:value-type="float" office:value="1856.724243" calcext:value-type="float">
            <text:p>1856.724243</text:p>
          </table:table-cell>
          <table:table-cell office:value-type="float" office:value="1971.481445" calcext:value-type="float">
            <text:p>1971.481445</text:p>
          </table:table-cell>
          <table:table-cell office:value-type="float" office:value="1863.720947" calcext:value-type="float">
            <text:p>1863.720947</text:p>
          </table:table-cell>
          <table:table-cell office:value-type="float" office:value="1982.518066" calcext:value-type="float">
            <text:p>1982.518066</text:p>
          </table:table-cell>
          <table:table-cell table:number-columns-repeated="13"/>
        </table:table-row>
        <table:table-row table:style-name="ro1">
          <table:table-cell office:value-type="float" office:value="237.8" calcext:value-type="float">
            <text:p>237.8</text:p>
          </table:table-cell>
          <table:table-cell office:value-type="float" office:value="1768.005493" calcext:value-type="float">
            <text:p>1768.005493</text:p>
          </table:table-cell>
          <table:table-cell office:value-type="float" office:value="1996.692139" calcext:value-type="float">
            <text:p>1996.692139</text:p>
          </table:table-cell>
          <table:table-cell office:value-type="float" office:value="1779.827881" calcext:value-type="float">
            <text:p>1779.827881</text:p>
          </table:table-cell>
          <table:table-cell office:value-type="float" office:value="1996.54834" calcext:value-type="float">
            <text:p>1996.54834</text:p>
          </table:table-cell>
          <table:table-cell table:number-columns-repeated="1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847.368408" calcext:value-type="float">
            <text:p>1847.368408</text:p>
          </table:table-cell>
          <table:table-cell office:value-type="float" office:value="1901.63855" calcext:value-type="float">
            <text:p>1901.63855</text:p>
          </table:table-cell>
          <table:table-cell office:value-type="float" office:value="1836.53479" calcext:value-type="float">
            <text:p>1836.53479</text:p>
          </table:table-cell>
          <table:table-cell office:value-type="float" office:value="1919.486816" calcext:value-type="float">
            <text:p>1919.486816</text:p>
          </table:table-cell>
          <table:table-cell table:number-columns-repeated="13"/>
        </table:table-row>
        <table:table-row table:style-name="ro1">
          <table:table-cell office:value-type="float" office:value="238.2" calcext:value-type="float">
            <text:p>238.2</text:p>
          </table:table-cell>
          <table:table-cell office:value-type="float" office:value="1869.022705" calcext:value-type="float">
            <text:p>1869.022705</text:p>
          </table:table-cell>
          <table:table-cell office:value-type="float" office:value="1906.164551" calcext:value-type="float">
            <text:p>1906.164551</text:p>
          </table:table-cell>
          <table:table-cell office:value-type="float" office:value="1868.087036" calcext:value-type="float">
            <text:p>1868.087036</text:p>
          </table:table-cell>
          <table:table-cell office:value-type="float" office:value="1917.50061" calcext:value-type="float">
            <text:p>1917.50061</text:p>
          </table:table-cell>
          <table:table-cell table:number-columns-repeated="13"/>
        </table:table-row>
        <table:table-row table:style-name="ro1">
          <table:table-cell office:value-type="float" office:value="238.4" calcext:value-type="float">
            <text:p>238.4</text:p>
          </table:table-cell>
          <table:table-cell office:value-type="float" office:value="1735.45752" calcext:value-type="float">
            <text:p>1735.45752</text:p>
          </table:table-cell>
          <table:table-cell office:value-type="float" office:value="1995.858887" calcext:value-type="float">
            <text:p>1995.858887</text:p>
          </table:table-cell>
          <table:table-cell office:value-type="float" office:value="1751.554932" calcext:value-type="float">
            <text:p>1751.554932</text:p>
          </table:table-cell>
          <table:table-cell office:value-type="float" office:value="1994.382202" calcext:value-type="float">
            <text:p>1994.382202</text:p>
          </table:table-cell>
          <table:table-cell table:number-columns-repeated="13"/>
        </table:table-row>
        <table:table-row table:style-name="ro1">
          <table:table-cell office:value-type="float" office:value="238.6" calcext:value-type="float">
            <text:p>238.6</text:p>
          </table:table-cell>
          <table:table-cell office:value-type="float" office:value="1849.442139" calcext:value-type="float">
            <text:p>1849.442139</text:p>
          </table:table-cell>
          <table:table-cell office:value-type="float" office:value="1969.039795" calcext:value-type="float">
            <text:p>1969.039795</text:p>
          </table:table-cell>
          <table:table-cell office:value-type="float" office:value="1840.445557" calcext:value-type="float">
            <text:p>1840.445557</text:p>
          </table:table-cell>
          <table:table-cell office:value-type="float" office:value="1981.890381" calcext:value-type="float">
            <text:p>1981.890381</text:p>
          </table:table-cell>
          <table:table-cell table:number-columns-repeated="13"/>
        </table:table-row>
        <table:table-row table:style-name="ro1">
          <table:table-cell office:value-type="float" office:value="238.8" calcext:value-type="float">
            <text:p>238.8</text:p>
          </table:table-cell>
          <table:table-cell office:value-type="float" office:value="1878.465576" calcext:value-type="float">
            <text:p>1878.465576</text:p>
          </table:table-cell>
          <table:table-cell office:value-type="float" office:value="1879.910645" calcext:value-type="float">
            <text:p>1879.910645</text:p>
          </table:table-cell>
          <table:table-cell office:value-type="float" office:value="1872.68396" calcext:value-type="float">
            <text:p>1872.68396</text:p>
          </table:table-cell>
          <table:table-cell office:value-type="float" office:value="1902.627808" calcext:value-type="float">
            <text:p>1902.627808</text:p>
          </table:table-cell>
          <table:table-cell table:number-columns-repeated="1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82.703613" calcext:value-type="float">
            <text:p>1782.703613</text:p>
          </table:table-cell>
          <table:table-cell office:value-type="float" office:value="1994.717041" calcext:value-type="float">
            <text:p>1994.717041</text:p>
          </table:table-cell>
          <table:table-cell office:value-type="float" office:value="1797.516357" calcext:value-type="float">
            <text:p>1797.516357</text:p>
          </table:table-cell>
          <table:table-cell office:value-type="float" office:value="1998.556152" calcext:value-type="float">
            <text:p>1998.556152</text:p>
          </table:table-cell>
          <table:table-cell table:number-columns-repeated="13"/>
        </table:table-row>
        <table:table-row table:style-name="ro1">
          <table:table-cell office:value-type="float" office:value="239.2" calcext:value-type="float">
            <text:p>239.2</text:p>
          </table:table-cell>
          <table:table-cell office:value-type="float" office:value="1830.766113" calcext:value-type="float">
            <text:p>1830.766113</text:p>
          </table:table-cell>
          <table:table-cell office:value-type="float" office:value="2000" calcext:value-type="float">
            <text:p>2000</text:p>
          </table:table-cell>
          <table:table-cell office:value-type="float" office:value="1831.504517" calcext:value-type="float">
            <text:p>1831.504517</text:p>
          </table:table-cell>
          <table:table-cell office:value-type="float" office:value="1995.651123" calcext:value-type="float">
            <text:p>1995.651123</text:p>
          </table:table-cell>
          <table:table-cell table:number-columns-repeated="13"/>
        </table:table-row>
        <table:table-row table:style-name="ro1">
          <table:table-cell office:value-type="float" office:value="239.4" calcext:value-type="float">
            <text:p>239.4</text:p>
          </table:table-cell>
          <table:table-cell office:value-type="float" office:value="1882.787598" calcext:value-type="float">
            <text:p>1882.787598</text:p>
          </table:table-cell>
          <table:table-cell office:value-type="float" office:value="1852.606567" calcext:value-type="float">
            <text:p>1852.606567</text:p>
          </table:table-cell>
          <table:table-cell office:value-type="float" office:value="1867.870972" calcext:value-type="float">
            <text:p>1867.870972</text:p>
          </table:table-cell>
          <table:table-cell office:value-type="float" office:value="1879.116943" calcext:value-type="float">
            <text:p>1879.116943</text:p>
          </table:table-cell>
          <table:table-cell table:number-columns-repeated="13"/>
        </table:table-row>
        <table:table-row table:style-name="ro1">
          <table:table-cell office:value-type="float" office:value="239.6" calcext:value-type="float">
            <text:p>239.6</text:p>
          </table:table-cell>
          <table:table-cell office:value-type="float" office:value="1850.202881" calcext:value-type="float">
            <text:p>1850.202881</text:p>
          </table:table-cell>
          <table:table-cell office:value-type="float" office:value="1972.456665" calcext:value-type="float">
            <text:p>1972.456665</text:p>
          </table:table-cell>
          <table:table-cell office:value-type="float" office:value="1857.947998" calcext:value-type="float">
            <text:p>1857.947998</text:p>
          </table:table-cell>
          <table:table-cell office:value-type="float" office:value="1984.599121" calcext:value-type="float">
            <text:p>1984.599121</text:p>
          </table:table-cell>
          <table:table-cell table:number-columns-repeated="13"/>
        </table:table-row>
        <table:table-row table:style-name="ro1">
          <table:table-cell office:value-type="float" office:value="239.8" calcext:value-type="float">
            <text:p>239.8</text:p>
          </table:table-cell>
          <table:table-cell office:value-type="float" office:value="1743.867798" calcext:value-type="float">
            <text:p>1743.867798</text:p>
          </table:table-cell>
          <table:table-cell office:value-type="float" office:value="1997.460083" calcext:value-type="float">
            <text:p>1997.460083</text:p>
          </table:table-cell>
          <table:table-cell office:value-type="float" office:value="1764.701172" calcext:value-type="float">
            <text:p>1764.701172</text:p>
          </table:table-cell>
          <table:table-cell office:value-type="float" office:value="1985.593994" calcext:value-type="float">
            <text:p>1985.593994</text:p>
          </table:table-cell>
          <table:table-cell table:number-columns-repeated="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866.605469" calcext:value-type="float">
            <text:p>1866.605469</text:p>
          </table:table-cell>
          <table:table-cell office:value-type="float" office:value="1906.342041" calcext:value-type="float">
            <text:p>1906.342041</text:p>
          </table:table-cell>
          <table:table-cell office:value-type="float" office:value="1853.585938" calcext:value-type="float">
            <text:p>1853.585938</text:p>
          </table:table-cell>
          <table:table-cell office:value-type="float" office:value="1929.759644" calcext:value-type="float">
            <text:p>1929.759644</text:p>
          </table:table-cell>
          <table:table-cell table:number-columns-repeated="13"/>
        </table:table-row>
        <table:table-row table:style-name="ro1">
          <table:table-cell office:value-type="float" office:value="240.2" calcext:value-type="float">
            <text:p>240.2</text:p>
          </table:table-cell>
          <table:table-cell office:value-type="float" office:value="1902.578979" calcext:value-type="float">
            <text:p>1902.578979</text:p>
          </table:table-cell>
          <table:table-cell office:value-type="float" office:value="1889.170044" calcext:value-type="float">
            <text:p>1889.170044</text:p>
          </table:table-cell>
          <table:table-cell office:value-type="float" office:value="1898.775146" calcext:value-type="float">
            <text:p>1898.775146</text:p>
          </table:table-cell>
          <table:table-cell office:value-type="float" office:value="1910.643311" calcext:value-type="float">
            <text:p>1910.643311</text:p>
          </table:table-cell>
          <table:table-cell table:number-columns-repeated="13"/>
        </table:table-row>
        <table:table-row table:style-name="ro1">
          <table:table-cell office:value-type="float" office:value="240.4" calcext:value-type="float">
            <text:p>240.4</text:p>
          </table:table-cell>
          <table:table-cell office:value-type="float" office:value="1730.406738" calcext:value-type="float">
            <text:p>1730.406738</text:p>
          </table:table-cell>
          <table:table-cell office:value-type="float" office:value="1995.110229" calcext:value-type="float">
            <text:p>1995.110229</text:p>
          </table:table-cell>
          <table:table-cell office:value-type="float" office:value="1748.474487" calcext:value-type="float">
            <text:p>1748.474487</text:p>
          </table:table-cell>
          <table:table-cell office:value-type="float" office:value="1994.306519" calcext:value-type="float">
            <text:p>1994.306519</text:p>
          </table:table-cell>
          <table:table-cell table:number-columns-repeated="13"/>
        </table:table-row>
        <table:table-row table:style-name="ro1">
          <table:table-cell office:value-type="float" office:value="240.6" calcext:value-type="float">
            <text:p>240.6</text:p>
          </table:table-cell>
          <table:table-cell office:value-type="float" office:value="1866.88623" calcext:value-type="float">
            <text:p>1866.88623</text:p>
          </table:table-cell>
          <table:table-cell office:value-type="float" office:value="1991.081909" calcext:value-type="float">
            <text:p>1991.081909</text:p>
          </table:table-cell>
          <table:table-cell office:value-type="float" office:value="1856.122314" calcext:value-type="float">
            <text:p>1856.122314</text:p>
          </table:table-cell>
          <table:table-cell office:value-type="float" office:value="1999.270508" calcext:value-type="float">
            <text:p>1999.270508</text:p>
          </table:table-cell>
          <table:table-cell table:number-columns-repeated="13"/>
        </table:table-row>
        <table:table-row table:style-name="ro1">
          <table:table-cell office:value-type="float" office:value="240.8" calcext:value-type="float">
            <text:p>240.8</text:p>
          </table:table-cell>
          <table:table-cell office:value-type="float" office:value="1897.783203" calcext:value-type="float">
            <text:p>1897.783203</text:p>
          </table:table-cell>
          <table:table-cell office:value-type="float" office:value="1852.149536" calcext:value-type="float">
            <text:p>1852.149536</text:p>
          </table:table-cell>
          <table:table-cell office:value-type="float" office:value="1880.366699" calcext:value-type="float">
            <text:p>1880.366699</text:p>
          </table:table-cell>
          <table:table-cell office:value-type="float" office:value="1878.279907" calcext:value-type="float">
            <text:p>1878.279907</text:p>
          </table:table-cell>
          <table:table-cell table:number-columns-repeated="1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824.181519" calcext:value-type="float">
            <text:p>1824.181519</text:p>
          </table:table-cell>
          <table:table-cell office:value-type="float" office:value="1994.313477" calcext:value-type="float">
            <text:p>1994.313477</text:p>
          </table:table-cell>
          <table:table-cell office:value-type="float" office:value="1840.604004" calcext:value-type="float">
            <text:p>1840.604004</text:p>
          </table:table-cell>
          <table:table-cell office:value-type="float" office:value="1997.968018" calcext:value-type="float">
            <text:p>1997.968018</text:p>
          </table:table-cell>
          <table:table-cell table:number-columns-repeated="13"/>
        </table:table-row>
        <table:table-row table:style-name="ro1">
          <table:table-cell office:value-type="float" office:value="241.2" calcext:value-type="float">
            <text:p>241.2</text:p>
          </table:table-cell>
          <table:table-cell office:value-type="float" office:value="1785.39917" calcext:value-type="float">
            <text:p>1785.39917</text:p>
          </table:table-cell>
          <table:table-cell office:value-type="float" office:value="1997.161987" calcext:value-type="float">
            <text:p>1997.161987</text:p>
          </table:table-cell>
          <table:table-cell office:value-type="float" office:value="1798.633179" calcext:value-type="float">
            <text:p>1798.633179</text:p>
          </table:table-cell>
          <table:table-cell office:value-type="float" office:value="1993.947876" calcext:value-type="float">
            <text:p>1993.947876</text:p>
          </table:table-cell>
          <table:table-cell table:number-columns-repeated="13"/>
        </table:table-row>
        <table:table-row table:style-name="ro1">
          <table:table-cell office:value-type="float" office:value="241.4" calcext:value-type="float">
            <text:p>241.4</text:p>
          </table:table-cell>
          <table:table-cell office:value-type="float" office:value="1875.959106" calcext:value-type="float">
            <text:p>1875.959106</text:p>
          </table:table-cell>
          <table:table-cell office:value-type="float" office:value="1908.416504" calcext:value-type="float">
            <text:p>1908.416504</text:p>
          </table:table-cell>
          <table:table-cell office:value-type="float" office:value="1859.628906" calcext:value-type="float">
            <text:p>1859.628906</text:p>
          </table:table-cell>
          <table:table-cell office:value-type="float" office:value="1937.445312" calcext:value-type="float">
            <text:p>1937.445312</text:p>
          </table:table-cell>
          <table:table-cell table:number-columns-repeated="13"/>
        </table:table-row>
        <table:table-row table:style-name="ro1">
          <table:table-cell office:value-type="float" office:value="241.6" calcext:value-type="float">
            <text:p>241.6</text:p>
          </table:table-cell>
          <table:table-cell office:value-type="float" office:value="1888.958862" calcext:value-type="float">
            <text:p>1888.958862</text:p>
          </table:table-cell>
          <table:table-cell office:value-type="float" office:value="1918.050781" calcext:value-type="float">
            <text:p>1918.050781</text:p>
          </table:table-cell>
          <table:table-cell office:value-type="float" office:value="1885.526611" calcext:value-type="float">
            <text:p>1885.526611</text:p>
          </table:table-cell>
          <table:table-cell office:value-type="float" office:value="1931.86084" calcext:value-type="float">
            <text:p>1931.86084</text:p>
          </table:table-cell>
          <table:table-cell table:number-columns-repeated="13"/>
        </table:table-row>
        <table:table-row table:style-name="ro1">
          <table:table-cell office:value-type="float" office:value="241.8" calcext:value-type="float">
            <text:p>241.8</text:p>
          </table:table-cell>
          <table:table-cell office:value-type="float" office:value="1726.869385" calcext:value-type="float">
            <text:p>1726.869385</text:p>
          </table:table-cell>
          <table:table-cell office:value-type="float" office:value="1996.777344" calcext:value-type="float">
            <text:p>1996.777344</text:p>
          </table:table-cell>
          <table:table-cell office:value-type="float" office:value="1743.282593" calcext:value-type="float">
            <text:p>1743.282593</text:p>
          </table:table-cell>
          <table:table-cell office:value-type="float" office:value="1991.742188" calcext:value-type="float">
            <text:p>1991.742188</text:p>
          </table:table-cell>
          <table:table-cell table:number-columns-repeated="1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881.78418" calcext:value-type="float">
            <text:p>1881.78418</text:p>
          </table:table-cell>
          <table:table-cell office:value-type="float" office:value="1988.586182" calcext:value-type="float">
            <text:p>1988.586182</text:p>
          </table:table-cell>
          <table:table-cell office:value-type="float" office:value="1870.922363" calcext:value-type="float">
            <text:p>1870.92236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2.2" calcext:value-type="float">
            <text:p>242.2</text:p>
          </table:table-cell>
          <table:table-cell office:value-type="float" office:value="1887.887451" calcext:value-type="float">
            <text:p>1887.887451</text:p>
          </table:table-cell>
          <table:table-cell office:value-type="float" office:value="1897.75769" calcext:value-type="float">
            <text:p>1897.75769</text:p>
          </table:table-cell>
          <table:table-cell office:value-type="float" office:value="1881.859009" calcext:value-type="float">
            <text:p>1881.859009</text:p>
          </table:table-cell>
          <table:table-cell office:value-type="float" office:value="1921.592529" calcext:value-type="float">
            <text:p>1921.592529</text:p>
          </table:table-cell>
          <table:table-cell table:number-columns-repeated="13"/>
        </table:table-row>
        <table:table-row table:style-name="ro1">
          <table:table-cell office:value-type="float" office:value="242.4" calcext:value-type="float">
            <text:p>242.4</text:p>
          </table:table-cell>
          <table:table-cell office:value-type="float" office:value="1804.235352" calcext:value-type="float">
            <text:p>1804.235352</text:p>
          </table:table-cell>
          <table:table-cell office:value-type="float" office:value="1994.575317" calcext:value-type="float">
            <text:p>1994.575317</text:p>
          </table:table-cell>
          <table:table-cell office:value-type="float" office:value="1820.401611" calcext:value-type="float">
            <text:p>1820.401611</text:p>
          </table:table-cell>
          <table:table-cell office:value-type="float" office:value="1997.561523" calcext:value-type="float">
            <text:p>1997.561523</text:p>
          </table:table-cell>
          <table:table-cell table:number-columns-repeated="13"/>
        </table:table-row>
        <table:table-row table:style-name="ro1">
          <table:table-cell office:value-type="float" office:value="242.6" calcext:value-type="float">
            <text:p>242.6</text:p>
          </table:table-cell>
          <table:table-cell office:value-type="float" office:value="1827.784912" calcext:value-type="float">
            <text:p>1827.784912</text:p>
          </table:table-cell>
          <table:table-cell office:value-type="float" office:value="1999.818848" calcext:value-type="float">
            <text:p>1999.818848</text:p>
          </table:table-cell>
          <table:table-cell office:value-type="float" office:value="1830.141113" calcext:value-type="float">
            <text:p>1830.141113</text:p>
          </table:table-cell>
          <table:table-cell office:value-type="float" office:value="1998.102539" calcext:value-type="float">
            <text:p>1998.102539</text:p>
          </table:table-cell>
          <table:table-cell table:number-columns-repeated="13"/>
        </table:table-row>
        <table:table-row table:style-name="ro1">
          <table:table-cell office:value-type="float" office:value="242.8" calcext:value-type="float">
            <text:p>242.8</text:p>
          </table:table-cell>
          <table:table-cell office:value-type="float" office:value="1881.959595" calcext:value-type="float">
            <text:p>1881.959595</text:p>
          </table:table-cell>
          <table:table-cell office:value-type="float" office:value="1904.181152" calcext:value-type="float">
            <text:p>1904.181152</text:p>
          </table:table-cell>
          <table:table-cell office:value-type="float" office:value="1864.321045" calcext:value-type="float">
            <text:p>1864.321045</text:p>
          </table:table-cell>
          <table:table-cell office:value-type="float" office:value="1935.269897" calcext:value-type="float">
            <text:p>1935.269897</text:p>
          </table:table-cell>
          <table:table-cell table:number-columns-repeated="1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885.237793" calcext:value-type="float">
            <text:p>1885.237793</text:p>
          </table:table-cell>
          <table:table-cell office:value-type="float" office:value="1957.450806" calcext:value-type="float">
            <text:p>1957.450806</text:p>
          </table:table-cell>
          <table:table-cell office:value-type="float" office:value="1889.412842" calcext:value-type="float">
            <text:p>1889.412842</text:p>
          </table:table-cell>
          <table:table-cell office:value-type="float" office:value="1969.697021" calcext:value-type="float">
            <text:p>1969.697021</text:p>
          </table:table-cell>
          <table:table-cell table:number-columns-repeated="13"/>
        </table:table-row>
        <table:table-row table:style-name="ro1">
          <table:table-cell office:value-type="float" office:value="243.2" calcext:value-type="float">
            <text:p>243.2</text:p>
          </table:table-cell>
          <table:table-cell office:value-type="float" office:value="1738.608154" calcext:value-type="float">
            <text:p>1738.608154</text:p>
          </table:table-cell>
          <table:table-cell office:value-type="float" office:value="1996.61499" calcext:value-type="float">
            <text:p>1996.61499</text:p>
          </table:table-cell>
          <table:table-cell office:value-type="float" office:value="1756.572876" calcext:value-type="float">
            <text:p>1756.572876</text:p>
          </table:table-cell>
          <table:table-cell office:value-type="float" office:value="1990.601196" calcext:value-type="float">
            <text:p>1990.601196</text:p>
          </table:table-cell>
          <table:table-cell table:number-columns-repeated="13"/>
        </table:table-row>
        <table:table-row table:style-name="ro1">
          <table:table-cell office:value-type="float" office:value="243.4" calcext:value-type="float">
            <text:p>243.4</text:p>
          </table:table-cell>
          <table:table-cell office:value-type="float" office:value="1887.955322" calcext:value-type="float">
            <text:p>1887.955322</text:p>
          </table:table-cell>
          <table:table-cell office:value-type="float" office:value="1985.91333" calcext:value-type="float">
            <text:p>1985.91333</text:p>
          </table:table-cell>
          <table:table-cell office:value-type="float" office:value="1877.944946" calcext:value-type="float">
            <text:p>1877.94494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3.6" calcext:value-type="float">
            <text:p>243.6</text:p>
          </table:table-cell>
          <table:table-cell office:value-type="float" office:value="1893.595093" calcext:value-type="float">
            <text:p>1893.595093</text:p>
          </table:table-cell>
          <table:table-cell office:value-type="float" office:value="1916.391357" calcext:value-type="float">
            <text:p>1916.391357</text:p>
          </table:table-cell>
          <table:table-cell office:value-type="float" office:value="1885.737183" calcext:value-type="float">
            <text:p>1885.737183</text:p>
          </table:table-cell>
          <table:table-cell office:value-type="float" office:value="1939.877319" calcext:value-type="float">
            <text:p>1939.877319</text:p>
          </table:table-cell>
          <table:table-cell table:number-columns-repeated="13"/>
        </table:table-row>
        <table:table-row table:style-name="ro1">
          <table:table-cell office:value-type="float" office:value="243.8" calcext:value-type="float">
            <text:p>243.8</text:p>
          </table:table-cell>
          <table:table-cell office:value-type="float" office:value="1823.373657" calcext:value-type="float">
            <text:p>1823.373657</text:p>
          </table:table-cell>
          <table:table-cell office:value-type="float" office:value="1994.477905" calcext:value-type="float">
            <text:p>1994.477905</text:p>
          </table:table-cell>
          <table:table-cell office:value-type="float" office:value="1833.977051" calcext:value-type="float">
            <text:p>1833.97705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828.22937" calcext:value-type="float">
            <text:p>1828.22937</text:p>
          </table:table-cell>
          <table:table-cell office:value-type="float" office:value="1999.309937" calcext:value-type="float">
            <text:p>1999.309937</text:p>
          </table:table-cell>
          <table:table-cell office:value-type="float" office:value="1831.516479" calcext:value-type="float">
            <text:p>1831.516479</text:p>
          </table:table-cell>
          <table:table-cell office:value-type="float" office:value="1998.458984" calcext:value-type="float">
            <text:p>1998.458984</text:p>
          </table:table-cell>
          <table:table-cell table:number-columns-repeated="13"/>
        </table:table-row>
        <table:table-row table:style-name="ro1">
          <table:table-cell office:value-type="float" office:value="244.2" calcext:value-type="float">
            <text:p>244.2</text:p>
          </table:table-cell>
          <table:table-cell office:value-type="float" office:value="1890.010498" calcext:value-type="float">
            <text:p>1890.010498</text:p>
          </table:table-cell>
          <table:table-cell office:value-type="float" office:value="1953.671143" calcext:value-type="float">
            <text:p>1953.671143</text:p>
          </table:table-cell>
          <table:table-cell office:value-type="float" office:value="1877.190308" calcext:value-type="float">
            <text:p>1877.190308</text:p>
          </table:table-cell>
          <table:table-cell office:value-type="float" office:value="1978.27417" calcext:value-type="float">
            <text:p>1978.27417</text:p>
          </table:table-cell>
          <table:table-cell table:number-columns-repeated="13"/>
        </table:table-row>
        <table:table-row table:style-name="ro1">
          <table:table-cell office:value-type="float" office:value="244.4" calcext:value-type="float">
            <text:p>244.4</text:p>
          </table:table-cell>
          <table:table-cell office:value-type="float" office:value="1888.515625" calcext:value-type="float">
            <text:p>1888.515625</text:p>
          </table:table-cell>
          <table:table-cell office:value-type="float" office:value="1952.638062" calcext:value-type="float">
            <text:p>1952.638062</text:p>
          </table:table-cell>
          <table:table-cell office:value-type="float" office:value="1891.327148" calcext:value-type="float">
            <text:p>1891.327148</text:p>
          </table:table-cell>
          <table:table-cell office:value-type="float" office:value="1963.497803" calcext:value-type="float">
            <text:p>1963.497803</text:p>
          </table:table-cell>
          <table:table-cell table:number-columns-repeated="13"/>
        </table:table-row>
        <table:table-row table:style-name="ro1">
          <table:table-cell office:value-type="float" office:value="244.6" calcext:value-type="float">
            <text:p>244.6</text:p>
          </table:table-cell>
          <table:table-cell office:value-type="float" office:value="1782.480225" calcext:value-type="float">
            <text:p>1782.480225</text:p>
          </table:table-cell>
          <table:table-cell office:value-type="float" office:value="1997.509399" calcext:value-type="float">
            <text:p>1997.509399</text:p>
          </table:table-cell>
          <table:table-cell office:value-type="float" office:value="1794.122314" calcext:value-type="float">
            <text:p>1794.122314</text:p>
          </table:table-cell>
          <table:table-cell office:value-type="float" office:value="1994.660522" calcext:value-type="float">
            <text:p>1994.660522</text:p>
          </table:table-cell>
          <table:table-cell table:number-columns-repeated="13"/>
        </table:table-row>
        <table:table-row table:style-name="ro1">
          <table:table-cell office:value-type="float" office:value="244.8" calcext:value-type="float">
            <text:p>244.8</text:p>
          </table:table-cell>
          <table:table-cell office:value-type="float" office:value="1881.515381" calcext:value-type="float">
            <text:p>1881.515381</text:p>
          </table:table-cell>
          <table:table-cell office:value-type="float" office:value="1990.294922" calcext:value-type="float">
            <text:p>1990.294922</text:p>
          </table:table-cell>
          <table:table-cell office:value-type="float" office:value="1876.00769" calcext:value-type="float">
            <text:p>1876.0076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898.868652" calcext:value-type="float">
            <text:p>1898.868652</text:p>
          </table:table-cell>
          <table:table-cell office:value-type="float" office:value="1931.319214" calcext:value-type="float">
            <text:p>1931.319214</text:p>
          </table:table-cell>
          <table:table-cell office:value-type="float" office:value="1890.192383" calcext:value-type="float">
            <text:p>1890.192383</text:p>
          </table:table-cell>
          <table:table-cell office:value-type="float" office:value="1956.740479" calcext:value-type="float">
            <text:p>1956.740479</text:p>
          </table:table-cell>
          <table:table-cell table:number-columns-repeated="13"/>
        </table:table-row>
        <table:table-row table:style-name="ro1">
          <table:table-cell office:value-type="float" office:value="245.2" calcext:value-type="float">
            <text:p>245.2</text:p>
          </table:table-cell>
          <table:table-cell office:value-type="float" office:value="1858.724487" calcext:value-type="float">
            <text:p>1858.724487</text:p>
          </table:table-cell>
          <table:table-cell office:value-type="float" office:value="1992.37561" calcext:value-type="float">
            <text:p>1992.37561</text:p>
          </table:table-cell>
          <table:table-cell office:value-type="float" office:value="1864.501831" calcext:value-type="float">
            <text:p>1864.50183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4" calcext:value-type="float">
            <text:p>245.4</text:p>
          </table:table-cell>
          <table:table-cell office:value-type="float" office:value="1841.991577" calcext:value-type="float">
            <text:p>1841.991577</text:p>
          </table:table-cell>
          <table:table-cell office:value-type="float" office:value="1997.697388" calcext:value-type="float">
            <text:p>1997.697388</text:p>
          </table:table-cell>
          <table:table-cell office:value-type="float" office:value="1846.111816" calcext:value-type="float">
            <text:p>1846.11181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6" calcext:value-type="float">
            <text:p>245.6</text:p>
          </table:table-cell>
          <table:table-cell office:value-type="float" office:value="1887.430786" calcext:value-type="float">
            <text:p>1887.430786</text:p>
          </table:table-cell>
          <table:table-cell office:value-type="float" office:value="1984.38562" calcext:value-type="float">
            <text:p>1984.38562</text:p>
          </table:table-cell>
          <table:table-cell office:value-type="float" office:value="1883.563721" calcext:value-type="float">
            <text:p>1883.56372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5.8" calcext:value-type="float">
            <text:p>245.8</text:p>
          </table:table-cell>
          <table:table-cell office:value-type="float" office:value="1890.749268" calcext:value-type="float">
            <text:p>1890.749268</text:p>
          </table:table-cell>
          <table:table-cell office:value-type="float" office:value="1981.749634" calcext:value-type="float">
            <text:p>1981.749634</text:p>
          </table:table-cell>
          <table:table-cell office:value-type="float" office:value="1889.449341" calcext:value-type="float">
            <text:p>1889.44934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861.450317" calcext:value-type="float">
            <text:p>1861.450317</text:p>
          </table:table-cell>
          <table:table-cell office:value-type="float" office:value="1991.452637" calcext:value-type="float">
            <text:p>1991.452637</text:p>
          </table:table-cell>
          <table:table-cell office:value-type="float" office:value="1865.53479" calcext:value-type="float">
            <text:p>1865.534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2" calcext:value-type="float">
            <text:p>246.2</text:p>
          </table:table-cell>
          <table:table-cell office:value-type="float" office:value="1867.852417" calcext:value-type="float">
            <text:p>1867.852417</text:p>
          </table:table-cell>
          <table:table-cell office:value-type="float" office:value="1990.681641" calcext:value-type="float">
            <text:p>1990.681641</text:p>
          </table:table-cell>
          <table:table-cell office:value-type="float" office:value="1868.013916" calcext:value-type="float">
            <text:p>1868.01391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4" calcext:value-type="float">
            <text:p>246.4</text:p>
          </table:table-cell>
          <table:table-cell office:value-type="float" office:value="1884.678955" calcext:value-type="float">
            <text:p>1884.678955</text:p>
          </table:table-cell>
          <table:table-cell office:value-type="float" office:value="1989.888428" calcext:value-type="float">
            <text:p>1989.888428</text:p>
          </table:table-cell>
          <table:table-cell office:value-type="float" office:value="1883.188232" calcext:value-type="float">
            <text:p>1883.18823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6" calcext:value-type="float">
            <text:p>246.6</text:p>
          </table:table-cell>
          <table:table-cell office:value-type="float" office:value="1864.596191" calcext:value-type="float">
            <text:p>1864.596191</text:p>
          </table:table-cell>
          <table:table-cell office:value-type="float" office:value="1985.266724" calcext:value-type="float">
            <text:p>1985.266724</text:p>
          </table:table-cell>
          <table:table-cell office:value-type="float" office:value="1864.780273" calcext:value-type="float">
            <text:p>1864.78027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6.8" calcext:value-type="float">
            <text:p>246.8</text:p>
          </table:table-cell>
          <table:table-cell office:value-type="float" office:value="1870.756714" calcext:value-type="float">
            <text:p>1870.756714</text:p>
          </table:table-cell>
          <table:table-cell office:value-type="float" office:value="1989.532471" calcext:value-type="float">
            <text:p>1989.532471</text:p>
          </table:table-cell>
          <table:table-cell office:value-type="float" office:value="1872.541992" calcext:value-type="float">
            <text:p>1872.54199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856.887939" calcext:value-type="float">
            <text:p>1856.887939</text:p>
          </table:table-cell>
          <table:table-cell office:value-type="float" office:value="1991.133179" calcext:value-type="float">
            <text:p>1991.133179</text:p>
          </table:table-cell>
          <table:table-cell office:value-type="float" office:value="1858.125488" calcext:value-type="float">
            <text:p>1858.12548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2" calcext:value-type="float">
            <text:p>247.2</text:p>
          </table:table-cell>
          <table:table-cell office:value-type="float" office:value="1867.42981" calcext:value-type="float">
            <text:p>1867.42981</text:p>
          </table:table-cell>
          <table:table-cell office:value-type="float" office:value="1993.087158" calcext:value-type="float">
            <text:p>1993.087158</text:p>
          </table:table-cell>
          <table:table-cell office:value-type="float" office:value="1869.739136" calcext:value-type="float">
            <text:p>1869.73913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4" calcext:value-type="float">
            <text:p>247.4</text:p>
          </table:table-cell>
          <table:table-cell office:value-type="float" office:value="1880.369629" calcext:value-type="float">
            <text:p>1880.369629</text:p>
          </table:table-cell>
          <table:table-cell office:value-type="float" office:value="1986.638428" calcext:value-type="float">
            <text:p>1986.638428</text:p>
          </table:table-cell>
          <table:table-cell office:value-type="float" office:value="1877.666016" calcext:value-type="float">
            <text:p>1877.66601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6" calcext:value-type="float">
            <text:p>247.6</text:p>
          </table:table-cell>
          <table:table-cell office:value-type="float" office:value="1868.059692" calcext:value-type="float">
            <text:p>1868.059692</text:p>
          </table:table-cell>
          <table:table-cell office:value-type="float" office:value="1990.546021" calcext:value-type="float">
            <text:p>1990.546021</text:p>
          </table:table-cell>
          <table:table-cell office:value-type="float" office:value="1868.357178" calcext:value-type="float">
            <text:p>1868.35717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7.8" calcext:value-type="float">
            <text:p>247.8</text:p>
          </table:table-cell>
          <table:table-cell office:value-type="float" office:value="1874.692871" calcext:value-type="float">
            <text:p>1874.692871</text:p>
          </table:table-cell>
          <table:table-cell office:value-type="float" office:value="1991.776611" calcext:value-type="float">
            <text:p>1991.776611</text:p>
          </table:table-cell>
          <table:table-cell office:value-type="float" office:value="1872.811768" calcext:value-type="float">
            <text:p>1872.81176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866.535767" calcext:value-type="float">
            <text:p>1866.535767</text:p>
          </table:table-cell>
          <table:table-cell office:value-type="float" office:value="1991.665405" calcext:value-type="float">
            <text:p>1991.665405</text:p>
          </table:table-cell>
          <table:table-cell office:value-type="float" office:value="1866.916016" calcext:value-type="float">
            <text:p>1866.91601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2" calcext:value-type="float">
            <text:p>248.2</text:p>
          </table:table-cell>
          <table:table-cell office:value-type="float" office:value="1874.480103" calcext:value-type="float">
            <text:p>1874.480103</text:p>
          </table:table-cell>
          <table:table-cell office:value-type="float" office:value="1986.897339" calcext:value-type="float">
            <text:p>1986.897339</text:p>
          </table:table-cell>
          <table:table-cell office:value-type="float" office:value="1871.564941" calcext:value-type="float">
            <text:p>1871.56494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4" calcext:value-type="float">
            <text:p>248.4</text:p>
          </table:table-cell>
          <table:table-cell office:value-type="float" office:value="1866.542236" calcext:value-type="float">
            <text:p>1866.542236</text:p>
          </table:table-cell>
          <table:table-cell office:value-type="float" office:value="1990.707153" calcext:value-type="float">
            <text:p>1990.707153</text:p>
          </table:table-cell>
          <table:table-cell office:value-type="float" office:value="1869.265381" calcext:value-type="float">
            <text:p>1869.26538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6" calcext:value-type="float">
            <text:p>248.6</text:p>
          </table:table-cell>
          <table:table-cell office:value-type="float" office:value="1870.042603" calcext:value-type="float">
            <text:p>1870.042603</text:p>
          </table:table-cell>
          <table:table-cell office:value-type="float" office:value="1986.918945" calcext:value-type="float">
            <text:p>1986.918945</text:p>
          </table:table-cell>
          <table:table-cell office:value-type="float" office:value="1867.699341" calcext:value-type="float">
            <text:p>1867.69934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8.8" calcext:value-type="float">
            <text:p>248.8</text:p>
          </table:table-cell>
          <table:table-cell office:value-type="float" office:value="1874.591797" calcext:value-type="float">
            <text:p>1874.591797</text:p>
          </table:table-cell>
          <table:table-cell office:value-type="float" office:value="1991.068604" calcext:value-type="float">
            <text:p>1991.068604</text:p>
          </table:table-cell>
          <table:table-cell office:value-type="float" office:value="1873.63562" calcext:value-type="float">
            <text:p>1873.6356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870.682129" calcext:value-type="float">
            <text:p>1870.682129</text:p>
          </table:table-cell>
          <table:table-cell office:value-type="float" office:value="1991.631104" calcext:value-type="float">
            <text:p>1991.631104</text:p>
          </table:table-cell>
          <table:table-cell office:value-type="float" office:value="1869.500244" calcext:value-type="float">
            <text:p>1869.50024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2" calcext:value-type="float">
            <text:p>249.2</text:p>
          </table:table-cell>
          <table:table-cell office:value-type="float" office:value="1874.687988" calcext:value-type="float">
            <text:p>1874.687988</text:p>
          </table:table-cell>
          <table:table-cell office:value-type="float" office:value="1989.374756" calcext:value-type="float">
            <text:p>1989.374756</text:p>
          </table:table-cell>
          <table:table-cell office:value-type="float" office:value="1872.582397" calcext:value-type="float">
            <text:p>1872.58239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4" calcext:value-type="float">
            <text:p>249.4</text:p>
          </table:table-cell>
          <table:table-cell office:value-type="float" office:value="1871.702271" calcext:value-type="float">
            <text:p>1871.702271</text:p>
          </table:table-cell>
          <table:table-cell office:value-type="float" office:value="1989.984619" calcext:value-type="float">
            <text:p>1989.984619</text:p>
          </table:table-cell>
          <table:table-cell office:value-type="float" office:value="1872.505615" calcext:value-type="float">
            <text:p>1872.50561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6" calcext:value-type="float">
            <text:p>249.6</text:p>
          </table:table-cell>
          <table:table-cell office:value-type="float" office:value="1869.818848" calcext:value-type="float">
            <text:p>1869.818848</text:p>
          </table:table-cell>
          <table:table-cell office:value-type="float" office:value="1993.376465" calcext:value-type="float">
            <text:p>1993.376465</text:p>
          </table:table-cell>
          <table:table-cell office:value-type="float" office:value="1870.299805" calcext:value-type="float">
            <text:p>1870.29980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49.8" calcext:value-type="float">
            <text:p>249.8</text:p>
          </table:table-cell>
          <table:table-cell office:value-type="float" office:value="1872.32605" calcext:value-type="float">
            <text:p>1872.32605</text:p>
          </table:table-cell>
          <table:table-cell office:value-type="float" office:value="1991.839966" calcext:value-type="float">
            <text:p>1991.839966</text:p>
          </table:table-cell>
          <table:table-cell office:value-type="float" office:value="1872.835205" calcext:value-type="float">
            <text:p>1872.83520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65.285156" calcext:value-type="float">
            <text:p>1865.285156</text:p>
          </table:table-cell>
          <table:table-cell office:value-type="float" office:value="1985.339355" calcext:value-type="float">
            <text:p>1985.339355</text:p>
          </table:table-cell>
          <table:table-cell office:value-type="float" office:value="1865.786987" calcext:value-type="float">
            <text:p>1865.78698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2" calcext:value-type="float">
            <text:p>250.2</text:p>
          </table:table-cell>
          <table:table-cell office:value-type="float" office:value="1868.713623" calcext:value-type="float">
            <text:p>1868.713623</text:p>
          </table:table-cell>
          <table:table-cell office:value-type="float" office:value="1983.598633" calcext:value-type="float">
            <text:p>1983.598633</text:p>
          </table:table-cell>
          <table:table-cell office:value-type="float" office:value="1863.463013" calcext:value-type="float">
            <text:p>1863.46301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4" calcext:value-type="float">
            <text:p>250.4</text:p>
          </table:table-cell>
          <table:table-cell office:value-type="float" office:value="1870.389404" calcext:value-type="float">
            <text:p>1870.389404</text:p>
          </table:table-cell>
          <table:table-cell office:value-type="float" office:value="1992.158081" calcext:value-type="float">
            <text:p>1992.158081</text:p>
          </table:table-cell>
          <table:table-cell office:value-type="float" office:value="1870.418457" calcext:value-type="float">
            <text:p>1870.41845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6" calcext:value-type="float">
            <text:p>250.6</text:p>
          </table:table-cell>
          <table:table-cell office:value-type="float" office:value="1869.264893" calcext:value-type="float">
            <text:p>1869.264893</text:p>
          </table:table-cell>
          <table:table-cell office:value-type="float" office:value="1989.973755" calcext:value-type="float">
            <text:p>1989.973755</text:p>
          </table:table-cell>
          <table:table-cell office:value-type="float" office:value="1867.684082" calcext:value-type="float">
            <text:p>1867.68408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0.8" calcext:value-type="float">
            <text:p>250.8</text:p>
          </table:table-cell>
          <table:table-cell office:value-type="float" office:value="1867.855957" calcext:value-type="float">
            <text:p>1867.855957</text:p>
          </table:table-cell>
          <table:table-cell office:value-type="float" office:value="1989.82959" calcext:value-type="float">
            <text:p>1989.82959</text:p>
          </table:table-cell>
          <table:table-cell office:value-type="float" office:value="1865.95459" calcext:value-type="float">
            <text:p>1865.9545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865.983154" calcext:value-type="float">
            <text:p>1865.983154</text:p>
          </table:table-cell>
          <table:table-cell office:value-type="float" office:value="1988.775513" calcext:value-type="float">
            <text:p>1988.775513</text:p>
          </table:table-cell>
          <table:table-cell office:value-type="float" office:value="1867.933105" calcext:value-type="float">
            <text:p>1867.93310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2" calcext:value-type="float">
            <text:p>251.2</text:p>
          </table:table-cell>
          <table:table-cell office:value-type="float" office:value="1870.745483" calcext:value-type="float">
            <text:p>1870.745483</text:p>
          </table:table-cell>
          <table:table-cell office:value-type="float" office:value="1990.660645" calcext:value-type="float">
            <text:p>1990.660645</text:p>
          </table:table-cell>
          <table:table-cell office:value-type="float" office:value="1870.295166" calcext:value-type="float">
            <text:p>1870.29516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4" calcext:value-type="float">
            <text:p>251.4</text:p>
          </table:table-cell>
          <table:table-cell office:value-type="float" office:value="1872.872314" calcext:value-type="float">
            <text:p>1872.872314</text:p>
          </table:table-cell>
          <table:table-cell office:value-type="float" office:value="1990.128296" calcext:value-type="float">
            <text:p>1990.128296</text:p>
          </table:table-cell>
          <table:table-cell office:value-type="float" office:value="1871.459229" calcext:value-type="float">
            <text:p>1871.45922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6" calcext:value-type="float">
            <text:p>251.6</text:p>
          </table:table-cell>
          <table:table-cell office:value-type="float" office:value="1870.595459" calcext:value-type="float">
            <text:p>1870.595459</text:p>
          </table:table-cell>
          <table:table-cell office:value-type="float" office:value="1992.369385" calcext:value-type="float">
            <text:p>1992.369385</text:p>
          </table:table-cell>
          <table:table-cell office:value-type="float" office:value="1872.72998" calcext:value-type="float">
            <text:p>1872.7299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1.8" calcext:value-type="float">
            <text:p>251.8</text:p>
          </table:table-cell>
          <table:table-cell office:value-type="float" office:value="1868.94458" calcext:value-type="float">
            <text:p>1868.94458</text:p>
          </table:table-cell>
          <table:table-cell office:value-type="float" office:value="1991.343994" calcext:value-type="float">
            <text:p>1991.343994</text:p>
          </table:table-cell>
          <table:table-cell office:value-type="float" office:value="1872.670166" calcext:value-type="float">
            <text:p>1872.67016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871.650146" calcext:value-type="float">
            <text:p>1871.650146</text:p>
          </table:table-cell>
          <table:table-cell office:value-type="float" office:value="1988.597412" calcext:value-type="float">
            <text:p>1988.597412</text:p>
          </table:table-cell>
          <table:table-cell office:value-type="float" office:value="1869.338379" calcext:value-type="float">
            <text:p>1869.33837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2" calcext:value-type="float">
            <text:p>252.2</text:p>
          </table:table-cell>
          <table:table-cell office:value-type="float" office:value="1872.292236" calcext:value-type="float">
            <text:p>1872.292236</text:p>
          </table:table-cell>
          <table:table-cell office:value-type="float" office:value="1990.834595" calcext:value-type="float">
            <text:p>1990.834595</text:p>
          </table:table-cell>
          <table:table-cell office:value-type="float" office:value="1869.097046" calcext:value-type="float">
            <text:p>1869.09704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4" calcext:value-type="float">
            <text:p>252.4</text:p>
          </table:table-cell>
          <table:table-cell office:value-type="float" office:value="1871.046143" calcext:value-type="float">
            <text:p>1871.046143</text:p>
          </table:table-cell>
          <table:table-cell office:value-type="float" office:value="1991.485107" calcext:value-type="float">
            <text:p>1991.485107</text:p>
          </table:table-cell>
          <table:table-cell office:value-type="float" office:value="1869.596436" calcext:value-type="float">
            <text:p>1869.59643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6" calcext:value-type="float">
            <text:p>252.6</text:p>
          </table:table-cell>
          <table:table-cell office:value-type="float" office:value="1870.470581" calcext:value-type="float">
            <text:p>1870.470581</text:p>
          </table:table-cell>
          <table:table-cell office:value-type="float" office:value="1992.168823" calcext:value-type="float">
            <text:p>1992.168823</text:p>
          </table:table-cell>
          <table:table-cell office:value-type="float" office:value="1871.814697" calcext:value-type="float">
            <text:p>1871.81469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2.8" calcext:value-type="float">
            <text:p>252.8</text:p>
          </table:table-cell>
          <table:table-cell office:value-type="float" office:value="1871.361084" calcext:value-type="float">
            <text:p>1871.361084</text:p>
          </table:table-cell>
          <table:table-cell office:value-type="float" office:value="1989.947021" calcext:value-type="float">
            <text:p>1989.947021</text:p>
          </table:table-cell>
          <table:table-cell office:value-type="float" office:value="1867.989014" calcext:value-type="float">
            <text:p>1867.98901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862.538818" calcext:value-type="float">
            <text:p>1862.538818</text:p>
          </table:table-cell>
          <table:table-cell office:value-type="float" office:value="1989.694214" calcext:value-type="float">
            <text:p>1989.694214</text:p>
          </table:table-cell>
          <table:table-cell office:value-type="float" office:value="1863.855957" calcext:value-type="float">
            <text:p>1863.85595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2" calcext:value-type="float">
            <text:p>253.2</text:p>
          </table:table-cell>
          <table:table-cell office:value-type="float" office:value="1874.806641" calcext:value-type="float">
            <text:p>1874.806641</text:p>
          </table:table-cell>
          <table:table-cell office:value-type="float" office:value="1994.303833" calcext:value-type="float">
            <text:p>1994.303833</text:p>
          </table:table-cell>
          <table:table-cell office:value-type="float" office:value="1875.674927" calcext:value-type="float">
            <text:p>1875.67492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4" calcext:value-type="float">
            <text:p>253.4</text:p>
          </table:table-cell>
          <table:table-cell office:value-type="float" office:value="1871.376587" calcext:value-type="float">
            <text:p>1871.376587</text:p>
          </table:table-cell>
          <table:table-cell office:value-type="float" office:value="1989.944092" calcext:value-type="float">
            <text:p>1989.944092</text:p>
          </table:table-cell>
          <table:table-cell office:value-type="float" office:value="1870.05249" calcext:value-type="float">
            <text:p>1870.0524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6" calcext:value-type="float">
            <text:p>253.6</text:p>
          </table:table-cell>
          <table:table-cell office:value-type="float" office:value="1870.149414" calcext:value-type="float">
            <text:p>1870.149414</text:p>
          </table:table-cell>
          <table:table-cell office:value-type="float" office:value="1994.807739" calcext:value-type="float">
            <text:p>1994.807739</text:p>
          </table:table-cell>
          <table:table-cell office:value-type="float" office:value="1870.846924" calcext:value-type="float">
            <text:p>1870.84692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3.8" calcext:value-type="float">
            <text:p>253.8</text:p>
          </table:table-cell>
          <table:table-cell office:value-type="float" office:value="1869.632812" calcext:value-type="float">
            <text:p>1869.632812</text:p>
          </table:table-cell>
          <table:table-cell office:value-type="float" office:value="1989.217529" calcext:value-type="float">
            <text:p>1989.217529</text:p>
          </table:table-cell>
          <table:table-cell office:value-type="float" office:value="1869.981567" calcext:value-type="float">
            <text:p>1869.98156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871.02417" calcext:value-type="float">
            <text:p>1871.02417</text:p>
          </table:table-cell>
          <table:table-cell office:value-type="float" office:value="1990.914307" calcext:value-type="float">
            <text:p>1990.914307</text:p>
          </table:table-cell>
          <table:table-cell office:value-type="float" office:value="1871.04187" calcext:value-type="float">
            <text:p>1871.0418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2" calcext:value-type="float">
            <text:p>254.2</text:p>
          </table:table-cell>
          <table:table-cell office:value-type="float" office:value="1866.912354" calcext:value-type="float">
            <text:p>1866.912354</text:p>
          </table:table-cell>
          <table:table-cell office:value-type="float" office:value="1989.83667" calcext:value-type="float">
            <text:p>1989.83667</text:p>
          </table:table-cell>
          <table:table-cell office:value-type="float" office:value="1867.592163" calcext:value-type="float">
            <text:p>1867.59216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4" calcext:value-type="float">
            <text:p>254.4</text:p>
          </table:table-cell>
          <table:table-cell office:value-type="float" office:value="1871.914795" calcext:value-type="float">
            <text:p>1871.914795</text:p>
          </table:table-cell>
          <table:table-cell office:value-type="float" office:value="1987.833496" calcext:value-type="float">
            <text:p>1987.833496</text:p>
          </table:table-cell>
          <table:table-cell office:value-type="float" office:value="1871.356323" calcext:value-type="float">
            <text:p>1871.35632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6" calcext:value-type="float">
            <text:p>254.6</text:p>
          </table:table-cell>
          <table:table-cell office:value-type="float" office:value="1871.11499" calcext:value-type="float">
            <text:p>1871.11499</text:p>
          </table:table-cell>
          <table:table-cell office:value-type="float" office:value="1988.255371" calcext:value-type="float">
            <text:p>1988.255371</text:p>
          </table:table-cell>
          <table:table-cell office:value-type="float" office:value="1867.340942" calcext:value-type="float">
            <text:p>1867.34094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4.8" calcext:value-type="float">
            <text:p>254.8</text:p>
          </table:table-cell>
          <table:table-cell office:value-type="float" office:value="1871.394775" calcext:value-type="float">
            <text:p>1871.394775</text:p>
          </table:table-cell>
          <table:table-cell office:value-type="float" office:value="1990.704224" calcext:value-type="float">
            <text:p>1990.704224</text:p>
          </table:table-cell>
          <table:table-cell office:value-type="float" office:value="1866.866699" calcext:value-type="float">
            <text:p>1866.86669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870.171875" calcext:value-type="float">
            <text:p>1870.171875</text:p>
          </table:table-cell>
          <table:table-cell office:value-type="float" office:value="1995.549561" calcext:value-type="float">
            <text:p>1995.549561</text:p>
          </table:table-cell>
          <table:table-cell office:value-type="float" office:value="1872.706909" calcext:value-type="float">
            <text:p>1872.70690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2" calcext:value-type="float">
            <text:p>255.2</text:p>
          </table:table-cell>
          <table:table-cell office:value-type="float" office:value="1868.52124" calcext:value-type="float">
            <text:p>1868.52124</text:p>
          </table:table-cell>
          <table:table-cell office:value-type="float" office:value="1987.813232" calcext:value-type="float">
            <text:p>1987.813232</text:p>
          </table:table-cell>
          <table:table-cell office:value-type="float" office:value="1867.826782" calcext:value-type="float">
            <text:p>1867.82678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4" calcext:value-type="float">
            <text:p>255.4</text:p>
          </table:table-cell>
          <table:table-cell office:value-type="float" office:value="1874.662354" calcext:value-type="float">
            <text:p>1874.662354</text:p>
          </table:table-cell>
          <table:table-cell office:value-type="float" office:value="1991.782227" calcext:value-type="float">
            <text:p>1991.782227</text:p>
          </table:table-cell>
          <table:table-cell office:value-type="float" office:value="1874.107666" calcext:value-type="float">
            <text:p>1874.10766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6" calcext:value-type="float">
            <text:p>255.6</text:p>
          </table:table-cell>
          <table:table-cell office:value-type="float" office:value="1870.012451" calcext:value-type="float">
            <text:p>1870.012451</text:p>
          </table:table-cell>
          <table:table-cell office:value-type="float" office:value="1989.457153" calcext:value-type="float">
            <text:p>1989.457153</text:p>
          </table:table-cell>
          <table:table-cell office:value-type="float" office:value="1871.019531" calcext:value-type="float">
            <text:p>1871.01953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5.8" calcext:value-type="float">
            <text:p>255.8</text:p>
          </table:table-cell>
          <table:table-cell office:value-type="float" office:value="1869.207275" calcext:value-type="float">
            <text:p>1869.207275</text:p>
          </table:table-cell>
          <table:table-cell office:value-type="float" office:value="1991.830566" calcext:value-type="float">
            <text:p>1991.830566</text:p>
          </table:table-cell>
          <table:table-cell office:value-type="float" office:value="1870.971069" calcext:value-type="float">
            <text:p>1870.971069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66.533081" calcext:value-type="float">
            <text:p>1866.533081</text:p>
          </table:table-cell>
          <table:table-cell office:value-type="float" office:value="1991.435913" calcext:value-type="float">
            <text:p>1991.435913</text:p>
          </table:table-cell>
          <table:table-cell office:value-type="float" office:value="1865.241333" calcext:value-type="float">
            <text:p>1865.24133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2" calcext:value-type="float">
            <text:p>256.2</text:p>
          </table:table-cell>
          <table:table-cell office:value-type="float" office:value="1867.790894" calcext:value-type="float">
            <text:p>1867.790894</text:p>
          </table:table-cell>
          <table:table-cell office:value-type="float" office:value="1991.397583" calcext:value-type="float">
            <text:p>1991.397583</text:p>
          </table:table-cell>
          <table:table-cell office:value-type="float" office:value="1866.729858" calcext:value-type="float">
            <text:p>1866.729858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4" calcext:value-type="float">
            <text:p>256.4</text:p>
          </table:table-cell>
          <table:table-cell office:value-type="float" office:value="1871.654297" calcext:value-type="float">
            <text:p>1871.654297</text:p>
          </table:table-cell>
          <table:table-cell office:value-type="float" office:value="1986.401855" calcext:value-type="float">
            <text:p>1986.401855</text:p>
          </table:table-cell>
          <table:table-cell office:value-type="float" office:value="1868.039185" calcext:value-type="float">
            <text:p>1868.03918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6" calcext:value-type="float">
            <text:p>256.6</text:p>
          </table:table-cell>
          <table:table-cell office:value-type="float" office:value="1874.644897" calcext:value-type="float">
            <text:p>1874.644897</text:p>
          </table:table-cell>
          <table:table-cell office:value-type="float" office:value="1992.463745" calcext:value-type="float">
            <text:p>1992.463745</text:p>
          </table:table-cell>
          <table:table-cell office:value-type="float" office:value="1873.786255" calcext:value-type="float">
            <text:p>1873.78625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6.8" calcext:value-type="float">
            <text:p>256.8</text:p>
          </table:table-cell>
          <table:table-cell office:value-type="float" office:value="1870.122437" calcext:value-type="float">
            <text:p>1870.122437</text:p>
          </table:table-cell>
          <table:table-cell office:value-type="float" office:value="1993.569702" calcext:value-type="float">
            <text:p>1993.569702</text:p>
          </table:table-cell>
          <table:table-cell office:value-type="float" office:value="1870.253296" calcext:value-type="float">
            <text:p>1870.25329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864.443115" calcext:value-type="float">
            <text:p>1864.443115</text:p>
          </table:table-cell>
          <table:table-cell office:value-type="float" office:value="1991.647705" calcext:value-type="float">
            <text:p>1991.647705</text:p>
          </table:table-cell>
          <table:table-cell office:value-type="float" office:value="1869.152832" calcext:value-type="float">
            <text:p>1869.15283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2" calcext:value-type="float">
            <text:p>257.2</text:p>
          </table:table-cell>
          <table:table-cell office:value-type="float" office:value="1870.070801" calcext:value-type="float">
            <text:p>1870.070801</text:p>
          </table:table-cell>
          <table:table-cell office:value-type="float" office:value="1992.812378" calcext:value-type="float">
            <text:p>1992.812378</text:p>
          </table:table-cell>
          <table:table-cell office:value-type="float" office:value="1869.643921" calcext:value-type="float">
            <text:p>1869.643921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4" calcext:value-type="float">
            <text:p>257.4</text:p>
          </table:table-cell>
          <table:table-cell office:value-type="float" office:value="1870.641479" calcext:value-type="float">
            <text:p>1870.641479</text:p>
          </table:table-cell>
          <table:table-cell office:value-type="float" office:value="1990.449341" calcext:value-type="float">
            <text:p>1990.449341</text:p>
          </table:table-cell>
          <table:table-cell office:value-type="float" office:value="1869.347656" calcext:value-type="float">
            <text:p>1869.347656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6" calcext:value-type="float">
            <text:p>257.6</text:p>
          </table:table-cell>
          <table:table-cell office:value-type="float" office:value="1871.683228" calcext:value-type="float">
            <text:p>1871.683228</text:p>
          </table:table-cell>
          <table:table-cell office:value-type="float" office:value="1988.099976" calcext:value-type="float">
            <text:p>1988.099976</text:p>
          </table:table-cell>
          <table:table-cell office:value-type="float" office:value="1868.098145" calcext:value-type="float">
            <text:p>1868.09814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7.8" calcext:value-type="float">
            <text:p>257.8</text:p>
          </table:table-cell>
          <table:table-cell office:value-type="float" office:value="1874.951416" calcext:value-type="float">
            <text:p>1874.951416</text:p>
          </table:table-cell>
          <table:table-cell office:value-type="float" office:value="1990.673828" calcext:value-type="float">
            <text:p>1990.673828</text:p>
          </table:table-cell>
          <table:table-cell office:value-type="float" office:value="1874.047607" calcext:value-type="float">
            <text:p>1874.04760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863.511841" calcext:value-type="float">
            <text:p>1863.511841</text:p>
          </table:table-cell>
          <table:table-cell office:value-type="float" office:value="1985.711304" calcext:value-type="float">
            <text:p>1985.711304</text:p>
          </table:table-cell>
          <table:table-cell office:value-type="float" office:value="1862.476807" calcext:value-type="float">
            <text:p>1862.476807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2" calcext:value-type="float">
            <text:p>258.2</text:p>
          </table:table-cell>
          <table:table-cell office:value-type="float" office:value="1869.158936" calcext:value-type="float">
            <text:p>1869.158936</text:p>
          </table:table-cell>
          <table:table-cell office:value-type="float" office:value="1991.916748" calcext:value-type="float">
            <text:p>1991.916748</text:p>
          </table:table-cell>
          <table:table-cell office:value-type="float" office:value="1872.088623" calcext:value-type="float">
            <text:p>1872.088623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4" calcext:value-type="float">
            <text:p>258.4</text:p>
          </table:table-cell>
          <table:table-cell office:value-type="float" office:value="1868.780396" calcext:value-type="float">
            <text:p>1868.780396</text:p>
          </table:table-cell>
          <table:table-cell office:value-type="float" office:value="1988.172607" calcext:value-type="float">
            <text:p>1988.172607</text:p>
          </table:table-cell>
          <table:table-cell office:value-type="float" office:value="1867.894775" calcext:value-type="float">
            <text:p>1867.89477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6" calcext:value-type="float">
            <text:p>258.6</text:p>
          </table:table-cell>
          <table:table-cell office:value-type="float" office:value="1872.804688" calcext:value-type="float">
            <text:p>1872.804688</text:p>
          </table:table-cell>
          <table:table-cell office:value-type="float" office:value="1992.187744" calcext:value-type="float">
            <text:p>1992.187744</text:p>
          </table:table-cell>
          <table:table-cell office:value-type="float" office:value="1873.349854" calcext:value-type="float">
            <text:p>1873.349854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8.8" calcext:value-type="float">
            <text:p>258.8</text:p>
          </table:table-cell>
          <table:table-cell office:value-type="float" office:value="1863.824219" calcext:value-type="float">
            <text:p>1863.824219</text:p>
          </table:table-cell>
          <table:table-cell office:value-type="float" office:value="1990.386719" calcext:value-type="float">
            <text:p>1990.386719</text:p>
          </table:table-cell>
          <table:table-cell office:value-type="float" office:value="1864.392822" calcext:value-type="float">
            <text:p>1864.39282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866.804321" calcext:value-type="float">
            <text:p>1866.804321</text:p>
          </table:table-cell>
          <table:table-cell office:value-type="float" office:value="1988.144287" calcext:value-type="float">
            <text:p>1988.144287</text:p>
          </table:table-cell>
          <table:table-cell office:value-type="float" office:value="1863.336792" calcext:value-type="float">
            <text:p>1863.33679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2" calcext:value-type="float">
            <text:p>259.2</text:p>
          </table:table-cell>
          <table:table-cell office:value-type="float" office:value="1900.796509" calcext:value-type="float">
            <text:p>1900.796509</text:p>
          </table:table-cell>
          <table:table-cell office:value-type="float" office:value="1986.658569" calcext:value-type="float">
            <text:p>1986.658569</text:p>
          </table:table-cell>
          <table:table-cell office:value-type="float" office:value="1897.675415" calcext:value-type="float">
            <text:p>1897.675415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259.4" calcext:value-type="float">
            <text:p>259.4</text:p>
          </table:table-cell>
          <table:table-cell office:value-type="float" office:value="1823.370361" calcext:value-type="float">
            <text:p>1823.370361</text:p>
          </table:table-cell>
          <table:table-cell office:value-type="float" office:value="1966.06665" calcext:value-type="float">
            <text:p>1966.06665</text:p>
          </table:table-cell>
          <table:table-cell office:value-type="float" office:value="1829.391357" calcext:value-type="float">
            <text:p>1829.391357</text:p>
          </table:table-cell>
          <table:table-cell office:value-type="float" office:value="1968.303101" calcext:value-type="float">
            <text:p>1968.303101</text:p>
          </table:table-cell>
          <table:table-cell table:number-columns-repeated="13"/>
        </table:table-row>
        <table:table-row table:style-name="ro1">
          <table:table-cell office:value-type="float" office:value="259.6" calcext:value-type="float">
            <text:p>259.6</text:p>
          </table:table-cell>
          <table:table-cell office:value-type="float" office:value="1789.663696" calcext:value-type="float">
            <text:p>1789.663696</text:p>
          </table:table-cell>
          <table:table-cell office:value-type="float" office:value="1951.803833" calcext:value-type="float">
            <text:p>1951.803833</text:p>
          </table:table-cell>
          <table:table-cell office:value-type="float" office:value="1795.15625" calcext:value-type="float">
            <text:p>1795.15625</text:p>
          </table:table-cell>
          <table:table-cell office:value-type="float" office:value="1941.583252" calcext:value-type="float">
            <text:p>1941.583252</text:p>
          </table:table-cell>
          <table:table-cell table:number-columns-repeated="13"/>
        </table:table-row>
        <table:table-row table:style-name="ro1">
          <table:table-cell office:value-type="float" office:value="259.8" calcext:value-type="float">
            <text:p>259.8</text:p>
          </table:table-cell>
          <table:table-cell office:value-type="float" office:value="1766.867554" calcext:value-type="float">
            <text:p>1766.867554</text:p>
          </table:table-cell>
          <table:table-cell office:value-type="float" office:value="1904.25708" calcext:value-type="float">
            <text:p>1904.25708</text:p>
          </table:table-cell>
          <table:table-cell office:value-type="float" office:value="1767.97229" calcext:value-type="float">
            <text:p>1767.97229</text:p>
          </table:table-cell>
          <table:table-cell office:value-type="float" office:value="1904.223267" calcext:value-type="float">
            <text:p>1904.223267</text:p>
          </table:table-cell>
          <table:table-cell table:number-columns-repeated="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51.29187" calcext:value-type="float">
            <text:p>1751.29187</text:p>
          </table:table-cell>
          <table:table-cell office:value-type="float" office:value="1870.056274" calcext:value-type="float">
            <text:p>1870.056274</text:p>
          </table:table-cell>
          <table:table-cell office:value-type="float" office:value="1752.562378" calcext:value-type="float">
            <text:p>1752.562378</text:p>
          </table:table-cell>
          <table:table-cell office:value-type="float" office:value="1872.1521" calcext:value-type="float">
            <text:p>1872.1521</text:p>
          </table:table-cell>
          <table:table-cell table:number-columns-repeated="13"/>
        </table:table-row>
        <table:table-row table:style-name="ro1">
          <table:table-cell office:value-type="float" office:value="260.2" calcext:value-type="float">
            <text:p>260.2</text:p>
          </table:table-cell>
          <table:table-cell office:value-type="float" office:value="1723.400269" calcext:value-type="float">
            <text:p>1723.400269</text:p>
          </table:table-cell>
          <table:table-cell office:value-type="float" office:value="1858.597412" calcext:value-type="float">
            <text:p>1858.597412</text:p>
          </table:table-cell>
          <table:table-cell office:value-type="float" office:value="1722.385254" calcext:value-type="float">
            <text:p>1722.385254</text:p>
          </table:table-cell>
          <table:table-cell office:value-type="float" office:value="1859.35498" calcext:value-type="float">
            <text:p>1859.35498</text:p>
          </table:table-cell>
          <table:table-cell table:number-columns-repeated="13"/>
        </table:table-row>
        <table:table-row table:style-name="ro1">
          <table:table-cell office:value-type="float" office:value="260.4" calcext:value-type="float">
            <text:p>260.4</text:p>
          </table:table-cell>
          <table:table-cell office:value-type="float" office:value="1701.893799" calcext:value-type="float">
            <text:p>1701.893799</text:p>
          </table:table-cell>
          <table:table-cell office:value-type="float" office:value="1832.658691" calcext:value-type="float">
            <text:p>1832.658691</text:p>
          </table:table-cell>
          <table:table-cell office:value-type="float" office:value="1704.398193" calcext:value-type="float">
            <text:p>1704.398193</text:p>
          </table:table-cell>
          <table:table-cell office:value-type="float" office:value="1830.354126" calcext:value-type="float">
            <text:p>1830.354126</text:p>
          </table:table-cell>
          <table:table-cell table:number-columns-repeated="13"/>
        </table:table-row>
        <table:table-row table:style-name="ro1">
          <table:table-cell office:value-type="float" office:value="260.6" calcext:value-type="float">
            <text:p>260.6</text:p>
          </table:table-cell>
          <table:table-cell office:value-type="float" office:value="1697.484985" calcext:value-type="float">
            <text:p>1697.484985</text:p>
          </table:table-cell>
          <table:table-cell office:value-type="float" office:value="1801.869385" calcext:value-type="float">
            <text:p>1801.869385</text:p>
          </table:table-cell>
          <table:table-cell office:value-type="float" office:value="1694.640137" calcext:value-type="float">
            <text:p>1694.640137</text:p>
          </table:table-cell>
          <table:table-cell office:value-type="float" office:value="1801.722778" calcext:value-type="float">
            <text:p>1801.722778</text:p>
          </table:table-cell>
          <table:table-cell table:number-columns-repeated="13"/>
        </table:table-row>
        <table:table-row table:style-name="ro1">
          <table:table-cell office:value-type="float" office:value="260.8" calcext:value-type="float">
            <text:p>260.8</text:p>
          </table:table-cell>
          <table:table-cell office:value-type="float" office:value="1673.488647" calcext:value-type="float">
            <text:p>1673.488647</text:p>
          </table:table-cell>
          <table:table-cell office:value-type="float" office:value="1789.194092" calcext:value-type="float">
            <text:p>1789.194092</text:p>
          </table:table-cell>
          <table:table-cell office:value-type="float" office:value="1674.035522" calcext:value-type="float">
            <text:p>1674.035522</text:p>
          </table:table-cell>
          <table:table-cell office:value-type="float" office:value="1789.047852" calcext:value-type="float">
            <text:p>1789.047852</text:p>
          </table:table-cell>
          <table:table-cell table:number-columns-repeated="1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671.593384" calcext:value-type="float">
            <text:p>1671.593384</text:p>
          </table:table-cell>
          <table:table-cell office:value-type="float" office:value="1760.713135" calcext:value-type="float">
            <text:p>1760.713135</text:p>
          </table:table-cell>
          <table:table-cell office:value-type="float" office:value="1657.443726" calcext:value-type="float">
            <text:p>1657.443726</text:p>
          </table:table-cell>
          <table:table-cell office:value-type="float" office:value="1771.966431" calcext:value-type="float">
            <text:p>1771.966431</text:p>
          </table:table-cell>
          <table:table-cell table:number-columns-repeated="13"/>
        </table:table-row>
        <table:table-row table:style-name="ro1">
          <table:table-cell office:value-type="float" office:value="261.2" calcext:value-type="float">
            <text:p>261.2</text:p>
          </table:table-cell>
          <table:table-cell office:value-type="float" office:value="1653.960693" calcext:value-type="float">
            <text:p>1653.960693</text:p>
          </table:table-cell>
          <table:table-cell office:value-type="float" office:value="1741.531494" calcext:value-type="float">
            <text:p>1741.531494</text:p>
          </table:table-cell>
          <table:table-cell office:value-type="float" office:value="1659.509644" calcext:value-type="float">
            <text:p>1659.509644</text:p>
          </table:table-cell>
          <table:table-cell office:value-type="float" office:value="1746.079834" calcext:value-type="float">
            <text:p>1746.079834</text:p>
          </table:table-cell>
          <table:table-cell table:number-columns-repeated="13"/>
        </table:table-row>
        <table:table-row table:style-name="ro1">
          <table:table-cell office:value-type="float" office:value="261.4" calcext:value-type="float">
            <text:p>261.4</text:p>
          </table:table-cell>
          <table:table-cell office:value-type="float" office:value="1643.289062" calcext:value-type="float">
            <text:p>1643.289062</text:p>
          </table:table-cell>
          <table:table-cell office:value-type="float" office:value="1737.734009" calcext:value-type="float">
            <text:p>1737.734009</text:p>
          </table:table-cell>
          <table:table-cell office:value-type="float" office:value="1642.255127" calcext:value-type="float">
            <text:p>1642.255127</text:p>
          </table:table-cell>
          <table:table-cell office:value-type="float" office:value="1730.796509" calcext:value-type="float">
            <text:p>1730.796509</text:p>
          </table:table-cell>
          <table:table-cell table:number-columns-repeated="13"/>
        </table:table-row>
        <table:table-row table:style-name="ro1">
          <table:table-cell office:value-type="float" office:value="261.6" calcext:value-type="float">
            <text:p>261.6</text:p>
          </table:table-cell>
          <table:table-cell office:value-type="float" office:value="1637.368286" calcext:value-type="float">
            <text:p>1637.368286</text:p>
          </table:table-cell>
          <table:table-cell office:value-type="float" office:value="1720.817383" calcext:value-type="float">
            <text:p>1720.817383</text:p>
          </table:table-cell>
          <table:table-cell office:value-type="float" office:value="1635.136719" calcext:value-type="float">
            <text:p>1635.136719</text:p>
          </table:table-cell>
          <table:table-cell office:value-type="float" office:value="1714.55835" calcext:value-type="float">
            <text:p>1714.55835</text:p>
          </table:table-cell>
          <table:table-cell table:number-columns-repeated="13"/>
        </table:table-row>
        <table:table-row table:style-name="ro1">
          <table:table-cell office:value-type="float" office:value="261.8" calcext:value-type="float">
            <text:p>261.8</text:p>
          </table:table-cell>
          <table:table-cell office:value-type="float" office:value="1625.808105" calcext:value-type="float">
            <text:p>1625.808105</text:p>
          </table:table-cell>
          <table:table-cell office:value-type="float" office:value="1707.066895" calcext:value-type="float">
            <text:p>1707.066895</text:p>
          </table:table-cell>
          <table:table-cell office:value-type="float" office:value="1625.904785" calcext:value-type="float">
            <text:p>1625.904785</text:p>
          </table:table-cell>
          <table:table-cell office:value-type="float" office:value="1705.101074" calcext:value-type="float">
            <text:p>1705.101074</text:p>
          </table:table-cell>
          <table:table-cell table:number-columns-repeated="1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622.715942" calcext:value-type="float">
            <text:p>1622.715942</text:p>
          </table:table-cell>
          <table:table-cell office:value-type="float" office:value="1694.631226" calcext:value-type="float">
            <text:p>1694.631226</text:p>
          </table:table-cell>
          <table:table-cell office:value-type="float" office:value="1610.866577" calcext:value-type="float">
            <text:p>1610.866577</text:p>
          </table:table-cell>
          <table:table-cell office:value-type="float" office:value="1695.150635" calcext:value-type="float">
            <text:p>1695.150635</text:p>
          </table:table-cell>
          <table:table-cell table:number-columns-repeated="13"/>
        </table:table-row>
        <table:table-row table:style-name="ro1">
          <table:table-cell office:value-type="float" office:value="262.2" calcext:value-type="float">
            <text:p>262.2</text:p>
          </table:table-cell>
          <table:table-cell office:value-type="float" office:value="1613.622314" calcext:value-type="float">
            <text:p>1613.622314</text:p>
          </table:table-cell>
          <table:table-cell office:value-type="float" office:value="1681.749756" calcext:value-type="float">
            <text:p>1681.749756</text:p>
          </table:table-cell>
          <table:table-cell office:value-type="float" office:value="1614.446289" calcext:value-type="float">
            <text:p>1614.446289</text:p>
          </table:table-cell>
          <table:table-cell office:value-type="float" office:value="1683.025879" calcext:value-type="float">
            <text:p>1683.025879</text:p>
          </table:table-cell>
          <table:table-cell table:number-columns-repeated="13"/>
        </table:table-row>
        <table:table-row table:style-name="ro1">
          <table:table-cell office:value-type="float" office:value="262.4" calcext:value-type="float">
            <text:p>262.4</text:p>
          </table:table-cell>
          <table:table-cell office:value-type="float" office:value="1609.17981" calcext:value-type="float">
            <text:p>1609.17981</text:p>
          </table:table-cell>
          <table:table-cell office:value-type="float" office:value="1673.741455" calcext:value-type="float">
            <text:p>1673.741455</text:p>
          </table:table-cell>
          <table:table-cell office:value-type="float" office:value="1607.370605" calcext:value-type="float">
            <text:p>1607.370605</text:p>
          </table:table-cell>
          <table:table-cell office:value-type="float" office:value="1666.718384" calcext:value-type="float">
            <text:p>1666.718384</text:p>
          </table:table-cell>
          <table:table-cell table:number-columns-repeated="13"/>
        </table:table-row>
        <table:table-row table:style-name="ro1">
          <table:table-cell office:value-type="float" office:value="262.6" calcext:value-type="float">
            <text:p>262.6</text:p>
          </table:table-cell>
          <table:table-cell office:value-type="float" office:value="1606.287842" calcext:value-type="float">
            <text:p>1606.287842</text:p>
          </table:table-cell>
          <table:table-cell office:value-type="float" office:value="1662.699951" calcext:value-type="float">
            <text:p>1662.699951</text:p>
          </table:table-cell>
          <table:table-cell office:value-type="float" office:value="1597.15564" calcext:value-type="float">
            <text:p>1597.15564</text:p>
          </table:table-cell>
          <table:table-cell office:value-type="float" office:value="1662.287354" calcext:value-type="float">
            <text:p>1662.287354</text:p>
          </table:table-cell>
          <table:table-cell table:number-columns-repeated="13"/>
        </table:table-row>
        <table:table-row table:style-name="ro1">
          <table:table-cell office:value-type="float" office:value="262.8" calcext:value-type="float">
            <text:p>262.8</text:p>
          </table:table-cell>
          <table:table-cell office:value-type="float" office:value="1601.290039" calcext:value-type="float">
            <text:p>1601.290039</text:p>
          </table:table-cell>
          <table:table-cell office:value-type="float" office:value="1650.413574" calcext:value-type="float">
            <text:p>1650.413574</text:p>
          </table:table-cell>
          <table:table-cell office:value-type="float" office:value="1595.280762" calcext:value-type="float">
            <text:p>1595.280762</text:p>
          </table:table-cell>
          <table:table-cell office:value-type="float" office:value="1649.407593" calcext:value-type="float">
            <text:p>1649.407593</text:p>
          </table:table-cell>
          <table:table-cell table:number-columns-repeated="1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95.759277" calcext:value-type="float">
            <text:p>1595.759277</text:p>
          </table:table-cell>
          <table:table-cell office:value-type="float" office:value="1644.048462" calcext:value-type="float">
            <text:p>1644.048462</text:p>
          </table:table-cell>
          <table:table-cell office:value-type="float" office:value="1592.211426" calcext:value-type="float">
            <text:p>1592.211426</text:p>
          </table:table-cell>
          <table:table-cell office:value-type="float" office:value="1643.997681" calcext:value-type="float">
            <text:p>1643.997681</text:p>
          </table:table-cell>
          <table:table-cell table:number-columns-repeated="13"/>
        </table:table-row>
        <table:table-row table:style-name="ro1">
          <table:table-cell office:value-type="float" office:value="263.2" calcext:value-type="float">
            <text:p>263.2</text:p>
          </table:table-cell>
          <table:table-cell office:value-type="float" office:value="1594.063599" calcext:value-type="float">
            <text:p>1594.063599</text:p>
          </table:table-cell>
          <table:table-cell office:value-type="float" office:value="1642.053711" calcext:value-type="float">
            <text:p>1642.053711</text:p>
          </table:table-cell>
          <table:table-cell office:value-type="float" office:value="1592.381592" calcext:value-type="float">
            <text:p>1592.381592</text:p>
          </table:table-cell>
          <table:table-cell office:value-type="float" office:value="1634.123047" calcext:value-type="float">
            <text:p>1634.123047</text:p>
          </table:table-cell>
          <table:table-cell table:number-columns-repeated="13"/>
        </table:table-row>
        <table:table-row table:style-name="ro1">
          <table:table-cell office:value-type="float" office:value="263.4" calcext:value-type="float">
            <text:p>263.4</text:p>
          </table:table-cell>
          <table:table-cell office:value-type="float" office:value="1591.530884" calcext:value-type="float">
            <text:p>1591.530884</text:p>
          </table:table-cell>
          <table:table-cell office:value-type="float" office:value="1634.430786" calcext:value-type="float">
            <text:p>1634.430786</text:p>
          </table:table-cell>
          <table:table-cell office:value-type="float" office:value="1588.635742" calcext:value-type="float">
            <text:p>1588.635742</text:p>
          </table:table-cell>
          <table:table-cell office:value-type="float" office:value="1627.527466" calcext:value-type="float">
            <text:p>1627.527466</text:p>
          </table:table-cell>
          <table:table-cell table:number-columns-repeated="13"/>
        </table:table-row>
        <table:table-row table:style-name="ro1">
          <table:table-cell office:value-type="float" office:value="263.6" calcext:value-type="float">
            <text:p>263.6</text:p>
          </table:table-cell>
          <table:table-cell office:value-type="float" office:value="1589.006348" calcext:value-type="float">
            <text:p>1589.006348</text:p>
          </table:table-cell>
          <table:table-cell office:value-type="float" office:value="1627.179199" calcext:value-type="float">
            <text:p>1627.179199</text:p>
          </table:table-cell>
          <table:table-cell office:value-type="float" office:value="1577.313721" calcext:value-type="float">
            <text:p>1577.313721</text:p>
          </table:table-cell>
          <table:table-cell office:value-type="float" office:value="1628.183838" calcext:value-type="float">
            <text:p>1628.183838</text:p>
          </table:table-cell>
          <table:table-cell table:number-columns-repeated="13"/>
        </table:table-row>
        <table:table-row table:style-name="ro1">
          <table:table-cell office:value-type="float" office:value="263.8" calcext:value-type="float">
            <text:p>263.8</text:p>
          </table:table-cell>
          <table:table-cell office:value-type="float" office:value="1587.071899" calcext:value-type="float">
            <text:p>1587.071899</text:p>
          </table:table-cell>
          <table:table-cell office:value-type="float" office:value="1627.038696" calcext:value-type="float">
            <text:p>1627.038696</text:p>
          </table:table-cell>
          <table:table-cell office:value-type="float" office:value="1585.314941" calcext:value-type="float">
            <text:p>1585.314941</text:p>
          </table:table-cell>
          <table:table-cell office:value-type="float" office:value="1617.580933" calcext:value-type="float">
            <text:p>1617.580933</text:p>
          </table:table-cell>
          <table:table-cell table:number-columns-repeated="1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84.242065" calcext:value-type="float">
            <text:p>1584.242065</text:p>
          </table:table-cell>
          <table:table-cell office:value-type="float" office:value="1620.800293" calcext:value-type="float">
            <text:p>1620.800293</text:p>
          </table:table-cell>
          <table:table-cell office:value-type="float" office:value="1577.633423" calcext:value-type="float">
            <text:p>1577.633423</text:p>
          </table:table-cell>
          <table:table-cell office:value-type="float" office:value="1614.633301" calcext:value-type="float">
            <text:p>1614.633301</text:p>
          </table:table-cell>
          <table:table-cell table:number-columns-repeated="13"/>
        </table:table-row>
        <table:table-row table:style-name="ro1">
          <table:table-cell office:value-type="float" office:value="264.2" calcext:value-type="float">
            <text:p>264.2</text:p>
          </table:table-cell>
          <table:table-cell office:value-type="float" office:value="1583.906494" calcext:value-type="float">
            <text:p>1583.906494</text:p>
          </table:table-cell>
          <table:table-cell office:value-type="float" office:value="1612.337402" calcext:value-type="float">
            <text:p>1612.337402</text:p>
          </table:table-cell>
          <table:table-cell office:value-type="float" office:value="1574.091797" calcext:value-type="float">
            <text:p>1574.091797</text:p>
          </table:table-cell>
          <table:table-cell office:value-type="float" office:value="1607.112183" calcext:value-type="float">
            <text:p>1607.112183</text:p>
          </table:table-cell>
          <table:table-cell table:number-columns-repeated="13"/>
        </table:table-row>
        <table:table-row table:style-name="ro1">
          <table:table-cell office:value-type="float" office:value="264.4" calcext:value-type="float">
            <text:p>264.4</text:p>
          </table:table-cell>
          <table:table-cell office:value-type="float" office:value="1579.932861" calcext:value-type="float">
            <text:p>1579.932861</text:p>
          </table:table-cell>
          <table:table-cell office:value-type="float" office:value="1613.371948" calcext:value-type="float">
            <text:p>1613.371948</text:p>
          </table:table-cell>
          <table:table-cell office:value-type="float" office:value="1574.675293" calcext:value-type="float">
            <text:p>1574.675293</text:p>
          </table:table-cell>
          <table:table-cell office:value-type="float" office:value="1605.259399" calcext:value-type="float">
            <text:p>1605.259399</text:p>
          </table:table-cell>
          <table:table-cell table:number-columns-repeated="13"/>
        </table:table-row>
        <table:table-row table:style-name="ro1">
          <table:table-cell office:value-type="float" office:value="264.6" calcext:value-type="float">
            <text:p>264.6</text:p>
          </table:table-cell>
          <table:table-cell office:value-type="float" office:value="1579.957031" calcext:value-type="float">
            <text:p>1579.957031</text:p>
          </table:table-cell>
          <table:table-cell office:value-type="float" office:value="1607.200317" calcext:value-type="float">
            <text:p>1607.200317</text:p>
          </table:table-cell>
          <table:table-cell office:value-type="float" office:value="1572.59021" calcext:value-type="float">
            <text:p>1572.59021</text:p>
          </table:table-cell>
          <table:table-cell office:value-type="float" office:value="1596.031006" calcext:value-type="float">
            <text:p>1596.031006</text:p>
          </table:table-cell>
          <table:table-cell table:number-columns-repeated="13"/>
        </table:table-row>
        <table:table-row table:style-name="ro1">
          <table:table-cell office:value-type="float" office:value="264.8" calcext:value-type="float">
            <text:p>264.8</text:p>
          </table:table-cell>
          <table:table-cell office:value-type="float" office:value="1579.121704" calcext:value-type="float">
            <text:p>1579.121704</text:p>
          </table:table-cell>
          <table:table-cell office:value-type="float" office:value="1604.462158" calcext:value-type="float">
            <text:p>1604.462158</text:p>
          </table:table-cell>
          <table:table-cell office:value-type="float" office:value="1565.359253" calcext:value-type="float">
            <text:p>1565.359253</text:p>
          </table:table-cell>
          <table:table-cell office:value-type="float" office:value="1598.847412" calcext:value-type="float">
            <text:p>1598.847412</text:p>
          </table:table-cell>
          <table:table-cell table:number-columns-repeated="1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78.012573" calcext:value-type="float">
            <text:p>1578.012573</text:p>
          </table:table-cell>
          <table:table-cell office:value-type="float" office:value="1602.385376" calcext:value-type="float">
            <text:p>1602.385376</text:p>
          </table:table-cell>
          <table:table-cell office:value-type="float" office:value="1568.687378" calcext:value-type="float">
            <text:p>1568.687378</text:p>
          </table:table-cell>
          <table:table-cell office:value-type="float" office:value="1592.483154" calcext:value-type="float">
            <text:p>1592.483154</text:p>
          </table:table-cell>
          <table:table-cell table:number-columns-repeated="13"/>
        </table:table-row>
        <table:table-row table:style-name="ro1">
          <table:table-cell office:value-type="float" office:value="265.2" calcext:value-type="float">
            <text:p>265.2</text:p>
          </table:table-cell>
          <table:table-cell office:value-type="float" office:value="1578.973145" calcext:value-type="float">
            <text:p>1578.973145</text:p>
          </table:table-cell>
          <table:table-cell office:value-type="float" office:value="1598.860718" calcext:value-type="float">
            <text:p>1598.860718</text:p>
          </table:table-cell>
          <table:table-cell office:value-type="float" office:value="1564.11145" calcext:value-type="float">
            <text:p>1564.11145</text:p>
          </table:table-cell>
          <table:table-cell office:value-type="float" office:value="1589.531128" calcext:value-type="float">
            <text:p>1589.531128</text:p>
          </table:table-cell>
          <table:table-cell table:number-columns-repeated="13"/>
        </table:table-row>
        <table:table-row table:style-name="ro1">
          <table:table-cell office:value-type="float" office:value="265.4" calcext:value-type="float">
            <text:p>265.4</text:p>
          </table:table-cell>
          <table:table-cell office:value-type="float" office:value="1577.923706" calcext:value-type="float">
            <text:p>1577.923706</text:p>
          </table:table-cell>
          <table:table-cell office:value-type="float" office:value="1595.607544" calcext:value-type="float">
            <text:p>1595.607544</text:p>
          </table:table-cell>
          <table:table-cell office:value-type="float" office:value="1563.932983" calcext:value-type="float">
            <text:p>1563.932983</text:p>
          </table:table-cell>
          <table:table-cell office:value-type="float" office:value="1580.351807" calcext:value-type="float">
            <text:p>1580.351807</text:p>
          </table:table-cell>
          <table:table-cell table:number-columns-repeated="13"/>
        </table:table-row>
        <table:table-row table:style-name="ro1">
          <table:table-cell office:value-type="float" office:value="265.6" calcext:value-type="float">
            <text:p>265.6</text:p>
          </table:table-cell>
          <table:table-cell office:value-type="float" office:value="1565.452881" calcext:value-type="float">
            <text:p>1565.452881</text:p>
          </table:table-cell>
          <table:table-cell office:value-type="float" office:value="1584.21228" calcext:value-type="float">
            <text:p>1584.21228</text:p>
          </table:table-cell>
          <table:table-cell office:value-type="float" office:value="1573.34021" calcext:value-type="float">
            <text:p>1573.34021</text:p>
          </table:table-cell>
          <table:table-cell office:value-type="float" office:value="1590.362549" calcext:value-type="float">
            <text:p>1590.362549</text:p>
          </table:table-cell>
          <table:table-cell table:number-columns-repeated="13"/>
        </table:table-row>
        <table:table-row table:style-name="ro1">
          <table:table-cell office:value-type="float" office:value="265.8" calcext:value-type="float">
            <text:p>265.8</text:p>
          </table:table-cell>
          <table:table-cell office:value-type="float" office:value="1573.380615" calcext:value-type="float">
            <text:p>1573.380615</text:p>
          </table:table-cell>
          <table:table-cell office:value-type="float" office:value="1583.344849" calcext:value-type="float">
            <text:p>1583.344849</text:p>
          </table:table-cell>
          <table:table-cell office:value-type="float" office:value="1572.578003" calcext:value-type="float">
            <text:p>1572.578003</text:p>
          </table:table-cell>
          <table:table-cell office:value-type="float" office:value="1587.116455" calcext:value-type="float">
            <text:p>1587.116455</text:p>
          </table:table-cell>
          <table:table-cell table:number-columns-repeated="1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66.921753" calcext:value-type="float">
            <text:p>1566.921753</text:p>
          </table:table-cell>
          <table:table-cell office:value-type="float" office:value="1585.069214" calcext:value-type="float">
            <text:p>1585.069214</text:p>
          </table:table-cell>
          <table:table-cell office:value-type="float" office:value="1569.241333" calcext:value-type="float">
            <text:p>1569.241333</text:p>
          </table:table-cell>
          <table:table-cell office:value-type="float" office:value="1582.856567" calcext:value-type="float">
            <text:p>1582.856567</text:p>
          </table:table-cell>
          <table:table-cell table:number-columns-repeated="13"/>
        </table:table-row>
        <table:table-row table:style-name="ro1">
          <table:table-cell office:value-type="float" office:value="266.2" calcext:value-type="float">
            <text:p>266.2</text:p>
          </table:table-cell>
          <table:table-cell office:value-type="float" office:value="1567.717896" calcext:value-type="float">
            <text:p>1567.717896</text:p>
          </table:table-cell>
          <table:table-cell office:value-type="float" office:value="1584.24646" calcext:value-type="float">
            <text:p>1584.24646</text:p>
          </table:table-cell>
          <table:table-cell office:value-type="float" office:value="1568.851318" calcext:value-type="float">
            <text:p>1568.851318</text:p>
          </table:table-cell>
          <table:table-cell office:value-type="float" office:value="1586.219727" calcext:value-type="float">
            <text:p>1586.219727</text:p>
          </table:table-cell>
          <table:table-cell table:number-columns-repeated="13"/>
        </table:table-row>
        <table:table-row table:style-name="ro1">
          <table:table-cell office:value-type="float" office:value="266.4" calcext:value-type="float">
            <text:p>266.4</text:p>
          </table:table-cell>
          <table:table-cell office:value-type="float" office:value="1567.051636" calcext:value-type="float">
            <text:p>1567.051636</text:p>
          </table:table-cell>
          <table:table-cell office:value-type="float" office:value="1580.209473" calcext:value-type="float">
            <text:p>1580.209473</text:p>
          </table:table-cell>
          <table:table-cell office:value-type="float" office:value="1565.813965" calcext:value-type="float">
            <text:p>1565.813965</text:p>
          </table:table-cell>
          <table:table-cell office:value-type="float" office:value="1583.700073" calcext:value-type="float">
            <text:p>1583.700073</text:p>
          </table:table-cell>
          <table:table-cell table:number-columns-repeated="13"/>
        </table:table-row>
        <table:table-row table:style-name="ro1">
          <table:table-cell office:value-type="float" office:value="266.6" calcext:value-type="float">
            <text:p>266.6</text:p>
          </table:table-cell>
          <table:table-cell office:value-type="float" office:value="1565.653809" calcext:value-type="float">
            <text:p>1565.653809</text:p>
          </table:table-cell>
          <table:table-cell office:value-type="float" office:value="1581.234253" calcext:value-type="float">
            <text:p>1581.234253</text:p>
          </table:table-cell>
          <table:table-cell office:value-type="float" office:value="1565.857056" calcext:value-type="float">
            <text:p>1565.857056</text:p>
          </table:table-cell>
          <table:table-cell office:value-type="float" office:value="1583.773193" calcext:value-type="float">
            <text:p>1583.773193</text:p>
          </table:table-cell>
          <table:table-cell table:number-columns-repeated="13"/>
        </table:table-row>
        <table:table-row table:style-name="ro1">
          <table:table-cell office:value-type="float" office:value="266.8" calcext:value-type="float">
            <text:p>266.8</text:p>
          </table:table-cell>
          <table:table-cell office:value-type="float" office:value="1568.208374" calcext:value-type="float">
            <text:p>1568.208374</text:p>
          </table:table-cell>
          <table:table-cell office:value-type="float" office:value="1576.608154" calcext:value-type="float">
            <text:p>1576.608154</text:p>
          </table:table-cell>
          <table:table-cell office:value-type="float" office:value="1567.05957" calcext:value-type="float">
            <text:p>1567.05957</text:p>
          </table:table-cell>
          <table:table-cell office:value-type="float" office:value="1580.043579" calcext:value-type="float">
            <text:p>1580.043579</text:p>
          </table:table-cell>
          <table:table-cell table:number-columns-repeated="1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67.168945" calcext:value-type="float">
            <text:p>1567.168945</text:p>
          </table:table-cell>
          <table:table-cell office:value-type="float" office:value="1578.868774" calcext:value-type="float">
            <text:p>1578.868774</text:p>
          </table:table-cell>
          <table:table-cell office:value-type="float" office:value="1564.025879" calcext:value-type="float">
            <text:p>1564.025879</text:p>
          </table:table-cell>
          <table:table-cell office:value-type="float" office:value="1583.664307" calcext:value-type="float">
            <text:p>1583.664307</text:p>
          </table:table-cell>
          <table:table-cell table:number-columns-repeated="13"/>
        </table:table-row>
        <table:table-row table:style-name="ro1">
          <table:table-cell office:value-type="float" office:value="267.2" calcext:value-type="float">
            <text:p>267.2</text:p>
          </table:table-cell>
          <table:table-cell office:value-type="float" office:value="1567.342407" calcext:value-type="float">
            <text:p>1567.342407</text:p>
          </table:table-cell>
          <table:table-cell office:value-type="float" office:value="1575.874756" calcext:value-type="float">
            <text:p>1575.874756</text:p>
          </table:table-cell>
          <table:table-cell office:value-type="float" office:value="1565.857178" calcext:value-type="float">
            <text:p>1565.857178</text:p>
          </table:table-cell>
          <table:table-cell office:value-type="float" office:value="1578.499634" calcext:value-type="float">
            <text:p>1578.499634</text:p>
          </table:table-cell>
          <table:table-cell table:number-columns-repeated="13"/>
        </table:table-row>
        <table:table-row table:style-name="ro1">
          <table:table-cell office:value-type="float" office:value="267.4" calcext:value-type="float">
            <text:p>267.4</text:p>
          </table:table-cell>
          <table:table-cell office:value-type="float" office:value="1566.877563" calcext:value-type="float">
            <text:p>1566.877563</text:p>
          </table:table-cell>
          <table:table-cell office:value-type="float" office:value="1574.172852" calcext:value-type="float">
            <text:p>1574.172852</text:p>
          </table:table-cell>
          <table:table-cell office:value-type="float" office:value="1568.136719" calcext:value-type="float">
            <text:p>1568.136719</text:p>
          </table:table-cell>
          <table:table-cell office:value-type="float" office:value="1573.650391" calcext:value-type="float">
            <text:p>1573.650391</text:p>
          </table:table-cell>
          <table:table-cell table:number-columns-repeated="13"/>
        </table:table-row>
        <table:table-row table:style-name="ro1">
          <table:table-cell office:value-type="float" office:value="267.6" calcext:value-type="float">
            <text:p>267.6</text:p>
          </table:table-cell>
          <table:table-cell office:value-type="float" office:value="1564.582642" calcext:value-type="float">
            <text:p>1564.582642</text:p>
          </table:table-cell>
          <table:table-cell office:value-type="float" office:value="1574.405029" calcext:value-type="float">
            <text:p>1574.405029</text:p>
          </table:table-cell>
          <table:table-cell office:value-type="float" office:value="1565.412476" calcext:value-type="float">
            <text:p>1565.412476</text:p>
          </table:table-cell>
          <table:table-cell office:value-type="float" office:value="1572.669312" calcext:value-type="float">
            <text:p>1572.669312</text:p>
          </table:table-cell>
          <table:table-cell table:number-columns-repeated="13"/>
        </table:table-row>
        <table:table-row table:style-name="ro1">
          <table:table-cell office:value-type="float" office:value="267.8" calcext:value-type="float">
            <text:p>267.8</text:p>
          </table:table-cell>
          <table:table-cell office:value-type="float" office:value="1567.419678" calcext:value-type="float">
            <text:p>1567.419678</text:p>
          </table:table-cell>
          <table:table-cell office:value-type="float" office:value="1570.975342" calcext:value-type="float">
            <text:p>1570.975342</text:p>
          </table:table-cell>
          <table:table-cell office:value-type="float" office:value="1564.916748" calcext:value-type="float">
            <text:p>1564.916748</text:p>
          </table:table-cell>
          <table:table-cell office:value-type="float" office:value="1573.348511" calcext:value-type="float">
            <text:p>1573.348511</text:p>
          </table:table-cell>
          <table:table-cell table:number-columns-repeated="1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64.817871" calcext:value-type="float">
            <text:p>1564.817871</text:p>
          </table:table-cell>
          <table:table-cell office:value-type="float" office:value="1576.52356" calcext:value-type="float">
            <text:p>1576.52356</text:p>
          </table:table-cell>
          <table:table-cell office:value-type="float" office:value="1564.858765" calcext:value-type="float">
            <text:p>1564.858765</text:p>
          </table:table-cell>
          <table:table-cell office:value-type="float" office:value="1577.456909" calcext:value-type="float">
            <text:p>1577.456909</text:p>
          </table:table-cell>
          <table:table-cell table:number-columns-repeated="13"/>
        </table:table-row>
        <table:table-row table:style-name="ro1">
          <table:table-cell office:value-type="float" office:value="268.2" calcext:value-type="float">
            <text:p>268.2</text:p>
          </table:table-cell>
          <table:table-cell office:value-type="float" office:value="1555.110352" calcext:value-type="float">
            <text:p>1555.110352</text:p>
          </table:table-cell>
          <table:table-cell office:value-type="float" office:value="1585.296265" calcext:value-type="float">
            <text:p>1585.296265</text:p>
          </table:table-cell>
          <table:table-cell office:value-type="float" office:value="1551.881714" calcext:value-type="float">
            <text:p>1551.881714</text:p>
          </table:table-cell>
          <table:table-cell office:value-type="float" office:value="1590.446289" calcext:value-type="float">
            <text:p>1590.446289</text:p>
          </table:table-cell>
          <table:table-cell table:number-columns-repeated="13"/>
        </table:table-row>
        <table:table-row table:style-name="ro1">
          <table:table-cell office:value-type="float" office:value="268.4" calcext:value-type="float">
            <text:p>268.4</text:p>
          </table:table-cell>
          <table:table-cell office:value-type="float" office:value="1576.103271" calcext:value-type="float">
            <text:p>1576.103271</text:p>
          </table:table-cell>
          <table:table-cell office:value-type="float" office:value="1565.932739" calcext:value-type="float">
            <text:p>1565.932739</text:p>
          </table:table-cell>
          <table:table-cell office:value-type="float" office:value="1582.630005" calcext:value-type="float">
            <text:p>1582.630005</text:p>
          </table:table-cell>
          <table:table-cell office:value-type="float" office:value="1562.692139" calcext:value-type="float">
            <text:p>1562.692139</text:p>
          </table:table-cell>
          <table:table-cell table:number-columns-repeated="13"/>
        </table:table-row>
        <table:table-row table:style-name="ro1">
          <table:table-cell office:value-type="float" office:value="268.6" calcext:value-type="float">
            <text:p>268.6</text:p>
          </table:table-cell>
          <table:table-cell office:value-type="float" office:value="1580.863281" calcext:value-type="float">
            <text:p>1580.863281</text:p>
          </table:table-cell>
          <table:table-cell office:value-type="float" office:value="1569.945923" calcext:value-type="float">
            <text:p>1569.945923</text:p>
          </table:table-cell>
          <table:table-cell office:value-type="float" office:value="1582.312744" calcext:value-type="float">
            <text:p>1582.312744</text:p>
          </table:table-cell>
          <table:table-cell office:value-type="float" office:value="1566.755005" calcext:value-type="float">
            <text:p>1566.755005</text:p>
          </table:table-cell>
          <table:table-cell table:number-columns-repeated="13"/>
        </table:table-row>
        <table:table-row table:style-name="ro1">
          <table:table-cell office:value-type="float" office:value="268.8" calcext:value-type="float">
            <text:p>268.8</text:p>
          </table:table-cell>
          <table:table-cell office:value-type="float" office:value="1589.083496" calcext:value-type="float">
            <text:p>1589.083496</text:p>
          </table:table-cell>
          <table:table-cell office:value-type="float" office:value="1646.728271" calcext:value-type="float">
            <text:p>1646.728271</text:p>
          </table:table-cell>
          <table:table-cell office:value-type="float" office:value="1510.667236" calcext:value-type="float">
            <text:p>1510.667236</text:p>
          </table:table-cell>
          <table:table-cell office:value-type="float" office:value="1546.288208" calcext:value-type="float">
            <text:p>1546.288208</text:p>
          </table:table-cell>
          <table:table-cell table:number-columns-repeated="1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610.098999" calcext:value-type="float">
            <text:p>1610.098999</text:p>
          </table:table-cell>
          <table:table-cell office:value-type="float" office:value="1627.333862" calcext:value-type="float">
            <text:p>1627.333862</text:p>
          </table:table-cell>
          <table:table-cell office:value-type="float" office:value="1515.291504" calcext:value-type="float">
            <text:p>1515.291504</text:p>
          </table:table-cell>
          <table:table-cell office:value-type="float" office:value="1551.287964" calcext:value-type="float">
            <text:p>1551.287964</text:p>
          </table:table-cell>
          <table:table-cell table:number-columns-repeated="13"/>
        </table:table-row>
        <table:table-row table:style-name="ro1">
          <table:table-cell office:value-type="float" office:value="269.2" calcext:value-type="float">
            <text:p>269.2</text:p>
          </table:table-cell>
          <table:table-cell office:value-type="float" office:value="1587.083008" calcext:value-type="float">
            <text:p>1587.083008</text:p>
          </table:table-cell>
          <table:table-cell office:value-type="float" office:value="1591.931885" calcext:value-type="float">
            <text:p>1591.931885</text:p>
          </table:table-cell>
          <table:table-cell office:value-type="float" office:value="1583.509277" calcext:value-type="float">
            <text:p>1583.509277</text:p>
          </table:table-cell>
          <table:table-cell office:value-type="float" office:value="1595.882446" calcext:value-type="float">
            <text:p>1595.882446</text:p>
          </table:table-cell>
          <table:table-cell table:number-columns-repeated="13"/>
        </table:table-row>
        <table:table-row table:style-name="ro1">
          <table:table-cell office:value-type="float" office:value="269.4" calcext:value-type="float">
            <text:p>269.4</text:p>
          </table:table-cell>
          <table:table-cell office:value-type="float" office:value="1608.910156" calcext:value-type="float">
            <text:p>1608.910156</text:p>
          </table:table-cell>
          <table:table-cell office:value-type="float" office:value="1618.288086" calcext:value-type="float">
            <text:p>1618.288086</text:p>
          </table:table-cell>
          <table:table-cell office:value-type="float" office:value="1616.422974" calcext:value-type="float">
            <text:p>1616.422974</text:p>
          </table:table-cell>
          <table:table-cell office:value-type="float" office:value="1631.880615" calcext:value-type="float">
            <text:p>1631.880615</text:p>
          </table:table-cell>
          <table:table-cell table:number-columns-repeated="13"/>
        </table:table-row>
        <table:table-row table:style-name="ro1">
          <table:table-cell office:value-type="float" office:value="269.6" calcext:value-type="float">
            <text:p>269.6</text:p>
          </table:table-cell>
          <table:table-cell office:value-type="float" office:value="1652.536865" calcext:value-type="float">
            <text:p>1652.536865</text:p>
          </table:table-cell>
          <table:table-cell office:value-type="float" office:value="1655.598022" calcext:value-type="float">
            <text:p>1655.598022</text:p>
          </table:table-cell>
          <table:table-cell office:value-type="float" office:value="1671.18042" calcext:value-type="float">
            <text:p>1671.18042</text:p>
          </table:table-cell>
          <table:table-cell office:value-type="float" office:value="1660.610962" calcext:value-type="float">
            <text:p>1660.610962</text:p>
          </table:table-cell>
          <table:table-cell table:number-columns-repeated="13"/>
        </table:table-row>
        <table:table-row table:style-name="ro1">
          <table:table-cell office:value-type="float" office:value="269.8" calcext:value-type="float">
            <text:p>269.8</text:p>
          </table:table-cell>
          <table:table-cell office:value-type="float" office:value="1685.685059" calcext:value-type="float">
            <text:p>1685.685059</text:p>
          </table:table-cell>
          <table:table-cell office:value-type="float" office:value="1749.347046" calcext:value-type="float">
            <text:p>1749.347046</text:p>
          </table:table-cell>
          <table:table-cell office:value-type="float" office:value="1696.09082" calcext:value-type="float">
            <text:p>1696.09082</text:p>
          </table:table-cell>
          <table:table-cell office:value-type="float" office:value="1748.211548" calcext:value-type="float">
            <text:p>1748.211548</text:p>
          </table:table-cell>
          <table:table-cell table:number-columns-repeated="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22.141357" calcext:value-type="float">
            <text:p>1722.141357</text:p>
          </table:table-cell>
          <table:table-cell office:value-type="float" office:value="1743.244507" calcext:value-type="float">
            <text:p>1743.244507</text:p>
          </table:table-cell>
          <table:table-cell office:value-type="float" office:value="1735.875977" calcext:value-type="float">
            <text:p>1735.875977</text:p>
          </table:table-cell>
          <table:table-cell office:value-type="float" office:value="1737.362427" calcext:value-type="float">
            <text:p>1737.362427</text:p>
          </table:table-cell>
          <table:table-cell table:number-columns-repeated="13"/>
        </table:table-row>
        <table:table-row table:style-name="ro1">
          <table:table-cell office:value-type="float" office:value="270.2" calcext:value-type="float">
            <text:p>270.2</text:p>
          </table:table-cell>
          <table:table-cell office:value-type="float" office:value="1731.735962" calcext:value-type="float">
            <text:p>1731.735962</text:p>
          </table:table-cell>
          <table:table-cell office:value-type="float" office:value="1815.959473" calcext:value-type="float">
            <text:p>1815.959473</text:p>
          </table:table-cell>
          <table:table-cell office:value-type="float" office:value="1738.442749" calcext:value-type="float">
            <text:p>1738.442749</text:p>
          </table:table-cell>
          <table:table-cell office:value-type="float" office:value="1814.656494" calcext:value-type="float">
            <text:p>1814.656494</text:p>
          </table:table-cell>
          <table:table-cell table:number-columns-repeated="13"/>
        </table:table-row>
        <table:table-row table:style-name="ro1">
          <table:table-cell office:value-type="float" office:value="270.4" calcext:value-type="float">
            <text:p>270.4</text:p>
          </table:table-cell>
          <table:table-cell office:value-type="float" office:value="1734.464233" calcext:value-type="float">
            <text:p>1734.464233</text:p>
          </table:table-cell>
          <table:table-cell office:value-type="float" office:value="1838.220947" calcext:value-type="float">
            <text:p>1838.220947</text:p>
          </table:table-cell>
          <table:table-cell office:value-type="float" office:value="1742.54248" calcext:value-type="float">
            <text:p>1742.54248</text:p>
          </table:table-cell>
          <table:table-cell office:value-type="float" office:value="1839.526611" calcext:value-type="float">
            <text:p>1839.526611</text:p>
          </table:table-cell>
          <table:table-cell table:number-columns-repeated="13"/>
        </table:table-row>
        <table:table-row table:style-name="ro1">
          <table:table-cell office:value-type="float" office:value="270.6" calcext:value-type="float">
            <text:p>270.6</text:p>
          </table:table-cell>
          <table:table-cell office:value-type="float" office:value="1773.977417" calcext:value-type="float">
            <text:p>1773.977417</text:p>
          </table:table-cell>
          <table:table-cell office:value-type="float" office:value="1837.049683" calcext:value-type="float">
            <text:p>1837.049683</text:p>
          </table:table-cell>
          <table:table-cell office:value-type="float" office:value="1784.51001" calcext:value-type="float">
            <text:p>1784.51001</text:p>
          </table:table-cell>
          <table:table-cell office:value-type="float" office:value="1834.609009" calcext:value-type="float">
            <text:p>1834.609009</text:p>
          </table:table-cell>
          <table:table-cell table:number-columns-repeated="13"/>
        </table:table-row>
        <table:table-row table:style-name="ro1">
          <table:table-cell office:value-type="float" office:value="270.8" calcext:value-type="float">
            <text:p>270.8</text:p>
          </table:table-cell>
          <table:table-cell office:value-type="float" office:value="1803.82019" calcext:value-type="float">
            <text:p>1803.82019</text:p>
          </table:table-cell>
          <table:table-cell office:value-type="float" office:value="1858.541504" calcext:value-type="float">
            <text:p>1858.541504</text:p>
          </table:table-cell>
          <table:table-cell office:value-type="float" office:value="1822.960205" calcext:value-type="float">
            <text:p>1822.960205</text:p>
          </table:table-cell>
          <table:table-cell office:value-type="float" office:value="1845.231812" calcext:value-type="float">
            <text:p>1845.231812</text:p>
          </table:table-cell>
          <table:table-cell table:number-columns-repeated="1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819.539551" calcext:value-type="float">
            <text:p>1819.539551</text:p>
          </table:table-cell>
          <table:table-cell office:value-type="float" office:value="1934.333252" calcext:value-type="float">
            <text:p>1934.333252</text:p>
          </table:table-cell>
          <table:table-cell office:value-type="float" office:value="1831.185669" calcext:value-type="float">
            <text:p>1831.185669</text:p>
          </table:table-cell>
          <table:table-cell office:value-type="float" office:value="1927.166138" calcext:value-type="float">
            <text:p>1927.166138</text:p>
          </table:table-cell>
          <table:table-cell table:number-columns-repeated="13"/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1831.990845" calcext:value-type="float">
            <text:p>1831.990845</text:p>
          </table:table-cell>
          <table:table-cell office:value-type="float" office:value="1921.691895" calcext:value-type="float">
            <text:p>1921.691895</text:p>
          </table:table-cell>
          <table:table-cell office:value-type="float" office:value="1850.872192" calcext:value-type="float">
            <text:p>1850.872192</text:p>
          </table:table-cell>
          <table:table-cell office:value-type="float" office:value="1911.94458" calcext:value-type="float">
            <text:p>1911.94458</text:p>
          </table:table-cell>
          <table:table-cell table:number-columns-repeated="13"/>
        </table:table-row>
        <table:table-row table:style-name="ro1">
          <table:table-cell office:value-type="float" office:value="271.4" calcext:value-type="float">
            <text:p>271.4</text:p>
          </table:table-cell>
          <table:table-cell office:value-type="float" office:value="1844.849365" calcext:value-type="float">
            <text:p>1844.849365</text:p>
          </table:table-cell>
          <table:table-cell office:value-type="float" office:value="1946.116821" calcext:value-type="float">
            <text:p>1946.116821</text:p>
          </table:table-cell>
          <table:table-cell office:value-type="float" office:value="1858.533447" calcext:value-type="float">
            <text:p>1858.533447</text:p>
          </table:table-cell>
          <table:table-cell office:value-type="float" office:value="1941.232666" calcext:value-type="float">
            <text:p>1941.232666</text:p>
          </table:table-cell>
          <table:table-cell table:number-columns-repeated="13"/>
        </table:table-row>
        <table:table-row table:style-name="ro1">
          <table:table-cell office:value-type="float" office:value="271.6" calcext:value-type="float">
            <text:p>271.6</text:p>
          </table:table-cell>
          <table:table-cell office:value-type="float" office:value="1852.82959" calcext:value-type="float">
            <text:p>1852.82959</text:p>
          </table:table-cell>
          <table:table-cell office:value-type="float" office:value="1979.041504" calcext:value-type="float">
            <text:p>1979.041504</text:p>
          </table:table-cell>
          <table:table-cell office:value-type="float" office:value="1856.450195" calcext:value-type="float">
            <text:p>1856.450195</text:p>
          </table:table-cell>
          <table:table-cell office:value-type="float" office:value="1989.453857" calcext:value-type="float">
            <text:p>1989.453857</text:p>
          </table:table-cell>
          <table:table-cell table:number-columns-repeated="13"/>
        </table:table-row>
        <table:table-row table:style-name="ro1">
          <table:table-cell office:value-type="float" office:value="271.8" calcext:value-type="float">
            <text:p>271.8</text:p>
          </table:table-cell>
          <table:table-cell office:value-type="float" office:value="1846.104126" calcext:value-type="float">
            <text:p>1846.104126</text:p>
          </table:table-cell>
          <table:table-cell office:value-type="float" office:value="1940.376953" calcext:value-type="float">
            <text:p>1940.376953</text:p>
          </table:table-cell>
          <table:table-cell office:value-type="float" office:value="1856.697754" calcext:value-type="float">
            <text:p>1856.697754</text:p>
          </table:table-cell>
          <table:table-cell office:value-type="float" office:value="1946.758423" calcext:value-type="float">
            <text:p>1946.758423</text:p>
          </table:table-cell>
          <table:table-cell table:number-columns-repeated="1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27.489624" calcext:value-type="float">
            <text:p>1827.489624</text:p>
          </table:table-cell>
          <table:table-cell office:value-type="float" office:value="1967.508301" calcext:value-type="float">
            <text:p>1967.508301</text:p>
          </table:table-cell>
          <table:table-cell office:value-type="float" office:value="1842.103882" calcext:value-type="float">
            <text:p>1842.103882</text:p>
          </table:table-cell>
          <table:table-cell office:value-type="float" office:value="1963.992188" calcext:value-type="float">
            <text:p>1963.992188</text:p>
          </table:table-cell>
          <table:table-cell table:number-columns-repeated="13"/>
        </table:table-row>
        <table:table-row table:style-name="ro1">
          <table:table-cell office:value-type="float" office:value="272.2" calcext:value-type="float">
            <text:p>272.2</text:p>
          </table:table-cell>
          <table:table-cell office:value-type="float" office:value="1819.055664" calcext:value-type="float">
            <text:p>1819.055664</text:p>
          </table:table-cell>
          <table:table-cell office:value-type="float" office:value="1985.056519" calcext:value-type="float">
            <text:p>1985.056519</text:p>
          </table:table-cell>
          <table:table-cell office:value-type="float" office:value="1834.802002" calcext:value-type="float">
            <text:p>1834.802002</text:p>
          </table:table-cell>
          <table:table-cell office:value-type="float" office:value="1966.588867" calcext:value-type="float">
            <text:p>1966.588867</text:p>
          </table:table-cell>
          <table:table-cell table:number-columns-repeated="13"/>
        </table:table-row>
        <table:table-row table:style-name="ro1">
          <table:table-cell office:value-type="float" office:value="272.4" calcext:value-type="float">
            <text:p>272.4</text:p>
          </table:table-cell>
          <table:table-cell office:value-type="float" office:value="1848.492432" calcext:value-type="float">
            <text:p>1848.492432</text:p>
          </table:table-cell>
          <table:table-cell office:value-type="float" office:value="1957.499268" calcext:value-type="float">
            <text:p>1957.499268</text:p>
          </table:table-cell>
          <table:table-cell office:value-type="float" office:value="1860.968262" calcext:value-type="float">
            <text:p>1860.968262</text:p>
          </table:table-cell>
          <table:table-cell office:value-type="float" office:value="1953.039429" calcext:value-type="float">
            <text:p>1953.039429</text:p>
          </table:table-cell>
          <table:table-cell table:number-columns-repeated="13"/>
        </table:table-row>
        <table:table-row table:style-name="ro1">
          <table:table-cell office:value-type="float" office:value="272.6" calcext:value-type="float">
            <text:p>272.6</text:p>
          </table:table-cell>
          <table:table-cell office:value-type="float" office:value="1854.598267" calcext:value-type="float">
            <text:p>1854.598267</text:p>
          </table:table-cell>
          <table:table-cell office:value-type="float" office:value="1971.439575" calcext:value-type="float">
            <text:p>1971.439575</text:p>
          </table:table-cell>
          <table:table-cell office:value-type="float" office:value="1867.822754" calcext:value-type="float">
            <text:p>1867.822754</text:p>
          </table:table-cell>
          <table:table-cell office:value-type="float" office:value="1966.339355" calcext:value-type="float">
            <text:p>1966.339355</text:p>
          </table:table-cell>
          <table:table-cell table:number-columns-repeated="13"/>
        </table:table-row>
        <table:table-row table:style-name="ro1">
          <table:table-cell office:value-type="float" office:value="272.8" calcext:value-type="float">
            <text:p>272.8</text:p>
          </table:table-cell>
          <table:table-cell office:value-type="float" office:value="1825.176392" calcext:value-type="float">
            <text:p>1825.176392</text:p>
          </table:table-cell>
          <table:table-cell office:value-type="float" office:value="1993.364868" calcext:value-type="float">
            <text:p>1993.364868</text:p>
          </table:table-cell>
          <table:table-cell office:value-type="float" office:value="1838.168213" calcext:value-type="float">
            <text:p>1838.168213</text:p>
          </table:table-cell>
          <table:table-cell office:value-type="float" office:value="1988.268555" calcext:value-type="float">
            <text:p>1988.268555</text:p>
          </table:table-cell>
          <table:table-cell table:number-columns-repeated="1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838.658081" calcext:value-type="float">
            <text:p>1838.658081</text:p>
          </table:table-cell>
          <table:table-cell office:value-type="float" office:value="1943.182495" calcext:value-type="float">
            <text:p>1943.182495</text:p>
          </table:table-cell>
          <table:table-cell office:value-type="float" office:value="1861.06665" calcext:value-type="float">
            <text:p>1861.06665</text:p>
          </table:table-cell>
          <table:table-cell office:value-type="float" office:value="1934.714844" calcext:value-type="float">
            <text:p>1934.714844</text:p>
          </table:table-cell>
          <table:table-cell table:number-columns-repeated="13"/>
        </table:table-row>
        <table:table-row table:style-name="ro1">
          <table:table-cell office:value-type="float" office:value="273.2" calcext:value-type="float">
            <text:p>273.2</text:p>
          </table:table-cell>
          <table:table-cell office:value-type="float" office:value="1867.067139" calcext:value-type="float">
            <text:p>1867.067139</text:p>
          </table:table-cell>
          <table:table-cell office:value-type="float" office:value="1960.525757" calcext:value-type="float">
            <text:p>1960.525757</text:p>
          </table:table-cell>
          <table:table-cell office:value-type="float" office:value="1882.315796" calcext:value-type="float">
            <text:p>1882.315796</text:p>
          </table:table-cell>
          <table:table-cell office:value-type="float" office:value="1950.559082" calcext:value-type="float">
            <text:p>1950.559082</text:p>
          </table:table-cell>
          <table:table-cell table:number-columns-repeated="13"/>
        </table:table-row>
        <table:table-row table:style-name="ro1">
          <table:table-cell office:value-type="float" office:value="273.4" calcext:value-type="float">
            <text:p>273.4</text:p>
          </table:table-cell>
          <table:table-cell office:value-type="float" office:value="1784.898926" calcext:value-type="float">
            <text:p>1784.898926</text:p>
          </table:table-cell>
          <table:table-cell office:value-type="float" office:value="1997.402222" calcext:value-type="float">
            <text:p>1997.402222</text:p>
          </table:table-cell>
          <table:table-cell office:value-type="float" office:value="1792.973633" calcext:value-type="float">
            <text:p>1792.973633</text:p>
          </table:table-cell>
          <table:table-cell office:value-type="float" office:value="1998.499268" calcext:value-type="float">
            <text:p>1998.499268</text:p>
          </table:table-cell>
          <table:table-cell table:number-columns-repeated="13"/>
        </table:table-row>
        <table:table-row table:style-name="ro1">
          <table:table-cell office:value-type="float" office:value="273.6" calcext:value-type="float">
            <text:p>273.6</text:p>
          </table:table-cell>
          <table:table-cell office:value-type="float" office:value="1845.988281" calcext:value-type="float">
            <text:p>1845.988281</text:p>
          </table:table-cell>
          <table:table-cell office:value-type="float" office:value="1957.707886" calcext:value-type="float">
            <text:p>1957.707886</text:p>
          </table:table-cell>
          <table:table-cell office:value-type="float" office:value="1869.175293" calcext:value-type="float">
            <text:p>1869.175293</text:p>
          </table:table-cell>
          <table:table-cell office:value-type="float" office:value="1947.939941" calcext:value-type="float">
            <text:p>1947.939941</text:p>
          </table:table-cell>
          <table:table-cell table:number-columns-repeated="13"/>
        </table:table-row>
        <table:table-row table:style-name="ro1">
          <table:table-cell office:value-type="float" office:value="273.8" calcext:value-type="float">
            <text:p>273.8</text:p>
          </table:table-cell>
          <table:table-cell office:value-type="float" office:value="1871.670532" calcext:value-type="float">
            <text:p>1871.670532</text:p>
          </table:table-cell>
          <table:table-cell office:value-type="float" office:value="1956.186035" calcext:value-type="float">
            <text:p>1956.186035</text:p>
          </table:table-cell>
          <table:table-cell office:value-type="float" office:value="1889.091797" calcext:value-type="float">
            <text:p>1889.091797</text:p>
          </table:table-cell>
          <table:table-cell office:value-type="float" office:value="1946.063721" calcext:value-type="float">
            <text:p>1946.063721</text:p>
          </table:table-cell>
          <table:table-cell table:number-columns-repeated="1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809.841309" calcext:value-type="float">
            <text:p>1809.841309</text:p>
          </table:table-cell>
          <table:table-cell office:value-type="float" office:value="1998.121094" calcext:value-type="float">
            <text:p>1998.121094</text:p>
          </table:table-cell>
          <table:table-cell office:value-type="float" office:value="1815.889404" calcext:value-type="float">
            <text:p>1815.889404</text:p>
          </table:table-cell>
          <table:table-cell office:value-type="float" office:value="1998.706909" calcext:value-type="float">
            <text:p>1998.706909</text:p>
          </table:table-cell>
          <table:table-cell table:number-columns-repeated="13"/>
        </table:table-row>
        <table:table-row table:style-name="ro1">
          <table:table-cell office:value-type="float" office:value="274.2" calcext:value-type="float">
            <text:p>274.2</text:p>
          </table:table-cell>
          <table:table-cell office:value-type="float" office:value="1848.241089" calcext:value-type="float">
            <text:p>1848.241089</text:p>
          </table:table-cell>
          <table:table-cell office:value-type="float" office:value="1997.126465" calcext:value-type="float">
            <text:p>1997.126465</text:p>
          </table:table-cell>
          <table:table-cell office:value-type="float" office:value="1862.005737" calcext:value-type="float">
            <text:p>1862.005737</text:p>
          </table:table-cell>
          <table:table-cell office:value-type="float" office:value="1993.507324" calcext:value-type="float">
            <text:p>1993.507324</text:p>
          </table:table-cell>
          <table:table-cell table:number-columns-repeated="13"/>
        </table:table-row>
        <table:table-row table:style-name="ro1">
          <table:table-cell office:value-type="float" office:value="274.4" calcext:value-type="float">
            <text:p>274.4</text:p>
          </table:table-cell>
          <table:table-cell office:value-type="float" office:value="1860.874756" calcext:value-type="float">
            <text:p>1860.874756</text:p>
          </table:table-cell>
          <table:table-cell office:value-type="float" office:value="1935.176514" calcext:value-type="float">
            <text:p>1935.176514</text:p>
          </table:table-cell>
          <table:table-cell office:value-type="float" office:value="1884.778931" calcext:value-type="float">
            <text:p>1884.778931</text:p>
          </table:table-cell>
          <table:table-cell office:value-type="float" office:value="1921.914185" calcext:value-type="float">
            <text:p>1921.914185</text:p>
          </table:table-cell>
          <table:table-cell table:number-columns-repeated="13"/>
        </table:table-row>
        <table:table-row table:style-name="ro1">
          <table:table-cell office:value-type="float" office:value="274.6" calcext:value-type="float">
            <text:p>274.6</text:p>
          </table:table-cell>
          <table:table-cell office:value-type="float" office:value="1850.301636" calcext:value-type="float">
            <text:p>1850.301636</text:p>
          </table:table-cell>
          <table:table-cell office:value-type="float" office:value="1981.995117" calcext:value-type="float">
            <text:p>1981.995117</text:p>
          </table:table-cell>
          <table:table-cell office:value-type="float" office:value="1862.30957" calcext:value-type="float">
            <text:p>1862.30957</text:p>
          </table:table-cell>
          <table:table-cell office:value-type="float" office:value="1983.445312" calcext:value-type="float">
            <text:p>1983.445312</text:p>
          </table:table-cell>
          <table:table-cell table:number-columns-repeated="13"/>
        </table:table-row>
        <table:table-row table:style-name="ro1">
          <table:table-cell office:value-type="float" office:value="274.8" calcext:value-type="float">
            <text:p>274.8</text:p>
          </table:table-cell>
          <table:table-cell office:value-type="float" office:value="1810.568115" calcext:value-type="float">
            <text:p>1810.568115</text:p>
          </table:table-cell>
          <table:table-cell office:value-type="float" office:value="1997.301392" calcext:value-type="float">
            <text:p>1997.301392</text:p>
          </table:table-cell>
          <table:table-cell office:value-type="float" office:value="1823.623657" calcext:value-type="float">
            <text:p>1823.623657</text:p>
          </table:table-cell>
          <table:table-cell office:value-type="float" office:value="1993.77356" calcext:value-type="float">
            <text:p>1993.77356</text:p>
          </table:table-cell>
          <table:table-cell table:number-columns-repeated="1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851.852051" calcext:value-type="float">
            <text:p>1851.852051</text:p>
          </table:table-cell>
          <table:table-cell office:value-type="float" office:value="1950.946899" calcext:value-type="float">
            <text:p>1950.946899</text:p>
          </table:table-cell>
          <table:table-cell office:value-type="float" office:value="1877.489502" calcext:value-type="float">
            <text:p>1877.489502</text:p>
          </table:table-cell>
          <table:table-cell office:value-type="float" office:value="1936.255859" calcext:value-type="float">
            <text:p>1936.255859</text:p>
          </table:table-cell>
          <table:table-cell table:number-columns-repeated="13"/>
        </table:table-row>
        <table:table-row table:style-name="ro1">
          <table:table-cell office:value-type="float" office:value="275.2" calcext:value-type="float">
            <text:p>275.2</text:p>
          </table:table-cell>
          <table:table-cell office:value-type="float" office:value="1868.992432" calcext:value-type="float">
            <text:p>1868.992432</text:p>
          </table:table-cell>
          <table:table-cell office:value-type="float" office:value="1967.404541" calcext:value-type="float">
            <text:p>1967.404541</text:p>
          </table:table-cell>
          <table:table-cell office:value-type="float" office:value="1883.47583" calcext:value-type="float">
            <text:p>1883.47583</text:p>
          </table:table-cell>
          <table:table-cell office:value-type="float" office:value="1959.699219" calcext:value-type="float">
            <text:p>1959.699219</text:p>
          </table:table-cell>
          <table:table-cell table:number-columns-repeated="13"/>
        </table:table-row>
        <table:table-row table:style-name="ro1">
          <table:table-cell office:value-type="float" office:value="275.4" calcext:value-type="float">
            <text:p>275.4</text:p>
          </table:table-cell>
          <table:table-cell office:value-type="float" office:value="1817.372559" calcext:value-type="float">
            <text:p>1817.372559</text:p>
          </table:table-cell>
          <table:table-cell office:value-type="float" office:value="1996.854004" calcext:value-type="float">
            <text:p>1996.854004</text:p>
          </table:table-cell>
          <table:table-cell office:value-type="float" office:value="1827.823242" calcext:value-type="float">
            <text:p>1827.823242</text:p>
          </table:table-cell>
          <table:table-cell office:value-type="float" office:value="1997.510498" calcext:value-type="float">
            <text:p>1997.510498</text:p>
          </table:table-cell>
          <table:table-cell table:number-columns-repeated="13"/>
        </table:table-row>
        <table:table-row table:style-name="ro1">
          <table:table-cell office:value-type="float" office:value="275.6" calcext:value-type="float">
            <text:p>275.6</text:p>
          </table:table-cell>
          <table:table-cell office:value-type="float" office:value="1867.875732" calcext:value-type="float">
            <text:p>1867.875732</text:p>
          </table:table-cell>
          <table:table-cell office:value-type="float" office:value="1995.867676" calcext:value-type="float">
            <text:p>1995.867676</text:p>
          </table:table-cell>
          <table:table-cell office:value-type="float" office:value="1889.424805" calcext:value-type="float">
            <text:p>1889.424805</text:p>
          </table:table-cell>
          <table:table-cell office:value-type="float" office:value="1988.908325" calcext:value-type="float">
            <text:p>1988.908325</text:p>
          </table:table-cell>
          <table:table-cell table:number-columns-repeated="13"/>
        </table:table-row>
        <table:table-row table:style-name="ro1">
          <table:table-cell office:value-type="float" office:value="275.8" calcext:value-type="float">
            <text:p>275.8</text:p>
          </table:table-cell>
          <table:table-cell office:value-type="float" office:value="1873.594727" calcext:value-type="float">
            <text:p>1873.594727</text:p>
          </table:table-cell>
          <table:table-cell office:value-type="float" office:value="1964.058594" calcext:value-type="float">
            <text:p>1964.058594</text:p>
          </table:table-cell>
          <table:table-cell office:value-type="float" office:value="1896.037598" calcext:value-type="float">
            <text:p>1896.037598</text:p>
          </table:table-cell>
          <table:table-cell office:value-type="float" office:value="1949.239624" calcext:value-type="float">
            <text:p>1949.239624</text:p>
          </table:table-cell>
          <table:table-cell table:number-columns-repeated="1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840.799194" calcext:value-type="float">
            <text:p>1840.799194</text:p>
          </table:table-cell>
          <table:table-cell office:value-type="float" office:value="1996.421509" calcext:value-type="float">
            <text:p>1996.421509</text:p>
          </table:table-cell>
          <table:table-cell office:value-type="float" office:value="1852.618774" calcext:value-type="float">
            <text:p>1852.618774</text:p>
          </table:table-cell>
          <table:table-cell office:value-type="float" office:value="1997.236328" calcext:value-type="float">
            <text:p>1997.236328</text:p>
          </table:table-cell>
          <table:table-cell table:number-columns-repeated="13"/>
        </table:table-row>
        <table:table-row table:style-name="ro1">
          <table:table-cell office:value-type="float" office:value="276.2" calcext:value-type="float">
            <text:p>276.2</text:p>
          </table:table-cell>
          <table:table-cell office:value-type="float" office:value="1822.06543" calcext:value-type="float">
            <text:p>1822.06543</text:p>
          </table:table-cell>
          <table:table-cell office:value-type="float" office:value="1996.802734" calcext:value-type="float">
            <text:p>1996.802734</text:p>
          </table:table-cell>
          <table:table-cell office:value-type="float" office:value="1838.184326" calcext:value-type="float">
            <text:p>1838.184326</text:p>
          </table:table-cell>
          <table:table-cell office:value-type="float" office:value="1991.972168" calcext:value-type="float">
            <text:p>1991.972168</text:p>
          </table:table-cell>
          <table:table-cell table:number-columns-repeated="13"/>
        </table:table-row>
        <table:table-row table:style-name="ro1">
          <table:table-cell office:value-type="float" office:value="276.4" calcext:value-type="float">
            <text:p>276.4</text:p>
          </table:table-cell>
          <table:table-cell office:value-type="float" office:value="1869.773193" calcext:value-type="float">
            <text:p>1869.773193</text:p>
          </table:table-cell>
          <table:table-cell office:value-type="float" office:value="1983.789551" calcext:value-type="float">
            <text:p>1983.789551</text:p>
          </table:table-cell>
          <table:table-cell office:value-type="float" office:value="1895.74353" calcext:value-type="float">
            <text:p>1895.74353</text:p>
          </table:table-cell>
          <table:table-cell office:value-type="float" office:value="1969.509521" calcext:value-type="float">
            <text:p>1969.509521</text:p>
          </table:table-cell>
          <table:table-cell table:number-columns-repeated="13"/>
        </table:table-row>
        <table:table-row table:style-name="ro1">
          <table:table-cell office:value-type="float" office:value="276.6" calcext:value-type="float">
            <text:p>276.6</text:p>
          </table:table-cell>
          <table:table-cell office:value-type="float" office:value="1874.572754" calcext:value-type="float">
            <text:p>1874.572754</text:p>
          </table:table-cell>
          <table:table-cell office:value-type="float" office:value="1986.873779" calcext:value-type="float">
            <text:p>1986.873779</text:p>
          </table:table-cell>
          <table:table-cell office:value-type="float" office:value="1887.252441" calcext:value-type="float">
            <text:p>1887.252441</text:p>
          </table:table-cell>
          <table:table-cell office:value-type="float" office:value="1983.442017" calcext:value-type="float">
            <text:p>1983.442017</text:p>
          </table:table-cell>
          <table:table-cell table:number-columns-repeated="13"/>
        </table:table-row>
        <table:table-row table:style-name="ro1">
          <table:table-cell office:value-type="float" office:value="276.8" calcext:value-type="float">
            <text:p>276.8</text:p>
          </table:table-cell>
          <table:table-cell office:value-type="float" office:value="1830.055908" calcext:value-type="float">
            <text:p>1830.055908</text:p>
          </table:table-cell>
          <table:table-cell office:value-type="float" office:value="1996.786743" calcext:value-type="float">
            <text:p>1996.786743</text:p>
          </table:table-cell>
          <table:table-cell office:value-type="float" office:value="1843.003052" calcext:value-type="float">
            <text:p>1843.003052</text:p>
          </table:table-cell>
          <table:table-cell office:value-type="float" office:value="1995.18457" calcext:value-type="float">
            <text:p>1995.18457</text:p>
          </table:table-cell>
          <table:table-cell table:number-columns-repeated="1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872.639404" calcext:value-type="float">
            <text:p>1872.639404</text:p>
          </table:table-cell>
          <table:table-cell office:value-type="float" office:value="1996.343384" calcext:value-type="float">
            <text:p>1996.343384</text:p>
          </table:table-cell>
          <table:table-cell office:value-type="float" office:value="1896.722046" calcext:value-type="float">
            <text:p>1896.722046</text:p>
          </table:table-cell>
          <table:table-cell office:value-type="float" office:value="1985.170898" calcext:value-type="float">
            <text:p>1985.170898</text:p>
          </table:table-cell>
          <table:table-cell table:number-columns-repeated="13"/>
        </table:table-row>
        <table:table-row table:style-name="ro1">
          <table:table-cell office:value-type="float" office:value="277.2" calcext:value-type="float">
            <text:p>277.2</text:p>
          </table:table-cell>
          <table:table-cell office:value-type="float" office:value="1872.710571" calcext:value-type="float">
            <text:p>1872.710571</text:p>
          </table:table-cell>
          <table:table-cell office:value-type="float" office:value="1980.844482" calcext:value-type="float">
            <text:p>1980.844482</text:p>
          </table:table-cell>
          <table:table-cell office:value-type="float" office:value="1892.935181" calcext:value-type="float">
            <text:p>1892.935181</text:p>
          </table:table-cell>
          <table:table-cell office:value-type="float" office:value="1969.578857" calcext:value-type="float">
            <text:p>1969.578857</text:p>
          </table:table-cell>
          <table:table-cell table:number-columns-repeated="13"/>
        </table:table-row>
        <table:table-row table:style-name="ro1">
          <table:table-cell office:value-type="float" office:value="277.4" calcext:value-type="float">
            <text:p>277.4</text:p>
          </table:table-cell>
          <table:table-cell office:value-type="float" office:value="1853.623291" calcext:value-type="float">
            <text:p>1853.623291</text:p>
          </table:table-cell>
          <table:table-cell office:value-type="float" office:value="1997.083252" calcext:value-type="float">
            <text:p>1997.083252</text:p>
          </table:table-cell>
          <table:table-cell office:value-type="float" office:value="1866.066406" calcext:value-type="float">
            <text:p>1866.066406</text:p>
          </table:table-cell>
          <table:table-cell office:value-type="float" office:value="1994.93811" calcext:value-type="float">
            <text:p>1994.93811</text:p>
          </table:table-cell>
          <table:table-cell table:number-columns-repeated="13"/>
        </table:table-row>
        <table:table-row table:style-name="ro1">
          <table:table-cell office:value-type="float" office:value="277.6" calcext:value-type="float">
            <text:p>277.6</text:p>
          </table:table-cell>
          <table:table-cell office:value-type="float" office:value="1855.658447" calcext:value-type="float">
            <text:p>1855.658447</text:p>
          </table:table-cell>
          <table:table-cell office:value-type="float" office:value="1996.248901" calcext:value-type="float">
            <text:p>1996.248901</text:p>
          </table:table-cell>
          <table:table-cell office:value-type="float" office:value="1869.403564" calcext:value-type="float">
            <text:p>1869.403564</text:p>
          </table:table-cell>
          <table:table-cell office:value-type="float" office:value="1995.747559" calcext:value-type="float">
            <text:p>1995.747559</text:p>
          </table:table-cell>
          <table:table-cell table:number-columns-repeated="13"/>
        </table:table-row>
        <table:table-row table:style-name="ro1">
          <table:table-cell office:value-type="float" office:value="277.8" calcext:value-type="float">
            <text:p>277.8</text:p>
          </table:table-cell>
          <table:table-cell office:value-type="float" office:value="1846.023926" calcext:value-type="float">
            <text:p>1846.023926</text:p>
          </table:table-cell>
          <table:table-cell office:value-type="float" office:value="1978.781494" calcext:value-type="float">
            <text:p>1978.781494</text:p>
          </table:table-cell>
          <table:table-cell office:value-type="float" office:value="1865.650513" calcext:value-type="float">
            <text:p>1865.650513</text:p>
          </table:table-cell>
          <table:table-cell office:value-type="float" office:value="1967.485718" calcext:value-type="float">
            <text:p>1967.485718</text:p>
          </table:table-cell>
          <table:table-cell table:number-columns-repeated="1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819.835815" calcext:value-type="float">
            <text:p>1819.835815</text:p>
          </table:table-cell>
          <table:table-cell office:value-type="float" office:value="1959.343872" calcext:value-type="float">
            <text:p>1959.343872</text:p>
          </table:table-cell>
          <table:table-cell office:value-type="float" office:value="1832.972168" calcext:value-type="float">
            <text:p>1832.972168</text:p>
          </table:table-cell>
          <table:table-cell office:value-type="float" office:value="1957.275391" calcext:value-type="float">
            <text:p>1957.275391</text:p>
          </table:table-cell>
          <table:table-cell table:number-columns-repeated="13"/>
        </table:table-row>
        <table:table-row table:style-name="ro1">
          <table:table-cell office:value-type="float" office:value="278.2" calcext:value-type="float">
            <text:p>278.2</text:p>
          </table:table-cell>
          <table:table-cell office:value-type="float" office:value="1771.682129" calcext:value-type="float">
            <text:p>1771.682129</text:p>
          </table:table-cell>
          <table:table-cell office:value-type="float" office:value="1948.070679" calcext:value-type="float">
            <text:p>1948.070679</text:p>
          </table:table-cell>
          <table:table-cell office:value-type="float" office:value="1776.228882" calcext:value-type="float">
            <text:p>1776.228882</text:p>
          </table:table-cell>
          <table:table-cell office:value-type="float" office:value="1954.117676" calcext:value-type="float">
            <text:p>1954.117676</text:p>
          </table:table-cell>
          <table:table-cell table:number-columns-repeated="13"/>
        </table:table-row>
        <table:table-row table:style-name="ro1">
          <table:table-cell office:value-type="float" office:value="278.4" calcext:value-type="float">
            <text:p>278.4</text:p>
          </table:table-cell>
          <table:table-cell office:value-type="float" office:value="1764.544189" calcext:value-type="float">
            <text:p>1764.544189</text:p>
          </table:table-cell>
          <table:table-cell office:value-type="float" office:value="1887.603271" calcext:value-type="float">
            <text:p>1887.603271</text:p>
          </table:table-cell>
          <table:table-cell office:value-type="float" office:value="1782.671265" calcext:value-type="float">
            <text:p>1782.671265</text:p>
          </table:table-cell>
          <table:table-cell office:value-type="float" office:value="1881.734009" calcext:value-type="float">
            <text:p>1881.734009</text:p>
          </table:table-cell>
          <table:table-cell table:number-columns-repeated="13"/>
        </table:table-row>
        <table:table-row table:style-name="ro1">
          <table:table-cell office:value-type="float" office:value="278.6" calcext:value-type="float">
            <text:p>278.6</text:p>
          </table:table-cell>
          <table:table-cell office:value-type="float" office:value="1755.472046" calcext:value-type="float">
            <text:p>1755.472046</text:p>
          </table:table-cell>
          <table:table-cell office:value-type="float" office:value="1868.918945" calcext:value-type="float">
            <text:p>1868.918945</text:p>
          </table:table-cell>
          <table:table-cell office:value-type="float" office:value="1768.245361" calcext:value-type="float">
            <text:p>1768.245361</text:p>
          </table:table-cell>
          <table:table-cell office:value-type="float" office:value="1867.699219" calcext:value-type="float">
            <text:p>1867.699219</text:p>
          </table:table-cell>
          <table:table-cell table:number-columns-repeated="13"/>
        </table:table-row>
        <table:table-row table:style-name="ro1">
          <table:table-cell office:value-type="float" office:value="278.8" calcext:value-type="float">
            <text:p>278.8</text:p>
          </table:table-cell>
          <table:table-cell office:value-type="float" office:value="1706.267944" calcext:value-type="float">
            <text:p>1706.267944</text:p>
          </table:table-cell>
          <table:table-cell office:value-type="float" office:value="1871.831055" calcext:value-type="float">
            <text:p>1871.831055</text:p>
          </table:table-cell>
          <table:table-cell office:value-type="float" office:value="1714.409912" calcext:value-type="float">
            <text:p>1714.409912</text:p>
          </table:table-cell>
          <table:table-cell office:value-type="float" office:value="1870.700562" calcext:value-type="float">
            <text:p>1870.700562</text:p>
          </table:table-cell>
          <table:table-cell table:number-columns-repeated="1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708.407715" calcext:value-type="float">
            <text:p>1708.407715</text:p>
          </table:table-cell>
          <table:table-cell office:value-type="float" office:value="1806.558594" calcext:value-type="float">
            <text:p>1806.558594</text:p>
          </table:table-cell>
          <table:table-cell office:value-type="float" office:value="1724.656128" calcext:value-type="float">
            <text:p>1724.656128</text:p>
          </table:table-cell>
          <table:table-cell office:value-type="float" office:value="1802.656494" calcext:value-type="float">
            <text:p>1802.656494</text:p>
          </table:table-cell>
          <table:table-cell table:number-columns-repeated="13"/>
        </table:table-row>
        <table:table-row table:style-name="ro1">
          <table:table-cell office:value-type="float" office:value="279.2" calcext:value-type="float">
            <text:p>279.2</text:p>
          </table:table-cell>
          <table:table-cell office:value-type="float" office:value="1696.742798" calcext:value-type="float">
            <text:p>1696.742798</text:p>
          </table:table-cell>
          <table:table-cell office:value-type="float" office:value="1802.804321" calcext:value-type="float">
            <text:p>1802.804321</text:p>
          </table:table-cell>
          <table:table-cell office:value-type="float" office:value="1698.641968" calcext:value-type="float">
            <text:p>1698.641968</text:p>
          </table:table-cell>
          <table:table-cell office:value-type="float" office:value="1802.32019" calcext:value-type="float">
            <text:p>1802.32019</text:p>
          </table:table-cell>
          <table:table-cell table:number-columns-repeated="13"/>
        </table:table-row>
        <table:table-row table:style-name="ro1">
          <table:table-cell office:value-type="float" office:value="279.4" calcext:value-type="float">
            <text:p>279.4</text:p>
          </table:table-cell>
          <table:table-cell office:value-type="float" office:value="1662.878174" calcext:value-type="float">
            <text:p>1662.878174</text:p>
          </table:table-cell>
          <table:table-cell office:value-type="float" office:value="1785.82251" calcext:value-type="float">
            <text:p>1785.82251</text:p>
          </table:table-cell>
          <table:table-cell office:value-type="float" office:value="1671.368042" calcext:value-type="float">
            <text:p>1671.368042</text:p>
          </table:table-cell>
          <table:table-cell office:value-type="float" office:value="1785.41333" calcext:value-type="float">
            <text:p>1785.41333</text:p>
          </table:table-cell>
          <table:table-cell table:number-columns-repeated="13"/>
        </table:table-row>
        <table:table-row table:style-name="ro1">
          <table:table-cell office:value-type="float" office:value="279.6" calcext:value-type="float">
            <text:p>279.6</text:p>
          </table:table-cell>
          <table:table-cell office:value-type="float" office:value="1663.080444" calcext:value-type="float">
            <text:p>1663.080444</text:p>
          </table:table-cell>
          <table:table-cell office:value-type="float" office:value="1770.005005" calcext:value-type="float">
            <text:p>1770.005005</text:p>
          </table:table-cell>
          <table:table-cell office:value-type="float" office:value="1680.472778" calcext:value-type="float">
            <text:p>1680.472778</text:p>
          </table:table-cell>
          <table:table-cell office:value-type="float" office:value="1745.351196" calcext:value-type="float">
            <text:p>1745.351196</text:p>
          </table:table-cell>
          <table:table-cell table:number-columns-repeated="13"/>
        </table:table-row>
        <table:table-row table:style-name="ro1">
          <table:table-cell office:value-type="float" office:value="279.8" calcext:value-type="float">
            <text:p>279.8</text:p>
          </table:table-cell>
          <table:table-cell office:value-type="float" office:value="1655.063721" calcext:value-type="float">
            <text:p>1655.063721</text:p>
          </table:table-cell>
          <table:table-cell office:value-type="float" office:value="1753.013306" calcext:value-type="float">
            <text:p>1753.013306</text:p>
          </table:table-cell>
          <table:table-cell office:value-type="float" office:value="1654.52002" calcext:value-type="float">
            <text:p>1654.52002</text:p>
          </table:table-cell>
          <table:table-cell office:value-type="float" office:value="1751.227783" calcext:value-type="float">
            <text:p>1751.227783</text:p>
          </table:table-cell>
          <table:table-cell table:number-columns-repeated="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38.864502" calcext:value-type="float">
            <text:p>1638.864502</text:p>
          </table:table-cell>
          <table:table-cell office:value-type="float" office:value="1732.717529" calcext:value-type="float">
            <text:p>1732.717529</text:p>
          </table:table-cell>
          <table:table-cell office:value-type="float" office:value="1653.575806" calcext:value-type="float">
            <text:p>1653.575806</text:p>
          </table:table-cell>
          <table:table-cell office:value-type="float" office:value="1733.297241" calcext:value-type="float">
            <text:p>1733.297241</text:p>
          </table:table-cell>
          <table:table-cell table:number-columns-repeated="13"/>
        </table:table-row>
        <table:table-row table:style-name="ro1">
          <table:table-cell office:value-type="float" office:value="280.2" calcext:value-type="float">
            <text:p>280.2</text:p>
          </table:table-cell>
          <table:table-cell office:value-type="float" office:value="1631.781128" calcext:value-type="float">
            <text:p>1631.781128</text:p>
          </table:table-cell>
          <table:table-cell office:value-type="float" office:value="1718.021362" calcext:value-type="float">
            <text:p>1718.021362</text:p>
          </table:table-cell>
          <table:table-cell office:value-type="float" office:value="1639.143311" calcext:value-type="float">
            <text:p>1639.143311</text:p>
          </table:table-cell>
          <table:table-cell office:value-type="float" office:value="1718.140991" calcext:value-type="float">
            <text:p>1718.140991</text:p>
          </table:table-cell>
          <table:table-cell table:number-columns-repeated="13"/>
        </table:table-row>
        <table:table-row table:style-name="ro1">
          <table:table-cell office:value-type="float" office:value="280.4" calcext:value-type="float">
            <text:p>280.4</text:p>
          </table:table-cell>
          <table:table-cell office:value-type="float" office:value="1626.517212" calcext:value-type="float">
            <text:p>1626.517212</text:p>
          </table:table-cell>
          <table:table-cell office:value-type="float" office:value="1705.586914" calcext:value-type="float">
            <text:p>1705.586914</text:p>
          </table:table-cell>
          <table:table-cell office:value-type="float" office:value="1635.033936" calcext:value-type="float">
            <text:p>1635.033936</text:p>
          </table:table-cell>
          <table:table-cell office:value-type="float" office:value="1702.523682" calcext:value-type="float">
            <text:p>1702.523682</text:p>
          </table:table-cell>
          <table:table-cell table:number-columns-repeated="13"/>
        </table:table-row>
        <table:table-row table:style-name="ro1">
          <table:table-cell office:value-type="float" office:value="280.6" calcext:value-type="float">
            <text:p>280.6</text:p>
          </table:table-cell>
          <table:table-cell office:value-type="float" office:value="1617.097534" calcext:value-type="float">
            <text:p>1617.097534</text:p>
          </table:table-cell>
          <table:table-cell office:value-type="float" office:value="1695.316406" calcext:value-type="float">
            <text:p>1695.316406</text:p>
          </table:table-cell>
          <table:table-cell office:value-type="float" office:value="1626.139771" calcext:value-type="float">
            <text:p>1626.139771</text:p>
          </table:table-cell>
          <table:table-cell office:value-type="float" office:value="1694.446777" calcext:value-type="float">
            <text:p>1694.446777</text:p>
          </table:table-cell>
          <table:table-cell table:number-columns-repeated="13"/>
        </table:table-row>
        <table:table-row table:style-name="ro1">
          <table:table-cell office:value-type="float" office:value="280.8" calcext:value-type="float">
            <text:p>280.8</text:p>
          </table:table-cell>
          <table:table-cell office:value-type="float" office:value="1607.989136" calcext:value-type="float">
            <text:p>1607.989136</text:p>
          </table:table-cell>
          <table:table-cell office:value-type="float" office:value="1693.656006" calcext:value-type="float">
            <text:p>1693.656006</text:p>
          </table:table-cell>
          <table:table-cell office:value-type="float" office:value="1620.410645" calcext:value-type="float">
            <text:p>1620.410645</text:p>
          </table:table-cell>
          <table:table-cell office:value-type="float" office:value="1678.316772" calcext:value-type="float">
            <text:p>1678.316772</text:p>
          </table:table-cell>
          <table:table-cell table:number-columns-repeated="1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3.61145" calcext:value-type="float">
            <text:p>1613.61145</text:p>
          </table:table-cell>
          <table:table-cell office:value-type="float" office:value="1669.068848" calcext:value-type="float">
            <text:p>1669.068848</text:p>
          </table:table-cell>
          <table:table-cell office:value-type="float" office:value="1609.884521" calcext:value-type="float">
            <text:p>1609.884521</text:p>
          </table:table-cell>
          <table:table-cell office:value-type="float" office:value="1673.479736" calcext:value-type="float">
            <text:p>1673.479736</text:p>
          </table:table-cell>
          <table:table-cell table:number-columns-repeated="13"/>
        </table:table-row>
        <table:table-row table:style-name="ro1">
          <table:table-cell office:value-type="float" office:value="281.2" calcext:value-type="float">
            <text:p>281.2</text:p>
          </table:table-cell>
          <table:table-cell office:value-type="float" office:value="1602.312378" calcext:value-type="float">
            <text:p>1602.312378</text:p>
          </table:table-cell>
          <table:table-cell office:value-type="float" office:value="1662.302368" calcext:value-type="float">
            <text:p>1662.302368</text:p>
          </table:table-cell>
          <table:table-cell office:value-type="float" office:value="1613.452881" calcext:value-type="float">
            <text:p>1613.452881</text:p>
          </table:table-cell>
          <table:table-cell office:value-type="float" office:value="1662.299927" calcext:value-type="float">
            <text:p>1662.299927</text:p>
          </table:table-cell>
          <table:table-cell table:number-columns-repeated="13"/>
        </table:table-row>
        <table:table-row table:style-name="ro1">
          <table:table-cell office:value-type="float" office:value="281.4" calcext:value-type="float">
            <text:p>281.4</text:p>
          </table:table-cell>
          <table:table-cell office:value-type="float" office:value="1600.6073" calcext:value-type="float">
            <text:p>1600.6073</text:p>
          </table:table-cell>
          <table:table-cell office:value-type="float" office:value="1652.379639" calcext:value-type="float">
            <text:p>1652.379639</text:p>
          </table:table-cell>
          <table:table-cell office:value-type="float" office:value="1603.501099" calcext:value-type="float">
            <text:p>1603.501099</text:p>
          </table:table-cell>
          <table:table-cell office:value-type="float" office:value="1653.282227" calcext:value-type="float">
            <text:p>1653.282227</text:p>
          </table:table-cell>
          <table:table-cell table:number-columns-repeated="13"/>
        </table:table-row>
        <table:table-row table:style-name="ro1">
          <table:table-cell office:value-type="float" office:value="281.6" calcext:value-type="float">
            <text:p>281.6</text:p>
          </table:table-cell>
          <table:table-cell office:value-type="float" office:value="1595.738525" calcext:value-type="float">
            <text:p>1595.738525</text:p>
          </table:table-cell>
          <table:table-cell office:value-type="float" office:value="1654.336792" calcext:value-type="float">
            <text:p>1654.336792</text:p>
          </table:table-cell>
          <table:table-cell office:value-type="float" office:value="1597.676514" calcext:value-type="float">
            <text:p>1597.676514</text:p>
          </table:table-cell>
          <table:table-cell office:value-type="float" office:value="1648.796753" calcext:value-type="float">
            <text:p>1648.796753</text:p>
          </table:table-cell>
          <table:table-cell table:number-columns-repeated="13"/>
        </table:table-row>
        <table:table-row table:style-name="ro1">
          <table:table-cell office:value-type="float" office:value="281.8" calcext:value-type="float">
            <text:p>281.8</text:p>
          </table:table-cell>
          <table:table-cell office:value-type="float" office:value="1593.140015" calcext:value-type="float">
            <text:p>1593.140015</text:p>
          </table:table-cell>
          <table:table-cell office:value-type="float" office:value="1642.636963" calcext:value-type="float">
            <text:p>1642.636963</text:p>
          </table:table-cell>
          <table:table-cell office:value-type="float" office:value="1598.304199" calcext:value-type="float">
            <text:p>1598.304199</text:p>
          </table:table-cell>
          <table:table-cell office:value-type="float" office:value="1641.19458" calcext:value-type="float">
            <text:p>1641.19458</text:p>
          </table:table-cell>
          <table:table-cell table:number-columns-repeated="1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593.174683" calcext:value-type="float">
            <text:p>1593.174683</text:p>
          </table:table-cell>
          <table:table-cell office:value-type="float" office:value="1633.070679" calcext:value-type="float">
            <text:p>1633.070679</text:p>
          </table:table-cell>
          <table:table-cell office:value-type="float" office:value="1592.481689" calcext:value-type="float">
            <text:p>1592.481689</text:p>
          </table:table-cell>
          <table:table-cell office:value-type="float" office:value="1637.2771" calcext:value-type="float">
            <text:p>1637.2771</text:p>
          </table:table-cell>
          <table:table-cell table:number-columns-repeated="13"/>
        </table:table-row>
        <table:table-row table:style-name="ro1">
          <table:table-cell office:value-type="float" office:value="282.2" calcext:value-type="float">
            <text:p>282.2</text:p>
          </table:table-cell>
          <table:table-cell office:value-type="float" office:value="1587.909424" calcext:value-type="float">
            <text:p>1587.909424</text:p>
          </table:table-cell>
          <table:table-cell office:value-type="float" office:value="1630.719727" calcext:value-type="float">
            <text:p>1630.719727</text:p>
          </table:table-cell>
          <table:table-cell office:value-type="float" office:value="1588.057129" calcext:value-type="float">
            <text:p>1588.057129</text:p>
          </table:table-cell>
          <table:table-cell office:value-type="float" office:value="1630.770508" calcext:value-type="float">
            <text:p>1630.770508</text:p>
          </table:table-cell>
          <table:table-cell table:number-columns-repeated="13"/>
        </table:table-row>
        <table:table-row table:style-name="ro1">
          <table:table-cell office:value-type="float" office:value="282.4" calcext:value-type="float">
            <text:p>282.4</text:p>
          </table:table-cell>
          <table:table-cell office:value-type="float" office:value="1585.694214" calcext:value-type="float">
            <text:p>1585.694214</text:p>
          </table:table-cell>
          <table:table-cell office:value-type="float" office:value="1627.064941" calcext:value-type="float">
            <text:p>1627.064941</text:p>
          </table:table-cell>
          <table:table-cell office:value-type="float" office:value="1587.089844" calcext:value-type="float">
            <text:p>1587.089844</text:p>
          </table:table-cell>
          <table:table-cell office:value-type="float" office:value="1620.748779" calcext:value-type="float">
            <text:p>1620.748779</text:p>
          </table:table-cell>
          <table:table-cell table:number-columns-repeated="13"/>
        </table:table-row>
        <table:table-row table:style-name="ro1">
          <table:table-cell office:value-type="float" office:value="282.6" calcext:value-type="float">
            <text:p>282.6</text:p>
          </table:table-cell>
          <table:table-cell office:value-type="float" office:value="1584.516113" calcext:value-type="float">
            <text:p>1584.516113</text:p>
          </table:table-cell>
          <table:table-cell office:value-type="float" office:value="1622.069214" calcext:value-type="float">
            <text:p>1622.069214</text:p>
          </table:table-cell>
          <table:table-cell office:value-type="float" office:value="1585.072266" calcext:value-type="float">
            <text:p>1585.072266</text:p>
          </table:table-cell>
          <table:table-cell office:value-type="float" office:value="1622.633301" calcext:value-type="float">
            <text:p>1622.633301</text:p>
          </table:table-cell>
          <table:table-cell table:number-columns-repeated="13"/>
        </table:table-row>
        <table:table-row table:style-name="ro1">
          <table:table-cell office:value-type="float" office:value="282.8" calcext:value-type="float">
            <text:p>282.8</text:p>
          </table:table-cell>
          <table:table-cell office:value-type="float" office:value="1578.764404" calcext:value-type="float">
            <text:p>1578.764404</text:p>
          </table:table-cell>
          <table:table-cell office:value-type="float" office:value="1614.973511" calcext:value-type="float">
            <text:p>1614.973511</text:p>
          </table:table-cell>
          <table:table-cell office:value-type="float" office:value="1585.311646" calcext:value-type="float">
            <text:p>1585.311646</text:p>
          </table:table-cell>
          <table:table-cell office:value-type="float" office:value="1617.172607" calcext:value-type="float">
            <text:p>1617.172607</text:p>
          </table:table-cell>
          <table:table-cell table:number-columns-repeated="1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579.805664" calcext:value-type="float">
            <text:p>1579.805664</text:p>
          </table:table-cell>
          <table:table-cell office:value-type="float" office:value="1611.257446" calcext:value-type="float">
            <text:p>1611.257446</text:p>
          </table:table-cell>
          <table:table-cell office:value-type="float" office:value="1581.378174" calcext:value-type="float">
            <text:p>1581.378174</text:p>
          </table:table-cell>
          <table:table-cell office:value-type="float" office:value="1608.531372" calcext:value-type="float">
            <text:p>1608.531372</text:p>
          </table:table-cell>
          <table:table-cell table:number-columns-repeated="13"/>
        </table:table-row>
        <table:table-row table:style-name="ro1">
          <table:table-cell office:value-type="float" office:value="283.2" calcext:value-type="float">
            <text:p>283.2</text:p>
          </table:table-cell>
          <table:table-cell office:value-type="float" office:value="1576.755249" calcext:value-type="float">
            <text:p>1576.755249</text:p>
          </table:table-cell>
          <table:table-cell office:value-type="float" office:value="1610.059326" calcext:value-type="float">
            <text:p>1610.059326</text:p>
          </table:table-cell>
          <table:table-cell office:value-type="float" office:value="1576.562866" calcext:value-type="float">
            <text:p>1576.562866</text:p>
          </table:table-cell>
          <table:table-cell office:value-type="float" office:value="1607.30249" calcext:value-type="float">
            <text:p>1607.30249</text:p>
          </table:table-cell>
          <table:table-cell table:number-columns-repeated="13"/>
        </table:table-row>
        <table:table-row table:style-name="ro1">
          <table:table-cell office:value-type="float" office:value="283.4" calcext:value-type="float">
            <text:p>283.4</text:p>
          </table:table-cell>
          <table:table-cell office:value-type="float" office:value="1571.887695" calcext:value-type="float">
            <text:p>1571.887695</text:p>
          </table:table-cell>
          <table:table-cell office:value-type="float" office:value="1606.881226" calcext:value-type="float">
            <text:p>1606.881226</text:p>
          </table:table-cell>
          <table:table-cell office:value-type="float" office:value="1580.263062" calcext:value-type="float">
            <text:p>1580.263062</text:p>
          </table:table-cell>
          <table:table-cell office:value-type="float" office:value="1603.161743" calcext:value-type="float">
            <text:p>1603.161743</text:p>
          </table:table-cell>
          <table:table-cell table:number-columns-repeated="13"/>
        </table:table-row>
        <table:table-row table:style-name="ro1">
          <table:table-cell office:value-type="float" office:value="283.6" calcext:value-type="float">
            <text:p>283.6</text:p>
          </table:table-cell>
          <table:table-cell office:value-type="float" office:value="1574.914795" calcext:value-type="float">
            <text:p>1574.914795</text:p>
          </table:table-cell>
          <table:table-cell office:value-type="float" office:value="1600.841309" calcext:value-type="float">
            <text:p>1600.841309</text:p>
          </table:table-cell>
          <table:table-cell office:value-type="float" office:value="1576.258301" calcext:value-type="float">
            <text:p>1576.258301</text:p>
          </table:table-cell>
          <table:table-cell office:value-type="float" office:value="1602.44519" calcext:value-type="float">
            <text:p>1602.44519</text:p>
          </table:table-cell>
          <table:table-cell table:number-columns-repeated="13"/>
        </table:table-row>
        <table:table-row table:style-name="ro1">
          <table:table-cell office:value-type="float" office:value="283.8" calcext:value-type="float">
            <text:p>283.8</text:p>
          </table:table-cell>
          <table:table-cell office:value-type="float" office:value="1575.278564" calcext:value-type="float">
            <text:p>1575.278564</text:p>
          </table:table-cell>
          <table:table-cell office:value-type="float" office:value="1599.884399" calcext:value-type="float">
            <text:p>1599.884399</text:p>
          </table:table-cell>
          <table:table-cell office:value-type="float" office:value="1572.183228" calcext:value-type="float">
            <text:p>1572.183228</text:p>
          </table:table-cell>
          <table:table-cell office:value-type="float" office:value="1600.601929" calcext:value-type="float">
            <text:p>1600.601929</text:p>
          </table:table-cell>
          <table:table-cell table:number-columns-repeated="1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575.81897" calcext:value-type="float">
            <text:p>1575.81897</text:p>
          </table:table-cell>
          <table:table-cell office:value-type="float" office:value="1593.438721" calcext:value-type="float">
            <text:p>1593.438721</text:p>
          </table:table-cell>
          <table:table-cell office:value-type="float" office:value="1578.453125" calcext:value-type="float">
            <text:p>1578.453125</text:p>
          </table:table-cell>
          <table:table-cell office:value-type="float" office:value="1593.806641" calcext:value-type="float">
            <text:p>1593.806641</text:p>
          </table:table-cell>
          <table:table-cell table:number-columns-repeated="13"/>
        </table:table-row>
        <table:table-row table:style-name="ro1">
          <table:table-cell office:value-type="float" office:value="284.2" calcext:value-type="float">
            <text:p>284.2</text:p>
          </table:table-cell>
          <table:table-cell office:value-type="float" office:value="1571.658936" calcext:value-type="float">
            <text:p>1571.658936</text:p>
          </table:table-cell>
          <table:table-cell office:value-type="float" office:value="1595.246826" calcext:value-type="float">
            <text:p>1595.246826</text:p>
          </table:table-cell>
          <table:table-cell office:value-type="float" office:value="1573.576538" calcext:value-type="float">
            <text:p>1573.576538</text:p>
          </table:table-cell>
          <table:table-cell office:value-type="float" office:value="1591.832275" calcext:value-type="float">
            <text:p>1591.832275</text:p>
          </table:table-cell>
          <table:table-cell table:number-columns-repeated="13"/>
        </table:table-row>
        <table:table-row table:style-name="ro1">
          <table:table-cell office:value-type="float" office:value="284.4" calcext:value-type="float">
            <text:p>284.4</text:p>
          </table:table-cell>
          <table:table-cell office:value-type="float" office:value="1572.110229" calcext:value-type="float">
            <text:p>1572.110229</text:p>
          </table:table-cell>
          <table:table-cell office:value-type="float" office:value="1590.31958" calcext:value-type="float">
            <text:p>1590.31958</text:p>
          </table:table-cell>
          <table:table-cell office:value-type="float" office:value="1573.932495" calcext:value-type="float">
            <text:p>1573.932495</text:p>
          </table:table-cell>
          <table:table-cell office:value-type="float" office:value="1589.602539" calcext:value-type="float">
            <text:p>1589.602539</text:p>
          </table:table-cell>
          <table:table-cell table:number-columns-repeated="13"/>
        </table:table-row>
        <table:table-row table:style-name="ro1">
          <table:table-cell office:value-type="float" office:value="284.6" calcext:value-type="float">
            <text:p>284.6</text:p>
          </table:table-cell>
          <table:table-cell office:value-type="float" office:value="1573.668213" calcext:value-type="float">
            <text:p>1573.668213</text:p>
          </table:table-cell>
          <table:table-cell office:value-type="float" office:value="1586.525391" calcext:value-type="float">
            <text:p>1586.525391</text:p>
          </table:table-cell>
          <table:table-cell office:value-type="float" office:value="1575.648193" calcext:value-type="float">
            <text:p>1575.648193</text:p>
          </table:table-cell>
          <table:table-cell office:value-type="float" office:value="1587.109863" calcext:value-type="float">
            <text:p>1587.109863</text:p>
          </table:table-cell>
          <table:table-cell table:number-columns-repeated="13"/>
        </table:table-row>
        <table:table-row table:style-name="ro1">
          <table:table-cell office:value-type="float" office:value="284.8" calcext:value-type="float">
            <text:p>284.8</text:p>
          </table:table-cell>
          <table:table-cell office:value-type="float" office:value="1566.819092" calcext:value-type="float">
            <text:p>1566.819092</text:p>
          </table:table-cell>
          <table:table-cell office:value-type="float" office:value="1588.82666" calcext:value-type="float">
            <text:p>1588.82666</text:p>
          </table:table-cell>
          <table:table-cell office:value-type="float" office:value="1568.817383" calcext:value-type="float">
            <text:p>1568.817383</text:p>
          </table:table-cell>
          <table:table-cell office:value-type="float" office:value="1586.237427" calcext:value-type="float">
            <text:p>1586.237427</text:p>
          </table:table-cell>
          <table:table-cell table:number-columns-repeated="1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570.283813" calcext:value-type="float">
            <text:p>1570.283813</text:p>
          </table:table-cell>
          <table:table-cell office:value-type="float" office:value="1587.395386" calcext:value-type="float">
            <text:p>1587.395386</text:p>
          </table:table-cell>
          <table:table-cell office:value-type="float" office:value="1569.437134" calcext:value-type="float">
            <text:p>1569.437134</text:p>
          </table:table-cell>
          <table:table-cell office:value-type="float" office:value="1587.00293" calcext:value-type="float">
            <text:p>1587.00293</text:p>
          </table:table-cell>
          <table:table-cell table:number-columns-repeated="13"/>
        </table:table-row>
        <table:table-row table:style-name="ro1">
          <table:table-cell office:value-type="float" office:value="285.2" calcext:value-type="float">
            <text:p>285.2</text:p>
          </table:table-cell>
          <table:table-cell office:value-type="float" office:value="1569.176636" calcext:value-type="float">
            <text:p>1569.176636</text:p>
          </table:table-cell>
          <table:table-cell office:value-type="float" office:value="1584.63269" calcext:value-type="float">
            <text:p>1584.63269</text:p>
          </table:table-cell>
          <table:table-cell office:value-type="float" office:value="1568.272461" calcext:value-type="float">
            <text:p>1568.272461</text:p>
          </table:table-cell>
          <table:table-cell office:value-type="float" office:value="1587.796631" calcext:value-type="float">
            <text:p>1587.796631</text:p>
          </table:table-cell>
          <table:table-cell table:number-columns-repeated="13"/>
        </table:table-row>
        <table:table-row table:style-name="ro1">
          <table:table-cell office:value-type="float" office:value="285.4" calcext:value-type="float">
            <text:p>285.4</text:p>
          </table:table-cell>
          <table:table-cell office:value-type="float" office:value="1564.87561" calcext:value-type="float">
            <text:p>1564.87561</text:p>
          </table:table-cell>
          <table:table-cell office:value-type="float" office:value="1581.838013" calcext:value-type="float">
            <text:p>1581.838013</text:p>
          </table:table-cell>
          <table:table-cell office:value-type="float" office:value="1569.158813" calcext:value-type="float">
            <text:p>1569.158813</text:p>
          </table:table-cell>
          <table:table-cell office:value-type="float" office:value="1583.941162" calcext:value-type="float">
            <text:p>1583.941162</text:p>
          </table:table-cell>
          <table:table-cell table:number-columns-repeated="13"/>
        </table:table-row>
        <table:table-row table:style-name="ro1">
          <table:table-cell office:value-type="float" office:value="285.6" calcext:value-type="float">
            <text:p>285.6</text:p>
          </table:table-cell>
          <table:table-cell office:value-type="float" office:value="1566.102783" calcext:value-type="float">
            <text:p>1566.102783</text:p>
          </table:table-cell>
          <table:table-cell office:value-type="float" office:value="1584.750366" calcext:value-type="float">
            <text:p>1584.750366</text:p>
          </table:table-cell>
          <table:table-cell office:value-type="float" office:value="1567.293701" calcext:value-type="float">
            <text:p>1567.293701</text:p>
          </table:table-cell>
          <table:table-cell office:value-type="float" office:value="1581.883911" calcext:value-type="float">
            <text:p>1581.883911</text:p>
          </table:table-cell>
          <table:table-cell table:number-columns-repeated="13"/>
        </table:table-row>
        <table:table-row table:style-name="ro1">
          <table:table-cell office:value-type="float" office:value="285.8" calcext:value-type="float">
            <text:p>285.8</text:p>
          </table:table-cell>
          <table:table-cell office:value-type="float" office:value="1569.488892" calcext:value-type="float">
            <text:p>1569.488892</text:p>
          </table:table-cell>
          <table:table-cell office:value-type="float" office:value="1578.797241" calcext:value-type="float">
            <text:p>1578.797241</text:p>
          </table:table-cell>
          <table:table-cell office:value-type="float" office:value="1566.739258" calcext:value-type="float">
            <text:p>1566.739258</text:p>
          </table:table-cell>
          <table:table-cell office:value-type="float" office:value="1580.863281" calcext:value-type="float">
            <text:p>1580.863281</text:p>
          </table:table-cell>
          <table:table-cell table:number-columns-repeated="1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566.373047" calcext:value-type="float">
            <text:p>1566.373047</text:p>
          </table:table-cell>
          <table:table-cell office:value-type="float" office:value="1577.209961" calcext:value-type="float">
            <text:p>1577.209961</text:p>
          </table:table-cell>
          <table:table-cell office:value-type="float" office:value="1569.056396" calcext:value-type="float">
            <text:p>1569.056396</text:p>
          </table:table-cell>
          <table:table-cell office:value-type="float" office:value="1576.71521" calcext:value-type="float">
            <text:p>1576.71521</text:p>
          </table:table-cell>
          <table:table-cell table:number-columns-repeated="13"/>
        </table:table-row>
        <table:table-row table:style-name="ro1">
          <table:table-cell office:value-type="float" office:value="286.2" calcext:value-type="float">
            <text:p>286.2</text:p>
          </table:table-cell>
          <table:table-cell office:value-type="float" office:value="1567.035767" calcext:value-type="float">
            <text:p>1567.035767</text:p>
          </table:table-cell>
          <table:table-cell office:value-type="float" office:value="1579.133423" calcext:value-type="float">
            <text:p>1579.133423</text:p>
          </table:table-cell>
          <table:table-cell office:value-type="float" office:value="1570.894531" calcext:value-type="float">
            <text:p>1570.894531</text:p>
          </table:table-cell>
          <table:table-cell office:value-type="float" office:value="1575.304199" calcext:value-type="float">
            <text:p>1575.304199</text:p>
          </table:table-cell>
          <table:table-cell table:number-columns-repeated="13"/>
        </table:table-row>
        <table:table-row table:style-name="ro1">
          <table:table-cell office:value-type="float" office:value="286.4" calcext:value-type="float">
            <text:p>286.4</text:p>
          </table:table-cell>
          <table:table-cell office:value-type="float" office:value="1566.2948" calcext:value-type="float">
            <text:p>1566.2948</text:p>
          </table:table-cell>
          <table:table-cell office:value-type="float" office:value="1579.374146" calcext:value-type="float">
            <text:p>1579.374146</text:p>
          </table:table-cell>
          <table:table-cell office:value-type="float" office:value="1567.204468" calcext:value-type="float">
            <text:p>1567.204468</text:p>
          </table:table-cell>
          <table:table-cell office:value-type="float" office:value="1576.31665" calcext:value-type="float">
            <text:p>1576.31665</text:p>
          </table:table-cell>
          <table:table-cell table:number-columns-repeated="13"/>
        </table:table-row>
        <table:table-row table:style-name="ro1">
          <table:table-cell office:value-type="float" office:value="286.6" calcext:value-type="float">
            <text:p>286.6</text:p>
          </table:table-cell>
          <table:table-cell office:value-type="float" office:value="1566.770874" calcext:value-type="float">
            <text:p>1566.770874</text:p>
          </table:table-cell>
          <table:table-cell office:value-type="float" office:value="1575.598145" calcext:value-type="float">
            <text:p>1575.598145</text:p>
          </table:table-cell>
          <table:table-cell office:value-type="float" office:value="1565.501099" calcext:value-type="float">
            <text:p>1565.501099</text:p>
          </table:table-cell>
          <table:table-cell office:value-type="float" office:value="1575.678711" calcext:value-type="float">
            <text:p>1575.678711</text:p>
          </table:table-cell>
          <table:table-cell table:number-columns-repeated="13"/>
        </table:table-row>
        <table:table-row table:style-name="ro1">
          <table:table-cell office:value-type="float" office:value="286.8" calcext:value-type="float">
            <text:p>286.8</text:p>
          </table:table-cell>
          <table:table-cell office:value-type="float" office:value="1565.516479" calcext:value-type="float">
            <text:p>1565.516479</text:p>
          </table:table-cell>
          <table:table-cell office:value-type="float" office:value="1574.850342" calcext:value-type="float">
            <text:p>1574.850342</text:p>
          </table:table-cell>
          <table:table-cell office:value-type="float" office:value="1565.322754" calcext:value-type="float">
            <text:p>1565.322754</text:p>
          </table:table-cell>
          <table:table-cell office:value-type="float" office:value="1573.713867" calcext:value-type="float">
            <text:p>1573.713867</text:p>
          </table:table-cell>
          <table:table-cell table:number-columns-repeated="1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564.20874" calcext:value-type="float">
            <text:p>1564.20874</text:p>
          </table:table-cell>
          <table:table-cell office:value-type="float" office:value="1573.457153" calcext:value-type="float">
            <text:p>1573.457153</text:p>
          </table:table-cell>
          <table:table-cell office:value-type="float" office:value="1564.87793" calcext:value-type="float">
            <text:p>1564.87793</text:p>
          </table:table-cell>
          <table:table-cell office:value-type="float" office:value="1577.092041" calcext:value-type="float">
            <text:p>1577.092041</text:p>
          </table:table-cell>
          <table:table-cell table:number-columns-repeated="13"/>
        </table:table-row>
        <table:table-row table:style-name="ro1">
          <table:table-cell office:value-type="float" office:value="287.2" calcext:value-type="float">
            <text:p>287.2</text:p>
          </table:table-cell>
          <table:table-cell office:value-type="float" office:value="1567.700439" calcext:value-type="float">
            <text:p>1567.700439</text:p>
          </table:table-cell>
          <table:table-cell office:value-type="float" office:value="1572.698975" calcext:value-type="float">
            <text:p>1572.698975</text:p>
          </table:table-cell>
          <table:table-cell office:value-type="float" office:value="1569.224731" calcext:value-type="float">
            <text:p>1569.224731</text:p>
          </table:table-cell>
          <table:table-cell office:value-type="float" office:value="1574.015381" calcext:value-type="float">
            <text:p>1574.015381</text:p>
          </table:table-cell>
          <table:table-cell table:number-columns-repeated="13"/>
        </table:table-row>
        <table:table-row table:style-name="ro1">
          <table:table-cell office:value-type="float" office:value="287.4" calcext:value-type="float">
            <text:p>287.4</text:p>
          </table:table-cell>
          <table:table-cell office:value-type="float" office:value="1549.768311" calcext:value-type="float">
            <text:p>1549.768311</text:p>
          </table:table-cell>
          <table:table-cell office:value-type="float" office:value="1589.700806" calcext:value-type="float">
            <text:p>1589.700806</text:p>
          </table:table-cell>
          <table:table-cell office:value-type="float" office:value="1552.526611" calcext:value-type="float">
            <text:p>1552.526611</text:p>
          </table:table-cell>
          <table:table-cell office:value-type="float" office:value="1585.868042" calcext:value-type="float">
            <text:p>1585.868042</text:p>
          </table:table-cell>
          <table:table-cell table:number-columns-repeated="13"/>
        </table:table-row>
        <table:table-row table:style-name="ro1">
          <table:table-cell office:value-type="float" office:value="287.6" calcext:value-type="float">
            <text:p>287.6</text:p>
          </table:table-cell>
          <table:table-cell office:value-type="float" office:value="1575.138672" calcext:value-type="float">
            <text:p>1575.138672</text:p>
          </table:table-cell>
          <table:table-cell office:value-type="float" office:value="1570.824097" calcext:value-type="float">
            <text:p>1570.824097</text:p>
          </table:table-cell>
          <table:table-cell office:value-type="float" office:value="1576.576538" calcext:value-type="float">
            <text:p>1576.576538</text:p>
          </table:table-cell>
          <table:table-cell office:value-type="float" office:value="1564.395264" calcext:value-type="float">
            <text:p>1564.395264</text:p>
          </table:table-cell>
          <table:table-cell table:number-columns-repeated="13"/>
        </table:table-row>
        <table:table-row table:style-name="ro1">
          <table:table-cell office:value-type="float" office:value="287.8" calcext:value-type="float">
            <text:p>287.8</text:p>
          </table:table-cell>
          <table:table-cell office:value-type="float" office:value="1594.930542" calcext:value-type="float">
            <text:p>1594.930542</text:p>
          </table:table-cell>
          <table:table-cell office:value-type="float" office:value="1582.176514" calcext:value-type="float">
            <text:p>1582.176514</text:p>
          </table:table-cell>
          <table:table-cell office:value-type="float" office:value="1555.982788" calcext:value-type="float">
            <text:p>1555.982788</text:p>
          </table:table-cell>
          <table:table-cell office:value-type="float" office:value="1566.448975" calcext:value-type="float">
            <text:p>1566.448975</text:p>
          </table:table-cell>
          <table:table-cell table:number-columns-repeated="1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91.29187" calcext:value-type="float">
            <text:p>1591.29187</text:p>
          </table:table-cell>
          <table:table-cell office:value-type="float" office:value="1635.352173" calcext:value-type="float">
            <text:p>1635.352173</text:p>
          </table:table-cell>
          <table:table-cell office:value-type="float" office:value="1528.187866" calcext:value-type="float">
            <text:p>1528.187866</text:p>
          </table:table-cell>
          <table:table-cell office:value-type="float" office:value="1546.487427" calcext:value-type="float">
            <text:p>1546.487427</text:p>
          </table:table-cell>
          <table:table-cell table:number-columns-repeated="13"/>
        </table:table-row>
        <table:table-row table:style-name="ro1">
          <table:table-cell office:value-type="float" office:value="288.2" calcext:value-type="float">
            <text:p>288.2</text:p>
          </table:table-cell>
          <table:table-cell office:value-type="float" office:value="1616.354614" calcext:value-type="float">
            <text:p>1616.354614</text:p>
          </table:table-cell>
          <table:table-cell office:value-type="float" office:value="1628.198975" calcext:value-type="float">
            <text:p>1628.198975</text:p>
          </table:table-cell>
          <table:table-cell office:value-type="float" office:value="1547.683594" calcext:value-type="float">
            <text:p>1547.683594</text:p>
          </table:table-cell>
          <table:table-cell office:value-type="float" office:value="1531.28064" calcext:value-type="float">
            <text:p>1531.28064</text:p>
          </table:table-cell>
          <table:table-cell table:number-columns-repeated="13"/>
        </table:table-row>
        <table:table-row table:style-name="ro1">
          <table:table-cell office:value-type="float" office:value="288.4" calcext:value-type="float">
            <text:p>288.4</text:p>
          </table:table-cell>
          <table:table-cell office:value-type="float" office:value="1611.730225" calcext:value-type="float">
            <text:p>1611.730225</text:p>
          </table:table-cell>
          <table:table-cell office:value-type="float" office:value="1670.703857" calcext:value-type="float">
            <text:p>1670.703857</text:p>
          </table:table-cell>
          <table:table-cell office:value-type="float" office:value="1542.73877" calcext:value-type="float">
            <text:p>1542.73877</text:p>
          </table:table-cell>
          <table:table-cell office:value-type="float" office:value="1572.226074" calcext:value-type="float">
            <text:p>1572.226074</text:p>
          </table:table-cell>
          <table:table-cell table:number-columns-repeated="13"/>
        </table:table-row>
        <table:table-row table:style-name="ro1">
          <table:table-cell office:value-type="float" office:value="288.6" calcext:value-type="float">
            <text:p>288.6</text:p>
          </table:table-cell>
          <table:table-cell office:value-type="float" office:value="1650.052002" calcext:value-type="float">
            <text:p>1650.052002</text:p>
          </table:table-cell>
          <table:table-cell office:value-type="float" office:value="1695.929443" calcext:value-type="float">
            <text:p>1695.929443</text:p>
          </table:table-cell>
          <table:table-cell office:value-type="float" office:value="1586.276489" calcext:value-type="float">
            <text:p>1586.276489</text:p>
          </table:table-cell>
          <table:table-cell office:value-type="float" office:value="1602.563477" calcext:value-type="float">
            <text:p>1602.563477</text:p>
          </table:table-cell>
          <table:table-cell table:number-columns-repeated="13"/>
        </table:table-row>
        <table:table-row table:style-name="ro1">
          <table:table-cell office:value-type="float" office:value="288.8" calcext:value-type="float">
            <text:p>288.8</text:p>
          </table:table-cell>
          <table:table-cell office:value-type="float" office:value="1683.346313" calcext:value-type="float">
            <text:p>1683.346313</text:p>
          </table:table-cell>
          <table:table-cell office:value-type="float" office:value="1724.993652" calcext:value-type="float">
            <text:p>1724.993652</text:p>
          </table:table-cell>
          <table:table-cell office:value-type="float" office:value="1634.663452" calcext:value-type="float">
            <text:p>1634.663452</text:p>
          </table:table-cell>
          <table:table-cell office:value-type="float" office:value="1669.912476" calcext:value-type="float">
            <text:p>1669.912476</text:p>
          </table:table-cell>
          <table:table-cell table:number-columns-repeated="1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716.665771" calcext:value-type="float">
            <text:p>1716.665771</text:p>
          </table:table-cell>
          <table:table-cell office:value-type="float" office:value="1666.329224" calcext:value-type="float">
            <text:p>1666.329224</text:p>
          </table:table-cell>
          <table:table-cell office:value-type="float" office:value="1685.282471" calcext:value-type="float">
            <text:p>1685.282471</text:p>
          </table:table-cell>
          <table:table-cell office:value-type="float" office:value="1664.153809" calcext:value-type="float">
            <text:p>1664.153809</text:p>
          </table:table-cell>
          <table:table-cell table:number-columns-repeated="13"/>
        </table:table-row>
        <table:table-row table:style-name="ro1">
          <table:table-cell office:value-type="float" office:value="289.2" calcext:value-type="float">
            <text:p>289.2</text:p>
          </table:table-cell>
          <table:table-cell office:value-type="float" office:value="1670.76355" calcext:value-type="float">
            <text:p>1670.76355</text:p>
          </table:table-cell>
          <table:table-cell office:value-type="float" office:value="1768.325439" calcext:value-type="float">
            <text:p>1768.325439</text:p>
          </table:table-cell>
          <table:table-cell office:value-type="float" office:value="1704.277344" calcext:value-type="float">
            <text:p>1704.277344</text:p>
          </table:table-cell>
          <table:table-cell office:value-type="float" office:value="1781.749268" calcext:value-type="float">
            <text:p>1781.749268</text:p>
          </table:table-cell>
          <table:table-cell table:number-columns-repeated="13"/>
        </table:table-row>
        <table:table-row table:style-name="ro1">
          <table:table-cell office:value-type="float" office:value="289.4" calcext:value-type="float">
            <text:p>289.4</text:p>
          </table:table-cell>
          <table:table-cell office:value-type="float" office:value="1692.532104" calcext:value-type="float">
            <text:p>1692.532104</text:p>
          </table:table-cell>
          <table:table-cell office:value-type="float" office:value="1763.094971" calcext:value-type="float">
            <text:p>1763.094971</text:p>
          </table:table-cell>
          <table:table-cell office:value-type="float" office:value="1698.072754" calcext:value-type="float">
            <text:p>1698.072754</text:p>
          </table:table-cell>
          <table:table-cell office:value-type="float" office:value="1773.459595" calcext:value-type="float">
            <text:p>1773.459595</text:p>
          </table:table-cell>
          <table:table-cell table:number-columns-repeated="13"/>
        </table:table-row>
        <table:table-row table:style-name="ro1">
          <table:table-cell office:value-type="float" office:value="289.6" calcext:value-type="float">
            <text:p>289.6</text:p>
          </table:table-cell>
          <table:table-cell office:value-type="float" office:value="1740.240723" calcext:value-type="float">
            <text:p>1740.240723</text:p>
          </table:table-cell>
          <table:table-cell office:value-type="float" office:value="1750.868774" calcext:value-type="float">
            <text:p>1750.868774</text:p>
          </table:table-cell>
          <table:table-cell office:value-type="float" office:value="1737.005493" calcext:value-type="float">
            <text:p>1737.005493</text:p>
          </table:table-cell>
          <table:table-cell office:value-type="float" office:value="1771.968018" calcext:value-type="float">
            <text:p>1771.968018</text:p>
          </table:table-cell>
          <table:table-cell table:number-columns-repeated="13"/>
        </table:table-row>
        <table:table-row table:style-name="ro1">
          <table:table-cell office:value-type="float" office:value="289.8" calcext:value-type="float">
            <text:p>289.8</text:p>
          </table:table-cell>
          <table:table-cell office:value-type="float" office:value="1754.1604" calcext:value-type="float">
            <text:p>1754.1604</text:p>
          </table:table-cell>
          <table:table-cell office:value-type="float" office:value="1828.953613" calcext:value-type="float">
            <text:p>1828.953613</text:p>
          </table:table-cell>
          <table:table-cell office:value-type="float" office:value="1758.743896" calcext:value-type="float">
            <text:p>1758.743896</text:p>
          </table:table-cell>
          <table:table-cell office:value-type="float" office:value="1844.172485" calcext:value-type="float">
            <text:p>1844.172485</text:p>
          </table:table-cell>
          <table:table-cell table:number-columns-repeated="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79.323364" calcext:value-type="float">
            <text:p>1779.323364</text:p>
          </table:table-cell>
          <table:table-cell office:value-type="float" office:value="1859.134888" calcext:value-type="float">
            <text:p>1859.134888</text:p>
          </table:table-cell>
          <table:table-cell office:value-type="float" office:value="1776.712158" calcext:value-type="float">
            <text:p>1776.712158</text:p>
          </table:table-cell>
          <table:table-cell office:value-type="float" office:value="1869.71106" calcext:value-type="float">
            <text:p>1869.71106</text:p>
          </table:table-cell>
          <table:table-cell table:number-columns-repeated="13"/>
        </table:table-row>
        <table:table-row table:style-name="ro1">
          <table:table-cell office:value-type="float" office:value="290.2" calcext:value-type="float">
            <text:p>290.2</text:p>
          </table:table-cell>
          <table:table-cell office:value-type="float" office:value="1814.402588" calcext:value-type="float">
            <text:p>1814.402588</text:p>
          </table:table-cell>
          <table:table-cell office:value-type="float" office:value="1828.828735" calcext:value-type="float">
            <text:p>1828.828735</text:p>
          </table:table-cell>
          <table:table-cell office:value-type="float" office:value="1807.182739" calcext:value-type="float">
            <text:p>1807.182739</text:p>
          </table:table-cell>
          <table:table-cell office:value-type="float" office:value="1843.309082" calcext:value-type="float">
            <text:p>1843.309082</text:p>
          </table:table-cell>
          <table:table-cell table:number-columns-repeated="13"/>
        </table:table-row>
        <table:table-row table:style-name="ro1">
          <table:table-cell office:value-type="float" office:value="290.4" calcext:value-type="float">
            <text:p>290.4</text:p>
          </table:table-cell>
          <table:table-cell office:value-type="float" office:value="1816.098633" calcext:value-type="float">
            <text:p>1816.098633</text:p>
          </table:table-cell>
          <table:table-cell office:value-type="float" office:value="1872.265137" calcext:value-type="float">
            <text:p>1872.265137</text:p>
          </table:table-cell>
          <table:table-cell office:value-type="float" office:value="1813.816528" calcext:value-type="float">
            <text:p>1813.816528</text:p>
          </table:table-cell>
          <table:table-cell office:value-type="float" office:value="1884.770508" calcext:value-type="float">
            <text:p>1884.770508</text:p>
          </table:table-cell>
          <table:table-cell table:number-columns-repeated="13"/>
        </table:table-row>
        <table:table-row table:style-name="ro1">
          <table:table-cell office:value-type="float" office:value="290.6" calcext:value-type="float">
            <text:p>290.6</text:p>
          </table:table-cell>
          <table:table-cell office:value-type="float" office:value="1803.782715" calcext:value-type="float">
            <text:p>1803.782715</text:p>
          </table:table-cell>
          <table:table-cell office:value-type="float" office:value="1900.245728" calcext:value-type="float">
            <text:p>1900.245728</text:p>
          </table:table-cell>
          <table:table-cell office:value-type="float" office:value="1800.901489" calcext:value-type="float">
            <text:p>1800.901489</text:p>
          </table:table-cell>
          <table:table-cell office:value-type="float" office:value="1914.032715" calcext:value-type="float">
            <text:p>1914.032715</text:p>
          </table:table-cell>
          <table:table-cell table:number-columns-repeated="13"/>
        </table:table-row>
        <table:table-row table:style-name="ro1">
          <table:table-cell office:value-type="float" office:value="290.8" calcext:value-type="float">
            <text:p>290.8</text:p>
          </table:table-cell>
          <table:table-cell office:value-type="float" office:value="1812.202393" calcext:value-type="float">
            <text:p>1812.202393</text:p>
          </table:table-cell>
          <table:table-cell office:value-type="float" office:value="1893.47998" calcext:value-type="float">
            <text:p>1893.47998</text:p>
          </table:table-cell>
          <table:table-cell office:value-type="float" office:value="1810.133667" calcext:value-type="float">
            <text:p>1810.133667</text:p>
          </table:table-cell>
          <table:table-cell office:value-type="float" office:value="1902.372559" calcext:value-type="float">
            <text:p>1902.372559</text:p>
          </table:table-cell>
          <table:table-cell table:number-columns-repeated="1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04.830811" calcext:value-type="float">
            <text:p>1804.830811</text:p>
          </table:table-cell>
          <table:table-cell office:value-type="float" office:value="1917.066406" calcext:value-type="float">
            <text:p>1917.066406</text:p>
          </table:table-cell>
          <table:table-cell office:value-type="float" office:value="1809.713745" calcext:value-type="float">
            <text:p>1809.713745</text:p>
          </table:table-cell>
          <table:table-cell office:value-type="float" office:value="1930.962158" calcext:value-type="float">
            <text:p>1930.962158</text:p>
          </table:table-cell>
          <table:table-cell table:number-columns-repeated="13"/>
        </table:table-row>
        <table:table-row table:style-name="ro1">
          <table:table-cell office:value-type="float" office:value="291.2" calcext:value-type="float">
            <text:p>291.2</text:p>
          </table:table-cell>
          <table:table-cell office:value-type="float" office:value="1791.850342" calcext:value-type="float">
            <text:p>1791.850342</text:p>
          </table:table-cell>
          <table:table-cell office:value-type="float" office:value="1933.250244" calcext:value-type="float">
            <text:p>1933.250244</text:p>
          </table:table-cell>
          <table:table-cell office:value-type="float" office:value="1793.788086" calcext:value-type="float">
            <text:p>1793.788086</text:p>
          </table:table-cell>
          <table:table-cell office:value-type="float" office:value="1937.383789" calcext:value-type="float">
            <text:p>1937.383789</text:p>
          </table:table-cell>
          <table:table-cell table:number-columns-repeated="13"/>
        </table:table-row>
        <table:table-row table:style-name="ro1">
          <table:table-cell office:value-type="float" office:value="291.4" calcext:value-type="float">
            <text:p>291.4</text:p>
          </table:table-cell>
          <table:table-cell office:value-type="float" office:value="1818.96106" calcext:value-type="float">
            <text:p>1818.96106</text:p>
          </table:table-cell>
          <table:table-cell office:value-type="float" office:value="1887.582031" calcext:value-type="float">
            <text:p>1887.582031</text:p>
          </table:table-cell>
          <table:table-cell office:value-type="float" office:value="1817.905273" calcext:value-type="float">
            <text:p>1817.905273</text:p>
          </table:table-cell>
          <table:table-cell office:value-type="float" office:value="1896.962646" calcext:value-type="float">
            <text:p>1896.962646</text:p>
          </table:table-cell>
          <table:table-cell table:number-columns-repeated="13"/>
        </table:table-row>
        <table:table-row table:style-name="ro1">
          <table:table-cell office:value-type="float" office:value="291.6" calcext:value-type="float">
            <text:p>291.6</text:p>
          </table:table-cell>
          <table:table-cell office:value-type="float" office:value="1810.513672" calcext:value-type="float">
            <text:p>1810.513672</text:p>
          </table:table-cell>
          <table:table-cell office:value-type="float" office:value="1929.375854" calcext:value-type="float">
            <text:p>1929.375854</text:p>
          </table:table-cell>
          <table:table-cell office:value-type="float" office:value="1817.921875" calcext:value-type="float">
            <text:p>1817.921875</text:p>
          </table:table-cell>
          <table:table-cell office:value-type="float" office:value="1936.523438" calcext:value-type="float">
            <text:p>1936.523438</text:p>
          </table:table-cell>
          <table:table-cell table:number-columns-repeated="13"/>
        </table:table-row>
        <table:table-row table:style-name="ro1">
          <table:table-cell office:value-type="float" office:value="291.8" calcext:value-type="float">
            <text:p>291.8</text:p>
          </table:table-cell>
          <table:table-cell office:value-type="float" office:value="1796.674805" calcext:value-type="float">
            <text:p>1796.674805</text:p>
          </table:table-cell>
          <table:table-cell office:value-type="float" office:value="1933.386108" calcext:value-type="float">
            <text:p>1933.386108</text:p>
          </table:table-cell>
          <table:table-cell office:value-type="float" office:value="1796.538208" calcext:value-type="float">
            <text:p>1796.538208</text:p>
          </table:table-cell>
          <table:table-cell office:value-type="float" office:value="1941.024658" calcext:value-type="float">
            <text:p>1941.024658</text:p>
          </table:table-cell>
          <table:table-cell table:number-columns-repeated="1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815.663086" calcext:value-type="float">
            <text:p>1815.663086</text:p>
          </table:table-cell>
          <table:table-cell office:value-type="float" office:value="1899.676514" calcext:value-type="float">
            <text:p>1899.676514</text:p>
          </table:table-cell>
          <table:table-cell office:value-type="float" office:value="1817.351562" calcext:value-type="float">
            <text:p>1817.351562</text:p>
          </table:table-cell>
          <table:table-cell office:value-type="float" office:value="1910.326172" calcext:value-type="float">
            <text:p>1910.326172</text:p>
          </table:table-cell>
          <table:table-cell table:number-columns-repeated="13"/>
        </table:table-row>
        <table:table-row table:style-name="ro1">
          <table:table-cell office:value-type="float" office:value="292.2" calcext:value-type="float">
            <text:p>292.2</text:p>
          </table:table-cell>
          <table:table-cell office:value-type="float" office:value="1817.736328" calcext:value-type="float">
            <text:p>1817.736328</text:p>
          </table:table-cell>
          <table:table-cell office:value-type="float" office:value="1924.18811" calcext:value-type="float">
            <text:p>1924.18811</text:p>
          </table:table-cell>
          <table:table-cell office:value-type="float" office:value="1823.493408" calcext:value-type="float">
            <text:p>1823.493408</text:p>
          </table:table-cell>
          <table:table-cell office:value-type="float" office:value="1932.115356" calcext:value-type="float">
            <text:p>1932.115356</text:p>
          </table:table-cell>
          <table:table-cell table:number-columns-repeated="13"/>
        </table:table-row>
        <table:table-row table:style-name="ro1">
          <table:table-cell office:value-type="float" office:value="292.4" calcext:value-type="float">
            <text:p>292.4</text:p>
          </table:table-cell>
          <table:table-cell office:value-type="float" office:value="1794.636719" calcext:value-type="float">
            <text:p>1794.636719</text:p>
          </table:table-cell>
          <table:table-cell office:value-type="float" office:value="1953.331665" calcext:value-type="float">
            <text:p>1953.331665</text:p>
          </table:table-cell>
          <table:table-cell office:value-type="float" office:value="1803.632935" calcext:value-type="float">
            <text:p>1803.632935</text:p>
          </table:table-cell>
          <table:table-cell office:value-type="float" office:value="1952.516846" calcext:value-type="float">
            <text:p>1952.516846</text:p>
          </table:table-cell>
          <table:table-cell table:number-columns-repeated="13"/>
        </table:table-row>
        <table:table-row table:style-name="ro1">
          <table:table-cell office:value-type="float" office:value="292.6" calcext:value-type="float">
            <text:p>292.6</text:p>
          </table:table-cell>
          <table:table-cell office:value-type="float" office:value="1830.437134" calcext:value-type="float">
            <text:p>1830.437134</text:p>
          </table:table-cell>
          <table:table-cell office:value-type="float" office:value="1892.54541" calcext:value-type="float">
            <text:p>1892.54541</text:p>
          </table:table-cell>
          <table:table-cell office:value-type="float" office:value="1823.785889" calcext:value-type="float">
            <text:p>1823.785889</text:p>
          </table:table-cell>
          <table:table-cell office:value-type="float" office:value="1903.822021" calcext:value-type="float">
            <text:p>1903.822021</text:p>
          </table:table-cell>
          <table:table-cell table:number-columns-repeated="13"/>
        </table:table-row>
        <table:table-row table:style-name="ro1">
          <table:table-cell office:value-type="float" office:value="292.8" calcext:value-type="float">
            <text:p>292.8</text:p>
          </table:table-cell>
          <table:table-cell office:value-type="float" office:value="1825.422363" calcext:value-type="float">
            <text:p>1825.422363</text:p>
          </table:table-cell>
          <table:table-cell office:value-type="float" office:value="1924.259277" calcext:value-type="float">
            <text:p>1924.259277</text:p>
          </table:table-cell>
          <table:table-cell office:value-type="float" office:value="1829.291626" calcext:value-type="float">
            <text:p>1829.291626</text:p>
          </table:table-cell>
          <table:table-cell office:value-type="float" office:value="1932.11438" calcext:value-type="float">
            <text:p>1932.11438</text:p>
          </table:table-cell>
          <table:table-cell table:number-columns-repeated="1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797.853271" calcext:value-type="float">
            <text:p>1797.853271</text:p>
          </table:table-cell>
          <table:table-cell office:value-type="float" office:value="1956.488037" calcext:value-type="float">
            <text:p>1956.488037</text:p>
          </table:table-cell>
          <table:table-cell office:value-type="float" office:value="1803.947388" calcext:value-type="float">
            <text:p>1803.947388</text:p>
          </table:table-cell>
          <table:table-cell office:value-type="float" office:value="1957.458618" calcext:value-type="float">
            <text:p>1957.458618</text:p>
          </table:table-cell>
          <table:table-cell table:number-columns-repeated="13"/>
        </table:table-row>
        <table:table-row table:style-name="ro1">
          <table:table-cell office:value-type="float" office:value="293.2" calcext:value-type="float">
            <text:p>293.2</text:p>
          </table:table-cell>
          <table:table-cell office:value-type="float" office:value="1828.959595" calcext:value-type="float">
            <text:p>1828.959595</text:p>
          </table:table-cell>
          <table:table-cell office:value-type="float" office:value="1900.510254" calcext:value-type="float">
            <text:p>1900.510254</text:p>
          </table:table-cell>
          <table:table-cell office:value-type="float" office:value="1823.964844" calcext:value-type="float">
            <text:p>1823.964844</text:p>
          </table:table-cell>
          <table:table-cell office:value-type="float" office:value="1907.369873" calcext:value-type="float">
            <text:p>1907.369873</text:p>
          </table:table-cell>
          <table:table-cell table:number-columns-repeated="13"/>
        </table:table-row>
        <table:table-row table:style-name="ro1">
          <table:table-cell office:value-type="float" office:value="293.4" calcext:value-type="float">
            <text:p>293.4</text:p>
          </table:table-cell>
          <table:table-cell office:value-type="float" office:value="1830.189453" calcext:value-type="float">
            <text:p>1830.189453</text:p>
          </table:table-cell>
          <table:table-cell office:value-type="float" office:value="1911.557007" calcext:value-type="float">
            <text:p>1911.557007</text:p>
          </table:table-cell>
          <table:table-cell office:value-type="float" office:value="1831.988892" calcext:value-type="float">
            <text:p>1831.988892</text:p>
          </table:table-cell>
          <table:table-cell office:value-type="float" office:value="1923.775513" calcext:value-type="float">
            <text:p>1923.775513</text:p>
          </table:table-cell>
          <table:table-cell table:number-columns-repeated="13"/>
        </table:table-row>
        <table:table-row table:style-name="ro1">
          <table:table-cell office:value-type="float" office:value="293.6" calcext:value-type="float">
            <text:p>293.6</text:p>
          </table:table-cell>
          <table:table-cell office:value-type="float" office:value="1791.319214" calcext:value-type="float">
            <text:p>1791.319214</text:p>
          </table:table-cell>
          <table:table-cell office:value-type="float" office:value="1958.851929" calcext:value-type="float">
            <text:p>1958.851929</text:p>
          </table:table-cell>
          <table:table-cell office:value-type="float" office:value="1797.580444" calcext:value-type="float">
            <text:p>1797.580444</text:p>
          </table:table-cell>
          <table:table-cell office:value-type="float" office:value="1960.932007" calcext:value-type="float">
            <text:p>1960.932007</text:p>
          </table:table-cell>
          <table:table-cell table:number-columns-repeated="13"/>
        </table:table-row>
        <table:table-row table:style-name="ro1">
          <table:table-cell office:value-type="float" office:value="293.8" calcext:value-type="float">
            <text:p>293.8</text:p>
          </table:table-cell>
          <table:table-cell office:value-type="float" office:value="1835.034546" calcext:value-type="float">
            <text:p>1835.034546</text:p>
          </table:table-cell>
          <table:table-cell office:value-type="float" office:value="1895.840454" calcext:value-type="float">
            <text:p>1895.840454</text:p>
          </table:table-cell>
          <table:table-cell office:value-type="float" office:value="1830.982056" calcext:value-type="float">
            <text:p>1830.982056</text:p>
          </table:table-cell>
          <table:table-cell office:value-type="float" office:value="1904.530151" calcext:value-type="float">
            <text:p>1904.530151</text:p>
          </table:table-cell>
          <table:table-cell table:number-columns-repeated="1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826.878174" calcext:value-type="float">
            <text:p>1826.878174</text:p>
          </table:table-cell>
          <table:table-cell office:value-type="float" office:value="1941.408447" calcext:value-type="float">
            <text:p>1941.408447</text:p>
          </table:table-cell>
          <table:table-cell office:value-type="float" office:value="1832.845215" calcext:value-type="float">
            <text:p>1832.845215</text:p>
          </table:table-cell>
          <table:table-cell office:value-type="float" office:value="1953.603638" calcext:value-type="float">
            <text:p>1953.603638</text:p>
          </table:table-cell>
          <table:table-cell table:number-columns-repeated="13"/>
        </table:table-row>
        <table:table-row table:style-name="ro1">
          <table:table-cell office:value-type="float" office:value="294.2" calcext:value-type="float">
            <text:p>294.2</text:p>
          </table:table-cell>
          <table:table-cell office:value-type="float" office:value="1794.330444" calcext:value-type="float">
            <text:p>1794.330444</text:p>
          </table:table-cell>
          <table:table-cell office:value-type="float" office:value="1951.815063" calcext:value-type="float">
            <text:p>1951.815063</text:p>
          </table:table-cell>
          <table:table-cell office:value-type="float" office:value="1801.569092" calcext:value-type="float">
            <text:p>1801.569092</text:p>
          </table:table-cell>
          <table:table-cell office:value-type="float" office:value="1958.492188" calcext:value-type="float">
            <text:p>1958.492188</text:p>
          </table:table-cell>
          <table:table-cell table:number-columns-repeated="13"/>
        </table:table-row>
        <table:table-row table:style-name="ro1">
          <table:table-cell office:value-type="float" office:value="294.4" calcext:value-type="float">
            <text:p>294.4</text:p>
          </table:table-cell>
          <table:table-cell office:value-type="float" office:value="1824.276489" calcext:value-type="float">
            <text:p>1824.276489</text:p>
          </table:table-cell>
          <table:table-cell office:value-type="float" office:value="1905.677246" calcext:value-type="float">
            <text:p>1905.677246</text:p>
          </table:table-cell>
          <table:table-cell office:value-type="float" office:value="1826.408569" calcext:value-type="float">
            <text:p>1826.408569</text:p>
          </table:table-cell>
          <table:table-cell office:value-type="float" office:value="1913.542114" calcext:value-type="float">
            <text:p>1913.542114</text:p>
          </table:table-cell>
          <table:table-cell table:number-columns-repeated="13"/>
        </table:table-row>
        <table:table-row table:style-name="ro1">
          <table:table-cell office:value-type="float" office:value="294.6" calcext:value-type="float">
            <text:p>294.6</text:p>
          </table:table-cell>
          <table:table-cell office:value-type="float" office:value="1827.309082" calcext:value-type="float">
            <text:p>1827.309082</text:p>
          </table:table-cell>
          <table:table-cell office:value-type="float" office:value="1930.644653" calcext:value-type="float">
            <text:p>1930.644653</text:p>
          </table:table-cell>
          <table:table-cell office:value-type="float" office:value="1829.928711" calcext:value-type="float">
            <text:p>1829.928711</text:p>
          </table:table-cell>
          <table:table-cell office:value-type="float" office:value="1937.065796" calcext:value-type="float">
            <text:p>1937.065796</text:p>
          </table:table-cell>
          <table:table-cell table:number-columns-repeated="13"/>
        </table:table-row>
        <table:table-row table:style-name="ro1">
          <table:table-cell office:value-type="float" office:value="294.8" calcext:value-type="float">
            <text:p>294.8</text:p>
          </table:table-cell>
          <table:table-cell office:value-type="float" office:value="1798.367188" calcext:value-type="float">
            <text:p>1798.367188</text:p>
          </table:table-cell>
          <table:table-cell office:value-type="float" office:value="1957.990234" calcext:value-type="float">
            <text:p>1957.990234</text:p>
          </table:table-cell>
          <table:table-cell office:value-type="float" office:value="1804.924805" calcext:value-type="float">
            <text:p>1804.924805</text:p>
          </table:table-cell>
          <table:table-cell office:value-type="float" office:value="1960.5354" calcext:value-type="float">
            <text:p>1960.5354</text:p>
          </table:table-cell>
          <table:table-cell table:number-columns-repeated="1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834.228271" calcext:value-type="float">
            <text:p>1834.228271</text:p>
          </table:table-cell>
          <table:table-cell office:value-type="float" office:value="1893.460205" calcext:value-type="float">
            <text:p>1893.460205</text:p>
          </table:table-cell>
          <table:table-cell office:value-type="float" office:value="1826.781128" calcext:value-type="float">
            <text:p>1826.781128</text:p>
          </table:table-cell>
          <table:table-cell office:value-type="float" office:value="1904.503906" calcext:value-type="float">
            <text:p>1904.503906</text:p>
          </table:table-cell>
          <table:table-cell table:number-columns-repeated="13"/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828.084229" calcext:value-type="float">
            <text:p>1828.084229</text:p>
          </table:table-cell>
          <table:table-cell office:value-type="float" office:value="1934.439331" calcext:value-type="float">
            <text:p>1934.439331</text:p>
          </table:table-cell>
          <table:table-cell office:value-type="float" office:value="1828.861816" calcext:value-type="float">
            <text:p>1828.861816</text:p>
          </table:table-cell>
          <table:table-cell office:value-type="float" office:value="1946.482178" calcext:value-type="float">
            <text:p>1946.482178</text:p>
          </table:table-cell>
          <table:table-cell table:number-columns-repeated="13"/>
        </table:table-row>
        <table:table-row table:style-name="ro1">
          <table:table-cell office:value-type="float" office:value="295.4" calcext:value-type="float">
            <text:p>295.4</text:p>
          </table:table-cell>
          <table:table-cell office:value-type="float" office:value="1800.407959" calcext:value-type="float">
            <text:p>1800.407959</text:p>
          </table:table-cell>
          <table:table-cell office:value-type="float" office:value="1943.442505" calcext:value-type="float">
            <text:p>1943.442505</text:p>
          </table:table-cell>
          <table:table-cell office:value-type="float" office:value="1802.142578" calcext:value-type="float">
            <text:p>1802.142578</text:p>
          </table:table-cell>
          <table:table-cell office:value-type="float" office:value="1947.85498" calcext:value-type="float">
            <text:p>1947.85498</text:p>
          </table:table-cell>
          <table:table-cell table:number-columns-repeated="13"/>
        </table:table-row>
        <table:table-row table:style-name="ro1">
          <table:table-cell office:value-type="float" office:value="295.6" calcext:value-type="float">
            <text:p>295.6</text:p>
          </table:table-cell>
          <table:table-cell office:value-type="float" office:value="1832.968506" calcext:value-type="float">
            <text:p>1832.968506</text:p>
          </table:table-cell>
          <table:table-cell office:value-type="float" office:value="1910.909424" calcext:value-type="float">
            <text:p>1910.909424</text:p>
          </table:table-cell>
          <table:table-cell office:value-type="float" office:value="1832.538818" calcext:value-type="float">
            <text:p>1832.538818</text:p>
          </table:table-cell>
          <table:table-cell office:value-type="float" office:value="1920.200806" calcext:value-type="float">
            <text:p>1920.200806</text:p>
          </table:table-cell>
          <table:table-cell table:number-columns-repeated="13"/>
        </table:table-row>
        <table:table-row table:style-name="ro1">
          <table:table-cell office:value-type="float" office:value="295.8" calcext:value-type="float">
            <text:p>295.8</text:p>
          </table:table-cell>
          <table:table-cell office:value-type="float" office:value="1827.513672" calcext:value-type="float">
            <text:p>1827.513672</text:p>
          </table:table-cell>
          <table:table-cell office:value-type="float" office:value="1940.097656" calcext:value-type="float">
            <text:p>1940.097656</text:p>
          </table:table-cell>
          <table:table-cell office:value-type="float" office:value="1829.105103" calcext:value-type="float">
            <text:p>1829.105103</text:p>
          </table:table-cell>
          <table:table-cell office:value-type="float" office:value="1950.093262" calcext:value-type="float">
            <text:p>1950.093262</text:p>
          </table:table-cell>
          <table:table-cell table:number-columns-repeated="1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97.831909" calcext:value-type="float">
            <text:p>1797.831909</text:p>
          </table:table-cell>
          <table:table-cell office:value-type="float" office:value="1963.821045" calcext:value-type="float">
            <text:p>1963.821045</text:p>
          </table:table-cell>
          <table:table-cell office:value-type="float" office:value="1805.486816" calcext:value-type="float">
            <text:p>1805.486816</text:p>
          </table:table-cell>
          <table:table-cell office:value-type="float" office:value="1964.560547" calcext:value-type="float">
            <text:p>1964.560547</text:p>
          </table:table-cell>
          <table:table-cell table:number-columns-repeated="13"/>
        </table:table-row>
        <table:table-row table:style-name="ro1">
          <table:table-cell office:value-type="float" office:value="296.2" calcext:value-type="float">
            <text:p>296.2</text:p>
          </table:table-cell>
          <table:table-cell office:value-type="float" office:value="1839.177734" calcext:value-type="float">
            <text:p>1839.177734</text:p>
          </table:table-cell>
          <table:table-cell office:value-type="float" office:value="1904.145142" calcext:value-type="float">
            <text:p>1904.145142</text:p>
          </table:table-cell>
          <table:table-cell office:value-type="float" office:value="1832.745117" calcext:value-type="float">
            <text:p>1832.745117</text:p>
          </table:table-cell>
          <table:table-cell office:value-type="float" office:value="1916.465332" calcext:value-type="float">
            <text:p>1916.465332</text:p>
          </table:table-cell>
          <table:table-cell table:number-columns-repeated="13"/>
        </table:table-row>
        <table:table-row table:style-name="ro1">
          <table:table-cell office:value-type="float" office:value="296.4" calcext:value-type="float">
            <text:p>296.4</text:p>
          </table:table-cell>
          <table:table-cell office:value-type="float" office:value="1831.749146" calcext:value-type="float">
            <text:p>1831.749146</text:p>
          </table:table-cell>
          <table:table-cell office:value-type="float" office:value="1941.348999" calcext:value-type="float">
            <text:p>1941.348999</text:p>
          </table:table-cell>
          <table:table-cell office:value-type="float" office:value="1837.289185" calcext:value-type="float">
            <text:p>1837.289185</text:p>
          </table:table-cell>
          <table:table-cell office:value-type="float" office:value="1947.69751" calcext:value-type="float">
            <text:p>1947.69751</text:p>
          </table:table-cell>
          <table:table-cell table:number-columns-repeated="13"/>
        </table:table-row>
        <table:table-row table:style-name="ro1">
          <table:table-cell office:value-type="float" office:value="296.6" calcext:value-type="float">
            <text:p>296.6</text:p>
          </table:table-cell>
          <table:table-cell office:value-type="float" office:value="1802.989258" calcext:value-type="float">
            <text:p>1802.989258</text:p>
          </table:table-cell>
          <table:table-cell office:value-type="float" office:value="1970.058716" calcext:value-type="float">
            <text:p>1970.058716</text:p>
          </table:table-cell>
          <table:table-cell office:value-type="float" office:value="1809.118774" calcext:value-type="float">
            <text:p>1809.118774</text:p>
          </table:table-cell>
          <table:table-cell office:value-type="float" office:value="1974.002808" calcext:value-type="float">
            <text:p>1974.002808</text:p>
          </table:table-cell>
          <table:table-cell table:number-columns-repeated="13"/>
        </table:table-row>
        <table:table-row table:style-name="ro1">
          <table:table-cell office:value-type="float" office:value="296.8" calcext:value-type="float">
            <text:p>296.8</text:p>
          </table:table-cell>
          <table:table-cell office:value-type="float" office:value="1840.509766" calcext:value-type="float">
            <text:p>1840.509766</text:p>
          </table:table-cell>
          <table:table-cell office:value-type="float" office:value="1913.171265" calcext:value-type="float">
            <text:p>1913.171265</text:p>
          </table:table-cell>
          <table:table-cell office:value-type="float" office:value="1840.814209" calcext:value-type="float">
            <text:p>1840.814209</text:p>
          </table:table-cell>
          <table:table-cell office:value-type="float" office:value="1917.408569" calcext:value-type="float">
            <text:p>1917.408569</text:p>
          </table:table-cell>
          <table:table-cell table:number-columns-repeated="1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838.082031" calcext:value-type="float">
            <text:p>1838.082031</text:p>
          </table:table-cell>
          <table:table-cell office:value-type="float" office:value="1955.002563" calcext:value-type="float">
            <text:p>1955.002563</text:p>
          </table:table-cell>
          <table:table-cell office:value-type="float" office:value="1845.962769" calcext:value-type="float">
            <text:p>1845.962769</text:p>
          </table:table-cell>
          <table:table-cell office:value-type="float" office:value="1962.640503" calcext:value-type="float">
            <text:p>1962.640503</text:p>
          </table:table-cell>
          <table:table-cell table:number-columns-repeated="13"/>
        </table:table-row>
        <table:table-row table:style-name="ro1">
          <table:table-cell office:value-type="float" office:value="297.2" calcext:value-type="float">
            <text:p>297.2</text:p>
          </table:table-cell>
          <table:table-cell office:value-type="float" office:value="1803.039673" calcext:value-type="float">
            <text:p>1803.039673</text:p>
          </table:table-cell>
          <table:table-cell office:value-type="float" office:value="1963.658691" calcext:value-type="float">
            <text:p>1963.658691</text:p>
          </table:table-cell>
          <table:table-cell office:value-type="float" office:value="1809.217651" calcext:value-type="float">
            <text:p>1809.217651</text:p>
          </table:table-cell>
          <table:table-cell office:value-type="float" office:value="1965.356567" calcext:value-type="float">
            <text:p>1965.356567</text:p>
          </table:table-cell>
          <table:table-cell table:number-columns-repeated="13"/>
        </table:table-row>
        <table:table-row table:style-name="ro1">
          <table:table-cell office:value-type="float" office:value="297.4" calcext:value-type="float">
            <text:p>297.4</text:p>
          </table:table-cell>
          <table:table-cell office:value-type="float" office:value="1839.249146" calcext:value-type="float">
            <text:p>1839.249146</text:p>
          </table:table-cell>
          <table:table-cell office:value-type="float" office:value="1911.97522" calcext:value-type="float">
            <text:p>1911.97522</text:p>
          </table:table-cell>
          <table:table-cell office:value-type="float" office:value="1834.226562" calcext:value-type="float">
            <text:p>1834.226562</text:p>
          </table:table-cell>
          <table:table-cell office:value-type="float" office:value="1923.405518" calcext:value-type="float">
            <text:p>1923.405518</text:p>
          </table:table-cell>
          <table:table-cell table:number-columns-repeated="13"/>
        </table:table-row>
        <table:table-row table:style-name="ro1">
          <table:table-cell office:value-type="float" office:value="297.6" calcext:value-type="float">
            <text:p>297.6</text:p>
          </table:table-cell>
          <table:table-cell office:value-type="float" office:value="1837.512451" calcext:value-type="float">
            <text:p>1837.512451</text:p>
          </table:table-cell>
          <table:table-cell office:value-type="float" office:value="1929.802368" calcext:value-type="float">
            <text:p>1929.802368</text:p>
          </table:table-cell>
          <table:table-cell office:value-type="float" office:value="1839.077759" calcext:value-type="float">
            <text:p>1839.077759</text:p>
          </table:table-cell>
          <table:table-cell office:value-type="float" office:value="1940.813232" calcext:value-type="float">
            <text:p>1940.813232</text:p>
          </table:table-cell>
          <table:table-cell table:number-columns-repeated="13"/>
        </table:table-row>
        <table:table-row table:style-name="ro1">
          <table:table-cell office:value-type="float" office:value="297.8" calcext:value-type="float">
            <text:p>297.8</text:p>
          </table:table-cell>
          <table:table-cell office:value-type="float" office:value="1805.136475" calcext:value-type="float">
            <text:p>1805.136475</text:p>
          </table:table-cell>
          <table:table-cell office:value-type="float" office:value="1972.493164" calcext:value-type="float">
            <text:p>1972.493164</text:p>
          </table:table-cell>
          <table:table-cell office:value-type="float" office:value="1812.912354" calcext:value-type="float">
            <text:p>1812.912354</text:p>
          </table:table-cell>
          <table:table-cell office:value-type="float" office:value="1975.786011" calcext:value-type="float">
            <text:p>1975.786011</text:p>
          </table:table-cell>
          <table:table-cell table:number-columns-repeated="1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841.24939" calcext:value-type="float">
            <text:p>1841.24939</text:p>
          </table:table-cell>
          <table:table-cell office:value-type="float" office:value="1908.637939" calcext:value-type="float">
            <text:p>1908.637939</text:p>
          </table:table-cell>
          <table:table-cell office:value-type="float" office:value="1837.911377" calcext:value-type="float">
            <text:p>1837.911377</text:p>
          </table:table-cell>
          <table:table-cell office:value-type="float" office:value="1923.642578" calcext:value-type="float">
            <text:p>1923.642578</text:p>
          </table:table-cell>
          <table:table-cell table:number-columns-repeated="13"/>
        </table:table-row>
        <table:table-row table:style-name="ro1">
          <table:table-cell office:value-type="float" office:value="298.2" calcext:value-type="float">
            <text:p>298.2</text:p>
          </table:table-cell>
          <table:table-cell office:value-type="float" office:value="1834.419434" calcext:value-type="float">
            <text:p>1834.419434</text:p>
          </table:table-cell>
          <table:table-cell office:value-type="float" office:value="1947.182495" calcext:value-type="float">
            <text:p>1947.182495</text:p>
          </table:table-cell>
          <table:table-cell office:value-type="float" office:value="1840.027222" calcext:value-type="float">
            <text:p>1840.027222</text:p>
          </table:table-cell>
          <table:table-cell office:value-type="float" office:value="1956.101074" calcext:value-type="float">
            <text:p>1956.101074</text:p>
          </table:table-cell>
          <table:table-cell table:number-columns-repeated="13"/>
        </table:table-row>
        <table:table-row table:style-name="ro1">
          <table:table-cell office:value-type="float" office:value="298.4" calcext:value-type="float">
            <text:p>298.4</text:p>
          </table:table-cell>
          <table:table-cell office:value-type="float" office:value="1804.906982" calcext:value-type="float">
            <text:p>1804.906982</text:p>
          </table:table-cell>
          <table:table-cell office:value-type="float" office:value="1980.060425" calcext:value-type="float">
            <text:p>1980.060425</text:p>
          </table:table-cell>
          <table:table-cell office:value-type="float" office:value="1813.777588" calcext:value-type="float">
            <text:p>1813.777588</text:p>
          </table:table-cell>
          <table:table-cell office:value-type="float" office:value="1982.020264" calcext:value-type="float">
            <text:p>1982.020264</text:p>
          </table:table-cell>
          <table:table-cell table:number-columns-repeated="13"/>
        </table:table-row>
        <table:table-row table:style-name="ro1">
          <table:table-cell office:value-type="float" office:value="298.6" calcext:value-type="float">
            <text:p>298.6</text:p>
          </table:table-cell>
          <table:table-cell office:value-type="float" office:value="1843.941772" calcext:value-type="float">
            <text:p>1843.941772</text:p>
          </table:table-cell>
          <table:table-cell office:value-type="float" office:value="1917.126709" calcext:value-type="float">
            <text:p>1917.126709</text:p>
          </table:table-cell>
          <table:table-cell office:value-type="float" office:value="1844.159424" calcext:value-type="float">
            <text:p>1844.159424</text:p>
          </table:table-cell>
          <table:table-cell office:value-type="float" office:value="1926.456421" calcext:value-type="float">
            <text:p>1926.456421</text:p>
          </table:table-cell>
          <table:table-cell table:number-columns-repeated="13"/>
        </table:table-row>
        <table:table-row table:style-name="ro1">
          <table:table-cell office:value-type="float" office:value="298.8" calcext:value-type="float">
            <text:p>298.8</text:p>
          </table:table-cell>
          <table:table-cell office:value-type="float" office:value="1837.841553" calcext:value-type="float">
            <text:p>1837.841553</text:p>
          </table:table-cell>
          <table:table-cell office:value-type="float" office:value="1951.51062" calcext:value-type="float">
            <text:p>1951.51062</text:p>
          </table:table-cell>
          <table:table-cell office:value-type="float" office:value="1846.746338" calcext:value-type="float">
            <text:p>1846.746338</text:p>
          </table:table-cell>
          <table:table-cell office:value-type="float" office:value="1956.559692" calcext:value-type="float">
            <text:p>1956.559692</text:p>
          </table:table-cell>
          <table:table-cell table:number-columns-repeated="1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804.003418" calcext:value-type="float">
            <text:p>1804.003418</text:p>
          </table:table-cell>
          <table:table-cell office:value-type="float" office:value="1981.76123" calcext:value-type="float">
            <text:p>1981.76123</text:p>
          </table:table-cell>
          <table:table-cell office:value-type="float" office:value="1810.659058" calcext:value-type="float">
            <text:p>1810.659058</text:p>
          </table:table-cell>
          <table:table-cell office:value-type="float" office:value="1986.741455" calcext:value-type="float">
            <text:p>1986.741455</text:p>
          </table:table-cell>
          <table:table-cell table:number-columns-repeated="13"/>
        </table:table-row>
        <table:table-row table:style-name="ro1">
          <table:table-cell office:value-type="float" office:value="299.2" calcext:value-type="float">
            <text:p>299.2</text:p>
          </table:table-cell>
          <table:table-cell office:value-type="float" office:value="1846.721558" calcext:value-type="float">
            <text:p>1846.721558</text:p>
          </table:table-cell>
          <table:table-cell office:value-type="float" office:value="1917.991211" calcext:value-type="float">
            <text:p>1917.991211</text:p>
          </table:table-cell>
          <table:table-cell office:value-type="float" office:value="1840.629761" calcext:value-type="float">
            <text:p>1840.629761</text:p>
          </table:table-cell>
          <table:table-cell office:value-type="float" office:value="1933.015015" calcext:value-type="float">
            <text:p>1933.015015</text:p>
          </table:table-cell>
          <table:table-cell table:number-columns-repeated="13"/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839.757812" calcext:value-type="float">
            <text:p>1839.757812</text:p>
          </table:table-cell>
          <table:table-cell office:value-type="float" office:value="1951.664307" calcext:value-type="float">
            <text:p>1951.664307</text:p>
          </table:table-cell>
          <table:table-cell office:value-type="float" office:value="1841.822876" calcext:value-type="float">
            <text:p>1841.822876</text:p>
          </table:table-cell>
          <table:table-cell office:value-type="float" office:value="1964.039795" calcext:value-type="float">
            <text:p>1964.039795</text:p>
          </table:table-cell>
          <table:table-cell table:number-columns-repeated="13"/>
        </table:table-row>
        <table:table-row table:style-name="ro1">
          <table:table-cell office:value-type="float" office:value="299.6" calcext:value-type="float">
            <text:p>299.6</text:p>
          </table:table-cell>
          <table:table-cell office:value-type="float" office:value="1802.435547" calcext:value-type="float">
            <text:p>1802.435547</text:p>
          </table:table-cell>
          <table:table-cell office:value-type="float" office:value="1978.086182" calcext:value-type="float">
            <text:p>1978.086182</text:p>
          </table:table-cell>
          <table:table-cell office:value-type="float" office:value="1809.55542" calcext:value-type="float">
            <text:p>1809.55542</text:p>
          </table:table-cell>
          <table:table-cell office:value-type="float" office:value="1978.33252" calcext:value-type="float">
            <text:p>1978.33252</text:p>
          </table:table-cell>
          <table:table-cell table:number-columns-repeated="13"/>
        </table:table-row>
        <table:table-row table:style-name="ro1">
          <table:table-cell office:value-type="float" office:value="299.8" calcext:value-type="float">
            <text:p>299.8</text:p>
          </table:table-cell>
          <table:table-cell office:value-type="float" office:value="1846.127197" calcext:value-type="float">
            <text:p>1846.127197</text:p>
          </table:table-cell>
          <table:table-cell office:value-type="float" office:value="1916.647583" calcext:value-type="float">
            <text:p>1916.647583</text:p>
          </table:table-cell>
          <table:table-cell office:value-type="float" office:value="1842.545776" calcext:value-type="float">
            <text:p>1842.545776</text:p>
          </table:table-cell>
          <table:table-cell office:value-type="float" office:value="1924.437866" calcext:value-type="float">
            <text:p>1924.437866</text:p>
          </table:table-cell>
          <table:table-cell table:number-columns-repeated="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48.461182" calcext:value-type="float">
            <text:p>1848.461182</text:p>
          </table:table-cell>
          <table:table-cell office:value-type="float" office:value="1943.137939" calcext:value-type="float">
            <text:p>1943.137939</text:p>
          </table:table-cell>
          <table:table-cell office:value-type="float" office:value="1853.362549" calcext:value-type="float">
            <text:p>1853.362549</text:p>
          </table:table-cell>
          <table:table-cell office:value-type="float" office:value="1954.394287" calcext:value-type="float">
            <text:p>1954.394287</text:p>
          </table:table-cell>
          <table:table-cell table:number-columns-repeated="13"/>
        </table:table-row>
        <table:table-row table:style-name="ro1">
          <table:table-cell office:value-type="float" office:value="300.2" calcext:value-type="float">
            <text:p>300.2</text:p>
          </table:table-cell>
          <table:table-cell office:value-type="float" office:value="1804.526855" calcext:value-type="float">
            <text:p>1804.526855</text:p>
          </table:table-cell>
          <table:table-cell office:value-type="float" office:value="1997.43335" calcext:value-type="float">
            <text:p>1997.43335</text:p>
          </table:table-cell>
          <table:table-cell office:value-type="float" office:value="1812.720459" calcext:value-type="float">
            <text:p>1812.720459</text:p>
          </table:table-cell>
          <table:table-cell office:value-type="float" office:value="1998.301758" calcext:value-type="float">
            <text:p>1998.301758</text:p>
          </table:table-cell>
          <table:table-cell table:number-columns-repeated="13"/>
        </table:table-row>
        <table:table-row table:style-name="ro1">
          <table:table-cell office:value-type="float" office:value="300.4" calcext:value-type="float">
            <text:p>300.4</text:p>
          </table:table-cell>
          <table:table-cell office:value-type="float" office:value="1847.938721" calcext:value-type="float">
            <text:p>1847.938721</text:p>
          </table:table-cell>
          <table:table-cell office:value-type="float" office:value="1907.422363" calcext:value-type="float">
            <text:p>1907.422363</text:p>
          </table:table-cell>
          <table:table-cell office:value-type="float" office:value="1841.936768" calcext:value-type="float">
            <text:p>1841.936768</text:p>
          </table:table-cell>
          <table:table-cell office:value-type="float" office:value="1921.645996" calcext:value-type="float">
            <text:p>1921.645996</text:p>
          </table:table-cell>
          <table:table-cell table:number-columns-repeated="13"/>
        </table:table-row>
        <table:table-row table:style-name="ro1">
          <table:table-cell office:value-type="float" office:value="300.6" calcext:value-type="float">
            <text:p>300.6</text:p>
          </table:table-cell>
          <table:table-cell office:value-type="float" office:value="1854.951538" calcext:value-type="float">
            <text:p>1854.951538</text:p>
          </table:table-cell>
          <table:table-cell office:value-type="float" office:value="1943.931641" calcext:value-type="float">
            <text:p>1943.931641</text:p>
          </table:table-cell>
          <table:table-cell office:value-type="float" office:value="1858.484131" calcext:value-type="float">
            <text:p>1858.484131</text:p>
          </table:table-cell>
          <table:table-cell office:value-type="float" office:value="1958.929932" calcext:value-type="float">
            <text:p>1958.929932</text:p>
          </table:table-cell>
          <table:table-cell table:number-columns-repeated="13"/>
        </table:table-row>
        <table:table-row table:style-name="ro1">
          <table:table-cell office:value-type="float" office:value="300.8" calcext:value-type="float">
            <text:p>300.8</text:p>
          </table:table-cell>
          <table:table-cell office:value-type="float" office:value="1777.407227" calcext:value-type="float">
            <text:p>1777.407227</text:p>
          </table:table-cell>
          <table:table-cell office:value-type="float" office:value="1997.439575" calcext:value-type="float">
            <text:p>1997.439575</text:p>
          </table:table-cell>
          <table:table-cell office:value-type="float" office:value="1791.646484" calcext:value-type="float">
            <text:p>1791.646484</text:p>
          </table:table-cell>
          <table:table-cell office:value-type="float" office:value="1992.240112" calcext:value-type="float">
            <text:p>1992.240112</text:p>
          </table:table-cell>
          <table:table-cell table:number-columns-repeated="1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851.857788" calcext:value-type="float">
            <text:p>1851.857788</text:p>
          </table:table-cell>
          <table:table-cell office:value-type="float" office:value="1906.912109" calcext:value-type="float">
            <text:p>1906.912109</text:p>
          </table:table-cell>
          <table:table-cell office:value-type="float" office:value="1841.463623" calcext:value-type="float">
            <text:p>1841.463623</text:p>
          </table:table-cell>
          <table:table-cell office:value-type="float" office:value="1920.952393" calcext:value-type="float">
            <text:p>1920.952393</text:p>
          </table:table-cell>
          <table:table-cell table:number-columns-repeated="13"/>
        </table:table-row>
        <table:table-row table:style-name="ro1">
          <table:table-cell office:value-type="float" office:value="301.2" calcext:value-type="float">
            <text:p>301.2</text:p>
          </table:table-cell>
          <table:table-cell office:value-type="float" office:value="1868.562012" calcext:value-type="float">
            <text:p>1868.562012</text:p>
          </table:table-cell>
          <table:table-cell office:value-type="float" office:value="1927.540283" calcext:value-type="float">
            <text:p>1927.540283</text:p>
          </table:table-cell>
          <table:table-cell office:value-type="float" office:value="1869.7948" calcext:value-type="float">
            <text:p>1869.7948</text:p>
          </table:table-cell>
          <table:table-cell office:value-type="float" office:value="1940.323853" calcext:value-type="float">
            <text:p>1940.323853</text:p>
          </table:table-cell>
          <table:table-cell table:number-columns-repeated="13"/>
        </table:table-row>
        <table:table-row table:style-name="ro1">
          <table:table-cell office:value-type="float" office:value="301.4" calcext:value-type="float">
            <text:p>301.4</text:p>
          </table:table-cell>
          <table:table-cell office:value-type="float" office:value="1768.357788" calcext:value-type="float">
            <text:p>1768.357788</text:p>
          </table:table-cell>
          <table:table-cell office:value-type="float" office:value="1996.384277" calcext:value-type="float">
            <text:p>1996.384277</text:p>
          </table:table-cell>
          <table:table-cell office:value-type="float" office:value="1785.263916" calcext:value-type="float">
            <text:p>1785.263916</text:p>
          </table:table-cell>
          <table:table-cell office:value-type="float" office:value="1992.244141" calcext:value-type="float">
            <text:p>1992.244141</text:p>
          </table:table-cell>
          <table:table-cell table:number-columns-repeated="13"/>
        </table:table-row>
        <table:table-row table:style-name="ro1">
          <table:table-cell office:value-type="float" office:value="301.6" calcext:value-type="float">
            <text:p>301.6</text:p>
          </table:table-cell>
          <table:table-cell office:value-type="float" office:value="1845.650879" calcext:value-type="float">
            <text:p>1845.650879</text:p>
          </table:table-cell>
          <table:table-cell office:value-type="float" office:value="1961.555542" calcext:value-type="float">
            <text:p>1961.555542</text:p>
          </table:table-cell>
          <table:table-cell office:value-type="float" office:value="1844.164062" calcext:value-type="float">
            <text:p>1844.164062</text:p>
          </table:table-cell>
          <table:table-cell office:value-type="float" office:value="1968.73877" calcext:value-type="float">
            <text:p>1968.73877</text:p>
          </table:table-cell>
          <table:table-cell table:number-columns-repeated="13"/>
        </table:table-row>
        <table:table-row table:style-name="ro1">
          <table:table-cell office:value-type="float" office:value="301.8" calcext:value-type="float">
            <text:p>301.8</text:p>
          </table:table-cell>
          <table:table-cell office:value-type="float" office:value="1884.408325" calcext:value-type="float">
            <text:p>1884.408325</text:p>
          </table:table-cell>
          <table:table-cell office:value-type="float" office:value="1922.426147" calcext:value-type="float">
            <text:p>1922.426147</text:p>
          </table:table-cell>
          <table:table-cell office:value-type="float" office:value="1880.892578" calcext:value-type="float">
            <text:p>1880.892578</text:p>
          </table:table-cell>
          <table:table-cell office:value-type="float" office:value="1939.056885" calcext:value-type="float">
            <text:p>1939.056885</text:p>
          </table:table-cell>
          <table:table-cell table:number-columns-repeated="1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805.78418" calcext:value-type="float">
            <text:p>1805.78418</text:p>
          </table:table-cell>
          <table:table-cell office:value-type="float" office:value="1995.897705" calcext:value-type="float">
            <text:p>1995.897705</text:p>
          </table:table-cell>
          <table:table-cell office:value-type="float" office:value="1822.425659" calcext:value-type="float">
            <text:p>1822.425659</text:p>
          </table:table-cell>
          <table:table-cell office:value-type="float" office:value="1993.739868" calcext:value-type="float">
            <text:p>1993.739868</text:p>
          </table:table-cell>
          <table:table-cell table:number-columns-repeated="13"/>
        </table:table-row>
        <table:table-row table:style-name="ro1">
          <table:table-cell office:value-type="float" office:value="302.2" calcext:value-type="float">
            <text:p>302.2</text:p>
          </table:table-cell>
          <table:table-cell office:value-type="float" office:value="1832.720093" calcext:value-type="float">
            <text:p>1832.720093</text:p>
          </table:table-cell>
          <table:table-cell office:value-type="float" office:value="1997.982666" calcext:value-type="float">
            <text:p>1997.982666</text:p>
          </table:table-cell>
          <table:table-cell office:value-type="float" office:value="1839.014893" calcext:value-type="float">
            <text:p>1839.014893</text:p>
          </table:table-cell>
          <table:table-cell office:value-type="float" office:value="1998.810181" calcext:value-type="float">
            <text:p>1998.810181</text:p>
          </table:table-cell>
          <table:table-cell table:number-columns-repeated="13"/>
        </table:table-row>
        <table:table-row table:style-name="ro1">
          <table:table-cell office:value-type="float" office:value="302.4" calcext:value-type="float">
            <text:p>302.4</text:p>
          </table:table-cell>
          <table:table-cell office:value-type="float" office:value="1872.342041" calcext:value-type="float">
            <text:p>1872.342041</text:p>
          </table:table-cell>
          <table:table-cell office:value-type="float" office:value="1902.81665" calcext:value-type="float">
            <text:p>1902.81665</text:p>
          </table:table-cell>
          <table:table-cell office:value-type="float" office:value="1866.465942" calcext:value-type="float">
            <text:p>1866.465942</text:p>
          </table:table-cell>
          <table:table-cell office:value-type="float" office:value="1922.522583" calcext:value-type="float">
            <text:p>1922.522583</text:p>
          </table:table-cell>
          <table:table-cell table:number-columns-repeated="13"/>
        </table:table-row>
        <table:table-row table:style-name="ro1">
          <table:table-cell office:value-type="float" office:value="302.6" calcext:value-type="float">
            <text:p>302.6</text:p>
          </table:table-cell>
          <table:table-cell office:value-type="float" office:value="1862.194824" calcext:value-type="float">
            <text:p>1862.194824</text:p>
          </table:table-cell>
          <table:table-cell office:value-type="float" office:value="1963.445679" calcext:value-type="float">
            <text:p>1963.445679</text:p>
          </table:table-cell>
          <table:table-cell office:value-type="float" office:value="1869.843872" calcext:value-type="float">
            <text:p>1869.843872</text:p>
          </table:table-cell>
          <table:table-cell office:value-type="float" office:value="1972.26355" calcext:value-type="float">
            <text:p>1972.26355</text:p>
          </table:table-cell>
          <table:table-cell table:number-columns-repeated="13"/>
        </table:table-row>
        <table:table-row table:style-name="ro1">
          <table:table-cell office:value-type="float" office:value="302.8" calcext:value-type="float">
            <text:p>302.8</text:p>
          </table:table-cell>
          <table:table-cell office:value-type="float" office:value="1780.901245" calcext:value-type="float">
            <text:p>1780.901245</text:p>
          </table:table-cell>
          <table:table-cell office:value-type="float" office:value="1997.422119" calcext:value-type="float">
            <text:p>1997.422119</text:p>
          </table:table-cell>
          <table:table-cell office:value-type="float" office:value="1789.978516" calcext:value-type="float">
            <text:p>1789.978516</text:p>
          </table:table-cell>
          <table:table-cell office:value-type="float" office:value="1997.446289" calcext:value-type="float">
            <text:p>1997.446289</text:p>
          </table:table-cell>
          <table:table-cell table:number-columns-repeated="1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874.619019" calcext:value-type="float">
            <text:p>1874.619019</text:p>
          </table:table-cell>
          <table:table-cell office:value-type="float" office:value="1948.782227" calcext:value-type="float">
            <text:p>1948.782227</text:p>
          </table:table-cell>
          <table:table-cell office:value-type="float" office:value="1871.154785" calcext:value-type="float">
            <text:p>1871.154785</text:p>
          </table:table-cell>
          <table:table-cell office:value-type="float" office:value="1958.529419" calcext:value-type="float">
            <text:p>1958.529419</text:p>
          </table:table-cell>
          <table:table-cell table:number-columns-repeated="13"/>
        </table:table-row>
        <table:table-row table:style-name="ro1">
          <table:table-cell office:value-type="float" office:value="303.2" calcext:value-type="float">
            <text:p>303.2</text:p>
          </table:table-cell>
          <table:table-cell office:value-type="float" office:value="1888.243164" calcext:value-type="float">
            <text:p>1888.243164</text:p>
          </table:table-cell>
          <table:table-cell office:value-type="float" office:value="1919.83728" calcext:value-type="float">
            <text:p>1919.83728</text:p>
          </table:table-cell>
          <table:table-cell office:value-type="float" office:value="1883.812744" calcext:value-type="float">
            <text:p>1883.812744</text:p>
          </table:table-cell>
          <table:table-cell office:value-type="float" office:value="1931.792969" calcext:value-type="float">
            <text:p>1931.792969</text:p>
          </table:table-cell>
          <table:table-cell table:number-columns-repeated="13"/>
        </table:table-row>
        <table:table-row table:style-name="ro1">
          <table:table-cell office:value-type="float" office:value="303.4" calcext:value-type="float">
            <text:p>303.4</text:p>
          </table:table-cell>
          <table:table-cell office:value-type="float" office:value="1776.670654" calcext:value-type="float">
            <text:p>1776.670654</text:p>
          </table:table-cell>
          <table:table-cell office:value-type="float" office:value="1995.832031" calcext:value-type="float">
            <text:p>1995.832031</text:p>
          </table:table-cell>
          <table:table-cell office:value-type="float" office:value="1792.271362" calcext:value-type="float">
            <text:p>1792.271362</text:p>
          </table:table-cell>
          <table:table-cell office:value-type="float" office:value="1994.947021" calcext:value-type="float">
            <text:p>1994.947021</text:p>
          </table:table-cell>
          <table:table-cell table:number-columns-repeated="13"/>
        </table:table-row>
        <table:table-row table:style-name="ro1">
          <table:table-cell office:value-type="float" office:value="303.6" calcext:value-type="float">
            <text:p>303.6</text:p>
          </table:table-cell>
          <table:table-cell office:value-type="float" office:value="1857.583618" calcext:value-type="float">
            <text:p>1857.583618</text:p>
          </table:table-cell>
          <table:table-cell office:value-type="float" office:value="1993.298462" calcext:value-type="float">
            <text:p>1993.298462</text:p>
          </table:table-cell>
          <table:table-cell office:value-type="float" office:value="1855.70752" calcext:value-type="float">
            <text:p>1855.70752</text:p>
          </table:table-cell>
          <table:table-cell office:value-type="float" office:value="2000" calcext:value-type="float">
            <text:p>2000</text:p>
          </table:table-cell>
          <table:table-cell table:number-columns-repeated="13"/>
        </table:table-row>
        <table:table-row table:style-name="ro1">
          <table:table-cell office:value-type="float" office:value="303.8" calcext:value-type="float">
            <text:p>303.8</text:p>
          </table:table-cell>
          <table:table-cell office:value-type="float" office:value="1883.44873" calcext:value-type="float">
            <text:p>1883.44873</text:p>
          </table:table-cell>
          <table:table-cell office:value-type="float" office:value="1915.296265" calcext:value-type="float">
            <text:p>1915.296265</text:p>
          </table:table-cell>
          <table:table-cell office:value-type="float" office:value="1878.60144" calcext:value-type="float">
            <text:p>1878.60144</text:p>
          </table:table-cell>
          <table:table-cell office:value-type="float" office:value="1938.473389" calcext:value-type="float">
            <text:p>1938.473389</text:p>
          </table:table-cell>
          <table:table-cell table:number-columns-repeated="1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48.42041" calcext:value-type="float">
            <text:p>1848.42041</text:p>
          </table:table-cell>
          <table:table-cell office:value-type="float" office:value="1965.890015" calcext:value-type="float">
            <text:p>1965.890015</text:p>
          </table:table-cell>
          <table:table-cell office:value-type="float" office:value="1856.111084" calcext:value-type="float">
            <text:p>1856.111084</text:p>
          </table:table-cell>
          <table:table-cell office:value-type="float" office:value="1967.316284" calcext:value-type="float">
            <text:p>1967.316284</text:p>
          </table:table-cell>
          <table:table-cell table:number-columns-repeated="13"/>
        </table:table-row>
        <table:table-row table:style-name="ro1">
          <table:table-cell office:value-type="float" office:value="304.2" calcext:value-type="float">
            <text:p>304.2</text:p>
          </table:table-cell>
          <table:table-cell office:value-type="float" office:value="1785.043701" calcext:value-type="float">
            <text:p>1785.043701</text:p>
          </table:table-cell>
          <table:table-cell office:value-type="float" office:value="1968.268433" calcext:value-type="float">
            <text:p>1968.268433</text:p>
          </table:table-cell>
          <table:table-cell office:value-type="float" office:value="1792.000854" calcext:value-type="float">
            <text:p>1792.000854</text:p>
          </table:table-cell>
          <table:table-cell office:value-type="float" office:value="1971.039673" calcext:value-type="float">
            <text:p>1971.039673</text:p>
          </table:table-cell>
          <table:table-cell table:number-columns-repeated="13"/>
        </table:table-row>
        <table:table-row table:style-name="ro1">
          <table:table-cell office:value-type="float" office:value="304.4" calcext:value-type="float">
            <text:p>304.4</text:p>
          </table:table-cell>
          <table:table-cell office:value-type="float" office:value="1794.341187" calcext:value-type="float">
            <text:p>1794.341187</text:p>
          </table:table-cell>
          <table:table-cell office:value-type="float" office:value="1884.538818" calcext:value-type="float">
            <text:p>1884.538818</text:p>
          </table:table-cell>
          <table:table-cell office:value-type="float" office:value="1796.458252" calcext:value-type="float">
            <text:p>1796.458252</text:p>
          </table:table-cell>
          <table:table-cell office:value-type="float" office:value="1884.38916" calcext:value-type="float">
            <text:p>1884.38916</text:p>
          </table:table-cell>
          <table:table-cell table:number-columns-repeated="13"/>
        </table:table-row>
        <table:table-row table:style-name="ro1">
          <table:table-cell office:value-type="float" office:value="304.6" calcext:value-type="float">
            <text:p>304.6</text:p>
          </table:table-cell>
          <table:table-cell office:value-type="float" office:value="1769.789185" calcext:value-type="float">
            <text:p>1769.789185</text:p>
          </table:table-cell>
          <table:table-cell office:value-type="float" office:value="1891.615967" calcext:value-type="float">
            <text:p>1891.615967</text:p>
          </table:table-cell>
          <table:table-cell office:value-type="float" office:value="1774.01062" calcext:value-type="float">
            <text:p>1774.01062</text:p>
          </table:table-cell>
          <table:table-cell office:value-type="float" office:value="1894.238037" calcext:value-type="float">
            <text:p>1894.238037</text:p>
          </table:table-cell>
          <table:table-cell table:number-columns-repeated="13"/>
        </table:table-row>
        <table:table-row table:style-name="ro1">
          <table:table-cell office:value-type="float" office:value="304.8" calcext:value-type="float">
            <text:p>304.8</text:p>
          </table:table-cell>
          <table:table-cell office:value-type="float" office:value="1718.269897" calcext:value-type="float">
            <text:p>1718.269897</text:p>
          </table:table-cell>
          <table:table-cell office:value-type="float" office:value="1891.224731" calcext:value-type="float">
            <text:p>1891.224731</text:p>
          </table:table-cell>
          <table:table-cell office:value-type="float" office:value="1725.413696" calcext:value-type="float">
            <text:p>1725.413696</text:p>
          </table:table-cell>
          <table:table-cell office:value-type="float" office:value="1885.858398" calcext:value-type="float">
            <text:p>1885.858398</text:p>
          </table:table-cell>
          <table:table-cell table:number-columns-repeated="1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29.462402" calcext:value-type="float">
            <text:p>1729.462402</text:p>
          </table:table-cell>
          <table:table-cell office:value-type="float" office:value="1818.219482" calcext:value-type="float">
            <text:p>1818.219482</text:p>
          </table:table-cell>
          <table:table-cell office:value-type="float" office:value="1725.856567" calcext:value-type="float">
            <text:p>1725.856567</text:p>
          </table:table-cell>
          <table:table-cell office:value-type="float" office:value="1821.10083" calcext:value-type="float">
            <text:p>1821.10083</text:p>
          </table:table-cell>
          <table:table-cell table:number-columns-repeated="13"/>
        </table:table-row>
        <table:table-row table:style-name="ro1">
          <table:table-cell office:value-type="float" office:value="305.2" calcext:value-type="float">
            <text:p>305.2</text:p>
          </table:table-cell>
          <table:table-cell office:value-type="float" office:value="1706.633057" calcext:value-type="float">
            <text:p>1706.633057</text:p>
          </table:table-cell>
          <table:table-cell office:value-type="float" office:value="1821.528442" calcext:value-type="float">
            <text:p>1821.528442</text:p>
          </table:table-cell>
          <table:table-cell office:value-type="float" office:value="1709.452026" calcext:value-type="float">
            <text:p>1709.452026</text:p>
          </table:table-cell>
          <table:table-cell office:value-type="float" office:value="1820.649536" calcext:value-type="float">
            <text:p>1820.649536</text:p>
          </table:table-cell>
          <table:table-cell table:number-columns-repeated="13"/>
        </table:table-row>
        <table:table-row table:style-name="ro1">
          <table:table-cell office:value-type="float" office:value="305.4" calcext:value-type="float">
            <text:p>305.4</text:p>
          </table:table-cell>
          <table:table-cell office:value-type="float" office:value="1673.221069" calcext:value-type="float">
            <text:p>1673.221069</text:p>
          </table:table-cell>
          <table:table-cell office:value-type="float" office:value="1812.823486" calcext:value-type="float">
            <text:p>1812.823486</text:p>
          </table:table-cell>
          <table:table-cell office:value-type="float" office:value="1675.465576" calcext:value-type="float">
            <text:p>1675.465576</text:p>
          </table:table-cell>
          <table:table-cell office:value-type="float" office:value="1808.355469" calcext:value-type="float">
            <text:p>1808.355469</text:p>
          </table:table-cell>
          <table:table-cell table:number-columns-repeated="13"/>
        </table:table-row>
        <table:table-row table:style-name="ro1">
          <table:table-cell office:value-type="float" office:value="305.6" calcext:value-type="float">
            <text:p>305.6</text:p>
          </table:table-cell>
          <table:table-cell office:value-type="float" office:value="1678.76062" calcext:value-type="float">
            <text:p>1678.76062</text:p>
          </table:table-cell>
          <table:table-cell office:value-type="float" office:value="1766.84082" calcext:value-type="float">
            <text:p>1766.84082</text:p>
          </table:table-cell>
          <table:table-cell office:value-type="float" office:value="1679.479004" calcext:value-type="float">
            <text:p>1679.479004</text:p>
          </table:table-cell>
          <table:table-cell office:value-type="float" office:value="1766.920166" calcext:value-type="float">
            <text:p>1766.920166</text:p>
          </table:table-cell>
          <table:table-cell table:number-columns-repeated="13"/>
        </table:table-row>
        <table:table-row table:style-name="ro1">
          <table:table-cell office:value-type="float" office:value="305.8" calcext:value-type="float">
            <text:p>305.8</text:p>
          </table:table-cell>
          <table:table-cell office:value-type="float" office:value="1662.795898" calcext:value-type="float">
            <text:p>1662.795898</text:p>
          </table:table-cell>
          <table:table-cell office:value-type="float" office:value="1760.563477" calcext:value-type="float">
            <text:p>1760.563477</text:p>
          </table:table-cell>
          <table:table-cell office:value-type="float" office:value="1668.336182" calcext:value-type="float">
            <text:p>1668.336182</text:p>
          </table:table-cell>
          <table:table-cell office:value-type="float" office:value="1756.889526" calcext:value-type="float">
            <text:p>1756.889526</text:p>
          </table:table-cell>
          <table:table-cell table:number-columns-repeated="1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651.841309" calcext:value-type="float">
            <text:p>1651.841309</text:p>
          </table:table-cell>
          <table:table-cell office:value-type="float" office:value="1744.737793" calcext:value-type="float">
            <text:p>1744.737793</text:p>
          </table:table-cell>
          <table:table-cell office:value-type="float" office:value="1651.296875" calcext:value-type="float">
            <text:p>1651.296875</text:p>
          </table:table-cell>
          <table:table-cell office:value-type="float" office:value="1751.730347" calcext:value-type="float">
            <text:p>1751.730347</text:p>
          </table:table-cell>
          <table:table-cell table:number-columns-repeated="13"/>
        </table:table-row>
        <table:table-row table:style-name="ro1">
          <table:table-cell office:value-type="float" office:value="306.2" calcext:value-type="float">
            <text:p>306.2</text:p>
          </table:table-cell>
          <table:table-cell office:value-type="float" office:value="1643.642578" calcext:value-type="float">
            <text:p>1643.642578</text:p>
          </table:table-cell>
          <table:table-cell office:value-type="float" office:value="1726.21582" calcext:value-type="float">
            <text:p>1726.21582</text:p>
          </table:table-cell>
          <table:table-cell office:value-type="float" office:value="1651.498657" calcext:value-type="float">
            <text:p>1651.498657</text:p>
          </table:table-cell>
          <table:table-cell office:value-type="float" office:value="1726.50061" calcext:value-type="float">
            <text:p>1726.50061</text:p>
          </table:table-cell>
          <table:table-cell table:number-columns-repeated="13"/>
        </table:table-row>
        <table:table-row table:style-name="ro1">
          <table:table-cell office:value-type="float" office:value="306.4" calcext:value-type="float">
            <text:p>306.4</text:p>
          </table:table-cell>
          <table:table-cell office:value-type="float" office:value="1637.339966" calcext:value-type="float">
            <text:p>1637.339966</text:p>
          </table:table-cell>
          <table:table-cell office:value-type="float" office:value="1718.057373" calcext:value-type="float">
            <text:p>1718.057373</text:p>
          </table:table-cell>
          <table:table-cell office:value-type="float" office:value="1638.229736" calcext:value-type="float">
            <text:p>1638.229736</text:p>
          </table:table-cell>
          <table:table-cell office:value-type="float" office:value="1712.861572" calcext:value-type="float">
            <text:p>1712.861572</text:p>
          </table:table-cell>
          <table:table-cell table:number-columns-repeated="13"/>
        </table:table-row>
        <table:table-row table:style-name="ro1">
          <table:table-cell office:value-type="float" office:value="306.6" calcext:value-type="float">
            <text:p>306.6</text:p>
          </table:table-cell>
          <table:table-cell office:value-type="float" office:value="1627.963623" calcext:value-type="float">
            <text:p>1627.963623</text:p>
          </table:table-cell>
          <table:table-cell office:value-type="float" office:value="1706.639404" calcext:value-type="float">
            <text:p>1706.639404</text:p>
          </table:table-cell>
          <table:table-cell office:value-type="float" office:value="1625.741943" calcext:value-type="float">
            <text:p>1625.741943</text:p>
          </table:table-cell>
          <table:table-cell office:value-type="float" office:value="1704.637817" calcext:value-type="float">
            <text:p>1704.637817</text:p>
          </table:table-cell>
          <table:table-cell table:number-columns-repeated="13"/>
        </table:table-row>
        <table:table-row table:style-name="ro1">
          <table:table-cell office:value-type="float" office:value="306.8" calcext:value-type="float">
            <text:p>306.8</text:p>
          </table:table-cell>
          <table:table-cell office:value-type="float" office:value="1617.417603" calcext:value-type="float">
            <text:p>1617.417603</text:p>
          </table:table-cell>
          <table:table-cell office:value-type="float" office:value="1695.772705" calcext:value-type="float">
            <text:p>1695.772705</text:p>
          </table:table-cell>
          <table:table-cell office:value-type="float" office:value="1621.530151" calcext:value-type="float">
            <text:p>1621.530151</text:p>
          </table:table-cell>
          <table:table-cell office:value-type="float" office:value="1693.371948" calcext:value-type="float">
            <text:p>1693.371948</text:p>
          </table:table-cell>
          <table:table-cell table:number-columns-repeated="1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613.459351" calcext:value-type="float">
            <text:p>1613.459351</text:p>
          </table:table-cell>
          <table:table-cell office:value-type="float" office:value="1681.38501" calcext:value-type="float">
            <text:p>1681.38501</text:p>
          </table:table-cell>
          <table:table-cell office:value-type="float" office:value="1619.142944" calcext:value-type="float">
            <text:p>1619.142944</text:p>
          </table:table-cell>
          <table:table-cell office:value-type="float" office:value="1678.744629" calcext:value-type="float">
            <text:p>1678.744629</text:p>
          </table:table-cell>
          <table:table-cell table:number-columns-repeated="13"/>
        </table:table-row>
        <table:table-row table:style-name="ro1">
          <table:table-cell office:value-type="float" office:value="307.2" calcext:value-type="float">
            <text:p>307.2</text:p>
          </table:table-cell>
          <table:table-cell office:value-type="float" office:value="1610.387207" calcext:value-type="float">
            <text:p>1610.387207</text:p>
          </table:table-cell>
          <table:table-cell office:value-type="float" office:value="1670.046875" calcext:value-type="float">
            <text:p>1670.046875</text:p>
          </table:table-cell>
          <table:table-cell office:value-type="float" office:value="1611.199951" calcext:value-type="float">
            <text:p>1611.199951</text:p>
          </table:table-cell>
          <table:table-cell office:value-type="float" office:value="1674.033081" calcext:value-type="float">
            <text:p>1674.033081</text:p>
          </table:table-cell>
          <table:table-cell table:number-columns-repeated="13"/>
        </table:table-row>
        <table:table-row table:style-name="ro1">
          <table:table-cell office:value-type="float" office:value="307.4" calcext:value-type="float">
            <text:p>307.4</text:p>
          </table:table-cell>
          <table:table-cell office:value-type="float" office:value="1602.618896" calcext:value-type="float">
            <text:p>1602.618896</text:p>
          </table:table-cell>
          <table:table-cell office:value-type="float" office:value="1665.687988" calcext:value-type="float">
            <text:p>1665.687988</text:p>
          </table:table-cell>
          <table:table-cell office:value-type="float" office:value="1609.153931" calcext:value-type="float">
            <text:p>1609.153931</text:p>
          </table:table-cell>
          <table:table-cell office:value-type="float" office:value="1660.202759" calcext:value-type="float">
            <text:p>1660.202759</text:p>
          </table:table-cell>
          <table:table-cell table:number-columns-repeated="13"/>
        </table:table-row>
        <table:table-row table:style-name="ro1">
          <table:table-cell office:value-type="float" office:value="307.6" calcext:value-type="float">
            <text:p>307.6</text:p>
          </table:table-cell>
          <table:table-cell office:value-type="float" office:value="1598.490967" calcext:value-type="float">
            <text:p>1598.490967</text:p>
          </table:table-cell>
          <table:table-cell office:value-type="float" office:value="1659.836426" calcext:value-type="float">
            <text:p>1659.836426</text:p>
          </table:table-cell>
          <table:table-cell office:value-type="float" office:value="1601.509155" calcext:value-type="float">
            <text:p>1601.509155</text:p>
          </table:table-cell>
          <table:table-cell office:value-type="float" office:value="1658.872314" calcext:value-type="float">
            <text:p>1658.872314</text:p>
          </table:table-cell>
          <table:table-cell table:number-columns-repeated="13"/>
        </table:table-row>
        <table:table-row table:style-name="ro1">
          <table:table-cell office:value-type="float" office:value="307.8" calcext:value-type="float">
            <text:p>307.8</text:p>
          </table:table-cell>
          <table:table-cell office:value-type="float" office:value="1595.365112" calcext:value-type="float">
            <text:p>1595.365112</text:p>
          </table:table-cell>
          <table:table-cell office:value-type="float" office:value="1648.138794" calcext:value-type="float">
            <text:p>1648.138794</text:p>
          </table:table-cell>
          <table:table-cell office:value-type="float" office:value="1598.048462" calcext:value-type="float">
            <text:p>1598.048462</text:p>
          </table:table-cell>
          <table:table-cell office:value-type="float" office:value="1648.332031" calcext:value-type="float">
            <text:p>1648.332031</text:p>
          </table:table-cell>
          <table:table-cell table:number-columns-repeated="1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591.345459" calcext:value-type="float">
            <text:p>1591.345459</text:p>
          </table:table-cell>
          <table:table-cell office:value-type="float" office:value="1641.609497" calcext:value-type="float">
            <text:p>1641.609497</text:p>
          </table:table-cell>
          <table:table-cell office:value-type="float" office:value="1595.071655" calcext:value-type="float">
            <text:p>1595.071655</text:p>
          </table:table-cell>
          <table:table-cell office:value-type="float" office:value="1639.290161" calcext:value-type="float">
            <text:p>1639.290161</text:p>
          </table:table-cell>
          <table:table-cell table:number-columns-repeated="13"/>
        </table:table-row>
        <table:table-row table:style-name="ro1">
          <table:table-cell office:value-type="float" office:value="308.2" calcext:value-type="float">
            <text:p>308.2</text:p>
          </table:table-cell>
          <table:table-cell office:value-type="float" office:value="1586.804443" calcext:value-type="float">
            <text:p>1586.804443</text:p>
          </table:table-cell>
          <table:table-cell office:value-type="float" office:value="1636.737061" calcext:value-type="float">
            <text:p>1636.737061</text:p>
          </table:table-cell>
          <table:table-cell office:value-type="float" office:value="1588.834717" calcext:value-type="float">
            <text:p>1588.834717</text:p>
          </table:table-cell>
          <table:table-cell office:value-type="float" office:value="1635.931885" calcext:value-type="float">
            <text:p>1635.931885</text:p>
          </table:table-cell>
          <table:table-cell table:number-columns-repeated="13"/>
        </table:table-row>
        <table:table-row table:style-name="ro1">
          <table:table-cell office:value-type="float" office:value="308.4" calcext:value-type="float">
            <text:p>308.4</text:p>
          </table:table-cell>
          <table:table-cell office:value-type="float" office:value="1586.513184" calcext:value-type="float">
            <text:p>1586.513184</text:p>
          </table:table-cell>
          <table:table-cell office:value-type="float" office:value="1629.067627" calcext:value-type="float">
            <text:p>1629.067627</text:p>
          </table:table-cell>
          <table:table-cell office:value-type="float" office:value="1589.885132" calcext:value-type="float">
            <text:p>1589.885132</text:p>
          </table:table-cell>
          <table:table-cell office:value-type="float" office:value="1626.868042" calcext:value-type="float">
            <text:p>1626.868042</text:p>
          </table:table-cell>
          <table:table-cell table:number-columns-repeated="13"/>
        </table:table-row>
        <table:table-row table:style-name="ro1">
          <table:table-cell office:value-type="float" office:value="308.6" calcext:value-type="float">
            <text:p>308.6</text:p>
          </table:table-cell>
          <table:table-cell office:value-type="float" office:value="1580.64978" calcext:value-type="float">
            <text:p>1580.64978</text:p>
          </table:table-cell>
          <table:table-cell office:value-type="float" office:value="1626.442261" calcext:value-type="float">
            <text:p>1626.442261</text:p>
          </table:table-cell>
          <table:table-cell office:value-type="float" office:value="1584.515015" calcext:value-type="float">
            <text:p>1584.515015</text:p>
          </table:table-cell>
          <table:table-cell office:value-type="float" office:value="1624.215698" calcext:value-type="float">
            <text:p>1624.215698</text:p>
          </table:table-cell>
          <table:table-cell table:number-columns-repeated="13"/>
        </table:table-row>
        <table:table-row table:style-name="ro1">
          <table:table-cell office:value-type="float" office:value="308.8" calcext:value-type="float">
            <text:p>308.8</text:p>
          </table:table-cell>
          <table:table-cell office:value-type="float" office:value="1579.905396" calcext:value-type="float">
            <text:p>1579.905396</text:p>
          </table:table-cell>
          <table:table-cell office:value-type="float" office:value="1618.317627" calcext:value-type="float">
            <text:p>1618.317627</text:p>
          </table:table-cell>
          <table:table-cell office:value-type="float" office:value="1582.642822" calcext:value-type="float">
            <text:p>1582.642822</text:p>
          </table:table-cell>
          <table:table-cell office:value-type="float" office:value="1621.911743" calcext:value-type="float">
            <text:p>1621.911743</text:p>
          </table:table-cell>
          <table:table-cell table:number-columns-repeated="1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580.456299" calcext:value-type="float">
            <text:p>1580.456299</text:p>
          </table:table-cell>
          <table:table-cell office:value-type="float" office:value="1611.906494" calcext:value-type="float">
            <text:p>1611.906494</text:p>
          </table:table-cell>
          <table:table-cell office:value-type="float" office:value="1582.149902" calcext:value-type="float">
            <text:p>1582.149902</text:p>
          </table:table-cell>
          <table:table-cell office:value-type="float" office:value="1612.736084" calcext:value-type="float">
            <text:p>1612.736084</text:p>
          </table:table-cell>
          <table:table-cell table:number-columns-repeated="13"/>
        </table:table-row>
        <table:table-row table:style-name="ro1">
          <table:table-cell office:value-type="float" office:value="309.2" calcext:value-type="float">
            <text:p>309.2</text:p>
          </table:table-cell>
          <table:table-cell office:value-type="float" office:value="1573.04895" calcext:value-type="float">
            <text:p>1573.04895</text:p>
          </table:table-cell>
          <table:table-cell office:value-type="float" office:value="1609.131714" calcext:value-type="float">
            <text:p>1609.131714</text:p>
          </table:table-cell>
          <table:table-cell office:value-type="float" office:value="1579.362427" calcext:value-type="float">
            <text:p>1579.362427</text:p>
          </table:table-cell>
          <table:table-cell office:value-type="float" office:value="1610.761108" calcext:value-type="float">
            <text:p>1610.761108</text:p>
          </table:table-cell>
          <table:table-cell table:number-columns-repeated="13"/>
        </table:table-row>
        <table:table-row table:style-name="ro1">
          <table:table-cell office:value-type="float" office:value="309.4" calcext:value-type="float">
            <text:p>309.4</text:p>
          </table:table-cell>
          <table:table-cell office:value-type="float" office:value="1575.76001" calcext:value-type="float">
            <text:p>1575.76001</text:p>
          </table:table-cell>
          <table:table-cell office:value-type="float" office:value="1605.837402" calcext:value-type="float">
            <text:p>1605.837402</text:p>
          </table:table-cell>
          <table:table-cell office:value-type="float" office:value="1577.416138" calcext:value-type="float">
            <text:p>1577.416138</text:p>
          </table:table-cell>
          <table:table-cell office:value-type="float" office:value="1604.857178" calcext:value-type="float">
            <text:p>1604.857178</text:p>
          </table:table-cell>
          <table:table-cell table:number-columns-repeated="13"/>
        </table:table-row>
        <table:table-row table:style-name="ro1">
          <table:table-cell office:value-type="float" office:value="309.6" calcext:value-type="float">
            <text:p>309.6</text:p>
          </table:table-cell>
          <table:table-cell office:value-type="float" office:value="1576.532959" calcext:value-type="float">
            <text:p>1576.532959</text:p>
          </table:table-cell>
          <table:table-cell office:value-type="float" office:value="1600.917603" calcext:value-type="float">
            <text:p>1600.917603</text:p>
          </table:table-cell>
          <table:table-cell office:value-type="float" office:value="1576.155273" calcext:value-type="float">
            <text:p>1576.155273</text:p>
          </table:table-cell>
          <table:table-cell office:value-type="float" office:value="1602.38501" calcext:value-type="float">
            <text:p>1602.38501</text:p>
          </table:table-cell>
          <table:table-cell table:number-columns-repeated="13"/>
        </table:table-row>
        <table:table-row table:style-name="ro1">
          <table:table-cell office:value-type="float" office:value="309.8" calcext:value-type="float">
            <text:p>309.8</text:p>
          </table:table-cell>
          <table:table-cell office:value-type="float" office:value="1570.409546" calcext:value-type="float">
            <text:p>1570.409546</text:p>
          </table:table-cell>
          <table:table-cell office:value-type="float" office:value="1603.813965" calcext:value-type="float">
            <text:p>1603.813965</text:p>
          </table:table-cell>
          <table:table-cell office:value-type="float" office:value="1575.924561" calcext:value-type="float">
            <text:p>1575.924561</text:p>
          </table:table-cell>
          <table:table-cell office:value-type="float" office:value="1598.889526" calcext:value-type="float">
            <text:p>1598.889526</text:p>
          </table:table-cell>
          <table:table-cell table:number-columns-repeated="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575.131104" calcext:value-type="float">
            <text:p>1575.131104</text:p>
          </table:table-cell>
          <table:table-cell office:value-type="float" office:value="1595.889771" calcext:value-type="float">
            <text:p>1595.889771</text:p>
          </table:table-cell>
          <table:table-cell office:value-type="float" office:value="1572.540039" calcext:value-type="float">
            <text:p>1572.540039</text:p>
          </table:table-cell>
          <table:table-cell office:value-type="float" office:value="1596.317505" calcext:value-type="float">
            <text:p>1596.317505</text:p>
          </table:table-cell>
          <table:table-cell table:number-columns-repeated="13"/>
        </table:table-row>
        <table:table-row table:style-name="ro1">
          <table:table-cell office:value-type="float" office:value="310.2" calcext:value-type="float">
            <text:p>310.2</text:p>
          </table:table-cell>
          <table:table-cell office:value-type="float" office:value="1570.752441" calcext:value-type="float">
            <text:p>1570.752441</text:p>
          </table:table-cell>
          <table:table-cell office:value-type="float" office:value="1595.23938" calcext:value-type="float">
            <text:p>1595.23938</text:p>
          </table:table-cell>
          <table:table-cell office:value-type="float" office:value="1574.379395" calcext:value-type="float">
            <text:p>1574.379395</text:p>
          </table:table-cell>
          <table:table-cell office:value-type="float" office:value="1592.793213" calcext:value-type="float">
            <text:p>1592.793213</text:p>
          </table:table-cell>
          <table:table-cell table:number-columns-repeated="13"/>
        </table:table-row>
        <table:table-row table:style-name="ro1">
          <table:table-cell office:value-type="float" office:value="310.4" calcext:value-type="float">
            <text:p>310.4</text:p>
          </table:table-cell>
          <table:table-cell office:value-type="float" office:value="1572.449707" calcext:value-type="float">
            <text:p>1572.449707</text:p>
          </table:table-cell>
          <table:table-cell office:value-type="float" office:value="1590.921387" calcext:value-type="float">
            <text:p>1590.921387</text:p>
          </table:table-cell>
          <table:table-cell office:value-type="float" office:value="1570.427124" calcext:value-type="float">
            <text:p>1570.427124</text:p>
          </table:table-cell>
          <table:table-cell office:value-type="float" office:value="1592.831177" calcext:value-type="float">
            <text:p>1592.831177</text:p>
          </table:table-cell>
          <table:table-cell table:number-columns-repeated="13"/>
        </table:table-row>
        <table:table-row table:style-name="ro1">
          <table:table-cell office:value-type="float" office:value="310.6" calcext:value-type="float">
            <text:p>310.6</text:p>
          </table:table-cell>
          <table:table-cell office:value-type="float" office:value="1572.955078" calcext:value-type="float">
            <text:p>1572.955078</text:p>
          </table:table-cell>
          <table:table-cell office:value-type="float" office:value="1584.717285" calcext:value-type="float">
            <text:p>1584.717285</text:p>
          </table:table-cell>
          <table:table-cell office:value-type="float" office:value="1470.456421" calcext:value-type="float">
            <text:p>1470.456421</text:p>
          </table:table-cell>
          <table:table-cell office:value-type="float" office:value="1519.740723" calcext:value-type="float">
            <text:p>1519.740723</text:p>
          </table:table-cell>
          <table:table-cell table:number-columns-repeated="13"/>
        </table:table-row>
        <table:table-row table:style-name="ro1">
          <table:table-cell office:value-type="float" office:value="310.8" calcext:value-type="float">
            <text:p>310.8</text:p>
          </table:table-cell>
          <table:table-cell office:value-type="float" office:value="1498.114746" calcext:value-type="float">
            <text:p>1498.114746</text:p>
          </table:table-cell>
          <table:table-cell office:value-type="float" office:value="1524.358521" calcext:value-type="float">
            <text:p>1524.358521</text:p>
          </table:table-cell>
          <table:table-cell office:value-type="float" office:value="1420.397583" calcext:value-type="float">
            <text:p>1420.397583</text:p>
          </table:table-cell>
          <table:table-cell office:value-type="float" office:value="1406.646362" calcext:value-type="float">
            <text:p>1406.646362</text:p>
          </table:table-cell>
          <table:table-cell table:number-columns-repeated="1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564.303345" calcext:value-type="float">
            <text:p>1564.303345</text:p>
          </table:table-cell>
          <table:table-cell office:value-type="float" office:value="1596.665649" calcext:value-type="float">
            <text:p>1596.665649</text:p>
          </table:table-cell>
          <table:table-cell office:value-type="float" office:value="1484.532715" calcext:value-type="float">
            <text:p>1484.532715</text:p>
          </table:table-cell>
          <table:table-cell office:value-type="float" office:value="1492.971436" calcext:value-type="float">
            <text:p>1492.971436</text:p>
          </table:table-cell>
          <table:table-cell table:number-columns-repeated="13"/>
        </table:table-row>
        <table:table-row table:style-name="ro1">
          <table:table-cell office:value-type="float" office:value="311.2" calcext:value-type="float">
            <text:p>311.2</text:p>
          </table:table-cell>
          <table:table-cell office:value-type="float" office:value="1619.018921" calcext:value-type="float">
            <text:p>1619.018921</text:p>
          </table:table-cell>
          <table:table-cell office:value-type="float" office:value="1631.60083" calcext:value-type="float">
            <text:p>1631.60083</text:p>
          </table:table-cell>
          <table:table-cell office:value-type="float" office:value="1518.843018" calcext:value-type="float">
            <text:p>1518.843018</text:p>
          </table:table-cell>
          <table:table-cell office:value-type="float" office:value="1562.794189" calcext:value-type="float">
            <text:p>1562.794189</text:p>
          </table:table-cell>
          <table:table-cell table:number-columns-repeated="13"/>
        </table:table-row>
        <table:table-row table:style-name="ro1">
          <table:table-cell office:value-type="float" office:value="311.4" calcext:value-type="float">
            <text:p>311.4</text:p>
          </table:table-cell>
          <table:table-cell office:value-type="float" office:value="1583.230225" calcext:value-type="float">
            <text:p>1583.230225</text:p>
          </table:table-cell>
          <table:table-cell office:value-type="float" office:value="1601.450684" calcext:value-type="float">
            <text:p>1601.450684</text:p>
          </table:table-cell>
          <table:table-cell office:value-type="float" office:value="1560.498657" calcext:value-type="float">
            <text:p>1560.498657</text:p>
          </table:table-cell>
          <table:table-cell office:value-type="float" office:value="1576.21106" calcext:value-type="float">
            <text:p>1576.21106</text:p>
          </table:table-cell>
          <table:table-cell table:number-columns-repeated="13"/>
        </table:table-row>
        <table:table-row table:style-name="ro1">
          <table:table-cell office:value-type="float" office:value="311.6" calcext:value-type="float">
            <text:p>311.6</text:p>
          </table:table-cell>
          <table:table-cell office:value-type="float" office:value="1574.288574" calcext:value-type="float">
            <text:p>1574.288574</text:p>
          </table:table-cell>
          <table:table-cell office:value-type="float" office:value="1580.961182" calcext:value-type="float">
            <text:p>1580.961182</text:p>
          </table:table-cell>
          <table:table-cell office:value-type="float" office:value="1583.098511" calcext:value-type="float">
            <text:p>1583.098511</text:p>
          </table:table-cell>
          <table:table-cell office:value-type="float" office:value="1591.084961" calcext:value-type="float">
            <text:p>1591.084961</text:p>
          </table:table-cell>
          <table:table-cell table:number-columns-repeated="13"/>
        </table:table-row>
        <table:table-row table:style-name="ro1">
          <table:table-cell office:value-type="float" office:value="311.8" calcext:value-type="float">
            <text:p>311.8</text:p>
          </table:table-cell>
          <table:table-cell office:value-type="float" office:value="1569.45874" calcext:value-type="float">
            <text:p>1569.45874</text:p>
          </table:table-cell>
          <table:table-cell office:value-type="float" office:value="1582.223022" calcext:value-type="float">
            <text:p>1582.223022</text:p>
          </table:table-cell>
          <table:table-cell office:value-type="float" office:value="1577.775391" calcext:value-type="float">
            <text:p>1577.775391</text:p>
          </table:table-cell>
          <table:table-cell office:value-type="float" office:value="1588.872192" calcext:value-type="float">
            <text:p>1588.872192</text:p>
          </table:table-cell>
          <table:table-cell table:number-columns-repeated="1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579.335083" calcext:value-type="float">
            <text:p>1579.335083</text:p>
          </table:table-cell>
          <table:table-cell office:value-type="float" office:value="1581.848267" calcext:value-type="float">
            <text:p>1581.848267</text:p>
          </table:table-cell>
          <table:table-cell office:value-type="float" office:value="1578.851929" calcext:value-type="float">
            <text:p>1578.851929</text:p>
          </table:table-cell>
          <table:table-cell office:value-type="float" office:value="1591.563721" calcext:value-type="float">
            <text:p>1591.563721</text:p>
          </table:table-cell>
          <table:table-cell table:number-columns-repeated="13"/>
        </table:table-row>
        <table:table-row table:style-name="ro1">
          <table:table-cell office:value-type="float" office:value="312.2" calcext:value-type="float">
            <text:p>312.2</text:p>
          </table:table-cell>
          <table:table-cell office:value-type="float" office:value="1574.380493" calcext:value-type="float">
            <text:p>1574.380493</text:p>
          </table:table-cell>
          <table:table-cell office:value-type="float" office:value="1585.343628" calcext:value-type="float">
            <text:p>1585.343628</text:p>
          </table:table-cell>
          <table:table-cell office:value-type="float" office:value="1574.975464" calcext:value-type="float">
            <text:p>1574.975464</text:p>
          </table:table-cell>
          <table:table-cell office:value-type="float" office:value="1589.438843" calcext:value-type="float">
            <text:p>1589.438843</text:p>
          </table:table-cell>
          <table:table-cell table:number-columns-repeated="13"/>
        </table:table-row>
        <table:table-row table:style-name="ro1">
          <table:table-cell office:value-type="float" office:value="312.4" calcext:value-type="float">
            <text:p>312.4</text:p>
          </table:table-cell>
          <table:table-cell office:value-type="float" office:value="1580.802612" calcext:value-type="float">
            <text:p>1580.802612</text:p>
          </table:table-cell>
          <table:table-cell office:value-type="float" office:value="1576.3573" calcext:value-type="float">
            <text:p>1576.3573</text:p>
          </table:table-cell>
          <table:table-cell office:value-type="float" office:value="1577.288086" calcext:value-type="float">
            <text:p>1577.288086</text:p>
          </table:table-cell>
          <table:table-cell office:value-type="float" office:value="1585.078857" calcext:value-type="float">
            <text:p>1585.078857</text:p>
          </table:table-cell>
          <table:table-cell table:number-columns-repeated="13"/>
        </table:table-row>
        <table:table-row table:style-name="ro1">
          <table:table-cell office:value-type="float" office:value="312.6" calcext:value-type="float">
            <text:p>312.6</text:p>
          </table:table-cell>
          <table:table-cell office:value-type="float" office:value="1579.891357" calcext:value-type="float">
            <text:p>1579.891357</text:p>
          </table:table-cell>
          <table:table-cell office:value-type="float" office:value="1580.947388" calcext:value-type="float">
            <text:p>1580.947388</text:p>
          </table:table-cell>
          <table:table-cell office:value-type="float" office:value="1574.176025" calcext:value-type="float">
            <text:p>1574.176025</text:p>
          </table:table-cell>
          <table:table-cell office:value-type="float" office:value="1586.70459" calcext:value-type="float">
            <text:p>1586.70459</text:p>
          </table:table-cell>
          <table:table-cell table:number-columns-repeated="13"/>
        </table:table-row>
        <table:table-row table:style-name="ro1">
          <table:table-cell office:value-type="float" office:value="312.8" calcext:value-type="float">
            <text:p>312.8</text:p>
          </table:table-cell>
          <table:table-cell office:value-type="float" office:value="1576.63562" calcext:value-type="float">
            <text:p>1576.63562</text:p>
          </table:table-cell>
          <table:table-cell office:value-type="float" office:value="1577.367798" calcext:value-type="float">
            <text:p>1577.367798</text:p>
          </table:table-cell>
          <table:table-cell office:value-type="float" office:value="1578.283691" calcext:value-type="float">
            <text:p>1578.283691</text:p>
          </table:table-cell>
          <table:table-cell office:value-type="float" office:value="1582.436157" calcext:value-type="float">
            <text:p>1582.436157</text:p>
          </table:table-cell>
          <table:table-cell table:number-columns-repeated="1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578.758667" calcext:value-type="float">
            <text:p>1578.758667</text:p>
          </table:table-cell>
          <table:table-cell office:value-type="float" office:value="1579.060425" calcext:value-type="float">
            <text:p>1579.060425</text:p>
          </table:table-cell>
          <table:table-cell office:value-type="float" office:value="1574.578369" calcext:value-type="float">
            <text:p>1574.578369</text:p>
          </table:table-cell>
          <table:table-cell office:value-type="float" office:value="1583.537964" calcext:value-type="float">
            <text:p>1583.537964</text:p>
          </table:table-cell>
          <table:table-cell table:number-columns-repeated="13"/>
        </table:table-row>
        <table:table-row table:style-name="ro1">
          <table:table-cell office:value-type="float" office:value="313.2" calcext:value-type="float">
            <text:p>313.2</text:p>
          </table:table-cell>
          <table:table-cell office:value-type="float" office:value="1567.977661" calcext:value-type="float">
            <text:p>1567.977661</text:p>
          </table:table-cell>
          <table:table-cell office:value-type="float" office:value="1587.281494" calcext:value-type="float">
            <text:p>1587.281494</text:p>
          </table:table-cell>
          <table:table-cell office:value-type="float" office:value="1558.42334" calcext:value-type="float">
            <text:p>1558.42334</text:p>
          </table:table-cell>
          <table:table-cell office:value-type="float" office:value="1597.166748" calcext:value-type="float">
            <text:p>1597.166748</text:p>
          </table:table-cell>
          <table:table-cell table:number-columns-repeated="13"/>
        </table:table-row>
        <table:table-row table:style-name="ro1">
          <table:table-cell office:value-type="float" office:value="313.4" calcext:value-type="float">
            <text:p>313.4</text:p>
          </table:table-cell>
          <table:table-cell office:value-type="float" office:value="1573.637329" calcext:value-type="float">
            <text:p>1573.637329</text:p>
          </table:table-cell>
          <table:table-cell office:value-type="float" office:value="1587.084106" calcext:value-type="float">
            <text:p>1587.084106</text:p>
          </table:table-cell>
          <table:table-cell office:value-type="float" office:value="1565.5979" calcext:value-type="float">
            <text:p>1565.5979</text:p>
          </table:table-cell>
          <table:table-cell office:value-type="float" office:value="1597.364258" calcext:value-type="float">
            <text:p>1597.364258</text:p>
          </table:table-cell>
          <table:table-cell table:number-columns-repeated="13"/>
        </table:table-row>
        <table:table-row table:style-name="ro1">
          <table:table-cell office:value-type="float" office:value="313.6" calcext:value-type="float">
            <text:p>313.6</text:p>
          </table:table-cell>
          <table:table-cell office:value-type="float" office:value="1588.275757" calcext:value-type="float">
            <text:p>1588.275757</text:p>
          </table:table-cell>
          <table:table-cell office:value-type="float" office:value="1570.993896" calcext:value-type="float">
            <text:p>1570.993896</text:p>
          </table:table-cell>
          <table:table-cell office:value-type="float" office:value="1596.848389" calcext:value-type="float">
            <text:p>1596.848389</text:p>
          </table:table-cell>
          <table:table-cell office:value-type="float" office:value="1563.659912" calcext:value-type="float">
            <text:p>1563.659912</text:p>
          </table:table-cell>
          <table:table-cell table:number-columns-repeated="13"/>
        </table:table-row>
        <table:table-row table:style-name="ro1">
          <table:table-cell office:value-type="float" office:value="313.8" calcext:value-type="float">
            <text:p>313.8</text:p>
          </table:table-cell>
          <table:table-cell office:value-type="float" office:value="1583.782959" calcext:value-type="float">
            <text:p>1583.782959</text:p>
          </table:table-cell>
          <table:table-cell office:value-type="float" office:value="1578.795532" calcext:value-type="float">
            <text:p>1578.795532</text:p>
          </table:table-cell>
          <table:table-cell office:value-type="float" office:value="1580.695435" calcext:value-type="float">
            <text:p>1580.695435</text:p>
          </table:table-cell>
          <table:table-cell office:value-type="float" office:value="1576.984009" calcext:value-type="float">
            <text:p>1576.984009</text:p>
          </table:table-cell>
          <table:table-cell table:number-columns-repeated="1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565.955811" calcext:value-type="float">
            <text:p>1565.955811</text:p>
          </table:table-cell>
          <table:table-cell office:value-type="float" office:value="1591.778809" calcext:value-type="float">
            <text:p>1591.778809</text:p>
          </table:table-cell>
          <table:table-cell office:value-type="float" office:value="1558.332764" calcext:value-type="float">
            <text:p>1558.332764</text:p>
          </table:table-cell>
          <table:table-cell office:value-type="float" office:value="1599.521729" calcext:value-type="float">
            <text:p>1599.521729</text:p>
          </table:table-cell>
          <table:table-cell table:number-columns-repeated="13"/>
        </table:table-row>
        <table:table-row table:style-name="ro1">
          <table:table-cell office:value-type="float" office:value="314.2" calcext:value-type="float">
            <text:p>314.2</text:p>
          </table:table-cell>
          <table:table-cell office:value-type="float" office:value="1575.487061" calcext:value-type="float">
            <text:p>1575.487061</text:p>
          </table:table-cell>
          <table:table-cell office:value-type="float" office:value="1581.406616" calcext:value-type="float">
            <text:p>1581.406616</text:p>
          </table:table-cell>
          <table:table-cell office:value-type="float" office:value="1573.863892" calcext:value-type="float">
            <text:p>1573.863892</text:p>
          </table:table-cell>
          <table:table-cell office:value-type="float" office:value="1582.733643" calcext:value-type="float">
            <text:p>1582.733643</text:p>
          </table:table-cell>
          <table:table-cell table:number-columns-repeated="13"/>
        </table:table-row>
        <table:table-row table:style-name="ro1">
          <table:table-cell office:value-type="float" office:value="314.4" calcext:value-type="float">
            <text:p>314.4</text:p>
          </table:table-cell>
          <table:table-cell office:value-type="float" office:value="1579.912842" calcext:value-type="float">
            <text:p>1579.912842</text:p>
          </table:table-cell>
          <table:table-cell office:value-type="float" office:value="1579.24292" calcext:value-type="float">
            <text:p>1579.24292</text:p>
          </table:table-cell>
          <table:table-cell office:value-type="float" office:value="1574.953491" calcext:value-type="float">
            <text:p>1574.953491</text:p>
          </table:table-cell>
          <table:table-cell office:value-type="float" office:value="1583.942627" calcext:value-type="float">
            <text:p>1583.942627</text:p>
          </table:table-cell>
          <table:table-cell table:number-columns-repeated="13"/>
        </table:table-row>
        <table:table-row table:style-name="ro1">
          <table:table-cell office:value-type="float" office:value="314.6" calcext:value-type="float">
            <text:p>314.6</text:p>
          </table:table-cell>
          <table:table-cell office:value-type="float" office:value="1582.383789" calcext:value-type="float">
            <text:p>1582.383789</text:p>
          </table:table-cell>
          <table:table-cell office:value-type="float" office:value="1576.755005" calcext:value-type="float">
            <text:p>1576.755005</text:p>
          </table:table-cell>
          <table:table-cell office:value-type="float" office:value="1577.818237" calcext:value-type="float">
            <text:p>1577.818237</text:p>
          </table:table-cell>
          <table:table-cell office:value-type="float" office:value="1583.183105" calcext:value-type="float">
            <text:p>1583.183105</text:p>
          </table:table-cell>
          <table:table-cell table:number-columns-repeated="13"/>
        </table:table-row>
        <table:table-row table:style-name="ro1">
          <table:table-cell office:value-type="float" office:value="314.8" calcext:value-type="float">
            <text:p>314.8</text:p>
          </table:table-cell>
          <table:table-cell office:value-type="float" office:value="1573.883301" calcext:value-type="float">
            <text:p>1573.883301</text:p>
          </table:table-cell>
          <table:table-cell office:value-type="float" office:value="1580.495239" calcext:value-type="float">
            <text:p>1580.495239</text:p>
          </table:table-cell>
          <table:table-cell office:value-type="float" office:value="1576.959717" calcext:value-type="float">
            <text:p>1576.959717</text:p>
          </table:table-cell>
          <table:table-cell office:value-type="float" office:value="1581.211792" calcext:value-type="float">
            <text:p>1581.211792</text:p>
          </table:table-cell>
          <table:table-cell table:number-columns-repeated="1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579.854126" calcext:value-type="float">
            <text:p>1579.854126</text:p>
          </table:table-cell>
          <table:table-cell office:value-type="float" office:value="1577.244751" calcext:value-type="float">
            <text:p>1577.244751</text:p>
          </table:table-cell>
          <table:table-cell office:value-type="float" office:value="1572.785156" calcext:value-type="float">
            <text:p>1572.785156</text:p>
          </table:table-cell>
          <table:table-cell office:value-type="float" office:value="1582.310791" calcext:value-type="float">
            <text:p>1582.310791</text:p>
          </table:table-cell>
          <table:table-cell table:number-columns-repeated="13"/>
        </table:table-row>
        <table:table-row table:style-name="ro1">
          <table:table-cell office:value-type="float" office:value="315.2" calcext:value-type="float">
            <text:p>315.2</text:p>
          </table:table-cell>
          <table:table-cell office:value-type="float" office:value="1574.359497" calcext:value-type="float">
            <text:p>1574.359497</text:p>
          </table:table-cell>
          <table:table-cell office:value-type="float" office:value="1578.690674" calcext:value-type="float">
            <text:p>1578.690674</text:p>
          </table:table-cell>
          <table:table-cell office:value-type="float" office:value="1574.543213" calcext:value-type="float">
            <text:p>1574.543213</text:p>
          </table:table-cell>
          <table:table-cell office:value-type="float" office:value="1579.599365" calcext:value-type="float">
            <text:p>1579.599365</text:p>
          </table:table-cell>
          <table:table-cell table:number-columns-repeated="13"/>
        </table:table-row>
        <table:table-row table:style-name="ro1">
          <table:table-cell office:value-type="float" office:value="315.4" calcext:value-type="float">
            <text:p>315.4</text:p>
          </table:table-cell>
          <table:table-cell office:value-type="float" office:value="1573.297607" calcext:value-type="float">
            <text:p>1573.297607</text:p>
          </table:table-cell>
          <table:table-cell office:value-type="float" office:value="1576.614868" calcext:value-type="float">
            <text:p>1576.614868</text:p>
          </table:table-cell>
          <table:table-cell office:value-type="float" office:value="1569.595947" calcext:value-type="float">
            <text:p>1569.595947</text:p>
          </table:table-cell>
          <table:table-cell office:value-type="float" office:value="1581.622803" calcext:value-type="float">
            <text:p>1581.622803</text:p>
          </table:table-cell>
          <table:table-cell table:number-columns-repeated="13"/>
        </table:table-row>
        <table:table-row table:style-name="ro1">
          <table:table-cell office:value-type="float" office:value="315.6" calcext:value-type="float">
            <text:p>315.6</text:p>
          </table:table-cell>
          <table:table-cell office:value-type="float" office:value="1576.908569" calcext:value-type="float">
            <text:p>1576.908569</text:p>
          </table:table-cell>
          <table:table-cell office:value-type="float" office:value="1575.989868" calcext:value-type="float">
            <text:p>1575.989868</text:p>
          </table:table-cell>
          <table:table-cell office:value-type="float" office:value="1573.452881" calcext:value-type="float">
            <text:p>1573.452881</text:p>
          </table:table-cell>
          <table:table-cell office:value-type="float" office:value="1579.207764" calcext:value-type="float">
            <text:p>1579.207764</text:p>
          </table:table-cell>
          <table:table-cell table:number-columns-repeated="13"/>
        </table:table-row>
        <table:table-row table:style-name="ro1">
          <table:table-cell office:value-type="float" office:value="315.8" calcext:value-type="float">
            <text:p>315.8</text:p>
          </table:table-cell>
          <table:table-cell office:value-type="float" office:value="1574.834839" calcext:value-type="float">
            <text:p>1574.834839</text:p>
          </table:table-cell>
          <table:table-cell office:value-type="float" office:value="1576.455566" calcext:value-type="float">
            <text:p>1576.455566</text:p>
          </table:table-cell>
          <table:table-cell office:value-type="float" office:value="1576.378784" calcext:value-type="float">
            <text:p>1576.378784</text:p>
          </table:table-cell>
          <table:table-cell office:value-type="float" office:value="1574.299194" calcext:value-type="float">
            <text:p>1574.299194</text:p>
          </table:table-cell>
          <table:table-cell table:number-columns-repeated="1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574.815552" calcext:value-type="float">
            <text:p>1574.815552</text:p>
          </table:table-cell>
          <table:table-cell office:value-type="float" office:value="1578.149536" calcext:value-type="float">
            <text:p>1578.149536</text:p>
          </table:table-cell>
          <table:table-cell office:value-type="float" office:value="1571.442871" calcext:value-type="float">
            <text:p>1571.442871</text:p>
          </table:table-cell>
          <table:table-cell office:value-type="float" office:value="1578.047363" calcext:value-type="float">
            <text:p>1578.047363</text:p>
          </table:table-cell>
          <table:table-cell table:number-columns-repeated="13"/>
        </table:table-row>
        <table:table-row table:style-name="ro1">
          <table:table-cell office:value-type="float" office:value="316.2" calcext:value-type="float">
            <text:p>316.2</text:p>
          </table:table-cell>
          <table:table-cell office:value-type="float" office:value="1577.781128" calcext:value-type="float">
            <text:p>1577.781128</text:p>
          </table:table-cell>
          <table:table-cell office:value-type="float" office:value="1573.639282" calcext:value-type="float">
            <text:p>1573.639282</text:p>
          </table:table-cell>
          <table:table-cell office:value-type="float" office:value="1578.2771" calcext:value-type="float">
            <text:p>1578.2771</text:p>
          </table:table-cell>
          <table:table-cell office:value-type="float" office:value="1573.996704" calcext:value-type="float">
            <text:p>1573.996704</text:p>
          </table:table-cell>
          <table:table-cell table:number-columns-repeated="13"/>
        </table:table-row>
        <table:table-row table:style-name="ro1">
          <table:table-cell office:value-type="float" office:value="316.4" calcext:value-type="float">
            <text:p>316.4</text:p>
          </table:table-cell>
          <table:table-cell office:value-type="float" office:value="1572.571289" calcext:value-type="float">
            <text:p>1572.571289</text:p>
          </table:table-cell>
          <table:table-cell office:value-type="float" office:value="1576.147217" calcext:value-type="float">
            <text:p>1576.147217</text:p>
          </table:table-cell>
          <table:table-cell office:value-type="float" office:value="1573.4646" calcext:value-type="float">
            <text:p>1573.4646</text:p>
          </table:table-cell>
          <table:table-cell office:value-type="float" office:value="1577.393677" calcext:value-type="float">
            <text:p>1577.393677</text:p>
          </table:table-cell>
          <table:table-cell table:number-columns-repeated="13"/>
        </table:table-row>
        <table:table-row table:style-name="ro1">
          <table:table-cell office:value-type="float" office:value="316.6" calcext:value-type="float">
            <text:p>316.6</text:p>
          </table:table-cell>
          <table:table-cell office:value-type="float" office:value="1575.056152" calcext:value-type="float">
            <text:p>1575.056152</text:p>
          </table:table-cell>
          <table:table-cell office:value-type="float" office:value="1575.505737" calcext:value-type="float">
            <text:p>1575.505737</text:p>
          </table:table-cell>
          <table:table-cell office:value-type="float" office:value="1576.0896" calcext:value-type="float">
            <text:p>1576.0896</text:p>
          </table:table-cell>
          <table:table-cell office:value-type="float" office:value="1574.344238" calcext:value-type="float">
            <text:p>1574.344238</text:p>
          </table:table-cell>
          <table:table-cell table:number-columns-repeated="13"/>
        </table:table-row>
        <table:table-row table:style-name="ro1">
          <table:table-cell office:value-type="float" office:value="316.8" calcext:value-type="float">
            <text:p>316.8</text:p>
          </table:table-cell>
          <table:table-cell office:value-type="float" office:value="1573.595825" calcext:value-type="float">
            <text:p>1573.595825</text:p>
          </table:table-cell>
          <table:table-cell office:value-type="float" office:value="1575.749512" calcext:value-type="float">
            <text:p>1575.749512</text:p>
          </table:table-cell>
          <table:table-cell office:value-type="float" office:value="1577.498413" calcext:value-type="float">
            <text:p>1577.498413</text:p>
          </table:table-cell>
          <table:table-cell office:value-type="float" office:value="1574.275635" calcext:value-type="float">
            <text:p>1574.275635</text:p>
          </table:table-cell>
          <table:table-cell table:number-columns-repeated="1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575.243042" calcext:value-type="float">
            <text:p>1575.243042</text:p>
          </table:table-cell>
          <table:table-cell office:value-type="float" office:value="1576.293945" calcext:value-type="float">
            <text:p>1576.293945</text:p>
          </table:table-cell>
          <table:table-cell office:value-type="float" office:value="1575.52832" calcext:value-type="float">
            <text:p>1575.52832</text:p>
          </table:table-cell>
          <table:table-cell office:value-type="float" office:value="1575.809448" calcext:value-type="float">
            <text:p>1575.809448</text:p>
          </table:table-cell>
          <table:table-cell table:number-columns-repeated="13"/>
        </table:table-row>
        <table:table-row table:style-name="ro1">
          <table:table-cell office:value-type="float" office:value="317.2" calcext:value-type="float">
            <text:p>317.2</text:p>
          </table:table-cell>
          <table:table-cell office:value-type="float" office:value="1577.038086" calcext:value-type="float">
            <text:p>1577.038086</text:p>
          </table:table-cell>
          <table:table-cell office:value-type="float" office:value="1577.598389" calcext:value-type="float">
            <text:p>1577.598389</text:p>
          </table:table-cell>
          <table:table-cell office:value-type="float" office:value="1575.284058" calcext:value-type="float">
            <text:p>1575.284058</text:p>
          </table:table-cell>
          <table:table-cell office:value-type="float" office:value="1577.597534" calcext:value-type="float">
            <text:p>1577.597534</text:p>
          </table:table-cell>
          <table:table-cell table:number-columns-repeated="13"/>
        </table:table-row>
        <table:table-row table:style-name="ro1">
          <table:table-cell office:value-type="float" office:value="317.4" calcext:value-type="float">
            <text:p>317.4</text:p>
          </table:table-cell>
          <table:table-cell office:value-type="float" office:value="1575.593628" calcext:value-type="float">
            <text:p>1575.593628</text:p>
          </table:table-cell>
          <table:table-cell office:value-type="float" office:value="1574.178223" calcext:value-type="float">
            <text:p>1574.178223</text:p>
          </table:table-cell>
          <table:table-cell office:value-type="float" office:value="1578.070068" calcext:value-type="float">
            <text:p>1578.070068</text:p>
          </table:table-cell>
          <table:table-cell office:value-type="float" office:value="1573.960571" calcext:value-type="float">
            <text:p>1573.960571</text:p>
          </table:table-cell>
          <table:table-cell table:number-columns-repeated="13"/>
        </table:table-row>
        <table:table-row table:style-name="ro1">
          <table:table-cell office:value-type="float" office:value="317.6" calcext:value-type="float">
            <text:p>317.6</text:p>
          </table:table-cell>
          <table:table-cell office:value-type="float" office:value="1577.863281" calcext:value-type="float">
            <text:p>1577.863281</text:p>
          </table:table-cell>
          <table:table-cell office:value-type="float" office:value="1575.311157" calcext:value-type="float">
            <text:p>1575.311157</text:p>
          </table:table-cell>
          <table:table-cell office:value-type="float" office:value="1575.54248" calcext:value-type="float">
            <text:p>1575.54248</text:p>
          </table:table-cell>
          <table:table-cell office:value-type="float" office:value="1576.885864" calcext:value-type="float">
            <text:p>1576.885864</text:p>
          </table:table-cell>
          <table:table-cell table:number-columns-repeated="13"/>
        </table:table-row>
        <table:table-row table:style-name="ro1">
          <table:table-cell office:value-type="float" office:value="317.8" calcext:value-type="float">
            <text:p>317.8</text:p>
          </table:table-cell>
          <table:table-cell office:value-type="float" office:value="1577.925659" calcext:value-type="float">
            <text:p>1577.925659</text:p>
          </table:table-cell>
          <table:table-cell office:value-type="float" office:value="1576.150513" calcext:value-type="float">
            <text:p>1576.150513</text:p>
          </table:table-cell>
          <table:table-cell office:value-type="float" office:value="1579.716675" calcext:value-type="float">
            <text:p>1579.716675</text:p>
          </table:table-cell>
          <table:table-cell office:value-type="float" office:value="1577.477661" calcext:value-type="float">
            <text:p>1577.477661</text:p>
          </table:table-cell>
          <table:table-cell table:number-columns-repeated="1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577.030151" calcext:value-type="float">
            <text:p>1577.030151</text:p>
          </table:table-cell>
          <table:table-cell office:value-type="float" office:value="1574.746338" calcext:value-type="float">
            <text:p>1574.746338</text:p>
          </table:table-cell>
          <table:table-cell office:value-type="float" office:value="1578.656738" calcext:value-type="float">
            <text:p>1578.656738</text:p>
          </table:table-cell>
          <table:table-cell office:value-type="float" office:value="1573.017822" calcext:value-type="float">
            <text:p>1573.017822</text:p>
          </table:table-cell>
          <table:table-cell table:number-columns-repeated="13"/>
        </table:table-row>
        <table:table-row table:style-name="ro1">
          <table:table-cell office:value-type="float" office:value="318.2" calcext:value-type="float">
            <text:p>318.2</text:p>
          </table:table-cell>
          <table:table-cell office:value-type="float" office:value="1574.984619" calcext:value-type="float">
            <text:p>1574.984619</text:p>
          </table:table-cell>
          <table:table-cell office:value-type="float" office:value="1580.187012" calcext:value-type="float">
            <text:p>1580.187012</text:p>
          </table:table-cell>
          <table:table-cell office:value-type="float" office:value="1577.625977" calcext:value-type="float">
            <text:p>1577.625977</text:p>
          </table:table-cell>
          <table:table-cell office:value-type="float" office:value="1576.685547" calcext:value-type="float">
            <text:p>1576.685547</text:p>
          </table:table-cell>
          <table:table-cell table:number-columns-repeated="13"/>
        </table:table-row>
        <table:table-row table:style-name="ro1">
          <table:table-cell office:value-type="float" office:value="318.4" calcext:value-type="float">
            <text:p>318.4</text:p>
          </table:table-cell>
          <table:table-cell office:value-type="float" office:value="1575.172607" calcext:value-type="float">
            <text:p>1575.172607</text:p>
          </table:table-cell>
          <table:table-cell office:value-type="float" office:value="1579.045532" calcext:value-type="float">
            <text:p>1579.045532</text:p>
          </table:table-cell>
          <table:table-cell office:value-type="float" office:value="1576.668823" calcext:value-type="float">
            <text:p>1576.668823</text:p>
          </table:table-cell>
          <table:table-cell office:value-type="float" office:value="1580.042236" calcext:value-type="float">
            <text:p>1580.042236</text:p>
          </table:table-cell>
          <table:table-cell table:number-columns-repeated="13"/>
        </table:table-row>
        <table:table-row table:style-name="ro1">
          <table:table-cell office:value-type="float" office:value="318.6" calcext:value-type="float">
            <text:p>318.6</text:p>
          </table:table-cell>
          <table:table-cell office:value-type="float" office:value="1576.94104" calcext:value-type="float">
            <text:p>1576.94104</text:p>
          </table:table-cell>
          <table:table-cell office:value-type="float" office:value="1575.567139" calcext:value-type="float">
            <text:p>1575.567139</text:p>
          </table:table-cell>
          <table:table-cell office:value-type="float" office:value="1576.44812" calcext:value-type="float">
            <text:p>1576.44812</text:p>
          </table:table-cell>
          <table:table-cell office:value-type="float" office:value="1577.145142" calcext:value-type="float">
            <text:p>1577.145142</text:p>
          </table:table-cell>
          <table:table-cell table:number-columns-repeated="13"/>
        </table:table-row>
        <table:table-row table:style-name="ro1">
          <table:table-cell office:value-type="float" office:value="318.8" calcext:value-type="float">
            <text:p>318.8</text:p>
          </table:table-cell>
          <table:table-cell office:value-type="float" office:value="1578.53479" calcext:value-type="float">
            <text:p>1578.53479</text:p>
          </table:table-cell>
          <table:table-cell office:value-type="float" office:value="1576.21875" calcext:value-type="float">
            <text:p>1576.21875</text:p>
          </table:table-cell>
          <table:table-cell office:value-type="float" office:value="1579.282593" calcext:value-type="float">
            <text:p>1579.282593</text:p>
          </table:table-cell>
          <table:table-cell office:value-type="float" office:value="1575.68811" calcext:value-type="float">
            <text:p>1575.68811</text:p>
          </table:table-cell>
          <table:table-cell table:number-columns-repeated="1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75.405273" calcext:value-type="float">
            <text:p>1575.405273</text:p>
          </table:table-cell>
          <table:table-cell office:value-type="float" office:value="1579.566406" calcext:value-type="float">
            <text:p>1579.566406</text:p>
          </table:table-cell>
          <table:table-cell office:value-type="float" office:value="1576.488281" calcext:value-type="float">
            <text:p>1576.488281</text:p>
          </table:table-cell>
          <table:table-cell office:value-type="float" office:value="1575.452759" calcext:value-type="float">
            <text:p>1575.452759</text:p>
          </table:table-cell>
          <table:table-cell table:number-columns-repeated="13"/>
        </table:table-row>
        <table:table-row table:style-name="ro1">
          <table:table-cell office:value-type="float" office:value="319.2" calcext:value-type="float">
            <text:p>319.2</text:p>
          </table:table-cell>
          <table:table-cell office:value-type="float" office:value="1580.334473" calcext:value-type="float">
            <text:p>1580.334473</text:p>
          </table:table-cell>
          <table:table-cell office:value-type="float" office:value="1577.723145" calcext:value-type="float">
            <text:p>1577.723145</text:p>
          </table:table-cell>
          <table:table-cell office:value-type="float" office:value="1579.720947" calcext:value-type="float">
            <text:p>1579.720947</text:p>
          </table:table-cell>
          <table:table-cell office:value-type="float" office:value="1576.67627" calcext:value-type="float">
            <text:p>1576.67627</text:p>
          </table:table-cell>
          <table:table-cell table:number-columns-repeated="13"/>
        </table:table-row>
        <table:table-row table:style-name="ro1">
          <table:table-cell office:value-type="float" office:value="319.4" calcext:value-type="float">
            <text:p>319.4</text:p>
          </table:table-cell>
          <table:table-cell office:value-type="float" office:value="1577.288086" calcext:value-type="float">
            <text:p>1577.288086</text:p>
          </table:table-cell>
          <table:table-cell office:value-type="float" office:value="1578.592896" calcext:value-type="float">
            <text:p>1578.592896</text:p>
          </table:table-cell>
          <table:table-cell office:value-type="float" office:value="1574.618164" calcext:value-type="float">
            <text:p>1574.618164</text:p>
          </table:table-cell>
          <table:table-cell office:value-type="float" office:value="1575.990112" calcext:value-type="float">
            <text:p>1575.990112</text:p>
          </table:table-cell>
          <table:table-cell table:number-columns-repeated="13"/>
        </table:table-row>
        <table:table-row table:style-name="ro1">
          <table:table-cell office:value-type="float" office:value="319.6" calcext:value-type="float">
            <text:p>319.6</text:p>
          </table:table-cell>
          <table:table-cell office:value-type="float" office:value="1576.82373" calcext:value-type="float">
            <text:p>1576.82373</text:p>
          </table:table-cell>
          <table:table-cell office:value-type="float" office:value="1577.609863" calcext:value-type="float">
            <text:p>1577.609863</text:p>
          </table:table-cell>
          <table:table-cell office:value-type="float" office:value="1574.752441" calcext:value-type="float">
            <text:p>1574.752441</text:p>
          </table:table-cell>
          <table:table-cell office:value-type="float" office:value="1578.776367" calcext:value-type="float">
            <text:p>1578.776367</text:p>
          </table:table-cell>
          <table:table-cell table:number-columns-repeated="13"/>
        </table:table-row>
        <table:table-row table:style-name="ro1">
          <table:table-cell office:value-type="float" office:value="319.8" calcext:value-type="float">
            <text:p>319.8</text:p>
          </table:table-cell>
          <table:table-cell office:value-type="float" office:value="1577.631714" calcext:value-type="float">
            <text:p>1577.631714</text:p>
          </table:table-cell>
          <table:table-cell office:value-type="float" office:value="1577.2771" calcext:value-type="float">
            <text:p>1577.2771</text:p>
          </table:table-cell>
          <table:table-cell office:value-type="float" office:value="1580.841553" calcext:value-type="float">
            <text:p>1580.841553</text:p>
          </table:table-cell>
          <table:table-cell office:value-type="float" office:value="1578.758057" calcext:value-type="float">
            <text:p>1578.758057</text:p>
          </table:table-cell>
          <table:table-cell table:number-columns-repeated="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74.542358" calcext:value-type="float">
            <text:p>1574.542358</text:p>
          </table:table-cell>
          <table:table-cell office:value-type="float" office:value="1577.35376" calcext:value-type="float">
            <text:p>1577.35376</text:p>
          </table:table-cell>
          <table:table-cell office:value-type="float" office:value="1575.38208" calcext:value-type="float">
            <text:p>1575.38208</text:p>
          </table:table-cell>
          <table:table-cell office:value-type="float" office:value="1578.219604" calcext:value-type="float">
            <text:p>1578.219604</text:p>
          </table:table-cell>
          <table:table-cell table:number-columns-repeated="13"/>
        </table:table-row>
        <table:table-row table:style-name="ro1">
          <table:table-cell office:value-type="float" office:value="320.2" calcext:value-type="float">
            <text:p>320.2</text:p>
          </table:table-cell>
          <table:table-cell office:value-type="float" office:value="1576.304077" calcext:value-type="float">
            <text:p>1576.304077</text:p>
          </table:table-cell>
          <table:table-cell office:value-type="float" office:value="1575.880371" calcext:value-type="float">
            <text:p>1575.880371</text:p>
          </table:table-cell>
          <table:table-cell office:value-type="float" office:value="1576.668945" calcext:value-type="float">
            <text:p>1576.668945</text:p>
          </table:table-cell>
          <table:table-cell office:value-type="float" office:value="1575.389526" calcext:value-type="float">
            <text:p>1575.389526</text:p>
          </table:table-cell>
          <table:table-cell table:number-columns-repeated="13"/>
        </table:table-row>
        <table:table-row table:style-name="ro1">
          <table:table-cell office:value-type="float" office:value="320.4" calcext:value-type="float">
            <text:p>320.4</text:p>
          </table:table-cell>
          <table:table-cell office:value-type="float" office:value="1575.119995" calcext:value-type="float">
            <text:p>1575.119995</text:p>
          </table:table-cell>
          <table:table-cell office:value-type="float" office:value="1576.667603" calcext:value-type="float">
            <text:p>1576.667603</text:p>
          </table:table-cell>
          <table:table-cell office:value-type="float" office:value="1576.737671" calcext:value-type="float">
            <text:p>1576.737671</text:p>
          </table:table-cell>
          <table:table-cell office:value-type="float" office:value="1578.635132" calcext:value-type="float">
            <text:p>1578.635132</text:p>
          </table:table-cell>
          <table:table-cell table:number-columns-repeated="13"/>
        </table:table-row>
        <table:table-row table:style-name="ro1">
          <table:table-cell office:value-type="float" office:value="320.6" calcext:value-type="float">
            <text:p>320.6</text:p>
          </table:table-cell>
          <table:table-cell office:value-type="float" office:value="1574.227661" calcext:value-type="float">
            <text:p>1574.227661</text:p>
          </table:table-cell>
          <table:table-cell office:value-type="float" office:value="1576.11499" calcext:value-type="float">
            <text:p>1576.11499</text:p>
          </table:table-cell>
          <table:table-cell office:value-type="float" office:value="1575.022583" calcext:value-type="float">
            <text:p>1575.022583</text:p>
          </table:table-cell>
          <table:table-cell office:value-type="float" office:value="1577.852295" calcext:value-type="float">
            <text:p>1577.852295</text:p>
          </table:table-cell>
          <table:table-cell table:number-columns-repeated="13"/>
        </table:table-row>
        <table:table-row table:style-name="ro1">
          <table:table-cell office:value-type="float" office:value="320.8" calcext:value-type="float">
            <text:p>320.8</text:p>
          </table:table-cell>
          <table:table-cell office:value-type="float" office:value="1575.250488" calcext:value-type="float">
            <text:p>1575.250488</text:p>
          </table:table-cell>
          <table:table-cell office:value-type="float" office:value="1576.395508" calcext:value-type="float">
            <text:p>1576.395508</text:p>
          </table:table-cell>
          <table:table-cell office:value-type="float" office:value="1576.567627" calcext:value-type="float">
            <text:p>1576.567627</text:p>
          </table:table-cell>
          <table:table-cell office:value-type="float" office:value="1574.678345" calcext:value-type="float">
            <text:p>1574.678345</text:p>
          </table:table-cell>
          <table:table-cell table:number-columns-repeated="1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576.254272" calcext:value-type="float">
            <text:p>1576.254272</text:p>
          </table:table-cell>
          <table:table-cell office:value-type="float" office:value="1579.314087" calcext:value-type="float">
            <text:p>1579.314087</text:p>
          </table:table-cell>
          <table:table-cell office:value-type="float" office:value="1578.444946" calcext:value-type="float">
            <text:p>1578.444946</text:p>
          </table:table-cell>
          <table:table-cell office:value-type="float" office:value="1576.334961" calcext:value-type="float">
            <text:p>1576.334961</text:p>
          </table:table-cell>
          <table:table-cell table:number-columns-repeated="13"/>
        </table:table-row>
        <table:table-row table:style-name="ro1">
          <table:table-cell office:value-type="float" office:value="321.2" calcext:value-type="float">
            <text:p>321.2</text:p>
          </table:table-cell>
          <table:table-cell office:value-type="float" office:value="1576.354248" calcext:value-type="float">
            <text:p>1576.354248</text:p>
          </table:table-cell>
          <table:table-cell office:value-type="float" office:value="1576.778931" calcext:value-type="float">
            <text:p>1576.778931</text:p>
          </table:table-cell>
          <table:table-cell office:value-type="float" office:value="1576.432617" calcext:value-type="float">
            <text:p>1576.432617</text:p>
          </table:table-cell>
          <table:table-cell office:value-type="float" office:value="1577.129272" calcext:value-type="float">
            <text:p>1577.129272</text:p>
          </table:table-cell>
          <table:table-cell table:number-columns-repeated="13"/>
        </table:table-row>
        <table:table-row table:style-name="ro1">
          <table:table-cell office:value-type="float" office:value="321.4" calcext:value-type="float">
            <text:p>321.4</text:p>
          </table:table-cell>
          <table:table-cell office:value-type="float" office:value="1575.55127" calcext:value-type="float">
            <text:p>1575.55127</text:p>
          </table:table-cell>
          <table:table-cell office:value-type="float" office:value="1575.827759" calcext:value-type="float">
            <text:p>1575.827759</text:p>
          </table:table-cell>
          <table:table-cell office:value-type="float" office:value="1576.1698" calcext:value-type="float">
            <text:p>1576.1698</text:p>
          </table:table-cell>
          <table:table-cell office:value-type="float" office:value="1575.348877" calcext:value-type="float">
            <text:p>1575.348877</text:p>
          </table:table-cell>
          <table:table-cell table:number-columns-repeated="13"/>
        </table:table-row>
        <table:table-row table:style-name="ro1">
          <table:table-cell office:value-type="float" office:value="321.6" calcext:value-type="float">
            <text:p>321.6</text:p>
          </table:table-cell>
          <table:table-cell office:value-type="float" office:value="1576.95459" calcext:value-type="float">
            <text:p>1576.95459</text:p>
          </table:table-cell>
          <table:table-cell office:value-type="float" office:value="1576.748657" calcext:value-type="float">
            <text:p>1576.748657</text:p>
          </table:table-cell>
          <table:table-cell office:value-type="float" office:value="1579.108398" calcext:value-type="float">
            <text:p>1579.108398</text:p>
          </table:table-cell>
          <table:table-cell office:value-type="float" office:value="1575.232422" calcext:value-type="float">
            <text:p>1575.232422</text:p>
          </table:table-cell>
          <table:table-cell table:number-columns-repeated="13"/>
        </table:table-row>
        <table:table-row table:style-name="ro1">
          <table:table-cell office:value-type="float" office:value="321.8" calcext:value-type="float">
            <text:p>321.8</text:p>
          </table:table-cell>
          <table:table-cell office:value-type="float" office:value="1576.788086" calcext:value-type="float">
            <text:p>1576.788086</text:p>
          </table:table-cell>
          <table:table-cell office:value-type="float" office:value="1577.546875" calcext:value-type="float">
            <text:p>1577.546875</text:p>
          </table:table-cell>
          <table:table-cell office:value-type="float" office:value="1578.453247" calcext:value-type="float">
            <text:p>1578.453247</text:p>
          </table:table-cell>
          <table:table-cell office:value-type="float" office:value="1576.884155" calcext:value-type="float">
            <text:p>1576.884155</text:p>
          </table:table-cell>
          <table:table-cell table:number-columns-repeated="1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577.370972" calcext:value-type="float">
            <text:p>1577.370972</text:p>
          </table:table-cell>
          <table:table-cell office:value-type="float" office:value="1576.474854" calcext:value-type="float">
            <text:p>1576.474854</text:p>
          </table:table-cell>
          <table:table-cell office:value-type="float" office:value="1577.578125" calcext:value-type="float">
            <text:p>1577.578125</text:p>
          </table:table-cell>
          <table:table-cell office:value-type="float" office:value="1575.655396" calcext:value-type="float">
            <text:p>1575.655396</text:p>
          </table:table-cell>
          <table:table-cell table:number-columns-repeated="13"/>
        </table:table-row>
        <table:table-row table:style-name="ro1">
          <table:table-cell office:value-type="float" office:value="322.2" calcext:value-type="float">
            <text:p>322.2</text:p>
          </table:table-cell>
          <table:table-cell office:value-type="float" office:value="1575.012085" calcext:value-type="float">
            <text:p>1575.012085</text:p>
          </table:table-cell>
          <table:table-cell office:value-type="float" office:value="1576.872925" calcext:value-type="float">
            <text:p>1576.872925</text:p>
          </table:table-cell>
          <table:table-cell office:value-type="float" office:value="1576.208984" calcext:value-type="float">
            <text:p>1576.208984</text:p>
          </table:table-cell>
          <table:table-cell office:value-type="float" office:value="1575.392822" calcext:value-type="float">
            <text:p>1575.392822</text:p>
          </table:table-cell>
          <table:table-cell table:number-columns-repeated="13"/>
        </table:table-row>
        <table:table-row table:style-name="ro1">
          <table:table-cell office:value-type="float" office:value="322.4" calcext:value-type="float">
            <text:p>322.4</text:p>
          </table:table-cell>
          <table:table-cell office:value-type="float" office:value="1575.204956" calcext:value-type="float">
            <text:p>1575.204956</text:p>
          </table:table-cell>
          <table:table-cell office:value-type="float" office:value="1578.013672" calcext:value-type="float">
            <text:p>1578.013672</text:p>
          </table:table-cell>
          <table:table-cell office:value-type="float" office:value="1574.641602" calcext:value-type="float">
            <text:p>1574.641602</text:p>
          </table:table-cell>
          <table:table-cell office:value-type="float" office:value="1575.502197" calcext:value-type="float">
            <text:p>1575.502197</text:p>
          </table:table-cell>
          <table:table-cell table:number-columns-repeated="13"/>
        </table:table-row>
        <table:table-row table:style-name="ro1">
          <table:table-cell office:value-type="float" office:value="322.6" calcext:value-type="float">
            <text:p>322.6</text:p>
          </table:table-cell>
          <table:table-cell office:value-type="float" office:value="1576.46167" calcext:value-type="float">
            <text:p>1576.46167</text:p>
          </table:table-cell>
          <table:table-cell office:value-type="float" office:value="1577.990234" calcext:value-type="float">
            <text:p>1577.990234</text:p>
          </table:table-cell>
          <table:table-cell office:value-type="float" office:value="1574.593628" calcext:value-type="float">
            <text:p>1574.593628</text:p>
          </table:table-cell>
          <table:table-cell office:value-type="float" office:value="1580.205688" calcext:value-type="float">
            <text:p>1580.205688</text:p>
          </table:table-cell>
          <table:table-cell table:number-columns-repeated="13"/>
        </table:table-row>
        <table:table-row table:style-name="ro1">
          <table:table-cell office:value-type="float" office:value="322.8" calcext:value-type="float">
            <text:p>322.8</text:p>
          </table:table-cell>
          <table:table-cell office:value-type="float" office:value="1576.360229" calcext:value-type="float">
            <text:p>1576.360229</text:p>
          </table:table-cell>
          <table:table-cell office:value-type="float" office:value="1580.417114" calcext:value-type="float">
            <text:p>1580.417114</text:p>
          </table:table-cell>
          <table:table-cell office:value-type="float" office:value="1579.364624" calcext:value-type="float">
            <text:p>1579.364624</text:p>
          </table:table-cell>
          <table:table-cell office:value-type="float" office:value="1577.811768" calcext:value-type="float">
            <text:p>1577.811768</text:p>
          </table:table-cell>
          <table:table-cell table:number-columns-repeated="1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577.509521" calcext:value-type="float">
            <text:p>1577.509521</text:p>
          </table:table-cell>
          <table:table-cell office:value-type="float" office:value="1577.125122" calcext:value-type="float">
            <text:p>1577.125122</text:p>
          </table:table-cell>
          <table:table-cell office:value-type="float" office:value="1575.66748" calcext:value-type="float">
            <text:p>1575.66748</text:p>
          </table:table-cell>
          <table:table-cell office:value-type="float" office:value="1576.496948" calcext:value-type="float">
            <text:p>1576.496948</text:p>
          </table:table-cell>
          <table:table-cell table:number-columns-repeated="13"/>
        </table:table-row>
        <table:table-row table:style-name="ro1">
          <table:table-cell office:value-type="float" office:value="323.2" calcext:value-type="float">
            <text:p>323.2</text:p>
          </table:table-cell>
          <table:table-cell office:value-type="float" office:value="1577.410889" calcext:value-type="float">
            <text:p>1577.410889</text:p>
          </table:table-cell>
          <table:table-cell office:value-type="float" office:value="1576.721069" calcext:value-type="float">
            <text:p>1576.721069</text:p>
          </table:table-cell>
          <table:table-cell office:value-type="float" office:value="1576.841675" calcext:value-type="float">
            <text:p>1576.841675</text:p>
          </table:table-cell>
          <table:table-cell office:value-type="float" office:value="1576.940308" calcext:value-type="float">
            <text:p>1576.940308</text:p>
          </table:table-cell>
          <table:table-cell table:number-columns-repeated="13"/>
        </table:table-row>
        <table:table-row table:style-name="ro1">
          <table:table-cell office:value-type="float" office:value="323.4" calcext:value-type="float">
            <text:p>323.4</text:p>
          </table:table-cell>
          <table:table-cell office:value-type="float" office:value="1575.473511" calcext:value-type="float">
            <text:p>1575.473511</text:p>
          </table:table-cell>
          <table:table-cell office:value-type="float" office:value="1579.61499" calcext:value-type="float">
            <text:p>1579.61499</text:p>
          </table:table-cell>
          <table:table-cell office:value-type="float" office:value="1578.238525" calcext:value-type="float">
            <text:p>1578.238525</text:p>
          </table:table-cell>
          <table:table-cell office:value-type="float" office:value="1573.897705" calcext:value-type="float">
            <text:p>1573.897705</text:p>
          </table:table-cell>
          <table:table-cell table:number-columns-repeated="13"/>
        </table:table-row>
        <table:table-row table:style-name="ro1">
          <table:table-cell office:value-type="float" office:value="323.6" calcext:value-type="float">
            <text:p>323.6</text:p>
          </table:table-cell>
          <table:table-cell office:value-type="float" office:value="1575.396973" calcext:value-type="float">
            <text:p>1575.396973</text:p>
          </table:table-cell>
          <table:table-cell office:value-type="float" office:value="1578.169434" calcext:value-type="float">
            <text:p>1578.169434</text:p>
          </table:table-cell>
          <table:table-cell office:value-type="float" office:value="1578.598145" calcext:value-type="float">
            <text:p>1578.598145</text:p>
          </table:table-cell>
          <table:table-cell office:value-type="float" office:value="1575.472046" calcext:value-type="float">
            <text:p>1575.472046</text:p>
          </table:table-cell>
          <table:table-cell table:number-columns-repeated="13"/>
        </table:table-row>
        <table:table-row table:style-name="ro1">
          <table:table-cell office:value-type="float" office:value="323.8" calcext:value-type="float">
            <text:p>323.8</text:p>
          </table:table-cell>
          <table:table-cell office:value-type="float" office:value="1577.764893" calcext:value-type="float">
            <text:p>1577.764893</text:p>
          </table:table-cell>
          <table:table-cell office:value-type="float" office:value="1574.408203" calcext:value-type="float">
            <text:p>1574.408203</text:p>
          </table:table-cell>
          <table:table-cell office:value-type="float" office:value="1576.46521" calcext:value-type="float">
            <text:p>1576.46521</text:p>
          </table:table-cell>
          <table:table-cell office:value-type="float" office:value="1576.752686" calcext:value-type="float">
            <text:p>1576.752686</text:p>
          </table:table-cell>
          <table:table-cell table:number-columns-repeated="1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577.514282" calcext:value-type="float">
            <text:p>1577.514282</text:p>
          </table:table-cell>
          <table:table-cell office:value-type="float" office:value="1576.656738" calcext:value-type="float">
            <text:p>1576.656738</text:p>
          </table:table-cell>
          <table:table-cell office:value-type="float" office:value="1578.026489" calcext:value-type="float">
            <text:p>1578.026489</text:p>
          </table:table-cell>
          <table:table-cell office:value-type="float" office:value="1576.21814" calcext:value-type="float">
            <text:p>1576.21814</text:p>
          </table:table-cell>
          <table:table-cell table:number-columns-repeated="13"/>
        </table:table-row>
        <table:table-row table:style-name="ro1">
          <table:table-cell office:value-type="float" office:value="324.2" calcext:value-type="float">
            <text:p>324.2</text:p>
          </table:table-cell>
          <table:table-cell office:value-type="float" office:value="1579.616821" calcext:value-type="float">
            <text:p>1579.616821</text:p>
          </table:table-cell>
          <table:table-cell office:value-type="float" office:value="1573.085571" calcext:value-type="float">
            <text:p>1573.085571</text:p>
          </table:table-cell>
          <table:table-cell office:value-type="float" office:value="1579.063232" calcext:value-type="float">
            <text:p>1579.063232</text:p>
          </table:table-cell>
          <table:table-cell office:value-type="float" office:value="1574.019287" calcext:value-type="float">
            <text:p>1574.019287</text:p>
          </table:table-cell>
          <table:table-cell table:number-columns-repeated="13"/>
        </table:table-row>
        <table:table-row table:style-name="ro1">
          <table:table-cell office:value-type="float" office:value="324.4" calcext:value-type="float">
            <text:p>324.4</text:p>
          </table:table-cell>
          <table:table-cell office:value-type="float" office:value="1576.665771" calcext:value-type="float">
            <text:p>1576.665771</text:p>
          </table:table-cell>
          <table:table-cell office:value-type="float" office:value="1577.371094" calcext:value-type="float">
            <text:p>1577.371094</text:p>
          </table:table-cell>
          <table:table-cell office:value-type="float" office:value="1574.147339" calcext:value-type="float">
            <text:p>1574.147339</text:p>
          </table:table-cell>
          <table:table-cell office:value-type="float" office:value="1578.443115" calcext:value-type="float">
            <text:p>1578.443115</text:p>
          </table:table-cell>
          <table:table-cell table:number-columns-repeated="13"/>
        </table:table-row>
        <table:table-row table:style-name="ro1">
          <table:table-cell office:value-type="float" office:value="324.6" calcext:value-type="float">
            <text:p>324.6</text:p>
          </table:table-cell>
          <table:table-cell office:value-type="float" office:value="1578.76062" calcext:value-type="float">
            <text:p>1578.76062</text:p>
          </table:table-cell>
          <table:table-cell office:value-type="float" office:value="1574.508057" calcext:value-type="float">
            <text:p>1574.508057</text:p>
          </table:table-cell>
          <table:table-cell office:value-type="float" office:value="1580.137329" calcext:value-type="float">
            <text:p>1580.137329</text:p>
          </table:table-cell>
          <table:table-cell office:value-type="float" office:value="1576.679321" calcext:value-type="float">
            <text:p>1576.679321</text:p>
          </table:table-cell>
          <table:table-cell table:number-columns-repeated="13"/>
        </table:table-row>
        <table:table-row table:style-name="ro1">
          <table:table-cell office:value-type="float" office:value="324.8" calcext:value-type="float">
            <text:p>324.8</text:p>
          </table:table-cell>
          <table:table-cell office:value-type="float" office:value="1576.984619" calcext:value-type="float">
            <text:p>1576.984619</text:p>
          </table:table-cell>
          <table:table-cell office:value-type="float" office:value="1576.295166" calcext:value-type="float">
            <text:p>1576.295166</text:p>
          </table:table-cell>
          <table:table-cell office:value-type="float" office:value="1578.934204" calcext:value-type="float">
            <text:p>1578.934204</text:p>
          </table:table-cell>
          <table:table-cell office:value-type="float" office:value="1577.280518" calcext:value-type="float">
            <text:p>1577.280518</text:p>
          </table:table-cell>
          <table:table-cell table:number-columns-repeated="1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578.603882" calcext:value-type="float">
            <text:p>1578.603882</text:p>
          </table:table-cell>
          <table:table-cell office:value-type="float" office:value="1574.386963" calcext:value-type="float">
            <text:p>1574.386963</text:p>
          </table:table-cell>
          <table:table-cell office:value-type="float" office:value="1577.068115" calcext:value-type="float">
            <text:p>1577.068115</text:p>
          </table:table-cell>
          <table:table-cell office:value-type="float" office:value="1575.437134" calcext:value-type="float">
            <text:p>1575.437134</text:p>
          </table:table-cell>
          <table:table-cell table:number-columns-repeated="13"/>
        </table:table-row>
        <table:table-row table:style-name="ro1">
          <table:table-cell office:value-type="float" office:value="325.2" calcext:value-type="float">
            <text:p>325.2</text:p>
          </table:table-cell>
          <table:table-cell office:value-type="float" office:value="1579.40332" calcext:value-type="float">
            <text:p>1579.40332</text:p>
          </table:table-cell>
          <table:table-cell office:value-type="float" office:value="1576.397827" calcext:value-type="float">
            <text:p>1576.397827</text:p>
          </table:table-cell>
          <table:table-cell office:value-type="float" office:value="1580.943481" calcext:value-type="float">
            <text:p>1580.943481</text:p>
          </table:table-cell>
          <table:table-cell office:value-type="float" office:value="1576.03125" calcext:value-type="float">
            <text:p>1576.03125</text:p>
          </table:table-cell>
          <table:table-cell table:number-columns-repeated="13"/>
        </table:table-row>
        <table:table-row table:style-name="ro1">
          <table:table-cell office:value-type="float" office:value="325.4" calcext:value-type="float">
            <text:p>325.4</text:p>
          </table:table-cell>
          <table:table-cell office:value-type="float" office:value="1575.684082" calcext:value-type="float">
            <text:p>1575.684082</text:p>
          </table:table-cell>
          <table:table-cell office:value-type="float" office:value="1577.431763" calcext:value-type="float">
            <text:p>1577.431763</text:p>
          </table:table-cell>
          <table:table-cell office:value-type="float" office:value="1576.85144" calcext:value-type="float">
            <text:p>1576.85144</text:p>
          </table:table-cell>
          <table:table-cell office:value-type="float" office:value="1575.817627" calcext:value-type="float">
            <text:p>1575.817627</text:p>
          </table:table-cell>
          <table:table-cell table:number-columns-repeated="13"/>
        </table:table-row>
        <table:table-row table:style-name="ro1">
          <table:table-cell office:value-type="float" office:value="325.6" calcext:value-type="float">
            <text:p>325.6</text:p>
          </table:table-cell>
          <table:table-cell office:value-type="float" office:value="1577.659424" calcext:value-type="float">
            <text:p>1577.659424</text:p>
          </table:table-cell>
          <table:table-cell office:value-type="float" office:value="1579.14209" calcext:value-type="float">
            <text:p>1579.14209</text:p>
          </table:table-cell>
          <table:table-cell office:value-type="float" office:value="1579.342407" calcext:value-type="float">
            <text:p>1579.342407</text:p>
          </table:table-cell>
          <table:table-cell office:value-type="float" office:value="1578.246216" calcext:value-type="float">
            <text:p>1578.246216</text:p>
          </table:table-cell>
          <table:table-cell table:number-columns-repeated="13"/>
        </table:table-row>
        <table:table-row table:style-name="ro1">
          <table:table-cell office:value-type="float" office:value="325.8" calcext:value-type="float">
            <text:p>325.8</text:p>
          </table:table-cell>
          <table:table-cell office:value-type="float" office:value="1576.102173" calcext:value-type="float">
            <text:p>1576.102173</text:p>
          </table:table-cell>
          <table:table-cell office:value-type="float" office:value="1579.166504" calcext:value-type="float">
            <text:p>1579.166504</text:p>
          </table:table-cell>
          <table:table-cell office:value-type="float" office:value="1577.374634" calcext:value-type="float">
            <text:p>1577.374634</text:p>
          </table:table-cell>
          <table:table-cell office:value-type="float" office:value="1577.497314" calcext:value-type="float">
            <text:p>1577.497314</text:p>
          </table:table-cell>
          <table:table-cell table:number-columns-repeated="1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579.021729" calcext:value-type="float">
            <text:p>1579.021729</text:p>
          </table:table-cell>
          <table:table-cell office:value-type="float" office:value="1573.140625" calcext:value-type="float">
            <text:p>1573.140625</text:p>
          </table:table-cell>
          <table:table-cell office:value-type="float" office:value="1578.174316" calcext:value-type="float">
            <text:p>1578.174316</text:p>
          </table:table-cell>
          <table:table-cell office:value-type="float" office:value="1575.728882" calcext:value-type="float">
            <text:p>1575.728882</text:p>
          </table:table-cell>
          <table:table-cell table:number-columns-repeated="13"/>
        </table:table-row>
        <table:table-row table:style-name="ro1">
          <table:table-cell office:value-type="float" office:value="326.2" calcext:value-type="float">
            <text:p>326.2</text:p>
          </table:table-cell>
          <table:table-cell office:value-type="float" office:value="1574.93103" calcext:value-type="float">
            <text:p>1574.93103</text:p>
          </table:table-cell>
          <table:table-cell office:value-type="float" office:value="1577.756104" calcext:value-type="float">
            <text:p>1577.756104</text:p>
          </table:table-cell>
          <table:table-cell office:value-type="float" office:value="1578.914917" calcext:value-type="float">
            <text:p>1578.914917</text:p>
          </table:table-cell>
          <table:table-cell office:value-type="float" office:value="1573.12854" calcext:value-type="float">
            <text:p>1573.12854</text:p>
          </table:table-cell>
          <table:table-cell table:number-columns-repeated="13"/>
        </table:table-row>
        <table:table-row table:style-name="ro1">
          <table:table-cell office:value-type="float" office:value="326.4" calcext:value-type="float">
            <text:p>326.4</text:p>
          </table:table-cell>
          <table:table-cell office:value-type="float" office:value="1579.227539" calcext:value-type="float">
            <text:p>1579.227539</text:p>
          </table:table-cell>
          <table:table-cell office:value-type="float" office:value="1576.372925" calcext:value-type="float">
            <text:p>1576.372925</text:p>
          </table:table-cell>
          <table:table-cell office:value-type="float" office:value="1577.301392" calcext:value-type="float">
            <text:p>1577.301392</text:p>
          </table:table-cell>
          <table:table-cell office:value-type="float" office:value="1576.629272" calcext:value-type="float">
            <text:p>1576.629272</text:p>
          </table:table-cell>
          <table:table-cell table:number-columns-repeated="13"/>
        </table:table-row>
        <table:table-row table:style-name="ro1">
          <table:table-cell office:value-type="float" office:value="326.6" calcext:value-type="float">
            <text:p>326.6</text:p>
          </table:table-cell>
          <table:table-cell office:value-type="float" office:value="1576.715332" calcext:value-type="float">
            <text:p>1576.715332</text:p>
          </table:table-cell>
          <table:table-cell office:value-type="float" office:value="1576.267334" calcext:value-type="float">
            <text:p>1576.267334</text:p>
          </table:table-cell>
          <table:table-cell office:value-type="float" office:value="1577.875977" calcext:value-type="float">
            <text:p>1577.875977</text:p>
          </table:table-cell>
          <table:table-cell office:value-type="float" office:value="1572.376343" calcext:value-type="float">
            <text:p>1572.376343</text:p>
          </table:table-cell>
          <table:table-cell table:number-columns-repeated="13"/>
        </table:table-row>
        <table:table-row table:style-name="ro1">
          <table:table-cell office:value-type="float" office:value="326.8" calcext:value-type="float">
            <text:p>326.8</text:p>
          </table:table-cell>
          <table:table-cell office:value-type="float" office:value="1578.091064" calcext:value-type="float">
            <text:p>1578.091064</text:p>
          </table:table-cell>
          <table:table-cell office:value-type="float" office:value="1573.814331" calcext:value-type="float">
            <text:p>1573.814331</text:p>
          </table:table-cell>
          <table:table-cell office:value-type="float" office:value="1576.752808" calcext:value-type="float">
            <text:p>1576.752808</text:p>
          </table:table-cell>
          <table:table-cell office:value-type="float" office:value="1577.154419" calcext:value-type="float">
            <text:p>1577.154419</text:p>
          </table:table-cell>
          <table:table-cell table:number-columns-repeated="1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573.181274" calcext:value-type="float">
            <text:p>1573.181274</text:p>
          </table:table-cell>
          <table:table-cell office:value-type="float" office:value="1577.615479" calcext:value-type="float">
            <text:p>1577.615479</text:p>
          </table:table-cell>
          <table:table-cell office:value-type="float" office:value="1577.33374" calcext:value-type="float">
            <text:p>1577.33374</text:p>
          </table:table-cell>
          <table:table-cell office:value-type="float" office:value="1575.889404" calcext:value-type="float">
            <text:p>1575.889404</text:p>
          </table:table-cell>
          <table:table-cell table:number-columns-repeated="13"/>
        </table:table-row>
        <table:table-row table:style-name="ro1">
          <table:table-cell office:value-type="float" office:value="327.2" calcext:value-type="float">
            <text:p>327.2</text:p>
          </table:table-cell>
          <table:table-cell office:value-type="float" office:value="1576.938477" calcext:value-type="float">
            <text:p>1576.938477</text:p>
          </table:table-cell>
          <table:table-cell office:value-type="float" office:value="1575.921875" calcext:value-type="float">
            <text:p>1575.921875</text:p>
          </table:table-cell>
          <table:table-cell office:value-type="float" office:value="1577.703369" calcext:value-type="float">
            <text:p>1577.703369</text:p>
          </table:table-cell>
          <table:table-cell office:value-type="float" office:value="1576.567017" calcext:value-type="float">
            <text:p>1576.567017</text:p>
          </table:table-cell>
          <table:table-cell table:number-columns-repeated="13"/>
        </table:table-row>
        <table:table-row table:style-name="ro1">
          <table:table-cell office:value-type="float" office:value="327.4" calcext:value-type="float">
            <text:p>327.4</text:p>
          </table:table-cell>
          <table:table-cell office:value-type="float" office:value="1575.466309" calcext:value-type="float">
            <text:p>1575.466309</text:p>
          </table:table-cell>
          <table:table-cell office:value-type="float" office:value="1576.102539" calcext:value-type="float">
            <text:p>1576.102539</text:p>
          </table:table-cell>
          <table:table-cell office:value-type="float" office:value="1576.12793" calcext:value-type="float">
            <text:p>1576.12793</text:p>
          </table:table-cell>
          <table:table-cell office:value-type="float" office:value="1576.12207" calcext:value-type="float">
            <text:p>1576.12207</text:p>
          </table:table-cell>
          <table:table-cell table:number-columns-repeated="13"/>
        </table:table-row>
        <table:table-row table:style-name="ro1">
          <table:table-cell office:value-type="float" office:value="327.6" calcext:value-type="float">
            <text:p>327.6</text:p>
          </table:table-cell>
          <table:table-cell office:value-type="float" office:value="1574.186523" calcext:value-type="float">
            <text:p>1574.186523</text:p>
          </table:table-cell>
          <table:table-cell office:value-type="float" office:value="1576.545532" calcext:value-type="float">
            <text:p>1576.545532</text:p>
          </table:table-cell>
          <table:table-cell office:value-type="float" office:value="1576.228394" calcext:value-type="float">
            <text:p>1576.228394</text:p>
          </table:table-cell>
          <table:table-cell office:value-type="float" office:value="1574.567749" calcext:value-type="float">
            <text:p>1574.567749</text:p>
          </table:table-cell>
          <table:table-cell table:number-columns-repeated="13"/>
        </table:table-row>
        <table:table-row table:style-name="ro1">
          <table:table-cell office:value-type="float" office:value="327.8" calcext:value-type="float">
            <text:p>327.8</text:p>
          </table:table-cell>
          <table:table-cell office:value-type="float" office:value="1575.542236" calcext:value-type="float">
            <text:p>1575.542236</text:p>
          </table:table-cell>
          <table:table-cell office:value-type="float" office:value="1575.847778" calcext:value-type="float">
            <text:p>1575.847778</text:p>
          </table:table-cell>
          <table:table-cell office:value-type="float" office:value="1575.656372" calcext:value-type="float">
            <text:p>1575.656372</text:p>
          </table:table-cell>
          <table:table-cell office:value-type="float" office:value="1579.763062" calcext:value-type="float">
            <text:p>1579.763062</text:p>
          </table:table-cell>
          <table:table-cell table:number-columns-repeated="1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574.692871" calcext:value-type="float">
            <text:p>1574.692871</text:p>
          </table:table-cell>
          <table:table-cell office:value-type="float" office:value="1578.445557" calcext:value-type="float">
            <text:p>1578.445557</text:p>
          </table:table-cell>
          <table:table-cell office:value-type="float" office:value="1576.656738" calcext:value-type="float">
            <text:p>1576.656738</text:p>
          </table:table-cell>
          <table:table-cell office:value-type="float" office:value="1575.212158" calcext:value-type="float">
            <text:p>1575.212158</text:p>
          </table:table-cell>
          <table:table-cell table:number-columns-repeated="13"/>
        </table:table-row>
        <table:table-row table:style-name="ro1">
          <table:table-cell office:value-type="float" office:value="328.2" calcext:value-type="float">
            <text:p>328.2</text:p>
          </table:table-cell>
          <table:table-cell office:value-type="float" office:value="1577.466797" calcext:value-type="float">
            <text:p>1577.466797</text:p>
          </table:table-cell>
          <table:table-cell office:value-type="float" office:value="1574.782471" calcext:value-type="float">
            <text:p>1574.782471</text:p>
          </table:table-cell>
          <table:table-cell office:value-type="float" office:value="1577.387939" calcext:value-type="float">
            <text:p>1577.387939</text:p>
          </table:table-cell>
          <table:table-cell office:value-type="float" office:value="1575.970337" calcext:value-type="float">
            <text:p>1575.970337</text:p>
          </table:table-cell>
          <table:table-cell table:number-columns-repeated="13"/>
        </table:table-row>
        <table:table-row table:style-name="ro1">
          <table:table-cell office:value-type="float" office:value="328.4" calcext:value-type="float">
            <text:p>328.4</text:p>
          </table:table-cell>
          <table:table-cell office:value-type="float" office:value="1578.035889" calcext:value-type="float">
            <text:p>1578.035889</text:p>
          </table:table-cell>
          <table:table-cell office:value-type="float" office:value="1577.526001" calcext:value-type="float">
            <text:p>1577.526001</text:p>
          </table:table-cell>
          <table:table-cell office:value-type="float" office:value="1578.272217" calcext:value-type="float">
            <text:p>1578.272217</text:p>
          </table:table-cell>
          <table:table-cell office:value-type="float" office:value="1575.591309" calcext:value-type="float">
            <text:p>1575.591309</text:p>
          </table:table-cell>
          <table:table-cell table:number-columns-repeated="13"/>
        </table:table-row>
        <table:table-row table:style-name="ro1">
          <table:table-cell office:value-type="float" office:value="328.6" calcext:value-type="float">
            <text:p>328.6</text:p>
          </table:table-cell>
          <table:table-cell office:value-type="float" office:value="1578.1604" calcext:value-type="float">
            <text:p>1578.1604</text:p>
          </table:table-cell>
          <table:table-cell office:value-type="float" office:value="1576.619263" calcext:value-type="float">
            <text:p>1576.619263</text:p>
          </table:table-cell>
          <table:table-cell office:value-type="float" office:value="1573.574585" calcext:value-type="float">
            <text:p>1573.574585</text:p>
          </table:table-cell>
          <table:table-cell office:value-type="float" office:value="1577.519043" calcext:value-type="float">
            <text:p>1577.519043</text:p>
          </table:table-cell>
          <table:table-cell table:number-columns-repeated="13"/>
        </table:table-row>
        <table:table-row table:style-name="ro1">
          <table:table-cell office:value-type="float" office:value="328.8" calcext:value-type="float">
            <text:p>328.8</text:p>
          </table:table-cell>
          <table:table-cell office:value-type="float" office:value="1579.369019" calcext:value-type="float">
            <text:p>1579.369019</text:p>
          </table:table-cell>
          <table:table-cell office:value-type="float" office:value="1574.898682" calcext:value-type="float">
            <text:p>1574.898682</text:p>
          </table:table-cell>
          <table:table-cell office:value-type="float" office:value="1576.328613" calcext:value-type="float">
            <text:p>1576.328613</text:p>
          </table:table-cell>
          <table:table-cell office:value-type="float" office:value="1573.73645" calcext:value-type="float">
            <text:p>1573.73645</text:p>
          </table:table-cell>
          <table:table-cell table:number-columns-repeated="1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583.590332" calcext:value-type="float">
            <text:p>1583.590332</text:p>
          </table:table-cell>
          <table:table-cell office:value-type="float" office:value="1581.338623" calcext:value-type="float">
            <text:p>1581.338623</text:p>
          </table:table-cell>
          <table:table-cell office:value-type="float" office:value="1582.077026" calcext:value-type="float">
            <text:p>1582.077026</text:p>
          </table:table-cell>
          <table:table-cell office:value-type="float" office:value="1584.502808" calcext:value-type="float">
            <text:p>1584.502808</text:p>
          </table:table-cell>
          <table:table-cell table:number-columns-repeated="13"/>
        </table:table-row>
        <table:table-row table:style-name="ro1">
          <table:table-cell office:value-type="float" office:value="329.2" calcext:value-type="float">
            <text:p>329.2</text:p>
          </table:table-cell>
          <table:table-cell office:value-type="float" office:value="1576.307861" calcext:value-type="float">
            <text:p>1576.307861</text:p>
          </table:table-cell>
          <table:table-cell office:value-type="float" office:value="1577.21167" calcext:value-type="float">
            <text:p>1577.21167</text:p>
          </table:table-cell>
          <table:table-cell office:value-type="float" office:value="1578.97876" calcext:value-type="float">
            <text:p>1578.97876</text:p>
          </table:table-cell>
          <table:table-cell office:value-type="float" office:value="1575.337158" calcext:value-type="float">
            <text:p>1575.337158</text:p>
          </table:table-cell>
          <table:table-cell table:number-columns-repeated="13"/>
        </table:table-row>
        <table:table-row table:style-name="ro1">
          <table:table-cell office:value-type="float" office:value="329.4" calcext:value-type="float">
            <text:p>329.4</text:p>
          </table:table-cell>
          <table:table-cell office:value-type="float" office:value="1581.725342" calcext:value-type="float">
            <text:p>1581.725342</text:p>
          </table:table-cell>
          <table:table-cell office:value-type="float" office:value="1578.411743" calcext:value-type="float">
            <text:p>1578.411743</text:p>
          </table:table-cell>
          <table:table-cell office:value-type="float" office:value="1578.302246" calcext:value-type="float">
            <text:p>1578.302246</text:p>
          </table:table-cell>
          <table:table-cell office:value-type="float" office:value="1579.918213" calcext:value-type="float">
            <text:p>1579.918213</text:p>
          </table:table-cell>
          <table:table-cell table:number-columns-repeated="13"/>
        </table:table-row>
        <table:table-row table:style-name="ro1">
          <table:table-cell office:value-type="float" office:value="329.6" calcext:value-type="float">
            <text:p>329.6</text:p>
          </table:table-cell>
          <table:table-cell office:value-type="float" office:value="1581.05835" calcext:value-type="float">
            <text:p>1581.05835</text:p>
          </table:table-cell>
          <table:table-cell office:value-type="float" office:value="1579.870605" calcext:value-type="float">
            <text:p>1579.870605</text:p>
          </table:table-cell>
          <table:table-cell office:value-type="float" office:value="1581.138428" calcext:value-type="float">
            <text:p>1581.138428</text:p>
          </table:table-cell>
          <table:table-cell office:value-type="float" office:value="1578.242188" calcext:value-type="float">
            <text:p>1578.242188</text:p>
          </table:table-cell>
          <table:table-cell table:number-columns-repeated="13"/>
        </table:table-row>
        <table:table-row table:style-name="ro1">
          <table:table-cell office:value-type="float" office:value="329.8" calcext:value-type="float">
            <text:p>329.8</text:p>
          </table:table-cell>
          <table:table-cell office:value-type="float" office:value="1567.675415" calcext:value-type="float">
            <text:p>1567.675415</text:p>
          </table:table-cell>
          <table:table-cell office:value-type="float" office:value="1566.549316" calcext:value-type="float">
            <text:p>1566.549316</text:p>
          </table:table-cell>
          <table:table-cell office:value-type="float" office:value="1569.876831" calcext:value-type="float">
            <text:p>1569.876831</text:p>
          </table:table-cell>
          <table:table-cell office:value-type="float" office:value="1565.086182" calcext:value-type="float">
            <text:p>1565.086182</text:p>
          </table:table-cell>
          <table:table-cell table:number-columns-repeated="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572.135986" calcext:value-type="float">
            <text:p>1572.135986</text:p>
          </table:table-cell>
          <table:table-cell office:value-type="float" office:value="1576.905273" calcext:value-type="float">
            <text:p>1576.905273</text:p>
          </table:table-cell>
          <table:table-cell office:value-type="float" office:value="1576.08313" calcext:value-type="float">
            <text:p>1576.08313</text:p>
          </table:table-cell>
          <table:table-cell office:value-type="float" office:value="1573.450806" calcext:value-type="float">
            <text:p>1573.450806</text:p>
          </table:table-cell>
          <table:table-cell table:number-columns-repeated="13"/>
        </table:table-row>
        <table:table-row table:style-name="ro1">
          <table:table-cell office:value-type="float" office:value="330.2" calcext:value-type="float">
            <text:p>330.2</text:p>
          </table:table-cell>
          <table:table-cell office:value-type="float" office:value="1572.411255" calcext:value-type="float">
            <text:p>1572.411255</text:p>
          </table:table-cell>
          <table:table-cell office:value-type="float" office:value="1573.059204" calcext:value-type="float">
            <text:p>1573.059204</text:p>
          </table:table-cell>
          <table:table-cell office:value-type="float" office:value="1572.949219" calcext:value-type="float">
            <text:p>1572.949219</text:p>
          </table:table-cell>
          <table:table-cell office:value-type="float" office:value="1567.214355" calcext:value-type="float">
            <text:p>1567.214355</text:p>
          </table:table-cell>
          <table:table-cell table:number-columns-repeated="13"/>
        </table:table-row>
        <table:table-row table:style-name="ro1">
          <table:table-cell office:value-type="float" office:value="330.4" calcext:value-type="float">
            <text:p>330.4</text:p>
          </table:table-cell>
          <table:table-cell office:value-type="float" office:value="1575.730713" calcext:value-type="float">
            <text:p>1575.730713</text:p>
          </table:table-cell>
          <table:table-cell office:value-type="float" office:value="1573.24353" calcext:value-type="float">
            <text:p>1573.24353</text:p>
          </table:table-cell>
          <table:table-cell office:value-type="float" office:value="1575.825073" calcext:value-type="float">
            <text:p>1575.825073</text:p>
          </table:table-cell>
          <table:table-cell office:value-type="float" office:value="1576.316406" calcext:value-type="float">
            <text:p>1576.316406</text:p>
          </table:table-cell>
          <table:table-cell table:number-columns-repeated="13"/>
        </table:table-row>
        <table:table-row table:style-name="ro1">
          <table:table-cell office:value-type="float" office:value="330.6" calcext:value-type="float">
            <text:p>330.6</text:p>
          </table:table-cell>
          <table:table-cell office:value-type="float" office:value="1578.359741" calcext:value-type="float">
            <text:p>1578.359741</text:p>
          </table:table-cell>
          <table:table-cell office:value-type="float" office:value="1578.575195" calcext:value-type="float">
            <text:p>1578.575195</text:p>
          </table:table-cell>
          <table:table-cell office:value-type="float" office:value="1580.084961" calcext:value-type="float">
            <text:p>1580.084961</text:p>
          </table:table-cell>
          <table:table-cell office:value-type="float" office:value="1576.700562" calcext:value-type="float">
            <text:p>1576.700562</text:p>
          </table:table-cell>
          <table:table-cell table:number-columns-repeated="13"/>
        </table:table-row>
        <table:table-row table:style-name="ro1">
          <table:table-cell office:value-type="float" office:value="330.8" calcext:value-type="float">
            <text:p>330.8</text:p>
          </table:table-cell>
          <table:table-cell office:value-type="float" office:value="1575.83374" calcext:value-type="float">
            <text:p>1575.83374</text:p>
          </table:table-cell>
          <table:table-cell office:value-type="float" office:value="1574.620483" calcext:value-type="float">
            <text:p>1574.620483</text:p>
          </table:table-cell>
          <table:table-cell office:value-type="float" office:value="1575.47229" calcext:value-type="float">
            <text:p>1575.47229</text:p>
          </table:table-cell>
          <table:table-cell office:value-type="float" office:value="1578.18811" calcext:value-type="float">
            <text:p>1578.18811</text:p>
          </table:table-cell>
          <table:table-cell table:number-columns-repeated="1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581.176392" calcext:value-type="float">
            <text:p>1581.176392</text:p>
          </table:table-cell>
          <table:table-cell office:value-type="float" office:value="1576.650879" calcext:value-type="float">
            <text:p>1576.650879</text:p>
          </table:table-cell>
          <table:table-cell office:value-type="float" office:value="1581.239624" calcext:value-type="float">
            <text:p>1581.239624</text:p>
          </table:table-cell>
          <table:table-cell office:value-type="float" office:value="1576.872559" calcext:value-type="float">
            <text:p>1576.872559</text:p>
          </table:table-cell>
          <table:table-cell table:number-columns-repeated="13"/>
        </table:table-row>
        <table:table-row table:style-name="ro1">
          <table:table-cell office:value-type="float" office:value="331.2" calcext:value-type="float">
            <text:p>331.2</text:p>
          </table:table-cell>
          <table:table-cell office:value-type="float" office:value="1608.39978" calcext:value-type="float">
            <text:p>1608.39978</text:p>
          </table:table-cell>
          <table:table-cell office:value-type="float" office:value="1613.356323" calcext:value-type="float">
            <text:p>1613.356323</text:p>
          </table:table-cell>
          <table:table-cell office:value-type="float" office:value="1610.170044" calcext:value-type="float">
            <text:p>1610.170044</text:p>
          </table:table-cell>
          <table:table-cell office:value-type="float" office:value="1612.092529" calcext:value-type="float">
            <text:p>1612.092529</text:p>
          </table:table-cell>
          <table:table-cell table:number-columns-repeated="13"/>
        </table:table-row>
        <table:table-row table:style-name="ro1">
          <table:table-cell office:value-type="float" office:value="331.4" calcext:value-type="float">
            <text:p>331.4</text:p>
          </table:table-cell>
          <table:table-cell office:value-type="float" office:value="1592.91333" calcext:value-type="float">
            <text:p>1592.91333</text:p>
          </table:table-cell>
          <table:table-cell office:value-type="float" office:value="1593.772583" calcext:value-type="float">
            <text:p>1593.772583</text:p>
          </table:table-cell>
          <table:table-cell office:value-type="float" office:value="1594.023193" calcext:value-type="float">
            <text:p>1594.023193</text:p>
          </table:table-cell>
          <table:table-cell office:value-type="float" office:value="1592.051636" calcext:value-type="float">
            <text:p>1592.051636</text:p>
          </table:table-cell>
          <table:table-cell table:number-columns-repeated="13"/>
        </table:table-row>
        <table:table-row table:style-name="ro1">
          <table:table-cell office:value-type="float" office:value="331.6" calcext:value-type="float">
            <text:p>331.6</text:p>
          </table:table-cell>
          <table:table-cell office:value-type="float" office:value="1567.515381" calcext:value-type="float">
            <text:p>1567.515381</text:p>
          </table:table-cell>
          <table:table-cell office:value-type="float" office:value="1570.960693" calcext:value-type="float">
            <text:p>1570.960693</text:p>
          </table:table-cell>
          <table:table-cell office:value-type="float" office:value="1568.577759" calcext:value-type="float">
            <text:p>1568.577759</text:p>
          </table:table-cell>
          <table:table-cell office:value-type="float" office:value="1570.774658" calcext:value-type="float">
            <text:p>1570.774658</text:p>
          </table:table-cell>
          <table:table-cell table:number-columns-repeated="13"/>
        </table:table-row>
        <table:table-row table:style-name="ro1">
          <table:table-cell office:value-type="float" office:value="331.8" calcext:value-type="float">
            <text:p>331.8</text:p>
          </table:table-cell>
          <table:table-cell office:value-type="float" office:value="1569.002441" calcext:value-type="float">
            <text:p>1569.002441</text:p>
          </table:table-cell>
          <table:table-cell office:value-type="float" office:value="1567.870361" calcext:value-type="float">
            <text:p>1567.870361</text:p>
          </table:table-cell>
          <table:table-cell office:value-type="float" office:value="1571.682129" calcext:value-type="float">
            <text:p>1571.682129</text:p>
          </table:table-cell>
          <table:table-cell office:value-type="float" office:value="1567.511719" calcext:value-type="float">
            <text:p>1567.511719</text:p>
          </table:table-cell>
          <table:table-cell table:number-columns-repeated="1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574.427856" calcext:value-type="float">
            <text:p>1574.427856</text:p>
          </table:table-cell>
          <table:table-cell office:value-type="float" office:value="1569.990112" calcext:value-type="float">
            <text:p>1569.990112</text:p>
          </table:table-cell>
          <table:table-cell office:value-type="float" office:value="1576.181763" calcext:value-type="float">
            <text:p>1576.181763</text:p>
          </table:table-cell>
          <table:table-cell office:value-type="float" office:value="1568.941284" calcext:value-type="float">
            <text:p>1568.941284</text:p>
          </table:table-cell>
          <table:table-cell table:number-columns-repeated="13"/>
        </table:table-row>
        <table:table-row table:style-name="ro1">
          <table:table-cell office:value-type="float" office:value="332.2" calcext:value-type="float">
            <text:p>332.2</text:p>
          </table:table-cell>
          <table:table-cell office:value-type="float" office:value="1570.835449" calcext:value-type="float">
            <text:p>1570.835449</text:p>
          </table:table-cell>
          <table:table-cell office:value-type="float" office:value="1573.557251" calcext:value-type="float">
            <text:p>1573.557251</text:p>
          </table:table-cell>
          <table:table-cell office:value-type="float" office:value="1572.349854" calcext:value-type="float">
            <text:p>1572.349854</text:p>
          </table:table-cell>
          <table:table-cell office:value-type="float" office:value="1571.309204" calcext:value-type="float">
            <text:p>1571.309204</text:p>
          </table:table-cell>
          <table:table-cell table:number-columns-repeated="13"/>
        </table:table-row>
        <table:table-row table:style-name="ro1">
          <table:table-cell office:value-type="float" office:value="332.4" calcext:value-type="float">
            <text:p>332.4</text:p>
          </table:table-cell>
          <table:table-cell office:value-type="float" office:value="1569.162842" calcext:value-type="float">
            <text:p>1569.162842</text:p>
          </table:table-cell>
          <table:table-cell office:value-type="float" office:value="1569.913086" calcext:value-type="float">
            <text:p>1569.913086</text:p>
          </table:table-cell>
          <table:table-cell office:value-type="float" office:value="1570.234741" calcext:value-type="float">
            <text:p>1570.234741</text:p>
          </table:table-cell>
          <table:table-cell office:value-type="float" office:value="1569.58728" calcext:value-type="float">
            <text:p>1569.58728</text:p>
          </table:table-cell>
          <table:table-cell table:number-columns-repeated="13"/>
        </table:table-row>
        <table:table-row table:style-name="ro1">
          <table:table-cell office:value-type="float" office:value="332.6" calcext:value-type="float">
            <text:p>332.6</text:p>
          </table:table-cell>
          <table:table-cell office:value-type="float" office:value="1576.177002" calcext:value-type="float">
            <text:p>1576.177002</text:p>
          </table:table-cell>
          <table:table-cell office:value-type="float" office:value="1569.789917" calcext:value-type="float">
            <text:p>1569.789917</text:p>
          </table:table-cell>
          <table:table-cell office:value-type="float" office:value="1574.36731" calcext:value-type="float">
            <text:p>1574.36731</text:p>
          </table:table-cell>
          <table:table-cell office:value-type="float" office:value="1572.029663" calcext:value-type="float">
            <text:p>1572.029663</text:p>
          </table:table-cell>
          <table:table-cell table:number-columns-repeated="13"/>
        </table:table-row>
        <table:table-row table:style-name="ro1">
          <table:table-cell office:value-type="float" office:value="332.8" calcext:value-type="float">
            <text:p>332.8</text:p>
          </table:table-cell>
          <table:table-cell office:value-type="float" office:value="1571.876831" calcext:value-type="float">
            <text:p>1571.876831</text:p>
          </table:table-cell>
          <table:table-cell office:value-type="float" office:value="1571.599854" calcext:value-type="float">
            <text:p>1571.599854</text:p>
          </table:table-cell>
          <table:table-cell office:value-type="float" office:value="1572.086914" calcext:value-type="float">
            <text:p>1572.086914</text:p>
          </table:table-cell>
          <table:table-cell office:value-type="float" office:value="1570.315552" calcext:value-type="float">
            <text:p>1570.315552</text:p>
          </table:table-cell>
          <table:table-cell table:number-columns-repeated="1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570.884888" calcext:value-type="float">
            <text:p>1570.884888</text:p>
          </table:table-cell>
          <table:table-cell office:value-type="float" office:value="1570.391968" calcext:value-type="float">
            <text:p>1570.391968</text:p>
          </table:table-cell>
          <table:table-cell office:value-type="float" office:value="1574.981445" calcext:value-type="float">
            <text:p>1574.981445</text:p>
          </table:table-cell>
          <table:table-cell office:value-type="float" office:value="1571.667725" calcext:value-type="float">
            <text:p>1571.667725</text:p>
          </table:table-cell>
          <table:table-cell table:number-columns-repeated="13"/>
        </table:table-row>
        <table:table-row table:style-name="ro1">
          <table:table-cell office:value-type="float" office:value="333.2" calcext:value-type="float">
            <text:p>333.2</text:p>
          </table:table-cell>
          <table:table-cell office:value-type="float" office:value="1573.138062" calcext:value-type="float">
            <text:p>1573.138062</text:p>
          </table:table-cell>
          <table:table-cell office:value-type="float" office:value="1569.458008" calcext:value-type="float">
            <text:p>1569.458008</text:p>
          </table:table-cell>
          <table:table-cell office:value-type="float" office:value="1573.920288" calcext:value-type="float">
            <text:p>1573.920288</text:p>
          </table:table-cell>
          <table:table-cell office:value-type="float" office:value="1568.173218" calcext:value-type="float">
            <text:p>1568.173218</text:p>
          </table:table-cell>
          <table:table-cell table:number-columns-repeated="13"/>
        </table:table-row>
        <table:table-row table:style-name="ro1">
          <table:table-cell office:value-type="float" office:value="333.4" calcext:value-type="float">
            <text:p>333.4</text:p>
          </table:table-cell>
          <table:table-cell office:value-type="float" office:value="1573.572754" calcext:value-type="float">
            <text:p>1573.572754</text:p>
          </table:table-cell>
          <table:table-cell office:value-type="float" office:value="1570.292603" calcext:value-type="float">
            <text:p>1570.292603</text:p>
          </table:table-cell>
          <table:table-cell office:value-type="float" office:value="1573.233887" calcext:value-type="float">
            <text:p>1573.233887</text:p>
          </table:table-cell>
          <table:table-cell office:value-type="float" office:value="1570.176147" calcext:value-type="float">
            <text:p>1570.176147</text:p>
          </table:table-cell>
          <table:table-cell table:number-columns-repeated="13"/>
        </table:table-row>
        <table:table-row table:style-name="ro1">
          <table:table-cell office:value-type="float" office:value="333.6" calcext:value-type="float">
            <text:p>333.6</text:p>
          </table:table-cell>
          <table:table-cell office:value-type="float" office:value="1574.460449" calcext:value-type="float">
            <text:p>1574.460449</text:p>
          </table:table-cell>
          <table:table-cell office:value-type="float" office:value="1573.255371" calcext:value-type="float">
            <text:p>1573.255371</text:p>
          </table:table-cell>
          <table:table-cell office:value-type="float" office:value="1571.737549" calcext:value-type="float">
            <text:p>1571.737549</text:p>
          </table:table-cell>
          <table:table-cell office:value-type="float" office:value="1572.726685" calcext:value-type="float">
            <text:p>1572.726685</text:p>
          </table:table-cell>
          <table:table-cell table:number-columns-repeated="13"/>
        </table:table-row>
        <table:table-row table:style-name="ro1">
          <table:table-cell office:value-type="float" office:value="333.8" calcext:value-type="float">
            <text:p>333.8</text:p>
          </table:table-cell>
          <table:table-cell office:value-type="float" office:value="1571.052002" calcext:value-type="float">
            <text:p>1571.052002</text:p>
          </table:table-cell>
          <table:table-cell office:value-type="float" office:value="1573.202026" calcext:value-type="float">
            <text:p>1573.202026</text:p>
          </table:table-cell>
          <table:table-cell office:value-type="float" office:value="1574.579224" calcext:value-type="float">
            <text:p>1574.579224</text:p>
          </table:table-cell>
          <table:table-cell office:value-type="float" office:value="1571.480225" calcext:value-type="float">
            <text:p>1571.480225</text:p>
          </table:table-cell>
          <table:table-cell table:number-columns-repeated="1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574.680298" calcext:value-type="float">
            <text:p>1574.680298</text:p>
          </table:table-cell>
          <table:table-cell office:value-type="float" office:value="1573.216553" calcext:value-type="float">
            <text:p>1573.216553</text:p>
          </table:table-cell>
          <table:table-cell office:value-type="float" office:value="1576.735474" calcext:value-type="float">
            <text:p>1576.735474</text:p>
          </table:table-cell>
          <table:table-cell office:value-type="float" office:value="1570.678711" calcext:value-type="float">
            <text:p>1570.678711</text:p>
          </table:table-cell>
          <table:table-cell table:number-columns-repeated="13"/>
        </table:table-row>
        <table:table-row table:style-name="ro1">
          <table:table-cell office:value-type="float" office:value="334.2" calcext:value-type="float">
            <text:p>334.2</text:p>
          </table:table-cell>
          <table:table-cell office:value-type="float" office:value="1575.080688" calcext:value-type="float">
            <text:p>1575.080688</text:p>
          </table:table-cell>
          <table:table-cell office:value-type="float" office:value="1574.325317" calcext:value-type="float">
            <text:p>1574.325317</text:p>
          </table:table-cell>
          <table:table-cell office:value-type="float" office:value="1572.690552" calcext:value-type="float">
            <text:p>1572.690552</text:p>
          </table:table-cell>
          <table:table-cell office:value-type="float" office:value="1579.178711" calcext:value-type="float">
            <text:p>1579.178711</text:p>
          </table:table-cell>
          <table:table-cell table:number-columns-repeated="13"/>
        </table:table-row>
        <table:table-row table:style-name="ro1">
          <table:table-cell office:value-type="float" office:value="334.4" calcext:value-type="float">
            <text:p>334.4</text:p>
          </table:table-cell>
          <table:table-cell office:value-type="float" office:value="1572.824707" calcext:value-type="float">
            <text:p>1572.824707</text:p>
          </table:table-cell>
          <table:table-cell office:value-type="float" office:value="1569.904541" calcext:value-type="float">
            <text:p>1569.904541</text:p>
          </table:table-cell>
          <table:table-cell office:value-type="float" office:value="1572.529541" calcext:value-type="float">
            <text:p>1572.529541</text:p>
          </table:table-cell>
          <table:table-cell office:value-type="float" office:value="1569.788086" calcext:value-type="float">
            <text:p>1569.788086</text:p>
          </table:table-cell>
          <table:table-cell table:number-columns-repeated="13"/>
        </table:table-row>
        <table:table-row table:style-name="ro1">
          <table:table-cell office:value-type="float" office:value="334.6" calcext:value-type="float">
            <text:p>334.6</text:p>
          </table:table-cell>
          <table:table-cell office:value-type="float" office:value="1568.744751" calcext:value-type="float">
            <text:p>1568.744751</text:p>
          </table:table-cell>
          <table:table-cell office:value-type="float" office:value="1573.169312" calcext:value-type="float">
            <text:p>1573.169312</text:p>
          </table:table-cell>
          <table:table-cell office:value-type="float" office:value="1569.766724" calcext:value-type="float">
            <text:p>1569.766724</text:p>
          </table:table-cell>
          <table:table-cell office:value-type="float" office:value="1571.356567" calcext:value-type="float">
            <text:p>1571.356567</text:p>
          </table:table-cell>
          <table:table-cell table:number-columns-repeated="13"/>
        </table:table-row>
        <table:table-row table:style-name="ro1">
          <table:table-cell office:value-type="float" office:value="334.8" calcext:value-type="float">
            <text:p>334.8</text:p>
          </table:table-cell>
          <table:table-cell office:value-type="float" office:value="1575.400635" calcext:value-type="float">
            <text:p>1575.400635</text:p>
          </table:table-cell>
          <table:table-cell office:value-type="float" office:value="1572.286133" calcext:value-type="float">
            <text:p>1572.286133</text:p>
          </table:table-cell>
          <table:table-cell office:value-type="float" office:value="1571.23938" calcext:value-type="float">
            <text:p>1571.23938</text:p>
          </table:table-cell>
          <table:table-cell office:value-type="float" office:value="1573.119019" calcext:value-type="float">
            <text:p>1573.119019</text:p>
          </table:table-cell>
          <table:table-cell table:number-columns-repeated="1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572.713745" calcext:value-type="float">
            <text:p>1572.713745</text:p>
          </table:table-cell>
          <table:table-cell office:value-type="float" office:value="1563.077881" calcext:value-type="float">
            <text:p>1563.077881</text:p>
          </table:table-cell>
          <table:table-cell office:value-type="float" office:value="1572.172119" calcext:value-type="float">
            <text:p>1572.172119</text:p>
          </table:table-cell>
          <table:table-cell office:value-type="float" office:value="1566.328979" calcext:value-type="float">
            <text:p>1566.328979</text:p>
          </table:table-cell>
          <table:table-cell table:number-columns-repeated="13"/>
        </table:table-row>
        <table:table-row table:style-name="ro1">
          <table:table-cell office:value-type="float" office:value="335.2" calcext:value-type="float">
            <text:p>335.2</text:p>
          </table:table-cell>
          <table:table-cell office:value-type="float" office:value="1570.71814" calcext:value-type="float">
            <text:p>1570.71814</text:p>
          </table:table-cell>
          <table:table-cell office:value-type="float" office:value="1573.937744" calcext:value-type="float">
            <text:p>1573.937744</text:p>
          </table:table-cell>
          <table:table-cell office:value-type="float" office:value="1573.642456" calcext:value-type="float">
            <text:p>1573.642456</text:p>
          </table:table-cell>
          <table:table-cell office:value-type="float" office:value="1569.434814" calcext:value-type="float">
            <text:p>1569.434814</text:p>
          </table:table-cell>
          <table:table-cell table:number-columns-repeated="13"/>
        </table:table-row>
        <table:table-row table:style-name="ro1">
          <table:table-cell office:value-type="float" office:value="335.4" calcext:value-type="float">
            <text:p>335.4</text:p>
          </table:table-cell>
          <table:table-cell office:value-type="float" office:value="1573.044922" calcext:value-type="float">
            <text:p>1573.044922</text:p>
          </table:table-cell>
          <table:table-cell office:value-type="float" office:value="1572.184326" calcext:value-type="float">
            <text:p>1572.184326</text:p>
          </table:table-cell>
          <table:table-cell office:value-type="float" office:value="1573.259399" calcext:value-type="float">
            <text:p>1573.259399</text:p>
          </table:table-cell>
          <table:table-cell office:value-type="float" office:value="1570.302612" calcext:value-type="float">
            <text:p>1570.302612</text:p>
          </table:table-cell>
          <table:table-cell table:number-columns-repeated="13"/>
        </table:table-row>
        <table:table-row table:style-name="ro1">
          <table:table-cell office:value-type="float" office:value="335.6" calcext:value-type="float">
            <text:p>335.6</text:p>
          </table:table-cell>
          <table:table-cell office:value-type="float" office:value="1572.257568" calcext:value-type="float">
            <text:p>1572.257568</text:p>
          </table:table-cell>
          <table:table-cell office:value-type="float" office:value="1574.448364" calcext:value-type="float">
            <text:p>1574.448364</text:p>
          </table:table-cell>
          <table:table-cell office:value-type="float" office:value="1569.580811" calcext:value-type="float">
            <text:p>1569.580811</text:p>
          </table:table-cell>
          <table:table-cell office:value-type="float" office:value="1575.5271" calcext:value-type="float">
            <text:p>1575.5271</text:p>
          </table:table-cell>
          <table:table-cell table:number-columns-repeated="13"/>
        </table:table-row>
        <table:table-row table:style-name="ro1">
          <table:table-cell office:value-type="float" office:value="335.8" calcext:value-type="float">
            <text:p>335.8</text:p>
          </table:table-cell>
          <table:table-cell office:value-type="float" office:value="1574.858765" calcext:value-type="float">
            <text:p>1574.858765</text:p>
          </table:table-cell>
          <table:table-cell office:value-type="float" office:value="1573.753418" calcext:value-type="float">
            <text:p>1573.753418</text:p>
          </table:table-cell>
          <table:table-cell office:value-type="float" office:value="1573.674561" calcext:value-type="float">
            <text:p>1573.674561</text:p>
          </table:table-cell>
          <table:table-cell office:value-type="float" office:value="1570.498779" calcext:value-type="float">
            <text:p>1570.498779</text:p>
          </table:table-cell>
          <table:table-cell table:number-columns-repeated="1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575.387695" calcext:value-type="float">
            <text:p>1575.387695</text:p>
          </table:table-cell>
          <table:table-cell office:value-type="float" office:value="1575.288208" calcext:value-type="float">
            <text:p>1575.288208</text:p>
          </table:table-cell>
          <table:table-cell office:value-type="float" office:value="1573.120361" calcext:value-type="float">
            <text:p>1573.120361</text:p>
          </table:table-cell>
          <table:table-cell office:value-type="float" office:value="1574.351318" calcext:value-type="float">
            <text:p>1574.351318</text:p>
          </table:table-cell>
          <table:table-cell table:number-columns-repeated="13"/>
        </table:table-row>
        <table:table-row table:style-name="ro1">
          <table:table-cell office:value-type="float" office:value="336.2" calcext:value-type="float">
            <text:p>336.2</text:p>
          </table:table-cell>
          <table:table-cell office:value-type="float" office:value="1575.580688" calcext:value-type="float">
            <text:p>1575.580688</text:p>
          </table:table-cell>
          <table:table-cell office:value-type="float" office:value="1574.226318" calcext:value-type="float">
            <text:p>1574.226318</text:p>
          </table:table-cell>
          <table:table-cell office:value-type="float" office:value="1575.540283" calcext:value-type="float">
            <text:p>1575.540283</text:p>
          </table:table-cell>
          <table:table-cell office:value-type="float" office:value="1573.871094" calcext:value-type="float">
            <text:p>1573.871094</text:p>
          </table:table-cell>
          <table:table-cell table:number-columns-repeated="13"/>
        </table:table-row>
        <table:table-row table:style-name="ro1">
          <table:table-cell office:value-type="float" office:value="336.4" calcext:value-type="float">
            <text:p>336.4</text:p>
          </table:table-cell>
          <table:table-cell office:value-type="float" office:value="1573.319702" calcext:value-type="float">
            <text:p>1573.319702</text:p>
          </table:table-cell>
          <table:table-cell office:value-type="float" office:value="1568.298706" calcext:value-type="float">
            <text:p>1568.298706</text:p>
          </table:table-cell>
          <table:table-cell office:value-type="float" office:value="1571.695801" calcext:value-type="float">
            <text:p>1571.695801</text:p>
          </table:table-cell>
          <table:table-cell office:value-type="float" office:value="1571.736572" calcext:value-type="float">
            <text:p>1571.736572</text:p>
          </table:table-cell>
          <table:table-cell table:number-columns-repeated="13"/>
        </table:table-row>
        <table:table-row table:style-name="ro1">
          <table:table-cell office:value-type="float" office:value="336.6" calcext:value-type="float">
            <text:p>336.6</text:p>
          </table:table-cell>
          <table:table-cell office:value-type="float" office:value="1572.174072" calcext:value-type="float">
            <text:p>1572.174072</text:p>
          </table:table-cell>
          <table:table-cell office:value-type="float" office:value="1571.32251" calcext:value-type="float">
            <text:p>1571.32251</text:p>
          </table:table-cell>
          <table:table-cell office:value-type="float" office:value="1571.143799" calcext:value-type="float">
            <text:p>1571.143799</text:p>
          </table:table-cell>
          <table:table-cell office:value-type="float" office:value="1572.642334" calcext:value-type="float">
            <text:p>1572.642334</text:p>
          </table:table-cell>
          <table:table-cell table:number-columns-repeated="13"/>
        </table:table-row>
        <table:table-row table:style-name="ro1">
          <table:table-cell office:value-type="float" office:value="336.8" calcext:value-type="float">
            <text:p>336.8</text:p>
          </table:table-cell>
          <table:table-cell office:value-type="float" office:value="1575.937988" calcext:value-type="float">
            <text:p>1575.937988</text:p>
          </table:table-cell>
          <table:table-cell office:value-type="float" office:value="1571.500488" calcext:value-type="float">
            <text:p>1571.500488</text:p>
          </table:table-cell>
          <table:table-cell office:value-type="float" office:value="1573.311523" calcext:value-type="float">
            <text:p>1573.311523</text:p>
          </table:table-cell>
          <table:table-cell office:value-type="float" office:value="1570.419434" calcext:value-type="float">
            <text:p>1570.419434</text:p>
          </table:table-cell>
          <table:table-cell table:number-columns-repeated="1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574.026001" calcext:value-type="float">
            <text:p>1574.026001</text:p>
          </table:table-cell>
          <table:table-cell office:value-type="float" office:value="1570.634033" calcext:value-type="float">
            <text:p>1570.634033</text:p>
          </table:table-cell>
          <table:table-cell office:value-type="float" office:value="1574.880737" calcext:value-type="float">
            <text:p>1574.880737</text:p>
          </table:table-cell>
          <table:table-cell office:value-type="float" office:value="1571.4021" calcext:value-type="float">
            <text:p>1571.4021</text:p>
          </table:table-cell>
          <table:table-cell table:number-columns-repeated="13"/>
        </table:table-row>
        <table:table-row table:style-name="ro1">
          <table:table-cell office:value-type="float" office:value="337.2" calcext:value-type="float">
            <text:p>337.2</text:p>
          </table:table-cell>
          <table:table-cell office:value-type="float" office:value="1573.89209" calcext:value-type="float">
            <text:p>1573.89209</text:p>
          </table:table-cell>
          <table:table-cell office:value-type="float" office:value="1573.126587" calcext:value-type="float">
            <text:p>1573.126587</text:p>
          </table:table-cell>
          <table:table-cell office:value-type="float" office:value="1574.390747" calcext:value-type="float">
            <text:p>1574.390747</text:p>
          </table:table-cell>
          <table:table-cell office:value-type="float" office:value="1575.405518" calcext:value-type="float">
            <text:p>1575.405518</text:p>
          </table:table-cell>
          <table:table-cell table:number-columns-repeated="13"/>
        </table:table-row>
        <table:table-row table:style-name="ro1">
          <table:table-cell office:value-type="float" office:value="337.4" calcext:value-type="float">
            <text:p>337.4</text:p>
          </table:table-cell>
          <table:table-cell office:value-type="float" office:value="1571.614746" calcext:value-type="float">
            <text:p>1571.614746</text:p>
          </table:table-cell>
          <table:table-cell office:value-type="float" office:value="1570.928223" calcext:value-type="float">
            <text:p>1570.928223</text:p>
          </table:table-cell>
          <table:table-cell office:value-type="float" office:value="1571.085083" calcext:value-type="float">
            <text:p>1571.085083</text:p>
          </table:table-cell>
          <table:table-cell office:value-type="float" office:value="1569.612671" calcext:value-type="float">
            <text:p>1569.612671</text:p>
          </table:table-cell>
          <table:table-cell table:number-columns-repeated="13"/>
        </table:table-row>
        <table:table-row table:style-name="ro1">
          <table:table-cell office:value-type="float" office:value="337.6" calcext:value-type="float">
            <text:p>337.6</text:p>
          </table:table-cell>
          <table:table-cell office:value-type="float" office:value="1572.918213" calcext:value-type="float">
            <text:p>1572.918213</text:p>
          </table:table-cell>
          <table:table-cell office:value-type="float" office:value="1570.584839" calcext:value-type="float">
            <text:p>1570.584839</text:p>
          </table:table-cell>
          <table:table-cell office:value-type="float" office:value="1571.0979" calcext:value-type="float">
            <text:p>1571.0979</text:p>
          </table:table-cell>
          <table:table-cell office:value-type="float" office:value="1572.697754" calcext:value-type="float">
            <text:p>1572.697754</text:p>
          </table:table-cell>
          <table:table-cell table:number-columns-repeated="13"/>
        </table:table-row>
        <table:table-row table:style-name="ro1">
          <table:table-cell office:value-type="float" office:value="337.8" calcext:value-type="float">
            <text:p>337.8</text:p>
          </table:table-cell>
          <table:table-cell office:value-type="float" office:value="1574.114502" calcext:value-type="float">
            <text:p>1574.114502</text:p>
          </table:table-cell>
          <table:table-cell office:value-type="float" office:value="1571.299316" calcext:value-type="float">
            <text:p>1571.299316</text:p>
          </table:table-cell>
          <table:table-cell office:value-type="float" office:value="1572.731323" calcext:value-type="float">
            <text:p>1572.731323</text:p>
          </table:table-cell>
          <table:table-cell office:value-type="float" office:value="1572.921875" calcext:value-type="float">
            <text:p>1572.921875</text:p>
          </table:table-cell>
          <table:table-cell table:number-columns-repeated="1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574.632446" calcext:value-type="float">
            <text:p>1574.632446</text:p>
          </table:table-cell>
          <table:table-cell office:value-type="float" office:value="1573.585327" calcext:value-type="float">
            <text:p>1573.585327</text:p>
          </table:table-cell>
          <table:table-cell office:value-type="float" office:value="1574.80188" calcext:value-type="float">
            <text:p>1574.80188</text:p>
          </table:table-cell>
          <table:table-cell office:value-type="float" office:value="1573.378784" calcext:value-type="float">
            <text:p>1573.378784</text:p>
          </table:table-cell>
          <table:table-cell table:number-columns-repeated="13"/>
        </table:table-row>
        <table:table-row table:style-name="ro1">
          <table:table-cell office:value-type="float" office:value="338.2" calcext:value-type="float">
            <text:p>338.2</text:p>
          </table:table-cell>
          <table:table-cell office:value-type="float" office:value="1576.933472" calcext:value-type="float">
            <text:p>1576.933472</text:p>
          </table:table-cell>
          <table:table-cell office:value-type="float" office:value="1571.022705" calcext:value-type="float">
            <text:p>1571.022705</text:p>
          </table:table-cell>
          <table:table-cell office:value-type="float" office:value="1573.659546" calcext:value-type="float">
            <text:p>1573.659546</text:p>
          </table:table-cell>
          <table:table-cell office:value-type="float" office:value="1576.273682" calcext:value-type="float">
            <text:p>1576.273682</text:p>
          </table:table-cell>
          <table:table-cell table:number-columns-repeated="13"/>
        </table:table-row>
        <table:table-row table:style-name="ro1">
          <table:table-cell office:value-type="float" office:value="338.4" calcext:value-type="float">
            <text:p>338.4</text:p>
          </table:table-cell>
          <table:table-cell office:value-type="float" office:value="1571.390747" calcext:value-type="float">
            <text:p>1571.390747</text:p>
          </table:table-cell>
          <table:table-cell office:value-type="float" office:value="1574.008789" calcext:value-type="float">
            <text:p>1574.008789</text:p>
          </table:table-cell>
          <table:table-cell office:value-type="float" office:value="1572.564575" calcext:value-type="float">
            <text:p>1572.564575</text:p>
          </table:table-cell>
          <table:table-cell office:value-type="float" office:value="1570.196289" calcext:value-type="float">
            <text:p>1570.196289</text:p>
          </table:table-cell>
          <table:table-cell table:number-columns-repeated="13"/>
        </table:table-row>
        <table:table-row table:style-name="ro1">
          <table:table-cell office:value-type="float" office:value="338.6" calcext:value-type="float">
            <text:p>338.6</text:p>
          </table:table-cell>
          <table:table-cell office:value-type="float" office:value="1575.817017" calcext:value-type="float">
            <text:p>1575.817017</text:p>
          </table:table-cell>
          <table:table-cell office:value-type="float" office:value="1572.808716" calcext:value-type="float">
            <text:p>1572.808716</text:p>
          </table:table-cell>
          <table:table-cell office:value-type="float" office:value="1574.882324" calcext:value-type="float">
            <text:p>1574.882324</text:p>
          </table:table-cell>
          <table:table-cell office:value-type="float" office:value="1573.290527" calcext:value-type="float">
            <text:p>1573.290527</text:p>
          </table:table-cell>
          <table:table-cell table:number-columns-repeated="13"/>
        </table:table-row>
        <table:table-row table:style-name="ro1">
          <table:table-cell office:value-type="float" office:value="338.8" calcext:value-type="float">
            <text:p>338.8</text:p>
          </table:table-cell>
          <table:table-cell office:value-type="float" office:value="1571.222046" calcext:value-type="float">
            <text:p>1571.222046</text:p>
          </table:table-cell>
          <table:table-cell office:value-type="float" office:value="1574.278564" calcext:value-type="float">
            <text:p>1574.278564</text:p>
          </table:table-cell>
          <table:table-cell office:value-type="float" office:value="1570.134033" calcext:value-type="float">
            <text:p>1570.134033</text:p>
          </table:table-cell>
          <table:table-cell office:value-type="float" office:value="1573.616211" calcext:value-type="float">
            <text:p>1573.616211</text:p>
          </table:table-cell>
          <table:table-cell table:number-columns-repeated="1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572.547119" calcext:value-type="float">
            <text:p>1572.547119</text:p>
          </table:table-cell>
          <table:table-cell office:value-type="float" office:value="1570.190186" calcext:value-type="float">
            <text:p>1570.190186</text:p>
          </table:table-cell>
          <table:table-cell office:value-type="float" office:value="1571.475586" calcext:value-type="float">
            <text:p>1571.475586</text:p>
          </table:table-cell>
          <table:table-cell office:value-type="float" office:value="1570.387573" calcext:value-type="float">
            <text:p>1570.387573</text:p>
          </table:table-cell>
          <table:table-cell table:number-columns-repeated="13"/>
        </table:table-row>
        <table:table-row table:style-name="ro1">
          <table:table-cell office:value-type="float" office:value="339.2" calcext:value-type="float">
            <text:p>339.2</text:p>
          </table:table-cell>
          <table:table-cell office:value-type="float" office:value="1573.904175" calcext:value-type="float">
            <text:p>1573.904175</text:p>
          </table:table-cell>
          <table:table-cell office:value-type="float" office:value="1576.656616" calcext:value-type="float">
            <text:p>1576.656616</text:p>
          </table:table-cell>
          <table:table-cell office:value-type="float" office:value="1576.003906" calcext:value-type="float">
            <text:p>1576.003906</text:p>
          </table:table-cell>
          <table:table-cell office:value-type="float" office:value="1572.822876" calcext:value-type="float">
            <text:p>1572.822876</text:p>
          </table:table-cell>
          <table:table-cell table:number-columns-repeated="13"/>
        </table:table-row>
        <table:table-row table:style-name="ro1">
          <table:table-cell office:value-type="float" office:value="339.4" calcext:value-type="float">
            <text:p>339.4</text:p>
          </table:table-cell>
          <table:table-cell office:value-type="float" office:value="1573.111572" calcext:value-type="float">
            <text:p>1573.111572</text:p>
          </table:table-cell>
          <table:table-cell office:value-type="float" office:value="1569.013184" calcext:value-type="float">
            <text:p>1569.013184</text:p>
          </table:table-cell>
          <table:table-cell office:value-type="float" office:value="1572.582642" calcext:value-type="float">
            <text:p>1572.582642</text:p>
          </table:table-cell>
          <table:table-cell office:value-type="float" office:value="1571.851562" calcext:value-type="float">
            <text:p>1571.851562</text:p>
          </table:table-cell>
          <table:table-cell table:number-columns-repeated="13"/>
        </table:table-row>
        <table:table-row table:style-name="ro1">
          <table:table-cell office:value-type="float" office:value="339.6" calcext:value-type="float">
            <text:p>339.6</text:p>
          </table:table-cell>
          <table:table-cell office:value-type="float" office:value="1573.798218" calcext:value-type="float">
            <text:p>1573.798218</text:p>
          </table:table-cell>
          <table:table-cell office:value-type="float" office:value="1571.619873" calcext:value-type="float">
            <text:p>1571.619873</text:p>
          </table:table-cell>
          <table:table-cell office:value-type="float" office:value="1573.302734" calcext:value-type="float">
            <text:p>1573.302734</text:p>
          </table:table-cell>
          <table:table-cell office:value-type="float" office:value="1570.980835" calcext:value-type="float">
            <text:p>1570.980835</text:p>
          </table:table-cell>
          <table:table-cell table:number-columns-repeated="13"/>
        </table:table-row>
        <table:table-row table:style-name="ro1">
          <table:table-cell office:value-type="float" office:value="339.8" calcext:value-type="float">
            <text:p>339.8</text:p>
          </table:table-cell>
          <table:table-cell office:value-type="float" office:value="1570.163818" calcext:value-type="float">
            <text:p>1570.163818</text:p>
          </table:table-cell>
          <table:table-cell office:value-type="float" office:value="1570.265869" calcext:value-type="float">
            <text:p>1570.265869</text:p>
          </table:table-cell>
          <table:table-cell office:value-type="float" office:value="1568.26416" calcext:value-type="float">
            <text:p>1568.26416</text:p>
          </table:table-cell>
          <table:table-cell office:value-type="float" office:value="1569.672485" calcext:value-type="float">
            <text:p>1569.672485</text:p>
          </table:table-cell>
          <table:table-cell table:number-columns-repeated="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72.993774" calcext:value-type="float">
            <text:p>1572.993774</text:p>
          </table:table-cell>
          <table:table-cell office:value-type="float" office:value="1571.848267" calcext:value-type="float">
            <text:p>1571.848267</text:p>
          </table:table-cell>
          <table:table-cell office:value-type="float" office:value="1570.417725" calcext:value-type="float">
            <text:p>1570.417725</text:p>
          </table:table-cell>
          <table:table-cell office:value-type="float" office:value="1573.12561" calcext:value-type="float">
            <text:p>1573.12561</text:p>
          </table:table-cell>
          <table:table-cell table:number-columns-repeated="13"/>
        </table:table-row>
        <table:table-row table:style-name="ro1">
          <table:table-cell office:value-type="float" office:value="340.2" calcext:value-type="float">
            <text:p>340.2</text:p>
          </table:table-cell>
          <table:table-cell office:value-type="float" office:value="1572.533081" calcext:value-type="float">
            <text:p>1572.533081</text:p>
          </table:table-cell>
          <table:table-cell office:value-type="float" office:value="1571.892822" calcext:value-type="float">
            <text:p>1571.892822</text:p>
          </table:table-cell>
          <table:table-cell office:value-type="float" office:value="1572.603271" calcext:value-type="float">
            <text:p>1572.603271</text:p>
          </table:table-cell>
          <table:table-cell office:value-type="float" office:value="1571.761841" calcext:value-type="float">
            <text:p>1571.761841</text:p>
          </table:table-cell>
          <table:table-cell table:number-columns-repeated="13"/>
        </table:table-row>
        <table:table-row table:style-name="ro1">
          <table:table-cell office:value-type="float" office:value="340.4" calcext:value-type="float">
            <text:p>340.4</text:p>
          </table:table-cell>
          <table:table-cell office:value-type="float" office:value="1569.631104" calcext:value-type="float">
            <text:p>1569.631104</text:p>
          </table:table-cell>
          <table:table-cell office:value-type="float" office:value="1574.339722" calcext:value-type="float">
            <text:p>1574.339722</text:p>
          </table:table-cell>
          <table:table-cell office:value-type="float" office:value="1574.286621" calcext:value-type="float">
            <text:p>1574.286621</text:p>
          </table:table-cell>
          <table:table-cell office:value-type="float" office:value="1571.164795" calcext:value-type="float">
            <text:p>1571.164795</text:p>
          </table:table-cell>
          <table:table-cell table:number-columns-repeated="13"/>
        </table:table-row>
        <table:table-row table:style-name="ro1">
          <table:table-cell office:value-type="float" office:value="340.6" calcext:value-type="float">
            <text:p>340.6</text:p>
          </table:table-cell>
          <table:table-cell office:value-type="float" office:value="1570.735352" calcext:value-type="float">
            <text:p>1570.735352</text:p>
          </table:table-cell>
          <table:table-cell office:value-type="float" office:value="1576.987183" calcext:value-type="float">
            <text:p>1576.987183</text:p>
          </table:table-cell>
          <table:table-cell office:value-type="float" office:value="1575.125977" calcext:value-type="float">
            <text:p>1575.125977</text:p>
          </table:table-cell>
          <table:table-cell office:value-type="float" office:value="1572.165771" calcext:value-type="float">
            <text:p>1572.165771</text:p>
          </table:table-cell>
          <table:table-cell table:number-columns-repeated="13"/>
        </table:table-row>
        <table:table-row table:style-name="ro1">
          <table:table-cell office:value-type="float" office:value="340.8" calcext:value-type="float">
            <text:p>340.8</text:p>
          </table:table-cell>
          <table:table-cell office:value-type="float" office:value="1569.96814" calcext:value-type="float">
            <text:p>1569.96814</text:p>
          </table:table-cell>
          <table:table-cell office:value-type="float" office:value="1567.182129" calcext:value-type="float">
            <text:p>1567.182129</text:p>
          </table:table-cell>
          <table:table-cell office:value-type="float" office:value="1568.612183" calcext:value-type="float">
            <text:p>1568.612183</text:p>
          </table:table-cell>
          <table:table-cell office:value-type="float" office:value="1569.707397" calcext:value-type="float">
            <text:p>1569.707397</text:p>
          </table:table-cell>
          <table:table-cell table:number-columns-repeated="1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572.400879" calcext:value-type="float">
            <text:p>1572.400879</text:p>
          </table:table-cell>
          <table:table-cell office:value-type="float" office:value="1576.081665" calcext:value-type="float">
            <text:p>1576.081665</text:p>
          </table:table-cell>
          <table:table-cell office:value-type="float" office:value="1575.692261" calcext:value-type="float">
            <text:p>1575.692261</text:p>
          </table:table-cell>
          <table:table-cell office:value-type="float" office:value="1571.586304" calcext:value-type="float">
            <text:p>1571.586304</text:p>
          </table:table-cell>
          <table:table-cell table:number-columns-repeated="13"/>
        </table:table-row>
        <table:table-row table:style-name="ro1">
          <table:table-cell office:value-type="float" office:value="341.2" calcext:value-type="float">
            <text:p>341.2</text:p>
          </table:table-cell>
          <table:table-cell office:value-type="float" office:value="1573.07312" calcext:value-type="float">
            <text:p>1573.07312</text:p>
          </table:table-cell>
          <table:table-cell office:value-type="float" office:value="1574.433105" calcext:value-type="float">
            <text:p>1574.433105</text:p>
          </table:table-cell>
          <table:table-cell office:value-type="float" office:value="1575.066528" calcext:value-type="float">
            <text:p>1575.066528</text:p>
          </table:table-cell>
          <table:table-cell office:value-type="float" office:value="1572.012939" calcext:value-type="float">
            <text:p>1572.012939</text:p>
          </table:table-cell>
          <table:table-cell table:number-columns-repeated="13"/>
        </table:table-row>
        <table:table-row table:style-name="ro1">
          <table:table-cell office:value-type="float" office:value="341.4" calcext:value-type="float">
            <text:p>341.4</text:p>
          </table:table-cell>
          <table:table-cell office:value-type="float" office:value="1574.257202" calcext:value-type="float">
            <text:p>1574.257202</text:p>
          </table:table-cell>
          <table:table-cell office:value-type="float" office:value="1573.752075" calcext:value-type="float">
            <text:p>1573.752075</text:p>
          </table:table-cell>
          <table:table-cell office:value-type="float" office:value="1573.747803" calcext:value-type="float">
            <text:p>1573.747803</text:p>
          </table:table-cell>
          <table:table-cell office:value-type="float" office:value="1571.952271" calcext:value-type="float">
            <text:p>1571.952271</text:p>
          </table:table-cell>
          <table:table-cell table:number-columns-repeated="13"/>
        </table:table-row>
        <table:table-row table:style-name="ro1">
          <table:table-cell office:value-type="float" office:value="341.6" calcext:value-type="float">
            <text:p>341.6</text:p>
          </table:table-cell>
          <table:table-cell office:value-type="float" office:value="1573.389526" calcext:value-type="float">
            <text:p>1573.389526</text:p>
          </table:table-cell>
          <table:table-cell office:value-type="float" office:value="1573.194824" calcext:value-type="float">
            <text:p>1573.194824</text:p>
          </table:table-cell>
          <table:table-cell office:value-type="float" office:value="1569.388916" calcext:value-type="float">
            <text:p>1569.388916</text:p>
          </table:table-cell>
          <table:table-cell office:value-type="float" office:value="1572.522461" calcext:value-type="float">
            <text:p>1572.522461</text:p>
          </table:table-cell>
          <table:table-cell table:number-columns-repeated="13"/>
        </table:table-row>
        <table:table-row table:style-name="ro1">
          <table:table-cell office:value-type="float" office:value="341.8" calcext:value-type="float">
            <text:p>341.8</text:p>
          </table:table-cell>
          <table:table-cell office:value-type="float" office:value="1575.150024" calcext:value-type="float">
            <text:p>1575.150024</text:p>
          </table:table-cell>
          <table:table-cell office:value-type="float" office:value="1575.766724" calcext:value-type="float">
            <text:p>1575.766724</text:p>
          </table:table-cell>
          <table:table-cell office:value-type="float" office:value="1575.25061" calcext:value-type="float">
            <text:p>1575.25061</text:p>
          </table:table-cell>
          <table:table-cell office:value-type="float" office:value="1575.88501" calcext:value-type="float">
            <text:p>1575.88501</text:p>
          </table:table-cell>
          <table:table-cell table:number-columns-repeated="1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68.772583" calcext:value-type="float">
            <text:p>1568.772583</text:p>
          </table:table-cell>
          <table:table-cell office:value-type="float" office:value="1570.953613" calcext:value-type="float">
            <text:p>1570.953613</text:p>
          </table:table-cell>
          <table:table-cell office:value-type="float" office:value="1571.807861" calcext:value-type="float">
            <text:p>1571.807861</text:p>
          </table:table-cell>
          <table:table-cell office:value-type="float" office:value="1567.123413" calcext:value-type="float">
            <text:p>1567.123413</text:p>
          </table:table-cell>
          <table:table-cell table:number-columns-repeated="13"/>
        </table:table-row>
        <table:table-row table:style-name="ro1">
          <table:table-cell office:value-type="float" office:value="342.2" calcext:value-type="float">
            <text:p>342.2</text:p>
          </table:table-cell>
          <table:table-cell office:value-type="float" office:value="1572.51123" calcext:value-type="float">
            <text:p>1572.51123</text:p>
          </table:table-cell>
          <table:table-cell office:value-type="float" office:value="1571.504761" calcext:value-type="float">
            <text:p>1571.504761</text:p>
          </table:table-cell>
          <table:table-cell office:value-type="float" office:value="1572.898193" calcext:value-type="float">
            <text:p>1572.898193</text:p>
          </table:table-cell>
          <table:table-cell office:value-type="float" office:value="1570.397461" calcext:value-type="float">
            <text:p>1570.397461</text:p>
          </table:table-cell>
          <table:table-cell table:number-columns-repeated="13"/>
        </table:table-row>
        <table:table-row table:style-name="ro1">
          <table:table-cell office:value-type="float" office:value="342.4" calcext:value-type="float">
            <text:p>342.4</text:p>
          </table:table-cell>
          <table:table-cell office:value-type="float" office:value="1571.405151" calcext:value-type="float">
            <text:p>1571.405151</text:p>
          </table:table-cell>
          <table:table-cell office:value-type="float" office:value="1565.56958" calcext:value-type="float">
            <text:p>1565.56958</text:p>
          </table:table-cell>
          <table:table-cell office:value-type="float" office:value="1571.37793" calcext:value-type="float">
            <text:p>1571.37793</text:p>
          </table:table-cell>
          <table:table-cell office:value-type="float" office:value="1567.562744" calcext:value-type="float">
            <text:p>1567.562744</text:p>
          </table:table-cell>
          <table:table-cell table:number-columns-repeated="13"/>
        </table:table-row>
        <table:table-row table:style-name="ro1">
          <table:table-cell office:value-type="float" office:value="342.6" calcext:value-type="float">
            <text:p>342.6</text:p>
          </table:table-cell>
          <table:table-cell office:value-type="float" office:value="1570.581543" calcext:value-type="float">
            <text:p>1570.581543</text:p>
          </table:table-cell>
          <table:table-cell office:value-type="float" office:value="1570.127319" calcext:value-type="float">
            <text:p>1570.127319</text:p>
          </table:table-cell>
          <table:table-cell office:value-type="float" office:value="1571.417847" calcext:value-type="float">
            <text:p>1571.417847</text:p>
          </table:table-cell>
          <table:table-cell office:value-type="float" office:value="1571.284302" calcext:value-type="float">
            <text:p>1571.284302</text:p>
          </table:table-cell>
          <table:table-cell table:number-columns-repeated="13"/>
        </table:table-row>
        <table:table-row table:style-name="ro1">
          <table:table-cell office:value-type="float" office:value="342.8" calcext:value-type="float">
            <text:p>342.8</text:p>
          </table:table-cell>
          <table:table-cell office:value-type="float" office:value="1575.566528" calcext:value-type="float">
            <text:p>1575.566528</text:p>
          </table:table-cell>
          <table:table-cell office:value-type="float" office:value="1575.534058" calcext:value-type="float">
            <text:p>1575.534058</text:p>
          </table:table-cell>
          <table:table-cell office:value-type="float" office:value="1573.730835" calcext:value-type="float">
            <text:p>1573.730835</text:p>
          </table:table-cell>
          <table:table-cell office:value-type="float" office:value="1573.083252" calcext:value-type="float">
            <text:p>1573.083252</text:p>
          </table:table-cell>
          <table:table-cell table:number-columns-repeated="1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568.863647" calcext:value-type="float">
            <text:p>1568.863647</text:p>
          </table:table-cell>
          <table:table-cell office:value-type="float" office:value="1568.33252" calcext:value-type="float">
            <text:p>1568.33252</text:p>
          </table:table-cell>
          <table:table-cell office:value-type="float" office:value="1571.706299" calcext:value-type="float">
            <text:p>1571.706299</text:p>
          </table:table-cell>
          <table:table-cell office:value-type="float" office:value="1566.850952" calcext:value-type="float">
            <text:p>1566.850952</text:p>
          </table:table-cell>
          <table:table-cell table:number-columns-repeated="13"/>
        </table:table-row>
        <table:table-row table:style-name="ro1">
          <table:table-cell office:value-type="float" office:value="343.2" calcext:value-type="float">
            <text:p>343.2</text:p>
          </table:table-cell>
          <table:table-cell office:value-type="float" office:value="1570.84082" calcext:value-type="float">
            <text:p>1570.84082</text:p>
          </table:table-cell>
          <table:table-cell office:value-type="float" office:value="1572.611206" calcext:value-type="float">
            <text:p>1572.611206</text:p>
          </table:table-cell>
          <table:table-cell office:value-type="float" office:value="1572.839111" calcext:value-type="float">
            <text:p>1572.839111</text:p>
          </table:table-cell>
          <table:table-cell office:value-type="float" office:value="1573.267334" calcext:value-type="float">
            <text:p>1573.267334</text:p>
          </table:table-cell>
          <table:table-cell table:number-columns-repeated="13"/>
        </table:table-row>
        <table:table-row table:style-name="ro1">
          <table:table-cell office:value-type="float" office:value="343.4" calcext:value-type="float">
            <text:p>343.4</text:p>
          </table:table-cell>
          <table:table-cell office:value-type="float" office:value="1575.337646" calcext:value-type="float">
            <text:p>1575.337646</text:p>
          </table:table-cell>
          <table:table-cell office:value-type="float" office:value="1574.649048" calcext:value-type="float">
            <text:p>1574.649048</text:p>
          </table:table-cell>
          <table:table-cell office:value-type="float" office:value="1574.313232" calcext:value-type="float">
            <text:p>1574.313232</text:p>
          </table:table-cell>
          <table:table-cell office:value-type="float" office:value="1573.258423" calcext:value-type="float">
            <text:p>1573.258423</text:p>
          </table:table-cell>
          <table:table-cell table:number-columns-repeated="13"/>
        </table:table-row>
        <table:table-row table:style-name="ro1">
          <table:table-cell office:value-type="float" office:value="343.6" calcext:value-type="float">
            <text:p>343.6</text:p>
          </table:table-cell>
          <table:table-cell office:value-type="float" office:value="1577.833862" calcext:value-type="float">
            <text:p>1577.833862</text:p>
          </table:table-cell>
          <table:table-cell office:value-type="float" office:value="1571.789429" calcext:value-type="float">
            <text:p>1571.789429</text:p>
          </table:table-cell>
          <table:table-cell office:value-type="float" office:value="1576.877686" calcext:value-type="float">
            <text:p>1576.877686</text:p>
          </table:table-cell>
          <table:table-cell office:value-type="float" office:value="1576.518188" calcext:value-type="float">
            <text:p>1576.518188</text:p>
          </table:table-cell>
          <table:table-cell table:number-columns-repeated="13"/>
        </table:table-row>
        <table:table-row table:style-name="ro1">
          <table:table-cell office:value-type="float" office:value="343.8" calcext:value-type="float">
            <text:p>343.8</text:p>
          </table:table-cell>
          <table:table-cell office:value-type="float" office:value="1573.661743" calcext:value-type="float">
            <text:p>1573.661743</text:p>
          </table:table-cell>
          <table:table-cell office:value-type="float" office:value="1572.808716" calcext:value-type="float">
            <text:p>1572.808716</text:p>
          </table:table-cell>
          <table:table-cell office:value-type="float" office:value="1573.139282" calcext:value-type="float">
            <text:p>1573.139282</text:p>
          </table:table-cell>
          <table:table-cell office:value-type="float" office:value="1573.001587" calcext:value-type="float">
            <text:p>1573.001587</text:p>
          </table:table-cell>
          <table:table-cell table:number-columns-repeated="1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576.78186" calcext:value-type="float">
            <text:p>1576.78186</text:p>
          </table:table-cell>
          <table:table-cell office:value-type="float" office:value="1570.874512" calcext:value-type="float">
            <text:p>1570.874512</text:p>
          </table:table-cell>
          <table:table-cell office:value-type="float" office:value="1572.599487" calcext:value-type="float">
            <text:p>1572.599487</text:p>
          </table:table-cell>
          <table:table-cell office:value-type="float" office:value="1569.716919" calcext:value-type="float">
            <text:p>1569.716919</text:p>
          </table:table-cell>
          <table:table-cell table:number-columns-repeated="13"/>
        </table:table-row>
        <table:table-row table:style-name="ro1">
          <table:table-cell office:value-type="float" office:value="344.2" calcext:value-type="float">
            <text:p>344.2</text:p>
          </table:table-cell>
          <table:table-cell office:value-type="float" office:value="1571.000488" calcext:value-type="float">
            <text:p>1571.000488</text:p>
          </table:table-cell>
          <table:table-cell office:value-type="float" office:value="1570.07312" calcext:value-type="float">
            <text:p>1570.07312</text:p>
          </table:table-cell>
          <table:table-cell office:value-type="float" office:value="1570.706665" calcext:value-type="float">
            <text:p>1570.706665</text:p>
          </table:table-cell>
          <table:table-cell office:value-type="float" office:value="1570.043823" calcext:value-type="float">
            <text:p>1570.043823</text:p>
          </table:table-cell>
          <table:table-cell table:number-columns-repeated="13"/>
        </table:table-row>
        <table:table-row table:style-name="ro1">
          <table:table-cell office:value-type="float" office:value="344.4" calcext:value-type="float">
            <text:p>344.4</text:p>
          </table:table-cell>
          <table:table-cell office:value-type="float" office:value="1570.459106" calcext:value-type="float">
            <text:p>1570.459106</text:p>
          </table:table-cell>
          <table:table-cell office:value-type="float" office:value="1575.752563" calcext:value-type="float">
            <text:p>1575.752563</text:p>
          </table:table-cell>
          <table:table-cell office:value-type="float" office:value="1571.25415" calcext:value-type="float">
            <text:p>1571.25415</text:p>
          </table:table-cell>
          <table:table-cell office:value-type="float" office:value="1575.124023" calcext:value-type="float">
            <text:p>1575.124023</text:p>
          </table:table-cell>
          <table:table-cell table:number-columns-repeated="13"/>
        </table:table-row>
        <table:table-row table:style-name="ro1">
          <table:table-cell office:value-type="float" office:value="344.6" calcext:value-type="float">
            <text:p>344.6</text:p>
          </table:table-cell>
          <table:table-cell office:value-type="float" office:value="1568.682007" calcext:value-type="float">
            <text:p>1568.682007</text:p>
          </table:table-cell>
          <table:table-cell office:value-type="float" office:value="1573.939819" calcext:value-type="float">
            <text:p>1573.939819</text:p>
          </table:table-cell>
          <table:table-cell office:value-type="float" office:value="1574.290649" calcext:value-type="float">
            <text:p>1574.290649</text:p>
          </table:table-cell>
          <table:table-cell office:value-type="float" office:value="1568.862061" calcext:value-type="float">
            <text:p>1568.862061</text:p>
          </table:table-cell>
          <table:table-cell table:number-columns-repeated="13"/>
        </table:table-row>
        <table:table-row table:style-name="ro1">
          <table:table-cell office:value-type="float" office:value="344.8" calcext:value-type="float">
            <text:p>344.8</text:p>
          </table:table-cell>
          <table:table-cell office:value-type="float" office:value="1574.801025" calcext:value-type="float">
            <text:p>1574.801025</text:p>
          </table:table-cell>
          <table:table-cell office:value-type="float" office:value="1571.496338" calcext:value-type="float">
            <text:p>1571.496338</text:p>
          </table:table-cell>
          <table:table-cell office:value-type="float" office:value="1571.412964" calcext:value-type="float">
            <text:p>1571.412964</text:p>
          </table:table-cell>
          <table:table-cell office:value-type="float" office:value="1574.774902" calcext:value-type="float">
            <text:p>1574.774902</text:p>
          </table:table-cell>
          <table:table-cell table:number-columns-repeated="1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573.627808" calcext:value-type="float">
            <text:p>1573.627808</text:p>
          </table:table-cell>
          <table:table-cell office:value-type="float" office:value="1569.488892" calcext:value-type="float">
            <text:p>1569.488892</text:p>
          </table:table-cell>
          <table:table-cell office:value-type="float" office:value="1572.334717" calcext:value-type="float">
            <text:p>1572.334717</text:p>
          </table:table-cell>
          <table:table-cell office:value-type="float" office:value="1573.04834" calcext:value-type="float">
            <text:p>1573.04834</text:p>
          </table:table-cell>
          <table:table-cell table:number-columns-repeated="13"/>
        </table:table-row>
        <table:table-row table:style-name="ro1">
          <table:table-cell office:value-type="float" office:value="345.2" calcext:value-type="float">
            <text:p>345.2</text:p>
          </table:table-cell>
          <table:table-cell office:value-type="float" office:value="1571.446777" calcext:value-type="float">
            <text:p>1571.446777</text:p>
          </table:table-cell>
          <table:table-cell office:value-type="float" office:value="1570.480469" calcext:value-type="float">
            <text:p>1570.480469</text:p>
          </table:table-cell>
          <table:table-cell office:value-type="float" office:value="1570.892944" calcext:value-type="float">
            <text:p>1570.892944</text:p>
          </table:table-cell>
          <table:table-cell office:value-type="float" office:value="1571.335205" calcext:value-type="float">
            <text:p>1571.335205</text:p>
          </table:table-cell>
          <table:table-cell table:number-columns-repeated="13"/>
        </table:table-row>
        <table:table-row table:style-name="ro1">
          <table:table-cell office:value-type="float" office:value="345.4" calcext:value-type="float">
            <text:p>345.4</text:p>
          </table:table-cell>
          <table:table-cell office:value-type="float" office:value="1225.222778" calcext:value-type="float">
            <text:p>1225.222778</text:p>
          </table:table-cell>
          <table:table-cell office:value-type="float" office:value="1020.005737" calcext:value-type="float">
            <text:p>1020.005737</text:p>
          </table:table-cell>
          <table:table-cell office:value-type="float" office:value="1098.378052" calcext:value-type="float">
            <text:p>1098.378052</text:p>
          </table:table-cell>
          <table:table-cell office:value-type="float" office:value="1141.585815" calcext:value-type="float">
            <text:p>1141.585815</text:p>
          </table:table-cell>
          <table:table-cell table:number-columns-repeated="13"/>
        </table:table-row>
        <table:table-row table:style-name="ro1">
          <table:table-cell office:value-type="float" office:value="345.6" calcext:value-type="float">
            <text:p>345.6</text:p>
          </table:table-cell>
          <table:table-cell office:value-type="float" office:value="1242.911621" calcext:value-type="float">
            <text:p>1242.911621</text:p>
          </table:table-cell>
          <table:table-cell office:value-type="float" office:value="1001.733643" calcext:value-type="float">
            <text:p>1001.733643</text:p>
          </table:table-cell>
          <table:table-cell office:value-type="float" office:value="1079.854004" calcext:value-type="float">
            <text:p>1079.854004</text:p>
          </table:table-cell>
          <table:table-cell office:value-type="float" office:value="1158.670532" calcext:value-type="float">
            <text:p>1158.670532</text:p>
          </table:table-cell>
          <table:table-cell table:number-columns-repeated="13"/>
        </table:table-row>
        <table:table-row table:style-name="ro1">
          <table:table-cell office:value-type="float" office:value="345.8" calcext:value-type="float">
            <text:p>345.8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6.2" calcext:value-type="float">
            <text:p>346.2</text:p>
          </table:table-cell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346.4" calcext:value-type="float">
            <text:p>346.4</text:p>
          </table:table-cell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  <table:table-row table:style-name="ro1">
          <table:table-cell office:value-type="float" office:value="346.6" calcext:value-type="float">
            <text:p>346.6</text:p>
          </table:table-cell>
          <table:table-cell table:number-columns-repeated="17"/>
        </table:table-row>
        <table:table-row table:style-name="ro1">
          <table:table-cell office:value-type="float" office:value="346.8" calcext:value-type="float">
            <text:p>346.8</text:p>
          </table:table-cell>
          <table:table-cell table:number-columns-repeated="17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17"/>
        </table:table-row>
        <table:table-row table:style-name="ro1">
          <table:table-cell office:value-type="float" office:value="347.2" calcext:value-type="float">
            <text:p>347.2</text:p>
          </table:table-cell>
          <table:table-cell table:number-columns-repeated="17"/>
        </table:table-row>
        <table:table-row table:style-name="ro1">
          <table:table-cell office:value-type="float" office:value="347.4" calcext:value-type="float">
            <text:p>347.4</text:p>
          </table:table-cell>
          <table:table-cell table:number-columns-repeated="17"/>
        </table:table-row>
        <table:table-row table:style-name="ro1">
          <table:table-cell office:value-type="float" office:value="347.6" calcext:value-type="float">
            <text:p>347.6</text:p>
          </table:table-cell>
          <table:table-cell table:number-columns-repeated="17"/>
        </table:table-row>
        <table:table-row table:style-name="ro1">
          <table:table-cell office:value-type="float" office:value="347.8" calcext:value-type="float">
            <text:p>347.8</text:p>
          </table:table-cell>
          <table:table-cell table:number-columns-repeated="17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17"/>
        </table:table-row>
        <table:table-row table:style-name="ro1">
          <table:table-cell office:value-type="float" office:value="348.2" calcext:value-type="float">
            <text:p>348.2</text:p>
          </table:table-cell>
          <table:table-cell table:number-columns-repeated="17"/>
        </table:table-row>
        <table:table-row table:style-name="ro1">
          <table:table-cell office:value-type="float" office:value="348.4" calcext:value-type="float">
            <text:p>348.4</text:p>
          </table:table-cell>
          <table:table-cell table:number-columns-repeated="17"/>
        </table:table-row>
        <table:table-row table:style-name="ro1">
          <table:table-cell office:value-type="float" office:value="348.6" calcext:value-type="float">
            <text:p>348.6</text:p>
          </table:table-cell>
          <table:table-cell table:number-columns-repeated="17"/>
        </table:table-row>
        <table:table-row table:style-name="ro1">
          <table:table-cell office:value-type="float" office:value="348.8" calcext:value-type="float">
            <text:p>348.8</text:p>
          </table:table-cell>
          <table:table-cell table:number-columns-repeated="17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17"/>
        </table:table-row>
        <table:table-row table:style-name="ro1">
          <table:table-cell office:value-type="float" office:value="349.2" calcext:value-type="float">
            <text:p>349.2</text:p>
          </table:table-cell>
          <table:table-cell table:number-columns-repeated="17"/>
        </table:table-row>
        <table:table-row table:style-name="ro1">
          <table:table-cell office:value-type="float" office:value="349.4" calcext:value-type="float">
            <text:p>349.4</text:p>
          </table:table-cell>
          <table:table-cell table:number-columns-repeated="17"/>
        </table:table-row>
        <table:table-row table:style-name="ro1">
          <table:table-cell office:value-type="float" office:value="349.6" calcext:value-type="float">
            <text:p>349.6</text:p>
          </table:table-cell>
          <table:table-cell table:number-columns-repeated="17"/>
        </table:table-row>
        <table:table-row table:style-name="ro1">
          <table:table-cell office:value-type="float" office:value="349.8" calcext:value-type="float">
            <text:p>349.8</text:p>
          </table:table-cell>
          <table:table-cell table:number-columns-repeated="17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17"/>
        </table:table-row>
        <table:table-row table:style-name="ro1">
          <table:table-cell office:value-type="float" office:value="350.2" calcext:value-type="float">
            <text:p>350.2</text:p>
          </table:table-cell>
          <table:table-cell table:number-columns-repeated="17"/>
        </table:table-row>
        <table:table-row table:style-name="ro1">
          <table:table-cell office:value-type="float" office:value="350.4" calcext:value-type="float">
            <text:p>350.4</text:p>
          </table:table-cell>
          <table:table-cell table:number-columns-repeated="17"/>
        </table:table-row>
        <table:table-row table:style-name="ro1">
          <table:table-cell office:value-type="float" office:value="350.6" calcext:value-type="float">
            <text:p>350.6</text:p>
          </table:table-cell>
          <table:table-cell table:number-columns-repeated="17"/>
        </table:table-row>
        <table:table-row table:style-name="ro1">
          <table:table-cell office:value-type="float" office:value="350.8" calcext:value-type="float">
            <text:p>350.8</text:p>
          </table:table-cell>
          <table:table-cell table:number-columns-repeated="17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17"/>
        </table:table-row>
        <table:table-row table:style-name="ro1">
          <table:table-cell office:value-type="float" office:value="351.2" calcext:value-type="float">
            <text:p>351.2</text:p>
          </table:table-cell>
          <table:table-cell table:number-columns-repeated="17"/>
        </table:table-row>
        <table:table-row table:style-name="ro1">
          <table:table-cell office:value-type="float" office:value="351.4" calcext:value-type="float">
            <text:p>351.4</text:p>
          </table:table-cell>
          <table:table-cell table:number-columns-repeated="17"/>
        </table:table-row>
        <table:table-row table:style-name="ro1">
          <table:table-cell office:value-type="float" office:value="351.6" calcext:value-type="float">
            <text:p>351.6</text:p>
          </table:table-cell>
          <table:table-cell table:number-columns-repeated="17"/>
        </table:table-row>
        <table:table-row table:style-name="ro1">
          <table:table-cell office:value-type="float" office:value="351.8" calcext:value-type="float">
            <text:p>351.8</text:p>
          </table:table-cell>
          <table:table-cell table:number-columns-repeated="17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17"/>
        </table:table-row>
        <table:table-row table:style-name="ro1">
          <table:table-cell office:value-type="float" office:value="352.2" calcext:value-type="float">
            <text:p>352.2</text:p>
          </table:table-cell>
          <table:table-cell table:number-columns-repeated="17"/>
        </table:table-row>
        <table:table-row table:style-name="ro1">
          <table:table-cell office:value-type="float" office:value="352.4" calcext:value-type="float">
            <text:p>352.4</text:p>
          </table:table-cell>
          <table:table-cell table:number-columns-repeated="17"/>
        </table:table-row>
        <table:table-row table:style-name="ro1">
          <table:table-cell office:value-type="float" office:value="352.6" calcext:value-type="float">
            <text:p>352.6</text:p>
          </table:table-cell>
          <table:table-cell table:number-columns-repeated="17"/>
        </table:table-row>
        <table:table-row table:style-name="ro1">
          <table:table-cell office:value-type="float" office:value="352.8" calcext:value-type="float">
            <text:p>352.8</text:p>
          </table:table-cell>
          <table:table-cell table:number-columns-repeated="17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17"/>
        </table:table-row>
        <table:table-row table:style-name="ro1">
          <table:table-cell office:value-type="float" office:value="353.2" calcext:value-type="float">
            <text:p>353.2</text:p>
          </table:table-cell>
          <table:table-cell table:number-columns-repeated="17"/>
        </table:table-row>
        <table:table-row table:style-name="ro1">
          <table:table-cell office:value-type="float" office:value="353.4" calcext:value-type="float">
            <text:p>353.4</text:p>
          </table:table-cell>
          <table:table-cell table:number-columns-repeated="17"/>
        </table:table-row>
        <table:table-row table:style-name="ro1">
          <table:table-cell office:value-type="float" office:value="353.6" calcext:value-type="float">
            <text:p>353.6</text:p>
          </table:table-cell>
          <table:table-cell table:number-columns-repeated="17"/>
        </table:table-row>
        <table:table-row table:style-name="ro1">
          <table:table-cell office:value-type="float" office:value="353.8" calcext:value-type="float">
            <text:p>353.8</text:p>
          </table:table-cell>
          <table:table-cell table:number-columns-repeated="17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17"/>
        </table:table-row>
        <table:table-row table:style-name="ro1">
          <table:table-cell office:value-type="float" office:value="354.2" calcext:value-type="float">
            <text:p>354.2</text:p>
          </table:table-cell>
          <table:table-cell table:number-columns-repeated="17"/>
        </table:table-row>
        <table:table-row table:style-name="ro1">
          <table:table-cell office:value-type="float" office:value="354.4" calcext:value-type="float">
            <text:p>354.4</text:p>
          </table:table-cell>
          <table:table-cell table:number-columns-repeated="17"/>
        </table:table-row>
        <table:table-row table:style-name="ro1">
          <table:table-cell office:value-type="float" office:value="354.6" calcext:value-type="float">
            <text:p>354.6</text:p>
          </table:table-cell>
          <table:table-cell table:number-columns-repeated="17"/>
        </table:table-row>
        <table:table-row table:style-name="ro1">
          <table:table-cell office:value-type="float" office:value="354.8" calcext:value-type="float">
            <text:p>354.8</text:p>
          </table:table-cell>
          <table:table-cell table:number-columns-repeated="17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17"/>
        </table:table-row>
        <table:table-row table:style-name="ro1">
          <table:table-cell office:value-type="float" office:value="355.2" calcext:value-type="float">
            <text:p>355.2</text:p>
          </table:table-cell>
          <table:table-cell table:number-columns-repeated="17"/>
        </table:table-row>
        <table:table-row table:style-name="ro1">
          <table:table-cell office:value-type="float" office:value="355.4" calcext:value-type="float">
            <text:p>355.4</text:p>
          </table:table-cell>
          <table:table-cell table:number-columns-repeated="17"/>
        </table:table-row>
        <table:table-row table:style-name="ro1">
          <table:table-cell office:value-type="float" office:value="355.6" calcext:value-type="float">
            <text:p>355.6</text:p>
          </table:table-cell>
          <table:table-cell table:number-columns-repeated="17"/>
        </table:table-row>
        <table:table-row table:style-name="ro1">
          <table:table-cell office:value-type="float" office:value="355.8" calcext:value-type="float">
            <text:p>355.8</text:p>
          </table:table-cell>
          <table:table-cell table:number-columns-repeated="17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17"/>
        </table:table-row>
        <table:table-row table:style-name="ro1">
          <table:table-cell office:value-type="float" office:value="356.2" calcext:value-type="float">
            <text:p>356.2</text:p>
          </table:table-cell>
          <table:table-cell table:number-columns-repeated="17"/>
        </table:table-row>
        <table:table-row table:style-name="ro1">
          <table:table-cell office:value-type="float" office:value="356.4" calcext:value-type="float">
            <text:p>356.4</text:p>
          </table:table-cell>
          <table:table-cell table:number-columns-repeated="17"/>
        </table:table-row>
        <table:table-row table:style-name="ro1">
          <table:table-cell office:value-type="float" office:value="356.6" calcext:value-type="float">
            <text:p>356.6</text:p>
          </table:table-cell>
          <table:table-cell table:number-columns-repeated="17"/>
        </table:table-row>
        <table:table-row table:style-name="ro1">
          <table:table-cell office:value-type="float" office:value="356.8" calcext:value-type="float">
            <text:p>356.8</text:p>
          </table:table-cell>
          <table:table-cell table:number-columns-repeated="17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17"/>
        </table:table-row>
        <table:table-row table:style-name="ro1">
          <table:table-cell office:value-type="float" office:value="357.2" calcext:value-type="float">
            <text:p>357.2</text:p>
          </table:table-cell>
          <table:table-cell table:number-columns-repeated="17"/>
        </table:table-row>
        <table:table-row table:style-name="ro1">
          <table:table-cell office:value-type="float" office:value="357.4" calcext:value-type="float">
            <text:p>357.4</text:p>
          </table:table-cell>
          <table:table-cell table:number-columns-repeated="17"/>
        </table:table-row>
        <table:table-row table:style-name="ro1">
          <table:table-cell office:value-type="float" office:value="357.6" calcext:value-type="float">
            <text:p>357.6</text:p>
          </table:table-cell>
          <table:table-cell table:number-columns-repeated="17"/>
        </table:table-row>
        <table:table-row table:style-name="ro1">
          <table:table-cell office:value-type="float" office:value="357.8" calcext:value-type="float">
            <text:p>357.8</text:p>
          </table:table-cell>
          <table:table-cell table:number-columns-repeated="17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17"/>
        </table:table-row>
        <table:table-row table:style-name="ro1">
          <table:table-cell office:value-type="float" office:value="358.2" calcext:value-type="float">
            <text:p>358.2</text:p>
          </table:table-cell>
          <table:table-cell table:number-columns-repeated="17"/>
        </table:table-row>
        <table:table-row table:style-name="ro1">
          <table:table-cell office:value-type="float" office:value="358.4" calcext:value-type="float">
            <text:p>358.4</text:p>
          </table:table-cell>
          <table:table-cell table:number-columns-repeated="17"/>
        </table:table-row>
        <table:table-row table:style-name="ro1">
          <table:table-cell office:value-type="float" office:value="358.6" calcext:value-type="float">
            <text:p>358.6</text:p>
          </table:table-cell>
          <table:table-cell table:number-columns-repeated="17"/>
        </table:table-row>
        <table:table-row table:style-name="ro1">
          <table:table-cell office:value-type="float" office:value="358.8" calcext:value-type="float">
            <text:p>358.8</text:p>
          </table:table-cell>
          <table:table-cell table:number-columns-repeated="17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17"/>
        </table:table-row>
        <table:table-row table:style-name="ro1">
          <table:table-cell office:value-type="float" office:value="359.2" calcext:value-type="float">
            <text:p>359.2</text:p>
          </table:table-cell>
          <table:table-cell table:number-columns-repeated="17"/>
        </table:table-row>
        <table:table-row table:style-name="ro1">
          <table:table-cell office:value-type="float" office:value="359.4" calcext:value-type="float">
            <text:p>359.4</text:p>
          </table:table-cell>
          <table:table-cell table:number-columns-repeated="17"/>
        </table:table-row>
        <table:table-row table:style-name="ro1">
          <table:table-cell office:value-type="float" office:value="359.6" calcext:value-type="float">
            <text:p>359.6</text:p>
          </table:table-cell>
          <table:table-cell table:number-columns-repeated="17"/>
        </table:table-row>
        <table:table-row table:style-name="ro1">
          <table:table-cell office:value-type="float" office:value="359.8" calcext:value-type="float">
            <text:p>359.8</text:p>
          </table:table-cell>
          <table:table-cell table:number-columns-repeated="17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17"/>
        </table:table-row>
        <table:table-row table:style-name="ro1">
          <table:table-cell office:value-type="float" office:value="360.2" calcext:value-type="float">
            <text:p>360.2</text:p>
          </table:table-cell>
          <table:table-cell table:number-columns-repeated="17"/>
        </table:table-row>
        <table:table-row table:style-name="ro1">
          <table:table-cell office:value-type="float" office:value="360.4" calcext:value-type="float">
            <text:p>360.4</text:p>
          </table:table-cell>
          <table:table-cell table:number-columns-repeated="17"/>
        </table:table-row>
        <table:table-row table:style-name="ro1">
          <table:table-cell office:value-type="float" office:value="360.6" calcext:value-type="float">
            <text:p>360.6</text:p>
          </table:table-cell>
          <table:table-cell table:number-columns-repeated="17"/>
        </table:table-row>
        <table:table-row table:style-name="ro1">
          <table:table-cell office:value-type="float" office:value="360.8" calcext:value-type="float">
            <text:p>360.8</text:p>
          </table:table-cell>
          <table:table-cell table:number-columns-repeated="17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17"/>
        </table:table-row>
        <table:table-row table:style-name="ro1">
          <table:table-cell office:value-type="float" office:value="361.2" calcext:value-type="float">
            <text:p>361.2</text:p>
          </table:table-cell>
          <table:table-cell table:number-columns-repeated="17"/>
        </table:table-row>
        <table:table-row table:style-name="ro1">
          <table:table-cell office:value-type="float" office:value="361.4" calcext:value-type="float">
            <text:p>361.4</text:p>
          </table:table-cell>
          <table:table-cell table:number-columns-repeated="17"/>
        </table:table-row>
        <table:table-row table:style-name="ro1">
          <table:table-cell office:value-type="float" office:value="361.6" calcext:value-type="float">
            <text:p>361.6</text:p>
          </table:table-cell>
          <table:table-cell table:number-columns-repeated="17"/>
        </table:table-row>
        <table:table-row table:style-name="ro1">
          <table:table-cell office:value-type="float" office:value="361.8" calcext:value-type="float">
            <text:p>361.8</text:p>
          </table:table-cell>
          <table:table-cell table:number-columns-repeated="17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17"/>
        </table:table-row>
        <table:table-row table:style-name="ro1">
          <table:table-cell office:value-type="float" office:value="362.2" calcext:value-type="float">
            <text:p>362.2</text:p>
          </table:table-cell>
          <table:table-cell table:number-columns-repeated="17"/>
        </table:table-row>
        <table:table-row table:style-name="ro1">
          <table:table-cell office:value-type="float" office:value="362.4" calcext:value-type="float">
            <text:p>362.4</text:p>
          </table:table-cell>
          <table:table-cell table:number-columns-repeated="17"/>
        </table:table-row>
        <table:table-row table:style-name="ro1">
          <table:table-cell office:value-type="float" office:value="362.6" calcext:value-type="float">
            <text:p>362.6</text:p>
          </table:table-cell>
          <table:table-cell table:number-columns-repeated="17"/>
        </table:table-row>
        <table:table-row table:style-name="ro1">
          <table:table-cell office:value-type="float" office:value="362.8" calcext:value-type="float">
            <text:p>362.8</text:p>
          </table:table-cell>
          <table:table-cell table:number-columns-repeated="17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17"/>
        </table:table-row>
        <table:table-row table:style-name="ro1">
          <table:table-cell office:value-type="float" office:value="363.2" calcext:value-type="float">
            <text:p>363.2</text:p>
          </table:table-cell>
          <table:table-cell table:number-columns-repeated="17"/>
        </table:table-row>
        <table:table-row table:style-name="ro1">
          <table:table-cell office:value-type="float" office:value="363.4" calcext:value-type="float">
            <text:p>363.4</text:p>
          </table:table-cell>
          <table:table-cell table:number-columns-repeated="17"/>
        </table:table-row>
        <table:table-row table:style-name="ro1">
          <table:table-cell office:value-type="float" office:value="363.6" calcext:value-type="float">
            <text:p>363.6</text:p>
          </table:table-cell>
          <table:table-cell table:number-columns-repeated="17"/>
        </table:table-row>
        <table:table-row table:style-name="ro1">
          <table:table-cell office:value-type="float" office:value="363.8" calcext:value-type="float">
            <text:p>363.8</text:p>
          </table:table-cell>
          <table:table-cell table:number-columns-repeated="17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17"/>
        </table:table-row>
        <table:table-row table:style-name="ro1">
          <table:table-cell office:value-type="float" office:value="364.2" calcext:value-type="float">
            <text:p>364.2</text:p>
          </table:table-cell>
          <table:table-cell table:number-columns-repeated="17"/>
        </table:table-row>
        <table:table-row table:style-name="ro1">
          <table:table-cell office:value-type="float" office:value="364.4" calcext:value-type="float">
            <text:p>364.4</text:p>
          </table:table-cell>
          <table:table-cell table:number-columns-repeated="17"/>
        </table:table-row>
        <table:table-row table:style-name="ro1">
          <table:table-cell office:value-type="float" office:value="364.6" calcext:value-type="float">
            <text:p>364.6</text:p>
          </table:table-cell>
          <table:table-cell table:number-columns-repeated="17"/>
        </table:table-row>
        <table:table-row table:style-name="ro1">
          <table:table-cell office:value-type="float" office:value="364.8" calcext:value-type="float">
            <text:p>364.8</text:p>
          </table:table-cell>
          <table:table-cell table:number-columns-repeated="17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17"/>
        </table:table-row>
        <table:table-row table:style-name="ro1">
          <table:table-cell office:value-type="float" office:value="365.2" calcext:value-type="float">
            <text:p>365.2</text:p>
          </table:table-cell>
          <table:table-cell table:number-columns-repeated="17"/>
        </table:table-row>
        <table:table-row table:style-name="ro1">
          <table:table-cell office:value-type="float" office:value="365.4" calcext:value-type="float">
            <text:p>365.4</text:p>
          </table:table-cell>
          <table:table-cell table:number-columns-repeated="17"/>
        </table:table-row>
        <table:table-row table:style-name="ro1">
          <table:table-cell office:value-type="float" office:value="365.6" calcext:value-type="float">
            <text:p>365.6</text:p>
          </table:table-cell>
          <table:table-cell table:number-columns-repeated="17"/>
        </table:table-row>
        <table:table-row table:style-name="ro1">
          <table:table-cell office:value-type="float" office:value="365.8" calcext:value-type="float">
            <text:p>365.8</text:p>
          </table:table-cell>
          <table:table-cell table:number-columns-repeated="17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17"/>
        </table:table-row>
        <table:table-row table:style-name="ro1">
          <table:table-cell office:value-type="float" office:value="366.2" calcext:value-type="float">
            <text:p>366.2</text:p>
          </table:table-cell>
          <table:table-cell table:number-columns-repeated="17"/>
        </table:table-row>
        <table:table-row table:style-name="ro1">
          <table:table-cell office:value-type="float" office:value="366.4" calcext:value-type="float">
            <text:p>366.4</text:p>
          </table:table-cell>
          <table:table-cell table:number-columns-repeated="17"/>
        </table:table-row>
        <table:table-row table:style-name="ro1">
          <table:table-cell office:value-type="float" office:value="366.6" calcext:value-type="float">
            <text:p>366.6</text:p>
          </table:table-cell>
          <table:table-cell table:number-columns-repeated="17"/>
        </table:table-row>
        <table:table-row table:style-name="ro1">
          <table:table-cell office:value-type="float" office:value="366.8" calcext:value-type="float">
            <text:p>366.8</text:p>
          </table:table-cell>
          <table:table-cell table:number-columns-repeated="17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17"/>
        </table:table-row>
        <table:table-row table:style-name="ro1">
          <table:table-cell office:value-type="float" office:value="367.2" calcext:value-type="float">
            <text:p>367.2</text:p>
          </table:table-cell>
          <table:table-cell table:number-columns-repeated="17"/>
        </table:table-row>
        <table:table-row table:style-name="ro1">
          <table:table-cell office:value-type="float" office:value="367.4" calcext:value-type="float">
            <text:p>367.4</text:p>
          </table:table-cell>
          <table:table-cell table:number-columns-repeated="17"/>
        </table:table-row>
        <table:table-row table:style-name="ro1">
          <table:table-cell office:value-type="float" office:value="367.6" calcext:value-type="float">
            <text:p>367.6</text:p>
          </table:table-cell>
          <table:table-cell table:number-columns-repeated="17"/>
        </table:table-row>
        <table:table-row table:style-name="ro1">
          <table:table-cell office:value-type="float" office:value="367.8" calcext:value-type="float">
            <text:p>367.8</text:p>
          </table:table-cell>
          <table:table-cell table:number-columns-repeated="17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17"/>
        </table:table-row>
        <table:table-row table:style-name="ro1">
          <table:table-cell office:value-type="float" office:value="368.2" calcext:value-type="float">
            <text:p>368.2</text:p>
          </table:table-cell>
          <table:table-cell table:number-columns-repeated="17"/>
        </table:table-row>
        <table:table-row table:style-name="ro1">
          <table:table-cell office:value-type="float" office:value="368.4" calcext:value-type="float">
            <text:p>368.4</text:p>
          </table:table-cell>
          <table:table-cell table:number-columns-repeated="17"/>
        </table:table-row>
        <table:table-row table:style-name="ro1">
          <table:table-cell office:value-type="float" office:value="368.6" calcext:value-type="float">
            <text:p>368.6</text:p>
          </table:table-cell>
          <table:table-cell table:number-columns-repeated="17"/>
        </table:table-row>
        <table:table-row table:style-name="ro1">
          <table:table-cell office:value-type="float" office:value="368.8" calcext:value-type="float">
            <text:p>368.8</text:p>
          </table:table-cell>
          <table:table-cell table:number-columns-repeated="17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17"/>
        </table:table-row>
        <table:table-row table:style-name="ro1">
          <table:table-cell office:value-type="float" office:value="369.2" calcext:value-type="float">
            <text:p>369.2</text:p>
          </table:table-cell>
          <table:table-cell table:number-columns-repeated="17"/>
        </table:table-row>
        <table:table-row table:style-name="ro1">
          <table:table-cell office:value-type="float" office:value="369.4" calcext:value-type="float">
            <text:p>369.4</text:p>
          </table:table-cell>
          <table:table-cell table:number-columns-repeated="17"/>
        </table:table-row>
        <table:table-row table:style-name="ro1">
          <table:table-cell office:value-type="float" office:value="369.6" calcext:value-type="float">
            <text:p>369.6</text:p>
          </table:table-cell>
          <table:table-cell table:number-columns-repeated="17"/>
        </table:table-row>
        <table:table-row table:style-name="ro1">
          <table:table-cell office:value-type="float" office:value="369.8" calcext:value-type="float">
            <text:p>369.8</text:p>
          </table:table-cell>
          <table:table-cell table:number-columns-repeated="17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17"/>
        </table:table-row>
        <table:table-row table:style-name="ro1">
          <table:table-cell office:value-type="float" office:value="370.2" calcext:value-type="float">
            <text:p>370.2</text:p>
          </table:table-cell>
          <table:table-cell table:number-columns-repeated="17"/>
        </table:table-row>
        <table:table-row table:style-name="ro1">
          <table:table-cell office:value-type="float" office:value="370.4" calcext:value-type="float">
            <text:p>370.4</text:p>
          </table:table-cell>
          <table:table-cell table:number-columns-repeated="17"/>
        </table:table-row>
        <table:table-row table:style-name="ro1">
          <table:table-cell office:value-type="float" office:value="370.6" calcext:value-type="float">
            <text:p>370.6</text:p>
          </table:table-cell>
          <table:table-cell table:number-columns-repeated="17"/>
        </table:table-row>
        <table:table-row table:style-name="ro1">
          <table:table-cell office:value-type="float" office:value="370.8" calcext:value-type="float">
            <text:p>370.8</text:p>
          </table:table-cell>
          <table:table-cell table:number-columns-repeated="17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17"/>
        </table:table-row>
        <table:table-row table:style-name="ro1">
          <table:table-cell office:value-type="float" office:value="371.2" calcext:value-type="float">
            <text:p>371.2</text:p>
          </table:table-cell>
          <table:table-cell table:number-columns-repeated="17"/>
        </table:table-row>
        <table:table-row table:style-name="ro1">
          <table:table-cell office:value-type="float" office:value="371.4" calcext:value-type="float">
            <text:p>371.4</text:p>
          </table:table-cell>
          <table:table-cell table:number-columns-repeated="17"/>
        </table:table-row>
        <table:table-row table:style-name="ro1">
          <table:table-cell office:value-type="float" office:value="371.6" calcext:value-type="float">
            <text:p>371.6</text:p>
          </table:table-cell>
          <table:table-cell table:number-columns-repeated="17"/>
        </table:table-row>
        <table:table-row table:style-name="ro1">
          <table:table-cell office:value-type="float" office:value="371.8" calcext:value-type="float">
            <text:p>371.8</text:p>
          </table:table-cell>
          <table:table-cell table:number-columns-repeated="17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17"/>
        </table:table-row>
        <table:table-row table:style-name="ro1">
          <table:table-cell office:value-type="float" office:value="372.2" calcext:value-type="float">
            <text:p>372.2</text:p>
          </table:table-cell>
          <table:table-cell table:number-columns-repeated="17"/>
        </table:table-row>
        <table:table-row table:style-name="ro1">
          <table:table-cell office:value-type="float" office:value="372.4" calcext:value-type="float">
            <text:p>372.4</text:p>
          </table:table-cell>
          <table:table-cell table:number-columns-repeated="17"/>
        </table:table-row>
        <table:table-row table:style-name="ro1">
          <table:table-cell office:value-type="float" office:value="372.6" calcext:value-type="float">
            <text:p>372.6</text:p>
          </table:table-cell>
          <table:table-cell table:number-columns-repeated="17"/>
        </table:table-row>
        <table:table-row table:style-name="ro1">
          <table:table-cell office:value-type="float" office:value="372.8" calcext:value-type="float">
            <text:p>372.8</text:p>
          </table:table-cell>
          <table:table-cell table:number-columns-repeated="17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17"/>
        </table:table-row>
        <table:table-row table:style-name="ro1">
          <table:table-cell office:value-type="float" office:value="373.2" calcext:value-type="float">
            <text:p>373.2</text:p>
          </table:table-cell>
          <table:table-cell table:number-columns-repeated="17"/>
        </table:table-row>
        <table:table-row table:style-name="ro1">
          <table:table-cell office:value-type="float" office:value="373.4" calcext:value-type="float">
            <text:p>373.4</text:p>
          </table:table-cell>
          <table:table-cell table:number-columns-repeated="17"/>
        </table:table-row>
        <table:table-row table:style-name="ro1">
          <table:table-cell office:value-type="float" office:value="373.6" calcext:value-type="float">
            <text:p>373.6</text:p>
          </table:table-cell>
          <table:table-cell table:number-columns-repeated="17"/>
        </table:table-row>
        <table:table-row table:style-name="ro1">
          <table:table-cell office:value-type="float" office:value="373.8" calcext:value-type="float">
            <text:p>373.8</text:p>
          </table:table-cell>
          <table:table-cell table:number-columns-repeated="17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17"/>
        </table:table-row>
        <table:table-row table:style-name="ro1">
          <table:table-cell office:value-type="float" office:value="374.2" calcext:value-type="float">
            <text:p>374.2</text:p>
          </table:table-cell>
          <table:table-cell table:number-columns-repeated="17"/>
        </table:table-row>
        <table:table-row table:style-name="ro1">
          <table:table-cell office:value-type="float" office:value="374.4" calcext:value-type="float">
            <text:p>374.4</text:p>
          </table:table-cell>
          <table:table-cell table:number-columns-repeated="17"/>
        </table:table-row>
        <table:table-row table:style-name="ro1">
          <table:table-cell office:value-type="float" office:value="374.6" calcext:value-type="float">
            <text:p>374.6</text:p>
          </table:table-cell>
          <table:table-cell table:number-columns-repeated="17"/>
        </table:table-row>
        <table:table-row table:style-name="ro1">
          <table:table-cell office:value-type="float" office:value="374.8" calcext:value-type="float">
            <text:p>374.8</text:p>
          </table:table-cell>
          <table:table-cell table:number-columns-repeated="17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7"/>
        </table:table-row>
        <table:table-row table:style-name="ro1">
          <table:table-cell office:value-type="float" office:value="375.2" calcext:value-type="float">
            <text:p>375.2</text:p>
          </table:table-cell>
          <table:table-cell table:number-columns-repeated="17"/>
        </table:table-row>
        <table:table-row table:style-name="ro1">
          <table:table-cell office:value-type="float" office:value="375.4" calcext:value-type="float">
            <text:p>375.4</text:p>
          </table:table-cell>
          <table:table-cell table:number-columns-repeated="17"/>
        </table:table-row>
        <table:table-row table:style-name="ro1">
          <table:table-cell office:value-type="float" office:value="375.6" calcext:value-type="float">
            <text:p>375.6</text:p>
          </table:table-cell>
          <table:table-cell table:number-columns-repeated="17"/>
        </table:table-row>
        <table:table-row table:style-name="ro1">
          <table:table-cell office:value-type="float" office:value="375.8" calcext:value-type="float">
            <text:p>375.8</text:p>
          </table:table-cell>
          <table:table-cell table:number-columns-repeated="1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17"/>
        </table:table-row>
        <table:table-row table:style-name="ro1">
          <table:table-cell office:value-type="float" office:value="376.2" calcext:value-type="float">
            <text:p>376.2</text:p>
          </table:table-cell>
          <table:table-cell table:number-columns-repeated="17"/>
        </table:table-row>
        <table:table-row table:style-name="ro1">
          <table:table-cell office:value-type="float" office:value="376.4" calcext:value-type="float">
            <text:p>376.4</text:p>
          </table:table-cell>
          <table:table-cell table:number-columns-repeated="17"/>
        </table:table-row>
        <table:table-row table:style-name="ro1">
          <table:table-cell office:value-type="float" office:value="376.6" calcext:value-type="float">
            <text:p>376.6</text:p>
          </table:table-cell>
          <table:table-cell table:number-columns-repeated="17"/>
        </table:table-row>
        <table:table-row table:style-name="ro1">
          <table:table-cell office:value-type="float" office:value="376.8" calcext:value-type="float">
            <text:p>376.8</text:p>
          </table:table-cell>
          <table:table-cell table:number-columns-repeated="17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17"/>
        </table:table-row>
        <table:table-row table:style-name="ro1">
          <table:table-cell office:value-type="float" office:value="377.2" calcext:value-type="float">
            <text:p>377.2</text:p>
          </table:table-cell>
          <table:table-cell table:number-columns-repeated="17"/>
        </table:table-row>
        <table:table-row table:style-name="ro1">
          <table:table-cell office:value-type="float" office:value="377.4" calcext:value-type="float">
            <text:p>377.4</text:p>
          </table:table-cell>
          <table:table-cell table:number-columns-repeated="17"/>
        </table:table-row>
        <table:table-row table:style-name="ro1">
          <table:table-cell office:value-type="float" office:value="377.6" calcext:value-type="float">
            <text:p>377.6</text:p>
          </table:table-cell>
          <table:table-cell table:number-columns-repeated="17"/>
        </table:table-row>
        <table:table-row table:style-name="ro1">
          <table:table-cell office:value-type="float" office:value="377.8" calcext:value-type="float">
            <text:p>377.8</text:p>
          </table:table-cell>
          <table:table-cell table:number-columns-repeated="17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17"/>
        </table:table-row>
        <table:table-row table:style-name="ro1">
          <table:table-cell office:value-type="float" office:value="378.2" calcext:value-type="float">
            <text:p>378.2</text:p>
          </table:table-cell>
          <table:table-cell table:number-columns-repeated="17"/>
        </table:table-row>
        <table:table-row table:style-name="ro1">
          <table:table-cell office:value-type="float" office:value="378.4" calcext:value-type="float">
            <text:p>378.4</text:p>
          </table:table-cell>
          <table:table-cell table:number-columns-repeated="17"/>
        </table:table-row>
        <table:table-row table:style-name="ro1">
          <table:table-cell office:value-type="float" office:value="378.6" calcext:value-type="float">
            <text:p>378.6</text:p>
          </table:table-cell>
          <table:table-cell table:number-columns-repeated="17"/>
        </table:table-row>
        <table:table-row table:style-name="ro1">
          <table:table-cell office:value-type="float" office:value="378.8" calcext:value-type="float">
            <text:p>378.8</text:p>
          </table:table-cell>
          <table:table-cell table:number-columns-repeated="17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17"/>
        </table:table-row>
        <table:table-row table:style-name="ro1">
          <table:table-cell office:value-type="float" office:value="379.2" calcext:value-type="float">
            <text:p>379.2</text:p>
          </table:table-cell>
          <table:table-cell table:number-columns-repeated="17"/>
        </table:table-row>
        <table:table-row table:style-name="ro1">
          <table:table-cell office:value-type="float" office:value="379.4" calcext:value-type="float">
            <text:p>379.4</text:p>
          </table:table-cell>
          <table:table-cell table:number-columns-repeated="17"/>
        </table:table-row>
        <table:table-row table:style-name="ro1">
          <table:table-cell office:value-type="float" office:value="379.6" calcext:value-type="float">
            <text:p>379.6</text:p>
          </table:table-cell>
          <table:table-cell table:number-columns-repeated="17"/>
        </table:table-row>
        <table:table-row table:style-name="ro1">
          <table:table-cell office:value-type="float" office:value="379.8" calcext:value-type="float">
            <text:p>379.8</text:p>
          </table:table-cell>
          <table:table-cell table:number-columns-repeated="17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17"/>
        </table:table-row>
        <table:table-row table:style-name="ro1">
          <table:table-cell office:value-type="float" office:value="380.2" calcext:value-type="float">
            <text:p>380.2</text:p>
          </table:table-cell>
          <table:table-cell table:number-columns-repeated="17"/>
        </table:table-row>
        <table:table-row table:style-name="ro1">
          <table:table-cell office:value-type="float" office:value="380.4" calcext:value-type="float">
            <text:p>380.4</text:p>
          </table:table-cell>
          <table:table-cell table:number-columns-repeated="17"/>
        </table:table-row>
        <table:table-row table:style-name="ro1">
          <table:table-cell office:value-type="float" office:value="380.6" calcext:value-type="float">
            <text:p>380.6</text:p>
          </table:table-cell>
          <table:table-cell table:number-columns-repeated="17"/>
        </table:table-row>
        <table:table-row table:style-name="ro1">
          <table:table-cell office:value-type="float" office:value="380.8" calcext:value-type="float">
            <text:p>380.8</text:p>
          </table:table-cell>
          <table:table-cell table:number-columns-repeated="17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17"/>
        </table:table-row>
        <table:table-row table:style-name="ro1">
          <table:table-cell office:value-type="float" office:value="381.2" calcext:value-type="float">
            <text:p>381.2</text:p>
          </table:table-cell>
          <table:table-cell table:number-columns-repeated="17"/>
        </table:table-row>
        <table:table-row table:style-name="ro1">
          <table:table-cell office:value-type="float" office:value="381.4" calcext:value-type="float">
            <text:p>381.4</text:p>
          </table:table-cell>
          <table:table-cell table:number-columns-repeated="17"/>
        </table:table-row>
        <table:table-row table:style-name="ro1">
          <table:table-cell office:value-type="float" office:value="381.6" calcext:value-type="float">
            <text:p>381.6</text:p>
          </table:table-cell>
          <table:table-cell table:number-columns-repeated="17"/>
        </table:table-row>
        <table:table-row table:style-name="ro1">
          <table:table-cell office:value-type="float" office:value="381.8" calcext:value-type="float">
            <text:p>381.8</text:p>
          </table:table-cell>
          <table:table-cell table:number-columns-repeated="17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17"/>
        </table:table-row>
        <table:table-row table:style-name="ro1">
          <table:table-cell office:value-type="float" office:value="382.2" calcext:value-type="float">
            <text:p>382.2</text:p>
          </table:table-cell>
          <table:table-cell table:number-columns-repeated="17"/>
        </table:table-row>
        <table:table-row table:style-name="ro1">
          <table:table-cell office:value-type="float" office:value="382.4" calcext:value-type="float">
            <text:p>382.4</text:p>
          </table:table-cell>
          <table:table-cell table:number-columns-repeated="17"/>
        </table:table-row>
        <table:table-row table:style-name="ro1">
          <table:table-cell office:value-type="float" office:value="382.6" calcext:value-type="float">
            <text:p>382.6</text:p>
          </table:table-cell>
          <table:table-cell table:number-columns-repeated="17"/>
        </table:table-row>
        <table:table-row table:style-name="ro1">
          <table:table-cell office:value-type="float" office:value="382.8" calcext:value-type="float">
            <text:p>382.8</text:p>
          </table:table-cell>
          <table:table-cell table:number-columns-repeated="17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17"/>
        </table:table-row>
        <table:table-row table:style-name="ro1">
          <table:table-cell office:value-type="float" office:value="383.2" calcext:value-type="float">
            <text:p>383.2</text:p>
          </table:table-cell>
          <table:table-cell table:number-columns-repeated="17"/>
        </table:table-row>
        <table:table-row table:style-name="ro1">
          <table:table-cell office:value-type="float" office:value="383.4" calcext:value-type="float">
            <text:p>383.4</text:p>
          </table:table-cell>
          <table:table-cell table:number-columns-repeated="17"/>
        </table:table-row>
        <table:table-row table:style-name="ro1">
          <table:table-cell office:value-type="float" office:value="383.6" calcext:value-type="float">
            <text:p>383.6</text:p>
          </table:table-cell>
          <table:table-cell table:number-columns-repeated="17"/>
        </table:table-row>
        <table:table-row table:style-name="ro1">
          <table:table-cell office:value-type="float" office:value="383.8" calcext:value-type="float">
            <text:p>383.8</text:p>
          </table:table-cell>
          <table:table-cell table:number-columns-repeated="17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17"/>
        </table:table-row>
        <table:table-row table:style-name="ro1">
          <table:table-cell office:value-type="float" office:value="384.2" calcext:value-type="float">
            <text:p>384.2</text:p>
          </table:table-cell>
          <table:table-cell table:number-columns-repeated="17"/>
        </table:table-row>
        <table:table-row table:style-name="ro1">
          <table:table-cell office:value-type="float" office:value="384.4" calcext:value-type="float">
            <text:p>384.4</text:p>
          </table:table-cell>
          <table:table-cell table:number-columns-repeated="17"/>
        </table:table-row>
        <table:table-row table:style-name="ro1">
          <table:table-cell office:value-type="float" office:value="384.6" calcext:value-type="float">
            <text:p>384.6</text:p>
          </table:table-cell>
          <table:table-cell table:number-columns-repeated="17"/>
        </table:table-row>
        <table:table-row table:style-name="ro1">
          <table:table-cell office:value-type="float" office:value="384.8" calcext:value-type="float">
            <text:p>384.8</text:p>
          </table:table-cell>
          <table:table-cell table:number-columns-repeated="17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17"/>
        </table:table-row>
        <table:table-row table:style-name="ro1">
          <table:table-cell office:value-type="float" office:value="385.2" calcext:value-type="float">
            <text:p>385.2</text:p>
          </table:table-cell>
          <table:table-cell table:number-columns-repeated="17"/>
        </table:table-row>
        <table:table-row table:style-name="ro1">
          <table:table-cell office:value-type="float" office:value="385.4" calcext:value-type="float">
            <text:p>385.4</text:p>
          </table:table-cell>
          <table:table-cell table:number-columns-repeated="17"/>
        </table:table-row>
        <table:table-row table:style-name="ro1">
          <table:table-cell office:value-type="float" office:value="385.6" calcext:value-type="float">
            <text:p>385.6</text:p>
          </table:table-cell>
          <table:table-cell table:number-columns-repeated="17"/>
        </table:table-row>
        <table:table-row table:style-name="ro1">
          <table:table-cell office:value-type="float" office:value="385.8" calcext:value-type="float">
            <text:p>385.8</text:p>
          </table:table-cell>
          <table:table-cell table:number-columns-repeated="17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17"/>
        </table:table-row>
        <table:table-row table:style-name="ro1">
          <table:table-cell office:value-type="float" office:value="386.2" calcext:value-type="float">
            <text:p>386.2</text:p>
          </table:table-cell>
          <table:table-cell table:number-columns-repeated="17"/>
        </table:table-row>
        <table:table-row table:style-name="ro1">
          <table:table-cell office:value-type="float" office:value="386.4" calcext:value-type="float">
            <text:p>386.4</text:p>
          </table:table-cell>
          <table:table-cell table:number-columns-repeated="17"/>
        </table:table-row>
        <table:table-row table:style-name="ro1">
          <table:table-cell office:value-type="float" office:value="386.6" calcext:value-type="float">
            <text:p>386.6</text:p>
          </table:table-cell>
          <table:table-cell table:number-columns-repeated="17"/>
        </table:table-row>
        <table:table-row table:style-name="ro1">
          <table:table-cell office:value-type="float" office:value="386.8" calcext:value-type="float">
            <text:p>386.8</text:p>
          </table:table-cell>
          <table:table-cell table:number-columns-repeated="17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17"/>
        </table:table-row>
        <table:table-row table:style-name="ro1">
          <table:table-cell office:value-type="float" office:value="387.2" calcext:value-type="float">
            <text:p>387.2</text:p>
          </table:table-cell>
          <table:table-cell table:number-columns-repeated="17"/>
        </table:table-row>
        <table:table-row table:style-name="ro1">
          <table:table-cell office:value-type="float" office:value="387.4" calcext:value-type="float">
            <text:p>387.4</text:p>
          </table:table-cell>
          <table:table-cell table:number-columns-repeated="17"/>
        </table:table-row>
        <table:table-row table:style-name="ro1">
          <table:table-cell office:value-type="float" office:value="387.6" calcext:value-type="float">
            <text:p>387.6</text:p>
          </table:table-cell>
          <table:table-cell table:number-columns-repeated="17"/>
        </table:table-row>
        <table:table-row table:style-name="ro1">
          <table:table-cell office:value-type="float" office:value="387.8" calcext:value-type="float">
            <text:p>387.8</text:p>
          </table:table-cell>
          <table:table-cell table:number-columns-repeated="17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17"/>
        </table:table-row>
        <table:table-row table:style-name="ro1">
          <table:table-cell office:value-type="float" office:value="388.2" calcext:value-type="float">
            <text:p>388.2</text:p>
          </table:table-cell>
          <table:table-cell table:number-columns-repeated="17"/>
        </table:table-row>
        <table:table-row table:style-name="ro1">
          <table:table-cell office:value-type="float" office:value="388.4" calcext:value-type="float">
            <text:p>388.4</text:p>
          </table:table-cell>
          <table:table-cell table:number-columns-repeated="17"/>
        </table:table-row>
        <table:table-row table:style-name="ro1">
          <table:table-cell office:value-type="float" office:value="388.6" calcext:value-type="float">
            <text:p>388.6</text:p>
          </table:table-cell>
          <table:table-cell table:number-columns-repeated="17"/>
        </table:table-row>
        <table:table-row table:style-name="ro1">
          <table:table-cell office:value-type="float" office:value="388.8" calcext:value-type="float">
            <text:p>388.8</text:p>
          </table:table-cell>
          <table:table-cell table:number-columns-repeated="17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17"/>
        </table:table-row>
        <table:table-row table:style-name="ro1">
          <table:table-cell office:value-type="float" office:value="389.2" calcext:value-type="float">
            <text:p>389.2</text:p>
          </table:table-cell>
          <table:table-cell table:number-columns-repeated="17"/>
        </table:table-row>
        <table:table-row table:style-name="ro1">
          <table:table-cell office:value-type="float" office:value="389.4" calcext:value-type="float">
            <text:p>389.4</text:p>
          </table:table-cell>
          <table:table-cell table:number-columns-repeated="17"/>
        </table:table-row>
        <table:table-row table:style-name="ro1">
          <table:table-cell office:value-type="float" office:value="389.6" calcext:value-type="float">
            <text:p>389.6</text:p>
          </table:table-cell>
          <table:table-cell table:number-columns-repeated="17"/>
        </table:table-row>
        <table:table-row table:style-name="ro1">
          <table:table-cell office:value-type="float" office:value="389.8" calcext:value-type="float">
            <text:p>389.8</text:p>
          </table:table-cell>
          <table:table-cell table:number-columns-repeated="17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17"/>
        </table:table-row>
        <table:table-row table:style-name="ro1">
          <table:table-cell office:value-type="float" office:value="390.2" calcext:value-type="float">
            <text:p>390.2</text:p>
          </table:table-cell>
          <table:table-cell table:number-columns-repeated="17"/>
        </table:table-row>
        <table:table-row table:style-name="ro1">
          <table:table-cell office:value-type="float" office:value="390.4" calcext:value-type="float">
            <text:p>390.4</text:p>
          </table:table-cell>
          <table:table-cell table:number-columns-repeated="17"/>
        </table:table-row>
        <table:table-row table:style-name="ro1">
          <table:table-cell office:value-type="float" office:value="390.6" calcext:value-type="float">
            <text:p>390.6</text:p>
          </table:table-cell>
          <table:table-cell table:number-columns-repeated="17"/>
        </table:table-row>
        <table:table-row table:style-name="ro1">
          <table:table-cell office:value-type="float" office:value="390.8" calcext:value-type="float">
            <text:p>390.8</text:p>
          </table:table-cell>
          <table:table-cell table:number-columns-repeated="17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17"/>
        </table:table-row>
        <table:table-row table:style-name="ro1">
          <table:table-cell office:value-type="float" office:value="391.2" calcext:value-type="float">
            <text:p>391.2</text:p>
          </table:table-cell>
          <table:table-cell table:number-columns-repeated="17"/>
        </table:table-row>
        <table:table-row table:style-name="ro1">
          <table:table-cell office:value-type="float" office:value="391.4" calcext:value-type="float">
            <text:p>391.4</text:p>
          </table:table-cell>
          <table:table-cell table:number-columns-repeated="17"/>
        </table:table-row>
        <table:table-row table:style-name="ro1">
          <table:table-cell office:value-type="float" office:value="391.6" calcext:value-type="float">
            <text:p>391.6</text:p>
          </table:table-cell>
          <table:table-cell table:number-columns-repeated="17"/>
        </table:table-row>
        <table:table-row table:style-name="ro1">
          <table:table-cell office:value-type="float" office:value="391.8" calcext:value-type="float">
            <text:p>391.8</text:p>
          </table:table-cell>
          <table:table-cell table:number-columns-repeated="17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17"/>
        </table:table-row>
        <table:table-row table:style-name="ro1">
          <table:table-cell office:value-type="float" office:value="392.2" calcext:value-type="float">
            <text:p>392.2</text:p>
          </table:table-cell>
          <table:table-cell table:number-columns-repeated="17"/>
        </table:table-row>
        <table:table-row table:style-name="ro1">
          <table:table-cell office:value-type="float" office:value="392.4" calcext:value-type="float">
            <text:p>392.4</text:p>
          </table:table-cell>
          <table:table-cell table:number-columns-repeated="17"/>
        </table:table-row>
        <table:table-row table:style-name="ro1">
          <table:table-cell office:value-type="float" office:value="392.6" calcext:value-type="float">
            <text:p>392.6</text:p>
          </table:table-cell>
          <table:table-cell table:number-columns-repeated="17"/>
        </table:table-row>
        <table:table-row table:style-name="ro1">
          <table:table-cell office:value-type="float" office:value="392.8" calcext:value-type="float">
            <text:p>392.8</text:p>
          </table:table-cell>
          <table:table-cell table:number-columns-repeated="17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17"/>
        </table:table-row>
        <table:table-row table:style-name="ro1">
          <table:table-cell office:value-type="float" office:value="393.2" calcext:value-type="float">
            <text:p>393.2</text:p>
          </table:table-cell>
          <table:table-cell table:number-columns-repeated="17"/>
        </table:table-row>
        <table:table-row table:style-name="ro1">
          <table:table-cell office:value-type="float" office:value="393.4" calcext:value-type="float">
            <text:p>393.4</text:p>
          </table:table-cell>
          <table:table-cell table:number-columns-repeated="17"/>
        </table:table-row>
        <table:table-row table:style-name="ro1">
          <table:table-cell office:value-type="float" office:value="393.6" calcext:value-type="float">
            <text:p>393.6</text:p>
          </table:table-cell>
          <table:table-cell table:number-columns-repeated="17"/>
        </table:table-row>
        <table:table-row table:style-name="ro1">
          <table:table-cell office:value-type="float" office:value="393.8" calcext:value-type="float">
            <text:p>393.8</text:p>
          </table:table-cell>
          <table:table-cell table:number-columns-repeated="17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17"/>
        </table:table-row>
        <table:table-row table:style-name="ro1">
          <table:table-cell office:value-type="float" office:value="394.2" calcext:value-type="float">
            <text:p>394.2</text:p>
          </table:table-cell>
          <table:table-cell table:number-columns-repeated="17"/>
        </table:table-row>
        <table:table-row table:style-name="ro1">
          <table:table-cell office:value-type="float" office:value="394.4" calcext:value-type="float">
            <text:p>394.4</text:p>
          </table:table-cell>
          <table:table-cell table:number-columns-repeated="17"/>
        </table:table-row>
        <table:table-row table:style-name="ro1">
          <table:table-cell office:value-type="float" office:value="394.6" calcext:value-type="float">
            <text:p>394.6</text:p>
          </table:table-cell>
          <table:table-cell table:number-columns-repeated="17"/>
        </table:table-row>
        <table:table-row table:style-name="ro1">
          <table:table-cell office:value-type="float" office:value="394.8" calcext:value-type="float">
            <text:p>394.8</text:p>
          </table:table-cell>
          <table:table-cell table:number-columns-repeated="17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17"/>
        </table:table-row>
        <table:table-row table:style-name="ro1">
          <table:table-cell office:value-type="float" office:value="395.2" calcext:value-type="float">
            <text:p>395.2</text:p>
          </table:table-cell>
          <table:table-cell table:number-columns-repeated="17"/>
        </table:table-row>
        <table:table-row table:style-name="ro1">
          <table:table-cell office:value-type="float" office:value="395.4" calcext:value-type="float">
            <text:p>395.4</text:p>
          </table:table-cell>
          <table:table-cell table:number-columns-repeated="17"/>
        </table:table-row>
        <table:table-row table:style-name="ro1">
          <table:table-cell office:value-type="float" office:value="395.6" calcext:value-type="float">
            <text:p>395.6</text:p>
          </table:table-cell>
          <table:table-cell table:number-columns-repeated="17"/>
        </table:table-row>
        <table:table-row table:style-name="ro1">
          <table:table-cell office:value-type="float" office:value="395.8" calcext:value-type="float">
            <text:p>395.8</text:p>
          </table:table-cell>
          <table:table-cell table:number-columns-repeated="17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17"/>
        </table:table-row>
        <table:table-row table:style-name="ro1">
          <table:table-cell office:value-type="float" office:value="396.2" calcext:value-type="float">
            <text:p>396.2</text:p>
          </table:table-cell>
          <table:table-cell table:number-columns-repeated="17"/>
        </table:table-row>
        <table:table-row table:style-name="ro1">
          <table:table-cell office:value-type="float" office:value="396.4" calcext:value-type="float">
            <text:p>396.4</text:p>
          </table:table-cell>
          <table:table-cell table:number-columns-repeated="17"/>
        </table:table-row>
        <table:table-row table:style-name="ro1">
          <table:table-cell office:value-type="float" office:value="396.6" calcext:value-type="float">
            <text:p>396.6</text:p>
          </table:table-cell>
          <table:table-cell table:number-columns-repeated="17"/>
        </table:table-row>
        <table:table-row table:style-name="ro1">
          <table:table-cell office:value-type="float" office:value="396.8" calcext:value-type="float">
            <text:p>396.8</text:p>
          </table:table-cell>
          <table:table-cell table:number-columns-repeated="17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17"/>
        </table:table-row>
        <table:table-row table:style-name="ro1">
          <table:table-cell office:value-type="float" office:value="397.2" calcext:value-type="float">
            <text:p>397.2</text:p>
          </table:table-cell>
          <table:table-cell table:number-columns-repeated="17"/>
        </table:table-row>
        <table:table-row table:style-name="ro1">
          <table:table-cell office:value-type="float" office:value="397.4" calcext:value-type="float">
            <text:p>397.4</text:p>
          </table:table-cell>
          <table:table-cell table:number-columns-repeated="17"/>
        </table:table-row>
        <table:table-row table:style-name="ro1">
          <table:table-cell office:value-type="float" office:value="397.6" calcext:value-type="float">
            <text:p>397.6</text:p>
          </table:table-cell>
          <table:table-cell table:number-columns-repeated="17"/>
        </table:table-row>
        <table:table-row table:style-name="ro1">
          <table:table-cell office:value-type="float" office:value="397.8" calcext:value-type="float">
            <text:p>397.8</text:p>
          </table:table-cell>
          <table:table-cell table:number-columns-repeated="17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17"/>
        </table:table-row>
        <table:table-row table:style-name="ro1">
          <table:table-cell office:value-type="float" office:value="398.2" calcext:value-type="float">
            <text:p>398.2</text:p>
          </table:table-cell>
          <table:table-cell table:number-columns-repeated="17"/>
        </table:table-row>
        <table:table-row table:style-name="ro1">
          <table:table-cell office:value-type="float" office:value="398.4" calcext:value-type="float">
            <text:p>398.4</text:p>
          </table:table-cell>
          <table:table-cell table:number-columns-repeated="17"/>
        </table:table-row>
        <table:table-row table:style-name="ro1">
          <table:table-cell office:value-type="float" office:value="398.6" calcext:value-type="float">
            <text:p>398.6</text:p>
          </table:table-cell>
          <table:table-cell table:number-columns-repeated="17"/>
        </table:table-row>
        <table:table-row table:style-name="ro1">
          <table:table-cell office:value-type="float" office:value="398.8" calcext:value-type="float">
            <text:p>398.8</text:p>
          </table:table-cell>
          <table:table-cell table:number-columns-repeated="17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17"/>
        </table:table-row>
        <table:table-row table:style-name="ro1">
          <table:table-cell office:value-type="float" office:value="399.2" calcext:value-type="float">
            <text:p>399.2</text:p>
          </table:table-cell>
          <table:table-cell table:number-columns-repeated="17"/>
        </table:table-row>
        <table:table-row table:style-name="ro1">
          <table:table-cell office:value-type="float" office:value="399.4" calcext:value-type="float">
            <text:p>399.4</text:p>
          </table:table-cell>
          <table:table-cell table:number-columns-repeated="17"/>
        </table:table-row>
        <table:table-row table:style-name="ro1">
          <table:table-cell office:value-type="float" office:value="399.6" calcext:value-type="float">
            <text:p>399.6</text:p>
          </table:table-cell>
          <table:table-cell table:number-columns-repeated="17"/>
        </table:table-row>
        <table:table-row table:style-name="ro1">
          <table:table-cell office:value-type="float" office:value="399.8" calcext:value-type="float">
            <text:p>399.8</text:p>
          </table:table-cell>
          <table:table-cell table:number-columns-repeated="17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17"/>
        </table:table-row>
        <table:table-row table:style-name="ro1">
          <table:table-cell office:value-type="float" office:value="400.2" calcext:value-type="float">
            <text:p>400.2</text:p>
          </table:table-cell>
          <table:table-cell table:number-columns-repeated="17"/>
        </table:table-row>
        <table:table-row table:style-name="ro1">
          <table:table-cell office:value-type="float" office:value="400.4" calcext:value-type="float">
            <text:p>400.4</text:p>
          </table:table-cell>
          <table:table-cell table:number-columns-repeated="17"/>
        </table:table-row>
        <table:table-row table:style-name="ro1">
          <table:table-cell office:value-type="float" office:value="400.6" calcext:value-type="float">
            <text:p>400.6</text:p>
          </table:table-cell>
          <table:table-cell table:number-columns-repeated="17"/>
        </table:table-row>
        <table:table-row table:style-name="ro1">
          <table:table-cell office:value-type="float" office:value="400.8" calcext:value-type="float">
            <text:p>400.8</text:p>
          </table:table-cell>
          <table:table-cell table:number-columns-repeated="17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17"/>
        </table:table-row>
        <table:table-row table:style-name="ro1">
          <table:table-cell office:value-type="float" office:value="401.2" calcext:value-type="float">
            <text:p>401.2</text:p>
          </table:table-cell>
          <table:table-cell table:number-columns-repeated="17"/>
        </table:table-row>
        <table:table-row table:style-name="ro1">
          <table:table-cell office:value-type="float" office:value="401.4" calcext:value-type="float">
            <text:p>401.4</text:p>
          </table:table-cell>
          <table:table-cell table:number-columns-repeated="17"/>
        </table:table-row>
        <table:table-row table:style-name="ro1">
          <table:table-cell office:value-type="float" office:value="401.6" calcext:value-type="float">
            <text:p>401.6</text:p>
          </table:table-cell>
          <table:table-cell table:number-columns-repeated="17"/>
        </table:table-row>
        <table:table-row table:style-name="ro1">
          <table:table-cell office:value-type="float" office:value="401.8" calcext:value-type="float">
            <text:p>401.8</text:p>
          </table:table-cell>
          <table:table-cell table:number-columns-repeated="17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17"/>
        </table:table-row>
        <table:table-row table:style-name="ro1">
          <table:table-cell office:value-type="float" office:value="402.2" calcext:value-type="float">
            <text:p>402.2</text:p>
          </table:table-cell>
          <table:table-cell table:number-columns-repeated="17"/>
        </table:table-row>
        <table:table-row table:style-name="ro1">
          <table:table-cell office:value-type="float" office:value="402.4" calcext:value-type="float">
            <text:p>402.4</text:p>
          </table:table-cell>
          <table:table-cell table:number-columns-repeated="17"/>
        </table:table-row>
        <table:table-row table:style-name="ro1">
          <table:table-cell office:value-type="float" office:value="402.6" calcext:value-type="float">
            <text:p>402.6</text:p>
          </table:table-cell>
          <table:table-cell table:number-columns-repeated="17"/>
        </table:table-row>
        <table:table-row table:style-name="ro1">
          <table:table-cell office:value-type="float" office:value="402.8" calcext:value-type="float">
            <text:p>402.8</text:p>
          </table:table-cell>
          <table:table-cell table:number-columns-repeated="17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17"/>
        </table:table-row>
        <table:table-row table:style-name="ro1">
          <table:table-cell office:value-type="float" office:value="403.2" calcext:value-type="float">
            <text:p>403.2</text:p>
          </table:table-cell>
          <table:table-cell table:number-columns-repeated="17"/>
        </table:table-row>
        <table:table-row table:style-name="ro1">
          <table:table-cell office:value-type="float" office:value="403.4" calcext:value-type="float">
            <text:p>403.4</text:p>
          </table:table-cell>
          <table:table-cell table:number-columns-repeated="17"/>
        </table:table-row>
        <table:table-row table:style-name="ro1">
          <table:table-cell office:value-type="float" office:value="403.6" calcext:value-type="float">
            <text:p>403.6</text:p>
          </table:table-cell>
          <table:table-cell table:number-columns-repeated="17"/>
        </table:table-row>
        <table:table-row table:style-name="ro1">
          <table:table-cell office:value-type="float" office:value="403.8" calcext:value-type="float">
            <text:p>403.8</text:p>
          </table:table-cell>
          <table:table-cell table:number-columns-repeated="17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17"/>
        </table:table-row>
        <table:table-row table:style-name="ro1">
          <table:table-cell office:value-type="float" office:value="404.2" calcext:value-type="float">
            <text:p>404.2</text:p>
          </table:table-cell>
          <table:table-cell table:number-columns-repeated="17"/>
        </table:table-row>
        <table:table-row table:style-name="ro1">
          <table:table-cell office:value-type="float" office:value="404.4" calcext:value-type="float">
            <text:p>404.4</text:p>
          </table:table-cell>
          <table:table-cell table:number-columns-repeated="17"/>
        </table:table-row>
        <table:table-row table:style-name="ro1">
          <table:table-cell office:value-type="float" office:value="404.6" calcext:value-type="float">
            <text:p>404.6</text:p>
          </table:table-cell>
          <table:table-cell table:number-columns-repeated="17"/>
        </table:table-row>
        <table:table-row table:style-name="ro1">
          <table:table-cell office:value-type="float" office:value="404.8" calcext:value-type="float">
            <text:p>404.8</text:p>
          </table:table-cell>
          <table:table-cell table:number-columns-repeated="17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17"/>
        </table:table-row>
        <table:table-row table:style-name="ro1">
          <table:table-cell office:value-type="float" office:value="405.2" calcext:value-type="float">
            <text:p>405.2</text:p>
          </table:table-cell>
          <table:table-cell table:number-columns-repeated="17"/>
        </table:table-row>
        <table:table-row table:style-name="ro1">
          <table:table-cell office:value-type="float" office:value="405.4" calcext:value-type="float">
            <text:p>405.4</text:p>
          </table:table-cell>
          <table:table-cell table:number-columns-repeated="17"/>
        </table:table-row>
        <table:table-row table:style-name="ro1">
          <table:table-cell office:value-type="float" office:value="405.6" calcext:value-type="float">
            <text:p>405.6</text:p>
          </table:table-cell>
          <table:table-cell table:number-columns-repeated="17"/>
        </table:table-row>
        <table:table-row table:style-name="ro1">
          <table:table-cell office:value-type="float" office:value="405.8" calcext:value-type="float">
            <text:p>405.8</text:p>
          </table:table-cell>
          <table:table-cell table:number-columns-repeated="17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17"/>
        </table:table-row>
        <table:table-row table:style-name="ro1">
          <table:table-cell office:value-type="float" office:value="406.2" calcext:value-type="float">
            <text:p>406.2</text:p>
          </table:table-cell>
          <table:table-cell table:number-columns-repeated="17"/>
        </table:table-row>
        <table:table-row table:style-name="ro1">
          <table:table-cell office:value-type="float" office:value="406.4" calcext:value-type="float">
            <text:p>406.4</text:p>
          </table:table-cell>
          <table:table-cell table:number-columns-repeated="17"/>
        </table:table-row>
        <table:table-row table:style-name="ro1">
          <table:table-cell office:value-type="float" office:value="406.6" calcext:value-type="float">
            <text:p>406.6</text:p>
          </table:table-cell>
          <table:table-cell table:number-columns-repeated="17"/>
        </table:table-row>
        <table:table-row table:style-name="ro1">
          <table:table-cell office:value-type="float" office:value="406.8" calcext:value-type="float">
            <text:p>406.8</text:p>
          </table:table-cell>
          <table:table-cell table:number-columns-repeated="17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17"/>
        </table:table-row>
        <table:table-row table:style-name="ro1">
          <table:table-cell office:value-type="float" office:value="407.2" calcext:value-type="float">
            <text:p>407.2</text:p>
          </table:table-cell>
          <table:table-cell table:number-columns-repeated="17"/>
        </table:table-row>
        <table:table-row table:style-name="ro1">
          <table:table-cell office:value-type="float" office:value="407.4" calcext:value-type="float">
            <text:p>407.4</text:p>
          </table:table-cell>
          <table:table-cell table:number-columns-repeated="17"/>
        </table:table-row>
        <table:table-row table:style-name="ro1">
          <table:table-cell office:value-type="float" office:value="407.6" calcext:value-type="float">
            <text:p>407.6</text:p>
          </table:table-cell>
          <table:table-cell table:number-columns-repeated="17"/>
        </table:table-row>
        <table:table-row table:style-name="ro1">
          <table:table-cell office:value-type="float" office:value="407.8" calcext:value-type="float">
            <text:p>407.8</text:p>
          </table:table-cell>
          <table:table-cell table:number-columns-repeated="17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17"/>
        </table:table-row>
        <table:table-row table:style-name="ro1">
          <table:table-cell office:value-type="float" office:value="408.2" calcext:value-type="float">
            <text:p>408.2</text:p>
          </table:table-cell>
          <table:table-cell table:number-columns-repeated="17"/>
        </table:table-row>
        <table:table-row table:style-name="ro1">
          <table:table-cell office:value-type="float" office:value="408.4" calcext:value-type="float">
            <text:p>408.4</text:p>
          </table:table-cell>
          <table:table-cell table:number-columns-repeated="17"/>
        </table:table-row>
        <table:table-row table:style-name="ro1">
          <table:table-cell office:value-type="float" office:value="408.6" calcext:value-type="float">
            <text:p>408.6</text:p>
          </table:table-cell>
          <table:table-cell table:number-columns-repeated="17"/>
        </table:table-row>
        <table:table-row table:style-name="ro1">
          <table:table-cell office:value-type="float" office:value="408.8" calcext:value-type="float">
            <text:p>408.8</text:p>
          </table:table-cell>
          <table:table-cell table:number-columns-repeated="17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17"/>
        </table:table-row>
        <table:table-row table:style-name="ro1">
          <table:table-cell office:value-type="float" office:value="409.2" calcext:value-type="float">
            <text:p>409.2</text:p>
          </table:table-cell>
          <table:table-cell table:number-columns-repeated="17"/>
        </table:table-row>
        <table:table-row table:style-name="ro1">
          <table:table-cell office:value-type="float" office:value="409.4" calcext:value-type="float">
            <text:p>409.4</text:p>
          </table:table-cell>
          <table:table-cell table:number-columns-repeated="17"/>
        </table:table-row>
        <table:table-row table:style-name="ro1">
          <table:table-cell office:value-type="float" office:value="409.6" calcext:value-type="float">
            <text:p>409.6</text:p>
          </table:table-cell>
          <table:table-cell table:number-columns-repeated="17"/>
        </table:table-row>
        <table:table-row table:style-name="ro1">
          <table:table-cell office:value-type="float" office:value="409.8" calcext:value-type="float">
            <text:p>409.8</text:p>
          </table:table-cell>
          <table:table-cell table:number-columns-repeated="17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17"/>
        </table:table-row>
        <table:table-row table:style-name="ro1">
          <table:table-cell office:value-type="float" office:value="410.2" calcext:value-type="float">
            <text:p>410.2</text:p>
          </table:table-cell>
          <table:table-cell table:number-columns-repeated="17"/>
        </table:table-row>
        <table:table-row table:style-name="ro1">
          <table:table-cell office:value-type="float" office:value="410.4" calcext:value-type="float">
            <text:p>410.4</text:p>
          </table:table-cell>
          <table:table-cell table:number-columns-repeated="17"/>
        </table:table-row>
        <table:table-row table:style-name="ro1">
          <table:table-cell office:value-type="float" office:value="410.6" calcext:value-type="float">
            <text:p>410.6</text:p>
          </table:table-cell>
          <table:table-cell table:number-columns-repeated="17"/>
        </table:table-row>
        <table:table-row table:style-name="ro1">
          <table:table-cell office:value-type="float" office:value="410.8" calcext:value-type="float">
            <text:p>410.8</text:p>
          </table:table-cell>
          <table:table-cell table:number-columns-repeated="17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17"/>
        </table:table-row>
        <table:table-row table:style-name="ro1">
          <table:table-cell office:value-type="float" office:value="411.2" calcext:value-type="float">
            <text:p>411.2</text:p>
          </table:table-cell>
          <table:table-cell table:number-columns-repeated="17"/>
        </table:table-row>
        <table:table-row table:style-name="ro1">
          <table:table-cell office:value-type="float" office:value="411.4" calcext:value-type="float">
            <text:p>411.4</text:p>
          </table:table-cell>
          <table:table-cell table:number-columns-repeated="17"/>
        </table:table-row>
        <table:table-row table:style-name="ro1">
          <table:table-cell office:value-type="float" office:value="411.6" calcext:value-type="float">
            <text:p>411.6</text:p>
          </table:table-cell>
          <table:table-cell table:number-columns-repeated="17"/>
        </table:table-row>
        <table:table-row table:style-name="ro1">
          <table:table-cell office:value-type="float" office:value="411.8" calcext:value-type="float">
            <text:p>411.8</text:p>
          </table:table-cell>
          <table:table-cell table:number-columns-repeated="17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17"/>
        </table:table-row>
        <table:table-row table:style-name="ro1">
          <table:table-cell office:value-type="float" office:value="412.2" calcext:value-type="float">
            <text:p>412.2</text:p>
          </table:table-cell>
          <table:table-cell table:number-columns-repeated="17"/>
        </table:table-row>
        <table:table-row table:style-name="ro1">
          <table:table-cell office:value-type="float" office:value="412.4" calcext:value-type="float">
            <text:p>412.4</text:p>
          </table:table-cell>
          <table:table-cell table:number-columns-repeated="17"/>
        </table:table-row>
        <table:table-row table:style-name="ro1">
          <table:table-cell office:value-type="float" office:value="412.6" calcext:value-type="float">
            <text:p>412.6</text:p>
          </table:table-cell>
          <table:table-cell table:number-columns-repeated="17"/>
        </table:table-row>
        <table:table-row table:style-name="ro1">
          <table:table-cell office:value-type="float" office:value="412.8" calcext:value-type="float">
            <text:p>412.8</text:p>
          </table:table-cell>
          <table:table-cell table:number-columns-repeated="17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17"/>
        </table:table-row>
        <table:table-row table:style-name="ro1">
          <table:table-cell office:value-type="float" office:value="413.2" calcext:value-type="float">
            <text:p>413.2</text:p>
          </table:table-cell>
          <table:table-cell table:number-columns-repeated="17"/>
        </table:table-row>
        <table:table-row table:style-name="ro1">
          <table:table-cell office:value-type="float" office:value="413.4" calcext:value-type="float">
            <text:p>413.4</text:p>
          </table:table-cell>
          <table:table-cell table:number-columns-repeated="17"/>
        </table:table-row>
        <table:table-row table:style-name="ro1">
          <table:table-cell office:value-type="float" office:value="413.6" calcext:value-type="float">
            <text:p>413.6</text:p>
          </table:table-cell>
          <table:table-cell table:number-columns-repeated="17"/>
        </table:table-row>
        <table:table-row table:style-name="ro1">
          <table:table-cell office:value-type="float" office:value="413.8" calcext:value-type="float">
            <text:p>413.8</text:p>
          </table:table-cell>
          <table:table-cell table:number-columns-repeated="17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17"/>
        </table:table-row>
        <table:table-row table:style-name="ro1">
          <table:table-cell office:value-type="float" office:value="414.2" calcext:value-type="float">
            <text:p>414.2</text:p>
          </table:table-cell>
          <table:table-cell table:number-columns-repeated="17"/>
        </table:table-row>
        <table:table-row table:style-name="ro1">
          <table:table-cell office:value-type="float" office:value="414.4" calcext:value-type="float">
            <text:p>414.4</text:p>
          </table:table-cell>
          <table:table-cell table:number-columns-repeated="17"/>
        </table:table-row>
        <table:table-row table:style-name="ro1">
          <table:table-cell office:value-type="float" office:value="414.6" calcext:value-type="float">
            <text:p>414.6</text:p>
          </table:table-cell>
          <table:table-cell table:number-columns-repeated="17"/>
        </table:table-row>
        <table:table-row table:style-name="ro1">
          <table:table-cell office:value-type="float" office:value="414.8" calcext:value-type="float">
            <text:p>414.8</text:p>
          </table:table-cell>
          <table:table-cell table:number-columns-repeated="17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17"/>
        </table:table-row>
        <table:table-row table:style-name="ro1">
          <table:table-cell office:value-type="float" office:value="415.2" calcext:value-type="float">
            <text:p>415.2</text:p>
          </table:table-cell>
          <table:table-cell table:number-columns-repeated="17"/>
        </table:table-row>
        <table:table-row table:style-name="ro1">
          <table:table-cell office:value-type="float" office:value="415.4" calcext:value-type="float">
            <text:p>415.4</text:p>
          </table:table-cell>
          <table:table-cell table:number-columns-repeated="17"/>
        </table:table-row>
        <table:table-row table:style-name="ro1">
          <table:table-cell office:value-type="float" office:value="415.6" calcext:value-type="float">
            <text:p>415.6</text:p>
          </table:table-cell>
          <table:table-cell table:number-columns-repeated="17"/>
        </table:table-row>
        <table:table-row table:style-name="ro1">
          <table:table-cell office:value-type="float" office:value="415.8" calcext:value-type="float">
            <text:p>415.8</text:p>
          </table:table-cell>
          <table:table-cell table:number-columns-repeated="17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17"/>
        </table:table-row>
        <table:table-row table:style-name="ro1">
          <table:table-cell office:value-type="float" office:value="416.2" calcext:value-type="float">
            <text:p>416.2</text:p>
          </table:table-cell>
          <table:table-cell table:number-columns-repeated="17"/>
        </table:table-row>
        <table:table-row table:style-name="ro1">
          <table:table-cell office:value-type="float" office:value="416.4" calcext:value-type="float">
            <text:p>416.4</text:p>
          </table:table-cell>
          <table:table-cell table:number-columns-repeated="17"/>
        </table:table-row>
        <table:table-row table:style-name="ro1">
          <table:table-cell office:value-type="float" office:value="416.6" calcext:value-type="float">
            <text:p>416.6</text:p>
          </table:table-cell>
          <table:table-cell table:number-columns-repeated="17"/>
        </table:table-row>
        <table:table-row table:style-name="ro1">
          <table:table-cell office:value-type="float" office:value="416.8" calcext:value-type="float">
            <text:p>416.8</text:p>
          </table:table-cell>
          <table:table-cell table:number-columns-repeated="17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17"/>
        </table:table-row>
        <table:table-row table:style-name="ro1">
          <table:table-cell office:value-type="float" office:value="417.2" calcext:value-type="float">
            <text:p>417.2</text:p>
          </table:table-cell>
          <table:table-cell table:number-columns-repeated="17"/>
        </table:table-row>
        <table:table-row table:style-name="ro1">
          <table:table-cell office:value-type="float" office:value="417.4" calcext:value-type="float">
            <text:p>417.4</text:p>
          </table:table-cell>
          <table:table-cell table:number-columns-repeated="17"/>
        </table:table-row>
        <table:table-row table:style-name="ro1">
          <table:table-cell office:value-type="float" office:value="417.6" calcext:value-type="float">
            <text:p>417.6</text:p>
          </table:table-cell>
          <table:table-cell table:number-columns-repeated="17"/>
        </table:table-row>
        <table:table-row table:style-name="ro1">
          <table:table-cell office:value-type="float" office:value="417.8" calcext:value-type="float">
            <text:p>417.8</text:p>
          </table:table-cell>
          <table:table-cell table:number-columns-repeated="17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17"/>
        </table:table-row>
        <table:table-row table:style-name="ro1">
          <table:table-cell office:value-type="float" office:value="418.2" calcext:value-type="float">
            <text:p>418.2</text:p>
          </table:table-cell>
          <table:table-cell table:number-columns-repeated="17"/>
        </table:table-row>
        <table:table-row table:style-name="ro1">
          <table:table-cell office:value-type="float" office:value="418.4" calcext:value-type="float">
            <text:p>418.4</text:p>
          </table:table-cell>
          <table:table-cell table:number-columns-repeated="17"/>
        </table:table-row>
        <table:table-row table:style-name="ro1">
          <table:table-cell office:value-type="float" office:value="418.6" calcext:value-type="float">
            <text:p>418.6</text:p>
          </table:table-cell>
          <table:table-cell table:number-columns-repeated="17"/>
        </table:table-row>
        <table:table-row table:style-name="ro1">
          <table:table-cell office:value-type="float" office:value="418.8" calcext:value-type="float">
            <text:p>418.8</text:p>
          </table:table-cell>
          <table:table-cell table:number-columns-repeated="17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17"/>
        </table:table-row>
        <table:table-row table:style-name="ro1">
          <table:table-cell office:value-type="float" office:value="419.2" calcext:value-type="float">
            <text:p>419.2</text:p>
          </table:table-cell>
          <table:table-cell table:number-columns-repeated="17"/>
        </table:table-row>
        <table:table-row table:style-name="ro1">
          <table:table-cell office:value-type="float" office:value="419.4" calcext:value-type="float">
            <text:p>419.4</text:p>
          </table:table-cell>
          <table:table-cell table:number-columns-repeated="17"/>
        </table:table-row>
        <table:table-row table:style-name="ro1">
          <table:table-cell office:value-type="float" office:value="419.6" calcext:value-type="float">
            <text:p>419.6</text:p>
          </table:table-cell>
          <table:table-cell table:number-columns-repeated="17"/>
        </table:table-row>
        <table:table-row table:style-name="ro1">
          <table:table-cell office:value-type="float" office:value="419.8" calcext:value-type="float">
            <text:p>419.8</text:p>
          </table:table-cell>
          <table:table-cell table:number-columns-repeated="17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17"/>
        </table:table-row>
        <table:table-row table:style-name="ro1">
          <table:table-cell office:value-type="float" office:value="420.2" calcext:value-type="float">
            <text:p>420.2</text:p>
          </table:table-cell>
          <table:table-cell table:number-columns-repeated="17"/>
        </table:table-row>
        <table:table-row table:style-name="ro1">
          <table:table-cell office:value-type="float" office:value="420.4" calcext:value-type="float">
            <text:p>420.4</text:p>
          </table:table-cell>
          <table:table-cell table:number-columns-repeated="17"/>
        </table:table-row>
        <table:table-row table:style-name="ro1">
          <table:table-cell office:value-type="float" office:value="420.6" calcext:value-type="float">
            <text:p>420.6</text:p>
          </table:table-cell>
          <table:table-cell table:number-columns-repeated="17"/>
        </table:table-row>
        <table:table-row table:style-name="ro1">
          <table:table-cell office:value-type="float" office:value="420.8" calcext:value-type="float">
            <text:p>420.8</text:p>
          </table:table-cell>
          <table:table-cell table:number-columns-repeated="17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17"/>
        </table:table-row>
        <table:table-row table:style-name="ro1">
          <table:table-cell office:value-type="float" office:value="421.2" calcext:value-type="float">
            <text:p>421.2</text:p>
          </table:table-cell>
          <table:table-cell table:number-columns-repeated="17"/>
        </table:table-row>
        <table:table-row table:style-name="ro1">
          <table:table-cell office:value-type="float" office:value="421.4" calcext:value-type="float">
            <text:p>421.4</text:p>
          </table:table-cell>
          <table:table-cell table:number-columns-repeated="17"/>
        </table:table-row>
        <table:table-row table:style-name="ro1">
          <table:table-cell office:value-type="float" office:value="421.6" calcext:value-type="float">
            <text:p>421.6</text:p>
          </table:table-cell>
          <table:table-cell table:number-columns-repeated="17"/>
        </table:table-row>
        <table:table-row table:style-name="ro1">
          <table:table-cell office:value-type="float" office:value="421.8" calcext:value-type="float">
            <text:p>421.8</text:p>
          </table:table-cell>
          <table:table-cell table:number-columns-repeated="17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17"/>
        </table:table-row>
        <table:table-row table:style-name="ro1">
          <table:table-cell office:value-type="float" office:value="422.2" calcext:value-type="float">
            <text:p>422.2</text:p>
          </table:table-cell>
          <table:table-cell table:number-columns-repeated="17"/>
        </table:table-row>
        <table:table-row table:style-name="ro1">
          <table:table-cell office:value-type="float" office:value="422.4" calcext:value-type="float">
            <text:p>422.4</text:p>
          </table:table-cell>
          <table:table-cell table:number-columns-repeated="17"/>
        </table:table-row>
        <table:table-row table:style-name="ro1">
          <table:table-cell office:value-type="float" office:value="422.6" calcext:value-type="float">
            <text:p>422.6</text:p>
          </table:table-cell>
          <table:table-cell table:number-columns-repeated="17"/>
        </table:table-row>
        <table:table-row table:style-name="ro1">
          <table:table-cell office:value-type="float" office:value="422.8" calcext:value-type="float">
            <text:p>422.8</text:p>
          </table:table-cell>
          <table:table-cell table:number-columns-repeated="17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17"/>
        </table:table-row>
        <table:table-row table:style-name="ro1">
          <table:table-cell office:value-type="float" office:value="423.2" calcext:value-type="float">
            <text:p>423.2</text:p>
          </table:table-cell>
          <table:table-cell table:number-columns-repeated="17"/>
        </table:table-row>
        <table:table-row table:style-name="ro1">
          <table:table-cell office:value-type="float" office:value="423.4" calcext:value-type="float">
            <text:p>423.4</text:p>
          </table:table-cell>
          <table:table-cell table:number-columns-repeated="17"/>
        </table:table-row>
        <table:table-row table:style-name="ro1">
          <table:table-cell office:value-type="float" office:value="423.6" calcext:value-type="float">
            <text:p>423.6</text:p>
          </table:table-cell>
          <table:table-cell table:number-columns-repeated="17"/>
        </table:table-row>
        <table:table-row table:style-name="ro1">
          <table:table-cell office:value-type="float" office:value="423.8" calcext:value-type="float">
            <text:p>423.8</text:p>
          </table:table-cell>
          <table:table-cell table:number-columns-repeated="17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17"/>
        </table:table-row>
        <table:table-row table:style-name="ro1">
          <table:table-cell office:value-type="float" office:value="424.2" calcext:value-type="float">
            <text:p>424.2</text:p>
          </table:table-cell>
          <table:table-cell table:number-columns-repeated="17"/>
        </table:table-row>
        <table:table-row table:style-name="ro1">
          <table:table-cell office:value-type="float" office:value="424.4" calcext:value-type="float">
            <text:p>424.4</text:p>
          </table:table-cell>
          <table:table-cell table:number-columns-repeated="17"/>
        </table:table-row>
        <table:table-row table:style-name="ro1">
          <table:table-cell office:value-type="float" office:value="424.6" calcext:value-type="float">
            <text:p>424.6</text:p>
          </table:table-cell>
          <table:table-cell table:number-columns-repeated="17"/>
        </table:table-row>
        <table:table-row table:style-name="ro1">
          <table:table-cell office:value-type="float" office:value="424.8" calcext:value-type="float">
            <text:p>424.8</text:p>
          </table:table-cell>
          <table:table-cell table:number-columns-repeated="17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17"/>
        </table:table-row>
        <table:table-row table:style-name="ro1">
          <table:table-cell office:value-type="float" office:value="425.2" calcext:value-type="float">
            <text:p>425.2</text:p>
          </table:table-cell>
          <table:table-cell table:number-columns-repeated="17"/>
        </table:table-row>
        <table:table-row table:style-name="ro1">
          <table:table-cell office:value-type="float" office:value="425.4" calcext:value-type="float">
            <text:p>425.4</text:p>
          </table:table-cell>
          <table:table-cell table:number-columns-repeated="17"/>
        </table:table-row>
        <table:table-row table:style-name="ro1">
          <table:table-cell office:value-type="float" office:value="425.6" calcext:value-type="float">
            <text:p>425.6</text:p>
          </table:table-cell>
          <table:table-cell table:number-columns-repeated="17"/>
        </table:table-row>
        <table:table-row table:style-name="ro1">
          <table:table-cell office:value-type="float" office:value="425.8" calcext:value-type="float">
            <text:p>425.8</text:p>
          </table:table-cell>
          <table:table-cell table:number-columns-repeated="17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17"/>
        </table:table-row>
        <table:table-row table:style-name="ro1">
          <table:table-cell office:value-type="float" office:value="426.2" calcext:value-type="float">
            <text:p>426.2</text:p>
          </table:table-cell>
          <table:table-cell table:number-columns-repeated="17"/>
        </table:table-row>
        <table:table-row table:style-name="ro1">
          <table:table-cell office:value-type="float" office:value="426.4" calcext:value-type="float">
            <text:p>426.4</text:p>
          </table:table-cell>
          <table:table-cell table:number-columns-repeated="17"/>
        </table:table-row>
        <table:table-row table:style-name="ro1">
          <table:table-cell office:value-type="float" office:value="426.6" calcext:value-type="float">
            <text:p>426.6</text:p>
          </table:table-cell>
          <table:table-cell table:number-columns-repeated="17"/>
        </table:table-row>
        <table:table-row table:style-name="ro1">
          <table:table-cell office:value-type="float" office:value="426.8" calcext:value-type="float">
            <text:p>426.8</text:p>
          </table:table-cell>
          <table:table-cell table:number-columns-repeated="17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17"/>
        </table:table-row>
        <table:table-row table:style-name="ro1">
          <table:table-cell office:value-type="float" office:value="427.2" calcext:value-type="float">
            <text:p>427.2</text:p>
          </table:table-cell>
          <table:table-cell table:number-columns-repeated="17"/>
        </table:table-row>
        <table:table-row table:style-name="ro1">
          <table:table-cell office:value-type="float" office:value="427.4" calcext:value-type="float">
            <text:p>427.4</text:p>
          </table:table-cell>
          <table:table-cell table:number-columns-repeated="17"/>
        </table:table-row>
        <table:table-row table:style-name="ro1">
          <table:table-cell office:value-type="float" office:value="427.6" calcext:value-type="float">
            <text:p>427.6</text:p>
          </table:table-cell>
          <table:table-cell table:number-columns-repeated="17"/>
        </table:table-row>
        <table:table-row table:style-name="ro1">
          <table:table-cell office:value-type="float" office:value="427.8" calcext:value-type="float">
            <text:p>427.8</text:p>
          </table:table-cell>
          <table:table-cell table:number-columns-repeated="17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17"/>
        </table:table-row>
        <table:table-row table:style-name="ro1">
          <table:table-cell office:value-type="float" office:value="428.2" calcext:value-type="float">
            <text:p>428.2</text:p>
          </table:table-cell>
          <table:table-cell table:number-columns-repeated="17"/>
        </table:table-row>
        <table:table-row table:style-name="ro1">
          <table:table-cell office:value-type="float" office:value="428.4" calcext:value-type="float">
            <text:p>428.4</text:p>
          </table:table-cell>
          <table:table-cell table:number-columns-repeated="17"/>
        </table:table-row>
        <table:table-row table:style-name="ro1">
          <table:table-cell office:value-type="float" office:value="428.6" calcext:value-type="float">
            <text:p>428.6</text:p>
          </table:table-cell>
          <table:table-cell table:number-columns-repeated="17"/>
        </table:table-row>
        <table:table-row table:style-name="ro1">
          <table:table-cell office:value-type="float" office:value="428.8" calcext:value-type="float">
            <text:p>428.8</text:p>
          </table:table-cell>
          <table:table-cell table:number-columns-repeated="17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17"/>
        </table:table-row>
        <table:table-row table:style-name="ro1">
          <table:table-cell office:value-type="float" office:value="429.2" calcext:value-type="float">
            <text:p>429.2</text:p>
          </table:table-cell>
          <table:table-cell table:number-columns-repeated="17"/>
        </table:table-row>
        <table:table-row table:style-name="ro1">
          <table:table-cell office:value-type="float" office:value="429.4" calcext:value-type="float">
            <text:p>429.4</text:p>
          </table:table-cell>
          <table:table-cell table:number-columns-repeated="17"/>
        </table:table-row>
        <table:table-row table:style-name="ro1">
          <table:table-cell office:value-type="float" office:value="429.6" calcext:value-type="float">
            <text:p>429.6</text:p>
          </table:table-cell>
          <table:table-cell table:number-columns-repeated="17"/>
        </table:table-row>
        <table:table-row table:style-name="ro1">
          <table:table-cell office:value-type="float" office:value="429.8" calcext:value-type="float">
            <text:p>429.8</text:p>
          </table:table-cell>
          <table:table-cell table:number-columns-repeated="17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17"/>
        </table:table-row>
        <table:table-row table:style-name="ro1">
          <table:table-cell office:value-type="float" office:value="430.2" calcext:value-type="float">
            <text:p>430.2</text:p>
          </table:table-cell>
          <table:table-cell table:number-columns-repeated="17"/>
        </table:table-row>
        <table:table-row table:style-name="ro1">
          <table:table-cell office:value-type="float" office:value="430.4" calcext:value-type="float">
            <text:p>430.4</text:p>
          </table:table-cell>
          <table:table-cell table:number-columns-repeated="17"/>
        </table:table-row>
        <table:table-row table:style-name="ro1">
          <table:table-cell office:value-type="float" office:value="430.6" calcext:value-type="float">
            <text:p>430.6</text:p>
          </table:table-cell>
          <table:table-cell table:number-columns-repeated="17"/>
        </table:table-row>
        <table:table-row table:style-name="ro1">
          <table:table-cell office:value-type="float" office:value="430.8" calcext:value-type="float">
            <text:p>430.8</text:p>
          </table:table-cell>
          <table:table-cell table:number-columns-repeated="17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17"/>
        </table:table-row>
        <table:table-row table:style-name="ro1">
          <table:table-cell office:value-type="float" office:value="431.2" calcext:value-type="float">
            <text:p>431.2</text:p>
          </table:table-cell>
          <table:table-cell table:number-columns-repeated="17"/>
        </table:table-row>
        <table:table-row table:style-name="ro1">
          <table:table-cell office:value-type="float" office:value="431.4" calcext:value-type="float">
            <text:p>431.4</text:p>
          </table:table-cell>
          <table:table-cell table:number-columns-repeated="17"/>
        </table:table-row>
        <table:table-row table:style-name="ro1">
          <table:table-cell office:value-type="float" office:value="431.6" calcext:value-type="float">
            <text:p>431.6</text:p>
          </table:table-cell>
          <table:table-cell table:number-columns-repeated="17"/>
        </table:table-row>
        <table:table-row table:style-name="ro1">
          <table:table-cell office:value-type="float" office:value="431.8" calcext:value-type="float">
            <text:p>431.8</text:p>
          </table:table-cell>
          <table:table-cell table:number-columns-repeated="17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17"/>
        </table:table-row>
        <table:table-row table:style-name="ro1">
          <table:table-cell office:value-type="float" office:value="432.2" calcext:value-type="float">
            <text:p>432.2</text:p>
          </table:table-cell>
          <table:table-cell table:number-columns-repeated="17"/>
        </table:table-row>
        <table:table-row table:style-name="ro1">
          <table:table-cell office:value-type="float" office:value="432.4" calcext:value-type="float">
            <text:p>432.4</text:p>
          </table:table-cell>
          <table:table-cell table:number-columns-repeated="17"/>
        </table:table-row>
        <table:table-row table:style-name="ro1">
          <table:table-cell office:value-type="float" office:value="432.6" calcext:value-type="float">
            <text:p>432.6</text:p>
          </table:table-cell>
          <table:table-cell table:number-columns-repeated="17"/>
        </table:table-row>
        <table:table-row table:style-name="ro1">
          <table:table-cell office:value-type="float" office:value="432.8" calcext:value-type="float">
            <text:p>432.8</text:p>
          </table:table-cell>
          <table:table-cell table:number-columns-repeated="17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17"/>
        </table:table-row>
        <table:table-row table:style-name="ro1">
          <table:table-cell office:value-type="float" office:value="433.2" calcext:value-type="float">
            <text:p>433.2</text:p>
          </table:table-cell>
          <table:table-cell table:number-columns-repeated="17"/>
        </table:table-row>
        <table:table-row table:style-name="ro1">
          <table:table-cell office:value-type="float" office:value="433.4" calcext:value-type="float">
            <text:p>433.4</text:p>
          </table:table-cell>
          <table:table-cell table:number-columns-repeated="17"/>
        </table:table-row>
        <table:table-row table:style-name="ro1">
          <table:table-cell office:value-type="float" office:value="433.6" calcext:value-type="float">
            <text:p>433.6</text:p>
          </table:table-cell>
          <table:table-cell table:number-columns-repeated="17"/>
        </table:table-row>
        <table:table-row table:style-name="ro1">
          <table:table-cell office:value-type="float" office:value="433.8" calcext:value-type="float">
            <text:p>433.8</text:p>
          </table:table-cell>
          <table:table-cell table:number-columns-repeated="17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17"/>
        </table:table-row>
        <table:table-row table:style-name="ro1">
          <table:table-cell office:value-type="float" office:value="434.2" calcext:value-type="float">
            <text:p>434.2</text:p>
          </table:table-cell>
          <table:table-cell table:number-columns-repeated="17"/>
        </table:table-row>
        <table:table-row table:style-name="ro1">
          <table:table-cell office:value-type="float" office:value="434.4" calcext:value-type="float">
            <text:p>434.4</text:p>
          </table:table-cell>
          <table:table-cell table:number-columns-repeated="17"/>
        </table:table-row>
        <table:table-row table:style-name="ro1">
          <table:table-cell office:value-type="float" office:value="434.6" calcext:value-type="float">
            <text:p>434.6</text:p>
          </table:table-cell>
          <table:table-cell table:number-columns-repeated="17"/>
        </table:table-row>
        <table:table-row table:style-name="ro1">
          <table:table-cell office:value-type="float" office:value="434.8" calcext:value-type="float">
            <text:p>434.8</text:p>
          </table:table-cell>
          <table:table-cell table:number-columns-repeated="17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17"/>
        </table:table-row>
        <table:table-row table:style-name="ro1">
          <table:table-cell office:value-type="float" office:value="435.2" calcext:value-type="float">
            <text:p>435.2</text:p>
          </table:table-cell>
          <table:table-cell table:number-columns-repeated="17"/>
        </table:table-row>
        <table:table-row table:style-name="ro1">
          <table:table-cell office:value-type="float" office:value="435.4" calcext:value-type="float">
            <text:p>435.4</text:p>
          </table:table-cell>
          <table:table-cell table:number-columns-repeated="17"/>
        </table:table-row>
        <table:table-row table:style-name="ro1">
          <table:table-cell office:value-type="float" office:value="435.6" calcext:value-type="float">
            <text:p>435.6</text:p>
          </table:table-cell>
          <table:table-cell table:number-columns-repeated="17"/>
        </table:table-row>
        <table:table-row table:style-name="ro1">
          <table:table-cell office:value-type="float" office:value="435.8" calcext:value-type="float">
            <text:p>435.8</text:p>
          </table:table-cell>
          <table:table-cell table:number-columns-repeated="17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17"/>
        </table:table-row>
        <table:table-row table:style-name="ro1">
          <table:table-cell office:value-type="float" office:value="436.2" calcext:value-type="float">
            <text:p>436.2</text:p>
          </table:table-cell>
          <table:table-cell table:number-columns-repeated="17"/>
        </table:table-row>
        <table:table-row table:style-name="ro1">
          <table:table-cell office:value-type="float" office:value="436.4" calcext:value-type="float">
            <text:p>436.4</text:p>
          </table:table-cell>
          <table:table-cell table:number-columns-repeated="17"/>
        </table:table-row>
        <table:table-row table:style-name="ro1">
          <table:table-cell office:value-type="float" office:value="436.6" calcext:value-type="float">
            <text:p>436.6</text:p>
          </table:table-cell>
          <table:table-cell table:number-columns-repeated="17"/>
        </table:table-row>
        <table:table-row table:style-name="ro1">
          <table:table-cell office:value-type="float" office:value="436.8" calcext:value-type="float">
            <text:p>436.8</text:p>
          </table:table-cell>
          <table:table-cell table:number-columns-repeated="17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17"/>
        </table:table-row>
        <table:table-row table:style-name="ro1">
          <table:table-cell office:value-type="float" office:value="437.2" calcext:value-type="float">
            <text:p>437.2</text:p>
          </table:table-cell>
          <table:table-cell table:number-columns-repeated="17"/>
        </table:table-row>
        <table:table-row table:style-name="ro1">
          <table:table-cell office:value-type="float" office:value="437.4" calcext:value-type="float">
            <text:p>437.4</text:p>
          </table:table-cell>
          <table:table-cell table:number-columns-repeated="17"/>
        </table:table-row>
        <table:table-row table:style-name="ro1">
          <table:table-cell office:value-type="float" office:value="437.6" calcext:value-type="float">
            <text:p>437.6</text:p>
          </table:table-cell>
          <table:table-cell table:number-columns-repeated="17"/>
        </table:table-row>
        <table:table-row table:style-name="ro1">
          <table:table-cell office:value-type="float" office:value="437.8" calcext:value-type="float">
            <text:p>437.8</text:p>
          </table:table-cell>
          <table:table-cell table:number-columns-repeated="17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17"/>
        </table:table-row>
        <table:table-row table:style-name="ro1">
          <table:table-cell office:value-type="float" office:value="438.2" calcext:value-type="float">
            <text:p>438.2</text:p>
          </table:table-cell>
          <table:table-cell table:number-columns-repeated="17"/>
        </table:table-row>
        <table:table-row table:style-name="ro1">
          <table:table-cell office:value-type="float" office:value="438.4" calcext:value-type="float">
            <text:p>438.4</text:p>
          </table:table-cell>
          <table:table-cell table:number-columns-repeated="17"/>
        </table:table-row>
        <table:table-row table:style-name="ro1">
          <table:table-cell office:value-type="float" office:value="438.6" calcext:value-type="float">
            <text:p>438.6</text:p>
          </table:table-cell>
          <table:table-cell table:number-columns-repeated="17"/>
        </table:table-row>
        <table:table-row table:style-name="ro1">
          <table:table-cell office:value-type="float" office:value="438.8" calcext:value-type="float">
            <text:p>438.8</text:p>
          </table:table-cell>
          <table:table-cell table:number-columns-repeated="17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17"/>
        </table:table-row>
        <table:table-row table:style-name="ro1">
          <table:table-cell office:value-type="float" office:value="439.2" calcext:value-type="float">
            <text:p>439.2</text:p>
          </table:table-cell>
          <table:table-cell table:number-columns-repeated="17"/>
        </table:table-row>
        <table:table-row table:style-name="ro1">
          <table:table-cell office:value-type="float" office:value="439.4" calcext:value-type="float">
            <text:p>439.4</text:p>
          </table:table-cell>
          <table:table-cell table:number-columns-repeated="17"/>
        </table:table-row>
        <table:table-row table:style-name="ro1">
          <table:table-cell office:value-type="float" office:value="439.6" calcext:value-type="float">
            <text:p>439.6</text:p>
          </table:table-cell>
          <table:table-cell table:number-columns-repeated="17"/>
        </table:table-row>
        <table:table-row table:style-name="ro1">
          <table:table-cell office:value-type="float" office:value="439.8" calcext:value-type="float">
            <text:p>439.8</text:p>
          </table:table-cell>
          <table:table-cell table:number-columns-repeated="17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17"/>
        </table:table-row>
        <table:table-row table:style-name="ro1">
          <table:table-cell office:value-type="float" office:value="440.2" calcext:value-type="float">
            <text:p>440.2</text:p>
          </table:table-cell>
          <table:table-cell table:number-columns-repeated="17"/>
        </table:table-row>
        <table:table-row table:style-name="ro1">
          <table:table-cell office:value-type="float" office:value="440.4" calcext:value-type="float">
            <text:p>440.4</text:p>
          </table:table-cell>
          <table:table-cell table:number-columns-repeated="17"/>
        </table:table-row>
        <table:table-row table:style-name="ro1">
          <table:table-cell office:value-type="float" office:value="440.6" calcext:value-type="float">
            <text:p>440.6</text:p>
          </table:table-cell>
          <table:table-cell table:number-columns-repeated="17"/>
        </table:table-row>
        <table:table-row table:style-name="ro1">
          <table:table-cell office:value-type="float" office:value="440.8" calcext:value-type="float">
            <text:p>440.8</text:p>
          </table:table-cell>
          <table:table-cell table:number-columns-repeated="17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17"/>
        </table:table-row>
        <table:table-row table:style-name="ro1">
          <table:table-cell office:value-type="float" office:value="441.2" calcext:value-type="float">
            <text:p>441.2</text:p>
          </table:table-cell>
          <table:table-cell table:number-columns-repeated="17"/>
        </table:table-row>
        <table:table-row table:style-name="ro1">
          <table:table-cell office:value-type="float" office:value="441.4" calcext:value-type="float">
            <text:p>441.4</text:p>
          </table:table-cell>
          <table:table-cell table:number-columns-repeated="17"/>
        </table:table-row>
        <table:table-row table:style-name="ro1">
          <table:table-cell office:value-type="float" office:value="441.6" calcext:value-type="float">
            <text:p>441.6</text:p>
          </table:table-cell>
          <table:table-cell table:number-columns-repeated="17"/>
        </table:table-row>
        <table:table-row table:style-name="ro1">
          <table:table-cell office:value-type="float" office:value="441.8" calcext:value-type="float">
            <text:p>441.8</text:p>
          </table:table-cell>
          <table:table-cell table:number-columns-repeated="17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17"/>
        </table:table-row>
        <table:table-row table:style-name="ro1">
          <table:table-cell office:value-type="float" office:value="442.2" calcext:value-type="float">
            <text:p>442.2</text:p>
          </table:table-cell>
          <table:table-cell table:number-columns-repeated="17"/>
        </table:table-row>
        <table:table-row table:style-name="ro1">
          <table:table-cell office:value-type="float" office:value="442.4" calcext:value-type="float">
            <text:p>442.4</text:p>
          </table:table-cell>
          <table:table-cell table:number-columns-repeated="17"/>
        </table:table-row>
        <table:table-row table:style-name="ro1">
          <table:table-cell office:value-type="float" office:value="442.6" calcext:value-type="float">
            <text:p>442.6</text:p>
          </table:table-cell>
          <table:table-cell table:number-columns-repeated="17"/>
        </table:table-row>
        <table:table-row table:style-name="ro1">
          <table:table-cell office:value-type="float" office:value="442.8" calcext:value-type="float">
            <text:p>442.8</text:p>
          </table:table-cell>
          <table:table-cell table:number-columns-repeated="17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17"/>
        </table:table-row>
        <table:table-row table:style-name="ro1">
          <table:table-cell office:value-type="float" office:value="443.2" calcext:value-type="float">
            <text:p>443.2</text:p>
          </table:table-cell>
          <table:table-cell table:number-columns-repeated="17"/>
        </table:table-row>
        <table:table-row table:style-name="ro1">
          <table:table-cell office:value-type="float" office:value="443.4" calcext:value-type="float">
            <text:p>443.4</text:p>
          </table:table-cell>
          <table:table-cell table:number-columns-repeated="17"/>
        </table:table-row>
        <table:table-row table:style-name="ro1">
          <table:table-cell office:value-type="float" office:value="443.6" calcext:value-type="float">
            <text:p>443.6</text:p>
          </table:table-cell>
          <table:table-cell table:number-columns-repeated="17"/>
        </table:table-row>
        <table:table-row table:style-name="ro1">
          <table:table-cell office:value-type="float" office:value="443.8" calcext:value-type="float">
            <text:p>443.8</text:p>
          </table:table-cell>
          <table:table-cell table:number-columns-repeated="17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17"/>
        </table:table-row>
        <table:table-row table:style-name="ro1">
          <table:table-cell office:value-type="float" office:value="444.2" calcext:value-type="float">
            <text:p>444.2</text:p>
          </table:table-cell>
          <table:table-cell table:number-columns-repeated="17"/>
        </table:table-row>
        <table:table-row table:style-name="ro1">
          <table:table-cell office:value-type="float" office:value="444.4" calcext:value-type="float">
            <text:p>444.4</text:p>
          </table:table-cell>
          <table:table-cell table:number-columns-repeated="17"/>
        </table:table-row>
        <table:table-row table:style-name="ro1">
          <table:table-cell office:value-type="float" office:value="444.6" calcext:value-type="float">
            <text:p>444.6</text:p>
          </table:table-cell>
          <table:table-cell table:number-columns-repeated="17"/>
        </table:table-row>
        <table:table-row table:style-name="ro1">
          <table:table-cell office:value-type="float" office:value="444.8" calcext:value-type="float">
            <text:p>444.8</text:p>
          </table:table-cell>
          <table:table-cell table:number-columns-repeated="17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17"/>
        </table:table-row>
        <table:table-row table:style-name="ro1">
          <table:table-cell office:value-type="float" office:value="445.2" calcext:value-type="float">
            <text:p>445.2</text:p>
          </table:table-cell>
          <table:table-cell table:number-columns-repeated="17"/>
        </table:table-row>
        <table:table-row table:style-name="ro1">
          <table:table-cell office:value-type="float" office:value="445.4" calcext:value-type="float">
            <text:p>445.4</text:p>
          </table:table-cell>
          <table:table-cell table:number-columns-repeated="17"/>
        </table:table-row>
        <table:table-row table:style-name="ro1">
          <table:table-cell office:value-type="float" office:value="445.6" calcext:value-type="float">
            <text:p>445.6</text:p>
          </table:table-cell>
          <table:table-cell table:number-columns-repeated="17"/>
        </table:table-row>
        <table:table-row table:style-name="ro1">
          <table:table-cell office:value-type="float" office:value="445.8" calcext:value-type="float">
            <text:p>445.8</text:p>
          </table:table-cell>
          <table:table-cell table:number-columns-repeated="17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office:value-type="float" office:value="446.2" calcext:value-type="float">
            <text:p>446.2</text:p>
          </table:table-cell>
          <table:table-cell table:number-columns-repeated="17"/>
        </table:table-row>
        <table:table-row table:style-name="ro1">
          <table:table-cell office:value-type="float" office:value="446.4" calcext:value-type="float">
            <text:p>446.4</text:p>
          </table:table-cell>
          <table:table-cell table:number-columns-repeated="17"/>
        </table:table-row>
        <table:table-row table:style-name="ro1">
          <table:table-cell office:value-type="float" office:value="446.6" calcext:value-type="float">
            <text:p>446.6</text:p>
          </table:table-cell>
          <table:table-cell table:number-columns-repeated="17"/>
        </table:table-row>
        <table:table-row table:style-name="ro1">
          <table:table-cell office:value-type="float" office:value="446.8" calcext:value-type="float">
            <text:p>446.8</text:p>
          </table:table-cell>
          <table:table-cell table:number-columns-repeated="17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17"/>
        </table:table-row>
        <table:table-row table:style-name="ro1">
          <table:table-cell office:value-type="float" office:value="447.2" calcext:value-type="float">
            <text:p>447.2</text:p>
          </table:table-cell>
          <table:table-cell table:number-columns-repeated="17"/>
        </table:table-row>
        <table:table-row table:style-name="ro1">
          <table:table-cell office:value-type="float" office:value="447.4" calcext:value-type="float">
            <text:p>447.4</text:p>
          </table:table-cell>
          <table:table-cell table:number-columns-repeated="17"/>
        </table:table-row>
        <table:table-row table:style-name="ro1">
          <table:table-cell office:value-type="float" office:value="447.6" calcext:value-type="float">
            <text:p>447.6</text:p>
          </table:table-cell>
          <table:table-cell table:number-columns-repeated="17"/>
        </table:table-row>
        <table:table-row table:style-name="ro1">
          <table:table-cell office:value-type="float" office:value="447.8" calcext:value-type="float">
            <text:p>447.8</text:p>
          </table:table-cell>
          <table:table-cell table:number-columns-repeated="17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17"/>
        </table:table-row>
        <table:table-row table:style-name="ro1">
          <table:table-cell office:value-type="float" office:value="448.2" calcext:value-type="float">
            <text:p>448.2</text:p>
          </table:table-cell>
          <table:table-cell table:number-columns-repeated="17"/>
        </table:table-row>
        <table:table-row table:style-name="ro1">
          <table:table-cell office:value-type="float" office:value="448.4" calcext:value-type="float">
            <text:p>448.4</text:p>
          </table:table-cell>
          <table:table-cell table:number-columns-repeated="17"/>
        </table:table-row>
        <table:table-row table:style-name="ro1">
          <table:table-cell office:value-type="float" office:value="448.6" calcext:value-type="float">
            <text:p>448.6</text:p>
          </table:table-cell>
          <table:table-cell table:number-columns-repeated="17"/>
        </table:table-row>
        <table:table-row table:style-name="ro1">
          <table:table-cell office:value-type="float" office:value="448.8" calcext:value-type="float">
            <text:p>448.8</text:p>
          </table:table-cell>
          <table:table-cell table:number-columns-repeated="17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17"/>
        </table:table-row>
        <table:table-row table:style-name="ro1">
          <table:table-cell office:value-type="float" office:value="449.2" calcext:value-type="float">
            <text:p>449.2</text:p>
          </table:table-cell>
          <table:table-cell table:number-columns-repeated="17"/>
        </table:table-row>
        <table:table-row table:style-name="ro1">
          <table:table-cell office:value-type="float" office:value="449.4" calcext:value-type="float">
            <text:p>449.4</text:p>
          </table:table-cell>
          <table:table-cell table:number-columns-repeated="17"/>
        </table:table-row>
        <table:table-row table:style-name="ro1">
          <table:table-cell office:value-type="float" office:value="449.6" calcext:value-type="float">
            <text:p>449.6</text:p>
          </table:table-cell>
          <table:table-cell table:number-columns-repeated="17"/>
        </table:table-row>
        <table:table-row table:style-name="ro1">
          <table:table-cell office:value-type="float" office:value="449.8" calcext:value-type="float">
            <text:p>449.8</text:p>
          </table:table-cell>
          <table:table-cell table:number-columns-repeated="17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17"/>
        </table:table-row>
        <table:table-row table:style-name="ro1">
          <table:table-cell office:value-type="float" office:value="450.2" calcext:value-type="float">
            <text:p>450.2</text:p>
          </table:table-cell>
          <table:table-cell table:number-columns-repeated="17"/>
        </table:table-row>
        <table:table-row table:style-name="ro1">
          <table:table-cell office:value-type="float" office:value="450.4" calcext:value-type="float">
            <text:p>450.4</text:p>
          </table:table-cell>
          <table:table-cell table:number-columns-repeated="17"/>
        </table:table-row>
        <table:table-row table:style-name="ro1">
          <table:table-cell office:value-type="float" office:value="450.6" calcext:value-type="float">
            <text:p>450.6</text:p>
          </table:table-cell>
          <table:table-cell table:number-columns-repeated="17"/>
        </table:table-row>
        <table:table-row table:style-name="ro1">
          <table:table-cell office:value-type="float" office:value="450.8" calcext:value-type="float">
            <text:p>450.8</text:p>
          </table:table-cell>
          <table:table-cell table:number-columns-repeated="17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17"/>
        </table:table-row>
        <table:table-row table:style-name="ro1">
          <table:table-cell office:value-type="float" office:value="451.2" calcext:value-type="float">
            <text:p>451.2</text:p>
          </table:table-cell>
          <table:table-cell table:number-columns-repeated="17"/>
        </table:table-row>
        <table:table-row table:style-name="ro1">
          <table:table-cell office:value-type="float" office:value="451.4" calcext:value-type="float">
            <text:p>451.4</text:p>
          </table:table-cell>
          <table:table-cell table:number-columns-repeated="17"/>
        </table:table-row>
        <table:table-row table:style-name="ro1">
          <table:table-cell office:value-type="float" office:value="451.6" calcext:value-type="float">
            <text:p>451.6</text:p>
          </table:table-cell>
          <table:table-cell table:number-columns-repeated="17"/>
        </table:table-row>
        <table:table-row table:style-name="ro1">
          <table:table-cell office:value-type="float" office:value="451.8" calcext:value-type="float">
            <text:p>451.8</text:p>
          </table:table-cell>
          <table:table-cell table:number-columns-repeated="17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17"/>
        </table:table-row>
        <table:table-row table:style-name="ro1">
          <table:table-cell office:value-type="float" office:value="452.2" calcext:value-type="float">
            <text:p>452.2</text:p>
          </table:table-cell>
          <table:table-cell table:number-columns-repeated="17"/>
        </table:table-row>
        <table:table-row table:style-name="ro1">
          <table:table-cell office:value-type="float" office:value="452.4" calcext:value-type="float">
            <text:p>452.4</text:p>
          </table:table-cell>
          <table:table-cell table:number-columns-repeated="17"/>
        </table:table-row>
        <table:table-row table:style-name="ro1">
          <table:table-cell office:value-type="float" office:value="452.6" calcext:value-type="float">
            <text:p>452.6</text:p>
          </table:table-cell>
          <table:table-cell table:number-columns-repeated="17"/>
        </table:table-row>
        <table:table-row table:style-name="ro1">
          <table:table-cell office:value-type="float" office:value="452.8" calcext:value-type="float">
            <text:p>452.8</text:p>
          </table:table-cell>
          <table:table-cell table:number-columns-repeated="17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17"/>
        </table:table-row>
        <table:table-row table:style-name="ro1">
          <table:table-cell office:value-type="float" office:value="453.2" calcext:value-type="float">
            <text:p>453.2</text:p>
          </table:table-cell>
          <table:table-cell table:number-columns-repeated="17"/>
        </table:table-row>
        <table:table-row table:style-name="ro1">
          <table:table-cell office:value-type="float" office:value="453.4" calcext:value-type="float">
            <text:p>453.4</text:p>
          </table:table-cell>
          <table:table-cell table:number-columns-repeated="17"/>
        </table:table-row>
        <table:table-row table:style-name="ro1">
          <table:table-cell office:value-type="float" office:value="453.6" calcext:value-type="float">
            <text:p>453.6</text:p>
          </table:table-cell>
          <table:table-cell table:number-columns-repeated="17"/>
        </table:table-row>
        <table:table-row table:style-name="ro1">
          <table:table-cell office:value-type="float" office:value="453.8" calcext:value-type="float">
            <text:p>453.8</text:p>
          </table:table-cell>
          <table:table-cell table:number-columns-repeated="17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17"/>
        </table:table-row>
        <table:table-row table:style-name="ro1">
          <table:table-cell office:value-type="float" office:value="454.2" calcext:value-type="float">
            <text:p>454.2</text:p>
          </table:table-cell>
          <table:table-cell table:number-columns-repeated="17"/>
        </table:table-row>
        <table:table-row table:style-name="ro1">
          <table:table-cell office:value-type="float" office:value="454.4" calcext:value-type="float">
            <text:p>454.4</text:p>
          </table:table-cell>
          <table:table-cell table:number-columns-repeated="17"/>
        </table:table-row>
        <table:table-row table:style-name="ro1">
          <table:table-cell office:value-type="float" office:value="454.6" calcext:value-type="float">
            <text:p>454.6</text:p>
          </table:table-cell>
          <table:table-cell table:number-columns-repeated="17"/>
        </table:table-row>
        <table:table-row table:style-name="ro1">
          <table:table-cell office:value-type="float" office:value="454.8" calcext:value-type="float">
            <text:p>454.8</text:p>
          </table:table-cell>
          <table:table-cell table:number-columns-repeated="17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17"/>
        </table:table-row>
        <table:table-row table:style-name="ro1">
          <table:table-cell office:value-type="float" office:value="455.2" calcext:value-type="float">
            <text:p>455.2</text:p>
          </table:table-cell>
          <table:table-cell table:number-columns-repeated="17"/>
        </table:table-row>
        <table:table-row table:style-name="ro1">
          <table:table-cell office:value-type="float" office:value="455.4" calcext:value-type="float">
            <text:p>455.4</text:p>
          </table:table-cell>
          <table:table-cell table:number-columns-repeated="17"/>
        </table:table-row>
        <table:table-row table:style-name="ro1">
          <table:table-cell office:value-type="float" office:value="455.6" calcext:value-type="float">
            <text:p>455.6</text:p>
          </table:table-cell>
          <table:table-cell table:number-columns-repeated="17"/>
        </table:table-row>
        <table:table-row table:style-name="ro1">
          <table:table-cell office:value-type="float" office:value="455.8" calcext:value-type="float">
            <text:p>455.8</text:p>
          </table:table-cell>
          <table:table-cell table:number-columns-repeated="17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17"/>
        </table:table-row>
        <table:table-row table:style-name="ro1">
          <table:table-cell office:value-type="float" office:value="456.2" calcext:value-type="float">
            <text:p>456.2</text:p>
          </table:table-cell>
          <table:table-cell table:number-columns-repeated="17"/>
        </table:table-row>
        <table:table-row table:style-name="ro1">
          <table:table-cell office:value-type="float" office:value="456.4" calcext:value-type="float">
            <text:p>456.4</text:p>
          </table:table-cell>
          <table:table-cell table:number-columns-repeated="17"/>
        </table:table-row>
        <table:table-row table:style-name="ro1">
          <table:table-cell office:value-type="float" office:value="456.6" calcext:value-type="float">
            <text:p>456.6</text:p>
          </table:table-cell>
          <table:table-cell table:number-columns-repeated="17"/>
        </table:table-row>
        <table:table-row table:style-name="ro1">
          <table:table-cell office:value-type="float" office:value="456.8" calcext:value-type="float">
            <text:p>456.8</text:p>
          </table:table-cell>
          <table:table-cell table:number-columns-repeated="17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17"/>
        </table:table-row>
        <table:table-row table:style-name="ro1">
          <table:table-cell office:value-type="float" office:value="457.2" calcext:value-type="float">
            <text:p>457.2</text:p>
          </table:table-cell>
          <table:table-cell table:number-columns-repeated="17"/>
        </table:table-row>
        <table:table-row table:style-name="ro1">
          <table:table-cell office:value-type="float" office:value="457.4" calcext:value-type="float">
            <text:p>457.4</text:p>
          </table:table-cell>
          <table:table-cell table:number-columns-repeated="17"/>
        </table:table-row>
        <table:table-row table:style-name="ro1">
          <table:table-cell office:value-type="float" office:value="457.6" calcext:value-type="float">
            <text:p>457.6</text:p>
          </table:table-cell>
          <table:table-cell table:number-columns-repeated="17"/>
        </table:table-row>
        <table:table-row table:style-name="ro1">
          <table:table-cell office:value-type="float" office:value="457.8" calcext:value-type="float">
            <text:p>457.8</text:p>
          </table:table-cell>
          <table:table-cell table:number-columns-repeated="17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17"/>
        </table:table-row>
        <table:table-row table:style-name="ro1">
          <table:table-cell office:value-type="float" office:value="458.2" calcext:value-type="float">
            <text:p>458.2</text:p>
          </table:table-cell>
          <table:table-cell table:number-columns-repeated="17"/>
        </table:table-row>
        <table:table-row table:style-name="ro1">
          <table:table-cell office:value-type="float" office:value="458.4" calcext:value-type="float">
            <text:p>458.4</text:p>
          </table:table-cell>
          <table:table-cell table:number-columns-repeated="17"/>
        </table:table-row>
        <table:table-row table:style-name="ro1">
          <table:table-cell office:value-type="float" office:value="458.6" calcext:value-type="float">
            <text:p>458.6</text:p>
          </table:table-cell>
          <table:table-cell table:number-columns-repeated="17"/>
        </table:table-row>
        <table:table-row table:style-name="ro1">
          <table:table-cell office:value-type="float" office:value="458.8" calcext:value-type="float">
            <text:p>458.8</text:p>
          </table:table-cell>
          <table:table-cell table:number-columns-repeated="17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17"/>
        </table:table-row>
        <table:table-row table:style-name="ro1">
          <table:table-cell office:value-type="float" office:value="459.2" calcext:value-type="float">
            <text:p>459.2</text:p>
          </table:table-cell>
          <table:table-cell table:number-columns-repeated="17"/>
        </table:table-row>
        <table:table-row table:style-name="ro1">
          <table:table-cell office:value-type="float" office:value="459.4" calcext:value-type="float">
            <text:p>459.4</text:p>
          </table:table-cell>
          <table:table-cell table:number-columns-repeated="17"/>
        </table:table-row>
        <table:table-row table:style-name="ro1">
          <table:table-cell office:value-type="float" office:value="459.6" calcext:value-type="float">
            <text:p>459.6</text:p>
          </table:table-cell>
          <table:table-cell table:number-columns-repeated="17"/>
        </table:table-row>
        <table:table-row table:style-name="ro1">
          <table:table-cell office:value-type="float" office:value="459.8" calcext:value-type="float">
            <text:p>459.8</text:p>
          </table:table-cell>
          <table:table-cell table:number-columns-repeated="17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17"/>
        </table:table-row>
        <table:table-row table:style-name="ro1">
          <table:table-cell office:value-type="float" office:value="460.2" calcext:value-type="float">
            <text:p>460.2</text:p>
          </table:table-cell>
          <table:table-cell table:number-columns-repeated="17"/>
        </table:table-row>
        <table:table-row table:style-name="ro1">
          <table:table-cell office:value-type="float" office:value="460.4" calcext:value-type="float">
            <text:p>460.4</text:p>
          </table:table-cell>
          <table:table-cell table:number-columns-repeated="17"/>
        </table:table-row>
        <table:table-row table:style-name="ro1">
          <table:table-cell office:value-type="float" office:value="460.6" calcext:value-type="float">
            <text:p>460.6</text:p>
          </table:table-cell>
          <table:table-cell table:number-columns-repeated="17"/>
        </table:table-row>
        <table:table-row table:style-name="ro1">
          <table:table-cell office:value-type="float" office:value="460.8" calcext:value-type="float">
            <text:p>460.8</text:p>
          </table:table-cell>
          <table:table-cell table:number-columns-repeated="17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17"/>
        </table:table-row>
        <table:table-row table:style-name="ro1">
          <table:table-cell office:value-type="float" office:value="461.2" calcext:value-type="float">
            <text:p>461.2</text:p>
          </table:table-cell>
          <table:table-cell table:number-columns-repeated="17"/>
        </table:table-row>
        <table:table-row table:style-name="ro1">
          <table:table-cell office:value-type="float" office:value="461.4" calcext:value-type="float">
            <text:p>461.4</text:p>
          </table:table-cell>
          <table:table-cell table:number-columns-repeated="17"/>
        </table:table-row>
        <table:table-row table:style-name="ro1">
          <table:table-cell office:value-type="float" office:value="461.6" calcext:value-type="float">
            <text:p>461.6</text:p>
          </table:table-cell>
          <table:table-cell table:number-columns-repeated="17"/>
        </table:table-row>
        <table:table-row table:style-name="ro1">
          <table:table-cell office:value-type="float" office:value="461.8" calcext:value-type="float">
            <text:p>461.8</text:p>
          </table:table-cell>
          <table:table-cell table:number-columns-repeated="17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17"/>
        </table:table-row>
        <table:table-row table:style-name="ro1">
          <table:table-cell office:value-type="float" office:value="462.2" calcext:value-type="float">
            <text:p>462.2</text:p>
          </table:table-cell>
          <table:table-cell table:number-columns-repeated="17"/>
        </table:table-row>
        <table:table-row table:style-name="ro1">
          <table:table-cell office:value-type="float" office:value="462.4" calcext:value-type="float">
            <text:p>462.4</text:p>
          </table:table-cell>
          <table:table-cell table:number-columns-repeated="17"/>
        </table:table-row>
        <table:table-row table:style-name="ro1">
          <table:table-cell office:value-type="float" office:value="462.6" calcext:value-type="float">
            <text:p>462.6</text:p>
          </table:table-cell>
          <table:table-cell table:number-columns-repeated="17"/>
        </table:table-row>
        <table:table-row table:style-name="ro1">
          <table:table-cell office:value-type="float" office:value="462.8" calcext:value-type="float">
            <text:p>462.8</text:p>
          </table:table-cell>
          <table:table-cell table:number-columns-repeated="17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17"/>
        </table:table-row>
        <table:table-row table:style-name="ro1">
          <table:table-cell office:value-type="float" office:value="463.2" calcext:value-type="float">
            <text:p>463.2</text:p>
          </table:table-cell>
          <table:table-cell table:number-columns-repeated="17"/>
        </table:table-row>
        <table:table-row table:style-name="ro1">
          <table:table-cell office:value-type="float" office:value="463.4" calcext:value-type="float">
            <text:p>463.4</text:p>
          </table:table-cell>
          <table:table-cell table:number-columns-repeated="17"/>
        </table:table-row>
        <table:table-row table:style-name="ro1">
          <table:table-cell office:value-type="float" office:value="463.6" calcext:value-type="float">
            <text:p>463.6</text:p>
          </table:table-cell>
          <table:table-cell table:number-columns-repeated="17"/>
        </table:table-row>
        <table:table-row table:style-name="ro1">
          <table:table-cell office:value-type="float" office:value="463.8" calcext:value-type="float">
            <text:p>463.8</text:p>
          </table:table-cell>
          <table:table-cell table:number-columns-repeated="17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17"/>
        </table:table-row>
        <table:table-row table:style-name="ro1">
          <table:table-cell office:value-type="float" office:value="464.2" calcext:value-type="float">
            <text:p>464.2</text:p>
          </table:table-cell>
          <table:table-cell table:number-columns-repeated="17"/>
        </table:table-row>
        <table:table-row table:style-name="ro1">
          <table:table-cell office:value-type="float" office:value="464.4" calcext:value-type="float">
            <text:p>464.4</text:p>
          </table:table-cell>
          <table:table-cell table:number-columns-repeated="17"/>
        </table:table-row>
        <table:table-row table:style-name="ro1">
          <table:table-cell office:value-type="float" office:value="464.6" calcext:value-type="float">
            <text:p>464.6</text:p>
          </table:table-cell>
          <table:table-cell table:number-columns-repeated="17"/>
        </table:table-row>
        <table:table-row table:style-name="ro1">
          <table:table-cell office:value-type="float" office:value="464.8" calcext:value-type="float">
            <text:p>464.8</text:p>
          </table:table-cell>
          <table:table-cell table:number-columns-repeated="17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17"/>
        </table:table-row>
        <table:table-row table:style-name="ro1">
          <table:table-cell office:value-type="float" office:value="465.2" calcext:value-type="float">
            <text:p>465.2</text:p>
          </table:table-cell>
          <table:table-cell table:number-columns-repeated="17"/>
        </table:table-row>
        <table:table-row table:style-name="ro1">
          <table:table-cell office:value-type="float" office:value="465.4" calcext:value-type="float">
            <text:p>465.4</text:p>
          </table:table-cell>
          <table:table-cell table:number-columns-repeated="17"/>
        </table:table-row>
        <table:table-row table:style-name="ro1">
          <table:table-cell office:value-type="float" office:value="465.6" calcext:value-type="float">
            <text:p>465.6</text:p>
          </table:table-cell>
          <table:table-cell table:number-columns-repeated="17"/>
        </table:table-row>
        <table:table-row table:style-name="ro1">
          <table:table-cell office:value-type="float" office:value="465.8" calcext:value-type="float">
            <text:p>465.8</text:p>
          </table:table-cell>
          <table:table-cell table:number-columns-repeated="17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17"/>
        </table:table-row>
        <table:table-row table:style-name="ro1">
          <table:table-cell office:value-type="float" office:value="466.2" calcext:value-type="float">
            <text:p>466.2</text:p>
          </table:table-cell>
          <table:table-cell table:number-columns-repeated="17"/>
        </table:table-row>
        <table:table-row table:style-name="ro1">
          <table:table-cell office:value-type="float" office:value="466.4" calcext:value-type="float">
            <text:p>466.4</text:p>
          </table:table-cell>
          <table:table-cell table:number-columns-repeated="17"/>
        </table:table-row>
        <table:table-row table:style-name="ro1">
          <table:table-cell office:value-type="float" office:value="466.6" calcext:value-type="float">
            <text:p>466.6</text:p>
          </table:table-cell>
          <table:table-cell table:number-columns-repeated="17"/>
        </table:table-row>
        <table:table-row table:style-name="ro1">
          <table:table-cell office:value-type="float" office:value="466.8" calcext:value-type="float">
            <text:p>466.8</text:p>
          </table:table-cell>
          <table:table-cell table:number-columns-repeated="17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17"/>
        </table:table-row>
        <table:table-row table:style-name="ro1">
          <table:table-cell office:value-type="float" office:value="467.2" calcext:value-type="float">
            <text:p>467.2</text:p>
          </table:table-cell>
          <table:table-cell table:number-columns-repeated="17"/>
        </table:table-row>
        <table:table-row table:style-name="ro1">
          <table:table-cell office:value-type="float" office:value="467.4" calcext:value-type="float">
            <text:p>467.4</text:p>
          </table:table-cell>
          <table:table-cell table:number-columns-repeated="17"/>
        </table:table-row>
        <table:table-row table:style-name="ro1">
          <table:table-cell office:value-type="float" office:value="467.6" calcext:value-type="float">
            <text:p>467.6</text:p>
          </table:table-cell>
          <table:table-cell table:number-columns-repeated="17"/>
        </table:table-row>
        <table:table-row table:style-name="ro1">
          <table:table-cell office:value-type="float" office:value="467.8" calcext:value-type="float">
            <text:p>467.8</text:p>
          </table:table-cell>
          <table:table-cell table:number-columns-repeated="17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17"/>
        </table:table-row>
        <table:table-row table:style-name="ro1">
          <table:table-cell office:value-type="float" office:value="468.2" calcext:value-type="float">
            <text:p>468.2</text:p>
          </table:table-cell>
          <table:table-cell table:number-columns-repeated="17"/>
        </table:table-row>
        <table:table-row table:style-name="ro1">
          <table:table-cell office:value-type="float" office:value="468.4" calcext:value-type="float">
            <text:p>468.4</text:p>
          </table:table-cell>
          <table:table-cell table:number-columns-repeated="17"/>
        </table:table-row>
        <table:table-row table:style-name="ro1">
          <table:table-cell office:value-type="float" office:value="468.6" calcext:value-type="float">
            <text:p>468.6</text:p>
          </table:table-cell>
          <table:table-cell table:number-columns-repeated="17"/>
        </table:table-row>
        <table:table-row table:style-name="ro1">
          <table:table-cell office:value-type="float" office:value="468.8" calcext:value-type="float">
            <text:p>468.8</text:p>
          </table:table-cell>
          <table:table-cell table:number-columns-repeated="17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17"/>
        </table:table-row>
        <table:table-row table:style-name="ro1">
          <table:table-cell office:value-type="float" office:value="469.2" calcext:value-type="float">
            <text:p>469.2</text:p>
          </table:table-cell>
          <table:table-cell table:number-columns-repeated="17"/>
        </table:table-row>
        <table:table-row table:style-name="ro1">
          <table:table-cell office:value-type="float" office:value="469.4" calcext:value-type="float">
            <text:p>469.4</text:p>
          </table:table-cell>
          <table:table-cell table:number-columns-repeated="17"/>
        </table:table-row>
        <table:table-row table:style-name="ro1">
          <table:table-cell office:value-type="float" office:value="469.6" calcext:value-type="float">
            <text:p>469.6</text:p>
          </table:table-cell>
          <table:table-cell table:number-columns-repeated="17"/>
        </table:table-row>
        <table:table-row table:style-name="ro1">
          <table:table-cell office:value-type="float" office:value="469.8" calcext:value-type="float">
            <text:p>469.8</text:p>
          </table:table-cell>
          <table:table-cell table:number-columns-repeated="17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17"/>
        </table:table-row>
        <table:table-row table:style-name="ro1">
          <table:table-cell office:value-type="float" office:value="470.2" calcext:value-type="float">
            <text:p>470.2</text:p>
          </table:table-cell>
          <table:table-cell table:number-columns-repeated="17"/>
        </table:table-row>
        <table:table-row table:style-name="ro1">
          <table:table-cell office:value-type="float" office:value="470.4" calcext:value-type="float">
            <text:p>470.4</text:p>
          </table:table-cell>
          <table:table-cell table:number-columns-repeated="17"/>
        </table:table-row>
        <table:table-row table:style-name="ro1">
          <table:table-cell office:value-type="float" office:value="470.6" calcext:value-type="float">
            <text:p>470.6</text:p>
          </table:table-cell>
          <table:table-cell table:number-columns-repeated="17"/>
        </table:table-row>
        <table:table-row table:style-name="ro1">
          <table:table-cell office:value-type="float" office:value="470.8" calcext:value-type="float">
            <text:p>470.8</text:p>
          </table:table-cell>
          <table:table-cell table:number-columns-repeated="17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17"/>
        </table:table-row>
        <table:table-row table:style-name="ro1">
          <table:table-cell office:value-type="float" office:value="471.2" calcext:value-type="float">
            <text:p>471.2</text:p>
          </table:table-cell>
          <table:table-cell table:number-columns-repeated="17"/>
        </table:table-row>
        <table:table-row table:style-name="ro1">
          <table:table-cell office:value-type="float" office:value="471.4" calcext:value-type="float">
            <text:p>471.4</text:p>
          </table:table-cell>
          <table:table-cell table:number-columns-repeated="17"/>
        </table:table-row>
        <table:table-row table:style-name="ro1">
          <table:table-cell office:value-type="float" office:value="471.6" calcext:value-type="float">
            <text:p>471.6</text:p>
          </table:table-cell>
          <table:table-cell table:number-columns-repeated="17"/>
        </table:table-row>
        <table:table-row table:style-name="ro1">
          <table:table-cell office:value-type="float" office:value="471.8" calcext:value-type="float">
            <text:p>471.8</text:p>
          </table:table-cell>
          <table:table-cell table:number-columns-repeated="17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17"/>
        </table:table-row>
        <table:table-row table:style-name="ro1">
          <table:table-cell office:value-type="float" office:value="472.2" calcext:value-type="float">
            <text:p>472.2</text:p>
          </table:table-cell>
          <table:table-cell table:number-columns-repeated="17"/>
        </table:table-row>
        <table:table-row table:style-name="ro1">
          <table:table-cell office:value-type="float" office:value="472.4" calcext:value-type="float">
            <text:p>472.4</text:p>
          </table:table-cell>
          <table:table-cell table:number-columns-repeated="17"/>
        </table:table-row>
        <table:table-row table:style-name="ro1">
          <table:table-cell office:value-type="float" office:value="472.6" calcext:value-type="float">
            <text:p>472.6</text:p>
          </table:table-cell>
          <table:table-cell table:number-columns-repeated="17"/>
        </table:table-row>
        <table:table-row table:style-name="ro1">
          <table:table-cell office:value-type="float" office:value="472.8" calcext:value-type="float">
            <text:p>472.8</text:p>
          </table:table-cell>
          <table:table-cell table:number-columns-repeated="17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17"/>
        </table:table-row>
        <table:table-row table:style-name="ro1">
          <table:table-cell office:value-type="float" office:value="473.2" calcext:value-type="float">
            <text:p>473.2</text:p>
          </table:table-cell>
          <table:table-cell table:number-columns-repeated="17"/>
        </table:table-row>
        <table:table-row table:style-name="ro1">
          <table:table-cell office:value-type="float" office:value="473.4" calcext:value-type="float">
            <text:p>473.4</text:p>
          </table:table-cell>
          <table:table-cell table:number-columns-repeated="17"/>
        </table:table-row>
        <table:table-row table:style-name="ro1">
          <table:table-cell office:value-type="float" office:value="473.6" calcext:value-type="float">
            <text:p>473.6</text:p>
          </table:table-cell>
          <table:table-cell table:number-columns-repeated="17"/>
        </table:table-row>
        <table:table-row table:style-name="ro1">
          <table:table-cell office:value-type="float" office:value="473.8" calcext:value-type="float">
            <text:p>473.8</text:p>
          </table:table-cell>
          <table:table-cell table:number-columns-repeated="17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17"/>
        </table:table-row>
        <table:table-row table:style-name="ro1">
          <table:table-cell office:value-type="float" office:value="474.2" calcext:value-type="float">
            <text:p>474.2</text:p>
          </table:table-cell>
          <table:table-cell table:number-columns-repeated="17"/>
        </table:table-row>
        <table:table-row table:style-name="ro1">
          <table:table-cell office:value-type="float" office:value="474.4" calcext:value-type="float">
            <text:p>474.4</text:p>
          </table:table-cell>
          <table:table-cell table:number-columns-repeated="17"/>
        </table:table-row>
        <table:table-row table:style-name="ro1">
          <table:table-cell office:value-type="float" office:value="474.6" calcext:value-type="float">
            <text:p>474.6</text:p>
          </table:table-cell>
          <table:table-cell table:number-columns-repeated="17"/>
        </table:table-row>
        <table:table-row table:style-name="ro1">
          <table:table-cell office:value-type="float" office:value="474.8" calcext:value-type="float">
            <text:p>474.8</text:p>
          </table:table-cell>
          <table:table-cell table:number-columns-repeated="17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17"/>
        </table:table-row>
        <table:table-row table:style-name="ro1">
          <table:table-cell office:value-type="float" office:value="475.2" calcext:value-type="float">
            <text:p>475.2</text:p>
          </table:table-cell>
          <table:table-cell table:number-columns-repeated="17"/>
        </table:table-row>
        <table:table-row table:style-name="ro1">
          <table:table-cell office:value-type="float" office:value="475.4" calcext:value-type="float">
            <text:p>475.4</text:p>
          </table:table-cell>
          <table:table-cell table:number-columns-repeated="17"/>
        </table:table-row>
        <table:table-row table:style-name="ro1">
          <table:table-cell office:value-type="float" office:value="475.6" calcext:value-type="float">
            <text:p>475.6</text:p>
          </table:table-cell>
          <table:table-cell table:number-columns-repeated="17"/>
        </table:table-row>
        <table:table-row table:style-name="ro1">
          <table:table-cell office:value-type="float" office:value="475.8" calcext:value-type="float">
            <text:p>475.8</text:p>
          </table:table-cell>
          <table:table-cell table:number-columns-repeated="17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17"/>
        </table:table-row>
        <table:table-row table:style-name="ro1">
          <table:table-cell office:value-type="float" office:value="476.2" calcext:value-type="float">
            <text:p>476.2</text:p>
          </table:table-cell>
          <table:table-cell table:number-columns-repeated="17"/>
        </table:table-row>
        <table:table-row table:style-name="ro1">
          <table:table-cell office:value-type="float" office:value="476.4" calcext:value-type="float">
            <text:p>476.4</text:p>
          </table:table-cell>
          <table:table-cell table:number-columns-repeated="17"/>
        </table:table-row>
        <table:table-row table:style-name="ro1">
          <table:table-cell office:value-type="float" office:value="476.6" calcext:value-type="float">
            <text:p>476.6</text:p>
          </table:table-cell>
          <table:table-cell table:number-columns-repeated="17"/>
        </table:table-row>
        <table:table-row table:style-name="ro1">
          <table:table-cell office:value-type="float" office:value="476.8" calcext:value-type="float">
            <text:p>476.8</text:p>
          </table:table-cell>
          <table:table-cell table:number-columns-repeated="17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17"/>
        </table:table-row>
        <table:table-row table:style-name="ro1">
          <table:table-cell office:value-type="float" office:value="477.2" calcext:value-type="float">
            <text:p>477.2</text:p>
          </table:table-cell>
          <table:table-cell table:number-columns-repeated="17"/>
        </table:table-row>
        <table:table-row table:style-name="ro1">
          <table:table-cell office:value-type="float" office:value="477.4" calcext:value-type="float">
            <text:p>477.4</text:p>
          </table:table-cell>
          <table:table-cell table:number-columns-repeated="17"/>
        </table:table-row>
        <table:table-row table:style-name="ro1">
          <table:table-cell office:value-type="float" office:value="477.6" calcext:value-type="float">
            <text:p>477.6</text:p>
          </table:table-cell>
          <table:table-cell table:number-columns-repeated="17"/>
        </table:table-row>
        <table:table-row table:style-name="ro1">
          <table:table-cell office:value-type="float" office:value="477.8" calcext:value-type="float">
            <text:p>477.8</text:p>
          </table:table-cell>
          <table:table-cell table:number-columns-repeated="17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17"/>
        </table:table-row>
        <table:table-row table:style-name="ro1">
          <table:table-cell office:value-type="float" office:value="478.2" calcext:value-type="float">
            <text:p>478.2</text:p>
          </table:table-cell>
          <table:table-cell table:number-columns-repeated="17"/>
        </table:table-row>
        <table:table-row table:style-name="ro1">
          <table:table-cell office:value-type="float" office:value="478.4" calcext:value-type="float">
            <text:p>478.4</text:p>
          </table:table-cell>
          <table:table-cell table:number-columns-repeated="17"/>
        </table:table-row>
        <table:table-row table:style-name="ro1">
          <table:table-cell office:value-type="float" office:value="478.6" calcext:value-type="float">
            <text:p>478.6</text:p>
          </table:table-cell>
          <table:table-cell table:number-columns-repeated="17"/>
        </table:table-row>
        <table:table-row table:style-name="ro1">
          <table:table-cell office:value-type="float" office:value="478.8" calcext:value-type="float">
            <text:p>478.8</text:p>
          </table:table-cell>
          <table:table-cell table:number-columns-repeated="17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17"/>
        </table:table-row>
        <table:table-row table:style-name="ro1">
          <table:table-cell office:value-type="float" office:value="479.2" calcext:value-type="float">
            <text:p>479.2</text:p>
          </table:table-cell>
          <table:table-cell table:number-columns-repeated="17"/>
        </table:table-row>
        <table:table-row table:style-name="ro1">
          <table:table-cell office:value-type="float" office:value="479.4" calcext:value-type="float">
            <text:p>479.4</text:p>
          </table:table-cell>
          <table:table-cell table:number-columns-repeated="17"/>
        </table:table-row>
        <table:table-row table:style-name="ro1">
          <table:table-cell office:value-type="float" office:value="479.6" calcext:value-type="float">
            <text:p>479.6</text:p>
          </table:table-cell>
          <table:table-cell table:number-columns-repeated="17"/>
        </table:table-row>
        <table:table-row table:style-name="ro1">
          <table:table-cell office:value-type="float" office:value="479.8" calcext:value-type="float">
            <text:p>479.8</text:p>
          </table:table-cell>
          <table:table-cell table:number-columns-repeated="17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17"/>
        </table:table-row>
        <table:table-row table:style-name="ro1">
          <table:table-cell office:value-type="float" office:value="480.2" calcext:value-type="float">
            <text:p>480.2</text:p>
          </table:table-cell>
          <table:table-cell table:number-columns-repeated="17"/>
        </table:table-row>
        <table:table-row table:style-name="ro1">
          <table:table-cell office:value-type="float" office:value="480.4" calcext:value-type="float">
            <text:p>480.4</text:p>
          </table:table-cell>
          <table:table-cell table:number-columns-repeated="17"/>
        </table:table-row>
        <table:table-row table:style-name="ro1">
          <table:table-cell office:value-type="float" office:value="480.6" calcext:value-type="float">
            <text:p>480.6</text:p>
          </table:table-cell>
          <table:table-cell table:number-columns-repeated="17"/>
        </table:table-row>
        <table:table-row table:style-name="ro1">
          <table:table-cell office:value-type="float" office:value="480.8" calcext:value-type="float">
            <text:p>480.8</text:p>
          </table:table-cell>
          <table:table-cell table:number-columns-repeated="17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17"/>
        </table:table-row>
        <table:table-row table:style-name="ro1">
          <table:table-cell office:value-type="float" office:value="481.2" calcext:value-type="float">
            <text:p>481.2</text:p>
          </table:table-cell>
          <table:table-cell table:number-columns-repeated="17"/>
        </table:table-row>
        <table:table-row table:style-name="ro1">
          <table:table-cell office:value-type="float" office:value="481.4" calcext:value-type="float">
            <text:p>481.4</text:p>
          </table:table-cell>
          <table:table-cell table:number-columns-repeated="17"/>
        </table:table-row>
        <table:table-row table:style-name="ro1">
          <table:table-cell office:value-type="float" office:value="481.6" calcext:value-type="float">
            <text:p>481.6</text:p>
          </table:table-cell>
          <table:table-cell table:number-columns-repeated="17"/>
        </table:table-row>
        <table:table-row table:style-name="ro1">
          <table:table-cell office:value-type="float" office:value="481.8" calcext:value-type="float">
            <text:p>481.8</text:p>
          </table:table-cell>
          <table:table-cell table:number-columns-repeated="17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17"/>
        </table:table-row>
        <table:table-row table:style-name="ro1">
          <table:table-cell office:value-type="float" office:value="482.2" calcext:value-type="float">
            <text:p>482.2</text:p>
          </table:table-cell>
          <table:table-cell table:number-columns-repeated="17"/>
        </table:table-row>
        <table:table-row table:style-name="ro1">
          <table:table-cell office:value-type="float" office:value="482.4" calcext:value-type="float">
            <text:p>482.4</text:p>
          </table:table-cell>
          <table:table-cell table:number-columns-repeated="17"/>
        </table:table-row>
        <table:table-row table:style-name="ro1">
          <table:table-cell office:value-type="float" office:value="482.6" calcext:value-type="float">
            <text:p>482.6</text:p>
          </table:table-cell>
          <table:table-cell table:number-columns-repeated="17"/>
        </table:table-row>
        <table:table-row table:style-name="ro1">
          <table:table-cell office:value-type="float" office:value="482.8" calcext:value-type="float">
            <text:p>482.8</text:p>
          </table:table-cell>
          <table:table-cell table:number-columns-repeated="17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17"/>
        </table:table-row>
        <table:table-row table:style-name="ro1">
          <table:table-cell office:value-type="float" office:value="483.2" calcext:value-type="float">
            <text:p>483.2</text:p>
          </table:table-cell>
          <table:table-cell table:number-columns-repeated="17"/>
        </table:table-row>
        <table:table-row table:style-name="ro1">
          <table:table-cell office:value-type="float" office:value="483.4" calcext:value-type="float">
            <text:p>483.4</text:p>
          </table:table-cell>
          <table:table-cell table:number-columns-repeated="17"/>
        </table:table-row>
        <table:table-row table:style-name="ro1">
          <table:table-cell office:value-type="float" office:value="483.6" calcext:value-type="float">
            <text:p>483.6</text:p>
          </table:table-cell>
          <table:table-cell table:number-columns-repeated="17"/>
        </table:table-row>
        <table:table-row table:style-name="ro1">
          <table:table-cell office:value-type="float" office:value="483.8" calcext:value-type="float">
            <text:p>483.8</text:p>
          </table:table-cell>
          <table:table-cell table:number-columns-repeated="17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17"/>
        </table:table-row>
        <table:table-row table:style-name="ro1">
          <table:table-cell office:value-type="float" office:value="484.2" calcext:value-type="float">
            <text:p>484.2</text:p>
          </table:table-cell>
          <table:table-cell table:number-columns-repeated="17"/>
        </table:table-row>
        <table:table-row table:style-name="ro1">
          <table:table-cell office:value-type="float" office:value="484.4" calcext:value-type="float">
            <text:p>484.4</text:p>
          </table:table-cell>
          <table:table-cell table:number-columns-repeated="17"/>
        </table:table-row>
        <table:table-row table:style-name="ro1">
          <table:table-cell office:value-type="float" office:value="484.6" calcext:value-type="float">
            <text:p>484.6</text:p>
          </table:table-cell>
          <table:table-cell table:number-columns-repeated="17"/>
        </table:table-row>
        <table:table-row table:style-name="ro1">
          <table:table-cell office:value-type="float" office:value="484.8" calcext:value-type="float">
            <text:p>484.8</text:p>
          </table:table-cell>
          <table:table-cell table:number-columns-repeated="17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17"/>
        </table:table-row>
        <table:table-row table:style-name="ro1">
          <table:table-cell office:value-type="float" office:value="485.2" calcext:value-type="float">
            <text:p>485.2</text:p>
          </table:table-cell>
          <table:table-cell table:number-columns-repeated="17"/>
        </table:table-row>
        <table:table-row table:style-name="ro1">
          <table:table-cell office:value-type="float" office:value="485.4" calcext:value-type="float">
            <text:p>485.4</text:p>
          </table:table-cell>
          <table:table-cell table:number-columns-repeated="17"/>
        </table:table-row>
        <table:table-row table:style-name="ro1">
          <table:table-cell office:value-type="float" office:value="485.6" calcext:value-type="float">
            <text:p>485.6</text:p>
          </table:table-cell>
          <table:table-cell table:number-columns-repeated="17"/>
        </table:table-row>
        <table:table-row table:style-name="ro1">
          <table:table-cell office:value-type="float" office:value="485.8" calcext:value-type="float">
            <text:p>485.8</text:p>
          </table:table-cell>
          <table:table-cell table:number-columns-repeated="17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17"/>
        </table:table-row>
        <table:table-row table:style-name="ro1">
          <table:table-cell office:value-type="float" office:value="486.2" calcext:value-type="float">
            <text:p>486.2</text:p>
          </table:table-cell>
          <table:table-cell table:number-columns-repeated="17"/>
        </table:table-row>
        <table:table-row table:style-name="ro1">
          <table:table-cell office:value-type="float" office:value="486.4" calcext:value-type="float">
            <text:p>486.4</text:p>
          </table:table-cell>
          <table:table-cell table:number-columns-repeated="17"/>
        </table:table-row>
        <table:table-row table:style-name="ro1">
          <table:table-cell office:value-type="float" office:value="486.6" calcext:value-type="float">
            <text:p>486.6</text:p>
          </table:table-cell>
          <table:table-cell table:number-columns-repeated="17"/>
        </table:table-row>
        <table:table-row table:style-name="ro1">
          <table:table-cell office:value-type="float" office:value="486.8" calcext:value-type="float">
            <text:p>486.8</text:p>
          </table:table-cell>
          <table:table-cell table:number-columns-repeated="17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17"/>
        </table:table-row>
        <table:table-row table:style-name="ro1">
          <table:table-cell office:value-type="float" office:value="487.2" calcext:value-type="float">
            <text:p>487.2</text:p>
          </table:table-cell>
          <table:table-cell table:number-columns-repeated="17"/>
        </table:table-row>
        <table:table-row table:style-name="ro1">
          <table:table-cell office:value-type="float" office:value="487.4" calcext:value-type="float">
            <text:p>487.4</text:p>
          </table:table-cell>
          <table:table-cell table:number-columns-repeated="17"/>
        </table:table-row>
        <table:table-row table:style-name="ro1">
          <table:table-cell office:value-type="float" office:value="487.6" calcext:value-type="float">
            <text:p>487.6</text:p>
          </table:table-cell>
          <table:table-cell table:number-columns-repeated="17"/>
        </table:table-row>
        <table:table-row table:style-name="ro1">
          <table:table-cell office:value-type="float" office:value="487.8" calcext:value-type="float">
            <text:p>487.8</text:p>
          </table:table-cell>
          <table:table-cell table:number-columns-repeated="17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17"/>
        </table:table-row>
        <table:table-row table:style-name="ro1">
          <table:table-cell office:value-type="float" office:value="488.2" calcext:value-type="float">
            <text:p>488.2</text:p>
          </table:table-cell>
          <table:table-cell table:number-columns-repeated="17"/>
        </table:table-row>
        <table:table-row table:style-name="ro1">
          <table:table-cell office:value-type="float" office:value="488.4" calcext:value-type="float">
            <text:p>488.4</text:p>
          </table:table-cell>
          <table:table-cell table:number-columns-repeated="17"/>
        </table:table-row>
        <table:table-row table:style-name="ro1">
          <table:table-cell office:value-type="float" office:value="488.6" calcext:value-type="float">
            <text:p>488.6</text:p>
          </table:table-cell>
          <table:table-cell table:number-columns-repeated="17"/>
        </table:table-row>
        <table:table-row table:style-name="ro1">
          <table:table-cell office:value-type="float" office:value="488.8" calcext:value-type="float">
            <text:p>488.8</text:p>
          </table:table-cell>
          <table:table-cell table:number-columns-repeated="17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17"/>
        </table:table-row>
        <table:table-row table:style-name="ro1">
          <table:table-cell office:value-type="float" office:value="489.2" calcext:value-type="float">
            <text:p>489.2</text:p>
          </table:table-cell>
          <table:table-cell table:number-columns-repeated="17"/>
        </table:table-row>
        <table:table-row table:style-name="ro1">
          <table:table-cell office:value-type="float" office:value="489.4" calcext:value-type="float">
            <text:p>489.4</text:p>
          </table:table-cell>
          <table:table-cell table:number-columns-repeated="17"/>
        </table:table-row>
        <table:table-row table:style-name="ro1">
          <table:table-cell office:value-type="float" office:value="489.6" calcext:value-type="float">
            <text:p>489.6</text:p>
          </table:table-cell>
          <table:table-cell table:number-columns-repeated="17"/>
        </table:table-row>
        <table:table-row table:style-name="ro1">
          <table:table-cell office:value-type="float" office:value="489.8" calcext:value-type="float">
            <text:p>489.8</text:p>
          </table:table-cell>
          <table:table-cell table:number-columns-repeated="17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17"/>
        </table:table-row>
        <table:table-row table:style-name="ro1">
          <table:table-cell office:value-type="float" office:value="490.2" calcext:value-type="float">
            <text:p>490.2</text:p>
          </table:table-cell>
          <table:table-cell table:number-columns-repeated="17"/>
        </table:table-row>
        <table:table-row table:style-name="ro1">
          <table:table-cell office:value-type="float" office:value="490.4" calcext:value-type="float">
            <text:p>490.4</text:p>
          </table:table-cell>
          <table:table-cell table:number-columns-repeated="17"/>
        </table:table-row>
        <table:table-row table:style-name="ro1">
          <table:table-cell office:value-type="float" office:value="490.6" calcext:value-type="float">
            <text:p>490.6</text:p>
          </table:table-cell>
          <table:table-cell table:number-columns-repeated="17"/>
        </table:table-row>
        <table:table-row table:style-name="ro1">
          <table:table-cell office:value-type="float" office:value="490.8" calcext:value-type="float">
            <text:p>490.8</text:p>
          </table:table-cell>
          <table:table-cell table:number-columns-repeated="17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17"/>
        </table:table-row>
        <table:table-row table:style-name="ro1">
          <table:table-cell office:value-type="float" office:value="491.2" calcext:value-type="float">
            <text:p>491.2</text:p>
          </table:table-cell>
          <table:table-cell table:number-columns-repeated="17"/>
        </table:table-row>
        <table:table-row table:style-name="ro1">
          <table:table-cell office:value-type="float" office:value="491.4" calcext:value-type="float">
            <text:p>491.4</text:p>
          </table:table-cell>
          <table:table-cell table:number-columns-repeated="17"/>
        </table:table-row>
        <table:table-row table:style-name="ro1">
          <table:table-cell office:value-type="float" office:value="491.6" calcext:value-type="float">
            <text:p>491.6</text:p>
          </table:table-cell>
          <table:table-cell table:number-columns-repeated="17"/>
        </table:table-row>
        <table:table-row table:style-name="ro1">
          <table:table-cell office:value-type="float" office:value="491.8" calcext:value-type="float">
            <text:p>491.8</text:p>
          </table:table-cell>
          <table:table-cell table:number-columns-repeated="17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17"/>
        </table:table-row>
        <table:table-row table:style-name="ro1">
          <table:table-cell office:value-type="float" office:value="492.2" calcext:value-type="float">
            <text:p>492.2</text:p>
          </table:table-cell>
          <table:table-cell table:number-columns-repeated="17"/>
        </table:table-row>
        <table:table-row table:style-name="ro1">
          <table:table-cell office:value-type="float" office:value="492.4" calcext:value-type="float">
            <text:p>492.4</text:p>
          </table:table-cell>
          <table:table-cell table:number-columns-repeated="17"/>
        </table:table-row>
        <table:table-row table:style-name="ro1">
          <table:table-cell office:value-type="float" office:value="492.6" calcext:value-type="float">
            <text:p>492.6</text:p>
          </table:table-cell>
          <table:table-cell table:number-columns-repeated="17"/>
        </table:table-row>
        <table:table-row table:style-name="ro1">
          <table:table-cell office:value-type="float" office:value="492.8" calcext:value-type="float">
            <text:p>492.8</text:p>
          </table:table-cell>
          <table:table-cell table:number-columns-repeated="17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17"/>
        </table:table-row>
        <table:table-row table:style-name="ro1">
          <table:table-cell office:value-type="float" office:value="493.2" calcext:value-type="float">
            <text:p>493.2</text:p>
          </table:table-cell>
          <table:table-cell table:number-columns-repeated="17"/>
        </table:table-row>
        <table:table-row table:style-name="ro1">
          <table:table-cell office:value-type="float" office:value="493.4" calcext:value-type="float">
            <text:p>493.4</text:p>
          </table:table-cell>
          <table:table-cell table:number-columns-repeated="17"/>
        </table:table-row>
        <table:table-row table:style-name="ro1">
          <table:table-cell office:value-type="float" office:value="493.6" calcext:value-type="float">
            <text:p>493.6</text:p>
          </table:table-cell>
          <table:table-cell table:number-columns-repeated="17"/>
        </table:table-row>
        <table:table-row table:style-name="ro1">
          <table:table-cell office:value-type="float" office:value="493.8" calcext:value-type="float">
            <text:p>493.8</text:p>
          </table:table-cell>
          <table:table-cell table:number-columns-repeated="17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17"/>
        </table:table-row>
        <table:table-row table:style-name="ro1">
          <table:table-cell office:value-type="float" office:value="494.2" calcext:value-type="float">
            <text:p>494.2</text:p>
          </table:table-cell>
          <table:table-cell table:number-columns-repeated="17"/>
        </table:table-row>
        <table:table-row table:style-name="ro1">
          <table:table-cell office:value-type="float" office:value="494.4" calcext:value-type="float">
            <text:p>494.4</text:p>
          </table:table-cell>
          <table:table-cell table:number-columns-repeated="17"/>
        </table:table-row>
        <table:table-row table:style-name="ro1">
          <table:table-cell office:value-type="float" office:value="494.6" calcext:value-type="float">
            <text:p>494.6</text:p>
          </table:table-cell>
          <table:table-cell table:number-columns-repeated="17"/>
        </table:table-row>
        <table:table-row table:style-name="ro1">
          <table:table-cell office:value-type="float" office:value="494.8" calcext:value-type="float">
            <text:p>494.8</text:p>
          </table:table-cell>
          <table:table-cell table:number-columns-repeated="17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17"/>
        </table:table-row>
        <table:table-row table:style-name="ro1">
          <table:table-cell office:value-type="float" office:value="495.2" calcext:value-type="float">
            <text:p>495.2</text:p>
          </table:table-cell>
          <table:table-cell table:number-columns-repeated="17"/>
        </table:table-row>
        <table:table-row table:style-name="ro1">
          <table:table-cell office:value-type="float" office:value="495.4" calcext:value-type="float">
            <text:p>495.4</text:p>
          </table:table-cell>
          <table:table-cell table:number-columns-repeated="17"/>
        </table:table-row>
        <table:table-row table:style-name="ro1">
          <table:table-cell office:value-type="float" office:value="495.6" calcext:value-type="float">
            <text:p>495.6</text:p>
          </table:table-cell>
          <table:table-cell table:number-columns-repeated="17"/>
        </table:table-row>
        <table:table-row table:style-name="ro1">
          <table:table-cell office:value-type="float" office:value="495.8" calcext:value-type="float">
            <text:p>495.8</text:p>
          </table:table-cell>
          <table:table-cell table:number-columns-repeated="17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17"/>
        </table:table-row>
        <table:table-row table:style-name="ro1">
          <table:table-cell office:value-type="float" office:value="496.2" calcext:value-type="float">
            <text:p>496.2</text:p>
          </table:table-cell>
          <table:table-cell table:number-columns-repeated="17"/>
        </table:table-row>
        <table:table-row table:style-name="ro1">
          <table:table-cell office:value-type="float" office:value="496.4" calcext:value-type="float">
            <text:p>496.4</text:p>
          </table:table-cell>
          <table:table-cell table:number-columns-repeated="17"/>
        </table:table-row>
        <table:table-row table:style-name="ro1">
          <table:table-cell office:value-type="float" office:value="496.6" calcext:value-type="float">
            <text:p>496.6</text:p>
          </table:table-cell>
          <table:table-cell table:number-columns-repeated="17"/>
        </table:table-row>
        <table:table-row table:style-name="ro1">
          <table:table-cell office:value-type="float" office:value="496.8" calcext:value-type="float">
            <text:p>496.8</text:p>
          </table:table-cell>
          <table:table-cell table:number-columns-repeated="17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17"/>
        </table:table-row>
        <table:table-row table:style-name="ro1">
          <table:table-cell office:value-type="float" office:value="497.2" calcext:value-type="float">
            <text:p>497.2</text:p>
          </table:table-cell>
          <table:table-cell table:number-columns-repeated="17"/>
        </table:table-row>
        <table:table-row table:style-name="ro1">
          <table:table-cell office:value-type="float" office:value="497.4" calcext:value-type="float">
            <text:p>497.4</text:p>
          </table:table-cell>
          <table:table-cell table:number-columns-repeated="17"/>
        </table:table-row>
        <table:table-row table:style-name="ro1">
          <table:table-cell office:value-type="float" office:value="497.6" calcext:value-type="float">
            <text:p>497.6</text:p>
          </table:table-cell>
          <table:table-cell table:number-columns-repeated="17"/>
        </table:table-row>
        <table:table-row table:style-name="ro1">
          <table:table-cell office:value-type="float" office:value="497.8" calcext:value-type="float">
            <text:p>497.8</text:p>
          </table:table-cell>
          <table:table-cell table:number-columns-repeated="17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17"/>
        </table:table-row>
        <table:table-row table:style-name="ro1">
          <table:table-cell office:value-type="float" office:value="498.2" calcext:value-type="float">
            <text:p>498.2</text:p>
          </table:table-cell>
          <table:table-cell table:number-columns-repeated="17"/>
        </table:table-row>
        <table:table-row table:style-name="ro1">
          <table:table-cell office:value-type="float" office:value="498.4" calcext:value-type="float">
            <text:p>498.4</text:p>
          </table:table-cell>
          <table:table-cell table:number-columns-repeated="17"/>
        </table:table-row>
        <table:table-row table:style-name="ro1">
          <table:table-cell office:value-type="float" office:value="498.6" calcext:value-type="float">
            <text:p>498.6</text:p>
          </table:table-cell>
          <table:table-cell table:number-columns-repeated="17"/>
        </table:table-row>
        <table:table-row table:style-name="ro1">
          <table:table-cell office:value-type="float" office:value="498.8" calcext:value-type="float">
            <text:p>498.8</text:p>
          </table:table-cell>
          <table:table-cell table:number-columns-repeated="17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17"/>
        </table:table-row>
        <table:table-row table:style-name="ro1">
          <table:table-cell office:value-type="float" office:value="499.2" calcext:value-type="float">
            <text:p>499.2</text:p>
          </table:table-cell>
          <table:table-cell table:number-columns-repeated="17"/>
        </table:table-row>
        <table:table-row table:style-name="ro1">
          <table:table-cell office:value-type="float" office:value="499.4" calcext:value-type="float">
            <text:p>499.4</text:p>
          </table:table-cell>
          <table:table-cell table:number-columns-repeated="17"/>
        </table:table-row>
        <table:table-row table:style-name="ro1">
          <table:table-cell office:value-type="float" office:value="499.6" calcext:value-type="float">
            <text:p>499.6</text:p>
          </table:table-cell>
          <table:table-cell table:number-columns-repeated="17"/>
        </table:table-row>
        <table:table-row table:style-name="ro1">
          <table:table-cell office:value-type="float" office:value="499.8" calcext:value-type="float">
            <text:p>499.8</text:p>
          </table:table-cell>
          <table:table-cell table:number-columns-repeated="17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17"/>
        </table:table-row>
        <table:table-row table:style-name="ro1">
          <table:table-cell office:value-type="float" office:value="500.2" calcext:value-type="float">
            <text:p>500.2</text:p>
          </table:table-cell>
          <table:table-cell table:number-columns-repeated="17"/>
        </table:table-row>
        <table:table-row table:style-name="ro1">
          <table:table-cell office:value-type="float" office:value="500.4" calcext:value-type="float">
            <text:p>500.4</text:p>
          </table:table-cell>
          <table:table-cell table:number-columns-repeated="17"/>
        </table:table-row>
        <table:table-row table:style-name="ro1">
          <table:table-cell office:value-type="float" office:value="500.6" calcext:value-type="float">
            <text:p>500.6</text:p>
          </table:table-cell>
          <table:table-cell table:number-columns-repeated="17"/>
        </table:table-row>
        <table:table-row table:style-name="ro1">
          <table:table-cell office:value-type="float" office:value="500.8" calcext:value-type="float">
            <text:p>500.8</text:p>
          </table:table-cell>
          <table:table-cell table:number-columns-repeated="17"/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17"/>
        </table:table-row>
        <table:table-row table:style-name="ro1">
          <table:table-cell office:value-type="float" office:value="501.2" calcext:value-type="float">
            <text:p>501.2</text:p>
          </table:table-cell>
          <table:table-cell table:number-columns-repeated="17"/>
        </table:table-row>
        <table:table-row table:style-name="ro1">
          <table:table-cell office:value-type="float" office:value="501.4" calcext:value-type="float">
            <text:p>501.4</text:p>
          </table:table-cell>
          <table:table-cell table:number-columns-repeated="17"/>
        </table:table-row>
        <table:table-row table:style-name="ro1">
          <table:table-cell office:value-type="float" office:value="501.6" calcext:value-type="float">
            <text:p>501.6</text:p>
          </table:table-cell>
          <table:table-cell table:number-columns-repeated="17"/>
        </table:table-row>
        <table:table-row table:style-name="ro1">
          <table:table-cell office:value-type="float" office:value="501.8" calcext:value-type="float">
            <text:p>501.8</text:p>
          </table:table-cell>
          <table:table-cell table:number-columns-repeated="17"/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17"/>
        </table:table-row>
        <table:table-row table:style-name="ro1">
          <table:table-cell office:value-type="float" office:value="502.2" calcext:value-type="float">
            <text:p>502.2</text:p>
          </table:table-cell>
          <table:table-cell table:number-columns-repeated="17"/>
        </table:table-row>
        <table:table-row table:style-name="ro1">
          <table:table-cell office:value-type="float" office:value="502.4" calcext:value-type="float">
            <text:p>502.4</text:p>
          </table:table-cell>
          <table:table-cell table:number-columns-repeated="17"/>
        </table:table-row>
        <table:table-row table:style-name="ro1">
          <table:table-cell office:value-type="float" office:value="502.6" calcext:value-type="float">
            <text:p>502.6</text:p>
          </table:table-cell>
          <table:table-cell table:number-columns-repeated="17"/>
        </table:table-row>
        <table:table-row table:style-name="ro1">
          <table:table-cell office:value-type="float" office:value="502.8" calcext:value-type="float">
            <text:p>502.8</text:p>
          </table:table-cell>
          <table:table-cell table:number-columns-repeated="17"/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17"/>
        </table:table-row>
        <table:table-row table:style-name="ro1">
          <table:table-cell office:value-type="float" office:value="503.2" calcext:value-type="float">
            <text:p>503.2</text:p>
          </table:table-cell>
          <table:table-cell table:number-columns-repeated="17"/>
        </table:table-row>
        <table:table-row table:style-name="ro1">
          <table:table-cell office:value-type="float" office:value="503.4" calcext:value-type="float">
            <text:p>503.4</text:p>
          </table:table-cell>
          <table:table-cell table:number-columns-repeated="17"/>
        </table:table-row>
        <table:table-row table:style-name="ro1">
          <table:table-cell office:value-type="float" office:value="503.6" calcext:value-type="float">
            <text:p>503.6</text:p>
          </table:table-cell>
          <table:table-cell table:number-columns-repeated="17"/>
        </table:table-row>
        <table:table-row table:style-name="ro1">
          <table:table-cell office:value-type="float" office:value="503.8" calcext:value-type="float">
            <text:p>503.8</text:p>
          </table:table-cell>
          <table:table-cell table:number-columns-repeated="17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17"/>
        </table:table-row>
        <table:table-row table:style-name="ro1">
          <table:table-cell office:value-type="float" office:value="504.2" calcext:value-type="float">
            <text:p>504.2</text:p>
          </table:table-cell>
          <table:table-cell table:number-columns-repeated="17"/>
        </table:table-row>
        <table:table-row table:style-name="ro1">
          <table:table-cell office:value-type="float" office:value="504.4" calcext:value-type="float">
            <text:p>504.4</text:p>
          </table:table-cell>
          <table:table-cell table:number-columns-repeated="17"/>
        </table:table-row>
        <table:table-row table:style-name="ro1">
          <table:table-cell office:value-type="float" office:value="504.6" calcext:value-type="float">
            <text:p>504.6</text:p>
          </table:table-cell>
          <table:table-cell table:number-columns-repeated="17"/>
        </table:table-row>
        <table:table-row table:style-name="ro1">
          <table:table-cell office:value-type="float" office:value="504.8" calcext:value-type="float">
            <text:p>504.8</text:p>
          </table:table-cell>
          <table:table-cell table:number-columns-repeated="17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17"/>
        </table:table-row>
        <table:table-row table:style-name="ro1">
          <table:table-cell office:value-type="float" office:value="505.2" calcext:value-type="float">
            <text:p>505.2</text:p>
          </table:table-cell>
          <table:table-cell table:number-columns-repeated="17"/>
        </table:table-row>
        <table:table-row table:style-name="ro1">
          <table:table-cell office:value-type="float" office:value="505.4" calcext:value-type="float">
            <text:p>505.4</text:p>
          </table:table-cell>
          <table:table-cell table:number-columns-repeated="17"/>
        </table:table-row>
        <table:table-row table:style-name="ro1">
          <table:table-cell office:value-type="float" office:value="505.6" calcext:value-type="float">
            <text:p>505.6</text:p>
          </table:table-cell>
          <table:table-cell table:number-columns-repeated="17"/>
        </table:table-row>
        <table:table-row table:style-name="ro1">
          <table:table-cell office:value-type="float" office:value="505.8" calcext:value-type="float">
            <text:p>505.8</text:p>
          </table:table-cell>
          <table:table-cell table:number-columns-repeated="17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17"/>
        </table:table-row>
        <table:table-row table:style-name="ro1">
          <table:table-cell office:value-type="float" office:value="506.2" calcext:value-type="float">
            <text:p>506.2</text:p>
          </table:table-cell>
          <table:table-cell table:number-columns-repeated="17"/>
        </table:table-row>
        <table:table-row table:style-name="ro1">
          <table:table-cell office:value-type="float" office:value="506.4" calcext:value-type="float">
            <text:p>506.4</text:p>
          </table:table-cell>
          <table:table-cell table:number-columns-repeated="17"/>
        </table:table-row>
        <table:table-row table:style-name="ro1">
          <table:table-cell office:value-type="float" office:value="506.6" calcext:value-type="float">
            <text:p>506.6</text:p>
          </table:table-cell>
          <table:table-cell table:number-columns-repeated="17"/>
        </table:table-row>
        <table:table-row table:style-name="ro1">
          <table:table-cell office:value-type="float" office:value="506.8" calcext:value-type="float">
            <text:p>506.8</text:p>
          </table:table-cell>
          <table:table-cell table:number-columns-repeated="17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17"/>
        </table:table-row>
        <table:table-row table:style-name="ro1">
          <table:table-cell office:value-type="float" office:value="507.2" calcext:value-type="float">
            <text:p>507.2</text:p>
          </table:table-cell>
          <table:table-cell table:number-columns-repeated="17"/>
        </table:table-row>
        <table:table-row table:style-name="ro1">
          <table:table-cell office:value-type="float" office:value="507.4" calcext:value-type="float">
            <text:p>507.4</text:p>
          </table:table-cell>
          <table:table-cell table:number-columns-repeated="17"/>
        </table:table-row>
        <table:table-row table:style-name="ro1">
          <table:table-cell office:value-type="float" office:value="507.6" calcext:value-type="float">
            <text:p>507.6</text:p>
          </table:table-cell>
          <table:table-cell table:number-columns-repeated="17"/>
        </table:table-row>
        <table:table-row table:style-name="ro1">
          <table:table-cell office:value-type="float" office:value="507.8" calcext:value-type="float">
            <text:p>507.8</text:p>
          </table:table-cell>
          <table:table-cell table:number-columns-repeated="17"/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17"/>
        </table:table-row>
        <table:table-row table:style-name="ro1">
          <table:table-cell office:value-type="float" office:value="508.2" calcext:value-type="float">
            <text:p>508.2</text:p>
          </table:table-cell>
          <table:table-cell table:number-columns-repeated="17"/>
        </table:table-row>
        <table:table-row table:style-name="ro1">
          <table:table-cell office:value-type="float" office:value="508.4" calcext:value-type="float">
            <text:p>508.4</text:p>
          </table:table-cell>
          <table:table-cell table:number-columns-repeated="17"/>
        </table:table-row>
        <table:table-row table:style-name="ro1">
          <table:table-cell office:value-type="float" office:value="508.6" calcext:value-type="float">
            <text:p>508.6</text:p>
          </table:table-cell>
          <table:table-cell table:number-columns-repeated="17"/>
        </table:table-row>
        <table:table-row table:style-name="ro1">
          <table:table-cell office:value-type="float" office:value="508.8" calcext:value-type="float">
            <text:p>508.8</text:p>
          </table:table-cell>
          <table:table-cell table:number-columns-repeated="17"/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17"/>
        </table:table-row>
        <table:table-row table:style-name="ro1">
          <table:table-cell office:value-type="float" office:value="509.2" calcext:value-type="float">
            <text:p>509.2</text:p>
          </table:table-cell>
          <table:table-cell table:number-columns-repeated="17"/>
        </table:table-row>
        <table:table-row table:style-name="ro1">
          <table:table-cell office:value-type="float" office:value="509.4" calcext:value-type="float">
            <text:p>509.4</text:p>
          </table:table-cell>
          <table:table-cell table:number-columns-repeated="17"/>
        </table:table-row>
        <table:table-row table:style-name="ro1">
          <table:table-cell office:value-type="float" office:value="509.6" calcext:value-type="float">
            <text:p>509.6</text:p>
          </table:table-cell>
          <table:table-cell table:number-columns-repeated="17"/>
        </table:table-row>
        <table:table-row table:style-name="ro1">
          <table:table-cell office:value-type="float" office:value="509.8" calcext:value-type="float">
            <text:p>509.8</text:p>
          </table:table-cell>
          <table:table-cell table:number-columns-repeated="17"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17"/>
        </table:table-row>
        <table:table-row table:style-name="ro1">
          <table:table-cell office:value-type="float" office:value="510.2" calcext:value-type="float">
            <text:p>510.2</text:p>
          </table:table-cell>
          <table:table-cell table:number-columns-repeated="17"/>
        </table:table-row>
        <table:table-row table:style-name="ro1">
          <table:table-cell office:value-type="float" office:value="510.4" calcext:value-type="float">
            <text:p>510.4</text:p>
          </table:table-cell>
          <table:table-cell table:number-columns-repeated="17"/>
        </table:table-row>
        <table:table-row table:style-name="ro1">
          <table:table-cell office:value-type="float" office:value="510.6" calcext:value-type="float">
            <text:p>510.6</text:p>
          </table:table-cell>
          <table:table-cell table:number-columns-repeated="17"/>
        </table:table-row>
        <table:table-row table:style-name="ro1">
          <table:table-cell office:value-type="float" office:value="510.8" calcext:value-type="float">
            <text:p>510.8</text:p>
          </table:table-cell>
          <table:table-cell table:number-columns-repeated="17"/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17"/>
        </table:table-row>
        <table:table-row table:style-name="ro1">
          <table:table-cell office:value-type="float" office:value="511.2" calcext:value-type="float">
            <text:p>511.2</text:p>
          </table:table-cell>
          <table:table-cell table:number-columns-repeated="17"/>
        </table:table-row>
        <table:table-row table:style-name="ro1">
          <table:table-cell office:value-type="float" office:value="511.4" calcext:value-type="float">
            <text:p>511.4</text:p>
          </table:table-cell>
          <table:table-cell table:number-columns-repeated="17"/>
        </table:table-row>
        <table:table-row table:style-name="ro1">
          <table:table-cell office:value-type="float" office:value="511.6" calcext:value-type="float">
            <text:p>511.6</text:p>
          </table:table-cell>
          <table:table-cell table:number-columns-repeated="17"/>
        </table:table-row>
        <table:table-row table:style-name="ro1">
          <table:table-cell office:value-type="float" office:value="511.8" calcext:value-type="float">
            <text:p>511.8</text:p>
          </table:table-cell>
          <table:table-cell table:number-columns-repeated="17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17"/>
        </table:table-row>
        <table:table-row table:style-name="ro1">
          <table:table-cell office:value-type="float" office:value="512.2" calcext:value-type="float">
            <text:p>512.2</text:p>
          </table:table-cell>
          <table:table-cell table:number-columns-repeated="17"/>
        </table:table-row>
        <table:table-row table:style-name="ro1">
          <table:table-cell office:value-type="float" office:value="512.4" calcext:value-type="float">
            <text:p>512.4</text:p>
          </table:table-cell>
          <table:table-cell table:number-columns-repeated="17"/>
        </table:table-row>
        <table:table-row table:style-name="ro1">
          <table:table-cell office:value-type="float" office:value="512.6" calcext:value-type="float">
            <text:p>512.6</text:p>
          </table:table-cell>
          <table:table-cell table:number-columns-repeated="17"/>
        </table:table-row>
        <table:table-row table:style-name="ro1">
          <table:table-cell office:value-type="float" office:value="512.8" calcext:value-type="float">
            <text:p>512.8</text:p>
          </table:table-cell>
          <table:table-cell table:number-columns-repeated="17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17"/>
        </table:table-row>
        <table:table-row table:style-name="ro1">
          <table:table-cell office:value-type="float" office:value="513.2" calcext:value-type="float">
            <text:p>513.2</text:p>
          </table:table-cell>
          <table:table-cell table:number-columns-repeated="17"/>
        </table:table-row>
        <table:table-row table:style-name="ro1">
          <table:table-cell office:value-type="float" office:value="513.4" calcext:value-type="float">
            <text:p>513.4</text:p>
          </table:table-cell>
          <table:table-cell table:number-columns-repeated="17"/>
        </table:table-row>
        <table:table-row table:style-name="ro1">
          <table:table-cell office:value-type="float" office:value="513.6" calcext:value-type="float">
            <text:p>513.6</text:p>
          </table:table-cell>
          <table:table-cell table:number-columns-repeated="17"/>
        </table:table-row>
        <table:table-row table:style-name="ro1">
          <table:table-cell office:value-type="float" office:value="513.8" calcext:value-type="float">
            <text:p>513.8</text:p>
          </table:table-cell>
          <table:table-cell table:number-columns-repeated="17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17"/>
        </table:table-row>
        <table:table-row table:style-name="ro1">
          <table:table-cell office:value-type="float" office:value="514.2" calcext:value-type="float">
            <text:p>514.2</text:p>
          </table:table-cell>
          <table:table-cell table:number-columns-repeated="17"/>
        </table:table-row>
        <table:table-row table:style-name="ro1">
          <table:table-cell office:value-type="float" office:value="514.4" calcext:value-type="float">
            <text:p>514.4</text:p>
          </table:table-cell>
          <table:table-cell table:number-columns-repeated="17"/>
        </table:table-row>
        <table:table-row table:style-name="ro1">
          <table:table-cell office:value-type="float" office:value="514.6" calcext:value-type="float">
            <text:p>514.6</text:p>
          </table:table-cell>
          <table:table-cell table:number-columns-repeated="17"/>
        </table:table-row>
        <table:table-row table:style-name="ro1">
          <table:table-cell office:value-type="float" office:value="514.8" calcext:value-type="float">
            <text:p>514.8</text:p>
          </table:table-cell>
          <table:table-cell table:number-columns-repeated="17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17"/>
        </table:table-row>
        <table:table-row table:style-name="ro1">
          <table:table-cell office:value-type="float" office:value="515.2" calcext:value-type="float">
            <text:p>515.2</text:p>
          </table:table-cell>
          <table:table-cell table:number-columns-repeated="17"/>
        </table:table-row>
        <table:table-row table:style-name="ro1">
          <table:table-cell office:value-type="float" office:value="515.4" calcext:value-type="float">
            <text:p>515.4</text:p>
          </table:table-cell>
          <table:table-cell table:number-columns-repeated="17"/>
        </table:table-row>
        <table:table-row table:style-name="ro1">
          <table:table-cell office:value-type="float" office:value="515.6" calcext:value-type="float">
            <text:p>515.6</text:p>
          </table:table-cell>
          <table:table-cell table:number-columns-repeated="17"/>
        </table:table-row>
        <table:table-row table:style-name="ro1">
          <table:table-cell office:value-type="float" office:value="515.8" calcext:value-type="float">
            <text:p>515.8</text:p>
          </table:table-cell>
          <table:table-cell table:number-columns-repeated="17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17"/>
        </table:table-row>
        <table:table-row table:style-name="ro1">
          <table:table-cell office:value-type="float" office:value="516.2" calcext:value-type="float">
            <text:p>516.2</text:p>
          </table:table-cell>
          <table:table-cell table:number-columns-repeated="17"/>
        </table:table-row>
        <table:table-row table:style-name="ro1">
          <table:table-cell office:value-type="float" office:value="516.4" calcext:value-type="float">
            <text:p>516.4</text:p>
          </table:table-cell>
          <table:table-cell table:number-columns-repeated="17"/>
        </table:table-row>
        <table:table-row table:style-name="ro1">
          <table:table-cell office:value-type="float" office:value="516.6" calcext:value-type="float">
            <text:p>516.6</text:p>
          </table:table-cell>
          <table:table-cell table:number-columns-repeated="17"/>
        </table:table-row>
        <table:table-row table:style-name="ro1">
          <table:table-cell office:value-type="float" office:value="516.8" calcext:value-type="float">
            <text:p>516.8</text:p>
          </table:table-cell>
          <table:table-cell table:number-columns-repeated="17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17"/>
        </table:table-row>
        <table:table-row table:style-name="ro1">
          <table:table-cell office:value-type="float" office:value="517.2" calcext:value-type="float">
            <text:p>517.2</text:p>
          </table:table-cell>
          <table:table-cell table:number-columns-repeated="17"/>
        </table:table-row>
        <table:table-row table:style-name="ro1">
          <table:table-cell office:value-type="float" office:value="517.4" calcext:value-type="float">
            <text:p>517.4</text:p>
          </table:table-cell>
          <table:table-cell table:number-columns-repeated="17"/>
        </table:table-row>
        <table:table-row table:style-name="ro1">
          <table:table-cell office:value-type="float" office:value="517.6" calcext:value-type="float">
            <text:p>517.6</text:p>
          </table:table-cell>
          <table:table-cell table:number-columns-repeated="17"/>
        </table:table-row>
        <table:table-row table:style-name="ro1">
          <table:table-cell office:value-type="float" office:value="517.8" calcext:value-type="float">
            <text:p>517.8</text:p>
          </table:table-cell>
          <table:table-cell table:number-columns-repeated="17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17"/>
        </table:table-row>
        <table:table-row table:style-name="ro1">
          <table:table-cell office:value-type="float" office:value="518.2" calcext:value-type="float">
            <text:p>518.2</text:p>
          </table:table-cell>
          <table:table-cell table:number-columns-repeated="17"/>
        </table:table-row>
        <table:table-row table:style-name="ro1">
          <table:table-cell office:value-type="float" office:value="518.4" calcext:value-type="float">
            <text:p>518.4</text:p>
          </table:table-cell>
          <table:table-cell table:number-columns-repeated="17"/>
        </table:table-row>
        <table:table-row table:style-name="ro1">
          <table:table-cell office:value-type="float" office:value="518.6" calcext:value-type="float">
            <text:p>518.6</text:p>
          </table:table-cell>
          <table:table-cell table:number-columns-repeated="17"/>
        </table:table-row>
        <table:table-row table:style-name="ro1">
          <table:table-cell office:value-type="float" office:value="518.8" calcext:value-type="float">
            <text:p>518.8</text:p>
          </table:table-cell>
          <table:table-cell table:number-columns-repeated="17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17"/>
        </table:table-row>
        <table:table-row table:style-name="ro1">
          <table:table-cell office:value-type="float" office:value="519.2" calcext:value-type="float">
            <text:p>519.2</text:p>
          </table:table-cell>
          <table:table-cell table:number-columns-repeated="17"/>
        </table:table-row>
        <table:table-row table:style-name="ro1">
          <table:table-cell office:value-type="float" office:value="519.4" calcext:value-type="float">
            <text:p>519.4</text:p>
          </table:table-cell>
          <table:table-cell table:number-columns-repeated="17"/>
        </table:table-row>
        <table:table-row table:style-name="ro1">
          <table:table-cell office:value-type="float" office:value="519.6" calcext:value-type="float">
            <text:p>519.6</text:p>
          </table:table-cell>
          <table:table-cell table:number-columns-repeated="17"/>
        </table:table-row>
        <table:table-row table:style-name="ro1">
          <table:table-cell office:value-type="float" office:value="519.8" calcext:value-type="float">
            <text:p>519.8</text:p>
          </table:table-cell>
          <table:table-cell table:number-columns-repeated="17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17"/>
        </table:table-row>
        <table:table-row table:style-name="ro1">
          <table:table-cell office:value-type="float" office:value="520.2" calcext:value-type="float">
            <text:p>520.2</text:p>
          </table:table-cell>
          <table:table-cell table:number-columns-repeated="17"/>
        </table:table-row>
        <table:table-row table:style-name="ro1">
          <table:table-cell office:value-type="float" office:value="520.4" calcext:value-type="float">
            <text:p>520.4</text:p>
          </table:table-cell>
          <table:table-cell table:number-columns-repeated="17"/>
        </table:table-row>
        <table:table-row table:style-name="ro1">
          <table:table-cell office:value-type="float" office:value="520.6" calcext:value-type="float">
            <text:p>520.6</text:p>
          </table:table-cell>
          <table:table-cell table:number-columns-repeated="17"/>
        </table:table-row>
        <table:table-row table:style-name="ro1">
          <table:table-cell office:value-type="float" office:value="520.8" calcext:value-type="float">
            <text:p>520.8</text:p>
          </table:table-cell>
          <table:table-cell table:number-columns-repeated="17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17"/>
        </table:table-row>
        <table:table-row table:style-name="ro1">
          <table:table-cell office:value-type="float" office:value="521.2" calcext:value-type="float">
            <text:p>521.2</text:p>
          </table:table-cell>
          <table:table-cell table:number-columns-repeated="17"/>
        </table:table-row>
        <table:table-row table:style-name="ro1">
          <table:table-cell office:value-type="float" office:value="521.4" calcext:value-type="float">
            <text:p>521.4</text:p>
          </table:table-cell>
          <table:table-cell table:number-columns-repeated="17"/>
        </table:table-row>
        <table:table-row table:style-name="ro1">
          <table:table-cell office:value-type="float" office:value="521.6" calcext:value-type="float">
            <text:p>521.6</text:p>
          </table:table-cell>
          <table:table-cell table:number-columns-repeated="17"/>
        </table:table-row>
        <table:table-row table:style-name="ro1">
          <table:table-cell office:value-type="float" office:value="521.8" calcext:value-type="float">
            <text:p>521.8</text:p>
          </table:table-cell>
          <table:table-cell table:number-columns-repeated="17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17"/>
        </table:table-row>
        <table:table-row table:style-name="ro1">
          <table:table-cell office:value-type="float" office:value="522.2" calcext:value-type="float">
            <text:p>522.2</text:p>
          </table:table-cell>
          <table:table-cell table:number-columns-repeated="17"/>
        </table:table-row>
        <table:table-row table:style-name="ro1">
          <table:table-cell office:value-type="float" office:value="522.4" calcext:value-type="float">
            <text:p>522.4</text:p>
          </table:table-cell>
          <table:table-cell table:number-columns-repeated="17"/>
        </table:table-row>
        <table:table-row table:style-name="ro1">
          <table:table-cell office:value-type="float" office:value="522.6" calcext:value-type="float">
            <text:p>522.6</text:p>
          </table:table-cell>
          <table:table-cell table:number-columns-repeated="17"/>
        </table:table-row>
        <table:table-row table:style-name="ro1">
          <table:table-cell office:value-type="float" office:value="522.8" calcext:value-type="float">
            <text:p>522.8</text:p>
          </table:table-cell>
          <table:table-cell table:number-columns-repeated="17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17"/>
        </table:table-row>
        <table:table-row table:style-name="ro1">
          <table:table-cell office:value-type="float" office:value="523.2" calcext:value-type="float">
            <text:p>523.2</text:p>
          </table:table-cell>
          <table:table-cell table:number-columns-repeated="17"/>
        </table:table-row>
        <table:table-row table:style-name="ro1">
          <table:table-cell office:value-type="float" office:value="523.4" calcext:value-type="float">
            <text:p>523.4</text:p>
          </table:table-cell>
          <table:table-cell table:number-columns-repeated="17"/>
        </table:table-row>
        <table:table-row table:style-name="ro1">
          <table:table-cell office:value-type="float" office:value="523.6" calcext:value-type="float">
            <text:p>523.6</text:p>
          </table:table-cell>
          <table:table-cell table:number-columns-repeated="17"/>
        </table:table-row>
        <table:table-row table:style-name="ro1">
          <table:table-cell office:value-type="float" office:value="523.8" calcext:value-type="float">
            <text:p>523.8</text:p>
          </table:table-cell>
          <table:table-cell table:number-columns-repeated="17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17"/>
        </table:table-row>
        <table:table-row table:style-name="ro1">
          <table:table-cell office:value-type="float" office:value="524.2" calcext:value-type="float">
            <text:p>524.2</text:p>
          </table:table-cell>
          <table:table-cell table:number-columns-repeated="17"/>
        </table:table-row>
        <table:table-row table:style-name="ro1">
          <table:table-cell office:value-type="float" office:value="524.4" calcext:value-type="float">
            <text:p>524.4</text:p>
          </table:table-cell>
          <table:table-cell table:number-columns-repeated="17"/>
        </table:table-row>
        <table:table-row table:style-name="ro1">
          <table:table-cell office:value-type="float" office:value="524.6" calcext:value-type="float">
            <text:p>524.6</text:p>
          </table:table-cell>
          <table:table-cell table:number-columns-repeated="17"/>
        </table:table-row>
        <table:table-row table:style-name="ro1">
          <table:table-cell office:value-type="float" office:value="524.8" calcext:value-type="float">
            <text:p>524.8</text:p>
          </table:table-cell>
          <table:table-cell table:number-columns-repeated="17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17"/>
        </table:table-row>
        <table:table-row table:style-name="ro1">
          <table:table-cell office:value-type="float" office:value="525.2" calcext:value-type="float">
            <text:p>525.2</text:p>
          </table:table-cell>
          <table:table-cell table:number-columns-repeated="17"/>
        </table:table-row>
        <table:table-row table:style-name="ro1">
          <table:table-cell office:value-type="float" office:value="525.4" calcext:value-type="float">
            <text:p>525.4</text:p>
          </table:table-cell>
          <table:table-cell table:number-columns-repeated="17"/>
        </table:table-row>
        <table:table-row table:style-name="ro1">
          <table:table-cell office:value-type="float" office:value="525.6" calcext:value-type="float">
            <text:p>525.6</text:p>
          </table:table-cell>
          <table:table-cell table:number-columns-repeated="17"/>
        </table:table-row>
        <table:table-row table:style-name="ro1">
          <table:table-cell office:value-type="float" office:value="525.8" calcext:value-type="float">
            <text:p>525.8</text:p>
          </table:table-cell>
          <table:table-cell table:number-columns-repeated="17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17"/>
        </table:table-row>
        <table:table-row table:style-name="ro1">
          <table:table-cell office:value-type="float" office:value="526.2" calcext:value-type="float">
            <text:p>526.2</text:p>
          </table:table-cell>
          <table:table-cell table:number-columns-repeated="17"/>
        </table:table-row>
        <table:table-row table:style-name="ro1">
          <table:table-cell office:value-type="float" office:value="526.4" calcext:value-type="float">
            <text:p>526.4</text:p>
          </table:table-cell>
          <table:table-cell table:number-columns-repeated="17"/>
        </table:table-row>
        <table:table-row table:style-name="ro1">
          <table:table-cell office:value-type="float" office:value="526.6" calcext:value-type="float">
            <text:p>526.6</text:p>
          </table:table-cell>
          <table:table-cell table:number-columns-repeated="17"/>
        </table:table-row>
        <table:table-row table:style-name="ro1">
          <table:table-cell office:value-type="float" office:value="526.8" calcext:value-type="float">
            <text:p>526.8</text:p>
          </table:table-cell>
          <table:table-cell table:number-columns-repeated="17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17"/>
        </table:table-row>
        <table:table-row table:style-name="ro1">
          <table:table-cell office:value-type="float" office:value="527.2" calcext:value-type="float">
            <text:p>527.2</text:p>
          </table:table-cell>
          <table:table-cell table:number-columns-repeated="17"/>
        </table:table-row>
        <table:table-row table:style-name="ro1">
          <table:table-cell office:value-type="float" office:value="527.4" calcext:value-type="float">
            <text:p>527.4</text:p>
          </table:table-cell>
          <table:table-cell table:number-columns-repeated="17"/>
        </table:table-row>
        <table:table-row table:style-name="ro1">
          <table:table-cell office:value-type="float" office:value="527.6" calcext:value-type="float">
            <text:p>527.6</text:p>
          </table:table-cell>
          <table:table-cell table:number-columns-repeated="17"/>
        </table:table-row>
        <table:table-row table:style-name="ro1">
          <table:table-cell office:value-type="float" office:value="527.8" calcext:value-type="float">
            <text:p>527.8</text:p>
          </table:table-cell>
          <table:table-cell table:number-columns-repeated="17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17"/>
        </table:table-row>
        <table:table-row table:style-name="ro1">
          <table:table-cell office:value-type="float" office:value="528.2" calcext:value-type="float">
            <text:p>528.2</text:p>
          </table:table-cell>
          <table:table-cell table:number-columns-repeated="17"/>
        </table:table-row>
        <table:table-row table:style-name="ro1">
          <table:table-cell office:value-type="float" office:value="528.4" calcext:value-type="float">
            <text:p>528.4</text:p>
          </table:table-cell>
          <table:table-cell table:number-columns-repeated="17"/>
        </table:table-row>
        <table:table-row table:style-name="ro1">
          <table:table-cell office:value-type="float" office:value="528.6" calcext:value-type="float">
            <text:p>528.6</text:p>
          </table:table-cell>
          <table:table-cell table:number-columns-repeated="17"/>
        </table:table-row>
        <table:table-row table:style-name="ro1">
          <table:table-cell office:value-type="float" office:value="528.8" calcext:value-type="float">
            <text:p>528.8</text:p>
          </table:table-cell>
          <table:table-cell table:number-columns-repeated="17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17"/>
        </table:table-row>
        <table:table-row table:style-name="ro1">
          <table:table-cell office:value-type="float" office:value="529.2" calcext:value-type="float">
            <text:p>529.2</text:p>
          </table:table-cell>
          <table:table-cell table:number-columns-repeated="17"/>
        </table:table-row>
        <table:table-row table:style-name="ro1">
          <table:table-cell office:value-type="float" office:value="529.4" calcext:value-type="float">
            <text:p>529.4</text:p>
          </table:table-cell>
          <table:table-cell table:number-columns-repeated="17"/>
        </table:table-row>
        <table:table-row table:style-name="ro1">
          <table:table-cell office:value-type="float" office:value="529.6" calcext:value-type="float">
            <text:p>529.6</text:p>
          </table:table-cell>
          <table:table-cell table:number-columns-repeated="17"/>
        </table:table-row>
        <table:table-row table:style-name="ro1">
          <table:table-cell office:value-type="float" office:value="529.8" calcext:value-type="float">
            <text:p>529.8</text:p>
          </table:table-cell>
          <table:table-cell table:number-columns-repeated="17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17"/>
        </table:table-row>
        <table:table-row table:style-name="ro1">
          <table:table-cell office:value-type="float" office:value="530.2" calcext:value-type="float">
            <text:p>530.2</text:p>
          </table:table-cell>
          <table:table-cell table:number-columns-repeated="17"/>
        </table:table-row>
        <table:table-row table:style-name="ro1">
          <table:table-cell office:value-type="float" office:value="530.4" calcext:value-type="float">
            <text:p>530.4</text:p>
          </table:table-cell>
          <table:table-cell table:number-columns-repeated="17"/>
        </table:table-row>
        <table:table-row table:style-name="ro1">
          <table:table-cell office:value-type="float" office:value="530.6" calcext:value-type="float">
            <text:p>530.6</text:p>
          </table:table-cell>
          <table:table-cell table:number-columns-repeated="17"/>
        </table:table-row>
        <table:table-row table:style-name="ro1">
          <table:table-cell office:value-type="float" office:value="530.8" calcext:value-type="float">
            <text:p>530.8</text:p>
          </table:table-cell>
          <table:table-cell table:number-columns-repeated="17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17"/>
        </table:table-row>
        <table:table-row table:style-name="ro1">
          <table:table-cell office:value-type="float" office:value="531.2" calcext:value-type="float">
            <text:p>531.2</text:p>
          </table:table-cell>
          <table:table-cell table:number-columns-repeated="17"/>
        </table:table-row>
        <table:table-row table:style-name="ro1">
          <table:table-cell office:value-type="float" office:value="531.4" calcext:value-type="float">
            <text:p>531.4</text:p>
          </table:table-cell>
          <table:table-cell table:number-columns-repeated="17"/>
        </table:table-row>
        <table:table-row table:style-name="ro1">
          <table:table-cell office:value-type="float" office:value="531.6" calcext:value-type="float">
            <text:p>531.6</text:p>
          </table:table-cell>
          <table:table-cell table:number-columns-repeated="17"/>
        </table:table-row>
        <table:table-row table:style-name="ro1">
          <table:table-cell office:value-type="float" office:value="531.8" calcext:value-type="float">
            <text:p>531.8</text:p>
          </table:table-cell>
          <table:table-cell table:number-columns-repeated="17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17"/>
        </table:table-row>
        <table:table-row table:style-name="ro1">
          <table:table-cell office:value-type="float" office:value="532.2" calcext:value-type="float">
            <text:p>532.2</text:p>
          </table:table-cell>
          <table:table-cell table:number-columns-repeated="17"/>
        </table:table-row>
        <table:table-row table:style-name="ro1">
          <table:table-cell office:value-type="float" office:value="532.4" calcext:value-type="float">
            <text:p>532.4</text:p>
          </table:table-cell>
          <table:table-cell table:number-columns-repeated="17"/>
        </table:table-row>
        <table:table-row table:style-name="ro1">
          <table:table-cell office:value-type="float" office:value="532.6" calcext:value-type="float">
            <text:p>532.6</text:p>
          </table:table-cell>
          <table:table-cell table:number-columns-repeated="17"/>
        </table:table-row>
        <table:table-row table:style-name="ro1">
          <table:table-cell office:value-type="float" office:value="532.8" calcext:value-type="float">
            <text:p>532.8</text:p>
          </table:table-cell>
          <table:table-cell table:number-columns-repeated="17"/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17"/>
        </table:table-row>
        <table:table-row table:style-name="ro1">
          <table:table-cell office:value-type="float" office:value="533.2" calcext:value-type="float">
            <text:p>533.2</text:p>
          </table:table-cell>
          <table:table-cell table:number-columns-repeated="17"/>
        </table:table-row>
        <table:table-row table:style-name="ro1">
          <table:table-cell office:value-type="float" office:value="533.4" calcext:value-type="float">
            <text:p>533.4</text:p>
          </table:table-cell>
          <table:table-cell table:number-columns-repeated="17"/>
        </table:table-row>
        <table:table-row table:style-name="ro1">
          <table:table-cell office:value-type="float" office:value="533.6" calcext:value-type="float">
            <text:p>533.6</text:p>
          </table:table-cell>
          <table:table-cell table:number-columns-repeated="17"/>
        </table:table-row>
        <table:table-row table:style-name="ro1">
          <table:table-cell office:value-type="float" office:value="533.8" calcext:value-type="float">
            <text:p>533.8</text:p>
          </table:table-cell>
          <table:table-cell table:number-columns-repeated="17"/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17"/>
        </table:table-row>
        <table:table-row table:style-name="ro1">
          <table:table-cell office:value-type="float" office:value="534.2" calcext:value-type="float">
            <text:p>534.2</text:p>
          </table:table-cell>
          <table:table-cell table:number-columns-repeated="17"/>
        </table:table-row>
        <table:table-row table:style-name="ro1">
          <table:table-cell office:value-type="float" office:value="534.4" calcext:value-type="float">
            <text:p>534.4</text:p>
          </table:table-cell>
          <table:table-cell table:number-columns-repeated="17"/>
        </table:table-row>
        <table:table-row table:style-name="ro1">
          <table:table-cell office:value-type="float" office:value="534.6" calcext:value-type="float">
            <text:p>534.6</text:p>
          </table:table-cell>
          <table:table-cell table:number-columns-repeated="17"/>
        </table:table-row>
        <table:table-row table:style-name="ro1">
          <table:table-cell office:value-type="float" office:value="534.8" calcext:value-type="float">
            <text:p>534.8</text:p>
          </table:table-cell>
          <table:table-cell table:number-columns-repeated="17"/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17"/>
        </table:table-row>
        <table:table-row table:style-name="ro1">
          <table:table-cell office:value-type="float" office:value="535.2" calcext:value-type="float">
            <text:p>535.2</text:p>
          </table:table-cell>
          <table:table-cell table:number-columns-repeated="17"/>
        </table:table-row>
        <table:table-row table:style-name="ro1">
          <table:table-cell office:value-type="float" office:value="535.4" calcext:value-type="float">
            <text:p>535.4</text:p>
          </table:table-cell>
          <table:table-cell table:number-columns-repeated="17"/>
        </table:table-row>
        <table:table-row table:style-name="ro1">
          <table:table-cell office:value-type="float" office:value="535.6" calcext:value-type="float">
            <text:p>535.6</text:p>
          </table:table-cell>
          <table:table-cell table:number-columns-repeated="17"/>
        </table:table-row>
        <table:table-row table:style-name="ro1">
          <table:table-cell office:value-type="float" office:value="535.8" calcext:value-type="float">
            <text:p>535.8</text:p>
          </table:table-cell>
          <table:table-cell table:number-columns-repeated="17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17"/>
        </table:table-row>
        <table:table-row table:style-name="ro1">
          <table:table-cell office:value-type="float" office:value="536.2" calcext:value-type="float">
            <text:p>536.2</text:p>
          </table:table-cell>
          <table:table-cell table:number-columns-repeated="17"/>
        </table:table-row>
        <table:table-row table:style-name="ro1">
          <table:table-cell office:value-type="float" office:value="536.4" calcext:value-type="float">
            <text:p>536.4</text:p>
          </table:table-cell>
          <table:table-cell table:number-columns-repeated="17"/>
        </table:table-row>
        <table:table-row table:style-name="ro1">
          <table:table-cell office:value-type="float" office:value="536.6" calcext:value-type="float">
            <text:p>536.6</text:p>
          </table:table-cell>
          <table:table-cell table:number-columns-repeated="17"/>
        </table:table-row>
        <table:table-row table:style-name="ro1">
          <table:table-cell office:value-type="float" office:value="536.8" calcext:value-type="float">
            <text:p>536.8</text:p>
          </table:table-cell>
          <table:table-cell table:number-columns-repeated="17"/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17"/>
        </table:table-row>
        <table:table-row table:style-name="ro1">
          <table:table-cell office:value-type="float" office:value="537.2" calcext:value-type="float">
            <text:p>537.2</text:p>
          </table:table-cell>
          <table:table-cell table:number-columns-repeated="17"/>
        </table:table-row>
        <table:table-row table:style-name="ro1">
          <table:table-cell office:value-type="float" office:value="537.4" calcext:value-type="float">
            <text:p>537.4</text:p>
          </table:table-cell>
          <table:table-cell table:number-columns-repeated="17"/>
        </table:table-row>
        <table:table-row table:style-name="ro1">
          <table:table-cell office:value-type="float" office:value="537.6" calcext:value-type="float">
            <text:p>537.6</text:p>
          </table:table-cell>
          <table:table-cell table:number-columns-repeated="17"/>
        </table:table-row>
        <table:table-row table:style-name="ro1">
          <table:table-cell office:value-type="float" office:value="537.8" calcext:value-type="float">
            <text:p>537.8</text:p>
          </table:table-cell>
          <table:table-cell table:number-columns-repeated="17"/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17"/>
        </table:table-row>
        <table:table-row table:style-name="ro1">
          <table:table-cell office:value-type="float" office:value="538.2" calcext:value-type="float">
            <text:p>538.2</text:p>
          </table:table-cell>
          <table:table-cell table:number-columns-repeated="17"/>
        </table:table-row>
        <table:table-row table:style-name="ro1">
          <table:table-cell office:value-type="float" office:value="538.4" calcext:value-type="float">
            <text:p>538.4</text:p>
          </table:table-cell>
          <table:table-cell table:number-columns-repeated="17"/>
        </table:table-row>
        <table:table-row table:style-name="ro1">
          <table:table-cell office:value-type="float" office:value="538.6" calcext:value-type="float">
            <text:p>538.6</text:p>
          </table:table-cell>
          <table:table-cell table:number-columns-repeated="17"/>
        </table:table-row>
        <table:table-row table:style-name="ro1">
          <table:table-cell office:value-type="float" office:value="538.8" calcext:value-type="float">
            <text:p>538.8</text:p>
          </table:table-cell>
          <table:table-cell table:number-columns-repeated="17"/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17"/>
        </table:table-row>
        <table:table-row table:style-name="ro1">
          <table:table-cell office:value-type="float" office:value="539.2" calcext:value-type="float">
            <text:p>539.2</text:p>
          </table:table-cell>
          <table:table-cell table:number-columns-repeated="17"/>
        </table:table-row>
        <table:table-row table:style-name="ro1">
          <table:table-cell office:value-type="float" office:value="539.4" calcext:value-type="float">
            <text:p>539.4</text:p>
          </table:table-cell>
          <table:table-cell table:number-columns-repeated="17"/>
        </table:table-row>
        <table:table-row table:style-name="ro1">
          <table:table-cell office:value-type="float" office:value="539.6" calcext:value-type="float">
            <text:p>539.6</text:p>
          </table:table-cell>
          <table:table-cell table:number-columns-repeated="17"/>
        </table:table-row>
        <table:table-row table:style-name="ro1">
          <table:table-cell office:value-type="float" office:value="539.8" calcext:value-type="float">
            <text:p>539.8</text:p>
          </table:table-cell>
          <table:table-cell table:number-columns-repeated="17"/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17"/>
        </table:table-row>
        <table:table-row table:style-name="ro1">
          <table:table-cell office:value-type="float" office:value="540.2" calcext:value-type="float">
            <text:p>540.2</text:p>
          </table:table-cell>
          <table:table-cell table:number-columns-repeated="17"/>
        </table:table-row>
        <table:table-row table:style-name="ro1">
          <table:table-cell office:value-type="float" office:value="540.4" calcext:value-type="float">
            <text:p>540.4</text:p>
          </table:table-cell>
          <table:table-cell table:number-columns-repeated="17"/>
        </table:table-row>
        <table:table-row table:style-name="ro1">
          <table:table-cell office:value-type="float" office:value="540.6" calcext:value-type="float">
            <text:p>540.6</text:p>
          </table:table-cell>
          <table:table-cell table:number-columns-repeated="17"/>
        </table:table-row>
        <table:table-row table:style-name="ro1">
          <table:table-cell office:value-type="float" office:value="540.8" calcext:value-type="float">
            <text:p>540.8</text:p>
          </table:table-cell>
          <table:table-cell table:number-columns-repeated="17"/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17"/>
        </table:table-row>
        <table:table-row table:style-name="ro1">
          <table:table-cell office:value-type="float" office:value="541.2" calcext:value-type="float">
            <text:p>541.2</text:p>
          </table:table-cell>
          <table:table-cell table:number-columns-repeated="17"/>
        </table:table-row>
        <table:table-row table:style-name="ro1">
          <table:table-cell office:value-type="float" office:value="541.4" calcext:value-type="float">
            <text:p>541.4</text:p>
          </table:table-cell>
          <table:table-cell table:number-columns-repeated="17"/>
        </table:table-row>
        <table:table-row table:style-name="ro1">
          <table:table-cell office:value-type="float" office:value="541.6" calcext:value-type="float">
            <text:p>541.6</text:p>
          </table:table-cell>
          <table:table-cell table:number-columns-repeated="17"/>
        </table:table-row>
        <table:table-row table:style-name="ro1">
          <table:table-cell office:value-type="float" office:value="541.8" calcext:value-type="float">
            <text:p>541.8</text:p>
          </table:table-cell>
          <table:table-cell table:number-columns-repeated="17"/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17"/>
        </table:table-row>
        <table:table-row table:style-name="ro1">
          <table:table-cell office:value-type="float" office:value="542.2" calcext:value-type="float">
            <text:p>542.2</text:p>
          </table:table-cell>
          <table:table-cell table:number-columns-repeated="17"/>
        </table:table-row>
        <table:table-row table:style-name="ro1">
          <table:table-cell office:value-type="float" office:value="542.4" calcext:value-type="float">
            <text:p>542.4</text:p>
          </table:table-cell>
          <table:table-cell table:number-columns-repeated="17"/>
        </table:table-row>
        <table:table-row table:style-name="ro1">
          <table:table-cell office:value-type="float" office:value="542.6" calcext:value-type="float">
            <text:p>542.6</text:p>
          </table:table-cell>
          <table:table-cell table:number-columns-repeated="17"/>
        </table:table-row>
        <table:table-row table:style-name="ro1">
          <table:table-cell office:value-type="float" office:value="542.8" calcext:value-type="float">
            <text:p>542.8</text:p>
          </table:table-cell>
          <table:table-cell table:number-columns-repeated="17"/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17"/>
        </table:table-row>
        <table:table-row table:style-name="ro1">
          <table:table-cell office:value-type="float" office:value="543.2" calcext:value-type="float">
            <text:p>543.2</text:p>
          </table:table-cell>
          <table:table-cell table:number-columns-repeated="17"/>
        </table:table-row>
        <table:table-row table:style-name="ro1">
          <table:table-cell office:value-type="float" office:value="543.4" calcext:value-type="float">
            <text:p>543.4</text:p>
          </table:table-cell>
          <table:table-cell table:number-columns-repeated="17"/>
        </table:table-row>
        <table:table-row table:style-name="ro1">
          <table:table-cell office:value-type="float" office:value="543.6" calcext:value-type="float">
            <text:p>543.6</text:p>
          </table:table-cell>
          <table:table-cell table:number-columns-repeated="17"/>
        </table:table-row>
        <table:table-row table:style-name="ro1">
          <table:table-cell office:value-type="float" office:value="543.8" calcext:value-type="float">
            <text:p>543.8</text:p>
          </table:table-cell>
          <table:table-cell table:number-columns-repeated="17"/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17"/>
        </table:table-row>
        <table:table-row table:style-name="ro1">
          <table:table-cell office:value-type="float" office:value="544.2" calcext:value-type="float">
            <text:p>544.2</text:p>
          </table:table-cell>
          <table:table-cell table:number-columns-repeated="17"/>
        </table:table-row>
        <table:table-row table:style-name="ro1">
          <table:table-cell office:value-type="float" office:value="544.4" calcext:value-type="float">
            <text:p>544.4</text:p>
          </table:table-cell>
          <table:table-cell table:number-columns-repeated="17"/>
        </table:table-row>
        <table:table-row table:style-name="ro1">
          <table:table-cell office:value-type="float" office:value="544.6" calcext:value-type="float">
            <text:p>544.6</text:p>
          </table:table-cell>
          <table:table-cell table:number-columns-repeated="17"/>
        </table:table-row>
        <table:table-row table:style-name="ro1">
          <table:table-cell office:value-type="float" office:value="544.8" calcext:value-type="float">
            <text:p>544.8</text:p>
          </table:table-cell>
          <table:table-cell table:number-columns-repeated="17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17"/>
        </table:table-row>
        <table:table-row table:style-name="ro1">
          <table:table-cell office:value-type="float" office:value="545.2" calcext:value-type="float">
            <text:p>545.2</text:p>
          </table:table-cell>
          <table:table-cell table:number-columns-repeated="17"/>
        </table:table-row>
        <table:table-row table:style-name="ro1">
          <table:table-cell office:value-type="float" office:value="545.4" calcext:value-type="float">
            <text:p>545.4</text:p>
          </table:table-cell>
          <table:table-cell table:number-columns-repeated="17"/>
        </table:table-row>
        <table:table-row table:style-name="ro1">
          <table:table-cell office:value-type="float" office:value="545.6" calcext:value-type="float">
            <text:p>545.6</text:p>
          </table:table-cell>
          <table:table-cell table:number-columns-repeated="17"/>
        </table:table-row>
        <table:table-row table:style-name="ro1">
          <table:table-cell office:value-type="float" office:value="545.8" calcext:value-type="float">
            <text:p>545.8</text:p>
          </table:table-cell>
          <table:table-cell table:number-columns-repeated="17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17"/>
        </table:table-row>
        <table:table-row table:style-name="ro1">
          <table:table-cell office:value-type="float" office:value="546.2" calcext:value-type="float">
            <text:p>546.2</text:p>
          </table:table-cell>
          <table:table-cell table:number-columns-repeated="17"/>
        </table:table-row>
        <table:table-row table:style-name="ro1">
          <table:table-cell office:value-type="float" office:value="546.4" calcext:value-type="float">
            <text:p>546.4</text:p>
          </table:table-cell>
          <table:table-cell table:number-columns-repeated="17"/>
        </table:table-row>
        <table:table-row table:style-name="ro1">
          <table:table-cell office:value-type="float" office:value="546.6" calcext:value-type="float">
            <text:p>546.6</text:p>
          </table:table-cell>
          <table:table-cell table:number-columns-repeated="17"/>
        </table:table-row>
        <table:table-row table:style-name="ro1">
          <table:table-cell office:value-type="float" office:value="546.8" calcext:value-type="float">
            <text:p>546.8</text:p>
          </table:table-cell>
          <table:table-cell table:number-columns-repeated="17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17"/>
        </table:table-row>
        <table:table-row table:style-name="ro1">
          <table:table-cell office:value-type="float" office:value="547.2" calcext:value-type="float">
            <text:p>547.2</text:p>
          </table:table-cell>
          <table:table-cell table:number-columns-repeated="17"/>
        </table:table-row>
        <table:table-row table:style-name="ro1">
          <table:table-cell office:value-type="float" office:value="547.4" calcext:value-type="float">
            <text:p>547.4</text:p>
          </table:table-cell>
          <table:table-cell table:number-columns-repeated="17"/>
        </table:table-row>
        <table:table-row table:style-name="ro1">
          <table:table-cell office:value-type="float" office:value="547.6" calcext:value-type="float">
            <text:p>547.6</text:p>
          </table:table-cell>
          <table:table-cell table:number-columns-repeated="17"/>
        </table:table-row>
        <table:table-row table:style-name="ro1">
          <table:table-cell office:value-type="float" office:value="547.8" calcext:value-type="float">
            <text:p>547.8</text:p>
          </table:table-cell>
          <table:table-cell table:number-columns-repeated="17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17"/>
        </table:table-row>
        <table:table-row table:style-name="ro1">
          <table:table-cell office:value-type="float" office:value="548.2" calcext:value-type="float">
            <text:p>548.2</text:p>
          </table:table-cell>
          <table:table-cell table:number-columns-repeated="17"/>
        </table:table-row>
        <table:table-row table:style-name="ro1">
          <table:table-cell office:value-type="float" office:value="548.4" calcext:value-type="float">
            <text:p>548.4</text:p>
          </table:table-cell>
          <table:table-cell table:number-columns-repeated="17"/>
        </table:table-row>
        <table:table-row table:style-name="ro1">
          <table:table-cell office:value-type="float" office:value="548.6" calcext:value-type="float">
            <text:p>548.6</text:p>
          </table:table-cell>
          <table:table-cell table:number-columns-repeated="17"/>
        </table:table-row>
        <table:table-row table:style-name="ro1">
          <table:table-cell office:value-type="float" office:value="548.8" calcext:value-type="float">
            <text:p>548.8</text:p>
          </table:table-cell>
          <table:table-cell table:number-columns-repeated="17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17"/>
        </table:table-row>
        <table:table-row table:style-name="ro1">
          <table:table-cell office:value-type="float" office:value="549.2" calcext:value-type="float">
            <text:p>549.2</text:p>
          </table:table-cell>
          <table:table-cell table:number-columns-repeated="17"/>
        </table:table-row>
        <table:table-row table:style-name="ro1">
          <table:table-cell office:value-type="float" office:value="549.4" calcext:value-type="float">
            <text:p>549.4</text:p>
          </table:table-cell>
          <table:table-cell table:number-columns-repeated="17"/>
        </table:table-row>
        <table:table-row table:style-name="ro1">
          <table:table-cell office:value-type="float" office:value="549.6" calcext:value-type="float">
            <text:p>549.6</text:p>
          </table:table-cell>
          <table:table-cell table:number-columns-repeated="17"/>
        </table:table-row>
        <table:table-row table:style-name="ro1">
          <table:table-cell office:value-type="float" office:value="549.8" calcext:value-type="float">
            <text:p>549.8</text:p>
          </table:table-cell>
          <table:table-cell table:number-columns-repeated="17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7"/>
        </table:table-row>
        <table:table-row table:style-name="ro1">
          <table:table-cell office:value-type="float" office:value="550.2" calcext:value-type="float">
            <text:p>550.2</text:p>
          </table:table-cell>
          <table:table-cell table:number-columns-repeated="17"/>
        </table:table-row>
        <table:table-row table:style-name="ro1">
          <table:table-cell office:value-type="float" office:value="550.4" calcext:value-type="float">
            <text:p>550.4</text:p>
          </table:table-cell>
          <table:table-cell table:number-columns-repeated="17"/>
        </table:table-row>
        <table:table-row table:style-name="ro1">
          <table:table-cell office:value-type="float" office:value="550.6" calcext:value-type="float">
            <text:p>550.6</text:p>
          </table:table-cell>
          <table:table-cell table:number-columns-repeated="17"/>
        </table:table-row>
        <table:table-row table:style-name="ro1">
          <table:table-cell office:value-type="float" office:value="550.8" calcext:value-type="float">
            <text:p>550.8</text:p>
          </table:table-cell>
          <table:table-cell table:number-columns-repeated="17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17"/>
        </table:table-row>
        <table:table-row table:style-name="ro1">
          <table:table-cell office:value-type="float" office:value="551.2" calcext:value-type="float">
            <text:p>551.2</text:p>
          </table:table-cell>
          <table:table-cell table:number-columns-repeated="17"/>
        </table:table-row>
        <table:table-row table:style-name="ro1">
          <table:table-cell office:value-type="float" office:value="551.4" calcext:value-type="float">
            <text:p>551.4</text:p>
          </table:table-cell>
          <table:table-cell table:number-columns-repeated="17"/>
        </table:table-row>
        <table:table-row table:style-name="ro1">
          <table:table-cell office:value-type="float" office:value="551.6" calcext:value-type="float">
            <text:p>551.6</text:p>
          </table:table-cell>
          <table:table-cell table:number-columns-repeated="17"/>
        </table:table-row>
        <table:table-row table:style-name="ro1">
          <table:table-cell office:value-type="float" office:value="551.8" calcext:value-type="float">
            <text:p>551.8</text:p>
          </table:table-cell>
          <table:table-cell table:number-columns-repeated="17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17"/>
        </table:table-row>
        <table:table-row table:style-name="ro1">
          <table:table-cell office:value-type="float" office:value="552.2" calcext:value-type="float">
            <text:p>552.2</text:p>
          </table:table-cell>
          <table:table-cell table:number-columns-repeated="17"/>
        </table:table-row>
        <table:table-row table:style-name="ro1">
          <table:table-cell office:value-type="float" office:value="552.4" calcext:value-type="float">
            <text:p>552.4</text:p>
          </table:table-cell>
          <table:table-cell table:number-columns-repeated="17"/>
        </table:table-row>
        <table:table-row table:style-name="ro1">
          <table:table-cell office:value-type="float" office:value="552.6" calcext:value-type="float">
            <text:p>552.6</text:p>
          </table:table-cell>
          <table:table-cell table:number-columns-repeated="17"/>
        </table:table-row>
        <table:table-row table:style-name="ro1">
          <table:table-cell office:value-type="float" office:value="552.8" calcext:value-type="float">
            <text:p>552.8</text:p>
          </table:table-cell>
          <table:table-cell table:number-columns-repeated="17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17"/>
        </table:table-row>
        <table:table-row table:style-name="ro1">
          <table:table-cell office:value-type="float" office:value="553.2" calcext:value-type="float">
            <text:p>553.2</text:p>
          </table:table-cell>
          <table:table-cell table:number-columns-repeated="17"/>
        </table:table-row>
        <table:table-row table:style-name="ro1">
          <table:table-cell office:value-type="float" office:value="553.4" calcext:value-type="float">
            <text:p>553.4</text:p>
          </table:table-cell>
          <table:table-cell table:number-columns-repeated="17"/>
        </table:table-row>
        <table:table-row table:style-name="ro1">
          <table:table-cell office:value-type="float" office:value="553.6" calcext:value-type="float">
            <text:p>553.6</text:p>
          </table:table-cell>
          <table:table-cell table:number-columns-repeated="17"/>
        </table:table-row>
        <table:table-row table:style-name="ro1">
          <table:table-cell office:value-type="float" office:value="553.8" calcext:value-type="float">
            <text:p>553.8</text:p>
          </table:table-cell>
          <table:table-cell table:number-columns-repeated="17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17"/>
        </table:table-row>
        <table:table-row table:style-name="ro1">
          <table:table-cell office:value-type="float" office:value="554.2" calcext:value-type="float">
            <text:p>554.2</text:p>
          </table:table-cell>
          <table:table-cell table:number-columns-repeated="17"/>
        </table:table-row>
        <table:table-row table:style-name="ro1">
          <table:table-cell office:value-type="float" office:value="554.4" calcext:value-type="float">
            <text:p>554.4</text:p>
          </table:table-cell>
          <table:table-cell table:number-columns-repeated="17"/>
        </table:table-row>
        <table:table-row table:style-name="ro1">
          <table:table-cell office:value-type="float" office:value="554.6" calcext:value-type="float">
            <text:p>554.6</text:p>
          </table:table-cell>
          <table:table-cell table:number-columns-repeated="17"/>
        </table:table-row>
        <table:table-row table:style-name="ro1">
          <table:table-cell office:value-type="float" office:value="554.8" calcext:value-type="float">
            <text:p>554.8</text:p>
          </table:table-cell>
          <table:table-cell table:number-columns-repeated="17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17"/>
        </table:table-row>
        <table:table-row table:style-name="ro1">
          <table:table-cell office:value-type="float" office:value="555.2" calcext:value-type="float">
            <text:p>555.2</text:p>
          </table:table-cell>
          <table:table-cell table:number-columns-repeated="17"/>
        </table:table-row>
        <table:table-row table:style-name="ro1">
          <table:table-cell office:value-type="float" office:value="555.4" calcext:value-type="float">
            <text:p>555.4</text:p>
          </table:table-cell>
          <table:table-cell table:number-columns-repeated="17"/>
        </table:table-row>
        <table:table-row table:style-name="ro1">
          <table:table-cell office:value-type="float" office:value="555.6" calcext:value-type="float">
            <text:p>555.6</text:p>
          </table:table-cell>
          <table:table-cell table:number-columns-repeated="17"/>
        </table:table-row>
        <table:table-row table:style-name="ro1">
          <table:table-cell office:value-type="float" office:value="555.8" calcext:value-type="float">
            <text:p>555.8</text:p>
          </table:table-cell>
          <table:table-cell table:number-columns-repeated="17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17"/>
        </table:table-row>
        <table:table-row table:style-name="ro1">
          <table:table-cell office:value-type="float" office:value="556.2" calcext:value-type="float">
            <text:p>556.2</text:p>
          </table:table-cell>
          <table:table-cell table:number-columns-repeated="17"/>
        </table:table-row>
        <table:table-row table:style-name="ro1">
          <table:table-cell office:value-type="float" office:value="556.4" calcext:value-type="float">
            <text:p>556.4</text:p>
          </table:table-cell>
          <table:table-cell table:number-columns-repeated="17"/>
        </table:table-row>
        <table:table-row table:style-name="ro1">
          <table:table-cell office:value-type="float" office:value="556.6" calcext:value-type="float">
            <text:p>556.6</text:p>
          </table:table-cell>
          <table:table-cell table:number-columns-repeated="17"/>
        </table:table-row>
        <table:table-row table:style-name="ro1">
          <table:table-cell office:value-type="float" office:value="556.8" calcext:value-type="float">
            <text:p>556.8</text:p>
          </table:table-cell>
          <table:table-cell table:number-columns-repeated="17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17"/>
        </table:table-row>
        <table:table-row table:style-name="ro1">
          <table:table-cell office:value-type="float" office:value="557.2" calcext:value-type="float">
            <text:p>557.2</text:p>
          </table:table-cell>
          <table:table-cell table:number-columns-repeated="17"/>
        </table:table-row>
        <table:table-row table:style-name="ro1">
          <table:table-cell office:value-type="float" office:value="557.4" calcext:value-type="float">
            <text:p>557.4</text:p>
          </table:table-cell>
          <table:table-cell table:number-columns-repeated="17"/>
        </table:table-row>
        <table:table-row table:style-name="ro1">
          <table:table-cell office:value-type="float" office:value="557.6" calcext:value-type="float">
            <text:p>557.6</text:p>
          </table:table-cell>
          <table:table-cell table:number-columns-repeated="17"/>
        </table:table-row>
        <table:table-row table:style-name="ro1">
          <table:table-cell office:value-type="float" office:value="557.8" calcext:value-type="float">
            <text:p>557.8</text:p>
          </table:table-cell>
          <table:table-cell table:number-columns-repeated="17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17"/>
        </table:table-row>
        <table:table-row table:style-name="ro1">
          <table:table-cell office:value-type="float" office:value="558.2" calcext:value-type="float">
            <text:p>558.2</text:p>
          </table:table-cell>
          <table:table-cell table:number-columns-repeated="17"/>
        </table:table-row>
        <table:table-row table:style-name="ro1">
          <table:table-cell office:value-type="float" office:value="558.4" calcext:value-type="float">
            <text:p>558.4</text:p>
          </table:table-cell>
          <table:table-cell table:number-columns-repeated="17"/>
        </table:table-row>
        <table:table-row table:style-name="ro1">
          <table:table-cell office:value-type="float" office:value="558.6" calcext:value-type="float">
            <text:p>558.6</text:p>
          </table:table-cell>
          <table:table-cell table:number-columns-repeated="17"/>
        </table:table-row>
        <table:table-row table:style-name="ro1">
          <table:table-cell office:value-type="float" office:value="558.8" calcext:value-type="float">
            <text:p>558.8</text:p>
          </table:table-cell>
          <table:table-cell table:number-columns-repeated="17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17"/>
        </table:table-row>
        <table:table-row table:style-name="ro1">
          <table:table-cell office:value-type="float" office:value="559.2" calcext:value-type="float">
            <text:p>559.2</text:p>
          </table:table-cell>
          <table:table-cell table:number-columns-repeated="17"/>
        </table:table-row>
        <table:table-row table:style-name="ro1">
          <table:table-cell office:value-type="float" office:value="559.4" calcext:value-type="float">
            <text:p>559.4</text:p>
          </table:table-cell>
          <table:table-cell table:number-columns-repeated="17"/>
        </table:table-row>
        <table:table-row table:style-name="ro1">
          <table:table-cell office:value-type="float" office:value="559.6" calcext:value-type="float">
            <text:p>559.6</text:p>
          </table:table-cell>
          <table:table-cell table:number-columns-repeated="17"/>
        </table:table-row>
        <table:table-row table:style-name="ro1">
          <table:table-cell office:value-type="float" office:value="559.8" calcext:value-type="float">
            <text:p>559.8</text:p>
          </table:table-cell>
          <table:table-cell table:number-columns-repeated="17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17"/>
        </table:table-row>
        <table:table-row table:style-name="ro1">
          <table:table-cell office:value-type="float" office:value="560.2" calcext:value-type="float">
            <text:p>560.2</text:p>
          </table:table-cell>
          <table:table-cell table:number-columns-repeated="17"/>
        </table:table-row>
        <table:table-row table:style-name="ro1">
          <table:table-cell office:value-type="float" office:value="560.4" calcext:value-type="float">
            <text:p>560.4</text:p>
          </table:table-cell>
          <table:table-cell table:number-columns-repeated="17"/>
        </table:table-row>
        <table:table-row table:style-name="ro1">
          <table:table-cell office:value-type="float" office:value="560.6" calcext:value-type="float">
            <text:p>560.6</text:p>
          </table:table-cell>
          <table:table-cell table:number-columns-repeated="17"/>
        </table:table-row>
        <table:table-row table:style-name="ro1">
          <table:table-cell office:value-type="float" office:value="560.8" calcext:value-type="float">
            <text:p>560.8</text:p>
          </table:table-cell>
          <table:table-cell table:number-columns-repeated="17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17"/>
        </table:table-row>
        <table:table-row table:style-name="ro1">
          <table:table-cell office:value-type="float" office:value="561.2" calcext:value-type="float">
            <text:p>561.2</text:p>
          </table:table-cell>
          <table:table-cell table:number-columns-repeated="17"/>
        </table:table-row>
        <table:table-row table:style-name="ro1">
          <table:table-cell office:value-type="float" office:value="561.4" calcext:value-type="float">
            <text:p>561.4</text:p>
          </table:table-cell>
          <table:table-cell table:number-columns-repeated="17"/>
        </table:table-row>
        <table:table-row table:style-name="ro1">
          <table:table-cell office:value-type="float" office:value="561.6" calcext:value-type="float">
            <text:p>561.6</text:p>
          </table:table-cell>
          <table:table-cell table:number-columns-repeated="17"/>
        </table:table-row>
        <table:table-row table:style-name="ro1">
          <table:table-cell office:value-type="float" office:value="561.8" calcext:value-type="float">
            <text:p>561.8</text:p>
          </table:table-cell>
          <table:table-cell table:number-columns-repeated="17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17"/>
        </table:table-row>
        <table:table-row table:style-name="ro1">
          <table:table-cell office:value-type="float" office:value="562.2" calcext:value-type="float">
            <text:p>562.2</text:p>
          </table:table-cell>
          <table:table-cell table:number-columns-repeated="17"/>
        </table:table-row>
        <table:table-row table:style-name="ro1">
          <table:table-cell office:value-type="float" office:value="562.4" calcext:value-type="float">
            <text:p>562.4</text:p>
          </table:table-cell>
          <table:table-cell table:number-columns-repeated="17"/>
        </table:table-row>
        <table:table-row table:style-name="ro1">
          <table:table-cell office:value-type="float" office:value="562.6" calcext:value-type="float">
            <text:p>562.6</text:p>
          </table:table-cell>
          <table:table-cell table:number-columns-repeated="17"/>
        </table:table-row>
        <table:table-row table:style-name="ro1">
          <table:table-cell office:value-type="float" office:value="562.8" calcext:value-type="float">
            <text:p>562.8</text:p>
          </table:table-cell>
          <table:table-cell table:number-columns-repeated="17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17"/>
        </table:table-row>
        <table:table-row table:style-name="ro1">
          <table:table-cell office:value-type="float" office:value="563.2" calcext:value-type="float">
            <text:p>563.2</text:p>
          </table:table-cell>
          <table:table-cell table:number-columns-repeated="17"/>
        </table:table-row>
        <table:table-row table:style-name="ro1">
          <table:table-cell office:value-type="float" office:value="563.4" calcext:value-type="float">
            <text:p>563.4</text:p>
          </table:table-cell>
          <table:table-cell table:number-columns-repeated="17"/>
        </table:table-row>
        <table:table-row table:style-name="ro1">
          <table:table-cell office:value-type="float" office:value="563.6" calcext:value-type="float">
            <text:p>563.6</text:p>
          </table:table-cell>
          <table:table-cell table:number-columns-repeated="17"/>
        </table:table-row>
        <table:table-row table:style-name="ro1">
          <table:table-cell office:value-type="float" office:value="563.8" calcext:value-type="float">
            <text:p>563.8</text:p>
          </table:table-cell>
          <table:table-cell table:number-columns-repeated="17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17"/>
        </table:table-row>
        <table:table-row table:style-name="ro1">
          <table:table-cell office:value-type="float" office:value="564.2" calcext:value-type="float">
            <text:p>564.2</text:p>
          </table:table-cell>
          <table:table-cell table:number-columns-repeated="17"/>
        </table:table-row>
        <table:table-row table:style-name="ro1">
          <table:table-cell office:value-type="float" office:value="564.4" calcext:value-type="float">
            <text:p>564.4</text:p>
          </table:table-cell>
          <table:table-cell table:number-columns-repeated="17"/>
        </table:table-row>
        <table:table-row table:style-name="ro1">
          <table:table-cell office:value-type="float" office:value="564.6" calcext:value-type="float">
            <text:p>564.6</text:p>
          </table:table-cell>
          <table:table-cell table:number-columns-repeated="17"/>
        </table:table-row>
        <table:table-row table:style-name="ro1">
          <table:table-cell office:value-type="float" office:value="564.8" calcext:value-type="float">
            <text:p>564.8</text:p>
          </table:table-cell>
          <table:table-cell table:number-columns-repeated="17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17"/>
        </table:table-row>
        <table:table-row table:style-name="ro1">
          <table:table-cell office:value-type="float" office:value="565.2" calcext:value-type="float">
            <text:p>565.2</text:p>
          </table:table-cell>
          <table:table-cell table:number-columns-repeated="17"/>
        </table:table-row>
        <table:table-row table:style-name="ro1">
          <table:table-cell office:value-type="float" office:value="565.4" calcext:value-type="float">
            <text:p>565.4</text:p>
          </table:table-cell>
          <table:table-cell table:number-columns-repeated="17"/>
        </table:table-row>
        <table:table-row table:style-name="ro1">
          <table:table-cell office:value-type="float" office:value="565.6" calcext:value-type="float">
            <text:p>565.6</text:p>
          </table:table-cell>
          <table:table-cell table:number-columns-repeated="17"/>
        </table:table-row>
        <table:table-row table:style-name="ro1">
          <table:table-cell office:value-type="float" office:value="565.8" calcext:value-type="float">
            <text:p>565.8</text:p>
          </table:table-cell>
          <table:table-cell table:number-columns-repeated="17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17"/>
        </table:table-row>
        <table:table-row table:style-name="ro1">
          <table:table-cell office:value-type="float" office:value="566.2" calcext:value-type="float">
            <text:p>566.2</text:p>
          </table:table-cell>
          <table:table-cell table:number-columns-repeated="17"/>
        </table:table-row>
        <table:table-row table:style-name="ro1">
          <table:table-cell office:value-type="float" office:value="566.4" calcext:value-type="float">
            <text:p>566.4</text:p>
          </table:table-cell>
          <table:table-cell table:number-columns-repeated="17"/>
        </table:table-row>
        <table:table-row table:style-name="ro1">
          <table:table-cell office:value-type="float" office:value="566.6" calcext:value-type="float">
            <text:p>566.6</text:p>
          </table:table-cell>
          <table:table-cell table:number-columns-repeated="17"/>
        </table:table-row>
        <table:table-row table:style-name="ro1">
          <table:table-cell office:value-type="float" office:value="566.8" calcext:value-type="float">
            <text:p>566.8</text:p>
          </table:table-cell>
          <table:table-cell table:number-columns-repeated="17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17"/>
        </table:table-row>
        <table:table-row table:style-name="ro1">
          <table:table-cell office:value-type="float" office:value="567.2" calcext:value-type="float">
            <text:p>567.2</text:p>
          </table:table-cell>
          <table:table-cell table:number-columns-repeated="17"/>
        </table:table-row>
        <table:table-row table:style-name="ro1">
          <table:table-cell office:value-type="float" office:value="567.4" calcext:value-type="float">
            <text:p>567.4</text:p>
          </table:table-cell>
          <table:table-cell table:number-columns-repeated="17"/>
        </table:table-row>
        <table:table-row table:style-name="ro1">
          <table:table-cell office:value-type="float" office:value="567.6" calcext:value-type="float">
            <text:p>567.6</text:p>
          </table:table-cell>
          <table:table-cell table:number-columns-repeated="17"/>
        </table:table-row>
        <table:table-row table:style-name="ro1">
          <table:table-cell office:value-type="float" office:value="567.8" calcext:value-type="float">
            <text:p>567.8</text:p>
          </table:table-cell>
          <table:table-cell table:number-columns-repeated="17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17"/>
        </table:table-row>
        <table:table-row table:style-name="ro1">
          <table:table-cell office:value-type="float" office:value="568.2" calcext:value-type="float">
            <text:p>568.2</text:p>
          </table:table-cell>
          <table:table-cell table:number-columns-repeated="17"/>
        </table:table-row>
        <table:table-row table:style-name="ro1">
          <table:table-cell office:value-type="float" office:value="568.4" calcext:value-type="float">
            <text:p>568.4</text:p>
          </table:table-cell>
          <table:table-cell table:number-columns-repeated="17"/>
        </table:table-row>
        <table:table-row table:style-name="ro1">
          <table:table-cell office:value-type="float" office:value="568.6" calcext:value-type="float">
            <text:p>568.6</text:p>
          </table:table-cell>
          <table:table-cell table:number-columns-repeated="17"/>
        </table:table-row>
        <table:table-row table:style-name="ro1">
          <table:table-cell office:value-type="float" office:value="568.8" calcext:value-type="float">
            <text:p>568.8</text:p>
          </table:table-cell>
          <table:table-cell table:number-columns-repeated="17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17"/>
        </table:table-row>
        <table:table-row table:style-name="ro1">
          <table:table-cell office:value-type="float" office:value="569.2" calcext:value-type="float">
            <text:p>569.2</text:p>
          </table:table-cell>
          <table:table-cell table:number-columns-repeated="17"/>
        </table:table-row>
        <table:table-row table:style-name="ro1">
          <table:table-cell office:value-type="float" office:value="569.4" calcext:value-type="float">
            <text:p>569.4</text:p>
          </table:table-cell>
          <table:table-cell table:number-columns-repeated="17"/>
        </table:table-row>
        <table:table-row table:style-name="ro1">
          <table:table-cell office:value-type="float" office:value="569.6" calcext:value-type="float">
            <text:p>569.6</text:p>
          </table:table-cell>
          <table:table-cell table:number-columns-repeated="17"/>
        </table:table-row>
        <table:table-row table:style-name="ro1">
          <table:table-cell office:value-type="float" office:value="569.8" calcext:value-type="float">
            <text:p>569.8</text:p>
          </table:table-cell>
          <table:table-cell table:number-columns-repeated="17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17"/>
        </table:table-row>
        <table:table-row table:style-name="ro1">
          <table:table-cell office:value-type="float" office:value="570.2" calcext:value-type="float">
            <text:p>570.2</text:p>
          </table:table-cell>
          <table:table-cell table:number-columns-repeated="17"/>
        </table:table-row>
        <table:table-row table:style-name="ro1">
          <table:table-cell office:value-type="float" office:value="570.4" calcext:value-type="float">
            <text:p>570.4</text:p>
          </table:table-cell>
          <table:table-cell table:number-columns-repeated="17"/>
        </table:table-row>
        <table:table-row table:style-name="ro1">
          <table:table-cell office:value-type="float" office:value="570.6" calcext:value-type="float">
            <text:p>570.6</text:p>
          </table:table-cell>
          <table:table-cell table:number-columns-repeated="17"/>
        </table:table-row>
        <table:table-row table:style-name="ro1">
          <table:table-cell office:value-type="float" office:value="570.8" calcext:value-type="float">
            <text:p>570.8</text:p>
          </table:table-cell>
          <table:table-cell table:number-columns-repeated="17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17"/>
        </table:table-row>
        <table:table-row table:style-name="ro1">
          <table:table-cell office:value-type="float" office:value="571.2" calcext:value-type="float">
            <text:p>571.2</text:p>
          </table:table-cell>
          <table:table-cell table:number-columns-repeated="17"/>
        </table:table-row>
        <table:table-row table:style-name="ro1">
          <table:table-cell office:value-type="float" office:value="571.4" calcext:value-type="float">
            <text:p>571.4</text:p>
          </table:table-cell>
          <table:table-cell table:number-columns-repeated="17"/>
        </table:table-row>
        <table:table-row table:style-name="ro1">
          <table:table-cell office:value-type="float" office:value="571.6" calcext:value-type="float">
            <text:p>571.6</text:p>
          </table:table-cell>
          <table:table-cell table:number-columns-repeated="17"/>
        </table:table-row>
        <table:table-row table:style-name="ro1">
          <table:table-cell office:value-type="float" office:value="571.8" calcext:value-type="float">
            <text:p>571.8</text:p>
          </table:table-cell>
          <table:table-cell table:number-columns-repeated="17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17"/>
        </table:table-row>
        <table:table-row table:style-name="ro1">
          <table:table-cell office:value-type="float" office:value="572.2" calcext:value-type="float">
            <text:p>572.2</text:p>
          </table:table-cell>
          <table:table-cell table:number-columns-repeated="17"/>
        </table:table-row>
        <table:table-row table:style-name="ro1">
          <table:table-cell office:value-type="float" office:value="572.4" calcext:value-type="float">
            <text:p>572.4</text:p>
          </table:table-cell>
          <table:table-cell table:number-columns-repeated="17"/>
        </table:table-row>
        <table:table-row table:style-name="ro1">
          <table:table-cell office:value-type="float" office:value="572.6" calcext:value-type="float">
            <text:p>572.6</text:p>
          </table:table-cell>
          <table:table-cell table:number-columns-repeated="17"/>
        </table:table-row>
        <table:table-row table:style-name="ro1">
          <table:table-cell office:value-type="float" office:value="572.8" calcext:value-type="float">
            <text:p>572.8</text:p>
          </table:table-cell>
          <table:table-cell table:number-columns-repeated="17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17"/>
        </table:table-row>
        <table:table-row table:style-name="ro1">
          <table:table-cell office:value-type="float" office:value="573.2" calcext:value-type="float">
            <text:p>573.2</text:p>
          </table:table-cell>
          <table:table-cell table:number-columns-repeated="17"/>
        </table:table-row>
        <table:table-row table:style-name="ro1">
          <table:table-cell office:value-type="float" office:value="573.4" calcext:value-type="float">
            <text:p>573.4</text:p>
          </table:table-cell>
          <table:table-cell table:number-columns-repeated="17"/>
        </table:table-row>
        <table:table-row table:style-name="ro1">
          <table:table-cell office:value-type="float" office:value="573.6" calcext:value-type="float">
            <text:p>573.6</text:p>
          </table:table-cell>
          <table:table-cell table:number-columns-repeated="17"/>
        </table:table-row>
        <table:table-row table:style-name="ro1">
          <table:table-cell office:value-type="float" office:value="573.8" calcext:value-type="float">
            <text:p>573.8</text:p>
          </table:table-cell>
          <table:table-cell table:number-columns-repeated="17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17"/>
        </table:table-row>
        <table:table-row table:style-name="ro1">
          <table:table-cell office:value-type="float" office:value="574.2" calcext:value-type="float">
            <text:p>574.2</text:p>
          </table:table-cell>
          <table:table-cell table:number-columns-repeated="17"/>
        </table:table-row>
        <table:table-row table:style-name="ro1">
          <table:table-cell office:value-type="float" office:value="574.4" calcext:value-type="float">
            <text:p>574.4</text:p>
          </table:table-cell>
          <table:table-cell table:number-columns-repeated="17"/>
        </table:table-row>
        <table:table-row table:style-name="ro1">
          <table:table-cell office:value-type="float" office:value="574.6" calcext:value-type="float">
            <text:p>574.6</text:p>
          </table:table-cell>
          <table:table-cell table:number-columns-repeated="17"/>
        </table:table-row>
        <table:table-row table:style-name="ro1">
          <table:table-cell office:value-type="float" office:value="574.8" calcext:value-type="float">
            <text:p>574.8</text:p>
          </table:table-cell>
          <table:table-cell table:number-columns-repeated="17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17"/>
        </table:table-row>
        <table:table-row table:style-name="ro1">
          <table:table-cell office:value-type="float" office:value="575.2" calcext:value-type="float">
            <text:p>575.2</text:p>
          </table:table-cell>
          <table:table-cell table:number-columns-repeated="17"/>
        </table:table-row>
        <table:table-row table:style-name="ro1">
          <table:table-cell office:value-type="float" office:value="575.4" calcext:value-type="float">
            <text:p>575.4</text:p>
          </table:table-cell>
          <table:table-cell table:number-columns-repeated="17"/>
        </table:table-row>
        <table:table-row table:style-name="ro1">
          <table:table-cell office:value-type="float" office:value="575.6" calcext:value-type="float">
            <text:p>575.6</text:p>
          </table:table-cell>
          <table:table-cell table:number-columns-repeated="17"/>
        </table:table-row>
        <table:table-row table:style-name="ro1">
          <table:table-cell office:value-type="float" office:value="575.8" calcext:value-type="float">
            <text:p>575.8</text:p>
          </table:table-cell>
          <table:table-cell table:number-columns-repeated="17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17"/>
        </table:table-row>
        <table:table-row table:style-name="ro1">
          <table:table-cell office:value-type="float" office:value="576.2" calcext:value-type="float">
            <text:p>576.2</text:p>
          </table:table-cell>
          <table:table-cell table:number-columns-repeated="17"/>
        </table:table-row>
        <table:table-row table:style-name="ro1">
          <table:table-cell office:value-type="float" office:value="576.4" calcext:value-type="float">
            <text:p>576.4</text:p>
          </table:table-cell>
          <table:table-cell table:number-columns-repeated="17"/>
        </table:table-row>
        <table:table-row table:style-name="ro1">
          <table:table-cell office:value-type="float" office:value="576.6" calcext:value-type="float">
            <text:p>576.6</text:p>
          </table:table-cell>
          <table:table-cell table:number-columns-repeated="17"/>
        </table:table-row>
        <table:table-row table:style-name="ro1">
          <table:table-cell office:value-type="float" office:value="576.8" calcext:value-type="float">
            <text:p>576.8</text:p>
          </table:table-cell>
          <table:table-cell table:number-columns-repeated="17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17"/>
        </table:table-row>
        <table:table-row table:style-name="ro1">
          <table:table-cell office:value-type="float" office:value="577.2" calcext:value-type="float">
            <text:p>577.2</text:p>
          </table:table-cell>
          <table:table-cell table:number-columns-repeated="17"/>
        </table:table-row>
        <table:table-row table:style-name="ro1">
          <table:table-cell office:value-type="float" office:value="577.4" calcext:value-type="float">
            <text:p>577.4</text:p>
          </table:table-cell>
          <table:table-cell table:number-columns-repeated="17"/>
        </table:table-row>
        <table:table-row table:style-name="ro1">
          <table:table-cell office:value-type="float" office:value="577.6" calcext:value-type="float">
            <text:p>577.6</text:p>
          </table:table-cell>
          <table:table-cell table:number-columns-repeated="17"/>
        </table:table-row>
        <table:table-row table:style-name="ro1">
          <table:table-cell office:value-type="float" office:value="577.8" calcext:value-type="float">
            <text:p>577.8</text:p>
          </table:table-cell>
          <table:table-cell table:number-columns-repeated="17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17"/>
        </table:table-row>
        <table:table-row table:style-name="ro1">
          <table:table-cell office:value-type="float" office:value="578.2" calcext:value-type="float">
            <text:p>578.2</text:p>
          </table:table-cell>
          <table:table-cell table:number-columns-repeated="17"/>
        </table:table-row>
        <table:table-row table:style-name="ro1">
          <table:table-cell office:value-type="float" office:value="578.4" calcext:value-type="float">
            <text:p>578.4</text:p>
          </table:table-cell>
          <table:table-cell table:number-columns-repeated="17"/>
        </table:table-row>
        <table:table-row table:style-name="ro1">
          <table:table-cell office:value-type="float" office:value="578.6" calcext:value-type="float">
            <text:p>578.6</text:p>
          </table:table-cell>
          <table:table-cell table:number-columns-repeated="17"/>
        </table:table-row>
        <table:table-row table:style-name="ro1">
          <table:table-cell office:value-type="float" office:value="578.8" calcext:value-type="float">
            <text:p>578.8</text:p>
          </table:table-cell>
          <table:table-cell table:number-columns-repeated="17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17"/>
        </table:table-row>
        <table:table-row table:style-name="ro1">
          <table:table-cell office:value-type="float" office:value="579.2" calcext:value-type="float">
            <text:p>579.2</text:p>
          </table:table-cell>
          <table:table-cell table:number-columns-repeated="17"/>
        </table:table-row>
        <table:table-row table:style-name="ro1">
          <table:table-cell office:value-type="float" office:value="579.4" calcext:value-type="float">
            <text:p>579.4</text:p>
          </table:table-cell>
          <table:table-cell table:number-columns-repeated="17"/>
        </table:table-row>
        <table:table-row table:style-name="ro1">
          <table:table-cell office:value-type="float" office:value="579.6" calcext:value-type="float">
            <text:p>579.6</text:p>
          </table:table-cell>
          <table:table-cell table:number-columns-repeated="17"/>
        </table:table-row>
        <table:table-row table:style-name="ro1">
          <table:table-cell office:value-type="float" office:value="579.8" calcext:value-type="float">
            <text:p>579.8</text:p>
          </table:table-cell>
          <table:table-cell table:number-columns-repeated="17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17"/>
        </table:table-row>
        <table:table-row table:style-name="ro1">
          <table:table-cell office:value-type="float" office:value="580.2" calcext:value-type="float">
            <text:p>580.2</text:p>
          </table:table-cell>
          <table:table-cell table:number-columns-repeated="17"/>
        </table:table-row>
        <table:table-row table:style-name="ro1">
          <table:table-cell office:value-type="float" office:value="580.4" calcext:value-type="float">
            <text:p>580.4</text:p>
          </table:table-cell>
          <table:table-cell table:number-columns-repeated="17"/>
        </table:table-row>
        <table:table-row table:style-name="ro1">
          <table:table-cell office:value-type="float" office:value="580.6" calcext:value-type="float">
            <text:p>580.6</text:p>
          </table:table-cell>
          <table:table-cell table:number-columns-repeated="17"/>
        </table:table-row>
        <table:table-row table:style-name="ro1">
          <table:table-cell office:value-type="float" office:value="580.8" calcext:value-type="float">
            <text:p>580.8</text:p>
          </table:table-cell>
          <table:table-cell table:number-columns-repeated="17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17"/>
        </table:table-row>
        <table:table-row table:style-name="ro1">
          <table:table-cell office:value-type="float" office:value="581.2" calcext:value-type="float">
            <text:p>581.2</text:p>
          </table:table-cell>
          <table:table-cell table:number-columns-repeated="17"/>
        </table:table-row>
        <table:table-row table:style-name="ro1">
          <table:table-cell office:value-type="float" office:value="581.4" calcext:value-type="float">
            <text:p>581.4</text:p>
          </table:table-cell>
          <table:table-cell table:number-columns-repeated="17"/>
        </table:table-row>
        <table:table-row table:style-name="ro1">
          <table:table-cell office:value-type="float" office:value="581.6" calcext:value-type="float">
            <text:p>581.6</text:p>
          </table:table-cell>
          <table:table-cell table:number-columns-repeated="17"/>
        </table:table-row>
        <table:table-row table:style-name="ro1">
          <table:table-cell office:value-type="float" office:value="581.8" calcext:value-type="float">
            <text:p>581.8</text:p>
          </table:table-cell>
          <table:table-cell table:number-columns-repeated="17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17"/>
        </table:table-row>
        <table:table-row table:style-name="ro1">
          <table:table-cell office:value-type="float" office:value="582.2" calcext:value-type="float">
            <text:p>582.2</text:p>
          </table:table-cell>
          <table:table-cell table:number-columns-repeated="17"/>
        </table:table-row>
        <table:table-row table:style-name="ro1">
          <table:table-cell office:value-type="float" office:value="582.4" calcext:value-type="float">
            <text:p>582.4</text:p>
          </table:table-cell>
          <table:table-cell table:number-columns-repeated="17"/>
        </table:table-row>
        <table:table-row table:style-name="ro1">
          <table:table-cell office:value-type="float" office:value="582.6" calcext:value-type="float">
            <text:p>582.6</text:p>
          </table:table-cell>
          <table:table-cell table:number-columns-repeated="17"/>
        </table:table-row>
        <table:table-row table:style-name="ro1">
          <table:table-cell office:value-type="float" office:value="582.8" calcext:value-type="float">
            <text:p>582.8</text:p>
          </table:table-cell>
          <table:table-cell table:number-columns-repeated="17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17"/>
        </table:table-row>
        <table:table-row table:style-name="ro1">
          <table:table-cell office:value-type="float" office:value="583.2" calcext:value-type="float">
            <text:p>583.2</text:p>
          </table:table-cell>
          <table:table-cell table:number-columns-repeated="17"/>
        </table:table-row>
        <table:table-row table:style-name="ro1">
          <table:table-cell office:value-type="float" office:value="583.4" calcext:value-type="float">
            <text:p>583.4</text:p>
          </table:table-cell>
          <table:table-cell table:number-columns-repeated="17"/>
        </table:table-row>
        <table:table-row table:style-name="ro1">
          <table:table-cell office:value-type="float" office:value="583.6" calcext:value-type="float">
            <text:p>583.6</text:p>
          </table:table-cell>
          <table:table-cell table:number-columns-repeated="17"/>
        </table:table-row>
        <table:table-row table:style-name="ro1">
          <table:table-cell office:value-type="float" office:value="583.8" calcext:value-type="float">
            <text:p>583.8</text:p>
          </table:table-cell>
          <table:table-cell table:number-columns-repeated="17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17"/>
        </table:table-row>
        <table:table-row table:style-name="ro1">
          <table:table-cell office:value-type="float" office:value="584.2" calcext:value-type="float">
            <text:p>584.2</text:p>
          </table:table-cell>
          <table:table-cell table:number-columns-repeated="17"/>
        </table:table-row>
        <table:table-row table:style-name="ro1">
          <table:table-cell office:value-type="float" office:value="584.4" calcext:value-type="float">
            <text:p>584.4</text:p>
          </table:table-cell>
          <table:table-cell table:number-columns-repeated="17"/>
        </table:table-row>
        <table:table-row table:style-name="ro1">
          <table:table-cell office:value-type="float" office:value="584.6" calcext:value-type="float">
            <text:p>584.6</text:p>
          </table:table-cell>
          <table:table-cell table:number-columns-repeated="17"/>
        </table:table-row>
        <table:table-row table:style-name="ro1">
          <table:table-cell office:value-type="float" office:value="584.8" calcext:value-type="float">
            <text:p>584.8</text:p>
          </table:table-cell>
          <table:table-cell table:number-columns-repeated="17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17"/>
        </table:table-row>
        <table:table-row table:style-name="ro1">
          <table:table-cell office:value-type="float" office:value="585.2" calcext:value-type="float">
            <text:p>585.2</text:p>
          </table:table-cell>
          <table:table-cell table:number-columns-repeated="17"/>
        </table:table-row>
        <table:table-row table:style-name="ro1">
          <table:table-cell office:value-type="float" office:value="585.4" calcext:value-type="float">
            <text:p>585.4</text:p>
          </table:table-cell>
          <table:table-cell table:number-columns-repeated="17"/>
        </table:table-row>
        <table:table-row table:style-name="ro1">
          <table:table-cell office:value-type="float" office:value="585.6" calcext:value-type="float">
            <text:p>585.6</text:p>
          </table:table-cell>
          <table:table-cell table:number-columns-repeated="17"/>
        </table:table-row>
        <table:table-row table:style-name="ro1">
          <table:table-cell office:value-type="float" office:value="585.8" calcext:value-type="float">
            <text:p>585.8</text:p>
          </table:table-cell>
          <table:table-cell table:number-columns-repeated="17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17"/>
        </table:table-row>
        <table:table-row table:style-name="ro1">
          <table:table-cell office:value-type="float" office:value="586.2" calcext:value-type="float">
            <text:p>586.2</text:p>
          </table:table-cell>
          <table:table-cell table:number-columns-repeated="17"/>
        </table:table-row>
        <table:table-row table:style-name="ro1">
          <table:table-cell office:value-type="float" office:value="586.4" calcext:value-type="float">
            <text:p>586.4</text:p>
          </table:table-cell>
          <table:table-cell table:number-columns-repeated="17"/>
        </table:table-row>
        <table:table-row table:style-name="ro1">
          <table:table-cell office:value-type="float" office:value="586.6" calcext:value-type="float">
            <text:p>586.6</text:p>
          </table:table-cell>
          <table:table-cell table:number-columns-repeated="17"/>
        </table:table-row>
        <table:table-row table:style-name="ro1">
          <table:table-cell office:value-type="float" office:value="586.8" calcext:value-type="float">
            <text:p>586.8</text:p>
          </table:table-cell>
          <table:table-cell table:number-columns-repeated="17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17"/>
        </table:table-row>
        <table:table-row table:style-name="ro1">
          <table:table-cell office:value-type="float" office:value="587.2" calcext:value-type="float">
            <text:p>587.2</text:p>
          </table:table-cell>
          <table:table-cell table:number-columns-repeated="17"/>
        </table:table-row>
        <table:table-row table:style-name="ro1">
          <table:table-cell office:value-type="float" office:value="587.4" calcext:value-type="float">
            <text:p>587.4</text:p>
          </table:table-cell>
          <table:table-cell table:number-columns-repeated="17"/>
        </table:table-row>
        <table:table-row table:style-name="ro1">
          <table:table-cell office:value-type="float" office:value="587.6" calcext:value-type="float">
            <text:p>587.6</text:p>
          </table:table-cell>
          <table:table-cell table:number-columns-repeated="17"/>
        </table:table-row>
        <table:table-row table:style-name="ro1">
          <table:table-cell office:value-type="float" office:value="587.8" calcext:value-type="float">
            <text:p>587.8</text:p>
          </table:table-cell>
          <table:table-cell table:number-columns-repeated="17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17"/>
        </table:table-row>
        <table:table-row table:style-name="ro1">
          <table:table-cell office:value-type="float" office:value="588.2" calcext:value-type="float">
            <text:p>588.2</text:p>
          </table:table-cell>
          <table:table-cell table:number-columns-repeated="17"/>
        </table:table-row>
        <table:table-row table:style-name="ro1">
          <table:table-cell office:value-type="float" office:value="588.4" calcext:value-type="float">
            <text:p>588.4</text:p>
          </table:table-cell>
          <table:table-cell table:number-columns-repeated="17"/>
        </table:table-row>
        <table:table-row table:style-name="ro1">
          <table:table-cell office:value-type="float" office:value="588.6" calcext:value-type="float">
            <text:p>588.6</text:p>
          </table:table-cell>
          <table:table-cell table:number-columns-repeated="17"/>
        </table:table-row>
        <table:table-row table:style-name="ro1">
          <table:table-cell office:value-type="float" office:value="588.8" calcext:value-type="float">
            <text:p>588.8</text:p>
          </table:table-cell>
          <table:table-cell table:number-columns-repeated="17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17"/>
        </table:table-row>
        <table:table-row table:style-name="ro1">
          <table:table-cell office:value-type="float" office:value="589.2" calcext:value-type="float">
            <text:p>589.2</text:p>
          </table:table-cell>
          <table:table-cell table:number-columns-repeated="17"/>
        </table:table-row>
        <table:table-row table:style-name="ro1">
          <table:table-cell office:value-type="float" office:value="589.4" calcext:value-type="float">
            <text:p>589.4</text:p>
          </table:table-cell>
          <table:table-cell table:number-columns-repeated="17"/>
        </table:table-row>
        <table:table-row table:style-name="ro1">
          <table:table-cell office:value-type="float" office:value="589.6" calcext:value-type="float">
            <text:p>589.6</text:p>
          </table:table-cell>
          <table:table-cell table:number-columns-repeated="17"/>
        </table:table-row>
        <table:table-row table:style-name="ro1">
          <table:table-cell office:value-type="float" office:value="589.8" calcext:value-type="float">
            <text:p>589.8</text:p>
          </table:table-cell>
          <table:table-cell table:number-columns-repeated="17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17"/>
        </table:table-row>
        <table:table-row table:style-name="ro1">
          <table:table-cell office:value-type="float" office:value="590.2" calcext:value-type="float">
            <text:p>590.2</text:p>
          </table:table-cell>
          <table:table-cell table:number-columns-repeated="17"/>
        </table:table-row>
        <table:table-row table:style-name="ro1">
          <table:table-cell office:value-type="float" office:value="590.4" calcext:value-type="float">
            <text:p>590.4</text:p>
          </table:table-cell>
          <table:table-cell table:number-columns-repeated="17"/>
        </table:table-row>
        <table:table-row table:style-name="ro1">
          <table:table-cell office:value-type="float" office:value="590.6" calcext:value-type="float">
            <text:p>590.6</text:p>
          </table:table-cell>
          <table:table-cell table:number-columns-repeated="17"/>
        </table:table-row>
        <table:table-row table:style-name="ro1">
          <table:table-cell office:value-type="float" office:value="590.8" calcext:value-type="float">
            <text:p>590.8</text:p>
          </table:table-cell>
          <table:table-cell table:number-columns-repeated="17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17"/>
        </table:table-row>
        <table:table-row table:style-name="ro1">
          <table:table-cell office:value-type="float" office:value="591.2" calcext:value-type="float">
            <text:p>591.2</text:p>
          </table:table-cell>
          <table:table-cell table:number-columns-repeated="17"/>
        </table:table-row>
        <table:table-row table:style-name="ro1">
          <table:table-cell office:value-type="float" office:value="591.4" calcext:value-type="float">
            <text:p>591.4</text:p>
          </table:table-cell>
          <table:table-cell table:number-columns-repeated="17"/>
        </table:table-row>
        <table:table-row table:style-name="ro1">
          <table:table-cell office:value-type="float" office:value="591.6" calcext:value-type="float">
            <text:p>591.6</text:p>
          </table:table-cell>
          <table:table-cell table:number-columns-repeated="17"/>
        </table:table-row>
        <table:table-row table:style-name="ro1">
          <table:table-cell office:value-type="float" office:value="591.8" calcext:value-type="float">
            <text:p>591.8</text:p>
          </table:table-cell>
          <table:table-cell table:number-columns-repeated="17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17"/>
        </table:table-row>
        <table:table-row table:style-name="ro1">
          <table:table-cell office:value-type="float" office:value="592.2" calcext:value-type="float">
            <text:p>592.2</text:p>
          </table:table-cell>
          <table:table-cell table:number-columns-repeated="17"/>
        </table:table-row>
        <table:table-row table:style-name="ro1">
          <table:table-cell office:value-type="float" office:value="592.4" calcext:value-type="float">
            <text:p>592.4</text:p>
          </table:table-cell>
          <table:table-cell table:number-columns-repeated="17"/>
        </table:table-row>
        <table:table-row table:style-name="ro1">
          <table:table-cell office:value-type="float" office:value="592.6" calcext:value-type="float">
            <text:p>592.6</text:p>
          </table:table-cell>
          <table:table-cell table:number-columns-repeated="17"/>
        </table:table-row>
        <table:table-row table:style-name="ro1">
          <table:table-cell office:value-type="float" office:value="592.8" calcext:value-type="float">
            <text:p>592.8</text:p>
          </table:table-cell>
          <table:table-cell table:number-columns-repeated="17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17"/>
        </table:table-row>
        <table:table-row table:style-name="ro1">
          <table:table-cell office:value-type="float" office:value="593.2" calcext:value-type="float">
            <text:p>593.2</text:p>
          </table:table-cell>
          <table:table-cell table:number-columns-repeated="17"/>
        </table:table-row>
        <table:table-row table:style-name="ro1">
          <table:table-cell office:value-type="float" office:value="593.4" calcext:value-type="float">
            <text:p>593.4</text:p>
          </table:table-cell>
          <table:table-cell table:number-columns-repeated="17"/>
        </table:table-row>
        <table:table-row table:style-name="ro1">
          <table:table-cell office:value-type="float" office:value="593.6" calcext:value-type="float">
            <text:p>593.6</text:p>
          </table:table-cell>
          <table:table-cell table:number-columns-repeated="17"/>
        </table:table-row>
        <table:table-row table:style-name="ro1">
          <table:table-cell office:value-type="float" office:value="593.8" calcext:value-type="float">
            <text:p>593.8</text:p>
          </table:table-cell>
          <table:table-cell table:number-columns-repeated="17"/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17"/>
        </table:table-row>
        <table:table-row table:style-name="ro1">
          <table:table-cell office:value-type="float" office:value="594.2" calcext:value-type="float">
            <text:p>594.2</text:p>
          </table:table-cell>
          <table:table-cell table:number-columns-repeated="17"/>
        </table:table-row>
        <table:table-row table:style-name="ro1">
          <table:table-cell office:value-type="float" office:value="594.4" calcext:value-type="float">
            <text:p>594.4</text:p>
          </table:table-cell>
          <table:table-cell table:number-columns-repeated="17"/>
        </table:table-row>
        <table:table-row table:style-name="ro1">
          <table:table-cell office:value-type="float" office:value="594.6" calcext:value-type="float">
            <text:p>594.6</text:p>
          </table:table-cell>
          <table:table-cell table:number-columns-repeated="17"/>
        </table:table-row>
        <table:table-row table:style-name="ro1">
          <table:table-cell office:value-type="float" office:value="594.8" calcext:value-type="float">
            <text:p>594.8</text:p>
          </table:table-cell>
          <table:table-cell table:number-columns-repeated="17"/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17"/>
        </table:table-row>
        <table:table-row table:style-name="ro1">
          <table:table-cell office:value-type="float" office:value="595.2" calcext:value-type="float">
            <text:p>595.2</text:p>
          </table:table-cell>
          <table:table-cell table:number-columns-repeated="17"/>
        </table:table-row>
        <table:table-row table:style-name="ro1">
          <table:table-cell office:value-type="float" office:value="595.4" calcext:value-type="float">
            <text:p>595.4</text:p>
          </table:table-cell>
          <table:table-cell table:number-columns-repeated="17"/>
        </table:table-row>
        <table:table-row table:style-name="ro1">
          <table:table-cell office:value-type="float" office:value="595.6" calcext:value-type="float">
            <text:p>595.6</text:p>
          </table:table-cell>
          <table:table-cell table:number-columns-repeated="17"/>
        </table:table-row>
        <table:table-row table:style-name="ro1">
          <table:table-cell office:value-type="float" office:value="595.8" calcext:value-type="float">
            <text:p>595.8</text:p>
          </table:table-cell>
          <table:table-cell table:number-columns-repeated="17"/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17"/>
        </table:table-row>
        <table:table-row table:style-name="ro1">
          <table:table-cell office:value-type="float" office:value="596.2" calcext:value-type="float">
            <text:p>596.2</text:p>
          </table:table-cell>
          <table:table-cell table:number-columns-repeated="17"/>
        </table:table-row>
        <table:table-row table:style-name="ro1">
          <table:table-cell office:value-type="float" office:value="596.4" calcext:value-type="float">
            <text:p>596.4</text:p>
          </table:table-cell>
          <table:table-cell table:number-columns-repeated="17"/>
        </table:table-row>
        <table:table-row table:style-name="ro1">
          <table:table-cell office:value-type="float" office:value="596.6" calcext:value-type="float">
            <text:p>596.6</text:p>
          </table:table-cell>
          <table:table-cell table:number-columns-repeated="17"/>
        </table:table-row>
        <table:table-row table:style-name="ro1">
          <table:table-cell office:value-type="float" office:value="596.8" calcext:value-type="float">
            <text:p>596.8</text:p>
          </table:table-cell>
          <table:table-cell table:number-columns-repeated="17"/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17"/>
        </table:table-row>
        <table:table-row table:style-name="ro1">
          <table:table-cell office:value-type="float" office:value="597.2" calcext:value-type="float">
            <text:p>597.2</text:p>
          </table:table-cell>
          <table:table-cell table:number-columns-repeated="17"/>
        </table:table-row>
        <table:table-row table:style-name="ro1">
          <table:table-cell office:value-type="float" office:value="597.4" calcext:value-type="float">
            <text:p>597.4</text:p>
          </table:table-cell>
          <table:table-cell table:number-columns-repeated="17"/>
        </table:table-row>
        <table:table-row table:style-name="ro1">
          <table:table-cell office:value-type="float" office:value="597.6" calcext:value-type="float">
            <text:p>597.6</text:p>
          </table:table-cell>
          <table:table-cell table:number-columns-repeated="17"/>
        </table:table-row>
        <table:table-row table:style-name="ro1">
          <table:table-cell office:value-type="float" office:value="597.8" calcext:value-type="float">
            <text:p>597.8</text:p>
          </table:table-cell>
          <table:table-cell table:number-columns-repeated="17"/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17"/>
        </table:table-row>
        <table:table-row table:style-name="ro1">
          <table:table-cell office:value-type="float" office:value="598.2" calcext:value-type="float">
            <text:p>598.2</text:p>
          </table:table-cell>
          <table:table-cell table:number-columns-repeated="17"/>
        </table:table-row>
        <table:table-row table:style-name="ro1">
          <table:table-cell office:value-type="float" office:value="598.4" calcext:value-type="float">
            <text:p>598.4</text:p>
          </table:table-cell>
          <table:table-cell table:number-columns-repeated="17"/>
        </table:table-row>
        <table:table-row table:style-name="ro1">
          <table:table-cell office:value-type="float" office:value="598.6" calcext:value-type="float">
            <text:p>598.6</text:p>
          </table:table-cell>
          <table:table-cell table:number-columns-repeated="17"/>
        </table:table-row>
        <table:table-row table:style-name="ro1">
          <table:table-cell office:value-type="float" office:value="598.8" calcext:value-type="float">
            <text:p>598.8</text:p>
          </table:table-cell>
          <table:table-cell table:number-columns-repeated="17"/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17"/>
        </table:table-row>
        <table:table-row table:style-name="ro1">
          <table:table-cell office:value-type="float" office:value="599.2" calcext:value-type="float">
            <text:p>599.2</text:p>
          </table:table-cell>
          <table:table-cell table:number-columns-repeated="17"/>
        </table:table-row>
        <table:table-row table:style-name="ro1">
          <table:table-cell office:value-type="float" office:value="599.4" calcext:value-type="float">
            <text:p>599.4</text:p>
          </table:table-cell>
          <table:table-cell table:number-columns-repeated="17"/>
        </table:table-row>
        <table:table-row table:style-name="ro1">
          <table:table-cell office:value-type="float" office:value="599.6" calcext:value-type="float">
            <text:p>599.6</text:p>
          </table:table-cell>
          <table:table-cell table:number-columns-repeated="17"/>
        </table:table-row>
        <table:table-row table:style-name="ro1">
          <table:table-cell office:value-type="float" office:value="599.8" calcext:value-type="float">
            <text:p>599.8</text:p>
          </table:table-cell>
          <table:table-cell table:number-columns-repeated="17"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17"/>
        </table:table-row>
        <table:table-row table:style-name="ro1">
          <table:table-cell office:value-type="float" office:value="600.2" calcext:value-type="float">
            <text:p>600.2</text:p>
          </table:table-cell>
          <table:table-cell table:number-columns-repeated="17"/>
        </table:table-row>
        <table:table-row table:style-name="ro1">
          <table:table-cell office:value-type="float" office:value="600.4" calcext:value-type="float">
            <text:p>600.4</text:p>
          </table:table-cell>
          <table:table-cell table:number-columns-repeated="17"/>
        </table:table-row>
        <table:table-row table:style-name="ro1">
          <table:table-cell office:value-type="float" office:value="600.6" calcext:value-type="float">
            <text:p>600.6</text:p>
          </table:table-cell>
          <table:table-cell table:number-columns-repeated="17"/>
        </table:table-row>
        <table:table-row table:style-name="ro1">
          <table:table-cell office:value-type="float" office:value="600.8" calcext:value-type="float">
            <text:p>600.8</text:p>
          </table:table-cell>
          <table:table-cell table:number-columns-repeated="17"/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17"/>
        </table:table-row>
        <table:table-row table:style-name="ro1">
          <table:table-cell office:value-type="float" office:value="601.2" calcext:value-type="float">
            <text:p>601.2</text:p>
          </table:table-cell>
          <table:table-cell table:number-columns-repeated="17"/>
        </table:table-row>
        <table:table-row table:style-name="ro1">
          <table:table-cell office:value-type="float" office:value="601.4" calcext:value-type="float">
            <text:p>601.4</text:p>
          </table:table-cell>
          <table:table-cell table:number-columns-repeated="17"/>
        </table:table-row>
        <table:table-row table:style-name="ro1">
          <table:table-cell office:value-type="float" office:value="601.6" calcext:value-type="float">
            <text:p>601.6</text:p>
          </table:table-cell>
          <table:table-cell table:number-columns-repeated="17"/>
        </table:table-row>
        <table:table-row table:style-name="ro1">
          <table:table-cell office:value-type="float" office:value="601.8" calcext:value-type="float">
            <text:p>601.8</text:p>
          </table:table-cell>
          <table:table-cell table:number-columns-repeated="17"/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17"/>
        </table:table-row>
        <table:table-row table:style-name="ro1">
          <table:table-cell office:value-type="float" office:value="602.2" calcext:value-type="float">
            <text:p>602.2</text:p>
          </table:table-cell>
          <table:table-cell table:number-columns-repeated="17"/>
        </table:table-row>
        <table:table-row table:style-name="ro1">
          <table:table-cell office:value-type="float" office:value="602.4" calcext:value-type="float">
            <text:p>602.4</text:p>
          </table:table-cell>
          <table:table-cell table:number-columns-repeated="17"/>
        </table:table-row>
        <table:table-row table:style-name="ro1">
          <table:table-cell office:value-type="float" office:value="602.6" calcext:value-type="float">
            <text:p>602.6</text:p>
          </table:table-cell>
          <table:table-cell table:number-columns-repeated="17"/>
        </table:table-row>
        <table:table-row table:style-name="ro1">
          <table:table-cell office:value-type="float" office:value="602.8" calcext:value-type="float">
            <text:p>602.8</text:p>
          </table:table-cell>
          <table:table-cell table:number-columns-repeated="17"/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17"/>
        </table:table-row>
        <table:table-row table:style-name="ro1">
          <table:table-cell office:value-type="float" office:value="603.2" calcext:value-type="float">
            <text:p>603.2</text:p>
          </table:table-cell>
          <table:table-cell table:number-columns-repeated="17"/>
        </table:table-row>
        <table:table-row table:style-name="ro1">
          <table:table-cell office:value-type="float" office:value="603.4" calcext:value-type="float">
            <text:p>603.4</text:p>
          </table:table-cell>
          <table:table-cell table:number-columns-repeated="17"/>
        </table:table-row>
        <table:table-row table:style-name="ro1">
          <table:table-cell office:value-type="float" office:value="603.6" calcext:value-type="float">
            <text:p>603.6</text:p>
          </table:table-cell>
          <table:table-cell table:number-columns-repeated="17"/>
        </table:table-row>
        <table:table-row table:style-name="ro1">
          <table:table-cell office:value-type="float" office:value="603.8" calcext:value-type="float">
            <text:p>603.8</text:p>
          </table:table-cell>
          <table:table-cell table:number-columns-repeated="17"/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17"/>
        </table:table-row>
        <table:table-row table:style-name="ro1">
          <table:table-cell office:value-type="float" office:value="604.2" calcext:value-type="float">
            <text:p>604.2</text:p>
          </table:table-cell>
          <table:table-cell table:number-columns-repeated="17"/>
        </table:table-row>
        <table:table-row table:style-name="ro1">
          <table:table-cell office:value-type="float" office:value="604.4" calcext:value-type="float">
            <text:p>604.4</text:p>
          </table:table-cell>
          <table:table-cell table:number-columns-repeated="17"/>
        </table:table-row>
        <table:table-row table:style-name="ro1">
          <table:table-cell office:value-type="float" office:value="604.6" calcext:value-type="float">
            <text:p>604.6</text:p>
          </table:table-cell>
          <table:table-cell table:number-columns-repeated="17"/>
        </table:table-row>
        <table:table-row table:style-name="ro1">
          <table:table-cell office:value-type="float" office:value="604.8" calcext:value-type="float">
            <text:p>604.8</text:p>
          </table:table-cell>
          <table:table-cell table:number-columns-repeated="17"/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17"/>
        </table:table-row>
        <table:table-row table:style-name="ro1">
          <table:table-cell office:value-type="float" office:value="605.2" calcext:value-type="float">
            <text:p>605.2</text:p>
          </table:table-cell>
          <table:table-cell table:number-columns-repeated="17"/>
        </table:table-row>
        <table:table-row table:style-name="ro1">
          <table:table-cell office:value-type="float" office:value="605.4" calcext:value-type="float">
            <text:p>605.4</text:p>
          </table:table-cell>
          <table:table-cell table:number-columns-repeated="17"/>
        </table:table-row>
        <table:table-row table:style-name="ro1">
          <table:table-cell office:value-type="float" office:value="605.6" calcext:value-type="float">
            <text:p>605.6</text:p>
          </table:table-cell>
          <table:table-cell table:number-columns-repeated="17"/>
        </table:table-row>
        <table:table-row table:style-name="ro1">
          <table:table-cell office:value-type="float" office:value="605.8" calcext:value-type="float">
            <text:p>605.8</text:p>
          </table:table-cell>
          <table:table-cell table:number-columns-repeated="17"/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17"/>
        </table:table-row>
        <table:table-row table:style-name="ro1">
          <table:table-cell office:value-type="float" office:value="606.2" calcext:value-type="float">
            <text:p>606.2</text:p>
          </table:table-cell>
          <table:table-cell table:number-columns-repeated="17"/>
        </table:table-row>
        <table:table-row table:style-name="ro1">
          <table:table-cell office:value-type="float" office:value="606.4" calcext:value-type="float">
            <text:p>606.4</text:p>
          </table:table-cell>
          <table:table-cell table:number-columns-repeated="17"/>
        </table:table-row>
        <table:table-row table:style-name="ro1">
          <table:table-cell office:value-type="float" office:value="606.6" calcext:value-type="float">
            <text:p>606.6</text:p>
          </table:table-cell>
          <table:table-cell table:number-columns-repeated="17"/>
        </table:table-row>
        <table:table-row table:style-name="ro1">
          <table:table-cell office:value-type="float" office:value="606.8" calcext:value-type="float">
            <text:p>606.8</text:p>
          </table:table-cell>
          <table:table-cell table:number-columns-repeated="17"/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17"/>
        </table:table-row>
        <table:table-row table:style-name="ro1">
          <table:table-cell office:value-type="float" office:value="607.2" calcext:value-type="float">
            <text:p>607.2</text:p>
          </table:table-cell>
          <table:table-cell table:number-columns-repeated="17"/>
        </table:table-row>
        <table:table-row table:style-name="ro1">
          <table:table-cell office:value-type="float" office:value="607.4" calcext:value-type="float">
            <text:p>607.4</text:p>
          </table:table-cell>
          <table:table-cell table:number-columns-repeated="17"/>
        </table:table-row>
        <table:table-row table:style-name="ro1">
          <table:table-cell office:value-type="float" office:value="607.6" calcext:value-type="float">
            <text:p>607.6</text:p>
          </table:table-cell>
          <table:table-cell table:number-columns-repeated="17"/>
        </table:table-row>
        <table:table-row table:style-name="ro1">
          <table:table-cell office:value-type="float" office:value="607.8" calcext:value-type="float">
            <text:p>607.8</text:p>
          </table:table-cell>
          <table:table-cell table:number-columns-repeated="17"/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17"/>
        </table:table-row>
        <table:table-row table:style-name="ro1">
          <table:table-cell office:value-type="float" office:value="608.2" calcext:value-type="float">
            <text:p>608.2</text:p>
          </table:table-cell>
          <table:table-cell table:number-columns-repeated="17"/>
        </table:table-row>
        <table:table-row table:style-name="ro1">
          <table:table-cell office:value-type="float" office:value="608.4" calcext:value-type="float">
            <text:p>608.4</text:p>
          </table:table-cell>
          <table:table-cell table:number-columns-repeated="17"/>
        </table:table-row>
        <table:table-row table:style-name="ro1">
          <table:table-cell office:value-type="float" office:value="608.6" calcext:value-type="float">
            <text:p>608.6</text:p>
          </table:table-cell>
          <table:table-cell table:number-columns-repeated="17"/>
        </table:table-row>
        <table:table-row table:style-name="ro1">
          <table:table-cell office:value-type="float" office:value="608.8" calcext:value-type="float">
            <text:p>608.8</text:p>
          </table:table-cell>
          <table:table-cell table:number-columns-repeated="17"/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17"/>
        </table:table-row>
        <table:table-row table:style-name="ro1">
          <table:table-cell office:value-type="float" office:value="609.2" calcext:value-type="float">
            <text:p>609.2</text:p>
          </table:table-cell>
          <table:table-cell table:number-columns-repeated="17"/>
        </table:table-row>
        <table:table-row table:style-name="ro1">
          <table:table-cell office:value-type="float" office:value="609.4" calcext:value-type="float">
            <text:p>609.4</text:p>
          </table:table-cell>
          <table:table-cell table:number-columns-repeated="17"/>
        </table:table-row>
        <table:table-row table:style-name="ro1">
          <table:table-cell office:value-type="float" office:value="609.6" calcext:value-type="float">
            <text:p>609.6</text:p>
          </table:table-cell>
          <table:table-cell table:number-columns-repeated="17"/>
        </table:table-row>
        <table:table-row table:style-name="ro1">
          <table:table-cell office:value-type="float" office:value="609.8" calcext:value-type="float">
            <text:p>609.8</text:p>
          </table:table-cell>
          <table:table-cell table:number-columns-repeated="17"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17"/>
        </table:table-row>
        <table:table-row table:style-name="ro1">
          <table:table-cell office:value-type="float" office:value="610.2" calcext:value-type="float">
            <text:p>610.2</text:p>
          </table:table-cell>
          <table:table-cell table:number-columns-repeated="17"/>
        </table:table-row>
        <table:table-row table:style-name="ro1">
          <table:table-cell office:value-type="float" office:value="610.4" calcext:value-type="float">
            <text:p>610.4</text:p>
          </table:table-cell>
          <table:table-cell table:number-columns-repeated="17"/>
        </table:table-row>
        <table:table-row table:style-name="ro1">
          <table:table-cell office:value-type="float" office:value="610.6" calcext:value-type="float">
            <text:p>610.6</text:p>
          </table:table-cell>
          <table:table-cell table:number-columns-repeated="17"/>
        </table:table-row>
        <table:table-row table:style-name="ro1">
          <table:table-cell office:value-type="float" office:value="610.8" calcext:value-type="float">
            <text:p>610.8</text:p>
          </table:table-cell>
          <table:table-cell table:number-columns-repeated="17"/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17"/>
        </table:table-row>
        <table:table-row table:style-name="ro1">
          <table:table-cell office:value-type="float" office:value="611.2" calcext:value-type="float">
            <text:p>611.2</text:p>
          </table:table-cell>
          <table:table-cell table:number-columns-repeated="17"/>
        </table:table-row>
        <table:table-row table:style-name="ro1">
          <table:table-cell office:value-type="float" office:value="611.4" calcext:value-type="float">
            <text:p>611.4</text:p>
          </table:table-cell>
          <table:table-cell table:number-columns-repeated="17"/>
        </table:table-row>
        <table:table-row table:style-name="ro1">
          <table:table-cell office:value-type="float" office:value="611.6" calcext:value-type="float">
            <text:p>611.6</text:p>
          </table:table-cell>
          <table:table-cell table:number-columns-repeated="17"/>
        </table:table-row>
        <table:table-row table:style-name="ro1">
          <table:table-cell office:value-type="float" office:value="611.8" calcext:value-type="float">
            <text:p>611.8</text:p>
          </table:table-cell>
          <table:table-cell table:number-columns-repeated="17"/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17"/>
        </table:table-row>
        <table:table-row table:style-name="ro1">
          <table:table-cell office:value-type="float" office:value="612.2" calcext:value-type="float">
            <text:p>612.2</text:p>
          </table:table-cell>
          <table:table-cell table:number-columns-repeated="17"/>
        </table:table-row>
        <table:table-row table:style-name="ro1">
          <table:table-cell office:value-type="float" office:value="612.4" calcext:value-type="float">
            <text:p>612.4</text:p>
          </table:table-cell>
          <table:table-cell table:number-columns-repeated="17"/>
        </table:table-row>
        <table:table-row table:style-name="ro1">
          <table:table-cell office:value-type="float" office:value="612.6" calcext:value-type="float">
            <text:p>612.6</text:p>
          </table:table-cell>
          <table:table-cell table:number-columns-repeated="17"/>
        </table:table-row>
        <table:table-row table:style-name="ro1">
          <table:table-cell office:value-type="float" office:value="612.8" calcext:value-type="float">
            <text:p>612.8</text:p>
          </table:table-cell>
          <table:table-cell table:number-columns-repeated="17"/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17"/>
        </table:table-row>
        <table:table-row table:style-name="ro1">
          <table:table-cell office:value-type="float" office:value="613.2" calcext:value-type="float">
            <text:p>613.2</text:p>
          </table:table-cell>
          <table:table-cell table:number-columns-repeated="17"/>
        </table:table-row>
        <table:table-row table:style-name="ro1">
          <table:table-cell office:value-type="float" office:value="613.4" calcext:value-type="float">
            <text:p>613.4</text:p>
          </table:table-cell>
          <table:table-cell table:number-columns-repeated="17"/>
        </table:table-row>
        <table:table-row table:style-name="ro1">
          <table:table-cell office:value-type="float" office:value="613.6" calcext:value-type="float">
            <text:p>613.6</text:p>
          </table:table-cell>
          <table:table-cell table:number-columns-repeated="17"/>
        </table:table-row>
        <table:table-row table:style-name="ro1">
          <table:table-cell office:value-type="float" office:value="613.8" calcext:value-type="float">
            <text:p>613.8</text:p>
          </table:table-cell>
          <table:table-cell table:number-columns-repeated="17"/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17"/>
        </table:table-row>
        <table:table-row table:style-name="ro1">
          <table:table-cell office:value-type="float" office:value="614.2" calcext:value-type="float">
            <text:p>614.2</text:p>
          </table:table-cell>
          <table:table-cell table:number-columns-repeated="17"/>
        </table:table-row>
        <table:table-row table:style-name="ro1">
          <table:table-cell office:value-type="float" office:value="614.4" calcext:value-type="float">
            <text:p>614.4</text:p>
          </table:table-cell>
          <table:table-cell table:number-columns-repeated="17"/>
        </table:table-row>
        <table:table-row table:style-name="ro1">
          <table:table-cell office:value-type="float" office:value="614.6" calcext:value-type="float">
            <text:p>614.6</text:p>
          </table:table-cell>
          <table:table-cell table:number-columns-repeated="17"/>
        </table:table-row>
        <table:table-row table:style-name="ro1">
          <table:table-cell office:value-type="float" office:value="614.8" calcext:value-type="float">
            <text:p>614.8</text:p>
          </table:table-cell>
          <table:table-cell table:number-columns-repeated="17"/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17"/>
        </table:table-row>
        <table:table-row table:style-name="ro1">
          <table:table-cell office:value-type="float" office:value="615.2" calcext:value-type="float">
            <text:p>615.2</text:p>
          </table:table-cell>
          <table:table-cell table:number-columns-repeated="17"/>
        </table:table-row>
        <table:table-row table:style-name="ro1">
          <table:table-cell office:value-type="float" office:value="615.4" calcext:value-type="float">
            <text:p>615.4</text:p>
          </table:table-cell>
          <table:table-cell table:number-columns-repeated="17"/>
        </table:table-row>
        <table:table-row table:style-name="ro1">
          <table:table-cell office:value-type="float" office:value="615.6" calcext:value-type="float">
            <text:p>615.6</text:p>
          </table:table-cell>
          <table:table-cell table:number-columns-repeated="17"/>
        </table:table-row>
        <table:table-row table:style-name="ro1">
          <table:table-cell office:value-type="float" office:value="615.8" calcext:value-type="float">
            <text:p>615.8</text:p>
          </table:table-cell>
          <table:table-cell table:number-columns-repeated="17"/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17"/>
        </table:table-row>
        <table:table-row table:style-name="ro1">
          <table:table-cell office:value-type="float" office:value="616.2" calcext:value-type="float">
            <text:p>616.2</text:p>
          </table:table-cell>
          <table:table-cell table:number-columns-repeated="17"/>
        </table:table-row>
        <table:table-row table:style-name="ro1">
          <table:table-cell office:value-type="float" office:value="616.4" calcext:value-type="float">
            <text:p>616.4</text:p>
          </table:table-cell>
          <table:table-cell table:number-columns-repeated="17"/>
        </table:table-row>
        <table:table-row table:style-name="ro1">
          <table:table-cell office:value-type="float" office:value="616.6" calcext:value-type="float">
            <text:p>616.6</text:p>
          </table:table-cell>
          <table:table-cell table:number-columns-repeated="17"/>
        </table:table-row>
        <table:table-row table:style-name="ro1">
          <table:table-cell office:value-type="float" office:value="616.8" calcext:value-type="float">
            <text:p>616.8</text:p>
          </table:table-cell>
          <table:table-cell table:number-columns-repeated="17"/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17"/>
        </table:table-row>
        <table:table-row table:style-name="ro1">
          <table:table-cell office:value-type="float" office:value="617.2" calcext:value-type="float">
            <text:p>617.2</text:p>
          </table:table-cell>
          <table:table-cell table:number-columns-repeated="17"/>
        </table:table-row>
        <table:table-row table:style-name="ro1">
          <table:table-cell office:value-type="float" office:value="617.4" calcext:value-type="float">
            <text:p>617.4</text:p>
          </table:table-cell>
          <table:table-cell table:number-columns-repeated="17"/>
        </table:table-row>
        <table:table-row table:style-name="ro1">
          <table:table-cell office:value-type="float" office:value="617.6" calcext:value-type="float">
            <text:p>617.6</text:p>
          </table:table-cell>
          <table:table-cell table:number-columns-repeated="17"/>
        </table:table-row>
        <table:table-row table:style-name="ro1">
          <table:table-cell office:value-type="float" office:value="617.8" calcext:value-type="float">
            <text:p>617.8</text:p>
          </table:table-cell>
          <table:table-cell table:number-columns-repeated="17"/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17"/>
        </table:table-row>
        <table:table-row table:style-name="ro1">
          <table:table-cell office:value-type="float" office:value="618.2" calcext:value-type="float">
            <text:p>618.2</text:p>
          </table:table-cell>
          <table:table-cell table:number-columns-repeated="17"/>
        </table:table-row>
        <table:table-row table:style-name="ro1">
          <table:table-cell office:value-type="float" office:value="618.4" calcext:value-type="float">
            <text:p>618.4</text:p>
          </table:table-cell>
          <table:table-cell table:number-columns-repeated="17"/>
        </table:table-row>
        <table:table-row table:style-name="ro1">
          <table:table-cell office:value-type="float" office:value="618.6" calcext:value-type="float">
            <text:p>618.6</text:p>
          </table:table-cell>
          <table:table-cell table:number-columns-repeated="17"/>
        </table:table-row>
        <table:table-row table:style-name="ro1">
          <table:table-cell office:value-type="float" office:value="618.8" calcext:value-type="float">
            <text:p>618.8</text:p>
          </table:table-cell>
          <table:table-cell table:number-columns-repeated="17"/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17"/>
        </table:table-row>
        <table:table-row table:style-name="ro1">
          <table:table-cell office:value-type="float" office:value="619.2" calcext:value-type="float">
            <text:p>619.2</text:p>
          </table:table-cell>
          <table:table-cell table:number-columns-repeated="17"/>
        </table:table-row>
        <table:table-row table:style-name="ro1">
          <table:table-cell office:value-type="float" office:value="619.4" calcext:value-type="float">
            <text:p>619.4</text:p>
          </table:table-cell>
          <table:table-cell table:number-columns-repeated="17"/>
        </table:table-row>
        <table:table-row table:style-name="ro1">
          <table:table-cell office:value-type="float" office:value="619.6" calcext:value-type="float">
            <text:p>619.6</text:p>
          </table:table-cell>
          <table:table-cell table:number-columns-repeated="17"/>
        </table:table-row>
        <table:table-row table:style-name="ro1">
          <table:table-cell office:value-type="float" office:value="619.8" calcext:value-type="float">
            <text:p>619.8</text:p>
          </table:table-cell>
          <table:table-cell table:number-columns-repeated="17"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17"/>
        </table:table-row>
        <table:table-row table:style-name="ro1">
          <table:table-cell office:value-type="float" office:value="620.2" calcext:value-type="float">
            <text:p>620.2</text:p>
          </table:table-cell>
          <table:table-cell table:number-columns-repeated="17"/>
        </table:table-row>
        <table:table-row table:style-name="ro1">
          <table:table-cell office:value-type="float" office:value="620.4" calcext:value-type="float">
            <text:p>620.4</text:p>
          </table:table-cell>
          <table:table-cell table:number-columns-repeated="17"/>
        </table:table-row>
        <table:table-row table:style-name="ro1">
          <table:table-cell office:value-type="float" office:value="620.6" calcext:value-type="float">
            <text:p>620.6</text:p>
          </table:table-cell>
          <table:table-cell table:number-columns-repeated="17"/>
        </table:table-row>
        <table:table-row table:style-name="ro1">
          <table:table-cell office:value-type="float" office:value="620.8" calcext:value-type="float">
            <text:p>620.8</text:p>
          </table:table-cell>
          <table:table-cell table:number-columns-repeated="17"/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17"/>
        </table:table-row>
        <table:table-row table:style-name="ro1">
          <table:table-cell office:value-type="float" office:value="621.2" calcext:value-type="float">
            <text:p>621.2</text:p>
          </table:table-cell>
          <table:table-cell table:number-columns-repeated="17"/>
        </table:table-row>
        <table:table-row table:style-name="ro1">
          <table:table-cell office:value-type="float" office:value="621.4" calcext:value-type="float">
            <text:p>621.4</text:p>
          </table:table-cell>
          <table:table-cell table:number-columns-repeated="17"/>
        </table:table-row>
        <table:table-row table:style-name="ro1">
          <table:table-cell office:value-type="float" office:value="621.6" calcext:value-type="float">
            <text:p>621.6</text:p>
          </table:table-cell>
          <table:table-cell table:number-columns-repeated="17"/>
        </table:table-row>
        <table:table-row table:style-name="ro1">
          <table:table-cell office:value-type="float" office:value="621.8" calcext:value-type="float">
            <text:p>621.8</text:p>
          </table:table-cell>
          <table:table-cell table:number-columns-repeated="17"/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17"/>
        </table:table-row>
        <table:table-row table:style-name="ro1">
          <table:table-cell office:value-type="float" office:value="622.2" calcext:value-type="float">
            <text:p>622.2</text:p>
          </table:table-cell>
          <table:table-cell table:number-columns-repeated="17"/>
        </table:table-row>
        <table:table-row table:style-name="ro1">
          <table:table-cell office:value-type="float" office:value="622.4" calcext:value-type="float">
            <text:p>622.4</text:p>
          </table:table-cell>
          <table:table-cell table:number-columns-repeated="17"/>
        </table:table-row>
        <table:table-row table:style-name="ro1">
          <table:table-cell office:value-type="float" office:value="622.6" calcext:value-type="float">
            <text:p>622.6</text:p>
          </table:table-cell>
          <table:table-cell table:number-columns-repeated="17"/>
        </table:table-row>
        <table:table-row table:style-name="ro1">
          <table:table-cell office:value-type="float" office:value="622.8" calcext:value-type="float">
            <text:p>622.8</text:p>
          </table:table-cell>
          <table:table-cell table:number-columns-repeated="17"/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17"/>
        </table:table-row>
        <table:table-row table:style-name="ro1">
          <table:table-cell office:value-type="float" office:value="623.2" calcext:value-type="float">
            <text:p>623.2</text:p>
          </table:table-cell>
          <table:table-cell table:number-columns-repeated="17"/>
        </table:table-row>
        <table:table-row table:style-name="ro1">
          <table:table-cell office:value-type="float" office:value="623.4" calcext:value-type="float">
            <text:p>623.4</text:p>
          </table:table-cell>
          <table:table-cell table:number-columns-repeated="17"/>
        </table:table-row>
        <table:table-row table:style-name="ro1">
          <table:table-cell office:value-type="float" office:value="623.6" calcext:value-type="float">
            <text:p>623.6</text:p>
          </table:table-cell>
          <table:table-cell table:number-columns-repeated="17"/>
        </table:table-row>
        <table:table-row table:style-name="ro1">
          <table:table-cell office:value-type="float" office:value="623.8" calcext:value-type="float">
            <text:p>623.8</text:p>
          </table:table-cell>
          <table:table-cell table:number-columns-repeated="17"/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17"/>
        </table:table-row>
        <table:table-row table:style-name="ro1">
          <table:table-cell office:value-type="float" office:value="624.2" calcext:value-type="float">
            <text:p>624.2</text:p>
          </table:table-cell>
          <table:table-cell table:number-columns-repeated="17"/>
        </table:table-row>
        <table:table-row table:style-name="ro1">
          <table:table-cell office:value-type="float" office:value="624.4" calcext:value-type="float">
            <text:p>624.4</text:p>
          </table:table-cell>
          <table:table-cell table:number-columns-repeated="17"/>
        </table:table-row>
        <table:table-row table:style-name="ro1">
          <table:table-cell office:value-type="float" office:value="624.6" calcext:value-type="float">
            <text:p>624.6</text:p>
          </table:table-cell>
          <table:table-cell table:number-columns-repeated="17"/>
        </table:table-row>
        <table:table-row table:style-name="ro1">
          <table:table-cell office:value-type="float" office:value="624.8" calcext:value-type="float">
            <text:p>624.8</text:p>
          </table:table-cell>
          <table:table-cell table:number-columns-repeated="17"/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17"/>
        </table:table-row>
        <table:table-row table:style-name="ro1">
          <table:table-cell office:value-type="float" office:value="625.2" calcext:value-type="float">
            <text:p>625.2</text:p>
          </table:table-cell>
          <table:table-cell table:number-columns-repeated="17"/>
        </table:table-row>
        <table:table-row table:style-name="ro1">
          <table:table-cell office:value-type="float" office:value="625.4" calcext:value-type="float">
            <text:p>625.4</text:p>
          </table:table-cell>
          <table:table-cell table:number-columns-repeated="17"/>
        </table:table-row>
        <table:table-row table:style-name="ro1">
          <table:table-cell office:value-type="float" office:value="625.6" calcext:value-type="float">
            <text:p>625.6</text:p>
          </table:table-cell>
          <table:table-cell table:number-columns-repeated="17"/>
        </table:table-row>
        <table:table-row table:style-name="ro1">
          <table:table-cell office:value-type="float" office:value="625.8" calcext:value-type="float">
            <text:p>625.8</text:p>
          </table:table-cell>
          <table:table-cell table:number-columns-repeated="17"/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17"/>
        </table:table-row>
        <table:table-row table:style-name="ro1">
          <table:table-cell office:value-type="float" office:value="626.2" calcext:value-type="float">
            <text:p>626.2</text:p>
          </table:table-cell>
          <table:table-cell table:number-columns-repeated="17"/>
        </table:table-row>
        <table:table-row table:style-name="ro1">
          <table:table-cell office:value-type="float" office:value="626.4" calcext:value-type="float">
            <text:p>626.4</text:p>
          </table:table-cell>
          <table:table-cell table:number-columns-repeated="17"/>
        </table:table-row>
        <table:table-row table:style-name="ro1">
          <table:table-cell office:value-type="float" office:value="626.6" calcext:value-type="float">
            <text:p>626.6</text:p>
          </table:table-cell>
          <table:table-cell table:number-columns-repeated="17"/>
        </table:table-row>
        <table:table-row table:style-name="ro1">
          <table:table-cell office:value-type="float" office:value="626.8" calcext:value-type="float">
            <text:p>626.8</text:p>
          </table:table-cell>
          <table:table-cell table:number-columns-repeated="17"/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17"/>
        </table:table-row>
        <table:table-row table:style-name="ro1">
          <table:table-cell office:value-type="float" office:value="627.2" calcext:value-type="float">
            <text:p>627.2</text:p>
          </table:table-cell>
          <table:table-cell table:number-columns-repeated="17"/>
        </table:table-row>
        <table:table-row table:style-name="ro1">
          <table:table-cell office:value-type="float" office:value="627.4" calcext:value-type="float">
            <text:p>627.4</text:p>
          </table:table-cell>
          <table:table-cell table:number-columns-repeated="17"/>
        </table:table-row>
        <table:table-row table:style-name="ro1">
          <table:table-cell office:value-type="float" office:value="627.6" calcext:value-type="float">
            <text:p>627.6</text:p>
          </table:table-cell>
          <table:table-cell table:number-columns-repeated="17"/>
        </table:table-row>
        <table:table-row table:style-name="ro1">
          <table:table-cell office:value-type="float" office:value="627.8" calcext:value-type="float">
            <text:p>627.8</text:p>
          </table:table-cell>
          <table:table-cell table:number-columns-repeated="17"/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17"/>
        </table:table-row>
        <table:table-row table:style-name="ro1">
          <table:table-cell office:value-type="float" office:value="628.2" calcext:value-type="float">
            <text:p>628.2</text:p>
          </table:table-cell>
          <table:table-cell table:number-columns-repeated="17"/>
        </table:table-row>
        <table:table-row table:style-name="ro1">
          <table:table-cell office:value-type="float" office:value="628.4" calcext:value-type="float">
            <text:p>628.4</text:p>
          </table:table-cell>
          <table:table-cell table:number-columns-repeated="17"/>
        </table:table-row>
        <table:table-row table:style-name="ro1">
          <table:table-cell office:value-type="float" office:value="628.6" calcext:value-type="float">
            <text:p>628.6</text:p>
          </table:table-cell>
          <table:table-cell table:number-columns-repeated="17"/>
        </table:table-row>
        <table:table-row table:style-name="ro1">
          <table:table-cell office:value-type="float" office:value="628.8" calcext:value-type="float">
            <text:p>628.8</text:p>
          </table:table-cell>
          <table:table-cell table:number-columns-repeated="17"/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17"/>
        </table:table-row>
        <table:table-row table:style-name="ro1">
          <table:table-cell office:value-type="float" office:value="629.2" calcext:value-type="float">
            <text:p>629.2</text:p>
          </table:table-cell>
          <table:table-cell table:number-columns-repeated="17"/>
        </table:table-row>
        <table:table-row table:style-name="ro1">
          <table:table-cell office:value-type="float" office:value="629.4" calcext:value-type="float">
            <text:p>629.4</text:p>
          </table:table-cell>
          <table:table-cell table:number-columns-repeated="17"/>
        </table:table-row>
        <table:table-row table:style-name="ro1">
          <table:table-cell office:value-type="float" office:value="629.6" calcext:value-type="float">
            <text:p>629.6</text:p>
          </table:table-cell>
          <table:table-cell table:number-columns-repeated="17"/>
        </table:table-row>
        <table:table-row table:style-name="ro1">
          <table:table-cell office:value-type="float" office:value="629.8" calcext:value-type="float">
            <text:p>629.8</text:p>
          </table:table-cell>
          <table:table-cell table:number-columns-repeated="17"/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17"/>
        </table:table-row>
        <table:table-row table:style-name="ro1">
          <table:table-cell office:value-type="float" office:value="630.2" calcext:value-type="float">
            <text:p>630.2</text:p>
          </table:table-cell>
          <table:table-cell table:number-columns-repeated="17"/>
        </table:table-row>
        <table:table-row table:style-name="ro1">
          <table:table-cell office:value-type="float" office:value="630.4" calcext:value-type="float">
            <text:p>630.4</text:p>
          </table:table-cell>
          <table:table-cell table:number-columns-repeated="17"/>
        </table:table-row>
        <table:table-row table:style-name="ro1">
          <table:table-cell office:value-type="float" office:value="630.6" calcext:value-type="float">
            <text:p>630.6</text:p>
          </table:table-cell>
          <table:table-cell table:number-columns-repeated="17"/>
        </table:table-row>
        <table:table-row table:style-name="ro1">
          <table:table-cell office:value-type="float" office:value="630.8" calcext:value-type="float">
            <text:p>630.8</text:p>
          </table:table-cell>
          <table:table-cell table:number-columns-repeated="17"/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17"/>
        </table:table-row>
        <table:table-row table:style-name="ro1">
          <table:table-cell office:value-type="float" office:value="631.2" calcext:value-type="float">
            <text:p>631.2</text:p>
          </table:table-cell>
          <table:table-cell table:number-columns-repeated="17"/>
        </table:table-row>
        <table:table-row table:style-name="ro1">
          <table:table-cell office:value-type="float" office:value="631.4" calcext:value-type="float">
            <text:p>631.4</text:p>
          </table:table-cell>
          <table:table-cell table:number-columns-repeated="17"/>
        </table:table-row>
        <table:table-row table:style-name="ro1">
          <table:table-cell office:value-type="float" office:value="631.6" calcext:value-type="float">
            <text:p>631.6</text:p>
          </table:table-cell>
          <table:table-cell table:number-columns-repeated="17"/>
        </table:table-row>
        <table:table-row table:style-name="ro1">
          <table:table-cell office:value-type="float" office:value="631.8" calcext:value-type="float">
            <text:p>631.8</text:p>
          </table:table-cell>
          <table:table-cell table:number-columns-repeated="17"/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17"/>
        </table:table-row>
        <table:table-row table:style-name="ro1">
          <table:table-cell office:value-type="float" office:value="632.2" calcext:value-type="float">
            <text:p>632.2</text:p>
          </table:table-cell>
          <table:table-cell table:number-columns-repeated="17"/>
        </table:table-row>
        <table:table-row table:style-name="ro1">
          <table:table-cell office:value-type="float" office:value="632.4" calcext:value-type="float">
            <text:p>632.4</text:p>
          </table:table-cell>
          <table:table-cell table:number-columns-repeated="17"/>
        </table:table-row>
        <table:table-row table:style-name="ro1">
          <table:table-cell office:value-type="float" office:value="632.6" calcext:value-type="float">
            <text:p>632.6</text:p>
          </table:table-cell>
          <table:table-cell table:number-columns-repeated="17"/>
        </table:table-row>
        <table:table-row table:style-name="ro1">
          <table:table-cell office:value-type="float" office:value="632.8" calcext:value-type="float">
            <text:p>632.8</text:p>
          </table:table-cell>
          <table:table-cell table:number-columns-repeated="17"/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17"/>
        </table:table-row>
        <table:table-row table:style-name="ro1">
          <table:table-cell office:value-type="float" office:value="633.2" calcext:value-type="float">
            <text:p>633.2</text:p>
          </table:table-cell>
          <table:table-cell table:number-columns-repeated="17"/>
        </table:table-row>
        <table:table-row table:style-name="ro1">
          <table:table-cell office:value-type="float" office:value="633.4" calcext:value-type="float">
            <text:p>633.4</text:p>
          </table:table-cell>
          <table:table-cell table:number-columns-repeated="17"/>
        </table:table-row>
        <table:table-row table:style-name="ro1">
          <table:table-cell office:value-type="float" office:value="633.6" calcext:value-type="float">
            <text:p>633.6</text:p>
          </table:table-cell>
          <table:table-cell table:number-columns-repeated="17"/>
        </table:table-row>
        <table:table-row table:style-name="ro1">
          <table:table-cell office:value-type="float" office:value="633.8" calcext:value-type="float">
            <text:p>633.8</text:p>
          </table:table-cell>
          <table:table-cell table:number-columns-repeated="17"/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17"/>
        </table:table-row>
        <table:table-row table:style-name="ro1">
          <table:table-cell office:value-type="float" office:value="634.2" calcext:value-type="float">
            <text:p>634.2</text:p>
          </table:table-cell>
          <table:table-cell table:number-columns-repeated="17"/>
        </table:table-row>
        <table:table-row table:style-name="ro1">
          <table:table-cell office:value-type="float" office:value="634.4" calcext:value-type="float">
            <text:p>634.4</text:p>
          </table:table-cell>
          <table:table-cell table:number-columns-repeated="17"/>
        </table:table-row>
        <table:table-row table:style-name="ro1">
          <table:table-cell office:value-type="float" office:value="634.6" calcext:value-type="float">
            <text:p>634.6</text:p>
          </table:table-cell>
          <table:table-cell table:number-columns-repeated="17"/>
        </table:table-row>
        <table:table-row table:style-name="ro1">
          <table:table-cell office:value-type="float" office:value="634.8" calcext:value-type="float">
            <text:p>634.8</text:p>
          </table:table-cell>
          <table:table-cell table:number-columns-repeated="17"/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17"/>
        </table:table-row>
        <table:table-row table:style-name="ro1">
          <table:table-cell office:value-type="float" office:value="635.2" calcext:value-type="float">
            <text:p>635.2</text:p>
          </table:table-cell>
          <table:table-cell table:number-columns-repeated="17"/>
        </table:table-row>
        <table:table-row table:style-name="ro1">
          <table:table-cell office:value-type="float" office:value="635.4" calcext:value-type="float">
            <text:p>635.4</text:p>
          </table:table-cell>
          <table:table-cell table:number-columns-repeated="17"/>
        </table:table-row>
        <table:table-row table:style-name="ro1">
          <table:table-cell office:value-type="float" office:value="635.6" calcext:value-type="float">
            <text:p>635.6</text:p>
          </table:table-cell>
          <table:table-cell table:number-columns-repeated="17"/>
        </table:table-row>
        <table:table-row table:style-name="ro1">
          <table:table-cell office:value-type="float" office:value="635.8" calcext:value-type="float">
            <text:p>635.8</text:p>
          </table:table-cell>
          <table:table-cell table:number-columns-repeated="17"/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17"/>
        </table:table-row>
        <table:table-row table:style-name="ro1">
          <table:table-cell office:value-type="float" office:value="636.2" calcext:value-type="float">
            <text:p>636.2</text:p>
          </table:table-cell>
          <table:table-cell table:number-columns-repeated="17"/>
        </table:table-row>
        <table:table-row table:style-name="ro1">
          <table:table-cell office:value-type="float" office:value="636.4" calcext:value-type="float">
            <text:p>636.4</text:p>
          </table:table-cell>
          <table:table-cell table:number-columns-repeated="17"/>
        </table:table-row>
        <table:table-row table:style-name="ro1">
          <table:table-cell office:value-type="float" office:value="636.6" calcext:value-type="float">
            <text:p>636.6</text:p>
          </table:table-cell>
          <table:table-cell table:number-columns-repeated="17"/>
        </table:table-row>
        <table:table-row table:style-name="ro1">
          <table:table-cell office:value-type="float" office:value="636.8" calcext:value-type="float">
            <text:p>636.8</text:p>
          </table:table-cell>
          <table:table-cell table:number-columns-repeated="17"/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17"/>
        </table:table-row>
        <table:table-row table:style-name="ro1">
          <table:table-cell office:value-type="float" office:value="637.2" calcext:value-type="float">
            <text:p>637.2</text:p>
          </table:table-cell>
          <table:table-cell table:number-columns-repeated="17"/>
        </table:table-row>
        <table:table-row table:style-name="ro1">
          <table:table-cell office:value-type="float" office:value="637.4" calcext:value-type="float">
            <text:p>637.4</text:p>
          </table:table-cell>
          <table:table-cell table:number-columns-repeated="17"/>
        </table:table-row>
        <table:table-row table:style-name="ro1">
          <table:table-cell office:value-type="float" office:value="637.6" calcext:value-type="float">
            <text:p>637.6</text:p>
          </table:table-cell>
          <table:table-cell table:number-columns-repeated="17"/>
        </table:table-row>
        <table:table-row table:style-name="ro1">
          <table:table-cell office:value-type="float" office:value="637.8" calcext:value-type="float">
            <text:p>637.8</text:p>
          </table:table-cell>
          <table:table-cell table:number-columns-repeated="17"/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17"/>
        </table:table-row>
        <table:table-row table:style-name="ro1">
          <table:table-cell office:value-type="float" office:value="638.2" calcext:value-type="float">
            <text:p>638.2</text:p>
          </table:table-cell>
          <table:table-cell table:number-columns-repeated="17"/>
        </table:table-row>
        <table:table-row table:style-name="ro1">
          <table:table-cell office:value-type="float" office:value="638.4" calcext:value-type="float">
            <text:p>638.4</text:p>
          </table:table-cell>
          <table:table-cell table:number-columns-repeated="17"/>
        </table:table-row>
        <table:table-row table:style-name="ro1">
          <table:table-cell office:value-type="float" office:value="638.6" calcext:value-type="float">
            <text:p>638.6</text:p>
          </table:table-cell>
          <table:table-cell table:number-columns-repeated="17"/>
        </table:table-row>
        <table:table-row table:style-name="ro1">
          <table:table-cell office:value-type="float" office:value="638.8" calcext:value-type="float">
            <text:p>638.8</text:p>
          </table:table-cell>
          <table:table-cell table:number-columns-repeated="17"/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17"/>
        </table:table-row>
        <table:table-row table:style-name="ro1">
          <table:table-cell office:value-type="float" office:value="639.2" calcext:value-type="float">
            <text:p>639.2</text:p>
          </table:table-cell>
          <table:table-cell table:number-columns-repeated="17"/>
        </table:table-row>
        <table:table-row table:style-name="ro1">
          <table:table-cell office:value-type="float" office:value="639.4" calcext:value-type="float">
            <text:p>639.4</text:p>
          </table:table-cell>
          <table:table-cell table:number-columns-repeated="17"/>
        </table:table-row>
        <table:table-row table:style-name="ro1">
          <table:table-cell office:value-type="float" office:value="639.6" calcext:value-type="float">
            <text:p>639.6</text:p>
          </table:table-cell>
          <table:table-cell table:number-columns-repeated="17"/>
        </table:table-row>
        <table:table-row table:style-name="ro1">
          <table:table-cell office:value-type="float" office:value="639.8" calcext:value-type="float">
            <text:p>639.8</text:p>
          </table:table-cell>
          <table:table-cell table:number-columns-repeated="17"/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17"/>
        </table:table-row>
        <table:table-row table:style-name="ro1">
          <table:table-cell office:value-type="float" office:value="640.2" calcext:value-type="float">
            <text:p>640.2</text:p>
          </table:table-cell>
          <table:table-cell table:number-columns-repeated="17"/>
        </table:table-row>
        <table:table-row table:style-name="ro1">
          <table:table-cell office:value-type="float" office:value="640.4" calcext:value-type="float">
            <text:p>640.4</text:p>
          </table:table-cell>
          <table:table-cell table:number-columns-repeated="17"/>
        </table:table-row>
        <table:table-row table:style-name="ro1">
          <table:table-cell office:value-type="float" office:value="640.6" calcext:value-type="float">
            <text:p>640.6</text:p>
          </table:table-cell>
          <table:table-cell table:number-columns-repeated="17"/>
        </table:table-row>
        <table:table-row table:style-name="ro1">
          <table:table-cell office:value-type="float" office:value="640.8" calcext:value-type="float">
            <text:p>640.8</text:p>
          </table:table-cell>
          <table:table-cell table:number-columns-repeated="17"/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17"/>
        </table:table-row>
        <table:table-row table:style-name="ro1">
          <table:table-cell office:value-type="float" office:value="641.2" calcext:value-type="float">
            <text:p>641.2</text:p>
          </table:table-cell>
          <table:table-cell table:number-columns-repeated="17"/>
        </table:table-row>
        <table:table-row table:style-name="ro1">
          <table:table-cell office:value-type="float" office:value="641.4" calcext:value-type="float">
            <text:p>641.4</text:p>
          </table:table-cell>
          <table:table-cell table:number-columns-repeated="17"/>
        </table:table-row>
        <table:table-row table:style-name="ro1">
          <table:table-cell office:value-type="float" office:value="641.6" calcext:value-type="float">
            <text:p>641.6</text:p>
          </table:table-cell>
          <table:table-cell table:number-columns-repeated="17"/>
        </table:table-row>
        <table:table-row table:style-name="ro1">
          <table:table-cell office:value-type="float" office:value="641.8" calcext:value-type="float">
            <text:p>641.8</text:p>
          </table:table-cell>
          <table:table-cell table:number-columns-repeated="17"/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17"/>
        </table:table-row>
        <table:table-row table:style-name="ro1">
          <table:table-cell office:value-type="float" office:value="642.2" calcext:value-type="float">
            <text:p>642.2</text:p>
          </table:table-cell>
          <table:table-cell table:number-columns-repeated="17"/>
        </table:table-row>
        <table:table-row table:style-name="ro1">
          <table:table-cell office:value-type="float" office:value="642.4" calcext:value-type="float">
            <text:p>642.4</text:p>
          </table:table-cell>
          <table:table-cell table:number-columns-repeated="17"/>
        </table:table-row>
        <table:table-row table:style-name="ro1">
          <table:table-cell office:value-type="float" office:value="642.6" calcext:value-type="float">
            <text:p>642.6</text:p>
          </table:table-cell>
          <table:table-cell table:number-columns-repeated="17"/>
        </table:table-row>
        <table:table-row table:style-name="ro1">
          <table:table-cell office:value-type="float" office:value="642.8" calcext:value-type="float">
            <text:p>642.8</text:p>
          </table:table-cell>
          <table:table-cell table:number-columns-repeated="17"/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17"/>
        </table:table-row>
        <table:table-row table:style-name="ro1">
          <table:table-cell office:value-type="float" office:value="643.2" calcext:value-type="float">
            <text:p>643.2</text:p>
          </table:table-cell>
          <table:table-cell table:number-columns-repeated="17"/>
        </table:table-row>
        <table:table-row table:style-name="ro1">
          <table:table-cell office:value-type="float" office:value="643.4" calcext:value-type="float">
            <text:p>643.4</text:p>
          </table:table-cell>
          <table:table-cell table:number-columns-repeated="17"/>
        </table:table-row>
        <table:table-row table:style-name="ro1">
          <table:table-cell office:value-type="float" office:value="643.6" calcext:value-type="float">
            <text:p>643.6</text:p>
          </table:table-cell>
          <table:table-cell table:number-columns-repeated="17"/>
        </table:table-row>
        <table:table-row table:style-name="ro1">
          <table:table-cell office:value-type="float" office:value="643.8" calcext:value-type="float">
            <text:p>643.8</text:p>
          </table:table-cell>
          <table:table-cell table:number-columns-repeated="17"/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17"/>
        </table:table-row>
        <table:table-row table:style-name="ro1">
          <table:table-cell office:value-type="float" office:value="644.2" calcext:value-type="float">
            <text:p>644.2</text:p>
          </table:table-cell>
          <table:table-cell table:number-columns-repeated="17"/>
        </table:table-row>
        <table:table-row table:style-name="ro1">
          <table:table-cell office:value-type="float" office:value="644.4" calcext:value-type="float">
            <text:p>644.4</text:p>
          </table:table-cell>
          <table:table-cell table:number-columns-repeated="17"/>
        </table:table-row>
        <table:table-row table:style-name="ro1">
          <table:table-cell office:value-type="float" office:value="644.6" calcext:value-type="float">
            <text:p>644.6</text:p>
          </table:table-cell>
          <table:table-cell table:number-columns-repeated="17"/>
        </table:table-row>
        <table:table-row table:style-name="ro1">
          <table:table-cell office:value-type="float" office:value="644.8" calcext:value-type="float">
            <text:p>644.8</text:p>
          </table:table-cell>
          <table:table-cell table:number-columns-repeated="17"/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17"/>
        </table:table-row>
        <table:table-row table:style-name="ro1">
          <table:table-cell office:value-type="float" office:value="645.2" calcext:value-type="float">
            <text:p>645.2</text:p>
          </table:table-cell>
          <table:table-cell table:number-columns-repeated="17"/>
        </table:table-row>
        <table:table-row table:style-name="ro1">
          <table:table-cell office:value-type="float" office:value="645.4" calcext:value-type="float">
            <text:p>645.4</text:p>
          </table:table-cell>
          <table:table-cell table:number-columns-repeated="17"/>
        </table:table-row>
        <table:table-row table:style-name="ro1">
          <table:table-cell office:value-type="float" office:value="645.6" calcext:value-type="float">
            <text:p>645.6</text:p>
          </table:table-cell>
          <table:table-cell table:number-columns-repeated="17"/>
        </table:table-row>
        <table:table-row table:style-name="ro1">
          <table:table-cell office:value-type="float" office:value="645.8" calcext:value-type="float">
            <text:p>645.8</text:p>
          </table:table-cell>
          <table:table-cell table:number-columns-repeated="17"/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17"/>
        </table:table-row>
        <table:table-row table:style-name="ro1">
          <table:table-cell office:value-type="float" office:value="646.2" calcext:value-type="float">
            <text:p>646.2</text:p>
          </table:table-cell>
          <table:table-cell table:number-columns-repeated="17"/>
        </table:table-row>
        <table:table-row table:style-name="ro1">
          <table:table-cell office:value-type="float" office:value="646.4" calcext:value-type="float">
            <text:p>646.4</text:p>
          </table:table-cell>
          <table:table-cell table:number-columns-repeated="17"/>
        </table:table-row>
        <table:table-row table:style-name="ro1">
          <table:table-cell office:value-type="float" office:value="646.6" calcext:value-type="float">
            <text:p>646.6</text:p>
          </table:table-cell>
          <table:table-cell table:number-columns-repeated="17"/>
        </table:table-row>
        <table:table-row table:style-name="ro1">
          <table:table-cell office:value-type="float" office:value="646.8" calcext:value-type="float">
            <text:p>646.8</text:p>
          </table:table-cell>
          <table:table-cell table:number-columns-repeated="17"/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17"/>
        </table:table-row>
        <table:table-row table:style-name="ro1">
          <table:table-cell office:value-type="float" office:value="647.2" calcext:value-type="float">
            <text:p>647.2</text:p>
          </table:table-cell>
          <table:table-cell table:number-columns-repeated="17"/>
        </table:table-row>
        <table:table-row table:style-name="ro1">
          <table:table-cell office:value-type="float" office:value="647.4" calcext:value-type="float">
            <text:p>647.4</text:p>
          </table:table-cell>
          <table:table-cell table:number-columns-repeated="17"/>
        </table:table-row>
        <table:table-row table:style-name="ro1">
          <table:table-cell office:value-type="float" office:value="647.6" calcext:value-type="float">
            <text:p>647.6</text:p>
          </table:table-cell>
          <table:table-cell table:number-columns-repeated="17"/>
        </table:table-row>
        <table:table-row table:style-name="ro1">
          <table:table-cell office:value-type="float" office:value="647.8" calcext:value-type="float">
            <text:p>647.8</text:p>
          </table:table-cell>
          <table:table-cell table:number-columns-repeated="17"/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17"/>
        </table:table-row>
        <table:table-row table:style-name="ro1">
          <table:table-cell office:value-type="float" office:value="648.2" calcext:value-type="float">
            <text:p>648.2</text:p>
          </table:table-cell>
          <table:table-cell table:number-columns-repeated="17"/>
        </table:table-row>
        <table:table-row table:style-name="ro1">
          <table:table-cell office:value-type="float" office:value="648.4" calcext:value-type="float">
            <text:p>648.4</text:p>
          </table:table-cell>
          <table:table-cell table:number-columns-repeated="17"/>
        </table:table-row>
        <table:table-row table:style-name="ro1">
          <table:table-cell office:value-type="float" office:value="648.6" calcext:value-type="float">
            <text:p>648.6</text:p>
          </table:table-cell>
          <table:table-cell table:number-columns-repeated="17"/>
        </table:table-row>
        <table:table-row table:style-name="ro1">
          <table:table-cell office:value-type="float" office:value="648.8" calcext:value-type="float">
            <text:p>648.8</text:p>
          </table:table-cell>
          <table:table-cell table:number-columns-repeated="17"/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17"/>
        </table:table-row>
        <table:table-row table:style-name="ro1">
          <table:table-cell office:value-type="float" office:value="649.2" calcext:value-type="float">
            <text:p>649.2</text:p>
          </table:table-cell>
          <table:table-cell table:number-columns-repeated="17"/>
        </table:table-row>
        <table:table-row table:style-name="ro1">
          <table:table-cell office:value-type="float" office:value="649.4" calcext:value-type="float">
            <text:p>649.4</text:p>
          </table:table-cell>
          <table:table-cell table:number-columns-repeated="17"/>
        </table:table-row>
        <table:table-row table:style-name="ro1">
          <table:table-cell office:value-type="float" office:value="649.6" calcext:value-type="float">
            <text:p>649.6</text:p>
          </table:table-cell>
          <table:table-cell table:number-columns-repeated="17"/>
        </table:table-row>
        <table:table-row table:style-name="ro1">
          <table:table-cell office:value-type="float" office:value="649.8" calcext:value-type="float">
            <text:p>649.8</text:p>
          </table:table-cell>
          <table:table-cell table:number-columns-repeated="17"/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17"/>
        </table:table-row>
        <table:table-row table:style-name="ro1">
          <table:table-cell office:value-type="float" office:value="650.2" calcext:value-type="float">
            <text:p>650.2</text:p>
          </table:table-cell>
          <table:table-cell table:number-columns-repeated="17"/>
        </table:table-row>
        <table:table-row table:style-name="ro1">
          <table:table-cell office:value-type="float" office:value="650.4" calcext:value-type="float">
            <text:p>650.4</text:p>
          </table:table-cell>
          <table:table-cell table:number-columns-repeated="17"/>
        </table:table-row>
        <table:table-row table:style-name="ro1">
          <table:table-cell office:value-type="float" office:value="650.6" calcext:value-type="float">
            <text:p>650.6</text:p>
          </table:table-cell>
          <table:table-cell table:number-columns-repeated="17"/>
        </table:table-row>
        <table:table-row table:style-name="ro1">
          <table:table-cell office:value-type="float" office:value="650.8" calcext:value-type="float">
            <text:p>650.8</text:p>
          </table:table-cell>
          <table:table-cell table:number-columns-repeated="17"/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17"/>
        </table:table-row>
        <table:table-row table:style-name="ro1">
          <table:table-cell office:value-type="float" office:value="651.2" calcext:value-type="float">
            <text:p>651.2</text:p>
          </table:table-cell>
          <table:table-cell table:number-columns-repeated="17"/>
        </table:table-row>
        <table:table-row table:style-name="ro1">
          <table:table-cell office:value-type="float" office:value="651.4" calcext:value-type="float">
            <text:p>651.4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6">00/00/0000</text:date>, <text:time style:data-style-name="N2" text:time-value="15:50:23.7080780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16T15:51:32.830088036</dc:date>
    <meta:editing-duration>PT43M10S</meta:editing-duration>
    <meta:editing-cycles>7</meta:editing-cycles>
    <meta:generator>LibreOffice/6.0.7.3$Linux_X86_64 LibreOffice_project/00m0$Build-3</meta:generator>
    <meta:document-statistic meta:table-count="1" meta:cell-count="101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412cm" svg:y="0.566cm" chart:style-name="ch2">
          <text:p>9.5m/s Thrust Data</text:p>
        </chart:title>
        <chart:legend chart:legend-position="end" svg:x="42.292cm" svg:y="9.712cm" style:legend-expansion="high" chart:style-name="ch3"/>
        <chart:plot-area chart:style-name="ch4" table:cell-range-address="Sheet1.A1:Sheet1.E1733" chart:data-source-has-labels="both" svg:x="1.907cm" svg:y="1.775cm" svg:width="39.489cm" svg:height="18.33cm">
          <chartooo:coordinate-region svg:x="2.899cm" svg:y="1.775cm" svg:width="38.497cm" svg:height="17.001cm"/>
          <chart:axis chart:dimension="x" chart:name="primary-x" chart:style-name="ch5" chartooo:axis-type="text">
            <chart:title svg:x="21.237cm" svg:y="20.535cm" chart:style-name="ch6">
              <text:p>Time</text:p>
            </chart:title>
            <chart:categories table:cell-range-address="Sheet1.A2:Sheet1.A1733"/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B2:Sheet1.B1733" chart:label-cell-address="Sheet1.B1:Sheet1.B1" chart:class="chart:line">
            <chart:data-point chart:repeated="1732"/>
          </chart:series>
          <chart:series chart:style-name="ch11" chart:values-cell-range-address="Sheet1.C2:Sheet1.C1733" chart:label-cell-address="Sheet1.C1:Sheet1.C1" chart:class="chart:line">
            <chart:data-point chart:repeated="1732"/>
          </chart:series>
          <chart:series chart:style-name="ch12" chart:values-cell-range-address="Sheet1.D2:Sheet1.D1733" chart:label-cell-address="Sheet1.D1:Sheet1.D1" chart:class="chart:line">
            <chart:data-point chart:repeated="1732"/>
          </chart:series>
          <chart:series chart:style-name="ch13" chart:values-cell-range-address="Sheet1.E2:Sheet1.E1733" chart:label-cell-address="Sheet1.E1:Sheet1.E1" chart:class="chart:line">
            <chart:data-point chart:repeated="17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B1:Sheet1.B1</svg:desc>
                </draw:g>
              </table:table-cell>
              <table:table-cell office:value-type="string">
                <text:p>Motor 2</text:p>
                <draw:g>
                  <svg:desc>Sheet1.C1:Sheet1.C1</svg:desc>
                </draw:g>
              </table:table-cell>
              <table:table-cell office:value-type="string">
                <text:p>Motor 3</text:p>
                <draw:g>
                  <svg:desc>Sheet1.D1:Sheet1.D1</svg:desc>
                </draw:g>
              </table:table-cell>
              <table:table-cell office:value-type="string">
                <text:p>Motor 4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733</svg:desc>
                </draw:g>
              </table:table-cell>
              <table:table-cell office:value-type="float" office:value="1000">
                <text:p>1000</text:p>
                <draw:g>
                  <svg:desc>Sheet1.B2:Sheet1.B1733</svg:desc>
                </draw:g>
              </table:table-cell>
              <table:table-cell office:value-type="float" office:value="1000">
                <text:p>1000</text:p>
                <draw:g>
                  <svg:desc>Sheet1.C2:Sheet1.C1733</svg:desc>
                </draw:g>
              </table:table-cell>
              <table:table-cell office:value-type="float" office:value="1000">
                <text:p>1000</text:p>
                <draw:g>
                  <svg:desc>Sheet1.D2:Sheet1.D1733</svg:desc>
                </draw:g>
              </table:table-cell>
              <table:table-cell office:value-type="float" office:value="1000">
                <text:p>1000</text:p>
                <draw:g>
                  <svg:desc>Sheet1.E2:Sheet1.E1733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1137.416504">
                <text:p>1137.416504</text:p>
              </table:table-cell>
              <table:table-cell office:value-type="float" office:value="1102.737061">
                <text:p>1102.737061</text:p>
              </table:table-cell>
              <table:table-cell office:value-type="float" office:value="1170.673096">
                <text:p>1170.673096</text:p>
              </table:table-cell>
              <table:table-cell office:value-type="float" office:value="1069.235718">
                <text:p>1069.2357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247.645264">
                <text:p>1247.645264</text:p>
              </table:table-cell>
              <table:table-cell office:value-type="float" office:value="1186.779297">
                <text:p>1186.779297</text:p>
              </table:table-cell>
              <table:table-cell office:value-type="float" office:value="1301.08728">
                <text:p>1301.08728</text:p>
              </table:table-cell>
              <table:table-cell office:value-type="float" office:value="1135.314087">
                <text:p>1135.314087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379.615479">
                <text:p>1379.615479</text:p>
              </table:table-cell>
              <table:table-cell office:value-type="float" office:value="1324.42749">
                <text:p>1324.42749</text:p>
              </table:table-cell>
              <table:table-cell office:value-type="float" office:value="1438.756836">
                <text:p>1438.756836</text:p>
              </table:table-cell>
              <table:table-cell office:value-type="float" office:value="1266.796143">
                <text:p>1266.796143</text:p>
              </table:table-cell>
            </table:table-row>
            <table:table-row>
              <table:table-cell office:value-type="float" office:value="1.4">
                <text:p>1.4</text:p>
              </table:table-cell>
              <table:table-cell office:value-type="float" office:value="1535.617065">
                <text:p>1535.617065</text:p>
              </table:table-cell>
              <table:table-cell office:value-type="float" office:value="1480.038086">
                <text:p>1480.038086</text:p>
              </table:table-cell>
              <table:table-cell office:value-type="float" office:value="1602.637085">
                <text:p>1602.637085</text:p>
              </table:table-cell>
              <table:table-cell office:value-type="float" office:value="1411.850952">
                <text:p>1411.850952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1597.718384">
                <text:p>1597.718384</text:p>
              </table:table-cell>
              <table:table-cell office:value-type="float" office:value="1601.340576">
                <text:p>1601.340576</text:p>
              </table:table-cell>
              <table:table-cell office:value-type="float" office:value="1594.321289">
                <text:p>1594.321289</text:p>
              </table:table-cell>
              <table:table-cell office:value-type="float" office:value="1604.410645">
                <text:p>1604.410645</text:p>
              </table:table-cell>
            </table:table-row>
            <table:table-row>
              <table:table-cell office:value-type="float" office:value="1.8">
                <text:p>1.8</text:p>
              </table:table-cell>
              <table:table-cell office:value-type="float" office:value="1606.352539">
                <text:p>1606.352539</text:p>
              </table:table-cell>
              <table:table-cell office:value-type="float" office:value="1613.655151">
                <text:p>1613.655151</text:p>
              </table:table-cell>
              <table:table-cell office:value-type="float" office:value="1603.234619">
                <text:p>1603.234619</text:p>
              </table:table-cell>
              <table:table-cell office:value-type="float" office:value="1615.929932">
                <text:p>1615.9299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14.20813">
                <text:p>1614.20813</text:p>
              </table:table-cell>
              <table:table-cell office:value-type="float" office:value="1616.767822">
                <text:p>1616.767822</text:p>
              </table:table-cell>
              <table:table-cell office:value-type="float" office:value="1615.003906">
                <text:p>1615.003906</text:p>
              </table:table-cell>
              <table:table-cell office:value-type="float" office:value="1615.417725">
                <text:p>1615.417725</text:p>
              </table:table-cell>
            </table:table-row>
            <table:table-row>
              <table:table-cell office:value-type="float" office:value="2.2">
                <text:p>2.2</text:p>
              </table:table-cell>
              <table:table-cell office:value-type="float" office:value="1621.579956">
                <text:p>1621.579956</text:p>
              </table:table-cell>
              <table:table-cell office:value-type="float" office:value="1613.119263">
                <text:p>1613.119263</text:p>
              </table:table-cell>
              <table:table-cell office:value-type="float" office:value="1623.917114">
                <text:p>1623.917114</text:p>
              </table:table-cell>
              <table:table-cell office:value-type="float" office:value="1611.925171">
                <text:p>1611.925171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1621.04895">
                <text:p>1621.04895</text:p>
              </table:table-cell>
              <table:table-cell office:value-type="float" office:value="1624.141235">
                <text:p>1624.141235</text:p>
              </table:table-cell>
              <table:table-cell office:value-type="float" office:value="1622.152954">
                <text:p>1622.152954</text:p>
              </table:table-cell>
              <table:table-cell office:value-type="float" office:value="1623.16748">
                <text:p>1623.16748</text:p>
              </table:table-cell>
            </table:table-row>
            <table:table-row>
              <table:table-cell office:value-type="float" office:value="2.6">
                <text:p>2.6</text:p>
              </table:table-cell>
              <table:table-cell office:value-type="float" office:value="1624.904663">
                <text:p>1624.904663</text:p>
              </table:table-cell>
              <table:table-cell office:value-type="float" office:value="1626.769531">
                <text:p>1626.769531</text:p>
              </table:table-cell>
              <table:table-cell office:value-type="float" office:value="1623.712402">
                <text:p>1623.712402</text:p>
              </table:table-cell>
              <table:table-cell office:value-type="float" office:value="1621.767456">
                <text:p>1621.7674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1635.015503">
                <text:p>1635.015503</text:p>
              </table:table-cell>
              <table:table-cell office:value-type="float" office:value="1628.320679">
                <text:p>1628.320679</text:p>
              </table:table-cell>
              <table:table-cell office:value-type="float" office:value="1634.70105">
                <text:p>1634.70105</text:p>
              </table:table-cell>
              <table:table-cell office:value-type="float" office:value="1632.80249">
                <text:p>1632.802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40.467041">
                <text:p>1640.467041</text:p>
              </table:table-cell>
              <table:table-cell office:value-type="float" office:value="1636.980469">
                <text:p>1636.980469</text:p>
              </table:table-cell>
              <table:table-cell office:value-type="float" office:value="1639.116577">
                <text:p>1639.116577</text:p>
              </table:table-cell>
              <table:table-cell office:value-type="float" office:value="1637.765503">
                <text:p>1637.765503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1637.311401">
                <text:p>1637.311401</text:p>
              </table:table-cell>
              <table:table-cell office:value-type="float" office:value="1640.043579">
                <text:p>1640.043579</text:p>
              </table:table-cell>
              <table:table-cell office:value-type="float" office:value="1640.583496">
                <text:p>1640.583496</text:p>
              </table:table-cell>
              <table:table-cell office:value-type="float" office:value="1638.86438">
                <text:p>1638.86438</text:p>
              </table:table-cell>
            </table:table-row>
            <table:table-row>
              <table:table-cell office:value-type="float" office:value="3.4">
                <text:p>3.4</text:p>
              </table:table-cell>
              <table:table-cell office:value-type="float" office:value="1622.477783">
                <text:p>1622.477783</text:p>
              </table:table-cell>
              <table:table-cell office:value-type="float" office:value="1618.283569">
                <text:p>1618.283569</text:p>
              </table:table-cell>
              <table:table-cell office:value-type="float" office:value="1616.78772">
                <text:p>1616.78772</text:p>
              </table:table-cell>
              <table:table-cell office:value-type="float" office:value="1619.444702">
                <text:p>1619.44470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1568.542725">
                <text:p>1568.542725</text:p>
              </table:table-cell>
              <table:table-cell office:value-type="float" office:value="1569.368774">
                <text:p>1569.368774</text:p>
              </table:table-cell>
              <table:table-cell office:value-type="float" office:value="1573.158936">
                <text:p>1573.158936</text:p>
              </table:table-cell>
              <table:table-cell office:value-type="float" office:value="1566.976807">
                <text:p>1566.976807</text:p>
              </table:table-cell>
            </table:table-row>
            <table:table-row>
              <table:table-cell office:value-type="float" office:value="3.8">
                <text:p>3.8</text:p>
              </table:table-cell>
              <table:table-cell office:value-type="float" office:value="1569.547241">
                <text:p>1569.547241</text:p>
              </table:table-cell>
              <table:table-cell office:value-type="float" office:value="1569.625244">
                <text:p>1569.625244</text:p>
              </table:table-cell>
              <table:table-cell office:value-type="float" office:value="1571.639526">
                <text:p>1571.639526</text:p>
              </table:table-cell>
              <table:table-cell office:value-type="float" office:value="1569.625">
                <text:p>1569.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72.769531">
                <text:p>1572.769531</text:p>
              </table:table-cell>
              <table:table-cell office:value-type="float" office:value="1569.22229">
                <text:p>1569.22229</text:p>
              </table:table-cell>
              <table:table-cell office:value-type="float" office:value="1570.226685">
                <text:p>1570.226685</text:p>
              </table:table-cell>
              <table:table-cell office:value-type="float" office:value="1572.152344">
                <text:p>1572.152344</text:p>
              </table:table-cell>
            </table:table-row>
            <table:table-row>
              <table:table-cell office:value-type="float" office:value="4.2">
                <text:p>4.2</text:p>
              </table:table-cell>
              <table:table-cell office:value-type="float" office:value="1572.762939">
                <text:p>1572.762939</text:p>
              </table:table-cell>
              <table:table-cell office:value-type="float" office:value="1570.897217">
                <text:p>1570.897217</text:p>
              </table:table-cell>
              <table:table-cell office:value-type="float" office:value="1572.017212">
                <text:p>1572.017212</text:p>
              </table:table-cell>
              <table:table-cell office:value-type="float" office:value="1568.64209">
                <text:p>1568.64209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584.495239">
                <text:p>1584.495239</text:p>
              </table:table-cell>
              <table:table-cell office:value-type="float" office:value="1583.035645">
                <text:p>1583.035645</text:p>
              </table:table-cell>
              <table:table-cell office:value-type="float" office:value="1586.294189">
                <text:p>1586.294189</text:p>
              </table:table-cell>
              <table:table-cell office:value-type="float" office:value="1580.813232">
                <text:p>1580.813232</text:p>
              </table:table-cell>
            </table:table-row>
            <table:table-row>
              <table:table-cell office:value-type="float" office:value="4.6">
                <text:p>4.6</text:p>
              </table:table-cell>
              <table:table-cell office:value-type="float" office:value="1571.449219">
                <text:p>1571.449219</text:p>
              </table:table-cell>
              <table:table-cell office:value-type="float" office:value="1577.349121">
                <text:p>1577.349121</text:p>
              </table:table-cell>
              <table:table-cell office:value-type="float" office:value="1573.81189">
                <text:p>1573.81189</text:p>
              </table:table-cell>
              <table:table-cell office:value-type="float" office:value="1577.72998">
                <text:p>1577.72998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558.08313">
                <text:p>1558.08313</text:p>
              </table:table-cell>
              <table:table-cell office:value-type="float" office:value="1558.162476">
                <text:p>1558.162476</text:p>
              </table:table-cell>
              <table:table-cell office:value-type="float" office:value="1559.772583">
                <text:p>1559.772583</text:p>
              </table:table-cell>
              <table:table-cell office:value-type="float" office:value="1557.783203">
                <text:p>1557.78320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62.537476">
                <text:p>1562.537476</text:p>
              </table:table-cell>
              <table:table-cell office:value-type="float" office:value="1563.630249">
                <text:p>1563.630249</text:p>
              </table:table-cell>
              <table:table-cell office:value-type="float" office:value="1558.993896">
                <text:p>1558.993896</text:p>
              </table:table-cell>
              <table:table-cell office:value-type="float" office:value="1561.603882">
                <text:p>1561.603882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566.69043">
                <text:p>1566.69043</text:p>
              </table:table-cell>
              <table:table-cell office:value-type="float" office:value="1564.079468">
                <text:p>1564.079468</text:p>
              </table:table-cell>
              <table:table-cell office:value-type="float" office:value="1566.60791">
                <text:p>1566.60791</text:p>
              </table:table-cell>
              <table:table-cell office:value-type="float" office:value="1567.317505">
                <text:p>1567.317505</text:p>
              </table:table-cell>
            </table:table-row>
            <table:table-row>
              <table:table-cell office:value-type="float" office:value="5.4">
                <text:p>5.4</text:p>
              </table:table-cell>
              <table:table-cell office:value-type="float" office:value="1563.473511">
                <text:p>1563.473511</text:p>
              </table:table-cell>
              <table:table-cell office:value-type="float" office:value="1566.519043">
                <text:p>1566.519043</text:p>
              </table:table-cell>
              <table:table-cell office:value-type="float" office:value="1564.202148">
                <text:p>1564.202148</text:p>
              </table:table-cell>
              <table:table-cell office:value-type="float" office:value="1564.28894">
                <text:p>1564.2889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561.497192">
                <text:p>1561.497192</text:p>
              </table:table-cell>
              <table:table-cell office:value-type="float" office:value="1561.711548">
                <text:p>1561.711548</text:p>
              </table:table-cell>
              <table:table-cell office:value-type="float" office:value="1562.12085">
                <text:p>1562.12085</text:p>
              </table:table-cell>
              <table:table-cell office:value-type="float" office:value="1564.449463">
                <text:p>1564.449463</text:p>
              </table:table-cell>
            </table:table-row>
            <table:table-row>
              <table:table-cell office:value-type="float" office:value="5.8">
                <text:p>5.8</text:p>
              </table:table-cell>
              <table:table-cell office:value-type="float" office:value="1560.039307">
                <text:p>1560.039307</text:p>
              </table:table-cell>
              <table:table-cell office:value-type="float" office:value="1560.980469">
                <text:p>1560.980469</text:p>
              </table:table-cell>
              <table:table-cell office:value-type="float" office:value="1562.366943">
                <text:p>1562.366943</text:p>
              </table:table-cell>
              <table:table-cell office:value-type="float" office:value="1562.973633">
                <text:p>1562.97363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62.901855">
                <text:p>1562.901855</text:p>
              </table:table-cell>
              <table:table-cell office:value-type="float" office:value="1561.019897">
                <text:p>1561.019897</text:p>
              </table:table-cell>
              <table:table-cell office:value-type="float" office:value="1564.133667">
                <text:p>1564.133667</text:p>
              </table:table-cell>
              <table:table-cell office:value-type="float" office:value="1561.070679">
                <text:p>1561.070679</text:p>
              </table:table-cell>
            </table:table-row>
            <table:table-row>
              <table:table-cell office:value-type="float" office:value="6.2">
                <text:p>6.2</text:p>
              </table:table-cell>
              <table:table-cell office:value-type="float" office:value="1560.993164">
                <text:p>1560.993164</text:p>
              </table:table-cell>
              <table:table-cell office:value-type="float" office:value="1562.536987">
                <text:p>1562.536987</text:p>
              </table:table-cell>
              <table:table-cell office:value-type="float" office:value="1560.56665">
                <text:p>1560.56665</text:p>
              </table:table-cell>
              <table:table-cell office:value-type="float" office:value="1562.547974">
                <text:p>1562.54797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1563.076538">
                <text:p>1563.076538</text:p>
              </table:table-cell>
              <table:table-cell office:value-type="float" office:value="1566.888306">
                <text:p>1566.888306</text:p>
              </table:table-cell>
              <table:table-cell office:value-type="float" office:value="1565.918213">
                <text:p>1565.918213</text:p>
              </table:table-cell>
              <table:table-cell office:value-type="float" office:value="1564.200317">
                <text:p>1564.200317</text:p>
              </table:table-cell>
            </table:table-row>
            <table:table-row>
              <table:table-cell office:value-type="float" office:value="6.6">
                <text:p>6.6</text:p>
              </table:table-cell>
              <table:table-cell office:value-type="float" office:value="1563.209351">
                <text:p>1563.209351</text:p>
              </table:table-cell>
              <table:table-cell office:value-type="float" office:value="1567.65918">
                <text:p>1567.65918</text:p>
              </table:table-cell>
              <table:table-cell office:value-type="float" office:value="1562.913208">
                <text:p>1562.913208</text:p>
              </table:table-cell>
              <table:table-cell office:value-type="float" office:value="1566.916992">
                <text:p>1566.916992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1562.624756">
                <text:p>1562.624756</text:p>
              </table:table-cell>
              <table:table-cell office:value-type="float" office:value="1563.639893">
                <text:p>1563.639893</text:p>
              </table:table-cell>
              <table:table-cell office:value-type="float" office:value="1562.533936">
                <text:p>1562.533936</text:p>
              </table:table-cell>
              <table:table-cell office:value-type="float" office:value="1564.176636">
                <text:p>1564.17663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561.4552">
                <text:p>1561.4552</text:p>
              </table:table-cell>
              <table:table-cell office:value-type="float" office:value="1564.892212">
                <text:p>1564.892212</text:p>
              </table:table-cell>
              <table:table-cell office:value-type="float" office:value="1562.398315">
                <text:p>1562.398315</text:p>
              </table:table-cell>
              <table:table-cell office:value-type="float" office:value="1565.067505">
                <text:p>1565.067505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1565.271973">
                <text:p>1565.271973</text:p>
              </table:table-cell>
              <table:table-cell office:value-type="float" office:value="1565.220947">
                <text:p>1565.220947</text:p>
              </table:table-cell>
              <table:table-cell office:value-type="float" office:value="1561.026001">
                <text:p>1561.026001</text:p>
              </table:table-cell>
              <table:table-cell office:value-type="float" office:value="1566.489014">
                <text:p>1566.489014</text:p>
              </table:table-cell>
            </table:table-row>
            <table:table-row>
              <table:table-cell office:value-type="float" office:value="7.4">
                <text:p>7.4</text:p>
              </table:table-cell>
              <table:table-cell office:value-type="float" office:value="1567.896362">
                <text:p>1567.896362</text:p>
              </table:table-cell>
              <table:table-cell office:value-type="float" office:value="1566.460571">
                <text:p>1566.460571</text:p>
              </table:table-cell>
              <table:table-cell office:value-type="float" office:value="1568.840576">
                <text:p>1568.840576</text:p>
              </table:table-cell>
              <table:table-cell office:value-type="float" office:value="1567.387573">
                <text:p>1567.387573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565.343506">
                <text:p>1565.343506</text:p>
              </table:table-cell>
              <table:table-cell office:value-type="float" office:value="1563.863403">
                <text:p>1563.863403</text:p>
              </table:table-cell>
              <table:table-cell office:value-type="float" office:value="1565.5271">
                <text:p>1565.5271</text:p>
              </table:table-cell>
              <table:table-cell office:value-type="float" office:value="1564.641724">
                <text:p>1564.641724</text:p>
              </table:table-cell>
            </table:table-row>
            <table:table-row>
              <table:table-cell office:value-type="float" office:value="7.8">
                <text:p>7.8</text:p>
              </table:table-cell>
              <table:table-cell office:value-type="float" office:value="1564.818481">
                <text:p>1564.818481</text:p>
              </table:table-cell>
              <table:table-cell office:value-type="float" office:value="1561.059814">
                <text:p>1561.059814</text:p>
              </table:table-cell>
              <table:table-cell office:value-type="float" office:value="1561.005371">
                <text:p>1561.005371</text:p>
              </table:table-cell>
              <table:table-cell office:value-type="float" office:value="1565.973145">
                <text:p>1565.97314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66.627686">
                <text:p>1566.627686</text:p>
              </table:table-cell>
              <table:table-cell office:value-type="float" office:value="1564.339355">
                <text:p>1564.339355</text:p>
              </table:table-cell>
              <table:table-cell office:value-type="float" office:value="1566.831421">
                <text:p>1566.831421</text:p>
              </table:table-cell>
              <table:table-cell office:value-type="float" office:value="1566.457031">
                <text:p>1566.457031</text:p>
              </table:table-cell>
            </table:table-row>
            <table:table-row>
              <table:table-cell office:value-type="float" office:value="8.2">
                <text:p>8.2</text:p>
              </table:table-cell>
              <table:table-cell office:value-type="float" office:value="1567.266724">
                <text:p>1567.266724</text:p>
              </table:table-cell>
              <table:table-cell office:value-type="float" office:value="1562.583252">
                <text:p>1562.583252</text:p>
              </table:table-cell>
              <table:table-cell office:value-type="float" office:value="1562.820923">
                <text:p>1562.820923</text:p>
              </table:table-cell>
              <table:table-cell office:value-type="float" office:value="1566.378784">
                <text:p>1566.378784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561.624634">
                <text:p>1561.624634</text:p>
              </table:table-cell>
              <table:table-cell office:value-type="float" office:value="1562.56665">
                <text:p>1562.56665</text:p>
              </table:table-cell>
              <table:table-cell office:value-type="float" office:value="1563.018066">
                <text:p>1563.018066</text:p>
              </table:table-cell>
              <table:table-cell office:value-type="float" office:value="1561.915039">
                <text:p>1561.915039</text:p>
              </table:table-cell>
            </table:table-row>
            <table:table-row>
              <table:table-cell office:value-type="float" office:value="8.6">
                <text:p>8.6</text:p>
              </table:table-cell>
              <table:table-cell office:value-type="float" office:value="1562.911011">
                <text:p>1562.911011</text:p>
              </table:table-cell>
              <table:table-cell office:value-type="float" office:value="1565.221191">
                <text:p>1565.221191</text:p>
              </table:table-cell>
              <table:table-cell office:value-type="float" office:value="1563.392944">
                <text:p>1563.392944</text:p>
              </table:table-cell>
              <table:table-cell office:value-type="float" office:value="1566.05542">
                <text:p>1566.05542</text:p>
              </table:table-cell>
            </table:table-row>
            <table:table-row>
              <table:table-cell office:value-type="float" office:value="8.8">
                <text:p>8.8</text:p>
              </table:table-cell>
              <table:table-cell office:value-type="float" office:value="1564.670044">
                <text:p>1564.670044</text:p>
              </table:table-cell>
              <table:table-cell office:value-type="float" office:value="1565.089966">
                <text:p>1565.089966</text:p>
              </table:table-cell>
              <table:table-cell office:value-type="float" office:value="1565.039917">
                <text:p>1565.039917</text:p>
              </table:table-cell>
              <table:table-cell office:value-type="float" office:value="1562.818237">
                <text:p>1562.8182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67.129761">
                <text:p>1567.129761</text:p>
              </table:table-cell>
              <table:table-cell office:value-type="float" office:value="1563.840332">
                <text:p>1563.840332</text:p>
              </table:table-cell>
              <table:table-cell office:value-type="float" office:value="1568.411621">
                <text:p>1568.411621</text:p>
              </table:table-cell>
              <table:table-cell office:value-type="float" office:value="1563.663574">
                <text:p>1563.663574</text:p>
              </table:table-cell>
            </table:table-row>
            <table:table-row>
              <table:table-cell office:value-type="float" office:value="9.2">
                <text:p>9.2</text:p>
              </table:table-cell>
              <table:table-cell office:value-type="float" office:value="1565.104614">
                <text:p>1565.104614</text:p>
              </table:table-cell>
              <table:table-cell office:value-type="float" office:value="1563.274658">
                <text:p>1563.274658</text:p>
              </table:table-cell>
              <table:table-cell office:value-type="float" office:value="1564.512573">
                <text:p>1564.512573</text:p>
              </table:table-cell>
              <table:table-cell office:value-type="float" office:value="1564.14917">
                <text:p>1564.14917</text:p>
              </table:table-cell>
            </table:table-row>
            <table:table-row>
              <table:table-cell office:value-type="float" office:value="9.4">
                <text:p>9.4</text:p>
              </table:table-cell>
              <table:table-cell office:value-type="float" office:value="1565.908813">
                <text:p>1565.908813</text:p>
              </table:table-cell>
              <table:table-cell office:value-type="float" office:value="1563.448608">
                <text:p>1563.448608</text:p>
              </table:table-cell>
              <table:table-cell office:value-type="float" office:value="1565.385864">
                <text:p>1565.385864</text:p>
              </table:table-cell>
              <table:table-cell office:value-type="float" office:value="1566.910767">
                <text:p>1566.910767</text:p>
              </table:table-cell>
            </table:table-row>
            <table:table-row>
              <table:table-cell office:value-type="float" office:value="9.6">
                <text:p>9.6</text:p>
              </table:table-cell>
              <table:table-cell office:value-type="float" office:value="1563.056885">
                <text:p>1563.056885</text:p>
              </table:table-cell>
              <table:table-cell office:value-type="float" office:value="1568.665039">
                <text:p>1568.665039</text:p>
              </table:table-cell>
              <table:table-cell office:value-type="float" office:value="1561.271851">
                <text:p>1561.271851</text:p>
              </table:table-cell>
              <table:table-cell office:value-type="float" office:value="1566.82019">
                <text:p>1566.82019</text:p>
              </table:table-cell>
            </table:table-row>
            <table:table-row>
              <table:table-cell office:value-type="float" office:value="9.8">
                <text:p>9.8</text:p>
              </table:table-cell>
              <table:table-cell office:value-type="float" office:value="1564.707153">
                <text:p>1564.707153</text:p>
              </table:table-cell>
              <table:table-cell office:value-type="float" office:value="1563.456787">
                <text:p>1563.456787</text:p>
              </table:table-cell>
              <table:table-cell office:value-type="float" office:value="1566.581177">
                <text:p>1566.581177</text:p>
              </table:table-cell>
              <table:table-cell office:value-type="float" office:value="1563.217651">
                <text:p>1563.21765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61.35376">
                <text:p>1561.35376</text:p>
              </table:table-cell>
              <table:table-cell office:value-type="float" office:value="1563.761353">
                <text:p>1563.761353</text:p>
              </table:table-cell>
              <table:table-cell office:value-type="float" office:value="1563.713867">
                <text:p>1563.713867</text:p>
              </table:table-cell>
              <table:table-cell office:value-type="float" office:value="1564.368774">
                <text:p>1564.368774</text:p>
              </table:table-cell>
            </table:table-row>
            <table:table-row>
              <table:table-cell office:value-type="float" office:value="10.2">
                <text:p>10.2</text:p>
              </table:table-cell>
              <table:table-cell office:value-type="float" office:value="1562.167236">
                <text:p>1562.167236</text:p>
              </table:table-cell>
              <table:table-cell office:value-type="float" office:value="1565.102661">
                <text:p>1565.102661</text:p>
              </table:table-cell>
              <table:table-cell office:value-type="float" office:value="1563.415283">
                <text:p>1563.415283</text:p>
              </table:table-cell>
              <table:table-cell office:value-type="float" office:value="1566.012939">
                <text:p>1566.012939</text:p>
              </table:table-cell>
            </table:table-row>
            <table:table-row>
              <table:table-cell office:value-type="float" office:value="10.4">
                <text:p>10.4</text:p>
              </table:table-cell>
              <table:table-cell office:value-type="float" office:value="1567.644287">
                <text:p>1567.644287</text:p>
              </table:table-cell>
              <table:table-cell office:value-type="float" office:value="1563.279053">
                <text:p>1563.279053</text:p>
              </table:table-cell>
              <table:table-cell office:value-type="float" office:value="1563.883179">
                <text:p>1563.883179</text:p>
              </table:table-cell>
              <table:table-cell office:value-type="float" office:value="1563.792114">
                <text:p>1563.792114</text:p>
              </table:table-cell>
            </table:table-row>
            <table:table-row>
              <table:table-cell office:value-type="float" office:value="10.6">
                <text:p>10.6</text:p>
              </table:table-cell>
              <table:table-cell office:value-type="float" office:value="1561.347778">
                <text:p>1561.347778</text:p>
              </table:table-cell>
              <table:table-cell office:value-type="float" office:value="1563.614014">
                <text:p>1563.614014</text:p>
              </table:table-cell>
              <table:table-cell office:value-type="float" office:value="1560.966675">
                <text:p>1560.966675</text:p>
              </table:table-cell>
              <table:table-cell office:value-type="float" office:value="1563.569458">
                <text:p>1563.569458</text:p>
              </table:table-cell>
            </table:table-row>
            <table:table-row>
              <table:table-cell office:value-type="float" office:value="10.8">
                <text:p>10.8</text:p>
              </table:table-cell>
              <table:table-cell office:value-type="float" office:value="1562.464478">
                <text:p>1562.464478</text:p>
              </table:table-cell>
              <table:table-cell office:value-type="float" office:value="1564.763794">
                <text:p>1564.763794</text:p>
              </table:table-cell>
              <table:table-cell office:value-type="float" office:value="1562.22876">
                <text:p>1562.22876</text:p>
              </table:table-cell>
              <table:table-cell office:value-type="float" office:value="1566.630371">
                <text:p>1566.63037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558.947266">
                <text:p>1558.947266</text:p>
              </table:table-cell>
              <table:table-cell office:value-type="float" office:value="1561.954346">
                <text:p>1561.954346</text:p>
              </table:table-cell>
              <table:table-cell office:value-type="float" office:value="1561.967773">
                <text:p>1561.967773</text:p>
              </table:table-cell>
              <table:table-cell office:value-type="float" office:value="1560.191406">
                <text:p>1560.191406</text:p>
              </table:table-cell>
            </table:table-row>
            <table:table-row>
              <table:table-cell office:value-type="float" office:value="11.2">
                <text:p>11.2</text:p>
              </table:table-cell>
              <table:table-cell office:value-type="float" office:value="1583.466797">
                <text:p>1583.466797</text:p>
              </table:table-cell>
              <table:table-cell office:value-type="float" office:value="1607.163574">
                <text:p>1607.163574</text:p>
              </table:table-cell>
              <table:table-cell office:value-type="float" office:value="1616.716064">
                <text:p>1616.716064</text:p>
              </table:table-cell>
              <table:table-cell office:value-type="float" office:value="1634.002686">
                <text:p>1634.002686</text:p>
              </table:table-cell>
            </table:table-row>
            <table:table-row>
              <table:table-cell office:value-type="float" office:value="11.4">
                <text:p>11.4</text:p>
              </table:table-cell>
              <table:table-cell office:value-type="float" office:value="1668.274658">
                <text:p>1668.274658</text:p>
              </table:table-cell>
              <table:table-cell office:value-type="float" office:value="1665.263062">
                <text:p>1665.263062</text:p>
              </table:table-cell>
              <table:table-cell office:value-type="float" office:value="1659.95459">
                <text:p>1659.95459</text:p>
              </table:table-cell>
              <table:table-cell office:value-type="float" office:value="1671.311401">
                <text:p>1671.311401</text:p>
              </table:table-cell>
            </table:table-row>
            <table:table-row>
              <table:table-cell office:value-type="float" office:value="11.6">
                <text:p>11.6</text:p>
              </table:table-cell>
              <table:table-cell office:value-type="float" office:value="1701.197144">
                <text:p>1701.197144</text:p>
              </table:table-cell>
              <table:table-cell office:value-type="float" office:value="1708.370605">
                <text:p>1708.370605</text:p>
              </table:table-cell>
              <table:table-cell office:value-type="float" office:value="1700.074951">
                <text:p>1700.074951</text:p>
              </table:table-cell>
              <table:table-cell office:value-type="float" office:value="1709.799805">
                <text:p>1709.799805</text:p>
              </table:table-cell>
            </table:table-row>
            <table:table-row>
              <table:table-cell office:value-type="float" office:value="11.8">
                <text:p>11.8</text:p>
              </table:table-cell>
              <table:table-cell office:value-type="float" office:value="1721.087524">
                <text:p>1721.087524</text:p>
              </table:table-cell>
              <table:table-cell office:value-type="float" office:value="1760.114746">
                <text:p>1760.114746</text:p>
              </table:table-cell>
              <table:table-cell office:value-type="float" office:value="1725.783691">
                <text:p>1725.783691</text:p>
              </table:table-cell>
              <table:table-cell office:value-type="float" office:value="1759.445068">
                <text:p>1759.4450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723.824097">
                <text:p>1723.824097</text:p>
              </table:table-cell>
              <table:table-cell office:value-type="float" office:value="1745.740845">
                <text:p>1745.740845</text:p>
              </table:table-cell>
              <table:table-cell office:value-type="float" office:value="1725.31311">
                <text:p>1725.31311</text:p>
              </table:table-cell>
              <table:table-cell office:value-type="float" office:value="1744.611694">
                <text:p>1744.611694</text:p>
              </table:table-cell>
            </table:table-row>
            <table:table-row>
              <table:table-cell office:value-type="float" office:value="12.2">
                <text:p>12.2</text:p>
              </table:table-cell>
              <table:table-cell office:value-type="float" office:value="1710.570435">
                <text:p>1710.570435</text:p>
              </table:table-cell>
              <table:table-cell office:value-type="float" office:value="1734.814209">
                <text:p>1734.814209</text:p>
              </table:table-cell>
              <table:table-cell office:value-type="float" office:value="1718.281128">
                <text:p>1718.281128</text:p>
              </table:table-cell>
              <table:table-cell office:value-type="float" office:value="1733.168579">
                <text:p>1733.168579</text:p>
              </table:table-cell>
            </table:table-row>
            <table:table-row>
              <table:table-cell office:value-type="float" office:value="12.4">
                <text:p>12.4</text:p>
              </table:table-cell>
              <table:table-cell office:value-type="float" office:value="1704.267578">
                <text:p>1704.267578</text:p>
              </table:table-cell>
              <table:table-cell office:value-type="float" office:value="1731.311279">
                <text:p>1731.311279</text:p>
              </table:table-cell>
              <table:table-cell office:value-type="float" office:value="1712.765259">
                <text:p>1712.765259</text:p>
              </table:table-cell>
              <table:table-cell office:value-type="float" office:value="1727.092896">
                <text:p>1727.092896</text:p>
              </table:table-cell>
            </table:table-row>
            <table:table-row>
              <table:table-cell office:value-type="float" office:value="12.6">
                <text:p>12.6</text:p>
              </table:table-cell>
              <table:table-cell office:value-type="float" office:value="1714.427368">
                <text:p>1714.427368</text:p>
              </table:table-cell>
              <table:table-cell office:value-type="float" office:value="1771.423828">
                <text:p>1771.423828</text:p>
              </table:table-cell>
              <table:table-cell office:value-type="float" office:value="1721.164551">
                <text:p>1721.164551</text:p>
              </table:table-cell>
              <table:table-cell office:value-type="float" office:value="1767.957275">
                <text:p>1767.957275</text:p>
              </table:table-cell>
            </table:table-row>
            <table:table-row>
              <table:table-cell office:value-type="float" office:value="12.8">
                <text:p>12.8</text:p>
              </table:table-cell>
              <table:table-cell office:value-type="float" office:value="1703.751099">
                <text:p>1703.751099</text:p>
              </table:table-cell>
              <table:table-cell office:value-type="float" office:value="1756.566895">
                <text:p>1756.566895</text:p>
              </table:table-cell>
              <table:table-cell office:value-type="float" office:value="1715.062012">
                <text:p>1715.062012</text:p>
              </table:table-cell>
              <table:table-cell office:value-type="float" office:value="1753.80249">
                <text:p>1753.8024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34.306885">
                <text:p>1734.306885</text:p>
              </table:table-cell>
              <table:table-cell office:value-type="float" office:value="1766.353027">
                <text:p>1766.353027</text:p>
              </table:table-cell>
              <table:table-cell office:value-type="float" office:value="1745.141479">
                <text:p>1745.141479</text:p>
              </table:table-cell>
              <table:table-cell office:value-type="float" office:value="1762.585571">
                <text:p>1762.585571</text:p>
              </table:table-cell>
            </table:table-row>
            <table:table-row>
              <table:table-cell office:value-type="float" office:value="13.2">
                <text:p>13.2</text:p>
              </table:table-cell>
              <table:table-cell office:value-type="float" office:value="1769.181763">
                <text:p>1769.181763</text:p>
              </table:table-cell>
              <table:table-cell office:value-type="float" office:value="1837.412476">
                <text:p>1837.412476</text:p>
              </table:table-cell>
              <table:table-cell office:value-type="float" office:value="1779.216797">
                <text:p>1779.216797</text:p>
              </table:table-cell>
              <table:table-cell office:value-type="float" office:value="1835.69458">
                <text:p>1835.69458</text:p>
              </table:table-cell>
            </table:table-row>
            <table:table-row>
              <table:table-cell office:value-type="float" office:value="13.4">
                <text:p>13.4</text:p>
              </table:table-cell>
              <table:table-cell office:value-type="float" office:value="1778.401367">
                <text:p>1778.401367</text:p>
              </table:table-cell>
              <table:table-cell office:value-type="float" office:value="1874.630249">
                <text:p>1874.630249</text:p>
              </table:table-cell>
              <table:table-cell office:value-type="float" office:value="1792.491455">
                <text:p>1792.491455</text:p>
              </table:table-cell>
              <table:table-cell office:value-type="float" office:value="1868.592529">
                <text:p>1868.592529</text:p>
              </table:table-cell>
            </table:table-row>
            <table:table-row>
              <table:table-cell office:value-type="float" office:value="13.6">
                <text:p>13.6</text:p>
              </table:table-cell>
              <table:table-cell office:value-type="float" office:value="1825.373779">
                <text:p>1825.373779</text:p>
              </table:table-cell>
              <table:table-cell office:value-type="float" office:value="1898.959961">
                <text:p>1898.959961</text:p>
              </table:table-cell>
              <table:table-cell office:value-type="float" office:value="1840.962891">
                <text:p>1840.962891</text:p>
              </table:table-cell>
              <table:table-cell office:value-type="float" office:value="1890.587524">
                <text:p>1890.587524</text:p>
              </table:table-cell>
            </table:table-row>
            <table:table-row>
              <table:table-cell office:value-type="float" office:value="13.8">
                <text:p>13.8</text:p>
              </table:table-cell>
              <table:table-cell office:value-type="float" office:value="1854.457275">
                <text:p>1854.457275</text:p>
              </table:table-cell>
              <table:table-cell office:value-type="float" office:value="1921.137939">
                <text:p>1921.137939</text:p>
              </table:table-cell>
              <table:table-cell office:value-type="float" office:value="1871.169922">
                <text:p>1871.169922</text:p>
              </table:table-cell>
              <table:table-cell office:value-type="float" office:value="1911.459351">
                <text:p>1911.45935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841.118408">
                <text:p>1841.118408</text:p>
              </table:table-cell>
              <table:table-cell office:value-type="float" office:value="1963.764648">
                <text:p>1963.764648</text:p>
              </table:table-cell>
              <table:table-cell office:value-type="float" office:value="1855.040283">
                <text:p>1855.040283</text:p>
              </table:table-cell>
              <table:table-cell office:value-type="float" office:value="1957.814453">
                <text:p>1957.814453</text:p>
              </table:table-cell>
            </table:table-row>
            <table:table-row>
              <table:table-cell office:value-type="float" office:value="14.2">
                <text:p>14.2</text:p>
              </table:table-cell>
              <table:table-cell office:value-type="float" office:value="1866.743652">
                <text:p>1866.743652</text:p>
              </table:table-cell>
              <table:table-cell office:value-type="float" office:value="1959.370605">
                <text:p>1959.370605</text:p>
              </table:table-cell>
              <table:table-cell office:value-type="float" office:value="1883.117554">
                <text:p>1883.117554</text:p>
              </table:table-cell>
              <table:table-cell office:value-type="float" office:value="1953.958496">
                <text:p>1953.958496</text:p>
              </table:table-cell>
            </table:table-row>
            <table:table-row>
              <table:table-cell office:value-type="float" office:value="14.4">
                <text:p>14.4</text:p>
              </table:table-cell>
              <table:table-cell office:value-type="float" office:value="1870.121216">
                <text:p>1870.121216</text:p>
              </table:table-cell>
              <table:table-cell office:value-type="float" office:value="1966.041992">
                <text:p>1966.041992</text:p>
              </table:table-cell>
              <table:table-cell office:value-type="float" office:value="1879.660156">
                <text:p>1879.660156</text:p>
              </table:table-cell>
              <table:table-cell office:value-type="float" office:value="1971.39624">
                <text:p>1971.39624</text:p>
              </table:table-cell>
            </table:table-row>
            <table:table-row>
              <table:table-cell office:value-type="float" office:value="14.6">
                <text:p>14.6</text:p>
              </table:table-cell>
              <table:table-cell office:value-type="float" office:value="1843.652832">
                <text:p>1843.652832</text:p>
              </table:table-cell>
              <table:table-cell office:value-type="float" office:value="1965.192749">
                <text:p>1965.192749</text:p>
              </table:table-cell>
              <table:table-cell office:value-type="float" office:value="1855.604858">
                <text:p>1855.604858</text:p>
              </table:table-cell>
              <table:table-cell office:value-type="float" office:value="1965.280029">
                <text:p>1965.280029</text:p>
              </table:table-cell>
            </table:table-row>
            <table:table-row>
              <table:table-cell office:value-type="float" office:value="14.8">
                <text:p>14.8</text:p>
              </table:table-cell>
              <table:table-cell office:value-type="float" office:value="1835.987671">
                <text:p>1835.987671</text:p>
              </table:table-cell>
              <table:table-cell office:value-type="float" office:value="1964.984131">
                <text:p>1964.984131</text:p>
              </table:table-cell>
              <table:table-cell office:value-type="float" office:value="1853.216064">
                <text:p>1853.216064</text:p>
              </table:table-cell>
              <table:table-cell office:value-type="float" office:value="1962.462158">
                <text:p>1962.46215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838.279907">
                <text:p>1838.279907</text:p>
              </table:table-cell>
              <table:table-cell office:value-type="float" office:value="1967.331665">
                <text:p>1967.331665</text:p>
              </table:table-cell>
              <table:table-cell office:value-type="float" office:value="1852.808838">
                <text:p>1852.808838</text:p>
              </table:table-cell>
              <table:table-cell office:value-type="float" office:value="1957.24939">
                <text:p>1957.24939</text:p>
              </table:table-cell>
            </table:table-row>
            <table:table-row>
              <table:table-cell office:value-type="float" office:value="15.2">
                <text:p>15.2</text:p>
              </table:table-cell>
              <table:table-cell office:value-type="float" office:value="1849.036133">
                <text:p>1849.036133</text:p>
              </table:table-cell>
              <table:table-cell office:value-type="float" office:value="1961.111328">
                <text:p>1961.111328</text:p>
              </table:table-cell>
              <table:table-cell office:value-type="float" office:value="1863.977661">
                <text:p>1863.977661</text:p>
              </table:table-cell>
              <table:table-cell office:value-type="float" office:value="1958.80603">
                <text:p>1958.80603</text:p>
              </table:table-cell>
            </table:table-row>
            <table:table-row>
              <table:table-cell office:value-type="float" office:value="15.4">
                <text:p>15.4</text:p>
              </table:table-cell>
              <table:table-cell office:value-type="float" office:value="1832.749268">
                <text:p>1832.749268</text:p>
              </table:table-cell>
              <table:table-cell office:value-type="float" office:value="1966.545166">
                <text:p>1966.545166</text:p>
              </table:table-cell>
              <table:table-cell office:value-type="float" office:value="1850.821289">
                <text:p>1850.821289</text:p>
              </table:table-cell>
              <table:table-cell office:value-type="float" office:value="1962.783325">
                <text:p>1962.783325</text:p>
              </table:table-cell>
            </table:table-row>
            <table:table-row>
              <table:table-cell office:value-type="float" office:value="15.6">
                <text:p>15.6</text:p>
              </table:table-cell>
              <table:table-cell office:value-type="float" office:value="1838.233398">
                <text:p>1838.233398</text:p>
              </table:table-cell>
              <table:table-cell office:value-type="float" office:value="1959.809448">
                <text:p>1959.809448</text:p>
              </table:table-cell>
              <table:table-cell office:value-type="float" office:value="1854.246704">
                <text:p>1854.246704</text:p>
              </table:table-cell>
              <table:table-cell office:value-type="float" office:value="1956.479004">
                <text:p>1956.479004</text:p>
              </table:table-cell>
            </table:table-row>
            <table:table-row>
              <table:table-cell office:value-type="float" office:value="15.8">
                <text:p>15.8</text:p>
              </table:table-cell>
              <table:table-cell office:value-type="float" office:value="1840.172119">
                <text:p>1840.172119</text:p>
              </table:table-cell>
              <table:table-cell office:value-type="float" office:value="1950.984619">
                <text:p>1950.984619</text:p>
              </table:table-cell>
              <table:table-cell office:value-type="float" office:value="1857.171509">
                <text:p>1857.171509</text:p>
              </table:table-cell>
              <table:table-cell office:value-type="float" office:value="1947.562988">
                <text:p>1947.5629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830.417725">
                <text:p>1830.417725</text:p>
              </table:table-cell>
              <table:table-cell office:value-type="float" office:value="1957.067627">
                <text:p>1957.067627</text:p>
              </table:table-cell>
              <table:table-cell office:value-type="float" office:value="1846.222656">
                <text:p>1846.222656</text:p>
              </table:table-cell>
              <table:table-cell office:value-type="float" office:value="1953.454956">
                <text:p>1953.454956</text:p>
              </table:table-cell>
            </table:table-row>
            <table:table-row>
              <table:table-cell office:value-type="float" office:value="16.2">
                <text:p>16.2</text:p>
              </table:table-cell>
              <table:table-cell office:value-type="float" office:value="1835.512451">
                <text:p>1835.512451</text:p>
              </table:table-cell>
              <table:table-cell office:value-type="float" office:value="1960.204224">
                <text:p>1960.204224</text:p>
              </table:table-cell>
              <table:table-cell office:value-type="float" office:value="1853.352539">
                <text:p>1853.352539</text:p>
              </table:table-cell>
              <table:table-cell office:value-type="float" office:value="1959.278809">
                <text:p>1959.278809</text:p>
              </table:table-cell>
            </table:table-row>
            <table:table-row>
              <table:table-cell office:value-type="float" office:value="16.4">
                <text:p>16.4</text:p>
              </table:table-cell>
              <table:table-cell office:value-type="float" office:value="1847.036987">
                <text:p>1847.036987</text:p>
              </table:table-cell>
              <table:table-cell office:value-type="float" office:value="1956.109741">
                <text:p>1956.109741</text:p>
              </table:table-cell>
              <table:table-cell office:value-type="float" office:value="1868.907959">
                <text:p>1868.907959</text:p>
              </table:table-cell>
              <table:table-cell office:value-type="float" office:value="1947.336914">
                <text:p>1947.336914</text:p>
              </table:table-cell>
            </table:table-row>
            <table:table-row>
              <table:table-cell office:value-type="float" office:value="16.6">
                <text:p>16.6</text:p>
              </table:table-cell>
              <table:table-cell office:value-type="float" office:value="1845.911377">
                <text:p>1845.911377</text:p>
              </table:table-cell>
              <table:table-cell office:value-type="float" office:value="1961.996094">
                <text:p>1961.996094</text:p>
              </table:table-cell>
              <table:table-cell office:value-type="float" office:value="1858.42749">
                <text:p>1858.42749</text:p>
              </table:table-cell>
              <table:table-cell office:value-type="float" office:value="1957.22229">
                <text:p>1957.22229</text:p>
              </table:table-cell>
            </table:table-row>
            <table:table-row>
              <table:table-cell office:value-type="float" office:value="16.8">
                <text:p>16.8</text:p>
              </table:table-cell>
              <table:table-cell office:value-type="float" office:value="1837.533569">
                <text:p>1837.533569</text:p>
              </table:table-cell>
              <table:table-cell office:value-type="float" office:value="1983.816772">
                <text:p>1983.816772</text:p>
              </table:table-cell>
              <table:table-cell office:value-type="float" office:value="1849.931274">
                <text:p>1849.931274</text:p>
              </table:table-cell>
              <table:table-cell office:value-type="float" office:value="1976.990601">
                <text:p>1976.99060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51.753906">
                <text:p>1851.753906</text:p>
              </table:table-cell>
              <table:table-cell office:value-type="float" office:value="1964.717896">
                <text:p>1964.717896</text:p>
              </table:table-cell>
              <table:table-cell office:value-type="float" office:value="1870.270752">
                <text:p>1870.270752</text:p>
              </table:table-cell>
              <table:table-cell office:value-type="float" office:value="1959.630981">
                <text:p>1959.630981</text:p>
              </table:table-cell>
            </table:table-row>
            <table:table-row>
              <table:table-cell office:value-type="float" office:value="17.2">
                <text:p>17.2</text:p>
              </table:table-cell>
              <table:table-cell office:value-type="float" office:value="1846.410645">
                <text:p>1846.410645</text:p>
              </table:table-cell>
              <table:table-cell office:value-type="float" office:value="1971.724487">
                <text:p>1971.724487</text:p>
              </table:table-cell>
              <table:table-cell office:value-type="float" office:value="1863.41272">
                <text:p>1863.41272</text:p>
              </table:table-cell>
              <table:table-cell office:value-type="float" office:value="1962.153687">
                <text:p>1962.153687</text:p>
              </table:table-cell>
            </table:table-row>
            <table:table-row>
              <table:table-cell office:value-type="float" office:value="17.4">
                <text:p>17.4</text:p>
              </table:table-cell>
              <table:table-cell office:value-type="float" office:value="1834.035767">
                <text:p>1834.035767</text:p>
              </table:table-cell>
              <table:table-cell office:value-type="float" office:value="1971.735352">
                <text:p>1971.735352</text:p>
              </table:table-cell>
              <table:table-cell office:value-type="float" office:value="1847.442627">
                <text:p>1847.442627</text:p>
              </table:table-cell>
              <table:table-cell office:value-type="float" office:value="1971.929443">
                <text:p>1971.929443</text:p>
              </table:table-cell>
            </table:table-row>
            <table:table-row>
              <table:table-cell office:value-type="float" office:value="17.6">
                <text:p>17.6</text:p>
              </table:table-cell>
              <table:table-cell office:value-type="float" office:value="1850.006714">
                <text:p>1850.006714</text:p>
              </table:table-cell>
              <table:table-cell office:value-type="float" office:value="1962.357788">
                <text:p>1962.357788</text:p>
              </table:table-cell>
              <table:table-cell office:value-type="float" office:value="1873.329102">
                <text:p>1873.329102</text:p>
              </table:table-cell>
              <table:table-cell office:value-type="float" office:value="1953.140137">
                <text:p>1953.140137</text:p>
              </table:table-cell>
            </table:table-row>
            <table:table-row>
              <table:table-cell office:value-type="float" office:value="17.8">
                <text:p>17.8</text:p>
              </table:table-cell>
              <table:table-cell office:value-type="float" office:value="1855.878906">
                <text:p>1855.878906</text:p>
              </table:table-cell>
              <table:table-cell office:value-type="float" office:value="1982.034424">
                <text:p>1982.034424</text:p>
              </table:table-cell>
              <table:table-cell office:value-type="float" office:value="1871.374268">
                <text:p>1871.374268</text:p>
              </table:table-cell>
              <table:table-cell office:value-type="float" office:value="1976.204956">
                <text:p>1976.20495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48.218262">
                <text:p>1848.218262</text:p>
              </table:table-cell>
              <table:table-cell office:value-type="float" office:value="1983.86499">
                <text:p>1983.86499</text:p>
              </table:table-cell>
              <table:table-cell office:value-type="float" office:value="1866.23877">
                <text:p>1866.23877</text:p>
              </table:table-cell>
              <table:table-cell office:value-type="float" office:value="1980.632568">
                <text:p>1980.632568</text:p>
              </table:table-cell>
            </table:table-row>
            <table:table-row>
              <table:table-cell office:value-type="float" office:value="18.2">
                <text:p>18.2</text:p>
              </table:table-cell>
              <table:table-cell office:value-type="float" office:value="1854.816528">
                <text:p>1854.816528</text:p>
              </table:table-cell>
              <table:table-cell office:value-type="float" office:value="1971.748779">
                <text:p>1971.748779</text:p>
              </table:table-cell>
              <table:table-cell office:value-type="float" office:value="1872.154907">
                <text:p>1872.154907</text:p>
              </table:table-cell>
              <table:table-cell office:value-type="float" office:value="1966.650391">
                <text:p>1966.650391</text:p>
              </table:table-cell>
            </table:table-row>
            <table:table-row>
              <table:table-cell office:value-type="float" office:value="18.4">
                <text:p>18.4</text:p>
              </table:table-cell>
              <table:table-cell office:value-type="float" office:value="1855.008667">
                <text:p>1855.008667</text:p>
              </table:table-cell>
              <table:table-cell office:value-type="float" office:value="1966.988281">
                <text:p>1966.988281</text:p>
              </table:table-cell>
              <table:table-cell office:value-type="float" office:value="1872.632568">
                <text:p>1872.632568</text:p>
              </table:table-cell>
              <table:table-cell office:value-type="float" office:value="1959.761475">
                <text:p>1959.761475</text:p>
              </table:table-cell>
            </table:table-row>
            <table:table-row>
              <table:table-cell office:value-type="float" office:value="18.6">
                <text:p>18.6</text:p>
              </table:table-cell>
              <table:table-cell office:value-type="float" office:value="1846.9375">
                <text:p>1846.9375</text:p>
              </table:table-cell>
              <table:table-cell office:value-type="float" office:value="1981.118164">
                <text:p>1981.118164</text:p>
              </table:table-cell>
              <table:table-cell office:value-type="float" office:value="1862.766846">
                <text:p>1862.766846</text:p>
              </table:table-cell>
              <table:table-cell office:value-type="float" office:value="1975.814453">
                <text:p>1975.814453</text:p>
              </table:table-cell>
            </table:table-row>
            <table:table-row>
              <table:table-cell office:value-type="float" office:value="18.8">
                <text:p>18.8</text:p>
              </table:table-cell>
              <table:table-cell office:value-type="float" office:value="1843.196655">
                <text:p>1843.196655</text:p>
              </table:table-cell>
              <table:table-cell office:value-type="float" office:value="1967.740723">
                <text:p>1967.740723</text:p>
              </table:table-cell>
              <table:table-cell office:value-type="float" office:value="1865.070435">
                <text:p>1865.070435</text:p>
              </table:table-cell>
              <table:table-cell office:value-type="float" office:value="1963.120239">
                <text:p>1963.1202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855.541138">
                <text:p>1855.541138</text:p>
              </table:table-cell>
              <table:table-cell office:value-type="float" office:value="1971.015259">
                <text:p>1971.015259</text:p>
              </table:table-cell>
              <table:table-cell office:value-type="float" office:value="1876.489014">
                <text:p>1876.489014</text:p>
              </table:table-cell>
              <table:table-cell office:value-type="float" office:value="1962.173462">
                <text:p>1962.173462</text:p>
              </table:table-cell>
            </table:table-row>
            <table:table-row>
              <table:table-cell office:value-type="float" office:value="19.2">
                <text:p>19.2</text:p>
              </table:table-cell>
              <table:table-cell office:value-type="float" office:value="1848.359985">
                <text:p>1848.359985</text:p>
              </table:table-cell>
              <table:table-cell office:value-type="float" office:value="1974.38208">
                <text:p>1974.38208</text:p>
              </table:table-cell>
              <table:table-cell office:value-type="float" office:value="1867.92395">
                <text:p>1867.92395</text:p>
              </table:table-cell>
              <table:table-cell office:value-type="float" office:value="1965.485229">
                <text:p>1965.485229</text:p>
              </table:table-cell>
            </table:table-row>
            <table:table-row>
              <table:table-cell office:value-type="float" office:value="19.4">
                <text:p>19.4</text:p>
              </table:table-cell>
              <table:table-cell office:value-type="float" office:value="1851.498535">
                <text:p>1851.498535</text:p>
              </table:table-cell>
              <table:table-cell office:value-type="float" office:value="1988.573242">
                <text:p>1988.573242</text:p>
              </table:table-cell>
              <table:table-cell office:value-type="float" office:value="1867.819946">
                <text:p>1867.819946</text:p>
              </table:table-cell>
              <table:table-cell office:value-type="float" office:value="1983.500488">
                <text:p>1983.500488</text:p>
              </table:table-cell>
            </table:table-row>
            <table:table-row>
              <table:table-cell office:value-type="float" office:value="19.6">
                <text:p>19.6</text:p>
              </table:table-cell>
              <table:table-cell office:value-type="float" office:value="1860.828857">
                <text:p>1860.828857</text:p>
              </table:table-cell>
              <table:table-cell office:value-type="float" office:value="1980.925781">
                <text:p>1980.925781</text:p>
              </table:table-cell>
              <table:table-cell office:value-type="float" office:value="1878.026123">
                <text:p>1878.026123</text:p>
              </table:table-cell>
              <table:table-cell office:value-type="float" office:value="1970.727417">
                <text:p>1970.727417</text:p>
              </table:table-cell>
            </table:table-row>
            <table:table-row>
              <table:table-cell office:value-type="float" office:value="19.8">
                <text:p>19.8</text:p>
              </table:table-cell>
              <table:table-cell office:value-type="float" office:value="1855.368896">
                <text:p>1855.368896</text:p>
              </table:table-cell>
              <table:table-cell office:value-type="float" office:value="1991.999756">
                <text:p>1991.999756</text:p>
              </table:table-cell>
              <table:table-cell office:value-type="float" office:value="1871.981689">
                <text:p>1871.981689</text:p>
              </table:table-cell>
              <table:table-cell office:value-type="float" office:value="1985.383301">
                <text:p>1985.3833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49.062256">
                <text:p>1849.062256</text:p>
              </table:table-cell>
              <table:table-cell office:value-type="float" office:value="1991.787109">
                <text:p>1991.787109</text:p>
              </table:table-cell>
              <table:table-cell office:value-type="float" office:value="1865.713257">
                <text:p>1865.713257</text:p>
              </table:table-cell>
              <table:table-cell office:value-type="float" office:value="1987.512939">
                <text:p>1987.512939</text:p>
              </table:table-cell>
            </table:table-row>
            <table:table-row>
              <table:table-cell office:value-type="float" office:value="20.2">
                <text:p>20.2</text:p>
              </table:table-cell>
              <table:table-cell office:value-type="float" office:value="1860.477783">
                <text:p>1860.477783</text:p>
              </table:table-cell>
              <table:table-cell office:value-type="float" office:value="1964.879639">
                <text:p>1964.879639</text:p>
              </table:table-cell>
              <table:table-cell office:value-type="float" office:value="1878.59314">
                <text:p>1878.59314</text:p>
              </table:table-cell>
              <table:table-cell office:value-type="float" office:value="1959.552856">
                <text:p>1959.552856</text:p>
              </table:table-cell>
            </table:table-row>
            <table:table-row>
              <table:table-cell office:value-type="float" office:value="20.4">
                <text:p>20.4</text:p>
              </table:table-cell>
              <table:table-cell office:value-type="float" office:value="1852.430664">
                <text:p>1852.430664</text:p>
              </table:table-cell>
              <table:table-cell office:value-type="float" office:value="1987.36377">
                <text:p>1987.36377</text:p>
              </table:table-cell>
              <table:table-cell office:value-type="float" office:value="1869.39624">
                <text:p>1869.39624</text:p>
              </table:table-cell>
              <table:table-cell office:value-type="float" office:value="1980.401367">
                <text:p>1980.401367</text:p>
              </table:table-cell>
            </table:table-row>
            <table:table-row>
              <table:table-cell office:value-type="float" office:value="20.6">
                <text:p>20.6</text:p>
              </table:table-cell>
              <table:table-cell office:value-type="float" office:value="1845.313599">
                <text:p>1845.313599</text:p>
              </table:table-cell>
              <table:table-cell office:value-type="float" office:value="1977.564209">
                <text:p>1977.564209</text:p>
              </table:table-cell>
              <table:table-cell office:value-type="float" office:value="1865.429688">
                <text:p>1865.429688</text:p>
              </table:table-cell>
              <table:table-cell office:value-type="float" office:value="1973.082397">
                <text:p>1973.082397</text:p>
              </table:table-cell>
            </table:table-row>
            <table:table-row>
              <table:table-cell office:value-type="float" office:value="20.8">
                <text:p>20.8</text:p>
              </table:table-cell>
              <table:table-cell office:value-type="float" office:value="1861.540283">
                <text:p>1861.540283</text:p>
              </table:table-cell>
              <table:table-cell office:value-type="float" office:value="1976.106201">
                <text:p>1976.106201</text:p>
              </table:table-cell>
              <table:table-cell office:value-type="float" office:value="1880.829712">
                <text:p>1880.829712</text:p>
              </table:table-cell>
              <table:table-cell office:value-type="float" office:value="1972.314453">
                <text:p>1972.31445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854.632324">
                <text:p>1854.632324</text:p>
              </table:table-cell>
              <table:table-cell office:value-type="float" office:value="1997.185791">
                <text:p>1997.185791</text:p>
              </table:table-cell>
              <table:table-cell office:value-type="float" office:value="1869.988892">
                <text:p>1869.988892</text:p>
              </table:table-cell>
              <table:table-cell office:value-type="float" office:value="1991.765015">
                <text:p>1991.765015</text:p>
              </table:table-cell>
            </table:table-row>
            <table:table-row>
              <table:table-cell office:value-type="float" office:value="21.2">
                <text:p>21.2</text:p>
              </table:table-cell>
              <table:table-cell office:value-type="float" office:value="1846.892212">
                <text:p>1846.892212</text:p>
              </table:table-cell>
              <table:table-cell office:value-type="float" office:value="1988.063477">
                <text:p>1988.063477</text:p>
              </table:table-cell>
              <table:table-cell office:value-type="float" office:value="1864.998291">
                <text:p>1864.998291</text:p>
              </table:table-cell>
              <table:table-cell office:value-type="float" office:value="1983.122192">
                <text:p>1983.122192</text:p>
              </table:table-cell>
            </table:table-row>
            <table:table-row>
              <table:table-cell office:value-type="float" office:value="21.4">
                <text:p>21.4</text:p>
              </table:table-cell>
              <table:table-cell office:value-type="float" office:value="1862.600342">
                <text:p>1862.600342</text:p>
              </table:table-cell>
              <table:table-cell office:value-type="float" office:value="1971.897949">
                <text:p>1971.897949</text:p>
              </table:table-cell>
              <table:table-cell office:value-type="float" office:value="1882.770264">
                <text:p>1882.770264</text:p>
              </table:table-cell>
              <table:table-cell office:value-type="float" office:value="1962.485352">
                <text:p>1962.485352</text:p>
              </table:table-cell>
            </table:table-row>
            <table:table-row>
              <table:table-cell office:value-type="float" office:value="21.6">
                <text:p>21.6</text:p>
              </table:table-cell>
              <table:table-cell office:value-type="float" office:value="1854.184326">
                <text:p>1854.184326</text:p>
              </table:table-cell>
              <table:table-cell office:value-type="float" office:value="1980.806519">
                <text:p>1980.806519</text:p>
              </table:table-cell>
              <table:table-cell office:value-type="float" office:value="1874.349731">
                <text:p>1874.349731</text:p>
              </table:table-cell>
              <table:table-cell office:value-type="float" office:value="1975.000977">
                <text:p>1975.000977</text:p>
              </table:table-cell>
            </table:table-row>
            <table:table-row>
              <table:table-cell office:value-type="float" office:value="21.8">
                <text:p>21.8</text:p>
              </table:table-cell>
              <table:table-cell office:value-type="float" office:value="1848.771973">
                <text:p>1848.771973</text:p>
              </table:table-cell>
              <table:table-cell office:value-type="float" office:value="1991.564941">
                <text:p>1991.564941</text:p>
              </table:table-cell>
              <table:table-cell office:value-type="float" office:value="1867.097168">
                <text:p>1867.097168</text:p>
              </table:table-cell>
              <table:table-cell office:value-type="float" office:value="1986.725342">
                <text:p>1986.7253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863.771973">
                <text:p>1863.771973</text:p>
              </table:table-cell>
              <table:table-cell office:value-type="float" office:value="1974.965454">
                <text:p>1974.965454</text:p>
              </table:table-cell>
              <table:table-cell office:value-type="float" office:value="1883.040649">
                <text:p>1883.040649</text:p>
              </table:table-cell>
              <table:table-cell office:value-type="float" office:value="1963.496582">
                <text:p>1963.496582</text:p>
              </table:table-cell>
            </table:table-row>
            <table:table-row>
              <table:table-cell office:value-type="float" office:value="22.2">
                <text:p>22.2</text:p>
              </table:table-cell>
              <table:table-cell office:value-type="float" office:value="1855.410645">
                <text:p>1855.410645</text:p>
              </table:table-cell>
              <table:table-cell office:value-type="float" office:value="1975.107666">
                <text:p>1975.107666</text:p>
              </table:table-cell>
              <table:table-cell office:value-type="float" office:value="1875.894775">
                <text:p>1875.894775</text:p>
              </table:table-cell>
              <table:table-cell office:value-type="float" office:value="1969.359375">
                <text:p>1969.359375</text:p>
              </table:table-cell>
            </table:table-row>
            <table:table-row>
              <table:table-cell office:value-type="float" office:value="22.4">
                <text:p>22.4</text:p>
              </table:table-cell>
              <table:table-cell office:value-type="float" office:value="1829.372681">
                <text:p>1829.372681</text:p>
              </table:table-cell>
              <table:table-cell office:value-type="float" office:value="1978.948608">
                <text:p>1978.948608</text:p>
              </table:table-cell>
              <table:table-cell office:value-type="float" office:value="1846.198975">
                <text:p>1846.198975</text:p>
              </table:table-cell>
              <table:table-cell office:value-type="float" office:value="1971.771729">
                <text:p>1971.771729</text:p>
              </table:table-cell>
            </table:table-row>
            <table:table-row>
              <table:table-cell office:value-type="float" office:value="22.6">
                <text:p>22.6</text:p>
              </table:table-cell>
              <table:table-cell office:value-type="float" office:value="1814.42395">
                <text:p>1814.42395</text:p>
              </table:table-cell>
              <table:table-cell office:value-type="float" office:value="1930.98877">
                <text:p>1930.98877</text:p>
              </table:table-cell>
              <table:table-cell office:value-type="float" office:value="1830.205811">
                <text:p>1830.205811</text:p>
              </table:table-cell>
              <table:table-cell office:value-type="float" office:value="1927.048096">
                <text:p>1927.048096</text:p>
              </table:table-cell>
            </table:table-row>
            <table:table-row>
              <table:table-cell office:value-type="float" office:value="22.8">
                <text:p>22.8</text:p>
              </table:table-cell>
              <table:table-cell office:value-type="float" office:value="1773.40271">
                <text:p>1773.40271</text:p>
              </table:table-cell>
              <table:table-cell office:value-type="float" office:value="1923.050415">
                <text:p>1923.050415</text:p>
              </table:table-cell>
              <table:table-cell office:value-type="float" office:value="1780.093506">
                <text:p>1780.093506</text:p>
              </table:table-cell>
              <table:table-cell office:value-type="float" office:value="1928.013184">
                <text:p>1928.01318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49.027832">
                <text:p>1749.027832</text:p>
              </table:table-cell>
              <table:table-cell office:value-type="float" office:value="1895.305054">
                <text:p>1895.305054</text:p>
              </table:table-cell>
              <table:table-cell office:value-type="float" office:value="1766.476318">
                <text:p>1766.476318</text:p>
              </table:table-cell>
              <table:table-cell office:value-type="float" office:value="1893.077271">
                <text:p>1893.077271</text:p>
              </table:table-cell>
            </table:table-row>
            <table:table-row>
              <table:table-cell office:value-type="float" office:value="23.2">
                <text:p>23.2</text:p>
              </table:table-cell>
              <table:table-cell office:value-type="float" office:value="1747.827759">
                <text:p>1747.827759</text:p>
              </table:table-cell>
              <table:table-cell office:value-type="float" office:value="1853.042725">
                <text:p>1853.042725</text:p>
              </table:table-cell>
              <table:table-cell office:value-type="float" office:value="1764.489014">
                <text:p>1764.489014</text:p>
              </table:table-cell>
              <table:table-cell office:value-type="float" office:value="1849.518555">
                <text:p>1849.518555</text:p>
              </table:table-cell>
            </table:table-row>
            <table:table-row>
              <table:table-cell office:value-type="float" office:value="23.4">
                <text:p>23.4</text:p>
              </table:table-cell>
              <table:table-cell office:value-type="float" office:value="1715.370728">
                <text:p>1715.370728</text:p>
              </table:table-cell>
              <table:table-cell office:value-type="float" office:value="1858.711182">
                <text:p>1858.711182</text:p>
              </table:table-cell>
              <table:table-cell office:value-type="float" office:value="1729.97998">
                <text:p>1729.97998</text:p>
              </table:table-cell>
              <table:table-cell office:value-type="float" office:value="1855.698364">
                <text:p>1855.698364</text:p>
              </table:table-cell>
            </table:table-row>
            <table:table-row>
              <table:table-cell office:value-type="float" office:value="23.6">
                <text:p>23.6</text:p>
              </table:table-cell>
              <table:table-cell office:value-type="float" office:value="1697.301758">
                <text:p>1697.301758</text:p>
              </table:table-cell>
              <table:table-cell office:value-type="float" office:value="1827.712524">
                <text:p>1827.712524</text:p>
              </table:table-cell>
              <table:table-cell office:value-type="float" office:value="1716.540283">
                <text:p>1716.540283</text:p>
              </table:table-cell>
              <table:table-cell office:value-type="float" office:value="1825.111206">
                <text:p>1825.111206</text:p>
              </table:table-cell>
            </table:table-row>
            <table:table-row>
              <table:table-cell office:value-type="float" office:value="23.8">
                <text:p>23.8</text:p>
              </table:table-cell>
              <table:table-cell office:value-type="float" office:value="1697.406982">
                <text:p>1697.406982</text:p>
              </table:table-cell>
              <table:table-cell office:value-type="float" office:value="1799.06897">
                <text:p>1799.06897</text:p>
              </table:table-cell>
              <table:table-cell office:value-type="float" office:value="1711.78772">
                <text:p>1711.78772</text:p>
              </table:table-cell>
              <table:table-cell office:value-type="float" office:value="1795.673096">
                <text:p>1795.67309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675.698853">
                <text:p>1675.698853</text:p>
              </table:table-cell>
              <table:table-cell office:value-type="float" office:value="1797.206787">
                <text:p>1797.206787</text:p>
              </table:table-cell>
              <table:table-cell office:value-type="float" office:value="1692.685059">
                <text:p>1692.685059</text:p>
              </table:table-cell>
              <table:table-cell office:value-type="float" office:value="1790.998291">
                <text:p>1790.998291</text:p>
              </table:table-cell>
            </table:table-row>
            <table:table-row>
              <table:table-cell office:value-type="float" office:value="24.2">
                <text:p>24.2</text:p>
              </table:table-cell>
              <table:table-cell office:value-type="float" office:value="1669.897339">
                <text:p>1669.897339</text:p>
              </table:table-cell>
              <table:table-cell office:value-type="float" office:value="1779.568359">
                <text:p>1779.568359</text:p>
              </table:table-cell>
              <table:table-cell office:value-type="float" office:value="1673.589111">
                <text:p>1673.589111</text:p>
              </table:table-cell>
              <table:table-cell office:value-type="float" office:value="1765.734619">
                <text:p>1765.734619</text:p>
              </table:table-cell>
            </table:table-row>
            <table:table-row>
              <table:table-cell office:value-type="float" office:value="24.4">
                <text:p>24.4</text:p>
              </table:table-cell>
              <table:table-cell office:value-type="float" office:value="1668.666748">
                <text:p>1668.666748</text:p>
              </table:table-cell>
              <table:table-cell office:value-type="float" office:value="1744.626099">
                <text:p>1744.626099</text:p>
              </table:table-cell>
              <table:table-cell office:value-type="float" office:value="1672.00293">
                <text:p>1672.00293</text:p>
              </table:table-cell>
              <table:table-cell office:value-type="float" office:value="1754.226562">
                <text:p>1754.226562</text:p>
              </table:table-cell>
            </table:table-row>
            <table:table-row>
              <table:table-cell office:value-type="float" office:value="24.6">
                <text:p>24.6</text:p>
              </table:table-cell>
              <table:table-cell office:value-type="float" office:value="1646.016357">
                <text:p>1646.016357</text:p>
              </table:table-cell>
              <table:table-cell office:value-type="float" office:value="1749.681152">
                <text:p>1749.681152</text:p>
              </table:table-cell>
              <table:table-cell office:value-type="float" office:value="1656.627563">
                <text:p>1656.627563</text:p>
              </table:table-cell>
              <table:table-cell office:value-type="float" office:value="1749.788574">
                <text:p>1749.788574</text:p>
              </table:table-cell>
            </table:table-row>
            <table:table-row>
              <table:table-cell office:value-type="float" office:value="24.8">
                <text:p>24.8</text:p>
              </table:table-cell>
              <table:table-cell office:value-type="float" office:value="1637.339844">
                <text:p>1637.339844</text:p>
              </table:table-cell>
              <table:table-cell office:value-type="float" office:value="1730.714233">
                <text:p>1730.714233</text:p>
              </table:table-cell>
              <table:table-cell office:value-type="float" office:value="1650.452515">
                <text:p>1650.452515</text:p>
              </table:table-cell>
              <table:table-cell office:value-type="float" office:value="1725.79834">
                <text:p>1725.798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633.574219">
                <text:p>1633.574219</text:p>
              </table:table-cell>
              <table:table-cell office:value-type="float" office:value="1712.579468">
                <text:p>1712.579468</text:p>
              </table:table-cell>
              <table:table-cell office:value-type="float" office:value="1645.693115">
                <text:p>1645.693115</text:p>
              </table:table-cell>
              <table:table-cell office:value-type="float" office:value="1711.231445">
                <text:p>1711.231445</text:p>
              </table:table-cell>
            </table:table-row>
            <table:table-row>
              <table:table-cell office:value-type="float" office:value="25.2">
                <text:p>25.2</text:p>
              </table:table-cell>
              <table:table-cell office:value-type="float" office:value="1622.707886">
                <text:p>1622.707886</text:p>
              </table:table-cell>
              <table:table-cell office:value-type="float" office:value="1704.130493">
                <text:p>1704.130493</text:p>
              </table:table-cell>
              <table:table-cell office:value-type="float" office:value="1636.343872">
                <text:p>1636.343872</text:p>
              </table:table-cell>
              <table:table-cell office:value-type="float" office:value="1701.138428">
                <text:p>1701.138428</text:p>
              </table:table-cell>
            </table:table-row>
            <table:table-row>
              <table:table-cell office:value-type="float" office:value="25.4">
                <text:p>25.4</text:p>
              </table:table-cell>
              <table:table-cell office:value-type="float" office:value="1618.604858">
                <text:p>1618.604858</text:p>
              </table:table-cell>
              <table:table-cell office:value-type="float" office:value="1689.026855">
                <text:p>1689.026855</text:p>
              </table:table-cell>
              <table:table-cell office:value-type="float" office:value="1628.466675">
                <text:p>1628.466675</text:p>
              </table:table-cell>
              <table:table-cell office:value-type="float" office:value="1687.872314">
                <text:p>1687.872314</text:p>
              </table:table-cell>
            </table:table-row>
            <table:table-row>
              <table:table-cell office:value-type="float" office:value="25.6">
                <text:p>25.6</text:p>
              </table:table-cell>
              <table:table-cell office:value-type="float" office:value="1609.015625">
                <text:p>1609.015625</text:p>
              </table:table-cell>
              <table:table-cell office:value-type="float" office:value="1685.575928">
                <text:p>1685.575928</text:p>
              </table:table-cell>
              <table:table-cell office:value-type="float" office:value="1619.783203">
                <text:p>1619.783203</text:p>
              </table:table-cell>
              <table:table-cell office:value-type="float" office:value="1677.989746">
                <text:p>1677.989746</text:p>
              </table:table-cell>
            </table:table-row>
            <table:table-row>
              <table:table-cell office:value-type="float" office:value="25.8">
                <text:p>25.8</text:p>
              </table:table-cell>
              <table:table-cell office:value-type="float" office:value="1614.68396">
                <text:p>1614.68396</text:p>
              </table:table-cell>
              <table:table-cell office:value-type="float" office:value="1663.788574">
                <text:p>1663.788574</text:p>
              </table:table-cell>
              <table:table-cell office:value-type="float" office:value="1610.478271">
                <text:p>1610.478271</text:p>
              </table:table-cell>
              <table:table-cell office:value-type="float" office:value="1670.48999">
                <text:p>1670.48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601.31958">
                <text:p>1601.31958</text:p>
              </table:table-cell>
              <table:table-cell office:value-type="float" office:value="1664.939697">
                <text:p>1664.939697</text:p>
              </table:table-cell>
              <table:table-cell office:value-type="float" office:value="1613.960205">
                <text:p>1613.960205</text:p>
              </table:table-cell>
              <table:table-cell office:value-type="float" office:value="1663.705078">
                <text:p>1663.705078</text:p>
              </table:table-cell>
            </table:table-row>
            <table:table-row>
              <table:table-cell office:value-type="float" office:value="26.2">
                <text:p>26.2</text:p>
              </table:table-cell>
              <table:table-cell office:value-type="float" office:value="1600.160889">
                <text:p>1600.160889</text:p>
              </table:table-cell>
              <table:table-cell office:value-type="float" office:value="1652.737793">
                <text:p>1652.737793</text:p>
              </table:table-cell>
              <table:table-cell office:value-type="float" office:value="1610.780518">
                <text:p>1610.780518</text:p>
              </table:table-cell>
              <table:table-cell office:value-type="float" office:value="1652.398438">
                <text:p>1652.398438</text:p>
              </table:table-cell>
            </table:table-row>
            <table:table-row>
              <table:table-cell office:value-type="float" office:value="26.4">
                <text:p>26.4</text:p>
              </table:table-cell>
              <table:table-cell office:value-type="float" office:value="1594.310425">
                <text:p>1594.310425</text:p>
              </table:table-cell>
              <table:table-cell office:value-type="float" office:value="1648.740723">
                <text:p>1648.740723</text:p>
              </table:table-cell>
              <table:table-cell office:value-type="float" office:value="1600.261841">
                <text:p>1600.261841</text:p>
              </table:table-cell>
              <table:table-cell office:value-type="float" office:value="1648.612427">
                <text:p>1648.612427</text:p>
              </table:table-cell>
            </table:table-row>
            <table:table-row>
              <table:table-cell office:value-type="float" office:value="26.6">
                <text:p>26.6</text:p>
              </table:table-cell>
              <table:table-cell office:value-type="float" office:value="1595.504272">
                <text:p>1595.504272</text:p>
              </table:table-cell>
              <table:table-cell office:value-type="float" office:value="1642.068237">
                <text:p>1642.068237</text:p>
              </table:table-cell>
              <table:table-cell office:value-type="float" office:value="1599.086304">
                <text:p>1599.086304</text:p>
              </table:table-cell>
              <table:table-cell office:value-type="float" office:value="1638.237549">
                <text:p>1638.237549</text:p>
              </table:table-cell>
            </table:table-row>
            <table:table-row>
              <table:table-cell office:value-type="float" office:value="26.8">
                <text:p>26.8</text:p>
              </table:table-cell>
              <table:table-cell office:value-type="float" office:value="1590.102051">
                <text:p>1590.102051</text:p>
              </table:table-cell>
              <table:table-cell office:value-type="float" office:value="1631.128174">
                <text:p>1631.128174</text:p>
              </table:table-cell>
              <table:table-cell office:value-type="float" office:value="1591.519897">
                <text:p>1591.519897</text:p>
              </table:table-cell>
              <table:table-cell office:value-type="float" office:value="1634.962524">
                <text:p>1634.96252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83.135864">
                <text:p>1583.135864</text:p>
              </table:table-cell>
              <table:table-cell office:value-type="float" office:value="1629.430786">
                <text:p>1629.430786</text:p>
              </table:table-cell>
              <table:table-cell office:value-type="float" office:value="1592.339966">
                <text:p>1592.339966</text:p>
              </table:table-cell>
              <table:table-cell office:value-type="float" office:value="1623.803345">
                <text:p>1623.803345</text:p>
              </table:table-cell>
            </table:table-row>
            <table:table-row>
              <table:table-cell office:value-type="float" office:value="27.2">
                <text:p>27.2</text:p>
              </table:table-cell>
              <table:table-cell office:value-type="float" office:value="1584.768677">
                <text:p>1584.768677</text:p>
              </table:table-cell>
              <table:table-cell office:value-type="float" office:value="1622.757568">
                <text:p>1622.757568</text:p>
              </table:table-cell>
              <table:table-cell office:value-type="float" office:value="1582.916382">
                <text:p>1582.916382</text:p>
              </table:table-cell>
              <table:table-cell office:value-type="float" office:value="1625.816406">
                <text:p>1625.816406</text:p>
              </table:table-cell>
            </table:table-row>
            <table:table-row>
              <table:table-cell office:value-type="float" office:value="27.4">
                <text:p>27.4</text:p>
              </table:table-cell>
              <table:table-cell office:value-type="float" office:value="1579.608398">
                <text:p>1579.608398</text:p>
              </table:table-cell>
              <table:table-cell office:value-type="float" office:value="1619.857178">
                <text:p>1619.857178</text:p>
              </table:table-cell>
              <table:table-cell office:value-type="float" office:value="1589.301758">
                <text:p>1589.301758</text:p>
              </table:table-cell>
              <table:table-cell office:value-type="float" office:value="1620.299438">
                <text:p>1620.299438</text:p>
              </table:table-cell>
            </table:table-row>
            <table:table-row>
              <table:table-cell office:value-type="float" office:value="27.6">
                <text:p>27.6</text:p>
              </table:table-cell>
              <table:table-cell office:value-type="float" office:value="1581.411621">
                <text:p>1581.411621</text:p>
              </table:table-cell>
              <table:table-cell office:value-type="float" office:value="1612.803589">
                <text:p>1612.803589</text:p>
              </table:table-cell>
              <table:table-cell office:value-type="float" office:value="1584.916504">
                <text:p>1584.916504</text:p>
              </table:table-cell>
              <table:table-cell office:value-type="float" office:value="1615.186279">
                <text:p>1615.186279</text:p>
              </table:table-cell>
            </table:table-row>
            <table:table-row>
              <table:table-cell office:value-type="float" office:value="27.8">
                <text:p>27.8</text:p>
              </table:table-cell>
              <table:table-cell office:value-type="float" office:value="1575.982056">
                <text:p>1575.982056</text:p>
              </table:table-cell>
              <table:table-cell office:value-type="float" office:value="1608.224731">
                <text:p>1608.224731</text:p>
              </table:table-cell>
              <table:table-cell office:value-type="float" office:value="1580.915039">
                <text:p>1580.915039</text:p>
              </table:table-cell>
              <table:table-cell office:value-type="float" office:value="1610.281372">
                <text:p>1610.28137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74.681396">
                <text:p>1574.681396</text:p>
              </table:table-cell>
              <table:table-cell office:value-type="float" office:value="1609.957153">
                <text:p>1609.957153</text:p>
              </table:table-cell>
              <table:table-cell office:value-type="float" office:value="1579.753662">
                <text:p>1579.753662</text:p>
              </table:table-cell>
              <table:table-cell office:value-type="float" office:value="1607.339966">
                <text:p>1607.339966</text:p>
              </table:table-cell>
            </table:table-row>
            <table:table-row>
              <table:table-cell office:value-type="float" office:value="28.2">
                <text:p>28.2</text:p>
              </table:table-cell>
              <table:table-cell office:value-type="float" office:value="1574.352173">
                <text:p>1574.352173</text:p>
              </table:table-cell>
              <table:table-cell office:value-type="float" office:value="1601.001465">
                <text:p>1601.001465</text:p>
              </table:table-cell>
              <table:table-cell office:value-type="float" office:value="1577.666016">
                <text:p>1577.666016</text:p>
              </table:table-cell>
              <table:table-cell office:value-type="float" office:value="1607.257202">
                <text:p>1607.257202</text:p>
              </table:table-cell>
            </table:table-row>
            <table:table-row>
              <table:table-cell office:value-type="float" office:value="28.4">
                <text:p>28.4</text:p>
              </table:table-cell>
              <table:table-cell office:value-type="float" office:value="1567.11438">
                <text:p>1567.11438</text:p>
              </table:table-cell>
              <table:table-cell office:value-type="float" office:value="1601.695435">
                <text:p>1601.695435</text:p>
              </table:table-cell>
              <table:table-cell office:value-type="float" office:value="1579.940918">
                <text:p>1579.940918</text:p>
              </table:table-cell>
              <table:table-cell office:value-type="float" office:value="1597.097046">
                <text:p>1597.097046</text:p>
              </table:table-cell>
            </table:table-row>
            <table:table-row>
              <table:table-cell office:value-type="float" office:value="28.6">
                <text:p>28.6</text:p>
              </table:table-cell>
              <table:table-cell office:value-type="float" office:value="1573.790649">
                <text:p>1573.790649</text:p>
              </table:table-cell>
              <table:table-cell office:value-type="float" office:value="1592.201904">
                <text:p>1592.201904</text:p>
              </table:table-cell>
              <table:table-cell office:value-type="float" office:value="1578.359619">
                <text:p>1578.359619</text:p>
              </table:table-cell>
              <table:table-cell office:value-type="float" office:value="1598.480347">
                <text:p>1598.480347</text:p>
              </table:table-cell>
            </table:table-row>
            <table:table-row>
              <table:table-cell office:value-type="float" office:value="28.8">
                <text:p>28.8</text:p>
              </table:table-cell>
              <table:table-cell office:value-type="float" office:value="1567.388062">
                <text:p>1567.388062</text:p>
              </table:table-cell>
              <table:table-cell office:value-type="float" office:value="1597.932129">
                <text:p>1597.932129</text:p>
              </table:table-cell>
              <table:table-cell office:value-type="float" office:value="1575.815308">
                <text:p>1575.815308</text:p>
              </table:table-cell>
              <table:table-cell office:value-type="float" office:value="1598.845581">
                <text:p>1598.84558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69.915771">
                <text:p>1569.915771</text:p>
              </table:table-cell>
              <table:table-cell office:value-type="float" office:value="1592.049561">
                <text:p>1592.049561</text:p>
              </table:table-cell>
              <table:table-cell office:value-type="float" office:value="1575.62915">
                <text:p>1575.62915</text:p>
              </table:table-cell>
              <table:table-cell office:value-type="float" office:value="1595.367432">
                <text:p>1595.367432</text:p>
              </table:table-cell>
            </table:table-row>
            <table:table-row>
              <table:table-cell office:value-type="float" office:value="29.2">
                <text:p>29.2</text:p>
              </table:table-cell>
              <table:table-cell office:value-type="float" office:value="1563.306152">
                <text:p>1563.306152</text:p>
              </table:table-cell>
              <table:table-cell office:value-type="float" office:value="1589.14856">
                <text:p>1589.14856</text:p>
              </table:table-cell>
              <table:table-cell office:value-type="float" office:value="1576.717773">
                <text:p>1576.717773</text:p>
              </table:table-cell>
              <table:table-cell office:value-type="float" office:value="1590.09729">
                <text:p>1590.09729</text:p>
              </table:table-cell>
            </table:table-row>
            <table:table-row>
              <table:table-cell office:value-type="float" office:value="29.4">
                <text:p>29.4</text:p>
              </table:table-cell>
              <table:table-cell office:value-type="float" office:value="1564.207031">
                <text:p>1564.207031</text:p>
              </table:table-cell>
              <table:table-cell office:value-type="float" office:value="1586.630615">
                <text:p>1586.630615</text:p>
              </table:table-cell>
              <table:table-cell office:value-type="float" office:value="1573.135498">
                <text:p>1573.135498</text:p>
              </table:table-cell>
              <table:table-cell office:value-type="float" office:value="1592.560913">
                <text:p>1592.560913</text:p>
              </table:table-cell>
            </table:table-row>
            <table:table-row>
              <table:table-cell office:value-type="float" office:value="29.6">
                <text:p>29.6</text:p>
              </table:table-cell>
              <table:table-cell office:value-type="float" office:value="1574.103271">
                <text:p>1574.103271</text:p>
              </table:table-cell>
              <table:table-cell office:value-type="float" office:value="1589.7771">
                <text:p>1589.7771</text:p>
              </table:table-cell>
              <table:table-cell office:value-type="float" office:value="1566.206299">
                <text:p>1566.206299</text:p>
              </table:table-cell>
              <table:table-cell office:value-type="float" office:value="1584.766113">
                <text:p>1584.766113</text:p>
              </table:table-cell>
            </table:table-row>
            <table:table-row>
              <table:table-cell office:value-type="float" office:value="29.8">
                <text:p>29.8</text:p>
              </table:table-cell>
              <table:table-cell office:value-type="float" office:value="1568.600952">
                <text:p>1568.600952</text:p>
              </table:table-cell>
              <table:table-cell office:value-type="float" office:value="1586.263184">
                <text:p>1586.263184</text:p>
              </table:table-cell>
              <table:table-cell office:value-type="float" office:value="1569.202148">
                <text:p>1569.202148</text:p>
              </table:table-cell>
              <table:table-cell office:value-type="float" office:value="1582.748413">
                <text:p>1582.74841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66.185059">
                <text:p>1566.185059</text:p>
              </table:table-cell>
              <table:table-cell office:value-type="float" office:value="1585.247437">
                <text:p>1585.247437</text:p>
              </table:table-cell>
              <table:table-cell office:value-type="float" office:value="1568.572388">
                <text:p>1568.572388</text:p>
              </table:table-cell>
              <table:table-cell office:value-type="float" office:value="1584.836792">
                <text:p>1584.836792</text:p>
              </table:table-cell>
            </table:table-row>
            <table:table-row>
              <table:table-cell office:value-type="float" office:value="30.2">
                <text:p>30.2</text:p>
              </table:table-cell>
              <table:table-cell office:value-type="float" office:value="1563.358398">
                <text:p>1563.358398</text:p>
              </table:table-cell>
              <table:table-cell office:value-type="float" office:value="1581.749634">
                <text:p>1581.749634</text:p>
              </table:table-cell>
              <table:table-cell office:value-type="float" office:value="1566.914062">
                <text:p>1566.914062</text:p>
              </table:table-cell>
              <table:table-cell office:value-type="float" office:value="1581.329712">
                <text:p>1581.329712</text:p>
              </table:table-cell>
            </table:table-row>
            <table:table-row>
              <table:table-cell office:value-type="float" office:value="30.4">
                <text:p>30.4</text:p>
              </table:table-cell>
              <table:table-cell office:value-type="float" office:value="1566.229126">
                <text:p>1566.229126</text:p>
              </table:table-cell>
              <table:table-cell office:value-type="float" office:value="1583.034424">
                <text:p>1583.034424</text:p>
              </table:table-cell>
              <table:table-cell office:value-type="float" office:value="1566.262451">
                <text:p>1566.262451</text:p>
              </table:table-cell>
              <table:table-cell office:value-type="float" office:value="1579.182007">
                <text:p>1579.182007</text:p>
              </table:table-cell>
            </table:table-row>
            <table:table-row>
              <table:table-cell office:value-type="float" office:value="30.6">
                <text:p>30.6</text:p>
              </table:table-cell>
              <table:table-cell office:value-type="float" office:value="1564.175415">
                <text:p>1564.175415</text:p>
              </table:table-cell>
              <table:table-cell office:value-type="float" office:value="1577.115479">
                <text:p>1577.115479</text:p>
              </table:table-cell>
              <table:table-cell office:value-type="float" office:value="1566.579468">
                <text:p>1566.579468</text:p>
              </table:table-cell>
              <table:table-cell office:value-type="float" office:value="1578.143677">
                <text:p>1578.143677</text:p>
              </table:table-cell>
            </table:table-row>
            <table:table-row>
              <table:table-cell office:value-type="float" office:value="30.8">
                <text:p>30.8</text:p>
              </table:table-cell>
              <table:table-cell office:value-type="float" office:value="1564.964844">
                <text:p>1564.964844</text:p>
              </table:table-cell>
              <table:table-cell office:value-type="float" office:value="1578.769409">
                <text:p>1578.769409</text:p>
              </table:table-cell>
              <table:table-cell office:value-type="float" office:value="1567.468994">
                <text:p>1567.468994</text:p>
              </table:table-cell>
              <table:table-cell office:value-type="float" office:value="1575.847656">
                <text:p>1575.8476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64.917847">
                <text:p>1564.917847</text:p>
              </table:table-cell>
              <table:table-cell office:value-type="float" office:value="1578.463501">
                <text:p>1578.463501</text:p>
              </table:table-cell>
              <table:table-cell office:value-type="float" office:value="1568.573242">
                <text:p>1568.573242</text:p>
              </table:table-cell>
              <table:table-cell office:value-type="float" office:value="1575.693848">
                <text:p>1575.693848</text:p>
              </table:table-cell>
            </table:table-row>
            <table:table-row>
              <table:table-cell office:value-type="float" office:value="31.2">
                <text:p>31.2</text:p>
              </table:table-cell>
              <table:table-cell office:value-type="float" office:value="1565.126099">
                <text:p>1565.126099</text:p>
              </table:table-cell>
              <table:table-cell office:value-type="float" office:value="1576.342773">
                <text:p>1576.342773</text:p>
              </table:table-cell>
              <table:table-cell office:value-type="float" office:value="1563.699951">
                <text:p>1563.699951</text:p>
              </table:table-cell>
              <table:table-cell office:value-type="float" office:value="1574.279785">
                <text:p>1574.279785</text:p>
              </table:table-cell>
            </table:table-row>
            <table:table-row>
              <table:table-cell office:value-type="float" office:value="31.4">
                <text:p>31.4</text:p>
              </table:table-cell>
              <table:table-cell office:value-type="float" office:value="1564.571655">
                <text:p>1564.571655</text:p>
              </table:table-cell>
              <table:table-cell office:value-type="float" office:value="1574.139038">
                <text:p>1574.139038</text:p>
              </table:table-cell>
              <table:table-cell office:value-type="float" office:value="1560.345947">
                <text:p>1560.345947</text:p>
              </table:table-cell>
              <table:table-cell office:value-type="float" office:value="1575.150391">
                <text:p>1575.150391</text:p>
              </table:table-cell>
            </table:table-row>
            <table:table-row>
              <table:table-cell office:value-type="float" office:value="31.6">
                <text:p>31.6</text:p>
              </table:table-cell>
              <table:table-cell office:value-type="float" office:value="1565.21228">
                <text:p>1565.21228</text:p>
              </table:table-cell>
              <table:table-cell office:value-type="float" office:value="1574.53125">
                <text:p>1574.53125</text:p>
              </table:table-cell>
              <table:table-cell office:value-type="float" office:value="1567.480713">
                <text:p>1567.480713</text:p>
              </table:table-cell>
              <table:table-cell office:value-type="float" office:value="1568.912842">
                <text:p>1568.912842</text:p>
              </table:table-cell>
            </table:table-row>
            <table:table-row>
              <table:table-cell office:value-type="float" office:value="31.8">
                <text:p>31.8</text:p>
              </table:table-cell>
              <table:table-cell office:value-type="float" office:value="1562.625244">
                <text:p>1562.625244</text:p>
              </table:table-cell>
              <table:table-cell office:value-type="float" office:value="1573.319458">
                <text:p>1573.319458</text:p>
              </table:table-cell>
              <table:table-cell office:value-type="float" office:value="1563.405273">
                <text:p>1563.405273</text:p>
              </table:table-cell>
              <table:table-cell office:value-type="float" office:value="1574.966797">
                <text:p>1574.96679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61.603882">
                <text:p>1561.603882</text:p>
              </table:table-cell>
              <table:table-cell office:value-type="float" office:value="1572.456421">
                <text:p>1572.456421</text:p>
              </table:table-cell>
              <table:table-cell office:value-type="float" office:value="1563.948975">
                <text:p>1563.948975</text:p>
              </table:table-cell>
              <table:table-cell office:value-type="float" office:value="1571.321777">
                <text:p>1571.321777</text:p>
              </table:table-cell>
            </table:table-row>
            <table:table-row>
              <table:table-cell office:value-type="float" office:value="32.2">
                <text:p>32.2</text:p>
              </table:table-cell>
              <table:table-cell office:value-type="float" office:value="1562.101318">
                <text:p>1562.101318</text:p>
              </table:table-cell>
              <table:table-cell office:value-type="float" office:value="1571.901489">
                <text:p>1571.901489</text:p>
              </table:table-cell>
              <table:table-cell office:value-type="float" office:value="1564.687866">
                <text:p>1564.687866</text:p>
              </table:table-cell>
              <table:table-cell office:value-type="float" office:value="1570.081787">
                <text:p>1570.081787</text:p>
              </table:table-cell>
            </table:table-row>
            <table:table-row>
              <table:table-cell office:value-type="float" office:value="32.4">
                <text:p>32.4</text:p>
              </table:table-cell>
              <table:table-cell office:value-type="float" office:value="1563.02771">
                <text:p>1563.02771</text:p>
              </table:table-cell>
              <table:table-cell office:value-type="float" office:value="1573.695312">
                <text:p>1573.695312</text:p>
              </table:table-cell>
              <table:table-cell office:value-type="float" office:value="1567.468384">
                <text:p>1567.468384</text:p>
              </table:table-cell>
              <table:table-cell office:value-type="float" office:value="1569.418701">
                <text:p>1569.418701</text:p>
              </table:table-cell>
            </table:table-row>
            <table:table-row>
              <table:table-cell office:value-type="float" office:value="32.6">
                <text:p>32.6</text:p>
              </table:table-cell>
              <table:table-cell office:value-type="float" office:value="1557.118652">
                <text:p>1557.118652</text:p>
              </table:table-cell>
              <table:table-cell office:value-type="float" office:value="1577.321655">
                <text:p>1577.321655</text:p>
              </table:table-cell>
              <table:table-cell office:value-type="float" office:value="1559.713867">
                <text:p>1559.713867</text:p>
              </table:table-cell>
              <table:table-cell office:value-type="float" office:value="1574.241577">
                <text:p>1574.241577</text:p>
              </table:table-cell>
            </table:table-row>
            <table:table-row>
              <table:table-cell office:value-type="float" office:value="32.8">
                <text:p>32.8</text:p>
              </table:table-cell>
              <table:table-cell office:value-type="float" office:value="1651.228149">
                <text:p>1651.228149</text:p>
              </table:table-cell>
              <table:table-cell office:value-type="float" office:value="1670.12915">
                <text:p>1670.12915</text:p>
              </table:table-cell>
              <table:table-cell office:value-type="float" office:value="1592.60791">
                <text:p>1592.60791</text:p>
              </table:table-cell>
              <table:table-cell office:value-type="float" office:value="1559.422119">
                <text:p>1559.4221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702.890869">
                <text:p>1702.890869</text:p>
              </table:table-cell>
              <table:table-cell office:value-type="float" office:value="1730.241211">
                <text:p>1730.241211</text:p>
              </table:table-cell>
              <table:table-cell office:value-type="float" office:value="1637.036011">
                <text:p>1637.036011</text:p>
              </table:table-cell>
              <table:table-cell office:value-type="float" office:value="1619.356567">
                <text:p>1619.356567</text:p>
              </table:table-cell>
            </table:table-row>
            <table:table-row>
              <table:table-cell office:value-type="float" office:value="33.2">
                <text:p>33.2</text:p>
              </table:table-cell>
              <table:table-cell office:value-type="float" office:value="1799.038574">
                <text:p>1799.038574</text:p>
              </table:table-cell>
              <table:table-cell office:value-type="float" office:value="1823.959106">
                <text:p>1823.959106</text:p>
              </table:table-cell>
              <table:table-cell office:value-type="float" office:value="1730.085205">
                <text:p>1730.085205</text:p>
              </table:table-cell>
              <table:table-cell office:value-type="float" office:value="1728.315063">
                <text:p>1728.315063</text:p>
              </table:table-cell>
            </table:table-row>
            <table:table-row>
              <table:table-cell office:value-type="float" office:value="33.4">
                <text:p>33.4</text:p>
              </table:table-cell>
              <table:table-cell office:value-type="float" office:value="1649.693848">
                <text:p>1649.693848</text:p>
              </table:table-cell>
              <table:table-cell office:value-type="float" office:value="1716.778809">
                <text:p>1716.778809</text:p>
              </table:table-cell>
              <table:table-cell office:value-type="float" office:value="1599.335693">
                <text:p>1599.335693</text:p>
              </table:table-cell>
              <table:table-cell office:value-type="float" office:value="1576.56311">
                <text:p>1576.56311</text:p>
              </table:table-cell>
            </table:table-row>
            <table:table-row>
              <table:table-cell office:value-type="float" office:value="33.6">
                <text:p>33.6</text:p>
              </table:table-cell>
              <table:table-cell office:value-type="float" office:value="1747.992065">
                <text:p>1747.992065</text:p>
              </table:table-cell>
              <table:table-cell office:value-type="float" office:value="1688.298828">
                <text:p>1688.298828</text:p>
              </table:table-cell>
              <table:table-cell office:value-type="float" office:value="1675.322388">
                <text:p>1675.322388</text:p>
              </table:table-cell>
              <table:table-cell office:value-type="float" office:value="1661.5">
                <text:p>1661.5</text:p>
              </table:table-cell>
            </table:table-row>
            <table:table-row>
              <table:table-cell office:value-type="float" office:value="33.8">
                <text:p>33.8</text:p>
              </table:table-cell>
              <table:table-cell office:value-type="float" office:value="1677.601562">
                <text:p>1677.601562</text:p>
              </table:table-cell>
              <table:table-cell office:value-type="float" office:value="1774.68042">
                <text:p>1774.68042</text:p>
              </table:table-cell>
              <table:table-cell office:value-type="float" office:value="1648.571533">
                <text:p>1648.571533</text:p>
              </table:table-cell>
              <table:table-cell office:value-type="float" office:value="1656.222046">
                <text:p>1656.22204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707.127441">
                <text:p>1707.127441</text:p>
              </table:table-cell>
              <table:table-cell office:value-type="float" office:value="1763.410034">
                <text:p>1763.410034</text:p>
              </table:table-cell>
              <table:table-cell office:value-type="float" office:value="1660.01001">
                <text:p>1660.01001</text:p>
              </table:table-cell>
              <table:table-cell office:value-type="float" office:value="1659.198608">
                <text:p>1659.198608</text:p>
              </table:table-cell>
            </table:table-row>
            <table:table-row>
              <table:table-cell office:value-type="float" office:value="34.2">
                <text:p>34.2</text:p>
              </table:table-cell>
              <table:table-cell office:value-type="float" office:value="1729.105713">
                <text:p>1729.105713</text:p>
              </table:table-cell>
              <table:table-cell office:value-type="float" office:value="1747.770996">
                <text:p>1747.770996</text:p>
              </table:table-cell>
              <table:table-cell office:value-type="float" office:value="1692.369263">
                <text:p>1692.369263</text:p>
              </table:table-cell>
              <table:table-cell office:value-type="float" office:value="1682.263184">
                <text:p>1682.263184</text:p>
              </table:table-cell>
            </table:table-row>
            <table:table-row>
              <table:table-cell office:value-type="float" office:value="34.4">
                <text:p>34.4</text:p>
              </table:table-cell>
              <table:table-cell office:value-type="float" office:value="1704.855957">
                <text:p>1704.855957</text:p>
              </table:table-cell>
              <table:table-cell office:value-type="float" office:value="1781.468018">
                <text:p>1781.468018</text:p>
              </table:table-cell>
              <table:table-cell office:value-type="float" office:value="1679.283813">
                <text:p>1679.283813</text:p>
              </table:table-cell>
              <table:table-cell office:value-type="float" office:value="1706.504517">
                <text:p>1706.504517</text:p>
              </table:table-cell>
            </table:table-row>
            <table:table-row>
              <table:table-cell office:value-type="float" office:value="34.6">
                <text:p>34.6</text:p>
              </table:table-cell>
              <table:table-cell office:value-type="float" office:value="1724.503662">
                <text:p>1724.503662</text:p>
              </table:table-cell>
              <table:table-cell office:value-type="float" office:value="1779.66272">
                <text:p>1779.66272</text:p>
              </table:table-cell>
              <table:table-cell office:value-type="float" office:value="1707.056519">
                <text:p>1707.056519</text:p>
              </table:table-cell>
              <table:table-cell office:value-type="float" office:value="1725.104492">
                <text:p>1725.104492</text:p>
              </table:table-cell>
            </table:table-row>
            <table:table-row>
              <table:table-cell office:value-type="float" office:value="34.8">
                <text:p>34.8</text:p>
              </table:table-cell>
              <table:table-cell office:value-type="float" office:value="1742.7146">
                <text:p>1742.7146</text:p>
              </table:table-cell>
              <table:table-cell office:value-type="float" office:value="1791.543701">
                <text:p>1791.543701</text:p>
              </table:table-cell>
              <table:table-cell office:value-type="float" office:value="1727.59314">
                <text:p>1727.59314</text:p>
              </table:table-cell>
              <table:table-cell office:value-type="float" office:value="1737.958496">
                <text:p>1737.95849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746.222046">
                <text:p>1746.222046</text:p>
              </table:table-cell>
              <table:table-cell office:value-type="float" office:value="1800.469116">
                <text:p>1800.469116</text:p>
              </table:table-cell>
              <table:table-cell office:value-type="float" office:value="1777.610107">
                <text:p>1777.610107</text:p>
              </table:table-cell>
              <table:table-cell office:value-type="float" office:value="1809.787109">
                <text:p>1809.787109</text:p>
              </table:table-cell>
            </table:table-row>
            <table:table-row>
              <table:table-cell office:value-type="float" office:value="35.2">
                <text:p>35.2</text:p>
              </table:table-cell>
              <table:table-cell office:value-type="float" office:value="1778.240479">
                <text:p>1778.240479</text:p>
              </table:table-cell>
              <table:table-cell office:value-type="float" office:value="1861.718262">
                <text:p>1861.718262</text:p>
              </table:table-cell>
              <table:table-cell office:value-type="float" office:value="1798.265259">
                <text:p>1798.265259</text:p>
              </table:table-cell>
              <table:table-cell office:value-type="float" office:value="1865.553711">
                <text:p>1865.553711</text:p>
              </table:table-cell>
            </table:table-row>
            <table:table-row>
              <table:table-cell office:value-type="float" office:value="35.4">
                <text:p>35.4</text:p>
              </table:table-cell>
              <table:table-cell office:value-type="float" office:value="1833.385132">
                <text:p>1833.385132</text:p>
              </table:table-cell>
              <table:table-cell office:value-type="float" office:value="1910.322266">
                <text:p>1910.322266</text:p>
              </table:table-cell>
              <table:table-cell office:value-type="float" office:value="1851.844971">
                <text:p>1851.844971</text:p>
              </table:table-cell>
              <table:table-cell office:value-type="float" office:value="1906.816284">
                <text:p>1906.816284</text:p>
              </table:table-cell>
            </table:table-row>
            <table:table-row>
              <table:table-cell office:value-type="float" office:value="35.6">
                <text:p>35.6</text:p>
              </table:table-cell>
              <table:table-cell office:value-type="float" office:value="1837.563354">
                <text:p>1837.563354</text:p>
              </table:table-cell>
              <table:table-cell office:value-type="float" office:value="1906.212646">
                <text:p>1906.212646</text:p>
              </table:table-cell>
              <table:table-cell office:value-type="float" office:value="1848.819458">
                <text:p>1848.819458</text:p>
              </table:table-cell>
              <table:table-cell office:value-type="float" office:value="1901.500488">
                <text:p>1901.500488</text:p>
              </table:table-cell>
            </table:table-row>
            <table:table-row>
              <table:table-cell office:value-type="float" office:value="35.8">
                <text:p>35.8</text:p>
              </table:table-cell>
              <table:table-cell office:value-type="float" office:value="1861.103149">
                <text:p>1861.103149</text:p>
              </table:table-cell>
              <table:table-cell office:value-type="float" office:value="1976.222168">
                <text:p>1976.222168</text:p>
              </table:table-cell>
              <table:table-cell office:value-type="float" office:value="1864.68103">
                <text:p>1864.68103</text:p>
              </table:table-cell>
              <table:table-cell office:value-type="float" office:value="1980.960815">
                <text:p>1980.9608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881.218994">
                <text:p>1881.218994</text:p>
              </table:table-cell>
              <table:table-cell office:value-type="float" office:value="1944.366455">
                <text:p>1944.366455</text:p>
              </table:table-cell>
              <table:table-cell office:value-type="float" office:value="1887.518311">
                <text:p>1887.518311</text:p>
              </table:table-cell>
              <table:table-cell office:value-type="float" office:value="1954.661743">
                <text:p>1954.661743</text:p>
              </table:table-cell>
            </table:table-row>
            <table:table-row>
              <table:table-cell office:value-type="float" office:value="36.2">
                <text:p>36.2</text:p>
              </table:table-cell>
              <table:table-cell office:value-type="float" office:value="1875.754639">
                <text:p>1875.754639</text:p>
              </table:table-cell>
              <table:table-cell office:value-type="float" office:value="1959.441528">
                <text:p>1959.441528</text:p>
              </table:table-cell>
              <table:table-cell office:value-type="float" office:value="1884.760254">
                <text:p>1884.760254</text:p>
              </table:table-cell>
              <table:table-cell office:value-type="float" office:value="1972.26123">
                <text:p>1972.26123</text:p>
              </table:table-cell>
            </table:table-row>
            <table:table-row>
              <table:table-cell office:value-type="float" office:value="36.4">
                <text:p>36.4</text:p>
              </table:table-cell>
              <table:table-cell office:value-type="float" office:value="1844.207275">
                <text:p>1844.207275</text:p>
              </table:table-cell>
              <table:table-cell office:value-type="float" office:value="1976.303101">
                <text:p>1976.303101</text:p>
              </table:table-cell>
              <table:table-cell office:value-type="float" office:value="1848.847412">
                <text:p>1848.847412</text:p>
              </table:table-cell>
              <table:table-cell office:value-type="float" office:value="1988.82251">
                <text:p>1988.82251</text:p>
              </table:table-cell>
            </table:table-row>
            <table:table-row>
              <table:table-cell office:value-type="float" office:value="36.6">
                <text:p>36.6</text:p>
              </table:table-cell>
              <table:table-cell office:value-type="float" office:value="1839.413696">
                <text:p>1839.413696</text:p>
              </table:table-cell>
              <table:table-cell office:value-type="float" office:value="1961.287964">
                <text:p>1961.287964</text:p>
              </table:table-cell>
              <table:table-cell office:value-type="float" office:value="1855.605103">
                <text:p>1855.605103</text:p>
              </table:table-cell>
              <table:table-cell office:value-type="float" office:value="1960.408447">
                <text:p>1960.408447</text:p>
              </table:table-cell>
            </table:table-row>
            <table:table-row>
              <table:table-cell office:value-type="float" office:value="36.8">
                <text:p>36.8</text:p>
              </table:table-cell>
              <table:table-cell office:value-type="float" office:value="1830.31665">
                <text:p>1830.31665</text:p>
              </table:table-cell>
              <table:table-cell office:value-type="float" office:value="1966.904785">
                <text:p>1966.904785</text:p>
              </table:table-cell>
              <table:table-cell office:value-type="float" office:value="1844.654053">
                <text:p>1844.654053</text:p>
              </table:table-cell>
              <table:table-cell office:value-type="float" office:value="1954.201416">
                <text:p>1954.20141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850.138916">
                <text:p>1850.138916</text:p>
              </table:table-cell>
              <table:table-cell office:value-type="float" office:value="1961.001465">
                <text:p>1961.001465</text:p>
              </table:table-cell>
              <table:table-cell office:value-type="float" office:value="1860.659302">
                <text:p>1860.659302</text:p>
              </table:table-cell>
              <table:table-cell office:value-type="float" office:value="1961.720215">
                <text:p>1961.720215</text:p>
              </table:table-cell>
            </table:table-row>
            <table:table-row>
              <table:table-cell office:value-type="float" office:value="37.2">
                <text:p>37.2</text:p>
              </table:table-cell>
              <table:table-cell office:value-type="float" office:value="1846.30603">
                <text:p>1846.30603</text:p>
              </table:table-cell>
              <table:table-cell office:value-type="float" office:value="1942.971191">
                <text:p>1942.971191</text:p>
              </table:table-cell>
              <table:table-cell office:value-type="float" office:value="1860.036743">
                <text:p>1860.036743</text:p>
              </table:table-cell>
              <table:table-cell office:value-type="float" office:value="1944.493652">
                <text:p>1944.493652</text:p>
              </table:table-cell>
            </table:table-row>
            <table:table-row>
              <table:table-cell office:value-type="float" office:value="37.4">
                <text:p>37.4</text:p>
              </table:table-cell>
              <table:table-cell office:value-type="float" office:value="1838.263428">
                <text:p>1838.263428</text:p>
              </table:table-cell>
              <table:table-cell office:value-type="float" office:value="1997.632812">
                <text:p>1997.632812</text:p>
              </table:table-cell>
              <table:table-cell office:value-type="float" office:value="1847.751587">
                <text:p>1847.751587</text:p>
              </table:table-cell>
              <table:table-cell office:value-type="float" office:value="1996.502563">
                <text:p>1996.502563</text:p>
              </table:table-cell>
            </table:table-row>
            <table:table-row>
              <table:table-cell office:value-type="float" office:value="37.6">
                <text:p>37.6</text:p>
              </table:table-cell>
              <table:table-cell office:value-type="float" office:value="1847.229736">
                <text:p>1847.229736</text:p>
              </table:table-cell>
              <table:table-cell office:value-type="float" office:value="1968.559937">
                <text:p>1968.559937</text:p>
              </table:table-cell>
              <table:table-cell office:value-type="float" office:value="1859.709595">
                <text:p>1859.709595</text:p>
              </table:table-cell>
              <table:table-cell office:value-type="float" office:value="1966.342529">
                <text:p>1966.342529</text:p>
              </table:table-cell>
            </table:table-row>
            <table:table-row>
              <table:table-cell office:value-type="float" office:value="37.8">
                <text:p>37.8</text:p>
              </table:table-cell>
              <table:table-cell office:value-type="float" office:value="1859.234497">
                <text:p>1859.234497</text:p>
              </table:table-cell>
              <table:table-cell office:value-type="float" office:value="1975.07666">
                <text:p>1975.07666</text:p>
              </table:table-cell>
              <table:table-cell office:value-type="float" office:value="1869.393433">
                <text:p>1869.393433</text:p>
              </table:table-cell>
              <table:table-cell office:value-type="float" office:value="1970.937866">
                <text:p>1970.93786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830.537109">
                <text:p>1830.537109</text:p>
              </table:table-cell>
              <table:table-cell office:value-type="float" office:value="1989.474609">
                <text:p>1989.474609</text:p>
              </table:table-cell>
              <table:table-cell office:value-type="float" office:value="1839.557861">
                <text:p>1839.557861</text:p>
              </table:table-cell>
              <table:table-cell office:value-type="float" office:value="1991.529419">
                <text:p>1991.529419</text:p>
              </table:table-cell>
            </table:table-row>
            <table:table-row>
              <table:table-cell office:value-type="float" office:value="38.2">
                <text:p>38.2</text:p>
              </table:table-cell>
              <table:table-cell office:value-type="float" office:value="1833.765747">
                <text:p>1833.765747</text:p>
              </table:table-cell>
              <table:table-cell office:value-type="float" office:value="1940.734009">
                <text:p>1940.734009</text:p>
              </table:table-cell>
              <table:table-cell office:value-type="float" office:value="1855.097412">
                <text:p>1855.097412</text:p>
              </table:table-cell>
              <table:table-cell office:value-type="float" office:value="1937.392212">
                <text:p>1937.392212</text:p>
              </table:table-cell>
            </table:table-row>
            <table:table-row>
              <table:table-cell office:value-type="float" office:value="38.4">
                <text:p>38.4</text:p>
              </table:table-cell>
              <table:table-cell office:value-type="float" office:value="1861.879517">
                <text:p>1861.879517</text:p>
              </table:table-cell>
              <table:table-cell office:value-type="float" office:value="1952.616943">
                <text:p>1952.616943</text:p>
              </table:table-cell>
              <table:table-cell office:value-type="float" office:value="1879.56897">
                <text:p>1879.56897</text:p>
              </table:table-cell>
              <table:table-cell office:value-type="float" office:value="1946.019531">
                <text:p>1946.019531</text:p>
              </table:table-cell>
            </table:table-row>
            <table:table-row>
              <table:table-cell office:value-type="float" office:value="38.6">
                <text:p>38.6</text:p>
              </table:table-cell>
              <table:table-cell office:value-type="float" office:value="1829.102051">
                <text:p>1829.102051</text:p>
              </table:table-cell>
              <table:table-cell office:value-type="float" office:value="1981.528564">
                <text:p>1981.528564</text:p>
              </table:table-cell>
              <table:table-cell office:value-type="float" office:value="1838.692993">
                <text:p>1838.692993</text:p>
              </table:table-cell>
              <table:table-cell office:value-type="float" office:value="1982.893921">
                <text:p>1982.893921</text:p>
              </table:table-cell>
            </table:table-row>
            <table:table-row>
              <table:table-cell office:value-type="float" office:value="38.8">
                <text:p>38.8</text:p>
              </table:table-cell>
              <table:table-cell office:value-type="float" office:value="1839.988281">
                <text:p>1839.988281</text:p>
              </table:table-cell>
              <table:table-cell office:value-type="float" office:value="1946.056641">
                <text:p>1946.056641</text:p>
              </table:table-cell>
              <table:table-cell office:value-type="float" office:value="1860.611694">
                <text:p>1860.611694</text:p>
              </table:table-cell>
              <table:table-cell office:value-type="float" office:value="1938.309814">
                <text:p>1938.30981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859.487915">
                <text:p>1859.487915</text:p>
              </table:table-cell>
              <table:table-cell office:value-type="float" office:value="1972.604492">
                <text:p>1972.604492</text:p>
              </table:table-cell>
              <table:table-cell office:value-type="float" office:value="1872.961914">
                <text:p>1872.961914</text:p>
              </table:table-cell>
              <table:table-cell office:value-type="float" office:value="1966.543579">
                <text:p>1966.543579</text:p>
              </table:table-cell>
            </table:table-row>
            <table:table-row>
              <table:table-cell office:value-type="float" office:value="39.2">
                <text:p>39.2</text:p>
              </table:table-cell>
              <table:table-cell office:value-type="float" office:value="1826.387329">
                <text:p>1826.387329</text:p>
              </table:table-cell>
              <table:table-cell office:value-type="float" office:value="1980.40271">
                <text:p>1980.40271</text:p>
              </table:table-cell>
              <table:table-cell office:value-type="float" office:value="1842.532837">
                <text:p>1842.532837</text:p>
              </table:table-cell>
              <table:table-cell office:value-type="float" office:value="1977.319092">
                <text:p>1977.319092</text:p>
              </table:table-cell>
            </table:table-row>
            <table:table-row>
              <table:table-cell office:value-type="float" office:value="39.4">
                <text:p>39.4</text:p>
              </table:table-cell>
              <table:table-cell office:value-type="float" office:value="1840.695923">
                <text:p>1840.695923</text:p>
              </table:table-cell>
              <table:table-cell office:value-type="float" office:value="1938.052612">
                <text:p>1938.052612</text:p>
              </table:table-cell>
              <table:table-cell office:value-type="float" office:value="1864.12793">
                <text:p>1864.12793</text:p>
              </table:table-cell>
              <table:table-cell office:value-type="float" office:value="1930.703003">
                <text:p>1930.703003</text:p>
              </table:table-cell>
            </table:table-row>
            <table:table-row>
              <table:table-cell office:value-type="float" office:value="39.6">
                <text:p>39.6</text:p>
              </table:table-cell>
              <table:table-cell office:value-type="float" office:value="1860.287231">
                <text:p>1860.287231</text:p>
              </table:table-cell>
              <table:table-cell office:value-type="float" office:value="1933.080078">
                <text:p>1933.080078</text:p>
              </table:table-cell>
              <table:table-cell office:value-type="float" office:value="1881.000732">
                <text:p>1881.000732</text:p>
              </table:table-cell>
              <table:table-cell office:value-type="float" office:value="1923.758789">
                <text:p>1923.758789</text:p>
              </table:table-cell>
            </table:table-row>
            <table:table-row>
              <table:table-cell office:value-type="float" office:value="39.8">
                <text:p>39.8</text:p>
              </table:table-cell>
              <table:table-cell office:value-type="float" office:value="1824.60376">
                <text:p>1824.60376</text:p>
              </table:table-cell>
              <table:table-cell office:value-type="float" office:value="1984.760986">
                <text:p>1984.760986</text:p>
              </table:table-cell>
              <table:table-cell office:value-type="float" office:value="1838.876221">
                <text:p>1838.876221</text:p>
              </table:table-cell>
              <table:table-cell office:value-type="float" office:value="1981.862183">
                <text:p>1981.8621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839.418701">
                <text:p>1839.418701</text:p>
              </table:table-cell>
              <table:table-cell office:value-type="float" office:value="1956.99292">
                <text:p>1956.99292</text:p>
              </table:table-cell>
              <table:table-cell office:value-type="float" office:value="1860.603882">
                <text:p>1860.603882</text:p>
              </table:table-cell>
              <table:table-cell office:value-type="float" office:value="1952.745728">
                <text:p>1952.745728</text:p>
              </table:table-cell>
            </table:table-row>
            <table:table-row>
              <table:table-cell office:value-type="float" office:value="40.2">
                <text:p>40.2</text:p>
              </table:table-cell>
              <table:table-cell office:value-type="float" office:value="1868.967651">
                <text:p>1868.967651</text:p>
              </table:table-cell>
              <table:table-cell office:value-type="float" office:value="1954.738037">
                <text:p>1954.738037</text:p>
              </table:table-cell>
              <table:table-cell office:value-type="float" office:value="1889.88501">
                <text:p>1889.88501</text:p>
              </table:table-cell>
              <table:table-cell office:value-type="float" office:value="1947.626221">
                <text:p>1947.626221</text:p>
              </table:table-cell>
            </table:table-row>
            <table:table-row>
              <table:table-cell office:value-type="float" office:value="40.4">
                <text:p>40.4</text:p>
              </table:table-cell>
              <table:table-cell office:value-type="float" office:value="1823.362915">
                <text:p>1823.362915</text:p>
              </table:table-cell>
              <table:table-cell office:value-type="float" office:value="1996.586304">
                <text:p>1996.586304</text:p>
              </table:table-cell>
              <table:table-cell office:value-type="float" office:value="1836.044678">
                <text:p>1836.044678</text:p>
              </table:table-cell>
              <table:table-cell office:value-type="float" office:value="1995.957031">
                <text:p>1995.957031</text:p>
              </table:table-cell>
            </table:table-row>
            <table:table-row>
              <table:table-cell office:value-type="float" office:value="40.6">
                <text:p>40.6</text:p>
              </table:table-cell>
              <table:table-cell office:value-type="float" office:value="1842.765625">
                <text:p>1842.765625</text:p>
              </table:table-cell>
              <table:table-cell office:value-type="float" office:value="1963.57605">
                <text:p>1963.57605</text:p>
              </table:table-cell>
              <table:table-cell office:value-type="float" office:value="1863.151978">
                <text:p>1863.151978</text:p>
              </table:table-cell>
              <table:table-cell office:value-type="float" office:value="1956.318848">
                <text:p>1956.318848</text:p>
              </table:table-cell>
            </table:table-row>
            <table:table-row>
              <table:table-cell office:value-type="float" office:value="40.8">
                <text:p>40.8</text:p>
              </table:table-cell>
              <table:table-cell office:value-type="float" office:value="1866.909912">
                <text:p>1866.909912</text:p>
              </table:table-cell>
              <table:table-cell office:value-type="float" office:value="1943.823242">
                <text:p>1943.823242</text:p>
              </table:table-cell>
              <table:table-cell office:value-type="float" office:value="1888.934814">
                <text:p>1888.934814</text:p>
              </table:table-cell>
              <table:table-cell office:value-type="float" office:value="1934.223877">
                <text:p>1934.22387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811.997681">
                <text:p>1811.997681</text:p>
              </table:table-cell>
              <table:table-cell office:value-type="float" office:value="1998.889771">
                <text:p>1998.889771</text:p>
              </table:table-cell>
              <table:table-cell office:value-type="float" office:value="1815.211914">
                <text:p>1815.211914</text:p>
              </table:table-cell>
              <table:table-cell office:value-type="float" office:value="1999.595215">
                <text:p>1999.595215</text:p>
              </table:table-cell>
            </table:table-row>
            <table:table-row>
              <table:table-cell office:value-type="float" office:value="41.2">
                <text:p>41.2</text:p>
              </table:table-cell>
              <table:table-cell office:value-type="float" office:value="1836.143799">
                <text:p>1836.143799</text:p>
              </table:table-cell>
              <table:table-cell office:value-type="float" office:value="1968.381104">
                <text:p>1968.381104</text:p>
              </table:table-cell>
              <table:table-cell office:value-type="float" office:value="1856.019043">
                <text:p>1856.019043</text:p>
              </table:table-cell>
              <table:table-cell office:value-type="float" office:value="1961.370728">
                <text:p>1961.370728</text:p>
              </table:table-cell>
            </table:table-row>
            <table:table-row>
              <table:table-cell office:value-type="float" office:value="41.4">
                <text:p>41.4</text:p>
              </table:table-cell>
              <table:table-cell office:value-type="float" office:value="1870.75">
                <text:p>1870.75</text:p>
              </table:table-cell>
              <table:table-cell office:value-type="float" office:value="1935.33667">
                <text:p>1935.33667</text:p>
              </table:table-cell>
              <table:table-cell office:value-type="float" office:value="1893.794678">
                <text:p>1893.794678</text:p>
              </table:table-cell>
              <table:table-cell office:value-type="float" office:value="1925.787842">
                <text:p>1925.787842</text:p>
              </table:table-cell>
            </table:table-row>
            <table:table-row>
              <table:table-cell office:value-type="float" office:value="41.6">
                <text:p>41.6</text:p>
              </table:table-cell>
              <table:table-cell office:value-type="float" office:value="1817.734985">
                <text:p>1817.734985</text:p>
              </table:table-cell>
              <table:table-cell office:value-type="float" office:value="1970.221924">
                <text:p>1970.221924</text:p>
              </table:table-cell>
              <table:table-cell office:value-type="float" office:value="1830.202026">
                <text:p>1830.202026</text:p>
              </table:table-cell>
              <table:table-cell office:value-type="float" office:value="1965.769531">
                <text:p>1965.769531</text:p>
              </table:table-cell>
            </table:table-row>
            <table:table-row>
              <table:table-cell office:value-type="float" office:value="41.8">
                <text:p>41.8</text:p>
              </table:table-cell>
              <table:table-cell office:value-type="float" office:value="1766.326294">
                <text:p>1766.326294</text:p>
              </table:table-cell>
              <table:table-cell office:value-type="float" office:value="1943.796875">
                <text:p>1943.796875</text:p>
              </table:table-cell>
              <table:table-cell office:value-type="float" office:value="1764.802246">
                <text:p>1764.802246</text:p>
              </table:table-cell>
              <table:table-cell office:value-type="float" office:value="1949.671631">
                <text:p>1949.67163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785.079224">
                <text:p>1785.079224</text:p>
              </table:table-cell>
              <table:table-cell office:value-type="float" office:value="1857.9104">
                <text:p>1857.9104</text:p>
              </table:table-cell>
              <table:table-cell office:value-type="float" office:value="1801.94458">
                <text:p>1801.94458</text:p>
              </table:table-cell>
              <table:table-cell office:value-type="float" office:value="1858.293945">
                <text:p>1858.293945</text:p>
              </table:table-cell>
            </table:table-row>
            <table:table-row>
              <table:table-cell office:value-type="float" office:value="42.2">
                <text:p>42.2</text:p>
              </table:table-cell>
              <table:table-cell office:value-type="float" office:value="1751.838257">
                <text:p>1751.838257</text:p>
              </table:table-cell>
              <table:table-cell office:value-type="float" office:value="1893.870972">
                <text:p>1893.870972</text:p>
              </table:table-cell>
              <table:table-cell office:value-type="float" office:value="1755.670166">
                <text:p>1755.670166</text:p>
              </table:table-cell>
              <table:table-cell office:value-type="float" office:value="1892.233398">
                <text:p>1892.233398</text:p>
              </table:table-cell>
            </table:table-row>
            <table:table-row>
              <table:table-cell office:value-type="float" office:value="42.4">
                <text:p>42.4</text:p>
              </table:table-cell>
              <table:table-cell office:value-type="float" office:value="1703.981445">
                <text:p>1703.981445</text:p>
              </table:table-cell>
              <table:table-cell office:value-type="float" office:value="1863.411987">
                <text:p>1863.411987</text:p>
              </table:table-cell>
              <table:table-cell office:value-type="float" office:value="1713.981567">
                <text:p>1713.981567</text:p>
              </table:table-cell>
              <table:table-cell office:value-type="float" office:value="1863.611206">
                <text:p>1863.611206</text:p>
              </table:table-cell>
            </table:table-row>
            <table:table-row>
              <table:table-cell office:value-type="float" office:value="42.6">
                <text:p>42.6</text:p>
              </table:table-cell>
              <table:table-cell office:value-type="float" office:value="1728.500244">
                <text:p>1728.500244</text:p>
              </table:table-cell>
              <table:table-cell office:value-type="float" office:value="1788.663818">
                <text:p>1788.663818</text:p>
              </table:table-cell>
              <table:table-cell office:value-type="float" office:value="1744.506348">
                <text:p>1744.506348</text:p>
              </table:table-cell>
              <table:table-cell office:value-type="float" office:value="1782.966797">
                <text:p>1782.966797</text:p>
              </table:table-cell>
            </table:table-row>
            <table:table-row>
              <table:table-cell office:value-type="float" office:value="42.8">
                <text:p>42.8</text:p>
              </table:table-cell>
              <table:table-cell office:value-type="float" office:value="1688.310303">
                <text:p>1688.310303</text:p>
              </table:table-cell>
              <table:table-cell office:value-type="float" office:value="1824.39624">
                <text:p>1824.39624</text:p>
              </table:table-cell>
              <table:table-cell office:value-type="float" office:value="1690.93103">
                <text:p>1690.93103</text:p>
              </table:table-cell>
              <table:table-cell office:value-type="float" office:value="1827.130615">
                <text:p>1827.13061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669.508423">
                <text:p>1669.508423</text:p>
              </table:table-cell>
              <table:table-cell office:value-type="float" office:value="1788.940063">
                <text:p>1788.940063</text:p>
              </table:table-cell>
              <table:table-cell office:value-type="float" office:value="1683.489502">
                <text:p>1683.489502</text:p>
              </table:table-cell>
              <table:table-cell office:value-type="float" office:value="1784.903442">
                <text:p>1784.903442</text:p>
              </table:table-cell>
            </table:table-row>
            <table:table-row>
              <table:table-cell office:value-type="float" office:value="43.2">
                <text:p>43.2</text:p>
              </table:table-cell>
              <table:table-cell office:value-type="float" office:value="1677.31189">
                <text:p>1677.31189</text:p>
              </table:table-cell>
              <table:table-cell office:value-type="float" office:value="1762.694336">
                <text:p>1762.694336</text:p>
              </table:table-cell>
              <table:table-cell office:value-type="float" office:value="1694.884155">
                <text:p>1694.884155</text:p>
              </table:table-cell>
              <table:table-cell office:value-type="float" office:value="1749.358154">
                <text:p>1749.358154</text:p>
              </table:table-cell>
            </table:table-row>
            <table:table-row>
              <table:table-cell office:value-type="float" office:value="43.4">
                <text:p>43.4</text:p>
              </table:table-cell>
              <table:table-cell office:value-type="float" office:value="1653.840576">
                <text:p>1653.840576</text:p>
              </table:table-cell>
              <table:table-cell office:value-type="float" office:value="1771.991577">
                <text:p>1771.991577</text:p>
              </table:table-cell>
              <table:table-cell office:value-type="float" office:value="1652.272705">
                <text:p>1652.272705</text:p>
              </table:table-cell>
              <table:table-cell office:value-type="float" office:value="1762.072754">
                <text:p>1762.072754</text:p>
              </table:table-cell>
            </table:table-row>
            <table:table-row>
              <table:table-cell office:value-type="float" office:value="43.6">
                <text:p>43.6</text:p>
              </table:table-cell>
              <table:table-cell office:value-type="float" office:value="1653.737549">
                <text:p>1653.737549</text:p>
              </table:table-cell>
              <table:table-cell office:value-type="float" office:value="1732.806396">
                <text:p>1732.806396</text:p>
              </table:table-cell>
              <table:table-cell office:value-type="float" office:value="1657.95459">
                <text:p>1657.95459</text:p>
              </table:table-cell>
              <table:table-cell office:value-type="float" office:value="1739.515747">
                <text:p>1739.515747</text:p>
              </table:table-cell>
            </table:table-row>
            <table:table-row>
              <table:table-cell office:value-type="float" office:value="43.8">
                <text:p>43.8</text:p>
              </table:table-cell>
              <table:table-cell office:value-type="float" office:value="1645.760498">
                <text:p>1645.760498</text:p>
              </table:table-cell>
              <table:table-cell office:value-type="float" office:value="1727.061523">
                <text:p>1727.061523</text:p>
              </table:table-cell>
              <table:table-cell office:value-type="float" office:value="1653.540283">
                <text:p>1653.540283</text:p>
              </table:table-cell>
              <table:table-cell office:value-type="float" office:value="1730.261597">
                <text:p>1730.26159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634.826782">
                <text:p>1634.826782</text:p>
              </table:table-cell>
              <table:table-cell office:value-type="float" office:value="1718.943481">
                <text:p>1718.943481</text:p>
              </table:table-cell>
              <table:table-cell office:value-type="float" office:value="1641.16272">
                <text:p>1641.16272</text:p>
              </table:table-cell>
              <table:table-cell office:value-type="float" office:value="1716.654907">
                <text:p>1716.654907</text:p>
              </table:table-cell>
            </table:table-row>
            <table:table-row>
              <table:table-cell office:value-type="float" office:value="44.2">
                <text:p>44.2</text:p>
              </table:table-cell>
              <table:table-cell office:value-type="float" office:value="1629.816895">
                <text:p>1629.816895</text:p>
              </table:table-cell>
              <table:table-cell office:value-type="float" office:value="1704.737305">
                <text:p>1704.737305</text:p>
              </table:table-cell>
              <table:table-cell office:value-type="float" office:value="1634.599243">
                <text:p>1634.599243</text:p>
              </table:table-cell>
              <table:table-cell office:value-type="float" office:value="1703.729614">
                <text:p>1703.729614</text:p>
              </table:table-cell>
            </table:table-row>
            <table:table-row>
              <table:table-cell office:value-type="float" office:value="44.4">
                <text:p>44.4</text:p>
              </table:table-cell>
              <table:table-cell office:value-type="float" office:value="1620.332764">
                <text:p>1620.332764</text:p>
              </table:table-cell>
              <table:table-cell office:value-type="float" office:value="1696.673584">
                <text:p>1696.673584</text:p>
              </table:table-cell>
              <table:table-cell office:value-type="float" office:value="1630.039673">
                <text:p>1630.039673</text:p>
              </table:table-cell>
              <table:table-cell office:value-type="float" office:value="1690.567139">
                <text:p>1690.567139</text:p>
              </table:table-cell>
            </table:table-row>
            <table:table-row>
              <table:table-cell office:value-type="float" office:value="44.6">
                <text:p>44.6</text:p>
              </table:table-cell>
              <table:table-cell office:value-type="float" office:value="1622.302002">
                <text:p>1622.302002</text:p>
              </table:table-cell>
              <table:table-cell office:value-type="float" office:value="1688.57251">
                <text:p>1688.57251</text:p>
              </table:table-cell>
              <table:table-cell office:value-type="float" office:value="1621.789062">
                <text:p>1621.789062</text:p>
              </table:table-cell>
              <table:table-cell office:value-type="float" office:value="1683.813965">
                <text:p>1683.813965</text:p>
              </table:table-cell>
            </table:table-row>
            <table:table-row>
              <table:table-cell office:value-type="float" office:value="44.8">
                <text:p>44.8</text:p>
              </table:table-cell>
              <table:table-cell office:value-type="float" office:value="1614.591797">
                <text:p>1614.591797</text:p>
              </table:table-cell>
              <table:table-cell office:value-type="float" office:value="1669.962646">
                <text:p>1669.962646</text:p>
              </table:table-cell>
              <table:table-cell office:value-type="float" office:value="1616.338989">
                <text:p>1616.338989</text:p>
              </table:table-cell>
              <table:table-cell office:value-type="float" office:value="1674.898193">
                <text:p>1674.89819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05.677246">
                <text:p>1605.677246</text:p>
              </table:table-cell>
              <table:table-cell office:value-type="float" office:value="1666.479614">
                <text:p>1666.479614</text:p>
              </table:table-cell>
              <table:table-cell office:value-type="float" office:value="1608.152954">
                <text:p>1608.152954</text:p>
              </table:table-cell>
              <table:table-cell office:value-type="float" office:value="1669.6073">
                <text:p>1669.6073</text:p>
              </table:table-cell>
            </table:table-row>
            <table:table-row>
              <table:table-cell office:value-type="float" office:value="45.2">
                <text:p>45.2</text:p>
              </table:table-cell>
              <table:table-cell office:value-type="float" office:value="1597.643188">
                <text:p>1597.643188</text:p>
              </table:table-cell>
              <table:table-cell office:value-type="float" office:value="1666.700073">
                <text:p>1666.700073</text:p>
              </table:table-cell>
              <table:table-cell office:value-type="float" office:value="1606.917358">
                <text:p>1606.917358</text:p>
              </table:table-cell>
              <table:table-cell office:value-type="float" office:value="1660.126953">
                <text:p>1660.126953</text:p>
              </table:table-cell>
            </table:table-row>
            <table:table-row>
              <table:table-cell office:value-type="float" office:value="45.4">
                <text:p>45.4</text:p>
              </table:table-cell>
              <table:table-cell office:value-type="float" office:value="1603.315674">
                <text:p>1603.315674</text:p>
              </table:table-cell>
              <table:table-cell office:value-type="float" office:value="1649.03418">
                <text:p>1649.03418</text:p>
              </table:table-cell>
              <table:table-cell office:value-type="float" office:value="1599.039795">
                <text:p>1599.039795</text:p>
              </table:table-cell>
              <table:table-cell office:value-type="float" office:value="1648.81543">
                <text:p>1648.81543</text:p>
              </table:table-cell>
            </table:table-row>
            <table:table-row>
              <table:table-cell office:value-type="float" office:value="45.6">
                <text:p>45.6</text:p>
              </table:table-cell>
              <table:table-cell office:value-type="float" office:value="1598.438721">
                <text:p>1598.438721</text:p>
              </table:table-cell>
              <table:table-cell office:value-type="float" office:value="1645.019653">
                <text:p>1645.019653</text:p>
              </table:table-cell>
              <table:table-cell office:value-type="float" office:value="1598.305664">
                <text:p>1598.305664</text:p>
              </table:table-cell>
              <table:table-cell office:value-type="float" office:value="1649.230225">
                <text:p>1649.230225</text:p>
              </table:table-cell>
            </table:table-row>
            <table:table-row>
              <table:table-cell office:value-type="float" office:value="45.8">
                <text:p>45.8</text:p>
              </table:table-cell>
              <table:table-cell office:value-type="float" office:value="1588.93457">
                <text:p>1588.93457</text:p>
              </table:table-cell>
              <table:table-cell office:value-type="float" office:value="1639.940674">
                <text:p>1639.940674</text:p>
              </table:table-cell>
              <table:table-cell office:value-type="float" office:value="1593.859619">
                <text:p>1593.859619</text:p>
              </table:table-cell>
              <table:table-cell office:value-type="float" office:value="1640.241455">
                <text:p>1640.24145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92.770142">
                <text:p>1592.770142</text:p>
              </table:table-cell>
              <table:table-cell office:value-type="float" office:value="1636.354736">
                <text:p>1636.354736</text:p>
              </table:table-cell>
              <table:table-cell office:value-type="float" office:value="1588.635498">
                <text:p>1588.635498</text:p>
              </table:table-cell>
              <table:table-cell office:value-type="float" office:value="1634.654297">
                <text:p>1634.654297</text:p>
              </table:table-cell>
            </table:table-row>
            <table:table-row>
              <table:table-cell office:value-type="float" office:value="46.2">
                <text:p>46.2</text:p>
              </table:table-cell>
              <table:table-cell office:value-type="float" office:value="1590.908447">
                <text:p>1590.908447</text:p>
              </table:table-cell>
              <table:table-cell office:value-type="float" office:value="1621.384766">
                <text:p>1621.384766</text:p>
              </table:table-cell>
              <table:table-cell office:value-type="float" office:value="1591.088013">
                <text:p>1591.088013</text:p>
              </table:table-cell>
              <table:table-cell office:value-type="float" office:value="1623.406128">
                <text:p>1623.406128</text:p>
              </table:table-cell>
            </table:table-row>
            <table:table-row>
              <table:table-cell office:value-type="float" office:value="46.4">
                <text:p>46.4</text:p>
              </table:table-cell>
              <table:table-cell office:value-type="float" office:value="1586.065918">
                <text:p>1586.065918</text:p>
              </table:table-cell>
              <table:table-cell office:value-type="float" office:value="1624.788818">
                <text:p>1624.788818</text:p>
              </table:table-cell>
              <table:table-cell office:value-type="float" office:value="1584.644165">
                <text:p>1584.644165</text:p>
              </table:table-cell>
              <table:table-cell office:value-type="float" office:value="1622.463013">
                <text:p>1622.463013</text:p>
              </table:table-cell>
            </table:table-row>
            <table:table-row>
              <table:table-cell office:value-type="float" office:value="46.6">
                <text:p>46.6</text:p>
              </table:table-cell>
              <table:table-cell office:value-type="float" office:value="1581.15625">
                <text:p>1581.15625</text:p>
              </table:table-cell>
              <table:table-cell office:value-type="float" office:value="1619.913208">
                <text:p>1619.913208</text:p>
              </table:table-cell>
              <table:table-cell office:value-type="float" office:value="1578.909546">
                <text:p>1578.909546</text:p>
              </table:table-cell>
              <table:table-cell office:value-type="float" office:value="1619.559814">
                <text:p>1619.559814</text:p>
              </table:table-cell>
            </table:table-row>
            <table:table-row>
              <table:table-cell office:value-type="float" office:value="46.8">
                <text:p>46.8</text:p>
              </table:table-cell>
              <table:table-cell office:value-type="float" office:value="1584.582764">
                <text:p>1584.582764</text:p>
              </table:table-cell>
              <table:table-cell office:value-type="float" office:value="1614.085205">
                <text:p>1614.085205</text:p>
              </table:table-cell>
              <table:table-cell office:value-type="float" office:value="1584.814697">
                <text:p>1584.814697</text:p>
              </table:table-cell>
              <table:table-cell office:value-type="float" office:value="1611.578613">
                <text:p>1611.57861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575.431885">
                <text:p>1575.431885</text:p>
              </table:table-cell>
              <table:table-cell office:value-type="float" office:value="1615.557129">
                <text:p>1615.557129</text:p>
              </table:table-cell>
              <table:table-cell office:value-type="float" office:value="1580.520264">
                <text:p>1580.520264</text:p>
              </table:table-cell>
              <table:table-cell office:value-type="float" office:value="1609.387573">
                <text:p>1609.387573</text:p>
              </table:table-cell>
            </table:table-row>
            <table:table-row>
              <table:table-cell office:value-type="float" office:value="47.2">
                <text:p>47.2</text:p>
              </table:table-cell>
              <table:table-cell office:value-type="float" office:value="1580.892944">
                <text:p>1580.892944</text:p>
              </table:table-cell>
              <table:table-cell office:value-type="float" office:value="1603.49646">
                <text:p>1603.49646</text:p>
              </table:table-cell>
              <table:table-cell office:value-type="float" office:value="1576.210815">
                <text:p>1576.210815</text:p>
              </table:table-cell>
              <table:table-cell office:value-type="float" office:value="1603.62561">
                <text:p>1603.62561</text:p>
              </table:table-cell>
            </table:table-row>
            <table:table-row>
              <table:table-cell office:value-type="float" office:value="47.4">
                <text:p>47.4</text:p>
              </table:table-cell>
              <table:table-cell office:value-type="float" office:value="1578.734619">
                <text:p>1578.734619</text:p>
              </table:table-cell>
              <table:table-cell office:value-type="float" office:value="1604.759033">
                <text:p>1604.759033</text:p>
              </table:table-cell>
              <table:table-cell office:value-type="float" office:value="1577.906738">
                <text:p>1577.906738</text:p>
              </table:table-cell>
              <table:table-cell office:value-type="float" office:value="1606.327637">
                <text:p>1606.327637</text:p>
              </table:table-cell>
            </table:table-row>
            <table:table-row>
              <table:table-cell office:value-type="float" office:value="47.6">
                <text:p>47.6</text:p>
              </table:table-cell>
              <table:table-cell office:value-type="float" office:value="1578.595947">
                <text:p>1578.595947</text:p>
              </table:table-cell>
              <table:table-cell office:value-type="float" office:value="1600.490601">
                <text:p>1600.490601</text:p>
              </table:table-cell>
              <table:table-cell office:value-type="float" office:value="1573.261597">
                <text:p>1573.261597</text:p>
              </table:table-cell>
              <table:table-cell office:value-type="float" office:value="1600.750977">
                <text:p>1600.750977</text:p>
              </table:table-cell>
            </table:table-row>
            <table:table-row>
              <table:table-cell office:value-type="float" office:value="47.8">
                <text:p>47.8</text:p>
              </table:table-cell>
              <table:table-cell office:value-type="float" office:value="1580.824707">
                <text:p>1580.824707</text:p>
              </table:table-cell>
              <table:table-cell office:value-type="float" office:value="1595.687988">
                <text:p>1595.687988</text:p>
              </table:table-cell>
              <table:table-cell office:value-type="float" office:value="1574.446899">
                <text:p>1574.446899</text:p>
              </table:table-cell>
              <table:table-cell office:value-type="float" office:value="1598.401611">
                <text:p>1598.40161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73.219482">
                <text:p>1573.219482</text:p>
              </table:table-cell>
              <table:table-cell office:value-type="float" office:value="1595.964844">
                <text:p>1595.964844</text:p>
              </table:table-cell>
              <table:table-cell office:value-type="float" office:value="1571.909302">
                <text:p>1571.909302</text:p>
              </table:table-cell>
              <table:table-cell office:value-type="float" office:value="1592.150146">
                <text:p>1592.150146</text:p>
              </table:table-cell>
            </table:table-row>
            <table:table-row>
              <table:table-cell office:value-type="float" office:value="48.2">
                <text:p>48.2</text:p>
              </table:table-cell>
              <table:table-cell office:value-type="float" office:value="1572.336792">
                <text:p>1572.336792</text:p>
              </table:table-cell>
              <table:table-cell office:value-type="float" office:value="1592.621094">
                <text:p>1592.621094</text:p>
              </table:table-cell>
              <table:table-cell office:value-type="float" office:value="1568.063354">
                <text:p>1568.063354</text:p>
              </table:table-cell>
              <table:table-cell office:value-type="float" office:value="1589.716797">
                <text:p>1589.716797</text:p>
              </table:table-cell>
            </table:table-row>
            <table:table-row>
              <table:table-cell office:value-type="float" office:value="48.4">
                <text:p>48.4</text:p>
              </table:table-cell>
              <table:table-cell office:value-type="float" office:value="1572.537598">
                <text:p>1572.537598</text:p>
              </table:table-cell>
              <table:table-cell office:value-type="float" office:value="1593.750366">
                <text:p>1593.750366</text:p>
              </table:table-cell>
              <table:table-cell office:value-type="float" office:value="1568.837402">
                <text:p>1568.837402</text:p>
              </table:table-cell>
              <table:table-cell office:value-type="float" office:value="1585.43042">
                <text:p>1585.43042</text:p>
              </table:table-cell>
            </table:table-row>
            <table:table-row>
              <table:table-cell office:value-type="float" office:value="48.6">
                <text:p>48.6</text:p>
              </table:table-cell>
              <table:table-cell office:value-type="float" office:value="1572.494751">
                <text:p>1572.494751</text:p>
              </table:table-cell>
              <table:table-cell office:value-type="float" office:value="1592.192627">
                <text:p>1592.192627</text:p>
              </table:table-cell>
              <table:table-cell office:value-type="float" office:value="1564.312622">
                <text:p>1564.312622</text:p>
              </table:table-cell>
              <table:table-cell office:value-type="float" office:value="1589.520508">
                <text:p>1589.520508</text:p>
              </table:table-cell>
            </table:table-row>
            <table:table-row>
              <table:table-cell office:value-type="float" office:value="48.8">
                <text:p>48.8</text:p>
              </table:table-cell>
              <table:table-cell office:value-type="float" office:value="1561.908203">
                <text:p>1561.908203</text:p>
              </table:table-cell>
              <table:table-cell office:value-type="float" office:value="1579.912109">
                <text:p>1579.912109</text:p>
              </table:table-cell>
              <table:table-cell office:value-type="float" office:value="1573.973999">
                <text:p>1573.973999</text:p>
              </table:table-cell>
              <table:table-cell office:value-type="float" office:value="1590.576416">
                <text:p>1590.57641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66.074463">
                <text:p>1566.074463</text:p>
              </table:table-cell>
              <table:table-cell office:value-type="float" office:value="1585.615479">
                <text:p>1585.615479</text:p>
              </table:table-cell>
              <table:table-cell office:value-type="float" office:value="1568.712769">
                <text:p>1568.712769</text:p>
              </table:table-cell>
              <table:table-cell office:value-type="float" office:value="1586.288208">
                <text:p>1586.288208</text:p>
              </table:table-cell>
            </table:table-row>
            <table:table-row>
              <table:table-cell office:value-type="float" office:value="49.2">
                <text:p>49.2</text:p>
              </table:table-cell>
              <table:table-cell office:value-type="float" office:value="1570.856323">
                <text:p>1570.856323</text:p>
              </table:table-cell>
              <table:table-cell office:value-type="float" office:value="1583.952026">
                <text:p>1583.952026</text:p>
              </table:table-cell>
              <table:table-cell office:value-type="float" office:value="1567.960815">
                <text:p>1567.960815</text:p>
              </table:table-cell>
              <table:table-cell office:value-type="float" office:value="1581.093384">
                <text:p>1581.093384</text:p>
              </table:table-cell>
            </table:table-row>
            <table:table-row>
              <table:table-cell office:value-type="float" office:value="49.4">
                <text:p>49.4</text:p>
              </table:table-cell>
              <table:table-cell office:value-type="float" office:value="1565.460815">
                <text:p>1565.460815</text:p>
              </table:table-cell>
              <table:table-cell office:value-type="float" office:value="1584.442505">
                <text:p>1584.442505</text:p>
              </table:table-cell>
              <table:table-cell office:value-type="float" office:value="1566.422607">
                <text:p>1566.422607</text:p>
              </table:table-cell>
              <table:table-cell office:value-type="float" office:value="1585.212891">
                <text:p>1585.212891</text:p>
              </table:table-cell>
            </table:table-row>
            <table:table-row>
              <table:table-cell office:value-type="float" office:value="49.6">
                <text:p>49.6</text:p>
              </table:table-cell>
              <table:table-cell office:value-type="float" office:value="1563.544312">
                <text:p>1563.544312</text:p>
              </table:table-cell>
              <table:table-cell office:value-type="float" office:value="1580.237427">
                <text:p>1580.237427</text:p>
              </table:table-cell>
              <table:table-cell office:value-type="float" office:value="1563.820801">
                <text:p>1563.820801</text:p>
              </table:table-cell>
              <table:table-cell office:value-type="float" office:value="1580.505371">
                <text:p>1580.505371</text:p>
              </table:table-cell>
            </table:table-row>
            <table:table-row>
              <table:table-cell office:value-type="float" office:value="49.8">
                <text:p>49.8</text:p>
              </table:table-cell>
              <table:table-cell office:value-type="float" office:value="1566.839478">
                <text:p>1566.839478</text:p>
              </table:table-cell>
              <table:table-cell office:value-type="float" office:value="1579.783447">
                <text:p>1579.783447</text:p>
              </table:table-cell>
              <table:table-cell office:value-type="float" office:value="1563.945557">
                <text:p>1563.945557</text:p>
              </table:table-cell>
              <table:table-cell office:value-type="float" office:value="1581.075317">
                <text:p>1581.07531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66.238159">
                <text:p>1566.238159</text:p>
              </table:table-cell>
              <table:table-cell office:value-type="float" office:value="1579.811279">
                <text:p>1579.811279</text:p>
              </table:table-cell>
              <table:table-cell office:value-type="float" office:value="1564.326172">
                <text:p>1564.326172</text:p>
              </table:table-cell>
              <table:table-cell office:value-type="float" office:value="1580.445557">
                <text:p>1580.445557</text:p>
              </table:table-cell>
            </table:table-row>
            <table:table-row>
              <table:table-cell office:value-type="float" office:value="50.2">
                <text:p>50.2</text:p>
              </table:table-cell>
              <table:table-cell office:value-type="float" office:value="1565.86438">
                <text:p>1565.86438</text:p>
              </table:table-cell>
              <table:table-cell office:value-type="float" office:value="1577.660889">
                <text:p>1577.660889</text:p>
              </table:table-cell>
              <table:table-cell office:value-type="float" office:value="1564.739746">
                <text:p>1564.739746</text:p>
              </table:table-cell>
              <table:table-cell office:value-type="float" office:value="1579.997437">
                <text:p>1579.997437</text:p>
              </table:table-cell>
            </table:table-row>
            <table:table-row>
              <table:table-cell office:value-type="float" office:value="50.4">
                <text:p>50.4</text:p>
              </table:table-cell>
              <table:table-cell office:value-type="float" office:value="1565.307739">
                <text:p>1565.307739</text:p>
              </table:table-cell>
              <table:table-cell office:value-type="float" office:value="1578.33667">
                <text:p>1578.33667</text:p>
              </table:table-cell>
              <table:table-cell office:value-type="float" office:value="1565.753174">
                <text:p>1565.753174</text:p>
              </table:table-cell>
              <table:table-cell office:value-type="float" office:value="1577.12146">
                <text:p>1577.12146</text:p>
              </table:table-cell>
            </table:table-row>
            <table:table-row>
              <table:table-cell office:value-type="float" office:value="50.6">
                <text:p>50.6</text:p>
              </table:table-cell>
              <table:table-cell office:value-type="float" office:value="1567.441895">
                <text:p>1567.441895</text:p>
              </table:table-cell>
              <table:table-cell office:value-type="float" office:value="1576.206177">
                <text:p>1576.206177</text:p>
              </table:table-cell>
              <table:table-cell office:value-type="float" office:value="1565.022949">
                <text:p>1565.022949</text:p>
              </table:table-cell>
              <table:table-cell office:value-type="float" office:value="1576.775024">
                <text:p>1576.775024</text:p>
              </table:table-cell>
            </table:table-row>
            <table:table-row>
              <table:table-cell office:value-type="float" office:value="50.8">
                <text:p>50.8</text:p>
              </table:table-cell>
              <table:table-cell office:value-type="float" office:value="1569.511841">
                <text:p>1569.511841</text:p>
              </table:table-cell>
              <table:table-cell office:value-type="float" office:value="1575.027832">
                <text:p>1575.027832</text:p>
              </table:table-cell>
              <table:table-cell office:value-type="float" office:value="1566.213867">
                <text:p>1566.213867</text:p>
              </table:table-cell>
              <table:table-cell office:value-type="float" office:value="1575.213257">
                <text:p>1575.21325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62.959595">
                <text:p>1562.959595</text:p>
              </table:table-cell>
              <table:table-cell office:value-type="float" office:value="1574.983887">
                <text:p>1574.983887</text:p>
              </table:table-cell>
              <table:table-cell office:value-type="float" office:value="1558.875732">
                <text:p>1558.875732</text:p>
              </table:table-cell>
              <table:table-cell office:value-type="float" office:value="1575.403442">
                <text:p>1575.403442</text:p>
              </table:table-cell>
            </table:table-row>
            <table:table-row>
              <table:table-cell office:value-type="float" office:value="51.2">
                <text:p>51.2</text:p>
              </table:table-cell>
              <table:table-cell office:value-type="float" office:value="1567.035278">
                <text:p>1567.035278</text:p>
              </table:table-cell>
              <table:table-cell office:value-type="float" office:value="1573.96814">
                <text:p>1573.96814</text:p>
              </table:table-cell>
              <table:table-cell office:value-type="float" office:value="1565.119019">
                <text:p>1565.119019</text:p>
              </table:table-cell>
              <table:table-cell office:value-type="float" office:value="1574.47168">
                <text:p>1574.47168</text:p>
              </table:table-cell>
            </table:table-row>
            <table:table-row>
              <table:table-cell office:value-type="float" office:value="51.4">
                <text:p>51.4</text:p>
              </table:table-cell>
              <table:table-cell office:value-type="float" office:value="1565.754028">
                <text:p>1565.754028</text:p>
              </table:table-cell>
              <table:table-cell office:value-type="float" office:value="1571.632202">
                <text:p>1571.632202</text:p>
              </table:table-cell>
              <table:table-cell office:value-type="float" office:value="1562.384888">
                <text:p>1562.384888</text:p>
              </table:table-cell>
              <table:table-cell office:value-type="float" office:value="1572.885864">
                <text:p>1572.885864</text:p>
              </table:table-cell>
            </table:table-row>
            <table:table-row>
              <table:table-cell office:value-type="float" office:value="51.6">
                <text:p>51.6</text:p>
              </table:table-cell>
              <table:table-cell office:value-type="float" office:value="1567.391235">
                <text:p>1567.391235</text:p>
              </table:table-cell>
              <table:table-cell office:value-type="float" office:value="1574.729248">
                <text:p>1574.729248</text:p>
              </table:table-cell>
              <table:table-cell office:value-type="float" office:value="1567.327637">
                <text:p>1567.327637</text:p>
              </table:table-cell>
              <table:table-cell office:value-type="float" office:value="1573.281616">
                <text:p>1573.281616</text:p>
              </table:table-cell>
            </table:table-row>
            <table:table-row>
              <table:table-cell office:value-type="float" office:value="51.8">
                <text:p>51.8</text:p>
              </table:table-cell>
              <table:table-cell office:value-type="float" office:value="1569.032349">
                <text:p>1569.032349</text:p>
              </table:table-cell>
              <table:table-cell office:value-type="float" office:value="1571.818604">
                <text:p>1571.818604</text:p>
              </table:table-cell>
              <table:table-cell office:value-type="float" office:value="1568.930054">
                <text:p>1568.930054</text:p>
              </table:table-cell>
              <table:table-cell office:value-type="float" office:value="1571.757812">
                <text:p>1571.7578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96.232544">
                <text:p>1596.232544</text:p>
              </table:table-cell>
              <table:table-cell office:value-type="float" office:value="1609.659912">
                <text:p>1609.659912</text:p>
              </table:table-cell>
              <table:table-cell office:value-type="float" office:value="1539.799927">
                <text:p>1539.799927</text:p>
              </table:table-cell>
              <table:table-cell office:value-type="float" office:value="1519.111206">
                <text:p>1519.111206</text:p>
              </table:table-cell>
            </table:table-row>
            <table:table-row>
              <table:table-cell office:value-type="float" office:value="52.2">
                <text:p>52.2</text:p>
              </table:table-cell>
              <table:table-cell office:value-type="float" office:value="1602.104614">
                <text:p>1602.104614</text:p>
              </table:table-cell>
              <table:table-cell office:value-type="float" office:value="1633.968628">
                <text:p>1633.968628</text:p>
              </table:table-cell>
              <table:table-cell office:value-type="float" office:value="1524.44873">
                <text:p>1524.44873</text:p>
              </table:table-cell>
              <table:table-cell office:value-type="float" office:value="1522.83667">
                <text:p>1522.83667</text:p>
              </table:table-cell>
            </table:table-row>
            <table:table-row>
              <table:table-cell office:value-type="float" office:value="52.4">
                <text:p>52.4</text:p>
              </table:table-cell>
              <table:table-cell office:value-type="float" office:value="1624.801025">
                <text:p>1624.801025</text:p>
              </table:table-cell>
              <table:table-cell office:value-type="float" office:value="1596.890015">
                <text:p>1596.890015</text:p>
              </table:table-cell>
              <table:table-cell office:value-type="float" office:value="1509.38623">
                <text:p>1509.38623</text:p>
              </table:table-cell>
              <table:table-cell office:value-type="float" office:value="1533.516113">
                <text:p>1533.516113</text:p>
              </table:table-cell>
            </table:table-row>
            <table:table-row>
              <table:table-cell office:value-type="float" office:value="52.6">
                <text:p>52.6</text:p>
              </table:table-cell>
              <table:table-cell office:value-type="float" office:value="1610.736572">
                <text:p>1610.736572</text:p>
              </table:table-cell>
              <table:table-cell office:value-type="float" office:value="1615.165771">
                <text:p>1615.165771</text:p>
              </table:table-cell>
              <table:table-cell office:value-type="float" office:value="1545.962891">
                <text:p>1545.962891</text:p>
              </table:table-cell>
              <table:table-cell office:value-type="float" office:value="1538.64563">
                <text:p>1538.64563</text:p>
              </table:table-cell>
            </table:table-row>
            <table:table-row>
              <table:table-cell office:value-type="float" office:value="52.8">
                <text:p>52.8</text:p>
              </table:table-cell>
              <table:table-cell office:value-type="float" office:value="1605.347778">
                <text:p>1605.347778</text:p>
              </table:table-cell>
              <table:table-cell office:value-type="float" office:value="1642.317383">
                <text:p>1642.317383</text:p>
              </table:table-cell>
              <table:table-cell office:value-type="float" office:value="1547.357666">
                <text:p>1547.357666</text:p>
              </table:table-cell>
              <table:table-cell office:value-type="float" office:value="1538.757935">
                <text:p>1538.75793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585.956299">
                <text:p>1585.956299</text:p>
              </table:table-cell>
              <table:table-cell office:value-type="float" office:value="1681.446289">
                <text:p>1681.446289</text:p>
              </table:table-cell>
              <table:table-cell office:value-type="float" office:value="1545.632324">
                <text:p>1545.632324</text:p>
              </table:table-cell>
              <table:table-cell office:value-type="float" office:value="1554.971069">
                <text:p>1554.971069</text:p>
              </table:table-cell>
            </table:table-row>
            <table:table-row>
              <table:table-cell office:value-type="float" office:value="53.2">
                <text:p>53.2</text:p>
              </table:table-cell>
              <table:table-cell office:value-type="float" office:value="1620.714478">
                <text:p>1620.714478</text:p>
              </table:table-cell>
              <table:table-cell office:value-type="float" office:value="1646.092041">
                <text:p>1646.092041</text:p>
              </table:table-cell>
              <table:table-cell office:value-type="float" office:value="1562.69873">
                <text:p>1562.69873</text:p>
              </table:table-cell>
              <table:table-cell office:value-type="float" office:value="1563.677002">
                <text:p>1563.677002</text:p>
              </table:table-cell>
            </table:table-row>
            <table:table-row>
              <table:table-cell office:value-type="float" office:value="53.4">
                <text:p>53.4</text:p>
              </table:table-cell>
              <table:table-cell office:value-type="float" office:value="1604.229004">
                <text:p>1604.229004</text:p>
              </table:table-cell>
              <table:table-cell office:value-type="float" office:value="1698.285034">
                <text:p>1698.285034</text:p>
              </table:table-cell>
              <table:table-cell office:value-type="float" office:value="1567.957031">
                <text:p>1567.957031</text:p>
              </table:table-cell>
              <table:table-cell office:value-type="float" office:value="1602.835571">
                <text:p>1602.835571</text:p>
              </table:table-cell>
            </table:table-row>
            <table:table-row>
              <table:table-cell office:value-type="float" office:value="53.6">
                <text:p>53.6</text:p>
              </table:table-cell>
              <table:table-cell office:value-type="float" office:value="1638.339478">
                <text:p>1638.339478</text:p>
              </table:table-cell>
              <table:table-cell office:value-type="float" office:value="1673.669556">
                <text:p>1673.669556</text:p>
              </table:table-cell>
              <table:table-cell office:value-type="float" office:value="1594.493286">
                <text:p>1594.493286</text:p>
              </table:table-cell>
              <table:table-cell office:value-type="float" office:value="1597.531494">
                <text:p>1597.531494</text:p>
              </table:table-cell>
            </table:table-row>
            <table:table-row>
              <table:table-cell office:value-type="float" office:value="53.8">
                <text:p>53.8</text:p>
              </table:table-cell>
              <table:table-cell office:value-type="float" office:value="1624.803101">
                <text:p>1624.803101</text:p>
              </table:table-cell>
              <table:table-cell office:value-type="float" office:value="1631.390503">
                <text:p>1631.390503</text:p>
              </table:table-cell>
              <table:table-cell office:value-type="float" office:value="1651.926025">
                <text:p>1651.926025</text:p>
              </table:table-cell>
              <table:table-cell office:value-type="float" office:value="1635.149048">
                <text:p>1635.1490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628.415527">
                <text:p>1628.415527</text:p>
              </table:table-cell>
              <table:table-cell office:value-type="float" office:value="1682.825195">
                <text:p>1682.825195</text:p>
              </table:table-cell>
              <table:table-cell office:value-type="float" office:value="1652.873413">
                <text:p>1652.873413</text:p>
              </table:table-cell>
              <table:table-cell office:value-type="float" office:value="1693.117432">
                <text:p>1693.117432</text:p>
              </table:table-cell>
            </table:table-row>
            <table:table-row>
              <table:table-cell office:value-type="float" office:value="54.2">
                <text:p>54.2</text:p>
              </table:table-cell>
              <table:table-cell office:value-type="float" office:value="1653.869019">
                <text:p>1653.869019</text:p>
              </table:table-cell>
              <table:table-cell office:value-type="float" office:value="1694.622437">
                <text:p>1694.622437</text:p>
              </table:table-cell>
              <table:table-cell office:value-type="float" office:value="1667.573242">
                <text:p>1667.573242</text:p>
              </table:table-cell>
              <table:table-cell office:value-type="float" office:value="1701.570435">
                <text:p>1701.570435</text:p>
              </table:table-cell>
            </table:table-row>
            <table:table-row>
              <table:table-cell office:value-type="float" office:value="54.4">
                <text:p>54.4</text:p>
              </table:table-cell>
              <table:table-cell office:value-type="float" office:value="1682.596313">
                <text:p>1682.596313</text:p>
              </table:table-cell>
              <table:table-cell office:value-type="float" office:value="1697.058838">
                <text:p>1697.058838</text:p>
              </table:table-cell>
              <table:table-cell office:value-type="float" office:value="1694.145996">
                <text:p>1694.145996</text:p>
              </table:table-cell>
              <table:table-cell office:value-type="float" office:value="1700.688477">
                <text:p>1700.688477</text:p>
              </table:table-cell>
            </table:table-row>
            <table:table-row>
              <table:table-cell office:value-type="float" office:value="54.6">
                <text:p>54.6</text:p>
              </table:table-cell>
              <table:table-cell office:value-type="float" office:value="1699.545898">
                <text:p>1699.545898</text:p>
              </table:table-cell>
              <table:table-cell office:value-type="float" office:value="1739.22998">
                <text:p>1739.22998</text:p>
              </table:table-cell>
              <table:table-cell office:value-type="float" office:value="1713.139893">
                <text:p>1713.139893</text:p>
              </table:table-cell>
              <table:table-cell office:value-type="float" office:value="1740.815918">
                <text:p>1740.815918</text:p>
              </table:table-cell>
            </table:table-row>
            <table:table-row>
              <table:table-cell office:value-type="float" office:value="54.8">
                <text:p>54.8</text:p>
              </table:table-cell>
              <table:table-cell office:value-type="float" office:value="1725.579712">
                <text:p>1725.579712</text:p>
              </table:table-cell>
              <table:table-cell office:value-type="float" office:value="1794.778076">
                <text:p>1794.778076</text:p>
              </table:table-cell>
              <table:table-cell office:value-type="float" office:value="1731.7854">
                <text:p>1731.7854</text:p>
              </table:table-cell>
              <table:table-cell office:value-type="float" office:value="1798.420166">
                <text:p>1798.420166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748.643311">
                <text:p>1748.643311</text:p>
              </table:table-cell>
              <table:table-cell office:value-type="float" office:value="1824.317871">
                <text:p>1824.317871</text:p>
              </table:table-cell>
              <table:table-cell office:value-type="float" office:value="1755.821899">
                <text:p>1755.821899</text:p>
              </table:table-cell>
              <table:table-cell office:value-type="float" office:value="1822.854736">
                <text:p>1822.854736</text:p>
              </table:table-cell>
            </table:table-row>
            <table:table-row>
              <table:table-cell office:value-type="float" office:value="55.2">
                <text:p>55.2</text:p>
              </table:table-cell>
              <table:table-cell office:value-type="float" office:value="1768.457153">
                <text:p>1768.457153</text:p>
              </table:table-cell>
              <table:table-cell office:value-type="float" office:value="1820.261719">
                <text:p>1820.261719</text:p>
              </table:table-cell>
              <table:table-cell office:value-type="float" office:value="1777.154419">
                <text:p>1777.154419</text:p>
              </table:table-cell>
              <table:table-cell office:value-type="float" office:value="1818.073486">
                <text:p>1818.073486</text:p>
              </table:table-cell>
            </table:table-row>
            <table:table-row>
              <table:table-cell office:value-type="float" office:value="55.4">
                <text:p>55.4</text:p>
              </table:table-cell>
              <table:table-cell office:value-type="float" office:value="1792.894531">
                <text:p>1792.894531</text:p>
              </table:table-cell>
              <table:table-cell office:value-type="float" office:value="1861.819092">
                <text:p>1861.819092</text:p>
              </table:table-cell>
              <table:table-cell office:value-type="float" office:value="1803.439941">
                <text:p>1803.439941</text:p>
              </table:table-cell>
              <table:table-cell office:value-type="float" office:value="1854.880127">
                <text:p>1854.880127</text:p>
              </table:table-cell>
            </table:table-row>
            <table:table-row>
              <table:table-cell office:value-type="float" office:value="55.6">
                <text:p>55.6</text:p>
              </table:table-cell>
              <table:table-cell office:value-type="float" office:value="1801.048828">
                <text:p>1801.048828</text:p>
              </table:table-cell>
              <table:table-cell office:value-type="float" office:value="1917.328857">
                <text:p>1917.328857</text:p>
              </table:table-cell>
              <table:table-cell office:value-type="float" office:value="1820.052246">
                <text:p>1820.052246</text:p>
              </table:table-cell>
              <table:table-cell office:value-type="float" office:value="1906.011475">
                <text:p>1906.011475</text:p>
              </table:table-cell>
            </table:table-row>
            <table:table-row>
              <table:table-cell office:value-type="float" office:value="55.8">
                <text:p>55.8</text:p>
              </table:table-cell>
              <table:table-cell office:value-type="float" office:value="1808.648926">
                <text:p>1808.648926</text:p>
              </table:table-cell>
              <table:table-cell office:value-type="float" office:value="1912.963623">
                <text:p>1912.963623</text:p>
              </table:table-cell>
              <table:table-cell office:value-type="float" office:value="1819.077148">
                <text:p>1819.077148</text:p>
              </table:table-cell>
              <table:table-cell office:value-type="float" office:value="1909.905151">
                <text:p>1909.90515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831.03186">
                <text:p>1831.03186</text:p>
              </table:table-cell>
              <table:table-cell office:value-type="float" office:value="1925.921021">
                <text:p>1925.921021</text:p>
              </table:table-cell>
              <table:table-cell office:value-type="float" office:value="1836.898071">
                <text:p>1836.898071</text:p>
              </table:table-cell>
              <table:table-cell office:value-type="float" office:value="1926.94458">
                <text:p>1926.94458</text:p>
              </table:table-cell>
            </table:table-row>
            <table:table-row>
              <table:table-cell office:value-type="float" office:value="56.2">
                <text:p>56.2</text:p>
              </table:table-cell>
              <table:table-cell office:value-type="float" office:value="1829.67395">
                <text:p>1829.67395</text:p>
              </table:table-cell>
              <table:table-cell office:value-type="float" office:value="1894.141846">
                <text:p>1894.141846</text:p>
              </table:table-cell>
              <table:table-cell office:value-type="float" office:value="1844.453735">
                <text:p>1844.453735</text:p>
              </table:table-cell>
              <table:table-cell office:value-type="float" office:value="1898.965332">
                <text:p>1898.965332</text:p>
              </table:table-cell>
            </table:table-row>
            <table:table-row>
              <table:table-cell office:value-type="float" office:value="56.4">
                <text:p>56.4</text:p>
              </table:table-cell>
              <table:table-cell office:value-type="float" office:value="1790.414062">
                <text:p>1790.414062</text:p>
              </table:table-cell>
              <table:table-cell office:value-type="float" office:value="1933.161865">
                <text:p>1933.161865</text:p>
              </table:table-cell>
              <table:table-cell office:value-type="float" office:value="1797.14502">
                <text:p>1797.14502</text:p>
              </table:table-cell>
              <table:table-cell office:value-type="float" office:value="1945.593506">
                <text:p>1945.593506</text:p>
              </table:table-cell>
            </table:table-row>
            <table:table-row>
              <table:table-cell office:value-type="float" office:value="56.6">
                <text:p>56.6</text:p>
              </table:table-cell>
              <table:table-cell office:value-type="float" office:value="1788.185547">
                <text:p>1788.185547</text:p>
              </table:table-cell>
              <table:table-cell office:value-type="float" office:value="1936.374023">
                <text:p>1936.374023</text:p>
              </table:table-cell>
              <table:table-cell office:value-type="float" office:value="1808.790283">
                <text:p>1808.790283</text:p>
              </table:table-cell>
              <table:table-cell office:value-type="float" office:value="1920.498779">
                <text:p>1920.498779</text:p>
              </table:table-cell>
            </table:table-row>
            <table:table-row>
              <table:table-cell office:value-type="float" office:value="56.8">
                <text:p>56.8</text:p>
              </table:table-cell>
              <table:table-cell office:value-type="float" office:value="1815.795898">
                <text:p>1815.795898</text:p>
              </table:table-cell>
              <table:table-cell office:value-type="float" office:value="1923.547607">
                <text:p>1923.547607</text:p>
              </table:table-cell>
              <table:table-cell office:value-type="float" office:value="1831.229492">
                <text:p>1831.229492</text:p>
              </table:table-cell>
              <table:table-cell office:value-type="float" office:value="1909.859619">
                <text:p>1909.8596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808.464722">
                <text:p>1808.464722</text:p>
              </table:table-cell>
              <table:table-cell office:value-type="float" office:value="1922.033569">
                <text:p>1922.033569</text:p>
              </table:table-cell>
              <table:table-cell office:value-type="float" office:value="1820.336548">
                <text:p>1820.336548</text:p>
              </table:table-cell>
              <table:table-cell office:value-type="float" office:value="1925.736206">
                <text:p>1925.736206</text:p>
              </table:table-cell>
            </table:table-row>
            <table:table-row>
              <table:table-cell office:value-type="float" office:value="57.2">
                <text:p>57.2</text:p>
              </table:table-cell>
              <table:table-cell office:value-type="float" office:value="1797.039795">
                <text:p>1797.039795</text:p>
              </table:table-cell>
              <table:table-cell office:value-type="float" office:value="1936.088623">
                <text:p>1936.088623</text:p>
              </table:table-cell>
              <table:table-cell office:value-type="float" office:value="1813.54834">
                <text:p>1813.54834</text:p>
              </table:table-cell>
              <table:table-cell office:value-type="float" office:value="1930.817749">
                <text:p>1930.817749</text:p>
              </table:table-cell>
            </table:table-row>
            <table:table-row>
              <table:table-cell office:value-type="float" office:value="57.4">
                <text:p>57.4</text:p>
              </table:table-cell>
              <table:table-cell office:value-type="float" office:value="1821.865723">
                <text:p>1821.865723</text:p>
              </table:table-cell>
              <table:table-cell office:value-type="float" office:value="1918.382935">
                <text:p>1918.382935</text:p>
              </table:table-cell>
              <table:table-cell office:value-type="float" office:value="1840.081421">
                <text:p>1840.081421</text:p>
              </table:table-cell>
              <table:table-cell office:value-type="float" office:value="1911.753418">
                <text:p>1911.753418</text:p>
              </table:table-cell>
            </table:table-row>
            <table:table-row>
              <table:table-cell office:value-type="float" office:value="57.6">
                <text:p>57.6</text:p>
              </table:table-cell>
              <table:table-cell office:value-type="float" office:value="1809.192383">
                <text:p>1809.192383</text:p>
              </table:table-cell>
              <table:table-cell office:value-type="float" office:value="1933.594238">
                <text:p>1933.594238</text:p>
              </table:table-cell>
              <table:table-cell office:value-type="float" office:value="1821.088135">
                <text:p>1821.088135</text:p>
              </table:table-cell>
              <table:table-cell office:value-type="float" office:value="1930.328857">
                <text:p>1930.328857</text:p>
              </table:table-cell>
            </table:table-row>
            <table:table-row>
              <table:table-cell office:value-type="float" office:value="57.8">
                <text:p>57.8</text:p>
              </table:table-cell>
              <table:table-cell office:value-type="float" office:value="1803.050293">
                <text:p>1803.050293</text:p>
              </table:table-cell>
              <table:table-cell office:value-type="float" office:value="1952.395508">
                <text:p>1952.395508</text:p>
              </table:table-cell>
              <table:table-cell office:value-type="float" office:value="1816.843994">
                <text:p>1816.843994</text:p>
              </table:table-cell>
              <table:table-cell office:value-type="float" office:value="1945.461792">
                <text:p>1945.46179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826.263428">
                <text:p>1826.263428</text:p>
              </table:table-cell>
              <table:table-cell office:value-type="float" office:value="1917.53772">
                <text:p>1917.53772</text:p>
              </table:table-cell>
              <table:table-cell office:value-type="float" office:value="1844.539551">
                <text:p>1844.539551</text:p>
              </table:table-cell>
              <table:table-cell office:value-type="float" office:value="1911.957275">
                <text:p>1911.957275</text:p>
              </table:table-cell>
            </table:table-row>
            <table:table-row>
              <table:table-cell office:value-type="float" office:value="58.2">
                <text:p>58.2</text:p>
              </table:table-cell>
              <table:table-cell office:value-type="float" office:value="1815.162598">
                <text:p>1815.162598</text:p>
              </table:table-cell>
              <table:table-cell office:value-type="float" office:value="1935.977417">
                <text:p>1935.977417</text:p>
              </table:table-cell>
              <table:table-cell office:value-type="float" office:value="1831.966309">
                <text:p>1831.966309</text:p>
              </table:table-cell>
              <table:table-cell office:value-type="float" office:value="1931.373535">
                <text:p>1931.373535</text:p>
              </table:table-cell>
            </table:table-row>
            <table:table-row>
              <table:table-cell office:value-type="float" office:value="58.4">
                <text:p>58.4</text:p>
              </table:table-cell>
              <table:table-cell office:value-type="float" office:value="1800.242432">
                <text:p>1800.242432</text:p>
              </table:table-cell>
              <table:table-cell office:value-type="float" office:value="1937.557495">
                <text:p>1937.557495</text:p>
              </table:table-cell>
              <table:table-cell office:value-type="float" office:value="1820.152832">
                <text:p>1820.152832</text:p>
              </table:table-cell>
              <table:table-cell office:value-type="float" office:value="1931.248779">
                <text:p>1931.248779</text:p>
              </table:table-cell>
            </table:table-row>
            <table:table-row>
              <table:table-cell office:value-type="float" office:value="58.6">
                <text:p>58.6</text:p>
              </table:table-cell>
              <table:table-cell office:value-type="float" office:value="1818.615967">
                <text:p>1818.615967</text:p>
              </table:table-cell>
              <table:table-cell office:value-type="float" office:value="1942.350342">
                <text:p>1942.350342</text:p>
              </table:table-cell>
              <table:table-cell office:value-type="float" office:value="1835.295654">
                <text:p>1835.295654</text:p>
              </table:table-cell>
              <table:table-cell office:value-type="float" office:value="1931.515137">
                <text:p>1931.515137</text:p>
              </table:table-cell>
            </table:table-row>
            <table:table-row>
              <table:table-cell office:value-type="float" office:value="58.8">
                <text:p>58.8</text:p>
              </table:table-cell>
              <table:table-cell office:value-type="float" office:value="1818.203613">
                <text:p>1818.203613</text:p>
              </table:table-cell>
              <table:table-cell office:value-type="float" office:value="1955.518677">
                <text:p>1955.518677</text:p>
              </table:table-cell>
              <table:table-cell office:value-type="float" office:value="1829.992065">
                <text:p>1829.992065</text:p>
              </table:table-cell>
              <table:table-cell office:value-type="float" office:value="1949.751587">
                <text:p>1949.7515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805.875854">
                <text:p>1805.875854</text:p>
              </table:table-cell>
              <table:table-cell office:value-type="float" office:value="1944.288574">
                <text:p>1944.288574</text:p>
              </table:table-cell>
              <table:table-cell office:value-type="float" office:value="1822.992188">
                <text:p>1822.992188</text:p>
              </table:table-cell>
              <table:table-cell office:value-type="float" office:value="1938.120361">
                <text:p>1938.120361</text:p>
              </table:table-cell>
            </table:table-row>
            <table:table-row>
              <table:table-cell office:value-type="float" office:value="59.2">
                <text:p>59.2</text:p>
              </table:table-cell>
              <table:table-cell office:value-type="float" office:value="1822.807983">
                <text:p>1822.807983</text:p>
              </table:table-cell>
              <table:table-cell office:value-type="float" office:value="1931.742676">
                <text:p>1931.742676</text:p>
              </table:table-cell>
              <table:table-cell office:value-type="float" office:value="1842.564575">
                <text:p>1842.564575</text:p>
              </table:table-cell>
              <table:table-cell office:value-type="float" office:value="1926.468872">
                <text:p>1926.468872</text:p>
              </table:table-cell>
            </table:table-row>
            <table:table-row>
              <table:table-cell office:value-type="float" office:value="59.4">
                <text:p>59.4</text:p>
              </table:table-cell>
              <table:table-cell office:value-type="float" office:value="1822.698486">
                <text:p>1822.698486</text:p>
              </table:table-cell>
              <table:table-cell office:value-type="float" office:value="1944.548584">
                <text:p>1944.548584</text:p>
              </table:table-cell>
              <table:table-cell office:value-type="float" office:value="1841.482788">
                <text:p>1841.482788</text:p>
              </table:table-cell>
              <table:table-cell office:value-type="float" office:value="1934.491699">
                <text:p>1934.491699</text:p>
              </table:table-cell>
            </table:table-row>
            <table:table-row>
              <table:table-cell office:value-type="float" office:value="59.6">
                <text:p>59.6</text:p>
              </table:table-cell>
              <table:table-cell office:value-type="float" office:value="1819.647461">
                <text:p>1819.647461</text:p>
              </table:table-cell>
              <table:table-cell office:value-type="float" office:value="1967.360718">
                <text:p>1967.360718</text:p>
              </table:table-cell>
              <table:table-cell office:value-type="float" office:value="1831.299805">
                <text:p>1831.299805</text:p>
              </table:table-cell>
              <table:table-cell office:value-type="float" office:value="1965.590942">
                <text:p>1965.590942</text:p>
              </table:table-cell>
            </table:table-row>
            <table:table-row>
              <table:table-cell office:value-type="float" office:value="59.8">
                <text:p>59.8</text:p>
              </table:table-cell>
              <table:table-cell office:value-type="float" office:value="1833.306274">
                <text:p>1833.306274</text:p>
              </table:table-cell>
              <table:table-cell office:value-type="float" office:value="1929.185791">
                <text:p>1929.185791</text:p>
              </table:table-cell>
              <table:table-cell office:value-type="float" office:value="1852.069214">
                <text:p>1852.069214</text:p>
              </table:table-cell>
              <table:table-cell office:value-type="float" office:value="1920.30957">
                <text:p>1920.3095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829.721313">
                <text:p>1829.721313</text:p>
              </table:table-cell>
              <table:table-cell office:value-type="float" office:value="1968.430908">
                <text:p>1968.430908</text:p>
              </table:table-cell>
              <table:table-cell office:value-type="float" office:value="1842.26123">
                <text:p>1842.26123</text:p>
              </table:table-cell>
              <table:table-cell office:value-type="float" office:value="1965.289307">
                <text:p>1965.289307</text:p>
              </table:table-cell>
            </table:table-row>
            <table:table-row>
              <table:table-cell office:value-type="float" office:value="60.2">
                <text:p>60.2</text:p>
              </table:table-cell>
              <table:table-cell office:value-type="float" office:value="1815.927124">
                <text:p>1815.927124</text:p>
              </table:table-cell>
              <table:table-cell office:value-type="float" office:value="1964.724243">
                <text:p>1964.724243</text:p>
              </table:table-cell>
              <table:table-cell office:value-type="float" office:value="1831.901123">
                <text:p>1831.901123</text:p>
              </table:table-cell>
              <table:table-cell office:value-type="float" office:value="1960.471069">
                <text:p>1960.471069</text:p>
              </table:table-cell>
            </table:table-row>
            <table:table-row>
              <table:table-cell office:value-type="float" office:value="60.4">
                <text:p>60.4</text:p>
              </table:table-cell>
              <table:table-cell office:value-type="float" office:value="1837.38501">
                <text:p>1837.38501</text:p>
              </table:table-cell>
              <table:table-cell office:value-type="float" office:value="1915.516235">
                <text:p>1915.516235</text:p>
              </table:table-cell>
              <table:table-cell office:value-type="float" office:value="1861.274536">
                <text:p>1861.274536</text:p>
              </table:table-cell>
              <table:table-cell office:value-type="float" office:value="1905.004517">
                <text:p>1905.004517</text:p>
              </table:table-cell>
            </table:table-row>
            <table:table-row>
              <table:table-cell office:value-type="float" office:value="60.6">
                <text:p>60.6</text:p>
              </table:table-cell>
              <table:table-cell office:value-type="float" office:value="1831.220093">
                <text:p>1831.220093</text:p>
              </table:table-cell>
              <table:table-cell office:value-type="float" office:value="1956.456543">
                <text:p>1956.456543</text:p>
              </table:table-cell>
              <table:table-cell office:value-type="float" office:value="1847.558838">
                <text:p>1847.558838</text:p>
              </table:table-cell>
              <table:table-cell office:value-type="float" office:value="1949.69751">
                <text:p>1949.69751</text:p>
              </table:table-cell>
            </table:table-row>
            <table:table-row>
              <table:table-cell office:value-type="float" office:value="60.8">
                <text:p>60.8</text:p>
              </table:table-cell>
              <table:table-cell office:value-type="float" office:value="1812.155151">
                <text:p>1812.155151</text:p>
              </table:table-cell>
              <table:table-cell office:value-type="float" office:value="1965.150513">
                <text:p>1965.150513</text:p>
              </table:table-cell>
              <table:table-cell office:value-type="float" office:value="1830.46106">
                <text:p>1830.46106</text:p>
              </table:table-cell>
              <table:table-cell office:value-type="float" office:value="1959.932617">
                <text:p>1959.93261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838.617188">
                <text:p>1838.617188</text:p>
              </table:table-cell>
              <table:table-cell office:value-type="float" office:value="1935.951416">
                <text:p>1935.951416</text:p>
              </table:table-cell>
              <table:table-cell office:value-type="float" office:value="1861.736328">
                <text:p>1861.736328</text:p>
              </table:table-cell>
              <table:table-cell office:value-type="float" office:value="1923.821777">
                <text:p>1923.821777</text:p>
              </table:table-cell>
            </table:table-row>
            <table:table-row>
              <table:table-cell office:value-type="float" office:value="61.2">
                <text:p>61.2</text:p>
              </table:table-cell>
              <table:table-cell office:value-type="float" office:value="1838.993408">
                <text:p>1838.993408</text:p>
              </table:table-cell>
              <table:table-cell office:value-type="float" office:value="1969.703125">
                <text:p>1969.703125</text:p>
              </table:table-cell>
              <table:table-cell office:value-type="float" office:value="1851.557861">
                <text:p>1851.557861</text:p>
              </table:table-cell>
              <table:table-cell office:value-type="float" office:value="1965.265259">
                <text:p>1965.265259</text:p>
              </table:table-cell>
            </table:table-row>
            <table:table-row>
              <table:table-cell office:value-type="float" office:value="61.4">
                <text:p>61.4</text:p>
              </table:table-cell>
              <table:table-cell office:value-type="float" office:value="1817.536011">
                <text:p>1817.536011</text:p>
              </table:table-cell>
              <table:table-cell office:value-type="float" office:value="1980.443359">
                <text:p>1980.443359</text:p>
              </table:table-cell>
              <table:table-cell office:value-type="float" office:value="1834.162476">
                <text:p>1834.162476</text:p>
              </table:table-cell>
              <table:table-cell office:value-type="float" office:value="1973.889893">
                <text:p>1973.889893</text:p>
              </table:table-cell>
            </table:table-row>
            <table:table-row>
              <table:table-cell office:value-type="float" office:value="61.6">
                <text:p>61.6</text:p>
              </table:table-cell>
              <table:table-cell office:value-type="float" office:value="1845.431763">
                <text:p>1845.431763</text:p>
              </table:table-cell>
              <table:table-cell office:value-type="float" office:value="1936.326782">
                <text:p>1936.326782</text:p>
              </table:table-cell>
              <table:table-cell office:value-type="float" office:value="1868.714844">
                <text:p>1868.714844</text:p>
              </table:table-cell>
              <table:table-cell office:value-type="float" office:value="1925.667603">
                <text:p>1925.667603</text:p>
              </table:table-cell>
            </table:table-row>
            <table:table-row>
              <table:table-cell office:value-type="float" office:value="61.8">
                <text:p>61.8</text:p>
              </table:table-cell>
              <table:table-cell office:value-type="float" office:value="1841.476074">
                <text:p>1841.476074</text:p>
              </table:table-cell>
              <table:table-cell office:value-type="float" office:value="1961.858154">
                <text:p>1961.858154</text:p>
              </table:table-cell>
              <table:table-cell office:value-type="float" office:value="1858.245117">
                <text:p>1858.245117</text:p>
              </table:table-cell>
              <table:table-cell office:value-type="float" office:value="1954.058105">
                <text:p>1954.05810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804.478394">
                <text:p>1804.478394</text:p>
              </table:table-cell>
              <table:table-cell office:value-type="float" office:value="1996.410034">
                <text:p>1996.410034</text:p>
              </table:table-cell>
              <table:table-cell office:value-type="float" office:value="1819.447754">
                <text:p>1819.447754</text:p>
              </table:table-cell>
              <table:table-cell office:value-type="float" office:value="1994.115601">
                <text:p>1994.115601</text:p>
              </table:table-cell>
            </table:table-row>
            <table:table-row>
              <table:table-cell office:value-type="float" office:value="62.2">
                <text:p>62.2</text:p>
              </table:table-cell>
              <table:table-cell office:value-type="float" office:value="1843.716431">
                <text:p>1843.716431</text:p>
              </table:table-cell>
              <table:table-cell office:value-type="float" office:value="1929.012085">
                <text:p>1929.012085</text:p>
              </table:table-cell>
              <table:table-cell office:value-type="float" office:value="1868.568359">
                <text:p>1868.568359</text:p>
              </table:table-cell>
              <table:table-cell office:value-type="float" office:value="1917.789185">
                <text:p>1917.789185</text:p>
              </table:table-cell>
            </table:table-row>
            <table:table-row>
              <table:table-cell office:value-type="float" office:value="62.4">
                <text:p>62.4</text:p>
              </table:table-cell>
              <table:table-cell office:value-type="float" office:value="1857.778687">
                <text:p>1857.778687</text:p>
              </table:table-cell>
              <table:table-cell office:value-type="float" office:value="1962.328003">
                <text:p>1962.328003</text:p>
              </table:table-cell>
              <table:table-cell office:value-type="float" office:value="1871.295166">
                <text:p>1871.295166</text:p>
              </table:table-cell>
              <table:table-cell office:value-type="float" office:value="1956.759766">
                <text:p>1956.759766</text:p>
              </table:table-cell>
            </table:table-row>
            <table:table-row>
              <table:table-cell office:value-type="float" office:value="62.6">
                <text:p>62.6</text:p>
              </table:table-cell>
              <table:table-cell office:value-type="float" office:value="1811.957397">
                <text:p>1811.957397</text:p>
              </table:table-cell>
              <table:table-cell office:value-type="float" office:value="1996.619629">
                <text:p>1996.619629</text:p>
              </table:table-cell>
              <table:table-cell office:value-type="float" office:value="1824.043945">
                <text:p>1824.043945</text:p>
              </table:table-cell>
              <table:table-cell office:value-type="float" office:value="1996.467773">
                <text:p>1996.467773</text:p>
              </table:table-cell>
            </table:table-row>
            <table:table-row>
              <table:table-cell office:value-type="float" office:value="62.8">
                <text:p>62.8</text:p>
              </table:table-cell>
              <table:table-cell office:value-type="float" office:value="1836.309082">
                <text:p>1836.309082</text:p>
              </table:table-cell>
              <table:table-cell office:value-type="float" office:value="1942.209717">
                <text:p>1942.209717</text:p>
              </table:table-cell>
              <table:table-cell office:value-type="float" office:value="1863.421509">
                <text:p>1863.421509</text:p>
              </table:table-cell>
              <table:table-cell office:value-type="float" office:value="1926.162598">
                <text:p>1926.16259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865.17395">
                <text:p>1865.17395</text:p>
              </table:table-cell>
              <table:table-cell office:value-type="float" office:value="1951.872314">
                <text:p>1951.872314</text:p>
              </table:table-cell>
              <table:table-cell office:value-type="float" office:value="1882.315796">
                <text:p>1882.315796</text:p>
              </table:table-cell>
              <table:table-cell office:value-type="float" office:value="1942.734375">
                <text:p>1942.734375</text:p>
              </table:table-cell>
            </table:table-row>
            <table:table-row>
              <table:table-cell office:value-type="float" office:value="63.2">
                <text:p>63.2</text:p>
              </table:table-cell>
              <table:table-cell office:value-type="float" office:value="1796.165161">
                <text:p>1796.165161</text:p>
              </table:table-cell>
              <table:table-cell office:value-type="float" office:value="1998.445557">
                <text:p>1998.445557</text:p>
              </table:table-cell>
              <table:table-cell office:value-type="float" office:value="1802.273926">
                <text:p>1802.273926</text:p>
              </table:table-cell>
              <table:table-cell office:value-type="float" office:value="1997.824951">
                <text:p>1997.824951</text:p>
              </table:table-cell>
            </table:table-row>
            <table:table-row>
              <table:table-cell office:value-type="float" office:value="63.4">
                <text:p>63.4</text:p>
              </table:table-cell>
              <table:table-cell office:value-type="float" office:value="1835.740723">
                <text:p>1835.740723</text:p>
              </table:table-cell>
              <table:table-cell office:value-type="float" office:value="1977.015137">
                <text:p>1977.015137</text:p>
              </table:table-cell>
              <table:table-cell office:value-type="float" office:value="1856.192139">
                <text:p>1856.192139</text:p>
              </table:table-cell>
              <table:table-cell office:value-type="float" office:value="1966.846802">
                <text:p>1966.846802</text:p>
              </table:table-cell>
            </table:table-row>
            <table:table-row>
              <table:table-cell office:value-type="float" office:value="63.6">
                <text:p>63.6</text:p>
              </table:table-cell>
              <table:table-cell office:value-type="float" office:value="1867.86731">
                <text:p>1867.86731</text:p>
              </table:table-cell>
              <table:table-cell office:value-type="float" office:value="1954.626587">
                <text:p>1954.626587</text:p>
              </table:table-cell>
              <table:table-cell office:value-type="float" office:value="1892.891357">
                <text:p>1892.891357</text:p>
              </table:table-cell>
              <table:table-cell office:value-type="float" office:value="1940.249634">
                <text:p>1940.249634</text:p>
              </table:table-cell>
            </table:table-row>
            <table:table-row>
              <table:table-cell office:value-type="float" office:value="63.8">
                <text:p>63.8</text:p>
              </table:table-cell>
              <table:table-cell office:value-type="float" office:value="1816.724976">
                <text:p>1816.724976</text:p>
              </table:table-cell>
              <table:table-cell office:value-type="float" office:value="1997.80957">
                <text:p>1997.80957</text:p>
              </table:table-cell>
              <table:table-cell office:value-type="float" office:value="1826.540771">
                <text:p>1826.540771</text:p>
              </table:table-cell>
              <table:table-cell office:value-type="float" office:value="1995.727417">
                <text:p>1995.7274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814.251709">
                <text:p>1814.251709</text:p>
              </table:table-cell>
              <table:table-cell office:value-type="float" office:value="1958.110718">
                <text:p>1958.110718</text:p>
              </table:table-cell>
              <table:table-cell office:value-type="float" office:value="1834.895508">
                <text:p>1834.895508</text:p>
              </table:table-cell>
              <table:table-cell office:value-type="float" office:value="1950.984131">
                <text:p>1950.984131</text:p>
              </table:table-cell>
            </table:table-row>
            <table:table-row>
              <table:table-cell office:value-type="float" office:value="64.2">
                <text:p>64.2</text:p>
              </table:table-cell>
              <table:table-cell office:value-type="float" office:value="1821.582642">
                <text:p>1821.582642</text:p>
              </table:table-cell>
              <table:table-cell office:value-type="float" office:value="1880.983276">
                <text:p>1880.983276</text:p>
              </table:table-cell>
              <table:table-cell office:value-type="float" office:value="1842.950684">
                <text:p>1842.950684</text:p>
              </table:table-cell>
              <table:table-cell office:value-type="float" office:value="1874.659668">
                <text:p>1874.659668</text:p>
              </table:table-cell>
            </table:table-row>
            <table:table-row>
              <table:table-cell office:value-type="float" office:value="64.4">
                <text:p>64.4</text:p>
              </table:table-cell>
              <table:table-cell office:value-type="float" office:value="1754.861816">
                <text:p>1754.861816</text:p>
              </table:table-cell>
              <table:table-cell office:value-type="float" office:value="1945.865479">
                <text:p>1945.865479</text:p>
              </table:table-cell>
              <table:table-cell office:value-type="float" office:value="1755.61731">
                <text:p>1755.61731</text:p>
              </table:table-cell>
              <table:table-cell office:value-type="float" office:value="1953.047363">
                <text:p>1953.047363</text:p>
              </table:table-cell>
            </table:table-row>
            <table:table-row>
              <table:table-cell office:value-type="float" office:value="64.6">
                <text:p>64.6</text:p>
              </table:table-cell>
              <table:table-cell office:value-type="float" office:value="1738.59436">
                <text:p>1738.59436</text:p>
              </table:table-cell>
              <table:table-cell office:value-type="float" office:value="1877.611328">
                <text:p>1877.611328</text:p>
              </table:table-cell>
              <table:table-cell office:value-type="float" office:value="1755.260132">
                <text:p>1755.260132</text:p>
              </table:table-cell>
              <table:table-cell office:value-type="float" office:value="1876.258789">
                <text:p>1876.258789</text:p>
              </table:table-cell>
            </table:table-row>
            <table:table-row>
              <table:table-cell office:value-type="float" office:value="64.8">
                <text:p>64.8</text:p>
              </table:table-cell>
              <table:table-cell office:value-type="float" office:value="1757.056885">
                <text:p>1757.056885</text:p>
              </table:table-cell>
              <table:table-cell office:value-type="float" office:value="1833.490356">
                <text:p>1833.490356</text:p>
              </table:table-cell>
              <table:table-cell office:value-type="float" office:value="1772.304077">
                <text:p>1772.304077</text:p>
              </table:table-cell>
              <table:table-cell office:value-type="float" office:value="1827.685669">
                <text:p>1827.68566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706.797607">
                <text:p>1706.797607</text:p>
              </table:table-cell>
              <table:table-cell office:value-type="float" office:value="1870.843384">
                <text:p>1870.843384</text:p>
              </table:table-cell>
              <table:table-cell office:value-type="float" office:value="1715.633911">
                <text:p>1715.633911</text:p>
              </table:table-cell>
              <table:table-cell office:value-type="float" office:value="1873.862549">
                <text:p>1873.862549</text:p>
              </table:table-cell>
            </table:table-row>
            <table:table-row>
              <table:table-cell office:value-type="float" office:value="65.2">
                <text:p>65.2</text:p>
              </table:table-cell>
              <table:table-cell office:value-type="float" office:value="1694.555908">
                <text:p>1694.555908</text:p>
              </table:table-cell>
              <table:table-cell office:value-type="float" office:value="1815.823486">
                <text:p>1815.823486</text:p>
              </table:table-cell>
              <table:table-cell office:value-type="float" office:value="1712.830688">
                <text:p>1712.830688</text:p>
              </table:table-cell>
              <table:table-cell office:value-type="float" office:value="1812.925537">
                <text:p>1812.925537</text:p>
              </table:table-cell>
            </table:table-row>
            <table:table-row>
              <table:table-cell office:value-type="float" office:value="65.4">
                <text:p>65.4</text:p>
              </table:table-cell>
              <table:table-cell office:value-type="float" office:value="1699.856689">
                <text:p>1699.856689</text:p>
              </table:table-cell>
              <table:table-cell office:value-type="float" office:value="1796.318359">
                <text:p>1796.318359</text:p>
              </table:table-cell>
              <table:table-cell office:value-type="float" office:value="1712.270386">
                <text:p>1712.270386</text:p>
              </table:table-cell>
              <table:table-cell office:value-type="float" office:value="1792.993652">
                <text:p>1792.993652</text:p>
              </table:table-cell>
            </table:table-row>
            <table:table-row>
              <table:table-cell office:value-type="float" office:value="65.6">
                <text:p>65.6</text:p>
              </table:table-cell>
              <table:table-cell office:value-type="float" office:value="1669.677979">
                <text:p>1669.677979</text:p>
              </table:table-cell>
              <table:table-cell office:value-type="float" office:value="1792.388306">
                <text:p>1792.388306</text:p>
              </table:table-cell>
              <table:table-cell office:value-type="float" office:value="1684.966309">
                <text:p>1684.966309</text:p>
              </table:table-cell>
              <table:table-cell office:value-type="float" office:value="1790.033447">
                <text:p>1790.033447</text:p>
              </table:table-cell>
            </table:table-row>
            <table:table-row>
              <table:table-cell office:value-type="float" office:value="65.8">
                <text:p>65.8</text:p>
              </table:table-cell>
              <table:table-cell office:value-type="float" office:value="1659.981201">
                <text:p>1659.981201</text:p>
              </table:table-cell>
              <table:table-cell office:value-type="float" office:value="1780.921387">
                <text:p>1780.921387</text:p>
              </table:table-cell>
              <table:table-cell office:value-type="float" office:value="1671.766846">
                <text:p>1671.766846</text:p>
              </table:table-cell>
              <table:table-cell office:value-type="float" office:value="1763.079346">
                <text:p>1763.079346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663.577148">
                <text:p>1663.577148</text:p>
              </table:table-cell>
              <table:table-cell office:value-type="float" office:value="1748.335083">
                <text:p>1748.335083</text:p>
              </table:table-cell>
              <table:table-cell office:value-type="float" office:value="1667.432129">
                <text:p>1667.432129</text:p>
              </table:table-cell>
              <table:table-cell office:value-type="float" office:value="1750.288574">
                <text:p>1750.288574</text:p>
              </table:table-cell>
            </table:table-row>
            <table:table-row>
              <table:table-cell office:value-type="float" office:value="66.2">
                <text:p>66.2</text:p>
              </table:table-cell>
              <table:table-cell office:value-type="float" office:value="1648.715576">
                <text:p>1648.715576</text:p>
              </table:table-cell>
              <table:table-cell office:value-type="float" office:value="1740.30481">
                <text:p>1740.30481</text:p>
              </table:table-cell>
              <table:table-cell office:value-type="float" office:value="1658.174561">
                <text:p>1658.174561</text:p>
              </table:table-cell>
              <table:table-cell office:value-type="float" office:value="1741.323975">
                <text:p>1741.323975</text:p>
              </table:table-cell>
            </table:table-row>
            <table:table-row>
              <table:table-cell office:value-type="float" office:value="66.4">
                <text:p>66.4</text:p>
              </table:table-cell>
              <table:table-cell office:value-type="float" office:value="1637.67627">
                <text:p>1637.67627</text:p>
              </table:table-cell>
              <table:table-cell office:value-type="float" office:value="1726.143677">
                <text:p>1726.143677</text:p>
              </table:table-cell>
              <table:table-cell office:value-type="float" office:value="1647.241821">
                <text:p>1647.241821</text:p>
              </table:table-cell>
              <table:table-cell office:value-type="float" office:value="1724.050171">
                <text:p>1724.050171</text:p>
              </table:table-cell>
            </table:table-row>
            <table:table-row>
              <table:table-cell office:value-type="float" office:value="66.6">
                <text:p>66.6</text:p>
              </table:table-cell>
              <table:table-cell office:value-type="float" office:value="1629.840454">
                <text:p>1629.840454</text:p>
              </table:table-cell>
              <table:table-cell office:value-type="float" office:value="1713.081909">
                <text:p>1713.081909</text:p>
              </table:table-cell>
              <table:table-cell office:value-type="float" office:value="1639.985352">
                <text:p>1639.985352</text:p>
              </table:table-cell>
              <table:table-cell office:value-type="float" office:value="1711.661743">
                <text:p>1711.661743</text:p>
              </table:table-cell>
            </table:table-row>
            <table:table-row>
              <table:table-cell office:value-type="float" office:value="66.8">
                <text:p>66.8</text:p>
              </table:table-cell>
              <table:table-cell office:value-type="float" office:value="1620.838867">
                <text:p>1620.838867</text:p>
              </table:table-cell>
              <table:table-cell office:value-type="float" office:value="1700.364014">
                <text:p>1700.364014</text:p>
              </table:table-cell>
              <table:table-cell office:value-type="float" office:value="1634.148193">
                <text:p>1634.148193</text:p>
              </table:table-cell>
              <table:table-cell office:value-type="float" office:value="1700.666016">
                <text:p>1700.66601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611.515015">
                <text:p>1611.515015</text:p>
              </table:table-cell>
              <table:table-cell office:value-type="float" office:value="1697.884521">
                <text:p>1697.884521</text:p>
              </table:table-cell>
              <table:table-cell office:value-type="float" office:value="1623.557739">
                <text:p>1623.557739</text:p>
              </table:table-cell>
              <table:table-cell office:value-type="float" office:value="1687.329956">
                <text:p>1687.329956</text:p>
              </table:table-cell>
            </table:table-row>
            <table:table-row>
              <table:table-cell office:value-type="float" office:value="67.2">
                <text:p>67.2</text:p>
              </table:table-cell>
              <table:table-cell office:value-type="float" office:value="1612.879883">
                <text:p>1612.879883</text:p>
              </table:table-cell>
              <table:table-cell office:value-type="float" office:value="1679.222168">
                <text:p>1679.222168</text:p>
              </table:table-cell>
              <table:table-cell office:value-type="float" office:value="1618.458252">
                <text:p>1618.458252</text:p>
              </table:table-cell>
              <table:table-cell office:value-type="float" office:value="1677.27356">
                <text:p>1677.27356</text:p>
              </table:table-cell>
            </table:table-row>
            <table:table-row>
              <table:table-cell office:value-type="float" office:value="67.4">
                <text:p>67.4</text:p>
              </table:table-cell>
              <table:table-cell office:value-type="float" office:value="1610.315918">
                <text:p>1610.315918</text:p>
              </table:table-cell>
              <table:table-cell office:value-type="float" office:value="1669.298096">
                <text:p>1669.298096</text:p>
              </table:table-cell>
              <table:table-cell office:value-type="float" office:value="1614.072266">
                <text:p>1614.072266</text:p>
              </table:table-cell>
              <table:table-cell office:value-type="float" office:value="1669.708496">
                <text:p>1669.708496</text:p>
              </table:table-cell>
            </table:table-row>
            <table:table-row>
              <table:table-cell office:value-type="float" office:value="67.6">
                <text:p>67.6</text:p>
              </table:table-cell>
              <table:table-cell office:value-type="float" office:value="1600.729858">
                <text:p>1600.729858</text:p>
              </table:table-cell>
              <table:table-cell office:value-type="float" office:value="1661.529419">
                <text:p>1661.529419</text:p>
              </table:table-cell>
              <table:table-cell office:value-type="float" office:value="1607.06897">
                <text:p>1607.06897</text:p>
              </table:table-cell>
              <table:table-cell office:value-type="float" office:value="1659.903687">
                <text:p>1659.903687</text:p>
              </table:table-cell>
            </table:table-row>
            <table:table-row>
              <table:table-cell office:value-type="float" office:value="67.8">
                <text:p>67.8</text:p>
              </table:table-cell>
              <table:table-cell office:value-type="float" office:value="1598.148804">
                <text:p>1598.148804</text:p>
              </table:table-cell>
              <table:table-cell office:value-type="float" office:value="1655.206787">
                <text:p>1655.206787</text:p>
              </table:table-cell>
              <table:table-cell office:value-type="float" office:value="1604.068115">
                <text:p>1604.068115</text:p>
              </table:table-cell>
              <table:table-cell office:value-type="float" office:value="1652.422729">
                <text:p>1652.42272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593.062012">
                <text:p>1593.062012</text:p>
              </table:table-cell>
              <table:table-cell office:value-type="float" office:value="1647.522949">
                <text:p>1647.522949</text:p>
              </table:table-cell>
              <table:table-cell office:value-type="float" office:value="1601.508545">
                <text:p>1601.508545</text:p>
              </table:table-cell>
              <table:table-cell office:value-type="float" office:value="1644.494019">
                <text:p>1644.494019</text:p>
              </table:table-cell>
            </table:table-row>
            <table:table-row>
              <table:table-cell office:value-type="float" office:value="68.2">
                <text:p>68.2</text:p>
              </table:table-cell>
              <table:table-cell office:value-type="float" office:value="1592.432983">
                <text:p>1592.432983</text:p>
              </table:table-cell>
              <table:table-cell office:value-type="float" office:value="1641.151367">
                <text:p>1641.151367</text:p>
              </table:table-cell>
              <table:table-cell office:value-type="float" office:value="1597.400391">
                <text:p>1597.400391</text:p>
              </table:table-cell>
              <table:table-cell office:value-type="float" office:value="1638.027344">
                <text:p>1638.027344</text:p>
              </table:table-cell>
            </table:table-row>
            <table:table-row>
              <table:table-cell office:value-type="float" office:value="68.4">
                <text:p>68.4</text:p>
              </table:table-cell>
              <table:table-cell office:value-type="float" office:value="1589.181152">
                <text:p>1589.181152</text:p>
              </table:table-cell>
              <table:table-cell office:value-type="float" office:value="1633.469238">
                <text:p>1633.469238</text:p>
              </table:table-cell>
              <table:table-cell office:value-type="float" office:value="1589.600952">
                <text:p>1589.600952</text:p>
              </table:table-cell>
              <table:table-cell office:value-type="float" office:value="1638.078979">
                <text:p>1638.078979</text:p>
              </table:table-cell>
            </table:table-row>
            <table:table-row>
              <table:table-cell office:value-type="float" office:value="68.6">
                <text:p>68.6</text:p>
              </table:table-cell>
              <table:table-cell office:value-type="float" office:value="1581.673828">
                <text:p>1581.673828</text:p>
              </table:table-cell>
              <table:table-cell office:value-type="float" office:value="1632.569336">
                <text:p>1632.569336</text:p>
              </table:table-cell>
              <table:table-cell office:value-type="float" office:value="1590.328857">
                <text:p>1590.328857</text:p>
              </table:table-cell>
              <table:table-cell office:value-type="float" office:value="1627.150879">
                <text:p>1627.150879</text:p>
              </table:table-cell>
            </table:table-row>
            <table:table-row>
              <table:table-cell office:value-type="float" office:value="68.8">
                <text:p>68.8</text:p>
              </table:table-cell>
              <table:table-cell office:value-type="float" office:value="1586.094971">
                <text:p>1586.094971</text:p>
              </table:table-cell>
              <table:table-cell office:value-type="float" office:value="1619.015625">
                <text:p>1619.015625</text:p>
              </table:table-cell>
              <table:table-cell office:value-type="float" office:value="1584.247803">
                <text:p>1584.247803</text:p>
              </table:table-cell>
              <table:table-cell office:value-type="float" office:value="1622.174438">
                <text:p>1622.174438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582.459473">
                <text:p>1582.459473</text:p>
              </table:table-cell>
              <table:table-cell office:value-type="float" office:value="1617.163818">
                <text:p>1617.163818</text:p>
              </table:table-cell>
              <table:table-cell office:value-type="float" office:value="1585.174927">
                <text:p>1585.174927</text:p>
              </table:table-cell>
              <table:table-cell office:value-type="float" office:value="1618.999146">
                <text:p>1618.999146</text:p>
              </table:table-cell>
            </table:table-row>
            <table:table-row>
              <table:table-cell office:value-type="float" office:value="69.2">
                <text:p>69.2</text:p>
              </table:table-cell>
              <table:table-cell office:value-type="float" office:value="1581.88269">
                <text:p>1581.88269</text:p>
              </table:table-cell>
              <table:table-cell office:value-type="float" office:value="1609.914429">
                <text:p>1609.914429</text:p>
              </table:table-cell>
              <table:table-cell office:value-type="float" office:value="1583.53064">
                <text:p>1583.53064</text:p>
              </table:table-cell>
              <table:table-cell office:value-type="float" office:value="1613.908691">
                <text:p>1613.908691</text:p>
              </table:table-cell>
            </table:table-row>
            <table:table-row>
              <table:table-cell office:value-type="float" office:value="69.4">
                <text:p>69.4</text:p>
              </table:table-cell>
              <table:table-cell office:value-type="float" office:value="1577.391235">
                <text:p>1577.391235</text:p>
              </table:table-cell>
              <table:table-cell office:value-type="float" office:value="1610.824707">
                <text:p>1610.824707</text:p>
              </table:table-cell>
              <table:table-cell office:value-type="float" office:value="1580.773315">
                <text:p>1580.773315</text:p>
              </table:table-cell>
              <table:table-cell office:value-type="float" office:value="1610.775879">
                <text:p>1610.775879</text:p>
              </table:table-cell>
            </table:table-row>
            <table:table-row>
              <table:table-cell office:value-type="float" office:value="69.6">
                <text:p>69.6</text:p>
              </table:table-cell>
              <table:table-cell office:value-type="float" office:value="1578.724121">
                <text:p>1578.724121</text:p>
              </table:table-cell>
              <table:table-cell office:value-type="float" office:value="1606.256958">
                <text:p>1606.256958</text:p>
              </table:table-cell>
              <table:table-cell office:value-type="float" office:value="1577.456787">
                <text:p>1577.456787</text:p>
              </table:table-cell>
              <table:table-cell office:value-type="float" office:value="1606.975098">
                <text:p>1606.975098</text:p>
              </table:table-cell>
            </table:table-row>
            <table:table-row>
              <table:table-cell office:value-type="float" office:value="69.8">
                <text:p>69.8</text:p>
              </table:table-cell>
              <table:table-cell office:value-type="float" office:value="1575.807373">
                <text:p>1575.807373</text:p>
              </table:table-cell>
              <table:table-cell office:value-type="float" office:value="1601.895874">
                <text:p>1601.895874</text:p>
              </table:table-cell>
              <table:table-cell office:value-type="float" office:value="1580.200562">
                <text:p>1580.200562</text:p>
              </table:table-cell>
              <table:table-cell office:value-type="float" office:value="1600.276733">
                <text:p>1600.2767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575.717407">
                <text:p>1575.717407</text:p>
              </table:table-cell>
              <table:table-cell office:value-type="float" office:value="1599.788574">
                <text:p>1599.788574</text:p>
              </table:table-cell>
              <table:table-cell office:value-type="float" office:value="1575.534424">
                <text:p>1575.534424</text:p>
              </table:table-cell>
              <table:table-cell office:value-type="float" office:value="1603.222412">
                <text:p>1603.222412</text:p>
              </table:table-cell>
            </table:table-row>
            <table:table-row>
              <table:table-cell office:value-type="float" office:value="70.2">
                <text:p>70.2</text:p>
              </table:table-cell>
              <table:table-cell office:value-type="float" office:value="1571.829956">
                <text:p>1571.829956</text:p>
              </table:table-cell>
              <table:table-cell office:value-type="float" office:value="1600.047119">
                <text:p>1600.047119</text:p>
              </table:table-cell>
              <table:table-cell office:value-type="float" office:value="1576.427856">
                <text:p>1576.427856</text:p>
              </table:table-cell>
              <table:table-cell office:value-type="float" office:value="1596.633179">
                <text:p>1596.633179</text:p>
              </table:table-cell>
            </table:table-row>
            <table:table-row>
              <table:table-cell office:value-type="float" office:value="70.4">
                <text:p>70.4</text:p>
              </table:table-cell>
              <table:table-cell office:value-type="float" office:value="1573.344971">
                <text:p>1573.344971</text:p>
              </table:table-cell>
              <table:table-cell office:value-type="float" office:value="1593.933594">
                <text:p>1593.933594</text:p>
              </table:table-cell>
              <table:table-cell office:value-type="float" office:value="1574.654297">
                <text:p>1574.654297</text:p>
              </table:table-cell>
              <table:table-cell office:value-type="float" office:value="1595.487061">
                <text:p>1595.487061</text:p>
              </table:table-cell>
            </table:table-row>
            <table:table-row>
              <table:table-cell office:value-type="float" office:value="70.6">
                <text:p>70.6</text:p>
              </table:table-cell>
              <table:table-cell office:value-type="float" office:value="1575.870483">
                <text:p>1575.870483</text:p>
              </table:table-cell>
              <table:table-cell office:value-type="float" office:value="1591.519531">
                <text:p>1591.519531</text:p>
              </table:table-cell>
              <table:table-cell office:value-type="float" office:value="1574.789185">
                <text:p>1574.789185</text:p>
              </table:table-cell>
              <table:table-cell office:value-type="float" office:value="1592.810059">
                <text:p>1592.810059</text:p>
              </table:table-cell>
            </table:table-row>
            <table:table-row>
              <table:table-cell office:value-type="float" office:value="70.8">
                <text:p>70.8</text:p>
              </table:table-cell>
              <table:table-cell office:value-type="float" office:value="1570.878906">
                <text:p>1570.878906</text:p>
              </table:table-cell>
              <table:table-cell office:value-type="float" office:value="1594.039185">
                <text:p>1594.039185</text:p>
              </table:table-cell>
              <table:table-cell office:value-type="float" office:value="1574.761963">
                <text:p>1574.761963</text:p>
              </table:table-cell>
              <table:table-cell office:value-type="float" office:value="1590.669434">
                <text:p>1590.66943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567.113037">
                <text:p>1567.113037</text:p>
              </table:table-cell>
              <table:table-cell office:value-type="float" office:value="1589.837646">
                <text:p>1589.837646</text:p>
              </table:table-cell>
              <table:table-cell office:value-type="float" office:value="1572.253906">
                <text:p>1572.253906</text:p>
              </table:table-cell>
              <table:table-cell office:value-type="float" office:value="1588.053467">
                <text:p>1588.053467</text:p>
              </table:table-cell>
            </table:table-row>
            <table:table-row>
              <table:table-cell office:value-type="float" office:value="71.2">
                <text:p>71.2</text:p>
              </table:table-cell>
              <table:table-cell office:value-type="float" office:value="1569.170776">
                <text:p>1569.170776</text:p>
              </table:table-cell>
              <table:table-cell office:value-type="float" office:value="1585.120972">
                <text:p>1585.120972</text:p>
              </table:table-cell>
              <table:table-cell office:value-type="float" office:value="1572.063354">
                <text:p>1572.063354</text:p>
              </table:table-cell>
              <table:table-cell office:value-type="float" office:value="1584.666748">
                <text:p>1584.666748</text:p>
              </table:table-cell>
            </table:table-row>
            <table:table-row>
              <table:table-cell office:value-type="float" office:value="71.4">
                <text:p>71.4</text:p>
              </table:table-cell>
              <table:table-cell office:value-type="float" office:value="1572.89917">
                <text:p>1572.89917</text:p>
              </table:table-cell>
              <table:table-cell office:value-type="float" office:value="1584.586182">
                <text:p>1584.586182</text:p>
              </table:table-cell>
              <table:table-cell office:value-type="float" office:value="1573.023315">
                <text:p>1573.023315</text:p>
              </table:table-cell>
              <table:table-cell office:value-type="float" office:value="1584.393066">
                <text:p>1584.393066</text:p>
              </table:table-cell>
            </table:table-row>
            <table:table-row>
              <table:table-cell office:value-type="float" office:value="71.6">
                <text:p>71.6</text:p>
              </table:table-cell>
              <table:table-cell office:value-type="float" office:value="1569.11438">
                <text:p>1569.11438</text:p>
              </table:table-cell>
              <table:table-cell office:value-type="float" office:value="1586.566406">
                <text:p>1586.566406</text:p>
              </table:table-cell>
              <table:table-cell office:value-type="float" office:value="1571.968872">
                <text:p>1571.968872</text:p>
              </table:table-cell>
              <table:table-cell office:value-type="float" office:value="1585.773804">
                <text:p>1585.773804</text:p>
              </table:table-cell>
            </table:table-row>
            <table:table-row>
              <table:table-cell office:value-type="float" office:value="71.8">
                <text:p>71.8</text:p>
              </table:table-cell>
              <table:table-cell office:value-type="float" office:value="1569.641724">
                <text:p>1569.641724</text:p>
              </table:table-cell>
              <table:table-cell office:value-type="float" office:value="1584.072632">
                <text:p>1584.072632</text:p>
              </table:table-cell>
              <table:table-cell office:value-type="float" office:value="1569.86438">
                <text:p>1569.86438</text:p>
              </table:table-cell>
              <table:table-cell office:value-type="float" office:value="1582.763794">
                <text:p>1582.76379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565.402954">
                <text:p>1565.402954</text:p>
              </table:table-cell>
              <table:table-cell office:value-type="float" office:value="1585.890381">
                <text:p>1585.890381</text:p>
              </table:table-cell>
              <table:table-cell office:value-type="float" office:value="1566.265747">
                <text:p>1566.265747</text:p>
              </table:table-cell>
              <table:table-cell office:value-type="float" office:value="1582.193848">
                <text:p>1582.193848</text:p>
              </table:table-cell>
            </table:table-row>
            <table:table-row>
              <table:table-cell office:value-type="float" office:value="72.2">
                <text:p>72.2</text:p>
              </table:table-cell>
              <table:table-cell office:value-type="float" office:value="1567.871338">
                <text:p>1567.871338</text:p>
              </table:table-cell>
              <table:table-cell office:value-type="float" office:value="1582.750122">
                <text:p>1582.750122</text:p>
              </table:table-cell>
              <table:table-cell office:value-type="float" office:value="1566.789429">
                <text:p>1566.789429</text:p>
              </table:table-cell>
              <table:table-cell office:value-type="float" office:value="1581.719482">
                <text:p>1581.719482</text:p>
              </table:table-cell>
            </table:table-row>
            <table:table-row>
              <table:table-cell office:value-type="float" office:value="72.4">
                <text:p>72.4</text:p>
              </table:table-cell>
              <table:table-cell office:value-type="float" office:value="1569.431763">
                <text:p>1569.431763</text:p>
              </table:table-cell>
              <table:table-cell office:value-type="float" office:value="1576.456177">
                <text:p>1576.456177</text:p>
              </table:table-cell>
              <table:table-cell office:value-type="float" office:value="1569.01123">
                <text:p>1569.01123</text:p>
              </table:table-cell>
              <table:table-cell office:value-type="float" office:value="1579.127319">
                <text:p>1579.127319</text:p>
              </table:table-cell>
            </table:table-row>
            <table:table-row>
              <table:table-cell office:value-type="float" office:value="72.6">
                <text:p>72.6</text:p>
              </table:table-cell>
              <table:table-cell office:value-type="float" office:value="1564.252441">
                <text:p>1564.252441</text:p>
              </table:table-cell>
              <table:table-cell office:value-type="float" office:value="1578.104004">
                <text:p>1578.104004</text:p>
              </table:table-cell>
              <table:table-cell office:value-type="float" office:value="1562.500854">
                <text:p>1562.500854</text:p>
              </table:table-cell>
              <table:table-cell office:value-type="float" office:value="1581.506714">
                <text:p>1581.506714</text:p>
              </table:table-cell>
            </table:table-row>
            <table:table-row>
              <table:table-cell office:value-type="float" office:value="72.8">
                <text:p>72.8</text:p>
              </table:table-cell>
              <table:table-cell office:value-type="float" office:value="1568.308716">
                <text:p>1568.308716</text:p>
              </table:table-cell>
              <table:table-cell office:value-type="float" office:value="1575.084961">
                <text:p>1575.084961</text:p>
              </table:table-cell>
              <table:table-cell office:value-type="float" office:value="1567.60498">
                <text:p>1567.60498</text:p>
              </table:table-cell>
              <table:table-cell office:value-type="float" office:value="1575.976074">
                <text:p>1575.97607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564.032593">
                <text:p>1564.032593</text:p>
              </table:table-cell>
              <table:table-cell office:value-type="float" office:value="1576.511108">
                <text:p>1576.511108</text:p>
              </table:table-cell>
              <table:table-cell office:value-type="float" office:value="1569.051758">
                <text:p>1569.051758</text:p>
              </table:table-cell>
              <table:table-cell office:value-type="float" office:value="1573.486328">
                <text:p>1573.486328</text:p>
              </table:table-cell>
            </table:table-row>
            <table:table-row>
              <table:table-cell office:value-type="float" office:value="73.2">
                <text:p>73.2</text:p>
              </table:table-cell>
              <table:table-cell office:value-type="float" office:value="1561.860352">
                <text:p>1561.860352</text:p>
              </table:table-cell>
              <table:table-cell office:value-type="float" office:value="1579.150269">
                <text:p>1579.150269</text:p>
              </table:table-cell>
              <table:table-cell office:value-type="float" office:value="1563.61792">
                <text:p>1563.61792</text:p>
              </table:table-cell>
              <table:table-cell office:value-type="float" office:value="1576.361084">
                <text:p>1576.361084</text:p>
              </table:table-cell>
            </table:table-row>
            <table:table-row>
              <table:table-cell office:value-type="float" office:value="73.4">
                <text:p>73.4</text:p>
              </table:table-cell>
              <table:table-cell office:value-type="float" office:value="1567.078003">
                <text:p>1567.078003</text:p>
              </table:table-cell>
              <table:table-cell office:value-type="float" office:value="1573.380371">
                <text:p>1573.380371</text:p>
              </table:table-cell>
              <table:table-cell office:value-type="float" office:value="1566.571411">
                <text:p>1566.571411</text:p>
              </table:table-cell>
              <table:table-cell office:value-type="float" office:value="1574.975708">
                <text:p>1574.975708</text:p>
              </table:table-cell>
            </table:table-row>
            <table:table-row>
              <table:table-cell office:value-type="float" office:value="73.6">
                <text:p>73.6</text:p>
              </table:table-cell>
              <table:table-cell office:value-type="float" office:value="1566.861328">
                <text:p>1566.861328</text:p>
              </table:table-cell>
              <table:table-cell office:value-type="float" office:value="1573.878662">
                <text:p>1573.878662</text:p>
              </table:table-cell>
              <table:table-cell office:value-type="float" office:value="1566.607178">
                <text:p>1566.607178</text:p>
              </table:table-cell>
              <table:table-cell office:value-type="float" office:value="1573.763184">
                <text:p>1573.763184</text:p>
              </table:table-cell>
            </table:table-row>
            <table:table-row>
              <table:table-cell office:value-type="float" office:value="73.8">
                <text:p>73.8</text:p>
              </table:table-cell>
              <table:table-cell office:value-type="float" office:value="1567.898438">
                <text:p>1567.898438</text:p>
              </table:table-cell>
              <table:table-cell office:value-type="float" office:value="1567.727905">
                <text:p>1567.727905</text:p>
              </table:table-cell>
              <table:table-cell office:value-type="float" office:value="1562.53772">
                <text:p>1562.53772</text:p>
              </table:table-cell>
              <table:table-cell office:value-type="float" office:value="1574.683472">
                <text:p>1574.68347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563.217651">
                <text:p>1563.217651</text:p>
              </table:table-cell>
              <table:table-cell office:value-type="float" office:value="1572.945312">
                <text:p>1572.945312</text:p>
              </table:table-cell>
              <table:table-cell office:value-type="float" office:value="1564.124268">
                <text:p>1564.124268</text:p>
              </table:table-cell>
              <table:table-cell office:value-type="float" office:value="1575.051147">
                <text:p>1575.051147</text:p>
              </table:table-cell>
            </table:table-row>
            <table:table-row>
              <table:table-cell office:value-type="float" office:value="74.2">
                <text:p>74.2</text:p>
              </table:table-cell>
              <table:table-cell office:value-type="float" office:value="1559.057495">
                <text:p>1559.057495</text:p>
              </table:table-cell>
              <table:table-cell office:value-type="float" office:value="1595.695312">
                <text:p>1595.695312</text:p>
              </table:table-cell>
              <table:table-cell office:value-type="float" office:value="1551.254272">
                <text:p>1551.254272</text:p>
              </table:table-cell>
              <table:table-cell office:value-type="float" office:value="1580.803223">
                <text:p>1580.803223</text:p>
              </table:table-cell>
            </table:table-row>
            <table:table-row>
              <table:table-cell office:value-type="float" office:value="74.4">
                <text:p>74.4</text:p>
              </table:table-cell>
              <table:table-cell office:value-type="float" office:value="1575.510376">
                <text:p>1575.510376</text:p>
              </table:table-cell>
              <table:table-cell office:value-type="float" office:value="1589.322998">
                <text:p>1589.322998</text:p>
              </table:table-cell>
              <table:table-cell office:value-type="float" office:value="1565.133667">
                <text:p>1565.133667</text:p>
              </table:table-cell>
              <table:table-cell office:value-type="float" office:value="1594.691895">
                <text:p>1594.691895</text:p>
              </table:table-cell>
            </table:table-row>
            <table:table-row>
              <table:table-cell office:value-type="float" office:value="74.6">
                <text:p>74.6</text:p>
              </table:table-cell>
              <table:table-cell office:value-type="float" office:value="1591.445801">
                <text:p>1591.445801</text:p>
              </table:table-cell>
              <table:table-cell office:value-type="float" office:value="1639.145996">
                <text:p>1639.145996</text:p>
              </table:table-cell>
              <table:table-cell office:value-type="float" office:value="1585.618042">
                <text:p>1585.618042</text:p>
              </table:table-cell>
              <table:table-cell office:value-type="float" office:value="1646.574219">
                <text:p>1646.574219</text:p>
              </table:table-cell>
            </table:table-row>
            <table:table-row>
              <table:table-cell office:value-type="float" office:value="74.8">
                <text:p>74.8</text:p>
              </table:table-cell>
              <table:table-cell office:value-type="float" office:value="1650.046997">
                <text:p>1650.046997</text:p>
              </table:table-cell>
              <table:table-cell office:value-type="float" office:value="1627.015747">
                <text:p>1627.015747</text:p>
              </table:table-cell>
              <table:table-cell office:value-type="float" office:value="1654.458862">
                <text:p>1654.458862</text:p>
              </table:table-cell>
              <table:table-cell office:value-type="float" office:value="1628.108887">
                <text:p>1628.1088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676.806152">
                <text:p>1676.806152</text:p>
              </table:table-cell>
              <table:table-cell office:value-type="float" office:value="1724.197876">
                <text:p>1724.197876</text:p>
              </table:table-cell>
              <table:table-cell office:value-type="float" office:value="1687.078125">
                <text:p>1687.078125</text:p>
              </table:table-cell>
              <table:table-cell office:value-type="float" office:value="1720.021851">
                <text:p>1720.021851</text:p>
              </table:table-cell>
            </table:table-row>
            <table:table-row>
              <table:table-cell office:value-type="float" office:value="75.2">
                <text:p>75.2</text:p>
              </table:table-cell>
              <table:table-cell office:value-type="float" office:value="1726.75061">
                <text:p>1726.75061</text:p>
              </table:table-cell>
              <table:table-cell office:value-type="float" office:value="1761.180176">
                <text:p>1761.180176</text:p>
              </table:table-cell>
              <table:table-cell office:value-type="float" office:value="1735.030029">
                <text:p>1735.030029</text:p>
              </table:table-cell>
              <table:table-cell office:value-type="float" office:value="1757.574219">
                <text:p>1757.574219</text:p>
              </table:table-cell>
            </table:table-row>
            <table:table-row>
              <table:table-cell office:value-type="float" office:value="75.4">
                <text:p>75.4</text:p>
              </table:table-cell>
              <table:table-cell office:value-type="float" office:value="1752.115356">
                <text:p>1752.115356</text:p>
              </table:table-cell>
              <table:table-cell office:value-type="float" office:value="1816.169189">
                <text:p>1816.169189</text:p>
              </table:table-cell>
              <table:table-cell office:value-type="float" office:value="1759.83667">
                <text:p>1759.83667</text:p>
              </table:table-cell>
              <table:table-cell office:value-type="float" office:value="1809.129272">
                <text:p>1809.129272</text:p>
              </table:table-cell>
            </table:table-row>
            <table:table-row>
              <table:table-cell office:value-type="float" office:value="75.6">
                <text:p>75.6</text:p>
              </table:table-cell>
              <table:table-cell office:value-type="float" office:value="1780.100464">
                <text:p>1780.100464</text:p>
              </table:table-cell>
              <table:table-cell office:value-type="float" office:value="1834.616821">
                <text:p>1834.616821</text:p>
              </table:table-cell>
              <table:table-cell office:value-type="float" office:value="1792.53064">
                <text:p>1792.53064</text:p>
              </table:table-cell>
              <table:table-cell office:value-type="float" office:value="1825.160522">
                <text:p>1825.160522</text:p>
              </table:table-cell>
            </table:table-row>
            <table:table-row>
              <table:table-cell office:value-type="float" office:value="75.8">
                <text:p>75.8</text:p>
              </table:table-cell>
              <table:table-cell office:value-type="float" office:value="1789.055908">
                <text:p>1789.055908</text:p>
              </table:table-cell>
              <table:table-cell office:value-type="float" office:value="1864.800171">
                <text:p>1864.800171</text:p>
              </table:table-cell>
              <table:table-cell office:value-type="float" office:value="1806.697266">
                <text:p>1806.697266</text:p>
              </table:table-cell>
              <table:table-cell office:value-type="float" office:value="1857.291016">
                <text:p>1857.29101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820.273315">
                <text:p>1820.273315</text:p>
              </table:table-cell>
              <table:table-cell office:value-type="float" office:value="1897.561646">
                <text:p>1897.561646</text:p>
              </table:table-cell>
              <table:table-cell office:value-type="float" office:value="1839.312988">
                <text:p>1839.312988</text:p>
              </table:table-cell>
              <table:table-cell office:value-type="float" office:value="1890.415161">
                <text:p>1890.415161</text:p>
              </table:table-cell>
            </table:table-row>
            <table:table-row>
              <table:table-cell office:value-type="float" office:value="76.2">
                <text:p>76.2</text:p>
              </table:table-cell>
              <table:table-cell office:value-type="float" office:value="1845.718384">
                <text:p>1845.718384</text:p>
              </table:table-cell>
              <table:table-cell office:value-type="float" office:value="1908.285889">
                <text:p>1908.285889</text:p>
              </table:table-cell>
              <table:table-cell office:value-type="float" office:value="1870.152344">
                <text:p>1870.152344</text:p>
              </table:table-cell>
              <table:table-cell office:value-type="float" office:value="1893.384277">
                <text:p>1893.384277</text:p>
              </table:table-cell>
            </table:table-row>
            <table:table-row>
              <table:table-cell office:value-type="float" office:value="76.4">
                <text:p>76.4</text:p>
              </table:table-cell>
              <table:table-cell office:value-type="float" office:value="1852.431519">
                <text:p>1852.431519</text:p>
              </table:table-cell>
              <table:table-cell office:value-type="float" office:value="1962.919189">
                <text:p>1962.919189</text:p>
              </table:table-cell>
              <table:table-cell office:value-type="float" office:value="1869.793457">
                <text:p>1869.793457</text:p>
              </table:table-cell>
              <table:table-cell office:value-type="float" office:value="1949.2854">
                <text:p>1949.2854</text:p>
              </table:table-cell>
            </table:table-row>
            <table:table-row>
              <table:table-cell office:value-type="float" office:value="76.6">
                <text:p>76.6</text:p>
              </table:table-cell>
              <table:table-cell office:value-type="float" office:value="1847.907349">
                <text:p>1847.907349</text:p>
              </table:table-cell>
              <table:table-cell office:value-type="float" office:value="1974.66626">
                <text:p>1974.66626</text:p>
              </table:table-cell>
              <table:table-cell office:value-type="float" office:value="1857.742676">
                <text:p>1857.742676</text:p>
              </table:table-cell>
              <table:table-cell office:value-type="float" office:value="1975.622314">
                <text:p>1975.622314</text:p>
              </table:table-cell>
            </table:table-row>
            <table:table-row>
              <table:table-cell office:value-type="float" office:value="76.8">
                <text:p>76.8</text:p>
              </table:table-cell>
              <table:table-cell office:value-type="float" office:value="1868.06543">
                <text:p>1868.06543</text:p>
              </table:table-cell>
              <table:table-cell office:value-type="float" office:value="1961.674316">
                <text:p>1961.674316</text:p>
              </table:table-cell>
              <table:table-cell office:value-type="float" office:value="1880.730713">
                <text:p>1880.730713</text:p>
              </table:table-cell>
              <table:table-cell office:value-type="float" office:value="1965.884033">
                <text:p>1965.88403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855.550781">
                <text:p>1855.550781</text:p>
              </table:table-cell>
              <table:table-cell office:value-type="float" office:value="1939.169678">
                <text:p>1939.169678</text:p>
              </table:table-cell>
              <table:table-cell office:value-type="float" office:value="1867.357666">
                <text:p>1867.357666</text:p>
              </table:table-cell>
              <table:table-cell office:value-type="float" office:value="1949.976685">
                <text:p>1949.976685</text:p>
              </table:table-cell>
            </table:table-row>
            <table:table-row>
              <table:table-cell office:value-type="float" office:value="77.2">
                <text:p>77.2</text:p>
              </table:table-cell>
              <table:table-cell office:value-type="float" office:value="1758.400146">
                <text:p>1758.400146</text:p>
              </table:table-cell>
              <table:table-cell office:value-type="float" office:value="1998.634277">
                <text:p>1998.634277</text:p>
              </table:table-cell>
              <table:table-cell office:value-type="float" office:value="1770.207764">
                <text:p>1770.207764</text:p>
              </table:table-cell>
              <table:table-cell office:value-type="float" office:value="1991.648804">
                <text:p>1991.648804</text:p>
              </table:table-cell>
            </table:table-row>
            <table:table-row>
              <table:table-cell office:value-type="float" office:value="77.4">
                <text:p>77.4</text:p>
              </table:table-cell>
              <table:table-cell office:value-type="float" office:value="1849.407349">
                <text:p>1849.407349</text:p>
              </table:table-cell>
              <table:table-cell office:value-type="float" office:value="1977.701782">
                <text:p>1977.701782</text:p>
              </table:table-cell>
              <table:table-cell office:value-type="float" office:value="1872.352051">
                <text:p>1872.352051</text:p>
              </table:table-cell>
              <table:table-cell office:value-type="float" office:value="1959.814575">
                <text:p>1959.814575</text:p>
              </table:table-cell>
            </table:table-row>
            <table:table-row>
              <table:table-cell office:value-type="float" office:value="77.6">
                <text:p>77.6</text:p>
              </table:table-cell>
              <table:table-cell office:value-type="float" office:value="1867.253418">
                <text:p>1867.253418</text:p>
              </table:table-cell>
              <table:table-cell office:value-type="float" office:value="1933.9729">
                <text:p>1933.9729</text:p>
              </table:table-cell>
              <table:table-cell office:value-type="float" office:value="1885.298218">
                <text:p>1885.298218</text:p>
              </table:table-cell>
              <table:table-cell office:value-type="float" office:value="1926.422363">
                <text:p>1926.422363</text:p>
              </table:table-cell>
            </table:table-row>
            <table:table-row>
              <table:table-cell office:value-type="float" office:value="77.8">
                <text:p>77.8</text:p>
              </table:table-cell>
              <table:table-cell office:value-type="float" office:value="1796.418701">
                <text:p>1796.418701</text:p>
              </table:table-cell>
              <table:table-cell office:value-type="float" office:value="1997.278809">
                <text:p>1997.278809</text:p>
              </table:table-cell>
              <table:table-cell office:value-type="float" office:value="1804.85791">
                <text:p>1804.85791</text:p>
              </table:table-cell>
              <table:table-cell office:value-type="float" office:value="1998.447144">
                <text:p>1998.44714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840.814453">
                <text:p>1840.814453</text:p>
              </table:table-cell>
              <table:table-cell office:value-type="float" office:value="1997.38501">
                <text:p>1997.38501</text:p>
              </table:table-cell>
              <table:table-cell office:value-type="float" office:value="1858.094604">
                <text:p>1858.094604</text:p>
              </table:table-cell>
              <table:table-cell office:value-type="float" office:value="1989.337524">
                <text:p>1989.337524</text:p>
              </table:table-cell>
            </table:table-row>
            <table:table-row>
              <table:table-cell office:value-type="float" office:value="78.2">
                <text:p>78.2</text:p>
              </table:table-cell>
              <table:table-cell office:value-type="float" office:value="1866.987671">
                <text:p>1866.987671</text:p>
              </table:table-cell>
              <table:table-cell office:value-type="float" office:value="1935.595093">
                <text:p>1935.595093</text:p>
              </table:table-cell>
              <table:table-cell office:value-type="float" office:value="1891.872314">
                <text:p>1891.872314</text:p>
              </table:table-cell>
              <table:table-cell office:value-type="float" office:value="1924.086182">
                <text:p>1924.086182</text:p>
              </table:table-cell>
            </table:table-row>
            <table:table-row>
              <table:table-cell office:value-type="float" office:value="78.4">
                <text:p>78.4</text:p>
              </table:table-cell>
              <table:table-cell office:value-type="float" office:value="1860.266846">
                <text:p>1860.266846</text:p>
              </table:table-cell>
              <table:table-cell office:value-type="float" office:value="1992.352051">
                <text:p>1992.352051</text:p>
              </table:table-cell>
              <table:table-cell office:value-type="float" office:value="1869.143066">
                <text:p>1869.143066</text:p>
              </table:table-cell>
              <table:table-cell office:value-type="float" office:value="1987.267334">
                <text:p>1987.267334</text:p>
              </table:table-cell>
            </table:table-row>
            <table:table-row>
              <table:table-cell office:value-type="float" office:value="78.6">
                <text:p>78.6</text:p>
              </table:table-cell>
              <table:table-cell office:value-type="float" office:value="1814.149048">
                <text:p>1814.149048</text:p>
              </table:table-cell>
              <table:table-cell office:value-type="float" office:value="1997.162964">
                <text:p>1997.162964</text:p>
              </table:table-cell>
              <table:table-cell office:value-type="float" office:value="1823.981934">
                <text:p>1823.981934</text:p>
              </table:table-cell>
              <table:table-cell office:value-type="float" office:value="1997.346313">
                <text:p>1997.346313</text:p>
              </table:table-cell>
            </table:table-row>
            <table:table-row>
              <table:table-cell office:value-type="float" office:value="78.8">
                <text:p>78.8</text:p>
              </table:table-cell>
              <table:table-cell office:value-type="float" office:value="1862.805542">
                <text:p>1862.805542</text:p>
              </table:table-cell>
              <table:table-cell office:value-type="float" office:value="1976.055542">
                <text:p>1976.055542</text:p>
              </table:table-cell>
              <table:table-cell office:value-type="float" office:value="1893.393066">
                <text:p>1893.393066</text:p>
              </table:table-cell>
              <table:table-cell office:value-type="float" office:value="1959.007812">
                <text:p>1959.00781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872.276123">
                <text:p>1872.276123</text:p>
              </table:table-cell>
              <table:table-cell office:value-type="float" office:value="1964.44397">
                <text:p>1964.44397</text:p>
              </table:table-cell>
              <table:table-cell office:value-type="float" office:value="1895.735229">
                <text:p>1895.735229</text:p>
              </table:table-cell>
              <table:table-cell office:value-type="float" office:value="1955.334961">
                <text:p>1955.334961</text:p>
              </table:table-cell>
            </table:table-row>
            <table:table-row>
              <table:table-cell office:value-type="float" office:value="79.2">
                <text:p>79.2</text:p>
              </table:table-cell>
              <table:table-cell office:value-type="float" office:value="1812.385132">
                <text:p>1812.385132</text:p>
              </table:table-cell>
              <table:table-cell office:value-type="float" office:value="1996.697754">
                <text:p>1996.697754</text:p>
              </table:table-cell>
              <table:table-cell office:value-type="float" office:value="1822.338013">
                <text:p>1822.338013</text:p>
              </table:table-cell>
              <table:table-cell office:value-type="float" office:value="1998.403931">
                <text:p>1998.403931</text:p>
              </table:table-cell>
            </table:table-row>
            <table:table-row>
              <table:table-cell office:value-type="float" office:value="79.4">
                <text:p>79.4</text:p>
              </table:table-cell>
              <table:table-cell office:value-type="float" office:value="1845.849731">
                <text:p>1845.849731</text:p>
              </table:table-cell>
              <table:table-cell office:value-type="float" office:value="1996.560303">
                <text:p>1996.560303</text:p>
              </table:table-cell>
              <table:table-cell office:value-type="float" office:value="1867.809326">
                <text:p>1867.809326</text:p>
              </table:table-cell>
              <table:table-cell office:value-type="float" office:value="1986.744873">
                <text:p>1986.744873</text:p>
              </table:table-cell>
            </table:table-row>
            <table:table-row>
              <table:table-cell office:value-type="float" office:value="79.6">
                <text:p>79.6</text:p>
              </table:table-cell>
              <table:table-cell office:value-type="float" office:value="1866.88562">
                <text:p>1866.88562</text:p>
              </table:table-cell>
              <table:table-cell office:value-type="float" office:value="1981.790161">
                <text:p>1981.790161</text:p>
              </table:table-cell>
              <table:table-cell office:value-type="float" office:value="1887.303467">
                <text:p>1887.303467</text:p>
              </table:table-cell>
              <table:table-cell office:value-type="float" office:value="1971.357544">
                <text:p>1971.357544</text:p>
              </table:table-cell>
            </table:table-row>
            <table:table-row>
              <table:table-cell office:value-type="float" office:value="79.8">
                <text:p>79.8</text:p>
              </table:table-cell>
              <table:table-cell office:value-type="float" office:value="1866.592529">
                <text:p>1866.592529</text:p>
              </table:table-cell>
              <table:table-cell office:value-type="float" office:value="1996.493896">
                <text:p>1996.493896</text:p>
              </table:table-cell>
              <table:table-cell office:value-type="float" office:value="1881.824097">
                <text:p>1881.824097</text:p>
              </table:table-cell>
              <table:table-cell office:value-type="float" office:value="1993.640991">
                <text:p>1993.64099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841.849121">
                <text:p>1841.849121</text:p>
              </table:table-cell>
              <table:table-cell office:value-type="float" office:value="1995.768311">
                <text:p>1995.768311</text:p>
              </table:table-cell>
              <table:table-cell office:value-type="float" office:value="1859.09668">
                <text:p>1859.09668</text:p>
              </table:table-cell>
              <table:table-cell office:value-type="float" office:value="1993.461426">
                <text:p>1993.461426</text:p>
              </table:table-cell>
            </table:table-row>
            <table:table-row>
              <table:table-cell office:value-type="float" office:value="80.2">
                <text:p>80.2</text:p>
              </table:table-cell>
              <table:table-cell office:value-type="float" office:value="1856.777344">
                <text:p>1856.777344</text:p>
              </table:table-cell>
              <table:table-cell office:value-type="float" office:value="1997.100952">
                <text:p>1997.100952</text:p>
              </table:table-cell>
              <table:table-cell office:value-type="float" office:value="1879.557983">
                <text:p>1879.557983</text:p>
              </table:table-cell>
              <table:table-cell office:value-type="float" office:value="1984.555664">
                <text:p>1984.555664</text:p>
              </table:table-cell>
            </table:table-row>
            <table:table-row>
              <table:table-cell office:value-type="float" office:value="80.4">
                <text:p>80.4</text:p>
              </table:table-cell>
              <table:table-cell office:value-type="float" office:value="1865.481445">
                <text:p>1865.481445</text:p>
              </table:table-cell>
              <table:table-cell office:value-type="float" office:value="1978.45752">
                <text:p>1978.45752</text:p>
              </table:table-cell>
              <table:table-cell office:value-type="float" office:value="1886.856567">
                <text:p>1886.856567</text:p>
              </table:table-cell>
              <table:table-cell office:value-type="float" office:value="1968.188232">
                <text:p>1968.188232</text:p>
              </table:table-cell>
            </table:table-row>
            <table:table-row>
              <table:table-cell office:value-type="float" office:value="80.6">
                <text:p>80.6</text:p>
              </table:table-cell>
              <table:table-cell office:value-type="float" office:value="1862.404541">
                <text:p>1862.404541</text:p>
              </table:table-cell>
              <table:table-cell office:value-type="float" office:value="1991.921265">
                <text:p>1991.921265</text:p>
              </table:table-cell>
              <table:table-cell office:value-type="float" office:value="1877.782715">
                <text:p>1877.782715</text:p>
              </table:table-cell>
              <table:table-cell office:value-type="float" office:value="1991.805908">
                <text:p>1991.805908</text:p>
              </table:table-cell>
            </table:table-row>
            <table:table-row>
              <table:table-cell office:value-type="float" office:value="80.8">
                <text:p>80.8</text:p>
              </table:table-cell>
              <table:table-cell office:value-type="float" office:value="1848.841553">
                <text:p>1848.841553</text:p>
              </table:table-cell>
              <table:table-cell office:value-type="float" office:value="1996.707886">
                <text:p>1996.707886</text:p>
              </table:table-cell>
              <table:table-cell office:value-type="float" office:value="1865.605469">
                <text:p>1865.605469</text:p>
              </table:table-cell>
              <table:table-cell office:value-type="float" office:value="1991.567139">
                <text:p>1991.56713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865.269531">
                <text:p>1865.269531</text:p>
              </table:table-cell>
              <table:table-cell office:value-type="float" office:value="1996.555054">
                <text:p>1996.555054</text:p>
              </table:table-cell>
              <table:table-cell office:value-type="float" office:value="1883.445312">
                <text:p>1883.445312</text:p>
              </table:table-cell>
              <table:table-cell office:value-type="float" office:value="1990.542114">
                <text:p>1990.542114</text:p>
              </table:table-cell>
            </table:table-row>
            <table:table-row>
              <table:table-cell office:value-type="float" office:value="81.2">
                <text:p>81.2</text:p>
              </table:table-cell>
              <table:table-cell office:value-type="float" office:value="1864.728149">
                <text:p>1864.728149</text:p>
              </table:table-cell>
              <table:table-cell office:value-type="float" office:value="1988.754639">
                <text:p>1988.754639</text:p>
              </table:table-cell>
              <table:table-cell office:value-type="float" office:value="1886.556152">
                <text:p>1886.556152</text:p>
              </table:table-cell>
              <table:table-cell office:value-type="float" office:value="1979.803467">
                <text:p>1979.803467</text:p>
              </table:table-cell>
            </table:table-row>
            <table:table-row>
              <table:table-cell office:value-type="float" office:value="81.4">
                <text:p>81.4</text:p>
              </table:table-cell>
              <table:table-cell office:value-type="float" office:value="1849.22168">
                <text:p>1849.22168</text:p>
              </table:table-cell>
              <table:table-cell office:value-type="float" office:value="1997.496338">
                <text:p>1997.496338</text:p>
              </table:table-cell>
              <table:table-cell office:value-type="float" office:value="1864.341309">
                <text:p>1864.341309</text:p>
              </table:table-cell>
              <table:table-cell office:value-type="float" office:value="1991.216187">
                <text:p>1991.216187</text:p>
              </table:table-cell>
            </table:table-row>
            <table:table-row>
              <table:table-cell office:value-type="float" office:value="81.6">
                <text:p>81.6</text:p>
              </table:table-cell>
              <table:table-cell office:value-type="float" office:value="1859.63916">
                <text:p>1859.63916</text:p>
              </table:table-cell>
              <table:table-cell office:value-type="float" office:value="1995.224121">
                <text:p>1995.224121</text:p>
              </table:table-cell>
              <table:table-cell office:value-type="float" office:value="1883.849487">
                <text:p>1883.849487</text:p>
              </table:table-cell>
              <table:table-cell office:value-type="float" office:value="1987.875854">
                <text:p>1987.875854</text:p>
              </table:table-cell>
            </table:table-row>
            <table:table-row>
              <table:table-cell office:value-type="float" office:value="81.8">
                <text:p>81.8</text:p>
              </table:table-cell>
              <table:table-cell office:value-type="float" office:value="1851.95166">
                <text:p>1851.95166</text:p>
              </table:table-cell>
              <table:table-cell office:value-type="float" office:value="1997.771973">
                <text:p>1997.771973</text:p>
              </table:table-cell>
              <table:table-cell office:value-type="float" office:value="1870.025024">
                <text:p>1870.025024</text:p>
              </table:table-cell>
              <table:table-cell office:value-type="float" office:value="1987.564941">
                <text:p>1987.56494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867.548706">
                <text:p>1867.548706</text:p>
              </table:table-cell>
              <table:table-cell office:value-type="float" office:value="1996.276245">
                <text:p>1996.276245</text:p>
              </table:table-cell>
              <table:table-cell office:value-type="float" office:value="1888.370239">
                <text:p>1888.370239</text:p>
              </table:table-cell>
              <table:table-cell office:value-type="float" office:value="1988.601807">
                <text:p>1988.601807</text:p>
              </table:table-cell>
            </table:table-row>
            <table:table-row>
              <table:table-cell office:value-type="float" office:value="82.2">
                <text:p>82.2</text:p>
              </table:table-cell>
              <table:table-cell office:value-type="float" office:value="1855.190796">
                <text:p>1855.190796</text:p>
              </table:table-cell>
              <table:table-cell office:value-type="float" office:value="1996.834229">
                <text:p>1996.834229</text:p>
              </table:table-cell>
              <table:table-cell office:value-type="float" office:value="1873.7948">
                <text:p>1873.7948</text:p>
              </table:table-cell>
              <table:table-cell office:value-type="float" office:value="1989.407471">
                <text:p>1989.407471</text:p>
              </table:table-cell>
            </table:table-row>
            <table:table-row>
              <table:table-cell office:value-type="float" office:value="82.4">
                <text:p>82.4</text:p>
              </table:table-cell>
              <table:table-cell office:value-type="float" office:value="1857.284912">
                <text:p>1857.284912</text:p>
              </table:table-cell>
              <table:table-cell office:value-type="float" office:value="1996.745483">
                <text:p>1996.745483</text:p>
              </table:table-cell>
              <table:table-cell office:value-type="float" office:value="1876.080322">
                <text:p>1876.080322</text:p>
              </table:table-cell>
              <table:table-cell office:value-type="float" office:value="1989.44043">
                <text:p>1989.44043</text:p>
              </table:table-cell>
            </table:table-row>
            <table:table-row>
              <table:table-cell office:value-type="float" office:value="82.6">
                <text:p>82.6</text:p>
              </table:table-cell>
              <table:table-cell office:value-type="float" office:value="1848.948364">
                <text:p>1848.948364</text:p>
              </table:table-cell>
              <table:table-cell office:value-type="float" office:value="1996.788086">
                <text:p>1996.788086</text:p>
              </table:table-cell>
              <table:table-cell office:value-type="float" office:value="1868.154175">
                <text:p>1868.154175</text:p>
              </table:table-cell>
              <table:table-cell office:value-type="float" office:value="1988.922119">
                <text:p>1988.922119</text:p>
              </table:table-cell>
            </table:table-row>
            <table:table-row>
              <table:table-cell office:value-type="float" office:value="82.8">
                <text:p>82.8</text:p>
              </table:table-cell>
              <table:table-cell office:value-type="float" office:value="1853.526733">
                <text:p>1853.526733</text:p>
              </table:table-cell>
              <table:table-cell office:value-type="float" office:value="1996.668945">
                <text:p>1996.668945</text:p>
              </table:table-cell>
              <table:table-cell office:value-type="float" office:value="1873.755859">
                <text:p>1873.755859</text:p>
              </table:table-cell>
              <table:table-cell office:value-type="float" office:value="1988.200439">
                <text:p>1988.20043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862.065186">
                <text:p>1862.065186</text:p>
              </table:table-cell>
              <table:table-cell office:value-type="float" office:value="1996.206543">
                <text:p>1996.206543</text:p>
              </table:table-cell>
              <table:table-cell office:value-type="float" office:value="1885.807739">
                <text:p>1885.807739</text:p>
              </table:table-cell>
              <table:table-cell office:value-type="float" office:value="1985.857178">
                <text:p>1985.857178</text:p>
              </table:table-cell>
            </table:table-row>
            <table:table-row>
              <table:table-cell office:value-type="float" office:value="83.2">
                <text:p>83.2</text:p>
              </table:table-cell>
              <table:table-cell office:value-type="float" office:value="1864.288452">
                <text:p>1864.288452</text:p>
              </table:table-cell>
              <table:table-cell office:value-type="float" office:value="1995.950684">
                <text:p>1995.950684</text:p>
              </table:table-cell>
              <table:table-cell office:value-type="float" office:value="1883.24646">
                <text:p>1883.24646</text:p>
              </table:table-cell>
              <table:table-cell office:value-type="float" office:value="1991.289429">
                <text:p>1991.289429</text:p>
              </table:table-cell>
            </table:table-row>
            <table:table-row>
              <table:table-cell office:value-type="float" office:value="83.4">
                <text:p>83.4</text:p>
              </table:table-cell>
              <table:table-cell office:value-type="float" office:value="1848.850342">
                <text:p>1848.850342</text:p>
              </table:table-cell>
              <table:table-cell office:value-type="float" office:value="1976.181396">
                <text:p>1976.181396</text:p>
              </table:table-cell>
              <table:table-cell office:value-type="float" office:value="1871.45459">
                <text:p>1871.45459</text:p>
              </table:table-cell>
              <table:table-cell office:value-type="float" office:value="1965.985596">
                <text:p>1965.985596</text:p>
              </table:table-cell>
            </table:table-row>
            <table:table-row>
              <table:table-cell office:value-type="float" office:value="83.6">
                <text:p>83.6</text:p>
              </table:table-cell>
              <table:table-cell office:value-type="float" office:value="1821.915894">
                <text:p>1821.915894</text:p>
              </table:table-cell>
              <table:table-cell office:value-type="float" office:value="1959.554321">
                <text:p>1959.554321</text:p>
              </table:table-cell>
              <table:table-cell office:value-type="float" office:value="1834.409912">
                <text:p>1834.409912</text:p>
              </table:table-cell>
              <table:table-cell office:value-type="float" office:value="1959.432251">
                <text:p>1959.432251</text:p>
              </table:table-cell>
            </table:table-row>
            <table:table-row>
              <table:table-cell office:value-type="float" office:value="83.8">
                <text:p>83.8</text:p>
              </table:table-cell>
              <table:table-cell office:value-type="float" office:value="1777.060425">
                <text:p>1777.060425</text:p>
              </table:table-cell>
              <table:table-cell office:value-type="float" office:value="1943.333984">
                <text:p>1943.333984</text:p>
              </table:table-cell>
              <table:table-cell office:value-type="float" office:value="1790.359009">
                <text:p>1790.359009</text:p>
              </table:table-cell>
              <table:table-cell office:value-type="float" office:value="1948.538574">
                <text:p>1948.53857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771.998901">
                <text:p>1771.998901</text:p>
              </table:table-cell>
              <table:table-cell office:value-type="float" office:value="1893.503784">
                <text:p>1893.503784</text:p>
              </table:table-cell>
              <table:table-cell office:value-type="float" office:value="1789.185181">
                <text:p>1789.185181</text:p>
              </table:table-cell>
              <table:table-cell office:value-type="float" office:value="1893.152222">
                <text:p>1893.152222</text:p>
              </table:table-cell>
            </table:table-row>
            <table:table-row>
              <table:table-cell office:value-type="float" office:value="84.2">
                <text:p>84.2</text:p>
              </table:table-cell>
              <table:table-cell office:value-type="float" office:value="1752.263672">
                <text:p>1752.263672</text:p>
              </table:table-cell>
              <table:table-cell office:value-type="float" office:value="1880.344604">
                <text:p>1880.344604</text:p>
              </table:table-cell>
              <table:table-cell office:value-type="float" office:value="1768.140137">
                <text:p>1768.140137</text:p>
              </table:table-cell>
              <table:table-cell office:value-type="float" office:value="1879.912964">
                <text:p>1879.912964</text:p>
              </table:table-cell>
            </table:table-row>
            <table:table-row>
              <table:table-cell office:value-type="float" office:value="84.4">
                <text:p>84.4</text:p>
              </table:table-cell>
              <table:table-cell office:value-type="float" office:value="1718.353394">
                <text:p>1718.353394</text:p>
              </table:table-cell>
              <table:table-cell office:value-type="float" office:value="1867.991699">
                <text:p>1867.991699</text:p>
              </table:table-cell>
              <table:table-cell office:value-type="float" office:value="1731.534424">
                <text:p>1731.534424</text:p>
              </table:table-cell>
              <table:table-cell office:value-type="float" office:value="1866.744263">
                <text:p>1866.744263</text:p>
              </table:table-cell>
            </table:table-row>
            <table:table-row>
              <table:table-cell office:value-type="float" office:value="84.6">
                <text:p>84.6</text:p>
              </table:table-cell>
              <table:table-cell office:value-type="float" office:value="1709.873657">
                <text:p>1709.873657</text:p>
              </table:table-cell>
              <table:table-cell office:value-type="float" office:value="1826.556152">
                <text:p>1826.556152</text:p>
              </table:table-cell>
              <table:table-cell office:value-type="float" office:value="1729.358521">
                <text:p>1729.358521</text:p>
              </table:table-cell>
              <table:table-cell office:value-type="float" office:value="1820.48291">
                <text:p>1820.48291</text:p>
              </table:table-cell>
            </table:table-row>
            <table:table-row>
              <table:table-cell office:value-type="float" office:value="84.8">
                <text:p>84.8</text:p>
              </table:table-cell>
              <table:table-cell office:value-type="float" office:value="1694.164795">
                <text:p>1694.164795</text:p>
              </table:table-cell>
              <table:table-cell office:value-type="float" office:value="1809.046753">
                <text:p>1809.046753</text:p>
              </table:table-cell>
              <table:table-cell office:value-type="float" office:value="1707.439453">
                <text:p>1707.439453</text:p>
              </table:table-cell>
              <table:table-cell office:value-type="float" office:value="1811.081787">
                <text:p>1811.0817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669.85144">
                <text:p>1669.85144</text:p>
              </table:table-cell>
              <table:table-cell office:value-type="float" office:value="1794.298584">
                <text:p>1794.298584</text:p>
              </table:table-cell>
              <table:table-cell office:value-type="float" office:value="1684.744141">
                <text:p>1684.744141</text:p>
              </table:table-cell>
              <table:table-cell office:value-type="float" office:value="1792.404785">
                <text:p>1792.404785</text:p>
              </table:table-cell>
            </table:table-row>
            <table:table-row>
              <table:table-cell office:value-type="float" office:value="85.2">
                <text:p>85.2</text:p>
              </table:table-cell>
              <table:table-cell office:value-type="float" office:value="1658.015015">
                <text:p>1658.015015</text:p>
              </table:table-cell>
              <table:table-cell office:value-type="float" office:value="1781.777466">
                <text:p>1781.777466</text:p>
              </table:table-cell>
              <table:table-cell office:value-type="float" office:value="1682.386597">
                <text:p>1682.386597</text:p>
              </table:table-cell>
              <table:table-cell office:value-type="float" office:value="1760.797485">
                <text:p>1760.797485</text:p>
              </table:table-cell>
            </table:table-row>
            <table:table-row>
              <table:table-cell office:value-type="float" office:value="85.4">
                <text:p>85.4</text:p>
              </table:table-cell>
              <table:table-cell office:value-type="float" office:value="1657.302734">
                <text:p>1657.302734</text:p>
              </table:table-cell>
              <table:table-cell office:value-type="float" office:value="1754.52124">
                <text:p>1754.52124</text:p>
              </table:table-cell>
              <table:table-cell office:value-type="float" office:value="1660.276245">
                <text:p>1660.276245</text:p>
              </table:table-cell>
              <table:table-cell office:value-type="float" office:value="1752.060303">
                <text:p>1752.060303</text:p>
              </table:table-cell>
            </table:table-row>
            <table:table-row>
              <table:table-cell office:value-type="float" office:value="85.6">
                <text:p>85.6</text:p>
              </table:table-cell>
              <table:table-cell office:value-type="float" office:value="1645.288208">
                <text:p>1645.288208</text:p>
              </table:table-cell>
              <table:table-cell office:value-type="float" office:value="1734.251587">
                <text:p>1734.251587</text:p>
              </table:table-cell>
              <table:table-cell office:value-type="float" office:value="1657.367798">
                <text:p>1657.367798</text:p>
              </table:table-cell>
              <table:table-cell office:value-type="float" office:value="1737.20166">
                <text:p>1737.20166</text:p>
              </table:table-cell>
            </table:table-row>
            <table:table-row>
              <table:table-cell office:value-type="float" office:value="85.8">
                <text:p>85.8</text:p>
              </table:table-cell>
              <table:table-cell office:value-type="float" office:value="1634.343262">
                <text:p>1634.343262</text:p>
              </table:table-cell>
              <table:table-cell office:value-type="float" office:value="1728.443848">
                <text:p>1728.443848</text:p>
              </table:table-cell>
              <table:table-cell office:value-type="float" office:value="1649.795288">
                <text:p>1649.795288</text:p>
              </table:table-cell>
              <table:table-cell office:value-type="float" office:value="1725.263184">
                <text:p>1725.263184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625.601318">
                <text:p>1625.601318</text:p>
              </table:table-cell>
              <table:table-cell office:value-type="float" office:value="1710.931763">
                <text:p>1710.931763</text:p>
              </table:table-cell>
              <table:table-cell office:value-type="float" office:value="1634.942871">
                <text:p>1634.942871</text:p>
              </table:table-cell>
              <table:table-cell office:value-type="float" office:value="1709.769653">
                <text:p>1709.769653</text:p>
              </table:table-cell>
            </table:table-row>
            <table:table-row>
              <table:table-cell office:value-type="float" office:value="86.2">
                <text:p>86.2</text:p>
              </table:table-cell>
              <table:table-cell office:value-type="float" office:value="1619.802124">
                <text:p>1619.802124</text:p>
              </table:table-cell>
              <table:table-cell office:value-type="float" office:value="1696.800903">
                <text:p>1696.800903</text:p>
              </table:table-cell>
              <table:table-cell office:value-type="float" office:value="1630.753174">
                <text:p>1630.753174</text:p>
              </table:table-cell>
              <table:table-cell office:value-type="float" office:value="1696.149048">
                <text:p>1696.149048</text:p>
              </table:table-cell>
            </table:table-row>
            <table:table-row>
              <table:table-cell office:value-type="float" office:value="86.4">
                <text:p>86.4</text:p>
              </table:table-cell>
              <table:table-cell office:value-type="float" office:value="1613.577148">
                <text:p>1613.577148</text:p>
              </table:table-cell>
              <table:table-cell office:value-type="float" office:value="1687.317383">
                <text:p>1687.317383</text:p>
              </table:table-cell>
              <table:table-cell office:value-type="float" office:value="1620.501587">
                <text:p>1620.501587</text:p>
              </table:table-cell>
              <table:table-cell office:value-type="float" office:value="1688.339233">
                <text:p>1688.339233</text:p>
              </table:table-cell>
            </table:table-row>
            <table:table-row>
              <table:table-cell office:value-type="float" office:value="86.6">
                <text:p>86.6</text:p>
              </table:table-cell>
              <table:table-cell office:value-type="float" office:value="1607.724121">
                <text:p>1607.724121</text:p>
              </table:table-cell>
              <table:table-cell office:value-type="float" office:value="1677.399292">
                <text:p>1677.399292</text:p>
              </table:table-cell>
              <table:table-cell office:value-type="float" office:value="1613.814697">
                <text:p>1613.814697</text:p>
              </table:table-cell>
              <table:table-cell office:value-type="float" office:value="1676.375488">
                <text:p>1676.375488</text:p>
              </table:table-cell>
            </table:table-row>
            <table:table-row>
              <table:table-cell office:value-type="float" office:value="86.8">
                <text:p>86.8</text:p>
              </table:table-cell>
              <table:table-cell office:value-type="float" office:value="1599.748657">
                <text:p>1599.748657</text:p>
              </table:table-cell>
              <table:table-cell office:value-type="float" office:value="1668.231201">
                <text:p>1668.231201</text:p>
              </table:table-cell>
              <table:table-cell office:value-type="float" office:value="1611.39624">
                <text:p>1611.39624</text:p>
              </table:table-cell>
              <table:table-cell office:value-type="float" office:value="1658.527466">
                <text:p>1658.52746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604.789917">
                <text:p>1604.789917</text:p>
              </table:table-cell>
              <table:table-cell office:value-type="float" office:value="1649.497437">
                <text:p>1649.497437</text:p>
              </table:table-cell>
              <table:table-cell office:value-type="float" office:value="1607.403198">
                <text:p>1607.403198</text:p>
              </table:table-cell>
              <table:table-cell office:value-type="float" office:value="1656.239502">
                <text:p>1656.239502</text:p>
              </table:table-cell>
            </table:table-row>
            <table:table-row>
              <table:table-cell office:value-type="float" office:value="87.2">
                <text:p>87.2</text:p>
              </table:table-cell>
              <table:table-cell office:value-type="float" office:value="1593.30127">
                <text:p>1593.30127</text:p>
              </table:table-cell>
              <table:table-cell office:value-type="float" office:value="1650.712524">
                <text:p>1650.712524</text:p>
              </table:table-cell>
              <table:table-cell office:value-type="float" office:value="1603.538086">
                <text:p>1603.538086</text:p>
              </table:table-cell>
              <table:table-cell office:value-type="float" office:value="1649.639282">
                <text:p>1649.639282</text:p>
              </table:table-cell>
            </table:table-row>
            <table:table-row>
              <table:table-cell office:value-type="float" office:value="87.4">
                <text:p>87.4</text:p>
              </table:table-cell>
              <table:table-cell office:value-type="float" office:value="1590.268677">
                <text:p>1590.268677</text:p>
              </table:table-cell>
              <table:table-cell office:value-type="float" office:value="1640.608276">
                <text:p>1640.608276</text:p>
              </table:table-cell>
              <table:table-cell office:value-type="float" office:value="1597.154297">
                <text:p>1597.154297</text:p>
              </table:table-cell>
              <table:table-cell office:value-type="float" office:value="1642.411987">
                <text:p>1642.411987</text:p>
              </table:table-cell>
            </table:table-row>
            <table:table-row>
              <table:table-cell office:value-type="float" office:value="87.6">
                <text:p>87.6</text:p>
              </table:table-cell>
              <table:table-cell office:value-type="float" office:value="1584.696655">
                <text:p>1584.696655</text:p>
              </table:table-cell>
              <table:table-cell office:value-type="float" office:value="1638.563599">
                <text:p>1638.563599</text:p>
              </table:table-cell>
              <table:table-cell office:value-type="float" office:value="1593.036011">
                <text:p>1593.036011</text:p>
              </table:table-cell>
              <table:table-cell office:value-type="float" office:value="1636.493408">
                <text:p>1636.493408</text:p>
              </table:table-cell>
            </table:table-row>
            <table:table-row>
              <table:table-cell office:value-type="float" office:value="87.8">
                <text:p>87.8</text:p>
              </table:table-cell>
              <table:table-cell office:value-type="float" office:value="1584.029663">
                <text:p>1584.029663</text:p>
              </table:table-cell>
              <table:table-cell office:value-type="float" office:value="1626.658569">
                <text:p>1626.658569</text:p>
              </table:table-cell>
              <table:table-cell office:value-type="float" office:value="1591.759399">
                <text:p>1591.759399</text:p>
              </table:table-cell>
              <table:table-cell office:value-type="float" office:value="1628.651001">
                <text:p>1628.65100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84.14209">
                <text:p>1584.14209</text:p>
              </table:table-cell>
              <table:table-cell office:value-type="float" office:value="1622.281128">
                <text:p>1622.281128</text:p>
              </table:table-cell>
              <table:table-cell office:value-type="float" office:value="1592.759888">
                <text:p>1592.759888</text:p>
              </table:table-cell>
              <table:table-cell office:value-type="float" office:value="1623.386841">
                <text:p>1623.386841</text:p>
              </table:table-cell>
            </table:table-row>
            <table:table-row>
              <table:table-cell office:value-type="float" office:value="88.2">
                <text:p>88.2</text:p>
              </table:table-cell>
              <table:table-cell office:value-type="float" office:value="1581.695923">
                <text:p>1581.695923</text:p>
              </table:table-cell>
              <table:table-cell office:value-type="float" office:value="1618.199463">
                <text:p>1618.199463</text:p>
              </table:table-cell>
              <table:table-cell office:value-type="float" office:value="1583.668213">
                <text:p>1583.668213</text:p>
              </table:table-cell>
              <table:table-cell office:value-type="float" office:value="1619.893799">
                <text:p>1619.893799</text:p>
              </table:table-cell>
            </table:table-row>
            <table:table-row>
              <table:table-cell office:value-type="float" office:value="88.4">
                <text:p>88.4</text:p>
              </table:table-cell>
              <table:table-cell office:value-type="float" office:value="1578.635498">
                <text:p>1578.635498</text:p>
              </table:table-cell>
              <table:table-cell office:value-type="float" office:value="1616.985962">
                <text:p>1616.985962</text:p>
              </table:table-cell>
              <table:table-cell office:value-type="float" office:value="1586.97522">
                <text:p>1586.97522</text:p>
              </table:table-cell>
              <table:table-cell office:value-type="float" office:value="1617.217041">
                <text:p>1617.217041</text:p>
              </table:table-cell>
            </table:table-row>
            <table:table-row>
              <table:table-cell office:value-type="float" office:value="88.6">
                <text:p>88.6</text:p>
              </table:table-cell>
              <table:table-cell office:value-type="float" office:value="1576.008301">
                <text:p>1576.008301</text:p>
              </table:table-cell>
              <table:table-cell office:value-type="float" office:value="1611.402832">
                <text:p>1611.402832</text:p>
              </table:table-cell>
              <table:table-cell office:value-type="float" office:value="1582.905029">
                <text:p>1582.905029</text:p>
              </table:table-cell>
              <table:table-cell office:value-type="float" office:value="1613.373779">
                <text:p>1613.373779</text:p>
              </table:table-cell>
            </table:table-row>
            <table:table-row>
              <table:table-cell office:value-type="float" office:value="88.8">
                <text:p>88.8</text:p>
              </table:table-cell>
              <table:table-cell office:value-type="float" office:value="1573.290039">
                <text:p>1573.290039</text:p>
              </table:table-cell>
              <table:table-cell office:value-type="float" office:value="1608.274414">
                <text:p>1608.274414</text:p>
              </table:table-cell>
              <table:table-cell office:value-type="float" office:value="1581.298096">
                <text:p>1581.298096</text:p>
              </table:table-cell>
              <table:table-cell office:value-type="float" office:value="1611.421509">
                <text:p>1611.42150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71.582764">
                <text:p>1571.582764</text:p>
              </table:table-cell>
              <table:table-cell office:value-type="float" office:value="1604.268555">
                <text:p>1604.268555</text:p>
              </table:table-cell>
              <table:table-cell office:value-type="float" office:value="1579.436646">
                <text:p>1579.436646</text:p>
              </table:table-cell>
              <table:table-cell office:value-type="float" office:value="1607.241821">
                <text:p>1607.241821</text:p>
              </table:table-cell>
            </table:table-row>
            <table:table-row>
              <table:table-cell office:value-type="float" office:value="89.2">
                <text:p>89.2</text:p>
              </table:table-cell>
              <table:table-cell office:value-type="float" office:value="1571.375244">
                <text:p>1571.375244</text:p>
              </table:table-cell>
              <table:table-cell office:value-type="float" office:value="1597.836548">
                <text:p>1597.836548</text:p>
              </table:table-cell>
              <table:table-cell office:value-type="float" office:value="1582.613647">
                <text:p>1582.613647</text:p>
              </table:table-cell>
              <table:table-cell office:value-type="float" office:value="1602.310791">
                <text:p>1602.310791</text:p>
              </table:table-cell>
            </table:table-row>
            <table:table-row>
              <table:table-cell office:value-type="float" office:value="89.4">
                <text:p>89.4</text:p>
              </table:table-cell>
              <table:table-cell office:value-type="float" office:value="1570.854004">
                <text:p>1570.854004</text:p>
              </table:table-cell>
              <table:table-cell office:value-type="float" office:value="1595.898315">
                <text:p>1595.898315</text:p>
              </table:table-cell>
              <table:table-cell office:value-type="float" office:value="1582.419067">
                <text:p>1582.419067</text:p>
              </table:table-cell>
              <table:table-cell office:value-type="float" office:value="1601.2948">
                <text:p>1601.2948</text:p>
              </table:table-cell>
            </table:table-row>
            <table:table-row>
              <table:table-cell office:value-type="float" office:value="89.6">
                <text:p>89.6</text:p>
              </table:table-cell>
              <table:table-cell office:value-type="float" office:value="1569.545288">
                <text:p>1569.545288</text:p>
              </table:table-cell>
              <table:table-cell office:value-type="float" office:value="1593.55542">
                <text:p>1593.55542</text:p>
              </table:table-cell>
              <table:table-cell office:value-type="float" office:value="1575.459473">
                <text:p>1575.459473</text:p>
              </table:table-cell>
              <table:table-cell office:value-type="float" office:value="1598.85791">
                <text:p>1598.85791</text:p>
              </table:table-cell>
            </table:table-row>
            <table:table-row>
              <table:table-cell office:value-type="float" office:value="89.8">
                <text:p>89.8</text:p>
              </table:table-cell>
              <table:table-cell office:value-type="float" office:value="1566.049438">
                <text:p>1566.049438</text:p>
              </table:table-cell>
              <table:table-cell office:value-type="float" office:value="1591.751953">
                <text:p>1591.751953</text:p>
              </table:table-cell>
              <table:table-cell office:value-type="float" office:value="1578.445312">
                <text:p>1578.445312</text:p>
              </table:table-cell>
              <table:table-cell office:value-type="float" office:value="1594.903931">
                <text:p>1594.90393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69.21521">
                <text:p>1569.21521</text:p>
              </table:table-cell>
              <table:table-cell office:value-type="float" office:value="1584.186279">
                <text:p>1584.186279</text:p>
              </table:table-cell>
              <table:table-cell office:value-type="float" office:value="1577.791504">
                <text:p>1577.791504</text:p>
              </table:table-cell>
              <table:table-cell office:value-type="float" office:value="1593.440186">
                <text:p>1593.440186</text:p>
              </table:table-cell>
            </table:table-row>
            <table:table-row>
              <table:table-cell office:value-type="float" office:value="90.2">
                <text:p>90.2</text:p>
              </table:table-cell>
              <table:table-cell office:value-type="float" office:value="1572.951416">
                <text:p>1572.951416</text:p>
              </table:table-cell>
              <table:table-cell office:value-type="float" office:value="1593.329346">
                <text:p>1593.329346</text:p>
              </table:table-cell>
              <table:table-cell office:value-type="float" office:value="1571.183838">
                <text:p>1571.183838</text:p>
              </table:table-cell>
              <table:table-cell office:value-type="float" office:value="1580.678101">
                <text:p>1580.678101</text:p>
              </table:table-cell>
            </table:table-row>
            <table:table-row>
              <table:table-cell office:value-type="float" office:value="90.4">
                <text:p>90.4</text:p>
              </table:table-cell>
              <table:table-cell office:value-type="float" office:value="1568.110107">
                <text:p>1568.110107</text:p>
              </table:table-cell>
              <table:table-cell office:value-type="float" office:value="1591.743164">
                <text:p>1591.743164</text:p>
              </table:table-cell>
              <table:table-cell office:value-type="float" office:value="1570.349487">
                <text:p>1570.349487</text:p>
              </table:table-cell>
              <table:table-cell office:value-type="float" office:value="1588.360962">
                <text:p>1588.360962</text:p>
              </table:table-cell>
            </table:table-row>
            <table:table-row>
              <table:table-cell office:value-type="float" office:value="90.6">
                <text:p>90.6</text:p>
              </table:table-cell>
              <table:table-cell office:value-type="float" office:value="1570.693237">
                <text:p>1570.693237</text:p>
              </table:table-cell>
              <table:table-cell office:value-type="float" office:value="1585.138794">
                <text:p>1585.138794</text:p>
              </table:table-cell>
              <table:table-cell office:value-type="float" office:value="1570.457642">
                <text:p>1570.457642</text:p>
              </table:table-cell>
              <table:table-cell office:value-type="float" office:value="1583.975098">
                <text:p>1583.975098</text:p>
              </table:table-cell>
            </table:table-row>
            <table:table-row>
              <table:table-cell office:value-type="float" office:value="90.8">
                <text:p>90.8</text:p>
              </table:table-cell>
              <table:table-cell office:value-type="float" office:value="1568.909424">
                <text:p>1568.909424</text:p>
              </table:table-cell>
              <table:table-cell office:value-type="float" office:value="1586.813599">
                <text:p>1586.813599</text:p>
              </table:table-cell>
              <table:table-cell office:value-type="float" office:value="1572.508179">
                <text:p>1572.508179</text:p>
              </table:table-cell>
              <table:table-cell office:value-type="float" office:value="1583.003906">
                <text:p>1583.00390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70.971436">
                <text:p>1570.971436</text:p>
              </table:table-cell>
              <table:table-cell office:value-type="float" office:value="1580.931885">
                <text:p>1580.931885</text:p>
              </table:table-cell>
              <table:table-cell office:value-type="float" office:value="1568.395142">
                <text:p>1568.395142</text:p>
              </table:table-cell>
              <table:table-cell office:value-type="float" office:value="1582.375">
                <text:p>1582.375</text:p>
              </table:table-cell>
            </table:table-row>
            <table:table-row>
              <table:table-cell office:value-type="float" office:value="91.2">
                <text:p>91.2</text:p>
              </table:table-cell>
              <table:table-cell office:value-type="float" office:value="1570.935425">
                <text:p>1570.935425</text:p>
              </table:table-cell>
              <table:table-cell office:value-type="float" office:value="1581.454712">
                <text:p>1581.454712</text:p>
              </table:table-cell>
              <table:table-cell office:value-type="float" office:value="1570.753906">
                <text:p>1570.753906</text:p>
              </table:table-cell>
              <table:table-cell office:value-type="float" office:value="1579.546021">
                <text:p>1579.546021</text:p>
              </table:table-cell>
            </table:table-row>
            <table:table-row>
              <table:table-cell office:value-type="float" office:value="91.4">
                <text:p>91.4</text:p>
              </table:table-cell>
              <table:table-cell office:value-type="float" office:value="1568.773926">
                <text:p>1568.773926</text:p>
              </table:table-cell>
              <table:table-cell office:value-type="float" office:value="1580.265259">
                <text:p>1580.265259</text:p>
              </table:table-cell>
              <table:table-cell office:value-type="float" office:value="1570.214233">
                <text:p>1570.214233</text:p>
              </table:table-cell>
              <table:table-cell office:value-type="float" office:value="1576.372559">
                <text:p>1576.372559</text:p>
              </table:table-cell>
            </table:table-row>
            <table:table-row>
              <table:table-cell office:value-type="float" office:value="91.6">
                <text:p>91.6</text:p>
              </table:table-cell>
              <table:table-cell office:value-type="float" office:value="1567.212646">
                <text:p>1567.212646</text:p>
              </table:table-cell>
              <table:table-cell office:value-type="float" office:value="1579.304199">
                <text:p>1579.304199</text:p>
              </table:table-cell>
              <table:table-cell office:value-type="float" office:value="1569.75708">
                <text:p>1569.75708</text:p>
              </table:table-cell>
              <table:table-cell office:value-type="float" office:value="1576.378052">
                <text:p>1576.378052</text:p>
              </table:table-cell>
            </table:table-row>
            <table:table-row>
              <table:table-cell office:value-type="float" office:value="91.8">
                <text:p>91.8</text:p>
              </table:table-cell>
              <table:table-cell office:value-type="float" office:value="1565.717285">
                <text:p>1565.717285</text:p>
              </table:table-cell>
              <table:table-cell office:value-type="float" office:value="1578.017944">
                <text:p>1578.017944</text:p>
              </table:table-cell>
              <table:table-cell office:value-type="float" office:value="1572.430542">
                <text:p>1572.430542</text:p>
              </table:table-cell>
              <table:table-cell office:value-type="float" office:value="1571.966675">
                <text:p>1571.96667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567.590698">
                <text:p>1567.590698</text:p>
              </table:table-cell>
              <table:table-cell office:value-type="float" office:value="1578.25354">
                <text:p>1578.25354</text:p>
              </table:table-cell>
              <table:table-cell office:value-type="float" office:value="1569.445068">
                <text:p>1569.445068</text:p>
              </table:table-cell>
              <table:table-cell office:value-type="float" office:value="1577.099365">
                <text:p>1577.099365</text:p>
              </table:table-cell>
            </table:table-row>
            <table:table-row>
              <table:table-cell office:value-type="float" office:value="92.2">
                <text:p>92.2</text:p>
              </table:table-cell>
              <table:table-cell office:value-type="float" office:value="1564.606934">
                <text:p>1564.606934</text:p>
              </table:table-cell>
              <table:table-cell office:value-type="float" office:value="1577.980347">
                <text:p>1577.980347</text:p>
              </table:table-cell>
              <table:table-cell office:value-type="float" office:value="1564.134766">
                <text:p>1564.134766</text:p>
              </table:table-cell>
              <table:table-cell office:value-type="float" office:value="1579.256592">
                <text:p>1579.256592</text:p>
              </table:table-cell>
            </table:table-row>
            <table:table-row>
              <table:table-cell office:value-type="float" office:value="92.4">
                <text:p>92.4</text:p>
              </table:table-cell>
              <table:table-cell office:value-type="float" office:value="1564.369873">
                <text:p>1564.369873</text:p>
              </table:table-cell>
              <table:table-cell office:value-type="float" office:value="1576.779541">
                <text:p>1576.779541</text:p>
              </table:table-cell>
              <table:table-cell office:value-type="float" office:value="1566.048706">
                <text:p>1566.048706</text:p>
              </table:table-cell>
              <table:table-cell office:value-type="float" office:value="1576.039185">
                <text:p>1576.039185</text:p>
              </table:table-cell>
            </table:table-row>
            <table:table-row>
              <table:table-cell office:value-type="float" office:value="92.6">
                <text:p>92.6</text:p>
              </table:table-cell>
              <table:table-cell office:value-type="float" office:value="1565.76709">
                <text:p>1565.76709</text:p>
              </table:table-cell>
              <table:table-cell office:value-type="float" office:value="1575.080078">
                <text:p>1575.080078</text:p>
              </table:table-cell>
              <table:table-cell office:value-type="float" office:value="1567.977539">
                <text:p>1567.977539</text:p>
              </table:table-cell>
              <table:table-cell office:value-type="float" office:value="1571.156494">
                <text:p>1571.156494</text:p>
              </table:table-cell>
            </table:table-row>
            <table:table-row>
              <table:table-cell office:value-type="float" office:value="92.8">
                <text:p>92.8</text:p>
              </table:table-cell>
              <table:table-cell office:value-type="float" office:value="1563.666626">
                <text:p>1563.666626</text:p>
              </table:table-cell>
              <table:table-cell office:value-type="float" office:value="1572.626831">
                <text:p>1572.626831</text:p>
              </table:table-cell>
              <table:table-cell office:value-type="float" office:value="1569.700073">
                <text:p>1569.700073</text:p>
              </table:table-cell>
              <table:table-cell office:value-type="float" office:value="1568.959839">
                <text:p>1568.95983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55.015259">
                <text:p>1555.015259</text:p>
              </table:table-cell>
              <table:table-cell office:value-type="float" office:value="1585.861328">
                <text:p>1585.861328</text:p>
              </table:table-cell>
              <table:table-cell office:value-type="float" office:value="1553.591919">
                <text:p>1553.591919</text:p>
              </table:table-cell>
              <table:table-cell office:value-type="float" office:value="1586.560059">
                <text:p>1586.560059</text:p>
              </table:table-cell>
            </table:table-row>
            <table:table-row>
              <table:table-cell office:value-type="float" office:value="93.2">
                <text:p>93.2</text:p>
              </table:table-cell>
              <table:table-cell office:value-type="float" office:value="1577.877563">
                <text:p>1577.877563</text:p>
              </table:table-cell>
              <table:table-cell office:value-type="float" office:value="1562.797607">
                <text:p>1562.797607</text:p>
              </table:table-cell>
              <table:table-cell office:value-type="float" office:value="1581.977783">
                <text:p>1581.977783</text:p>
              </table:table-cell>
              <table:table-cell office:value-type="float" office:value="1557.049683">
                <text:p>1557.049683</text:p>
              </table:table-cell>
            </table:table-row>
            <table:table-row>
              <table:table-cell office:value-type="float" office:value="93.4">
                <text:p>93.4</text:p>
              </table:table-cell>
              <table:table-cell office:value-type="float" office:value="1534.268799">
                <text:p>1534.268799</text:p>
              </table:table-cell>
              <table:table-cell office:value-type="float" office:value="1534.643555">
                <text:p>1534.643555</text:p>
              </table:table-cell>
              <table:table-cell office:value-type="float" office:value="1597.669678">
                <text:p>1597.669678</text:p>
              </table:table-cell>
              <table:table-cell office:value-type="float" office:value="1620.422607">
                <text:p>1620.422607</text:p>
              </table:table-cell>
            </table:table-row>
            <table:table-row>
              <table:table-cell office:value-type="float" office:value="93.6">
                <text:p>93.6</text:p>
              </table:table-cell>
              <table:table-cell office:value-type="float" office:value="1530.086304">
                <text:p>1530.086304</text:p>
              </table:table-cell>
              <table:table-cell office:value-type="float" office:value="1530.166504">
                <text:p>1530.166504</text:p>
              </table:table-cell>
              <table:table-cell office:value-type="float" office:value="1603.317871">
                <text:p>1603.317871</text:p>
              </table:table-cell>
              <table:table-cell office:value-type="float" office:value="1655.575928">
                <text:p>1655.575928</text:p>
              </table:table-cell>
            </table:table-row>
            <table:table-row>
              <table:table-cell office:value-type="float" office:value="93.8">
                <text:p>93.8</text:p>
              </table:table-cell>
              <table:table-cell office:value-type="float" office:value="1544.914062">
                <text:p>1544.914062</text:p>
              </table:table-cell>
              <table:table-cell office:value-type="float" office:value="1535.658936">
                <text:p>1535.658936</text:p>
              </table:table-cell>
              <table:table-cell office:value-type="float" office:value="1617.222534">
                <text:p>1617.222534</text:p>
              </table:table-cell>
              <table:table-cell office:value-type="float" office:value="1672.315186">
                <text:p>1672.31518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57.369995">
                <text:p>1557.369995</text:p>
              </table:table-cell>
              <table:table-cell office:value-type="float" office:value="1576.94519">
                <text:p>1576.94519</text:p>
              </table:table-cell>
              <table:table-cell office:value-type="float" office:value="1657.581421">
                <text:p>1657.581421</text:p>
              </table:table-cell>
              <table:table-cell office:value-type="float" office:value="1663.743896">
                <text:p>1663.743896</text:p>
              </table:table-cell>
            </table:table-row>
            <table:table-row>
              <table:table-cell office:value-type="float" office:value="94.2">
                <text:p>94.2</text:p>
              </table:table-cell>
              <table:table-cell office:value-type="float" office:value="1602.474243">
                <text:p>1602.474243</text:p>
              </table:table-cell>
              <table:table-cell office:value-type="float" office:value="1604.579102">
                <text:p>1604.579102</text:p>
              </table:table-cell>
              <table:table-cell office:value-type="float" office:value="1628.192627">
                <text:p>1628.192627</text:p>
              </table:table-cell>
              <table:table-cell office:value-type="float" office:value="1663.704834">
                <text:p>1663.704834</text:p>
              </table:table-cell>
            </table:table-row>
            <table:table-row>
              <table:table-cell office:value-type="float" office:value="94.4">
                <text:p>94.4</text:p>
              </table:table-cell>
              <table:table-cell office:value-type="float" office:value="1566.943115">
                <text:p>1566.943115</text:p>
              </table:table-cell>
              <table:table-cell office:value-type="float" office:value="1604.648682">
                <text:p>1604.648682</text:p>
              </table:table-cell>
              <table:table-cell office:value-type="float" office:value="1607.039307">
                <text:p>1607.039307</text:p>
              </table:table-cell>
              <table:table-cell office:value-type="float" office:value="1711.611938">
                <text:p>1711.611938</text:p>
              </table:table-cell>
            </table:table-row>
            <table:table-row>
              <table:table-cell office:value-type="float" office:value="94.6">
                <text:p>94.6</text:p>
              </table:table-cell>
              <table:table-cell office:value-type="float" office:value="1590.924438">
                <text:p>1590.924438</text:p>
              </table:table-cell>
              <table:table-cell office:value-type="float" office:value="1601.890991">
                <text:p>1601.890991</text:p>
              </table:table-cell>
              <table:table-cell office:value-type="float" office:value="1654.563599">
                <text:p>1654.563599</text:p>
              </table:table-cell>
              <table:table-cell office:value-type="float" office:value="1665.780273">
                <text:p>1665.780273</text:p>
              </table:table-cell>
            </table:table-row>
            <table:table-row>
              <table:table-cell office:value-type="float" office:value="94.8">
                <text:p>94.8</text:p>
              </table:table-cell>
              <table:table-cell office:value-type="float" office:value="1603.828857">
                <text:p>1603.828857</text:p>
              </table:table-cell>
              <table:table-cell office:value-type="float" office:value="1617.450195">
                <text:p>1617.450195</text:p>
              </table:table-cell>
              <table:table-cell office:value-type="float" office:value="1655.109253">
                <text:p>1655.109253</text:p>
              </table:table-cell>
              <table:table-cell office:value-type="float" office:value="1676.488281">
                <text:p>1676.48828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614.078735">
                <text:p>1614.078735</text:p>
              </table:table-cell>
              <table:table-cell office:value-type="float" office:value="1655.414917">
                <text:p>1655.414917</text:p>
              </table:table-cell>
              <table:table-cell office:value-type="float" office:value="1656.192993">
                <text:p>1656.192993</text:p>
              </table:table-cell>
              <table:table-cell office:value-type="float" office:value="1728.929565">
                <text:p>1728.929565</text:p>
              </table:table-cell>
            </table:table-row>
            <table:table-row>
              <table:table-cell office:value-type="float" office:value="95.2">
                <text:p>95.2</text:p>
              </table:table-cell>
              <table:table-cell office:value-type="float" office:value="1661.024536">
                <text:p>1661.024536</text:p>
              </table:table-cell>
              <table:table-cell office:value-type="float" office:value="1698.37561">
                <text:p>1698.37561</text:p>
              </table:table-cell>
              <table:table-cell office:value-type="float" office:value="1653.852173">
                <text:p>1653.852173</text:p>
              </table:table-cell>
              <table:table-cell office:value-type="float" office:value="1685.290039">
                <text:p>1685.290039</text:p>
              </table:table-cell>
            </table:table-row>
            <table:table-row>
              <table:table-cell office:value-type="float" office:value="95.4">
                <text:p>95.4</text:p>
              </table:table-cell>
              <table:table-cell office:value-type="float" office:value="1674.990479">
                <text:p>1674.990479</text:p>
              </table:table-cell>
              <table:table-cell office:value-type="float" office:value="1727.371338">
                <text:p>1727.371338</text:p>
              </table:table-cell>
              <table:table-cell office:value-type="float" office:value="1664.324463">
                <text:p>1664.324463</text:p>
              </table:table-cell>
              <table:table-cell office:value-type="float" office:value="1716.247192">
                <text:p>1716.247192</text:p>
              </table:table-cell>
            </table:table-row>
            <table:table-row>
              <table:table-cell office:value-type="float" office:value="95.6">
                <text:p>95.6</text:p>
              </table:table-cell>
              <table:table-cell office:value-type="float" office:value="1690.500244">
                <text:p>1690.500244</text:p>
              </table:table-cell>
              <table:table-cell office:value-type="float" office:value="1768.343994">
                <text:p>1768.343994</text:p>
              </table:table-cell>
              <table:table-cell office:value-type="float" office:value="1688.001343">
                <text:p>1688.001343</text:p>
              </table:table-cell>
              <table:table-cell office:value-type="float" office:value="1757.506836">
                <text:p>1757.506836</text:p>
              </table:table-cell>
            </table:table-row>
            <table:table-row>
              <table:table-cell office:value-type="float" office:value="95.8">
                <text:p>95.8</text:p>
              </table:table-cell>
              <table:table-cell office:value-type="float" office:value="1716.152466">
                <text:p>1716.152466</text:p>
              </table:table-cell>
              <table:table-cell office:value-type="float" office:value="1790.037354">
                <text:p>1790.037354</text:p>
              </table:table-cell>
              <table:table-cell office:value-type="float" office:value="1721.346558">
                <text:p>1721.346558</text:p>
              </table:table-cell>
              <table:table-cell office:value-type="float" office:value="1777.532227">
                <text:p>1777.53222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729.71521">
                <text:p>1729.71521</text:p>
              </table:table-cell>
              <table:table-cell office:value-type="float" office:value="1800.481689">
                <text:p>1800.481689</text:p>
              </table:table-cell>
              <table:table-cell office:value-type="float" office:value="1744.265503">
                <text:p>1744.265503</text:p>
              </table:table-cell>
              <table:table-cell office:value-type="float" office:value="1789.13623">
                <text:p>1789.13623</text:p>
              </table:table-cell>
            </table:table-row>
            <table:table-row>
              <table:table-cell office:value-type="float" office:value="96.2">
                <text:p>96.2</text:p>
              </table:table-cell>
              <table:table-cell office:value-type="float" office:value="1752.321289">
                <text:p>1752.321289</text:p>
              </table:table-cell>
              <table:table-cell office:value-type="float" office:value="1845.567749">
                <text:p>1845.567749</text:p>
              </table:table-cell>
              <table:table-cell office:value-type="float" office:value="1762.77002">
                <text:p>1762.77002</text:p>
              </table:table-cell>
              <table:table-cell office:value-type="float" office:value="1838.08667">
                <text:p>1838.08667</text:p>
              </table:table-cell>
            </table:table-row>
            <table:table-row>
              <table:table-cell office:value-type="float" office:value="96.4">
                <text:p>96.4</text:p>
              </table:table-cell>
              <table:table-cell office:value-type="float" office:value="1782.637085">
                <text:p>1782.637085</text:p>
              </table:table-cell>
              <table:table-cell office:value-type="float" office:value="1849.557495">
                <text:p>1849.557495</text:p>
              </table:table-cell>
              <table:table-cell office:value-type="float" office:value="1797.402222">
                <text:p>1797.402222</text:p>
              </table:table-cell>
              <table:table-cell office:value-type="float" office:value="1838.955078">
                <text:p>1838.955078</text:p>
              </table:table-cell>
            </table:table-row>
            <table:table-row>
              <table:table-cell office:value-type="float" office:value="96.6">
                <text:p>96.6</text:p>
              </table:table-cell>
              <table:table-cell office:value-type="float" office:value="1793.848633">
                <text:p>1793.848633</text:p>
              </table:table-cell>
              <table:table-cell office:value-type="float" office:value="1885.60791">
                <text:p>1885.60791</text:p>
              </table:table-cell>
              <table:table-cell office:value-type="float" office:value="1813.266724">
                <text:p>1813.266724</text:p>
              </table:table-cell>
              <table:table-cell office:value-type="float" office:value="1869.927124">
                <text:p>1869.927124</text:p>
              </table:table-cell>
            </table:table-row>
            <table:table-row>
              <table:table-cell office:value-type="float" office:value="96.8">
                <text:p>96.8</text:p>
              </table:table-cell>
              <table:table-cell office:value-type="float" office:value="1806.782471">
                <text:p>1806.782471</text:p>
              </table:table-cell>
              <table:table-cell office:value-type="float" office:value="1902.729248">
                <text:p>1902.729248</text:p>
              </table:table-cell>
              <table:table-cell office:value-type="float" office:value="1818.149292">
                <text:p>1818.149292</text:p>
              </table:table-cell>
              <table:table-cell office:value-type="float" office:value="1900.610474">
                <text:p>1900.61047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800.561401">
                <text:p>1800.561401</text:p>
              </table:table-cell>
              <table:table-cell office:value-type="float" office:value="1892.786987">
                <text:p>1892.786987</text:p>
              </table:table-cell>
              <table:table-cell office:value-type="float" office:value="1814.68335">
                <text:p>1814.68335</text:p>
              </table:table-cell>
              <table:table-cell office:value-type="float" office:value="1892.603516">
                <text:p>1892.603516</text:p>
              </table:table-cell>
            </table:table-row>
            <table:table-row>
              <table:table-cell office:value-type="float" office:value="97.2">
                <text:p>97.2</text:p>
              </table:table-cell>
              <table:table-cell office:value-type="float" office:value="1785.650269">
                <text:p>1785.650269</text:p>
              </table:table-cell>
              <table:table-cell office:value-type="float" office:value="1915.118408">
                <text:p>1915.118408</text:p>
              </table:table-cell>
              <table:table-cell office:value-type="float" office:value="1806.031128">
                <text:p>1806.031128</text:p>
              </table:table-cell>
              <table:table-cell office:value-type="float" office:value="1900.597656">
                <text:p>1900.597656</text:p>
              </table:table-cell>
            </table:table-row>
            <table:table-row>
              <table:table-cell office:value-type="float" office:value="97.4">
                <text:p>97.4</text:p>
              </table:table-cell>
              <table:table-cell office:value-type="float" office:value="1791.749634">
                <text:p>1791.749634</text:p>
              </table:table-cell>
              <table:table-cell office:value-type="float" office:value="1912.310059">
                <text:p>1912.310059</text:p>
              </table:table-cell>
              <table:table-cell office:value-type="float" office:value="1802.045166">
                <text:p>1802.045166</text:p>
              </table:table-cell>
              <table:table-cell office:value-type="float" office:value="1901.823853">
                <text:p>1901.823853</text:p>
              </table:table-cell>
            </table:table-row>
            <table:table-row>
              <table:table-cell office:value-type="float" office:value="97.6">
                <text:p>97.6</text:p>
              </table:table-cell>
              <table:table-cell office:value-type="float" office:value="1795.834961">
                <text:p>1795.834961</text:p>
              </table:table-cell>
              <table:table-cell office:value-type="float" office:value="1913.334351">
                <text:p>1913.334351</text:p>
              </table:table-cell>
              <table:table-cell office:value-type="float" office:value="1807.391113">
                <text:p>1807.391113</text:p>
              </table:table-cell>
              <table:table-cell office:value-type="float" office:value="1911.847168">
                <text:p>1911.847168</text:p>
              </table:table-cell>
            </table:table-row>
            <table:table-row>
              <table:table-cell office:value-type="float" office:value="97.8">
                <text:p>97.8</text:p>
              </table:table-cell>
              <table:table-cell office:value-type="float" office:value="1799.547119">
                <text:p>1799.547119</text:p>
              </table:table-cell>
              <table:table-cell office:value-type="float" office:value="1921.337646">
                <text:p>1921.337646</text:p>
              </table:table-cell>
              <table:table-cell office:value-type="float" office:value="1812.168335">
                <text:p>1812.168335</text:p>
              </table:table-cell>
              <table:table-cell office:value-type="float" office:value="1917.549561">
                <text:p>1917.54956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796.042969">
                <text:p>1796.042969</text:p>
              </table:table-cell>
              <table:table-cell office:value-type="float" office:value="1928.461792">
                <text:p>1928.461792</text:p>
              </table:table-cell>
              <table:table-cell office:value-type="float" office:value="1810.87915">
                <text:p>1810.87915</text:p>
              </table:table-cell>
              <table:table-cell office:value-type="float" office:value="1920.609131">
                <text:p>1920.609131</text:p>
              </table:table-cell>
            </table:table-row>
            <table:table-row>
              <table:table-cell office:value-type="float" office:value="98.2">
                <text:p>98.2</text:p>
              </table:table-cell>
              <table:table-cell office:value-type="float" office:value="1799.837646">
                <text:p>1799.837646</text:p>
              </table:table-cell>
              <table:table-cell office:value-type="float" office:value="1920.391479">
                <text:p>1920.391479</text:p>
              </table:table-cell>
              <table:table-cell office:value-type="float" office:value="1817.421143">
                <text:p>1817.421143</text:p>
              </table:table-cell>
              <table:table-cell office:value-type="float" office:value="1913.873413">
                <text:p>1913.873413</text:p>
              </table:table-cell>
            </table:table-row>
            <table:table-row>
              <table:table-cell office:value-type="float" office:value="98.4">
                <text:p>98.4</text:p>
              </table:table-cell>
              <table:table-cell office:value-type="float" office:value="1801.371704">
                <text:p>1801.371704</text:p>
              </table:table-cell>
              <table:table-cell office:value-type="float" office:value="1924.92749">
                <text:p>1924.92749</text:p>
              </table:table-cell>
              <table:table-cell office:value-type="float" office:value="1815.435791">
                <text:p>1815.435791</text:p>
              </table:table-cell>
              <table:table-cell office:value-type="float" office:value="1920.591431">
                <text:p>1920.591431</text:p>
              </table:table-cell>
            </table:table-row>
            <table:table-row>
              <table:table-cell office:value-type="float" office:value="98.6">
                <text:p>98.6</text:p>
              </table:table-cell>
              <table:table-cell office:value-type="float" office:value="1802.609009">
                <text:p>1802.609009</text:p>
              </table:table-cell>
              <table:table-cell office:value-type="float" office:value="1925.883789">
                <text:p>1925.883789</text:p>
              </table:table-cell>
              <table:table-cell office:value-type="float" office:value="1814.743896">
                <text:p>1814.743896</text:p>
              </table:table-cell>
              <table:table-cell office:value-type="float" office:value="1923.356079">
                <text:p>1923.356079</text:p>
              </table:table-cell>
            </table:table-row>
            <table:table-row>
              <table:table-cell office:value-type="float" office:value="98.8">
                <text:p>98.8</text:p>
              </table:table-cell>
              <table:table-cell office:value-type="float" office:value="1803.443604">
                <text:p>1803.443604</text:p>
              </table:table-cell>
              <table:table-cell office:value-type="float" office:value="1918.108887">
                <text:p>1918.108887</text:p>
              </table:table-cell>
              <table:table-cell office:value-type="float" office:value="1821.601562">
                <text:p>1821.601562</text:p>
              </table:table-cell>
              <table:table-cell office:value-type="float" office:value="1913.301147">
                <text:p>1913.30114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804.05957">
                <text:p>1804.05957</text:p>
              </table:table-cell>
              <table:table-cell office:value-type="float" office:value="1936.097778">
                <text:p>1936.097778</text:p>
              </table:table-cell>
              <table:table-cell office:value-type="float" office:value="1818.063599">
                <text:p>1818.063599</text:p>
              </table:table-cell>
              <table:table-cell office:value-type="float" office:value="1929.401855">
                <text:p>1929.401855</text:p>
              </table:table-cell>
            </table:table-row>
            <table:table-row>
              <table:table-cell office:value-type="float" office:value="99.2">
                <text:p>99.2</text:p>
              </table:table-cell>
              <table:table-cell office:value-type="float" office:value="1808.113647">
                <text:p>1808.113647</text:p>
              </table:table-cell>
              <table:table-cell office:value-type="float" office:value="1923.462158">
                <text:p>1923.462158</text:p>
              </table:table-cell>
              <table:table-cell office:value-type="float" office:value="1827.408813">
                <text:p>1827.408813</text:p>
              </table:table-cell>
              <table:table-cell office:value-type="float" office:value="1916.303711">
                <text:p>1916.303711</text:p>
              </table:table-cell>
            </table:table-row>
            <table:table-row>
              <table:table-cell office:value-type="float" office:value="99.4">
                <text:p>99.4</text:p>
              </table:table-cell>
              <table:table-cell office:value-type="float" office:value="1808.383423">
                <text:p>1808.383423</text:p>
              </table:table-cell>
              <table:table-cell office:value-type="float" office:value="1944.720703">
                <text:p>1944.720703</text:p>
              </table:table-cell>
              <table:table-cell office:value-type="float" office:value="1822.148926">
                <text:p>1822.148926</text:p>
              </table:table-cell>
              <table:table-cell office:value-type="float" office:value="1938.363892">
                <text:p>1938.363892</text:p>
              </table:table-cell>
            </table:table-row>
            <table:table-row>
              <table:table-cell office:value-type="float" office:value="99.6">
                <text:p>99.6</text:p>
              </table:table-cell>
              <table:table-cell office:value-type="float" office:value="1813.92627">
                <text:p>1813.92627</text:p>
              </table:table-cell>
              <table:table-cell office:value-type="float" office:value="1939.918701">
                <text:p>1939.918701</text:p>
              </table:table-cell>
              <table:table-cell office:value-type="float" office:value="1826.852783">
                <text:p>1826.852783</text:p>
              </table:table-cell>
              <table:table-cell office:value-type="float" office:value="1935.790894">
                <text:p>1935.790894</text:p>
              </table:table-cell>
            </table:table-row>
            <table:table-row>
              <table:table-cell office:value-type="float" office:value="99.8">
                <text:p>99.8</text:p>
              </table:table-cell>
              <table:table-cell office:value-type="float" office:value="1813.146729">
                <text:p>1813.146729</text:p>
              </table:table-cell>
              <table:table-cell office:value-type="float" office:value="1922.363892">
                <text:p>1922.363892</text:p>
              </table:table-cell>
              <table:table-cell office:value-type="float" office:value="1831.230835">
                <text:p>1831.230835</text:p>
              </table:table-cell>
              <table:table-cell office:value-type="float" office:value="1920.287842">
                <text:p>1920.28784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814.583618">
                <text:p>1814.583618</text:p>
              </table:table-cell>
              <table:table-cell office:value-type="float" office:value="1937.476318">
                <text:p>1937.476318</text:p>
              </table:table-cell>
              <table:table-cell office:value-type="float" office:value="1831.664917">
                <text:p>1831.664917</text:p>
              </table:table-cell>
              <table:table-cell office:value-type="float" office:value="1931.240967">
                <text:p>1931.240967</text:p>
              </table:table-cell>
            </table:table-row>
            <table:table-row>
              <table:table-cell office:value-type="float" office:value="100.2">
                <text:p>100.2</text:p>
              </table:table-cell>
              <table:table-cell office:value-type="float" office:value="1809.880371">
                <text:p>1809.880371</text:p>
              </table:table-cell>
              <table:table-cell office:value-type="float" office:value="1935.577393">
                <text:p>1935.577393</text:p>
              </table:table-cell>
              <table:table-cell office:value-type="float" office:value="1830.143799">
                <text:p>1830.143799</text:p>
              </table:table-cell>
              <table:table-cell office:value-type="float" office:value="1926.421143">
                <text:p>1926.421143</text:p>
              </table:table-cell>
            </table:table-row>
            <table:table-row>
              <table:table-cell office:value-type="float" office:value="100.4">
                <text:p>100.4</text:p>
              </table:table-cell>
              <table:table-cell office:value-type="float" office:value="1820.648804">
                <text:p>1820.648804</text:p>
              </table:table-cell>
              <table:table-cell office:value-type="float" office:value="1936.151001">
                <text:p>1936.151001</text:p>
              </table:table-cell>
              <table:table-cell office:value-type="float" office:value="1839.567505">
                <text:p>1839.567505</text:p>
              </table:table-cell>
              <table:table-cell office:value-type="float" office:value="1928.215332">
                <text:p>1928.215332</text:p>
              </table:table-cell>
            </table:table-row>
            <table:table-row>
              <table:table-cell office:value-type="float" office:value="100.6">
                <text:p>100.6</text:p>
              </table:table-cell>
              <table:table-cell office:value-type="float" office:value="1812.309814">
                <text:p>1812.309814</text:p>
              </table:table-cell>
              <table:table-cell office:value-type="float" office:value="1939.791626">
                <text:p>1939.791626</text:p>
              </table:table-cell>
              <table:table-cell office:value-type="float" office:value="1829.630859">
                <text:p>1829.630859</text:p>
              </table:table-cell>
              <table:table-cell office:value-type="float" office:value="1934.42627">
                <text:p>1934.42627</text:p>
              </table:table-cell>
            </table:table-row>
            <table:table-row>
              <table:table-cell office:value-type="float" office:value="100.8">
                <text:p>100.8</text:p>
              </table:table-cell>
              <table:table-cell office:value-type="float" office:value="1819.424561">
                <text:p>1819.424561</text:p>
              </table:table-cell>
              <table:table-cell office:value-type="float" office:value="1952.131836">
                <text:p>1952.131836</text:p>
              </table:table-cell>
              <table:table-cell office:value-type="float" office:value="1835.341309">
                <text:p>1835.341309</text:p>
              </table:table-cell>
              <table:table-cell office:value-type="float" office:value="1945.70813">
                <text:p>1945.7081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824.45166">
                <text:p>1824.45166</text:p>
              </table:table-cell>
              <table:table-cell office:value-type="float" office:value="1942.005859">
                <text:p>1942.005859</text:p>
              </table:table-cell>
              <table:table-cell office:value-type="float" office:value="1845.581665">
                <text:p>1845.581665</text:p>
              </table:table-cell>
              <table:table-cell office:value-type="float" office:value="1935.546387">
                <text:p>1935.546387</text:p>
              </table:table-cell>
            </table:table-row>
            <table:table-row>
              <table:table-cell office:value-type="float" office:value="101.2">
                <text:p>101.2</text:p>
              </table:table-cell>
              <table:table-cell office:value-type="float" office:value="1813.320801">
                <text:p>1813.320801</text:p>
              </table:table-cell>
              <table:table-cell office:value-type="float" office:value="1953.975708">
                <text:p>1953.975708</text:p>
              </table:table-cell>
              <table:table-cell office:value-type="float" office:value="1830.983887">
                <text:p>1830.983887</text:p>
              </table:table-cell>
              <table:table-cell office:value-type="float" office:value="1944.878784">
                <text:p>1944.878784</text:p>
              </table:table-cell>
            </table:table-row>
            <table:table-row>
              <table:table-cell office:value-type="float" office:value="101.4">
                <text:p>101.4</text:p>
              </table:table-cell>
              <table:table-cell office:value-type="float" office:value="1820.09668">
                <text:p>1820.09668</text:p>
              </table:table-cell>
              <table:table-cell office:value-type="float" office:value="1941.413208">
                <text:p>1941.413208</text:p>
              </table:table-cell>
              <table:table-cell office:value-type="float" office:value="1837.721191">
                <text:p>1837.721191</text:p>
              </table:table-cell>
              <table:table-cell office:value-type="float" office:value="1935.048584">
                <text:p>1935.048584</text:p>
              </table:table-cell>
            </table:table-row>
            <table:table-row>
              <table:table-cell office:value-type="float" office:value="101.6">
                <text:p>101.6</text:p>
              </table:table-cell>
              <table:table-cell office:value-type="float" office:value="1827.170166">
                <text:p>1827.170166</text:p>
              </table:table-cell>
              <table:table-cell office:value-type="float" office:value="1938.276245">
                <text:p>1938.276245</text:p>
              </table:table-cell>
              <table:table-cell office:value-type="float" office:value="1843.708618">
                <text:p>1843.708618</text:p>
              </table:table-cell>
              <table:table-cell office:value-type="float" office:value="1932.119751">
                <text:p>1932.119751</text:p>
              </table:table-cell>
            </table:table-row>
            <table:table-row>
              <table:table-cell office:value-type="float" office:value="101.8">
                <text:p>101.8</text:p>
              </table:table-cell>
              <table:table-cell office:value-type="float" office:value="1818.675171">
                <text:p>1818.675171</text:p>
              </table:table-cell>
              <table:table-cell office:value-type="float" office:value="1966.117065">
                <text:p>1966.117065</text:p>
              </table:table-cell>
              <table:table-cell office:value-type="float" office:value="1832.821045">
                <text:p>1832.821045</text:p>
              </table:table-cell>
              <table:table-cell office:value-type="float" office:value="1960.514038">
                <text:p>1960.51403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820.452148">
                <text:p>1820.452148</text:p>
              </table:table-cell>
              <table:table-cell office:value-type="float" office:value="1939.164307">
                <text:p>1939.164307</text:p>
              </table:table-cell>
              <table:table-cell office:value-type="float" office:value="1841.493896">
                <text:p>1841.493896</text:p>
              </table:table-cell>
              <table:table-cell office:value-type="float" office:value="1930.754883">
                <text:p>1930.754883</text:p>
              </table:table-cell>
            </table:table-row>
            <table:table-row>
              <table:table-cell office:value-type="float" office:value="102.2">
                <text:p>102.2</text:p>
              </table:table-cell>
              <table:table-cell office:value-type="float" office:value="1827.323975">
                <text:p>1827.323975</text:p>
              </table:table-cell>
              <table:table-cell office:value-type="float" office:value="1953.103149">
                <text:p>1953.103149</text:p>
              </table:table-cell>
              <table:table-cell office:value-type="float" office:value="1845.688232">
                <text:p>1845.688232</text:p>
              </table:table-cell>
              <table:table-cell office:value-type="float" office:value="1945.759155">
                <text:p>1945.759155</text:p>
              </table:table-cell>
            </table:table-row>
            <table:table-row>
              <table:table-cell office:value-type="float" office:value="102.4">
                <text:p>102.4</text:p>
              </table:table-cell>
              <table:table-cell office:value-type="float" office:value="1820.963135">
                <text:p>1820.963135</text:p>
              </table:table-cell>
              <table:table-cell office:value-type="float" office:value="1965.637451">
                <text:p>1965.637451</text:p>
              </table:table-cell>
              <table:table-cell office:value-type="float" office:value="1836.499268">
                <text:p>1836.499268</text:p>
              </table:table-cell>
              <table:table-cell office:value-type="float" office:value="1961.826904">
                <text:p>1961.826904</text:p>
              </table:table-cell>
            </table:table-row>
            <table:table-row>
              <table:table-cell office:value-type="float" office:value="102.6">
                <text:p>102.6</text:p>
              </table:table-cell>
              <table:table-cell office:value-type="float" office:value="1825.300171">
                <text:p>1825.300171</text:p>
              </table:table-cell>
              <table:table-cell office:value-type="float" office:value="1933.307251">
                <text:p>1933.307251</text:p>
              </table:table-cell>
              <table:table-cell office:value-type="float" office:value="1848.439819">
                <text:p>1848.439819</text:p>
              </table:table-cell>
              <table:table-cell office:value-type="float" office:value="1926.361572">
                <text:p>1926.361572</text:p>
              </table:table-cell>
            </table:table-row>
            <table:table-row>
              <table:table-cell office:value-type="float" office:value="102.8">
                <text:p>102.8</text:p>
              </table:table-cell>
              <table:table-cell office:value-type="float" office:value="1834.764404">
                <text:p>1834.764404</text:p>
              </table:table-cell>
              <table:table-cell office:value-type="float" office:value="1958.449219">
                <text:p>1958.449219</text:p>
              </table:table-cell>
              <table:table-cell office:value-type="float" office:value="1853.446777">
                <text:p>1853.446777</text:p>
              </table:table-cell>
              <table:table-cell office:value-type="float" office:value="1954.318604">
                <text:p>1954.318604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811.62207">
                <text:p>1811.62207</text:p>
              </table:table-cell>
              <table:table-cell office:value-type="float" office:value="1950.141479">
                <text:p>1950.141479</text:p>
              </table:table-cell>
              <table:table-cell office:value-type="float" office:value="1832.87793">
                <text:p>1832.87793</text:p>
              </table:table-cell>
              <table:table-cell office:value-type="float" office:value="1941.10376">
                <text:p>1941.10376</text:p>
              </table:table-cell>
            </table:table-row>
            <table:table-row>
              <table:table-cell office:value-type="float" office:value="103.2">
                <text:p>103.2</text:p>
              </table:table-cell>
              <table:table-cell office:value-type="float" office:value="1800.367676">
                <text:p>1800.367676</text:p>
              </table:table-cell>
              <table:table-cell office:value-type="float" office:value="1914.237427">
                <text:p>1914.237427</text:p>
              </table:table-cell>
              <table:table-cell office:value-type="float" office:value="1820.678711">
                <text:p>1820.678711</text:p>
              </table:table-cell>
              <table:table-cell office:value-type="float" office:value="1909.487549">
                <text:p>1909.487549</text:p>
              </table:table-cell>
            </table:table-row>
            <table:table-row>
              <table:table-cell office:value-type="float" office:value="103.4">
                <text:p>103.4</text:p>
              </table:table-cell>
              <table:table-cell office:value-type="float" office:value="1773.468994">
                <text:p>1773.468994</text:p>
              </table:table-cell>
              <table:table-cell office:value-type="float" office:value="1914.936401">
                <text:p>1914.936401</text:p>
              </table:table-cell>
              <table:table-cell office:value-type="float" office:value="1779.016113">
                <text:p>1779.016113</text:p>
              </table:table-cell>
              <table:table-cell office:value-type="float" office:value="1913.552002">
                <text:p>1913.552002</text:p>
              </table:table-cell>
            </table:table-row>
            <table:table-row>
              <table:table-cell office:value-type="float" office:value="103.6">
                <text:p>103.6</text:p>
              </table:table-cell>
              <table:table-cell office:value-type="float" office:value="1738.094971">
                <text:p>1738.094971</text:p>
              </table:table-cell>
              <table:table-cell office:value-type="float" office:value="1896.468262">
                <text:p>1896.468262</text:p>
              </table:table-cell>
              <table:table-cell office:value-type="float" office:value="1752.798828">
                <text:p>1752.798828</text:p>
              </table:table-cell>
              <table:table-cell office:value-type="float" office:value="1896.706787">
                <text:p>1896.706787</text:p>
              </table:table-cell>
            </table:table-row>
            <table:table-row>
              <table:table-cell office:value-type="float" office:value="103.8">
                <text:p>103.8</text:p>
              </table:table-cell>
              <table:table-cell office:value-type="float" office:value="1739.964111">
                <text:p>1739.964111</text:p>
              </table:table-cell>
              <table:table-cell office:value-type="float" office:value="1846.365112">
                <text:p>1846.365112</text:p>
              </table:table-cell>
              <table:table-cell office:value-type="float" office:value="1762.93689">
                <text:p>1762.93689</text:p>
              </table:table-cell>
              <table:table-cell office:value-type="float" office:value="1838.167725">
                <text:p>1838.167725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719.825684">
                <text:p>1719.825684</text:p>
              </table:table-cell>
              <table:table-cell office:value-type="float" office:value="1849.202271">
                <text:p>1849.202271</text:p>
              </table:table-cell>
              <table:table-cell office:value-type="float" office:value="1727.450439">
                <text:p>1727.450439</text:p>
              </table:table-cell>
              <table:table-cell office:value-type="float" office:value="1849.81604">
                <text:p>1849.81604</text:p>
              </table:table-cell>
            </table:table-row>
            <table:table-row>
              <table:table-cell office:value-type="float" office:value="104.2">
                <text:p>104.2</text:p>
              </table:table-cell>
              <table:table-cell office:value-type="float" office:value="1690.91333">
                <text:p>1690.91333</text:p>
              </table:table-cell>
              <table:table-cell office:value-type="float" office:value="1831.097412">
                <text:p>1831.097412</text:p>
              </table:table-cell>
              <table:table-cell office:value-type="float" office:value="1708.40918">
                <text:p>1708.40918</text:p>
              </table:table-cell>
              <table:table-cell office:value-type="float" office:value="1824.054565">
                <text:p>1824.054565</text:p>
              </table:table-cell>
            </table:table-row>
            <table:table-row>
              <table:table-cell office:value-type="float" office:value="104.4">
                <text:p>104.4</text:p>
              </table:table-cell>
              <table:table-cell office:value-type="float" office:value="1697.703003">
                <text:p>1697.703003</text:p>
              </table:table-cell>
              <table:table-cell office:value-type="float" office:value="1793.46582">
                <text:p>1793.46582</text:p>
              </table:table-cell>
              <table:table-cell office:value-type="float" office:value="1710.906616">
                <text:p>1710.906616</text:p>
              </table:table-cell>
              <table:table-cell office:value-type="float" office:value="1793.140259">
                <text:p>1793.140259</text:p>
              </table:table-cell>
            </table:table-row>
            <table:table-row>
              <table:table-cell office:value-type="float" office:value="104.6">
                <text:p>104.6</text:p>
              </table:table-cell>
              <table:table-cell office:value-type="float" office:value="1673.692627">
                <text:p>1673.692627</text:p>
              </table:table-cell>
              <table:table-cell office:value-type="float" office:value="1795.867432">
                <text:p>1795.867432</text:p>
              </table:table-cell>
              <table:table-cell office:value-type="float" office:value="1679.276123">
                <text:p>1679.276123</text:p>
              </table:table-cell>
              <table:table-cell office:value-type="float" office:value="1797.990356">
                <text:p>1797.990356</text:p>
              </table:table-cell>
            </table:table-row>
            <table:table-row>
              <table:table-cell office:value-type="float" office:value="104.8">
                <text:p>104.8</text:p>
              </table:table-cell>
              <table:table-cell office:value-type="float" office:value="1663.617065">
                <text:p>1663.617065</text:p>
              </table:table-cell>
              <table:table-cell office:value-type="float" office:value="1767.253174">
                <text:p>1767.253174</text:p>
              </table:table-cell>
              <table:table-cell office:value-type="float" office:value="1675.566528">
                <text:p>1675.566528</text:p>
              </table:table-cell>
              <table:table-cell office:value-type="float" office:value="1768.74292">
                <text:p>1768.7429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653.952271">
                <text:p>1653.952271</text:p>
              </table:table-cell>
              <table:table-cell office:value-type="float" office:value="1760.681396">
                <text:p>1760.681396</text:p>
              </table:table-cell>
              <table:table-cell office:value-type="float" office:value="1674.962646">
                <text:p>1674.962646</text:p>
              </table:table-cell>
              <table:table-cell office:value-type="float" office:value="1747.351318">
                <text:p>1747.351318</text:p>
              </table:table-cell>
            </table:table-row>
            <table:table-row>
              <table:table-cell office:value-type="float" office:value="105.2">
                <text:p>105.2</text:p>
              </table:table-cell>
              <table:table-cell office:value-type="float" office:value="1651.099121">
                <text:p>1651.099121</text:p>
              </table:table-cell>
              <table:table-cell office:value-type="float" office:value="1747.900024">
                <text:p>1747.900024</text:p>
              </table:table-cell>
              <table:table-cell office:value-type="float" office:value="1654.847046">
                <text:p>1654.847046</text:p>
              </table:table-cell>
              <table:table-cell office:value-type="float" office:value="1738.931152">
                <text:p>1738.931152</text:p>
              </table:table-cell>
            </table:table-row>
            <table:table-row>
              <table:table-cell office:value-type="float" office:value="105.4">
                <text:p>105.4</text:p>
              </table:table-cell>
              <table:table-cell office:value-type="float" office:value="1645.489258">
                <text:p>1645.489258</text:p>
              </table:table-cell>
              <table:table-cell office:value-type="float" office:value="1719.226929">
                <text:p>1719.226929</text:p>
              </table:table-cell>
              <table:table-cell office:value-type="float" office:value="1651.135132">
                <text:p>1651.135132</text:p>
              </table:table-cell>
              <table:table-cell office:value-type="float" office:value="1727.489868">
                <text:p>1727.489868</text:p>
              </table:table-cell>
            </table:table-row>
            <table:table-row>
              <table:table-cell office:value-type="float" office:value="105.6">
                <text:p>105.6</text:p>
              </table:table-cell>
              <table:table-cell office:value-type="float" office:value="1632.770142">
                <text:p>1632.770142</text:p>
              </table:table-cell>
              <table:table-cell office:value-type="float" office:value="1721.069092">
                <text:p>1721.069092</text:p>
              </table:table-cell>
              <table:table-cell office:value-type="float" office:value="1641.656494">
                <text:p>1641.656494</text:p>
              </table:table-cell>
              <table:table-cell office:value-type="float" office:value="1721.169434">
                <text:p>1721.169434</text:p>
              </table:table-cell>
            </table:table-row>
            <table:table-row>
              <table:table-cell office:value-type="float" office:value="105.8">
                <text:p>105.8</text:p>
              </table:table-cell>
              <table:table-cell office:value-type="float" office:value="1622.65918">
                <text:p>1622.65918</text:p>
              </table:table-cell>
              <table:table-cell office:value-type="float" office:value="1706.403809">
                <text:p>1706.403809</text:p>
              </table:table-cell>
              <table:table-cell office:value-type="float" office:value="1635.620483">
                <text:p>1635.620483</text:p>
              </table:table-cell>
              <table:table-cell office:value-type="float" office:value="1701.468384">
                <text:p>1701.46838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619.428223">
                <text:p>1619.428223</text:p>
              </table:table-cell>
              <table:table-cell office:value-type="float" office:value="1694.143433">
                <text:p>1694.143433</text:p>
              </table:table-cell>
              <table:table-cell office:value-type="float" office:value="1630.835815">
                <text:p>1630.835815</text:p>
              </table:table-cell>
              <table:table-cell office:value-type="float" office:value="1689.889404">
                <text:p>1689.889404</text:p>
              </table:table-cell>
            </table:table-row>
            <table:table-row>
              <table:table-cell office:value-type="float" office:value="106.2">
                <text:p>106.2</text:p>
              </table:table-cell>
              <table:table-cell office:value-type="float" office:value="1614.749146">
                <text:p>1614.749146</text:p>
              </table:table-cell>
              <table:table-cell office:value-type="float" office:value="1691.051758">
                <text:p>1691.051758</text:p>
              </table:table-cell>
              <table:table-cell office:value-type="float" office:value="1621.258789">
                <text:p>1621.258789</text:p>
              </table:table-cell>
              <table:table-cell office:value-type="float" office:value="1681.553833">
                <text:p>1681.553833</text:p>
              </table:table-cell>
            </table:table-row>
            <table:table-row>
              <table:table-cell office:value-type="float" office:value="106.4">
                <text:p>106.4</text:p>
              </table:table-cell>
              <table:table-cell office:value-type="float" office:value="1609.783447">
                <text:p>1609.783447</text:p>
              </table:table-cell>
              <table:table-cell office:value-type="float" office:value="1672.703491">
                <text:p>1672.703491</text:p>
              </table:table-cell>
              <table:table-cell office:value-type="float" office:value="1615.394043">
                <text:p>1615.394043</text:p>
              </table:table-cell>
              <table:table-cell office:value-type="float" office:value="1676.927734">
                <text:p>1676.927734</text:p>
              </table:table-cell>
            </table:table-row>
            <table:table-row>
              <table:table-cell office:value-type="float" office:value="106.6">
                <text:p>106.6</text:p>
              </table:table-cell>
              <table:table-cell office:value-type="float" office:value="1602.257324">
                <text:p>1602.257324</text:p>
              </table:table-cell>
              <table:table-cell office:value-type="float" office:value="1670.427734">
                <text:p>1670.427734</text:p>
              </table:table-cell>
              <table:table-cell office:value-type="float" office:value="1612.737305">
                <text:p>1612.737305</text:p>
              </table:table-cell>
              <table:table-cell office:value-type="float" office:value="1668.804932">
                <text:p>1668.804932</text:p>
              </table:table-cell>
            </table:table-row>
            <table:table-row>
              <table:table-cell office:value-type="float" office:value="106.8">
                <text:p>106.8</text:p>
              </table:table-cell>
              <table:table-cell office:value-type="float" office:value="1599.641724">
                <text:p>1599.641724</text:p>
              </table:table-cell>
              <table:table-cell office:value-type="float" office:value="1653.028564">
                <text:p>1653.028564</text:p>
              </table:table-cell>
              <table:table-cell office:value-type="float" office:value="1607.89624">
                <text:p>1607.89624</text:p>
              </table:table-cell>
              <table:table-cell office:value-type="float" office:value="1653.734131">
                <text:p>1653.73413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593.955811">
                <text:p>1593.955811</text:p>
              </table:table-cell>
              <table:table-cell office:value-type="float" office:value="1655.872192">
                <text:p>1655.872192</text:p>
              </table:table-cell>
              <table:table-cell office:value-type="float" office:value="1605.613647">
                <text:p>1605.613647</text:p>
              </table:table-cell>
              <table:table-cell office:value-type="float" office:value="1652.542603">
                <text:p>1652.542603</text:p>
              </table:table-cell>
            </table:table-row>
            <table:table-row>
              <table:table-cell office:value-type="float" office:value="107.2">
                <text:p>107.2</text:p>
              </table:table-cell>
              <table:table-cell office:value-type="float" office:value="1593.656372">
                <text:p>1593.656372</text:p>
              </table:table-cell>
              <table:table-cell office:value-type="float" office:value="1642.95752">
                <text:p>1642.95752</text:p>
              </table:table-cell>
              <table:table-cell office:value-type="float" office:value="1599.439697">
                <text:p>1599.439697</text:p>
              </table:table-cell>
              <table:table-cell office:value-type="float" office:value="1645.689453">
                <text:p>1645.689453</text:p>
              </table:table-cell>
            </table:table-row>
            <table:table-row>
              <table:table-cell office:value-type="float" office:value="107.4">
                <text:p>107.4</text:p>
              </table:table-cell>
              <table:table-cell office:value-type="float" office:value="1589.651123">
                <text:p>1589.651123</text:p>
              </table:table-cell>
              <table:table-cell office:value-type="float" office:value="1640.548828">
                <text:p>1640.548828</text:p>
              </table:table-cell>
              <table:table-cell office:value-type="float" office:value="1595.793457">
                <text:p>1595.793457</text:p>
              </table:table-cell>
              <table:table-cell office:value-type="float" office:value="1641.198486">
                <text:p>1641.198486</text:p>
              </table:table-cell>
            </table:table-row>
            <table:table-row>
              <table:table-cell office:value-type="float" office:value="107.6">
                <text:p>107.6</text:p>
              </table:table-cell>
              <table:table-cell office:value-type="float" office:value="1584.857056">
                <text:p>1584.857056</text:p>
              </table:table-cell>
              <table:table-cell office:value-type="float" office:value="1633.380737">
                <text:p>1633.380737</text:p>
              </table:table-cell>
              <table:table-cell office:value-type="float" office:value="1593.340942">
                <text:p>1593.340942</text:p>
              </table:table-cell>
              <table:table-cell office:value-type="float" office:value="1635.036987">
                <text:p>1635.036987</text:p>
              </table:table-cell>
            </table:table-row>
            <table:table-row>
              <table:table-cell office:value-type="float" office:value="107.8">
                <text:p>107.8</text:p>
              </table:table-cell>
              <table:table-cell office:value-type="float" office:value="1584.096802">
                <text:p>1584.096802</text:p>
              </table:table-cell>
              <table:table-cell office:value-type="float" office:value="1627.069214">
                <text:p>1627.069214</text:p>
              </table:table-cell>
              <table:table-cell office:value-type="float" office:value="1590.979004">
                <text:p>1590.979004</text:p>
              </table:table-cell>
              <table:table-cell office:value-type="float" office:value="1630.223267">
                <text:p>1630.22326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577.120117">
                <text:p>1577.120117</text:p>
              </table:table-cell>
              <table:table-cell office:value-type="float" office:value="1626.410034">
                <text:p>1626.410034</text:p>
              </table:table-cell>
              <table:table-cell office:value-type="float" office:value="1589.162964">
                <text:p>1589.162964</text:p>
              </table:table-cell>
              <table:table-cell office:value-type="float" office:value="1624.302002">
                <text:p>1624.302002</text:p>
              </table:table-cell>
            </table:table-row>
            <table:table-row>
              <table:table-cell office:value-type="float" office:value="108.2">
                <text:p>108.2</text:p>
              </table:table-cell>
              <table:table-cell office:value-type="float" office:value="1579.158081">
                <text:p>1579.158081</text:p>
              </table:table-cell>
              <table:table-cell office:value-type="float" office:value="1617.437988">
                <text:p>1617.437988</text:p>
              </table:table-cell>
              <table:table-cell office:value-type="float" office:value="1584.443115">
                <text:p>1584.443115</text:p>
              </table:table-cell>
              <table:table-cell office:value-type="float" office:value="1621.519897">
                <text:p>1621.519897</text:p>
              </table:table-cell>
            </table:table-row>
            <table:table-row>
              <table:table-cell office:value-type="float" office:value="108.4">
                <text:p>108.4</text:p>
              </table:table-cell>
              <table:table-cell office:value-type="float" office:value="1577.647705">
                <text:p>1577.647705</text:p>
              </table:table-cell>
              <table:table-cell office:value-type="float" office:value="1609.497192">
                <text:p>1609.497192</text:p>
              </table:table-cell>
              <table:table-cell office:value-type="float" office:value="1585.964233">
                <text:p>1585.964233</text:p>
              </table:table-cell>
              <table:table-cell office:value-type="float" office:value="1615.430176">
                <text:p>1615.430176</text:p>
              </table:table-cell>
            </table:table-row>
            <table:table-row>
              <table:table-cell office:value-type="float" office:value="108.6">
                <text:p>108.6</text:p>
              </table:table-cell>
              <table:table-cell office:value-type="float" office:value="1575.095703">
                <text:p>1575.095703</text:p>
              </table:table-cell>
              <table:table-cell office:value-type="float" office:value="1606.497681">
                <text:p>1606.497681</text:p>
              </table:table-cell>
              <table:table-cell office:value-type="float" office:value="1580.671875">
                <text:p>1580.671875</text:p>
              </table:table-cell>
              <table:table-cell office:value-type="float" office:value="1609.476562">
                <text:p>1609.476562</text:p>
              </table:table-cell>
            </table:table-row>
            <table:table-row>
              <table:table-cell office:value-type="float" office:value="108.8">
                <text:p>108.8</text:p>
              </table:table-cell>
              <table:table-cell office:value-type="float" office:value="1570.783447">
                <text:p>1570.783447</text:p>
              </table:table-cell>
              <table:table-cell office:value-type="float" office:value="1607.792969">
                <text:p>1607.792969</text:p>
              </table:table-cell>
              <table:table-cell office:value-type="float" office:value="1585.227417">
                <text:p>1585.227417</text:p>
              </table:table-cell>
              <table:table-cell office:value-type="float" office:value="1606.741699">
                <text:p>1606.7416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574.602417">
                <text:p>1574.602417</text:p>
              </table:table-cell>
              <table:table-cell office:value-type="float" office:value="1599.125122">
                <text:p>1599.125122</text:p>
              </table:table-cell>
              <table:table-cell office:value-type="float" office:value="1580.687012">
                <text:p>1580.687012</text:p>
              </table:table-cell>
              <table:table-cell office:value-type="float" office:value="1607.282349">
                <text:p>1607.282349</text:p>
              </table:table-cell>
            </table:table-row>
            <table:table-row>
              <table:table-cell office:value-type="float" office:value="109.2">
                <text:p>109.2</text:p>
              </table:table-cell>
              <table:table-cell office:value-type="float" office:value="1571.64917">
                <text:p>1571.64917</text:p>
              </table:table-cell>
              <table:table-cell office:value-type="float" office:value="1602.93457">
                <text:p>1602.93457</text:p>
              </table:table-cell>
              <table:table-cell office:value-type="float" office:value="1584.791992">
                <text:p>1584.791992</text:p>
              </table:table-cell>
              <table:table-cell office:value-type="float" office:value="1602.069092">
                <text:p>1602.069092</text:p>
              </table:table-cell>
            </table:table-row>
            <table:table-row>
              <table:table-cell office:value-type="float" office:value="109.4">
                <text:p>109.4</text:p>
              </table:table-cell>
              <table:table-cell office:value-type="float" office:value="1569.619507">
                <text:p>1569.619507</text:p>
              </table:table-cell>
              <table:table-cell office:value-type="float" office:value="1598.513672">
                <text:p>1598.513672</text:p>
              </table:table-cell>
              <table:table-cell office:value-type="float" office:value="1584.052124">
                <text:p>1584.052124</text:p>
              </table:table-cell>
              <table:table-cell office:value-type="float" office:value="1599.814209">
                <text:p>1599.814209</text:p>
              </table:table-cell>
            </table:table-row>
            <table:table-row>
              <table:table-cell office:value-type="float" office:value="109.6">
                <text:p>109.6</text:p>
              </table:table-cell>
              <table:table-cell office:value-type="float" office:value="1572.771729">
                <text:p>1572.771729</text:p>
              </table:table-cell>
              <table:table-cell office:value-type="float" office:value="1590.504761">
                <text:p>1590.504761</text:p>
              </table:table-cell>
              <table:table-cell office:value-type="float" office:value="1580.820801">
                <text:p>1580.820801</text:p>
              </table:table-cell>
              <table:table-cell office:value-type="float" office:value="1598.592041">
                <text:p>1598.592041</text:p>
              </table:table-cell>
            </table:table-row>
            <table:table-row>
              <table:table-cell office:value-type="float" office:value="109.8">
                <text:p>109.8</text:p>
              </table:table-cell>
              <table:table-cell office:value-type="float" office:value="1569.050293">
                <text:p>1569.050293</text:p>
              </table:table-cell>
              <table:table-cell office:value-type="float" office:value="1591.885742">
                <text:p>1591.885742</text:p>
              </table:table-cell>
              <table:table-cell office:value-type="float" office:value="1577.813599">
                <text:p>1577.813599</text:p>
              </table:table-cell>
              <table:table-cell office:value-type="float" office:value="1598.047974">
                <text:p>1598.04797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69.459229">
                <text:p>1569.459229</text:p>
              </table:table-cell>
              <table:table-cell office:value-type="float" office:value="1588.913818">
                <text:p>1588.913818</text:p>
              </table:table-cell>
              <table:table-cell office:value-type="float" office:value="1579.291748">
                <text:p>1579.291748</text:p>
              </table:table-cell>
              <table:table-cell office:value-type="float" office:value="1595.187988">
                <text:p>1595.187988</text:p>
              </table:table-cell>
            </table:table-row>
            <table:table-row>
              <table:table-cell office:value-type="float" office:value="110.2">
                <text:p>110.2</text:p>
              </table:table-cell>
              <table:table-cell office:value-type="float" office:value="1564.79834">
                <text:p>1564.79834</text:p>
              </table:table-cell>
              <table:table-cell office:value-type="float" office:value="1590.106323">
                <text:p>1590.106323</text:p>
              </table:table-cell>
              <table:table-cell office:value-type="float" office:value="1575.688965">
                <text:p>1575.688965</text:p>
              </table:table-cell>
              <table:table-cell office:value-type="float" office:value="1599.006592">
                <text:p>1599.006592</text:p>
              </table:table-cell>
            </table:table-row>
            <table:table-row>
              <table:table-cell office:value-type="float" office:value="110.4">
                <text:p>110.4</text:p>
              </table:table-cell>
              <table:table-cell office:value-type="float" office:value="1564.077515">
                <text:p>1564.077515</text:p>
              </table:table-cell>
              <table:table-cell office:value-type="float" office:value="1582.115601">
                <text:p>1582.115601</text:p>
              </table:table-cell>
              <table:table-cell office:value-type="float" office:value="1579.081909">
                <text:p>1579.081909</text:p>
              </table:table-cell>
              <table:table-cell office:value-type="float" office:value="1591.49646">
                <text:p>1591.49646</text:p>
              </table:table-cell>
            </table:table-row>
            <table:table-row>
              <table:table-cell office:value-type="float" office:value="110.6">
                <text:p>110.6</text:p>
              </table:table-cell>
              <table:table-cell office:value-type="float" office:value="1572.522949">
                <text:p>1572.522949</text:p>
              </table:table-cell>
              <table:table-cell office:value-type="float" office:value="1593.850098">
                <text:p>1593.850098</text:p>
              </table:table-cell>
              <table:table-cell office:value-type="float" office:value="1567.647095">
                <text:p>1567.647095</text:p>
              </table:table-cell>
              <table:table-cell office:value-type="float" office:value="1582.1427">
                <text:p>1582.1427</text:p>
              </table:table-cell>
            </table:table-row>
            <table:table-row>
              <table:table-cell office:value-type="float" office:value="110.8">
                <text:p>110.8</text:p>
              </table:table-cell>
              <table:table-cell office:value-type="float" office:value="1571.537231">
                <text:p>1571.537231</text:p>
              </table:table-cell>
              <table:table-cell office:value-type="float" office:value="1584.62146">
                <text:p>1584.62146</text:p>
              </table:table-cell>
              <table:table-cell office:value-type="float" office:value="1571.140869">
                <text:p>1571.140869</text:p>
              </table:table-cell>
              <table:table-cell office:value-type="float" office:value="1581.736328">
                <text:p>1581.73632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567.582275">
                <text:p>1567.582275</text:p>
              </table:table-cell>
              <table:table-cell office:value-type="float" office:value="1587.96582">
                <text:p>1587.96582</text:p>
              </table:table-cell>
              <table:table-cell office:value-type="float" office:value="1569.509277">
                <text:p>1569.509277</text:p>
              </table:table-cell>
              <table:table-cell office:value-type="float" office:value="1586.059082">
                <text:p>1586.059082</text:p>
              </table:table-cell>
            </table:table-row>
            <table:table-row>
              <table:table-cell office:value-type="float" office:value="111.2">
                <text:p>111.2</text:p>
              </table:table-cell>
              <table:table-cell office:value-type="float" office:value="1568.09436">
                <text:p>1568.09436</text:p>
              </table:table-cell>
              <table:table-cell office:value-type="float" office:value="1584.757935">
                <text:p>1584.757935</text:p>
              </table:table-cell>
              <table:table-cell office:value-type="float" office:value="1570.979614">
                <text:p>1570.979614</text:p>
              </table:table-cell>
              <table:table-cell office:value-type="float" office:value="1581.438965">
                <text:p>1581.438965</text:p>
              </table:table-cell>
            </table:table-row>
            <table:table-row>
              <table:table-cell office:value-type="float" office:value="111.4">
                <text:p>111.4</text:p>
              </table:table-cell>
              <table:table-cell office:value-type="float" office:value="1562.471924">
                <text:p>1562.471924</text:p>
              </table:table-cell>
              <table:table-cell office:value-type="float" office:value="1583.290527">
                <text:p>1583.290527</text:p>
              </table:table-cell>
              <table:table-cell office:value-type="float" office:value="1567.669678">
                <text:p>1567.669678</text:p>
              </table:table-cell>
              <table:table-cell office:value-type="float" office:value="1581.364624">
                <text:p>1581.364624</text:p>
              </table:table-cell>
            </table:table-row>
            <table:table-row>
              <table:table-cell office:value-type="float" office:value="111.6">
                <text:p>111.6</text:p>
              </table:table-cell>
              <table:table-cell office:value-type="float" office:value="1566.899658">
                <text:p>1566.899658</text:p>
              </table:table-cell>
              <table:table-cell office:value-type="float" office:value="1580.991821">
                <text:p>1580.991821</text:p>
              </table:table-cell>
              <table:table-cell office:value-type="float" office:value="1571.029541">
                <text:p>1571.029541</text:p>
              </table:table-cell>
              <table:table-cell office:value-type="float" office:value="1576.632202">
                <text:p>1576.632202</text:p>
              </table:table-cell>
            </table:table-row>
            <table:table-row>
              <table:table-cell office:value-type="float" office:value="111.8">
                <text:p>111.8</text:p>
              </table:table-cell>
              <table:table-cell office:value-type="float" office:value="1568.098999">
                <text:p>1568.098999</text:p>
              </table:table-cell>
              <table:table-cell office:value-type="float" office:value="1579.074219">
                <text:p>1579.074219</text:p>
              </table:table-cell>
              <table:table-cell office:value-type="float" office:value="1569.952759">
                <text:p>1569.952759</text:p>
              </table:table-cell>
              <table:table-cell office:value-type="float" office:value="1576.716797">
                <text:p>1576.71679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564.689941">
                <text:p>1564.689941</text:p>
              </table:table-cell>
              <table:table-cell office:value-type="float" office:value="1580.49646">
                <text:p>1580.49646</text:p>
              </table:table-cell>
              <table:table-cell office:value-type="float" office:value="1566.93689">
                <text:p>1566.93689</text:p>
              </table:table-cell>
              <table:table-cell office:value-type="float" office:value="1576.409424">
                <text:p>1576.409424</text:p>
              </table:table-cell>
            </table:table-row>
            <table:table-row>
              <table:table-cell office:value-type="float" office:value="112.2">
                <text:p>112.2</text:p>
              </table:table-cell>
              <table:table-cell office:value-type="float" office:value="1566.143799">
                <text:p>1566.143799</text:p>
              </table:table-cell>
              <table:table-cell office:value-type="float" office:value="1577.379639">
                <text:p>1577.379639</text:p>
              </table:table-cell>
              <table:table-cell office:value-type="float" office:value="1567.352051">
                <text:p>1567.352051</text:p>
              </table:table-cell>
              <table:table-cell office:value-type="float" office:value="1577.005005">
                <text:p>1577.005005</text:p>
              </table:table-cell>
            </table:table-row>
            <table:table-row>
              <table:table-cell office:value-type="float" office:value="112.4">
                <text:p>112.4</text:p>
              </table:table-cell>
              <table:table-cell office:value-type="float" office:value="1568.112793">
                <text:p>1568.112793</text:p>
              </table:table-cell>
              <table:table-cell office:value-type="float" office:value="1576.111206">
                <text:p>1576.111206</text:p>
              </table:table-cell>
              <table:table-cell office:value-type="float" office:value="1571.212646">
                <text:p>1571.212646</text:p>
              </table:table-cell>
              <table:table-cell office:value-type="float" office:value="1570.538452">
                <text:p>1570.538452</text:p>
              </table:table-cell>
            </table:table-row>
            <table:table-row>
              <table:table-cell office:value-type="float" office:value="112.6">
                <text:p>112.6</text:p>
              </table:table-cell>
              <table:table-cell office:value-type="float" office:value="1567.88623">
                <text:p>1567.88623</text:p>
              </table:table-cell>
              <table:table-cell office:value-type="float" office:value="1573.278442">
                <text:p>1573.278442</text:p>
              </table:table-cell>
              <table:table-cell office:value-type="float" office:value="1570.035645">
                <text:p>1570.035645</text:p>
              </table:table-cell>
              <table:table-cell office:value-type="float" office:value="1571.903809">
                <text:p>1571.903809</text:p>
              </table:table-cell>
            </table:table-row>
            <table:table-row>
              <table:table-cell office:value-type="float" office:value="112.8">
                <text:p>112.8</text:p>
              </table:table-cell>
              <table:table-cell office:value-type="float" office:value="1565.517822">
                <text:p>1565.517822</text:p>
              </table:table-cell>
              <table:table-cell office:value-type="float" office:value="1572.411377">
                <text:p>1572.411377</text:p>
              </table:table-cell>
              <table:table-cell office:value-type="float" office:value="1568.242188">
                <text:p>1568.242188</text:p>
              </table:table-cell>
              <table:table-cell office:value-type="float" office:value="1572.130859">
                <text:p>1572.13085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564.229248">
                <text:p>1564.229248</text:p>
              </table:table-cell>
              <table:table-cell office:value-type="float" office:value="1574.680908">
                <text:p>1574.680908</text:p>
              </table:table-cell>
              <table:table-cell office:value-type="float" office:value="1568.939941">
                <text:p>1568.939941</text:p>
              </table:table-cell>
              <table:table-cell office:value-type="float" office:value="1572.833984">
                <text:p>1572.833984</text:p>
              </table:table-cell>
            </table:table-row>
            <table:table-row>
              <table:table-cell office:value-type="float" office:value="113.2">
                <text:p>113.2</text:p>
              </table:table-cell>
              <table:table-cell office:value-type="float" office:value="1563.884644">
                <text:p>1563.884644</text:p>
              </table:table-cell>
              <table:table-cell office:value-type="float" office:value="1574.83374">
                <text:p>1574.83374</text:p>
              </table:table-cell>
              <table:table-cell office:value-type="float" office:value="1566.869751">
                <text:p>1566.869751</text:p>
              </table:table-cell>
              <table:table-cell office:value-type="float" office:value="1570.859619">
                <text:p>1570.859619</text:p>
              </table:table-cell>
            </table:table-row>
            <table:table-row>
              <table:table-cell office:value-type="float" office:value="113.4">
                <text:p>113.4</text:p>
              </table:table-cell>
              <table:table-cell office:value-type="float" office:value="1565.873413">
                <text:p>1565.873413</text:p>
              </table:table-cell>
              <table:table-cell office:value-type="float" office:value="1572.710205">
                <text:p>1572.710205</text:p>
              </table:table-cell>
              <table:table-cell office:value-type="float" office:value="1568.180054">
                <text:p>1568.180054</text:p>
              </table:table-cell>
              <table:table-cell office:value-type="float" office:value="1573.198364">
                <text:p>1573.198364</text:p>
              </table:table-cell>
            </table:table-row>
            <table:table-row>
              <table:table-cell office:value-type="float" office:value="113.6">
                <text:p>113.6</text:p>
              </table:table-cell>
              <table:table-cell office:value-type="float" office:value="1552.390991">
                <text:p>1552.390991</text:p>
              </table:table-cell>
              <table:table-cell office:value-type="float" office:value="1584.646484">
                <text:p>1584.646484</text:p>
              </table:table-cell>
              <table:table-cell office:value-type="float" office:value="1556.679077">
                <text:p>1556.679077</text:p>
              </table:table-cell>
              <table:table-cell office:value-type="float" office:value="1580.634033">
                <text:p>1580.634033</text:p>
              </table:table-cell>
            </table:table-row>
            <table:table-row>
              <table:table-cell office:value-type="float" office:value="113.8">
                <text:p>113.8</text:p>
              </table:table-cell>
              <table:table-cell office:value-type="float" office:value="1530.559326">
                <text:p>1530.559326</text:p>
              </table:table-cell>
              <table:table-cell office:value-type="float" office:value="1515.563721">
                <text:p>1515.563721</text:p>
              </table:table-cell>
              <table:table-cell office:value-type="float" office:value="1598.815063">
                <text:p>1598.815063</text:p>
              </table:table-cell>
              <table:table-cell office:value-type="float" office:value="1626.668579">
                <text:p>1626.66857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532.484619">
                <text:p>1532.484619</text:p>
              </table:table-cell>
              <table:table-cell office:value-type="float" office:value="1525.614136">
                <text:p>1525.614136</text:p>
              </table:table-cell>
              <table:table-cell office:value-type="float" office:value="1606.243042">
                <text:p>1606.243042</text:p>
              </table:table-cell>
              <table:table-cell office:value-type="float" office:value="1636.341187">
                <text:p>1636.341187</text:p>
              </table:table-cell>
            </table:table-row>
            <table:table-row>
              <table:table-cell office:value-type="float" office:value="114.2">
                <text:p>114.2</text:p>
              </table:table-cell>
              <table:table-cell office:value-type="float" office:value="1543.817627">
                <text:p>1543.817627</text:p>
              </table:table-cell>
              <table:table-cell office:value-type="float" office:value="1539.937988">
                <text:p>1539.937988</text:p>
              </table:table-cell>
              <table:table-cell office:value-type="float" office:value="1619.801514">
                <text:p>1619.801514</text:p>
              </table:table-cell>
              <table:table-cell office:value-type="float" office:value="1658.905884">
                <text:p>1658.905884</text:p>
              </table:table-cell>
            </table:table-row>
            <table:table-row>
              <table:table-cell office:value-type="float" office:value="114.4">
                <text:p>114.4</text:p>
              </table:table-cell>
              <table:table-cell office:value-type="float" office:value="1552.952148">
                <text:p>1552.952148</text:p>
              </table:table-cell>
              <table:table-cell office:value-type="float" office:value="1556.738037">
                <text:p>1556.738037</text:p>
              </table:table-cell>
              <table:table-cell office:value-type="float" office:value="1612.254761">
                <text:p>1612.254761</text:p>
              </table:table-cell>
              <table:table-cell office:value-type="float" office:value="1627.523682">
                <text:p>1627.523682</text:p>
              </table:table-cell>
            </table:table-row>
            <table:table-row>
              <table:table-cell office:value-type="float" office:value="114.6">
                <text:p>114.6</text:p>
              </table:table-cell>
              <table:table-cell office:value-type="float" office:value="1560.724854">
                <text:p>1560.724854</text:p>
              </table:table-cell>
              <table:table-cell office:value-type="float" office:value="1582.606079">
                <text:p>1582.606079</text:p>
              </table:table-cell>
              <table:table-cell office:value-type="float" office:value="1605.998047">
                <text:p>1605.998047</text:p>
              </table:table-cell>
              <table:table-cell office:value-type="float" office:value="1657.930664">
                <text:p>1657.930664</text:p>
              </table:table-cell>
            </table:table-row>
            <table:table-row>
              <table:table-cell office:value-type="float" office:value="114.8">
                <text:p>114.8</text:p>
              </table:table-cell>
              <table:table-cell office:value-type="float" office:value="1559.12854">
                <text:p>1559.12854</text:p>
              </table:table-cell>
              <table:table-cell office:value-type="float" office:value="1576.274902">
                <text:p>1576.274902</text:p>
              </table:table-cell>
              <table:table-cell office:value-type="float" office:value="1613.535034">
                <text:p>1613.535034</text:p>
              </table:table-cell>
              <table:table-cell office:value-type="float" office:value="1663.371948">
                <text:p>1663.37194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565.184204">
                <text:p>1565.184204</text:p>
              </table:table-cell>
              <table:table-cell office:value-type="float" office:value="1588.802979">
                <text:p>1588.802979</text:p>
              </table:table-cell>
              <table:table-cell office:value-type="float" office:value="1623.890259">
                <text:p>1623.890259</text:p>
              </table:table-cell>
              <table:table-cell office:value-type="float" office:value="1667.114624">
                <text:p>1667.114624</text:p>
              </table:table-cell>
            </table:table-row>
            <table:table-row>
              <table:table-cell office:value-type="float" office:value="115.2">
                <text:p>115.2</text:p>
              </table:table-cell>
              <table:table-cell office:value-type="float" office:value="1569.449707">
                <text:p>1569.449707</text:p>
              </table:table-cell>
              <table:table-cell office:value-type="float" office:value="1613.405762">
                <text:p>1613.405762</text:p>
              </table:table-cell>
              <table:table-cell office:value-type="float" office:value="1621.389038">
                <text:p>1621.389038</text:p>
              </table:table-cell>
              <table:table-cell office:value-type="float" office:value="1684.821899">
                <text:p>1684.821899</text:p>
              </table:table-cell>
            </table:table-row>
            <table:table-row>
              <table:table-cell office:value-type="float" office:value="115.4">
                <text:p>115.4</text:p>
              </table:table-cell>
              <table:table-cell office:value-type="float" office:value="1623.75415">
                <text:p>1623.75415</text:p>
              </table:table-cell>
              <table:table-cell office:value-type="float" office:value="1642.46167">
                <text:p>1642.46167</text:p>
              </table:table-cell>
              <table:table-cell office:value-type="float" office:value="1615.644897">
                <text:p>1615.644897</text:p>
              </table:table-cell>
              <table:table-cell office:value-type="float" office:value="1645.510742">
                <text:p>1645.510742</text:p>
              </table:table-cell>
            </table:table-row>
            <table:table-row>
              <table:table-cell office:value-type="float" office:value="115.6">
                <text:p>115.6</text:p>
              </table:table-cell>
              <table:table-cell office:value-type="float" office:value="1642.217041">
                <text:p>1642.217041</text:p>
              </table:table-cell>
              <table:table-cell office:value-type="float" office:value="1661.140015">
                <text:p>1661.140015</text:p>
              </table:table-cell>
              <table:table-cell office:value-type="float" office:value="1630.232056">
                <text:p>1630.232056</text:p>
              </table:table-cell>
              <table:table-cell office:value-type="float" office:value="1646.415771">
                <text:p>1646.415771</text:p>
              </table:table-cell>
            </table:table-row>
            <table:table-row>
              <table:table-cell office:value-type="float" office:value="115.8">
                <text:p>115.8</text:p>
              </table:table-cell>
              <table:table-cell office:value-type="float" office:value="1649.101318">
                <text:p>1649.101318</text:p>
              </table:table-cell>
              <table:table-cell office:value-type="float" office:value="1698.923828">
                <text:p>1698.923828</text:p>
              </table:table-cell>
              <table:table-cell office:value-type="float" office:value="1642.071411">
                <text:p>1642.071411</text:p>
              </table:table-cell>
              <table:table-cell office:value-type="float" office:value="1691.175171">
                <text:p>1691.17517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651.286255">
                <text:p>1651.286255</text:p>
              </table:table-cell>
              <table:table-cell office:value-type="float" office:value="1743.978516">
                <text:p>1743.978516</text:p>
              </table:table-cell>
              <table:table-cell office:value-type="float" office:value="1652.671387">
                <text:p>1652.671387</text:p>
              </table:table-cell>
              <table:table-cell office:value-type="float" office:value="1732.769287">
                <text:p>1732.769287</text:p>
              </table:table-cell>
            </table:table-row>
            <table:table-row>
              <table:table-cell office:value-type="float" office:value="116.2">
                <text:p>116.2</text:p>
              </table:table-cell>
              <table:table-cell office:value-type="float" office:value="1684.68103">
                <text:p>1684.68103</text:p>
              </table:table-cell>
              <table:table-cell office:value-type="float" office:value="1712.277466">
                <text:p>1712.277466</text:p>
              </table:table-cell>
              <table:table-cell office:value-type="float" office:value="1694.239258">
                <text:p>1694.239258</text:p>
              </table:table-cell>
              <table:table-cell office:value-type="float" office:value="1702.992065">
                <text:p>1702.992065</text:p>
              </table:table-cell>
            </table:table-row>
            <table:table-row>
              <table:table-cell office:value-type="float" office:value="116.4">
                <text:p>116.4</text:p>
              </table:table-cell>
              <table:table-cell office:value-type="float" office:value="1700.922607">
                <text:p>1700.922607</text:p>
              </table:table-cell>
              <table:table-cell office:value-type="float" office:value="1750.798462">
                <text:p>1750.798462</text:p>
              </table:table-cell>
              <table:table-cell office:value-type="float" office:value="1709.291748">
                <text:p>1709.291748</text:p>
              </table:table-cell>
              <table:table-cell office:value-type="float" office:value="1744.997559">
                <text:p>1744.997559</text:p>
              </table:table-cell>
            </table:table-row>
            <table:table-row>
              <table:table-cell office:value-type="float" office:value="116.6">
                <text:p>116.6</text:p>
              </table:table-cell>
              <table:table-cell office:value-type="float" office:value="1720.61499">
                <text:p>1720.61499</text:p>
              </table:table-cell>
              <table:table-cell office:value-type="float" office:value="1768.986816">
                <text:p>1768.986816</text:p>
              </table:table-cell>
              <table:table-cell office:value-type="float" office:value="1731.842163">
                <text:p>1731.842163</text:p>
              </table:table-cell>
              <table:table-cell office:value-type="float" office:value="1759.291626">
                <text:p>1759.291626</text:p>
              </table:table-cell>
            </table:table-row>
            <table:table-row>
              <table:table-cell office:value-type="float" office:value="116.8">
                <text:p>116.8</text:p>
              </table:table-cell>
              <table:table-cell office:value-type="float" office:value="1743.945435">
                <text:p>1743.945435</text:p>
              </table:table-cell>
              <table:table-cell office:value-type="float" office:value="1828.326172">
                <text:p>1828.326172</text:p>
              </table:table-cell>
              <table:table-cell office:value-type="float" office:value="1752.043823">
                <text:p>1752.043823</text:p>
              </table:table-cell>
              <table:table-cell office:value-type="float" office:value="1820.794556">
                <text:p>1820.79455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762.729736">
                <text:p>1762.729736</text:p>
              </table:table-cell>
              <table:table-cell office:value-type="float" office:value="1835.077637">
                <text:p>1835.077637</text:p>
              </table:table-cell>
              <table:table-cell office:value-type="float" office:value="1779.94104">
                <text:p>1779.94104</text:p>
              </table:table-cell>
              <table:table-cell office:value-type="float" office:value="1826.074341">
                <text:p>1826.074341</text:p>
              </table:table-cell>
            </table:table-row>
            <table:table-row>
              <table:table-cell office:value-type="float" office:value="117.2">
                <text:p>117.2</text:p>
              </table:table-cell>
              <table:table-cell office:value-type="float" office:value="1779.499023">
                <text:p>1779.499023</text:p>
              </table:table-cell>
              <table:table-cell office:value-type="float" office:value="1845.419922">
                <text:p>1845.419922</text:p>
              </table:table-cell>
              <table:table-cell office:value-type="float" office:value="1800.072998">
                <text:p>1800.072998</text:p>
              </table:table-cell>
              <table:table-cell office:value-type="float" office:value="1833.297363">
                <text:p>1833.297363</text:p>
              </table:table-cell>
            </table:table-row>
            <table:table-row>
              <table:table-cell office:value-type="float" office:value="117.4">
                <text:p>117.4</text:p>
              </table:table-cell>
              <table:table-cell office:value-type="float" office:value="1800.360229">
                <text:p>1800.360229</text:p>
              </table:table-cell>
              <table:table-cell office:value-type="float" office:value="1901.7771">
                <text:p>1901.7771</text:p>
              </table:table-cell>
              <table:table-cell office:value-type="float" office:value="1809.425293">
                <text:p>1809.425293</text:p>
              </table:table-cell>
              <table:table-cell office:value-type="float" office:value="1895.965332">
                <text:p>1895.965332</text:p>
              </table:table-cell>
            </table:table-row>
            <table:table-row>
              <table:table-cell office:value-type="float" office:value="117.6">
                <text:p>117.6</text:p>
              </table:table-cell>
              <table:table-cell office:value-type="float" office:value="1793.636963">
                <text:p>1793.636963</text:p>
              </table:table-cell>
              <table:table-cell office:value-type="float" office:value="1888.273315">
                <text:p>1888.273315</text:p>
              </table:table-cell>
              <table:table-cell office:value-type="float" office:value="1803.817993">
                <text:p>1803.817993</text:p>
              </table:table-cell>
              <table:table-cell office:value-type="float" office:value="1895.041992">
                <text:p>1895.041992</text:p>
              </table:table-cell>
            </table:table-row>
            <table:table-row>
              <table:table-cell office:value-type="float" office:value="117.8">
                <text:p>117.8</text:p>
              </table:table-cell>
              <table:table-cell office:value-type="float" office:value="1787.68811">
                <text:p>1787.68811</text:p>
              </table:table-cell>
              <table:table-cell office:value-type="float" office:value="1892.556274">
                <text:p>1892.556274</text:p>
              </table:table-cell>
              <table:table-cell office:value-type="float" office:value="1808.2229">
                <text:p>1808.2229</text:p>
              </table:table-cell>
              <table:table-cell office:value-type="float" office:value="1888.85498">
                <text:p>1888.8549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785.869385">
                <text:p>1785.869385</text:p>
              </table:table-cell>
              <table:table-cell office:value-type="float" office:value="1903.384033">
                <text:p>1903.384033</text:p>
              </table:table-cell>
              <table:table-cell office:value-type="float" office:value="1805.771484">
                <text:p>1805.771484</text:p>
              </table:table-cell>
              <table:table-cell office:value-type="float" office:value="1882.874512">
                <text:p>1882.874512</text:p>
              </table:table-cell>
            </table:table-row>
            <table:table-row>
              <table:table-cell office:value-type="float" office:value="118.2">
                <text:p>118.2</text:p>
              </table:table-cell>
              <table:table-cell office:value-type="float" office:value="1783.399048">
                <text:p>1783.399048</text:p>
              </table:table-cell>
              <table:table-cell office:value-type="float" office:value="1900.795898">
                <text:p>1900.795898</text:p>
              </table:table-cell>
              <table:table-cell office:value-type="float" office:value="1791.641235">
                <text:p>1791.641235</text:p>
              </table:table-cell>
              <table:table-cell office:value-type="float" office:value="1903.837769">
                <text:p>1903.837769</text:p>
              </table:table-cell>
            </table:table-row>
            <table:table-row>
              <table:table-cell office:value-type="float" office:value="118.4">
                <text:p>118.4</text:p>
              </table:table-cell>
              <table:table-cell office:value-type="float" office:value="1792.626343">
                <text:p>1792.626343</text:p>
              </table:table-cell>
              <table:table-cell office:value-type="float" office:value="1913.256958">
                <text:p>1913.256958</text:p>
              </table:table-cell>
              <table:table-cell office:value-type="float" office:value="1807.742676">
                <text:p>1807.742676</text:p>
              </table:table-cell>
              <table:table-cell office:value-type="float" office:value="1905.90625">
                <text:p>1905.90625</text:p>
              </table:table-cell>
            </table:table-row>
            <table:table-row>
              <table:table-cell office:value-type="float" office:value="118.6">
                <text:p>118.6</text:p>
              </table:table-cell>
              <table:table-cell office:value-type="float" office:value="1796.591431">
                <text:p>1796.591431</text:p>
              </table:table-cell>
              <table:table-cell office:value-type="float" office:value="1894.395508">
                <text:p>1894.395508</text:p>
              </table:table-cell>
              <table:table-cell office:value-type="float" office:value="1811.946899">
                <text:p>1811.946899</text:p>
              </table:table-cell>
              <table:table-cell office:value-type="float" office:value="1891.089111">
                <text:p>1891.089111</text:p>
              </table:table-cell>
            </table:table-row>
            <table:table-row>
              <table:table-cell office:value-type="float" office:value="118.8">
                <text:p>118.8</text:p>
              </table:table-cell>
              <table:table-cell office:value-type="float" office:value="1789.128174">
                <text:p>1789.128174</text:p>
              </table:table-cell>
              <table:table-cell office:value-type="float" office:value="1928.836548">
                <text:p>1928.836548</text:p>
              </table:table-cell>
              <table:table-cell office:value-type="float" office:value="1801.968628">
                <text:p>1801.968628</text:p>
              </table:table-cell>
              <table:table-cell office:value-type="float" office:value="1923.619629">
                <text:p>1923.61962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793.109985">
                <text:p>1793.109985</text:p>
              </table:table-cell>
              <table:table-cell office:value-type="float" office:value="1920.536133">
                <text:p>1920.536133</text:p>
              </table:table-cell>
              <table:table-cell office:value-type="float" office:value="1810.537354">
                <text:p>1810.537354</text:p>
              </table:table-cell>
              <table:table-cell office:value-type="float" office:value="1911.770996">
                <text:p>1911.770996</text:p>
              </table:table-cell>
            </table:table-row>
            <table:table-row>
              <table:table-cell office:value-type="float" office:value="119.2">
                <text:p>119.2</text:p>
              </table:table-cell>
              <table:table-cell office:value-type="float" office:value="1808.447876">
                <text:p>1808.447876</text:p>
              </table:table-cell>
              <table:table-cell office:value-type="float" office:value="1915.949463">
                <text:p>1915.949463</text:p>
              </table:table-cell>
              <table:table-cell office:value-type="float" office:value="1820.758057">
                <text:p>1820.758057</text:p>
              </table:table-cell>
              <table:table-cell office:value-type="float" office:value="1910.404541">
                <text:p>1910.404541</text:p>
              </table:table-cell>
            </table:table-row>
            <table:table-row>
              <table:table-cell office:value-type="float" office:value="119.4">
                <text:p>119.4</text:p>
              </table:table-cell>
              <table:table-cell office:value-type="float" office:value="1801.603882">
                <text:p>1801.603882</text:p>
              </table:table-cell>
              <table:table-cell office:value-type="float" office:value="1930.306152">
                <text:p>1930.306152</text:p>
              </table:table-cell>
              <table:table-cell office:value-type="float" office:value="1816.060547">
                <text:p>1816.060547</text:p>
              </table:table-cell>
              <table:table-cell office:value-type="float" office:value="1924.952759">
                <text:p>1924.952759</text:p>
              </table:table-cell>
            </table:table-row>
            <table:table-row>
              <table:table-cell office:value-type="float" office:value="119.6">
                <text:p>119.6</text:p>
              </table:table-cell>
              <table:table-cell office:value-type="float" office:value="1802.948364">
                <text:p>1802.948364</text:p>
              </table:table-cell>
              <table:table-cell office:value-type="float" office:value="1919.053833">
                <text:p>1919.053833</text:p>
              </table:table-cell>
              <table:table-cell office:value-type="float" office:value="1821.146729">
                <text:p>1821.146729</text:p>
              </table:table-cell>
              <table:table-cell office:value-type="float" office:value="1912.44519">
                <text:p>1912.44519</text:p>
              </table:table-cell>
            </table:table-row>
            <table:table-row>
              <table:table-cell office:value-type="float" office:value="119.8">
                <text:p>119.8</text:p>
              </table:table-cell>
              <table:table-cell office:value-type="float" office:value="1817.704224">
                <text:p>1817.704224</text:p>
              </table:table-cell>
              <table:table-cell office:value-type="float" office:value="1928.177368">
                <text:p>1928.177368</text:p>
              </table:table-cell>
              <table:table-cell office:value-type="float" office:value="1834.302002">
                <text:p>1834.302002</text:p>
              </table:table-cell>
              <table:table-cell office:value-type="float" office:value="1924.967651">
                <text:p>1924.967651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11.991333">
                <text:p>1811.991333</text:p>
              </table:table-cell>
              <table:table-cell office:value-type="float" office:value="1935.434082">
                <text:p>1935.434082</text:p>
              </table:table-cell>
              <table:table-cell office:value-type="float" office:value="1827.726074">
                <text:p>1827.726074</text:p>
              </table:table-cell>
              <table:table-cell office:value-type="float" office:value="1928.500977">
                <text:p>1928.500977</text:p>
              </table:table-cell>
            </table:table-row>
            <table:table-row>
              <table:table-cell office:value-type="float" office:value="120.2">
                <text:p>120.2</text:p>
              </table:table-cell>
              <table:table-cell office:value-type="float" office:value="1810.891968">
                <text:p>1810.891968</text:p>
              </table:table-cell>
              <table:table-cell office:value-type="float" office:value="1950.57605">
                <text:p>1950.57605</text:p>
              </table:table-cell>
              <table:table-cell office:value-type="float" office:value="1828.922729">
                <text:p>1828.922729</text:p>
              </table:table-cell>
              <table:table-cell office:value-type="float" office:value="1942.050171">
                <text:p>1942.050171</text:p>
              </table:table-cell>
            </table:table-row>
            <table:table-row>
              <table:table-cell office:value-type="float" office:value="120.4">
                <text:p>120.4</text:p>
              </table:table-cell>
              <table:table-cell office:value-type="float" office:value="1823.779419">
                <text:p>1823.779419</text:p>
              </table:table-cell>
              <table:table-cell office:value-type="float" office:value="1925.917725">
                <text:p>1925.917725</text:p>
              </table:table-cell>
              <table:table-cell office:value-type="float" office:value="1841.914795">
                <text:p>1841.914795</text:p>
              </table:table-cell>
              <table:table-cell office:value-type="float" office:value="1913.883423">
                <text:p>1913.883423</text:p>
              </table:table-cell>
            </table:table-row>
            <table:table-row>
              <table:table-cell office:value-type="float" office:value="120.6">
                <text:p>120.6</text:p>
              </table:table-cell>
              <table:table-cell office:value-type="float" office:value="1818.103149">
                <text:p>1818.103149</text:p>
              </table:table-cell>
              <table:table-cell office:value-type="float" office:value="1959.993408">
                <text:p>1959.993408</text:p>
              </table:table-cell>
              <table:table-cell office:value-type="float" office:value="1833.602783">
                <text:p>1833.602783</text:p>
              </table:table-cell>
              <table:table-cell office:value-type="float" office:value="1954.800781">
                <text:p>1954.800781</text:p>
              </table:table-cell>
            </table:table-row>
            <table:table-row>
              <table:table-cell office:value-type="float" office:value="120.8">
                <text:p>120.8</text:p>
              </table:table-cell>
              <table:table-cell office:value-type="float" office:value="1816.423218">
                <text:p>1816.423218</text:p>
              </table:table-cell>
              <table:table-cell office:value-type="float" office:value="1961.04126">
                <text:p>1961.04126</text:p>
              </table:table-cell>
              <table:table-cell office:value-type="float" office:value="1834.962036">
                <text:p>1834.962036</text:p>
              </table:table-cell>
              <table:table-cell office:value-type="float" office:value="1951.713745">
                <text:p>1951.71374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830.716064">
                <text:p>1830.716064</text:p>
              </table:table-cell>
              <table:table-cell office:value-type="float" office:value="1933.740845">
                <text:p>1933.740845</text:p>
              </table:table-cell>
              <table:table-cell office:value-type="float" office:value="1850.4375">
                <text:p>1850.4375</text:p>
              </table:table-cell>
              <table:table-cell office:value-type="float" office:value="1929.301514">
                <text:p>1929.301514</text:p>
              </table:table-cell>
            </table:table-row>
            <table:table-row>
              <table:table-cell office:value-type="float" office:value="121.2">
                <text:p>121.2</text:p>
              </table:table-cell>
              <table:table-cell office:value-type="float" office:value="1825.334351">
                <text:p>1825.334351</text:p>
              </table:table-cell>
              <table:table-cell office:value-type="float" office:value="1965.148926">
                <text:p>1965.148926</text:p>
              </table:table-cell>
              <table:table-cell office:value-type="float" office:value="1841.572754">
                <text:p>1841.572754</text:p>
              </table:table-cell>
              <table:table-cell office:value-type="float" office:value="1958.422119">
                <text:p>1958.422119</text:p>
              </table:table-cell>
            </table:table-row>
            <table:table-row>
              <table:table-cell office:value-type="float" office:value="121.4">
                <text:p>121.4</text:p>
              </table:table-cell>
              <table:table-cell office:value-type="float" office:value="1822.987305">
                <text:p>1822.987305</text:p>
              </table:table-cell>
              <table:table-cell office:value-type="float" office:value="1969.863281">
                <text:p>1969.863281</text:p>
              </table:table-cell>
              <table:table-cell office:value-type="float" office:value="1837.585083">
                <text:p>1837.585083</text:p>
              </table:table-cell>
              <table:table-cell office:value-type="float" office:value="1959.872803">
                <text:p>1959.872803</text:p>
              </table:table-cell>
            </table:table-row>
            <table:table-row>
              <table:table-cell office:value-type="float" office:value="121.6">
                <text:p>121.6</text:p>
              </table:table-cell>
              <table:table-cell office:value-type="float" office:value="1834.760986">
                <text:p>1834.760986</text:p>
              </table:table-cell>
              <table:table-cell office:value-type="float" office:value="1949.087524">
                <text:p>1949.087524</text:p>
              </table:table-cell>
              <table:table-cell office:value-type="float" office:value="1855.594727">
                <text:p>1855.594727</text:p>
              </table:table-cell>
              <table:table-cell office:value-type="float" office:value="1941.363281">
                <text:p>1941.363281</text:p>
              </table:table-cell>
            </table:table-row>
            <table:table-row>
              <table:table-cell office:value-type="float" office:value="121.8">
                <text:p>121.8</text:p>
              </table:table-cell>
              <table:table-cell office:value-type="float" office:value="1827.022583">
                <text:p>1827.022583</text:p>
              </table:table-cell>
              <table:table-cell office:value-type="float" office:value="1953.146362">
                <text:p>1953.146362</text:p>
              </table:table-cell>
              <table:table-cell office:value-type="float" office:value="1846.769775">
                <text:p>1846.769775</text:p>
              </table:table-cell>
              <table:table-cell office:value-type="float" office:value="1944.723999">
                <text:p>1944.7239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819.181885">
                <text:p>1819.181885</text:p>
              </table:table-cell>
              <table:table-cell office:value-type="float" office:value="1974.964111">
                <text:p>1974.964111</text:p>
              </table:table-cell>
              <table:table-cell office:value-type="float" office:value="1838.37915">
                <text:p>1838.37915</text:p>
              </table:table-cell>
              <table:table-cell office:value-type="float" office:value="1966.18042">
                <text:p>1966.18042</text:p>
              </table:table-cell>
            </table:table-row>
            <table:table-row>
              <table:table-cell office:value-type="float" office:value="122.2">
                <text:p>122.2</text:p>
              </table:table-cell>
              <table:table-cell office:value-type="float" office:value="1834.156128">
                <text:p>1834.156128</text:p>
              </table:table-cell>
              <table:table-cell office:value-type="float" office:value="1944.926514">
                <text:p>1944.926514</text:p>
              </table:table-cell>
              <table:table-cell office:value-type="float" office:value="1855.289429">
                <text:p>1855.289429</text:p>
              </table:table-cell>
              <table:table-cell office:value-type="float" office:value="1936.370361">
                <text:p>1936.370361</text:p>
              </table:table-cell>
            </table:table-row>
            <table:table-row>
              <table:table-cell office:value-type="float" office:value="122.4">
                <text:p>122.4</text:p>
              </table:table-cell>
              <table:table-cell office:value-type="float" office:value="1834.188477">
                <text:p>1834.188477</text:p>
              </table:table-cell>
              <table:table-cell office:value-type="float" office:value="1968.087769">
                <text:p>1968.087769</text:p>
              </table:table-cell>
              <table:table-cell office:value-type="float" office:value="1850.185181">
                <text:p>1850.185181</text:p>
              </table:table-cell>
              <table:table-cell office:value-type="float" office:value="1960.681274">
                <text:p>1960.681274</text:p>
              </table:table-cell>
            </table:table-row>
            <table:table-row>
              <table:table-cell office:value-type="float" office:value="122.6">
                <text:p>122.6</text:p>
              </table:table-cell>
              <table:table-cell office:value-type="float" office:value="1825.183716">
                <text:p>1825.183716</text:p>
              </table:table-cell>
              <table:table-cell office:value-type="float" office:value="1978.168701">
                <text:p>1978.168701</text:p>
              </table:table-cell>
              <table:table-cell office:value-type="float" office:value="1840.856201">
                <text:p>1840.856201</text:p>
              </table:table-cell>
              <table:table-cell office:value-type="float" office:value="1971.553223">
                <text:p>1971.553223</text:p>
              </table:table-cell>
            </table:table-row>
            <table:table-row>
              <table:table-cell office:value-type="float" office:value="122.8">
                <text:p>122.8</text:p>
              </table:table-cell>
              <table:table-cell office:value-type="float" office:value="1838.302734">
                <text:p>1838.302734</text:p>
              </table:table-cell>
              <table:table-cell office:value-type="float" office:value="1948.103516">
                <text:p>1948.103516</text:p>
              </table:table-cell>
              <table:table-cell office:value-type="float" office:value="1859.906006">
                <text:p>1859.906006</text:p>
              </table:table-cell>
              <table:table-cell office:value-type="float" office:value="1937.984253">
                <text:p>1937.984253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837.238281">
                <text:p>1837.238281</text:p>
              </table:table-cell>
              <table:table-cell office:value-type="float" office:value="1961.734985">
                <text:p>1961.734985</text:p>
              </table:table-cell>
              <table:table-cell office:value-type="float" office:value="1852.959839">
                <text:p>1852.959839</text:p>
              </table:table-cell>
              <table:table-cell office:value-type="float" office:value="1954.886719">
                <text:p>1954.886719</text:p>
              </table:table-cell>
            </table:table-row>
            <table:table-row>
              <table:table-cell office:value-type="float" office:value="123.2">
                <text:p>123.2</text:p>
              </table:table-cell>
              <table:table-cell office:value-type="float" office:value="1824.834473">
                <text:p>1824.834473</text:p>
              </table:table-cell>
              <table:table-cell office:value-type="float" office:value="1973.180176">
                <text:p>1973.180176</text:p>
              </table:table-cell>
              <table:table-cell office:value-type="float" office:value="1842.850098">
                <text:p>1842.850098</text:p>
              </table:table-cell>
              <table:table-cell office:value-type="float" office:value="1966.629395">
                <text:p>1966.629395</text:p>
              </table:table-cell>
            </table:table-row>
            <table:table-row>
              <table:table-cell office:value-type="float" office:value="123.4">
                <text:p>123.4</text:p>
              </table:table-cell>
              <table:table-cell office:value-type="float" office:value="1839.022949">
                <text:p>1839.022949</text:p>
              </table:table-cell>
              <table:table-cell office:value-type="float" office:value="1935.759888">
                <text:p>1935.759888</text:p>
              </table:table-cell>
              <table:table-cell office:value-type="float" office:value="1862.653198">
                <text:p>1862.653198</text:p>
              </table:table-cell>
              <table:table-cell office:value-type="float" office:value="1928.407349">
                <text:p>1928.407349</text:p>
              </table:table-cell>
            </table:table-row>
            <table:table-row>
              <table:table-cell office:value-type="float" office:value="123.6">
                <text:p>123.6</text:p>
              </table:table-cell>
              <table:table-cell office:value-type="float" office:value="1843.730103">
                <text:p>1843.730103</text:p>
              </table:table-cell>
              <table:table-cell office:value-type="float" office:value="1977.494385">
                <text:p>1977.494385</text:p>
              </table:table-cell>
              <table:table-cell office:value-type="float" office:value="1859.060425">
                <text:p>1859.060425</text:p>
              </table:table-cell>
              <table:table-cell office:value-type="float" office:value="1969.699219">
                <text:p>1969.699219</text:p>
              </table:table-cell>
            </table:table-row>
            <table:table-row>
              <table:table-cell office:value-type="float" office:value="123.8">
                <text:p>123.8</text:p>
              </table:table-cell>
              <table:table-cell office:value-type="float" office:value="1817.778809">
                <text:p>1817.778809</text:p>
              </table:table-cell>
              <table:table-cell office:value-type="float" office:value="1986.301636">
                <text:p>1986.301636</text:p>
              </table:table-cell>
              <table:table-cell office:value-type="float" office:value="1835.267944">
                <text:p>1835.267944</text:p>
              </table:table-cell>
              <table:table-cell office:value-type="float" office:value="1981.420654">
                <text:p>1981.42065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44.443359">
                <text:p>1844.443359</text:p>
              </table:table-cell>
              <table:table-cell office:value-type="float" office:value="1933.688599">
                <text:p>1933.688599</text:p>
              </table:table-cell>
              <table:table-cell office:value-type="float" office:value="1863.939453">
                <text:p>1863.939453</text:p>
              </table:table-cell>
              <table:table-cell office:value-type="float" office:value="1927.735352">
                <text:p>1927.735352</text:p>
              </table:table-cell>
            </table:table-row>
            <table:table-row>
              <table:table-cell office:value-type="float" office:value="124.2">
                <text:p>124.2</text:p>
              </table:table-cell>
              <table:table-cell office:value-type="float" office:value="1846.975952">
                <text:p>1846.975952</text:p>
              </table:table-cell>
              <table:table-cell office:value-type="float" office:value="1982.62085">
                <text:p>1982.62085</text:p>
              </table:table-cell>
              <table:table-cell office:value-type="float" office:value="1864.284424">
                <text:p>1864.284424</text:p>
              </table:table-cell>
              <table:table-cell office:value-type="float" office:value="1973.018311">
                <text:p>1973.018311</text:p>
              </table:table-cell>
            </table:table-row>
            <table:table-row>
              <table:table-cell office:value-type="float" office:value="124.4">
                <text:p>124.4</text:p>
              </table:table-cell>
              <table:table-cell office:value-type="float" office:value="1820.160522">
                <text:p>1820.160522</text:p>
              </table:table-cell>
              <table:table-cell office:value-type="float" office:value="1997.723511">
                <text:p>1997.723511</text:p>
              </table:table-cell>
              <table:table-cell office:value-type="float" office:value="1835.437622">
                <text:p>1835.437622</text:p>
              </table:table-cell>
              <table:table-cell office:value-type="float" office:value="1990.483643">
                <text:p>1990.483643</text:p>
              </table:table-cell>
            </table:table-row>
            <table:table-row>
              <table:table-cell office:value-type="float" office:value="124.6">
                <text:p>124.6</text:p>
              </table:table-cell>
              <table:table-cell office:value-type="float" office:value="1849.648926">
                <text:p>1849.648926</text:p>
              </table:table-cell>
              <table:table-cell office:value-type="float" office:value="1957.120972">
                <text:p>1957.120972</text:p>
              </table:table-cell>
              <table:table-cell office:value-type="float" office:value="1871.556396">
                <text:p>1871.556396</text:p>
              </table:table-cell>
              <table:table-cell office:value-type="float" office:value="1947.143066">
                <text:p>1947.143066</text:p>
              </table:table-cell>
            </table:table-row>
            <table:table-row>
              <table:table-cell office:value-type="float" office:value="124.8">
                <text:p>124.8</text:p>
              </table:table-cell>
              <table:table-cell office:value-type="float" office:value="1860.592163">
                <text:p>1860.592163</text:p>
              </table:table-cell>
              <table:table-cell office:value-type="float" office:value="1972.76001">
                <text:p>1972.76001</text:p>
              </table:table-cell>
              <table:table-cell office:value-type="float" office:value="1879.560547">
                <text:p>1879.560547</text:p>
              </table:table-cell>
              <table:table-cell office:value-type="float" office:value="1966.855835">
                <text:p>1966.85583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815.974121">
                <text:p>1815.974121</text:p>
              </table:table-cell>
              <table:table-cell office:value-type="float" office:value="1996.100342">
                <text:p>1996.100342</text:p>
              </table:table-cell>
              <table:table-cell office:value-type="float" office:value="1831.8302">
                <text:p>1831.8302</text:p>
              </table:table-cell>
              <table:table-cell office:value-type="float" office:value="1994.012451">
                <text:p>1994.012451</text:p>
              </table:table-cell>
            </table:table-row>
            <table:table-row>
              <table:table-cell office:value-type="float" office:value="125.2">
                <text:p>125.2</text:p>
              </table:table-cell>
              <table:table-cell office:value-type="float" office:value="1821.473755">
                <text:p>1821.473755</text:p>
              </table:table-cell>
              <table:table-cell office:value-type="float" office:value="1921.602783">
                <text:p>1921.602783</text:p>
              </table:table-cell>
              <table:table-cell office:value-type="float" office:value="1852.231201">
                <text:p>1852.231201</text:p>
              </table:table-cell>
              <table:table-cell office:value-type="float" office:value="1908.954712">
                <text:p>1908.954712</text:p>
              </table:table-cell>
            </table:table-row>
            <table:table-row>
              <table:table-cell office:value-type="float" office:value="125.4">
                <text:p>125.4</text:p>
              </table:table-cell>
              <table:table-cell office:value-type="float" office:value="1804.367798">
                <text:p>1804.367798</text:p>
              </table:table-cell>
              <table:table-cell office:value-type="float" office:value="1927.593628">
                <text:p>1927.593628</text:p>
              </table:table-cell>
              <table:table-cell office:value-type="float" office:value="1821.417603">
                <text:p>1821.417603</text:p>
              </table:table-cell>
              <table:table-cell office:value-type="float" office:value="1925.44458">
                <text:p>1925.44458</text:p>
              </table:table-cell>
            </table:table-row>
            <table:table-row>
              <table:table-cell office:value-type="float" office:value="125.6">
                <text:p>125.6</text:p>
              </table:table-cell>
              <table:table-cell office:value-type="float" office:value="1735.57666">
                <text:p>1735.57666</text:p>
              </table:table-cell>
              <table:table-cell office:value-type="float" office:value="1944.84082">
                <text:p>1944.84082</text:p>
              </table:table-cell>
              <table:table-cell office:value-type="float" office:value="1746.938477">
                <text:p>1746.938477</text:p>
              </table:table-cell>
              <table:table-cell office:value-type="float" office:value="1947.454712">
                <text:p>1947.454712</text:p>
              </table:table-cell>
            </table:table-row>
            <table:table-row>
              <table:table-cell office:value-type="float" office:value="125.8">
                <text:p>125.8</text:p>
              </table:table-cell>
              <table:table-cell office:value-type="float" office:value="1750.898315">
                <text:p>1750.898315</text:p>
              </table:table-cell>
              <table:table-cell office:value-type="float" office:value="1843.656738">
                <text:p>1843.656738</text:p>
              </table:table-cell>
              <table:table-cell office:value-type="float" office:value="1773.422852">
                <text:p>1773.422852</text:p>
              </table:table-cell>
              <table:table-cell office:value-type="float" office:value="1836.438843">
                <text:p>1836.43884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747.7948">
                <text:p>1747.7948</text:p>
              </table:table-cell>
              <table:table-cell office:value-type="float" office:value="1854.473877">
                <text:p>1854.473877</text:p>
              </table:table-cell>
              <table:table-cell office:value-type="float" office:value="1759.988281">
                <text:p>1759.988281</text:p>
              </table:table-cell>
              <table:table-cell office:value-type="float" office:value="1850.575195">
                <text:p>1850.575195</text:p>
              </table:table-cell>
            </table:table-row>
            <table:table-row>
              <table:table-cell office:value-type="float" office:value="126.2">
                <text:p>126.2</text:p>
              </table:table-cell>
              <table:table-cell office:value-type="float" office:value="1681.125488">
                <text:p>1681.125488</text:p>
              </table:table-cell>
              <table:table-cell office:value-type="float" office:value="1865.559326">
                <text:p>1865.559326</text:p>
              </table:table-cell>
              <table:table-cell office:value-type="float" office:value="1694.184937">
                <text:p>1694.184937</text:p>
              </table:table-cell>
              <table:table-cell office:value-type="float" office:value="1865.866455">
                <text:p>1865.866455</text:p>
              </table:table-cell>
            </table:table-row>
            <table:table-row>
              <table:table-cell office:value-type="float" office:value="126.4">
                <text:p>126.4</text:p>
              </table:table-cell>
              <table:table-cell office:value-type="float" office:value="1699.166138">
                <text:p>1699.166138</text:p>
              </table:table-cell>
              <table:table-cell office:value-type="float" office:value="1789.410522">
                <text:p>1789.410522</text:p>
              </table:table-cell>
              <table:table-cell office:value-type="float" office:value="1717.827515">
                <text:p>1717.827515</text:p>
              </table:table-cell>
              <table:table-cell office:value-type="float" office:value="1787.173706">
                <text:p>1787.173706</text:p>
              </table:table-cell>
            </table:table-row>
            <table:table-row>
              <table:table-cell office:value-type="float" office:value="126.6">
                <text:p>126.6</text:p>
              </table:table-cell>
              <table:table-cell office:value-type="float" office:value="1688.825439">
                <text:p>1688.825439</text:p>
              </table:table-cell>
              <table:table-cell office:value-type="float" office:value="1792.294434">
                <text:p>1792.294434</text:p>
              </table:table-cell>
              <table:table-cell office:value-type="float" office:value="1702.133301">
                <text:p>1702.133301</text:p>
              </table:table-cell>
              <table:table-cell office:value-type="float" office:value="1789.288818">
                <text:p>1789.288818</text:p>
              </table:table-cell>
            </table:table-row>
            <table:table-row>
              <table:table-cell office:value-type="float" office:value="126.8">
                <text:p>126.8</text:p>
              </table:table-cell>
              <table:table-cell office:value-type="float" office:value="1652.110229">
                <text:p>1652.110229</text:p>
              </table:table-cell>
              <table:table-cell office:value-type="float" office:value="1801.702393">
                <text:p>1801.702393</text:p>
              </table:table-cell>
              <table:table-cell office:value-type="float" office:value="1668.898438">
                <text:p>1668.898438</text:p>
              </table:table-cell>
              <table:table-cell office:value-type="float" office:value="1780.853271">
                <text:p>1780.85327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667.427734">
                <text:p>1667.427734</text:p>
              </table:table-cell>
              <table:table-cell office:value-type="float" office:value="1746.647949">
                <text:p>1746.647949</text:p>
              </table:table-cell>
              <table:table-cell office:value-type="float" office:value="1668.377563">
                <text:p>1668.377563</text:p>
              </table:table-cell>
              <table:table-cell office:value-type="float" office:value="1749.438232">
                <text:p>1749.438232</text:p>
              </table:table-cell>
            </table:table-row>
            <table:table-row>
              <table:table-cell office:value-type="float" office:value="127.2">
                <text:p>127.2</text:p>
              </table:table-cell>
              <table:table-cell office:value-type="float" office:value="1650.76123">
                <text:p>1650.76123</text:p>
              </table:table-cell>
              <table:table-cell office:value-type="float" office:value="1748.32312">
                <text:p>1748.32312</text:p>
              </table:table-cell>
              <table:table-cell office:value-type="float" office:value="1664.278198">
                <text:p>1664.278198</text:p>
              </table:table-cell>
              <table:table-cell office:value-type="float" office:value="1750.320068">
                <text:p>1750.320068</text:p>
              </table:table-cell>
            </table:table-row>
            <table:table-row>
              <table:table-cell office:value-type="float" office:value="127.4">
                <text:p>127.4</text:p>
              </table:table-cell>
              <table:table-cell office:value-type="float" office:value="1635.781982">
                <text:p>1635.781982</text:p>
              </table:table-cell>
              <table:table-cell office:value-type="float" office:value="1738.372437">
                <text:p>1738.372437</text:p>
              </table:table-cell>
              <table:table-cell office:value-type="float" office:value="1651.654053">
                <text:p>1651.654053</text:p>
              </table:table-cell>
              <table:table-cell office:value-type="float" office:value="1734.672241">
                <text:p>1734.672241</text:p>
              </table:table-cell>
            </table:table-row>
            <table:table-row>
              <table:table-cell office:value-type="float" office:value="127.6">
                <text:p>127.6</text:p>
              </table:table-cell>
              <table:table-cell office:value-type="float" office:value="1633.394531">
                <text:p>1633.394531</text:p>
              </table:table-cell>
              <table:table-cell office:value-type="float" office:value="1717.354492">
                <text:p>1717.354492</text:p>
              </table:table-cell>
              <table:table-cell office:value-type="float" office:value="1646.062988">
                <text:p>1646.062988</text:p>
              </table:table-cell>
              <table:table-cell office:value-type="float" office:value="1714.424316">
                <text:p>1714.424316</text:p>
              </table:table-cell>
            </table:table-row>
            <table:table-row>
              <table:table-cell office:value-type="float" office:value="127.8">
                <text:p>127.8</text:p>
              </table:table-cell>
              <table:table-cell office:value-type="float" office:value="1623.712646">
                <text:p>1623.712646</text:p>
              </table:table-cell>
              <table:table-cell office:value-type="float" office:value="1706.684204">
                <text:p>1706.684204</text:p>
              </table:table-cell>
              <table:table-cell office:value-type="float" office:value="1637.55835">
                <text:p>1637.55835</text:p>
              </table:table-cell>
              <table:table-cell office:value-type="float" office:value="1702.916138">
                <text:p>1702.91613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613.983521">
                <text:p>1613.983521</text:p>
              </table:table-cell>
              <table:table-cell office:value-type="float" office:value="1698.522217">
                <text:p>1698.522217</text:p>
              </table:table-cell>
              <table:table-cell office:value-type="float" office:value="1630.210815">
                <text:p>1630.210815</text:p>
              </table:table-cell>
              <table:table-cell office:value-type="float" office:value="1691.381226">
                <text:p>1691.381226</text:p>
              </table:table-cell>
            </table:table-row>
            <table:table-row>
              <table:table-cell office:value-type="float" office:value="128.2">
                <text:p>128.2</text:p>
              </table:table-cell>
              <table:table-cell office:value-type="float" office:value="1616.295654">
                <text:p>1616.295654</text:p>
              </table:table-cell>
              <table:table-cell office:value-type="float" office:value="1688.878174">
                <text:p>1688.878174</text:p>
              </table:table-cell>
              <table:table-cell office:value-type="float" office:value="1620.285522">
                <text:p>1620.285522</text:p>
              </table:table-cell>
              <table:table-cell office:value-type="float" office:value="1680.430664">
                <text:p>1680.430664</text:p>
              </table:table-cell>
            </table:table-row>
            <table:table-row>
              <table:table-cell office:value-type="float" office:value="128.4">
                <text:p>128.4</text:p>
              </table:table-cell>
              <table:table-cell office:value-type="float" office:value="1612.492554">
                <text:p>1612.492554</text:p>
              </table:table-cell>
              <table:table-cell office:value-type="float" office:value="1670.805542">
                <text:p>1670.805542</text:p>
              </table:table-cell>
              <table:table-cell office:value-type="float" office:value="1616.641602">
                <text:p>1616.641602</text:p>
              </table:table-cell>
              <table:table-cell office:value-type="float" office:value="1675.365479">
                <text:p>1675.365479</text:p>
              </table:table-cell>
            </table:table-row>
            <table:table-row>
              <table:table-cell office:value-type="float" office:value="128.6">
                <text:p>128.6</text:p>
              </table:table-cell>
              <table:table-cell office:value-type="float" office:value="1601.835449">
                <text:p>1601.835449</text:p>
              </table:table-cell>
              <table:table-cell office:value-type="float" office:value="1666.258423">
                <text:p>1666.258423</text:p>
              </table:table-cell>
              <table:table-cell office:value-type="float" office:value="1611.820557">
                <text:p>1611.820557</text:p>
              </table:table-cell>
              <table:table-cell office:value-type="float" office:value="1667.895508">
                <text:p>1667.895508</text:p>
              </table:table-cell>
            </table:table-row>
            <table:table-row>
              <table:table-cell office:value-type="float" office:value="128.8">
                <text:p>128.8</text:p>
              </table:table-cell>
              <table:table-cell office:value-type="float" office:value="1592.331421">
                <text:p>1592.331421</text:p>
              </table:table-cell>
              <table:table-cell office:value-type="float" office:value="1662.270996">
                <text:p>1662.270996</text:p>
              </table:table-cell>
              <table:table-cell office:value-type="float" office:value="1609.000854">
                <text:p>1609.000854</text:p>
              </table:table-cell>
              <table:table-cell office:value-type="float" office:value="1657.497925">
                <text:p>1657.497925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598.043579">
                <text:p>1598.043579</text:p>
              </table:table-cell>
              <table:table-cell office:value-type="float" office:value="1646.599976">
                <text:p>1646.599976</text:p>
              </table:table-cell>
              <table:table-cell office:value-type="float" office:value="1599.001465">
                <text:p>1599.001465</text:p>
              </table:table-cell>
              <table:table-cell office:value-type="float" office:value="1649.121216">
                <text:p>1649.121216</text:p>
              </table:table-cell>
            </table:table-row>
            <table:table-row>
              <table:table-cell office:value-type="float" office:value="129.2">
                <text:p>129.2</text:p>
              </table:table-cell>
              <table:table-cell office:value-type="float" office:value="1591.176758">
                <text:p>1591.176758</text:p>
              </table:table-cell>
              <table:table-cell office:value-type="float" office:value="1643.800537">
                <text:p>1643.800537</text:p>
              </table:table-cell>
              <table:table-cell office:value-type="float" office:value="1600.780518">
                <text:p>1600.780518</text:p>
              </table:table-cell>
              <table:table-cell office:value-type="float" office:value="1644.901489">
                <text:p>1644.901489</text:p>
              </table:table-cell>
            </table:table-row>
            <table:table-row>
              <table:table-cell office:value-type="float" office:value="129.4">
                <text:p>129.4</text:p>
              </table:table-cell>
              <table:table-cell office:value-type="float" office:value="1587.099365">
                <text:p>1587.099365</text:p>
              </table:table-cell>
              <table:table-cell office:value-type="float" office:value="1640.061157">
                <text:p>1640.061157</text:p>
              </table:table-cell>
              <table:table-cell office:value-type="float" office:value="1595.521973">
                <text:p>1595.521973</text:p>
              </table:table-cell>
              <table:table-cell office:value-type="float" office:value="1638.618164">
                <text:p>1638.618164</text:p>
              </table:table-cell>
            </table:table-row>
            <table:table-row>
              <table:table-cell office:value-type="float" office:value="129.6">
                <text:p>129.6</text:p>
              </table:table-cell>
              <table:table-cell office:value-type="float" office:value="1582.95459">
                <text:p>1582.95459</text:p>
              </table:table-cell>
              <table:table-cell office:value-type="float" office:value="1637.519897">
                <text:p>1637.519897</text:p>
              </table:table-cell>
              <table:table-cell office:value-type="float" office:value="1598.26709">
                <text:p>1598.26709</text:p>
              </table:table-cell>
              <table:table-cell office:value-type="float" office:value="1630.610107">
                <text:p>1630.610107</text:p>
              </table:table-cell>
            </table:table-row>
            <table:table-row>
              <table:table-cell office:value-type="float" office:value="129.8">
                <text:p>129.8</text:p>
              </table:table-cell>
              <table:table-cell office:value-type="float" office:value="1585.185181">
                <text:p>1585.185181</text:p>
              </table:table-cell>
              <table:table-cell office:value-type="float" office:value="1630.755371">
                <text:p>1630.755371</text:p>
              </table:table-cell>
              <table:table-cell office:value-type="float" office:value="1587.549194">
                <text:p>1587.549194</text:p>
              </table:table-cell>
              <table:table-cell office:value-type="float" office:value="1628.34021">
                <text:p>1628.3402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582.316406">
                <text:p>1582.316406</text:p>
              </table:table-cell>
              <table:table-cell office:value-type="float" office:value="1616.889648">
                <text:p>1616.889648</text:p>
              </table:table-cell>
              <table:table-cell office:value-type="float" office:value="1591.079468">
                <text:p>1591.079468</text:p>
              </table:table-cell>
              <table:table-cell office:value-type="float" office:value="1619.83728">
                <text:p>1619.83728</text:p>
              </table:table-cell>
            </table:table-row>
            <table:table-row>
              <table:table-cell office:value-type="float" office:value="130.2">
                <text:p>130.2</text:p>
              </table:table-cell>
              <table:table-cell office:value-type="float" office:value="1581.600464">
                <text:p>1581.600464</text:p>
              </table:table-cell>
              <table:table-cell office:value-type="float" office:value="1615.216675">
                <text:p>1615.216675</text:p>
              </table:table-cell>
              <table:table-cell office:value-type="float" office:value="1589.229736">
                <text:p>1589.229736</text:p>
              </table:table-cell>
              <table:table-cell office:value-type="float" office:value="1616.296387">
                <text:p>1616.296387</text:p>
              </table:table-cell>
            </table:table-row>
            <table:table-row>
              <table:table-cell office:value-type="float" office:value="130.4">
                <text:p>130.4</text:p>
              </table:table-cell>
              <table:table-cell office:value-type="float" office:value="1579.012695">
                <text:p>1579.012695</text:p>
              </table:table-cell>
              <table:table-cell office:value-type="float" office:value="1614.026855">
                <text:p>1614.026855</text:p>
              </table:table-cell>
              <table:table-cell office:value-type="float" office:value="1584.91333">
                <text:p>1584.91333</text:p>
              </table:table-cell>
              <table:table-cell office:value-type="float" office:value="1616.344727">
                <text:p>1616.344727</text:p>
              </table:table-cell>
            </table:table-row>
            <table:table-row>
              <table:table-cell office:value-type="float" office:value="130.6">
                <text:p>130.6</text:p>
              </table:table-cell>
              <table:table-cell office:value-type="float" office:value="1576.158691">
                <text:p>1576.158691</text:p>
              </table:table-cell>
              <table:table-cell office:value-type="float" office:value="1611.485352">
                <text:p>1611.485352</text:p>
              </table:table-cell>
              <table:table-cell office:value-type="float" office:value="1585.332031">
                <text:p>1585.332031</text:p>
              </table:table-cell>
              <table:table-cell office:value-type="float" office:value="1612.150757">
                <text:p>1612.150757</text:p>
              </table:table-cell>
            </table:table-row>
            <table:table-row>
              <table:table-cell office:value-type="float" office:value="130.8">
                <text:p>130.8</text:p>
              </table:table-cell>
              <table:table-cell office:value-type="float" office:value="1575.184448">
                <text:p>1575.184448</text:p>
              </table:table-cell>
              <table:table-cell office:value-type="float" office:value="1601.512817">
                <text:p>1601.512817</text:p>
              </table:table-cell>
              <table:table-cell office:value-type="float" office:value="1583.632446">
                <text:p>1583.632446</text:p>
              </table:table-cell>
              <table:table-cell office:value-type="float" office:value="1607.960938">
                <text:p>1607.96093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574.611084">
                <text:p>1574.611084</text:p>
              </table:table-cell>
              <table:table-cell office:value-type="float" office:value="1603.028931">
                <text:p>1603.028931</text:p>
              </table:table-cell>
              <table:table-cell office:value-type="float" office:value="1583.550781">
                <text:p>1583.550781</text:p>
              </table:table-cell>
              <table:table-cell office:value-type="float" office:value="1602.874756">
                <text:p>1602.874756</text:p>
              </table:table-cell>
            </table:table-row>
            <table:table-row>
              <table:table-cell office:value-type="float" office:value="131.2">
                <text:p>131.2</text:p>
              </table:table-cell>
              <table:table-cell office:value-type="float" office:value="1570.161133">
                <text:p>1570.161133</text:p>
              </table:table-cell>
              <table:table-cell office:value-type="float" office:value="1600.54834">
                <text:p>1600.54834</text:p>
              </table:table-cell>
              <table:table-cell office:value-type="float" office:value="1581.266968">
                <text:p>1581.266968</text:p>
              </table:table-cell>
              <table:table-cell office:value-type="float" office:value="1601.662476">
                <text:p>1601.662476</text:p>
              </table:table-cell>
            </table:table-row>
            <table:table-row>
              <table:table-cell office:value-type="float" office:value="131.4">
                <text:p>131.4</text:p>
              </table:table-cell>
              <table:table-cell office:value-type="float" office:value="1575.190063">
                <text:p>1575.190063</text:p>
              </table:table-cell>
              <table:table-cell office:value-type="float" office:value="1591.26416">
                <text:p>1591.26416</text:p>
              </table:table-cell>
              <table:table-cell office:value-type="float" office:value="1579.27356">
                <text:p>1579.27356</text:p>
              </table:table-cell>
              <table:table-cell office:value-type="float" office:value="1600.643921">
                <text:p>1600.643921</text:p>
              </table:table-cell>
            </table:table-row>
            <table:table-row>
              <table:table-cell office:value-type="float" office:value="131.6">
                <text:p>131.6</text:p>
              </table:table-cell>
              <table:table-cell office:value-type="float" office:value="1565.363037">
                <text:p>1565.363037</text:p>
              </table:table-cell>
              <table:table-cell office:value-type="float" office:value="1596.535645">
                <text:p>1596.535645</text:p>
              </table:table-cell>
              <table:table-cell office:value-type="float" office:value="1578.85498">
                <text:p>1578.85498</text:p>
              </table:table-cell>
              <table:table-cell office:value-type="float" office:value="1599.696045">
                <text:p>1599.696045</text:p>
              </table:table-cell>
            </table:table-row>
            <table:table-row>
              <table:table-cell office:value-type="float" office:value="131.8">
                <text:p>131.8</text:p>
              </table:table-cell>
              <table:table-cell office:value-type="float" office:value="1568.28772">
                <text:p>1568.28772</text:p>
              </table:table-cell>
              <table:table-cell office:value-type="float" office:value="1589.136475">
                <text:p>1589.136475</text:p>
              </table:table-cell>
              <table:table-cell office:value-type="float" office:value="1579.363892">
                <text:p>1579.363892</text:p>
              </table:table-cell>
              <table:table-cell office:value-type="float" office:value="1597.105469">
                <text:p>1597.10546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565.369873">
                <text:p>1565.369873</text:p>
              </table:table-cell>
              <table:table-cell office:value-type="float" office:value="1587.385498">
                <text:p>1587.385498</text:p>
              </table:table-cell>
              <table:table-cell office:value-type="float" office:value="1577.004028">
                <text:p>1577.004028</text:p>
              </table:table-cell>
              <table:table-cell office:value-type="float" office:value="1596.442383">
                <text:p>1596.442383</text:p>
              </table:table-cell>
            </table:table-row>
            <table:table-row>
              <table:table-cell office:value-type="float" office:value="132.2">
                <text:p>132.2</text:p>
              </table:table-cell>
              <table:table-cell office:value-type="float" office:value="1565.46875">
                <text:p>1565.46875</text:p>
              </table:table-cell>
              <table:table-cell office:value-type="float" office:value="1582.483765">
                <text:p>1582.483765</text:p>
              </table:table-cell>
              <table:table-cell office:value-type="float" office:value="1575.486328">
                <text:p>1575.486328</text:p>
              </table:table-cell>
              <table:table-cell office:value-type="float" office:value="1594.790771">
                <text:p>1594.790771</text:p>
              </table:table-cell>
            </table:table-row>
            <table:table-row>
              <table:table-cell office:value-type="float" office:value="132.4">
                <text:p>132.4</text:p>
              </table:table-cell>
              <table:table-cell office:value-type="float" office:value="1573.918945">
                <text:p>1573.918945</text:p>
              </table:table-cell>
              <table:table-cell office:value-type="float" office:value="1591.81897">
                <text:p>1591.81897</text:p>
              </table:table-cell>
              <table:table-cell office:value-type="float" office:value="1563.963135">
                <text:p>1563.963135</text:p>
              </table:table-cell>
              <table:table-cell office:value-type="float" office:value="1584.592041">
                <text:p>1584.592041</text:p>
              </table:table-cell>
            </table:table-row>
            <table:table-row>
              <table:table-cell office:value-type="float" office:value="132.6">
                <text:p>132.6</text:p>
              </table:table-cell>
              <table:table-cell office:value-type="float" office:value="1569.112427">
                <text:p>1569.112427</text:p>
              </table:table-cell>
              <table:table-cell office:value-type="float" office:value="1590.061523">
                <text:p>1590.061523</text:p>
              </table:table-cell>
              <table:table-cell office:value-type="float" office:value="1572.902466">
                <text:p>1572.902466</text:p>
              </table:table-cell>
              <table:table-cell office:value-type="float" office:value="1583.142822">
                <text:p>1583.142822</text:p>
              </table:table-cell>
            </table:table-row>
            <table:table-row>
              <table:table-cell office:value-type="float" office:value="132.8">
                <text:p>132.8</text:p>
              </table:table-cell>
              <table:table-cell office:value-type="float" office:value="1569.502075">
                <text:p>1569.502075</text:p>
              </table:table-cell>
              <table:table-cell office:value-type="float" office:value="1588.026978">
                <text:p>1588.026978</text:p>
              </table:table-cell>
              <table:table-cell office:value-type="float" office:value="1571.433472">
                <text:p>1571.433472</text:p>
              </table:table-cell>
              <table:table-cell office:value-type="float" office:value="1580.442627">
                <text:p>1580.44262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571.536987">
                <text:p>1571.536987</text:p>
              </table:table-cell>
              <table:table-cell office:value-type="float" office:value="1581.625488">
                <text:p>1581.625488</text:p>
              </table:table-cell>
              <table:table-cell office:value-type="float" office:value="1569.738403">
                <text:p>1569.738403</text:p>
              </table:table-cell>
              <table:table-cell office:value-type="float" office:value="1583.243408">
                <text:p>1583.243408</text:p>
              </table:table-cell>
            </table:table-row>
            <table:table-row>
              <table:table-cell office:value-type="float" office:value="133.2">
                <text:p>133.2</text:p>
              </table:table-cell>
              <table:table-cell office:value-type="float" office:value="1571.218018">
                <text:p>1571.218018</text:p>
              </table:table-cell>
              <table:table-cell office:value-type="float" office:value="1585.19458">
                <text:p>1585.19458</text:p>
              </table:table-cell>
              <table:table-cell office:value-type="float" office:value="1570.340576">
                <text:p>1570.340576</text:p>
              </table:table-cell>
              <table:table-cell office:value-type="float" office:value="1580.057007">
                <text:p>1580.057007</text:p>
              </table:table-cell>
            </table:table-row>
            <table:table-row>
              <table:table-cell office:value-type="float" office:value="133.4">
                <text:p>133.4</text:p>
              </table:table-cell>
              <table:table-cell office:value-type="float" office:value="1565.93457">
                <text:p>1565.93457</text:p>
              </table:table-cell>
              <table:table-cell office:value-type="float" office:value="1583.244873">
                <text:p>1583.244873</text:p>
              </table:table-cell>
              <table:table-cell office:value-type="float" office:value="1569.41748">
                <text:p>1569.41748</text:p>
              </table:table-cell>
              <table:table-cell office:value-type="float" office:value="1580.704956">
                <text:p>1580.704956</text:p>
              </table:table-cell>
            </table:table-row>
            <table:table-row>
              <table:table-cell office:value-type="float" office:value="133.6">
                <text:p>133.6</text:p>
              </table:table-cell>
              <table:table-cell office:value-type="float" office:value="1568.328003">
                <text:p>1568.328003</text:p>
              </table:table-cell>
              <table:table-cell office:value-type="float" office:value="1577.12915">
                <text:p>1577.12915</text:p>
              </table:table-cell>
              <table:table-cell office:value-type="float" office:value="1570.057251">
                <text:p>1570.057251</text:p>
              </table:table-cell>
              <table:table-cell office:value-type="float" office:value="1576.043945">
                <text:p>1576.043945</text:p>
              </table:table-cell>
            </table:table-row>
            <table:table-row>
              <table:table-cell office:value-type="float" office:value="133.8">
                <text:p>133.8</text:p>
              </table:table-cell>
              <table:table-cell office:value-type="float" office:value="1566.009033">
                <text:p>1566.009033</text:p>
              </table:table-cell>
              <table:table-cell office:value-type="float" office:value="1578.63916">
                <text:p>1578.63916</text:p>
              </table:table-cell>
              <table:table-cell office:value-type="float" office:value="1568.379395">
                <text:p>1568.379395</text:p>
              </table:table-cell>
              <table:table-cell office:value-type="float" office:value="1577.286743">
                <text:p>1577.286743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567.05957">
                <text:p>1567.05957</text:p>
              </table:table-cell>
              <table:table-cell office:value-type="float" office:value="1578.309448">
                <text:p>1578.309448</text:p>
              </table:table-cell>
              <table:table-cell office:value-type="float" office:value="1570.221802">
                <text:p>1570.221802</text:p>
              </table:table-cell>
              <table:table-cell office:value-type="float" office:value="1575.507446">
                <text:p>1575.507446</text:p>
              </table:table-cell>
            </table:table-row>
            <table:table-row>
              <table:table-cell office:value-type="float" office:value="134.2">
                <text:p>134.2</text:p>
              </table:table-cell>
              <table:table-cell office:value-type="float" office:value="1564.478394">
                <text:p>1564.478394</text:p>
              </table:table-cell>
              <table:table-cell office:value-type="float" office:value="1580.376099">
                <text:p>1580.376099</text:p>
              </table:table-cell>
              <table:table-cell office:value-type="float" office:value="1565.052002">
                <text:p>1565.052002</text:p>
              </table:table-cell>
              <table:table-cell office:value-type="float" office:value="1576.903198">
                <text:p>1576.903198</text:p>
              </table:table-cell>
            </table:table-row>
            <table:table-row>
              <table:table-cell office:value-type="float" office:value="134.4">
                <text:p>134.4</text:p>
              </table:table-cell>
              <table:table-cell office:value-type="float" office:value="1562.27356">
                <text:p>1562.27356</text:p>
              </table:table-cell>
              <table:table-cell office:value-type="float" office:value="1579.899902">
                <text:p>1579.899902</text:p>
              </table:table-cell>
              <table:table-cell office:value-type="float" office:value="1566.205322">
                <text:p>1566.205322</text:p>
              </table:table-cell>
              <table:table-cell office:value-type="float" office:value="1572.67981">
                <text:p>1572.67981</text:p>
              </table:table-cell>
            </table:table-row>
            <table:table-row>
              <table:table-cell office:value-type="float" office:value="134.6">
                <text:p>134.6</text:p>
              </table:table-cell>
              <table:table-cell office:value-type="float" office:value="1564.431152">
                <text:p>1564.431152</text:p>
              </table:table-cell>
              <table:table-cell office:value-type="float" office:value="1576.998779">
                <text:p>1576.998779</text:p>
              </table:table-cell>
              <table:table-cell office:value-type="float" office:value="1565.41333">
                <text:p>1565.41333</text:p>
              </table:table-cell>
              <table:table-cell office:value-type="float" office:value="1573.344238">
                <text:p>1573.344238</text:p>
              </table:table-cell>
            </table:table-row>
            <table:table-row>
              <table:table-cell office:value-type="float" office:value="134.8">
                <text:p>134.8</text:p>
              </table:table-cell>
              <table:table-cell office:value-type="float" office:value="1563.878296">
                <text:p>1563.878296</text:p>
              </table:table-cell>
              <table:table-cell office:value-type="float" office:value="1573.37207">
                <text:p>1573.37207</text:p>
              </table:table-cell>
              <table:table-cell office:value-type="float" office:value="1566.216553">
                <text:p>1566.216553</text:p>
              </table:table-cell>
              <table:table-cell office:value-type="float" office:value="1570.7229">
                <text:p>1570.7229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562.226685">
                <text:p>1562.226685</text:p>
              </table:table-cell>
              <table:table-cell office:value-type="float" office:value="1574.798218">
                <text:p>1574.798218</text:p>
              </table:table-cell>
              <table:table-cell office:value-type="float" office:value="1565.697144">
                <text:p>1565.697144</text:p>
              </table:table-cell>
              <table:table-cell office:value-type="float" office:value="1569.904297">
                <text:p>1569.904297</text:p>
              </table:table-cell>
            </table:table-row>
            <table:table-row>
              <table:table-cell office:value-type="float" office:value="135.2">
                <text:p>135.2</text:p>
              </table:table-cell>
              <table:table-cell office:value-type="float" office:value="1555.564453">
                <text:p>1555.564453</text:p>
              </table:table-cell>
              <table:table-cell office:value-type="float" office:value="1582.25647">
                <text:p>1582.25647</text:p>
              </table:table-cell>
              <table:table-cell office:value-type="float" office:value="1561.600342">
                <text:p>1561.600342</text:p>
              </table:table-cell>
              <table:table-cell office:value-type="float" office:value="1573.515381">
                <text:p>1573.515381</text:p>
              </table:table-cell>
            </table:table-row>
            <table:table-row>
              <table:table-cell office:value-type="float" office:value="135.4">
                <text:p>135.4</text:p>
              </table:table-cell>
              <table:table-cell office:value-type="float" office:value="1562.635986">
                <text:p>1562.635986</text:p>
              </table:table-cell>
              <table:table-cell office:value-type="float" office:value="1577.919434">
                <text:p>1577.919434</text:p>
              </table:table-cell>
              <table:table-cell office:value-type="float" office:value="1561.61792">
                <text:p>1561.61792</text:p>
              </table:table-cell>
              <table:table-cell office:value-type="float" office:value="1575.59729">
                <text:p>1575.59729</text:p>
              </table:table-cell>
            </table:table-row>
            <table:table-row>
              <table:table-cell office:value-type="float" office:value="135.6">
                <text:p>135.6</text:p>
              </table:table-cell>
              <table:table-cell office:value-type="float" office:value="1602.724609">
                <text:p>1602.724609</text:p>
              </table:table-cell>
              <table:table-cell office:value-type="float" office:value="1634.641846">
                <text:p>1634.641846</text:p>
              </table:table-cell>
              <table:table-cell office:value-type="float" office:value="1526.882446">
                <text:p>1526.882446</text:p>
              </table:table-cell>
              <table:table-cell office:value-type="float" office:value="1530.992554">
                <text:p>1530.992554</text:p>
              </table:table-cell>
            </table:table-row>
            <table:table-row>
              <table:table-cell office:value-type="float" office:value="135.8">
                <text:p>135.8</text:p>
              </table:table-cell>
              <table:table-cell office:value-type="float" office:value="1599.939819">
                <text:p>1599.939819</text:p>
              </table:table-cell>
              <table:table-cell office:value-type="float" office:value="1624.749146">
                <text:p>1624.749146</text:p>
              </table:table-cell>
              <table:table-cell office:value-type="float" office:value="1563.227539">
                <text:p>1563.227539</text:p>
              </table:table-cell>
              <table:table-cell office:value-type="float" office:value="1590.792847">
                <text:p>1590.79284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615.061035">
                <text:p>1615.061035</text:p>
              </table:table-cell>
              <table:table-cell office:value-type="float" office:value="1634.469116">
                <text:p>1634.469116</text:p>
              </table:table-cell>
              <table:table-cell office:value-type="float" office:value="1630.918579">
                <text:p>1630.918579</text:p>
              </table:table-cell>
              <table:table-cell office:value-type="float" office:value="1643.475342">
                <text:p>1643.475342</text:p>
              </table:table-cell>
            </table:table-row>
            <table:table-row>
              <table:table-cell office:value-type="float" office:value="136.2">
                <text:p>136.2</text:p>
              </table:table-cell>
              <table:table-cell office:value-type="float" office:value="1675.709961">
                <text:p>1675.709961</text:p>
              </table:table-cell>
              <table:table-cell office:value-type="float" office:value="1638.41748">
                <text:p>1638.41748</text:p>
              </table:table-cell>
              <table:table-cell office:value-type="float" office:value="1689.720703">
                <text:p>1689.720703</text:p>
              </table:table-cell>
              <table:table-cell office:value-type="float" office:value="1647.507446">
                <text:p>1647.507446</text:p>
              </table:table-cell>
            </table:table-row>
            <table:table-row>
              <table:table-cell office:value-type="float" office:value="136.4">
                <text:p>136.4</text:p>
              </table:table-cell>
              <table:table-cell office:value-type="float" office:value="1699.450195">
                <text:p>1699.450195</text:p>
              </table:table-cell>
              <table:table-cell office:value-type="float" office:value="1752.919067">
                <text:p>1752.919067</text:p>
              </table:table-cell>
              <table:table-cell office:value-type="float" office:value="1710.653687">
                <text:p>1710.653687</text:p>
              </table:table-cell>
              <table:table-cell office:value-type="float" office:value="1753.972412">
                <text:p>1753.972412</text:p>
              </table:table-cell>
            </table:table-row>
            <table:table-row>
              <table:table-cell office:value-type="float" office:value="136.6">
                <text:p>136.6</text:p>
              </table:table-cell>
              <table:table-cell office:value-type="float" office:value="1730.573608">
                <text:p>1730.573608</text:p>
              </table:table-cell>
              <table:table-cell office:value-type="float" office:value="1786.738281">
                <text:p>1786.738281</text:p>
              </table:table-cell>
              <table:table-cell office:value-type="float" office:value="1738.862305">
                <text:p>1738.862305</text:p>
              </table:table-cell>
              <table:table-cell office:value-type="float" office:value="1787.667114">
                <text:p>1787.667114</text:p>
              </table:table-cell>
            </table:table-row>
            <table:table-row>
              <table:table-cell office:value-type="float" office:value="136.8">
                <text:p>136.8</text:p>
              </table:table-cell>
              <table:table-cell office:value-type="float" office:value="1758.530884">
                <text:p>1758.530884</text:p>
              </table:table-cell>
              <table:table-cell office:value-type="float" office:value="1815.02771">
                <text:p>1815.02771</text:p>
              </table:table-cell>
              <table:table-cell office:value-type="float" office:value="1768.649536">
                <text:p>1768.649536</text:p>
              </table:table-cell>
              <table:table-cell office:value-type="float" office:value="1811.233276">
                <text:p>1811.23327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764.529907">
                <text:p>1764.529907</text:p>
              </table:table-cell>
              <table:table-cell office:value-type="float" office:value="1838.001587">
                <text:p>1838.001587</text:p>
              </table:table-cell>
              <table:table-cell office:value-type="float" office:value="1781.775269">
                <text:p>1781.775269</text:p>
              </table:table-cell>
              <table:table-cell office:value-type="float" office:value="1825.127197">
                <text:p>1825.127197</text:p>
              </table:table-cell>
            </table:table-row>
            <table:table-row>
              <table:table-cell office:value-type="float" office:value="137.2">
                <text:p>137.2</text:p>
              </table:table-cell>
              <table:table-cell office:value-type="float" office:value="1775.763916">
                <text:p>1775.763916</text:p>
              </table:table-cell>
              <table:table-cell office:value-type="float" office:value="1831.39209">
                <text:p>1831.39209</text:p>
              </table:table-cell>
              <table:table-cell office:value-type="float" office:value="1788.997925">
                <text:p>1788.997925</text:p>
              </table:table-cell>
              <table:table-cell office:value-type="float" office:value="1824.177246">
                <text:p>1824.177246</text:p>
              </table:table-cell>
            </table:table-row>
            <table:table-row>
              <table:table-cell office:value-type="float" office:value="137.4">
                <text:p>137.4</text:p>
              </table:table-cell>
              <table:table-cell office:value-type="float" office:value="1773.095703">
                <text:p>1773.095703</text:p>
              </table:table-cell>
              <table:table-cell office:value-type="float" office:value="1867.109985">
                <text:p>1867.109985</text:p>
              </table:table-cell>
              <table:table-cell office:value-type="float" office:value="1775.3302">
                <text:p>1775.3302</text:p>
              </table:table-cell>
              <table:table-cell office:value-type="float" office:value="1871.681396">
                <text:p>1871.681396</text:p>
              </table:table-cell>
            </table:table-row>
            <table:table-row>
              <table:table-cell office:value-type="float" office:value="137.6">
                <text:p>137.6</text:p>
              </table:table-cell>
              <table:table-cell office:value-type="float" office:value="1757.051758">
                <text:p>1757.051758</text:p>
              </table:table-cell>
              <table:table-cell office:value-type="float" office:value="1850.133789">
                <text:p>1850.133789</text:p>
              </table:table-cell>
              <table:table-cell office:value-type="float" office:value="1768.261353">
                <text:p>1768.261353</text:p>
              </table:table-cell>
              <table:table-cell office:value-type="float" office:value="1857.088379">
                <text:p>1857.088379</text:p>
              </table:table-cell>
            </table:table-row>
            <table:table-row>
              <table:table-cell office:value-type="float" office:value="137.8">
                <text:p>137.8</text:p>
              </table:table-cell>
              <table:table-cell office:value-type="float" office:value="1735.721558">
                <text:p>1735.721558</text:p>
              </table:table-cell>
              <table:table-cell office:value-type="float" office:value="1836.299072">
                <text:p>1836.299072</text:p>
              </table:table-cell>
              <table:table-cell office:value-type="float" office:value="1753.048828">
                <text:p>1753.048828</text:p>
              </table:table-cell>
              <table:table-cell office:value-type="float" office:value="1825.500488">
                <text:p>1825.50048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713.091309">
                <text:p>1713.091309</text:p>
              </table:table-cell>
              <table:table-cell office:value-type="float" office:value="1818.588257">
                <text:p>1818.588257</text:p>
              </table:table-cell>
              <table:table-cell office:value-type="float" office:value="1719.242065">
                <text:p>1719.242065</text:p>
              </table:table-cell>
              <table:table-cell office:value-type="float" office:value="1816.668091">
                <text:p>1816.668091</text:p>
              </table:table-cell>
            </table:table-row>
            <table:table-row>
              <table:table-cell office:value-type="float" office:value="138.2">
                <text:p>138.2</text:p>
              </table:table-cell>
              <table:table-cell office:value-type="float" office:value="1679.902466">
                <text:p>1679.902466</text:p>
              </table:table-cell>
              <table:table-cell office:value-type="float" office:value="1797.513794">
                <text:p>1797.513794</text:p>
              </table:table-cell>
              <table:table-cell office:value-type="float" office:value="1675.596558">
                <text:p>1675.596558</text:p>
              </table:table-cell>
              <table:table-cell office:value-type="float" office:value="1802.126831">
                <text:p>1802.126831</text:p>
              </table:table-cell>
            </table:table-row>
            <table:table-row>
              <table:table-cell office:value-type="float" office:value="138.4">
                <text:p>138.4</text:p>
              </table:table-cell>
              <table:table-cell office:value-type="float" office:value="1646.878418">
                <text:p>1646.878418</text:p>
              </table:table-cell>
              <table:table-cell office:value-type="float" office:value="1767.70752">
                <text:p>1767.70752</text:p>
              </table:table-cell>
              <table:table-cell office:value-type="float" office:value="1654.722168">
                <text:p>1654.722168</text:p>
              </table:table-cell>
              <table:table-cell office:value-type="float" office:value="1769.40271">
                <text:p>1769.40271</text:p>
              </table:table-cell>
            </table:table-row>
            <table:table-row>
              <table:table-cell office:value-type="float" office:value="138.6">
                <text:p>138.6</text:p>
              </table:table-cell>
              <table:table-cell office:value-type="float" office:value="1637.878418">
                <text:p>1637.878418</text:p>
              </table:table-cell>
              <table:table-cell office:value-type="float" office:value="1729.571533">
                <text:p>1729.571533</text:p>
              </table:table-cell>
              <table:table-cell office:value-type="float" office:value="1649.592651">
                <text:p>1649.592651</text:p>
              </table:table-cell>
              <table:table-cell office:value-type="float" office:value="1734.112305">
                <text:p>1734.112305</text:p>
              </table:table-cell>
            </table:table-row>
            <table:table-row>
              <table:table-cell office:value-type="float" office:value="138.8">
                <text:p>138.8</text:p>
              </table:table-cell>
              <table:table-cell office:value-type="float" office:value="1630.629761">
                <text:p>1630.629761</text:p>
              </table:table-cell>
              <table:table-cell office:value-type="float" office:value="1723.014038">
                <text:p>1723.014038</text:p>
              </table:table-cell>
              <table:table-cell office:value-type="float" office:value="1642.734619">
                <text:p>1642.734619</text:p>
              </table:table-cell>
              <table:table-cell office:value-type="float" office:value="1719.550903">
                <text:p>1719.55090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621.383789">
                <text:p>1621.383789</text:p>
              </table:table-cell>
              <table:table-cell office:value-type="float" office:value="1704.628174">
                <text:p>1704.628174</text:p>
              </table:table-cell>
              <table:table-cell office:value-type="float" office:value="1633.783081">
                <text:p>1633.783081</text:p>
              </table:table-cell>
              <table:table-cell office:value-type="float" office:value="1703.115479">
                <text:p>1703.115479</text:p>
              </table:table-cell>
            </table:table-row>
            <table:table-row>
              <table:table-cell office:value-type="float" office:value="139.2">
                <text:p>139.2</text:p>
              </table:table-cell>
              <table:table-cell office:value-type="float" office:value="1608.531982">
                <text:p>1608.531982</text:p>
              </table:table-cell>
              <table:table-cell office:value-type="float" office:value="1698.383667">
                <text:p>1698.383667</text:p>
              </table:table-cell>
              <table:table-cell office:value-type="float" office:value="1629.00708">
                <text:p>1629.00708</text:p>
              </table:table-cell>
              <table:table-cell office:value-type="float" office:value="1686.828003">
                <text:p>1686.828003</text:p>
              </table:table-cell>
            </table:table-row>
            <table:table-row>
              <table:table-cell office:value-type="float" office:value="139.4">
                <text:p>139.4</text:p>
              </table:table-cell>
              <table:table-cell office:value-type="float" office:value="1615.491333">
                <text:p>1615.491333</text:p>
              </table:table-cell>
              <table:table-cell office:value-type="float" office:value="1687.407959">
                <text:p>1687.407959</text:p>
              </table:table-cell>
              <table:table-cell office:value-type="float" office:value="1616.9198">
                <text:p>1616.9198</text:p>
              </table:table-cell>
              <table:table-cell office:value-type="float" office:value="1679.526367">
                <text:p>1679.526367</text:p>
              </table:table-cell>
            </table:table-row>
            <table:table-row>
              <table:table-cell office:value-type="float" office:value="139.6">
                <text:p>139.6</text:p>
              </table:table-cell>
              <table:table-cell office:value-type="float" office:value="1614.531006">
                <text:p>1614.531006</text:p>
              </table:table-cell>
              <table:table-cell office:value-type="float" office:value="1664.359375">
                <text:p>1664.359375</text:p>
              </table:table-cell>
              <table:table-cell office:value-type="float" office:value="1615.747192">
                <text:p>1615.747192</text:p>
              </table:table-cell>
              <table:table-cell office:value-type="float" office:value="1673.644043">
                <text:p>1673.644043</text:p>
              </table:table-cell>
            </table:table-row>
            <table:table-row>
              <table:table-cell office:value-type="float" office:value="139.8">
                <text:p>139.8</text:p>
              </table:table-cell>
              <table:table-cell office:value-type="float" office:value="1603.833496">
                <text:p>1603.833496</text:p>
              </table:table-cell>
              <table:table-cell office:value-type="float" office:value="1665.379639">
                <text:p>1665.379639</text:p>
              </table:table-cell>
              <table:table-cell office:value-type="float" office:value="1611.74353">
                <text:p>1611.74353</text:p>
              </table:table-cell>
              <table:table-cell office:value-type="float" office:value="1662.366211">
                <text:p>1662.366211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598.746704">
                <text:p>1598.746704</text:p>
              </table:table-cell>
              <table:table-cell office:value-type="float" office:value="1663.094849">
                <text:p>1663.094849</text:p>
              </table:table-cell>
              <table:table-cell office:value-type="float" office:value="1604.042847">
                <text:p>1604.042847</text:p>
              </table:table-cell>
              <table:table-cell office:value-type="float" office:value="1664.161621">
                <text:p>1664.161621</text:p>
              </table:table-cell>
            </table:table-row>
            <table:table-row>
              <table:table-cell office:value-type="float" office:value="140.2">
                <text:p>140.2</text:p>
              </table:table-cell>
              <table:table-cell office:value-type="float" office:value="1598.614868">
                <text:p>1598.614868</text:p>
              </table:table-cell>
              <table:table-cell office:value-type="float" office:value="1654.461426">
                <text:p>1654.461426</text:p>
              </table:table-cell>
              <table:table-cell office:value-type="float" office:value="1597.37207">
                <text:p>1597.37207</text:p>
              </table:table-cell>
              <table:table-cell office:value-type="float" office:value="1648.828735">
                <text:p>1648.828735</text:p>
              </table:table-cell>
            </table:table-row>
            <table:table-row>
              <table:table-cell office:value-type="float" office:value="140.4">
                <text:p>140.4</text:p>
              </table:table-cell>
              <table:table-cell office:value-type="float" office:value="1595.901367">
                <text:p>1595.901367</text:p>
              </table:table-cell>
              <table:table-cell office:value-type="float" office:value="1642.613281">
                <text:p>1642.613281</text:p>
              </table:table-cell>
              <table:table-cell office:value-type="float" office:value="1597.549561">
                <text:p>1597.549561</text:p>
              </table:table-cell>
              <table:table-cell office:value-type="float" office:value="1647.100952">
                <text:p>1647.100952</text:p>
              </table:table-cell>
            </table:table-row>
            <table:table-row>
              <table:table-cell office:value-type="float" office:value="140.6">
                <text:p>140.6</text:p>
              </table:table-cell>
              <table:table-cell office:value-type="float" office:value="1589.048828">
                <text:p>1589.048828</text:p>
              </table:table-cell>
              <table:table-cell office:value-type="float" office:value="1639.965576">
                <text:p>1639.965576</text:p>
              </table:table-cell>
              <table:table-cell office:value-type="float" office:value="1594.834106">
                <text:p>1594.834106</text:p>
              </table:table-cell>
              <table:table-cell office:value-type="float" office:value="1637.636963">
                <text:p>1637.636963</text:p>
              </table:table-cell>
            </table:table-row>
            <table:table-row>
              <table:table-cell office:value-type="float" office:value="140.8">
                <text:p>140.8</text:p>
              </table:table-cell>
              <table:table-cell office:value-type="float" office:value="1588.164795">
                <text:p>1588.164795</text:p>
              </table:table-cell>
              <table:table-cell office:value-type="float" office:value="1632.571777">
                <text:p>1632.571777</text:p>
              </table:table-cell>
              <table:table-cell office:value-type="float" office:value="1594.161499">
                <text:p>1594.161499</text:p>
              </table:table-cell>
              <table:table-cell office:value-type="float" office:value="1631.52002">
                <text:p>1631.5200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585.453491">
                <text:p>1585.453491</text:p>
              </table:table-cell>
              <table:table-cell office:value-type="float" office:value="1626.685181">
                <text:p>1626.685181</text:p>
              </table:table-cell>
              <table:table-cell office:value-type="float" office:value="1589.740845">
                <text:p>1589.740845</text:p>
              </table:table-cell>
              <table:table-cell office:value-type="float" office:value="1626.774902">
                <text:p>1626.774902</text:p>
              </table:table-cell>
            </table:table-row>
            <table:table-row>
              <table:table-cell office:value-type="float" office:value="141.2">
                <text:p>141.2</text:p>
              </table:table-cell>
              <table:table-cell office:value-type="float" office:value="1583.965698">
                <text:p>1583.965698</text:p>
              </table:table-cell>
              <table:table-cell office:value-type="float" office:value="1621.529419">
                <text:p>1621.529419</text:p>
              </table:table-cell>
              <table:table-cell office:value-type="float" office:value="1588.295288">
                <text:p>1588.295288</text:p>
              </table:table-cell>
              <table:table-cell office:value-type="float" office:value="1620.578857">
                <text:p>1620.578857</text:p>
              </table:table-cell>
            </table:table-row>
            <table:table-row>
              <table:table-cell office:value-type="float" office:value="141.4">
                <text:p>141.4</text:p>
              </table:table-cell>
              <table:table-cell office:value-type="float" office:value="1577.596436">
                <text:p>1577.596436</text:p>
              </table:table-cell>
              <table:table-cell office:value-type="float" office:value="1622.38916">
                <text:p>1622.38916</text:p>
              </table:table-cell>
              <table:table-cell office:value-type="float" office:value="1586.221069">
                <text:p>1586.221069</text:p>
              </table:table-cell>
              <table:table-cell office:value-type="float" office:value="1616.395508">
                <text:p>1616.395508</text:p>
              </table:table-cell>
            </table:table-row>
            <table:table-row>
              <table:table-cell office:value-type="float" office:value="141.6">
                <text:p>141.6</text:p>
              </table:table-cell>
              <table:table-cell office:value-type="float" office:value="1581.275879">
                <text:p>1581.275879</text:p>
              </table:table-cell>
              <table:table-cell office:value-type="float" office:value="1609.186157">
                <text:p>1609.186157</text:p>
              </table:table-cell>
              <table:table-cell office:value-type="float" office:value="1581.032104">
                <text:p>1581.032104</text:p>
              </table:table-cell>
              <table:table-cell office:value-type="float" office:value="1614.665405">
                <text:p>1614.665405</text:p>
              </table:table-cell>
            </table:table-row>
            <table:table-row>
              <table:table-cell office:value-type="float" office:value="141.8">
                <text:p>141.8</text:p>
              </table:table-cell>
              <table:table-cell office:value-type="float" office:value="1574.847046">
                <text:p>1574.847046</text:p>
              </table:table-cell>
              <table:table-cell office:value-type="float" office:value="1612.618286">
                <text:p>1612.618286</text:p>
              </table:table-cell>
              <table:table-cell office:value-type="float" office:value="1584.495972">
                <text:p>1584.495972</text:p>
              </table:table-cell>
              <table:table-cell office:value-type="float" office:value="1609.393921">
                <text:p>1609.39392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577.200928">
                <text:p>1577.200928</text:p>
              </table:table-cell>
              <table:table-cell office:value-type="float" office:value="1601.613647">
                <text:p>1601.613647</text:p>
              </table:table-cell>
              <table:table-cell office:value-type="float" office:value="1577.494995">
                <text:p>1577.494995</text:p>
              </table:table-cell>
              <table:table-cell office:value-type="float" office:value="1606.901123">
                <text:p>1606.901123</text:p>
              </table:table-cell>
            </table:table-row>
            <table:table-row>
              <table:table-cell office:value-type="float" office:value="142.2">
                <text:p>142.2</text:p>
              </table:table-cell>
              <table:table-cell office:value-type="float" office:value="1569.390259">
                <text:p>1569.390259</text:p>
              </table:table-cell>
              <table:table-cell office:value-type="float" office:value="1607.523438">
                <text:p>1607.523438</text:p>
              </table:table-cell>
              <table:table-cell office:value-type="float" office:value="1578.871216">
                <text:p>1578.871216</text:p>
              </table:table-cell>
              <table:table-cell office:value-type="float" office:value="1602.531006">
                <text:p>1602.531006</text:p>
              </table:table-cell>
            </table:table-row>
            <table:table-row>
              <table:table-cell office:value-type="float" office:value="142.4">
                <text:p>142.4</text:p>
              </table:table-cell>
              <table:table-cell office:value-type="float" office:value="1575.322754">
                <text:p>1575.322754</text:p>
              </table:table-cell>
              <table:table-cell office:value-type="float" office:value="1595.762695">
                <text:p>1595.762695</text:p>
              </table:table-cell>
              <table:table-cell office:value-type="float" office:value="1576.352173">
                <text:p>1576.352173</text:p>
              </table:table-cell>
              <table:table-cell office:value-type="float" office:value="1601.625">
                <text:p>1601.625</text:p>
              </table:table-cell>
            </table:table-row>
            <table:table-row>
              <table:table-cell office:value-type="float" office:value="142.6">
                <text:p>142.6</text:p>
              </table:table-cell>
              <table:table-cell office:value-type="float" office:value="1573.178223">
                <text:p>1573.178223</text:p>
              </table:table-cell>
              <table:table-cell office:value-type="float" office:value="1595.671631">
                <text:p>1595.671631</text:p>
              </table:table-cell>
              <table:table-cell office:value-type="float" office:value="1575.58728">
                <text:p>1575.58728</text:p>
              </table:table-cell>
              <table:table-cell office:value-type="float" office:value="1597.557617">
                <text:p>1597.557617</text:p>
              </table:table-cell>
            </table:table-row>
            <table:table-row>
              <table:table-cell office:value-type="float" office:value="142.8">
                <text:p>142.8</text:p>
              </table:table-cell>
              <table:table-cell office:value-type="float" office:value="1568.661499">
                <text:p>1568.661499</text:p>
              </table:table-cell>
              <table:table-cell office:value-type="float" office:value="1591.60437">
                <text:p>1591.60437</text:p>
              </table:table-cell>
              <table:table-cell office:value-type="float" office:value="1575.193604">
                <text:p>1575.193604</text:p>
              </table:table-cell>
              <table:table-cell office:value-type="float" office:value="1595.262451">
                <text:p>1595.26245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573.171631">
                <text:p>1573.171631</text:p>
              </table:table-cell>
              <table:table-cell office:value-type="float" office:value="1587.256592">
                <text:p>1587.256592</text:p>
              </table:table-cell>
              <table:table-cell office:value-type="float" office:value="1573.874512">
                <text:p>1573.874512</text:p>
              </table:table-cell>
              <table:table-cell office:value-type="float" office:value="1591.805176">
                <text:p>1591.805176</text:p>
              </table:table-cell>
            </table:table-row>
            <table:table-row>
              <table:table-cell office:value-type="float" office:value="143.2">
                <text:p>143.2</text:p>
              </table:table-cell>
              <table:table-cell office:value-type="float" office:value="1570.677002">
                <text:p>1570.677002</text:p>
              </table:table-cell>
              <table:table-cell office:value-type="float" office:value="1588.959839">
                <text:p>1588.959839</text:p>
              </table:table-cell>
              <table:table-cell office:value-type="float" office:value="1575.291504">
                <text:p>1575.291504</text:p>
              </table:table-cell>
              <table:table-cell office:value-type="float" office:value="1589.584229">
                <text:p>1589.584229</text:p>
              </table:table-cell>
            </table:table-row>
            <table:table-row>
              <table:table-cell office:value-type="float" office:value="143.4">
                <text:p>143.4</text:p>
              </table:table-cell>
              <table:table-cell office:value-type="float" office:value="1569.175781">
                <text:p>1569.175781</text:p>
              </table:table-cell>
              <table:table-cell office:value-type="float" office:value="1584.001343">
                <text:p>1584.001343</text:p>
              </table:table-cell>
              <table:table-cell office:value-type="float" office:value="1571.991821">
                <text:p>1571.991821</text:p>
              </table:table-cell>
              <table:table-cell office:value-type="float" office:value="1587.15918">
                <text:p>1587.15918</text:p>
              </table:table-cell>
            </table:table-row>
            <table:table-row>
              <table:table-cell office:value-type="float" office:value="143.6">
                <text:p>143.6</text:p>
              </table:table-cell>
              <table:table-cell office:value-type="float" office:value="1567.482666">
                <text:p>1567.482666</text:p>
              </table:table-cell>
              <table:table-cell office:value-type="float" office:value="1584.871948">
                <text:p>1584.871948</text:p>
              </table:table-cell>
              <table:table-cell office:value-type="float" office:value="1572.006348">
                <text:p>1572.006348</text:p>
              </table:table-cell>
              <table:table-cell office:value-type="float" office:value="1585.887695">
                <text:p>1585.887695</text:p>
              </table:table-cell>
            </table:table-row>
            <table:table-row>
              <table:table-cell office:value-type="float" office:value="143.8">
                <text:p>143.8</text:p>
              </table:table-cell>
              <table:table-cell office:value-type="float" office:value="1577.776978">
                <text:p>1577.776978</text:p>
              </table:table-cell>
              <table:table-cell office:value-type="float" office:value="1586.549194">
                <text:p>1586.549194</text:p>
              </table:table-cell>
              <table:table-cell office:value-type="float" office:value="1566.284668">
                <text:p>1566.284668</text:p>
              </table:table-cell>
              <table:table-cell office:value-type="float" office:value="1579.638672">
                <text:p>1579.63867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567.877686">
                <text:p>1567.877686</text:p>
              </table:table-cell>
              <table:table-cell office:value-type="float" office:value="1584.503052">
                <text:p>1584.503052</text:p>
              </table:table-cell>
              <table:table-cell office:value-type="float" office:value="1569.724243">
                <text:p>1569.724243</text:p>
              </table:table-cell>
              <table:table-cell office:value-type="float" office:value="1580.303101">
                <text:p>1580.303101</text:p>
              </table:table-cell>
            </table:table-row>
            <table:table-row>
              <table:table-cell office:value-type="float" office:value="144.2">
                <text:p>144.2</text:p>
              </table:table-cell>
              <table:table-cell office:value-type="float" office:value="1567.792236">
                <text:p>1567.792236</text:p>
              </table:table-cell>
              <table:table-cell office:value-type="float" office:value="1585.741089">
                <text:p>1585.741089</text:p>
              </table:table-cell>
              <table:table-cell office:value-type="float" office:value="1570.766602">
                <text:p>1570.766602</text:p>
              </table:table-cell>
              <table:table-cell office:value-type="float" office:value="1579.510254">
                <text:p>1579.510254</text:p>
              </table:table-cell>
            </table:table-row>
            <table:table-row>
              <table:table-cell office:value-type="float" office:value="144.4">
                <text:p>144.4</text:p>
              </table:table-cell>
              <table:table-cell office:value-type="float" office:value="1565.011353">
                <text:p>1565.011353</text:p>
              </table:table-cell>
              <table:table-cell office:value-type="float" office:value="1583.178589">
                <text:p>1583.178589</text:p>
              </table:table-cell>
              <table:table-cell office:value-type="float" office:value="1567.324585">
                <text:p>1567.324585</text:p>
              </table:table-cell>
              <table:table-cell office:value-type="float" office:value="1581.581299">
                <text:p>1581.581299</text:p>
              </table:table-cell>
            </table:table-row>
            <table:table-row>
              <table:table-cell office:value-type="float" office:value="144.6">
                <text:p>144.6</text:p>
              </table:table-cell>
              <table:table-cell office:value-type="float" office:value="1569.563354">
                <text:p>1569.563354</text:p>
              </table:table-cell>
              <table:table-cell office:value-type="float" office:value="1577.944092">
                <text:p>1577.944092</text:p>
              </table:table-cell>
              <table:table-cell office:value-type="float" office:value="1567.598755">
                <text:p>1567.598755</text:p>
              </table:table-cell>
              <table:table-cell office:value-type="float" office:value="1578.206055">
                <text:p>1578.206055</text:p>
              </table:table-cell>
            </table:table-row>
            <table:table-row>
              <table:table-cell office:value-type="float" office:value="144.8">
                <text:p>144.8</text:p>
              </table:table-cell>
              <table:table-cell office:value-type="float" office:value="1570.585083">
                <text:p>1570.585083</text:p>
              </table:table-cell>
              <table:table-cell office:value-type="float" office:value="1577.616211">
                <text:p>1577.616211</text:p>
              </table:table-cell>
              <table:table-cell office:value-type="float" office:value="1570.57959">
                <text:p>1570.57959</text:p>
              </table:table-cell>
              <table:table-cell office:value-type="float" office:value="1575.498169">
                <text:p>1575.49816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565.410034">
                <text:p>1565.410034</text:p>
              </table:table-cell>
              <table:table-cell office:value-type="float" office:value="1574.621338">
                <text:p>1574.621338</text:p>
              </table:table-cell>
              <table:table-cell office:value-type="float" office:value="1565.821655">
                <text:p>1565.821655</text:p>
              </table:table-cell>
              <table:table-cell office:value-type="float" office:value="1575.356812">
                <text:p>1575.356812</text:p>
              </table:table-cell>
            </table:table-row>
            <table:table-row>
              <table:table-cell office:value-type="float" office:value="145.2">
                <text:p>145.2</text:p>
              </table:table-cell>
              <table:table-cell office:value-type="float" office:value="1568.671875">
                <text:p>1568.671875</text:p>
              </table:table-cell>
              <table:table-cell office:value-type="float" office:value="1576.315674">
                <text:p>1576.315674</text:p>
              </table:table-cell>
              <table:table-cell office:value-type="float" office:value="1565.780029">
                <text:p>1565.780029</text:p>
              </table:table-cell>
              <table:table-cell office:value-type="float" office:value="1577.35144">
                <text:p>1577.35144</text:p>
              </table:table-cell>
            </table:table-row>
            <table:table-row>
              <table:table-cell office:value-type="float" office:value="145.4">
                <text:p>145.4</text:p>
              </table:table-cell>
              <table:table-cell office:value-type="float" office:value="1570.348755">
                <text:p>1570.348755</text:p>
              </table:table-cell>
              <table:table-cell office:value-type="float" office:value="1570.513794">
                <text:p>1570.513794</text:p>
              </table:table-cell>
              <table:table-cell office:value-type="float" office:value="1566.908691">
                <text:p>1566.908691</text:p>
              </table:table-cell>
              <table:table-cell office:value-type="float" office:value="1574.487427">
                <text:p>1574.487427</text:p>
              </table:table-cell>
            </table:table-row>
            <table:table-row>
              <table:table-cell office:value-type="float" office:value="145.6">
                <text:p>145.6</text:p>
              </table:table-cell>
              <table:table-cell office:value-type="float" office:value="1567.619141">
                <text:p>1567.619141</text:p>
              </table:table-cell>
              <table:table-cell office:value-type="float" office:value="1570.105713">
                <text:p>1570.105713</text:p>
              </table:table-cell>
              <table:table-cell office:value-type="float" office:value="1567.736328">
                <text:p>1567.736328</text:p>
              </table:table-cell>
              <table:table-cell office:value-type="float" office:value="1571.398682">
                <text:p>1571.398682</text:p>
              </table:table-cell>
            </table:table-row>
            <table:table-row>
              <table:table-cell office:value-type="float" office:value="145.8">
                <text:p>145.8</text:p>
              </table:table-cell>
              <table:table-cell office:value-type="float" office:value="1565.848389">
                <text:p>1565.848389</text:p>
              </table:table-cell>
              <table:table-cell office:value-type="float" office:value="1574.747681">
                <text:p>1574.747681</text:p>
              </table:table-cell>
              <table:table-cell office:value-type="float" office:value="1565.497925">
                <text:p>1565.497925</text:p>
              </table:table-cell>
              <table:table-cell office:value-type="float" office:value="1577.014526">
                <text:p>1577.01452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565.56543">
                <text:p>1565.56543</text:p>
              </table:table-cell>
              <table:table-cell office:value-type="float" office:value="1573.849609">
                <text:p>1573.849609</text:p>
              </table:table-cell>
              <table:table-cell office:value-type="float" office:value="1567.276733">
                <text:p>1567.276733</text:p>
              </table:table-cell>
              <table:table-cell office:value-type="float" office:value="1571.229736">
                <text:p>1571.229736</text:p>
              </table:table-cell>
            </table:table-row>
            <table:table-row>
              <table:table-cell office:value-type="float" office:value="146.2">
                <text:p>146.2</text:p>
              </table:table-cell>
              <table:table-cell office:value-type="float" office:value="1565.981934">
                <text:p>1565.981934</text:p>
              </table:table-cell>
              <table:table-cell office:value-type="float" office:value="1571.869507">
                <text:p>1571.869507</text:p>
              </table:table-cell>
              <table:table-cell office:value-type="float" office:value="1569.774902">
                <text:p>1569.774902</text:p>
              </table:table-cell>
              <table:table-cell office:value-type="float" office:value="1568.446777">
                <text:p>1568.446777</text:p>
              </table:table-cell>
            </table:table-row>
            <table:table-row>
              <table:table-cell office:value-type="float" office:value="146.4">
                <text:p>146.4</text:p>
              </table:table-cell>
              <table:table-cell office:value-type="float" office:value="1567.541138">
                <text:p>1567.541138</text:p>
              </table:table-cell>
              <table:table-cell office:value-type="float" office:value="1570.832031">
                <text:p>1570.832031</text:p>
              </table:table-cell>
              <table:table-cell office:value-type="float" office:value="1562.299561">
                <text:p>1562.299561</text:p>
              </table:table-cell>
              <table:table-cell office:value-type="float" office:value="1576.067383">
                <text:p>1576.067383</text:p>
              </table:table-cell>
            </table:table-row>
            <table:table-row>
              <table:table-cell office:value-type="float" office:value="146.6">
                <text:p>146.6</text:p>
              </table:table-cell>
              <table:table-cell office:value-type="float" office:value="1565.087158">
                <text:p>1565.087158</text:p>
              </table:table-cell>
              <table:table-cell office:value-type="float" office:value="1570.436646">
                <text:p>1570.436646</text:p>
              </table:table-cell>
              <table:table-cell office:value-type="float" office:value="1565.48584">
                <text:p>1565.48584</text:p>
              </table:table-cell>
              <table:table-cell office:value-type="float" office:value="1568.079346">
                <text:p>1568.079346</text:p>
              </table:table-cell>
            </table:table-row>
            <table:table-row>
              <table:table-cell office:value-type="float" office:value="146.8">
                <text:p>146.8</text:p>
              </table:table-cell>
              <table:table-cell office:value-type="float" office:value="1564.487793">
                <text:p>1564.487793</text:p>
              </table:table-cell>
              <table:table-cell office:value-type="float" office:value="1568.327637">
                <text:p>1568.327637</text:p>
              </table:table-cell>
              <table:table-cell office:value-type="float" office:value="1566.169067">
                <text:p>1566.169067</text:p>
              </table:table-cell>
              <table:table-cell office:value-type="float" office:value="1567.612549">
                <text:p>1567.61254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595.779785">
                <text:p>1595.779785</text:p>
              </table:table-cell>
              <table:table-cell office:value-type="float" office:value="1606.757568">
                <text:p>1606.757568</text:p>
              </table:table-cell>
              <table:table-cell office:value-type="float" office:value="1547.298706">
                <text:p>1547.298706</text:p>
              </table:table-cell>
              <table:table-cell office:value-type="float" office:value="1508.511353">
                <text:p>1508.511353</text:p>
              </table:table-cell>
            </table:table-row>
            <table:table-row>
              <table:table-cell office:value-type="float" office:value="147.2">
                <text:p>147.2</text:p>
              </table:table-cell>
              <table:table-cell office:value-type="float" office:value="1594.099121">
                <text:p>1594.099121</text:p>
              </table:table-cell>
              <table:table-cell office:value-type="float" office:value="1625.813354">
                <text:p>1625.813354</text:p>
              </table:table-cell>
              <table:table-cell office:value-type="float" office:value="1521.197021">
                <text:p>1521.197021</text:p>
              </table:table-cell>
              <table:table-cell office:value-type="float" office:value="1525.0979">
                <text:p>1525.0979</text:p>
              </table:table-cell>
            </table:table-row>
            <table:table-row>
              <table:table-cell office:value-type="float" office:value="147.4">
                <text:p>147.4</text:p>
              </table:table-cell>
              <table:table-cell office:value-type="float" office:value="1611.224609">
                <text:p>1611.224609</text:p>
              </table:table-cell>
              <table:table-cell office:value-type="float" office:value="1648.671021">
                <text:p>1648.671021</text:p>
              </table:table-cell>
              <table:table-cell office:value-type="float" office:value="1539.658936">
                <text:p>1539.658936</text:p>
              </table:table-cell>
              <table:table-cell office:value-type="float" office:value="1531.894165">
                <text:p>1531.894165</text:p>
              </table:table-cell>
            </table:table-row>
            <table:table-row>
              <table:table-cell office:value-type="float" office:value="147.6">
                <text:p>147.6</text:p>
              </table:table-cell>
              <table:table-cell office:value-type="float" office:value="1636.995605">
                <text:p>1636.995605</text:p>
              </table:table-cell>
              <table:table-cell office:value-type="float" office:value="1623.429932">
                <text:p>1623.429932</text:p>
              </table:table-cell>
              <table:table-cell office:value-type="float" office:value="1546.150146">
                <text:p>1546.150146</text:p>
              </table:table-cell>
              <table:table-cell office:value-type="float" office:value="1544.776489">
                <text:p>1544.776489</text:p>
              </table:table-cell>
            </table:table-row>
            <table:table-row>
              <table:table-cell office:value-type="float" office:value="147.8">
                <text:p>147.8</text:p>
              </table:table-cell>
              <table:table-cell office:value-type="float" office:value="1632.924072">
                <text:p>1632.924072</text:p>
              </table:table-cell>
              <table:table-cell office:value-type="float" office:value="1633.085083">
                <text:p>1633.085083</text:p>
              </table:table-cell>
              <table:table-cell office:value-type="float" office:value="1567.395752">
                <text:p>1567.395752</text:p>
              </table:table-cell>
              <table:table-cell office:value-type="float" office:value="1553.050415">
                <text:p>1553.050415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626.092529">
                <text:p>1626.092529</text:p>
              </table:table-cell>
              <table:table-cell office:value-type="float" office:value="1675.128906">
                <text:p>1675.128906</text:p>
              </table:table-cell>
              <table:table-cell office:value-type="float" office:value="1582.338745">
                <text:p>1582.338745</text:p>
              </table:table-cell>
              <table:table-cell office:value-type="float" office:value="1561.447632">
                <text:p>1561.447632</text:p>
              </table:table-cell>
            </table:table-row>
            <table:table-row>
              <table:table-cell office:value-type="float" office:value="148.2">
                <text:p>148.2</text:p>
              </table:table-cell>
              <table:table-cell office:value-type="float" office:value="1632.350952">
                <text:p>1632.350952</text:p>
              </table:table-cell>
              <table:table-cell office:value-type="float" office:value="1717.113159">
                <text:p>1717.113159</text:p>
              </table:table-cell>
              <table:table-cell office:value-type="float" office:value="1582.857788">
                <text:p>1582.857788</text:p>
              </table:table-cell>
              <table:table-cell office:value-type="float" office:value="1588.175171">
                <text:p>1588.175171</text:p>
              </table:table-cell>
            </table:table-row>
            <table:table-row>
              <table:table-cell office:value-type="float" office:value="148.4">
                <text:p>148.4</text:p>
              </table:table-cell>
              <table:table-cell office:value-type="float" office:value="1656.026123">
                <text:p>1656.026123</text:p>
              </table:table-cell>
              <table:table-cell office:value-type="float" office:value="1701.354126">
                <text:p>1701.354126</text:p>
              </table:table-cell>
              <table:table-cell office:value-type="float" office:value="1611.611206">
                <text:p>1611.611206</text:p>
              </table:table-cell>
              <table:table-cell office:value-type="float" office:value="1606.118164">
                <text:p>1606.118164</text:p>
              </table:table-cell>
            </table:table-row>
            <table:table-row>
              <table:table-cell office:value-type="float" office:value="148.6">
                <text:p>148.6</text:p>
              </table:table-cell>
              <table:table-cell office:value-type="float" office:value="1653.251709">
                <text:p>1653.251709</text:p>
              </table:table-cell>
              <table:table-cell office:value-type="float" office:value="1718.414062">
                <text:p>1718.414062</text:p>
              </table:table-cell>
              <table:table-cell office:value-type="float" office:value="1630.34021">
                <text:p>1630.34021</text:p>
              </table:table-cell>
              <table:table-cell office:value-type="float" office:value="1644.049194">
                <text:p>1644.049194</text:p>
              </table:table-cell>
            </table:table-row>
            <table:table-row>
              <table:table-cell office:value-type="float" office:value="148.8">
                <text:p>148.8</text:p>
              </table:table-cell>
              <table:table-cell office:value-type="float" office:value="1671.471436">
                <text:p>1671.471436</text:p>
              </table:table-cell>
              <table:table-cell office:value-type="float" office:value="1731.017334">
                <text:p>1731.017334</text:p>
              </table:table-cell>
              <table:table-cell office:value-type="float" office:value="1649.571289">
                <text:p>1649.571289</text:p>
              </table:table-cell>
              <table:table-cell office:value-type="float" office:value="1664.366211">
                <text:p>1664.366211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677.938477">
                <text:p>1677.938477</text:p>
              </table:table-cell>
              <table:table-cell office:value-type="float" office:value="1787.406982">
                <text:p>1787.406982</text:p>
              </table:table-cell>
              <table:table-cell office:value-type="float" office:value="1659.966431">
                <text:p>1659.966431</text:p>
              </table:table-cell>
              <table:table-cell office:value-type="float" office:value="1718.220215">
                <text:p>1718.220215</text:p>
              </table:table-cell>
            </table:table-row>
            <table:table-row>
              <table:table-cell office:value-type="float" office:value="149.2">
                <text:p>149.2</text:p>
              </table:table-cell>
              <table:table-cell office:value-type="float" office:value="1687.673096">
                <text:p>1687.673096</text:p>
              </table:table-cell>
              <table:table-cell office:value-type="float" office:value="1750.820923">
                <text:p>1750.820923</text:p>
              </table:table-cell>
              <table:table-cell office:value-type="float" office:value="1722.616333">
                <text:p>1722.616333</text:p>
              </table:table-cell>
              <table:table-cell office:value-type="float" office:value="1757.236816">
                <text:p>1757.236816</text:p>
              </table:table-cell>
            </table:table-row>
            <table:table-row>
              <table:table-cell office:value-type="float" office:value="149.4">
                <text:p>149.4</text:p>
              </table:table-cell>
              <table:table-cell office:value-type="float" office:value="1719.233154">
                <text:p>1719.233154</text:p>
              </table:table-cell>
              <table:table-cell office:value-type="float" office:value="1777.775146">
                <text:p>1777.775146</text:p>
              </table:table-cell>
              <table:table-cell office:value-type="float" office:value="1740.821167">
                <text:p>1740.821167</text:p>
              </table:table-cell>
              <table:table-cell office:value-type="float" office:value="1781.124146">
                <text:p>1781.124146</text:p>
              </table:table-cell>
            </table:table-row>
            <table:table-row>
              <table:table-cell office:value-type="float" office:value="149.6">
                <text:p>149.6</text:p>
              </table:table-cell>
              <table:table-cell office:value-type="float" office:value="1736.000244">
                <text:p>1736.000244</text:p>
              </table:table-cell>
              <table:table-cell office:value-type="float" office:value="1824.701538">
                <text:p>1824.701538</text:p>
              </table:table-cell>
              <table:table-cell office:value-type="float" office:value="1754.930786">
                <text:p>1754.930786</text:p>
              </table:table-cell>
              <table:table-cell office:value-type="float" office:value="1824.054443">
                <text:p>1824.054443</text:p>
              </table:table-cell>
            </table:table-row>
            <table:table-row>
              <table:table-cell office:value-type="float" office:value="149.8">
                <text:p>149.8</text:p>
              </table:table-cell>
              <table:table-cell office:value-type="float" office:value="1769.384033">
                <text:p>1769.384033</text:p>
              </table:table-cell>
              <table:table-cell office:value-type="float" office:value="1832.476929">
                <text:p>1832.476929</text:p>
              </table:table-cell>
              <table:table-cell office:value-type="float" office:value="1785.388306">
                <text:p>1785.388306</text:p>
              </table:table-cell>
              <table:table-cell office:value-type="float" office:value="1830.188354">
                <text:p>1830.18835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799.245361">
                <text:p>1799.245361</text:p>
              </table:table-cell>
              <table:table-cell office:value-type="float" office:value="1876.543335">
                <text:p>1876.543335</text:p>
              </table:table-cell>
              <table:table-cell office:value-type="float" office:value="1813.471436">
                <text:p>1813.471436</text:p>
              </table:table-cell>
              <table:table-cell office:value-type="float" office:value="1870.762939">
                <text:p>1870.762939</text:p>
              </table:table-cell>
            </table:table-row>
            <table:table-row>
              <table:table-cell office:value-type="float" office:value="150.2">
                <text:p>150.2</text:p>
              </table:table-cell>
              <table:table-cell office:value-type="float" office:value="1809.734741">
                <text:p>1809.734741</text:p>
              </table:table-cell>
              <table:table-cell office:value-type="float" office:value="1904.155884">
                <text:p>1904.155884</text:p>
              </table:table-cell>
              <table:table-cell office:value-type="float" office:value="1821.960815">
                <text:p>1821.960815</text:p>
              </table:table-cell>
              <table:table-cell office:value-type="float" office:value="1895.362183">
                <text:p>1895.362183</text:p>
              </table:table-cell>
            </table:table-row>
            <table:table-row>
              <table:table-cell office:value-type="float" office:value="150.4">
                <text:p>150.4</text:p>
              </table:table-cell>
              <table:table-cell office:value-type="float" office:value="1824.57251">
                <text:p>1824.57251</text:p>
              </table:table-cell>
              <table:table-cell office:value-type="float" office:value="1914.675293">
                <text:p>1914.675293</text:p>
              </table:table-cell>
              <table:table-cell office:value-type="float" office:value="1829.539673">
                <text:p>1829.539673</text:p>
              </table:table-cell>
              <table:table-cell office:value-type="float" office:value="1918.631226">
                <text:p>1918.631226</text:p>
              </table:table-cell>
            </table:table-row>
            <table:table-row>
              <table:table-cell office:value-type="float" office:value="150.6">
                <text:p>150.6</text:p>
              </table:table-cell>
              <table:table-cell office:value-type="float" office:value="1827.373169">
                <text:p>1827.373169</text:p>
              </table:table-cell>
              <table:table-cell office:value-type="float" office:value="1924.040771">
                <text:p>1924.040771</text:p>
              </table:table-cell>
              <table:table-cell office:value-type="float" office:value="1837.700439">
                <text:p>1837.700439</text:p>
              </table:table-cell>
              <table:table-cell office:value-type="float" office:value="1927.448486">
                <text:p>1927.448486</text:p>
              </table:table-cell>
            </table:table-row>
            <table:table-row>
              <table:table-cell office:value-type="float" office:value="150.8">
                <text:p>150.8</text:p>
              </table:table-cell>
              <table:table-cell office:value-type="float" office:value="1831.403809">
                <text:p>1831.403809</text:p>
              </table:table-cell>
              <table:table-cell office:value-type="float" office:value="1922.616333">
                <text:p>1922.616333</text:p>
              </table:table-cell>
              <table:table-cell office:value-type="float" office:value="1842.860352">
                <text:p>1842.860352</text:p>
              </table:table-cell>
              <table:table-cell office:value-type="float" office:value="1930.900391">
                <text:p>1930.900391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802.708618">
                <text:p>1802.708618</text:p>
              </table:table-cell>
              <table:table-cell office:value-type="float" office:value="1929.783325">
                <text:p>1929.783325</text:p>
              </table:table-cell>
              <table:table-cell office:value-type="float" office:value="1815.430298">
                <text:p>1815.430298</text:p>
              </table:table-cell>
              <table:table-cell office:value-type="float" office:value="1932.610107">
                <text:p>1932.610107</text:p>
              </table:table-cell>
            </table:table-row>
            <table:table-row>
              <table:table-cell office:value-type="float" office:value="151.2">
                <text:p>151.2</text:p>
              </table:table-cell>
              <table:table-cell office:value-type="float" office:value="1791.09668">
                <text:p>1791.09668</text:p>
              </table:table-cell>
              <table:table-cell office:value-type="float" office:value="1947.332397">
                <text:p>1947.332397</text:p>
              </table:table-cell>
              <table:table-cell office:value-type="float" office:value="1803.919678">
                <text:p>1803.919678</text:p>
              </table:table-cell>
              <table:table-cell office:value-type="float" office:value="1940.007568">
                <text:p>1940.007568</text:p>
              </table:table-cell>
            </table:table-row>
            <table:table-row>
              <table:table-cell office:value-type="float" office:value="151.4">
                <text:p>151.4</text:p>
              </table:table-cell>
              <table:table-cell office:value-type="float" office:value="1815.563965">
                <text:p>1815.563965</text:p>
              </table:table-cell>
              <table:table-cell office:value-type="float" office:value="1901.634277">
                <text:p>1901.634277</text:p>
              </table:table-cell>
              <table:table-cell office:value-type="float" office:value="1836.793457">
                <text:p>1836.793457</text:p>
              </table:table-cell>
              <table:table-cell office:value-type="float" office:value="1890.687378">
                <text:p>1890.687378</text:p>
              </table:table-cell>
            </table:table-row>
            <table:table-row>
              <table:table-cell office:value-type="float" office:value="151.6">
                <text:p>151.6</text:p>
              </table:table-cell>
              <table:table-cell office:value-type="float" office:value="1829.564697">
                <text:p>1829.564697</text:p>
              </table:table-cell>
              <table:table-cell office:value-type="float" office:value="1936.078857">
                <text:p>1936.078857</text:p>
              </table:table-cell>
              <table:table-cell office:value-type="float" office:value="1838.866699">
                <text:p>1838.866699</text:p>
              </table:table-cell>
              <table:table-cell office:value-type="float" office:value="1936.62207">
                <text:p>1936.62207</text:p>
              </table:table-cell>
            </table:table-row>
            <table:table-row>
              <table:table-cell office:value-type="float" office:value="151.8">
                <text:p>151.8</text:p>
              </table:table-cell>
              <table:table-cell office:value-type="float" office:value="1806.498657">
                <text:p>1806.498657</text:p>
              </table:table-cell>
              <table:table-cell office:value-type="float" office:value="1949.351929">
                <text:p>1949.351929</text:p>
              </table:table-cell>
              <table:table-cell office:value-type="float" office:value="1818.676758">
                <text:p>1818.676758</text:p>
              </table:table-cell>
              <table:table-cell office:value-type="float" office:value="1944.822021">
                <text:p>1944.822021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818.854736">
                <text:p>1818.854736</text:p>
              </table:table-cell>
              <table:table-cell office:value-type="float" office:value="1906.366943">
                <text:p>1906.366943</text:p>
              </table:table-cell>
              <table:table-cell office:value-type="float" office:value="1837.300049">
                <text:p>1837.300049</text:p>
              </table:table-cell>
              <table:table-cell office:value-type="float" office:value="1902.672119">
                <text:p>1902.672119</text:p>
              </table:table-cell>
            </table:table-row>
            <table:table-row>
              <table:table-cell office:value-type="float" office:value="152.2">
                <text:p>152.2</text:p>
              </table:table-cell>
              <table:table-cell office:value-type="float" office:value="1824.834351">
                <text:p>1824.834351</text:p>
              </table:table-cell>
              <table:table-cell office:value-type="float" office:value="1944.834229">
                <text:p>1944.834229</text:p>
              </table:table-cell>
              <table:table-cell office:value-type="float" office:value="1840.561279">
                <text:p>1840.561279</text:p>
              </table:table-cell>
              <table:table-cell office:value-type="float" office:value="1938.766846">
                <text:p>1938.766846</text:p>
              </table:table-cell>
            </table:table-row>
            <table:table-row>
              <table:table-cell office:value-type="float" office:value="152.4">
                <text:p>152.4</text:p>
              </table:table-cell>
              <table:table-cell office:value-type="float" office:value="1807.763306">
                <text:p>1807.763306</text:p>
              </table:table-cell>
              <table:table-cell office:value-type="float" office:value="1973.831299">
                <text:p>1973.831299</text:p>
              </table:table-cell>
              <table:table-cell office:value-type="float" office:value="1815.72229">
                <text:p>1815.72229</text:p>
              </table:table-cell>
              <table:table-cell office:value-type="float" office:value="1974.868652">
                <text:p>1974.868652</text:p>
              </table:table-cell>
            </table:table-row>
            <table:table-row>
              <table:table-cell office:value-type="float" office:value="152.6">
                <text:p>152.6</text:p>
              </table:table-cell>
              <table:table-cell office:value-type="float" office:value="1827.753418">
                <text:p>1827.753418</text:p>
              </table:table-cell>
              <table:table-cell office:value-type="float" office:value="1937.762695">
                <text:p>1937.762695</text:p>
              </table:table-cell>
              <table:table-cell office:value-type="float" office:value="1843.799194">
                <text:p>1843.799194</text:p>
              </table:table-cell>
              <table:table-cell office:value-type="float" office:value="1932.821411">
                <text:p>1932.821411</text:p>
              </table:table-cell>
            </table:table-row>
            <table:table-row>
              <table:table-cell office:value-type="float" office:value="152.8">
                <text:p>152.8</text:p>
              </table:table-cell>
              <table:table-cell office:value-type="float" office:value="1831.551514">
                <text:p>1831.551514</text:p>
              </table:table-cell>
              <table:table-cell office:value-type="float" office:value="1938.260498">
                <text:p>1938.260498</text:p>
              </table:table-cell>
              <table:table-cell office:value-type="float" office:value="1850.821289">
                <text:p>1850.821289</text:p>
              </table:table-cell>
              <table:table-cell office:value-type="float" office:value="1928.877319">
                <text:p>1928.87731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10.061523">
                <text:p>1810.061523</text:p>
              </table:table-cell>
              <table:table-cell office:value-type="float" office:value="1977.35022">
                <text:p>1977.35022</text:p>
              </table:table-cell>
              <table:table-cell office:value-type="float" office:value="1822.214722">
                <text:p>1822.214722</text:p>
              </table:table-cell>
              <table:table-cell office:value-type="float" office:value="1974.144531">
                <text:p>1974.144531</text:p>
              </table:table-cell>
            </table:table-row>
            <table:table-row>
              <table:table-cell office:value-type="float" office:value="153.2">
                <text:p>153.2</text:p>
              </table:table-cell>
              <table:table-cell office:value-type="float" office:value="1821.879761">
                <text:p>1821.879761</text:p>
              </table:table-cell>
              <table:table-cell office:value-type="float" office:value="1936.296631">
                <text:p>1936.296631</text:p>
              </table:table-cell>
              <table:table-cell office:value-type="float" office:value="1841.80542">
                <text:p>1841.80542</text:p>
              </table:table-cell>
              <table:table-cell office:value-type="float" office:value="1930.541504">
                <text:p>1930.541504</text:p>
              </table:table-cell>
            </table:table-row>
            <table:table-row>
              <table:table-cell office:value-type="float" office:value="153.4">
                <text:p>153.4</text:p>
              </table:table-cell>
              <table:table-cell office:value-type="float" office:value="1831.493896">
                <text:p>1831.493896</text:p>
              </table:table-cell>
              <table:table-cell office:value-type="float" office:value="1926.543091">
                <text:p>1926.543091</text:p>
              </table:table-cell>
              <table:table-cell office:value-type="float" office:value="1852.976318">
                <text:p>1852.976318</text:p>
              </table:table-cell>
              <table:table-cell office:value-type="float" office:value="1921.116211">
                <text:p>1921.116211</text:p>
              </table:table-cell>
            </table:table-row>
            <table:table-row>
              <table:table-cell office:value-type="float" office:value="153.6">
                <text:p>153.6</text:p>
              </table:table-cell>
              <table:table-cell office:value-type="float" office:value="1812.164307">
                <text:p>1812.164307</text:p>
              </table:table-cell>
              <table:table-cell office:value-type="float" office:value="1987.542725">
                <text:p>1987.542725</text:p>
              </table:table-cell>
              <table:table-cell office:value-type="float" office:value="1823.519531">
                <text:p>1823.519531</text:p>
              </table:table-cell>
              <table:table-cell office:value-type="float" office:value="1987.999268">
                <text:p>1987.999268</text:p>
              </table:table-cell>
            </table:table-row>
            <table:table-row>
              <table:table-cell office:value-type="float" office:value="153.8">
                <text:p>153.8</text:p>
              </table:table-cell>
              <table:table-cell office:value-type="float" office:value="1827.537842">
                <text:p>1827.537842</text:p>
              </table:table-cell>
              <table:table-cell office:value-type="float" office:value="1935.520142">
                <text:p>1935.520142</text:p>
              </table:table-cell>
              <table:table-cell office:value-type="float" office:value="1846.986084">
                <text:p>1846.986084</text:p>
              </table:table-cell>
              <table:table-cell office:value-type="float" office:value="1927.293945">
                <text:p>1927.29394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31.218262">
                <text:p>1831.218262</text:p>
              </table:table-cell>
              <table:table-cell office:value-type="float" office:value="1946.153442">
                <text:p>1946.153442</text:p>
              </table:table-cell>
              <table:table-cell office:value-type="float" office:value="1849.936401">
                <text:p>1849.936401</text:p>
              </table:table-cell>
              <table:table-cell office:value-type="float" office:value="1934.991089">
                <text:p>1934.991089</text:p>
              </table:table-cell>
            </table:table-row>
            <table:table-row>
              <table:table-cell office:value-type="float" office:value="154.2">
                <text:p>154.2</text:p>
              </table:table-cell>
              <table:table-cell office:value-type="float" office:value="1817.43689">
                <text:p>1817.43689</text:p>
              </table:table-cell>
              <table:table-cell office:value-type="float" office:value="1977.252563">
                <text:p>1977.252563</text:p>
              </table:table-cell>
              <table:table-cell office:value-type="float" office:value="1828.86499">
                <text:p>1828.86499</text:p>
              </table:table-cell>
              <table:table-cell office:value-type="float" office:value="1975.597656">
                <text:p>1975.597656</text:p>
              </table:table-cell>
            </table:table-row>
            <table:table-row>
              <table:table-cell office:value-type="float" office:value="154.4">
                <text:p>154.4</text:p>
              </table:table-cell>
              <table:table-cell office:value-type="float" office:value="1828.208374">
                <text:p>1828.208374</text:p>
              </table:table-cell>
              <table:table-cell office:value-type="float" office:value="1944.455688">
                <text:p>1944.455688</text:p>
              </table:table-cell>
              <table:table-cell office:value-type="float" office:value="1847.985718">
                <text:p>1847.985718</text:p>
              </table:table-cell>
              <table:table-cell office:value-type="float" office:value="1936.245483">
                <text:p>1936.245483</text:p>
              </table:table-cell>
            </table:table-row>
            <table:table-row>
              <table:table-cell office:value-type="float" office:value="154.6">
                <text:p>154.6</text:p>
              </table:table-cell>
              <table:table-cell office:value-type="float" office:value="1841.481079">
                <text:p>1841.481079</text:p>
              </table:table-cell>
              <table:table-cell office:value-type="float" office:value="1940.272217">
                <text:p>1940.272217</text:p>
              </table:table-cell>
              <table:table-cell office:value-type="float" office:value="1861.548706">
                <text:p>1861.548706</text:p>
              </table:table-cell>
              <table:table-cell office:value-type="float" office:value="1933.871094">
                <text:p>1933.871094</text:p>
              </table:table-cell>
            </table:table-row>
            <table:table-row>
              <table:table-cell office:value-type="float" office:value="154.8">
                <text:p>154.8</text:p>
              </table:table-cell>
              <table:table-cell office:value-type="float" office:value="1820.853027">
                <text:p>1820.853027</text:p>
              </table:table-cell>
              <table:table-cell office:value-type="float" office:value="1990.372314">
                <text:p>1990.372314</text:p>
              </table:table-cell>
              <table:table-cell office:value-type="float" office:value="1833.120972">
                <text:p>1833.120972</text:p>
              </table:table-cell>
              <table:table-cell office:value-type="float" office:value="1986.657959">
                <text:p>1986.657959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829.943848">
                <text:p>1829.943848</text:p>
              </table:table-cell>
              <table:table-cell office:value-type="float" office:value="1946.750732">
                <text:p>1946.750732</text:p>
              </table:table-cell>
              <table:table-cell office:value-type="float" office:value="1853.494629">
                <text:p>1853.494629</text:p>
              </table:table-cell>
              <table:table-cell office:value-type="float" office:value="1938.037842">
                <text:p>1938.037842</text:p>
              </table:table-cell>
            </table:table-row>
            <table:table-row>
              <table:table-cell office:value-type="float" office:value="155.2">
                <text:p>155.2</text:p>
              </table:table-cell>
              <table:table-cell office:value-type="float" office:value="1852.628784">
                <text:p>1852.628784</text:p>
              </table:table-cell>
              <table:table-cell office:value-type="float" office:value="1939.295898">
                <text:p>1939.295898</text:p>
              </table:table-cell>
              <table:table-cell office:value-type="float" office:value="1872.941406">
                <text:p>1872.941406</text:p>
              </table:table-cell>
              <table:table-cell office:value-type="float" office:value="1930.053223">
                <text:p>1930.053223</text:p>
              </table:table-cell>
            </table:table-row>
            <table:table-row>
              <table:table-cell office:value-type="float" office:value="155.4">
                <text:p>155.4</text:p>
              </table:table-cell>
              <table:table-cell office:value-type="float" office:value="1824.831299">
                <text:p>1824.831299</text:p>
              </table:table-cell>
              <table:table-cell office:value-type="float" office:value="1998.216553">
                <text:p>1998.216553</text:p>
              </table:table-cell>
              <table:table-cell office:value-type="float" office:value="1839.321655">
                <text:p>1839.321655</text:p>
              </table:table-cell>
              <table:table-cell office:value-type="float" office:value="1990.022583">
                <text:p>1990.022583</text:p>
              </table:table-cell>
            </table:table-row>
            <table:table-row>
              <table:table-cell office:value-type="float" office:value="155.6">
                <text:p>155.6</text:p>
              </table:table-cell>
              <table:table-cell office:value-type="float" office:value="1832.926636">
                <text:p>1832.926636</text:p>
              </table:table-cell>
              <table:table-cell office:value-type="float" office:value="1974.324097">
                <text:p>1974.324097</text:p>
              </table:table-cell>
              <table:table-cell office:value-type="float" office:value="1852.425903">
                <text:p>1852.425903</text:p>
              </table:table-cell>
              <table:table-cell office:value-type="float" office:value="1967.101929">
                <text:p>1967.101929</text:p>
              </table:table-cell>
            </table:table-row>
            <table:table-row>
              <table:table-cell office:value-type="float" office:value="155.8">
                <text:p>155.8</text:p>
              </table:table-cell>
              <table:table-cell office:value-type="float" office:value="1857.428589">
                <text:p>1857.428589</text:p>
              </table:table-cell>
              <table:table-cell office:value-type="float" office:value="1932.446289">
                <text:p>1932.446289</text:p>
              </table:table-cell>
              <table:table-cell office:value-type="float" office:value="1882.665649">
                <text:p>1882.665649</text:p>
              </table:table-cell>
              <table:table-cell office:value-type="float" office:value="1921.996216">
                <text:p>1921.99621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828.512573">
                <text:p>1828.512573</text:p>
              </table:table-cell>
              <table:table-cell office:value-type="float" office:value="1998.12561">
                <text:p>1998.12561</text:p>
              </table:table-cell>
              <table:table-cell office:value-type="float" office:value="1837.609253">
                <text:p>1837.609253</text:p>
              </table:table-cell>
              <table:table-cell office:value-type="float" office:value="1995.646729">
                <text:p>1995.646729</text:p>
              </table:table-cell>
            </table:table-row>
            <table:table-row>
              <table:table-cell office:value-type="float" office:value="156.2">
                <text:p>156.2</text:p>
              </table:table-cell>
              <table:table-cell office:value-type="float" office:value="1839.583496">
                <text:p>1839.583496</text:p>
              </table:table-cell>
              <table:table-cell office:value-type="float" office:value="1985.349609">
                <text:p>1985.349609</text:p>
              </table:table-cell>
              <table:table-cell office:value-type="float" office:value="1857.471313">
                <text:p>1857.471313</text:p>
              </table:table-cell>
              <table:table-cell office:value-type="float" office:value="1981.010376">
                <text:p>1981.010376</text:p>
              </table:table-cell>
            </table:table-row>
            <table:table-row>
              <table:table-cell office:value-type="float" office:value="156.4">
                <text:p>156.4</text:p>
              </table:table-cell>
              <table:table-cell office:value-type="float" office:value="1866.845093">
                <text:p>1866.845093</text:p>
              </table:table-cell>
              <table:table-cell office:value-type="float" office:value="1952.013184">
                <text:p>1952.013184</text:p>
              </table:table-cell>
              <table:table-cell office:value-type="float" office:value="1888.218872">
                <text:p>1888.218872</text:p>
              </table:table-cell>
              <table:table-cell office:value-type="float" office:value="1942.624512">
                <text:p>1942.624512</text:p>
              </table:table-cell>
            </table:table-row>
            <table:table-row>
              <table:table-cell office:value-type="float" office:value="156.6">
                <text:p>156.6</text:p>
              </table:table-cell>
              <table:table-cell office:value-type="float" office:value="1819.665894">
                <text:p>1819.665894</text:p>
              </table:table-cell>
              <table:table-cell office:value-type="float" office:value="1997.581909">
                <text:p>1997.581909</text:p>
              </table:table-cell>
              <table:table-cell office:value-type="float" office:value="1829.143188">
                <text:p>1829.143188</text:p>
              </table:table-cell>
              <table:table-cell office:value-type="float" office:value="1996.64209">
                <text:p>1996.64209</text:p>
              </table:table-cell>
            </table:table-row>
            <table:table-row>
              <table:table-cell office:value-type="float" office:value="156.8">
                <text:p>156.8</text:p>
              </table:table-cell>
              <table:table-cell office:value-type="float" office:value="1840.429321">
                <text:p>1840.429321</text:p>
              </table:table-cell>
              <table:table-cell office:value-type="float" office:value="1996.363892">
                <text:p>1996.363892</text:p>
              </table:table-cell>
              <table:table-cell office:value-type="float" office:value="1856.362183">
                <text:p>1856.362183</text:p>
              </table:table-cell>
              <table:table-cell office:value-type="float" office:value="1993.268799">
                <text:p>1993.26879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62.162109">
                <text:p>1862.162109</text:p>
              </table:table-cell>
              <table:table-cell office:value-type="float" office:value="1956.427734">
                <text:p>1956.427734</text:p>
              </table:table-cell>
              <table:table-cell office:value-type="float" office:value="1884.592285">
                <text:p>1884.592285</text:p>
              </table:table-cell>
              <table:table-cell office:value-type="float" office:value="1947.483765">
                <text:p>1947.483765</text:p>
              </table:table-cell>
            </table:table-row>
            <table:table-row>
              <table:table-cell office:value-type="float" office:value="157.2">
                <text:p>157.2</text:p>
              </table:table-cell>
              <table:table-cell office:value-type="float" office:value="1856.297119">
                <text:p>1856.297119</text:p>
              </table:table-cell>
              <table:table-cell office:value-type="float" office:value="1980.356934">
                <text:p>1980.356934</text:p>
              </table:table-cell>
              <table:table-cell office:value-type="float" office:value="1871.452148">
                <text:p>1871.452148</text:p>
              </table:table-cell>
              <table:table-cell office:value-type="float" office:value="1979.457642">
                <text:p>1979.457642</text:p>
              </table:table-cell>
            </table:table-row>
            <table:table-row>
              <table:table-cell office:value-type="float" office:value="157.4">
                <text:p>157.4</text:p>
              </table:table-cell>
              <table:table-cell office:value-type="float" office:value="1822.231934">
                <text:p>1822.231934</text:p>
              </table:table-cell>
              <table:table-cell office:value-type="float" office:value="1995.890625">
                <text:p>1995.890625</text:p>
              </table:table-cell>
              <table:table-cell office:value-type="float" office:value="1840.510742">
                <text:p>1840.510742</text:p>
              </table:table-cell>
              <table:table-cell office:value-type="float" office:value="1992.120728">
                <text:p>1992.120728</text:p>
              </table:table-cell>
            </table:table-row>
            <table:table-row>
              <table:table-cell office:value-type="float" office:value="157.6">
                <text:p>157.6</text:p>
              </table:table-cell>
              <table:table-cell office:value-type="float" office:value="1857.105225">
                <text:p>1857.105225</text:p>
              </table:table-cell>
              <table:table-cell office:value-type="float" office:value="1968.705444">
                <text:p>1968.705444</text:p>
              </table:table-cell>
              <table:table-cell office:value-type="float" office:value="1883.362061">
                <text:p>1883.362061</text:p>
              </table:table-cell>
              <table:table-cell office:value-type="float" office:value="1951.968018">
                <text:p>1951.968018</text:p>
              </table:table-cell>
            </table:table-row>
            <table:table-row>
              <table:table-cell office:value-type="float" office:value="157.8">
                <text:p>157.8</text:p>
              </table:table-cell>
              <table:table-cell office:value-type="float" office:value="1865.457397">
                <text:p>1865.457397</text:p>
              </table:table-cell>
              <table:table-cell office:value-type="float" office:value="1962.084351">
                <text:p>1962.084351</text:p>
              </table:table-cell>
              <table:table-cell office:value-type="float" office:value="1889.574951">
                <text:p>1889.574951</text:p>
              </table:table-cell>
              <table:table-cell office:value-type="float" office:value="1952.233887">
                <text:p>1952.23388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808.43689">
                <text:p>1808.43689</text:p>
              </table:table-cell>
              <table:table-cell office:value-type="float" office:value="1997.597168">
                <text:p>1997.597168</text:p>
              </table:table-cell>
              <table:table-cell office:value-type="float" office:value="1820.437012">
                <text:p>1820.437012</text:p>
              </table:table-cell>
              <table:table-cell office:value-type="float" office:value="1994.080444">
                <text:p>1994.080444</text:p>
              </table:table-cell>
            </table:table-row>
            <table:table-row>
              <table:table-cell office:value-type="float" office:value="158.2">
                <text:p>158.2</text:p>
              </table:table-cell>
              <table:table-cell office:value-type="float" office:value="1864.826416">
                <text:p>1864.826416</text:p>
              </table:table-cell>
              <table:table-cell office:value-type="float" office:value="1986.143066">
                <text:p>1986.143066</text:p>
              </table:table-cell>
              <table:table-cell office:value-type="float" office:value="1888.835205">
                <text:p>1888.835205</text:p>
              </table:table-cell>
              <table:table-cell office:value-type="float" office:value="1978.616455">
                <text:p>1978.616455</text:p>
              </table:table-cell>
            </table:table-row>
            <table:table-row>
              <table:table-cell office:value-type="float" office:value="158.4">
                <text:p>158.4</text:p>
              </table:table-cell>
              <table:table-cell office:value-type="float" office:value="1868.472168">
                <text:p>1868.472168</text:p>
              </table:table-cell>
              <table:table-cell office:value-type="float" office:value="1984.310059">
                <text:p>1984.310059</text:p>
              </table:table-cell>
              <table:table-cell office:value-type="float" office:value="1883.689697">
                <text:p>1883.689697</text:p>
              </table:table-cell>
              <table:table-cell office:value-type="float" office:value="1976.947144">
                <text:p>1976.947144</text:p>
              </table:table-cell>
            </table:table-row>
            <table:table-row>
              <table:table-cell office:value-type="float" office:value="158.6">
                <text:p>158.6</text:p>
              </table:table-cell>
              <table:table-cell office:value-type="float" office:value="1849.432495">
                <text:p>1849.432495</text:p>
              </table:table-cell>
              <table:table-cell office:value-type="float" office:value="1990.303223">
                <text:p>1990.303223</text:p>
              </table:table-cell>
              <table:table-cell office:value-type="float" office:value="1870.181519">
                <text:p>1870.181519</text:p>
              </table:table-cell>
              <table:table-cell office:value-type="float" office:value="1985.410889">
                <text:p>1985.410889</text:p>
              </table:table-cell>
            </table:table-row>
            <table:table-row>
              <table:table-cell office:value-type="float" office:value="158.8">
                <text:p>158.8</text:p>
              </table:table-cell>
              <table:table-cell office:value-type="float" office:value="1843.526978">
                <text:p>1843.526978</text:p>
              </table:table-cell>
              <table:table-cell office:value-type="float" office:value="1996.098877">
                <text:p>1996.098877</text:p>
              </table:table-cell>
              <table:table-cell office:value-type="float" office:value="1860.895874">
                <text:p>1860.895874</text:p>
              </table:table-cell>
              <table:table-cell office:value-type="float" office:value="1992.503418">
                <text:p>1992.503418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862.734497">
                <text:p>1862.734497</text:p>
              </table:table-cell>
              <table:table-cell office:value-type="float" office:value="1982.663574">
                <text:p>1982.663574</text:p>
              </table:table-cell>
              <table:table-cell office:value-type="float" office:value="1883.272461">
                <text:p>1883.272461</text:p>
              </table:table-cell>
              <table:table-cell office:value-type="float" office:value="1971.387329">
                <text:p>1971.387329</text:p>
              </table:table-cell>
            </table:table-row>
            <table:table-row>
              <table:table-cell office:value-type="float" office:value="159.2">
                <text:p>159.2</text:p>
              </table:table-cell>
              <table:table-cell office:value-type="float" office:value="1865.130615">
                <text:p>1865.130615</text:p>
              </table:table-cell>
              <table:table-cell office:value-type="float" office:value="1990.137939">
                <text:p>1990.137939</text:p>
              </table:table-cell>
              <table:table-cell office:value-type="float" office:value="1878.614014">
                <text:p>1878.614014</text:p>
              </table:table-cell>
              <table:table-cell office:value-type="float" office:value="1987.945679">
                <text:p>1987.945679</text:p>
              </table:table-cell>
            </table:table-row>
            <table:table-row>
              <table:table-cell office:value-type="float" office:value="159.4">
                <text:p>159.4</text:p>
              </table:table-cell>
              <table:table-cell office:value-type="float" office:value="1836.219727">
                <text:p>1836.219727</text:p>
              </table:table-cell>
              <table:table-cell office:value-type="float" office:value="1997.890625">
                <text:p>1997.890625</text:p>
              </table:table-cell>
              <table:table-cell office:value-type="float" office:value="1851.97876">
                <text:p>1851.97876</text:p>
              </table:table-cell>
              <table:table-cell office:value-type="float" office:value="1989.579102">
                <text:p>1989.579102</text:p>
              </table:table-cell>
            </table:table-row>
            <table:table-row>
              <table:table-cell office:value-type="float" office:value="159.6">
                <text:p>159.6</text:p>
              </table:table-cell>
              <table:table-cell office:value-type="float" office:value="1863.987061">
                <text:p>1863.987061</text:p>
              </table:table-cell>
              <table:table-cell office:value-type="float" office:value="1989.141846">
                <text:p>1989.141846</text:p>
              </table:table-cell>
              <table:table-cell office:value-type="float" office:value="1886.139038">
                <text:p>1886.139038</text:p>
              </table:table-cell>
              <table:table-cell office:value-type="float" office:value="1978.104492">
                <text:p>1978.104492</text:p>
              </table:table-cell>
            </table:table-row>
            <table:table-row>
              <table:table-cell office:value-type="float" office:value="159.8">
                <text:p>159.8</text:p>
              </table:table-cell>
              <table:table-cell office:value-type="float" office:value="1867.491577">
                <text:p>1867.491577</text:p>
              </table:table-cell>
              <table:table-cell office:value-type="float" office:value="1982.675537">
                <text:p>1982.675537</text:p>
              </table:table-cell>
              <table:table-cell office:value-type="float" office:value="1887.820557">
                <text:p>1887.820557</text:p>
              </table:table-cell>
              <table:table-cell office:value-type="float" office:value="1971.924316">
                <text:p>1971.92431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38.620728">
                <text:p>1838.620728</text:p>
              </table:table-cell>
              <table:table-cell office:value-type="float" office:value="1998.262329">
                <text:p>1998.262329</text:p>
              </table:table-cell>
              <table:table-cell office:value-type="float" office:value="1850.995605">
                <text:p>1850.995605</text:p>
              </table:table-cell>
              <table:table-cell office:value-type="float" office:value="1992.022583">
                <text:p>1992.022583</text:p>
              </table:table-cell>
            </table:table-row>
            <table:table-row>
              <table:table-cell office:value-type="float" office:value="160.2">
                <text:p>160.2</text:p>
              </table:table-cell>
              <table:table-cell office:value-type="float" office:value="1850.286621">
                <text:p>1850.286621</text:p>
              </table:table-cell>
              <table:table-cell office:value-type="float" office:value="1996.71582">
                <text:p>1996.71582</text:p>
              </table:table-cell>
              <table:table-cell office:value-type="float" office:value="1867.768188">
                <text:p>1867.768188</text:p>
              </table:table-cell>
              <table:table-cell office:value-type="float" office:value="1990.829346">
                <text:p>1990.829346</text:p>
              </table:table-cell>
            </table:table-row>
            <table:table-row>
              <table:table-cell office:value-type="float" office:value="160.4">
                <text:p>160.4</text:p>
              </table:table-cell>
              <table:table-cell office:value-type="float" office:value="1864.436279">
                <text:p>1864.436279</text:p>
              </table:table-cell>
              <table:table-cell office:value-type="float" office:value="1996.955444">
                <text:p>1996.955444</text:p>
              </table:table-cell>
              <table:table-cell office:value-type="float" office:value="1883.651611">
                <text:p>1883.651611</text:p>
              </table:table-cell>
              <table:table-cell office:value-type="float" office:value="1988.489258">
                <text:p>1988.489258</text:p>
              </table:table-cell>
            </table:table-row>
            <table:table-row>
              <table:table-cell office:value-type="float" office:value="160.6">
                <text:p>160.6</text:p>
              </table:table-cell>
              <table:table-cell office:value-type="float" office:value="1865.824463">
                <text:p>1865.824463</text:p>
              </table:table-cell>
              <table:table-cell office:value-type="float" office:value="1992.868408">
                <text:p>1992.868408</text:p>
              </table:table-cell>
              <table:table-cell office:value-type="float" office:value="1885.289795">
                <text:p>1885.289795</text:p>
              </table:table-cell>
              <table:table-cell office:value-type="float" office:value="1984.471924">
                <text:p>1984.471924</text:p>
              </table:table-cell>
            </table:table-row>
            <table:table-row>
              <table:table-cell office:value-type="float" office:value="160.8">
                <text:p>160.8</text:p>
              </table:table-cell>
              <table:table-cell office:value-type="float" office:value="1848.888672">
                <text:p>1848.888672</text:p>
              </table:table-cell>
              <table:table-cell office:value-type="float" office:value="1996.55481">
                <text:p>1996.55481</text:p>
              </table:table-cell>
              <table:table-cell office:value-type="float" office:value="1863.132935">
                <text:p>1863.132935</text:p>
              </table:table-cell>
              <table:table-cell office:value-type="float" office:value="1994.474121">
                <text:p>1994.474121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851.089844">
                <text:p>1851.089844</text:p>
              </table:table-cell>
              <table:table-cell office:value-type="float" office:value="1997.148315">
                <text:p>1997.148315</text:p>
              </table:table-cell>
              <table:table-cell office:value-type="float" office:value="1866.575195">
                <text:p>1866.575195</text:p>
              </table:table-cell>
              <table:table-cell office:value-type="float" office:value="1991.730957">
                <text:p>1991.730957</text:p>
              </table:table-cell>
            </table:table-row>
            <table:table-row>
              <table:table-cell office:value-type="float" office:value="161.2">
                <text:p>161.2</text:p>
              </table:table-cell>
              <table:table-cell office:value-type="float" office:value="1868.516235">
                <text:p>1868.516235</text:p>
              </table:table-cell>
              <table:table-cell office:value-type="float" office:value="1996.38623">
                <text:p>1996.38623</text:p>
              </table:table-cell>
              <table:table-cell office:value-type="float" office:value="1888.384033">
                <text:p>1888.384033</text:p>
              </table:table-cell>
              <table:table-cell office:value-type="float" office:value="1989.2771">
                <text:p>1989.2771</text:p>
              </table:table-cell>
            </table:table-row>
            <table:table-row>
              <table:table-cell office:value-type="float" office:value="161.4">
                <text:p>161.4</text:p>
              </table:table-cell>
              <table:table-cell office:value-type="float" office:value="1856.251953">
                <text:p>1856.251953</text:p>
              </table:table-cell>
              <table:table-cell office:value-type="float" office:value="1996.858154">
                <text:p>1996.858154</text:p>
              </table:table-cell>
              <table:table-cell office:value-type="float" office:value="1873.570801">
                <text:p>1873.570801</text:p>
              </table:table-cell>
              <table:table-cell office:value-type="float" office:value="1990.63208">
                <text:p>1990.63208</text:p>
              </table:table-cell>
            </table:table-row>
            <table:table-row>
              <table:table-cell office:value-type="float" office:value="161.6">
                <text:p>161.6</text:p>
              </table:table-cell>
              <table:table-cell office:value-type="float" office:value="1854.031128">
                <text:p>1854.031128</text:p>
              </table:table-cell>
              <table:table-cell office:value-type="float" office:value="1996.036865">
                <text:p>1996.036865</text:p>
              </table:table-cell>
              <table:table-cell office:value-type="float" office:value="1872.287354">
                <text:p>1872.287354</text:p>
              </table:table-cell>
              <table:table-cell office:value-type="float" office:value="1991.772949">
                <text:p>1991.772949</text:p>
              </table:table-cell>
            </table:table-row>
            <table:table-row>
              <table:table-cell office:value-type="float" office:value="161.8">
                <text:p>161.8</text:p>
              </table:table-cell>
              <table:table-cell office:value-type="float" office:value="1857.934692">
                <text:p>1857.934692</text:p>
              </table:table-cell>
              <table:table-cell office:value-type="float" office:value="1996.793945">
                <text:p>1996.793945</text:p>
              </table:table-cell>
              <table:table-cell office:value-type="float" office:value="1875.134277">
                <text:p>1875.134277</text:p>
              </table:table-cell>
              <table:table-cell office:value-type="float" office:value="1990.913574">
                <text:p>1990.91357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864.162354">
                <text:p>1864.162354</text:p>
              </table:table-cell>
              <table:table-cell office:value-type="float" office:value="1996.266357">
                <text:p>1996.266357</text:p>
              </table:table-cell>
              <table:table-cell office:value-type="float" office:value="1885.227539">
                <text:p>1885.227539</text:p>
              </table:table-cell>
              <table:table-cell office:value-type="float" office:value="1988.383057">
                <text:p>1988.383057</text:p>
              </table:table-cell>
            </table:table-row>
            <table:table-row>
              <table:table-cell office:value-type="float" office:value="162.2">
                <text:p>162.2</text:p>
              </table:table-cell>
              <table:table-cell office:value-type="float" office:value="1851.891235">
                <text:p>1851.891235</text:p>
              </table:table-cell>
              <table:table-cell office:value-type="float" office:value="1998.263428">
                <text:p>1998.263428</text:p>
              </table:table-cell>
              <table:table-cell office:value-type="float" office:value="1867.561768">
                <text:p>1867.561768</text:p>
              </table:table-cell>
              <table:table-cell office:value-type="float" office:value="1988.723877">
                <text:p>1988.723877</text:p>
              </table:table-cell>
            </table:table-row>
            <table:table-row>
              <table:table-cell office:value-type="float" office:value="162.4">
                <text:p>162.4</text:p>
              </table:table-cell>
              <table:table-cell office:value-type="float" office:value="1855.387085">
                <text:p>1855.387085</text:p>
              </table:table-cell>
              <table:table-cell office:value-type="float" office:value="1997.369751">
                <text:p>1997.369751</text:p>
              </table:table-cell>
              <table:table-cell office:value-type="float" office:value="1874.197754">
                <text:p>1874.197754</text:p>
              </table:table-cell>
              <table:table-cell office:value-type="float" office:value="1987.845581">
                <text:p>1987.845581</text:p>
              </table:table-cell>
            </table:table-row>
            <table:table-row>
              <table:table-cell office:value-type="float" office:value="162.6">
                <text:p>162.6</text:p>
              </table:table-cell>
              <table:table-cell office:value-type="float" office:value="1845.39502">
                <text:p>1845.39502</text:p>
              </table:table-cell>
              <table:table-cell office:value-type="float" office:value="1996.727051">
                <text:p>1996.727051</text:p>
              </table:table-cell>
              <table:table-cell office:value-type="float" office:value="1868.025024">
                <text:p>1868.025024</text:p>
              </table:table-cell>
              <table:table-cell office:value-type="float" office:value="1985.652832">
                <text:p>1985.652832</text:p>
              </table:table-cell>
            </table:table-row>
            <table:table-row>
              <table:table-cell office:value-type="float" office:value="162.8">
                <text:p>162.8</text:p>
              </table:table-cell>
              <table:table-cell office:value-type="float" office:value="1857.970215">
                <text:p>1857.970215</text:p>
              </table:table-cell>
              <table:table-cell office:value-type="float" office:value="1996.56958">
                <text:p>1996.56958</text:p>
              </table:table-cell>
              <table:table-cell office:value-type="float" office:value="1876.509155">
                <text:p>1876.509155</text:p>
              </table:table-cell>
              <table:table-cell office:value-type="float" office:value="1990.14209">
                <text:p>1990.1420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854.361572">
                <text:p>1854.361572</text:p>
              </table:table-cell>
              <table:table-cell office:value-type="float" office:value="1997.300171">
                <text:p>1997.300171</text:p>
              </table:table-cell>
              <table:table-cell office:value-type="float" office:value="1872.866943">
                <text:p>1872.866943</text:p>
              </table:table-cell>
              <table:table-cell office:value-type="float" office:value="1988.32666">
                <text:p>1988.32666</text:p>
              </table:table-cell>
            </table:table-row>
            <table:table-row>
              <table:table-cell office:value-type="float" office:value="163.2">
                <text:p>163.2</text:p>
              </table:table-cell>
              <table:table-cell office:value-type="float" office:value="1855.957031">
                <text:p>1855.957031</text:p>
              </table:table-cell>
              <table:table-cell office:value-type="float" office:value="1996.123413">
                <text:p>1996.123413</text:p>
              </table:table-cell>
              <table:table-cell office:value-type="float" office:value="1879.331543">
                <text:p>1879.331543</text:p>
              </table:table-cell>
              <table:table-cell office:value-type="float" office:value="1986.435791">
                <text:p>1986.435791</text:p>
              </table:table-cell>
            </table:table-row>
            <table:table-row>
              <table:table-cell office:value-type="float" office:value="163.4">
                <text:p>163.4</text:p>
              </table:table-cell>
              <table:table-cell office:value-type="float" office:value="1851.777344">
                <text:p>1851.777344</text:p>
              </table:table-cell>
              <table:table-cell office:value-type="float" office:value="1995.842896">
                <text:p>1995.842896</text:p>
              </table:table-cell>
              <table:table-cell office:value-type="float" office:value="1870.575684">
                <text:p>1870.575684</text:p>
              </table:table-cell>
              <table:table-cell office:value-type="float" office:value="1991.72168">
                <text:p>1991.72168</text:p>
              </table:table-cell>
            </table:table-row>
            <table:table-row>
              <table:table-cell office:value-type="float" office:value="163.6">
                <text:p>163.6</text:p>
              </table:table-cell>
              <table:table-cell office:value-type="float" office:value="1854.208008">
                <text:p>1854.208008</text:p>
              </table:table-cell>
              <table:table-cell office:value-type="float" office:value="1997.197754">
                <text:p>1997.197754</text:p>
              </table:table-cell>
              <table:table-cell office:value-type="float" office:value="1871.518066">
                <text:p>1871.518066</text:p>
              </table:table-cell>
              <table:table-cell office:value-type="float" office:value="1989.78125">
                <text:p>1989.78125</text:p>
              </table:table-cell>
            </table:table-row>
            <table:table-row>
              <table:table-cell office:value-type="float" office:value="163.8">
                <text:p>163.8</text:p>
              </table:table-cell>
              <table:table-cell office:value-type="float" office:value="1855.425781">
                <text:p>1855.425781</text:p>
              </table:table-cell>
              <table:table-cell office:value-type="float" office:value="1996.128906">
                <text:p>1996.128906</text:p>
              </table:table-cell>
              <table:table-cell office:value-type="float" office:value="1878.957764">
                <text:p>1878.957764</text:p>
              </table:table-cell>
              <table:table-cell office:value-type="float" office:value="1986.263916">
                <text:p>1986.263916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866.609741">
                <text:p>1866.609741</text:p>
              </table:table-cell>
              <table:table-cell office:value-type="float" office:value="1996.84375">
                <text:p>1996.84375</text:p>
              </table:table-cell>
              <table:table-cell office:value-type="float" office:value="1883.533325">
                <text:p>1883.533325</text:p>
              </table:table-cell>
              <table:table-cell office:value-type="float" office:value="1991.063599">
                <text:p>1991.063599</text:p>
              </table:table-cell>
            </table:table-row>
            <table:table-row>
              <table:table-cell office:value-type="float" office:value="164.2">
                <text:p>164.2</text:p>
              </table:table-cell>
              <table:table-cell office:value-type="float" office:value="1861.674805">
                <text:p>1861.674805</text:p>
              </table:table-cell>
              <table:table-cell office:value-type="float" office:value="1996.354736">
                <text:p>1996.354736</text:p>
              </table:table-cell>
              <table:table-cell office:value-type="float" office:value="1879.540527">
                <text:p>1879.540527</text:p>
              </table:table-cell>
              <table:table-cell office:value-type="float" office:value="1991.358887">
                <text:p>1991.358887</text:p>
              </table:table-cell>
            </table:table-row>
            <table:table-row>
              <table:table-cell office:value-type="float" office:value="164.4">
                <text:p>164.4</text:p>
              </table:table-cell>
              <table:table-cell office:value-type="float" office:value="1856.467285">
                <text:p>1856.467285</text:p>
              </table:table-cell>
              <table:table-cell office:value-type="float" office:value="1995.535522">
                <text:p>1995.535522</text:p>
              </table:table-cell>
              <table:table-cell office:value-type="float" office:value="1877.145508">
                <text:p>1877.145508</text:p>
              </table:table-cell>
              <table:table-cell office:value-type="float" office:value="1990.619751">
                <text:p>1990.619751</text:p>
              </table:table-cell>
            </table:table-row>
            <table:table-row>
              <table:table-cell office:value-type="float" office:value="164.6">
                <text:p>164.6</text:p>
              </table:table-cell>
              <table:table-cell office:value-type="float" office:value="1858.691528">
                <text:p>1858.691528</text:p>
              </table:table-cell>
              <table:table-cell office:value-type="float" office:value="1996.600098">
                <text:p>1996.600098</text:p>
              </table:table-cell>
              <table:table-cell office:value-type="float" office:value="1876.835815">
                <text:p>1876.835815</text:p>
              </table:table-cell>
              <table:table-cell office:value-type="float" office:value="1990.459595">
                <text:p>1990.459595</text:p>
              </table:table-cell>
            </table:table-row>
            <table:table-row>
              <table:table-cell office:value-type="float" office:value="164.8">
                <text:p>164.8</text:p>
              </table:table-cell>
              <table:table-cell office:value-type="float" office:value="1864.015137">
                <text:p>1864.015137</text:p>
              </table:table-cell>
              <table:table-cell office:value-type="float" office:value="1995.880371">
                <text:p>1995.880371</text:p>
              </table:table-cell>
              <table:table-cell office:value-type="float" office:value="1881.825928">
                <text:p>1881.825928</text:p>
              </table:table-cell>
              <table:table-cell office:value-type="float" office:value="1992.614258">
                <text:p>1992.614258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860.494751">
                <text:p>1860.494751</text:p>
              </table:table-cell>
              <table:table-cell office:value-type="float" office:value="1997.012207">
                <text:p>1997.012207</text:p>
              </table:table-cell>
              <table:table-cell office:value-type="float" office:value="1880.229004">
                <text:p>1880.229004</text:p>
              </table:table-cell>
              <table:table-cell office:value-type="float" office:value="1987.826416">
                <text:p>1987.826416</text:p>
              </table:table-cell>
            </table:table-row>
            <table:table-row>
              <table:table-cell office:value-type="float" office:value="165.2">
                <text:p>165.2</text:p>
              </table:table-cell>
              <table:table-cell office:value-type="float" office:value="1859.358521">
                <text:p>1859.358521</text:p>
              </table:table-cell>
              <table:table-cell office:value-type="float" office:value="1996.84729">
                <text:p>1996.84729</text:p>
              </table:table-cell>
              <table:table-cell office:value-type="float" office:value="1876.890991">
                <text:p>1876.890991</text:p>
              </table:table-cell>
              <table:table-cell office:value-type="float" office:value="1990.445801">
                <text:p>1990.445801</text:p>
              </table:table-cell>
            </table:table-row>
            <table:table-row>
              <table:table-cell office:value-type="float" office:value="165.4">
                <text:p>165.4</text:p>
              </table:table-cell>
              <table:table-cell office:value-type="float" office:value="1858.996338">
                <text:p>1858.996338</text:p>
              </table:table-cell>
              <table:table-cell office:value-type="float" office:value="1996.679443">
                <text:p>1996.679443</text:p>
              </table:table-cell>
              <table:table-cell office:value-type="float" office:value="1878.109863">
                <text:p>1878.109863</text:p>
              </table:table-cell>
              <table:table-cell office:value-type="float" office:value="1989.289307">
                <text:p>1989.289307</text:p>
              </table:table-cell>
            </table:table-row>
            <table:table-row>
              <table:table-cell office:value-type="float" office:value="165.6">
                <text:p>165.6</text:p>
              </table:table-cell>
              <table:table-cell office:value-type="float" office:value="1859.075439">
                <text:p>1859.075439</text:p>
              </table:table-cell>
              <table:table-cell office:value-type="float" office:value="1996.470459">
                <text:p>1996.470459</text:p>
              </table:table-cell>
              <table:table-cell office:value-type="float" office:value="1877.020264">
                <text:p>1877.020264</text:p>
              </table:table-cell>
              <table:table-cell office:value-type="float" office:value="1990.987061">
                <text:p>1990.987061</text:p>
              </table:table-cell>
            </table:table-row>
            <table:table-row>
              <table:table-cell office:value-type="float" office:value="165.8">
                <text:p>165.8</text:p>
              </table:table-cell>
              <table:table-cell office:value-type="float" office:value="1859.344727">
                <text:p>1859.344727</text:p>
              </table:table-cell>
              <table:table-cell office:value-type="float" office:value="1996.533203">
                <text:p>1996.533203</text:p>
              </table:table-cell>
              <table:table-cell office:value-type="float" office:value="1878.147583">
                <text:p>1878.147583</text:p>
              </table:table-cell>
              <table:table-cell office:value-type="float" office:value="1989.969849">
                <text:p>1989.96984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863.117554">
                <text:p>1863.117554</text:p>
              </table:table-cell>
              <table:table-cell office:value-type="float" office:value="1996.74707">
                <text:p>1996.74707</text:p>
              </table:table-cell>
              <table:table-cell office:value-type="float" office:value="1879.872314">
                <text:p>1879.872314</text:p>
              </table:table-cell>
              <table:table-cell office:value-type="float" office:value="1991.477173">
                <text:p>1991.477173</text:p>
              </table:table-cell>
            </table:table-row>
            <table:table-row>
              <table:table-cell office:value-type="float" office:value="166.2">
                <text:p>166.2</text:p>
              </table:table-cell>
              <table:table-cell office:value-type="float" office:value="1862.315186">
                <text:p>1862.315186</text:p>
              </table:table-cell>
              <table:table-cell office:value-type="float" office:value="1996.804932">
                <text:p>1996.804932</text:p>
              </table:table-cell>
              <table:table-cell office:value-type="float" office:value="1881.526123">
                <text:p>1881.526123</text:p>
              </table:table-cell>
              <table:table-cell office:value-type="float" office:value="1988.874268">
                <text:p>1988.874268</text:p>
              </table:table-cell>
            </table:table-row>
            <table:table-row>
              <table:table-cell office:value-type="float" office:value="166.4">
                <text:p>166.4</text:p>
              </table:table-cell>
              <table:table-cell office:value-type="float" office:value="1856.753906">
                <text:p>1856.753906</text:p>
              </table:table-cell>
              <table:table-cell office:value-type="float" office:value="1997.134644">
                <text:p>1997.134644</text:p>
              </table:table-cell>
              <table:table-cell office:value-type="float" office:value="1876.767334">
                <text:p>1876.767334</text:p>
              </table:table-cell>
              <table:table-cell office:value-type="float" office:value="1987.237793">
                <text:p>1987.237793</text:p>
              </table:table-cell>
            </table:table-row>
            <table:table-row>
              <table:table-cell office:value-type="float" office:value="166.6">
                <text:p>166.6</text:p>
              </table:table-cell>
              <table:table-cell office:value-type="float" office:value="1857.917358">
                <text:p>1857.917358</text:p>
              </table:table-cell>
              <table:table-cell office:value-type="float" office:value="1997.02124">
                <text:p>1997.02124</text:p>
              </table:table-cell>
              <table:table-cell office:value-type="float" office:value="1875.23291">
                <text:p>1875.23291</text:p>
              </table:table-cell>
              <table:table-cell office:value-type="float" office:value="1990.222656">
                <text:p>1990.222656</text:p>
              </table:table-cell>
            </table:table-row>
            <table:table-row>
              <table:table-cell office:value-type="float" office:value="166.8">
                <text:p>166.8</text:p>
              </table:table-cell>
              <table:table-cell office:value-type="float" office:value="1856.200928">
                <text:p>1856.200928</text:p>
              </table:table-cell>
              <table:table-cell office:value-type="float" office:value="1996.421387">
                <text:p>1996.421387</text:p>
              </table:table-cell>
              <table:table-cell office:value-type="float" office:value="1877.692383">
                <text:p>1877.692383</text:p>
              </table:table-cell>
              <table:table-cell office:value-type="float" office:value="1987.564697">
                <text:p>1987.564697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854.987183">
                <text:p>1854.987183</text:p>
              </table:table-cell>
              <table:table-cell office:value-type="float" office:value="1997.051392">
                <text:p>1997.051392</text:p>
              </table:table-cell>
              <table:table-cell office:value-type="float" office:value="1871.743164">
                <text:p>1871.743164</text:p>
              </table:table-cell>
              <table:table-cell office:value-type="float" office:value="1990.705933">
                <text:p>1990.705933</text:p>
              </table:table-cell>
            </table:table-row>
            <table:table-row>
              <table:table-cell office:value-type="float" office:value="167.2">
                <text:p>167.2</text:p>
              </table:table-cell>
              <table:table-cell office:value-type="float" office:value="1862.106323">
                <text:p>1862.106323</text:p>
              </table:table-cell>
              <table:table-cell office:value-type="float" office:value="1997.068726">
                <text:p>1997.068726</text:p>
              </table:table-cell>
              <table:table-cell office:value-type="float" office:value="1877.795166">
                <text:p>1877.795166</text:p>
              </table:table-cell>
              <table:table-cell office:value-type="float" office:value="1991.729004">
                <text:p>1991.729004</text:p>
              </table:table-cell>
            </table:table-row>
            <table:table-row>
              <table:table-cell office:value-type="float" office:value="167.4">
                <text:p>167.4</text:p>
              </table:table-cell>
              <table:table-cell office:value-type="float" office:value="1854.774902">
                <text:p>1854.774902</text:p>
              </table:table-cell>
              <table:table-cell office:value-type="float" office:value="1995.807739">
                <text:p>1995.807739</text:p>
              </table:table-cell>
              <table:table-cell office:value-type="float" office:value="1877.06665">
                <text:p>1877.06665</text:p>
              </table:table-cell>
              <table:table-cell office:value-type="float" office:value="1988.317017">
                <text:p>1988.317017</text:p>
              </table:table-cell>
            </table:table-row>
            <table:table-row>
              <table:table-cell office:value-type="float" office:value="167.6">
                <text:p>167.6</text:p>
              </table:table-cell>
              <table:table-cell office:value-type="float" office:value="1859.161255">
                <text:p>1859.161255</text:p>
              </table:table-cell>
              <table:table-cell office:value-type="float" office:value="1996.573242">
                <text:p>1996.573242</text:p>
              </table:table-cell>
              <table:table-cell office:value-type="float" office:value="1873.830933">
                <text:p>1873.830933</text:p>
              </table:table-cell>
              <table:table-cell office:value-type="float" office:value="1994.002319">
                <text:p>1994.002319</text:p>
              </table:table-cell>
            </table:table-row>
            <table:table-row>
              <table:table-cell office:value-type="float" office:value="167.8">
                <text:p>167.8</text:p>
              </table:table-cell>
              <table:table-cell office:value-type="float" office:value="1857.467285">
                <text:p>1857.467285</text:p>
              </table:table-cell>
              <table:table-cell office:value-type="float" office:value="1996.553467">
                <text:p>1996.553467</text:p>
              </table:table-cell>
              <table:table-cell office:value-type="float" office:value="1877.099487">
                <text:p>1877.099487</text:p>
              </table:table-cell>
              <table:table-cell office:value-type="float" office:value="1989.089722">
                <text:p>1989.08972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854.054321">
                <text:p>1854.054321</text:p>
              </table:table-cell>
              <table:table-cell office:value-type="float" office:value="1996.476318">
                <text:p>1996.476318</text:p>
              </table:table-cell>
              <table:table-cell office:value-type="float" office:value="1874.000854">
                <text:p>1874.000854</text:p>
              </table:table-cell>
              <table:table-cell office:value-type="float" office:value="1988.970459">
                <text:p>1988.970459</text:p>
              </table:table-cell>
            </table:table-row>
            <table:table-row>
              <table:table-cell office:value-type="float" office:value="168.2">
                <text:p>168.2</text:p>
              </table:table-cell>
              <table:table-cell office:value-type="float" office:value="1856.568237">
                <text:p>1856.568237</text:p>
              </table:table-cell>
              <table:table-cell office:value-type="float" office:value="1996.926514">
                <text:p>1996.926514</text:p>
              </table:table-cell>
              <table:table-cell office:value-type="float" office:value="1873.102905">
                <text:p>1873.102905</text:p>
              </table:table-cell>
              <table:table-cell office:value-type="float" office:value="1991.243164">
                <text:p>1991.243164</text:p>
              </table:table-cell>
            </table:table-row>
            <table:table-row>
              <table:table-cell office:value-type="float" office:value="168.4">
                <text:p>168.4</text:p>
              </table:table-cell>
              <table:table-cell office:value-type="float" office:value="1859.86084">
                <text:p>1859.86084</text:p>
              </table:table-cell>
              <table:table-cell office:value-type="float" office:value="1997.582397">
                <text:p>1997.582397</text:p>
              </table:table-cell>
              <table:table-cell office:value-type="float" office:value="1877.442139">
                <text:p>1877.442139</text:p>
              </table:table-cell>
              <table:table-cell office:value-type="float" office:value="1988.536621">
                <text:p>1988.536621</text:p>
              </table:table-cell>
            </table:table-row>
            <table:table-row>
              <table:table-cell office:value-type="float" office:value="168.6">
                <text:p>168.6</text:p>
              </table:table-cell>
              <table:table-cell office:value-type="float" office:value="1864.36499">
                <text:p>1864.36499</text:p>
              </table:table-cell>
              <table:table-cell office:value-type="float" office:value="1995.9021">
                <text:p>1995.9021</text:p>
              </table:table-cell>
              <table:table-cell office:value-type="float" office:value="1885.594971">
                <text:p>1885.594971</text:p>
              </table:table-cell>
              <table:table-cell office:value-type="float" office:value="1989.140137">
                <text:p>1989.140137</text:p>
              </table:table-cell>
            </table:table-row>
            <table:table-row>
              <table:table-cell office:value-type="float" office:value="168.8">
                <text:p>168.8</text:p>
              </table:table-cell>
              <table:table-cell office:value-type="float" office:value="1860.973877">
                <text:p>1860.973877</text:p>
              </table:table-cell>
              <table:table-cell office:value-type="float" office:value="1996.034302">
                <text:p>1996.034302</text:p>
              </table:table-cell>
              <table:table-cell office:value-type="float" office:value="1879.858765">
                <text:p>1879.858765</text:p>
              </table:table-cell>
              <table:table-cell office:value-type="float" office:value="1991.150635">
                <text:p>1991.150635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858.359863">
                <text:p>1858.359863</text:p>
              </table:table-cell>
              <table:table-cell office:value-type="float" office:value="1995.684082">
                <text:p>1995.684082</text:p>
              </table:table-cell>
              <table:table-cell office:value-type="float" office:value="1881.649414">
                <text:p>1881.649414</text:p>
              </table:table-cell>
              <table:table-cell office:value-type="float" office:value="1987.632324">
                <text:p>1987.632324</text:p>
              </table:table-cell>
            </table:table-row>
            <table:table-row>
              <table:table-cell office:value-type="float" office:value="169.2">
                <text:p>169.2</text:p>
              </table:table-cell>
              <table:table-cell office:value-type="float" office:value="1849.607544">
                <text:p>1849.607544</text:p>
              </table:table-cell>
              <table:table-cell office:value-type="float" office:value="1996.911011">
                <text:p>1996.911011</text:p>
              </table:table-cell>
              <table:table-cell office:value-type="float" office:value="1869.939331">
                <text:p>1869.939331</text:p>
              </table:table-cell>
              <table:table-cell office:value-type="float" office:value="1987.485352">
                <text:p>1987.485352</text:p>
              </table:table-cell>
            </table:table-row>
            <table:table-row>
              <table:table-cell office:value-type="float" office:value="169.4">
                <text:p>169.4</text:p>
              </table:table-cell>
              <table:table-cell office:value-type="float" office:value="1854.369873">
                <text:p>1854.369873</text:p>
              </table:table-cell>
              <table:table-cell office:value-type="float" office:value="1997.154419">
                <text:p>1997.154419</text:p>
              </table:table-cell>
              <table:table-cell office:value-type="float" office:value="1876.104248">
                <text:p>1876.104248</text:p>
              </table:table-cell>
              <table:table-cell office:value-type="float" office:value="1985.466675">
                <text:p>1985.466675</text:p>
              </table:table-cell>
            </table:table-row>
            <table:table-row>
              <table:table-cell office:value-type="float" office:value="169.6">
                <text:p>169.6</text:p>
              </table:table-cell>
              <table:table-cell office:value-type="float" office:value="1832.727295">
                <text:p>1832.727295</text:p>
              </table:table-cell>
              <table:table-cell office:value-type="float" office:value="1966.427368">
                <text:p>1966.427368</text:p>
              </table:table-cell>
              <table:table-cell office:value-type="float" office:value="1845.788086">
                <text:p>1845.788086</text:p>
              </table:table-cell>
              <table:table-cell office:value-type="float" office:value="1961.123291">
                <text:p>1961.123291</text:p>
              </table:table-cell>
            </table:table-row>
            <table:table-row>
              <table:table-cell office:value-type="float" office:value="169.8">
                <text:p>169.8</text:p>
              </table:table-cell>
              <table:table-cell office:value-type="float" office:value="1794.540527">
                <text:p>1794.540527</text:p>
              </table:table-cell>
              <table:table-cell office:value-type="float" office:value="1930.897949">
                <text:p>1930.897949</text:p>
              </table:table-cell>
              <table:table-cell office:value-type="float" office:value="1808.822998">
                <text:p>1808.822998</text:p>
              </table:table-cell>
              <table:table-cell office:value-type="float" office:value="1940.795044">
                <text:p>1940.79504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59.203247">
                <text:p>1759.203247</text:p>
              </table:table-cell>
              <table:table-cell office:value-type="float" office:value="1918.634399">
                <text:p>1918.634399</text:p>
              </table:table-cell>
              <table:table-cell office:value-type="float" office:value="1771.631592">
                <text:p>1771.631592</text:p>
              </table:table-cell>
              <table:table-cell office:value-type="float" office:value="1919.749512">
                <text:p>1919.749512</text:p>
              </table:table-cell>
            </table:table-row>
            <table:table-row>
              <table:table-cell office:value-type="float" office:value="170.2">
                <text:p>170.2</text:p>
              </table:table-cell>
              <table:table-cell office:value-type="float" office:value="1741.201416">
                <text:p>1741.201416</text:p>
              </table:table-cell>
              <table:table-cell office:value-type="float" office:value="1873.988525">
                <text:p>1873.988525</text:p>
              </table:table-cell>
              <table:table-cell office:value-type="float" office:value="1754.480103">
                <text:p>1754.480103</text:p>
              </table:table-cell>
              <table:table-cell office:value-type="float" office:value="1869.471924">
                <text:p>1869.471924</text:p>
              </table:table-cell>
            </table:table-row>
            <table:table-row>
              <table:table-cell office:value-type="float" office:value="170.4">
                <text:p>170.4</text:p>
              </table:table-cell>
              <table:table-cell office:value-type="float" office:value="1714.943604">
                <text:p>1714.943604</text:p>
              </table:table-cell>
              <table:table-cell office:value-type="float" office:value="1854.24231">
                <text:p>1854.24231</text:p>
              </table:table-cell>
              <table:table-cell office:value-type="float" office:value="1727.969604">
                <text:p>1727.969604</text:p>
              </table:table-cell>
              <table:table-cell office:value-type="float" office:value="1851.358398">
                <text:p>1851.358398</text:p>
              </table:table-cell>
            </table:table-row>
            <table:table-row>
              <table:table-cell office:value-type="float" office:value="170.6">
                <text:p>170.6</text:p>
              </table:table-cell>
              <table:table-cell office:value-type="float" office:value="1696.869629">
                <text:p>1696.869629</text:p>
              </table:table-cell>
              <table:table-cell office:value-type="float" office:value="1824.496216">
                <text:p>1824.496216</text:p>
              </table:table-cell>
              <table:table-cell office:value-type="float" office:value="1709.361084">
                <text:p>1709.361084</text:p>
              </table:table-cell>
              <table:table-cell office:value-type="float" office:value="1827.846191">
                <text:p>1827.846191</text:p>
              </table:table-cell>
            </table:table-row>
            <table:table-row>
              <table:table-cell office:value-type="float" office:value="170.8">
                <text:p>170.8</text:p>
              </table:table-cell>
              <table:table-cell office:value-type="float" office:value="1676.750366">
                <text:p>1676.750366</text:p>
              </table:table-cell>
              <table:table-cell office:value-type="float" office:value="1815.480713">
                <text:p>1815.480713</text:p>
              </table:table-cell>
              <table:table-cell office:value-type="float" office:value="1703.290283">
                <text:p>1703.290283</text:p>
              </table:table-cell>
              <table:table-cell office:value-type="float" office:value="1798.075195">
                <text:p>1798.07519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680.78125">
                <text:p>1680.78125</text:p>
              </table:table-cell>
              <table:table-cell office:value-type="float" office:value="1786.372437">
                <text:p>1786.372437</text:p>
              </table:table-cell>
              <table:table-cell office:value-type="float" office:value="1683.911377">
                <text:p>1683.911377</text:p>
              </table:table-cell>
              <table:table-cell office:value-type="float" office:value="1773.410278">
                <text:p>1773.410278</text:p>
              </table:table-cell>
            </table:table-row>
            <table:table-row>
              <table:table-cell office:value-type="float" office:value="171.2">
                <text:p>171.2</text:p>
              </table:table-cell>
              <table:table-cell office:value-type="float" office:value="1666.942993">
                <text:p>1666.942993</text:p>
              </table:table-cell>
              <table:table-cell office:value-type="float" office:value="1761.847656">
                <text:p>1761.847656</text:p>
              </table:table-cell>
              <table:table-cell office:value-type="float" office:value="1675.379028">
                <text:p>1675.379028</text:p>
              </table:table-cell>
              <table:table-cell office:value-type="float" office:value="1771.219727">
                <text:p>1771.219727</text:p>
              </table:table-cell>
            </table:table-row>
            <table:table-row>
              <table:table-cell office:value-type="float" office:value="171.4">
                <text:p>171.4</text:p>
              </table:table-cell>
              <table:table-cell office:value-type="float" office:value="1650.258667">
                <text:p>1650.258667</text:p>
              </table:table-cell>
              <table:table-cell office:value-type="float" office:value="1752.661865">
                <text:p>1752.661865</text:p>
              </table:table-cell>
              <table:table-cell office:value-type="float" office:value="1660.7771">
                <text:p>1660.7771</text:p>
              </table:table-cell>
              <table:table-cell office:value-type="float" office:value="1751.627563">
                <text:p>1751.627563</text:p>
              </table:table-cell>
            </table:table-row>
            <table:table-row>
              <table:table-cell office:value-type="float" office:value="171.6">
                <text:p>171.6</text:p>
              </table:table-cell>
              <table:table-cell office:value-type="float" office:value="1643.923828">
                <text:p>1643.923828</text:p>
              </table:table-cell>
              <table:table-cell office:value-type="float" office:value="1734.860352">
                <text:p>1734.860352</text:p>
              </table:table-cell>
              <table:table-cell office:value-type="float" office:value="1652.132324">
                <text:p>1652.132324</text:p>
              </table:table-cell>
              <table:table-cell office:value-type="float" office:value="1732.374878">
                <text:p>1732.374878</text:p>
              </table:table-cell>
            </table:table-row>
            <table:table-row>
              <table:table-cell office:value-type="float" office:value="171.8">
                <text:p>171.8</text:p>
              </table:table-cell>
              <table:table-cell office:value-type="float" office:value="1635.69104">
                <text:p>1635.69104</text:p>
              </table:table-cell>
              <table:table-cell office:value-type="float" office:value="1720.317505">
                <text:p>1720.317505</text:p>
              </table:table-cell>
              <table:table-cell office:value-type="float" office:value="1646.470215">
                <text:p>1646.470215</text:p>
              </table:table-cell>
              <table:table-cell office:value-type="float" office:value="1719.126099">
                <text:p>1719.12609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622.770386">
                <text:p>1622.770386</text:p>
              </table:table-cell>
              <table:table-cell office:value-type="float" office:value="1706.855957">
                <text:p>1706.855957</text:p>
              </table:table-cell>
              <table:table-cell office:value-type="float" office:value="1636.431274">
                <text:p>1636.431274</text:p>
              </table:table-cell>
              <table:table-cell office:value-type="float" office:value="1704.211914">
                <text:p>1704.211914</text:p>
              </table:table-cell>
            </table:table-row>
            <table:table-row>
              <table:table-cell office:value-type="float" office:value="172.2">
                <text:p>172.2</text:p>
              </table:table-cell>
              <table:table-cell office:value-type="float" office:value="1618.304932">
                <text:p>1618.304932</text:p>
              </table:table-cell>
              <table:table-cell office:value-type="float" office:value="1696.893677">
                <text:p>1696.893677</text:p>
              </table:table-cell>
              <table:table-cell office:value-type="float" office:value="1626.788208">
                <text:p>1626.788208</text:p>
              </table:table-cell>
              <table:table-cell office:value-type="float" office:value="1694.07019">
                <text:p>1694.07019</text:p>
              </table:table-cell>
            </table:table-row>
            <table:table-row>
              <table:table-cell office:value-type="float" office:value="172.4">
                <text:p>172.4</text:p>
              </table:table-cell>
              <table:table-cell office:value-type="float" office:value="1603.472168">
                <text:p>1603.472168</text:p>
              </table:table-cell>
              <table:table-cell office:value-type="float" office:value="1689.069458">
                <text:p>1689.069458</text:p>
              </table:table-cell>
              <table:table-cell office:value-type="float" office:value="1619.985107">
                <text:p>1619.985107</text:p>
              </table:table-cell>
              <table:table-cell office:value-type="float" office:value="1683.082031">
                <text:p>1683.082031</text:p>
              </table:table-cell>
            </table:table-row>
            <table:table-row>
              <table:table-cell office:value-type="float" office:value="172.6">
                <text:p>172.6</text:p>
              </table:table-cell>
              <table:table-cell office:value-type="float" office:value="1611.400024">
                <text:p>1611.400024</text:p>
              </table:table-cell>
              <table:table-cell office:value-type="float" office:value="1676.417847">
                <text:p>1676.417847</text:p>
              </table:table-cell>
              <table:table-cell office:value-type="float" office:value="1617.864502">
                <text:p>1617.864502</text:p>
              </table:table-cell>
              <table:table-cell office:value-type="float" office:value="1667.856934">
                <text:p>1667.856934</text:p>
              </table:table-cell>
            </table:table-row>
            <table:table-row>
              <table:table-cell office:value-type="float" office:value="172.8">
                <text:p>172.8</text:p>
              </table:table-cell>
              <table:table-cell office:value-type="float" office:value="1604.295532">
                <text:p>1604.295532</text:p>
              </table:table-cell>
              <table:table-cell office:value-type="float" office:value="1662.234741">
                <text:p>1662.234741</text:p>
              </table:table-cell>
              <table:table-cell office:value-type="float" office:value="1612.426758">
                <text:p>1612.426758</text:p>
              </table:table-cell>
              <table:table-cell office:value-type="float" office:value="1665.681885">
                <text:p>1665.68188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595.723755">
                <text:p>1595.723755</text:p>
              </table:table-cell>
              <table:table-cell office:value-type="float" office:value="1654.738647">
                <text:p>1654.738647</text:p>
              </table:table-cell>
              <table:table-cell office:value-type="float" office:value="1602.458496">
                <text:p>1602.458496</text:p>
              </table:table-cell>
              <table:table-cell office:value-type="float" office:value="1655.829834">
                <text:p>1655.829834</text:p>
              </table:table-cell>
            </table:table-row>
            <table:table-row>
              <table:table-cell office:value-type="float" office:value="173.2">
                <text:p>173.2</text:p>
              </table:table-cell>
              <table:table-cell office:value-type="float" office:value="1592.885986">
                <text:p>1592.885986</text:p>
              </table:table-cell>
              <table:table-cell office:value-type="float" office:value="1651.40332">
                <text:p>1651.40332</text:p>
              </table:table-cell>
              <table:table-cell office:value-type="float" office:value="1605.222412">
                <text:p>1605.222412</text:p>
              </table:table-cell>
              <table:table-cell office:value-type="float" office:value="1644.430908">
                <text:p>1644.430908</text:p>
              </table:table-cell>
            </table:table-row>
            <table:table-row>
              <table:table-cell office:value-type="float" office:value="173.4">
                <text:p>173.4</text:p>
              </table:table-cell>
              <table:table-cell office:value-type="float" office:value="1595.555664">
                <text:p>1595.555664</text:p>
              </table:table-cell>
              <table:table-cell office:value-type="float" office:value="1635.37793">
                <text:p>1635.37793</text:p>
              </table:table-cell>
              <table:table-cell office:value-type="float" office:value="1601.171875">
                <text:p>1601.171875</text:p>
              </table:table-cell>
              <table:table-cell office:value-type="float" office:value="1638.60437">
                <text:p>1638.60437</text:p>
              </table:table-cell>
            </table:table-row>
            <table:table-row>
              <table:table-cell office:value-type="float" office:value="173.6">
                <text:p>173.6</text:p>
              </table:table-cell>
              <table:table-cell office:value-type="float" office:value="1590.169434">
                <text:p>1590.169434</text:p>
              </table:table-cell>
              <table:table-cell office:value-type="float" office:value="1634.135254">
                <text:p>1634.135254</text:p>
              </table:table-cell>
              <table:table-cell office:value-type="float" office:value="1596.614258">
                <text:p>1596.614258</text:p>
              </table:table-cell>
              <table:table-cell office:value-type="float" office:value="1637.683594">
                <text:p>1637.683594</text:p>
              </table:table-cell>
            </table:table-row>
            <table:table-row>
              <table:table-cell office:value-type="float" office:value="173.8">
                <text:p>173.8</text:p>
              </table:table-cell>
              <table:table-cell office:value-type="float" office:value="1584.808716">
                <text:p>1584.808716</text:p>
              </table:table-cell>
              <table:table-cell office:value-type="float" office:value="1630.290405">
                <text:p>1630.290405</text:p>
              </table:table-cell>
              <table:table-cell office:value-type="float" office:value="1592.888428">
                <text:p>1592.888428</text:p>
              </table:table-cell>
              <table:table-cell office:value-type="float" office:value="1631.254517">
                <text:p>1631.25451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581.634033">
                <text:p>1581.634033</text:p>
              </table:table-cell>
              <table:table-cell office:value-type="float" office:value="1627.362183">
                <text:p>1627.362183</text:p>
              </table:table-cell>
              <table:table-cell office:value-type="float" office:value="1590.437012">
                <text:p>1590.437012</text:p>
              </table:table-cell>
              <table:table-cell office:value-type="float" office:value="1622.961182">
                <text:p>1622.961182</text:p>
              </table:table-cell>
            </table:table-row>
            <table:table-row>
              <table:table-cell office:value-type="float" office:value="174.2">
                <text:p>174.2</text:p>
              </table:table-cell>
              <table:table-cell office:value-type="float" office:value="1581.967529">
                <text:p>1581.967529</text:p>
              </table:table-cell>
              <table:table-cell office:value-type="float" office:value="1615.834961">
                <text:p>1615.834961</text:p>
              </table:table-cell>
              <table:table-cell office:value-type="float" office:value="1586.834351">
                <text:p>1586.834351</text:p>
              </table:table-cell>
              <table:table-cell office:value-type="float" office:value="1623.341797">
                <text:p>1623.341797</text:p>
              </table:table-cell>
            </table:table-row>
            <table:table-row>
              <table:table-cell office:value-type="float" office:value="174.4">
                <text:p>174.4</text:p>
              </table:table-cell>
              <table:table-cell office:value-type="float" office:value="1573.836182">
                <text:p>1573.836182</text:p>
              </table:table-cell>
              <table:table-cell office:value-type="float" office:value="1617.915161">
                <text:p>1617.915161</text:p>
              </table:table-cell>
              <table:table-cell office:value-type="float" office:value="1591.205566">
                <text:p>1591.205566</text:p>
              </table:table-cell>
              <table:table-cell office:value-type="float" office:value="1612.481445">
                <text:p>1612.481445</text:p>
              </table:table-cell>
            </table:table-row>
            <table:table-row>
              <table:table-cell office:value-type="float" office:value="174.6">
                <text:p>174.6</text:p>
              </table:table-cell>
              <table:table-cell office:value-type="float" office:value="1579.336792">
                <text:p>1579.336792</text:p>
              </table:table-cell>
              <table:table-cell office:value-type="float" office:value="1609.501709">
                <text:p>1609.501709</text:p>
              </table:table-cell>
              <table:table-cell office:value-type="float" office:value="1583.774292">
                <text:p>1583.774292</text:p>
              </table:table-cell>
              <table:table-cell office:value-type="float" office:value="1614.312988">
                <text:p>1614.312988</text:p>
              </table:table-cell>
            </table:table-row>
            <table:table-row>
              <table:table-cell office:value-type="float" office:value="174.8">
                <text:p>174.8</text:p>
              </table:table-cell>
              <table:table-cell office:value-type="float" office:value="1576.996216">
                <text:p>1576.996216</text:p>
              </table:table-cell>
              <table:table-cell office:value-type="float" office:value="1603.799316">
                <text:p>1603.799316</text:p>
              </table:table-cell>
              <table:table-cell office:value-type="float" office:value="1583.494995">
                <text:p>1583.494995</text:p>
              </table:table-cell>
              <table:table-cell office:value-type="float" office:value="1610.240967">
                <text:p>1610.2409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571.040771">
                <text:p>1571.040771</text:p>
              </table:table-cell>
              <table:table-cell office:value-type="float" office:value="1602.780762">
                <text:p>1602.780762</text:p>
              </table:table-cell>
              <table:table-cell office:value-type="float" office:value="1578.554077">
                <text:p>1578.554077</text:p>
              </table:table-cell>
              <table:table-cell office:value-type="float" office:value="1607.175659">
                <text:p>1607.175659</text:p>
              </table:table-cell>
            </table:table-row>
            <table:table-row>
              <table:table-cell office:value-type="float" office:value="175.2">
                <text:p>175.2</text:p>
              </table:table-cell>
              <table:table-cell office:value-type="float" office:value="1571.270874">
                <text:p>1571.270874</text:p>
              </table:table-cell>
              <table:table-cell office:value-type="float" office:value="1599.824463">
                <text:p>1599.824463</text:p>
              </table:table-cell>
              <table:table-cell office:value-type="float" office:value="1578.831055">
                <text:p>1578.831055</text:p>
              </table:table-cell>
              <table:table-cell office:value-type="float" office:value="1604.572266">
                <text:p>1604.572266</text:p>
              </table:table-cell>
            </table:table-row>
            <table:table-row>
              <table:table-cell office:value-type="float" office:value="175.4">
                <text:p>175.4</text:p>
              </table:table-cell>
              <table:table-cell office:value-type="float" office:value="1569.978027">
                <text:p>1569.978027</text:p>
              </table:table-cell>
              <table:table-cell office:value-type="float" office:value="1593.561523">
                <text:p>1593.561523</text:p>
              </table:table-cell>
              <table:table-cell office:value-type="float" office:value="1579.518188">
                <text:p>1579.518188</text:p>
              </table:table-cell>
              <table:table-cell office:value-type="float" office:value="1602.486328">
                <text:p>1602.486328</text:p>
              </table:table-cell>
            </table:table-row>
            <table:table-row>
              <table:table-cell office:value-type="float" office:value="175.6">
                <text:p>175.6</text:p>
              </table:table-cell>
              <table:table-cell office:value-type="float" office:value="1568.737183">
                <text:p>1568.737183</text:p>
              </table:table-cell>
              <table:table-cell office:value-type="float" office:value="1589.578735">
                <text:p>1589.578735</text:p>
              </table:table-cell>
              <table:table-cell office:value-type="float" office:value="1579.878418">
                <text:p>1579.878418</text:p>
              </table:table-cell>
              <table:table-cell office:value-type="float" office:value="1599.274902">
                <text:p>1599.274902</text:p>
              </table:table-cell>
            </table:table-row>
            <table:table-row>
              <table:table-cell office:value-type="float" office:value="175.8">
                <text:p>175.8</text:p>
              </table:table-cell>
              <table:table-cell office:value-type="float" office:value="1573.310181">
                <text:p>1573.310181</text:p>
              </table:table-cell>
              <table:table-cell office:value-type="float" office:value="1598.500732">
                <text:p>1598.500732</text:p>
              </table:table-cell>
              <table:table-cell office:value-type="float" office:value="1570.375366">
                <text:p>1570.375366</text:p>
              </table:table-cell>
              <table:table-cell office:value-type="float" office:value="1588.927124">
                <text:p>1588.92712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571.569458">
                <text:p>1571.569458</text:p>
              </table:table-cell>
              <table:table-cell office:value-type="float" office:value="1591.352661">
                <text:p>1591.352661</text:p>
              </table:table-cell>
              <table:table-cell office:value-type="float" office:value="1566.956299">
                <text:p>1566.956299</text:p>
              </table:table-cell>
              <table:table-cell office:value-type="float" office:value="1592.711548">
                <text:p>1592.711548</text:p>
              </table:table-cell>
            </table:table-row>
            <table:table-row>
              <table:table-cell office:value-type="float" office:value="176.2">
                <text:p>176.2</text:p>
              </table:table-cell>
              <table:table-cell office:value-type="float" office:value="1571.976929">
                <text:p>1571.976929</text:p>
              </table:table-cell>
              <table:table-cell office:value-type="float" office:value="1590.106934">
                <text:p>1590.106934</text:p>
              </table:table-cell>
              <table:table-cell office:value-type="float" office:value="1570.950684">
                <text:p>1570.950684</text:p>
              </table:table-cell>
              <table:table-cell office:value-type="float" office:value="1588.200806">
                <text:p>1588.200806</text:p>
              </table:table-cell>
            </table:table-row>
            <table:table-row>
              <table:table-cell office:value-type="float" office:value="176.4">
                <text:p>176.4</text:p>
              </table:table-cell>
              <table:table-cell office:value-type="float" office:value="1567.092407">
                <text:p>1567.092407</text:p>
              </table:table-cell>
              <table:table-cell office:value-type="float" office:value="1591.912842">
                <text:p>1591.912842</text:p>
              </table:table-cell>
              <table:table-cell office:value-type="float" office:value="1571.946777">
                <text:p>1571.946777</text:p>
              </table:table-cell>
              <table:table-cell office:value-type="float" office:value="1588.94751">
                <text:p>1588.94751</text:p>
              </table:table-cell>
            </table:table-row>
            <table:table-row>
              <table:table-cell office:value-type="float" office:value="176.6">
                <text:p>176.6</text:p>
              </table:table-cell>
              <table:table-cell office:value-type="float" office:value="1568.61853">
                <text:p>1568.61853</text:p>
              </table:table-cell>
              <table:table-cell office:value-type="float" office:value="1584.561279">
                <text:p>1584.561279</text:p>
              </table:table-cell>
              <table:table-cell office:value-type="float" office:value="1570.785889">
                <text:p>1570.785889</text:p>
              </table:table-cell>
              <table:table-cell office:value-type="float" office:value="1582.927246">
                <text:p>1582.927246</text:p>
              </table:table-cell>
            </table:table-row>
            <table:table-row>
              <table:table-cell office:value-type="float" office:value="176.8">
                <text:p>176.8</text:p>
              </table:table-cell>
              <table:table-cell office:value-type="float" office:value="1571.072388">
                <text:p>1571.072388</text:p>
              </table:table-cell>
              <table:table-cell office:value-type="float" office:value="1581.727051">
                <text:p>1581.727051</text:p>
              </table:table-cell>
              <table:table-cell office:value-type="float" office:value="1570.842041">
                <text:p>1570.842041</text:p>
              </table:table-cell>
              <table:table-cell office:value-type="float" office:value="1583.440186">
                <text:p>1583.44018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564.974609">
                <text:p>1564.974609</text:p>
              </table:table-cell>
              <table:table-cell office:value-type="float" office:value="1585.15918">
                <text:p>1585.15918</text:p>
              </table:table-cell>
              <table:table-cell office:value-type="float" office:value="1569.438354">
                <text:p>1569.438354</text:p>
              </table:table-cell>
              <table:table-cell office:value-type="float" office:value="1583.256592">
                <text:p>1583.256592</text:p>
              </table:table-cell>
            </table:table-row>
            <table:table-row>
              <table:table-cell office:value-type="float" office:value="177.2">
                <text:p>177.2</text:p>
              </table:table-cell>
              <table:table-cell office:value-type="float" office:value="1565.801514">
                <text:p>1565.801514</text:p>
              </table:table-cell>
              <table:table-cell office:value-type="float" office:value="1583.499878">
                <text:p>1583.499878</text:p>
              </table:table-cell>
              <table:table-cell office:value-type="float" office:value="1568.674194">
                <text:p>1568.674194</text:p>
              </table:table-cell>
              <table:table-cell office:value-type="float" office:value="1583.166992">
                <text:p>1583.166992</text:p>
              </table:table-cell>
            </table:table-row>
            <table:table-row>
              <table:table-cell office:value-type="float" office:value="177.4">
                <text:p>177.4</text:p>
              </table:table-cell>
              <table:table-cell office:value-type="float" office:value="1569.416992">
                <text:p>1569.416992</text:p>
              </table:table-cell>
              <table:table-cell office:value-type="float" office:value="1579.571045">
                <text:p>1579.571045</text:p>
              </table:table-cell>
              <table:table-cell office:value-type="float" office:value="1569.158813">
                <text:p>1569.158813</text:p>
              </table:table-cell>
              <table:table-cell office:value-type="float" office:value="1581.853271">
                <text:p>1581.853271</text:p>
              </table:table-cell>
            </table:table-row>
            <table:table-row>
              <table:table-cell office:value-type="float" office:value="177.6">
                <text:p>177.6</text:p>
              </table:table-cell>
              <table:table-cell office:value-type="float" office:value="1570.552124">
                <text:p>1570.552124</text:p>
              </table:table-cell>
              <table:table-cell office:value-type="float" office:value="1577.062744">
                <text:p>1577.062744</text:p>
              </table:table-cell>
              <table:table-cell office:value-type="float" office:value="1569.200928">
                <text:p>1569.200928</text:p>
              </table:table-cell>
              <table:table-cell office:value-type="float" office:value="1574.800293">
                <text:p>1574.800293</text:p>
              </table:table-cell>
            </table:table-row>
            <table:table-row>
              <table:table-cell office:value-type="float" office:value="177.8">
                <text:p>177.8</text:p>
              </table:table-cell>
              <table:table-cell office:value-type="float" office:value="1564.771362">
                <text:p>1564.771362</text:p>
              </table:table-cell>
              <table:table-cell office:value-type="float" office:value="1576.814941">
                <text:p>1576.814941</text:p>
              </table:table-cell>
              <table:table-cell office:value-type="float" office:value="1564.664673">
                <text:p>1564.664673</text:p>
              </table:table-cell>
              <table:table-cell office:value-type="float" office:value="1578.828979">
                <text:p>1578.82897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569.588379">
                <text:p>1569.588379</text:p>
              </table:table-cell>
              <table:table-cell office:value-type="float" office:value="1574.375366">
                <text:p>1574.375366</text:p>
              </table:table-cell>
              <table:table-cell office:value-type="float" office:value="1569.447754">
                <text:p>1569.447754</text:p>
              </table:table-cell>
              <table:table-cell office:value-type="float" office:value="1571.973511">
                <text:p>1571.973511</text:p>
              </table:table-cell>
            </table:table-row>
            <table:table-row>
              <table:table-cell office:value-type="float" office:value="178.2">
                <text:p>178.2</text:p>
              </table:table-cell>
              <table:table-cell office:value-type="float" office:value="1556.218872">
                <text:p>1556.218872</text:p>
              </table:table-cell>
              <table:table-cell office:value-type="float" office:value="1589.122437">
                <text:p>1589.122437</text:p>
              </table:table-cell>
              <table:table-cell office:value-type="float" office:value="1555.645752">
                <text:p>1555.645752</text:p>
              </table:table-cell>
              <table:table-cell office:value-type="float" office:value="1587.665894">
                <text:p>1587.665894</text:p>
              </table:table-cell>
            </table:table-row>
            <table:table-row>
              <table:table-cell office:value-type="float" office:value="178.4">
                <text:p>178.4</text:p>
              </table:table-cell>
              <table:table-cell office:value-type="float" office:value="1577.317261">
                <text:p>1577.317261</text:p>
              </table:table-cell>
              <table:table-cell office:value-type="float" office:value="1575.84436">
                <text:p>1575.84436</text:p>
              </table:table-cell>
              <table:table-cell office:value-type="float" office:value="1578.732788">
                <text:p>1578.732788</text:p>
              </table:table-cell>
              <table:table-cell office:value-type="float" office:value="1570.596558">
                <text:p>1570.596558</text:p>
              </table:table-cell>
            </table:table-row>
            <table:table-row>
              <table:table-cell office:value-type="float" office:value="178.6">
                <text:p>178.6</text:p>
              </table:table-cell>
              <table:table-cell office:value-type="float" office:value="1590.378906">
                <text:p>1590.378906</text:p>
              </table:table-cell>
              <table:table-cell office:value-type="float" office:value="1565.432983">
                <text:p>1565.432983</text:p>
              </table:table-cell>
              <table:table-cell office:value-type="float" office:value="1589.259521">
                <text:p>1589.259521</text:p>
              </table:table-cell>
              <table:table-cell office:value-type="float" office:value="1565.114014">
                <text:p>1565.114014</text:p>
              </table:table-cell>
            </table:table-row>
            <table:table-row>
              <table:table-cell office:value-type="float" office:value="178.8">
                <text:p>178.8</text:p>
              </table:table-cell>
              <table:table-cell office:value-type="float" office:value="1560.634521">
                <text:p>1560.634521</text:p>
              </table:table-cell>
              <table:table-cell office:value-type="float" office:value="1594.629395">
                <text:p>1594.629395</text:p>
              </table:table-cell>
              <table:table-cell office:value-type="float" office:value="1561.261719">
                <text:p>1561.261719</text:p>
              </table:table-cell>
              <table:table-cell office:value-type="float" office:value="1595.076172">
                <text:p>1595.076172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522.892456">
                <text:p>1522.892456</text:p>
              </table:table-cell>
              <table:table-cell office:value-type="float" office:value="1546.721313">
                <text:p>1546.721313</text:p>
              </table:table-cell>
              <table:table-cell office:value-type="float" office:value="1590.873047">
                <text:p>1590.873047</text:p>
              </table:table-cell>
              <table:table-cell office:value-type="float" office:value="1637.265625">
                <text:p>1637.265625</text:p>
              </table:table-cell>
            </table:table-row>
            <table:table-row>
              <table:table-cell office:value-type="float" office:value="179.2">
                <text:p>179.2</text:p>
              </table:table-cell>
              <table:table-cell office:value-type="float" office:value="1519.933472">
                <text:p>1519.933472</text:p>
              </table:table-cell>
              <table:table-cell office:value-type="float" office:value="1534.511475">
                <text:p>1534.511475</text:p>
              </table:table-cell>
              <table:table-cell office:value-type="float" office:value="1604.444824">
                <text:p>1604.444824</text:p>
              </table:table-cell>
              <table:table-cell office:value-type="float" office:value="1652.056885">
                <text:p>1652.056885</text:p>
              </table:table-cell>
            </table:table-row>
            <table:table-row>
              <table:table-cell office:value-type="float" office:value="179.4">
                <text:p>179.4</text:p>
              </table:table-cell>
              <table:table-cell office:value-type="float" office:value="1553.040771">
                <text:p>1553.040771</text:p>
              </table:table-cell>
              <table:table-cell office:value-type="float" office:value="1542.557739">
                <text:p>1542.557739</text:p>
              </table:table-cell>
              <table:table-cell office:value-type="float" office:value="1631.434204">
                <text:p>1631.434204</text:p>
              </table:table-cell>
              <table:table-cell office:value-type="float" office:value="1664.331665">
                <text:p>1664.331665</text:p>
              </table:table-cell>
            </table:table-row>
            <table:table-row>
              <table:table-cell office:value-type="float" office:value="179.6">
                <text:p>179.6</text:p>
              </table:table-cell>
              <table:table-cell office:value-type="float" office:value="1553.135498">
                <text:p>1553.135498</text:p>
              </table:table-cell>
              <table:table-cell office:value-type="float" office:value="1563.828979">
                <text:p>1563.828979</text:p>
              </table:table-cell>
              <table:table-cell office:value-type="float" office:value="1684.62439">
                <text:p>1684.62439</text:p>
              </table:table-cell>
              <table:table-cell office:value-type="float" office:value="1596.152954">
                <text:p>1596.152954</text:p>
              </table:table-cell>
            </table:table-row>
            <table:table-row>
              <table:table-cell office:value-type="float" office:value="179.8">
                <text:p>179.8</text:p>
              </table:table-cell>
              <table:table-cell office:value-type="float" office:value="1605.010132">
                <text:p>1605.010132</text:p>
              </table:table-cell>
              <table:table-cell office:value-type="float" office:value="1606.320923">
                <text:p>1606.320923</text:p>
              </table:table-cell>
              <table:table-cell office:value-type="float" office:value="1636.713379">
                <text:p>1636.713379</text:p>
              </table:table-cell>
              <table:table-cell office:value-type="float" office:value="1656.209839">
                <text:p>1656.20983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582.647827">
                <text:p>1582.647827</text:p>
              </table:table-cell>
              <table:table-cell office:value-type="float" office:value="1623.14624">
                <text:p>1623.14624</text:p>
              </table:table-cell>
              <table:table-cell office:value-type="float" office:value="1614.041504">
                <text:p>1614.041504</text:p>
              </table:table-cell>
              <table:table-cell office:value-type="float" office:value="1722.546143">
                <text:p>1722.546143</text:p>
              </table:table-cell>
            </table:table-row>
            <table:table-row>
              <table:table-cell office:value-type="float" office:value="180.2">
                <text:p>180.2</text:p>
              </table:table-cell>
              <table:table-cell office:value-type="float" office:value="1601.584595">
                <text:p>1601.584595</text:p>
              </table:table-cell>
              <table:table-cell office:value-type="float" office:value="1621.220581">
                <text:p>1621.220581</text:p>
              </table:table-cell>
              <table:table-cell office:value-type="float" office:value="1656.393188">
                <text:p>1656.393188</text:p>
              </table:table-cell>
              <table:table-cell office:value-type="float" office:value="1684.659424">
                <text:p>1684.659424</text:p>
              </table:table-cell>
            </table:table-row>
            <table:table-row>
              <table:table-cell office:value-type="float" office:value="180.4">
                <text:p>180.4</text:p>
              </table:table-cell>
              <table:table-cell office:value-type="float" office:value="1622.055786">
                <text:p>1622.055786</text:p>
              </table:table-cell>
              <table:table-cell office:value-type="float" office:value="1623.83252">
                <text:p>1623.83252</text:p>
              </table:table-cell>
              <table:table-cell office:value-type="float" office:value="1674.076782">
                <text:p>1674.076782</text:p>
              </table:table-cell>
              <table:table-cell office:value-type="float" office:value="1674.133301">
                <text:p>1674.133301</text:p>
              </table:table-cell>
            </table:table-row>
            <table:table-row>
              <table:table-cell office:value-type="float" office:value="180.6">
                <text:p>180.6</text:p>
              </table:table-cell>
              <table:table-cell office:value-type="float" office:value="1631.178589">
                <text:p>1631.178589</text:p>
              </table:table-cell>
              <table:table-cell office:value-type="float" office:value="1691.413574">
                <text:p>1691.413574</text:p>
              </table:table-cell>
              <table:table-cell office:value-type="float" office:value="1663.865112">
                <text:p>1663.865112</text:p>
              </table:table-cell>
              <table:table-cell office:value-type="float" office:value="1756.476807">
                <text:p>1756.476807</text:p>
              </table:table-cell>
            </table:table-row>
            <table:table-row>
              <table:table-cell office:value-type="float" office:value="180.8">
                <text:p>180.8</text:p>
              </table:table-cell>
              <table:table-cell office:value-type="float" office:value="1676.790527">
                <text:p>1676.790527</text:p>
              </table:table-cell>
              <table:table-cell office:value-type="float" office:value="1700.80835">
                <text:p>1700.80835</text:p>
              </table:table-cell>
              <table:table-cell office:value-type="float" office:value="1664.075928">
                <text:p>1664.075928</text:p>
              </table:table-cell>
              <table:table-cell office:value-type="float" office:value="1697.019409">
                <text:p>1697.019409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685.304321">
                <text:p>1685.304321</text:p>
              </table:table-cell>
              <table:table-cell office:value-type="float" office:value="1789.381714">
                <text:p>1789.381714</text:p>
              </table:table-cell>
              <table:table-cell office:value-type="float" office:value="1673.636475">
                <text:p>1673.636475</text:p>
              </table:table-cell>
              <table:table-cell office:value-type="float" office:value="1777.58374">
                <text:p>1777.58374</text:p>
              </table:table-cell>
            </table:table-row>
            <table:table-row>
              <table:table-cell office:value-type="float" office:value="181.2">
                <text:p>181.2</text:p>
              </table:table-cell>
              <table:table-cell office:value-type="float" office:value="1702.090332">
                <text:p>1702.090332</text:p>
              </table:table-cell>
              <table:table-cell office:value-type="float" office:value="1797.406494">
                <text:p>1797.406494</text:p>
              </table:table-cell>
              <table:table-cell office:value-type="float" office:value="1707.392822">
                <text:p>1707.392822</text:p>
              </table:table-cell>
              <table:table-cell office:value-type="float" office:value="1782.853882">
                <text:p>1782.853882</text:p>
              </table:table-cell>
            </table:table-row>
            <table:table-row>
              <table:table-cell office:value-type="float" office:value="181.4">
                <text:p>181.4</text:p>
              </table:table-cell>
              <table:table-cell office:value-type="float" office:value="1732.968628">
                <text:p>1732.968628</text:p>
              </table:table-cell>
              <table:table-cell office:value-type="float" office:value="1791.01001">
                <text:p>1791.01001</text:p>
              </table:table-cell>
              <table:table-cell office:value-type="float" office:value="1745.498413">
                <text:p>1745.498413</text:p>
              </table:table-cell>
              <table:table-cell office:value-type="float" office:value="1775.5177">
                <text:p>1775.5177</text:p>
              </table:table-cell>
            </table:table-row>
            <table:table-row>
              <table:table-cell office:value-type="float" office:value="181.6">
                <text:p>181.6</text:p>
              </table:table-cell>
              <table:table-cell office:value-type="float" office:value="1753.650024">
                <text:p>1753.650024</text:p>
              </table:table-cell>
              <table:table-cell office:value-type="float" office:value="1815.110229">
                <text:p>1815.110229</text:p>
              </table:table-cell>
              <table:table-cell office:value-type="float" office:value="1770.621338">
                <text:p>1770.621338</text:p>
              </table:table-cell>
              <table:table-cell office:value-type="float" office:value="1800.309814">
                <text:p>1800.309814</text:p>
              </table:table-cell>
            </table:table-row>
            <table:table-row>
              <table:table-cell office:value-type="float" office:value="181.8">
                <text:p>181.8</text:p>
              </table:table-cell>
              <table:table-cell office:value-type="float" office:value="1784.337158">
                <text:p>1784.337158</text:p>
              </table:table-cell>
              <table:table-cell office:value-type="float" office:value="1887.695557">
                <text:p>1887.695557</text:p>
              </table:table-cell>
              <table:table-cell office:value-type="float" office:value="1797.564209">
                <text:p>1797.564209</text:p>
              </table:table-cell>
              <table:table-cell office:value-type="float" office:value="1875.408325">
                <text:p>1875.40832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804.221924">
                <text:p>1804.221924</text:p>
              </table:table-cell>
              <table:table-cell office:value-type="float" office:value="1898.234375">
                <text:p>1898.234375</text:p>
              </table:table-cell>
              <table:table-cell office:value-type="float" office:value="1822.6427">
                <text:p>1822.6427</text:p>
              </table:table-cell>
              <table:table-cell office:value-type="float" office:value="1882.150635">
                <text:p>1882.150635</text:p>
              </table:table-cell>
            </table:table-row>
            <table:table-row>
              <table:table-cell office:value-type="float" office:value="182.2">
                <text:p>182.2</text:p>
              </table:table-cell>
              <table:table-cell office:value-type="float" office:value="1820.315552">
                <text:p>1820.315552</text:p>
              </table:table-cell>
              <table:table-cell office:value-type="float" office:value="1933.286865">
                <text:p>1933.286865</text:p>
              </table:table-cell>
              <table:table-cell office:value-type="float" office:value="1831.33374">
                <text:p>1831.33374</text:p>
              </table:table-cell>
              <table:table-cell office:value-type="float" office:value="1932.753296">
                <text:p>1932.753296</text:p>
              </table:table-cell>
            </table:table-row>
            <table:table-row>
              <table:table-cell office:value-type="float" office:value="182.4">
                <text:p>182.4</text:p>
              </table:table-cell>
              <table:table-cell office:value-type="float" office:value="1824.018555">
                <text:p>1824.018555</text:p>
              </table:table-cell>
              <table:table-cell office:value-type="float" office:value="1915.041138">
                <text:p>1915.041138</text:p>
              </table:table-cell>
              <table:table-cell office:value-type="float" office:value="1843.515259">
                <text:p>1843.515259</text:p>
              </table:table-cell>
              <table:table-cell office:value-type="float" office:value="1910.798706">
                <text:p>1910.798706</text:p>
              </table:table-cell>
            </table:table-row>
            <table:table-row>
              <table:table-cell office:value-type="float" office:value="182.6">
                <text:p>182.6</text:p>
              </table:table-cell>
              <table:table-cell office:value-type="float" office:value="1824.962402">
                <text:p>1824.962402</text:p>
              </table:table-cell>
              <table:table-cell office:value-type="float" office:value="1941.861694">
                <text:p>1941.861694</text:p>
              </table:table-cell>
              <table:table-cell office:value-type="float" office:value="1851.387695">
                <text:p>1851.387695</text:p>
              </table:table-cell>
              <table:table-cell office:value-type="float" office:value="1927.508545">
                <text:p>1927.508545</text:p>
              </table:table-cell>
            </table:table-row>
            <table:table-row>
              <table:table-cell office:value-type="float" office:value="182.8">
                <text:p>182.8</text:p>
              </table:table-cell>
              <table:table-cell office:value-type="float" office:value="1821.205566">
                <text:p>1821.205566</text:p>
              </table:table-cell>
              <table:table-cell office:value-type="float" office:value="1944.049194">
                <text:p>1944.049194</text:p>
              </table:table-cell>
              <table:table-cell office:value-type="float" office:value="1841.216064">
                <text:p>1841.216064</text:p>
              </table:table-cell>
              <table:table-cell office:value-type="float" office:value="1929.033936">
                <text:p>1929.033936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801.126221">
                <text:p>1801.126221</text:p>
              </table:table-cell>
              <table:table-cell office:value-type="float" office:value="1920.432373">
                <text:p>1920.432373</text:p>
              </table:table-cell>
              <table:table-cell office:value-type="float" office:value="1822.174805">
                <text:p>1822.174805</text:p>
              </table:table-cell>
              <table:table-cell office:value-type="float" office:value="1910.455322">
                <text:p>1910.455322</text:p>
              </table:table-cell>
            </table:table-row>
            <table:table-row>
              <table:table-cell office:value-type="float" office:value="183.2">
                <text:p>183.2</text:p>
              </table:table-cell>
              <table:table-cell office:value-type="float" office:value="1790.624023">
                <text:p>1790.624023</text:p>
              </table:table-cell>
              <table:table-cell office:value-type="float" office:value="1898.175537">
                <text:p>1898.175537</text:p>
              </table:table-cell>
              <table:table-cell office:value-type="float" office:value="1808.666382">
                <text:p>1808.666382</text:p>
              </table:table-cell>
              <table:table-cell office:value-type="float" office:value="1894.171265">
                <text:p>1894.171265</text:p>
              </table:table-cell>
            </table:table-row>
            <table:table-row>
              <table:table-cell office:value-type="float" office:value="183.4">
                <text:p>183.4</text:p>
              </table:table-cell>
              <table:table-cell office:value-type="float" office:value="1767.559326">
                <text:p>1767.559326</text:p>
              </table:table-cell>
              <table:table-cell office:value-type="float" office:value="1888.634766">
                <text:p>1888.634766</text:p>
              </table:table-cell>
              <table:table-cell office:value-type="float" office:value="1777.264648">
                <text:p>1777.264648</text:p>
              </table:table-cell>
              <table:table-cell office:value-type="float" office:value="1886.121948">
                <text:p>1886.121948</text:p>
              </table:table-cell>
            </table:table-row>
            <table:table-row>
              <table:table-cell office:value-type="float" office:value="183.6">
                <text:p>183.6</text:p>
              </table:table-cell>
              <table:table-cell office:value-type="float" office:value="1730.976685">
                <text:p>1730.976685</text:p>
              </table:table-cell>
              <table:table-cell office:value-type="float" office:value="1877.842407">
                <text:p>1877.842407</text:p>
              </table:table-cell>
              <table:table-cell office:value-type="float" office:value="1743.842896">
                <text:p>1743.842896</text:p>
              </table:table-cell>
              <table:table-cell office:value-type="float" office:value="1881.938354">
                <text:p>1881.938354</text:p>
              </table:table-cell>
            </table:table-row>
            <table:table-row>
              <table:table-cell office:value-type="float" office:value="183.8">
                <text:p>183.8</text:p>
              </table:table-cell>
              <table:table-cell office:value-type="float" office:value="1722.670166">
                <text:p>1722.670166</text:p>
              </table:table-cell>
              <table:table-cell office:value-type="float" office:value="1833.283325">
                <text:p>1833.283325</text:p>
              </table:table-cell>
              <table:table-cell office:value-type="float" office:value="1738.587036">
                <text:p>1738.587036</text:p>
              </table:table-cell>
              <table:table-cell office:value-type="float" office:value="1836.075439">
                <text:p>1836.07543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707.238647">
                <text:p>1707.238647</text:p>
              </table:table-cell>
              <table:table-cell office:value-type="float" office:value="1833.166748">
                <text:p>1833.166748</text:p>
              </table:table-cell>
              <table:table-cell office:value-type="float" office:value="1720.596436">
                <text:p>1720.596436</text:p>
              </table:table-cell>
              <table:table-cell office:value-type="float" office:value="1830.385742">
                <text:p>1830.385742</text:p>
              </table:table-cell>
            </table:table-row>
            <table:table-row>
              <table:table-cell office:value-type="float" office:value="184.2">
                <text:p>184.2</text:p>
              </table:table-cell>
              <table:table-cell office:value-type="float" office:value="1682.620483">
                <text:p>1682.620483</text:p>
              </table:table-cell>
              <table:table-cell office:value-type="float" office:value="1810.182251">
                <text:p>1810.182251</text:p>
              </table:table-cell>
              <table:table-cell office:value-type="float" office:value="1702.112793">
                <text:p>1702.112793</text:p>
              </table:table-cell>
              <table:table-cell office:value-type="float" office:value="1804.318115">
                <text:p>1804.318115</text:p>
              </table:table-cell>
            </table:table-row>
            <table:table-row>
              <table:table-cell office:value-type="float" office:value="184.4">
                <text:p>184.4</text:p>
              </table:table-cell>
              <table:table-cell office:value-type="float" office:value="1673.394653">
                <text:p>1673.394653</text:p>
              </table:table-cell>
              <table:table-cell office:value-type="float" office:value="1788.665527">
                <text:p>1788.665527</text:p>
              </table:table-cell>
              <table:table-cell office:value-type="float" office:value="1690.913452">
                <text:p>1690.913452</text:p>
              </table:table-cell>
              <table:table-cell office:value-type="float" office:value="1786.564697">
                <text:p>1786.564697</text:p>
              </table:table-cell>
            </table:table-row>
            <table:table-row>
              <table:table-cell office:value-type="float" office:value="184.6">
                <text:p>184.6</text:p>
              </table:table-cell>
              <table:table-cell office:value-type="float" office:value="1664.793701">
                <text:p>1664.793701</text:p>
              </table:table-cell>
              <table:table-cell office:value-type="float" office:value="1765.469727">
                <text:p>1765.469727</text:p>
              </table:table-cell>
              <table:table-cell office:value-type="float" office:value="1684.252075">
                <text:p>1684.252075</text:p>
              </table:table-cell>
              <table:table-cell office:value-type="float" office:value="1756.079834">
                <text:p>1756.079834</text:p>
              </table:table-cell>
            </table:table-row>
            <table:table-row>
              <table:table-cell office:value-type="float" office:value="184.8">
                <text:p>184.8</text:p>
              </table:table-cell>
              <table:table-cell office:value-type="float" office:value="1642.80481">
                <text:p>1642.80481</text:p>
              </table:table-cell>
              <table:table-cell office:value-type="float" office:value="1770.397949">
                <text:p>1770.397949</text:p>
              </table:table-cell>
              <table:table-cell office:value-type="float" office:value="1667.31665">
                <text:p>1667.31665</text:p>
              </table:table-cell>
              <table:table-cell office:value-type="float" office:value="1752.967529">
                <text:p>1752.96752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649.961792">
                <text:p>1649.961792</text:p>
              </table:table-cell>
              <table:table-cell office:value-type="float" office:value="1746.45459">
                <text:p>1746.45459</text:p>
              </table:table-cell>
              <table:table-cell office:value-type="float" office:value="1652.080444">
                <text:p>1652.080444</text:p>
              </table:table-cell>
              <table:table-cell office:value-type="float" office:value="1733.973999">
                <text:p>1733.973999</text:p>
              </table:table-cell>
            </table:table-row>
            <table:table-row>
              <table:table-cell office:value-type="float" office:value="185.2">
                <text:p>185.2</text:p>
              </table:table-cell>
              <table:table-cell office:value-type="float" office:value="1648.919678">
                <text:p>1648.919678</text:p>
              </table:table-cell>
              <table:table-cell office:value-type="float" office:value="1712.546631">
                <text:p>1712.546631</text:p>
              </table:table-cell>
              <table:table-cell office:value-type="float" office:value="1661.07373">
                <text:p>1661.07373</text:p>
              </table:table-cell>
              <table:table-cell office:value-type="float" office:value="1721.79834">
                <text:p>1721.79834</text:p>
              </table:table-cell>
            </table:table-row>
            <table:table-row>
              <table:table-cell office:value-type="float" office:value="185.4">
                <text:p>185.4</text:p>
              </table:table-cell>
              <table:table-cell office:value-type="float" office:value="1630.250122">
                <text:p>1630.250122</text:p>
              </table:table-cell>
              <table:table-cell office:value-type="float" office:value="1721.44751">
                <text:p>1721.44751</text:p>
              </table:table-cell>
              <table:table-cell office:value-type="float" office:value="1646.149048">
                <text:p>1646.149048</text:p>
              </table:table-cell>
              <table:table-cell office:value-type="float" office:value="1722.409668">
                <text:p>1722.409668</text:p>
              </table:table-cell>
            </table:table-row>
            <table:table-row>
              <table:table-cell office:value-type="float" office:value="185.6">
                <text:p>185.6</text:p>
              </table:table-cell>
              <table:table-cell office:value-type="float" office:value="1627.63916">
                <text:p>1627.63916</text:p>
              </table:table-cell>
              <table:table-cell office:value-type="float" office:value="1706.103271">
                <text:p>1706.103271</text:p>
              </table:table-cell>
              <table:table-cell office:value-type="float" office:value="1641.53833">
                <text:p>1641.53833</text:p>
              </table:table-cell>
              <table:table-cell office:value-type="float" office:value="1705.286987">
                <text:p>1705.286987</text:p>
              </table:table-cell>
            </table:table-row>
            <table:table-row>
              <table:table-cell office:value-type="float" office:value="185.8">
                <text:p>185.8</text:p>
              </table:table-cell>
              <table:table-cell office:value-type="float" office:value="1620.96106">
                <text:p>1620.96106</text:p>
              </table:table-cell>
              <table:table-cell office:value-type="float" office:value="1698.121338">
                <text:p>1698.121338</text:p>
              </table:table-cell>
              <table:table-cell office:value-type="float" office:value="1632.343018">
                <text:p>1632.343018</text:p>
              </table:table-cell>
              <table:table-cell office:value-type="float" office:value="1695.547363">
                <text:p>1695.54736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613.447876">
                <text:p>1613.447876</text:p>
              </table:table-cell>
              <table:table-cell office:value-type="float" office:value="1689.706665">
                <text:p>1689.706665</text:p>
              </table:table-cell>
              <table:table-cell office:value-type="float" office:value="1625.442383">
                <text:p>1625.442383</text:p>
              </table:table-cell>
              <table:table-cell office:value-type="float" office:value="1688.119751">
                <text:p>1688.119751</text:p>
              </table:table-cell>
            </table:table-row>
            <table:table-row>
              <table:table-cell office:value-type="float" office:value="186.2">
                <text:p>186.2</text:p>
              </table:table-cell>
              <table:table-cell office:value-type="float" office:value="1611.943115">
                <text:p>1611.943115</text:p>
              </table:table-cell>
              <table:table-cell office:value-type="float" office:value="1686.561035">
                <text:p>1686.561035</text:p>
              </table:table-cell>
              <table:table-cell office:value-type="float" office:value="1623.498901">
                <text:p>1623.498901</text:p>
              </table:table-cell>
              <table:table-cell office:value-type="float" office:value="1676.309082">
                <text:p>1676.309082</text:p>
              </table:table-cell>
            </table:table-row>
            <table:table-row>
              <table:table-cell office:value-type="float" office:value="186.4">
                <text:p>186.4</text:p>
              </table:table-cell>
              <table:table-cell office:value-type="float" office:value="1609.067749">
                <text:p>1609.067749</text:p>
              </table:table-cell>
              <table:table-cell office:value-type="float" office:value="1668.990356">
                <text:p>1668.990356</text:p>
              </table:table-cell>
              <table:table-cell office:value-type="float" office:value="1619.16394">
                <text:p>1619.16394</text:p>
              </table:table-cell>
              <table:table-cell office:value-type="float" office:value="1670.416626">
                <text:p>1670.416626</text:p>
              </table:table-cell>
            </table:table-row>
            <table:table-row>
              <table:table-cell office:value-type="float" office:value="186.6">
                <text:p>186.6</text:p>
              </table:table-cell>
              <table:table-cell office:value-type="float" office:value="1603.334839">
                <text:p>1603.334839</text:p>
              </table:table-cell>
              <table:table-cell office:value-type="float" office:value="1665.658936">
                <text:p>1665.658936</text:p>
              </table:table-cell>
              <table:table-cell office:value-type="float" office:value="1613.672729">
                <text:p>1613.672729</text:p>
              </table:table-cell>
              <table:table-cell office:value-type="float" office:value="1664.479248">
                <text:p>1664.479248</text:p>
              </table:table-cell>
            </table:table-row>
            <table:table-row>
              <table:table-cell office:value-type="float" office:value="186.8">
                <text:p>186.8</text:p>
              </table:table-cell>
              <table:table-cell office:value-type="float" office:value="1595.820068">
                <text:p>1595.820068</text:p>
              </table:table-cell>
              <table:table-cell office:value-type="float" office:value="1657.844482">
                <text:p>1657.844482</text:p>
              </table:table-cell>
              <table:table-cell office:value-type="float" office:value="1608.567505">
                <text:p>1608.567505</text:p>
              </table:table-cell>
              <table:table-cell office:value-type="float" office:value="1657.143188">
                <text:p>1657.143188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591.243774">
                <text:p>1591.243774</text:p>
              </table:table-cell>
              <table:table-cell office:value-type="float" office:value="1653.926025">
                <text:p>1653.926025</text:p>
              </table:table-cell>
              <table:table-cell office:value-type="float" office:value="1604.763062">
                <text:p>1604.763062</text:p>
              </table:table-cell>
              <table:table-cell office:value-type="float" office:value="1648.908203">
                <text:p>1648.908203</text:p>
              </table:table-cell>
            </table:table-row>
            <table:table-row>
              <table:table-cell office:value-type="float" office:value="187.2">
                <text:p>187.2</text:p>
              </table:table-cell>
              <table:table-cell office:value-type="float" office:value="1592.363037">
                <text:p>1592.363037</text:p>
              </table:table-cell>
              <table:table-cell office:value-type="float" office:value="1642.813354">
                <text:p>1642.813354</text:p>
              </table:table-cell>
              <table:table-cell office:value-type="float" office:value="1597.633545">
                <text:p>1597.633545</text:p>
              </table:table-cell>
              <table:table-cell office:value-type="float" office:value="1643.458984">
                <text:p>1643.458984</text:p>
              </table:table-cell>
            </table:table-row>
            <table:table-row>
              <table:table-cell office:value-type="float" office:value="187.4">
                <text:p>187.4</text:p>
              </table:table-cell>
              <table:table-cell office:value-type="float" office:value="1588.810181">
                <text:p>1588.810181</text:p>
              </table:table-cell>
              <table:table-cell office:value-type="float" office:value="1638.633179">
                <text:p>1638.633179</text:p>
              </table:table-cell>
              <table:table-cell office:value-type="float" office:value="1600.401245">
                <text:p>1600.401245</text:p>
              </table:table-cell>
              <table:table-cell office:value-type="float" office:value="1637.782593">
                <text:p>1637.782593</text:p>
              </table:table-cell>
            </table:table-row>
            <table:table-row>
              <table:table-cell office:value-type="float" office:value="187.6">
                <text:p>187.6</text:p>
              </table:table-cell>
              <table:table-cell office:value-type="float" office:value="1580.557129">
                <text:p>1580.557129</text:p>
              </table:table-cell>
              <table:table-cell office:value-type="float" office:value="1637.641602">
                <text:p>1637.641602</text:p>
              </table:table-cell>
              <table:table-cell office:value-type="float" office:value="1599.373413">
                <text:p>1599.373413</text:p>
              </table:table-cell>
              <table:table-cell office:value-type="float" office:value="1629.40564">
                <text:p>1629.40564</text:p>
              </table:table-cell>
            </table:table-row>
            <table:table-row>
              <table:table-cell office:value-type="float" office:value="187.8">
                <text:p>187.8</text:p>
              </table:table-cell>
              <table:table-cell office:value-type="float" office:value="1586.582886">
                <text:p>1586.582886</text:p>
              </table:table-cell>
              <table:table-cell office:value-type="float" office:value="1625.141235">
                <text:p>1625.141235</text:p>
              </table:table-cell>
              <table:table-cell office:value-type="float" office:value="1588.162476">
                <text:p>1588.162476</text:p>
              </table:table-cell>
              <table:table-cell office:value-type="float" office:value="1629.532471">
                <text:p>1629.53247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582.286865">
                <text:p>1582.286865</text:p>
              </table:table-cell>
              <table:table-cell office:value-type="float" office:value="1621.12207">
                <text:p>1621.12207</text:p>
              </table:table-cell>
              <table:table-cell office:value-type="float" office:value="1593.535278">
                <text:p>1593.535278</text:p>
              </table:table-cell>
              <table:table-cell office:value-type="float" office:value="1624.296143">
                <text:p>1624.296143</text:p>
              </table:table-cell>
            </table:table-row>
            <table:table-row>
              <table:table-cell office:value-type="float" office:value="188.2">
                <text:p>188.2</text:p>
              </table:table-cell>
              <table:table-cell office:value-type="float" office:value="1581.720703">
                <text:p>1581.720703</text:p>
              </table:table-cell>
              <table:table-cell office:value-type="float" office:value="1617.886963">
                <text:p>1617.886963</text:p>
              </table:table-cell>
              <table:table-cell office:value-type="float" office:value="1586.119507">
                <text:p>1586.119507</text:p>
              </table:table-cell>
              <table:table-cell office:value-type="float" office:value="1618.055908">
                <text:p>1618.055908</text:p>
              </table:table-cell>
            </table:table-row>
            <table:table-row>
              <table:table-cell office:value-type="float" office:value="188.4">
                <text:p>188.4</text:p>
              </table:table-cell>
              <table:table-cell office:value-type="float" office:value="1575.809692">
                <text:p>1575.809692</text:p>
              </table:table-cell>
              <table:table-cell office:value-type="float" office:value="1615.448364">
                <text:p>1615.448364</text:p>
              </table:table-cell>
              <table:table-cell office:value-type="float" office:value="1584.816162">
                <text:p>1584.816162</text:p>
              </table:table-cell>
              <table:table-cell office:value-type="float" office:value="1617.898193">
                <text:p>1617.898193</text:p>
              </table:table-cell>
            </table:table-row>
            <table:table-row>
              <table:table-cell office:value-type="float" office:value="188.6">
                <text:p>188.6</text:p>
              </table:table-cell>
              <table:table-cell office:value-type="float" office:value="1576.285767">
                <text:p>1576.285767</text:p>
              </table:table-cell>
              <table:table-cell office:value-type="float" office:value="1612.250732">
                <text:p>1612.250732</text:p>
              </table:table-cell>
              <table:table-cell office:value-type="float" office:value="1580.270264">
                <text:p>1580.270264</text:p>
              </table:table-cell>
              <table:table-cell office:value-type="float" office:value="1613.81311">
                <text:p>1613.81311</text:p>
              </table:table-cell>
            </table:table-row>
            <table:table-row>
              <table:table-cell office:value-type="float" office:value="188.8">
                <text:p>188.8</text:p>
              </table:table-cell>
              <table:table-cell office:value-type="float" office:value="1573.250732">
                <text:p>1573.250732</text:p>
              </table:table-cell>
              <table:table-cell office:value-type="float" office:value="1609.228149">
                <text:p>1609.228149</text:p>
              </table:table-cell>
              <table:table-cell office:value-type="float" office:value="1582.0271">
                <text:p>1582.0271</text:p>
              </table:table-cell>
              <table:table-cell office:value-type="float" office:value="1611.38208">
                <text:p>1611.3820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571.834229">
                <text:p>1571.834229</text:p>
              </table:table-cell>
              <table:table-cell office:value-type="float" office:value="1602.564209">
                <text:p>1602.564209</text:p>
              </table:table-cell>
              <table:table-cell office:value-type="float" office:value="1580.152344">
                <text:p>1580.152344</text:p>
              </table:table-cell>
              <table:table-cell office:value-type="float" office:value="1607.481079">
                <text:p>1607.481079</text:p>
              </table:table-cell>
            </table:table-row>
            <table:table-row>
              <table:table-cell office:value-type="float" office:value="189.2">
                <text:p>189.2</text:p>
              </table:table-cell>
              <table:table-cell office:value-type="float" office:value="1569.418945">
                <text:p>1569.418945</text:p>
              </table:table-cell>
              <table:table-cell office:value-type="float" office:value="1599.933716">
                <text:p>1599.933716</text:p>
              </table:table-cell>
              <table:table-cell office:value-type="float" office:value="1582.86731">
                <text:p>1582.86731</text:p>
              </table:table-cell>
              <table:table-cell office:value-type="float" office:value="1601.688599">
                <text:p>1601.688599</text:p>
              </table:table-cell>
            </table:table-row>
            <table:table-row>
              <table:table-cell office:value-type="float" office:value="189.4">
                <text:p>189.4</text:p>
              </table:table-cell>
              <table:table-cell office:value-type="float" office:value="1569.169556">
                <text:p>1569.169556</text:p>
              </table:table-cell>
              <table:table-cell office:value-type="float" office:value="1597.377563">
                <text:p>1597.377563</text:p>
              </table:table-cell>
              <table:table-cell office:value-type="float" office:value="1578.757324">
                <text:p>1578.757324</text:p>
              </table:table-cell>
              <table:table-cell office:value-type="float" office:value="1606.006714">
                <text:p>1606.006714</text:p>
              </table:table-cell>
            </table:table-row>
            <table:table-row>
              <table:table-cell office:value-type="float" office:value="189.6">
                <text:p>189.6</text:p>
              </table:table-cell>
              <table:table-cell office:value-type="float" office:value="1566.788452">
                <text:p>1566.788452</text:p>
              </table:table-cell>
              <table:table-cell office:value-type="float" office:value="1598.017822">
                <text:p>1598.017822</text:p>
              </table:table-cell>
              <table:table-cell office:value-type="float" office:value="1580.455566">
                <text:p>1580.455566</text:p>
              </table:table-cell>
              <table:table-cell office:value-type="float" office:value="1597.991333">
                <text:p>1597.991333</text:p>
              </table:table-cell>
            </table:table-row>
            <table:table-row>
              <table:table-cell office:value-type="float" office:value="189.8">
                <text:p>189.8</text:p>
              </table:table-cell>
              <table:table-cell office:value-type="float" office:value="1569.918823">
                <text:p>1569.918823</text:p>
              </table:table-cell>
              <table:table-cell office:value-type="float" office:value="1590.638184">
                <text:p>1590.638184</text:p>
              </table:table-cell>
              <table:table-cell office:value-type="float" office:value="1574.236816">
                <text:p>1574.236816</text:p>
              </table:table-cell>
              <table:table-cell office:value-type="float" office:value="1598.571899">
                <text:p>1598.57189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566.991211">
                <text:p>1566.991211</text:p>
              </table:table-cell>
              <table:table-cell office:value-type="float" office:value="1588.376221">
                <text:p>1588.376221</text:p>
              </table:table-cell>
              <table:table-cell office:value-type="float" office:value="1581.495483">
                <text:p>1581.495483</text:p>
              </table:table-cell>
              <table:table-cell office:value-type="float" office:value="1590.079102">
                <text:p>1590.079102</text:p>
              </table:table-cell>
            </table:table-row>
            <table:table-row>
              <table:table-cell office:value-type="float" office:value="190.2">
                <text:p>190.2</text:p>
              </table:table-cell>
              <table:table-cell office:value-type="float" office:value="1566.435669">
                <text:p>1566.435669</text:p>
              </table:table-cell>
              <table:table-cell office:value-type="float" office:value="1589.588867">
                <text:p>1589.588867</text:p>
              </table:table-cell>
              <table:table-cell office:value-type="float" office:value="1578.747437">
                <text:p>1578.747437</text:p>
              </table:table-cell>
              <table:table-cell office:value-type="float" office:value="1593.102417">
                <text:p>1593.102417</text:p>
              </table:table-cell>
            </table:table-row>
            <table:table-row>
              <table:table-cell office:value-type="float" office:value="190.4">
                <text:p>190.4</text:p>
              </table:table-cell>
              <table:table-cell office:value-type="float" office:value="1562.859985">
                <text:p>1562.859985</text:p>
              </table:table-cell>
              <table:table-cell office:value-type="float" office:value="1586.694092">
                <text:p>1586.694092</text:p>
              </table:table-cell>
              <table:table-cell office:value-type="float" office:value="1578.263062">
                <text:p>1578.263062</text:p>
              </table:table-cell>
              <table:table-cell office:value-type="float" office:value="1591.551758">
                <text:p>1591.551758</text:p>
              </table:table-cell>
            </table:table-row>
            <table:table-row>
              <table:table-cell office:value-type="float" office:value="190.6">
                <text:p>190.6</text:p>
              </table:table-cell>
              <table:table-cell office:value-type="float" office:value="1565.612915">
                <text:p>1565.612915</text:p>
              </table:table-cell>
              <table:table-cell office:value-type="float" office:value="1582.262817">
                <text:p>1582.262817</text:p>
              </table:table-cell>
              <table:table-cell office:value-type="float" office:value="1574.095703">
                <text:p>1574.095703</text:p>
              </table:table-cell>
              <table:table-cell office:value-type="float" office:value="1590.666626">
                <text:p>1590.666626</text:p>
              </table:table-cell>
            </table:table-row>
            <table:table-row>
              <table:table-cell office:value-type="float" office:value="190.8">
                <text:p>190.8</text:p>
              </table:table-cell>
              <table:table-cell office:value-type="float" office:value="1568.303345">
                <text:p>1568.303345</text:p>
              </table:table-cell>
              <table:table-cell office:value-type="float" office:value="1580.39856">
                <text:p>1580.39856</text:p>
              </table:table-cell>
              <table:table-cell office:value-type="float" office:value="1576.676392">
                <text:p>1576.676392</text:p>
              </table:table-cell>
              <table:table-cell office:value-type="float" office:value="1589.603149">
                <text:p>1589.60314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562.981079">
                <text:p>1562.981079</text:p>
              </table:table-cell>
              <table:table-cell office:value-type="float" office:value="1578.831787">
                <text:p>1578.831787</text:p>
              </table:table-cell>
              <table:table-cell office:value-type="float" office:value="1576.685791">
                <text:p>1576.685791</text:p>
              </table:table-cell>
              <table:table-cell office:value-type="float" office:value="1589.071411">
                <text:p>1589.071411</text:p>
              </table:table-cell>
            </table:table-row>
            <table:table-row>
              <table:table-cell office:value-type="float" office:value="191.2">
                <text:p>191.2</text:p>
              </table:table-cell>
              <table:table-cell office:value-type="float" office:value="1562.942017">
                <text:p>1562.942017</text:p>
              </table:table-cell>
              <table:table-cell office:value-type="float" office:value="1574.725586">
                <text:p>1574.725586</text:p>
              </table:table-cell>
              <table:table-cell office:value-type="float" office:value="1576.726562">
                <text:p>1576.726562</text:p>
              </table:table-cell>
              <table:table-cell office:value-type="float" office:value="1584.715698">
                <text:p>1584.715698</text:p>
              </table:table-cell>
            </table:table-row>
            <table:table-row>
              <table:table-cell office:value-type="float" office:value="191.4">
                <text:p>191.4</text:p>
              </table:table-cell>
              <table:table-cell office:value-type="float" office:value="1569.368042">
                <text:p>1569.368042</text:p>
              </table:table-cell>
              <table:table-cell office:value-type="float" office:value="1585.859863">
                <text:p>1585.859863</text:p>
              </table:table-cell>
              <table:table-cell office:value-type="float" office:value="1568.227295">
                <text:p>1568.227295</text:p>
              </table:table-cell>
              <table:table-cell office:value-type="float" office:value="1577.966797">
                <text:p>1577.966797</text:p>
              </table:table-cell>
            </table:table-row>
            <table:table-row>
              <table:table-cell office:value-type="float" office:value="191.6">
                <text:p>191.6</text:p>
              </table:table-cell>
              <table:table-cell office:value-type="float" office:value="1568.312012">
                <text:p>1568.312012</text:p>
              </table:table-cell>
              <table:table-cell office:value-type="float" office:value="1584.896973">
                <text:p>1584.896973</text:p>
              </table:table-cell>
              <table:table-cell office:value-type="float" office:value="1568.464966">
                <text:p>1568.464966</text:p>
              </table:table-cell>
              <table:table-cell office:value-type="float" office:value="1578.424805">
                <text:p>1578.424805</text:p>
              </table:table-cell>
            </table:table-row>
            <table:table-row>
              <table:table-cell office:value-type="float" office:value="191.8">
                <text:p>191.8</text:p>
              </table:table-cell>
              <table:table-cell office:value-type="float" office:value="1571.501221">
                <text:p>1571.501221</text:p>
              </table:table-cell>
              <table:table-cell office:value-type="float" office:value="1576.985962">
                <text:p>1576.985962</text:p>
              </table:table-cell>
              <table:table-cell office:value-type="float" office:value="1567.244385">
                <text:p>1567.244385</text:p>
              </table:table-cell>
              <table:table-cell office:value-type="float" office:value="1578.352783">
                <text:p>1578.35278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569.586426">
                <text:p>1569.586426</text:p>
              </table:table-cell>
              <table:table-cell office:value-type="float" office:value="1574.433594">
                <text:p>1574.433594</text:p>
              </table:table-cell>
              <table:table-cell office:value-type="float" office:value="1569.377686">
                <text:p>1569.377686</text:p>
              </table:table-cell>
              <table:table-cell office:value-type="float" office:value="1573.409912">
                <text:p>1573.409912</text:p>
              </table:table-cell>
            </table:table-row>
            <table:table-row>
              <table:table-cell office:value-type="float" office:value="192.2">
                <text:p>192.2</text:p>
              </table:table-cell>
              <table:table-cell office:value-type="float" office:value="1568.2677">
                <text:p>1568.2677</text:p>
              </table:table-cell>
              <table:table-cell office:value-type="float" office:value="1578.351196">
                <text:p>1578.351196</text:p>
              </table:table-cell>
              <table:table-cell office:value-type="float" office:value="1568.091797">
                <text:p>1568.091797</text:p>
              </table:table-cell>
              <table:table-cell office:value-type="float" office:value="1572.123901">
                <text:p>1572.123901</text:p>
              </table:table-cell>
            </table:table-row>
            <table:table-row>
              <table:table-cell office:value-type="float" office:value="192.4">
                <text:p>192.4</text:p>
              </table:table-cell>
              <table:table-cell office:value-type="float" office:value="1562.937622">
                <text:p>1562.937622</text:p>
              </table:table-cell>
              <table:table-cell office:value-type="float" office:value="1577.914917">
                <text:p>1577.914917</text:p>
              </table:table-cell>
              <table:table-cell office:value-type="float" office:value="1567.791382">
                <text:p>1567.791382</text:p>
              </table:table-cell>
              <table:table-cell office:value-type="float" office:value="1575.428467">
                <text:p>1575.428467</text:p>
              </table:table-cell>
            </table:table-row>
            <table:table-row>
              <table:table-cell office:value-type="float" office:value="192.6">
                <text:p>192.6</text:p>
              </table:table-cell>
              <table:table-cell office:value-type="float" office:value="1565.930054">
                <text:p>1565.930054</text:p>
              </table:table-cell>
              <table:table-cell office:value-type="float" office:value="1575.896973">
                <text:p>1575.896973</text:p>
              </table:table-cell>
              <table:table-cell office:value-type="float" office:value="1567.90625">
                <text:p>1567.90625</text:p>
              </table:table-cell>
              <table:table-cell office:value-type="float" office:value="1574.908447">
                <text:p>1574.908447</text:p>
              </table:table-cell>
            </table:table-row>
            <table:table-row>
              <table:table-cell office:value-type="float" office:value="192.8">
                <text:p>192.8</text:p>
              </table:table-cell>
              <table:table-cell office:value-type="float" office:value="1564.345215">
                <text:p>1564.345215</text:p>
              </table:table-cell>
              <table:table-cell office:value-type="float" office:value="1575.124268">
                <text:p>1575.124268</text:p>
              </table:table-cell>
              <table:table-cell office:value-type="float" office:value="1565.752075">
                <text:p>1565.752075</text:p>
              </table:table-cell>
              <table:table-cell office:value-type="float" office:value="1572.799561">
                <text:p>1572.79956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568.258911">
                <text:p>1568.258911</text:p>
              </table:table-cell>
              <table:table-cell office:value-type="float" office:value="1569.716675">
                <text:p>1569.716675</text:p>
              </table:table-cell>
              <table:table-cell office:value-type="float" office:value="1565.412842">
                <text:p>1565.412842</text:p>
              </table:table-cell>
              <table:table-cell office:value-type="float" office:value="1573.445557">
                <text:p>1573.445557</text:p>
              </table:table-cell>
            </table:table-row>
            <table:table-row>
              <table:table-cell office:value-type="float" office:value="193.2">
                <text:p>193.2</text:p>
              </table:table-cell>
              <table:table-cell office:value-type="float" office:value="1567.849976">
                <text:p>1567.849976</text:p>
              </table:table-cell>
              <table:table-cell office:value-type="float" office:value="1573.896851">
                <text:p>1573.896851</text:p>
              </table:table-cell>
              <table:table-cell office:value-type="float" office:value="1568.287598">
                <text:p>1568.287598</text:p>
              </table:table-cell>
              <table:table-cell office:value-type="float" office:value="1575.244629">
                <text:p>1575.244629</text:p>
              </table:table-cell>
            </table:table-row>
            <table:table-row>
              <table:table-cell office:value-type="float" office:value="193.4">
                <text:p>193.4</text:p>
              </table:table-cell>
              <table:table-cell office:value-type="float" office:value="1565.746948">
                <text:p>1565.746948</text:p>
              </table:table-cell>
              <table:table-cell office:value-type="float" office:value="1573.094604">
                <text:p>1573.094604</text:p>
              </table:table-cell>
              <table:table-cell office:value-type="float" office:value="1568.604126">
                <text:p>1568.604126</text:p>
              </table:table-cell>
              <table:table-cell office:value-type="float" office:value="1572.467529">
                <text:p>1572.467529</text:p>
              </table:table-cell>
            </table:table-row>
            <table:table-row>
              <table:table-cell office:value-type="float" office:value="193.6">
                <text:p>193.6</text:p>
              </table:table-cell>
              <table:table-cell office:value-type="float" office:value="1565.393677">
                <text:p>1565.393677</text:p>
              </table:table-cell>
              <table:table-cell office:value-type="float" office:value="1572.225708">
                <text:p>1572.225708</text:p>
              </table:table-cell>
              <table:table-cell office:value-type="float" office:value="1566.250854">
                <text:p>1566.250854</text:p>
              </table:table-cell>
              <table:table-cell office:value-type="float" office:value="1569.896851">
                <text:p>1569.896851</text:p>
              </table:table-cell>
            </table:table-row>
            <table:table-row>
              <table:table-cell office:value-type="float" office:value="193.8">
                <text:p>193.8</text:p>
              </table:table-cell>
              <table:table-cell office:value-type="float" office:value="1563.831665">
                <text:p>1563.831665</text:p>
              </table:table-cell>
              <table:table-cell office:value-type="float" office:value="1570.184204">
                <text:p>1570.184204</text:p>
              </table:table-cell>
              <table:table-cell office:value-type="float" office:value="1563.002563">
                <text:p>1563.002563</text:p>
              </table:table-cell>
              <table:table-cell office:value-type="float" office:value="1570.51416">
                <text:p>1570.51416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562.234253">
                <text:p>1562.234253</text:p>
              </table:table-cell>
              <table:table-cell office:value-type="float" office:value="1570.723755">
                <text:p>1570.723755</text:p>
              </table:table-cell>
              <table:table-cell office:value-type="float" office:value="1565.905273">
                <text:p>1565.905273</text:p>
              </table:table-cell>
              <table:table-cell office:value-type="float" office:value="1567.660156">
                <text:p>1567.660156</text:p>
              </table:table-cell>
            </table:table-row>
            <table:table-row>
              <table:table-cell office:value-type="float" office:value="194.2">
                <text:p>194.2</text:p>
              </table:table-cell>
              <table:table-cell office:value-type="float" office:value="1564.543091">
                <text:p>1564.543091</text:p>
              </table:table-cell>
              <table:table-cell office:value-type="float" office:value="1572.796997">
                <text:p>1572.796997</text:p>
              </table:table-cell>
              <table:table-cell office:value-type="float" office:value="1565.131592">
                <text:p>1565.131592</text:p>
              </table:table-cell>
              <table:table-cell office:value-type="float" office:value="1570.650879">
                <text:p>1570.650879</text:p>
              </table:table-cell>
            </table:table-row>
            <table:table-row>
              <table:table-cell office:value-type="float" office:value="194.4">
                <text:p>194.4</text:p>
              </table:table-cell>
              <table:table-cell office:value-type="float" office:value="1565.063843">
                <text:p>1565.063843</text:p>
              </table:table-cell>
              <table:table-cell office:value-type="float" office:value="1570.205322">
                <text:p>1570.205322</text:p>
              </table:table-cell>
              <table:table-cell office:value-type="float" office:value="1564.112183">
                <text:p>1564.112183</text:p>
              </table:table-cell>
              <table:table-cell office:value-type="float" office:value="1569.48877">
                <text:p>1569.48877</text:p>
              </table:table-cell>
            </table:table-row>
            <table:table-row>
              <table:table-cell office:value-type="float" office:value="194.6">
                <text:p>194.6</text:p>
              </table:table-cell>
              <table:table-cell office:value-type="float" office:value="1585.983276">
                <text:p>1585.983276</text:p>
              </table:table-cell>
              <table:table-cell office:value-type="float" office:value="1626.584595">
                <text:p>1626.584595</text:p>
              </table:table-cell>
              <table:table-cell office:value-type="float" office:value="1519.425781">
                <text:p>1519.425781</text:p>
              </table:table-cell>
              <table:table-cell office:value-type="float" office:value="1527.434937">
                <text:p>1527.434937</text:p>
              </table:table-cell>
            </table:table-row>
            <table:table-row>
              <table:table-cell office:value-type="float" office:value="194.8">
                <text:p>194.8</text:p>
              </table:table-cell>
              <table:table-cell office:value-type="float" office:value="1607.115112">
                <text:p>1607.115112</text:p>
              </table:table-cell>
              <table:table-cell office:value-type="float" office:value="1629.79834">
                <text:p>1629.79834</text:p>
              </table:table-cell>
              <table:table-cell office:value-type="float" office:value="1534.601685">
                <text:p>1534.601685</text:p>
              </table:table-cell>
              <table:table-cell office:value-type="float" office:value="1524.908081">
                <text:p>1524.908081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623.907593">
                <text:p>1623.907593</text:p>
              </table:table-cell>
              <table:table-cell office:value-type="float" office:value="1657.381592">
                <text:p>1657.381592</text:p>
              </table:table-cell>
              <table:table-cell office:value-type="float" office:value="1549.388062">
                <text:p>1549.388062</text:p>
              </table:table-cell>
              <table:table-cell office:value-type="float" office:value="1536.237793">
                <text:p>1536.237793</text:p>
              </table:table-cell>
            </table:table-row>
            <table:table-row>
              <table:table-cell office:value-type="float" office:value="195.2">
                <text:p>195.2</text:p>
              </table:table-cell>
              <table:table-cell office:value-type="float" office:value="1664.624268">
                <text:p>1664.624268</text:p>
              </table:table-cell>
              <table:table-cell office:value-type="float" office:value="1675.370972">
                <text:p>1675.370972</text:p>
              </table:table-cell>
              <table:table-cell office:value-type="float" office:value="1572.009521">
                <text:p>1572.009521</text:p>
              </table:table-cell>
              <table:table-cell office:value-type="float" office:value="1572.870239">
                <text:p>1572.870239</text:p>
              </table:table-cell>
            </table:table-row>
            <table:table-row>
              <table:table-cell office:value-type="float" office:value="195.4">
                <text:p>195.4</text:p>
              </table:table-cell>
              <table:table-cell office:value-type="float" office:value="1689.47229">
                <text:p>1689.47229</text:p>
              </table:table-cell>
              <table:table-cell office:value-type="float" office:value="1702.420166">
                <text:p>1702.420166</text:p>
              </table:table-cell>
              <table:table-cell office:value-type="float" office:value="1627.776245">
                <text:p>1627.776245</text:p>
              </table:table-cell>
              <table:table-cell office:value-type="float" office:value="1641.826904">
                <text:p>1641.826904</text:p>
              </table:table-cell>
            </table:table-row>
            <table:table-row>
              <table:table-cell office:value-type="float" office:value="195.6">
                <text:p>195.6</text:p>
              </table:table-cell>
              <table:table-cell office:value-type="float" office:value="1722.046387">
                <text:p>1722.046387</text:p>
              </table:table-cell>
              <table:table-cell office:value-type="float" office:value="1701.117065">
                <text:p>1701.117065</text:p>
              </table:table-cell>
              <table:table-cell office:value-type="float" office:value="1679.113037">
                <text:p>1679.113037</text:p>
              </table:table-cell>
              <table:table-cell office:value-type="float" office:value="1683.264282">
                <text:p>1683.264282</text:p>
              </table:table-cell>
            </table:table-row>
            <table:table-row>
              <table:table-cell office:value-type="float" office:value="195.8">
                <text:p>195.8</text:p>
              </table:table-cell>
              <table:table-cell office:value-type="float" office:value="1690.26123">
                <text:p>1690.26123</text:p>
              </table:table-cell>
              <table:table-cell office:value-type="float" office:value="1759.486816">
                <text:p>1759.486816</text:p>
              </table:table-cell>
              <table:table-cell office:value-type="float" office:value="1688.600098">
                <text:p>1688.600098</text:p>
              </table:table-cell>
              <table:table-cell office:value-type="float" office:value="1706.935913">
                <text:p>1706.93591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666.909058">
                <text:p>1666.909058</text:p>
              </table:table-cell>
              <table:table-cell office:value-type="float" office:value="1731.811768">
                <text:p>1731.811768</text:p>
              </table:table-cell>
              <table:table-cell office:value-type="float" office:value="1677.294922">
                <text:p>1677.294922</text:p>
              </table:table-cell>
              <table:table-cell office:value-type="float" office:value="1703.026978">
                <text:p>1703.026978</text:p>
              </table:table-cell>
            </table:table-row>
            <table:table-row>
              <table:table-cell office:value-type="float" office:value="196.2">
                <text:p>196.2</text:p>
              </table:table-cell>
              <table:table-cell office:value-type="float" office:value="1655.789795">
                <text:p>1655.789795</text:p>
              </table:table-cell>
              <table:table-cell office:value-type="float" office:value="1719.332275">
                <text:p>1719.332275</text:p>
              </table:table-cell>
              <table:table-cell office:value-type="float" office:value="1669.865234">
                <text:p>1669.865234</text:p>
              </table:table-cell>
              <table:table-cell office:value-type="float" office:value="1723.202393">
                <text:p>1723.202393</text:p>
              </table:table-cell>
            </table:table-row>
            <table:table-row>
              <table:table-cell office:value-type="float" office:value="196.4">
                <text:p>196.4</text:p>
              </table:table-cell>
              <table:table-cell office:value-type="float" office:value="1630.900879">
                <text:p>1630.900879</text:p>
              </table:table-cell>
              <table:table-cell office:value-type="float" office:value="1713.431152">
                <text:p>1713.431152</text:p>
              </table:table-cell>
              <table:table-cell office:value-type="float" office:value="1641.434937">
                <text:p>1641.434937</text:p>
              </table:table-cell>
              <table:table-cell office:value-type="float" office:value="1718.703247">
                <text:p>1718.703247</text:p>
              </table:table-cell>
            </table:table-row>
            <table:table-row>
              <table:table-cell office:value-type="float" office:value="196.6">
                <text:p>196.6</text:p>
              </table:table-cell>
              <table:table-cell office:value-type="float" office:value="1614.298462">
                <text:p>1614.298462</text:p>
              </table:table-cell>
              <table:table-cell office:value-type="float" office:value="1700.224731">
                <text:p>1700.224731</text:p>
              </table:table-cell>
              <table:table-cell office:value-type="float" office:value="1626.575195">
                <text:p>1626.575195</text:p>
              </table:table-cell>
              <table:table-cell office:value-type="float" office:value="1695.170166">
                <text:p>1695.170166</text:p>
              </table:table-cell>
            </table:table-row>
            <table:table-row>
              <table:table-cell office:value-type="float" office:value="196.8">
                <text:p>196.8</text:p>
              </table:table-cell>
              <table:table-cell office:value-type="float" office:value="1606.675903">
                <text:p>1606.675903</text:p>
              </table:table-cell>
              <table:table-cell office:value-type="float" office:value="1688.089844">
                <text:p>1688.089844</text:p>
              </table:table-cell>
              <table:table-cell office:value-type="float" office:value="1605.776733">
                <text:p>1605.776733</text:p>
              </table:table-cell>
              <table:table-cell office:value-type="float" office:value="1682.009766">
                <text:p>1682.009766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604.210205">
                <text:p>1604.210205</text:p>
              </table:table-cell>
              <table:table-cell office:value-type="float" office:value="1668.143555">
                <text:p>1668.143555</text:p>
              </table:table-cell>
              <table:table-cell office:value-type="float" office:value="1601.740234">
                <text:p>1601.740234</text:p>
              </table:table-cell>
              <table:table-cell office:value-type="float" office:value="1664.211304">
                <text:p>1664.211304</text:p>
              </table:table-cell>
            </table:table-row>
            <table:table-row>
              <table:table-cell office:value-type="float" office:value="197.2">
                <text:p>197.2</text:p>
              </table:table-cell>
              <table:table-cell office:value-type="float" office:value="1603.091187">
                <text:p>1603.091187</text:p>
              </table:table-cell>
              <table:table-cell office:value-type="float" office:value="1646.55127">
                <text:p>1646.55127</text:p>
              </table:table-cell>
              <table:table-cell office:value-type="float" office:value="1595.279663">
                <text:p>1595.279663</text:p>
              </table:table-cell>
              <table:table-cell office:value-type="float" office:value="1665.206909">
                <text:p>1665.206909</text:p>
              </table:table-cell>
            </table:table-row>
            <table:table-row>
              <table:table-cell office:value-type="float" office:value="197.4">
                <text:p>197.4</text:p>
              </table:table-cell>
              <table:table-cell office:value-type="float" office:value="1592.42688">
                <text:p>1592.42688</text:p>
              </table:table-cell>
              <table:table-cell office:value-type="float" office:value="1648.692993">
                <text:p>1648.692993</text:p>
              </table:table-cell>
              <table:table-cell office:value-type="float" office:value="1605.43103">
                <text:p>1605.43103</text:p>
              </table:table-cell>
              <table:table-cell office:value-type="float" office:value="1644.695557">
                <text:p>1644.695557</text:p>
              </table:table-cell>
            </table:table-row>
            <table:table-row>
              <table:table-cell office:value-type="float" office:value="197.6">
                <text:p>197.6</text:p>
              </table:table-cell>
              <table:table-cell office:value-type="float" office:value="1602.596313">
                <text:p>1602.596313</text:p>
              </table:table-cell>
              <table:table-cell office:value-type="float" office:value="1643.791138">
                <text:p>1643.791138</text:p>
              </table:table-cell>
              <table:table-cell office:value-type="float" office:value="1603.4646">
                <text:p>1603.4646</text:p>
              </table:table-cell>
              <table:table-cell office:value-type="float" office:value="1638.112549">
                <text:p>1638.112549</text:p>
              </table:table-cell>
            </table:table-row>
            <table:table-row>
              <table:table-cell office:value-type="float" office:value="197.8">
                <text:p>197.8</text:p>
              </table:table-cell>
              <table:table-cell office:value-type="float" office:value="1594.425293">
                <text:p>1594.425293</text:p>
              </table:table-cell>
              <table:table-cell office:value-type="float" office:value="1637.104126">
                <text:p>1637.104126</text:p>
              </table:table-cell>
              <table:table-cell office:value-type="float" office:value="1588.479858">
                <text:p>1588.479858</text:p>
              </table:table-cell>
              <table:table-cell office:value-type="float" office:value="1639.279053">
                <text:p>1639.27905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591.039307">
                <text:p>1591.039307</text:p>
              </table:table-cell>
              <table:table-cell office:value-type="float" office:value="1631.234741">
                <text:p>1631.234741</text:p>
              </table:table-cell>
              <table:table-cell office:value-type="float" office:value="1596.176758">
                <text:p>1596.176758</text:p>
              </table:table-cell>
              <table:table-cell office:value-type="float" office:value="1629.303223">
                <text:p>1629.303223</text:p>
              </table:table-cell>
            </table:table-row>
            <table:table-row>
              <table:table-cell office:value-type="float" office:value="198.2">
                <text:p>198.2</text:p>
              </table:table-cell>
              <table:table-cell office:value-type="float" office:value="1591.20166">
                <text:p>1591.20166</text:p>
              </table:table-cell>
              <table:table-cell office:value-type="float" office:value="1629.46875">
                <text:p>1629.46875</text:p>
              </table:table-cell>
              <table:table-cell office:value-type="float" office:value="1587.318726">
                <text:p>1587.318726</text:p>
              </table:table-cell>
              <table:table-cell office:value-type="float" office:value="1629.626099">
                <text:p>1629.626099</text:p>
              </table:table-cell>
            </table:table-row>
            <table:table-row>
              <table:table-cell office:value-type="float" office:value="198.4">
                <text:p>198.4</text:p>
              </table:table-cell>
              <table:table-cell office:value-type="float" office:value="1587.035889">
                <text:p>1587.035889</text:p>
              </table:table-cell>
              <table:table-cell office:value-type="float" office:value="1620.613037">
                <text:p>1620.613037</text:p>
              </table:table-cell>
              <table:table-cell office:value-type="float" office:value="1590.285645">
                <text:p>1590.285645</text:p>
              </table:table-cell>
              <table:table-cell office:value-type="float" office:value="1620.237915">
                <text:p>1620.237915</text:p>
              </table:table-cell>
            </table:table-row>
            <table:table-row>
              <table:table-cell office:value-type="float" office:value="198.6">
                <text:p>198.6</text:p>
              </table:table-cell>
              <table:table-cell office:value-type="float" office:value="1588.674683">
                <text:p>1588.674683</text:p>
              </table:table-cell>
              <table:table-cell office:value-type="float" office:value="1619.355103">
                <text:p>1619.355103</text:p>
              </table:table-cell>
              <table:table-cell office:value-type="float" office:value="1580.827393">
                <text:p>1580.827393</text:p>
              </table:table-cell>
              <table:table-cell office:value-type="float" office:value="1622.256226">
                <text:p>1622.256226</text:p>
              </table:table-cell>
            </table:table-row>
            <table:table-row>
              <table:table-cell office:value-type="float" office:value="198.8">
                <text:p>198.8</text:p>
              </table:table-cell>
              <table:table-cell office:value-type="float" office:value="1581.280518">
                <text:p>1581.280518</text:p>
              </table:table-cell>
              <table:table-cell office:value-type="float" office:value="1614.43103">
                <text:p>1614.43103</text:p>
              </table:table-cell>
              <table:table-cell office:value-type="float" office:value="1582.79126">
                <text:p>1582.79126</text:p>
              </table:table-cell>
              <table:table-cell office:value-type="float" office:value="1613.307739">
                <text:p>1613.307739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582.224609">
                <text:p>1582.224609</text:p>
              </table:table-cell>
              <table:table-cell office:value-type="float" office:value="1613.789307">
                <text:p>1613.789307</text:p>
              </table:table-cell>
              <table:table-cell office:value-type="float" office:value="1574.97937">
                <text:p>1574.97937</text:p>
              </table:table-cell>
              <table:table-cell office:value-type="float" office:value="1616.19165">
                <text:p>1616.19165</text:p>
              </table:table-cell>
            </table:table-row>
            <table:table-row>
              <table:table-cell office:value-type="float" office:value="199.2">
                <text:p>199.2</text:p>
              </table:table-cell>
              <table:table-cell office:value-type="float" office:value="1576.151611">
                <text:p>1576.151611</text:p>
              </table:table-cell>
              <table:table-cell office:value-type="float" office:value="1609.445435">
                <text:p>1609.445435</text:p>
              </table:table-cell>
              <table:table-cell office:value-type="float" office:value="1576.438477">
                <text:p>1576.438477</text:p>
              </table:table-cell>
              <table:table-cell office:value-type="float" office:value="1606.01001">
                <text:p>1606.01001</text:p>
              </table:table-cell>
            </table:table-row>
            <table:table-row>
              <table:table-cell office:value-type="float" office:value="199.4">
                <text:p>199.4</text:p>
              </table:table-cell>
              <table:table-cell office:value-type="float" office:value="1578.430908">
                <text:p>1578.430908</text:p>
              </table:table-cell>
              <table:table-cell office:value-type="float" office:value="1600.0177">
                <text:p>1600.0177</text:p>
              </table:table-cell>
              <table:table-cell office:value-type="float" office:value="1580.979126">
                <text:p>1580.979126</text:p>
              </table:table-cell>
              <table:table-cell office:value-type="float" office:value="1600.787231">
                <text:p>1600.787231</text:p>
              </table:table-cell>
            </table:table-row>
            <table:table-row>
              <table:table-cell office:value-type="float" office:value="199.6">
                <text:p>199.6</text:p>
              </table:table-cell>
              <table:table-cell office:value-type="float" office:value="1576.247559">
                <text:p>1576.247559</text:p>
              </table:table-cell>
              <table:table-cell office:value-type="float" office:value="1602.547607">
                <text:p>1602.547607</text:p>
              </table:table-cell>
              <table:table-cell office:value-type="float" office:value="1570.45105">
                <text:p>1570.45105</text:p>
              </table:table-cell>
              <table:table-cell office:value-type="float" office:value="1602.547241">
                <text:p>1602.547241</text:p>
              </table:table-cell>
            </table:table-row>
            <table:table-row>
              <table:table-cell office:value-type="float" office:value="199.8">
                <text:p>199.8</text:p>
              </table:table-cell>
              <table:table-cell office:value-type="float" office:value="1574.988037">
                <text:p>1574.988037</text:p>
              </table:table-cell>
              <table:table-cell office:value-type="float" office:value="1596.218628">
                <text:p>1596.218628</text:p>
              </table:table-cell>
              <table:table-cell office:value-type="float" office:value="1573.230347">
                <text:p>1573.230347</text:p>
              </table:table-cell>
              <table:table-cell office:value-type="float" office:value="1594.870117">
                <text:p>1594.8701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573.14209">
                <text:p>1573.14209</text:p>
              </table:table-cell>
              <table:table-cell office:value-type="float" office:value="1598.275635">
                <text:p>1598.275635</text:p>
              </table:table-cell>
              <table:table-cell office:value-type="float" office:value="1570.69043">
                <text:p>1570.69043</text:p>
              </table:table-cell>
              <table:table-cell office:value-type="float" office:value="1596.154053">
                <text:p>1596.154053</text:p>
              </table:table-cell>
            </table:table-row>
            <table:table-row>
              <table:table-cell office:value-type="float" office:value="200.2">
                <text:p>200.2</text:p>
              </table:table-cell>
              <table:table-cell office:value-type="float" office:value="1571.304199">
                <text:p>1571.304199</text:p>
              </table:table-cell>
              <table:table-cell office:value-type="float" office:value="1594.062744">
                <text:p>1594.062744</text:p>
              </table:table-cell>
              <table:table-cell office:value-type="float" office:value="1572.894531">
                <text:p>1572.894531</text:p>
              </table:table-cell>
              <table:table-cell office:value-type="float" office:value="1587.333008">
                <text:p>1587.333008</text:p>
              </table:table-cell>
            </table:table-row>
            <table:table-row>
              <table:table-cell office:value-type="float" office:value="200.4">
                <text:p>200.4</text:p>
              </table:table-cell>
              <table:table-cell office:value-type="float" office:value="1573.353638">
                <text:p>1573.353638</text:p>
              </table:table-cell>
              <table:table-cell office:value-type="float" office:value="1587.194824">
                <text:p>1587.194824</text:p>
              </table:table-cell>
              <table:table-cell office:value-type="float" office:value="1569.939209">
                <text:p>1569.939209</text:p>
              </table:table-cell>
              <table:table-cell office:value-type="float" office:value="1587.981079">
                <text:p>1587.981079</text:p>
              </table:table-cell>
            </table:table-row>
            <table:table-row>
              <table:table-cell office:value-type="float" office:value="200.6">
                <text:p>200.6</text:p>
              </table:table-cell>
              <table:table-cell office:value-type="float" office:value="1572.569092">
                <text:p>1572.569092</text:p>
              </table:table-cell>
              <table:table-cell office:value-type="float" office:value="1586.008423">
                <text:p>1586.008423</text:p>
              </table:table-cell>
              <table:table-cell office:value-type="float" office:value="1567.073853">
                <text:p>1567.073853</text:p>
              </table:table-cell>
              <table:table-cell office:value-type="float" office:value="1587.29834">
                <text:p>1587.29834</text:p>
              </table:table-cell>
            </table:table-row>
            <table:table-row>
              <table:table-cell office:value-type="float" office:value="200.8">
                <text:p>200.8</text:p>
              </table:table-cell>
              <table:table-cell office:value-type="float" office:value="1572.530762">
                <text:p>1572.530762</text:p>
              </table:table-cell>
              <table:table-cell office:value-type="float" office:value="1585.40564">
                <text:p>1585.40564</text:p>
              </table:table-cell>
              <table:table-cell office:value-type="float" office:value="1567.337402">
                <text:p>1567.337402</text:p>
              </table:table-cell>
              <table:table-cell office:value-type="float" office:value="1584.092651">
                <text:p>1584.09265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570.809082">
                <text:p>1570.809082</text:p>
              </table:table-cell>
              <table:table-cell office:value-type="float" office:value="1582.191284">
                <text:p>1582.191284</text:p>
              </table:table-cell>
              <table:table-cell office:value-type="float" office:value="1565.090698">
                <text:p>1565.090698</text:p>
              </table:table-cell>
              <table:table-cell office:value-type="float" office:value="1581.283569">
                <text:p>1581.283569</text:p>
              </table:table-cell>
            </table:table-row>
            <table:table-row>
              <table:table-cell office:value-type="float" office:value="201.2">
                <text:p>201.2</text:p>
              </table:table-cell>
              <table:table-cell office:value-type="float" office:value="1568.721924">
                <text:p>1568.721924</text:p>
              </table:table-cell>
              <table:table-cell office:value-type="float" office:value="1586.116943">
                <text:p>1586.116943</text:p>
              </table:table-cell>
              <table:table-cell office:value-type="float" office:value="1562.96228">
                <text:p>1562.96228</text:p>
              </table:table-cell>
              <table:table-cell office:value-type="float" office:value="1583.663818">
                <text:p>1583.663818</text:p>
              </table:table-cell>
            </table:table-row>
            <table:table-row>
              <table:table-cell office:value-type="float" office:value="201.4">
                <text:p>201.4</text:p>
              </table:table-cell>
              <table:table-cell office:value-type="float" office:value="1562.891235">
                <text:p>1562.891235</text:p>
              </table:table-cell>
              <table:table-cell office:value-type="float" office:value="1578.079346">
                <text:p>1578.079346</text:p>
              </table:table-cell>
              <table:table-cell office:value-type="float" office:value="1572.884277">
                <text:p>1572.884277</text:p>
              </table:table-cell>
              <table:table-cell office:value-type="float" office:value="1583.757568">
                <text:p>1583.757568</text:p>
              </table:table-cell>
            </table:table-row>
            <table:table-row>
              <table:table-cell office:value-type="float" office:value="201.6">
                <text:p>201.6</text:p>
              </table:table-cell>
              <table:table-cell office:value-type="float" office:value="1564.597778">
                <text:p>1564.597778</text:p>
              </table:table-cell>
              <table:table-cell office:value-type="float" office:value="1577.260742">
                <text:p>1577.260742</text:p>
              </table:table-cell>
              <table:table-cell office:value-type="float" office:value="1566.665039">
                <text:p>1566.665039</text:p>
              </table:table-cell>
              <table:table-cell office:value-type="float" office:value="1578.366699">
                <text:p>1578.366699</text:p>
              </table:table-cell>
            </table:table-row>
            <table:table-row>
              <table:table-cell office:value-type="float" office:value="201.8">
                <text:p>201.8</text:p>
              </table:table-cell>
              <table:table-cell office:value-type="float" office:value="1568.174438">
                <text:p>1568.174438</text:p>
              </table:table-cell>
              <table:table-cell office:value-type="float" office:value="1577.454834">
                <text:p>1577.454834</text:p>
              </table:table-cell>
              <table:table-cell office:value-type="float" office:value="1569.838623">
                <text:p>1569.838623</text:p>
              </table:table-cell>
              <table:table-cell office:value-type="float" office:value="1575.255859">
                <text:p>1575.25585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568.098633">
                <text:p>1568.098633</text:p>
              </table:table-cell>
              <table:table-cell office:value-type="float" office:value="1577.481689">
                <text:p>1577.481689</text:p>
              </table:table-cell>
              <table:table-cell office:value-type="float" office:value="1569.522949">
                <text:p>1569.522949</text:p>
              </table:table-cell>
              <table:table-cell office:value-type="float" office:value="1574.755005">
                <text:p>1574.755005</text:p>
              </table:table-cell>
            </table:table-row>
            <table:table-row>
              <table:table-cell office:value-type="float" office:value="202.2">
                <text:p>202.2</text:p>
              </table:table-cell>
              <table:table-cell office:value-type="float" office:value="1564.743896">
                <text:p>1564.743896</text:p>
              </table:table-cell>
              <table:table-cell office:value-type="float" office:value="1578.536133">
                <text:p>1578.536133</text:p>
              </table:table-cell>
              <table:table-cell office:value-type="float" office:value="1565.221558">
                <text:p>1565.221558</text:p>
              </table:table-cell>
              <table:table-cell office:value-type="float" office:value="1576.348511">
                <text:p>1576.348511</text:p>
              </table:table-cell>
            </table:table-row>
            <table:table-row>
              <table:table-cell office:value-type="float" office:value="202.4">
                <text:p>202.4</text:p>
              </table:table-cell>
              <table:table-cell office:value-type="float" office:value="1567.671875">
                <text:p>1567.671875</text:p>
              </table:table-cell>
              <table:table-cell office:value-type="float" office:value="1569.743286">
                <text:p>1569.743286</text:p>
              </table:table-cell>
              <table:table-cell office:value-type="float" office:value="1568.826172">
                <text:p>1568.826172</text:p>
              </table:table-cell>
              <table:table-cell office:value-type="float" office:value="1571.300781">
                <text:p>1571.300781</text:p>
              </table:table-cell>
            </table:table-row>
            <table:table-row>
              <table:table-cell office:value-type="float" office:value="202.6">
                <text:p>202.6</text:p>
              </table:table-cell>
              <table:table-cell office:value-type="float" office:value="1564.216309">
                <text:p>1564.216309</text:p>
              </table:table-cell>
              <table:table-cell office:value-type="float" office:value="1573.366333">
                <text:p>1573.366333</text:p>
              </table:table-cell>
              <table:table-cell office:value-type="float" office:value="1565.438232">
                <text:p>1565.438232</text:p>
              </table:table-cell>
              <table:table-cell office:value-type="float" office:value="1574.872314">
                <text:p>1574.872314</text:p>
              </table:table-cell>
            </table:table-row>
            <table:table-row>
              <table:table-cell office:value-type="float" office:value="202.8">
                <text:p>202.8</text:p>
              </table:table-cell>
              <table:table-cell office:value-type="float" office:value="1563.605225">
                <text:p>1563.605225</text:p>
              </table:table-cell>
              <table:table-cell office:value-type="float" office:value="1576.712891">
                <text:p>1576.712891</text:p>
              </table:table-cell>
              <table:table-cell office:value-type="float" office:value="1564.269409">
                <text:p>1564.269409</text:p>
              </table:table-cell>
              <table:table-cell office:value-type="float" office:value="1574.990234">
                <text:p>1574.990234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562.672729">
                <text:p>1562.672729</text:p>
              </table:table-cell>
              <table:table-cell office:value-type="float" office:value="1572.536743">
                <text:p>1572.536743</text:p>
              </table:table-cell>
              <table:table-cell office:value-type="float" office:value="1564.778564">
                <text:p>1564.778564</text:p>
              </table:table-cell>
              <table:table-cell office:value-type="float" office:value="1571.941895">
                <text:p>1571.941895</text:p>
              </table:table-cell>
            </table:table-row>
            <table:table-row>
              <table:table-cell office:value-type="float" office:value="203.2">
                <text:p>203.2</text:p>
              </table:table-cell>
              <table:table-cell office:value-type="float" office:value="1561.584961">
                <text:p>1561.584961</text:p>
              </table:table-cell>
              <table:table-cell office:value-type="float" office:value="1576.510498">
                <text:p>1576.510498</text:p>
              </table:table-cell>
              <table:table-cell office:value-type="float" office:value="1565.390625">
                <text:p>1565.390625</text:p>
              </table:table-cell>
              <table:table-cell office:value-type="float" office:value="1571.537354">
                <text:p>1571.537354</text:p>
              </table:table-cell>
            </table:table-row>
            <table:table-row>
              <table:table-cell office:value-type="float" office:value="203.4">
                <text:p>203.4</text:p>
              </table:table-cell>
              <table:table-cell office:value-type="float" office:value="1566.780029">
                <text:p>1566.780029</text:p>
              </table:table-cell>
              <table:table-cell office:value-type="float" office:value="1569.524902">
                <text:p>1569.524902</text:p>
              </table:table-cell>
              <table:table-cell office:value-type="float" office:value="1565.172485">
                <text:p>1565.172485</text:p>
              </table:table-cell>
              <table:table-cell office:value-type="float" office:value="1567.969727">
                <text:p>1567.969727</text:p>
              </table:table-cell>
            </table:table-row>
            <table:table-row>
              <table:table-cell office:value-type="float" office:value="203.6">
                <text:p>203.6</text:p>
              </table:table-cell>
              <table:table-cell office:value-type="float" office:value="1563.34729">
                <text:p>1563.34729</text:p>
              </table:table-cell>
              <table:table-cell office:value-type="float" office:value="1569.813843">
                <text:p>1569.813843</text:p>
              </table:table-cell>
              <table:table-cell office:value-type="float" office:value="1560.958618">
                <text:p>1560.958618</text:p>
              </table:table-cell>
              <table:table-cell office:value-type="float" office:value="1573.515381">
                <text:p>1573.515381</text:p>
              </table:table-cell>
            </table:table-row>
            <table:table-row>
              <table:table-cell office:value-type="float" office:value="203.8">
                <text:p>203.8</text:p>
              </table:table-cell>
              <table:table-cell office:value-type="float" office:value="1566.52478">
                <text:p>1566.52478</text:p>
              </table:table-cell>
              <table:table-cell office:value-type="float" office:value="1568.828613">
                <text:p>1568.828613</text:p>
              </table:table-cell>
              <table:table-cell office:value-type="float" office:value="1566.959229">
                <text:p>1566.959229</text:p>
              </table:table-cell>
              <table:table-cell office:value-type="float" office:value="1568.785767">
                <text:p>1568.78576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565.976929">
                <text:p>1565.976929</text:p>
              </table:table-cell>
              <table:table-cell office:value-type="float" office:value="1570.019165">
                <text:p>1570.019165</text:p>
              </table:table-cell>
              <table:table-cell office:value-type="float" office:value="1565.521362">
                <text:p>1565.521362</text:p>
              </table:table-cell>
              <table:table-cell office:value-type="float" office:value="1568.4823">
                <text:p>1568.4823</text:p>
              </table:table-cell>
            </table:table-row>
            <table:table-row>
              <table:table-cell office:value-type="float" office:value="204.2">
                <text:p>204.2</text:p>
              </table:table-cell>
              <table:table-cell office:value-type="float" office:value="1562.732056">
                <text:p>1562.732056</text:p>
              </table:table-cell>
              <table:table-cell office:value-type="float" office:value="1569.202026">
                <text:p>1569.202026</text:p>
              </table:table-cell>
              <table:table-cell office:value-type="float" office:value="1562.137573">
                <text:p>1562.137573</text:p>
              </table:table-cell>
              <table:table-cell office:value-type="float" office:value="1567.110229">
                <text:p>1567.110229</text:p>
              </table:table-cell>
            </table:table-row>
            <table:table-row>
              <table:table-cell office:value-type="float" office:value="204.4">
                <text:p>204.4</text:p>
              </table:table-cell>
              <table:table-cell office:value-type="float" office:value="1563.642578">
                <text:p>1563.642578</text:p>
              </table:table-cell>
              <table:table-cell office:value-type="float" office:value="1567.829346">
                <text:p>1567.829346</text:p>
              </table:table-cell>
              <table:table-cell office:value-type="float" office:value="1559.246216">
                <text:p>1559.246216</text:p>
              </table:table-cell>
              <table:table-cell office:value-type="float" office:value="1572.575806">
                <text:p>1572.575806</text:p>
              </table:table-cell>
            </table:table-row>
            <table:table-row>
              <table:table-cell office:value-type="float" office:value="204.6">
                <text:p>204.6</text:p>
              </table:table-cell>
              <table:table-cell office:value-type="float" office:value="1591.736084">
                <text:p>1591.736084</text:p>
              </table:table-cell>
              <table:table-cell office:value-type="float" office:value="1611.281006">
                <text:p>1611.281006</text:p>
              </table:table-cell>
              <table:table-cell office:value-type="float" office:value="1530.831787">
                <text:p>1530.831787</text:p>
              </table:table-cell>
              <table:table-cell office:value-type="float" office:value="1524.119019">
                <text:p>1524.119019</text:p>
              </table:table-cell>
            </table:table-row>
            <table:table-row>
              <table:table-cell office:value-type="float" office:value="204.8">
                <text:p>204.8</text:p>
              </table:table-cell>
              <table:table-cell office:value-type="float" office:value="1610.965576">
                <text:p>1610.965576</text:p>
              </table:table-cell>
              <table:table-cell office:value-type="float" office:value="1621.302124">
                <text:p>1621.302124</text:p>
              </table:table-cell>
              <table:table-cell office:value-type="float" office:value="1533.476685">
                <text:p>1533.476685</text:p>
              </table:table-cell>
              <table:table-cell office:value-type="float" office:value="1516.841675">
                <text:p>1516.84167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622.736206">
                <text:p>1622.736206</text:p>
              </table:table-cell>
              <table:table-cell office:value-type="float" office:value="1620.718994">
                <text:p>1620.718994</text:p>
              </table:table-cell>
              <table:table-cell office:value-type="float" office:value="1536.56543">
                <text:p>1536.56543</text:p>
              </table:table-cell>
              <table:table-cell office:value-type="float" office:value="1529.026367">
                <text:p>1529.026367</text:p>
              </table:table-cell>
            </table:table-row>
            <table:table-row>
              <table:table-cell office:value-type="float" office:value="205.2">
                <text:p>205.2</text:p>
              </table:table-cell>
              <table:table-cell office:value-type="float" office:value="1630.133301">
                <text:p>1630.133301</text:p>
              </table:table-cell>
              <table:table-cell office:value-type="float" office:value="1661.061768">
                <text:p>1661.061768</text:p>
              </table:table-cell>
              <table:table-cell office:value-type="float" office:value="1557.440186">
                <text:p>1557.440186</text:p>
              </table:table-cell>
              <table:table-cell office:value-type="float" office:value="1548.408447">
                <text:p>1548.408447</text:p>
              </table:table-cell>
            </table:table-row>
            <table:table-row>
              <table:table-cell office:value-type="float" office:value="205.4">
                <text:p>205.4</text:p>
              </table:table-cell>
              <table:table-cell office:value-type="float" office:value="1638.404297">
                <text:p>1638.404297</text:p>
              </table:table-cell>
              <table:table-cell office:value-type="float" office:value="1683.645752">
                <text:p>1683.645752</text:p>
              </table:table-cell>
              <table:table-cell office:value-type="float" office:value="1578.753174">
                <text:p>1578.753174</text:p>
              </table:table-cell>
              <table:table-cell office:value-type="float" office:value="1572.847168">
                <text:p>1572.847168</text:p>
              </table:table-cell>
            </table:table-row>
            <table:table-row>
              <table:table-cell office:value-type="float" office:value="205.6">
                <text:p>205.6</text:p>
              </table:table-cell>
              <table:table-cell office:value-type="float" office:value="1651.14624">
                <text:p>1651.14624</text:p>
              </table:table-cell>
              <table:table-cell office:value-type="float" office:value="1679.109863">
                <text:p>1679.109863</text:p>
              </table:table-cell>
              <table:table-cell office:value-type="float" office:value="1594.194458">
                <text:p>1594.194458</text:p>
              </table:table-cell>
              <table:table-cell office:value-type="float" office:value="1595.046387">
                <text:p>1595.046387</text:p>
              </table:table-cell>
            </table:table-row>
            <table:table-row>
              <table:table-cell office:value-type="float" office:value="205.8">
                <text:p>205.8</text:p>
              </table:table-cell>
              <table:table-cell office:value-type="float" office:value="1637.217163">
                <text:p>1637.217163</text:p>
              </table:table-cell>
              <table:table-cell office:value-type="float" office:value="1695.112549">
                <text:p>1695.112549</text:p>
              </table:table-cell>
              <table:table-cell office:value-type="float" office:value="1616.385376">
                <text:p>1616.385376</text:p>
              </table:table-cell>
              <table:table-cell office:value-type="float" office:value="1618.080322">
                <text:p>1618.080322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649.992432">
                <text:p>1649.992432</text:p>
              </table:table-cell>
              <table:table-cell office:value-type="float" office:value="1703.105957">
                <text:p>1703.105957</text:p>
              </table:table-cell>
              <table:table-cell office:value-type="float" office:value="1617.731812">
                <text:p>1617.731812</text:p>
              </table:table-cell>
              <table:table-cell office:value-type="float" office:value="1625.038086">
                <text:p>1625.038086</text:p>
              </table:table-cell>
            </table:table-row>
            <table:table-row>
              <table:table-cell office:value-type="float" office:value="206.2">
                <text:p>206.2</text:p>
              </table:table-cell>
              <table:table-cell office:value-type="float" office:value="1647.972412">
                <text:p>1647.972412</text:p>
              </table:table-cell>
              <table:table-cell office:value-type="float" office:value="1700.029785">
                <text:p>1700.029785</text:p>
              </table:table-cell>
              <table:table-cell office:value-type="float" office:value="1622.889404">
                <text:p>1622.889404</text:p>
              </table:table-cell>
              <table:table-cell office:value-type="float" office:value="1627.587524">
                <text:p>1627.587524</text:p>
              </table:table-cell>
            </table:table-row>
            <table:table-row>
              <table:table-cell office:value-type="float" office:value="206.4">
                <text:p>206.4</text:p>
              </table:table-cell>
              <table:table-cell office:value-type="float" office:value="1650.124878">
                <text:p>1650.124878</text:p>
              </table:table-cell>
              <table:table-cell office:value-type="float" office:value="1709.262329">
                <text:p>1709.262329</text:p>
              </table:table-cell>
              <table:table-cell office:value-type="float" office:value="1610.166016">
                <text:p>1610.166016</text:p>
              </table:table-cell>
              <table:table-cell office:value-type="float" office:value="1634.274292">
                <text:p>1634.274292</text:p>
              </table:table-cell>
            </table:table-row>
            <table:table-row>
              <table:table-cell office:value-type="float" office:value="206.6">
                <text:p>206.6</text:p>
              </table:table-cell>
              <table:table-cell office:value-type="float" office:value="1619.726929">
                <text:p>1619.726929</text:p>
              </table:table-cell>
              <table:table-cell office:value-type="float" office:value="1668.848877">
                <text:p>1668.848877</text:p>
              </table:table-cell>
              <table:table-cell office:value-type="float" office:value="1628.526001">
                <text:p>1628.526001</text:p>
              </table:table-cell>
              <table:table-cell office:value-type="float" office:value="1659.831787">
                <text:p>1659.831787</text:p>
              </table:table-cell>
            </table:table-row>
            <table:table-row>
              <table:table-cell office:value-type="float" office:value="206.8">
                <text:p>206.8</text:p>
              </table:table-cell>
              <table:table-cell office:value-type="float" office:value="1604.555664">
                <text:p>1604.555664</text:p>
              </table:table-cell>
              <table:table-cell office:value-type="float" office:value="1664.184204">
                <text:p>1664.184204</text:p>
              </table:table-cell>
              <table:table-cell office:value-type="float" office:value="1619.306763">
                <text:p>1619.306763</text:p>
              </table:table-cell>
              <table:table-cell office:value-type="float" office:value="1664.673218">
                <text:p>1664.673218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598.646729">
                <text:p>1598.646729</text:p>
              </table:table-cell>
              <table:table-cell office:value-type="float" office:value="1655.303101">
                <text:p>1655.303101</text:p>
              </table:table-cell>
              <table:table-cell office:value-type="float" office:value="1606.541748">
                <text:p>1606.541748</text:p>
              </table:table-cell>
              <table:table-cell office:value-type="float" office:value="1654.375977">
                <text:p>1654.375977</text:p>
              </table:table-cell>
            </table:table-row>
            <table:table-row>
              <table:table-cell office:value-type="float" office:value="207.2">
                <text:p>207.2</text:p>
              </table:table-cell>
              <table:table-cell office:value-type="float" office:value="1591.71106">
                <text:p>1591.71106</text:p>
              </table:table-cell>
              <table:table-cell office:value-type="float" office:value="1649.555542">
                <text:p>1649.555542</text:p>
              </table:table-cell>
              <table:table-cell office:value-type="float" office:value="1594.756226">
                <text:p>1594.756226</text:p>
              </table:table-cell>
              <table:table-cell office:value-type="float" office:value="1641.123779">
                <text:p>1641.123779</text:p>
              </table:table-cell>
            </table:table-row>
            <table:table-row>
              <table:table-cell office:value-type="float" office:value="207.4">
                <text:p>207.4</text:p>
              </table:table-cell>
              <table:table-cell office:value-type="float" office:value="1591.575073">
                <text:p>1591.575073</text:p>
              </table:table-cell>
              <table:table-cell office:value-type="float" office:value="1638.84668">
                <text:p>1638.84668</text:p>
              </table:table-cell>
              <table:table-cell office:value-type="float" office:value="1585.950928">
                <text:p>1585.950928</text:p>
              </table:table-cell>
              <table:table-cell office:value-type="float" office:value="1635.416992">
                <text:p>1635.416992</text:p>
              </table:table-cell>
            </table:table-row>
            <table:table-row>
              <table:table-cell office:value-type="float" office:value="207.6">
                <text:p>207.6</text:p>
              </table:table-cell>
              <table:table-cell office:value-type="float" office:value="1592.427979">
                <text:p>1592.427979</text:p>
              </table:table-cell>
              <table:table-cell office:value-type="float" office:value="1624.472046">
                <text:p>1624.472046</text:p>
              </table:table-cell>
              <table:table-cell office:value-type="float" office:value="1578.950684">
                <text:p>1578.950684</text:p>
              </table:table-cell>
              <table:table-cell office:value-type="float" office:value="1633.817627">
                <text:p>1633.817627</text:p>
              </table:table-cell>
            </table:table-row>
            <table:table-row>
              <table:table-cell office:value-type="float" office:value="207.8">
                <text:p>207.8</text:p>
              </table:table-cell>
              <table:table-cell office:value-type="float" office:value="1581.546265">
                <text:p>1581.546265</text:p>
              </table:table-cell>
              <table:table-cell office:value-type="float" office:value="1626.301636">
                <text:p>1626.301636</text:p>
              </table:table-cell>
              <table:table-cell office:value-type="float" office:value="1586.662354">
                <text:p>1586.662354</text:p>
              </table:table-cell>
              <table:table-cell office:value-type="float" office:value="1630.341309">
                <text:p>1630.341309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87.359375">
                <text:p>1587.359375</text:p>
              </table:table-cell>
              <table:table-cell office:value-type="float" office:value="1619.366333">
                <text:p>1619.366333</text:p>
              </table:table-cell>
              <table:table-cell office:value-type="float" office:value="1589.547119">
                <text:p>1589.547119</text:p>
              </table:table-cell>
              <table:table-cell office:value-type="float" office:value="1613.585205">
                <text:p>1613.585205</text:p>
              </table:table-cell>
            </table:table-row>
            <table:table-row>
              <table:table-cell office:value-type="float" office:value="208.2">
                <text:p>208.2</text:p>
              </table:table-cell>
              <table:table-cell office:value-type="float" office:value="1583.974609">
                <text:p>1583.974609</text:p>
              </table:table-cell>
              <table:table-cell office:value-type="float" office:value="1617.477295">
                <text:p>1617.477295</text:p>
              </table:table-cell>
              <table:table-cell office:value-type="float" office:value="1585.006592">
                <text:p>1585.006592</text:p>
              </table:table-cell>
              <table:table-cell office:value-type="float" office:value="1613.004639">
                <text:p>1613.004639</text:p>
              </table:table-cell>
            </table:table-row>
            <table:table-row>
              <table:table-cell office:value-type="float" office:value="208.4">
                <text:p>208.4</text:p>
              </table:table-cell>
              <table:table-cell office:value-type="float" office:value="1580.473755">
                <text:p>1580.473755</text:p>
              </table:table-cell>
              <table:table-cell office:value-type="float" office:value="1614.258301">
                <text:p>1614.258301</text:p>
              </table:table-cell>
              <table:table-cell office:value-type="float" office:value="1581.644531">
                <text:p>1581.644531</text:p>
              </table:table-cell>
              <table:table-cell office:value-type="float" office:value="1612.674927">
                <text:p>1612.674927</text:p>
              </table:table-cell>
            </table:table-row>
            <table:table-row>
              <table:table-cell office:value-type="float" office:value="208.6">
                <text:p>208.6</text:p>
              </table:table-cell>
              <table:table-cell office:value-type="float" office:value="1581.132202">
                <text:p>1581.132202</text:p>
              </table:table-cell>
              <table:table-cell office:value-type="float" office:value="1610.653687">
                <text:p>1610.653687</text:p>
              </table:table-cell>
              <table:table-cell office:value-type="float" office:value="1579.333252">
                <text:p>1579.333252</text:p>
              </table:table-cell>
              <table:table-cell office:value-type="float" office:value="1610.130981">
                <text:p>1610.130981</text:p>
              </table:table-cell>
            </table:table-row>
            <table:table-row>
              <table:table-cell office:value-type="float" office:value="208.8">
                <text:p>208.8</text:p>
              </table:table-cell>
              <table:table-cell office:value-type="float" office:value="1582.221436">
                <text:p>1582.221436</text:p>
              </table:table-cell>
              <table:table-cell office:value-type="float" office:value="1608.359741">
                <text:p>1608.359741</text:p>
              </table:table-cell>
              <table:table-cell office:value-type="float" office:value="1577.776123">
                <text:p>1577.776123</text:p>
              </table:table-cell>
              <table:table-cell office:value-type="float" office:value="1607.928101">
                <text:p>1607.928101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579.428345">
                <text:p>1579.428345</text:p>
              </table:table-cell>
              <table:table-cell office:value-type="float" office:value="1607.614014">
                <text:p>1607.614014</text:p>
              </table:table-cell>
              <table:table-cell office:value-type="float" office:value="1572.925903">
                <text:p>1572.925903</text:p>
              </table:table-cell>
              <table:table-cell office:value-type="float" office:value="1608.802124">
                <text:p>1608.802124</text:p>
              </table:table-cell>
            </table:table-row>
            <table:table-row>
              <table:table-cell office:value-type="float" office:value="209.2">
                <text:p>209.2</text:p>
              </table:table-cell>
              <table:table-cell office:value-type="float" office:value="1576.861694">
                <text:p>1576.861694</text:p>
              </table:table-cell>
              <table:table-cell office:value-type="float" office:value="1605.803345">
                <text:p>1605.803345</text:p>
              </table:table-cell>
              <table:table-cell office:value-type="float" office:value="1577.145386">
                <text:p>1577.145386</text:p>
              </table:table-cell>
              <table:table-cell office:value-type="float" office:value="1602.461182">
                <text:p>1602.461182</text:p>
              </table:table-cell>
            </table:table-row>
            <table:table-row>
              <table:table-cell office:value-type="float" office:value="209.4">
                <text:p>209.4</text:p>
              </table:table-cell>
              <table:table-cell office:value-type="float" office:value="1580.129761">
                <text:p>1580.129761</text:p>
              </table:table-cell>
              <table:table-cell office:value-type="float" office:value="1603.233154">
                <text:p>1603.233154</text:p>
              </table:table-cell>
              <table:table-cell office:value-type="float" office:value="1573.070312">
                <text:p>1573.070312</text:p>
              </table:table-cell>
              <table:table-cell office:value-type="float" office:value="1601.940552">
                <text:p>1601.940552</text:p>
              </table:table-cell>
            </table:table-row>
            <table:table-row>
              <table:table-cell office:value-type="float" office:value="209.6">
                <text:p>209.6</text:p>
              </table:table-cell>
              <table:table-cell office:value-type="float" office:value="1578.990967">
                <text:p>1578.990967</text:p>
              </table:table-cell>
              <table:table-cell office:value-type="float" office:value="1597.860962">
                <text:p>1597.860962</text:p>
              </table:table-cell>
              <table:table-cell office:value-type="float" office:value="1572.63855">
                <text:p>1572.63855</text:p>
              </table:table-cell>
              <table:table-cell office:value-type="float" office:value="1600.019409">
                <text:p>1600.019409</text:p>
              </table:table-cell>
            </table:table-row>
            <table:table-row>
              <table:table-cell office:value-type="float" office:value="209.8">
                <text:p>209.8</text:p>
              </table:table-cell>
              <table:table-cell office:value-type="float" office:value="1574.24353">
                <text:p>1574.24353</text:p>
              </table:table-cell>
              <table:table-cell office:value-type="float" office:value="1597.025146">
                <text:p>1597.025146</text:p>
              </table:table-cell>
              <table:table-cell office:value-type="float" office:value="1572.25354">
                <text:p>1572.25354</text:p>
              </table:table-cell>
              <table:table-cell office:value-type="float" office:value="1595.011841">
                <text:p>1595.011841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576.262085">
                <text:p>1576.262085</text:p>
              </table:table-cell>
              <table:table-cell office:value-type="float" office:value="1593.587891">
                <text:p>1593.587891</text:p>
              </table:table-cell>
              <table:table-cell office:value-type="float" office:value="1572.283081">
                <text:p>1572.283081</text:p>
              </table:table-cell>
              <table:table-cell office:value-type="float" office:value="1590.784668">
                <text:p>1590.784668</text:p>
              </table:table-cell>
            </table:table-row>
            <table:table-row>
              <table:table-cell office:value-type="float" office:value="210.2">
                <text:p>210.2</text:p>
              </table:table-cell>
              <table:table-cell office:value-type="float" office:value="1578.375122">
                <text:p>1578.375122</text:p>
              </table:table-cell>
              <table:table-cell office:value-type="float" office:value="1590.646362">
                <text:p>1590.646362</text:p>
              </table:table-cell>
              <table:table-cell office:value-type="float" office:value="1571.93811">
                <text:p>1571.93811</text:p>
              </table:table-cell>
              <table:table-cell office:value-type="float" office:value="1592.141479">
                <text:p>1592.141479</text:p>
              </table:table-cell>
            </table:table-row>
            <table:table-row>
              <table:table-cell office:value-type="float" office:value="210.4">
                <text:p>210.4</text:p>
              </table:table-cell>
              <table:table-cell office:value-type="float" office:value="1573.201904">
                <text:p>1573.201904</text:p>
              </table:table-cell>
              <table:table-cell office:value-type="float" office:value="1591.493774">
                <text:p>1591.493774</text:p>
              </table:table-cell>
              <table:table-cell office:value-type="float" office:value="1572.82251">
                <text:p>1572.82251</text:p>
              </table:table-cell>
              <table:table-cell office:value-type="float" office:value="1587.937988">
                <text:p>1587.937988</text:p>
              </table:table-cell>
            </table:table-row>
            <table:table-row>
              <table:table-cell office:value-type="float" office:value="210.6">
                <text:p>210.6</text:p>
              </table:table-cell>
              <table:table-cell office:value-type="float" office:value="1574.867432">
                <text:p>1574.867432</text:p>
              </table:table-cell>
              <table:table-cell office:value-type="float" office:value="1590.39624">
                <text:p>1590.39624</text:p>
              </table:table-cell>
              <table:table-cell office:value-type="float" office:value="1570.82666">
                <text:p>1570.82666</text:p>
              </table:table-cell>
              <table:table-cell office:value-type="float" office:value="1588.937622">
                <text:p>1588.937622</text:p>
              </table:table-cell>
            </table:table-row>
            <table:table-row>
              <table:table-cell office:value-type="float" office:value="210.8">
                <text:p>210.8</text:p>
              </table:table-cell>
              <table:table-cell office:value-type="float" office:value="1571.943848">
                <text:p>1571.943848</text:p>
              </table:table-cell>
              <table:table-cell office:value-type="float" office:value="1591.918457">
                <text:p>1591.918457</text:p>
              </table:table-cell>
              <table:table-cell office:value-type="float" office:value="1568.692871">
                <text:p>1568.692871</text:p>
              </table:table-cell>
              <table:table-cell office:value-type="float" office:value="1586.465332">
                <text:p>1586.465332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572.030884">
                <text:p>1572.030884</text:p>
              </table:table-cell>
              <table:table-cell office:value-type="float" office:value="1587.185303">
                <text:p>1587.185303</text:p>
              </table:table-cell>
              <table:table-cell office:value-type="float" office:value="1567.26355">
                <text:p>1567.26355</text:p>
              </table:table-cell>
              <table:table-cell office:value-type="float" office:value="1585.393188">
                <text:p>1585.393188</text:p>
              </table:table-cell>
            </table:table-row>
            <table:table-row>
              <table:table-cell office:value-type="float" office:value="211.2">
                <text:p>211.2</text:p>
              </table:table-cell>
              <table:table-cell office:value-type="float" office:value="1571.752319">
                <text:p>1571.752319</text:p>
              </table:table-cell>
              <table:table-cell office:value-type="float" office:value="1586.902954">
                <text:p>1586.902954</text:p>
              </table:table-cell>
              <table:table-cell office:value-type="float" office:value="1565.518799">
                <text:p>1565.518799</text:p>
              </table:table-cell>
              <table:table-cell office:value-type="float" office:value="1586.736694">
                <text:p>1586.736694</text:p>
              </table:table-cell>
            </table:table-row>
            <table:table-row>
              <table:table-cell office:value-type="float" office:value="211.4">
                <text:p>211.4</text:p>
              </table:table-cell>
              <table:table-cell office:value-type="float" office:value="1572.970215">
                <text:p>1572.970215</text:p>
              </table:table-cell>
              <table:table-cell office:value-type="float" office:value="1583.344604">
                <text:p>1583.344604</text:p>
              </table:table-cell>
              <table:table-cell office:value-type="float" office:value="1572.275269">
                <text:p>1572.275269</text:p>
              </table:table-cell>
              <table:table-cell office:value-type="float" office:value="1578.525269">
                <text:p>1578.525269</text:p>
              </table:table-cell>
            </table:table-row>
            <table:table-row>
              <table:table-cell office:value-type="float" office:value="211.6">
                <text:p>211.6</text:p>
              </table:table-cell>
              <table:table-cell office:value-type="float" office:value="1570.643799">
                <text:p>1570.643799</text:p>
              </table:table-cell>
              <table:table-cell office:value-type="float" office:value="1583.382935">
                <text:p>1583.382935</text:p>
              </table:table-cell>
              <table:table-cell office:value-type="float" office:value="1566.608765">
                <text:p>1566.608765</text:p>
              </table:table-cell>
              <table:table-cell office:value-type="float" office:value="1580.071411">
                <text:p>1580.071411</text:p>
              </table:table-cell>
            </table:table-row>
            <table:table-row>
              <table:table-cell office:value-type="float" office:value="211.8">
                <text:p>211.8</text:p>
              </table:table-cell>
              <table:table-cell office:value-type="float" office:value="1569.790039">
                <text:p>1569.790039</text:p>
              </table:table-cell>
              <table:table-cell office:value-type="float" office:value="1583.518799">
                <text:p>1583.518799</text:p>
              </table:table-cell>
              <table:table-cell office:value-type="float" office:value="1564.008911">
                <text:p>1564.008911</text:p>
              </table:table-cell>
              <table:table-cell office:value-type="float" office:value="1576.777588">
                <text:p>1576.77758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570.785889">
                <text:p>1570.785889</text:p>
              </table:table-cell>
              <table:table-cell office:value-type="float" office:value="1579.446289">
                <text:p>1579.446289</text:p>
              </table:table-cell>
              <table:table-cell office:value-type="float" office:value="1566.395386">
                <text:p>1566.395386</text:p>
              </table:table-cell>
              <table:table-cell office:value-type="float" office:value="1578.135254">
                <text:p>1578.135254</text:p>
              </table:table-cell>
            </table:table-row>
            <table:table-row>
              <table:table-cell office:value-type="float" office:value="212.2">
                <text:p>212.2</text:p>
              </table:table-cell>
              <table:table-cell office:value-type="float" office:value="1570.449951">
                <text:p>1570.449951</text:p>
              </table:table-cell>
              <table:table-cell office:value-type="float" office:value="1581.664795">
                <text:p>1581.664795</text:p>
              </table:table-cell>
              <table:table-cell office:value-type="float" office:value="1565.138916">
                <text:p>1565.138916</text:p>
              </table:table-cell>
              <table:table-cell office:value-type="float" office:value="1580.440552">
                <text:p>1580.440552</text:p>
              </table:table-cell>
            </table:table-row>
            <table:table-row>
              <table:table-cell office:value-type="float" office:value="212.4">
                <text:p>212.4</text:p>
              </table:table-cell>
              <table:table-cell office:value-type="float" office:value="1565.485352">
                <text:p>1565.485352</text:p>
              </table:table-cell>
              <table:table-cell office:value-type="float" office:value="1571.00354">
                <text:p>1571.00354</text:p>
              </table:table-cell>
              <table:table-cell office:value-type="float" office:value="1570.437012">
                <text:p>1570.437012</text:p>
              </table:table-cell>
              <table:table-cell office:value-type="float" office:value="1583.308716">
                <text:p>1583.308716</text:p>
              </table:table-cell>
            </table:table-row>
            <table:table-row>
              <table:table-cell office:value-type="float" office:value="212.6">
                <text:p>212.6</text:p>
              </table:table-cell>
              <table:table-cell office:value-type="float" office:value="1567.575317">
                <text:p>1567.575317</text:p>
              </table:table-cell>
              <table:table-cell office:value-type="float" office:value="1575.256836">
                <text:p>1575.256836</text:p>
              </table:table-cell>
              <table:table-cell office:value-type="float" office:value="1565.366699">
                <text:p>1565.366699</text:p>
              </table:table-cell>
              <table:table-cell office:value-type="float" office:value="1580.640991">
                <text:p>1580.640991</text:p>
              </table:table-cell>
            </table:table-row>
            <table:table-row>
              <table:table-cell office:value-type="float" office:value="212.8">
                <text:p>212.8</text:p>
              </table:table-cell>
              <table:table-cell office:value-type="float" office:value="1565.958862">
                <text:p>1565.958862</text:p>
              </table:table-cell>
              <table:table-cell office:value-type="float" office:value="1576.47522">
                <text:p>1576.47522</text:p>
              </table:table-cell>
              <table:table-cell office:value-type="float" office:value="1565.21582">
                <text:p>1565.21582</text:p>
              </table:table-cell>
              <table:table-cell office:value-type="float" office:value="1575.429932">
                <text:p>1575.429932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566.398682">
                <text:p>1566.398682</text:p>
              </table:table-cell>
              <table:table-cell office:value-type="float" office:value="1573.199219">
                <text:p>1573.199219</text:p>
              </table:table-cell>
              <table:table-cell office:value-type="float" office:value="1564.292358">
                <text:p>1564.292358</text:p>
              </table:table-cell>
              <table:table-cell office:value-type="float" office:value="1574.84375">
                <text:p>1574.84375</text:p>
              </table:table-cell>
            </table:table-row>
            <table:table-row>
              <table:table-cell office:value-type="float" office:value="213.2">
                <text:p>213.2</text:p>
              </table:table-cell>
              <table:table-cell office:value-type="float" office:value="1566.081421">
                <text:p>1566.081421</text:p>
              </table:table-cell>
              <table:table-cell office:value-type="float" office:value="1571.210449">
                <text:p>1571.210449</text:p>
              </table:table-cell>
              <table:table-cell office:value-type="float" office:value="1567.47644">
                <text:p>1567.47644</text:p>
              </table:table-cell>
              <table:table-cell office:value-type="float" office:value="1572.261963">
                <text:p>1572.261963</text:p>
              </table:table-cell>
            </table:table-row>
            <table:table-row>
              <table:table-cell office:value-type="float" office:value="213.4">
                <text:p>213.4</text:p>
              </table:table-cell>
              <table:table-cell office:value-type="float" office:value="1563.158447">
                <text:p>1563.158447</text:p>
              </table:table-cell>
              <table:table-cell office:value-type="float" office:value="1573.867432">
                <text:p>1573.867432</text:p>
              </table:table-cell>
              <table:table-cell office:value-type="float" office:value="1564.188965">
                <text:p>1564.188965</text:p>
              </table:table-cell>
              <table:table-cell office:value-type="float" office:value="1574.497437">
                <text:p>1574.497437</text:p>
              </table:table-cell>
            </table:table-row>
            <table:table-row>
              <table:table-cell office:value-type="float" office:value="213.6">
                <text:p>213.6</text:p>
              </table:table-cell>
              <table:table-cell office:value-type="float" office:value="1567.879639">
                <text:p>1567.879639</text:p>
              </table:table-cell>
              <table:table-cell office:value-type="float" office:value="1570.783203">
                <text:p>1570.783203</text:p>
              </table:table-cell>
              <table:table-cell office:value-type="float" office:value="1564.700073">
                <text:p>1564.700073</text:p>
              </table:table-cell>
              <table:table-cell office:value-type="float" office:value="1571.814575">
                <text:p>1571.814575</text:p>
              </table:table-cell>
            </table:table-row>
            <table:table-row>
              <table:table-cell office:value-type="float" office:value="213.8">
                <text:p>213.8</text:p>
              </table:table-cell>
              <table:table-cell office:value-type="float" office:value="1567.898071">
                <text:p>1567.898071</text:p>
              </table:table-cell>
              <table:table-cell office:value-type="float" office:value="1569.869385">
                <text:p>1569.869385</text:p>
              </table:table-cell>
              <table:table-cell office:value-type="float" office:value="1567.648071">
                <text:p>1567.648071</text:p>
              </table:table-cell>
              <table:table-cell office:value-type="float" office:value="1568.485596">
                <text:p>1568.48559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567.322266">
                <text:p>1567.322266</text:p>
              </table:table-cell>
              <table:table-cell office:value-type="float" office:value="1572.269531">
                <text:p>1572.269531</text:p>
              </table:table-cell>
              <table:table-cell office:value-type="float" office:value="1566.886353">
                <text:p>1566.886353</text:p>
              </table:table-cell>
              <table:table-cell office:value-type="float" office:value="1572.706177">
                <text:p>1572.706177</text:p>
              </table:table-cell>
            </table:table-row>
            <table:table-row>
              <table:table-cell office:value-type="float" office:value="214.2">
                <text:p>214.2</text:p>
              </table:table-cell>
              <table:table-cell office:value-type="float" office:value="1561.826904">
                <text:p>1561.826904</text:p>
              </table:table-cell>
              <table:table-cell office:value-type="float" office:value="1572.22522">
                <text:p>1572.22522</text:p>
              </table:table-cell>
              <table:table-cell office:value-type="float" office:value="1565.341064">
                <text:p>1565.341064</text:p>
              </table:table-cell>
              <table:table-cell office:value-type="float" office:value="1573.461548">
                <text:p>1573.461548</text:p>
              </table:table-cell>
            </table:table-row>
            <table:table-row>
              <table:table-cell office:value-type="float" office:value="214.4">
                <text:p>214.4</text:p>
              </table:table-cell>
              <table:table-cell office:value-type="float" office:value="1564.768188">
                <text:p>1564.768188</text:p>
              </table:table-cell>
              <table:table-cell office:value-type="float" office:value="1569.649658">
                <text:p>1569.649658</text:p>
              </table:table-cell>
              <table:table-cell office:value-type="float" office:value="1564.876221">
                <text:p>1564.876221</text:p>
              </table:table-cell>
              <table:table-cell office:value-type="float" office:value="1570.300903">
                <text:p>1570.300903</text:p>
              </table:table-cell>
            </table:table-row>
            <table:table-row>
              <table:table-cell office:value-type="float" office:value="214.6">
                <text:p>214.6</text:p>
              </table:table-cell>
              <table:table-cell office:value-type="float" office:value="1564.826904">
                <text:p>1564.826904</text:p>
              </table:table-cell>
              <table:table-cell office:value-type="float" office:value="1569.371582">
                <text:p>1569.371582</text:p>
              </table:table-cell>
              <table:table-cell office:value-type="float" office:value="1562.62207">
                <text:p>1562.62207</text:p>
              </table:table-cell>
              <table:table-cell office:value-type="float" office:value="1568.852783">
                <text:p>1568.852783</text:p>
              </table:table-cell>
            </table:table-row>
            <table:table-row>
              <table:table-cell office:value-type="float" office:value="214.8">
                <text:p>214.8</text:p>
              </table:table-cell>
              <table:table-cell office:value-type="float" office:value="1563.954956">
                <text:p>1563.954956</text:p>
              </table:table-cell>
              <table:table-cell office:value-type="float" office:value="1567.998047">
                <text:p>1567.998047</text:p>
              </table:table-cell>
              <table:table-cell office:value-type="float" office:value="1564.787964">
                <text:p>1564.787964</text:p>
              </table:table-cell>
              <table:table-cell office:value-type="float" office:value="1569.60376">
                <text:p>1569.6037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562.704102">
                <text:p>1562.704102</text:p>
              </table:table-cell>
              <table:table-cell office:value-type="float" office:value="1568.424316">
                <text:p>1568.424316</text:p>
              </table:table-cell>
              <table:table-cell office:value-type="float" office:value="1563.427856">
                <text:p>1563.427856</text:p>
              </table:table-cell>
              <table:table-cell office:value-type="float" office:value="1567.613037">
                <text:p>1567.613037</text:p>
              </table:table-cell>
            </table:table-row>
            <table:table-row>
              <table:table-cell office:value-type="float" office:value="215.2">
                <text:p>215.2</text:p>
              </table:table-cell>
              <table:table-cell office:value-type="float" office:value="1567.474365">
                <text:p>1567.474365</text:p>
              </table:table-cell>
              <table:table-cell office:value-type="float" office:value="1567.935303">
                <text:p>1567.935303</text:p>
              </table:table-cell>
              <table:table-cell office:value-type="float" office:value="1565.594604">
                <text:p>1565.594604</text:p>
              </table:table-cell>
              <table:table-cell office:value-type="float" office:value="1567.880249">
                <text:p>1567.880249</text:p>
              </table:table-cell>
            </table:table-row>
            <table:table-row>
              <table:table-cell office:value-type="float" office:value="215.4">
                <text:p>215.4</text:p>
              </table:table-cell>
              <table:table-cell office:value-type="float" office:value="1559.378784">
                <text:p>1559.378784</text:p>
              </table:table-cell>
              <table:table-cell office:value-type="float" office:value="1567.646362">
                <text:p>1567.646362</text:p>
              </table:table-cell>
              <table:table-cell office:value-type="float" office:value="1560.531616">
                <text:p>1560.531616</text:p>
              </table:table-cell>
              <table:table-cell office:value-type="float" office:value="1566.914185">
                <text:p>1566.914185</text:p>
              </table:table-cell>
            </table:table-row>
            <table:table-row>
              <table:table-cell office:value-type="float" office:value="215.6">
                <text:p>215.6</text:p>
              </table:table-cell>
              <table:table-cell office:value-type="float" office:value="1578.910034">
                <text:p>1578.910034</text:p>
              </table:table-cell>
              <table:table-cell office:value-type="float" office:value="1635.544189">
                <text:p>1635.544189</text:p>
              </table:table-cell>
              <table:table-cell office:value-type="float" office:value="1514.251709">
                <text:p>1514.251709</text:p>
              </table:table-cell>
              <table:table-cell office:value-type="float" office:value="1526.217163">
                <text:p>1526.217163</text:p>
              </table:table-cell>
            </table:table-row>
            <table:table-row>
              <table:table-cell office:value-type="float" office:value="215.8">
                <text:p>215.8</text:p>
              </table:table-cell>
              <table:table-cell office:value-type="float" office:value="1611.782227">
                <text:p>1611.782227</text:p>
              </table:table-cell>
              <table:table-cell office:value-type="float" office:value="1609.727905">
                <text:p>1609.727905</text:p>
              </table:table-cell>
              <table:table-cell office:value-type="float" office:value="1519.981201">
                <text:p>1519.981201</text:p>
              </table:table-cell>
              <table:table-cell office:value-type="float" office:value="1527.706055">
                <text:p>1527.70605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610.723267">
                <text:p>1610.723267</text:p>
              </table:table-cell>
              <table:table-cell office:value-type="float" office:value="1625.858643">
                <text:p>1625.858643</text:p>
              </table:table-cell>
              <table:table-cell office:value-type="float" office:value="1528.874878">
                <text:p>1528.874878</text:p>
              </table:table-cell>
              <table:table-cell office:value-type="float" office:value="1544.769897">
                <text:p>1544.769897</text:p>
              </table:table-cell>
            </table:table-row>
            <table:table-row>
              <table:table-cell office:value-type="float" office:value="216.2">
                <text:p>216.2</text:p>
              </table:table-cell>
              <table:table-cell office:value-type="float" office:value="1583.705444">
                <text:p>1583.705444</text:p>
              </table:table-cell>
              <table:table-cell office:value-type="float" office:value="1604.686035">
                <text:p>1604.686035</text:p>
              </table:table-cell>
              <table:table-cell office:value-type="float" office:value="1594.399048">
                <text:p>1594.399048</text:p>
              </table:table-cell>
              <table:table-cell office:value-type="float" office:value="1601.749634">
                <text:p>1601.749634</text:p>
              </table:table-cell>
            </table:table-row>
            <table:table-row>
              <table:table-cell office:value-type="float" office:value="216.4">
                <text:p>216.4</text:p>
              </table:table-cell>
              <table:table-cell office:value-type="float" office:value="1608.497803">
                <text:p>1608.497803</text:p>
              </table:table-cell>
              <table:table-cell office:value-type="float" office:value="1598.521118">
                <text:p>1598.521118</text:p>
              </table:table-cell>
              <table:table-cell office:value-type="float" office:value="1628.831177">
                <text:p>1628.831177</text:p>
              </table:table-cell>
              <table:table-cell office:value-type="float" office:value="1613.19751">
                <text:p>1613.19751</text:p>
              </table:table-cell>
            </table:table-row>
            <table:table-row>
              <table:table-cell office:value-type="float" office:value="216.6">
                <text:p>216.6</text:p>
              </table:table-cell>
              <table:table-cell office:value-type="float" office:value="1620.16748">
                <text:p>1620.16748</text:p>
              </table:table-cell>
              <table:table-cell office:value-type="float" office:value="1646.924072">
                <text:p>1646.924072</text:p>
              </table:table-cell>
              <table:table-cell office:value-type="float" office:value="1637.897827">
                <text:p>1637.897827</text:p>
              </table:table-cell>
              <table:table-cell office:value-type="float" office:value="1647.338257">
                <text:p>1647.338257</text:p>
              </table:table-cell>
            </table:table-row>
            <table:table-row>
              <table:table-cell office:value-type="float" office:value="216.8">
                <text:p>216.8</text:p>
              </table:table-cell>
              <table:table-cell office:value-type="float" office:value="1643.842285">
                <text:p>1643.842285</text:p>
              </table:table-cell>
              <table:table-cell office:value-type="float" office:value="1658.372437">
                <text:p>1658.372437</text:p>
              </table:table-cell>
              <table:table-cell office:value-type="float" office:value="1656.199585">
                <text:p>1656.199585</text:p>
              </table:table-cell>
              <table:table-cell office:value-type="float" office:value="1662.645996">
                <text:p>1662.645996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649.187622">
                <text:p>1649.187622</text:p>
              </table:table-cell>
              <table:table-cell office:value-type="float" office:value="1717.461426">
                <text:p>1717.461426</text:p>
              </table:table-cell>
              <table:table-cell office:value-type="float" office:value="1655.892456">
                <text:p>1655.892456</text:p>
              </table:table-cell>
              <table:table-cell office:value-type="float" office:value="1719.52771">
                <text:p>1719.52771</text:p>
              </table:table-cell>
            </table:table-row>
            <table:table-row>
              <table:table-cell office:value-type="float" office:value="217.2">
                <text:p>217.2</text:p>
              </table:table-cell>
              <table:table-cell office:value-type="float" office:value="1674.726074">
                <text:p>1674.726074</text:p>
              </table:table-cell>
              <table:table-cell office:value-type="float" office:value="1727.361938">
                <text:p>1727.361938</text:p>
              </table:table-cell>
              <table:table-cell office:value-type="float" office:value="1680.489258">
                <text:p>1680.489258</text:p>
              </table:table-cell>
              <table:table-cell office:value-type="float" office:value="1724.116211">
                <text:p>1724.116211</text:p>
              </table:table-cell>
            </table:table-row>
            <table:table-row>
              <table:table-cell office:value-type="float" office:value="217.4">
                <text:p>217.4</text:p>
              </table:table-cell>
              <table:table-cell office:value-type="float" office:value="1697.006226">
                <text:p>1697.006226</text:p>
              </table:table-cell>
              <table:table-cell office:value-type="float" office:value="1735.169556">
                <text:p>1735.169556</text:p>
              </table:table-cell>
              <table:table-cell office:value-type="float" office:value="1712.904663">
                <text:p>1712.904663</text:p>
              </table:table-cell>
              <table:table-cell office:value-type="float" office:value="1727.674805">
                <text:p>1727.674805</text:p>
              </table:table-cell>
            </table:table-row>
            <table:table-row>
              <table:table-cell office:value-type="float" office:value="217.6">
                <text:p>217.6</text:p>
              </table:table-cell>
              <table:table-cell office:value-type="float" office:value="1717.762939">
                <text:p>1717.762939</text:p>
              </table:table-cell>
              <table:table-cell office:value-type="float" office:value="1792.39563">
                <text:p>1792.39563</text:p>
              </table:table-cell>
              <table:table-cell office:value-type="float" office:value="1720.794189">
                <text:p>1720.794189</text:p>
              </table:table-cell>
              <table:table-cell office:value-type="float" office:value="1795.300781">
                <text:p>1795.300781</text:p>
              </table:table-cell>
            </table:table-row>
            <table:table-row>
              <table:table-cell office:value-type="float" office:value="217.8">
                <text:p>217.8</text:p>
              </table:table-cell>
              <table:table-cell office:value-type="float" office:value="1733.045654">
                <text:p>1733.045654</text:p>
              </table:table-cell>
              <table:table-cell office:value-type="float" office:value="1822.72998">
                <text:p>1822.72998</text:p>
              </table:table-cell>
              <table:table-cell office:value-type="float" office:value="1740.560913">
                <text:p>1740.560913</text:p>
              </table:table-cell>
              <table:table-cell office:value-type="float" office:value="1820.12854">
                <text:p>1820.1285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763.654907">
                <text:p>1763.654907</text:p>
              </table:table-cell>
              <table:table-cell office:value-type="float" office:value="1835.333252">
                <text:p>1835.333252</text:p>
              </table:table-cell>
              <table:table-cell office:value-type="float" office:value="1778.154541">
                <text:p>1778.154541</text:p>
              </table:table-cell>
              <table:table-cell office:value-type="float" office:value="1827.212402">
                <text:p>1827.212402</text:p>
              </table:table-cell>
            </table:table-row>
            <table:table-row>
              <table:table-cell office:value-type="float" office:value="218.2">
                <text:p>218.2</text:p>
              </table:table-cell>
              <table:table-cell office:value-type="float" office:value="1786.833496">
                <text:p>1786.833496</text:p>
              </table:table-cell>
              <table:table-cell office:value-type="float" office:value="1873.591064">
                <text:p>1873.591064</text:p>
              </table:table-cell>
              <table:table-cell office:value-type="float" office:value="1797.600342">
                <text:p>1797.600342</text:p>
              </table:table-cell>
              <table:table-cell office:value-type="float" office:value="1864.569092">
                <text:p>1864.569092</text:p>
              </table:table-cell>
            </table:table-row>
            <table:table-row>
              <table:table-cell office:value-type="float" office:value="218.4">
                <text:p>218.4</text:p>
              </table:table-cell>
              <table:table-cell office:value-type="float" office:value="1802.251221">
                <text:p>1802.251221</text:p>
              </table:table-cell>
              <table:table-cell office:value-type="float" office:value="1872.326416">
                <text:p>1872.326416</text:p>
              </table:table-cell>
              <table:table-cell office:value-type="float" office:value="1819.224121">
                <text:p>1819.224121</text:p>
              </table:table-cell>
              <table:table-cell office:value-type="float" office:value="1858.959473">
                <text:p>1858.959473</text:p>
              </table:table-cell>
            </table:table-row>
            <table:table-row>
              <table:table-cell office:value-type="float" office:value="218.6">
                <text:p>218.6</text:p>
              </table:table-cell>
              <table:table-cell office:value-type="float" office:value="1804.908569">
                <text:p>1804.908569</text:p>
              </table:table-cell>
              <table:table-cell office:value-type="float" office:value="1918.849976">
                <text:p>1918.849976</text:p>
              </table:table-cell>
              <table:table-cell office:value-type="float" office:value="1813.166992">
                <text:p>1813.166992</text:p>
              </table:table-cell>
              <table:table-cell office:value-type="float" office:value="1911.2146">
                <text:p>1911.2146</text:p>
              </table:table-cell>
            </table:table-row>
            <table:table-row>
              <table:table-cell office:value-type="float" office:value="218.8">
                <text:p>218.8</text:p>
              </table:table-cell>
              <table:table-cell office:value-type="float" office:value="1815.712769">
                <text:p>1815.712769</text:p>
              </table:table-cell>
              <table:table-cell office:value-type="float" office:value="1923.363525">
                <text:p>1923.363525</text:p>
              </table:table-cell>
              <table:table-cell office:value-type="float" office:value="1823.776123">
                <text:p>1823.776123</text:p>
              </table:table-cell>
              <table:table-cell office:value-type="float" office:value="1924.104614">
                <text:p>1924.104614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832.275146">
                <text:p>1832.275146</text:p>
              </table:table-cell>
              <table:table-cell office:value-type="float" office:value="1906.939697">
                <text:p>1906.939697</text:p>
              </table:table-cell>
              <table:table-cell office:value-type="float" office:value="1842.103271">
                <text:p>1842.103271</text:p>
              </table:table-cell>
              <table:table-cell office:value-type="float" office:value="1916.307129">
                <text:p>1916.307129</text:p>
              </table:table-cell>
            </table:table-row>
            <table:table-row>
              <table:table-cell office:value-type="float" office:value="219.2">
                <text:p>219.2</text:p>
              </table:table-cell>
              <table:table-cell office:value-type="float" office:value="1810.468994">
                <text:p>1810.468994</text:p>
              </table:table-cell>
              <table:table-cell office:value-type="float" office:value="1931.766602">
                <text:p>1931.766602</text:p>
              </table:table-cell>
              <table:table-cell office:value-type="float" office:value="1820.023804">
                <text:p>1820.023804</text:p>
              </table:table-cell>
              <table:table-cell office:value-type="float" office:value="1935.688965">
                <text:p>1935.688965</text:p>
              </table:table-cell>
            </table:table-row>
            <table:table-row>
              <table:table-cell office:value-type="float" office:value="219.4">
                <text:p>219.4</text:p>
              </table:table-cell>
              <table:table-cell office:value-type="float" office:value="1786.250977">
                <text:p>1786.250977</text:p>
              </table:table-cell>
              <table:table-cell office:value-type="float" office:value="1922.280029">
                <text:p>1922.280029</text:p>
              </table:table-cell>
              <table:table-cell office:value-type="float" office:value="1801.318481">
                <text:p>1801.318481</text:p>
              </table:table-cell>
              <table:table-cell office:value-type="float" office:value="1925.701904">
                <text:p>1925.701904</text:p>
              </table:table-cell>
            </table:table-row>
            <table:table-row>
              <table:table-cell office:value-type="float" office:value="219.6">
                <text:p>219.6</text:p>
              </table:table-cell>
              <table:table-cell office:value-type="float" office:value="1782.48584">
                <text:p>1782.48584</text:p>
              </table:table-cell>
              <table:table-cell office:value-type="float" office:value="1892.810791">
                <text:p>1892.810791</text:p>
              </table:table-cell>
              <table:table-cell office:value-type="float" office:value="1793.28894">
                <text:p>1793.28894</text:p>
              </table:table-cell>
              <table:table-cell office:value-type="float" office:value="1883.515259">
                <text:p>1883.515259</text:p>
              </table:table-cell>
            </table:table-row>
            <table:table-row>
              <table:table-cell office:value-type="float" office:value="219.8">
                <text:p>219.8</text:p>
              </table:table-cell>
              <table:table-cell office:value-type="float" office:value="1747.904541">
                <text:p>1747.904541</text:p>
              </table:table-cell>
              <table:table-cell office:value-type="float" office:value="1898.782104">
                <text:p>1898.782104</text:p>
              </table:table-cell>
              <table:table-cell office:value-type="float" office:value="1760.244385">
                <text:p>1760.244385</text:p>
              </table:table-cell>
              <table:table-cell office:value-type="float" office:value="1897.663696">
                <text:p>1897.66369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734.588867">
                <text:p>1734.588867</text:p>
              </table:table-cell>
              <table:table-cell office:value-type="float" office:value="1861.445801">
                <text:p>1861.445801</text:p>
              </table:table-cell>
              <table:table-cell office:value-type="float" office:value="1745.689087">
                <text:p>1745.689087</text:p>
              </table:table-cell>
              <table:table-cell office:value-type="float" office:value="1861.753784">
                <text:p>1861.753784</text:p>
              </table:table-cell>
            </table:table-row>
            <table:table-row>
              <table:table-cell office:value-type="float" office:value="220.2">
                <text:p>220.2</text:p>
              </table:table-cell>
              <table:table-cell office:value-type="float" office:value="1728.842651">
                <text:p>1728.842651</text:p>
              </table:table-cell>
              <table:table-cell office:value-type="float" office:value="1836.583008">
                <text:p>1836.583008</text:p>
              </table:table-cell>
              <table:table-cell office:value-type="float" office:value="1740.595337">
                <text:p>1740.595337</text:p>
              </table:table-cell>
              <table:table-cell office:value-type="float" office:value="1833.267822">
                <text:p>1833.267822</text:p>
              </table:table-cell>
            </table:table-row>
            <table:table-row>
              <table:table-cell office:value-type="float" office:value="220.4">
                <text:p>220.4</text:p>
              </table:table-cell>
              <table:table-cell office:value-type="float" office:value="1704.812866">
                <text:p>1704.812866</text:p>
              </table:table-cell>
              <table:table-cell office:value-type="float" office:value="1846.671021">
                <text:p>1846.671021</text:p>
              </table:table-cell>
              <table:table-cell office:value-type="float" office:value="1720.929443">
                <text:p>1720.929443</text:p>
              </table:table-cell>
              <table:table-cell office:value-type="float" office:value="1831.533569">
                <text:p>1831.533569</text:p>
              </table:table-cell>
            </table:table-row>
            <table:table-row>
              <table:table-cell office:value-type="float" office:value="220.6">
                <text:p>220.6</text:p>
              </table:table-cell>
              <table:table-cell office:value-type="float" office:value="1696.654907">
                <text:p>1696.654907</text:p>
              </table:table-cell>
              <table:table-cell office:value-type="float" office:value="1811.553223">
                <text:p>1811.553223</text:p>
              </table:table-cell>
              <table:table-cell office:value-type="float" office:value="1703.212646">
                <text:p>1703.212646</text:p>
              </table:table-cell>
              <table:table-cell office:value-type="float" office:value="1809.300781">
                <text:p>1809.300781</text:p>
              </table:table-cell>
            </table:table-row>
            <table:table-row>
              <table:table-cell office:value-type="float" office:value="220.8">
                <text:p>220.8</text:p>
              </table:table-cell>
              <table:table-cell office:value-type="float" office:value="1694.110596">
                <text:p>1694.110596</text:p>
              </table:table-cell>
              <table:table-cell office:value-type="float" office:value="1793.34668">
                <text:p>1793.34668</text:p>
              </table:table-cell>
              <table:table-cell office:value-type="float" office:value="1702.813965">
                <text:p>1702.813965</text:p>
              </table:table-cell>
              <table:table-cell office:value-type="float" office:value="1793.523438">
                <text:p>1793.52343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679.939575">
                <text:p>1679.939575</text:p>
              </table:table-cell>
              <table:table-cell office:value-type="float" office:value="1780.699341">
                <text:p>1780.699341</text:p>
              </table:table-cell>
              <table:table-cell office:value-type="float" office:value="1684.29541">
                <text:p>1684.29541</text:p>
              </table:table-cell>
              <table:table-cell office:value-type="float" office:value="1783.834717">
                <text:p>1783.834717</text:p>
              </table:table-cell>
            </table:table-row>
            <table:table-row>
              <table:table-cell office:value-type="float" office:value="221.2">
                <text:p>221.2</text:p>
              </table:table-cell>
              <table:table-cell office:value-type="float" office:value="1666.099365">
                <text:p>1666.099365</text:p>
              </table:table-cell>
              <table:table-cell office:value-type="float" office:value="1763.146362">
                <text:p>1763.146362</text:p>
              </table:table-cell>
              <table:table-cell office:value-type="float" office:value="1674.585815">
                <text:p>1674.585815</text:p>
              </table:table-cell>
              <table:table-cell office:value-type="float" office:value="1762.850952">
                <text:p>1762.850952</text:p>
              </table:table-cell>
            </table:table-row>
            <table:table-row>
              <table:table-cell office:value-type="float" office:value="221.4">
                <text:p>221.4</text:p>
              </table:table-cell>
              <table:table-cell office:value-type="float" office:value="1658.239502">
                <text:p>1658.239502</text:p>
              </table:table-cell>
              <table:table-cell office:value-type="float" office:value="1750.044067">
                <text:p>1750.044067</text:p>
              </table:table-cell>
              <table:table-cell office:value-type="float" office:value="1666.85791">
                <text:p>1666.85791</text:p>
              </table:table-cell>
              <table:table-cell office:value-type="float" office:value="1749.979126">
                <text:p>1749.979126</text:p>
              </table:table-cell>
            </table:table-row>
            <table:table-row>
              <table:table-cell office:value-type="float" office:value="221.6">
                <text:p>221.6</text:p>
              </table:table-cell>
              <table:table-cell office:value-type="float" office:value="1644.266602">
                <text:p>1644.266602</text:p>
              </table:table-cell>
              <table:table-cell office:value-type="float" office:value="1741.56665">
                <text:p>1741.56665</text:p>
              </table:table-cell>
              <table:table-cell office:value-type="float" office:value="1653.299438">
                <text:p>1653.299438</text:p>
              </table:table-cell>
              <table:table-cell office:value-type="float" office:value="1737.973877">
                <text:p>1737.973877</text:p>
              </table:table-cell>
            </table:table-row>
            <table:table-row>
              <table:table-cell office:value-type="float" office:value="221.8">
                <text:p>221.8</text:p>
              </table:table-cell>
              <table:table-cell office:value-type="float" office:value="1637.59021">
                <text:p>1637.59021</text:p>
              </table:table-cell>
              <table:table-cell office:value-type="float" office:value="1726.654907">
                <text:p>1726.654907</text:p>
              </table:table-cell>
              <table:table-cell office:value-type="float" office:value="1646.749756">
                <text:p>1646.749756</text:p>
              </table:table-cell>
              <table:table-cell office:value-type="float" office:value="1726.667114">
                <text:p>1726.667114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626.396362">
                <text:p>1626.396362</text:p>
              </table:table-cell>
              <table:table-cell office:value-type="float" office:value="1719.147827">
                <text:p>1719.147827</text:p>
              </table:table-cell>
              <table:table-cell office:value-type="float" office:value="1639.890137">
                <text:p>1639.890137</text:p>
              </table:table-cell>
              <table:table-cell office:value-type="float" office:value="1713.298706">
                <text:p>1713.298706</text:p>
              </table:table-cell>
            </table:table-row>
            <table:table-row>
              <table:table-cell office:value-type="float" office:value="222.2">
                <text:p>222.2</text:p>
              </table:table-cell>
              <table:table-cell office:value-type="float" office:value="1625.149048">
                <text:p>1625.149048</text:p>
              </table:table-cell>
              <table:table-cell office:value-type="float" office:value="1701.69812">
                <text:p>1701.69812</text:p>
              </table:table-cell>
              <table:table-cell office:value-type="float" office:value="1636.481445">
                <text:p>1636.481445</text:p>
              </table:table-cell>
              <table:table-cell office:value-type="float" office:value="1700.022827">
                <text:p>1700.022827</text:p>
              </table:table-cell>
            </table:table-row>
            <table:table-row>
              <table:table-cell office:value-type="float" office:value="222.4">
                <text:p>222.4</text:p>
              </table:table-cell>
              <table:table-cell office:value-type="float" office:value="1619.225464">
                <text:p>1619.225464</text:p>
              </table:table-cell>
              <table:table-cell office:value-type="float" office:value="1700.860474">
                <text:p>1700.860474</text:p>
              </table:table-cell>
              <table:table-cell office:value-type="float" office:value="1625.951172">
                <text:p>1625.951172</text:p>
              </table:table-cell>
              <table:table-cell office:value-type="float" office:value="1690.161255">
                <text:p>1690.161255</text:p>
              </table:table-cell>
            </table:table-row>
            <table:table-row>
              <table:table-cell office:value-type="float" office:value="222.6">
                <text:p>222.6</text:p>
              </table:table-cell>
              <table:table-cell office:value-type="float" office:value="1619.734131">
                <text:p>1619.734131</text:p>
              </table:table-cell>
              <table:table-cell office:value-type="float" office:value="1678.624146">
                <text:p>1678.624146</text:p>
              </table:table-cell>
              <table:table-cell office:value-type="float" office:value="1623.587769">
                <text:p>1623.587769</text:p>
              </table:table-cell>
              <table:table-cell office:value-type="float" office:value="1681.147095">
                <text:p>1681.147095</text:p>
              </table:table-cell>
            </table:table-row>
            <table:table-row>
              <table:table-cell office:value-type="float" office:value="222.8">
                <text:p>222.8</text:p>
              </table:table-cell>
              <table:table-cell office:value-type="float" office:value="1610.393066">
                <text:p>1610.393066</text:p>
              </table:table-cell>
              <table:table-cell office:value-type="float" office:value="1679.119629">
                <text:p>1679.119629</text:p>
              </table:table-cell>
              <table:table-cell office:value-type="float" office:value="1615.802734">
                <text:p>1615.802734</text:p>
              </table:table-cell>
              <table:table-cell office:value-type="float" office:value="1679.173096">
                <text:p>1679.17309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604.839355">
                <text:p>1604.839355</text:p>
              </table:table-cell>
              <table:table-cell office:value-type="float" office:value="1667.76355">
                <text:p>1667.76355</text:p>
              </table:table-cell>
              <table:table-cell office:value-type="float" office:value="1608.774658">
                <text:p>1608.774658</text:p>
              </table:table-cell>
              <table:table-cell office:value-type="float" office:value="1668.002197">
                <text:p>1668.002197</text:p>
              </table:table-cell>
            </table:table-row>
            <table:table-row>
              <table:table-cell office:value-type="float" office:value="223.2">
                <text:p>223.2</text:p>
              </table:table-cell>
              <table:table-cell office:value-type="float" office:value="1595.927124">
                <text:p>1595.927124</text:p>
              </table:table-cell>
              <table:table-cell office:value-type="float" office:value="1666.092163">
                <text:p>1666.092163</text:p>
              </table:table-cell>
              <table:table-cell office:value-type="float" office:value="1607.781494">
                <text:p>1607.781494</text:p>
              </table:table-cell>
              <table:table-cell office:value-type="float" office:value="1658.487061">
                <text:p>1658.487061</text:p>
              </table:table-cell>
            </table:table-row>
            <table:table-row>
              <table:table-cell office:value-type="float" office:value="223.4">
                <text:p>223.4</text:p>
              </table:table-cell>
              <table:table-cell office:value-type="float" office:value="1601.356812">
                <text:p>1601.356812</text:p>
              </table:table-cell>
              <table:table-cell office:value-type="float" office:value="1656.029907">
                <text:p>1656.029907</text:p>
              </table:table-cell>
              <table:table-cell office:value-type="float" office:value="1597.66272">
                <text:p>1597.66272</text:p>
              </table:table-cell>
              <table:table-cell office:value-type="float" office:value="1655.249268">
                <text:p>1655.249268</text:p>
              </table:table-cell>
            </table:table-row>
            <table:table-row>
              <table:table-cell office:value-type="float" office:value="223.6">
                <text:p>223.6</text:p>
              </table:table-cell>
              <table:table-cell office:value-type="float" office:value="1592.936157">
                <text:p>1592.936157</text:p>
              </table:table-cell>
              <table:table-cell office:value-type="float" office:value="1650.878174">
                <text:p>1650.878174</text:p>
              </table:table-cell>
              <table:table-cell office:value-type="float" office:value="1600.11853">
                <text:p>1600.11853</text:p>
              </table:table-cell>
              <table:table-cell office:value-type="float" office:value="1647.294312">
                <text:p>1647.294312</text:p>
              </table:table-cell>
            </table:table-row>
            <table:table-row>
              <table:table-cell office:value-type="float" office:value="223.8">
                <text:p>223.8</text:p>
              </table:table-cell>
              <table:table-cell office:value-type="float" office:value="1593.407349">
                <text:p>1593.407349</text:p>
              </table:table-cell>
              <table:table-cell office:value-type="float" office:value="1642.592896">
                <text:p>1642.592896</text:p>
              </table:table-cell>
              <table:table-cell office:value-type="float" office:value="1595.340698">
                <text:p>1595.340698</text:p>
              </table:table-cell>
              <table:table-cell office:value-type="float" office:value="1642.175171">
                <text:p>1642.17517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590.759644">
                <text:p>1590.759644</text:p>
              </table:table-cell>
              <table:table-cell office:value-type="float" office:value="1639.492798">
                <text:p>1639.492798</text:p>
              </table:table-cell>
              <table:table-cell office:value-type="float" office:value="1592.67981">
                <text:p>1592.67981</text:p>
              </table:table-cell>
              <table:table-cell office:value-type="float" office:value="1634.542725">
                <text:p>1634.542725</text:p>
              </table:table-cell>
            </table:table-row>
            <table:table-row>
              <table:table-cell office:value-type="float" office:value="224.2">
                <text:p>224.2</text:p>
              </table:table-cell>
              <table:table-cell office:value-type="float" office:value="1592.976074">
                <text:p>1592.976074</text:p>
              </table:table-cell>
              <table:table-cell office:value-type="float" office:value="1625.226318">
                <text:p>1625.226318</text:p>
              </table:table-cell>
              <table:table-cell office:value-type="float" office:value="1590.398682">
                <text:p>1590.398682</text:p>
              </table:table-cell>
              <table:table-cell office:value-type="float" office:value="1630.743774">
                <text:p>1630.743774</text:p>
              </table:table-cell>
            </table:table-row>
            <table:table-row>
              <table:table-cell office:value-type="float" office:value="224.4">
                <text:p>224.4</text:p>
              </table:table-cell>
              <table:table-cell office:value-type="float" office:value="1586.62439">
                <text:p>1586.62439</text:p>
              </table:table-cell>
              <table:table-cell office:value-type="float" office:value="1625.0896">
                <text:p>1625.0896</text:p>
              </table:table-cell>
              <table:table-cell office:value-type="float" office:value="1586.244263">
                <text:p>1586.244263</text:p>
              </table:table-cell>
              <table:table-cell office:value-type="float" office:value="1629.115845">
                <text:p>1629.115845</text:p>
              </table:table-cell>
            </table:table-row>
            <table:table-row>
              <table:table-cell office:value-type="float" office:value="224.6">
                <text:p>224.6</text:p>
              </table:table-cell>
              <table:table-cell office:value-type="float" office:value="1582.853149">
                <text:p>1582.853149</text:p>
              </table:table-cell>
              <table:table-cell office:value-type="float" office:value="1622.130737">
                <text:p>1622.130737</text:p>
              </table:table-cell>
              <table:table-cell office:value-type="float" office:value="1581.925171">
                <text:p>1581.925171</text:p>
              </table:table-cell>
              <table:table-cell office:value-type="float" office:value="1625.056885">
                <text:p>1625.056885</text:p>
              </table:table-cell>
            </table:table-row>
            <table:table-row>
              <table:table-cell office:value-type="float" office:value="224.8">
                <text:p>224.8</text:p>
              </table:table-cell>
              <table:table-cell office:value-type="float" office:value="1584.907104">
                <text:p>1584.907104</text:p>
              </table:table-cell>
              <table:table-cell office:value-type="float" office:value="1616.134277">
                <text:p>1616.134277</text:p>
              </table:table-cell>
              <table:table-cell office:value-type="float" office:value="1584.964111">
                <text:p>1584.964111</text:p>
              </table:table-cell>
              <table:table-cell office:value-type="float" office:value="1620.113403">
                <text:p>1620.11340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77.862915">
                <text:p>1577.862915</text:p>
              </table:table-cell>
              <table:table-cell office:value-type="float" office:value="1613.296997">
                <text:p>1613.296997</text:p>
              </table:table-cell>
              <table:table-cell office:value-type="float" office:value="1582.084229">
                <text:p>1582.084229</text:p>
              </table:table-cell>
              <table:table-cell office:value-type="float" office:value="1611.953491">
                <text:p>1611.953491</text:p>
              </table:table-cell>
            </table:table-row>
            <table:table-row>
              <table:table-cell office:value-type="float" office:value="225.2">
                <text:p>225.2</text:p>
              </table:table-cell>
              <table:table-cell office:value-type="float" office:value="1578.106445">
                <text:p>1578.106445</text:p>
              </table:table-cell>
              <table:table-cell office:value-type="float" office:value="1612.384644">
                <text:p>1612.384644</text:p>
              </table:table-cell>
              <table:table-cell office:value-type="float" office:value="1577.957642">
                <text:p>1577.957642</text:p>
              </table:table-cell>
              <table:table-cell office:value-type="float" office:value="1613.079224">
                <text:p>1613.079224</text:p>
              </table:table-cell>
            </table:table-row>
            <table:table-row>
              <table:table-cell office:value-type="float" office:value="225.4">
                <text:p>225.4</text:p>
              </table:table-cell>
              <table:table-cell office:value-type="float" office:value="1578.253418">
                <text:p>1578.253418</text:p>
              </table:table-cell>
              <table:table-cell office:value-type="float" office:value="1609.267212">
                <text:p>1609.267212</text:p>
              </table:table-cell>
              <table:table-cell office:value-type="float" office:value="1575.879639">
                <text:p>1575.879639</text:p>
              </table:table-cell>
              <table:table-cell office:value-type="float" office:value="1608.851318">
                <text:p>1608.851318</text:p>
              </table:table-cell>
            </table:table-row>
            <table:table-row>
              <table:table-cell office:value-type="float" office:value="225.6">
                <text:p>225.6</text:p>
              </table:table-cell>
              <table:table-cell office:value-type="float" office:value="1571.726562">
                <text:p>1571.726562</text:p>
              </table:table-cell>
              <table:table-cell office:value-type="float" office:value="1607.615967">
                <text:p>1607.615967</text:p>
              </table:table-cell>
              <table:table-cell office:value-type="float" office:value="1572.936401">
                <text:p>1572.936401</text:p>
              </table:table-cell>
              <table:table-cell office:value-type="float" office:value="1605.456665">
                <text:p>1605.456665</text:p>
              </table:table-cell>
            </table:table-row>
            <table:table-row>
              <table:table-cell office:value-type="float" office:value="225.8">
                <text:p>225.8</text:p>
              </table:table-cell>
              <table:table-cell office:value-type="float" office:value="1575.421875">
                <text:p>1575.421875</text:p>
              </table:table-cell>
              <table:table-cell office:value-type="float" office:value="1599.934814">
                <text:p>1599.934814</text:p>
              </table:table-cell>
              <table:table-cell office:value-type="float" office:value="1577.695679">
                <text:p>1577.695679</text:p>
              </table:table-cell>
              <table:table-cell office:value-type="float" office:value="1599.623535">
                <text:p>1599.62353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575.023804">
                <text:p>1575.023804</text:p>
              </table:table-cell>
              <table:table-cell office:value-type="float" office:value="1595.724731">
                <text:p>1595.724731</text:p>
              </table:table-cell>
              <table:table-cell office:value-type="float" office:value="1574.556396">
                <text:p>1574.556396</text:p>
              </table:table-cell>
              <table:table-cell office:value-type="float" office:value="1598.634277">
                <text:p>1598.634277</text:p>
              </table:table-cell>
            </table:table-row>
            <table:table-row>
              <table:table-cell office:value-type="float" office:value="226.2">
                <text:p>226.2</text:p>
              </table:table-cell>
              <table:table-cell office:value-type="float" office:value="1572.880005">
                <text:p>1572.880005</text:p>
              </table:table-cell>
              <table:table-cell office:value-type="float" office:value="1595.266846">
                <text:p>1595.266846</text:p>
              </table:table-cell>
              <table:table-cell office:value-type="float" office:value="1574.937866">
                <text:p>1574.937866</text:p>
              </table:table-cell>
              <table:table-cell office:value-type="float" office:value="1595.998291">
                <text:p>1595.998291</text:p>
              </table:table-cell>
            </table:table-row>
            <table:table-row>
              <table:table-cell office:value-type="float" office:value="226.4">
                <text:p>226.4</text:p>
              </table:table-cell>
              <table:table-cell office:value-type="float" office:value="1574.46582">
                <text:p>1574.46582</text:p>
              </table:table-cell>
              <table:table-cell office:value-type="float" office:value="1594.414429">
                <text:p>1594.414429</text:p>
              </table:table-cell>
              <table:table-cell office:value-type="float" office:value="1572.510254">
                <text:p>1572.510254</text:p>
              </table:table-cell>
              <table:table-cell office:value-type="float" office:value="1593.207764">
                <text:p>1593.207764</text:p>
              </table:table-cell>
            </table:table-row>
            <table:table-row>
              <table:table-cell office:value-type="float" office:value="226.6">
                <text:p>226.6</text:p>
              </table:table-cell>
              <table:table-cell office:value-type="float" office:value="1570.084473">
                <text:p>1570.084473</text:p>
              </table:table-cell>
              <table:table-cell office:value-type="float" office:value="1590.10498">
                <text:p>1590.10498</text:p>
              </table:table-cell>
              <table:table-cell office:value-type="float" office:value="1571.004883">
                <text:p>1571.004883</text:p>
              </table:table-cell>
              <table:table-cell office:value-type="float" office:value="1589.611938">
                <text:p>1589.611938</text:p>
              </table:table-cell>
            </table:table-row>
            <table:table-row>
              <table:table-cell office:value-type="float" office:value="226.8">
                <text:p>226.8</text:p>
              </table:table-cell>
              <table:table-cell office:value-type="float" office:value="1573.819702">
                <text:p>1573.819702</text:p>
              </table:table-cell>
              <table:table-cell office:value-type="float" office:value="1589.477173">
                <text:p>1589.477173</text:p>
              </table:table-cell>
              <table:table-cell office:value-type="float" office:value="1570.913086">
                <text:p>1570.913086</text:p>
              </table:table-cell>
              <table:table-cell office:value-type="float" office:value="1590.290894">
                <text:p>1590.29089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571.69104">
                <text:p>1571.69104</text:p>
              </table:table-cell>
              <table:table-cell office:value-type="float" office:value="1592.678711">
                <text:p>1592.678711</text:p>
              </table:table-cell>
              <table:table-cell office:value-type="float" office:value="1572.553223">
                <text:p>1572.553223</text:p>
              </table:table-cell>
              <table:table-cell office:value-type="float" office:value="1586.408325">
                <text:p>1586.408325</text:p>
              </table:table-cell>
            </table:table-row>
            <table:table-row>
              <table:table-cell office:value-type="float" office:value="227.2">
                <text:p>227.2</text:p>
              </table:table-cell>
              <table:table-cell office:value-type="float" office:value="1570.460205">
                <text:p>1570.460205</text:p>
              </table:table-cell>
              <table:table-cell office:value-type="float" office:value="1585.238403">
                <text:p>1585.238403</text:p>
              </table:table-cell>
              <table:table-cell office:value-type="float" office:value="1571.162598">
                <text:p>1571.162598</text:p>
              </table:table-cell>
              <table:table-cell office:value-type="float" office:value="1586.936279">
                <text:p>1586.936279</text:p>
              </table:table-cell>
            </table:table-row>
            <table:table-row>
              <table:table-cell office:value-type="float" office:value="227.4">
                <text:p>227.4</text:p>
              </table:table-cell>
              <table:table-cell office:value-type="float" office:value="1572.740967">
                <text:p>1572.740967</text:p>
              </table:table-cell>
              <table:table-cell office:value-type="float" office:value="1583.259644">
                <text:p>1583.259644</text:p>
              </table:table-cell>
              <table:table-cell office:value-type="float" office:value="1571.060303">
                <text:p>1571.060303</text:p>
              </table:table-cell>
              <table:table-cell office:value-type="float" office:value="1584.34375">
                <text:p>1584.34375</text:p>
              </table:table-cell>
            </table:table-row>
            <table:table-row>
              <table:table-cell office:value-type="float" office:value="227.6">
                <text:p>227.6</text:p>
              </table:table-cell>
              <table:table-cell office:value-type="float" office:value="1570.923218">
                <text:p>1570.923218</text:p>
              </table:table-cell>
              <table:table-cell office:value-type="float" office:value="1582.949219">
                <text:p>1582.949219</text:p>
              </table:table-cell>
              <table:table-cell office:value-type="float" office:value="1570.011963">
                <text:p>1570.011963</text:p>
              </table:table-cell>
              <table:table-cell office:value-type="float" office:value="1583.20752">
                <text:p>1583.20752</text:p>
              </table:table-cell>
            </table:table-row>
            <table:table-row>
              <table:table-cell office:value-type="float" office:value="227.8">
                <text:p>227.8</text:p>
              </table:table-cell>
              <table:table-cell office:value-type="float" office:value="1567.068237">
                <text:p>1567.068237</text:p>
              </table:table-cell>
              <table:table-cell office:value-type="float" office:value="1581.158081">
                <text:p>1581.158081</text:p>
              </table:table-cell>
              <table:table-cell office:value-type="float" office:value="1567.635254">
                <text:p>1567.635254</text:p>
              </table:table-cell>
              <table:table-cell office:value-type="float" office:value="1585.034912">
                <text:p>1585.03491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567.81604">
                <text:p>1567.81604</text:p>
              </table:table-cell>
              <table:table-cell office:value-type="float" office:value="1582.785156">
                <text:p>1582.785156</text:p>
              </table:table-cell>
              <table:table-cell office:value-type="float" office:value="1572.743652">
                <text:p>1572.743652</text:p>
              </table:table-cell>
              <table:table-cell office:value-type="float" office:value="1581.220581">
                <text:p>1581.220581</text:p>
              </table:table-cell>
            </table:table-row>
            <table:table-row>
              <table:table-cell office:value-type="float" office:value="228.2">
                <text:p>228.2</text:p>
              </table:table-cell>
              <table:table-cell office:value-type="float" office:value="1571.167114">
                <text:p>1571.167114</text:p>
              </table:table-cell>
              <table:table-cell office:value-type="float" office:value="1581.765381">
                <text:p>1581.765381</text:p>
              </table:table-cell>
              <table:table-cell office:value-type="float" office:value="1566.914551">
                <text:p>1566.914551</text:p>
              </table:table-cell>
              <table:table-cell office:value-type="float" office:value="1580.255005">
                <text:p>1580.255005</text:p>
              </table:table-cell>
            </table:table-row>
            <table:table-row>
              <table:table-cell office:value-type="float" office:value="228.4">
                <text:p>228.4</text:p>
              </table:table-cell>
              <table:table-cell office:value-type="float" office:value="1563.908447">
                <text:p>1563.908447</text:p>
              </table:table-cell>
              <table:table-cell office:value-type="float" office:value="1581.514404">
                <text:p>1581.514404</text:p>
              </table:table-cell>
              <table:table-cell office:value-type="float" office:value="1564.862305">
                <text:p>1564.862305</text:p>
              </table:table-cell>
              <table:table-cell office:value-type="float" office:value="1580.098755">
                <text:p>1580.098755</text:p>
              </table:table-cell>
            </table:table-row>
            <table:table-row>
              <table:table-cell office:value-type="float" office:value="228.6">
                <text:p>228.6</text:p>
              </table:table-cell>
              <table:table-cell office:value-type="float" office:value="1565.059448">
                <text:p>1565.059448</text:p>
              </table:table-cell>
              <table:table-cell office:value-type="float" office:value="1579.003296">
                <text:p>1579.003296</text:p>
              </table:table-cell>
              <table:table-cell office:value-type="float" office:value="1567.366577">
                <text:p>1567.366577</text:p>
              </table:table-cell>
              <table:table-cell office:value-type="float" office:value="1577.446411">
                <text:p>1577.446411</text:p>
              </table:table-cell>
            </table:table-row>
            <table:table-row>
              <table:table-cell office:value-type="float" office:value="228.8">
                <text:p>228.8</text:p>
              </table:table-cell>
              <table:table-cell office:value-type="float" office:value="1563.33374">
                <text:p>1563.33374</text:p>
              </table:table-cell>
              <table:table-cell office:value-type="float" office:value="1579.733643">
                <text:p>1579.733643</text:p>
              </table:table-cell>
              <table:table-cell office:value-type="float" office:value="1564.018066">
                <text:p>1564.018066</text:p>
              </table:table-cell>
              <table:table-cell office:value-type="float" office:value="1576.641846">
                <text:p>1576.64184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567.530029">
                <text:p>1567.530029</text:p>
              </table:table-cell>
              <table:table-cell office:value-type="float" office:value="1573.850342">
                <text:p>1573.850342</text:p>
              </table:table-cell>
              <table:table-cell office:value-type="float" office:value="1566.835327">
                <text:p>1566.835327</text:p>
              </table:table-cell>
              <table:table-cell office:value-type="float" office:value="1573.836182">
                <text:p>1573.836182</text:p>
              </table:table-cell>
            </table:table-row>
            <table:table-row>
              <table:table-cell office:value-type="float" office:value="229.2">
                <text:p>229.2</text:p>
              </table:table-cell>
              <table:table-cell office:value-type="float" office:value="1564.973633">
                <text:p>1564.973633</text:p>
              </table:table-cell>
              <table:table-cell office:value-type="float" office:value="1574.833984">
                <text:p>1574.833984</text:p>
              </table:table-cell>
              <table:table-cell office:value-type="float" office:value="1567.52002">
                <text:p>1567.52002</text:p>
              </table:table-cell>
              <table:table-cell office:value-type="float" office:value="1572.928833">
                <text:p>1572.928833</text:p>
              </table:table-cell>
            </table:table-row>
            <table:table-row>
              <table:table-cell office:value-type="float" office:value="229.4">
                <text:p>229.4</text:p>
              </table:table-cell>
              <table:table-cell office:value-type="float" office:value="1564.030884">
                <text:p>1564.030884</text:p>
              </table:table-cell>
              <table:table-cell office:value-type="float" office:value="1573.414062">
                <text:p>1573.414062</text:p>
              </table:table-cell>
              <table:table-cell office:value-type="float" office:value="1562.869751">
                <text:p>1562.869751</text:p>
              </table:table-cell>
              <table:table-cell office:value-type="float" office:value="1573.30957">
                <text:p>1573.30957</text:p>
              </table:table-cell>
            </table:table-row>
            <table:table-row>
              <table:table-cell office:value-type="float" office:value="229.6">
                <text:p>229.6</text:p>
              </table:table-cell>
              <table:table-cell office:value-type="float" office:value="1564.942261">
                <text:p>1564.942261</text:p>
              </table:table-cell>
              <table:table-cell office:value-type="float" office:value="1575.927856">
                <text:p>1575.927856</text:p>
              </table:table-cell>
              <table:table-cell office:value-type="float" office:value="1566.193481">
                <text:p>1566.193481</text:p>
              </table:table-cell>
              <table:table-cell office:value-type="float" office:value="1572.127808">
                <text:p>1572.127808</text:p>
              </table:table-cell>
            </table:table-row>
            <table:table-row>
              <table:table-cell office:value-type="float" office:value="229.8">
                <text:p>229.8</text:p>
              </table:table-cell>
              <table:table-cell office:value-type="float" office:value="1564.541504">
                <text:p>1564.541504</text:p>
              </table:table-cell>
              <table:table-cell office:value-type="float" office:value="1571.695679">
                <text:p>1571.695679</text:p>
              </table:table-cell>
              <table:table-cell office:value-type="float" office:value="1565.595215">
                <text:p>1565.595215</text:p>
              </table:table-cell>
              <table:table-cell office:value-type="float" office:value="1573.909912">
                <text:p>1573.90991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562.685547">
                <text:p>1562.685547</text:p>
              </table:table-cell>
              <table:table-cell office:value-type="float" office:value="1572.637817">
                <text:p>1572.637817</text:p>
              </table:table-cell>
              <table:table-cell office:value-type="float" office:value="1563.44812">
                <text:p>1563.44812</text:p>
              </table:table-cell>
              <table:table-cell office:value-type="float" office:value="1573.63269">
                <text:p>1573.63269</text:p>
              </table:table-cell>
            </table:table-row>
            <table:table-row>
              <table:table-cell office:value-type="float" office:value="230.2">
                <text:p>230.2</text:p>
              </table:table-cell>
              <table:table-cell office:value-type="float" office:value="1566.037964">
                <text:p>1566.037964</text:p>
              </table:table-cell>
              <table:table-cell office:value-type="float" office:value="1568.881226">
                <text:p>1568.881226</text:p>
              </table:table-cell>
              <table:table-cell office:value-type="float" office:value="1564.912476">
                <text:p>1564.912476</text:p>
              </table:table-cell>
              <table:table-cell office:value-type="float" office:value="1573.103149">
                <text:p>1573.103149</text:p>
              </table:table-cell>
            </table:table-row>
            <table:table-row>
              <table:table-cell office:value-type="float" office:value="230.4">
                <text:p>230.4</text:p>
              </table:table-cell>
              <table:table-cell office:value-type="float" office:value="1565.384766">
                <text:p>1565.384766</text:p>
              </table:table-cell>
              <table:table-cell office:value-type="float" office:value="1569.483398">
                <text:p>1569.483398</text:p>
              </table:table-cell>
              <table:table-cell office:value-type="float" office:value="1565.011353">
                <text:p>1565.011353</text:p>
              </table:table-cell>
              <table:table-cell office:value-type="float" office:value="1572.419067">
                <text:p>1572.419067</text:p>
              </table:table-cell>
            </table:table-row>
            <table:table-row>
              <table:table-cell office:value-type="float" office:value="230.6">
                <text:p>230.6</text:p>
              </table:table-cell>
              <table:table-cell office:value-type="float" office:value="1565.042236">
                <text:p>1565.042236</text:p>
              </table:table-cell>
              <table:table-cell office:value-type="float" office:value="1573.727173">
                <text:p>1573.727173</text:p>
              </table:table-cell>
              <table:table-cell office:value-type="float" office:value="1565.615601">
                <text:p>1565.615601</text:p>
              </table:table-cell>
              <table:table-cell office:value-type="float" office:value="1573.40979">
                <text:p>1573.40979</text:p>
              </table:table-cell>
            </table:table-row>
            <table:table-row>
              <table:table-cell office:value-type="float" office:value="230.8">
                <text:p>230.8</text:p>
              </table:table-cell>
              <table:table-cell office:value-type="float" office:value="1562.510986">
                <text:p>1562.510986</text:p>
              </table:table-cell>
              <table:table-cell office:value-type="float" office:value="1569.643066">
                <text:p>1569.643066</text:p>
              </table:table-cell>
              <table:table-cell office:value-type="float" office:value="1562.581787">
                <text:p>1562.581787</text:p>
              </table:table-cell>
              <table:table-cell office:value-type="float" office:value="1568.192139">
                <text:p>1568.19213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590.916626">
                <text:p>1590.916626</text:p>
              </table:table-cell>
              <table:table-cell office:value-type="float" office:value="1622.230469">
                <text:p>1622.230469</text:p>
              </table:table-cell>
              <table:table-cell office:value-type="float" office:value="1515.553589">
                <text:p>1515.553589</text:p>
              </table:table-cell>
              <table:table-cell office:value-type="float" office:value="1538.932251">
                <text:p>1538.932251</text:p>
              </table:table-cell>
            </table:table-row>
            <table:table-row>
              <table:table-cell office:value-type="float" office:value="231.2">
                <text:p>231.2</text:p>
              </table:table-cell>
              <table:table-cell office:value-type="float" office:value="1605.424194">
                <text:p>1605.424194</text:p>
              </table:table-cell>
              <table:table-cell office:value-type="float" office:value="1633.969482">
                <text:p>1633.969482</text:p>
              </table:table-cell>
              <table:table-cell office:value-type="float" office:value="1525.213745">
                <text:p>1525.213745</text:p>
              </table:table-cell>
              <table:table-cell office:value-type="float" office:value="1526.394531">
                <text:p>1526.394531</text:p>
              </table:table-cell>
            </table:table-row>
            <table:table-row>
              <table:table-cell office:value-type="float" office:value="231.4">
                <text:p>231.4</text:p>
              </table:table-cell>
              <table:table-cell office:value-type="float" office:value="1616.146851">
                <text:p>1616.146851</text:p>
              </table:table-cell>
              <table:table-cell office:value-type="float" office:value="1672.488403">
                <text:p>1672.488403</text:p>
              </table:table-cell>
              <table:table-cell office:value-type="float" office:value="1542.877075">
                <text:p>1542.877075</text:p>
              </table:table-cell>
              <table:table-cell office:value-type="float" office:value="1544.515015">
                <text:p>1544.515015</text:p>
              </table:table-cell>
            </table:table-row>
            <table:table-row>
              <table:table-cell office:value-type="float" office:value="231.6">
                <text:p>231.6</text:p>
              </table:table-cell>
              <table:table-cell office:value-type="float" office:value="1650.571533">
                <text:p>1650.571533</text:p>
              </table:table-cell>
              <table:table-cell office:value-type="float" office:value="1682.383179">
                <text:p>1682.383179</text:p>
              </table:table-cell>
              <table:table-cell office:value-type="float" office:value="1582.700684">
                <text:p>1582.700684</text:p>
              </table:table-cell>
              <table:table-cell office:value-type="float" office:value="1596.431885">
                <text:p>1596.431885</text:p>
              </table:table-cell>
            </table:table-row>
            <table:table-row>
              <table:table-cell office:value-type="float" office:value="231.8">
                <text:p>231.8</text:p>
              </table:table-cell>
              <table:table-cell office:value-type="float" office:value="1660.889404">
                <text:p>1660.889404</text:p>
              </table:table-cell>
              <table:table-cell office:value-type="float" office:value="1687.800049">
                <text:p>1687.800049</text:p>
              </table:table-cell>
              <table:table-cell office:value-type="float" office:value="1624.930298">
                <text:p>1624.930298</text:p>
              </table:table-cell>
              <table:table-cell office:value-type="float" office:value="1629.557617">
                <text:p>1629.55761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663.252441">
                <text:p>1663.252441</text:p>
              </table:table-cell>
              <table:table-cell office:value-type="float" office:value="1720.589111">
                <text:p>1720.589111</text:p>
              </table:table-cell>
              <table:table-cell office:value-type="float" office:value="1629.068481">
                <text:p>1629.068481</text:p>
              </table:table-cell>
              <table:table-cell office:value-type="float" office:value="1663.891602">
                <text:p>1663.891602</text:p>
              </table:table-cell>
            </table:table-row>
            <table:table-row>
              <table:table-cell office:value-type="float" office:value="232.2">
                <text:p>232.2</text:p>
              </table:table-cell>
              <table:table-cell office:value-type="float" office:value="1653.007935">
                <text:p>1653.007935</text:p>
              </table:table-cell>
              <table:table-cell office:value-type="float" office:value="1684.600586">
                <text:p>1684.600586</text:p>
              </table:table-cell>
              <table:table-cell office:value-type="float" office:value="1674.031494">
                <text:p>1674.031494</text:p>
              </table:table-cell>
              <table:table-cell office:value-type="float" office:value="1701.183716">
                <text:p>1701.183716</text:p>
              </table:table-cell>
            </table:table-row>
            <table:table-row>
              <table:table-cell office:value-type="float" office:value="232.4">
                <text:p>232.4</text:p>
              </table:table-cell>
              <table:table-cell office:value-type="float" office:value="1670.873779">
                <text:p>1670.873779</text:p>
              </table:table-cell>
              <table:table-cell office:value-type="float" office:value="1734.804321">
                <text:p>1734.804321</text:p>
              </table:table-cell>
              <table:table-cell office:value-type="float" office:value="1687.209351">
                <text:p>1687.209351</text:p>
              </table:table-cell>
              <table:table-cell office:value-type="float" office:value="1750.427246">
                <text:p>1750.427246</text:p>
              </table:table-cell>
            </table:table-row>
            <table:table-row>
              <table:table-cell office:value-type="float" office:value="232.6">
                <text:p>232.6</text:p>
              </table:table-cell>
              <table:table-cell office:value-type="float" office:value="1690.898438">
                <text:p>1690.898438</text:p>
              </table:table-cell>
              <table:table-cell office:value-type="float" office:value="1774.069336">
                <text:p>1774.069336</text:p>
              </table:table-cell>
              <table:table-cell office:value-type="float" office:value="1702.629395">
                <text:p>1702.629395</text:p>
              </table:table-cell>
              <table:table-cell office:value-type="float" office:value="1781.194336">
                <text:p>1781.194336</text:p>
              </table:table-cell>
            </table:table-row>
            <table:table-row>
              <table:table-cell office:value-type="float" office:value="232.8">
                <text:p>232.8</text:p>
              </table:table-cell>
              <table:table-cell office:value-type="float" office:value="1721.710815">
                <text:p>1721.710815</text:p>
              </table:table-cell>
              <table:table-cell office:value-type="float" office:value="1755.338379">
                <text:p>1755.338379</text:p>
              </table:table-cell>
              <table:table-cell office:value-type="float" office:value="1723.147339">
                <text:p>1723.147339</text:p>
              </table:table-cell>
              <table:table-cell office:value-type="float" office:value="1766.37793">
                <text:p>1766.37793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742.965576">
                <text:p>1742.965576</text:p>
              </table:table-cell>
              <table:table-cell office:value-type="float" office:value="1794.27124">
                <text:p>1794.27124</text:p>
              </table:table-cell>
              <table:table-cell office:value-type="float" office:value="1741.534912">
                <text:p>1741.534912</text:p>
              </table:table-cell>
              <table:table-cell office:value-type="float" office:value="1806.144043">
                <text:p>1806.144043</text:p>
              </table:table-cell>
            </table:table-row>
            <table:table-row>
              <table:table-cell office:value-type="float" office:value="233.2">
                <text:p>233.2</text:p>
              </table:table-cell>
              <table:table-cell office:value-type="float" office:value="1761.377197">
                <text:p>1761.377197</text:p>
              </table:table-cell>
              <table:table-cell office:value-type="float" office:value="1827.943604">
                <text:p>1827.943604</text:p>
              </table:table-cell>
              <table:table-cell office:value-type="float" office:value="1759.764038">
                <text:p>1759.764038</text:p>
              </table:table-cell>
              <table:table-cell office:value-type="float" office:value="1840.077026">
                <text:p>1840.077026</text:p>
              </table:table-cell>
            </table:table-row>
            <table:table-row>
              <table:table-cell office:value-type="float" office:value="233.4">
                <text:p>233.4</text:p>
              </table:table-cell>
              <table:table-cell office:value-type="float" office:value="1791.647827">
                <text:p>1791.647827</text:p>
              </table:table-cell>
              <table:table-cell office:value-type="float" office:value="1847.858887">
                <text:p>1847.858887</text:p>
              </table:table-cell>
              <table:table-cell office:value-type="float" office:value="1789.355225">
                <text:p>1789.355225</text:p>
              </table:table-cell>
              <table:table-cell office:value-type="float" office:value="1861.294067">
                <text:p>1861.294067</text:p>
              </table:table-cell>
            </table:table-row>
            <table:table-row>
              <table:table-cell office:value-type="float" office:value="233.6">
                <text:p>233.6</text:p>
              </table:table-cell>
              <table:table-cell office:value-type="float" office:value="1818.6698">
                <text:p>1818.6698</text:p>
              </table:table-cell>
              <table:table-cell office:value-type="float" office:value="1874.232178">
                <text:p>1874.232178</text:p>
              </table:table-cell>
              <table:table-cell office:value-type="float" office:value="1814.475342">
                <text:p>1814.475342</text:p>
              </table:table-cell>
              <table:table-cell office:value-type="float" office:value="1889.515015">
                <text:p>1889.515015</text:p>
              </table:table-cell>
            </table:table-row>
            <table:table-row>
              <table:table-cell office:value-type="float" office:value="233.8">
                <text:p>233.8</text:p>
              </table:table-cell>
              <table:table-cell office:value-type="float" office:value="1821.526489">
                <text:p>1821.526489</text:p>
              </table:table-cell>
              <table:table-cell office:value-type="float" office:value="1874.81543">
                <text:p>1874.81543</text:p>
              </table:table-cell>
              <table:table-cell office:value-type="float" office:value="1816.464355">
                <text:p>1816.464355</text:p>
              </table:table-cell>
              <table:table-cell office:value-type="float" office:value="1892.775513">
                <text:p>1892.77551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817.908813">
                <text:p>1817.908813</text:p>
              </table:table-cell>
              <table:table-cell office:value-type="float" office:value="1947.109497">
                <text:p>1947.109497</text:p>
              </table:table-cell>
              <table:table-cell office:value-type="float" office:value="1827.40332">
                <text:p>1827.40332</text:p>
              </table:table-cell>
              <table:table-cell office:value-type="float" office:value="1944.701416">
                <text:p>1944.701416</text:p>
              </table:table-cell>
            </table:table-row>
            <table:table-row>
              <table:table-cell office:value-type="float" office:value="234.2">
                <text:p>234.2</text:p>
              </table:table-cell>
              <table:table-cell office:value-type="float" office:value="1834.009521">
                <text:p>1834.009521</text:p>
              </table:table-cell>
              <table:table-cell office:value-type="float" office:value="1919.890259">
                <text:p>1919.890259</text:p>
              </table:table-cell>
              <table:table-cell office:value-type="float" office:value="1829.185547">
                <text:p>1829.185547</text:p>
              </table:table-cell>
              <table:table-cell office:value-type="float" office:value="1926.938721">
                <text:p>1926.938721</text:p>
              </table:table-cell>
            </table:table-row>
            <table:table-row>
              <table:table-cell office:value-type="float" office:value="234.4">
                <text:p>234.4</text:p>
              </table:table-cell>
              <table:table-cell office:value-type="float" office:value="1839.767334">
                <text:p>1839.767334</text:p>
              </table:table-cell>
              <table:table-cell office:value-type="float" office:value="1895.483521">
                <text:p>1895.483521</text:p>
              </table:table-cell>
              <table:table-cell office:value-type="float" office:value="1835.655273">
                <text:p>1835.655273</text:p>
              </table:table-cell>
              <table:table-cell office:value-type="float" office:value="1914.127197">
                <text:p>1914.127197</text:p>
              </table:table-cell>
            </table:table-row>
            <table:table-row>
              <table:table-cell office:value-type="float" office:value="234.6">
                <text:p>234.6</text:p>
              </table:table-cell>
              <table:table-cell office:value-type="float" office:value="1794.371704">
                <text:p>1794.371704</text:p>
              </table:table-cell>
              <table:table-cell office:value-type="float" office:value="1971.108643">
                <text:p>1971.108643</text:p>
              </table:table-cell>
              <table:table-cell office:value-type="float" office:value="1803.91687">
                <text:p>1803.91687</text:p>
              </table:table-cell>
              <table:table-cell office:value-type="float" office:value="1973.638428">
                <text:p>1973.638428</text:p>
              </table:table-cell>
            </table:table-row>
            <table:table-row>
              <table:table-cell office:value-type="float" office:value="234.8">
                <text:p>234.8</text:p>
              </table:table-cell>
              <table:table-cell office:value-type="float" office:value="1813.393311">
                <text:p>1813.393311</text:p>
              </table:table-cell>
              <table:table-cell office:value-type="float" office:value="1946.786011">
                <text:p>1946.786011</text:p>
              </table:table-cell>
              <table:table-cell office:value-type="float" office:value="1809.762207">
                <text:p>1809.762207</text:p>
              </table:table-cell>
              <table:table-cell office:value-type="float" office:value="1957.980225">
                <text:p>1957.980225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856.531372">
                <text:p>1856.531372</text:p>
              </table:table-cell>
              <table:table-cell office:value-type="float" office:value="1881.635986">
                <text:p>1881.635986</text:p>
              </table:table-cell>
              <table:table-cell office:value-type="float" office:value="1854.920044">
                <text:p>1854.920044</text:p>
              </table:table-cell>
              <table:table-cell office:value-type="float" office:value="1896.456787">
                <text:p>1896.456787</text:p>
              </table:table-cell>
            </table:table-row>
            <table:table-row>
              <table:table-cell office:value-type="float" office:value="235.2">
                <text:p>235.2</text:p>
              </table:table-cell>
              <table:table-cell office:value-type="float" office:value="1817.527222">
                <text:p>1817.527222</text:p>
              </table:table-cell>
              <table:table-cell office:value-type="float" office:value="1977.35376">
                <text:p>1977.35376</text:p>
              </table:table-cell>
              <table:table-cell office:value-type="float" office:value="1824.926636">
                <text:p>1824.926636</text:p>
              </table:table-cell>
              <table:table-cell office:value-type="float" office:value="1980.741211">
                <text:p>1980.741211</text:p>
              </table:table-cell>
            </table:table-row>
            <table:table-row>
              <table:table-cell office:value-type="float" office:value="235.4">
                <text:p>235.4</text:p>
              </table:table-cell>
              <table:table-cell office:value-type="float" office:value="1809.010254">
                <text:p>1809.010254</text:p>
              </table:table-cell>
              <table:table-cell office:value-type="float" office:value="1952.904053">
                <text:p>1952.904053</text:p>
              </table:table-cell>
              <table:table-cell office:value-type="float" office:value="1811.137207">
                <text:p>1811.137207</text:p>
              </table:table-cell>
              <table:table-cell office:value-type="float" office:value="1960.338013">
                <text:p>1960.338013</text:p>
              </table:table-cell>
            </table:table-row>
            <table:table-row>
              <table:table-cell office:value-type="float" office:value="235.6">
                <text:p>235.6</text:p>
              </table:table-cell>
              <table:table-cell office:value-type="float" office:value="1852.883911">
                <text:p>1852.883911</text:p>
              </table:table-cell>
              <table:table-cell office:value-type="float" office:value="1905.210449">
                <text:p>1905.210449</text:p>
              </table:table-cell>
              <table:table-cell office:value-type="float" office:value="1848.444336">
                <text:p>1848.444336</text:p>
              </table:table-cell>
              <table:table-cell office:value-type="float" office:value="1920.202759">
                <text:p>1920.202759</text:p>
              </table:table-cell>
            </table:table-row>
            <table:table-row>
              <table:table-cell office:value-type="float" office:value="235.8">
                <text:p>235.8</text:p>
              </table:table-cell>
              <table:table-cell office:value-type="float" office:value="1822.620483">
                <text:p>1822.620483</text:p>
              </table:table-cell>
              <table:table-cell office:value-type="float" office:value="1971.537354">
                <text:p>1971.537354</text:p>
              </table:table-cell>
              <table:table-cell office:value-type="float" office:value="1827.631104">
                <text:p>1827.631104</text:p>
              </table:table-cell>
              <table:table-cell office:value-type="float" office:value="1980.518188">
                <text:p>1980.51818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807.297485">
                <text:p>1807.297485</text:p>
              </table:table-cell>
              <table:table-cell office:value-type="float" office:value="1953.479858">
                <text:p>1953.479858</text:p>
              </table:table-cell>
              <table:table-cell office:value-type="float" office:value="1809.281128">
                <text:p>1809.281128</text:p>
              </table:table-cell>
              <table:table-cell office:value-type="float" office:value="1963.997803">
                <text:p>1963.997803</text:p>
              </table:table-cell>
            </table:table-row>
            <table:table-row>
              <table:table-cell office:value-type="float" office:value="236.2">
                <text:p>236.2</text:p>
              </table:table-cell>
              <table:table-cell office:value-type="float" office:value="1871.081055">
                <text:p>1871.081055</text:p>
              </table:table-cell>
              <table:table-cell office:value-type="float" office:value="1896.684082">
                <text:p>1896.684082</text:p>
              </table:table-cell>
              <table:table-cell office:value-type="float" office:value="1863.378052">
                <text:p>1863.378052</text:p>
              </table:table-cell>
              <table:table-cell office:value-type="float" office:value="1915.624878">
                <text:p>1915.624878</text:p>
              </table:table-cell>
            </table:table-row>
            <table:table-row>
              <table:table-cell office:value-type="float" office:value="236.4">
                <text:p>236.4</text:p>
              </table:table-cell>
              <table:table-cell office:value-type="float" office:value="1821.627441">
                <text:p>1821.627441</text:p>
              </table:table-cell>
              <table:table-cell office:value-type="float" office:value="1973.433838">
                <text:p>1973.433838</text:p>
              </table:table-cell>
              <table:table-cell office:value-type="float" office:value="1829.951904">
                <text:p>1829.951904</text:p>
              </table:table-cell>
              <table:table-cell office:value-type="float" office:value="1980.794434">
                <text:p>1980.794434</text:p>
              </table:table-cell>
            </table:table-row>
            <table:table-row>
              <table:table-cell office:value-type="float" office:value="236.6">
                <text:p>236.6</text:p>
              </table:table-cell>
              <table:table-cell office:value-type="float" office:value="1812.497437">
                <text:p>1812.497437</text:p>
              </table:table-cell>
              <table:table-cell office:value-type="float" office:value="1981.236328">
                <text:p>1981.236328</text:p>
              </table:table-cell>
              <table:table-cell office:value-type="float" office:value="1815.894531">
                <text:p>1815.894531</text:p>
              </table:table-cell>
              <table:table-cell office:value-type="float" office:value="1985.764282">
                <text:p>1985.764282</text:p>
              </table:table-cell>
            </table:table-row>
            <table:table-row>
              <table:table-cell office:value-type="float" office:value="236.8">
                <text:p>236.8</text:p>
              </table:table-cell>
              <table:table-cell office:value-type="float" office:value="1866.514526">
                <text:p>1866.514526</text:p>
              </table:table-cell>
              <table:table-cell office:value-type="float" office:value="1895.747314">
                <text:p>1895.747314</text:p>
              </table:table-cell>
              <table:table-cell office:value-type="float" office:value="1857.34082">
                <text:p>1857.34082</text:p>
              </table:table-cell>
              <table:table-cell office:value-type="float" office:value="1911.039429">
                <text:p>1911.03942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833.37915">
                <text:p>1833.37915</text:p>
              </table:table-cell>
              <table:table-cell office:value-type="float" office:value="1991.076782">
                <text:p>1991.076782</text:p>
              </table:table-cell>
              <table:table-cell office:value-type="float" office:value="1842.172852">
                <text:p>1842.1728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37.2">
                <text:p>237.2</text:p>
              </table:table-cell>
              <table:table-cell office:value-type="float" office:value="1803.234253">
                <text:p>1803.234253</text:p>
              </table:table-cell>
              <table:table-cell office:value-type="float" office:value="1997.181519">
                <text:p>1997.181519</text:p>
              </table:table-cell>
              <table:table-cell office:value-type="float" office:value="1813.850586">
                <text:p>1813.850586</text:p>
              </table:table-cell>
              <table:table-cell office:value-type="float" office:value="1996.516113">
                <text:p>1996.516113</text:p>
              </table:table-cell>
            </table:table-row>
            <table:table-row>
              <table:table-cell office:value-type="float" office:value="237.4">
                <text:p>237.4</text:p>
              </table:table-cell>
              <table:table-cell office:value-type="float" office:value="1872.704712">
                <text:p>1872.704712</text:p>
              </table:table-cell>
              <table:table-cell office:value-type="float" office:value="1875.682617">
                <text:p>1875.682617</text:p>
              </table:table-cell>
              <table:table-cell office:value-type="float" office:value="1859.050049">
                <text:p>1859.050049</text:p>
              </table:table-cell>
              <table:table-cell office:value-type="float" office:value="1893.915527">
                <text:p>1893.915527</text:p>
              </table:table-cell>
            </table:table-row>
            <table:table-row>
              <table:table-cell office:value-type="float" office:value="237.6">
                <text:p>237.6</text:p>
              </table:table-cell>
              <table:table-cell office:value-type="float" office:value="1856.724243">
                <text:p>1856.724243</text:p>
              </table:table-cell>
              <table:table-cell office:value-type="float" office:value="1971.481445">
                <text:p>1971.481445</text:p>
              </table:table-cell>
              <table:table-cell office:value-type="float" office:value="1863.720947">
                <text:p>1863.720947</text:p>
              </table:table-cell>
              <table:table-cell office:value-type="float" office:value="1982.518066">
                <text:p>1982.518066</text:p>
              </table:table-cell>
            </table:table-row>
            <table:table-row>
              <table:table-cell office:value-type="float" office:value="237.8">
                <text:p>237.8</text:p>
              </table:table-cell>
              <table:table-cell office:value-type="float" office:value="1768.005493">
                <text:p>1768.005493</text:p>
              </table:table-cell>
              <table:table-cell office:value-type="float" office:value="1996.692139">
                <text:p>1996.692139</text:p>
              </table:table-cell>
              <table:table-cell office:value-type="float" office:value="1779.827881">
                <text:p>1779.827881</text:p>
              </table:table-cell>
              <table:table-cell office:value-type="float" office:value="1996.54834">
                <text:p>1996.54834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847.368408">
                <text:p>1847.368408</text:p>
              </table:table-cell>
              <table:table-cell office:value-type="float" office:value="1901.63855">
                <text:p>1901.63855</text:p>
              </table:table-cell>
              <table:table-cell office:value-type="float" office:value="1836.53479">
                <text:p>1836.53479</text:p>
              </table:table-cell>
              <table:table-cell office:value-type="float" office:value="1919.486816">
                <text:p>1919.486816</text:p>
              </table:table-cell>
            </table:table-row>
            <table:table-row>
              <table:table-cell office:value-type="float" office:value="238.2">
                <text:p>238.2</text:p>
              </table:table-cell>
              <table:table-cell office:value-type="float" office:value="1869.022705">
                <text:p>1869.022705</text:p>
              </table:table-cell>
              <table:table-cell office:value-type="float" office:value="1906.164551">
                <text:p>1906.164551</text:p>
              </table:table-cell>
              <table:table-cell office:value-type="float" office:value="1868.087036">
                <text:p>1868.087036</text:p>
              </table:table-cell>
              <table:table-cell office:value-type="float" office:value="1917.50061">
                <text:p>1917.50061</text:p>
              </table:table-cell>
            </table:table-row>
            <table:table-row>
              <table:table-cell office:value-type="float" office:value="238.4">
                <text:p>238.4</text:p>
              </table:table-cell>
              <table:table-cell office:value-type="float" office:value="1735.45752">
                <text:p>1735.45752</text:p>
              </table:table-cell>
              <table:table-cell office:value-type="float" office:value="1995.858887">
                <text:p>1995.858887</text:p>
              </table:table-cell>
              <table:table-cell office:value-type="float" office:value="1751.554932">
                <text:p>1751.554932</text:p>
              </table:table-cell>
              <table:table-cell office:value-type="float" office:value="1994.382202">
                <text:p>1994.382202</text:p>
              </table:table-cell>
            </table:table-row>
            <table:table-row>
              <table:table-cell office:value-type="float" office:value="238.6">
                <text:p>238.6</text:p>
              </table:table-cell>
              <table:table-cell office:value-type="float" office:value="1849.442139">
                <text:p>1849.442139</text:p>
              </table:table-cell>
              <table:table-cell office:value-type="float" office:value="1969.039795">
                <text:p>1969.039795</text:p>
              </table:table-cell>
              <table:table-cell office:value-type="float" office:value="1840.445557">
                <text:p>1840.445557</text:p>
              </table:table-cell>
              <table:table-cell office:value-type="float" office:value="1981.890381">
                <text:p>1981.890381</text:p>
              </table:table-cell>
            </table:table-row>
            <table:table-row>
              <table:table-cell office:value-type="float" office:value="238.8">
                <text:p>238.8</text:p>
              </table:table-cell>
              <table:table-cell office:value-type="float" office:value="1878.465576">
                <text:p>1878.465576</text:p>
              </table:table-cell>
              <table:table-cell office:value-type="float" office:value="1879.910645">
                <text:p>1879.910645</text:p>
              </table:table-cell>
              <table:table-cell office:value-type="float" office:value="1872.68396">
                <text:p>1872.68396</text:p>
              </table:table-cell>
              <table:table-cell office:value-type="float" office:value="1902.627808">
                <text:p>1902.627808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782.703613">
                <text:p>1782.703613</text:p>
              </table:table-cell>
              <table:table-cell office:value-type="float" office:value="1994.717041">
                <text:p>1994.717041</text:p>
              </table:table-cell>
              <table:table-cell office:value-type="float" office:value="1797.516357">
                <text:p>1797.516357</text:p>
              </table:table-cell>
              <table:table-cell office:value-type="float" office:value="1998.556152">
                <text:p>1998.556152</text:p>
              </table:table-cell>
            </table:table-row>
            <table:table-row>
              <table:table-cell office:value-type="float" office:value="239.2">
                <text:p>239.2</text:p>
              </table:table-cell>
              <table:table-cell office:value-type="float" office:value="1830.766113">
                <text:p>1830.766113</text:p>
              </table:table-cell>
              <table:table-cell office:value-type="float" office:value="2000">
                <text:p>2000</text:p>
              </table:table-cell>
              <table:table-cell office:value-type="float" office:value="1831.504517">
                <text:p>1831.504517</text:p>
              </table:table-cell>
              <table:table-cell office:value-type="float" office:value="1995.651123">
                <text:p>1995.651123</text:p>
              </table:table-cell>
            </table:table-row>
            <table:table-row>
              <table:table-cell office:value-type="float" office:value="239.4">
                <text:p>239.4</text:p>
              </table:table-cell>
              <table:table-cell office:value-type="float" office:value="1882.787598">
                <text:p>1882.787598</text:p>
              </table:table-cell>
              <table:table-cell office:value-type="float" office:value="1852.606567">
                <text:p>1852.606567</text:p>
              </table:table-cell>
              <table:table-cell office:value-type="float" office:value="1867.870972">
                <text:p>1867.870972</text:p>
              </table:table-cell>
              <table:table-cell office:value-type="float" office:value="1879.116943">
                <text:p>1879.116943</text:p>
              </table:table-cell>
            </table:table-row>
            <table:table-row>
              <table:table-cell office:value-type="float" office:value="239.6">
                <text:p>239.6</text:p>
              </table:table-cell>
              <table:table-cell office:value-type="float" office:value="1850.202881">
                <text:p>1850.202881</text:p>
              </table:table-cell>
              <table:table-cell office:value-type="float" office:value="1972.456665">
                <text:p>1972.456665</text:p>
              </table:table-cell>
              <table:table-cell office:value-type="float" office:value="1857.947998">
                <text:p>1857.947998</text:p>
              </table:table-cell>
              <table:table-cell office:value-type="float" office:value="1984.599121">
                <text:p>1984.599121</text:p>
              </table:table-cell>
            </table:table-row>
            <table:table-row>
              <table:table-cell office:value-type="float" office:value="239.8">
                <text:p>239.8</text:p>
              </table:table-cell>
              <table:table-cell office:value-type="float" office:value="1743.867798">
                <text:p>1743.867798</text:p>
              </table:table-cell>
              <table:table-cell office:value-type="float" office:value="1997.460083">
                <text:p>1997.460083</text:p>
              </table:table-cell>
              <table:table-cell office:value-type="float" office:value="1764.701172">
                <text:p>1764.701172</text:p>
              </table:table-cell>
              <table:table-cell office:value-type="float" office:value="1985.593994">
                <text:p>1985.59399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866.605469">
                <text:p>1866.605469</text:p>
              </table:table-cell>
              <table:table-cell office:value-type="float" office:value="1906.342041">
                <text:p>1906.342041</text:p>
              </table:table-cell>
              <table:table-cell office:value-type="float" office:value="1853.585938">
                <text:p>1853.585938</text:p>
              </table:table-cell>
              <table:table-cell office:value-type="float" office:value="1929.759644">
                <text:p>1929.759644</text:p>
              </table:table-cell>
            </table:table-row>
            <table:table-row>
              <table:table-cell office:value-type="float" office:value="240.2">
                <text:p>240.2</text:p>
              </table:table-cell>
              <table:table-cell office:value-type="float" office:value="1902.578979">
                <text:p>1902.578979</text:p>
              </table:table-cell>
              <table:table-cell office:value-type="float" office:value="1889.170044">
                <text:p>1889.170044</text:p>
              </table:table-cell>
              <table:table-cell office:value-type="float" office:value="1898.775146">
                <text:p>1898.775146</text:p>
              </table:table-cell>
              <table:table-cell office:value-type="float" office:value="1910.643311">
                <text:p>1910.643311</text:p>
              </table:table-cell>
            </table:table-row>
            <table:table-row>
              <table:table-cell office:value-type="float" office:value="240.4">
                <text:p>240.4</text:p>
              </table:table-cell>
              <table:table-cell office:value-type="float" office:value="1730.406738">
                <text:p>1730.406738</text:p>
              </table:table-cell>
              <table:table-cell office:value-type="float" office:value="1995.110229">
                <text:p>1995.110229</text:p>
              </table:table-cell>
              <table:table-cell office:value-type="float" office:value="1748.474487">
                <text:p>1748.474487</text:p>
              </table:table-cell>
              <table:table-cell office:value-type="float" office:value="1994.306519">
                <text:p>1994.306519</text:p>
              </table:table-cell>
            </table:table-row>
            <table:table-row>
              <table:table-cell office:value-type="float" office:value="240.6">
                <text:p>240.6</text:p>
              </table:table-cell>
              <table:table-cell office:value-type="float" office:value="1866.88623">
                <text:p>1866.88623</text:p>
              </table:table-cell>
              <table:table-cell office:value-type="float" office:value="1991.081909">
                <text:p>1991.081909</text:p>
              </table:table-cell>
              <table:table-cell office:value-type="float" office:value="1856.122314">
                <text:p>1856.122314</text:p>
              </table:table-cell>
              <table:table-cell office:value-type="float" office:value="1999.270508">
                <text:p>1999.270508</text:p>
              </table:table-cell>
            </table:table-row>
            <table:table-row>
              <table:table-cell office:value-type="float" office:value="240.8">
                <text:p>240.8</text:p>
              </table:table-cell>
              <table:table-cell office:value-type="float" office:value="1897.783203">
                <text:p>1897.783203</text:p>
              </table:table-cell>
              <table:table-cell office:value-type="float" office:value="1852.149536">
                <text:p>1852.149536</text:p>
              </table:table-cell>
              <table:table-cell office:value-type="float" office:value="1880.366699">
                <text:p>1880.366699</text:p>
              </table:table-cell>
              <table:table-cell office:value-type="float" office:value="1878.279907">
                <text:p>1878.279907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824.181519">
                <text:p>1824.181519</text:p>
              </table:table-cell>
              <table:table-cell office:value-type="float" office:value="1994.313477">
                <text:p>1994.313477</text:p>
              </table:table-cell>
              <table:table-cell office:value-type="float" office:value="1840.604004">
                <text:p>1840.604004</text:p>
              </table:table-cell>
              <table:table-cell office:value-type="float" office:value="1997.968018">
                <text:p>1997.968018</text:p>
              </table:table-cell>
            </table:table-row>
            <table:table-row>
              <table:table-cell office:value-type="float" office:value="241.2">
                <text:p>241.2</text:p>
              </table:table-cell>
              <table:table-cell office:value-type="float" office:value="1785.39917">
                <text:p>1785.39917</text:p>
              </table:table-cell>
              <table:table-cell office:value-type="float" office:value="1997.161987">
                <text:p>1997.161987</text:p>
              </table:table-cell>
              <table:table-cell office:value-type="float" office:value="1798.633179">
                <text:p>1798.633179</text:p>
              </table:table-cell>
              <table:table-cell office:value-type="float" office:value="1993.947876">
                <text:p>1993.947876</text:p>
              </table:table-cell>
            </table:table-row>
            <table:table-row>
              <table:table-cell office:value-type="float" office:value="241.4">
                <text:p>241.4</text:p>
              </table:table-cell>
              <table:table-cell office:value-type="float" office:value="1875.959106">
                <text:p>1875.959106</text:p>
              </table:table-cell>
              <table:table-cell office:value-type="float" office:value="1908.416504">
                <text:p>1908.416504</text:p>
              </table:table-cell>
              <table:table-cell office:value-type="float" office:value="1859.628906">
                <text:p>1859.628906</text:p>
              </table:table-cell>
              <table:table-cell office:value-type="float" office:value="1937.445312">
                <text:p>1937.445312</text:p>
              </table:table-cell>
            </table:table-row>
            <table:table-row>
              <table:table-cell office:value-type="float" office:value="241.6">
                <text:p>241.6</text:p>
              </table:table-cell>
              <table:table-cell office:value-type="float" office:value="1888.958862">
                <text:p>1888.958862</text:p>
              </table:table-cell>
              <table:table-cell office:value-type="float" office:value="1918.050781">
                <text:p>1918.050781</text:p>
              </table:table-cell>
              <table:table-cell office:value-type="float" office:value="1885.526611">
                <text:p>1885.526611</text:p>
              </table:table-cell>
              <table:table-cell office:value-type="float" office:value="1931.86084">
                <text:p>1931.86084</text:p>
              </table:table-cell>
            </table:table-row>
            <table:table-row>
              <table:table-cell office:value-type="float" office:value="241.8">
                <text:p>241.8</text:p>
              </table:table-cell>
              <table:table-cell office:value-type="float" office:value="1726.869385">
                <text:p>1726.869385</text:p>
              </table:table-cell>
              <table:table-cell office:value-type="float" office:value="1996.777344">
                <text:p>1996.777344</text:p>
              </table:table-cell>
              <table:table-cell office:value-type="float" office:value="1743.282593">
                <text:p>1743.282593</text:p>
              </table:table-cell>
              <table:table-cell office:value-type="float" office:value="1991.742188">
                <text:p>1991.74218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881.78418">
                <text:p>1881.78418</text:p>
              </table:table-cell>
              <table:table-cell office:value-type="float" office:value="1988.586182">
                <text:p>1988.586182</text:p>
              </table:table-cell>
              <table:table-cell office:value-type="float" office:value="1870.922363">
                <text:p>1870.9223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2.2">
                <text:p>242.2</text:p>
              </table:table-cell>
              <table:table-cell office:value-type="float" office:value="1887.887451">
                <text:p>1887.887451</text:p>
              </table:table-cell>
              <table:table-cell office:value-type="float" office:value="1897.75769">
                <text:p>1897.75769</text:p>
              </table:table-cell>
              <table:table-cell office:value-type="float" office:value="1881.859009">
                <text:p>1881.859009</text:p>
              </table:table-cell>
              <table:table-cell office:value-type="float" office:value="1921.592529">
                <text:p>1921.592529</text:p>
              </table:table-cell>
            </table:table-row>
            <table:table-row>
              <table:table-cell office:value-type="float" office:value="242.4">
                <text:p>242.4</text:p>
              </table:table-cell>
              <table:table-cell office:value-type="float" office:value="1804.235352">
                <text:p>1804.235352</text:p>
              </table:table-cell>
              <table:table-cell office:value-type="float" office:value="1994.575317">
                <text:p>1994.575317</text:p>
              </table:table-cell>
              <table:table-cell office:value-type="float" office:value="1820.401611">
                <text:p>1820.401611</text:p>
              </table:table-cell>
              <table:table-cell office:value-type="float" office:value="1997.561523">
                <text:p>1997.561523</text:p>
              </table:table-cell>
            </table:table-row>
            <table:table-row>
              <table:table-cell office:value-type="float" office:value="242.6">
                <text:p>242.6</text:p>
              </table:table-cell>
              <table:table-cell office:value-type="float" office:value="1827.784912">
                <text:p>1827.784912</text:p>
              </table:table-cell>
              <table:table-cell office:value-type="float" office:value="1999.818848">
                <text:p>1999.818848</text:p>
              </table:table-cell>
              <table:table-cell office:value-type="float" office:value="1830.141113">
                <text:p>1830.141113</text:p>
              </table:table-cell>
              <table:table-cell office:value-type="float" office:value="1998.102539">
                <text:p>1998.102539</text:p>
              </table:table-cell>
            </table:table-row>
            <table:table-row>
              <table:table-cell office:value-type="float" office:value="242.8">
                <text:p>242.8</text:p>
              </table:table-cell>
              <table:table-cell office:value-type="float" office:value="1881.959595">
                <text:p>1881.959595</text:p>
              </table:table-cell>
              <table:table-cell office:value-type="float" office:value="1904.181152">
                <text:p>1904.181152</text:p>
              </table:table-cell>
              <table:table-cell office:value-type="float" office:value="1864.321045">
                <text:p>1864.321045</text:p>
              </table:table-cell>
              <table:table-cell office:value-type="float" office:value="1935.269897">
                <text:p>1935.26989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885.237793">
                <text:p>1885.237793</text:p>
              </table:table-cell>
              <table:table-cell office:value-type="float" office:value="1957.450806">
                <text:p>1957.450806</text:p>
              </table:table-cell>
              <table:table-cell office:value-type="float" office:value="1889.412842">
                <text:p>1889.412842</text:p>
              </table:table-cell>
              <table:table-cell office:value-type="float" office:value="1969.697021">
                <text:p>1969.697021</text:p>
              </table:table-cell>
            </table:table-row>
            <table:table-row>
              <table:table-cell office:value-type="float" office:value="243.2">
                <text:p>243.2</text:p>
              </table:table-cell>
              <table:table-cell office:value-type="float" office:value="1738.608154">
                <text:p>1738.608154</text:p>
              </table:table-cell>
              <table:table-cell office:value-type="float" office:value="1996.61499">
                <text:p>1996.61499</text:p>
              </table:table-cell>
              <table:table-cell office:value-type="float" office:value="1756.572876">
                <text:p>1756.572876</text:p>
              </table:table-cell>
              <table:table-cell office:value-type="float" office:value="1990.601196">
                <text:p>1990.601196</text:p>
              </table:table-cell>
            </table:table-row>
            <table:table-row>
              <table:table-cell office:value-type="float" office:value="243.4">
                <text:p>243.4</text:p>
              </table:table-cell>
              <table:table-cell office:value-type="float" office:value="1887.955322">
                <text:p>1887.955322</text:p>
              </table:table-cell>
              <table:table-cell office:value-type="float" office:value="1985.91333">
                <text:p>1985.91333</text:p>
              </table:table-cell>
              <table:table-cell office:value-type="float" office:value="1877.944946">
                <text:p>1877.9449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3.6">
                <text:p>243.6</text:p>
              </table:table-cell>
              <table:table-cell office:value-type="float" office:value="1893.595093">
                <text:p>1893.595093</text:p>
              </table:table-cell>
              <table:table-cell office:value-type="float" office:value="1916.391357">
                <text:p>1916.391357</text:p>
              </table:table-cell>
              <table:table-cell office:value-type="float" office:value="1885.737183">
                <text:p>1885.737183</text:p>
              </table:table-cell>
              <table:table-cell office:value-type="float" office:value="1939.877319">
                <text:p>1939.877319</text:p>
              </table:table-cell>
            </table:table-row>
            <table:table-row>
              <table:table-cell office:value-type="float" office:value="243.8">
                <text:p>243.8</text:p>
              </table:table-cell>
              <table:table-cell office:value-type="float" office:value="1823.373657">
                <text:p>1823.373657</text:p>
              </table:table-cell>
              <table:table-cell office:value-type="float" office:value="1994.477905">
                <text:p>1994.477905</text:p>
              </table:table-cell>
              <table:table-cell office:value-type="float" office:value="1833.977051">
                <text:p>1833.97705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828.22937">
                <text:p>1828.22937</text:p>
              </table:table-cell>
              <table:table-cell office:value-type="float" office:value="1999.309937">
                <text:p>1999.309937</text:p>
              </table:table-cell>
              <table:table-cell office:value-type="float" office:value="1831.516479">
                <text:p>1831.516479</text:p>
              </table:table-cell>
              <table:table-cell office:value-type="float" office:value="1998.458984">
                <text:p>1998.458984</text:p>
              </table:table-cell>
            </table:table-row>
            <table:table-row>
              <table:table-cell office:value-type="float" office:value="244.2">
                <text:p>244.2</text:p>
              </table:table-cell>
              <table:table-cell office:value-type="float" office:value="1890.010498">
                <text:p>1890.010498</text:p>
              </table:table-cell>
              <table:table-cell office:value-type="float" office:value="1953.671143">
                <text:p>1953.671143</text:p>
              </table:table-cell>
              <table:table-cell office:value-type="float" office:value="1877.190308">
                <text:p>1877.190308</text:p>
              </table:table-cell>
              <table:table-cell office:value-type="float" office:value="1978.27417">
                <text:p>1978.27417</text:p>
              </table:table-cell>
            </table:table-row>
            <table:table-row>
              <table:table-cell office:value-type="float" office:value="244.4">
                <text:p>244.4</text:p>
              </table:table-cell>
              <table:table-cell office:value-type="float" office:value="1888.515625">
                <text:p>1888.515625</text:p>
              </table:table-cell>
              <table:table-cell office:value-type="float" office:value="1952.638062">
                <text:p>1952.638062</text:p>
              </table:table-cell>
              <table:table-cell office:value-type="float" office:value="1891.327148">
                <text:p>1891.327148</text:p>
              </table:table-cell>
              <table:table-cell office:value-type="float" office:value="1963.497803">
                <text:p>1963.497803</text:p>
              </table:table-cell>
            </table:table-row>
            <table:table-row>
              <table:table-cell office:value-type="float" office:value="244.6">
                <text:p>244.6</text:p>
              </table:table-cell>
              <table:table-cell office:value-type="float" office:value="1782.480225">
                <text:p>1782.480225</text:p>
              </table:table-cell>
              <table:table-cell office:value-type="float" office:value="1997.509399">
                <text:p>1997.509399</text:p>
              </table:table-cell>
              <table:table-cell office:value-type="float" office:value="1794.122314">
                <text:p>1794.122314</text:p>
              </table:table-cell>
              <table:table-cell office:value-type="float" office:value="1994.660522">
                <text:p>1994.660522</text:p>
              </table:table-cell>
            </table:table-row>
            <table:table-row>
              <table:table-cell office:value-type="float" office:value="244.8">
                <text:p>244.8</text:p>
              </table:table-cell>
              <table:table-cell office:value-type="float" office:value="1881.515381">
                <text:p>1881.515381</text:p>
              </table:table-cell>
              <table:table-cell office:value-type="float" office:value="1990.294922">
                <text:p>1990.294922</text:p>
              </table:table-cell>
              <table:table-cell office:value-type="float" office:value="1876.00769">
                <text:p>1876.0076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898.868652">
                <text:p>1898.868652</text:p>
              </table:table-cell>
              <table:table-cell office:value-type="float" office:value="1931.319214">
                <text:p>1931.319214</text:p>
              </table:table-cell>
              <table:table-cell office:value-type="float" office:value="1890.192383">
                <text:p>1890.192383</text:p>
              </table:table-cell>
              <table:table-cell office:value-type="float" office:value="1956.740479">
                <text:p>1956.740479</text:p>
              </table:table-cell>
            </table:table-row>
            <table:table-row>
              <table:table-cell office:value-type="float" office:value="245.2">
                <text:p>245.2</text:p>
              </table:table-cell>
              <table:table-cell office:value-type="float" office:value="1858.724487">
                <text:p>1858.724487</text:p>
              </table:table-cell>
              <table:table-cell office:value-type="float" office:value="1992.37561">
                <text:p>1992.37561</text:p>
              </table:table-cell>
              <table:table-cell office:value-type="float" office:value="1864.501831">
                <text:p>1864.5018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4">
                <text:p>245.4</text:p>
              </table:table-cell>
              <table:table-cell office:value-type="float" office:value="1841.991577">
                <text:p>1841.991577</text:p>
              </table:table-cell>
              <table:table-cell office:value-type="float" office:value="1997.697388">
                <text:p>1997.697388</text:p>
              </table:table-cell>
              <table:table-cell office:value-type="float" office:value="1846.111816">
                <text:p>1846.1118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6">
                <text:p>245.6</text:p>
              </table:table-cell>
              <table:table-cell office:value-type="float" office:value="1887.430786">
                <text:p>1887.430786</text:p>
              </table:table-cell>
              <table:table-cell office:value-type="float" office:value="1984.38562">
                <text:p>1984.38562</text:p>
              </table:table-cell>
              <table:table-cell office:value-type="float" office:value="1883.563721">
                <text:p>1883.5637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5.8">
                <text:p>245.8</text:p>
              </table:table-cell>
              <table:table-cell office:value-type="float" office:value="1890.749268">
                <text:p>1890.749268</text:p>
              </table:table-cell>
              <table:table-cell office:value-type="float" office:value="1981.749634">
                <text:p>1981.749634</text:p>
              </table:table-cell>
              <table:table-cell office:value-type="float" office:value="1889.449341">
                <text:p>1889.4493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861.450317">
                <text:p>1861.450317</text:p>
              </table:table-cell>
              <table:table-cell office:value-type="float" office:value="1991.452637">
                <text:p>1991.452637</text:p>
              </table:table-cell>
              <table:table-cell office:value-type="float" office:value="1865.53479">
                <text:p>1865.534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2">
                <text:p>246.2</text:p>
              </table:table-cell>
              <table:table-cell office:value-type="float" office:value="1867.852417">
                <text:p>1867.852417</text:p>
              </table:table-cell>
              <table:table-cell office:value-type="float" office:value="1990.681641">
                <text:p>1990.681641</text:p>
              </table:table-cell>
              <table:table-cell office:value-type="float" office:value="1868.013916">
                <text:p>1868.0139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4">
                <text:p>246.4</text:p>
              </table:table-cell>
              <table:table-cell office:value-type="float" office:value="1884.678955">
                <text:p>1884.678955</text:p>
              </table:table-cell>
              <table:table-cell office:value-type="float" office:value="1989.888428">
                <text:p>1989.888428</text:p>
              </table:table-cell>
              <table:table-cell office:value-type="float" office:value="1883.188232">
                <text:p>1883.1882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6">
                <text:p>246.6</text:p>
              </table:table-cell>
              <table:table-cell office:value-type="float" office:value="1864.596191">
                <text:p>1864.596191</text:p>
              </table:table-cell>
              <table:table-cell office:value-type="float" office:value="1985.266724">
                <text:p>1985.266724</text:p>
              </table:table-cell>
              <table:table-cell office:value-type="float" office:value="1864.780273">
                <text:p>1864.78027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6.8">
                <text:p>246.8</text:p>
              </table:table-cell>
              <table:table-cell office:value-type="float" office:value="1870.756714">
                <text:p>1870.756714</text:p>
              </table:table-cell>
              <table:table-cell office:value-type="float" office:value="1989.532471">
                <text:p>1989.532471</text:p>
              </table:table-cell>
              <table:table-cell office:value-type="float" office:value="1872.541992">
                <text:p>1872.5419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856.887939">
                <text:p>1856.887939</text:p>
              </table:table-cell>
              <table:table-cell office:value-type="float" office:value="1991.133179">
                <text:p>1991.133179</text:p>
              </table:table-cell>
              <table:table-cell office:value-type="float" office:value="1858.125488">
                <text:p>1858.12548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2">
                <text:p>247.2</text:p>
              </table:table-cell>
              <table:table-cell office:value-type="float" office:value="1867.42981">
                <text:p>1867.42981</text:p>
              </table:table-cell>
              <table:table-cell office:value-type="float" office:value="1993.087158">
                <text:p>1993.087158</text:p>
              </table:table-cell>
              <table:table-cell office:value-type="float" office:value="1869.739136">
                <text:p>1869.7391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4">
                <text:p>247.4</text:p>
              </table:table-cell>
              <table:table-cell office:value-type="float" office:value="1880.369629">
                <text:p>1880.369629</text:p>
              </table:table-cell>
              <table:table-cell office:value-type="float" office:value="1986.638428">
                <text:p>1986.638428</text:p>
              </table:table-cell>
              <table:table-cell office:value-type="float" office:value="1877.666016">
                <text:p>1877.6660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6">
                <text:p>247.6</text:p>
              </table:table-cell>
              <table:table-cell office:value-type="float" office:value="1868.059692">
                <text:p>1868.059692</text:p>
              </table:table-cell>
              <table:table-cell office:value-type="float" office:value="1990.546021">
                <text:p>1990.546021</text:p>
              </table:table-cell>
              <table:table-cell office:value-type="float" office:value="1868.357178">
                <text:p>1868.35717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7.8">
                <text:p>247.8</text:p>
              </table:table-cell>
              <table:table-cell office:value-type="float" office:value="1874.692871">
                <text:p>1874.692871</text:p>
              </table:table-cell>
              <table:table-cell office:value-type="float" office:value="1991.776611">
                <text:p>1991.776611</text:p>
              </table:table-cell>
              <table:table-cell office:value-type="float" office:value="1872.811768">
                <text:p>1872.81176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866.535767">
                <text:p>1866.535767</text:p>
              </table:table-cell>
              <table:table-cell office:value-type="float" office:value="1991.665405">
                <text:p>1991.665405</text:p>
              </table:table-cell>
              <table:table-cell office:value-type="float" office:value="1866.916016">
                <text:p>1866.91601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2">
                <text:p>248.2</text:p>
              </table:table-cell>
              <table:table-cell office:value-type="float" office:value="1874.480103">
                <text:p>1874.480103</text:p>
              </table:table-cell>
              <table:table-cell office:value-type="float" office:value="1986.897339">
                <text:p>1986.897339</text:p>
              </table:table-cell>
              <table:table-cell office:value-type="float" office:value="1871.564941">
                <text:p>1871.5649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4">
                <text:p>248.4</text:p>
              </table:table-cell>
              <table:table-cell office:value-type="float" office:value="1866.542236">
                <text:p>1866.542236</text:p>
              </table:table-cell>
              <table:table-cell office:value-type="float" office:value="1990.707153">
                <text:p>1990.707153</text:p>
              </table:table-cell>
              <table:table-cell office:value-type="float" office:value="1869.265381">
                <text:p>1869.26538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6">
                <text:p>248.6</text:p>
              </table:table-cell>
              <table:table-cell office:value-type="float" office:value="1870.042603">
                <text:p>1870.042603</text:p>
              </table:table-cell>
              <table:table-cell office:value-type="float" office:value="1986.918945">
                <text:p>1986.918945</text:p>
              </table:table-cell>
              <table:table-cell office:value-type="float" office:value="1867.699341">
                <text:p>1867.69934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8.8">
                <text:p>248.8</text:p>
              </table:table-cell>
              <table:table-cell office:value-type="float" office:value="1874.591797">
                <text:p>1874.591797</text:p>
              </table:table-cell>
              <table:table-cell office:value-type="float" office:value="1991.068604">
                <text:p>1991.068604</text:p>
              </table:table-cell>
              <table:table-cell office:value-type="float" office:value="1873.63562">
                <text:p>1873.6356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870.682129">
                <text:p>1870.682129</text:p>
              </table:table-cell>
              <table:table-cell office:value-type="float" office:value="1991.631104">
                <text:p>1991.631104</text:p>
              </table:table-cell>
              <table:table-cell office:value-type="float" office:value="1869.500244">
                <text:p>1869.50024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2">
                <text:p>249.2</text:p>
              </table:table-cell>
              <table:table-cell office:value-type="float" office:value="1874.687988">
                <text:p>1874.687988</text:p>
              </table:table-cell>
              <table:table-cell office:value-type="float" office:value="1989.374756">
                <text:p>1989.374756</text:p>
              </table:table-cell>
              <table:table-cell office:value-type="float" office:value="1872.582397">
                <text:p>1872.5823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4">
                <text:p>249.4</text:p>
              </table:table-cell>
              <table:table-cell office:value-type="float" office:value="1871.702271">
                <text:p>1871.702271</text:p>
              </table:table-cell>
              <table:table-cell office:value-type="float" office:value="1989.984619">
                <text:p>1989.984619</text:p>
              </table:table-cell>
              <table:table-cell office:value-type="float" office:value="1872.505615">
                <text:p>1872.5056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6">
                <text:p>249.6</text:p>
              </table:table-cell>
              <table:table-cell office:value-type="float" office:value="1869.818848">
                <text:p>1869.818848</text:p>
              </table:table-cell>
              <table:table-cell office:value-type="float" office:value="1993.376465">
                <text:p>1993.376465</text:p>
              </table:table-cell>
              <table:table-cell office:value-type="float" office:value="1870.299805">
                <text:p>1870.29980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49.8">
                <text:p>249.8</text:p>
              </table:table-cell>
              <table:table-cell office:value-type="float" office:value="1872.32605">
                <text:p>1872.32605</text:p>
              </table:table-cell>
              <table:table-cell office:value-type="float" office:value="1991.839966">
                <text:p>1991.839966</text:p>
              </table:table-cell>
              <table:table-cell office:value-type="float" office:value="1872.835205">
                <text:p>1872.83520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65.285156">
                <text:p>1865.285156</text:p>
              </table:table-cell>
              <table:table-cell office:value-type="float" office:value="1985.339355">
                <text:p>1985.339355</text:p>
              </table:table-cell>
              <table:table-cell office:value-type="float" office:value="1865.786987">
                <text:p>1865.7869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2">
                <text:p>250.2</text:p>
              </table:table-cell>
              <table:table-cell office:value-type="float" office:value="1868.713623">
                <text:p>1868.713623</text:p>
              </table:table-cell>
              <table:table-cell office:value-type="float" office:value="1983.598633">
                <text:p>1983.598633</text:p>
              </table:table-cell>
              <table:table-cell office:value-type="float" office:value="1863.463013">
                <text:p>1863.46301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4">
                <text:p>250.4</text:p>
              </table:table-cell>
              <table:table-cell office:value-type="float" office:value="1870.389404">
                <text:p>1870.389404</text:p>
              </table:table-cell>
              <table:table-cell office:value-type="float" office:value="1992.158081">
                <text:p>1992.158081</text:p>
              </table:table-cell>
              <table:table-cell office:value-type="float" office:value="1870.418457">
                <text:p>1870.41845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6">
                <text:p>250.6</text:p>
              </table:table-cell>
              <table:table-cell office:value-type="float" office:value="1869.264893">
                <text:p>1869.264893</text:p>
              </table:table-cell>
              <table:table-cell office:value-type="float" office:value="1989.973755">
                <text:p>1989.973755</text:p>
              </table:table-cell>
              <table:table-cell office:value-type="float" office:value="1867.684082">
                <text:p>1867.6840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0.8">
                <text:p>250.8</text:p>
              </table:table-cell>
              <table:table-cell office:value-type="float" office:value="1867.855957">
                <text:p>1867.855957</text:p>
              </table:table-cell>
              <table:table-cell office:value-type="float" office:value="1989.82959">
                <text:p>1989.82959</text:p>
              </table:table-cell>
              <table:table-cell office:value-type="float" office:value="1865.95459">
                <text:p>1865.9545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865.983154">
                <text:p>1865.983154</text:p>
              </table:table-cell>
              <table:table-cell office:value-type="float" office:value="1988.775513">
                <text:p>1988.775513</text:p>
              </table:table-cell>
              <table:table-cell office:value-type="float" office:value="1867.933105">
                <text:p>1867.93310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2">
                <text:p>251.2</text:p>
              </table:table-cell>
              <table:table-cell office:value-type="float" office:value="1870.745483">
                <text:p>1870.745483</text:p>
              </table:table-cell>
              <table:table-cell office:value-type="float" office:value="1990.660645">
                <text:p>1990.660645</text:p>
              </table:table-cell>
              <table:table-cell office:value-type="float" office:value="1870.295166">
                <text:p>1870.2951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4">
                <text:p>251.4</text:p>
              </table:table-cell>
              <table:table-cell office:value-type="float" office:value="1872.872314">
                <text:p>1872.872314</text:p>
              </table:table-cell>
              <table:table-cell office:value-type="float" office:value="1990.128296">
                <text:p>1990.128296</text:p>
              </table:table-cell>
              <table:table-cell office:value-type="float" office:value="1871.459229">
                <text:p>1871.45922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6">
                <text:p>251.6</text:p>
              </table:table-cell>
              <table:table-cell office:value-type="float" office:value="1870.595459">
                <text:p>1870.595459</text:p>
              </table:table-cell>
              <table:table-cell office:value-type="float" office:value="1992.369385">
                <text:p>1992.369385</text:p>
              </table:table-cell>
              <table:table-cell office:value-type="float" office:value="1872.72998">
                <text:p>1872.7299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1.8">
                <text:p>251.8</text:p>
              </table:table-cell>
              <table:table-cell office:value-type="float" office:value="1868.94458">
                <text:p>1868.94458</text:p>
              </table:table-cell>
              <table:table-cell office:value-type="float" office:value="1991.343994">
                <text:p>1991.343994</text:p>
              </table:table-cell>
              <table:table-cell office:value-type="float" office:value="1872.670166">
                <text:p>1872.6701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871.650146">
                <text:p>1871.650146</text:p>
              </table:table-cell>
              <table:table-cell office:value-type="float" office:value="1988.597412">
                <text:p>1988.597412</text:p>
              </table:table-cell>
              <table:table-cell office:value-type="float" office:value="1869.338379">
                <text:p>1869.33837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2">
                <text:p>252.2</text:p>
              </table:table-cell>
              <table:table-cell office:value-type="float" office:value="1872.292236">
                <text:p>1872.292236</text:p>
              </table:table-cell>
              <table:table-cell office:value-type="float" office:value="1990.834595">
                <text:p>1990.834595</text:p>
              </table:table-cell>
              <table:table-cell office:value-type="float" office:value="1869.097046">
                <text:p>1869.09704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4">
                <text:p>252.4</text:p>
              </table:table-cell>
              <table:table-cell office:value-type="float" office:value="1871.046143">
                <text:p>1871.046143</text:p>
              </table:table-cell>
              <table:table-cell office:value-type="float" office:value="1991.485107">
                <text:p>1991.485107</text:p>
              </table:table-cell>
              <table:table-cell office:value-type="float" office:value="1869.596436">
                <text:p>1869.59643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6">
                <text:p>252.6</text:p>
              </table:table-cell>
              <table:table-cell office:value-type="float" office:value="1870.470581">
                <text:p>1870.470581</text:p>
              </table:table-cell>
              <table:table-cell office:value-type="float" office:value="1992.168823">
                <text:p>1992.168823</text:p>
              </table:table-cell>
              <table:table-cell office:value-type="float" office:value="1871.814697">
                <text:p>1871.81469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2.8">
                <text:p>252.8</text:p>
              </table:table-cell>
              <table:table-cell office:value-type="float" office:value="1871.361084">
                <text:p>1871.361084</text:p>
              </table:table-cell>
              <table:table-cell office:value-type="float" office:value="1989.947021">
                <text:p>1989.947021</text:p>
              </table:table-cell>
              <table:table-cell office:value-type="float" office:value="1867.989014">
                <text:p>1867.98901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862.538818">
                <text:p>1862.538818</text:p>
              </table:table-cell>
              <table:table-cell office:value-type="float" office:value="1989.694214">
                <text:p>1989.694214</text:p>
              </table:table-cell>
              <table:table-cell office:value-type="float" office:value="1863.855957">
                <text:p>1863.85595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2">
                <text:p>253.2</text:p>
              </table:table-cell>
              <table:table-cell office:value-type="float" office:value="1874.806641">
                <text:p>1874.806641</text:p>
              </table:table-cell>
              <table:table-cell office:value-type="float" office:value="1994.303833">
                <text:p>1994.303833</text:p>
              </table:table-cell>
              <table:table-cell office:value-type="float" office:value="1875.674927">
                <text:p>1875.67492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4">
                <text:p>253.4</text:p>
              </table:table-cell>
              <table:table-cell office:value-type="float" office:value="1871.376587">
                <text:p>1871.376587</text:p>
              </table:table-cell>
              <table:table-cell office:value-type="float" office:value="1989.944092">
                <text:p>1989.944092</text:p>
              </table:table-cell>
              <table:table-cell office:value-type="float" office:value="1870.05249">
                <text:p>1870.0524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6">
                <text:p>253.6</text:p>
              </table:table-cell>
              <table:table-cell office:value-type="float" office:value="1870.149414">
                <text:p>1870.149414</text:p>
              </table:table-cell>
              <table:table-cell office:value-type="float" office:value="1994.807739">
                <text:p>1994.807739</text:p>
              </table:table-cell>
              <table:table-cell office:value-type="float" office:value="1870.846924">
                <text:p>1870.84692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3.8">
                <text:p>253.8</text:p>
              </table:table-cell>
              <table:table-cell office:value-type="float" office:value="1869.632812">
                <text:p>1869.632812</text:p>
              </table:table-cell>
              <table:table-cell office:value-type="float" office:value="1989.217529">
                <text:p>1989.217529</text:p>
              </table:table-cell>
              <table:table-cell office:value-type="float" office:value="1869.981567">
                <text:p>1869.9815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871.02417">
                <text:p>1871.02417</text:p>
              </table:table-cell>
              <table:table-cell office:value-type="float" office:value="1990.914307">
                <text:p>1990.914307</text:p>
              </table:table-cell>
              <table:table-cell office:value-type="float" office:value="1871.04187">
                <text:p>1871.0418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2">
                <text:p>254.2</text:p>
              </table:table-cell>
              <table:table-cell office:value-type="float" office:value="1866.912354">
                <text:p>1866.912354</text:p>
              </table:table-cell>
              <table:table-cell office:value-type="float" office:value="1989.83667">
                <text:p>1989.83667</text:p>
              </table:table-cell>
              <table:table-cell office:value-type="float" office:value="1867.592163">
                <text:p>1867.59216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4">
                <text:p>254.4</text:p>
              </table:table-cell>
              <table:table-cell office:value-type="float" office:value="1871.914795">
                <text:p>1871.914795</text:p>
              </table:table-cell>
              <table:table-cell office:value-type="float" office:value="1987.833496">
                <text:p>1987.833496</text:p>
              </table:table-cell>
              <table:table-cell office:value-type="float" office:value="1871.356323">
                <text:p>1871.3563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6">
                <text:p>254.6</text:p>
              </table:table-cell>
              <table:table-cell office:value-type="float" office:value="1871.11499">
                <text:p>1871.11499</text:p>
              </table:table-cell>
              <table:table-cell office:value-type="float" office:value="1988.255371">
                <text:p>1988.255371</text:p>
              </table:table-cell>
              <table:table-cell office:value-type="float" office:value="1867.340942">
                <text:p>1867.34094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4.8">
                <text:p>254.8</text:p>
              </table:table-cell>
              <table:table-cell office:value-type="float" office:value="1871.394775">
                <text:p>1871.394775</text:p>
              </table:table-cell>
              <table:table-cell office:value-type="float" office:value="1990.704224">
                <text:p>1990.704224</text:p>
              </table:table-cell>
              <table:table-cell office:value-type="float" office:value="1866.866699">
                <text:p>1866.86669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870.171875">
                <text:p>1870.171875</text:p>
              </table:table-cell>
              <table:table-cell office:value-type="float" office:value="1995.549561">
                <text:p>1995.549561</text:p>
              </table:table-cell>
              <table:table-cell office:value-type="float" office:value="1872.706909">
                <text:p>1872.70690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2">
                <text:p>255.2</text:p>
              </table:table-cell>
              <table:table-cell office:value-type="float" office:value="1868.52124">
                <text:p>1868.52124</text:p>
              </table:table-cell>
              <table:table-cell office:value-type="float" office:value="1987.813232">
                <text:p>1987.813232</text:p>
              </table:table-cell>
              <table:table-cell office:value-type="float" office:value="1867.826782">
                <text:p>1867.82678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4">
                <text:p>255.4</text:p>
              </table:table-cell>
              <table:table-cell office:value-type="float" office:value="1874.662354">
                <text:p>1874.662354</text:p>
              </table:table-cell>
              <table:table-cell office:value-type="float" office:value="1991.782227">
                <text:p>1991.782227</text:p>
              </table:table-cell>
              <table:table-cell office:value-type="float" office:value="1874.107666">
                <text:p>1874.10766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6">
                <text:p>255.6</text:p>
              </table:table-cell>
              <table:table-cell office:value-type="float" office:value="1870.012451">
                <text:p>1870.012451</text:p>
              </table:table-cell>
              <table:table-cell office:value-type="float" office:value="1989.457153">
                <text:p>1989.457153</text:p>
              </table:table-cell>
              <table:table-cell office:value-type="float" office:value="1871.019531">
                <text:p>1871.01953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5.8">
                <text:p>255.8</text:p>
              </table:table-cell>
              <table:table-cell office:value-type="float" office:value="1869.207275">
                <text:p>1869.207275</text:p>
              </table:table-cell>
              <table:table-cell office:value-type="float" office:value="1991.830566">
                <text:p>1991.830566</text:p>
              </table:table-cell>
              <table:table-cell office:value-type="float" office:value="1870.971069">
                <text:p>1870.971069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866.533081">
                <text:p>1866.533081</text:p>
              </table:table-cell>
              <table:table-cell office:value-type="float" office:value="1991.435913">
                <text:p>1991.435913</text:p>
              </table:table-cell>
              <table:table-cell office:value-type="float" office:value="1865.241333">
                <text:p>1865.24133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2">
                <text:p>256.2</text:p>
              </table:table-cell>
              <table:table-cell office:value-type="float" office:value="1867.790894">
                <text:p>1867.790894</text:p>
              </table:table-cell>
              <table:table-cell office:value-type="float" office:value="1991.397583">
                <text:p>1991.397583</text:p>
              </table:table-cell>
              <table:table-cell office:value-type="float" office:value="1866.729858">
                <text:p>1866.729858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4">
                <text:p>256.4</text:p>
              </table:table-cell>
              <table:table-cell office:value-type="float" office:value="1871.654297">
                <text:p>1871.654297</text:p>
              </table:table-cell>
              <table:table-cell office:value-type="float" office:value="1986.401855">
                <text:p>1986.401855</text:p>
              </table:table-cell>
              <table:table-cell office:value-type="float" office:value="1868.039185">
                <text:p>1868.03918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6">
                <text:p>256.6</text:p>
              </table:table-cell>
              <table:table-cell office:value-type="float" office:value="1874.644897">
                <text:p>1874.644897</text:p>
              </table:table-cell>
              <table:table-cell office:value-type="float" office:value="1992.463745">
                <text:p>1992.463745</text:p>
              </table:table-cell>
              <table:table-cell office:value-type="float" office:value="1873.786255">
                <text:p>1873.78625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6.8">
                <text:p>256.8</text:p>
              </table:table-cell>
              <table:table-cell office:value-type="float" office:value="1870.122437">
                <text:p>1870.122437</text:p>
              </table:table-cell>
              <table:table-cell office:value-type="float" office:value="1993.569702">
                <text:p>1993.569702</text:p>
              </table:table-cell>
              <table:table-cell office:value-type="float" office:value="1870.253296">
                <text:p>1870.25329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864.443115">
                <text:p>1864.443115</text:p>
              </table:table-cell>
              <table:table-cell office:value-type="float" office:value="1991.647705">
                <text:p>1991.647705</text:p>
              </table:table-cell>
              <table:table-cell office:value-type="float" office:value="1869.152832">
                <text:p>1869.15283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2">
                <text:p>257.2</text:p>
              </table:table-cell>
              <table:table-cell office:value-type="float" office:value="1870.070801">
                <text:p>1870.070801</text:p>
              </table:table-cell>
              <table:table-cell office:value-type="float" office:value="1992.812378">
                <text:p>1992.812378</text:p>
              </table:table-cell>
              <table:table-cell office:value-type="float" office:value="1869.643921">
                <text:p>1869.643921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4">
                <text:p>257.4</text:p>
              </table:table-cell>
              <table:table-cell office:value-type="float" office:value="1870.641479">
                <text:p>1870.641479</text:p>
              </table:table-cell>
              <table:table-cell office:value-type="float" office:value="1990.449341">
                <text:p>1990.449341</text:p>
              </table:table-cell>
              <table:table-cell office:value-type="float" office:value="1869.347656">
                <text:p>1869.347656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6">
                <text:p>257.6</text:p>
              </table:table-cell>
              <table:table-cell office:value-type="float" office:value="1871.683228">
                <text:p>1871.683228</text:p>
              </table:table-cell>
              <table:table-cell office:value-type="float" office:value="1988.099976">
                <text:p>1988.099976</text:p>
              </table:table-cell>
              <table:table-cell office:value-type="float" office:value="1868.098145">
                <text:p>1868.09814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7.8">
                <text:p>257.8</text:p>
              </table:table-cell>
              <table:table-cell office:value-type="float" office:value="1874.951416">
                <text:p>1874.951416</text:p>
              </table:table-cell>
              <table:table-cell office:value-type="float" office:value="1990.673828">
                <text:p>1990.673828</text:p>
              </table:table-cell>
              <table:table-cell office:value-type="float" office:value="1874.047607">
                <text:p>1874.04760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863.511841">
                <text:p>1863.511841</text:p>
              </table:table-cell>
              <table:table-cell office:value-type="float" office:value="1985.711304">
                <text:p>1985.711304</text:p>
              </table:table-cell>
              <table:table-cell office:value-type="float" office:value="1862.476807">
                <text:p>1862.47680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2">
                <text:p>258.2</text:p>
              </table:table-cell>
              <table:table-cell office:value-type="float" office:value="1869.158936">
                <text:p>1869.158936</text:p>
              </table:table-cell>
              <table:table-cell office:value-type="float" office:value="1991.916748">
                <text:p>1991.916748</text:p>
              </table:table-cell>
              <table:table-cell office:value-type="float" office:value="1872.088623">
                <text:p>1872.08862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4">
                <text:p>258.4</text:p>
              </table:table-cell>
              <table:table-cell office:value-type="float" office:value="1868.780396">
                <text:p>1868.780396</text:p>
              </table:table-cell>
              <table:table-cell office:value-type="float" office:value="1988.172607">
                <text:p>1988.172607</text:p>
              </table:table-cell>
              <table:table-cell office:value-type="float" office:value="1867.894775">
                <text:p>1867.89477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6">
                <text:p>258.6</text:p>
              </table:table-cell>
              <table:table-cell office:value-type="float" office:value="1872.804688">
                <text:p>1872.804688</text:p>
              </table:table-cell>
              <table:table-cell office:value-type="float" office:value="1992.187744">
                <text:p>1992.187744</text:p>
              </table:table-cell>
              <table:table-cell office:value-type="float" office:value="1873.349854">
                <text:p>1873.349854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8.8">
                <text:p>258.8</text:p>
              </table:table-cell>
              <table:table-cell office:value-type="float" office:value="1863.824219">
                <text:p>1863.824219</text:p>
              </table:table-cell>
              <table:table-cell office:value-type="float" office:value="1990.386719">
                <text:p>1990.386719</text:p>
              </table:table-cell>
              <table:table-cell office:value-type="float" office:value="1864.392822">
                <text:p>1864.39282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866.804321">
                <text:p>1866.804321</text:p>
              </table:table-cell>
              <table:table-cell office:value-type="float" office:value="1988.144287">
                <text:p>1988.144287</text:p>
              </table:table-cell>
              <table:table-cell office:value-type="float" office:value="1863.336792">
                <text:p>1863.3367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2">
                <text:p>259.2</text:p>
              </table:table-cell>
              <table:table-cell office:value-type="float" office:value="1900.796509">
                <text:p>1900.796509</text:p>
              </table:table-cell>
              <table:table-cell office:value-type="float" office:value="1986.658569">
                <text:p>1986.658569</text:p>
              </table:table-cell>
              <table:table-cell office:value-type="float" office:value="1897.675415">
                <text:p>1897.675415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259.4">
                <text:p>259.4</text:p>
              </table:table-cell>
              <table:table-cell office:value-type="float" office:value="1823.370361">
                <text:p>1823.370361</text:p>
              </table:table-cell>
              <table:table-cell office:value-type="float" office:value="1966.06665">
                <text:p>1966.06665</text:p>
              </table:table-cell>
              <table:table-cell office:value-type="float" office:value="1829.391357">
                <text:p>1829.391357</text:p>
              </table:table-cell>
              <table:table-cell office:value-type="float" office:value="1968.303101">
                <text:p>1968.303101</text:p>
              </table:table-cell>
            </table:table-row>
            <table:table-row>
              <table:table-cell office:value-type="float" office:value="259.6">
                <text:p>259.6</text:p>
              </table:table-cell>
              <table:table-cell office:value-type="float" office:value="1789.663696">
                <text:p>1789.663696</text:p>
              </table:table-cell>
              <table:table-cell office:value-type="float" office:value="1951.803833">
                <text:p>1951.803833</text:p>
              </table:table-cell>
              <table:table-cell office:value-type="float" office:value="1795.15625">
                <text:p>1795.15625</text:p>
              </table:table-cell>
              <table:table-cell office:value-type="float" office:value="1941.583252">
                <text:p>1941.583252</text:p>
              </table:table-cell>
            </table:table-row>
            <table:table-row>
              <table:table-cell office:value-type="float" office:value="259.8">
                <text:p>259.8</text:p>
              </table:table-cell>
              <table:table-cell office:value-type="float" office:value="1766.867554">
                <text:p>1766.867554</text:p>
              </table:table-cell>
              <table:table-cell office:value-type="float" office:value="1904.25708">
                <text:p>1904.25708</text:p>
              </table:table-cell>
              <table:table-cell office:value-type="float" office:value="1767.97229">
                <text:p>1767.97229</text:p>
              </table:table-cell>
              <table:table-cell office:value-type="float" office:value="1904.223267">
                <text:p>1904.22326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751.29187">
                <text:p>1751.29187</text:p>
              </table:table-cell>
              <table:table-cell office:value-type="float" office:value="1870.056274">
                <text:p>1870.056274</text:p>
              </table:table-cell>
              <table:table-cell office:value-type="float" office:value="1752.562378">
                <text:p>1752.562378</text:p>
              </table:table-cell>
              <table:table-cell office:value-type="float" office:value="1872.1521">
                <text:p>1872.1521</text:p>
              </table:table-cell>
            </table:table-row>
            <table:table-row>
              <table:table-cell office:value-type="float" office:value="260.2">
                <text:p>260.2</text:p>
              </table:table-cell>
              <table:table-cell office:value-type="float" office:value="1723.400269">
                <text:p>1723.400269</text:p>
              </table:table-cell>
              <table:table-cell office:value-type="float" office:value="1858.597412">
                <text:p>1858.597412</text:p>
              </table:table-cell>
              <table:table-cell office:value-type="float" office:value="1722.385254">
                <text:p>1722.385254</text:p>
              </table:table-cell>
              <table:table-cell office:value-type="float" office:value="1859.35498">
                <text:p>1859.35498</text:p>
              </table:table-cell>
            </table:table-row>
            <table:table-row>
              <table:table-cell office:value-type="float" office:value="260.4">
                <text:p>260.4</text:p>
              </table:table-cell>
              <table:table-cell office:value-type="float" office:value="1701.893799">
                <text:p>1701.893799</text:p>
              </table:table-cell>
              <table:table-cell office:value-type="float" office:value="1832.658691">
                <text:p>1832.658691</text:p>
              </table:table-cell>
              <table:table-cell office:value-type="float" office:value="1704.398193">
                <text:p>1704.398193</text:p>
              </table:table-cell>
              <table:table-cell office:value-type="float" office:value="1830.354126">
                <text:p>1830.354126</text:p>
              </table:table-cell>
            </table:table-row>
            <table:table-row>
              <table:table-cell office:value-type="float" office:value="260.6">
                <text:p>260.6</text:p>
              </table:table-cell>
              <table:table-cell office:value-type="float" office:value="1697.484985">
                <text:p>1697.484985</text:p>
              </table:table-cell>
              <table:table-cell office:value-type="float" office:value="1801.869385">
                <text:p>1801.869385</text:p>
              </table:table-cell>
              <table:table-cell office:value-type="float" office:value="1694.640137">
                <text:p>1694.640137</text:p>
              </table:table-cell>
              <table:table-cell office:value-type="float" office:value="1801.722778">
                <text:p>1801.722778</text:p>
              </table:table-cell>
            </table:table-row>
            <table:table-row>
              <table:table-cell office:value-type="float" office:value="260.8">
                <text:p>260.8</text:p>
              </table:table-cell>
              <table:table-cell office:value-type="float" office:value="1673.488647">
                <text:p>1673.488647</text:p>
              </table:table-cell>
              <table:table-cell office:value-type="float" office:value="1789.194092">
                <text:p>1789.194092</text:p>
              </table:table-cell>
              <table:table-cell office:value-type="float" office:value="1674.035522">
                <text:p>1674.035522</text:p>
              </table:table-cell>
              <table:table-cell office:value-type="float" office:value="1789.047852">
                <text:p>1789.047852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671.593384">
                <text:p>1671.593384</text:p>
              </table:table-cell>
              <table:table-cell office:value-type="float" office:value="1760.713135">
                <text:p>1760.713135</text:p>
              </table:table-cell>
              <table:table-cell office:value-type="float" office:value="1657.443726">
                <text:p>1657.443726</text:p>
              </table:table-cell>
              <table:table-cell office:value-type="float" office:value="1771.966431">
                <text:p>1771.966431</text:p>
              </table:table-cell>
            </table:table-row>
            <table:table-row>
              <table:table-cell office:value-type="float" office:value="261.2">
                <text:p>261.2</text:p>
              </table:table-cell>
              <table:table-cell office:value-type="float" office:value="1653.960693">
                <text:p>1653.960693</text:p>
              </table:table-cell>
              <table:table-cell office:value-type="float" office:value="1741.531494">
                <text:p>1741.531494</text:p>
              </table:table-cell>
              <table:table-cell office:value-type="float" office:value="1659.509644">
                <text:p>1659.509644</text:p>
              </table:table-cell>
              <table:table-cell office:value-type="float" office:value="1746.079834">
                <text:p>1746.079834</text:p>
              </table:table-cell>
            </table:table-row>
            <table:table-row>
              <table:table-cell office:value-type="float" office:value="261.4">
                <text:p>261.4</text:p>
              </table:table-cell>
              <table:table-cell office:value-type="float" office:value="1643.289062">
                <text:p>1643.289062</text:p>
              </table:table-cell>
              <table:table-cell office:value-type="float" office:value="1737.734009">
                <text:p>1737.734009</text:p>
              </table:table-cell>
              <table:table-cell office:value-type="float" office:value="1642.255127">
                <text:p>1642.255127</text:p>
              </table:table-cell>
              <table:table-cell office:value-type="float" office:value="1730.796509">
                <text:p>1730.796509</text:p>
              </table:table-cell>
            </table:table-row>
            <table:table-row>
              <table:table-cell office:value-type="float" office:value="261.6">
                <text:p>261.6</text:p>
              </table:table-cell>
              <table:table-cell office:value-type="float" office:value="1637.368286">
                <text:p>1637.368286</text:p>
              </table:table-cell>
              <table:table-cell office:value-type="float" office:value="1720.817383">
                <text:p>1720.817383</text:p>
              </table:table-cell>
              <table:table-cell office:value-type="float" office:value="1635.136719">
                <text:p>1635.136719</text:p>
              </table:table-cell>
              <table:table-cell office:value-type="float" office:value="1714.55835">
                <text:p>1714.55835</text:p>
              </table:table-cell>
            </table:table-row>
            <table:table-row>
              <table:table-cell office:value-type="float" office:value="261.8">
                <text:p>261.8</text:p>
              </table:table-cell>
              <table:table-cell office:value-type="float" office:value="1625.808105">
                <text:p>1625.808105</text:p>
              </table:table-cell>
              <table:table-cell office:value-type="float" office:value="1707.066895">
                <text:p>1707.066895</text:p>
              </table:table-cell>
              <table:table-cell office:value-type="float" office:value="1625.904785">
                <text:p>1625.904785</text:p>
              </table:table-cell>
              <table:table-cell office:value-type="float" office:value="1705.101074">
                <text:p>1705.10107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622.715942">
                <text:p>1622.715942</text:p>
              </table:table-cell>
              <table:table-cell office:value-type="float" office:value="1694.631226">
                <text:p>1694.631226</text:p>
              </table:table-cell>
              <table:table-cell office:value-type="float" office:value="1610.866577">
                <text:p>1610.866577</text:p>
              </table:table-cell>
              <table:table-cell office:value-type="float" office:value="1695.150635">
                <text:p>1695.150635</text:p>
              </table:table-cell>
            </table:table-row>
            <table:table-row>
              <table:table-cell office:value-type="float" office:value="262.2">
                <text:p>262.2</text:p>
              </table:table-cell>
              <table:table-cell office:value-type="float" office:value="1613.622314">
                <text:p>1613.622314</text:p>
              </table:table-cell>
              <table:table-cell office:value-type="float" office:value="1681.749756">
                <text:p>1681.749756</text:p>
              </table:table-cell>
              <table:table-cell office:value-type="float" office:value="1614.446289">
                <text:p>1614.446289</text:p>
              </table:table-cell>
              <table:table-cell office:value-type="float" office:value="1683.025879">
                <text:p>1683.025879</text:p>
              </table:table-cell>
            </table:table-row>
            <table:table-row>
              <table:table-cell office:value-type="float" office:value="262.4">
                <text:p>262.4</text:p>
              </table:table-cell>
              <table:table-cell office:value-type="float" office:value="1609.17981">
                <text:p>1609.17981</text:p>
              </table:table-cell>
              <table:table-cell office:value-type="float" office:value="1673.741455">
                <text:p>1673.741455</text:p>
              </table:table-cell>
              <table:table-cell office:value-type="float" office:value="1607.370605">
                <text:p>1607.370605</text:p>
              </table:table-cell>
              <table:table-cell office:value-type="float" office:value="1666.718384">
                <text:p>1666.718384</text:p>
              </table:table-cell>
            </table:table-row>
            <table:table-row>
              <table:table-cell office:value-type="float" office:value="262.6">
                <text:p>262.6</text:p>
              </table:table-cell>
              <table:table-cell office:value-type="float" office:value="1606.287842">
                <text:p>1606.287842</text:p>
              </table:table-cell>
              <table:table-cell office:value-type="float" office:value="1662.699951">
                <text:p>1662.699951</text:p>
              </table:table-cell>
              <table:table-cell office:value-type="float" office:value="1597.15564">
                <text:p>1597.15564</text:p>
              </table:table-cell>
              <table:table-cell office:value-type="float" office:value="1662.287354">
                <text:p>1662.287354</text:p>
              </table:table-cell>
            </table:table-row>
            <table:table-row>
              <table:table-cell office:value-type="float" office:value="262.8">
                <text:p>262.8</text:p>
              </table:table-cell>
              <table:table-cell office:value-type="float" office:value="1601.290039">
                <text:p>1601.290039</text:p>
              </table:table-cell>
              <table:table-cell office:value-type="float" office:value="1650.413574">
                <text:p>1650.413574</text:p>
              </table:table-cell>
              <table:table-cell office:value-type="float" office:value="1595.280762">
                <text:p>1595.280762</text:p>
              </table:table-cell>
              <table:table-cell office:value-type="float" office:value="1649.407593">
                <text:p>1649.40759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595.759277">
                <text:p>1595.759277</text:p>
              </table:table-cell>
              <table:table-cell office:value-type="float" office:value="1644.048462">
                <text:p>1644.048462</text:p>
              </table:table-cell>
              <table:table-cell office:value-type="float" office:value="1592.211426">
                <text:p>1592.211426</text:p>
              </table:table-cell>
              <table:table-cell office:value-type="float" office:value="1643.997681">
                <text:p>1643.997681</text:p>
              </table:table-cell>
            </table:table-row>
            <table:table-row>
              <table:table-cell office:value-type="float" office:value="263.2">
                <text:p>263.2</text:p>
              </table:table-cell>
              <table:table-cell office:value-type="float" office:value="1594.063599">
                <text:p>1594.063599</text:p>
              </table:table-cell>
              <table:table-cell office:value-type="float" office:value="1642.053711">
                <text:p>1642.053711</text:p>
              </table:table-cell>
              <table:table-cell office:value-type="float" office:value="1592.381592">
                <text:p>1592.381592</text:p>
              </table:table-cell>
              <table:table-cell office:value-type="float" office:value="1634.123047">
                <text:p>1634.123047</text:p>
              </table:table-cell>
            </table:table-row>
            <table:table-row>
              <table:table-cell office:value-type="float" office:value="263.4">
                <text:p>263.4</text:p>
              </table:table-cell>
              <table:table-cell office:value-type="float" office:value="1591.530884">
                <text:p>1591.530884</text:p>
              </table:table-cell>
              <table:table-cell office:value-type="float" office:value="1634.430786">
                <text:p>1634.430786</text:p>
              </table:table-cell>
              <table:table-cell office:value-type="float" office:value="1588.635742">
                <text:p>1588.635742</text:p>
              </table:table-cell>
              <table:table-cell office:value-type="float" office:value="1627.527466">
                <text:p>1627.527466</text:p>
              </table:table-cell>
            </table:table-row>
            <table:table-row>
              <table:table-cell office:value-type="float" office:value="263.6">
                <text:p>263.6</text:p>
              </table:table-cell>
              <table:table-cell office:value-type="float" office:value="1589.006348">
                <text:p>1589.006348</text:p>
              </table:table-cell>
              <table:table-cell office:value-type="float" office:value="1627.179199">
                <text:p>1627.179199</text:p>
              </table:table-cell>
              <table:table-cell office:value-type="float" office:value="1577.313721">
                <text:p>1577.313721</text:p>
              </table:table-cell>
              <table:table-cell office:value-type="float" office:value="1628.183838">
                <text:p>1628.183838</text:p>
              </table:table-cell>
            </table:table-row>
            <table:table-row>
              <table:table-cell office:value-type="float" office:value="263.8">
                <text:p>263.8</text:p>
              </table:table-cell>
              <table:table-cell office:value-type="float" office:value="1587.071899">
                <text:p>1587.071899</text:p>
              </table:table-cell>
              <table:table-cell office:value-type="float" office:value="1627.038696">
                <text:p>1627.038696</text:p>
              </table:table-cell>
              <table:table-cell office:value-type="float" office:value="1585.314941">
                <text:p>1585.314941</text:p>
              </table:table-cell>
              <table:table-cell office:value-type="float" office:value="1617.580933">
                <text:p>1617.580933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584.242065">
                <text:p>1584.242065</text:p>
              </table:table-cell>
              <table:table-cell office:value-type="float" office:value="1620.800293">
                <text:p>1620.800293</text:p>
              </table:table-cell>
              <table:table-cell office:value-type="float" office:value="1577.633423">
                <text:p>1577.633423</text:p>
              </table:table-cell>
              <table:table-cell office:value-type="float" office:value="1614.633301">
                <text:p>1614.633301</text:p>
              </table:table-cell>
            </table:table-row>
            <table:table-row>
              <table:table-cell office:value-type="float" office:value="264.2">
                <text:p>264.2</text:p>
              </table:table-cell>
              <table:table-cell office:value-type="float" office:value="1583.906494">
                <text:p>1583.906494</text:p>
              </table:table-cell>
              <table:table-cell office:value-type="float" office:value="1612.337402">
                <text:p>1612.337402</text:p>
              </table:table-cell>
              <table:table-cell office:value-type="float" office:value="1574.091797">
                <text:p>1574.091797</text:p>
              </table:table-cell>
              <table:table-cell office:value-type="float" office:value="1607.112183">
                <text:p>1607.112183</text:p>
              </table:table-cell>
            </table:table-row>
            <table:table-row>
              <table:table-cell office:value-type="float" office:value="264.4">
                <text:p>264.4</text:p>
              </table:table-cell>
              <table:table-cell office:value-type="float" office:value="1579.932861">
                <text:p>1579.932861</text:p>
              </table:table-cell>
              <table:table-cell office:value-type="float" office:value="1613.371948">
                <text:p>1613.371948</text:p>
              </table:table-cell>
              <table:table-cell office:value-type="float" office:value="1574.675293">
                <text:p>1574.675293</text:p>
              </table:table-cell>
              <table:table-cell office:value-type="float" office:value="1605.259399">
                <text:p>1605.259399</text:p>
              </table:table-cell>
            </table:table-row>
            <table:table-row>
              <table:table-cell office:value-type="float" office:value="264.6">
                <text:p>264.6</text:p>
              </table:table-cell>
              <table:table-cell office:value-type="float" office:value="1579.957031">
                <text:p>1579.957031</text:p>
              </table:table-cell>
              <table:table-cell office:value-type="float" office:value="1607.200317">
                <text:p>1607.200317</text:p>
              </table:table-cell>
              <table:table-cell office:value-type="float" office:value="1572.59021">
                <text:p>1572.59021</text:p>
              </table:table-cell>
              <table:table-cell office:value-type="float" office:value="1596.031006">
                <text:p>1596.031006</text:p>
              </table:table-cell>
            </table:table-row>
            <table:table-row>
              <table:table-cell office:value-type="float" office:value="264.8">
                <text:p>264.8</text:p>
              </table:table-cell>
              <table:table-cell office:value-type="float" office:value="1579.121704">
                <text:p>1579.121704</text:p>
              </table:table-cell>
              <table:table-cell office:value-type="float" office:value="1604.462158">
                <text:p>1604.462158</text:p>
              </table:table-cell>
              <table:table-cell office:value-type="float" office:value="1565.359253">
                <text:p>1565.359253</text:p>
              </table:table-cell>
              <table:table-cell office:value-type="float" office:value="1598.847412">
                <text:p>1598.847412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578.012573">
                <text:p>1578.012573</text:p>
              </table:table-cell>
              <table:table-cell office:value-type="float" office:value="1602.385376">
                <text:p>1602.385376</text:p>
              </table:table-cell>
              <table:table-cell office:value-type="float" office:value="1568.687378">
                <text:p>1568.687378</text:p>
              </table:table-cell>
              <table:table-cell office:value-type="float" office:value="1592.483154">
                <text:p>1592.483154</text:p>
              </table:table-cell>
            </table:table-row>
            <table:table-row>
              <table:table-cell office:value-type="float" office:value="265.2">
                <text:p>265.2</text:p>
              </table:table-cell>
              <table:table-cell office:value-type="float" office:value="1578.973145">
                <text:p>1578.973145</text:p>
              </table:table-cell>
              <table:table-cell office:value-type="float" office:value="1598.860718">
                <text:p>1598.860718</text:p>
              </table:table-cell>
              <table:table-cell office:value-type="float" office:value="1564.11145">
                <text:p>1564.11145</text:p>
              </table:table-cell>
              <table:table-cell office:value-type="float" office:value="1589.531128">
                <text:p>1589.531128</text:p>
              </table:table-cell>
            </table:table-row>
            <table:table-row>
              <table:table-cell office:value-type="float" office:value="265.4">
                <text:p>265.4</text:p>
              </table:table-cell>
              <table:table-cell office:value-type="float" office:value="1577.923706">
                <text:p>1577.923706</text:p>
              </table:table-cell>
              <table:table-cell office:value-type="float" office:value="1595.607544">
                <text:p>1595.607544</text:p>
              </table:table-cell>
              <table:table-cell office:value-type="float" office:value="1563.932983">
                <text:p>1563.932983</text:p>
              </table:table-cell>
              <table:table-cell office:value-type="float" office:value="1580.351807">
                <text:p>1580.351807</text:p>
              </table:table-cell>
            </table:table-row>
            <table:table-row>
              <table:table-cell office:value-type="float" office:value="265.6">
                <text:p>265.6</text:p>
              </table:table-cell>
              <table:table-cell office:value-type="float" office:value="1565.452881">
                <text:p>1565.452881</text:p>
              </table:table-cell>
              <table:table-cell office:value-type="float" office:value="1584.21228">
                <text:p>1584.21228</text:p>
              </table:table-cell>
              <table:table-cell office:value-type="float" office:value="1573.34021">
                <text:p>1573.34021</text:p>
              </table:table-cell>
              <table:table-cell office:value-type="float" office:value="1590.362549">
                <text:p>1590.362549</text:p>
              </table:table-cell>
            </table:table-row>
            <table:table-row>
              <table:table-cell office:value-type="float" office:value="265.8">
                <text:p>265.8</text:p>
              </table:table-cell>
              <table:table-cell office:value-type="float" office:value="1573.380615">
                <text:p>1573.380615</text:p>
              </table:table-cell>
              <table:table-cell office:value-type="float" office:value="1583.344849">
                <text:p>1583.344849</text:p>
              </table:table-cell>
              <table:table-cell office:value-type="float" office:value="1572.578003">
                <text:p>1572.578003</text:p>
              </table:table-cell>
              <table:table-cell office:value-type="float" office:value="1587.116455">
                <text:p>1587.116455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566.921753">
                <text:p>1566.921753</text:p>
              </table:table-cell>
              <table:table-cell office:value-type="float" office:value="1585.069214">
                <text:p>1585.069214</text:p>
              </table:table-cell>
              <table:table-cell office:value-type="float" office:value="1569.241333">
                <text:p>1569.241333</text:p>
              </table:table-cell>
              <table:table-cell office:value-type="float" office:value="1582.856567">
                <text:p>1582.856567</text:p>
              </table:table-cell>
            </table:table-row>
            <table:table-row>
              <table:table-cell office:value-type="float" office:value="266.2">
                <text:p>266.2</text:p>
              </table:table-cell>
              <table:table-cell office:value-type="float" office:value="1567.717896">
                <text:p>1567.717896</text:p>
              </table:table-cell>
              <table:table-cell office:value-type="float" office:value="1584.24646">
                <text:p>1584.24646</text:p>
              </table:table-cell>
              <table:table-cell office:value-type="float" office:value="1568.851318">
                <text:p>1568.851318</text:p>
              </table:table-cell>
              <table:table-cell office:value-type="float" office:value="1586.219727">
                <text:p>1586.219727</text:p>
              </table:table-cell>
            </table:table-row>
            <table:table-row>
              <table:table-cell office:value-type="float" office:value="266.4">
                <text:p>266.4</text:p>
              </table:table-cell>
              <table:table-cell office:value-type="float" office:value="1567.051636">
                <text:p>1567.051636</text:p>
              </table:table-cell>
              <table:table-cell office:value-type="float" office:value="1580.209473">
                <text:p>1580.209473</text:p>
              </table:table-cell>
              <table:table-cell office:value-type="float" office:value="1565.813965">
                <text:p>1565.813965</text:p>
              </table:table-cell>
              <table:table-cell office:value-type="float" office:value="1583.700073">
                <text:p>1583.700073</text:p>
              </table:table-cell>
            </table:table-row>
            <table:table-row>
              <table:table-cell office:value-type="float" office:value="266.6">
                <text:p>266.6</text:p>
              </table:table-cell>
              <table:table-cell office:value-type="float" office:value="1565.653809">
                <text:p>1565.653809</text:p>
              </table:table-cell>
              <table:table-cell office:value-type="float" office:value="1581.234253">
                <text:p>1581.234253</text:p>
              </table:table-cell>
              <table:table-cell office:value-type="float" office:value="1565.857056">
                <text:p>1565.857056</text:p>
              </table:table-cell>
              <table:table-cell office:value-type="float" office:value="1583.773193">
                <text:p>1583.773193</text:p>
              </table:table-cell>
            </table:table-row>
            <table:table-row>
              <table:table-cell office:value-type="float" office:value="266.8">
                <text:p>266.8</text:p>
              </table:table-cell>
              <table:table-cell office:value-type="float" office:value="1568.208374">
                <text:p>1568.208374</text:p>
              </table:table-cell>
              <table:table-cell office:value-type="float" office:value="1576.608154">
                <text:p>1576.608154</text:p>
              </table:table-cell>
              <table:table-cell office:value-type="float" office:value="1567.05957">
                <text:p>1567.05957</text:p>
              </table:table-cell>
              <table:table-cell office:value-type="float" office:value="1580.043579">
                <text:p>1580.043579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567.168945">
                <text:p>1567.168945</text:p>
              </table:table-cell>
              <table:table-cell office:value-type="float" office:value="1578.868774">
                <text:p>1578.868774</text:p>
              </table:table-cell>
              <table:table-cell office:value-type="float" office:value="1564.025879">
                <text:p>1564.025879</text:p>
              </table:table-cell>
              <table:table-cell office:value-type="float" office:value="1583.664307">
                <text:p>1583.664307</text:p>
              </table:table-cell>
            </table:table-row>
            <table:table-row>
              <table:table-cell office:value-type="float" office:value="267.2">
                <text:p>267.2</text:p>
              </table:table-cell>
              <table:table-cell office:value-type="float" office:value="1567.342407">
                <text:p>1567.342407</text:p>
              </table:table-cell>
              <table:table-cell office:value-type="float" office:value="1575.874756">
                <text:p>1575.874756</text:p>
              </table:table-cell>
              <table:table-cell office:value-type="float" office:value="1565.857178">
                <text:p>1565.857178</text:p>
              </table:table-cell>
              <table:table-cell office:value-type="float" office:value="1578.499634">
                <text:p>1578.499634</text:p>
              </table:table-cell>
            </table:table-row>
            <table:table-row>
              <table:table-cell office:value-type="float" office:value="267.4">
                <text:p>267.4</text:p>
              </table:table-cell>
              <table:table-cell office:value-type="float" office:value="1566.877563">
                <text:p>1566.877563</text:p>
              </table:table-cell>
              <table:table-cell office:value-type="float" office:value="1574.172852">
                <text:p>1574.172852</text:p>
              </table:table-cell>
              <table:table-cell office:value-type="float" office:value="1568.136719">
                <text:p>1568.136719</text:p>
              </table:table-cell>
              <table:table-cell office:value-type="float" office:value="1573.650391">
                <text:p>1573.650391</text:p>
              </table:table-cell>
            </table:table-row>
            <table:table-row>
              <table:table-cell office:value-type="float" office:value="267.6">
                <text:p>267.6</text:p>
              </table:table-cell>
              <table:table-cell office:value-type="float" office:value="1564.582642">
                <text:p>1564.582642</text:p>
              </table:table-cell>
              <table:table-cell office:value-type="float" office:value="1574.405029">
                <text:p>1574.405029</text:p>
              </table:table-cell>
              <table:table-cell office:value-type="float" office:value="1565.412476">
                <text:p>1565.412476</text:p>
              </table:table-cell>
              <table:table-cell office:value-type="float" office:value="1572.669312">
                <text:p>1572.669312</text:p>
              </table:table-cell>
            </table:table-row>
            <table:table-row>
              <table:table-cell office:value-type="float" office:value="267.8">
                <text:p>267.8</text:p>
              </table:table-cell>
              <table:table-cell office:value-type="float" office:value="1567.419678">
                <text:p>1567.419678</text:p>
              </table:table-cell>
              <table:table-cell office:value-type="float" office:value="1570.975342">
                <text:p>1570.975342</text:p>
              </table:table-cell>
              <table:table-cell office:value-type="float" office:value="1564.916748">
                <text:p>1564.916748</text:p>
              </table:table-cell>
              <table:table-cell office:value-type="float" office:value="1573.348511">
                <text:p>1573.34851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564.817871">
                <text:p>1564.817871</text:p>
              </table:table-cell>
              <table:table-cell office:value-type="float" office:value="1576.52356">
                <text:p>1576.52356</text:p>
              </table:table-cell>
              <table:table-cell office:value-type="float" office:value="1564.858765">
                <text:p>1564.858765</text:p>
              </table:table-cell>
              <table:table-cell office:value-type="float" office:value="1577.456909">
                <text:p>1577.456909</text:p>
              </table:table-cell>
            </table:table-row>
            <table:table-row>
              <table:table-cell office:value-type="float" office:value="268.2">
                <text:p>268.2</text:p>
              </table:table-cell>
              <table:table-cell office:value-type="float" office:value="1555.110352">
                <text:p>1555.110352</text:p>
              </table:table-cell>
              <table:table-cell office:value-type="float" office:value="1585.296265">
                <text:p>1585.296265</text:p>
              </table:table-cell>
              <table:table-cell office:value-type="float" office:value="1551.881714">
                <text:p>1551.881714</text:p>
              </table:table-cell>
              <table:table-cell office:value-type="float" office:value="1590.446289">
                <text:p>1590.446289</text:p>
              </table:table-cell>
            </table:table-row>
            <table:table-row>
              <table:table-cell office:value-type="float" office:value="268.4">
                <text:p>268.4</text:p>
              </table:table-cell>
              <table:table-cell office:value-type="float" office:value="1576.103271">
                <text:p>1576.103271</text:p>
              </table:table-cell>
              <table:table-cell office:value-type="float" office:value="1565.932739">
                <text:p>1565.932739</text:p>
              </table:table-cell>
              <table:table-cell office:value-type="float" office:value="1582.630005">
                <text:p>1582.630005</text:p>
              </table:table-cell>
              <table:table-cell office:value-type="float" office:value="1562.692139">
                <text:p>1562.692139</text:p>
              </table:table-cell>
            </table:table-row>
            <table:table-row>
              <table:table-cell office:value-type="float" office:value="268.6">
                <text:p>268.6</text:p>
              </table:table-cell>
              <table:table-cell office:value-type="float" office:value="1580.863281">
                <text:p>1580.863281</text:p>
              </table:table-cell>
              <table:table-cell office:value-type="float" office:value="1569.945923">
                <text:p>1569.945923</text:p>
              </table:table-cell>
              <table:table-cell office:value-type="float" office:value="1582.312744">
                <text:p>1582.312744</text:p>
              </table:table-cell>
              <table:table-cell office:value-type="float" office:value="1566.755005">
                <text:p>1566.755005</text:p>
              </table:table-cell>
            </table:table-row>
            <table:table-row>
              <table:table-cell office:value-type="float" office:value="268.8">
                <text:p>268.8</text:p>
              </table:table-cell>
              <table:table-cell office:value-type="float" office:value="1589.083496">
                <text:p>1589.083496</text:p>
              </table:table-cell>
              <table:table-cell office:value-type="float" office:value="1646.728271">
                <text:p>1646.728271</text:p>
              </table:table-cell>
              <table:table-cell office:value-type="float" office:value="1510.667236">
                <text:p>1510.667236</text:p>
              </table:table-cell>
              <table:table-cell office:value-type="float" office:value="1546.288208">
                <text:p>1546.288208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610.098999">
                <text:p>1610.098999</text:p>
              </table:table-cell>
              <table:table-cell office:value-type="float" office:value="1627.333862">
                <text:p>1627.333862</text:p>
              </table:table-cell>
              <table:table-cell office:value-type="float" office:value="1515.291504">
                <text:p>1515.291504</text:p>
              </table:table-cell>
              <table:table-cell office:value-type="float" office:value="1551.287964">
                <text:p>1551.287964</text:p>
              </table:table-cell>
            </table:table-row>
            <table:table-row>
              <table:table-cell office:value-type="float" office:value="269.2">
                <text:p>269.2</text:p>
              </table:table-cell>
              <table:table-cell office:value-type="float" office:value="1587.083008">
                <text:p>1587.083008</text:p>
              </table:table-cell>
              <table:table-cell office:value-type="float" office:value="1591.931885">
                <text:p>1591.931885</text:p>
              </table:table-cell>
              <table:table-cell office:value-type="float" office:value="1583.509277">
                <text:p>1583.509277</text:p>
              </table:table-cell>
              <table:table-cell office:value-type="float" office:value="1595.882446">
                <text:p>1595.882446</text:p>
              </table:table-cell>
            </table:table-row>
            <table:table-row>
              <table:table-cell office:value-type="float" office:value="269.4">
                <text:p>269.4</text:p>
              </table:table-cell>
              <table:table-cell office:value-type="float" office:value="1608.910156">
                <text:p>1608.910156</text:p>
              </table:table-cell>
              <table:table-cell office:value-type="float" office:value="1618.288086">
                <text:p>1618.288086</text:p>
              </table:table-cell>
              <table:table-cell office:value-type="float" office:value="1616.422974">
                <text:p>1616.422974</text:p>
              </table:table-cell>
              <table:table-cell office:value-type="float" office:value="1631.880615">
                <text:p>1631.880615</text:p>
              </table:table-cell>
            </table:table-row>
            <table:table-row>
              <table:table-cell office:value-type="float" office:value="269.6">
                <text:p>269.6</text:p>
              </table:table-cell>
              <table:table-cell office:value-type="float" office:value="1652.536865">
                <text:p>1652.536865</text:p>
              </table:table-cell>
              <table:table-cell office:value-type="float" office:value="1655.598022">
                <text:p>1655.598022</text:p>
              </table:table-cell>
              <table:table-cell office:value-type="float" office:value="1671.18042">
                <text:p>1671.18042</text:p>
              </table:table-cell>
              <table:table-cell office:value-type="float" office:value="1660.610962">
                <text:p>1660.610962</text:p>
              </table:table-cell>
            </table:table-row>
            <table:table-row>
              <table:table-cell office:value-type="float" office:value="269.8">
                <text:p>269.8</text:p>
              </table:table-cell>
              <table:table-cell office:value-type="float" office:value="1685.685059">
                <text:p>1685.685059</text:p>
              </table:table-cell>
              <table:table-cell office:value-type="float" office:value="1749.347046">
                <text:p>1749.347046</text:p>
              </table:table-cell>
              <table:table-cell office:value-type="float" office:value="1696.09082">
                <text:p>1696.09082</text:p>
              </table:table-cell>
              <table:table-cell office:value-type="float" office:value="1748.211548">
                <text:p>1748.21154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722.141357">
                <text:p>1722.141357</text:p>
              </table:table-cell>
              <table:table-cell office:value-type="float" office:value="1743.244507">
                <text:p>1743.244507</text:p>
              </table:table-cell>
              <table:table-cell office:value-type="float" office:value="1735.875977">
                <text:p>1735.875977</text:p>
              </table:table-cell>
              <table:table-cell office:value-type="float" office:value="1737.362427">
                <text:p>1737.362427</text:p>
              </table:table-cell>
            </table:table-row>
            <table:table-row>
              <table:table-cell office:value-type="float" office:value="270.2">
                <text:p>270.2</text:p>
              </table:table-cell>
              <table:table-cell office:value-type="float" office:value="1731.735962">
                <text:p>1731.735962</text:p>
              </table:table-cell>
              <table:table-cell office:value-type="float" office:value="1815.959473">
                <text:p>1815.959473</text:p>
              </table:table-cell>
              <table:table-cell office:value-type="float" office:value="1738.442749">
                <text:p>1738.442749</text:p>
              </table:table-cell>
              <table:table-cell office:value-type="float" office:value="1814.656494">
                <text:p>1814.656494</text:p>
              </table:table-cell>
            </table:table-row>
            <table:table-row>
              <table:table-cell office:value-type="float" office:value="270.4">
                <text:p>270.4</text:p>
              </table:table-cell>
              <table:table-cell office:value-type="float" office:value="1734.464233">
                <text:p>1734.464233</text:p>
              </table:table-cell>
              <table:table-cell office:value-type="float" office:value="1838.220947">
                <text:p>1838.220947</text:p>
              </table:table-cell>
              <table:table-cell office:value-type="float" office:value="1742.54248">
                <text:p>1742.54248</text:p>
              </table:table-cell>
              <table:table-cell office:value-type="float" office:value="1839.526611">
                <text:p>1839.526611</text:p>
              </table:table-cell>
            </table:table-row>
            <table:table-row>
              <table:table-cell office:value-type="float" office:value="270.6">
                <text:p>270.6</text:p>
              </table:table-cell>
              <table:table-cell office:value-type="float" office:value="1773.977417">
                <text:p>1773.977417</text:p>
              </table:table-cell>
              <table:table-cell office:value-type="float" office:value="1837.049683">
                <text:p>1837.049683</text:p>
              </table:table-cell>
              <table:table-cell office:value-type="float" office:value="1784.51001">
                <text:p>1784.51001</text:p>
              </table:table-cell>
              <table:table-cell office:value-type="float" office:value="1834.609009">
                <text:p>1834.609009</text:p>
              </table:table-cell>
            </table:table-row>
            <table:table-row>
              <table:table-cell office:value-type="float" office:value="270.8">
                <text:p>270.8</text:p>
              </table:table-cell>
              <table:table-cell office:value-type="float" office:value="1803.82019">
                <text:p>1803.82019</text:p>
              </table:table-cell>
              <table:table-cell office:value-type="float" office:value="1858.541504">
                <text:p>1858.541504</text:p>
              </table:table-cell>
              <table:table-cell office:value-type="float" office:value="1822.960205">
                <text:p>1822.960205</text:p>
              </table:table-cell>
              <table:table-cell office:value-type="float" office:value="1845.231812">
                <text:p>1845.23181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819.539551">
                <text:p>1819.539551</text:p>
              </table:table-cell>
              <table:table-cell office:value-type="float" office:value="1934.333252">
                <text:p>1934.333252</text:p>
              </table:table-cell>
              <table:table-cell office:value-type="float" office:value="1831.185669">
                <text:p>1831.185669</text:p>
              </table:table-cell>
              <table:table-cell office:value-type="float" office:value="1927.166138">
                <text:p>1927.166138</text:p>
              </table:table-cell>
            </table:table-row>
            <table:table-row>
              <table:table-cell office:value-type="float" office:value="271.2">
                <text:p>271.2</text:p>
              </table:table-cell>
              <table:table-cell office:value-type="float" office:value="1831.990845">
                <text:p>1831.990845</text:p>
              </table:table-cell>
              <table:table-cell office:value-type="float" office:value="1921.691895">
                <text:p>1921.691895</text:p>
              </table:table-cell>
              <table:table-cell office:value-type="float" office:value="1850.872192">
                <text:p>1850.872192</text:p>
              </table:table-cell>
              <table:table-cell office:value-type="float" office:value="1911.94458">
                <text:p>1911.94458</text:p>
              </table:table-cell>
            </table:table-row>
            <table:table-row>
              <table:table-cell office:value-type="float" office:value="271.4">
                <text:p>271.4</text:p>
              </table:table-cell>
              <table:table-cell office:value-type="float" office:value="1844.849365">
                <text:p>1844.849365</text:p>
              </table:table-cell>
              <table:table-cell office:value-type="float" office:value="1946.116821">
                <text:p>1946.116821</text:p>
              </table:table-cell>
              <table:table-cell office:value-type="float" office:value="1858.533447">
                <text:p>1858.533447</text:p>
              </table:table-cell>
              <table:table-cell office:value-type="float" office:value="1941.232666">
                <text:p>1941.232666</text:p>
              </table:table-cell>
            </table:table-row>
            <table:table-row>
              <table:table-cell office:value-type="float" office:value="271.6">
                <text:p>271.6</text:p>
              </table:table-cell>
              <table:table-cell office:value-type="float" office:value="1852.82959">
                <text:p>1852.82959</text:p>
              </table:table-cell>
              <table:table-cell office:value-type="float" office:value="1979.041504">
                <text:p>1979.041504</text:p>
              </table:table-cell>
              <table:table-cell office:value-type="float" office:value="1856.450195">
                <text:p>1856.450195</text:p>
              </table:table-cell>
              <table:table-cell office:value-type="float" office:value="1989.453857">
                <text:p>1989.453857</text:p>
              </table:table-cell>
            </table:table-row>
            <table:table-row>
              <table:table-cell office:value-type="float" office:value="271.8">
                <text:p>271.8</text:p>
              </table:table-cell>
              <table:table-cell office:value-type="float" office:value="1846.104126">
                <text:p>1846.104126</text:p>
              </table:table-cell>
              <table:table-cell office:value-type="float" office:value="1940.376953">
                <text:p>1940.376953</text:p>
              </table:table-cell>
              <table:table-cell office:value-type="float" office:value="1856.697754">
                <text:p>1856.697754</text:p>
              </table:table-cell>
              <table:table-cell office:value-type="float" office:value="1946.758423">
                <text:p>1946.75842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827.489624">
                <text:p>1827.489624</text:p>
              </table:table-cell>
              <table:table-cell office:value-type="float" office:value="1967.508301">
                <text:p>1967.508301</text:p>
              </table:table-cell>
              <table:table-cell office:value-type="float" office:value="1842.103882">
                <text:p>1842.103882</text:p>
              </table:table-cell>
              <table:table-cell office:value-type="float" office:value="1963.992188">
                <text:p>1963.992188</text:p>
              </table:table-cell>
            </table:table-row>
            <table:table-row>
              <table:table-cell office:value-type="float" office:value="272.2">
                <text:p>272.2</text:p>
              </table:table-cell>
              <table:table-cell office:value-type="float" office:value="1819.055664">
                <text:p>1819.055664</text:p>
              </table:table-cell>
              <table:table-cell office:value-type="float" office:value="1985.056519">
                <text:p>1985.056519</text:p>
              </table:table-cell>
              <table:table-cell office:value-type="float" office:value="1834.802002">
                <text:p>1834.802002</text:p>
              </table:table-cell>
              <table:table-cell office:value-type="float" office:value="1966.588867">
                <text:p>1966.588867</text:p>
              </table:table-cell>
            </table:table-row>
            <table:table-row>
              <table:table-cell office:value-type="float" office:value="272.4">
                <text:p>272.4</text:p>
              </table:table-cell>
              <table:table-cell office:value-type="float" office:value="1848.492432">
                <text:p>1848.492432</text:p>
              </table:table-cell>
              <table:table-cell office:value-type="float" office:value="1957.499268">
                <text:p>1957.499268</text:p>
              </table:table-cell>
              <table:table-cell office:value-type="float" office:value="1860.968262">
                <text:p>1860.968262</text:p>
              </table:table-cell>
              <table:table-cell office:value-type="float" office:value="1953.039429">
                <text:p>1953.039429</text:p>
              </table:table-cell>
            </table:table-row>
            <table:table-row>
              <table:table-cell office:value-type="float" office:value="272.6">
                <text:p>272.6</text:p>
              </table:table-cell>
              <table:table-cell office:value-type="float" office:value="1854.598267">
                <text:p>1854.598267</text:p>
              </table:table-cell>
              <table:table-cell office:value-type="float" office:value="1971.439575">
                <text:p>1971.439575</text:p>
              </table:table-cell>
              <table:table-cell office:value-type="float" office:value="1867.822754">
                <text:p>1867.822754</text:p>
              </table:table-cell>
              <table:table-cell office:value-type="float" office:value="1966.339355">
                <text:p>1966.339355</text:p>
              </table:table-cell>
            </table:table-row>
            <table:table-row>
              <table:table-cell office:value-type="float" office:value="272.8">
                <text:p>272.8</text:p>
              </table:table-cell>
              <table:table-cell office:value-type="float" office:value="1825.176392">
                <text:p>1825.176392</text:p>
              </table:table-cell>
              <table:table-cell office:value-type="float" office:value="1993.364868">
                <text:p>1993.364868</text:p>
              </table:table-cell>
              <table:table-cell office:value-type="float" office:value="1838.168213">
                <text:p>1838.168213</text:p>
              </table:table-cell>
              <table:table-cell office:value-type="float" office:value="1988.268555">
                <text:p>1988.26855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838.658081">
                <text:p>1838.658081</text:p>
              </table:table-cell>
              <table:table-cell office:value-type="float" office:value="1943.182495">
                <text:p>1943.182495</text:p>
              </table:table-cell>
              <table:table-cell office:value-type="float" office:value="1861.06665">
                <text:p>1861.06665</text:p>
              </table:table-cell>
              <table:table-cell office:value-type="float" office:value="1934.714844">
                <text:p>1934.714844</text:p>
              </table:table-cell>
            </table:table-row>
            <table:table-row>
              <table:table-cell office:value-type="float" office:value="273.2">
                <text:p>273.2</text:p>
              </table:table-cell>
              <table:table-cell office:value-type="float" office:value="1867.067139">
                <text:p>1867.067139</text:p>
              </table:table-cell>
              <table:table-cell office:value-type="float" office:value="1960.525757">
                <text:p>1960.525757</text:p>
              </table:table-cell>
              <table:table-cell office:value-type="float" office:value="1882.315796">
                <text:p>1882.315796</text:p>
              </table:table-cell>
              <table:table-cell office:value-type="float" office:value="1950.559082">
                <text:p>1950.559082</text:p>
              </table:table-cell>
            </table:table-row>
            <table:table-row>
              <table:table-cell office:value-type="float" office:value="273.4">
                <text:p>273.4</text:p>
              </table:table-cell>
              <table:table-cell office:value-type="float" office:value="1784.898926">
                <text:p>1784.898926</text:p>
              </table:table-cell>
              <table:table-cell office:value-type="float" office:value="1997.402222">
                <text:p>1997.402222</text:p>
              </table:table-cell>
              <table:table-cell office:value-type="float" office:value="1792.973633">
                <text:p>1792.973633</text:p>
              </table:table-cell>
              <table:table-cell office:value-type="float" office:value="1998.499268">
                <text:p>1998.499268</text:p>
              </table:table-cell>
            </table:table-row>
            <table:table-row>
              <table:table-cell office:value-type="float" office:value="273.6">
                <text:p>273.6</text:p>
              </table:table-cell>
              <table:table-cell office:value-type="float" office:value="1845.988281">
                <text:p>1845.988281</text:p>
              </table:table-cell>
              <table:table-cell office:value-type="float" office:value="1957.707886">
                <text:p>1957.707886</text:p>
              </table:table-cell>
              <table:table-cell office:value-type="float" office:value="1869.175293">
                <text:p>1869.175293</text:p>
              </table:table-cell>
              <table:table-cell office:value-type="float" office:value="1947.939941">
                <text:p>1947.939941</text:p>
              </table:table-cell>
            </table:table-row>
            <table:table-row>
              <table:table-cell office:value-type="float" office:value="273.8">
                <text:p>273.8</text:p>
              </table:table-cell>
              <table:table-cell office:value-type="float" office:value="1871.670532">
                <text:p>1871.670532</text:p>
              </table:table-cell>
              <table:table-cell office:value-type="float" office:value="1956.186035">
                <text:p>1956.186035</text:p>
              </table:table-cell>
              <table:table-cell office:value-type="float" office:value="1889.091797">
                <text:p>1889.091797</text:p>
              </table:table-cell>
              <table:table-cell office:value-type="float" office:value="1946.063721">
                <text:p>1946.06372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809.841309">
                <text:p>1809.841309</text:p>
              </table:table-cell>
              <table:table-cell office:value-type="float" office:value="1998.121094">
                <text:p>1998.121094</text:p>
              </table:table-cell>
              <table:table-cell office:value-type="float" office:value="1815.889404">
                <text:p>1815.889404</text:p>
              </table:table-cell>
              <table:table-cell office:value-type="float" office:value="1998.706909">
                <text:p>1998.706909</text:p>
              </table:table-cell>
            </table:table-row>
            <table:table-row>
              <table:table-cell office:value-type="float" office:value="274.2">
                <text:p>274.2</text:p>
              </table:table-cell>
              <table:table-cell office:value-type="float" office:value="1848.241089">
                <text:p>1848.241089</text:p>
              </table:table-cell>
              <table:table-cell office:value-type="float" office:value="1997.126465">
                <text:p>1997.126465</text:p>
              </table:table-cell>
              <table:table-cell office:value-type="float" office:value="1862.005737">
                <text:p>1862.005737</text:p>
              </table:table-cell>
              <table:table-cell office:value-type="float" office:value="1993.507324">
                <text:p>1993.507324</text:p>
              </table:table-cell>
            </table:table-row>
            <table:table-row>
              <table:table-cell office:value-type="float" office:value="274.4">
                <text:p>274.4</text:p>
              </table:table-cell>
              <table:table-cell office:value-type="float" office:value="1860.874756">
                <text:p>1860.874756</text:p>
              </table:table-cell>
              <table:table-cell office:value-type="float" office:value="1935.176514">
                <text:p>1935.176514</text:p>
              </table:table-cell>
              <table:table-cell office:value-type="float" office:value="1884.778931">
                <text:p>1884.778931</text:p>
              </table:table-cell>
              <table:table-cell office:value-type="float" office:value="1921.914185">
                <text:p>1921.914185</text:p>
              </table:table-cell>
            </table:table-row>
            <table:table-row>
              <table:table-cell office:value-type="float" office:value="274.6">
                <text:p>274.6</text:p>
              </table:table-cell>
              <table:table-cell office:value-type="float" office:value="1850.301636">
                <text:p>1850.301636</text:p>
              </table:table-cell>
              <table:table-cell office:value-type="float" office:value="1981.995117">
                <text:p>1981.995117</text:p>
              </table:table-cell>
              <table:table-cell office:value-type="float" office:value="1862.30957">
                <text:p>1862.30957</text:p>
              </table:table-cell>
              <table:table-cell office:value-type="float" office:value="1983.445312">
                <text:p>1983.445312</text:p>
              </table:table-cell>
            </table:table-row>
            <table:table-row>
              <table:table-cell office:value-type="float" office:value="274.8">
                <text:p>274.8</text:p>
              </table:table-cell>
              <table:table-cell office:value-type="float" office:value="1810.568115">
                <text:p>1810.568115</text:p>
              </table:table-cell>
              <table:table-cell office:value-type="float" office:value="1997.301392">
                <text:p>1997.301392</text:p>
              </table:table-cell>
              <table:table-cell office:value-type="float" office:value="1823.623657">
                <text:p>1823.623657</text:p>
              </table:table-cell>
              <table:table-cell office:value-type="float" office:value="1993.77356">
                <text:p>1993.77356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851.852051">
                <text:p>1851.852051</text:p>
              </table:table-cell>
              <table:table-cell office:value-type="float" office:value="1950.946899">
                <text:p>1950.946899</text:p>
              </table:table-cell>
              <table:table-cell office:value-type="float" office:value="1877.489502">
                <text:p>1877.489502</text:p>
              </table:table-cell>
              <table:table-cell office:value-type="float" office:value="1936.255859">
                <text:p>1936.255859</text:p>
              </table:table-cell>
            </table:table-row>
            <table:table-row>
              <table:table-cell office:value-type="float" office:value="275.2">
                <text:p>275.2</text:p>
              </table:table-cell>
              <table:table-cell office:value-type="float" office:value="1868.992432">
                <text:p>1868.992432</text:p>
              </table:table-cell>
              <table:table-cell office:value-type="float" office:value="1967.404541">
                <text:p>1967.404541</text:p>
              </table:table-cell>
              <table:table-cell office:value-type="float" office:value="1883.47583">
                <text:p>1883.47583</text:p>
              </table:table-cell>
              <table:table-cell office:value-type="float" office:value="1959.699219">
                <text:p>1959.699219</text:p>
              </table:table-cell>
            </table:table-row>
            <table:table-row>
              <table:table-cell office:value-type="float" office:value="275.4">
                <text:p>275.4</text:p>
              </table:table-cell>
              <table:table-cell office:value-type="float" office:value="1817.372559">
                <text:p>1817.372559</text:p>
              </table:table-cell>
              <table:table-cell office:value-type="float" office:value="1996.854004">
                <text:p>1996.854004</text:p>
              </table:table-cell>
              <table:table-cell office:value-type="float" office:value="1827.823242">
                <text:p>1827.823242</text:p>
              </table:table-cell>
              <table:table-cell office:value-type="float" office:value="1997.510498">
                <text:p>1997.510498</text:p>
              </table:table-cell>
            </table:table-row>
            <table:table-row>
              <table:table-cell office:value-type="float" office:value="275.6">
                <text:p>275.6</text:p>
              </table:table-cell>
              <table:table-cell office:value-type="float" office:value="1867.875732">
                <text:p>1867.875732</text:p>
              </table:table-cell>
              <table:table-cell office:value-type="float" office:value="1995.867676">
                <text:p>1995.867676</text:p>
              </table:table-cell>
              <table:table-cell office:value-type="float" office:value="1889.424805">
                <text:p>1889.424805</text:p>
              </table:table-cell>
              <table:table-cell office:value-type="float" office:value="1988.908325">
                <text:p>1988.908325</text:p>
              </table:table-cell>
            </table:table-row>
            <table:table-row>
              <table:table-cell office:value-type="float" office:value="275.8">
                <text:p>275.8</text:p>
              </table:table-cell>
              <table:table-cell office:value-type="float" office:value="1873.594727">
                <text:p>1873.594727</text:p>
              </table:table-cell>
              <table:table-cell office:value-type="float" office:value="1964.058594">
                <text:p>1964.058594</text:p>
              </table:table-cell>
              <table:table-cell office:value-type="float" office:value="1896.037598">
                <text:p>1896.037598</text:p>
              </table:table-cell>
              <table:table-cell office:value-type="float" office:value="1949.239624">
                <text:p>1949.23962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840.799194">
                <text:p>1840.799194</text:p>
              </table:table-cell>
              <table:table-cell office:value-type="float" office:value="1996.421509">
                <text:p>1996.421509</text:p>
              </table:table-cell>
              <table:table-cell office:value-type="float" office:value="1852.618774">
                <text:p>1852.618774</text:p>
              </table:table-cell>
              <table:table-cell office:value-type="float" office:value="1997.236328">
                <text:p>1997.236328</text:p>
              </table:table-cell>
            </table:table-row>
            <table:table-row>
              <table:table-cell office:value-type="float" office:value="276.2">
                <text:p>276.2</text:p>
              </table:table-cell>
              <table:table-cell office:value-type="float" office:value="1822.06543">
                <text:p>1822.06543</text:p>
              </table:table-cell>
              <table:table-cell office:value-type="float" office:value="1996.802734">
                <text:p>1996.802734</text:p>
              </table:table-cell>
              <table:table-cell office:value-type="float" office:value="1838.184326">
                <text:p>1838.184326</text:p>
              </table:table-cell>
              <table:table-cell office:value-type="float" office:value="1991.972168">
                <text:p>1991.972168</text:p>
              </table:table-cell>
            </table:table-row>
            <table:table-row>
              <table:table-cell office:value-type="float" office:value="276.4">
                <text:p>276.4</text:p>
              </table:table-cell>
              <table:table-cell office:value-type="float" office:value="1869.773193">
                <text:p>1869.773193</text:p>
              </table:table-cell>
              <table:table-cell office:value-type="float" office:value="1983.789551">
                <text:p>1983.789551</text:p>
              </table:table-cell>
              <table:table-cell office:value-type="float" office:value="1895.74353">
                <text:p>1895.74353</text:p>
              </table:table-cell>
              <table:table-cell office:value-type="float" office:value="1969.509521">
                <text:p>1969.509521</text:p>
              </table:table-cell>
            </table:table-row>
            <table:table-row>
              <table:table-cell office:value-type="float" office:value="276.6">
                <text:p>276.6</text:p>
              </table:table-cell>
              <table:table-cell office:value-type="float" office:value="1874.572754">
                <text:p>1874.572754</text:p>
              </table:table-cell>
              <table:table-cell office:value-type="float" office:value="1986.873779">
                <text:p>1986.873779</text:p>
              </table:table-cell>
              <table:table-cell office:value-type="float" office:value="1887.252441">
                <text:p>1887.252441</text:p>
              </table:table-cell>
              <table:table-cell office:value-type="float" office:value="1983.442017">
                <text:p>1983.442017</text:p>
              </table:table-cell>
            </table:table-row>
            <table:table-row>
              <table:table-cell office:value-type="float" office:value="276.8">
                <text:p>276.8</text:p>
              </table:table-cell>
              <table:table-cell office:value-type="float" office:value="1830.055908">
                <text:p>1830.055908</text:p>
              </table:table-cell>
              <table:table-cell office:value-type="float" office:value="1996.786743">
                <text:p>1996.786743</text:p>
              </table:table-cell>
              <table:table-cell office:value-type="float" office:value="1843.003052">
                <text:p>1843.003052</text:p>
              </table:table-cell>
              <table:table-cell office:value-type="float" office:value="1995.18457">
                <text:p>1995.18457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872.639404">
                <text:p>1872.639404</text:p>
              </table:table-cell>
              <table:table-cell office:value-type="float" office:value="1996.343384">
                <text:p>1996.343384</text:p>
              </table:table-cell>
              <table:table-cell office:value-type="float" office:value="1896.722046">
                <text:p>1896.722046</text:p>
              </table:table-cell>
              <table:table-cell office:value-type="float" office:value="1985.170898">
                <text:p>1985.170898</text:p>
              </table:table-cell>
            </table:table-row>
            <table:table-row>
              <table:table-cell office:value-type="float" office:value="277.2">
                <text:p>277.2</text:p>
              </table:table-cell>
              <table:table-cell office:value-type="float" office:value="1872.710571">
                <text:p>1872.710571</text:p>
              </table:table-cell>
              <table:table-cell office:value-type="float" office:value="1980.844482">
                <text:p>1980.844482</text:p>
              </table:table-cell>
              <table:table-cell office:value-type="float" office:value="1892.935181">
                <text:p>1892.935181</text:p>
              </table:table-cell>
              <table:table-cell office:value-type="float" office:value="1969.578857">
                <text:p>1969.578857</text:p>
              </table:table-cell>
            </table:table-row>
            <table:table-row>
              <table:table-cell office:value-type="float" office:value="277.4">
                <text:p>277.4</text:p>
              </table:table-cell>
              <table:table-cell office:value-type="float" office:value="1853.623291">
                <text:p>1853.623291</text:p>
              </table:table-cell>
              <table:table-cell office:value-type="float" office:value="1997.083252">
                <text:p>1997.083252</text:p>
              </table:table-cell>
              <table:table-cell office:value-type="float" office:value="1866.066406">
                <text:p>1866.066406</text:p>
              </table:table-cell>
              <table:table-cell office:value-type="float" office:value="1994.93811">
                <text:p>1994.93811</text:p>
              </table:table-cell>
            </table:table-row>
            <table:table-row>
              <table:table-cell office:value-type="float" office:value="277.6">
                <text:p>277.6</text:p>
              </table:table-cell>
              <table:table-cell office:value-type="float" office:value="1855.658447">
                <text:p>1855.658447</text:p>
              </table:table-cell>
              <table:table-cell office:value-type="float" office:value="1996.248901">
                <text:p>1996.248901</text:p>
              </table:table-cell>
              <table:table-cell office:value-type="float" office:value="1869.403564">
                <text:p>1869.403564</text:p>
              </table:table-cell>
              <table:table-cell office:value-type="float" office:value="1995.747559">
                <text:p>1995.747559</text:p>
              </table:table-cell>
            </table:table-row>
            <table:table-row>
              <table:table-cell office:value-type="float" office:value="277.8">
                <text:p>277.8</text:p>
              </table:table-cell>
              <table:table-cell office:value-type="float" office:value="1846.023926">
                <text:p>1846.023926</text:p>
              </table:table-cell>
              <table:table-cell office:value-type="float" office:value="1978.781494">
                <text:p>1978.781494</text:p>
              </table:table-cell>
              <table:table-cell office:value-type="float" office:value="1865.650513">
                <text:p>1865.650513</text:p>
              </table:table-cell>
              <table:table-cell office:value-type="float" office:value="1967.485718">
                <text:p>1967.485718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819.835815">
                <text:p>1819.835815</text:p>
              </table:table-cell>
              <table:table-cell office:value-type="float" office:value="1959.343872">
                <text:p>1959.343872</text:p>
              </table:table-cell>
              <table:table-cell office:value-type="float" office:value="1832.972168">
                <text:p>1832.972168</text:p>
              </table:table-cell>
              <table:table-cell office:value-type="float" office:value="1957.275391">
                <text:p>1957.275391</text:p>
              </table:table-cell>
            </table:table-row>
            <table:table-row>
              <table:table-cell office:value-type="float" office:value="278.2">
                <text:p>278.2</text:p>
              </table:table-cell>
              <table:table-cell office:value-type="float" office:value="1771.682129">
                <text:p>1771.682129</text:p>
              </table:table-cell>
              <table:table-cell office:value-type="float" office:value="1948.070679">
                <text:p>1948.070679</text:p>
              </table:table-cell>
              <table:table-cell office:value-type="float" office:value="1776.228882">
                <text:p>1776.228882</text:p>
              </table:table-cell>
              <table:table-cell office:value-type="float" office:value="1954.117676">
                <text:p>1954.117676</text:p>
              </table:table-cell>
            </table:table-row>
            <table:table-row>
              <table:table-cell office:value-type="float" office:value="278.4">
                <text:p>278.4</text:p>
              </table:table-cell>
              <table:table-cell office:value-type="float" office:value="1764.544189">
                <text:p>1764.544189</text:p>
              </table:table-cell>
              <table:table-cell office:value-type="float" office:value="1887.603271">
                <text:p>1887.603271</text:p>
              </table:table-cell>
              <table:table-cell office:value-type="float" office:value="1782.671265">
                <text:p>1782.671265</text:p>
              </table:table-cell>
              <table:table-cell office:value-type="float" office:value="1881.734009">
                <text:p>1881.734009</text:p>
              </table:table-cell>
            </table:table-row>
            <table:table-row>
              <table:table-cell office:value-type="float" office:value="278.6">
                <text:p>278.6</text:p>
              </table:table-cell>
              <table:table-cell office:value-type="float" office:value="1755.472046">
                <text:p>1755.472046</text:p>
              </table:table-cell>
              <table:table-cell office:value-type="float" office:value="1868.918945">
                <text:p>1868.918945</text:p>
              </table:table-cell>
              <table:table-cell office:value-type="float" office:value="1768.245361">
                <text:p>1768.245361</text:p>
              </table:table-cell>
              <table:table-cell office:value-type="float" office:value="1867.699219">
                <text:p>1867.699219</text:p>
              </table:table-cell>
            </table:table-row>
            <table:table-row>
              <table:table-cell office:value-type="float" office:value="278.8">
                <text:p>278.8</text:p>
              </table:table-cell>
              <table:table-cell office:value-type="float" office:value="1706.267944">
                <text:p>1706.267944</text:p>
              </table:table-cell>
              <table:table-cell office:value-type="float" office:value="1871.831055">
                <text:p>1871.831055</text:p>
              </table:table-cell>
              <table:table-cell office:value-type="float" office:value="1714.409912">
                <text:p>1714.409912</text:p>
              </table:table-cell>
              <table:table-cell office:value-type="float" office:value="1870.700562">
                <text:p>1870.700562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708.407715">
                <text:p>1708.407715</text:p>
              </table:table-cell>
              <table:table-cell office:value-type="float" office:value="1806.558594">
                <text:p>1806.558594</text:p>
              </table:table-cell>
              <table:table-cell office:value-type="float" office:value="1724.656128">
                <text:p>1724.656128</text:p>
              </table:table-cell>
              <table:table-cell office:value-type="float" office:value="1802.656494">
                <text:p>1802.656494</text:p>
              </table:table-cell>
            </table:table-row>
            <table:table-row>
              <table:table-cell office:value-type="float" office:value="279.2">
                <text:p>279.2</text:p>
              </table:table-cell>
              <table:table-cell office:value-type="float" office:value="1696.742798">
                <text:p>1696.742798</text:p>
              </table:table-cell>
              <table:table-cell office:value-type="float" office:value="1802.804321">
                <text:p>1802.804321</text:p>
              </table:table-cell>
              <table:table-cell office:value-type="float" office:value="1698.641968">
                <text:p>1698.641968</text:p>
              </table:table-cell>
              <table:table-cell office:value-type="float" office:value="1802.32019">
                <text:p>1802.32019</text:p>
              </table:table-cell>
            </table:table-row>
            <table:table-row>
              <table:table-cell office:value-type="float" office:value="279.4">
                <text:p>279.4</text:p>
              </table:table-cell>
              <table:table-cell office:value-type="float" office:value="1662.878174">
                <text:p>1662.878174</text:p>
              </table:table-cell>
              <table:table-cell office:value-type="float" office:value="1785.82251">
                <text:p>1785.82251</text:p>
              </table:table-cell>
              <table:table-cell office:value-type="float" office:value="1671.368042">
                <text:p>1671.368042</text:p>
              </table:table-cell>
              <table:table-cell office:value-type="float" office:value="1785.41333">
                <text:p>1785.41333</text:p>
              </table:table-cell>
            </table:table-row>
            <table:table-row>
              <table:table-cell office:value-type="float" office:value="279.6">
                <text:p>279.6</text:p>
              </table:table-cell>
              <table:table-cell office:value-type="float" office:value="1663.080444">
                <text:p>1663.080444</text:p>
              </table:table-cell>
              <table:table-cell office:value-type="float" office:value="1770.005005">
                <text:p>1770.005005</text:p>
              </table:table-cell>
              <table:table-cell office:value-type="float" office:value="1680.472778">
                <text:p>1680.472778</text:p>
              </table:table-cell>
              <table:table-cell office:value-type="float" office:value="1745.351196">
                <text:p>1745.351196</text:p>
              </table:table-cell>
            </table:table-row>
            <table:table-row>
              <table:table-cell office:value-type="float" office:value="279.8">
                <text:p>279.8</text:p>
              </table:table-cell>
              <table:table-cell office:value-type="float" office:value="1655.063721">
                <text:p>1655.063721</text:p>
              </table:table-cell>
              <table:table-cell office:value-type="float" office:value="1753.013306">
                <text:p>1753.013306</text:p>
              </table:table-cell>
              <table:table-cell office:value-type="float" office:value="1654.52002">
                <text:p>1654.52002</text:p>
              </table:table-cell>
              <table:table-cell office:value-type="float" office:value="1751.227783">
                <text:p>1751.22778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38.864502">
                <text:p>1638.864502</text:p>
              </table:table-cell>
              <table:table-cell office:value-type="float" office:value="1732.717529">
                <text:p>1732.717529</text:p>
              </table:table-cell>
              <table:table-cell office:value-type="float" office:value="1653.575806">
                <text:p>1653.575806</text:p>
              </table:table-cell>
              <table:table-cell office:value-type="float" office:value="1733.297241">
                <text:p>1733.297241</text:p>
              </table:table-cell>
            </table:table-row>
            <table:table-row>
              <table:table-cell office:value-type="float" office:value="280.2">
                <text:p>280.2</text:p>
              </table:table-cell>
              <table:table-cell office:value-type="float" office:value="1631.781128">
                <text:p>1631.781128</text:p>
              </table:table-cell>
              <table:table-cell office:value-type="float" office:value="1718.021362">
                <text:p>1718.021362</text:p>
              </table:table-cell>
              <table:table-cell office:value-type="float" office:value="1639.143311">
                <text:p>1639.143311</text:p>
              </table:table-cell>
              <table:table-cell office:value-type="float" office:value="1718.140991">
                <text:p>1718.140991</text:p>
              </table:table-cell>
            </table:table-row>
            <table:table-row>
              <table:table-cell office:value-type="float" office:value="280.4">
                <text:p>280.4</text:p>
              </table:table-cell>
              <table:table-cell office:value-type="float" office:value="1626.517212">
                <text:p>1626.517212</text:p>
              </table:table-cell>
              <table:table-cell office:value-type="float" office:value="1705.586914">
                <text:p>1705.586914</text:p>
              </table:table-cell>
              <table:table-cell office:value-type="float" office:value="1635.033936">
                <text:p>1635.033936</text:p>
              </table:table-cell>
              <table:table-cell office:value-type="float" office:value="1702.523682">
                <text:p>1702.523682</text:p>
              </table:table-cell>
            </table:table-row>
            <table:table-row>
              <table:table-cell office:value-type="float" office:value="280.6">
                <text:p>280.6</text:p>
              </table:table-cell>
              <table:table-cell office:value-type="float" office:value="1617.097534">
                <text:p>1617.097534</text:p>
              </table:table-cell>
              <table:table-cell office:value-type="float" office:value="1695.316406">
                <text:p>1695.316406</text:p>
              </table:table-cell>
              <table:table-cell office:value-type="float" office:value="1626.139771">
                <text:p>1626.139771</text:p>
              </table:table-cell>
              <table:table-cell office:value-type="float" office:value="1694.446777">
                <text:p>1694.446777</text:p>
              </table:table-cell>
            </table:table-row>
            <table:table-row>
              <table:table-cell office:value-type="float" office:value="280.8">
                <text:p>280.8</text:p>
              </table:table-cell>
              <table:table-cell office:value-type="float" office:value="1607.989136">
                <text:p>1607.989136</text:p>
              </table:table-cell>
              <table:table-cell office:value-type="float" office:value="1693.656006">
                <text:p>1693.656006</text:p>
              </table:table-cell>
              <table:table-cell office:value-type="float" office:value="1620.410645">
                <text:p>1620.410645</text:p>
              </table:table-cell>
              <table:table-cell office:value-type="float" office:value="1678.316772">
                <text:p>1678.316772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613.61145">
                <text:p>1613.61145</text:p>
              </table:table-cell>
              <table:table-cell office:value-type="float" office:value="1669.068848">
                <text:p>1669.068848</text:p>
              </table:table-cell>
              <table:table-cell office:value-type="float" office:value="1609.884521">
                <text:p>1609.884521</text:p>
              </table:table-cell>
              <table:table-cell office:value-type="float" office:value="1673.479736">
                <text:p>1673.479736</text:p>
              </table:table-cell>
            </table:table-row>
            <table:table-row>
              <table:table-cell office:value-type="float" office:value="281.2">
                <text:p>281.2</text:p>
              </table:table-cell>
              <table:table-cell office:value-type="float" office:value="1602.312378">
                <text:p>1602.312378</text:p>
              </table:table-cell>
              <table:table-cell office:value-type="float" office:value="1662.302368">
                <text:p>1662.302368</text:p>
              </table:table-cell>
              <table:table-cell office:value-type="float" office:value="1613.452881">
                <text:p>1613.452881</text:p>
              </table:table-cell>
              <table:table-cell office:value-type="float" office:value="1662.299927">
                <text:p>1662.299927</text:p>
              </table:table-cell>
            </table:table-row>
            <table:table-row>
              <table:table-cell office:value-type="float" office:value="281.4">
                <text:p>281.4</text:p>
              </table:table-cell>
              <table:table-cell office:value-type="float" office:value="1600.6073">
                <text:p>1600.6073</text:p>
              </table:table-cell>
              <table:table-cell office:value-type="float" office:value="1652.379639">
                <text:p>1652.379639</text:p>
              </table:table-cell>
              <table:table-cell office:value-type="float" office:value="1603.501099">
                <text:p>1603.501099</text:p>
              </table:table-cell>
              <table:table-cell office:value-type="float" office:value="1653.282227">
                <text:p>1653.282227</text:p>
              </table:table-cell>
            </table:table-row>
            <table:table-row>
              <table:table-cell office:value-type="float" office:value="281.6">
                <text:p>281.6</text:p>
              </table:table-cell>
              <table:table-cell office:value-type="float" office:value="1595.738525">
                <text:p>1595.738525</text:p>
              </table:table-cell>
              <table:table-cell office:value-type="float" office:value="1654.336792">
                <text:p>1654.336792</text:p>
              </table:table-cell>
              <table:table-cell office:value-type="float" office:value="1597.676514">
                <text:p>1597.676514</text:p>
              </table:table-cell>
              <table:table-cell office:value-type="float" office:value="1648.796753">
                <text:p>1648.796753</text:p>
              </table:table-cell>
            </table:table-row>
            <table:table-row>
              <table:table-cell office:value-type="float" office:value="281.8">
                <text:p>281.8</text:p>
              </table:table-cell>
              <table:table-cell office:value-type="float" office:value="1593.140015">
                <text:p>1593.140015</text:p>
              </table:table-cell>
              <table:table-cell office:value-type="float" office:value="1642.636963">
                <text:p>1642.636963</text:p>
              </table:table-cell>
              <table:table-cell office:value-type="float" office:value="1598.304199">
                <text:p>1598.304199</text:p>
              </table:table-cell>
              <table:table-cell office:value-type="float" office:value="1641.19458">
                <text:p>1641.19458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593.174683">
                <text:p>1593.174683</text:p>
              </table:table-cell>
              <table:table-cell office:value-type="float" office:value="1633.070679">
                <text:p>1633.070679</text:p>
              </table:table-cell>
              <table:table-cell office:value-type="float" office:value="1592.481689">
                <text:p>1592.481689</text:p>
              </table:table-cell>
              <table:table-cell office:value-type="float" office:value="1637.2771">
                <text:p>1637.2771</text:p>
              </table:table-cell>
            </table:table-row>
            <table:table-row>
              <table:table-cell office:value-type="float" office:value="282.2">
                <text:p>282.2</text:p>
              </table:table-cell>
              <table:table-cell office:value-type="float" office:value="1587.909424">
                <text:p>1587.909424</text:p>
              </table:table-cell>
              <table:table-cell office:value-type="float" office:value="1630.719727">
                <text:p>1630.719727</text:p>
              </table:table-cell>
              <table:table-cell office:value-type="float" office:value="1588.057129">
                <text:p>1588.057129</text:p>
              </table:table-cell>
              <table:table-cell office:value-type="float" office:value="1630.770508">
                <text:p>1630.770508</text:p>
              </table:table-cell>
            </table:table-row>
            <table:table-row>
              <table:table-cell office:value-type="float" office:value="282.4">
                <text:p>282.4</text:p>
              </table:table-cell>
              <table:table-cell office:value-type="float" office:value="1585.694214">
                <text:p>1585.694214</text:p>
              </table:table-cell>
              <table:table-cell office:value-type="float" office:value="1627.064941">
                <text:p>1627.064941</text:p>
              </table:table-cell>
              <table:table-cell office:value-type="float" office:value="1587.089844">
                <text:p>1587.089844</text:p>
              </table:table-cell>
              <table:table-cell office:value-type="float" office:value="1620.748779">
                <text:p>1620.748779</text:p>
              </table:table-cell>
            </table:table-row>
            <table:table-row>
              <table:table-cell office:value-type="float" office:value="282.6">
                <text:p>282.6</text:p>
              </table:table-cell>
              <table:table-cell office:value-type="float" office:value="1584.516113">
                <text:p>1584.516113</text:p>
              </table:table-cell>
              <table:table-cell office:value-type="float" office:value="1622.069214">
                <text:p>1622.069214</text:p>
              </table:table-cell>
              <table:table-cell office:value-type="float" office:value="1585.072266">
                <text:p>1585.072266</text:p>
              </table:table-cell>
              <table:table-cell office:value-type="float" office:value="1622.633301">
                <text:p>1622.633301</text:p>
              </table:table-cell>
            </table:table-row>
            <table:table-row>
              <table:table-cell office:value-type="float" office:value="282.8">
                <text:p>282.8</text:p>
              </table:table-cell>
              <table:table-cell office:value-type="float" office:value="1578.764404">
                <text:p>1578.764404</text:p>
              </table:table-cell>
              <table:table-cell office:value-type="float" office:value="1614.973511">
                <text:p>1614.973511</text:p>
              </table:table-cell>
              <table:table-cell office:value-type="float" office:value="1585.311646">
                <text:p>1585.311646</text:p>
              </table:table-cell>
              <table:table-cell office:value-type="float" office:value="1617.172607">
                <text:p>1617.172607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579.805664">
                <text:p>1579.805664</text:p>
              </table:table-cell>
              <table:table-cell office:value-type="float" office:value="1611.257446">
                <text:p>1611.257446</text:p>
              </table:table-cell>
              <table:table-cell office:value-type="float" office:value="1581.378174">
                <text:p>1581.378174</text:p>
              </table:table-cell>
              <table:table-cell office:value-type="float" office:value="1608.531372">
                <text:p>1608.531372</text:p>
              </table:table-cell>
            </table:table-row>
            <table:table-row>
              <table:table-cell office:value-type="float" office:value="283.2">
                <text:p>283.2</text:p>
              </table:table-cell>
              <table:table-cell office:value-type="float" office:value="1576.755249">
                <text:p>1576.755249</text:p>
              </table:table-cell>
              <table:table-cell office:value-type="float" office:value="1610.059326">
                <text:p>1610.059326</text:p>
              </table:table-cell>
              <table:table-cell office:value-type="float" office:value="1576.562866">
                <text:p>1576.562866</text:p>
              </table:table-cell>
              <table:table-cell office:value-type="float" office:value="1607.30249">
                <text:p>1607.30249</text:p>
              </table:table-cell>
            </table:table-row>
            <table:table-row>
              <table:table-cell office:value-type="float" office:value="283.4">
                <text:p>283.4</text:p>
              </table:table-cell>
              <table:table-cell office:value-type="float" office:value="1571.887695">
                <text:p>1571.887695</text:p>
              </table:table-cell>
              <table:table-cell office:value-type="float" office:value="1606.881226">
                <text:p>1606.881226</text:p>
              </table:table-cell>
              <table:table-cell office:value-type="float" office:value="1580.263062">
                <text:p>1580.263062</text:p>
              </table:table-cell>
              <table:table-cell office:value-type="float" office:value="1603.161743">
                <text:p>1603.161743</text:p>
              </table:table-cell>
            </table:table-row>
            <table:table-row>
              <table:table-cell office:value-type="float" office:value="283.6">
                <text:p>283.6</text:p>
              </table:table-cell>
              <table:table-cell office:value-type="float" office:value="1574.914795">
                <text:p>1574.914795</text:p>
              </table:table-cell>
              <table:table-cell office:value-type="float" office:value="1600.841309">
                <text:p>1600.841309</text:p>
              </table:table-cell>
              <table:table-cell office:value-type="float" office:value="1576.258301">
                <text:p>1576.258301</text:p>
              </table:table-cell>
              <table:table-cell office:value-type="float" office:value="1602.44519">
                <text:p>1602.44519</text:p>
              </table:table-cell>
            </table:table-row>
            <table:table-row>
              <table:table-cell office:value-type="float" office:value="283.8">
                <text:p>283.8</text:p>
              </table:table-cell>
              <table:table-cell office:value-type="float" office:value="1575.278564">
                <text:p>1575.278564</text:p>
              </table:table-cell>
              <table:table-cell office:value-type="float" office:value="1599.884399">
                <text:p>1599.884399</text:p>
              </table:table-cell>
              <table:table-cell office:value-type="float" office:value="1572.183228">
                <text:p>1572.183228</text:p>
              </table:table-cell>
              <table:table-cell office:value-type="float" office:value="1600.601929">
                <text:p>1600.601929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575.81897">
                <text:p>1575.81897</text:p>
              </table:table-cell>
              <table:table-cell office:value-type="float" office:value="1593.438721">
                <text:p>1593.438721</text:p>
              </table:table-cell>
              <table:table-cell office:value-type="float" office:value="1578.453125">
                <text:p>1578.453125</text:p>
              </table:table-cell>
              <table:table-cell office:value-type="float" office:value="1593.806641">
                <text:p>1593.806641</text:p>
              </table:table-cell>
            </table:table-row>
            <table:table-row>
              <table:table-cell office:value-type="float" office:value="284.2">
                <text:p>284.2</text:p>
              </table:table-cell>
              <table:table-cell office:value-type="float" office:value="1571.658936">
                <text:p>1571.658936</text:p>
              </table:table-cell>
              <table:table-cell office:value-type="float" office:value="1595.246826">
                <text:p>1595.246826</text:p>
              </table:table-cell>
              <table:table-cell office:value-type="float" office:value="1573.576538">
                <text:p>1573.576538</text:p>
              </table:table-cell>
              <table:table-cell office:value-type="float" office:value="1591.832275">
                <text:p>1591.832275</text:p>
              </table:table-cell>
            </table:table-row>
            <table:table-row>
              <table:table-cell office:value-type="float" office:value="284.4">
                <text:p>284.4</text:p>
              </table:table-cell>
              <table:table-cell office:value-type="float" office:value="1572.110229">
                <text:p>1572.110229</text:p>
              </table:table-cell>
              <table:table-cell office:value-type="float" office:value="1590.31958">
                <text:p>1590.31958</text:p>
              </table:table-cell>
              <table:table-cell office:value-type="float" office:value="1573.932495">
                <text:p>1573.932495</text:p>
              </table:table-cell>
              <table:table-cell office:value-type="float" office:value="1589.602539">
                <text:p>1589.602539</text:p>
              </table:table-cell>
            </table:table-row>
            <table:table-row>
              <table:table-cell office:value-type="float" office:value="284.6">
                <text:p>284.6</text:p>
              </table:table-cell>
              <table:table-cell office:value-type="float" office:value="1573.668213">
                <text:p>1573.668213</text:p>
              </table:table-cell>
              <table:table-cell office:value-type="float" office:value="1586.525391">
                <text:p>1586.525391</text:p>
              </table:table-cell>
              <table:table-cell office:value-type="float" office:value="1575.648193">
                <text:p>1575.648193</text:p>
              </table:table-cell>
              <table:table-cell office:value-type="float" office:value="1587.109863">
                <text:p>1587.109863</text:p>
              </table:table-cell>
            </table:table-row>
            <table:table-row>
              <table:table-cell office:value-type="float" office:value="284.8">
                <text:p>284.8</text:p>
              </table:table-cell>
              <table:table-cell office:value-type="float" office:value="1566.819092">
                <text:p>1566.819092</text:p>
              </table:table-cell>
              <table:table-cell office:value-type="float" office:value="1588.82666">
                <text:p>1588.82666</text:p>
              </table:table-cell>
              <table:table-cell office:value-type="float" office:value="1568.817383">
                <text:p>1568.817383</text:p>
              </table:table-cell>
              <table:table-cell office:value-type="float" office:value="1586.237427">
                <text:p>1586.23742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570.283813">
                <text:p>1570.283813</text:p>
              </table:table-cell>
              <table:table-cell office:value-type="float" office:value="1587.395386">
                <text:p>1587.395386</text:p>
              </table:table-cell>
              <table:table-cell office:value-type="float" office:value="1569.437134">
                <text:p>1569.437134</text:p>
              </table:table-cell>
              <table:table-cell office:value-type="float" office:value="1587.00293">
                <text:p>1587.00293</text:p>
              </table:table-cell>
            </table:table-row>
            <table:table-row>
              <table:table-cell office:value-type="float" office:value="285.2">
                <text:p>285.2</text:p>
              </table:table-cell>
              <table:table-cell office:value-type="float" office:value="1569.176636">
                <text:p>1569.176636</text:p>
              </table:table-cell>
              <table:table-cell office:value-type="float" office:value="1584.63269">
                <text:p>1584.63269</text:p>
              </table:table-cell>
              <table:table-cell office:value-type="float" office:value="1568.272461">
                <text:p>1568.272461</text:p>
              </table:table-cell>
              <table:table-cell office:value-type="float" office:value="1587.796631">
                <text:p>1587.796631</text:p>
              </table:table-cell>
            </table:table-row>
            <table:table-row>
              <table:table-cell office:value-type="float" office:value="285.4">
                <text:p>285.4</text:p>
              </table:table-cell>
              <table:table-cell office:value-type="float" office:value="1564.87561">
                <text:p>1564.87561</text:p>
              </table:table-cell>
              <table:table-cell office:value-type="float" office:value="1581.838013">
                <text:p>1581.838013</text:p>
              </table:table-cell>
              <table:table-cell office:value-type="float" office:value="1569.158813">
                <text:p>1569.158813</text:p>
              </table:table-cell>
              <table:table-cell office:value-type="float" office:value="1583.941162">
                <text:p>1583.941162</text:p>
              </table:table-cell>
            </table:table-row>
            <table:table-row>
              <table:table-cell office:value-type="float" office:value="285.6">
                <text:p>285.6</text:p>
              </table:table-cell>
              <table:table-cell office:value-type="float" office:value="1566.102783">
                <text:p>1566.102783</text:p>
              </table:table-cell>
              <table:table-cell office:value-type="float" office:value="1584.750366">
                <text:p>1584.750366</text:p>
              </table:table-cell>
              <table:table-cell office:value-type="float" office:value="1567.293701">
                <text:p>1567.293701</text:p>
              </table:table-cell>
              <table:table-cell office:value-type="float" office:value="1581.883911">
                <text:p>1581.883911</text:p>
              </table:table-cell>
            </table:table-row>
            <table:table-row>
              <table:table-cell office:value-type="float" office:value="285.8">
                <text:p>285.8</text:p>
              </table:table-cell>
              <table:table-cell office:value-type="float" office:value="1569.488892">
                <text:p>1569.488892</text:p>
              </table:table-cell>
              <table:table-cell office:value-type="float" office:value="1578.797241">
                <text:p>1578.797241</text:p>
              </table:table-cell>
              <table:table-cell office:value-type="float" office:value="1566.739258">
                <text:p>1566.739258</text:p>
              </table:table-cell>
              <table:table-cell office:value-type="float" office:value="1580.863281">
                <text:p>1580.863281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566.373047">
                <text:p>1566.373047</text:p>
              </table:table-cell>
              <table:table-cell office:value-type="float" office:value="1577.209961">
                <text:p>1577.209961</text:p>
              </table:table-cell>
              <table:table-cell office:value-type="float" office:value="1569.056396">
                <text:p>1569.056396</text:p>
              </table:table-cell>
              <table:table-cell office:value-type="float" office:value="1576.71521">
                <text:p>1576.71521</text:p>
              </table:table-cell>
            </table:table-row>
            <table:table-row>
              <table:table-cell office:value-type="float" office:value="286.2">
                <text:p>286.2</text:p>
              </table:table-cell>
              <table:table-cell office:value-type="float" office:value="1567.035767">
                <text:p>1567.035767</text:p>
              </table:table-cell>
              <table:table-cell office:value-type="float" office:value="1579.133423">
                <text:p>1579.133423</text:p>
              </table:table-cell>
              <table:table-cell office:value-type="float" office:value="1570.894531">
                <text:p>1570.894531</text:p>
              </table:table-cell>
              <table:table-cell office:value-type="float" office:value="1575.304199">
                <text:p>1575.304199</text:p>
              </table:table-cell>
            </table:table-row>
            <table:table-row>
              <table:table-cell office:value-type="float" office:value="286.4">
                <text:p>286.4</text:p>
              </table:table-cell>
              <table:table-cell office:value-type="float" office:value="1566.2948">
                <text:p>1566.2948</text:p>
              </table:table-cell>
              <table:table-cell office:value-type="float" office:value="1579.374146">
                <text:p>1579.374146</text:p>
              </table:table-cell>
              <table:table-cell office:value-type="float" office:value="1567.204468">
                <text:p>1567.204468</text:p>
              </table:table-cell>
              <table:table-cell office:value-type="float" office:value="1576.31665">
                <text:p>1576.31665</text:p>
              </table:table-cell>
            </table:table-row>
            <table:table-row>
              <table:table-cell office:value-type="float" office:value="286.6">
                <text:p>286.6</text:p>
              </table:table-cell>
              <table:table-cell office:value-type="float" office:value="1566.770874">
                <text:p>1566.770874</text:p>
              </table:table-cell>
              <table:table-cell office:value-type="float" office:value="1575.598145">
                <text:p>1575.598145</text:p>
              </table:table-cell>
              <table:table-cell office:value-type="float" office:value="1565.501099">
                <text:p>1565.501099</text:p>
              </table:table-cell>
              <table:table-cell office:value-type="float" office:value="1575.678711">
                <text:p>1575.678711</text:p>
              </table:table-cell>
            </table:table-row>
            <table:table-row>
              <table:table-cell office:value-type="float" office:value="286.8">
                <text:p>286.8</text:p>
              </table:table-cell>
              <table:table-cell office:value-type="float" office:value="1565.516479">
                <text:p>1565.516479</text:p>
              </table:table-cell>
              <table:table-cell office:value-type="float" office:value="1574.850342">
                <text:p>1574.850342</text:p>
              </table:table-cell>
              <table:table-cell office:value-type="float" office:value="1565.322754">
                <text:p>1565.322754</text:p>
              </table:table-cell>
              <table:table-cell office:value-type="float" office:value="1573.713867">
                <text:p>1573.71386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564.20874">
                <text:p>1564.20874</text:p>
              </table:table-cell>
              <table:table-cell office:value-type="float" office:value="1573.457153">
                <text:p>1573.457153</text:p>
              </table:table-cell>
              <table:table-cell office:value-type="float" office:value="1564.87793">
                <text:p>1564.87793</text:p>
              </table:table-cell>
              <table:table-cell office:value-type="float" office:value="1577.092041">
                <text:p>1577.092041</text:p>
              </table:table-cell>
            </table:table-row>
            <table:table-row>
              <table:table-cell office:value-type="float" office:value="287.2">
                <text:p>287.2</text:p>
              </table:table-cell>
              <table:table-cell office:value-type="float" office:value="1567.700439">
                <text:p>1567.700439</text:p>
              </table:table-cell>
              <table:table-cell office:value-type="float" office:value="1572.698975">
                <text:p>1572.698975</text:p>
              </table:table-cell>
              <table:table-cell office:value-type="float" office:value="1569.224731">
                <text:p>1569.224731</text:p>
              </table:table-cell>
              <table:table-cell office:value-type="float" office:value="1574.015381">
                <text:p>1574.015381</text:p>
              </table:table-cell>
            </table:table-row>
            <table:table-row>
              <table:table-cell office:value-type="float" office:value="287.4">
                <text:p>287.4</text:p>
              </table:table-cell>
              <table:table-cell office:value-type="float" office:value="1549.768311">
                <text:p>1549.768311</text:p>
              </table:table-cell>
              <table:table-cell office:value-type="float" office:value="1589.700806">
                <text:p>1589.700806</text:p>
              </table:table-cell>
              <table:table-cell office:value-type="float" office:value="1552.526611">
                <text:p>1552.526611</text:p>
              </table:table-cell>
              <table:table-cell office:value-type="float" office:value="1585.868042">
                <text:p>1585.868042</text:p>
              </table:table-cell>
            </table:table-row>
            <table:table-row>
              <table:table-cell office:value-type="float" office:value="287.6">
                <text:p>287.6</text:p>
              </table:table-cell>
              <table:table-cell office:value-type="float" office:value="1575.138672">
                <text:p>1575.138672</text:p>
              </table:table-cell>
              <table:table-cell office:value-type="float" office:value="1570.824097">
                <text:p>1570.824097</text:p>
              </table:table-cell>
              <table:table-cell office:value-type="float" office:value="1576.576538">
                <text:p>1576.576538</text:p>
              </table:table-cell>
              <table:table-cell office:value-type="float" office:value="1564.395264">
                <text:p>1564.395264</text:p>
              </table:table-cell>
            </table:table-row>
            <table:table-row>
              <table:table-cell office:value-type="float" office:value="287.8">
                <text:p>287.8</text:p>
              </table:table-cell>
              <table:table-cell office:value-type="float" office:value="1594.930542">
                <text:p>1594.930542</text:p>
              </table:table-cell>
              <table:table-cell office:value-type="float" office:value="1582.176514">
                <text:p>1582.176514</text:p>
              </table:table-cell>
              <table:table-cell office:value-type="float" office:value="1555.982788">
                <text:p>1555.982788</text:p>
              </table:table-cell>
              <table:table-cell office:value-type="float" office:value="1566.448975">
                <text:p>1566.448975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591.29187">
                <text:p>1591.29187</text:p>
              </table:table-cell>
              <table:table-cell office:value-type="float" office:value="1635.352173">
                <text:p>1635.352173</text:p>
              </table:table-cell>
              <table:table-cell office:value-type="float" office:value="1528.187866">
                <text:p>1528.187866</text:p>
              </table:table-cell>
              <table:table-cell office:value-type="float" office:value="1546.487427">
                <text:p>1546.487427</text:p>
              </table:table-cell>
            </table:table-row>
            <table:table-row>
              <table:table-cell office:value-type="float" office:value="288.2">
                <text:p>288.2</text:p>
              </table:table-cell>
              <table:table-cell office:value-type="float" office:value="1616.354614">
                <text:p>1616.354614</text:p>
              </table:table-cell>
              <table:table-cell office:value-type="float" office:value="1628.198975">
                <text:p>1628.198975</text:p>
              </table:table-cell>
              <table:table-cell office:value-type="float" office:value="1547.683594">
                <text:p>1547.683594</text:p>
              </table:table-cell>
              <table:table-cell office:value-type="float" office:value="1531.28064">
                <text:p>1531.28064</text:p>
              </table:table-cell>
            </table:table-row>
            <table:table-row>
              <table:table-cell office:value-type="float" office:value="288.4">
                <text:p>288.4</text:p>
              </table:table-cell>
              <table:table-cell office:value-type="float" office:value="1611.730225">
                <text:p>1611.730225</text:p>
              </table:table-cell>
              <table:table-cell office:value-type="float" office:value="1670.703857">
                <text:p>1670.703857</text:p>
              </table:table-cell>
              <table:table-cell office:value-type="float" office:value="1542.73877">
                <text:p>1542.73877</text:p>
              </table:table-cell>
              <table:table-cell office:value-type="float" office:value="1572.226074">
                <text:p>1572.226074</text:p>
              </table:table-cell>
            </table:table-row>
            <table:table-row>
              <table:table-cell office:value-type="float" office:value="288.6">
                <text:p>288.6</text:p>
              </table:table-cell>
              <table:table-cell office:value-type="float" office:value="1650.052002">
                <text:p>1650.052002</text:p>
              </table:table-cell>
              <table:table-cell office:value-type="float" office:value="1695.929443">
                <text:p>1695.929443</text:p>
              </table:table-cell>
              <table:table-cell office:value-type="float" office:value="1586.276489">
                <text:p>1586.276489</text:p>
              </table:table-cell>
              <table:table-cell office:value-type="float" office:value="1602.563477">
                <text:p>1602.563477</text:p>
              </table:table-cell>
            </table:table-row>
            <table:table-row>
              <table:table-cell office:value-type="float" office:value="288.8">
                <text:p>288.8</text:p>
              </table:table-cell>
              <table:table-cell office:value-type="float" office:value="1683.346313">
                <text:p>1683.346313</text:p>
              </table:table-cell>
              <table:table-cell office:value-type="float" office:value="1724.993652">
                <text:p>1724.993652</text:p>
              </table:table-cell>
              <table:table-cell office:value-type="float" office:value="1634.663452">
                <text:p>1634.663452</text:p>
              </table:table-cell>
              <table:table-cell office:value-type="float" office:value="1669.912476">
                <text:p>1669.912476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716.665771">
                <text:p>1716.665771</text:p>
              </table:table-cell>
              <table:table-cell office:value-type="float" office:value="1666.329224">
                <text:p>1666.329224</text:p>
              </table:table-cell>
              <table:table-cell office:value-type="float" office:value="1685.282471">
                <text:p>1685.282471</text:p>
              </table:table-cell>
              <table:table-cell office:value-type="float" office:value="1664.153809">
                <text:p>1664.153809</text:p>
              </table:table-cell>
            </table:table-row>
            <table:table-row>
              <table:table-cell office:value-type="float" office:value="289.2">
                <text:p>289.2</text:p>
              </table:table-cell>
              <table:table-cell office:value-type="float" office:value="1670.76355">
                <text:p>1670.76355</text:p>
              </table:table-cell>
              <table:table-cell office:value-type="float" office:value="1768.325439">
                <text:p>1768.325439</text:p>
              </table:table-cell>
              <table:table-cell office:value-type="float" office:value="1704.277344">
                <text:p>1704.277344</text:p>
              </table:table-cell>
              <table:table-cell office:value-type="float" office:value="1781.749268">
                <text:p>1781.749268</text:p>
              </table:table-cell>
            </table:table-row>
            <table:table-row>
              <table:table-cell office:value-type="float" office:value="289.4">
                <text:p>289.4</text:p>
              </table:table-cell>
              <table:table-cell office:value-type="float" office:value="1692.532104">
                <text:p>1692.532104</text:p>
              </table:table-cell>
              <table:table-cell office:value-type="float" office:value="1763.094971">
                <text:p>1763.094971</text:p>
              </table:table-cell>
              <table:table-cell office:value-type="float" office:value="1698.072754">
                <text:p>1698.072754</text:p>
              </table:table-cell>
              <table:table-cell office:value-type="float" office:value="1773.459595">
                <text:p>1773.459595</text:p>
              </table:table-cell>
            </table:table-row>
            <table:table-row>
              <table:table-cell office:value-type="float" office:value="289.6">
                <text:p>289.6</text:p>
              </table:table-cell>
              <table:table-cell office:value-type="float" office:value="1740.240723">
                <text:p>1740.240723</text:p>
              </table:table-cell>
              <table:table-cell office:value-type="float" office:value="1750.868774">
                <text:p>1750.868774</text:p>
              </table:table-cell>
              <table:table-cell office:value-type="float" office:value="1737.005493">
                <text:p>1737.005493</text:p>
              </table:table-cell>
              <table:table-cell office:value-type="float" office:value="1771.968018">
                <text:p>1771.968018</text:p>
              </table:table-cell>
            </table:table-row>
            <table:table-row>
              <table:table-cell office:value-type="float" office:value="289.8">
                <text:p>289.8</text:p>
              </table:table-cell>
              <table:table-cell office:value-type="float" office:value="1754.1604">
                <text:p>1754.1604</text:p>
              </table:table-cell>
              <table:table-cell office:value-type="float" office:value="1828.953613">
                <text:p>1828.953613</text:p>
              </table:table-cell>
              <table:table-cell office:value-type="float" office:value="1758.743896">
                <text:p>1758.743896</text:p>
              </table:table-cell>
              <table:table-cell office:value-type="float" office:value="1844.172485">
                <text:p>1844.17248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779.323364">
                <text:p>1779.323364</text:p>
              </table:table-cell>
              <table:table-cell office:value-type="float" office:value="1859.134888">
                <text:p>1859.134888</text:p>
              </table:table-cell>
              <table:table-cell office:value-type="float" office:value="1776.712158">
                <text:p>1776.712158</text:p>
              </table:table-cell>
              <table:table-cell office:value-type="float" office:value="1869.71106">
                <text:p>1869.71106</text:p>
              </table:table-cell>
            </table:table-row>
            <table:table-row>
              <table:table-cell office:value-type="float" office:value="290.2">
                <text:p>290.2</text:p>
              </table:table-cell>
              <table:table-cell office:value-type="float" office:value="1814.402588">
                <text:p>1814.402588</text:p>
              </table:table-cell>
              <table:table-cell office:value-type="float" office:value="1828.828735">
                <text:p>1828.828735</text:p>
              </table:table-cell>
              <table:table-cell office:value-type="float" office:value="1807.182739">
                <text:p>1807.182739</text:p>
              </table:table-cell>
              <table:table-cell office:value-type="float" office:value="1843.309082">
                <text:p>1843.309082</text:p>
              </table:table-cell>
            </table:table-row>
            <table:table-row>
              <table:table-cell office:value-type="float" office:value="290.4">
                <text:p>290.4</text:p>
              </table:table-cell>
              <table:table-cell office:value-type="float" office:value="1816.098633">
                <text:p>1816.098633</text:p>
              </table:table-cell>
              <table:table-cell office:value-type="float" office:value="1872.265137">
                <text:p>1872.265137</text:p>
              </table:table-cell>
              <table:table-cell office:value-type="float" office:value="1813.816528">
                <text:p>1813.816528</text:p>
              </table:table-cell>
              <table:table-cell office:value-type="float" office:value="1884.770508">
                <text:p>1884.770508</text:p>
              </table:table-cell>
            </table:table-row>
            <table:table-row>
              <table:table-cell office:value-type="float" office:value="290.6">
                <text:p>290.6</text:p>
              </table:table-cell>
              <table:table-cell office:value-type="float" office:value="1803.782715">
                <text:p>1803.782715</text:p>
              </table:table-cell>
              <table:table-cell office:value-type="float" office:value="1900.245728">
                <text:p>1900.245728</text:p>
              </table:table-cell>
              <table:table-cell office:value-type="float" office:value="1800.901489">
                <text:p>1800.901489</text:p>
              </table:table-cell>
              <table:table-cell office:value-type="float" office:value="1914.032715">
                <text:p>1914.032715</text:p>
              </table:table-cell>
            </table:table-row>
            <table:table-row>
              <table:table-cell office:value-type="float" office:value="290.8">
                <text:p>290.8</text:p>
              </table:table-cell>
              <table:table-cell office:value-type="float" office:value="1812.202393">
                <text:p>1812.202393</text:p>
              </table:table-cell>
              <table:table-cell office:value-type="float" office:value="1893.47998">
                <text:p>1893.47998</text:p>
              </table:table-cell>
              <table:table-cell office:value-type="float" office:value="1810.133667">
                <text:p>1810.133667</text:p>
              </table:table-cell>
              <table:table-cell office:value-type="float" office:value="1902.372559">
                <text:p>1902.372559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804.830811">
                <text:p>1804.830811</text:p>
              </table:table-cell>
              <table:table-cell office:value-type="float" office:value="1917.066406">
                <text:p>1917.066406</text:p>
              </table:table-cell>
              <table:table-cell office:value-type="float" office:value="1809.713745">
                <text:p>1809.713745</text:p>
              </table:table-cell>
              <table:table-cell office:value-type="float" office:value="1930.962158">
                <text:p>1930.962158</text:p>
              </table:table-cell>
            </table:table-row>
            <table:table-row>
              <table:table-cell office:value-type="float" office:value="291.2">
                <text:p>291.2</text:p>
              </table:table-cell>
              <table:table-cell office:value-type="float" office:value="1791.850342">
                <text:p>1791.850342</text:p>
              </table:table-cell>
              <table:table-cell office:value-type="float" office:value="1933.250244">
                <text:p>1933.250244</text:p>
              </table:table-cell>
              <table:table-cell office:value-type="float" office:value="1793.788086">
                <text:p>1793.788086</text:p>
              </table:table-cell>
              <table:table-cell office:value-type="float" office:value="1937.383789">
                <text:p>1937.383789</text:p>
              </table:table-cell>
            </table:table-row>
            <table:table-row>
              <table:table-cell office:value-type="float" office:value="291.4">
                <text:p>291.4</text:p>
              </table:table-cell>
              <table:table-cell office:value-type="float" office:value="1818.96106">
                <text:p>1818.96106</text:p>
              </table:table-cell>
              <table:table-cell office:value-type="float" office:value="1887.582031">
                <text:p>1887.582031</text:p>
              </table:table-cell>
              <table:table-cell office:value-type="float" office:value="1817.905273">
                <text:p>1817.905273</text:p>
              </table:table-cell>
              <table:table-cell office:value-type="float" office:value="1896.962646">
                <text:p>1896.962646</text:p>
              </table:table-cell>
            </table:table-row>
            <table:table-row>
              <table:table-cell office:value-type="float" office:value="291.6">
                <text:p>291.6</text:p>
              </table:table-cell>
              <table:table-cell office:value-type="float" office:value="1810.513672">
                <text:p>1810.513672</text:p>
              </table:table-cell>
              <table:table-cell office:value-type="float" office:value="1929.375854">
                <text:p>1929.375854</text:p>
              </table:table-cell>
              <table:table-cell office:value-type="float" office:value="1817.921875">
                <text:p>1817.921875</text:p>
              </table:table-cell>
              <table:table-cell office:value-type="float" office:value="1936.523438">
                <text:p>1936.523438</text:p>
              </table:table-cell>
            </table:table-row>
            <table:table-row>
              <table:table-cell office:value-type="float" office:value="291.8">
                <text:p>291.8</text:p>
              </table:table-cell>
              <table:table-cell office:value-type="float" office:value="1796.674805">
                <text:p>1796.674805</text:p>
              </table:table-cell>
              <table:table-cell office:value-type="float" office:value="1933.386108">
                <text:p>1933.386108</text:p>
              </table:table-cell>
              <table:table-cell office:value-type="float" office:value="1796.538208">
                <text:p>1796.538208</text:p>
              </table:table-cell>
              <table:table-cell office:value-type="float" office:value="1941.024658">
                <text:p>1941.024658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815.663086">
                <text:p>1815.663086</text:p>
              </table:table-cell>
              <table:table-cell office:value-type="float" office:value="1899.676514">
                <text:p>1899.676514</text:p>
              </table:table-cell>
              <table:table-cell office:value-type="float" office:value="1817.351562">
                <text:p>1817.351562</text:p>
              </table:table-cell>
              <table:table-cell office:value-type="float" office:value="1910.326172">
                <text:p>1910.326172</text:p>
              </table:table-cell>
            </table:table-row>
            <table:table-row>
              <table:table-cell office:value-type="float" office:value="292.2">
                <text:p>292.2</text:p>
              </table:table-cell>
              <table:table-cell office:value-type="float" office:value="1817.736328">
                <text:p>1817.736328</text:p>
              </table:table-cell>
              <table:table-cell office:value-type="float" office:value="1924.18811">
                <text:p>1924.18811</text:p>
              </table:table-cell>
              <table:table-cell office:value-type="float" office:value="1823.493408">
                <text:p>1823.493408</text:p>
              </table:table-cell>
              <table:table-cell office:value-type="float" office:value="1932.115356">
                <text:p>1932.115356</text:p>
              </table:table-cell>
            </table:table-row>
            <table:table-row>
              <table:table-cell office:value-type="float" office:value="292.4">
                <text:p>292.4</text:p>
              </table:table-cell>
              <table:table-cell office:value-type="float" office:value="1794.636719">
                <text:p>1794.636719</text:p>
              </table:table-cell>
              <table:table-cell office:value-type="float" office:value="1953.331665">
                <text:p>1953.331665</text:p>
              </table:table-cell>
              <table:table-cell office:value-type="float" office:value="1803.632935">
                <text:p>1803.632935</text:p>
              </table:table-cell>
              <table:table-cell office:value-type="float" office:value="1952.516846">
                <text:p>1952.516846</text:p>
              </table:table-cell>
            </table:table-row>
            <table:table-row>
              <table:table-cell office:value-type="float" office:value="292.6">
                <text:p>292.6</text:p>
              </table:table-cell>
              <table:table-cell office:value-type="float" office:value="1830.437134">
                <text:p>1830.437134</text:p>
              </table:table-cell>
              <table:table-cell office:value-type="float" office:value="1892.54541">
                <text:p>1892.54541</text:p>
              </table:table-cell>
              <table:table-cell office:value-type="float" office:value="1823.785889">
                <text:p>1823.785889</text:p>
              </table:table-cell>
              <table:table-cell office:value-type="float" office:value="1903.822021">
                <text:p>1903.822021</text:p>
              </table:table-cell>
            </table:table-row>
            <table:table-row>
              <table:table-cell office:value-type="float" office:value="292.8">
                <text:p>292.8</text:p>
              </table:table-cell>
              <table:table-cell office:value-type="float" office:value="1825.422363">
                <text:p>1825.422363</text:p>
              </table:table-cell>
              <table:table-cell office:value-type="float" office:value="1924.259277">
                <text:p>1924.259277</text:p>
              </table:table-cell>
              <table:table-cell office:value-type="float" office:value="1829.291626">
                <text:p>1829.291626</text:p>
              </table:table-cell>
              <table:table-cell office:value-type="float" office:value="1932.11438">
                <text:p>1932.11438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797.853271">
                <text:p>1797.853271</text:p>
              </table:table-cell>
              <table:table-cell office:value-type="float" office:value="1956.488037">
                <text:p>1956.488037</text:p>
              </table:table-cell>
              <table:table-cell office:value-type="float" office:value="1803.947388">
                <text:p>1803.947388</text:p>
              </table:table-cell>
              <table:table-cell office:value-type="float" office:value="1957.458618">
                <text:p>1957.458618</text:p>
              </table:table-cell>
            </table:table-row>
            <table:table-row>
              <table:table-cell office:value-type="float" office:value="293.2">
                <text:p>293.2</text:p>
              </table:table-cell>
              <table:table-cell office:value-type="float" office:value="1828.959595">
                <text:p>1828.959595</text:p>
              </table:table-cell>
              <table:table-cell office:value-type="float" office:value="1900.510254">
                <text:p>1900.510254</text:p>
              </table:table-cell>
              <table:table-cell office:value-type="float" office:value="1823.964844">
                <text:p>1823.964844</text:p>
              </table:table-cell>
              <table:table-cell office:value-type="float" office:value="1907.369873">
                <text:p>1907.369873</text:p>
              </table:table-cell>
            </table:table-row>
            <table:table-row>
              <table:table-cell office:value-type="float" office:value="293.4">
                <text:p>293.4</text:p>
              </table:table-cell>
              <table:table-cell office:value-type="float" office:value="1830.189453">
                <text:p>1830.189453</text:p>
              </table:table-cell>
              <table:table-cell office:value-type="float" office:value="1911.557007">
                <text:p>1911.557007</text:p>
              </table:table-cell>
              <table:table-cell office:value-type="float" office:value="1831.988892">
                <text:p>1831.988892</text:p>
              </table:table-cell>
              <table:table-cell office:value-type="float" office:value="1923.775513">
                <text:p>1923.775513</text:p>
              </table:table-cell>
            </table:table-row>
            <table:table-row>
              <table:table-cell office:value-type="float" office:value="293.6">
                <text:p>293.6</text:p>
              </table:table-cell>
              <table:table-cell office:value-type="float" office:value="1791.319214">
                <text:p>1791.319214</text:p>
              </table:table-cell>
              <table:table-cell office:value-type="float" office:value="1958.851929">
                <text:p>1958.851929</text:p>
              </table:table-cell>
              <table:table-cell office:value-type="float" office:value="1797.580444">
                <text:p>1797.580444</text:p>
              </table:table-cell>
              <table:table-cell office:value-type="float" office:value="1960.932007">
                <text:p>1960.932007</text:p>
              </table:table-cell>
            </table:table-row>
            <table:table-row>
              <table:table-cell office:value-type="float" office:value="293.8">
                <text:p>293.8</text:p>
              </table:table-cell>
              <table:table-cell office:value-type="float" office:value="1835.034546">
                <text:p>1835.034546</text:p>
              </table:table-cell>
              <table:table-cell office:value-type="float" office:value="1895.840454">
                <text:p>1895.840454</text:p>
              </table:table-cell>
              <table:table-cell office:value-type="float" office:value="1830.982056">
                <text:p>1830.982056</text:p>
              </table:table-cell>
              <table:table-cell office:value-type="float" office:value="1904.530151">
                <text:p>1904.530151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826.878174">
                <text:p>1826.878174</text:p>
              </table:table-cell>
              <table:table-cell office:value-type="float" office:value="1941.408447">
                <text:p>1941.408447</text:p>
              </table:table-cell>
              <table:table-cell office:value-type="float" office:value="1832.845215">
                <text:p>1832.845215</text:p>
              </table:table-cell>
              <table:table-cell office:value-type="float" office:value="1953.603638">
                <text:p>1953.603638</text:p>
              </table:table-cell>
            </table:table-row>
            <table:table-row>
              <table:table-cell office:value-type="float" office:value="294.2">
                <text:p>294.2</text:p>
              </table:table-cell>
              <table:table-cell office:value-type="float" office:value="1794.330444">
                <text:p>1794.330444</text:p>
              </table:table-cell>
              <table:table-cell office:value-type="float" office:value="1951.815063">
                <text:p>1951.815063</text:p>
              </table:table-cell>
              <table:table-cell office:value-type="float" office:value="1801.569092">
                <text:p>1801.569092</text:p>
              </table:table-cell>
              <table:table-cell office:value-type="float" office:value="1958.492188">
                <text:p>1958.492188</text:p>
              </table:table-cell>
            </table:table-row>
            <table:table-row>
              <table:table-cell office:value-type="float" office:value="294.4">
                <text:p>294.4</text:p>
              </table:table-cell>
              <table:table-cell office:value-type="float" office:value="1824.276489">
                <text:p>1824.276489</text:p>
              </table:table-cell>
              <table:table-cell office:value-type="float" office:value="1905.677246">
                <text:p>1905.677246</text:p>
              </table:table-cell>
              <table:table-cell office:value-type="float" office:value="1826.408569">
                <text:p>1826.408569</text:p>
              </table:table-cell>
              <table:table-cell office:value-type="float" office:value="1913.542114">
                <text:p>1913.542114</text:p>
              </table:table-cell>
            </table:table-row>
            <table:table-row>
              <table:table-cell office:value-type="float" office:value="294.6">
                <text:p>294.6</text:p>
              </table:table-cell>
              <table:table-cell office:value-type="float" office:value="1827.309082">
                <text:p>1827.309082</text:p>
              </table:table-cell>
              <table:table-cell office:value-type="float" office:value="1930.644653">
                <text:p>1930.644653</text:p>
              </table:table-cell>
              <table:table-cell office:value-type="float" office:value="1829.928711">
                <text:p>1829.928711</text:p>
              </table:table-cell>
              <table:table-cell office:value-type="float" office:value="1937.065796">
                <text:p>1937.065796</text:p>
              </table:table-cell>
            </table:table-row>
            <table:table-row>
              <table:table-cell office:value-type="float" office:value="294.8">
                <text:p>294.8</text:p>
              </table:table-cell>
              <table:table-cell office:value-type="float" office:value="1798.367188">
                <text:p>1798.367188</text:p>
              </table:table-cell>
              <table:table-cell office:value-type="float" office:value="1957.990234">
                <text:p>1957.990234</text:p>
              </table:table-cell>
              <table:table-cell office:value-type="float" office:value="1804.924805">
                <text:p>1804.924805</text:p>
              </table:table-cell>
              <table:table-cell office:value-type="float" office:value="1960.5354">
                <text:p>1960.535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834.228271">
                <text:p>1834.228271</text:p>
              </table:table-cell>
              <table:table-cell office:value-type="float" office:value="1893.460205">
                <text:p>1893.460205</text:p>
              </table:table-cell>
              <table:table-cell office:value-type="float" office:value="1826.781128">
                <text:p>1826.781128</text:p>
              </table:table-cell>
              <table:table-cell office:value-type="float" office:value="1904.503906">
                <text:p>1904.503906</text:p>
              </table:table-cell>
            </table:table-row>
            <table:table-row>
              <table:table-cell office:value-type="float" office:value="295.2">
                <text:p>295.2</text:p>
              </table:table-cell>
              <table:table-cell office:value-type="float" office:value="1828.084229">
                <text:p>1828.084229</text:p>
              </table:table-cell>
              <table:table-cell office:value-type="float" office:value="1934.439331">
                <text:p>1934.439331</text:p>
              </table:table-cell>
              <table:table-cell office:value-type="float" office:value="1828.861816">
                <text:p>1828.861816</text:p>
              </table:table-cell>
              <table:table-cell office:value-type="float" office:value="1946.482178">
                <text:p>1946.482178</text:p>
              </table:table-cell>
            </table:table-row>
            <table:table-row>
              <table:table-cell office:value-type="float" office:value="295.4">
                <text:p>295.4</text:p>
              </table:table-cell>
              <table:table-cell office:value-type="float" office:value="1800.407959">
                <text:p>1800.407959</text:p>
              </table:table-cell>
              <table:table-cell office:value-type="float" office:value="1943.442505">
                <text:p>1943.442505</text:p>
              </table:table-cell>
              <table:table-cell office:value-type="float" office:value="1802.142578">
                <text:p>1802.142578</text:p>
              </table:table-cell>
              <table:table-cell office:value-type="float" office:value="1947.85498">
                <text:p>1947.85498</text:p>
              </table:table-cell>
            </table:table-row>
            <table:table-row>
              <table:table-cell office:value-type="float" office:value="295.6">
                <text:p>295.6</text:p>
              </table:table-cell>
              <table:table-cell office:value-type="float" office:value="1832.968506">
                <text:p>1832.968506</text:p>
              </table:table-cell>
              <table:table-cell office:value-type="float" office:value="1910.909424">
                <text:p>1910.909424</text:p>
              </table:table-cell>
              <table:table-cell office:value-type="float" office:value="1832.538818">
                <text:p>1832.538818</text:p>
              </table:table-cell>
              <table:table-cell office:value-type="float" office:value="1920.200806">
                <text:p>1920.200806</text:p>
              </table:table-cell>
            </table:table-row>
            <table:table-row>
              <table:table-cell office:value-type="float" office:value="295.8">
                <text:p>295.8</text:p>
              </table:table-cell>
              <table:table-cell office:value-type="float" office:value="1827.513672">
                <text:p>1827.513672</text:p>
              </table:table-cell>
              <table:table-cell office:value-type="float" office:value="1940.097656">
                <text:p>1940.097656</text:p>
              </table:table-cell>
              <table:table-cell office:value-type="float" office:value="1829.105103">
                <text:p>1829.105103</text:p>
              </table:table-cell>
              <table:table-cell office:value-type="float" office:value="1950.093262">
                <text:p>1950.09326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797.831909">
                <text:p>1797.831909</text:p>
              </table:table-cell>
              <table:table-cell office:value-type="float" office:value="1963.821045">
                <text:p>1963.821045</text:p>
              </table:table-cell>
              <table:table-cell office:value-type="float" office:value="1805.486816">
                <text:p>1805.486816</text:p>
              </table:table-cell>
              <table:table-cell office:value-type="float" office:value="1964.560547">
                <text:p>1964.560547</text:p>
              </table:table-cell>
            </table:table-row>
            <table:table-row>
              <table:table-cell office:value-type="float" office:value="296.2">
                <text:p>296.2</text:p>
              </table:table-cell>
              <table:table-cell office:value-type="float" office:value="1839.177734">
                <text:p>1839.177734</text:p>
              </table:table-cell>
              <table:table-cell office:value-type="float" office:value="1904.145142">
                <text:p>1904.145142</text:p>
              </table:table-cell>
              <table:table-cell office:value-type="float" office:value="1832.745117">
                <text:p>1832.745117</text:p>
              </table:table-cell>
              <table:table-cell office:value-type="float" office:value="1916.465332">
                <text:p>1916.465332</text:p>
              </table:table-cell>
            </table:table-row>
            <table:table-row>
              <table:table-cell office:value-type="float" office:value="296.4">
                <text:p>296.4</text:p>
              </table:table-cell>
              <table:table-cell office:value-type="float" office:value="1831.749146">
                <text:p>1831.749146</text:p>
              </table:table-cell>
              <table:table-cell office:value-type="float" office:value="1941.348999">
                <text:p>1941.348999</text:p>
              </table:table-cell>
              <table:table-cell office:value-type="float" office:value="1837.289185">
                <text:p>1837.289185</text:p>
              </table:table-cell>
              <table:table-cell office:value-type="float" office:value="1947.69751">
                <text:p>1947.69751</text:p>
              </table:table-cell>
            </table:table-row>
            <table:table-row>
              <table:table-cell office:value-type="float" office:value="296.6">
                <text:p>296.6</text:p>
              </table:table-cell>
              <table:table-cell office:value-type="float" office:value="1802.989258">
                <text:p>1802.989258</text:p>
              </table:table-cell>
              <table:table-cell office:value-type="float" office:value="1970.058716">
                <text:p>1970.058716</text:p>
              </table:table-cell>
              <table:table-cell office:value-type="float" office:value="1809.118774">
                <text:p>1809.118774</text:p>
              </table:table-cell>
              <table:table-cell office:value-type="float" office:value="1974.002808">
                <text:p>1974.002808</text:p>
              </table:table-cell>
            </table:table-row>
            <table:table-row>
              <table:table-cell office:value-type="float" office:value="296.8">
                <text:p>296.8</text:p>
              </table:table-cell>
              <table:table-cell office:value-type="float" office:value="1840.509766">
                <text:p>1840.509766</text:p>
              </table:table-cell>
              <table:table-cell office:value-type="float" office:value="1913.171265">
                <text:p>1913.171265</text:p>
              </table:table-cell>
              <table:table-cell office:value-type="float" office:value="1840.814209">
                <text:p>1840.814209</text:p>
              </table:table-cell>
              <table:table-cell office:value-type="float" office:value="1917.408569">
                <text:p>1917.40856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838.082031">
                <text:p>1838.082031</text:p>
              </table:table-cell>
              <table:table-cell office:value-type="float" office:value="1955.002563">
                <text:p>1955.002563</text:p>
              </table:table-cell>
              <table:table-cell office:value-type="float" office:value="1845.962769">
                <text:p>1845.962769</text:p>
              </table:table-cell>
              <table:table-cell office:value-type="float" office:value="1962.640503">
                <text:p>1962.640503</text:p>
              </table:table-cell>
            </table:table-row>
            <table:table-row>
              <table:table-cell office:value-type="float" office:value="297.2">
                <text:p>297.2</text:p>
              </table:table-cell>
              <table:table-cell office:value-type="float" office:value="1803.039673">
                <text:p>1803.039673</text:p>
              </table:table-cell>
              <table:table-cell office:value-type="float" office:value="1963.658691">
                <text:p>1963.658691</text:p>
              </table:table-cell>
              <table:table-cell office:value-type="float" office:value="1809.217651">
                <text:p>1809.217651</text:p>
              </table:table-cell>
              <table:table-cell office:value-type="float" office:value="1965.356567">
                <text:p>1965.356567</text:p>
              </table:table-cell>
            </table:table-row>
            <table:table-row>
              <table:table-cell office:value-type="float" office:value="297.4">
                <text:p>297.4</text:p>
              </table:table-cell>
              <table:table-cell office:value-type="float" office:value="1839.249146">
                <text:p>1839.249146</text:p>
              </table:table-cell>
              <table:table-cell office:value-type="float" office:value="1911.97522">
                <text:p>1911.97522</text:p>
              </table:table-cell>
              <table:table-cell office:value-type="float" office:value="1834.226562">
                <text:p>1834.226562</text:p>
              </table:table-cell>
              <table:table-cell office:value-type="float" office:value="1923.405518">
                <text:p>1923.405518</text:p>
              </table:table-cell>
            </table:table-row>
            <table:table-row>
              <table:table-cell office:value-type="float" office:value="297.6">
                <text:p>297.6</text:p>
              </table:table-cell>
              <table:table-cell office:value-type="float" office:value="1837.512451">
                <text:p>1837.512451</text:p>
              </table:table-cell>
              <table:table-cell office:value-type="float" office:value="1929.802368">
                <text:p>1929.802368</text:p>
              </table:table-cell>
              <table:table-cell office:value-type="float" office:value="1839.077759">
                <text:p>1839.077759</text:p>
              </table:table-cell>
              <table:table-cell office:value-type="float" office:value="1940.813232">
                <text:p>1940.813232</text:p>
              </table:table-cell>
            </table:table-row>
            <table:table-row>
              <table:table-cell office:value-type="float" office:value="297.8">
                <text:p>297.8</text:p>
              </table:table-cell>
              <table:table-cell office:value-type="float" office:value="1805.136475">
                <text:p>1805.136475</text:p>
              </table:table-cell>
              <table:table-cell office:value-type="float" office:value="1972.493164">
                <text:p>1972.493164</text:p>
              </table:table-cell>
              <table:table-cell office:value-type="float" office:value="1812.912354">
                <text:p>1812.912354</text:p>
              </table:table-cell>
              <table:table-cell office:value-type="float" office:value="1975.786011">
                <text:p>1975.786011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841.24939">
                <text:p>1841.24939</text:p>
              </table:table-cell>
              <table:table-cell office:value-type="float" office:value="1908.637939">
                <text:p>1908.637939</text:p>
              </table:table-cell>
              <table:table-cell office:value-type="float" office:value="1837.911377">
                <text:p>1837.911377</text:p>
              </table:table-cell>
              <table:table-cell office:value-type="float" office:value="1923.642578">
                <text:p>1923.642578</text:p>
              </table:table-cell>
            </table:table-row>
            <table:table-row>
              <table:table-cell office:value-type="float" office:value="298.2">
                <text:p>298.2</text:p>
              </table:table-cell>
              <table:table-cell office:value-type="float" office:value="1834.419434">
                <text:p>1834.419434</text:p>
              </table:table-cell>
              <table:table-cell office:value-type="float" office:value="1947.182495">
                <text:p>1947.182495</text:p>
              </table:table-cell>
              <table:table-cell office:value-type="float" office:value="1840.027222">
                <text:p>1840.027222</text:p>
              </table:table-cell>
              <table:table-cell office:value-type="float" office:value="1956.101074">
                <text:p>1956.101074</text:p>
              </table:table-cell>
            </table:table-row>
            <table:table-row>
              <table:table-cell office:value-type="float" office:value="298.4">
                <text:p>298.4</text:p>
              </table:table-cell>
              <table:table-cell office:value-type="float" office:value="1804.906982">
                <text:p>1804.906982</text:p>
              </table:table-cell>
              <table:table-cell office:value-type="float" office:value="1980.060425">
                <text:p>1980.060425</text:p>
              </table:table-cell>
              <table:table-cell office:value-type="float" office:value="1813.777588">
                <text:p>1813.777588</text:p>
              </table:table-cell>
              <table:table-cell office:value-type="float" office:value="1982.020264">
                <text:p>1982.020264</text:p>
              </table:table-cell>
            </table:table-row>
            <table:table-row>
              <table:table-cell office:value-type="float" office:value="298.6">
                <text:p>298.6</text:p>
              </table:table-cell>
              <table:table-cell office:value-type="float" office:value="1843.941772">
                <text:p>1843.941772</text:p>
              </table:table-cell>
              <table:table-cell office:value-type="float" office:value="1917.126709">
                <text:p>1917.126709</text:p>
              </table:table-cell>
              <table:table-cell office:value-type="float" office:value="1844.159424">
                <text:p>1844.159424</text:p>
              </table:table-cell>
              <table:table-cell office:value-type="float" office:value="1926.456421">
                <text:p>1926.456421</text:p>
              </table:table-cell>
            </table:table-row>
            <table:table-row>
              <table:table-cell office:value-type="float" office:value="298.8">
                <text:p>298.8</text:p>
              </table:table-cell>
              <table:table-cell office:value-type="float" office:value="1837.841553">
                <text:p>1837.841553</text:p>
              </table:table-cell>
              <table:table-cell office:value-type="float" office:value="1951.51062">
                <text:p>1951.51062</text:p>
              </table:table-cell>
              <table:table-cell office:value-type="float" office:value="1846.746338">
                <text:p>1846.746338</text:p>
              </table:table-cell>
              <table:table-cell office:value-type="float" office:value="1956.559692">
                <text:p>1956.559692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804.003418">
                <text:p>1804.003418</text:p>
              </table:table-cell>
              <table:table-cell office:value-type="float" office:value="1981.76123">
                <text:p>1981.76123</text:p>
              </table:table-cell>
              <table:table-cell office:value-type="float" office:value="1810.659058">
                <text:p>1810.659058</text:p>
              </table:table-cell>
              <table:table-cell office:value-type="float" office:value="1986.741455">
                <text:p>1986.741455</text:p>
              </table:table-cell>
            </table:table-row>
            <table:table-row>
              <table:table-cell office:value-type="float" office:value="299.2">
                <text:p>299.2</text:p>
              </table:table-cell>
              <table:table-cell office:value-type="float" office:value="1846.721558">
                <text:p>1846.721558</text:p>
              </table:table-cell>
              <table:table-cell office:value-type="float" office:value="1917.991211">
                <text:p>1917.991211</text:p>
              </table:table-cell>
              <table:table-cell office:value-type="float" office:value="1840.629761">
                <text:p>1840.629761</text:p>
              </table:table-cell>
              <table:table-cell office:value-type="float" office:value="1933.015015">
                <text:p>1933.015015</text:p>
              </table:table-cell>
            </table:table-row>
            <table:table-row>
              <table:table-cell office:value-type="float" office:value="299.4">
                <text:p>299.4</text:p>
              </table:table-cell>
              <table:table-cell office:value-type="float" office:value="1839.757812">
                <text:p>1839.757812</text:p>
              </table:table-cell>
              <table:table-cell office:value-type="float" office:value="1951.664307">
                <text:p>1951.664307</text:p>
              </table:table-cell>
              <table:table-cell office:value-type="float" office:value="1841.822876">
                <text:p>1841.822876</text:p>
              </table:table-cell>
              <table:table-cell office:value-type="float" office:value="1964.039795">
                <text:p>1964.039795</text:p>
              </table:table-cell>
            </table:table-row>
            <table:table-row>
              <table:table-cell office:value-type="float" office:value="299.6">
                <text:p>299.6</text:p>
              </table:table-cell>
              <table:table-cell office:value-type="float" office:value="1802.435547">
                <text:p>1802.435547</text:p>
              </table:table-cell>
              <table:table-cell office:value-type="float" office:value="1978.086182">
                <text:p>1978.086182</text:p>
              </table:table-cell>
              <table:table-cell office:value-type="float" office:value="1809.55542">
                <text:p>1809.55542</text:p>
              </table:table-cell>
              <table:table-cell office:value-type="float" office:value="1978.33252">
                <text:p>1978.33252</text:p>
              </table:table-cell>
            </table:table-row>
            <table:table-row>
              <table:table-cell office:value-type="float" office:value="299.8">
                <text:p>299.8</text:p>
              </table:table-cell>
              <table:table-cell office:value-type="float" office:value="1846.127197">
                <text:p>1846.127197</text:p>
              </table:table-cell>
              <table:table-cell office:value-type="float" office:value="1916.647583">
                <text:p>1916.647583</text:p>
              </table:table-cell>
              <table:table-cell office:value-type="float" office:value="1842.545776">
                <text:p>1842.545776</text:p>
              </table:table-cell>
              <table:table-cell office:value-type="float" office:value="1924.437866">
                <text:p>1924.4378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848.461182">
                <text:p>1848.461182</text:p>
              </table:table-cell>
              <table:table-cell office:value-type="float" office:value="1943.137939">
                <text:p>1943.137939</text:p>
              </table:table-cell>
              <table:table-cell office:value-type="float" office:value="1853.362549">
                <text:p>1853.362549</text:p>
              </table:table-cell>
              <table:table-cell office:value-type="float" office:value="1954.394287">
                <text:p>1954.394287</text:p>
              </table:table-cell>
            </table:table-row>
            <table:table-row>
              <table:table-cell office:value-type="float" office:value="300.2">
                <text:p>300.2</text:p>
              </table:table-cell>
              <table:table-cell office:value-type="float" office:value="1804.526855">
                <text:p>1804.526855</text:p>
              </table:table-cell>
              <table:table-cell office:value-type="float" office:value="1997.43335">
                <text:p>1997.43335</text:p>
              </table:table-cell>
              <table:table-cell office:value-type="float" office:value="1812.720459">
                <text:p>1812.720459</text:p>
              </table:table-cell>
              <table:table-cell office:value-type="float" office:value="1998.301758">
                <text:p>1998.301758</text:p>
              </table:table-cell>
            </table:table-row>
            <table:table-row>
              <table:table-cell office:value-type="float" office:value="300.4">
                <text:p>300.4</text:p>
              </table:table-cell>
              <table:table-cell office:value-type="float" office:value="1847.938721">
                <text:p>1847.938721</text:p>
              </table:table-cell>
              <table:table-cell office:value-type="float" office:value="1907.422363">
                <text:p>1907.422363</text:p>
              </table:table-cell>
              <table:table-cell office:value-type="float" office:value="1841.936768">
                <text:p>1841.936768</text:p>
              </table:table-cell>
              <table:table-cell office:value-type="float" office:value="1921.645996">
                <text:p>1921.645996</text:p>
              </table:table-cell>
            </table:table-row>
            <table:table-row>
              <table:table-cell office:value-type="float" office:value="300.6">
                <text:p>300.6</text:p>
              </table:table-cell>
              <table:table-cell office:value-type="float" office:value="1854.951538">
                <text:p>1854.951538</text:p>
              </table:table-cell>
              <table:table-cell office:value-type="float" office:value="1943.931641">
                <text:p>1943.931641</text:p>
              </table:table-cell>
              <table:table-cell office:value-type="float" office:value="1858.484131">
                <text:p>1858.484131</text:p>
              </table:table-cell>
              <table:table-cell office:value-type="float" office:value="1958.929932">
                <text:p>1958.929932</text:p>
              </table:table-cell>
            </table:table-row>
            <table:table-row>
              <table:table-cell office:value-type="float" office:value="300.8">
                <text:p>300.8</text:p>
              </table:table-cell>
              <table:table-cell office:value-type="float" office:value="1777.407227">
                <text:p>1777.407227</text:p>
              </table:table-cell>
              <table:table-cell office:value-type="float" office:value="1997.439575">
                <text:p>1997.439575</text:p>
              </table:table-cell>
              <table:table-cell office:value-type="float" office:value="1791.646484">
                <text:p>1791.646484</text:p>
              </table:table-cell>
              <table:table-cell office:value-type="float" office:value="1992.240112">
                <text:p>1992.240112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851.857788">
                <text:p>1851.857788</text:p>
              </table:table-cell>
              <table:table-cell office:value-type="float" office:value="1906.912109">
                <text:p>1906.912109</text:p>
              </table:table-cell>
              <table:table-cell office:value-type="float" office:value="1841.463623">
                <text:p>1841.463623</text:p>
              </table:table-cell>
              <table:table-cell office:value-type="float" office:value="1920.952393">
                <text:p>1920.952393</text:p>
              </table:table-cell>
            </table:table-row>
            <table:table-row>
              <table:table-cell office:value-type="float" office:value="301.2">
                <text:p>301.2</text:p>
              </table:table-cell>
              <table:table-cell office:value-type="float" office:value="1868.562012">
                <text:p>1868.562012</text:p>
              </table:table-cell>
              <table:table-cell office:value-type="float" office:value="1927.540283">
                <text:p>1927.540283</text:p>
              </table:table-cell>
              <table:table-cell office:value-type="float" office:value="1869.7948">
                <text:p>1869.7948</text:p>
              </table:table-cell>
              <table:table-cell office:value-type="float" office:value="1940.323853">
                <text:p>1940.323853</text:p>
              </table:table-cell>
            </table:table-row>
            <table:table-row>
              <table:table-cell office:value-type="float" office:value="301.4">
                <text:p>301.4</text:p>
              </table:table-cell>
              <table:table-cell office:value-type="float" office:value="1768.357788">
                <text:p>1768.357788</text:p>
              </table:table-cell>
              <table:table-cell office:value-type="float" office:value="1996.384277">
                <text:p>1996.384277</text:p>
              </table:table-cell>
              <table:table-cell office:value-type="float" office:value="1785.263916">
                <text:p>1785.263916</text:p>
              </table:table-cell>
              <table:table-cell office:value-type="float" office:value="1992.244141">
                <text:p>1992.244141</text:p>
              </table:table-cell>
            </table:table-row>
            <table:table-row>
              <table:table-cell office:value-type="float" office:value="301.6">
                <text:p>301.6</text:p>
              </table:table-cell>
              <table:table-cell office:value-type="float" office:value="1845.650879">
                <text:p>1845.650879</text:p>
              </table:table-cell>
              <table:table-cell office:value-type="float" office:value="1961.555542">
                <text:p>1961.555542</text:p>
              </table:table-cell>
              <table:table-cell office:value-type="float" office:value="1844.164062">
                <text:p>1844.164062</text:p>
              </table:table-cell>
              <table:table-cell office:value-type="float" office:value="1968.73877">
                <text:p>1968.73877</text:p>
              </table:table-cell>
            </table:table-row>
            <table:table-row>
              <table:table-cell office:value-type="float" office:value="301.8">
                <text:p>301.8</text:p>
              </table:table-cell>
              <table:table-cell office:value-type="float" office:value="1884.408325">
                <text:p>1884.408325</text:p>
              </table:table-cell>
              <table:table-cell office:value-type="float" office:value="1922.426147">
                <text:p>1922.426147</text:p>
              </table:table-cell>
              <table:table-cell office:value-type="float" office:value="1880.892578">
                <text:p>1880.892578</text:p>
              </table:table-cell>
              <table:table-cell office:value-type="float" office:value="1939.056885">
                <text:p>1939.05688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805.78418">
                <text:p>1805.78418</text:p>
              </table:table-cell>
              <table:table-cell office:value-type="float" office:value="1995.897705">
                <text:p>1995.897705</text:p>
              </table:table-cell>
              <table:table-cell office:value-type="float" office:value="1822.425659">
                <text:p>1822.425659</text:p>
              </table:table-cell>
              <table:table-cell office:value-type="float" office:value="1993.739868">
                <text:p>1993.739868</text:p>
              </table:table-cell>
            </table:table-row>
            <table:table-row>
              <table:table-cell office:value-type="float" office:value="302.2">
                <text:p>302.2</text:p>
              </table:table-cell>
              <table:table-cell office:value-type="float" office:value="1832.720093">
                <text:p>1832.720093</text:p>
              </table:table-cell>
              <table:table-cell office:value-type="float" office:value="1997.982666">
                <text:p>1997.982666</text:p>
              </table:table-cell>
              <table:table-cell office:value-type="float" office:value="1839.014893">
                <text:p>1839.014893</text:p>
              </table:table-cell>
              <table:table-cell office:value-type="float" office:value="1998.810181">
                <text:p>1998.810181</text:p>
              </table:table-cell>
            </table:table-row>
            <table:table-row>
              <table:table-cell office:value-type="float" office:value="302.4">
                <text:p>302.4</text:p>
              </table:table-cell>
              <table:table-cell office:value-type="float" office:value="1872.342041">
                <text:p>1872.342041</text:p>
              </table:table-cell>
              <table:table-cell office:value-type="float" office:value="1902.81665">
                <text:p>1902.81665</text:p>
              </table:table-cell>
              <table:table-cell office:value-type="float" office:value="1866.465942">
                <text:p>1866.465942</text:p>
              </table:table-cell>
              <table:table-cell office:value-type="float" office:value="1922.522583">
                <text:p>1922.522583</text:p>
              </table:table-cell>
            </table:table-row>
            <table:table-row>
              <table:table-cell office:value-type="float" office:value="302.6">
                <text:p>302.6</text:p>
              </table:table-cell>
              <table:table-cell office:value-type="float" office:value="1862.194824">
                <text:p>1862.194824</text:p>
              </table:table-cell>
              <table:table-cell office:value-type="float" office:value="1963.445679">
                <text:p>1963.445679</text:p>
              </table:table-cell>
              <table:table-cell office:value-type="float" office:value="1869.843872">
                <text:p>1869.843872</text:p>
              </table:table-cell>
              <table:table-cell office:value-type="float" office:value="1972.26355">
                <text:p>1972.26355</text:p>
              </table:table-cell>
            </table:table-row>
            <table:table-row>
              <table:table-cell office:value-type="float" office:value="302.8">
                <text:p>302.8</text:p>
              </table:table-cell>
              <table:table-cell office:value-type="float" office:value="1780.901245">
                <text:p>1780.901245</text:p>
              </table:table-cell>
              <table:table-cell office:value-type="float" office:value="1997.422119">
                <text:p>1997.422119</text:p>
              </table:table-cell>
              <table:table-cell office:value-type="float" office:value="1789.978516">
                <text:p>1789.978516</text:p>
              </table:table-cell>
              <table:table-cell office:value-type="float" office:value="1997.446289">
                <text:p>1997.446289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874.619019">
                <text:p>1874.619019</text:p>
              </table:table-cell>
              <table:table-cell office:value-type="float" office:value="1948.782227">
                <text:p>1948.782227</text:p>
              </table:table-cell>
              <table:table-cell office:value-type="float" office:value="1871.154785">
                <text:p>1871.154785</text:p>
              </table:table-cell>
              <table:table-cell office:value-type="float" office:value="1958.529419">
                <text:p>1958.529419</text:p>
              </table:table-cell>
            </table:table-row>
            <table:table-row>
              <table:table-cell office:value-type="float" office:value="303.2">
                <text:p>303.2</text:p>
              </table:table-cell>
              <table:table-cell office:value-type="float" office:value="1888.243164">
                <text:p>1888.243164</text:p>
              </table:table-cell>
              <table:table-cell office:value-type="float" office:value="1919.83728">
                <text:p>1919.83728</text:p>
              </table:table-cell>
              <table:table-cell office:value-type="float" office:value="1883.812744">
                <text:p>1883.812744</text:p>
              </table:table-cell>
              <table:table-cell office:value-type="float" office:value="1931.792969">
                <text:p>1931.792969</text:p>
              </table:table-cell>
            </table:table-row>
            <table:table-row>
              <table:table-cell office:value-type="float" office:value="303.4">
                <text:p>303.4</text:p>
              </table:table-cell>
              <table:table-cell office:value-type="float" office:value="1776.670654">
                <text:p>1776.670654</text:p>
              </table:table-cell>
              <table:table-cell office:value-type="float" office:value="1995.832031">
                <text:p>1995.832031</text:p>
              </table:table-cell>
              <table:table-cell office:value-type="float" office:value="1792.271362">
                <text:p>1792.271362</text:p>
              </table:table-cell>
              <table:table-cell office:value-type="float" office:value="1994.947021">
                <text:p>1994.947021</text:p>
              </table:table-cell>
            </table:table-row>
            <table:table-row>
              <table:table-cell office:value-type="float" office:value="303.6">
                <text:p>303.6</text:p>
              </table:table-cell>
              <table:table-cell office:value-type="float" office:value="1857.583618">
                <text:p>1857.583618</text:p>
              </table:table-cell>
              <table:table-cell office:value-type="float" office:value="1993.298462">
                <text:p>1993.298462</text:p>
              </table:table-cell>
              <table:table-cell office:value-type="float" office:value="1855.70752">
                <text:p>1855.7075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03.8">
                <text:p>303.8</text:p>
              </table:table-cell>
              <table:table-cell office:value-type="float" office:value="1883.44873">
                <text:p>1883.44873</text:p>
              </table:table-cell>
              <table:table-cell office:value-type="float" office:value="1915.296265">
                <text:p>1915.296265</text:p>
              </table:table-cell>
              <table:table-cell office:value-type="float" office:value="1878.60144">
                <text:p>1878.60144</text:p>
              </table:table-cell>
              <table:table-cell office:value-type="float" office:value="1938.473389">
                <text:p>1938.473389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848.42041">
                <text:p>1848.42041</text:p>
              </table:table-cell>
              <table:table-cell office:value-type="float" office:value="1965.890015">
                <text:p>1965.890015</text:p>
              </table:table-cell>
              <table:table-cell office:value-type="float" office:value="1856.111084">
                <text:p>1856.111084</text:p>
              </table:table-cell>
              <table:table-cell office:value-type="float" office:value="1967.316284">
                <text:p>1967.316284</text:p>
              </table:table-cell>
            </table:table-row>
            <table:table-row>
              <table:table-cell office:value-type="float" office:value="304.2">
                <text:p>304.2</text:p>
              </table:table-cell>
              <table:table-cell office:value-type="float" office:value="1785.043701">
                <text:p>1785.043701</text:p>
              </table:table-cell>
              <table:table-cell office:value-type="float" office:value="1968.268433">
                <text:p>1968.268433</text:p>
              </table:table-cell>
              <table:table-cell office:value-type="float" office:value="1792.000854">
                <text:p>1792.000854</text:p>
              </table:table-cell>
              <table:table-cell office:value-type="float" office:value="1971.039673">
                <text:p>1971.039673</text:p>
              </table:table-cell>
            </table:table-row>
            <table:table-row>
              <table:table-cell office:value-type="float" office:value="304.4">
                <text:p>304.4</text:p>
              </table:table-cell>
              <table:table-cell office:value-type="float" office:value="1794.341187">
                <text:p>1794.341187</text:p>
              </table:table-cell>
              <table:table-cell office:value-type="float" office:value="1884.538818">
                <text:p>1884.538818</text:p>
              </table:table-cell>
              <table:table-cell office:value-type="float" office:value="1796.458252">
                <text:p>1796.458252</text:p>
              </table:table-cell>
              <table:table-cell office:value-type="float" office:value="1884.38916">
                <text:p>1884.38916</text:p>
              </table:table-cell>
            </table:table-row>
            <table:table-row>
              <table:table-cell office:value-type="float" office:value="304.6">
                <text:p>304.6</text:p>
              </table:table-cell>
              <table:table-cell office:value-type="float" office:value="1769.789185">
                <text:p>1769.789185</text:p>
              </table:table-cell>
              <table:table-cell office:value-type="float" office:value="1891.615967">
                <text:p>1891.615967</text:p>
              </table:table-cell>
              <table:table-cell office:value-type="float" office:value="1774.01062">
                <text:p>1774.01062</text:p>
              </table:table-cell>
              <table:table-cell office:value-type="float" office:value="1894.238037">
                <text:p>1894.238037</text:p>
              </table:table-cell>
            </table:table-row>
            <table:table-row>
              <table:table-cell office:value-type="float" office:value="304.8">
                <text:p>304.8</text:p>
              </table:table-cell>
              <table:table-cell office:value-type="float" office:value="1718.269897">
                <text:p>1718.269897</text:p>
              </table:table-cell>
              <table:table-cell office:value-type="float" office:value="1891.224731">
                <text:p>1891.224731</text:p>
              </table:table-cell>
              <table:table-cell office:value-type="float" office:value="1725.413696">
                <text:p>1725.413696</text:p>
              </table:table-cell>
              <table:table-cell office:value-type="float" office:value="1885.858398">
                <text:p>1885.858398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729.462402">
                <text:p>1729.462402</text:p>
              </table:table-cell>
              <table:table-cell office:value-type="float" office:value="1818.219482">
                <text:p>1818.219482</text:p>
              </table:table-cell>
              <table:table-cell office:value-type="float" office:value="1725.856567">
                <text:p>1725.856567</text:p>
              </table:table-cell>
              <table:table-cell office:value-type="float" office:value="1821.10083">
                <text:p>1821.10083</text:p>
              </table:table-cell>
            </table:table-row>
            <table:table-row>
              <table:table-cell office:value-type="float" office:value="305.2">
                <text:p>305.2</text:p>
              </table:table-cell>
              <table:table-cell office:value-type="float" office:value="1706.633057">
                <text:p>1706.633057</text:p>
              </table:table-cell>
              <table:table-cell office:value-type="float" office:value="1821.528442">
                <text:p>1821.528442</text:p>
              </table:table-cell>
              <table:table-cell office:value-type="float" office:value="1709.452026">
                <text:p>1709.452026</text:p>
              </table:table-cell>
              <table:table-cell office:value-type="float" office:value="1820.649536">
                <text:p>1820.649536</text:p>
              </table:table-cell>
            </table:table-row>
            <table:table-row>
              <table:table-cell office:value-type="float" office:value="305.4">
                <text:p>305.4</text:p>
              </table:table-cell>
              <table:table-cell office:value-type="float" office:value="1673.221069">
                <text:p>1673.221069</text:p>
              </table:table-cell>
              <table:table-cell office:value-type="float" office:value="1812.823486">
                <text:p>1812.823486</text:p>
              </table:table-cell>
              <table:table-cell office:value-type="float" office:value="1675.465576">
                <text:p>1675.465576</text:p>
              </table:table-cell>
              <table:table-cell office:value-type="float" office:value="1808.355469">
                <text:p>1808.355469</text:p>
              </table:table-cell>
            </table:table-row>
            <table:table-row>
              <table:table-cell office:value-type="float" office:value="305.6">
                <text:p>305.6</text:p>
              </table:table-cell>
              <table:table-cell office:value-type="float" office:value="1678.76062">
                <text:p>1678.76062</text:p>
              </table:table-cell>
              <table:table-cell office:value-type="float" office:value="1766.84082">
                <text:p>1766.84082</text:p>
              </table:table-cell>
              <table:table-cell office:value-type="float" office:value="1679.479004">
                <text:p>1679.479004</text:p>
              </table:table-cell>
              <table:table-cell office:value-type="float" office:value="1766.920166">
                <text:p>1766.920166</text:p>
              </table:table-cell>
            </table:table-row>
            <table:table-row>
              <table:table-cell office:value-type="float" office:value="305.8">
                <text:p>305.8</text:p>
              </table:table-cell>
              <table:table-cell office:value-type="float" office:value="1662.795898">
                <text:p>1662.795898</text:p>
              </table:table-cell>
              <table:table-cell office:value-type="float" office:value="1760.563477">
                <text:p>1760.563477</text:p>
              </table:table-cell>
              <table:table-cell office:value-type="float" office:value="1668.336182">
                <text:p>1668.336182</text:p>
              </table:table-cell>
              <table:table-cell office:value-type="float" office:value="1756.889526">
                <text:p>1756.889526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651.841309">
                <text:p>1651.841309</text:p>
              </table:table-cell>
              <table:table-cell office:value-type="float" office:value="1744.737793">
                <text:p>1744.737793</text:p>
              </table:table-cell>
              <table:table-cell office:value-type="float" office:value="1651.296875">
                <text:p>1651.296875</text:p>
              </table:table-cell>
              <table:table-cell office:value-type="float" office:value="1751.730347">
                <text:p>1751.730347</text:p>
              </table:table-cell>
            </table:table-row>
            <table:table-row>
              <table:table-cell office:value-type="float" office:value="306.2">
                <text:p>306.2</text:p>
              </table:table-cell>
              <table:table-cell office:value-type="float" office:value="1643.642578">
                <text:p>1643.642578</text:p>
              </table:table-cell>
              <table:table-cell office:value-type="float" office:value="1726.21582">
                <text:p>1726.21582</text:p>
              </table:table-cell>
              <table:table-cell office:value-type="float" office:value="1651.498657">
                <text:p>1651.498657</text:p>
              </table:table-cell>
              <table:table-cell office:value-type="float" office:value="1726.50061">
                <text:p>1726.50061</text:p>
              </table:table-cell>
            </table:table-row>
            <table:table-row>
              <table:table-cell office:value-type="float" office:value="306.4">
                <text:p>306.4</text:p>
              </table:table-cell>
              <table:table-cell office:value-type="float" office:value="1637.339966">
                <text:p>1637.339966</text:p>
              </table:table-cell>
              <table:table-cell office:value-type="float" office:value="1718.057373">
                <text:p>1718.057373</text:p>
              </table:table-cell>
              <table:table-cell office:value-type="float" office:value="1638.229736">
                <text:p>1638.229736</text:p>
              </table:table-cell>
              <table:table-cell office:value-type="float" office:value="1712.861572">
                <text:p>1712.861572</text:p>
              </table:table-cell>
            </table:table-row>
            <table:table-row>
              <table:table-cell office:value-type="float" office:value="306.6">
                <text:p>306.6</text:p>
              </table:table-cell>
              <table:table-cell office:value-type="float" office:value="1627.963623">
                <text:p>1627.963623</text:p>
              </table:table-cell>
              <table:table-cell office:value-type="float" office:value="1706.639404">
                <text:p>1706.639404</text:p>
              </table:table-cell>
              <table:table-cell office:value-type="float" office:value="1625.741943">
                <text:p>1625.741943</text:p>
              </table:table-cell>
              <table:table-cell office:value-type="float" office:value="1704.637817">
                <text:p>1704.637817</text:p>
              </table:table-cell>
            </table:table-row>
            <table:table-row>
              <table:table-cell office:value-type="float" office:value="306.8">
                <text:p>306.8</text:p>
              </table:table-cell>
              <table:table-cell office:value-type="float" office:value="1617.417603">
                <text:p>1617.417603</text:p>
              </table:table-cell>
              <table:table-cell office:value-type="float" office:value="1695.772705">
                <text:p>1695.772705</text:p>
              </table:table-cell>
              <table:table-cell office:value-type="float" office:value="1621.530151">
                <text:p>1621.530151</text:p>
              </table:table-cell>
              <table:table-cell office:value-type="float" office:value="1693.371948">
                <text:p>1693.371948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613.459351">
                <text:p>1613.459351</text:p>
              </table:table-cell>
              <table:table-cell office:value-type="float" office:value="1681.38501">
                <text:p>1681.38501</text:p>
              </table:table-cell>
              <table:table-cell office:value-type="float" office:value="1619.142944">
                <text:p>1619.142944</text:p>
              </table:table-cell>
              <table:table-cell office:value-type="float" office:value="1678.744629">
                <text:p>1678.744629</text:p>
              </table:table-cell>
            </table:table-row>
            <table:table-row>
              <table:table-cell office:value-type="float" office:value="307.2">
                <text:p>307.2</text:p>
              </table:table-cell>
              <table:table-cell office:value-type="float" office:value="1610.387207">
                <text:p>1610.387207</text:p>
              </table:table-cell>
              <table:table-cell office:value-type="float" office:value="1670.046875">
                <text:p>1670.046875</text:p>
              </table:table-cell>
              <table:table-cell office:value-type="float" office:value="1611.199951">
                <text:p>1611.199951</text:p>
              </table:table-cell>
              <table:table-cell office:value-type="float" office:value="1674.033081">
                <text:p>1674.033081</text:p>
              </table:table-cell>
            </table:table-row>
            <table:table-row>
              <table:table-cell office:value-type="float" office:value="307.4">
                <text:p>307.4</text:p>
              </table:table-cell>
              <table:table-cell office:value-type="float" office:value="1602.618896">
                <text:p>1602.618896</text:p>
              </table:table-cell>
              <table:table-cell office:value-type="float" office:value="1665.687988">
                <text:p>1665.687988</text:p>
              </table:table-cell>
              <table:table-cell office:value-type="float" office:value="1609.153931">
                <text:p>1609.153931</text:p>
              </table:table-cell>
              <table:table-cell office:value-type="float" office:value="1660.202759">
                <text:p>1660.202759</text:p>
              </table:table-cell>
            </table:table-row>
            <table:table-row>
              <table:table-cell office:value-type="float" office:value="307.6">
                <text:p>307.6</text:p>
              </table:table-cell>
              <table:table-cell office:value-type="float" office:value="1598.490967">
                <text:p>1598.490967</text:p>
              </table:table-cell>
              <table:table-cell office:value-type="float" office:value="1659.836426">
                <text:p>1659.836426</text:p>
              </table:table-cell>
              <table:table-cell office:value-type="float" office:value="1601.509155">
                <text:p>1601.509155</text:p>
              </table:table-cell>
              <table:table-cell office:value-type="float" office:value="1658.872314">
                <text:p>1658.872314</text:p>
              </table:table-cell>
            </table:table-row>
            <table:table-row>
              <table:table-cell office:value-type="float" office:value="307.8">
                <text:p>307.8</text:p>
              </table:table-cell>
              <table:table-cell office:value-type="float" office:value="1595.365112">
                <text:p>1595.365112</text:p>
              </table:table-cell>
              <table:table-cell office:value-type="float" office:value="1648.138794">
                <text:p>1648.138794</text:p>
              </table:table-cell>
              <table:table-cell office:value-type="float" office:value="1598.048462">
                <text:p>1598.048462</text:p>
              </table:table-cell>
              <table:table-cell office:value-type="float" office:value="1648.332031">
                <text:p>1648.332031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591.345459">
                <text:p>1591.345459</text:p>
              </table:table-cell>
              <table:table-cell office:value-type="float" office:value="1641.609497">
                <text:p>1641.609497</text:p>
              </table:table-cell>
              <table:table-cell office:value-type="float" office:value="1595.071655">
                <text:p>1595.071655</text:p>
              </table:table-cell>
              <table:table-cell office:value-type="float" office:value="1639.290161">
                <text:p>1639.290161</text:p>
              </table:table-cell>
            </table:table-row>
            <table:table-row>
              <table:table-cell office:value-type="float" office:value="308.2">
                <text:p>308.2</text:p>
              </table:table-cell>
              <table:table-cell office:value-type="float" office:value="1586.804443">
                <text:p>1586.804443</text:p>
              </table:table-cell>
              <table:table-cell office:value-type="float" office:value="1636.737061">
                <text:p>1636.737061</text:p>
              </table:table-cell>
              <table:table-cell office:value-type="float" office:value="1588.834717">
                <text:p>1588.834717</text:p>
              </table:table-cell>
              <table:table-cell office:value-type="float" office:value="1635.931885">
                <text:p>1635.931885</text:p>
              </table:table-cell>
            </table:table-row>
            <table:table-row>
              <table:table-cell office:value-type="float" office:value="308.4">
                <text:p>308.4</text:p>
              </table:table-cell>
              <table:table-cell office:value-type="float" office:value="1586.513184">
                <text:p>1586.513184</text:p>
              </table:table-cell>
              <table:table-cell office:value-type="float" office:value="1629.067627">
                <text:p>1629.067627</text:p>
              </table:table-cell>
              <table:table-cell office:value-type="float" office:value="1589.885132">
                <text:p>1589.885132</text:p>
              </table:table-cell>
              <table:table-cell office:value-type="float" office:value="1626.868042">
                <text:p>1626.868042</text:p>
              </table:table-cell>
            </table:table-row>
            <table:table-row>
              <table:table-cell office:value-type="float" office:value="308.6">
                <text:p>308.6</text:p>
              </table:table-cell>
              <table:table-cell office:value-type="float" office:value="1580.64978">
                <text:p>1580.64978</text:p>
              </table:table-cell>
              <table:table-cell office:value-type="float" office:value="1626.442261">
                <text:p>1626.442261</text:p>
              </table:table-cell>
              <table:table-cell office:value-type="float" office:value="1584.515015">
                <text:p>1584.515015</text:p>
              </table:table-cell>
              <table:table-cell office:value-type="float" office:value="1624.215698">
                <text:p>1624.215698</text:p>
              </table:table-cell>
            </table:table-row>
            <table:table-row>
              <table:table-cell office:value-type="float" office:value="308.8">
                <text:p>308.8</text:p>
              </table:table-cell>
              <table:table-cell office:value-type="float" office:value="1579.905396">
                <text:p>1579.905396</text:p>
              </table:table-cell>
              <table:table-cell office:value-type="float" office:value="1618.317627">
                <text:p>1618.317627</text:p>
              </table:table-cell>
              <table:table-cell office:value-type="float" office:value="1582.642822">
                <text:p>1582.642822</text:p>
              </table:table-cell>
              <table:table-cell office:value-type="float" office:value="1621.911743">
                <text:p>1621.911743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580.456299">
                <text:p>1580.456299</text:p>
              </table:table-cell>
              <table:table-cell office:value-type="float" office:value="1611.906494">
                <text:p>1611.906494</text:p>
              </table:table-cell>
              <table:table-cell office:value-type="float" office:value="1582.149902">
                <text:p>1582.149902</text:p>
              </table:table-cell>
              <table:table-cell office:value-type="float" office:value="1612.736084">
                <text:p>1612.736084</text:p>
              </table:table-cell>
            </table:table-row>
            <table:table-row>
              <table:table-cell office:value-type="float" office:value="309.2">
                <text:p>309.2</text:p>
              </table:table-cell>
              <table:table-cell office:value-type="float" office:value="1573.04895">
                <text:p>1573.04895</text:p>
              </table:table-cell>
              <table:table-cell office:value-type="float" office:value="1609.131714">
                <text:p>1609.131714</text:p>
              </table:table-cell>
              <table:table-cell office:value-type="float" office:value="1579.362427">
                <text:p>1579.362427</text:p>
              </table:table-cell>
              <table:table-cell office:value-type="float" office:value="1610.761108">
                <text:p>1610.761108</text:p>
              </table:table-cell>
            </table:table-row>
            <table:table-row>
              <table:table-cell office:value-type="float" office:value="309.4">
                <text:p>309.4</text:p>
              </table:table-cell>
              <table:table-cell office:value-type="float" office:value="1575.76001">
                <text:p>1575.76001</text:p>
              </table:table-cell>
              <table:table-cell office:value-type="float" office:value="1605.837402">
                <text:p>1605.837402</text:p>
              </table:table-cell>
              <table:table-cell office:value-type="float" office:value="1577.416138">
                <text:p>1577.416138</text:p>
              </table:table-cell>
              <table:table-cell office:value-type="float" office:value="1604.857178">
                <text:p>1604.857178</text:p>
              </table:table-cell>
            </table:table-row>
            <table:table-row>
              <table:table-cell office:value-type="float" office:value="309.6">
                <text:p>309.6</text:p>
              </table:table-cell>
              <table:table-cell office:value-type="float" office:value="1576.532959">
                <text:p>1576.532959</text:p>
              </table:table-cell>
              <table:table-cell office:value-type="float" office:value="1600.917603">
                <text:p>1600.917603</text:p>
              </table:table-cell>
              <table:table-cell office:value-type="float" office:value="1576.155273">
                <text:p>1576.155273</text:p>
              </table:table-cell>
              <table:table-cell office:value-type="float" office:value="1602.38501">
                <text:p>1602.38501</text:p>
              </table:table-cell>
            </table:table-row>
            <table:table-row>
              <table:table-cell office:value-type="float" office:value="309.8">
                <text:p>309.8</text:p>
              </table:table-cell>
              <table:table-cell office:value-type="float" office:value="1570.409546">
                <text:p>1570.409546</text:p>
              </table:table-cell>
              <table:table-cell office:value-type="float" office:value="1603.813965">
                <text:p>1603.813965</text:p>
              </table:table-cell>
              <table:table-cell office:value-type="float" office:value="1575.924561">
                <text:p>1575.924561</text:p>
              </table:table-cell>
              <table:table-cell office:value-type="float" office:value="1598.889526">
                <text:p>1598.88952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575.131104">
                <text:p>1575.131104</text:p>
              </table:table-cell>
              <table:table-cell office:value-type="float" office:value="1595.889771">
                <text:p>1595.889771</text:p>
              </table:table-cell>
              <table:table-cell office:value-type="float" office:value="1572.540039">
                <text:p>1572.540039</text:p>
              </table:table-cell>
              <table:table-cell office:value-type="float" office:value="1596.317505">
                <text:p>1596.317505</text:p>
              </table:table-cell>
            </table:table-row>
            <table:table-row>
              <table:table-cell office:value-type="float" office:value="310.2">
                <text:p>310.2</text:p>
              </table:table-cell>
              <table:table-cell office:value-type="float" office:value="1570.752441">
                <text:p>1570.752441</text:p>
              </table:table-cell>
              <table:table-cell office:value-type="float" office:value="1595.23938">
                <text:p>1595.23938</text:p>
              </table:table-cell>
              <table:table-cell office:value-type="float" office:value="1574.379395">
                <text:p>1574.379395</text:p>
              </table:table-cell>
              <table:table-cell office:value-type="float" office:value="1592.793213">
                <text:p>1592.793213</text:p>
              </table:table-cell>
            </table:table-row>
            <table:table-row>
              <table:table-cell office:value-type="float" office:value="310.4">
                <text:p>310.4</text:p>
              </table:table-cell>
              <table:table-cell office:value-type="float" office:value="1572.449707">
                <text:p>1572.449707</text:p>
              </table:table-cell>
              <table:table-cell office:value-type="float" office:value="1590.921387">
                <text:p>1590.921387</text:p>
              </table:table-cell>
              <table:table-cell office:value-type="float" office:value="1570.427124">
                <text:p>1570.427124</text:p>
              </table:table-cell>
              <table:table-cell office:value-type="float" office:value="1592.831177">
                <text:p>1592.831177</text:p>
              </table:table-cell>
            </table:table-row>
            <table:table-row>
              <table:table-cell office:value-type="float" office:value="310.6">
                <text:p>310.6</text:p>
              </table:table-cell>
              <table:table-cell office:value-type="float" office:value="1572.955078">
                <text:p>1572.955078</text:p>
              </table:table-cell>
              <table:table-cell office:value-type="float" office:value="1584.717285">
                <text:p>1584.717285</text:p>
              </table:table-cell>
              <table:table-cell office:value-type="float" office:value="1470.456421">
                <text:p>1470.456421</text:p>
              </table:table-cell>
              <table:table-cell office:value-type="float" office:value="1519.740723">
                <text:p>1519.740723</text:p>
              </table:table-cell>
            </table:table-row>
            <table:table-row>
              <table:table-cell office:value-type="float" office:value="310.8">
                <text:p>310.8</text:p>
              </table:table-cell>
              <table:table-cell office:value-type="float" office:value="1498.114746">
                <text:p>1498.114746</text:p>
              </table:table-cell>
              <table:table-cell office:value-type="float" office:value="1524.358521">
                <text:p>1524.358521</text:p>
              </table:table-cell>
              <table:table-cell office:value-type="float" office:value="1420.397583">
                <text:p>1420.397583</text:p>
              </table:table-cell>
              <table:table-cell office:value-type="float" office:value="1406.646362">
                <text:p>1406.646362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564.303345">
                <text:p>1564.303345</text:p>
              </table:table-cell>
              <table:table-cell office:value-type="float" office:value="1596.665649">
                <text:p>1596.665649</text:p>
              </table:table-cell>
              <table:table-cell office:value-type="float" office:value="1484.532715">
                <text:p>1484.532715</text:p>
              </table:table-cell>
              <table:table-cell office:value-type="float" office:value="1492.971436">
                <text:p>1492.971436</text:p>
              </table:table-cell>
            </table:table-row>
            <table:table-row>
              <table:table-cell office:value-type="float" office:value="311.2">
                <text:p>311.2</text:p>
              </table:table-cell>
              <table:table-cell office:value-type="float" office:value="1619.018921">
                <text:p>1619.018921</text:p>
              </table:table-cell>
              <table:table-cell office:value-type="float" office:value="1631.60083">
                <text:p>1631.60083</text:p>
              </table:table-cell>
              <table:table-cell office:value-type="float" office:value="1518.843018">
                <text:p>1518.843018</text:p>
              </table:table-cell>
              <table:table-cell office:value-type="float" office:value="1562.794189">
                <text:p>1562.794189</text:p>
              </table:table-cell>
            </table:table-row>
            <table:table-row>
              <table:table-cell office:value-type="float" office:value="311.4">
                <text:p>311.4</text:p>
              </table:table-cell>
              <table:table-cell office:value-type="float" office:value="1583.230225">
                <text:p>1583.230225</text:p>
              </table:table-cell>
              <table:table-cell office:value-type="float" office:value="1601.450684">
                <text:p>1601.450684</text:p>
              </table:table-cell>
              <table:table-cell office:value-type="float" office:value="1560.498657">
                <text:p>1560.498657</text:p>
              </table:table-cell>
              <table:table-cell office:value-type="float" office:value="1576.21106">
                <text:p>1576.21106</text:p>
              </table:table-cell>
            </table:table-row>
            <table:table-row>
              <table:table-cell office:value-type="float" office:value="311.6">
                <text:p>311.6</text:p>
              </table:table-cell>
              <table:table-cell office:value-type="float" office:value="1574.288574">
                <text:p>1574.288574</text:p>
              </table:table-cell>
              <table:table-cell office:value-type="float" office:value="1580.961182">
                <text:p>1580.961182</text:p>
              </table:table-cell>
              <table:table-cell office:value-type="float" office:value="1583.098511">
                <text:p>1583.098511</text:p>
              </table:table-cell>
              <table:table-cell office:value-type="float" office:value="1591.084961">
                <text:p>1591.084961</text:p>
              </table:table-cell>
            </table:table-row>
            <table:table-row>
              <table:table-cell office:value-type="float" office:value="311.8">
                <text:p>311.8</text:p>
              </table:table-cell>
              <table:table-cell office:value-type="float" office:value="1569.45874">
                <text:p>1569.45874</text:p>
              </table:table-cell>
              <table:table-cell office:value-type="float" office:value="1582.223022">
                <text:p>1582.223022</text:p>
              </table:table-cell>
              <table:table-cell office:value-type="float" office:value="1577.775391">
                <text:p>1577.775391</text:p>
              </table:table-cell>
              <table:table-cell office:value-type="float" office:value="1588.872192">
                <text:p>1588.872192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579.335083">
                <text:p>1579.335083</text:p>
              </table:table-cell>
              <table:table-cell office:value-type="float" office:value="1581.848267">
                <text:p>1581.848267</text:p>
              </table:table-cell>
              <table:table-cell office:value-type="float" office:value="1578.851929">
                <text:p>1578.851929</text:p>
              </table:table-cell>
              <table:table-cell office:value-type="float" office:value="1591.563721">
                <text:p>1591.563721</text:p>
              </table:table-cell>
            </table:table-row>
            <table:table-row>
              <table:table-cell office:value-type="float" office:value="312.2">
                <text:p>312.2</text:p>
              </table:table-cell>
              <table:table-cell office:value-type="float" office:value="1574.380493">
                <text:p>1574.380493</text:p>
              </table:table-cell>
              <table:table-cell office:value-type="float" office:value="1585.343628">
                <text:p>1585.343628</text:p>
              </table:table-cell>
              <table:table-cell office:value-type="float" office:value="1574.975464">
                <text:p>1574.975464</text:p>
              </table:table-cell>
              <table:table-cell office:value-type="float" office:value="1589.438843">
                <text:p>1589.438843</text:p>
              </table:table-cell>
            </table:table-row>
            <table:table-row>
              <table:table-cell office:value-type="float" office:value="312.4">
                <text:p>312.4</text:p>
              </table:table-cell>
              <table:table-cell office:value-type="float" office:value="1580.802612">
                <text:p>1580.802612</text:p>
              </table:table-cell>
              <table:table-cell office:value-type="float" office:value="1576.3573">
                <text:p>1576.3573</text:p>
              </table:table-cell>
              <table:table-cell office:value-type="float" office:value="1577.288086">
                <text:p>1577.288086</text:p>
              </table:table-cell>
              <table:table-cell office:value-type="float" office:value="1585.078857">
                <text:p>1585.078857</text:p>
              </table:table-cell>
            </table:table-row>
            <table:table-row>
              <table:table-cell office:value-type="float" office:value="312.6">
                <text:p>312.6</text:p>
              </table:table-cell>
              <table:table-cell office:value-type="float" office:value="1579.891357">
                <text:p>1579.891357</text:p>
              </table:table-cell>
              <table:table-cell office:value-type="float" office:value="1580.947388">
                <text:p>1580.947388</text:p>
              </table:table-cell>
              <table:table-cell office:value-type="float" office:value="1574.176025">
                <text:p>1574.176025</text:p>
              </table:table-cell>
              <table:table-cell office:value-type="float" office:value="1586.70459">
                <text:p>1586.70459</text:p>
              </table:table-cell>
            </table:table-row>
            <table:table-row>
              <table:table-cell office:value-type="float" office:value="312.8">
                <text:p>312.8</text:p>
              </table:table-cell>
              <table:table-cell office:value-type="float" office:value="1576.63562">
                <text:p>1576.63562</text:p>
              </table:table-cell>
              <table:table-cell office:value-type="float" office:value="1577.367798">
                <text:p>1577.367798</text:p>
              </table:table-cell>
              <table:table-cell office:value-type="float" office:value="1578.283691">
                <text:p>1578.283691</text:p>
              </table:table-cell>
              <table:table-cell office:value-type="float" office:value="1582.436157">
                <text:p>1582.436157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578.758667">
                <text:p>1578.758667</text:p>
              </table:table-cell>
              <table:table-cell office:value-type="float" office:value="1579.060425">
                <text:p>1579.060425</text:p>
              </table:table-cell>
              <table:table-cell office:value-type="float" office:value="1574.578369">
                <text:p>1574.578369</text:p>
              </table:table-cell>
              <table:table-cell office:value-type="float" office:value="1583.537964">
                <text:p>1583.537964</text:p>
              </table:table-cell>
            </table:table-row>
            <table:table-row>
              <table:table-cell office:value-type="float" office:value="313.2">
                <text:p>313.2</text:p>
              </table:table-cell>
              <table:table-cell office:value-type="float" office:value="1567.977661">
                <text:p>1567.977661</text:p>
              </table:table-cell>
              <table:table-cell office:value-type="float" office:value="1587.281494">
                <text:p>1587.281494</text:p>
              </table:table-cell>
              <table:table-cell office:value-type="float" office:value="1558.42334">
                <text:p>1558.42334</text:p>
              </table:table-cell>
              <table:table-cell office:value-type="float" office:value="1597.166748">
                <text:p>1597.166748</text:p>
              </table:table-cell>
            </table:table-row>
            <table:table-row>
              <table:table-cell office:value-type="float" office:value="313.4">
                <text:p>313.4</text:p>
              </table:table-cell>
              <table:table-cell office:value-type="float" office:value="1573.637329">
                <text:p>1573.637329</text:p>
              </table:table-cell>
              <table:table-cell office:value-type="float" office:value="1587.084106">
                <text:p>1587.084106</text:p>
              </table:table-cell>
              <table:table-cell office:value-type="float" office:value="1565.5979">
                <text:p>1565.5979</text:p>
              </table:table-cell>
              <table:table-cell office:value-type="float" office:value="1597.364258">
                <text:p>1597.364258</text:p>
              </table:table-cell>
            </table:table-row>
            <table:table-row>
              <table:table-cell office:value-type="float" office:value="313.6">
                <text:p>313.6</text:p>
              </table:table-cell>
              <table:table-cell office:value-type="float" office:value="1588.275757">
                <text:p>1588.275757</text:p>
              </table:table-cell>
              <table:table-cell office:value-type="float" office:value="1570.993896">
                <text:p>1570.993896</text:p>
              </table:table-cell>
              <table:table-cell office:value-type="float" office:value="1596.848389">
                <text:p>1596.848389</text:p>
              </table:table-cell>
              <table:table-cell office:value-type="float" office:value="1563.659912">
                <text:p>1563.659912</text:p>
              </table:table-cell>
            </table:table-row>
            <table:table-row>
              <table:table-cell office:value-type="float" office:value="313.8">
                <text:p>313.8</text:p>
              </table:table-cell>
              <table:table-cell office:value-type="float" office:value="1583.782959">
                <text:p>1583.782959</text:p>
              </table:table-cell>
              <table:table-cell office:value-type="float" office:value="1578.795532">
                <text:p>1578.795532</text:p>
              </table:table-cell>
              <table:table-cell office:value-type="float" office:value="1580.695435">
                <text:p>1580.695435</text:p>
              </table:table-cell>
              <table:table-cell office:value-type="float" office:value="1576.984009">
                <text:p>1576.984009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565.955811">
                <text:p>1565.955811</text:p>
              </table:table-cell>
              <table:table-cell office:value-type="float" office:value="1591.778809">
                <text:p>1591.778809</text:p>
              </table:table-cell>
              <table:table-cell office:value-type="float" office:value="1558.332764">
                <text:p>1558.332764</text:p>
              </table:table-cell>
              <table:table-cell office:value-type="float" office:value="1599.521729">
                <text:p>1599.521729</text:p>
              </table:table-cell>
            </table:table-row>
            <table:table-row>
              <table:table-cell office:value-type="float" office:value="314.2">
                <text:p>314.2</text:p>
              </table:table-cell>
              <table:table-cell office:value-type="float" office:value="1575.487061">
                <text:p>1575.487061</text:p>
              </table:table-cell>
              <table:table-cell office:value-type="float" office:value="1581.406616">
                <text:p>1581.406616</text:p>
              </table:table-cell>
              <table:table-cell office:value-type="float" office:value="1573.863892">
                <text:p>1573.863892</text:p>
              </table:table-cell>
              <table:table-cell office:value-type="float" office:value="1582.733643">
                <text:p>1582.733643</text:p>
              </table:table-cell>
            </table:table-row>
            <table:table-row>
              <table:table-cell office:value-type="float" office:value="314.4">
                <text:p>314.4</text:p>
              </table:table-cell>
              <table:table-cell office:value-type="float" office:value="1579.912842">
                <text:p>1579.912842</text:p>
              </table:table-cell>
              <table:table-cell office:value-type="float" office:value="1579.24292">
                <text:p>1579.24292</text:p>
              </table:table-cell>
              <table:table-cell office:value-type="float" office:value="1574.953491">
                <text:p>1574.953491</text:p>
              </table:table-cell>
              <table:table-cell office:value-type="float" office:value="1583.942627">
                <text:p>1583.942627</text:p>
              </table:table-cell>
            </table:table-row>
            <table:table-row>
              <table:table-cell office:value-type="float" office:value="314.6">
                <text:p>314.6</text:p>
              </table:table-cell>
              <table:table-cell office:value-type="float" office:value="1582.383789">
                <text:p>1582.383789</text:p>
              </table:table-cell>
              <table:table-cell office:value-type="float" office:value="1576.755005">
                <text:p>1576.755005</text:p>
              </table:table-cell>
              <table:table-cell office:value-type="float" office:value="1577.818237">
                <text:p>1577.818237</text:p>
              </table:table-cell>
              <table:table-cell office:value-type="float" office:value="1583.183105">
                <text:p>1583.183105</text:p>
              </table:table-cell>
            </table:table-row>
            <table:table-row>
              <table:table-cell office:value-type="float" office:value="314.8">
                <text:p>314.8</text:p>
              </table:table-cell>
              <table:table-cell office:value-type="float" office:value="1573.883301">
                <text:p>1573.883301</text:p>
              </table:table-cell>
              <table:table-cell office:value-type="float" office:value="1580.495239">
                <text:p>1580.495239</text:p>
              </table:table-cell>
              <table:table-cell office:value-type="float" office:value="1576.959717">
                <text:p>1576.959717</text:p>
              </table:table-cell>
              <table:table-cell office:value-type="float" office:value="1581.211792">
                <text:p>1581.211792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579.854126">
                <text:p>1579.854126</text:p>
              </table:table-cell>
              <table:table-cell office:value-type="float" office:value="1577.244751">
                <text:p>1577.244751</text:p>
              </table:table-cell>
              <table:table-cell office:value-type="float" office:value="1572.785156">
                <text:p>1572.785156</text:p>
              </table:table-cell>
              <table:table-cell office:value-type="float" office:value="1582.310791">
                <text:p>1582.310791</text:p>
              </table:table-cell>
            </table:table-row>
            <table:table-row>
              <table:table-cell office:value-type="float" office:value="315.2">
                <text:p>315.2</text:p>
              </table:table-cell>
              <table:table-cell office:value-type="float" office:value="1574.359497">
                <text:p>1574.359497</text:p>
              </table:table-cell>
              <table:table-cell office:value-type="float" office:value="1578.690674">
                <text:p>1578.690674</text:p>
              </table:table-cell>
              <table:table-cell office:value-type="float" office:value="1574.543213">
                <text:p>1574.543213</text:p>
              </table:table-cell>
              <table:table-cell office:value-type="float" office:value="1579.599365">
                <text:p>1579.599365</text:p>
              </table:table-cell>
            </table:table-row>
            <table:table-row>
              <table:table-cell office:value-type="float" office:value="315.4">
                <text:p>315.4</text:p>
              </table:table-cell>
              <table:table-cell office:value-type="float" office:value="1573.297607">
                <text:p>1573.297607</text:p>
              </table:table-cell>
              <table:table-cell office:value-type="float" office:value="1576.614868">
                <text:p>1576.614868</text:p>
              </table:table-cell>
              <table:table-cell office:value-type="float" office:value="1569.595947">
                <text:p>1569.595947</text:p>
              </table:table-cell>
              <table:table-cell office:value-type="float" office:value="1581.622803">
                <text:p>1581.622803</text:p>
              </table:table-cell>
            </table:table-row>
            <table:table-row>
              <table:table-cell office:value-type="float" office:value="315.6">
                <text:p>315.6</text:p>
              </table:table-cell>
              <table:table-cell office:value-type="float" office:value="1576.908569">
                <text:p>1576.908569</text:p>
              </table:table-cell>
              <table:table-cell office:value-type="float" office:value="1575.989868">
                <text:p>1575.989868</text:p>
              </table:table-cell>
              <table:table-cell office:value-type="float" office:value="1573.452881">
                <text:p>1573.452881</text:p>
              </table:table-cell>
              <table:table-cell office:value-type="float" office:value="1579.207764">
                <text:p>1579.207764</text:p>
              </table:table-cell>
            </table:table-row>
            <table:table-row>
              <table:table-cell office:value-type="float" office:value="315.8">
                <text:p>315.8</text:p>
              </table:table-cell>
              <table:table-cell office:value-type="float" office:value="1574.834839">
                <text:p>1574.834839</text:p>
              </table:table-cell>
              <table:table-cell office:value-type="float" office:value="1576.455566">
                <text:p>1576.455566</text:p>
              </table:table-cell>
              <table:table-cell office:value-type="float" office:value="1576.378784">
                <text:p>1576.378784</text:p>
              </table:table-cell>
              <table:table-cell office:value-type="float" office:value="1574.299194">
                <text:p>1574.299194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574.815552">
                <text:p>1574.815552</text:p>
              </table:table-cell>
              <table:table-cell office:value-type="float" office:value="1578.149536">
                <text:p>1578.149536</text:p>
              </table:table-cell>
              <table:table-cell office:value-type="float" office:value="1571.442871">
                <text:p>1571.442871</text:p>
              </table:table-cell>
              <table:table-cell office:value-type="float" office:value="1578.047363">
                <text:p>1578.047363</text:p>
              </table:table-cell>
            </table:table-row>
            <table:table-row>
              <table:table-cell office:value-type="float" office:value="316.2">
                <text:p>316.2</text:p>
              </table:table-cell>
              <table:table-cell office:value-type="float" office:value="1577.781128">
                <text:p>1577.781128</text:p>
              </table:table-cell>
              <table:table-cell office:value-type="float" office:value="1573.639282">
                <text:p>1573.639282</text:p>
              </table:table-cell>
              <table:table-cell office:value-type="float" office:value="1578.2771">
                <text:p>1578.2771</text:p>
              </table:table-cell>
              <table:table-cell office:value-type="float" office:value="1573.996704">
                <text:p>1573.996704</text:p>
              </table:table-cell>
            </table:table-row>
            <table:table-row>
              <table:table-cell office:value-type="float" office:value="316.4">
                <text:p>316.4</text:p>
              </table:table-cell>
              <table:table-cell office:value-type="float" office:value="1572.571289">
                <text:p>1572.571289</text:p>
              </table:table-cell>
              <table:table-cell office:value-type="float" office:value="1576.147217">
                <text:p>1576.147217</text:p>
              </table:table-cell>
              <table:table-cell office:value-type="float" office:value="1573.4646">
                <text:p>1573.4646</text:p>
              </table:table-cell>
              <table:table-cell office:value-type="float" office:value="1577.393677">
                <text:p>1577.393677</text:p>
              </table:table-cell>
            </table:table-row>
            <table:table-row>
              <table:table-cell office:value-type="float" office:value="316.6">
                <text:p>316.6</text:p>
              </table:table-cell>
              <table:table-cell office:value-type="float" office:value="1575.056152">
                <text:p>1575.056152</text:p>
              </table:table-cell>
              <table:table-cell office:value-type="float" office:value="1575.505737">
                <text:p>1575.505737</text:p>
              </table:table-cell>
              <table:table-cell office:value-type="float" office:value="1576.0896">
                <text:p>1576.0896</text:p>
              </table:table-cell>
              <table:table-cell office:value-type="float" office:value="1574.344238">
                <text:p>1574.344238</text:p>
              </table:table-cell>
            </table:table-row>
            <table:table-row>
              <table:table-cell office:value-type="float" office:value="316.8">
                <text:p>316.8</text:p>
              </table:table-cell>
              <table:table-cell office:value-type="float" office:value="1573.595825">
                <text:p>1573.595825</text:p>
              </table:table-cell>
              <table:table-cell office:value-type="float" office:value="1575.749512">
                <text:p>1575.749512</text:p>
              </table:table-cell>
              <table:table-cell office:value-type="float" office:value="1577.498413">
                <text:p>1577.498413</text:p>
              </table:table-cell>
              <table:table-cell office:value-type="float" office:value="1574.275635">
                <text:p>1574.275635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575.243042">
                <text:p>1575.243042</text:p>
              </table:table-cell>
              <table:table-cell office:value-type="float" office:value="1576.293945">
                <text:p>1576.293945</text:p>
              </table:table-cell>
              <table:table-cell office:value-type="float" office:value="1575.52832">
                <text:p>1575.52832</text:p>
              </table:table-cell>
              <table:table-cell office:value-type="float" office:value="1575.809448">
                <text:p>1575.809448</text:p>
              </table:table-cell>
            </table:table-row>
            <table:table-row>
              <table:table-cell office:value-type="float" office:value="317.2">
                <text:p>317.2</text:p>
              </table:table-cell>
              <table:table-cell office:value-type="float" office:value="1577.038086">
                <text:p>1577.038086</text:p>
              </table:table-cell>
              <table:table-cell office:value-type="float" office:value="1577.598389">
                <text:p>1577.598389</text:p>
              </table:table-cell>
              <table:table-cell office:value-type="float" office:value="1575.284058">
                <text:p>1575.284058</text:p>
              </table:table-cell>
              <table:table-cell office:value-type="float" office:value="1577.597534">
                <text:p>1577.597534</text:p>
              </table:table-cell>
            </table:table-row>
            <table:table-row>
              <table:table-cell office:value-type="float" office:value="317.4">
                <text:p>317.4</text:p>
              </table:table-cell>
              <table:table-cell office:value-type="float" office:value="1575.593628">
                <text:p>1575.593628</text:p>
              </table:table-cell>
              <table:table-cell office:value-type="float" office:value="1574.178223">
                <text:p>1574.178223</text:p>
              </table:table-cell>
              <table:table-cell office:value-type="float" office:value="1578.070068">
                <text:p>1578.070068</text:p>
              </table:table-cell>
              <table:table-cell office:value-type="float" office:value="1573.960571">
                <text:p>1573.960571</text:p>
              </table:table-cell>
            </table:table-row>
            <table:table-row>
              <table:table-cell office:value-type="float" office:value="317.6">
                <text:p>317.6</text:p>
              </table:table-cell>
              <table:table-cell office:value-type="float" office:value="1577.863281">
                <text:p>1577.863281</text:p>
              </table:table-cell>
              <table:table-cell office:value-type="float" office:value="1575.311157">
                <text:p>1575.311157</text:p>
              </table:table-cell>
              <table:table-cell office:value-type="float" office:value="1575.54248">
                <text:p>1575.54248</text:p>
              </table:table-cell>
              <table:table-cell office:value-type="float" office:value="1576.885864">
                <text:p>1576.885864</text:p>
              </table:table-cell>
            </table:table-row>
            <table:table-row>
              <table:table-cell office:value-type="float" office:value="317.8">
                <text:p>317.8</text:p>
              </table:table-cell>
              <table:table-cell office:value-type="float" office:value="1577.925659">
                <text:p>1577.925659</text:p>
              </table:table-cell>
              <table:table-cell office:value-type="float" office:value="1576.150513">
                <text:p>1576.150513</text:p>
              </table:table-cell>
              <table:table-cell office:value-type="float" office:value="1579.716675">
                <text:p>1579.716675</text:p>
              </table:table-cell>
              <table:table-cell office:value-type="float" office:value="1577.477661">
                <text:p>1577.477661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577.030151">
                <text:p>1577.030151</text:p>
              </table:table-cell>
              <table:table-cell office:value-type="float" office:value="1574.746338">
                <text:p>1574.746338</text:p>
              </table:table-cell>
              <table:table-cell office:value-type="float" office:value="1578.656738">
                <text:p>1578.656738</text:p>
              </table:table-cell>
              <table:table-cell office:value-type="float" office:value="1573.017822">
                <text:p>1573.017822</text:p>
              </table:table-cell>
            </table:table-row>
            <table:table-row>
              <table:table-cell office:value-type="float" office:value="318.2">
                <text:p>318.2</text:p>
              </table:table-cell>
              <table:table-cell office:value-type="float" office:value="1574.984619">
                <text:p>1574.984619</text:p>
              </table:table-cell>
              <table:table-cell office:value-type="float" office:value="1580.187012">
                <text:p>1580.187012</text:p>
              </table:table-cell>
              <table:table-cell office:value-type="float" office:value="1577.625977">
                <text:p>1577.625977</text:p>
              </table:table-cell>
              <table:table-cell office:value-type="float" office:value="1576.685547">
                <text:p>1576.685547</text:p>
              </table:table-cell>
            </table:table-row>
            <table:table-row>
              <table:table-cell office:value-type="float" office:value="318.4">
                <text:p>318.4</text:p>
              </table:table-cell>
              <table:table-cell office:value-type="float" office:value="1575.172607">
                <text:p>1575.172607</text:p>
              </table:table-cell>
              <table:table-cell office:value-type="float" office:value="1579.045532">
                <text:p>1579.045532</text:p>
              </table:table-cell>
              <table:table-cell office:value-type="float" office:value="1576.668823">
                <text:p>1576.668823</text:p>
              </table:table-cell>
              <table:table-cell office:value-type="float" office:value="1580.042236">
                <text:p>1580.042236</text:p>
              </table:table-cell>
            </table:table-row>
            <table:table-row>
              <table:table-cell office:value-type="float" office:value="318.6">
                <text:p>318.6</text:p>
              </table:table-cell>
              <table:table-cell office:value-type="float" office:value="1576.94104">
                <text:p>1576.94104</text:p>
              </table:table-cell>
              <table:table-cell office:value-type="float" office:value="1575.567139">
                <text:p>1575.567139</text:p>
              </table:table-cell>
              <table:table-cell office:value-type="float" office:value="1576.44812">
                <text:p>1576.44812</text:p>
              </table:table-cell>
              <table:table-cell office:value-type="float" office:value="1577.145142">
                <text:p>1577.145142</text:p>
              </table:table-cell>
            </table:table-row>
            <table:table-row>
              <table:table-cell office:value-type="float" office:value="318.8">
                <text:p>318.8</text:p>
              </table:table-cell>
              <table:table-cell office:value-type="float" office:value="1578.53479">
                <text:p>1578.53479</text:p>
              </table:table-cell>
              <table:table-cell office:value-type="float" office:value="1576.21875">
                <text:p>1576.21875</text:p>
              </table:table-cell>
              <table:table-cell office:value-type="float" office:value="1579.282593">
                <text:p>1579.282593</text:p>
              </table:table-cell>
              <table:table-cell office:value-type="float" office:value="1575.68811">
                <text:p>1575.68811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575.405273">
                <text:p>1575.405273</text:p>
              </table:table-cell>
              <table:table-cell office:value-type="float" office:value="1579.566406">
                <text:p>1579.566406</text:p>
              </table:table-cell>
              <table:table-cell office:value-type="float" office:value="1576.488281">
                <text:p>1576.488281</text:p>
              </table:table-cell>
              <table:table-cell office:value-type="float" office:value="1575.452759">
                <text:p>1575.452759</text:p>
              </table:table-cell>
            </table:table-row>
            <table:table-row>
              <table:table-cell office:value-type="float" office:value="319.2">
                <text:p>319.2</text:p>
              </table:table-cell>
              <table:table-cell office:value-type="float" office:value="1580.334473">
                <text:p>1580.334473</text:p>
              </table:table-cell>
              <table:table-cell office:value-type="float" office:value="1577.723145">
                <text:p>1577.723145</text:p>
              </table:table-cell>
              <table:table-cell office:value-type="float" office:value="1579.720947">
                <text:p>1579.720947</text:p>
              </table:table-cell>
              <table:table-cell office:value-type="float" office:value="1576.67627">
                <text:p>1576.67627</text:p>
              </table:table-cell>
            </table:table-row>
            <table:table-row>
              <table:table-cell office:value-type="float" office:value="319.4">
                <text:p>319.4</text:p>
              </table:table-cell>
              <table:table-cell office:value-type="float" office:value="1577.288086">
                <text:p>1577.288086</text:p>
              </table:table-cell>
              <table:table-cell office:value-type="float" office:value="1578.592896">
                <text:p>1578.592896</text:p>
              </table:table-cell>
              <table:table-cell office:value-type="float" office:value="1574.618164">
                <text:p>1574.618164</text:p>
              </table:table-cell>
              <table:table-cell office:value-type="float" office:value="1575.990112">
                <text:p>1575.990112</text:p>
              </table:table-cell>
            </table:table-row>
            <table:table-row>
              <table:table-cell office:value-type="float" office:value="319.6">
                <text:p>319.6</text:p>
              </table:table-cell>
              <table:table-cell office:value-type="float" office:value="1576.82373">
                <text:p>1576.82373</text:p>
              </table:table-cell>
              <table:table-cell office:value-type="float" office:value="1577.609863">
                <text:p>1577.609863</text:p>
              </table:table-cell>
              <table:table-cell office:value-type="float" office:value="1574.752441">
                <text:p>1574.752441</text:p>
              </table:table-cell>
              <table:table-cell office:value-type="float" office:value="1578.776367">
                <text:p>1578.776367</text:p>
              </table:table-cell>
            </table:table-row>
            <table:table-row>
              <table:table-cell office:value-type="float" office:value="319.8">
                <text:p>319.8</text:p>
              </table:table-cell>
              <table:table-cell office:value-type="float" office:value="1577.631714">
                <text:p>1577.631714</text:p>
              </table:table-cell>
              <table:table-cell office:value-type="float" office:value="1577.2771">
                <text:p>1577.2771</text:p>
              </table:table-cell>
              <table:table-cell office:value-type="float" office:value="1580.841553">
                <text:p>1580.841553</text:p>
              </table:table-cell>
              <table:table-cell office:value-type="float" office:value="1578.758057">
                <text:p>1578.75805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74.542358">
                <text:p>1574.542358</text:p>
              </table:table-cell>
              <table:table-cell office:value-type="float" office:value="1577.35376">
                <text:p>1577.35376</text:p>
              </table:table-cell>
              <table:table-cell office:value-type="float" office:value="1575.38208">
                <text:p>1575.38208</text:p>
              </table:table-cell>
              <table:table-cell office:value-type="float" office:value="1578.219604">
                <text:p>1578.219604</text:p>
              </table:table-cell>
            </table:table-row>
            <table:table-row>
              <table:table-cell office:value-type="float" office:value="320.2">
                <text:p>320.2</text:p>
              </table:table-cell>
              <table:table-cell office:value-type="float" office:value="1576.304077">
                <text:p>1576.304077</text:p>
              </table:table-cell>
              <table:table-cell office:value-type="float" office:value="1575.880371">
                <text:p>1575.880371</text:p>
              </table:table-cell>
              <table:table-cell office:value-type="float" office:value="1576.668945">
                <text:p>1576.668945</text:p>
              </table:table-cell>
              <table:table-cell office:value-type="float" office:value="1575.389526">
                <text:p>1575.389526</text:p>
              </table:table-cell>
            </table:table-row>
            <table:table-row>
              <table:table-cell office:value-type="float" office:value="320.4">
                <text:p>320.4</text:p>
              </table:table-cell>
              <table:table-cell office:value-type="float" office:value="1575.119995">
                <text:p>1575.119995</text:p>
              </table:table-cell>
              <table:table-cell office:value-type="float" office:value="1576.667603">
                <text:p>1576.667603</text:p>
              </table:table-cell>
              <table:table-cell office:value-type="float" office:value="1576.737671">
                <text:p>1576.737671</text:p>
              </table:table-cell>
              <table:table-cell office:value-type="float" office:value="1578.635132">
                <text:p>1578.635132</text:p>
              </table:table-cell>
            </table:table-row>
            <table:table-row>
              <table:table-cell office:value-type="float" office:value="320.6">
                <text:p>320.6</text:p>
              </table:table-cell>
              <table:table-cell office:value-type="float" office:value="1574.227661">
                <text:p>1574.227661</text:p>
              </table:table-cell>
              <table:table-cell office:value-type="float" office:value="1576.11499">
                <text:p>1576.11499</text:p>
              </table:table-cell>
              <table:table-cell office:value-type="float" office:value="1575.022583">
                <text:p>1575.022583</text:p>
              </table:table-cell>
              <table:table-cell office:value-type="float" office:value="1577.852295">
                <text:p>1577.852295</text:p>
              </table:table-cell>
            </table:table-row>
            <table:table-row>
              <table:table-cell office:value-type="float" office:value="320.8">
                <text:p>320.8</text:p>
              </table:table-cell>
              <table:table-cell office:value-type="float" office:value="1575.250488">
                <text:p>1575.250488</text:p>
              </table:table-cell>
              <table:table-cell office:value-type="float" office:value="1576.395508">
                <text:p>1576.395508</text:p>
              </table:table-cell>
              <table:table-cell office:value-type="float" office:value="1576.567627">
                <text:p>1576.567627</text:p>
              </table:table-cell>
              <table:table-cell office:value-type="float" office:value="1574.678345">
                <text:p>1574.678345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576.254272">
                <text:p>1576.254272</text:p>
              </table:table-cell>
              <table:table-cell office:value-type="float" office:value="1579.314087">
                <text:p>1579.314087</text:p>
              </table:table-cell>
              <table:table-cell office:value-type="float" office:value="1578.444946">
                <text:p>1578.444946</text:p>
              </table:table-cell>
              <table:table-cell office:value-type="float" office:value="1576.334961">
                <text:p>1576.334961</text:p>
              </table:table-cell>
            </table:table-row>
            <table:table-row>
              <table:table-cell office:value-type="float" office:value="321.2">
                <text:p>321.2</text:p>
              </table:table-cell>
              <table:table-cell office:value-type="float" office:value="1576.354248">
                <text:p>1576.354248</text:p>
              </table:table-cell>
              <table:table-cell office:value-type="float" office:value="1576.778931">
                <text:p>1576.778931</text:p>
              </table:table-cell>
              <table:table-cell office:value-type="float" office:value="1576.432617">
                <text:p>1576.432617</text:p>
              </table:table-cell>
              <table:table-cell office:value-type="float" office:value="1577.129272">
                <text:p>1577.129272</text:p>
              </table:table-cell>
            </table:table-row>
            <table:table-row>
              <table:table-cell office:value-type="float" office:value="321.4">
                <text:p>321.4</text:p>
              </table:table-cell>
              <table:table-cell office:value-type="float" office:value="1575.55127">
                <text:p>1575.55127</text:p>
              </table:table-cell>
              <table:table-cell office:value-type="float" office:value="1575.827759">
                <text:p>1575.827759</text:p>
              </table:table-cell>
              <table:table-cell office:value-type="float" office:value="1576.1698">
                <text:p>1576.1698</text:p>
              </table:table-cell>
              <table:table-cell office:value-type="float" office:value="1575.348877">
                <text:p>1575.348877</text:p>
              </table:table-cell>
            </table:table-row>
            <table:table-row>
              <table:table-cell office:value-type="float" office:value="321.6">
                <text:p>321.6</text:p>
              </table:table-cell>
              <table:table-cell office:value-type="float" office:value="1576.95459">
                <text:p>1576.95459</text:p>
              </table:table-cell>
              <table:table-cell office:value-type="float" office:value="1576.748657">
                <text:p>1576.748657</text:p>
              </table:table-cell>
              <table:table-cell office:value-type="float" office:value="1579.108398">
                <text:p>1579.108398</text:p>
              </table:table-cell>
              <table:table-cell office:value-type="float" office:value="1575.232422">
                <text:p>1575.232422</text:p>
              </table:table-cell>
            </table:table-row>
            <table:table-row>
              <table:table-cell office:value-type="float" office:value="321.8">
                <text:p>321.8</text:p>
              </table:table-cell>
              <table:table-cell office:value-type="float" office:value="1576.788086">
                <text:p>1576.788086</text:p>
              </table:table-cell>
              <table:table-cell office:value-type="float" office:value="1577.546875">
                <text:p>1577.546875</text:p>
              </table:table-cell>
              <table:table-cell office:value-type="float" office:value="1578.453247">
                <text:p>1578.453247</text:p>
              </table:table-cell>
              <table:table-cell office:value-type="float" office:value="1576.884155">
                <text:p>1576.884155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577.370972">
                <text:p>1577.370972</text:p>
              </table:table-cell>
              <table:table-cell office:value-type="float" office:value="1576.474854">
                <text:p>1576.474854</text:p>
              </table:table-cell>
              <table:table-cell office:value-type="float" office:value="1577.578125">
                <text:p>1577.578125</text:p>
              </table:table-cell>
              <table:table-cell office:value-type="float" office:value="1575.655396">
                <text:p>1575.655396</text:p>
              </table:table-cell>
            </table:table-row>
            <table:table-row>
              <table:table-cell office:value-type="float" office:value="322.2">
                <text:p>322.2</text:p>
              </table:table-cell>
              <table:table-cell office:value-type="float" office:value="1575.012085">
                <text:p>1575.012085</text:p>
              </table:table-cell>
              <table:table-cell office:value-type="float" office:value="1576.872925">
                <text:p>1576.872925</text:p>
              </table:table-cell>
              <table:table-cell office:value-type="float" office:value="1576.208984">
                <text:p>1576.208984</text:p>
              </table:table-cell>
              <table:table-cell office:value-type="float" office:value="1575.392822">
                <text:p>1575.392822</text:p>
              </table:table-cell>
            </table:table-row>
            <table:table-row>
              <table:table-cell office:value-type="float" office:value="322.4">
                <text:p>322.4</text:p>
              </table:table-cell>
              <table:table-cell office:value-type="float" office:value="1575.204956">
                <text:p>1575.204956</text:p>
              </table:table-cell>
              <table:table-cell office:value-type="float" office:value="1578.013672">
                <text:p>1578.013672</text:p>
              </table:table-cell>
              <table:table-cell office:value-type="float" office:value="1574.641602">
                <text:p>1574.641602</text:p>
              </table:table-cell>
              <table:table-cell office:value-type="float" office:value="1575.502197">
                <text:p>1575.502197</text:p>
              </table:table-cell>
            </table:table-row>
            <table:table-row>
              <table:table-cell office:value-type="float" office:value="322.6">
                <text:p>322.6</text:p>
              </table:table-cell>
              <table:table-cell office:value-type="float" office:value="1576.46167">
                <text:p>1576.46167</text:p>
              </table:table-cell>
              <table:table-cell office:value-type="float" office:value="1577.990234">
                <text:p>1577.990234</text:p>
              </table:table-cell>
              <table:table-cell office:value-type="float" office:value="1574.593628">
                <text:p>1574.593628</text:p>
              </table:table-cell>
              <table:table-cell office:value-type="float" office:value="1580.205688">
                <text:p>1580.205688</text:p>
              </table:table-cell>
            </table:table-row>
            <table:table-row>
              <table:table-cell office:value-type="float" office:value="322.8">
                <text:p>322.8</text:p>
              </table:table-cell>
              <table:table-cell office:value-type="float" office:value="1576.360229">
                <text:p>1576.360229</text:p>
              </table:table-cell>
              <table:table-cell office:value-type="float" office:value="1580.417114">
                <text:p>1580.417114</text:p>
              </table:table-cell>
              <table:table-cell office:value-type="float" office:value="1579.364624">
                <text:p>1579.364624</text:p>
              </table:table-cell>
              <table:table-cell office:value-type="float" office:value="1577.811768">
                <text:p>1577.81176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577.509521">
                <text:p>1577.509521</text:p>
              </table:table-cell>
              <table:table-cell office:value-type="float" office:value="1577.125122">
                <text:p>1577.125122</text:p>
              </table:table-cell>
              <table:table-cell office:value-type="float" office:value="1575.66748">
                <text:p>1575.66748</text:p>
              </table:table-cell>
              <table:table-cell office:value-type="float" office:value="1576.496948">
                <text:p>1576.496948</text:p>
              </table:table-cell>
            </table:table-row>
            <table:table-row>
              <table:table-cell office:value-type="float" office:value="323.2">
                <text:p>323.2</text:p>
              </table:table-cell>
              <table:table-cell office:value-type="float" office:value="1577.410889">
                <text:p>1577.410889</text:p>
              </table:table-cell>
              <table:table-cell office:value-type="float" office:value="1576.721069">
                <text:p>1576.721069</text:p>
              </table:table-cell>
              <table:table-cell office:value-type="float" office:value="1576.841675">
                <text:p>1576.841675</text:p>
              </table:table-cell>
              <table:table-cell office:value-type="float" office:value="1576.940308">
                <text:p>1576.940308</text:p>
              </table:table-cell>
            </table:table-row>
            <table:table-row>
              <table:table-cell office:value-type="float" office:value="323.4">
                <text:p>323.4</text:p>
              </table:table-cell>
              <table:table-cell office:value-type="float" office:value="1575.473511">
                <text:p>1575.473511</text:p>
              </table:table-cell>
              <table:table-cell office:value-type="float" office:value="1579.61499">
                <text:p>1579.61499</text:p>
              </table:table-cell>
              <table:table-cell office:value-type="float" office:value="1578.238525">
                <text:p>1578.238525</text:p>
              </table:table-cell>
              <table:table-cell office:value-type="float" office:value="1573.897705">
                <text:p>1573.897705</text:p>
              </table:table-cell>
            </table:table-row>
            <table:table-row>
              <table:table-cell office:value-type="float" office:value="323.6">
                <text:p>323.6</text:p>
              </table:table-cell>
              <table:table-cell office:value-type="float" office:value="1575.396973">
                <text:p>1575.396973</text:p>
              </table:table-cell>
              <table:table-cell office:value-type="float" office:value="1578.169434">
                <text:p>1578.169434</text:p>
              </table:table-cell>
              <table:table-cell office:value-type="float" office:value="1578.598145">
                <text:p>1578.598145</text:p>
              </table:table-cell>
              <table:table-cell office:value-type="float" office:value="1575.472046">
                <text:p>1575.472046</text:p>
              </table:table-cell>
            </table:table-row>
            <table:table-row>
              <table:table-cell office:value-type="float" office:value="323.8">
                <text:p>323.8</text:p>
              </table:table-cell>
              <table:table-cell office:value-type="float" office:value="1577.764893">
                <text:p>1577.764893</text:p>
              </table:table-cell>
              <table:table-cell office:value-type="float" office:value="1574.408203">
                <text:p>1574.408203</text:p>
              </table:table-cell>
              <table:table-cell office:value-type="float" office:value="1576.46521">
                <text:p>1576.46521</text:p>
              </table:table-cell>
              <table:table-cell office:value-type="float" office:value="1576.752686">
                <text:p>1576.752686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577.514282">
                <text:p>1577.514282</text:p>
              </table:table-cell>
              <table:table-cell office:value-type="float" office:value="1576.656738">
                <text:p>1576.656738</text:p>
              </table:table-cell>
              <table:table-cell office:value-type="float" office:value="1578.026489">
                <text:p>1578.026489</text:p>
              </table:table-cell>
              <table:table-cell office:value-type="float" office:value="1576.21814">
                <text:p>1576.21814</text:p>
              </table:table-cell>
            </table:table-row>
            <table:table-row>
              <table:table-cell office:value-type="float" office:value="324.2">
                <text:p>324.2</text:p>
              </table:table-cell>
              <table:table-cell office:value-type="float" office:value="1579.616821">
                <text:p>1579.616821</text:p>
              </table:table-cell>
              <table:table-cell office:value-type="float" office:value="1573.085571">
                <text:p>1573.085571</text:p>
              </table:table-cell>
              <table:table-cell office:value-type="float" office:value="1579.063232">
                <text:p>1579.063232</text:p>
              </table:table-cell>
              <table:table-cell office:value-type="float" office:value="1574.019287">
                <text:p>1574.019287</text:p>
              </table:table-cell>
            </table:table-row>
            <table:table-row>
              <table:table-cell office:value-type="float" office:value="324.4">
                <text:p>324.4</text:p>
              </table:table-cell>
              <table:table-cell office:value-type="float" office:value="1576.665771">
                <text:p>1576.665771</text:p>
              </table:table-cell>
              <table:table-cell office:value-type="float" office:value="1577.371094">
                <text:p>1577.371094</text:p>
              </table:table-cell>
              <table:table-cell office:value-type="float" office:value="1574.147339">
                <text:p>1574.147339</text:p>
              </table:table-cell>
              <table:table-cell office:value-type="float" office:value="1578.443115">
                <text:p>1578.443115</text:p>
              </table:table-cell>
            </table:table-row>
            <table:table-row>
              <table:table-cell office:value-type="float" office:value="324.6">
                <text:p>324.6</text:p>
              </table:table-cell>
              <table:table-cell office:value-type="float" office:value="1578.76062">
                <text:p>1578.76062</text:p>
              </table:table-cell>
              <table:table-cell office:value-type="float" office:value="1574.508057">
                <text:p>1574.508057</text:p>
              </table:table-cell>
              <table:table-cell office:value-type="float" office:value="1580.137329">
                <text:p>1580.137329</text:p>
              </table:table-cell>
              <table:table-cell office:value-type="float" office:value="1576.679321">
                <text:p>1576.679321</text:p>
              </table:table-cell>
            </table:table-row>
            <table:table-row>
              <table:table-cell office:value-type="float" office:value="324.8">
                <text:p>324.8</text:p>
              </table:table-cell>
              <table:table-cell office:value-type="float" office:value="1576.984619">
                <text:p>1576.984619</text:p>
              </table:table-cell>
              <table:table-cell office:value-type="float" office:value="1576.295166">
                <text:p>1576.295166</text:p>
              </table:table-cell>
              <table:table-cell office:value-type="float" office:value="1578.934204">
                <text:p>1578.934204</text:p>
              </table:table-cell>
              <table:table-cell office:value-type="float" office:value="1577.280518">
                <text:p>1577.28051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578.603882">
                <text:p>1578.603882</text:p>
              </table:table-cell>
              <table:table-cell office:value-type="float" office:value="1574.386963">
                <text:p>1574.386963</text:p>
              </table:table-cell>
              <table:table-cell office:value-type="float" office:value="1577.068115">
                <text:p>1577.068115</text:p>
              </table:table-cell>
              <table:table-cell office:value-type="float" office:value="1575.437134">
                <text:p>1575.437134</text:p>
              </table:table-cell>
            </table:table-row>
            <table:table-row>
              <table:table-cell office:value-type="float" office:value="325.2">
                <text:p>325.2</text:p>
              </table:table-cell>
              <table:table-cell office:value-type="float" office:value="1579.40332">
                <text:p>1579.40332</text:p>
              </table:table-cell>
              <table:table-cell office:value-type="float" office:value="1576.397827">
                <text:p>1576.397827</text:p>
              </table:table-cell>
              <table:table-cell office:value-type="float" office:value="1580.943481">
                <text:p>1580.943481</text:p>
              </table:table-cell>
              <table:table-cell office:value-type="float" office:value="1576.03125">
                <text:p>1576.03125</text:p>
              </table:table-cell>
            </table:table-row>
            <table:table-row>
              <table:table-cell office:value-type="float" office:value="325.4">
                <text:p>325.4</text:p>
              </table:table-cell>
              <table:table-cell office:value-type="float" office:value="1575.684082">
                <text:p>1575.684082</text:p>
              </table:table-cell>
              <table:table-cell office:value-type="float" office:value="1577.431763">
                <text:p>1577.431763</text:p>
              </table:table-cell>
              <table:table-cell office:value-type="float" office:value="1576.85144">
                <text:p>1576.85144</text:p>
              </table:table-cell>
              <table:table-cell office:value-type="float" office:value="1575.817627">
                <text:p>1575.817627</text:p>
              </table:table-cell>
            </table:table-row>
            <table:table-row>
              <table:table-cell office:value-type="float" office:value="325.6">
                <text:p>325.6</text:p>
              </table:table-cell>
              <table:table-cell office:value-type="float" office:value="1577.659424">
                <text:p>1577.659424</text:p>
              </table:table-cell>
              <table:table-cell office:value-type="float" office:value="1579.14209">
                <text:p>1579.14209</text:p>
              </table:table-cell>
              <table:table-cell office:value-type="float" office:value="1579.342407">
                <text:p>1579.342407</text:p>
              </table:table-cell>
              <table:table-cell office:value-type="float" office:value="1578.246216">
                <text:p>1578.246216</text:p>
              </table:table-cell>
            </table:table-row>
            <table:table-row>
              <table:table-cell office:value-type="float" office:value="325.8">
                <text:p>325.8</text:p>
              </table:table-cell>
              <table:table-cell office:value-type="float" office:value="1576.102173">
                <text:p>1576.102173</text:p>
              </table:table-cell>
              <table:table-cell office:value-type="float" office:value="1579.166504">
                <text:p>1579.166504</text:p>
              </table:table-cell>
              <table:table-cell office:value-type="float" office:value="1577.374634">
                <text:p>1577.374634</text:p>
              </table:table-cell>
              <table:table-cell office:value-type="float" office:value="1577.497314">
                <text:p>1577.497314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579.021729">
                <text:p>1579.021729</text:p>
              </table:table-cell>
              <table:table-cell office:value-type="float" office:value="1573.140625">
                <text:p>1573.140625</text:p>
              </table:table-cell>
              <table:table-cell office:value-type="float" office:value="1578.174316">
                <text:p>1578.174316</text:p>
              </table:table-cell>
              <table:table-cell office:value-type="float" office:value="1575.728882">
                <text:p>1575.728882</text:p>
              </table:table-cell>
            </table:table-row>
            <table:table-row>
              <table:table-cell office:value-type="float" office:value="326.2">
                <text:p>326.2</text:p>
              </table:table-cell>
              <table:table-cell office:value-type="float" office:value="1574.93103">
                <text:p>1574.93103</text:p>
              </table:table-cell>
              <table:table-cell office:value-type="float" office:value="1577.756104">
                <text:p>1577.756104</text:p>
              </table:table-cell>
              <table:table-cell office:value-type="float" office:value="1578.914917">
                <text:p>1578.914917</text:p>
              </table:table-cell>
              <table:table-cell office:value-type="float" office:value="1573.12854">
                <text:p>1573.12854</text:p>
              </table:table-cell>
            </table:table-row>
            <table:table-row>
              <table:table-cell office:value-type="float" office:value="326.4">
                <text:p>326.4</text:p>
              </table:table-cell>
              <table:table-cell office:value-type="float" office:value="1579.227539">
                <text:p>1579.227539</text:p>
              </table:table-cell>
              <table:table-cell office:value-type="float" office:value="1576.372925">
                <text:p>1576.372925</text:p>
              </table:table-cell>
              <table:table-cell office:value-type="float" office:value="1577.301392">
                <text:p>1577.301392</text:p>
              </table:table-cell>
              <table:table-cell office:value-type="float" office:value="1576.629272">
                <text:p>1576.629272</text:p>
              </table:table-cell>
            </table:table-row>
            <table:table-row>
              <table:table-cell office:value-type="float" office:value="326.6">
                <text:p>326.6</text:p>
              </table:table-cell>
              <table:table-cell office:value-type="float" office:value="1576.715332">
                <text:p>1576.715332</text:p>
              </table:table-cell>
              <table:table-cell office:value-type="float" office:value="1576.267334">
                <text:p>1576.267334</text:p>
              </table:table-cell>
              <table:table-cell office:value-type="float" office:value="1577.875977">
                <text:p>1577.875977</text:p>
              </table:table-cell>
              <table:table-cell office:value-type="float" office:value="1572.376343">
                <text:p>1572.376343</text:p>
              </table:table-cell>
            </table:table-row>
            <table:table-row>
              <table:table-cell office:value-type="float" office:value="326.8">
                <text:p>326.8</text:p>
              </table:table-cell>
              <table:table-cell office:value-type="float" office:value="1578.091064">
                <text:p>1578.091064</text:p>
              </table:table-cell>
              <table:table-cell office:value-type="float" office:value="1573.814331">
                <text:p>1573.814331</text:p>
              </table:table-cell>
              <table:table-cell office:value-type="float" office:value="1576.752808">
                <text:p>1576.752808</text:p>
              </table:table-cell>
              <table:table-cell office:value-type="float" office:value="1577.154419">
                <text:p>1577.154419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573.181274">
                <text:p>1573.181274</text:p>
              </table:table-cell>
              <table:table-cell office:value-type="float" office:value="1577.615479">
                <text:p>1577.615479</text:p>
              </table:table-cell>
              <table:table-cell office:value-type="float" office:value="1577.33374">
                <text:p>1577.33374</text:p>
              </table:table-cell>
              <table:table-cell office:value-type="float" office:value="1575.889404">
                <text:p>1575.889404</text:p>
              </table:table-cell>
            </table:table-row>
            <table:table-row>
              <table:table-cell office:value-type="float" office:value="327.2">
                <text:p>327.2</text:p>
              </table:table-cell>
              <table:table-cell office:value-type="float" office:value="1576.938477">
                <text:p>1576.938477</text:p>
              </table:table-cell>
              <table:table-cell office:value-type="float" office:value="1575.921875">
                <text:p>1575.921875</text:p>
              </table:table-cell>
              <table:table-cell office:value-type="float" office:value="1577.703369">
                <text:p>1577.703369</text:p>
              </table:table-cell>
              <table:table-cell office:value-type="float" office:value="1576.567017">
                <text:p>1576.567017</text:p>
              </table:table-cell>
            </table:table-row>
            <table:table-row>
              <table:table-cell office:value-type="float" office:value="327.4">
                <text:p>327.4</text:p>
              </table:table-cell>
              <table:table-cell office:value-type="float" office:value="1575.466309">
                <text:p>1575.466309</text:p>
              </table:table-cell>
              <table:table-cell office:value-type="float" office:value="1576.102539">
                <text:p>1576.102539</text:p>
              </table:table-cell>
              <table:table-cell office:value-type="float" office:value="1576.12793">
                <text:p>1576.12793</text:p>
              </table:table-cell>
              <table:table-cell office:value-type="float" office:value="1576.12207">
                <text:p>1576.12207</text:p>
              </table:table-cell>
            </table:table-row>
            <table:table-row>
              <table:table-cell office:value-type="float" office:value="327.6">
                <text:p>327.6</text:p>
              </table:table-cell>
              <table:table-cell office:value-type="float" office:value="1574.186523">
                <text:p>1574.186523</text:p>
              </table:table-cell>
              <table:table-cell office:value-type="float" office:value="1576.545532">
                <text:p>1576.545532</text:p>
              </table:table-cell>
              <table:table-cell office:value-type="float" office:value="1576.228394">
                <text:p>1576.228394</text:p>
              </table:table-cell>
              <table:table-cell office:value-type="float" office:value="1574.567749">
                <text:p>1574.567749</text:p>
              </table:table-cell>
            </table:table-row>
            <table:table-row>
              <table:table-cell office:value-type="float" office:value="327.8">
                <text:p>327.8</text:p>
              </table:table-cell>
              <table:table-cell office:value-type="float" office:value="1575.542236">
                <text:p>1575.542236</text:p>
              </table:table-cell>
              <table:table-cell office:value-type="float" office:value="1575.847778">
                <text:p>1575.847778</text:p>
              </table:table-cell>
              <table:table-cell office:value-type="float" office:value="1575.656372">
                <text:p>1575.656372</text:p>
              </table:table-cell>
              <table:table-cell office:value-type="float" office:value="1579.763062">
                <text:p>1579.763062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574.692871">
                <text:p>1574.692871</text:p>
              </table:table-cell>
              <table:table-cell office:value-type="float" office:value="1578.445557">
                <text:p>1578.445557</text:p>
              </table:table-cell>
              <table:table-cell office:value-type="float" office:value="1576.656738">
                <text:p>1576.656738</text:p>
              </table:table-cell>
              <table:table-cell office:value-type="float" office:value="1575.212158">
                <text:p>1575.212158</text:p>
              </table:table-cell>
            </table:table-row>
            <table:table-row>
              <table:table-cell office:value-type="float" office:value="328.2">
                <text:p>328.2</text:p>
              </table:table-cell>
              <table:table-cell office:value-type="float" office:value="1577.466797">
                <text:p>1577.466797</text:p>
              </table:table-cell>
              <table:table-cell office:value-type="float" office:value="1574.782471">
                <text:p>1574.782471</text:p>
              </table:table-cell>
              <table:table-cell office:value-type="float" office:value="1577.387939">
                <text:p>1577.387939</text:p>
              </table:table-cell>
              <table:table-cell office:value-type="float" office:value="1575.970337">
                <text:p>1575.970337</text:p>
              </table:table-cell>
            </table:table-row>
            <table:table-row>
              <table:table-cell office:value-type="float" office:value="328.4">
                <text:p>328.4</text:p>
              </table:table-cell>
              <table:table-cell office:value-type="float" office:value="1578.035889">
                <text:p>1578.035889</text:p>
              </table:table-cell>
              <table:table-cell office:value-type="float" office:value="1577.526001">
                <text:p>1577.526001</text:p>
              </table:table-cell>
              <table:table-cell office:value-type="float" office:value="1578.272217">
                <text:p>1578.272217</text:p>
              </table:table-cell>
              <table:table-cell office:value-type="float" office:value="1575.591309">
                <text:p>1575.591309</text:p>
              </table:table-cell>
            </table:table-row>
            <table:table-row>
              <table:table-cell office:value-type="float" office:value="328.6">
                <text:p>328.6</text:p>
              </table:table-cell>
              <table:table-cell office:value-type="float" office:value="1578.1604">
                <text:p>1578.1604</text:p>
              </table:table-cell>
              <table:table-cell office:value-type="float" office:value="1576.619263">
                <text:p>1576.619263</text:p>
              </table:table-cell>
              <table:table-cell office:value-type="float" office:value="1573.574585">
                <text:p>1573.574585</text:p>
              </table:table-cell>
              <table:table-cell office:value-type="float" office:value="1577.519043">
                <text:p>1577.519043</text:p>
              </table:table-cell>
            </table:table-row>
            <table:table-row>
              <table:table-cell office:value-type="float" office:value="328.8">
                <text:p>328.8</text:p>
              </table:table-cell>
              <table:table-cell office:value-type="float" office:value="1579.369019">
                <text:p>1579.369019</text:p>
              </table:table-cell>
              <table:table-cell office:value-type="float" office:value="1574.898682">
                <text:p>1574.898682</text:p>
              </table:table-cell>
              <table:table-cell office:value-type="float" office:value="1576.328613">
                <text:p>1576.328613</text:p>
              </table:table-cell>
              <table:table-cell office:value-type="float" office:value="1573.73645">
                <text:p>1573.73645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583.590332">
                <text:p>1583.590332</text:p>
              </table:table-cell>
              <table:table-cell office:value-type="float" office:value="1581.338623">
                <text:p>1581.338623</text:p>
              </table:table-cell>
              <table:table-cell office:value-type="float" office:value="1582.077026">
                <text:p>1582.077026</text:p>
              </table:table-cell>
              <table:table-cell office:value-type="float" office:value="1584.502808">
                <text:p>1584.502808</text:p>
              </table:table-cell>
            </table:table-row>
            <table:table-row>
              <table:table-cell office:value-type="float" office:value="329.2">
                <text:p>329.2</text:p>
              </table:table-cell>
              <table:table-cell office:value-type="float" office:value="1576.307861">
                <text:p>1576.307861</text:p>
              </table:table-cell>
              <table:table-cell office:value-type="float" office:value="1577.21167">
                <text:p>1577.21167</text:p>
              </table:table-cell>
              <table:table-cell office:value-type="float" office:value="1578.97876">
                <text:p>1578.97876</text:p>
              </table:table-cell>
              <table:table-cell office:value-type="float" office:value="1575.337158">
                <text:p>1575.337158</text:p>
              </table:table-cell>
            </table:table-row>
            <table:table-row>
              <table:table-cell office:value-type="float" office:value="329.4">
                <text:p>329.4</text:p>
              </table:table-cell>
              <table:table-cell office:value-type="float" office:value="1581.725342">
                <text:p>1581.725342</text:p>
              </table:table-cell>
              <table:table-cell office:value-type="float" office:value="1578.411743">
                <text:p>1578.411743</text:p>
              </table:table-cell>
              <table:table-cell office:value-type="float" office:value="1578.302246">
                <text:p>1578.302246</text:p>
              </table:table-cell>
              <table:table-cell office:value-type="float" office:value="1579.918213">
                <text:p>1579.918213</text:p>
              </table:table-cell>
            </table:table-row>
            <table:table-row>
              <table:table-cell office:value-type="float" office:value="329.6">
                <text:p>329.6</text:p>
              </table:table-cell>
              <table:table-cell office:value-type="float" office:value="1581.05835">
                <text:p>1581.05835</text:p>
              </table:table-cell>
              <table:table-cell office:value-type="float" office:value="1579.870605">
                <text:p>1579.870605</text:p>
              </table:table-cell>
              <table:table-cell office:value-type="float" office:value="1581.138428">
                <text:p>1581.138428</text:p>
              </table:table-cell>
              <table:table-cell office:value-type="float" office:value="1578.242188">
                <text:p>1578.242188</text:p>
              </table:table-cell>
            </table:table-row>
            <table:table-row>
              <table:table-cell office:value-type="float" office:value="329.8">
                <text:p>329.8</text:p>
              </table:table-cell>
              <table:table-cell office:value-type="float" office:value="1567.675415">
                <text:p>1567.675415</text:p>
              </table:table-cell>
              <table:table-cell office:value-type="float" office:value="1566.549316">
                <text:p>1566.549316</text:p>
              </table:table-cell>
              <table:table-cell office:value-type="float" office:value="1569.876831">
                <text:p>1569.876831</text:p>
              </table:table-cell>
              <table:table-cell office:value-type="float" office:value="1565.086182">
                <text:p>1565.08618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572.135986">
                <text:p>1572.135986</text:p>
              </table:table-cell>
              <table:table-cell office:value-type="float" office:value="1576.905273">
                <text:p>1576.905273</text:p>
              </table:table-cell>
              <table:table-cell office:value-type="float" office:value="1576.08313">
                <text:p>1576.08313</text:p>
              </table:table-cell>
              <table:table-cell office:value-type="float" office:value="1573.450806">
                <text:p>1573.450806</text:p>
              </table:table-cell>
            </table:table-row>
            <table:table-row>
              <table:table-cell office:value-type="float" office:value="330.2">
                <text:p>330.2</text:p>
              </table:table-cell>
              <table:table-cell office:value-type="float" office:value="1572.411255">
                <text:p>1572.411255</text:p>
              </table:table-cell>
              <table:table-cell office:value-type="float" office:value="1573.059204">
                <text:p>1573.059204</text:p>
              </table:table-cell>
              <table:table-cell office:value-type="float" office:value="1572.949219">
                <text:p>1572.949219</text:p>
              </table:table-cell>
              <table:table-cell office:value-type="float" office:value="1567.214355">
                <text:p>1567.214355</text:p>
              </table:table-cell>
            </table:table-row>
            <table:table-row>
              <table:table-cell office:value-type="float" office:value="330.4">
                <text:p>330.4</text:p>
              </table:table-cell>
              <table:table-cell office:value-type="float" office:value="1575.730713">
                <text:p>1575.730713</text:p>
              </table:table-cell>
              <table:table-cell office:value-type="float" office:value="1573.24353">
                <text:p>1573.24353</text:p>
              </table:table-cell>
              <table:table-cell office:value-type="float" office:value="1575.825073">
                <text:p>1575.825073</text:p>
              </table:table-cell>
              <table:table-cell office:value-type="float" office:value="1576.316406">
                <text:p>1576.316406</text:p>
              </table:table-cell>
            </table:table-row>
            <table:table-row>
              <table:table-cell office:value-type="float" office:value="330.6">
                <text:p>330.6</text:p>
              </table:table-cell>
              <table:table-cell office:value-type="float" office:value="1578.359741">
                <text:p>1578.359741</text:p>
              </table:table-cell>
              <table:table-cell office:value-type="float" office:value="1578.575195">
                <text:p>1578.575195</text:p>
              </table:table-cell>
              <table:table-cell office:value-type="float" office:value="1580.084961">
                <text:p>1580.084961</text:p>
              </table:table-cell>
              <table:table-cell office:value-type="float" office:value="1576.700562">
                <text:p>1576.700562</text:p>
              </table:table-cell>
            </table:table-row>
            <table:table-row>
              <table:table-cell office:value-type="float" office:value="330.8">
                <text:p>330.8</text:p>
              </table:table-cell>
              <table:table-cell office:value-type="float" office:value="1575.83374">
                <text:p>1575.83374</text:p>
              </table:table-cell>
              <table:table-cell office:value-type="float" office:value="1574.620483">
                <text:p>1574.620483</text:p>
              </table:table-cell>
              <table:table-cell office:value-type="float" office:value="1575.47229">
                <text:p>1575.47229</text:p>
              </table:table-cell>
              <table:table-cell office:value-type="float" office:value="1578.18811">
                <text:p>1578.18811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581.176392">
                <text:p>1581.176392</text:p>
              </table:table-cell>
              <table:table-cell office:value-type="float" office:value="1576.650879">
                <text:p>1576.650879</text:p>
              </table:table-cell>
              <table:table-cell office:value-type="float" office:value="1581.239624">
                <text:p>1581.239624</text:p>
              </table:table-cell>
              <table:table-cell office:value-type="float" office:value="1576.872559">
                <text:p>1576.872559</text:p>
              </table:table-cell>
            </table:table-row>
            <table:table-row>
              <table:table-cell office:value-type="float" office:value="331.2">
                <text:p>331.2</text:p>
              </table:table-cell>
              <table:table-cell office:value-type="float" office:value="1608.39978">
                <text:p>1608.39978</text:p>
              </table:table-cell>
              <table:table-cell office:value-type="float" office:value="1613.356323">
                <text:p>1613.356323</text:p>
              </table:table-cell>
              <table:table-cell office:value-type="float" office:value="1610.170044">
                <text:p>1610.170044</text:p>
              </table:table-cell>
              <table:table-cell office:value-type="float" office:value="1612.092529">
                <text:p>1612.092529</text:p>
              </table:table-cell>
            </table:table-row>
            <table:table-row>
              <table:table-cell office:value-type="float" office:value="331.4">
                <text:p>331.4</text:p>
              </table:table-cell>
              <table:table-cell office:value-type="float" office:value="1592.91333">
                <text:p>1592.91333</text:p>
              </table:table-cell>
              <table:table-cell office:value-type="float" office:value="1593.772583">
                <text:p>1593.772583</text:p>
              </table:table-cell>
              <table:table-cell office:value-type="float" office:value="1594.023193">
                <text:p>1594.023193</text:p>
              </table:table-cell>
              <table:table-cell office:value-type="float" office:value="1592.051636">
                <text:p>1592.051636</text:p>
              </table:table-cell>
            </table:table-row>
            <table:table-row>
              <table:table-cell office:value-type="float" office:value="331.6">
                <text:p>331.6</text:p>
              </table:table-cell>
              <table:table-cell office:value-type="float" office:value="1567.515381">
                <text:p>1567.515381</text:p>
              </table:table-cell>
              <table:table-cell office:value-type="float" office:value="1570.960693">
                <text:p>1570.960693</text:p>
              </table:table-cell>
              <table:table-cell office:value-type="float" office:value="1568.577759">
                <text:p>1568.577759</text:p>
              </table:table-cell>
              <table:table-cell office:value-type="float" office:value="1570.774658">
                <text:p>1570.774658</text:p>
              </table:table-cell>
            </table:table-row>
            <table:table-row>
              <table:table-cell office:value-type="float" office:value="331.8">
                <text:p>331.8</text:p>
              </table:table-cell>
              <table:table-cell office:value-type="float" office:value="1569.002441">
                <text:p>1569.002441</text:p>
              </table:table-cell>
              <table:table-cell office:value-type="float" office:value="1567.870361">
                <text:p>1567.870361</text:p>
              </table:table-cell>
              <table:table-cell office:value-type="float" office:value="1571.682129">
                <text:p>1571.682129</text:p>
              </table:table-cell>
              <table:table-cell office:value-type="float" office:value="1567.511719">
                <text:p>1567.511719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574.427856">
                <text:p>1574.427856</text:p>
              </table:table-cell>
              <table:table-cell office:value-type="float" office:value="1569.990112">
                <text:p>1569.990112</text:p>
              </table:table-cell>
              <table:table-cell office:value-type="float" office:value="1576.181763">
                <text:p>1576.181763</text:p>
              </table:table-cell>
              <table:table-cell office:value-type="float" office:value="1568.941284">
                <text:p>1568.941284</text:p>
              </table:table-cell>
            </table:table-row>
            <table:table-row>
              <table:table-cell office:value-type="float" office:value="332.2">
                <text:p>332.2</text:p>
              </table:table-cell>
              <table:table-cell office:value-type="float" office:value="1570.835449">
                <text:p>1570.835449</text:p>
              </table:table-cell>
              <table:table-cell office:value-type="float" office:value="1573.557251">
                <text:p>1573.557251</text:p>
              </table:table-cell>
              <table:table-cell office:value-type="float" office:value="1572.349854">
                <text:p>1572.349854</text:p>
              </table:table-cell>
              <table:table-cell office:value-type="float" office:value="1571.309204">
                <text:p>1571.309204</text:p>
              </table:table-cell>
            </table:table-row>
            <table:table-row>
              <table:table-cell office:value-type="float" office:value="332.4">
                <text:p>332.4</text:p>
              </table:table-cell>
              <table:table-cell office:value-type="float" office:value="1569.162842">
                <text:p>1569.162842</text:p>
              </table:table-cell>
              <table:table-cell office:value-type="float" office:value="1569.913086">
                <text:p>1569.913086</text:p>
              </table:table-cell>
              <table:table-cell office:value-type="float" office:value="1570.234741">
                <text:p>1570.234741</text:p>
              </table:table-cell>
              <table:table-cell office:value-type="float" office:value="1569.58728">
                <text:p>1569.58728</text:p>
              </table:table-cell>
            </table:table-row>
            <table:table-row>
              <table:table-cell office:value-type="float" office:value="332.6">
                <text:p>332.6</text:p>
              </table:table-cell>
              <table:table-cell office:value-type="float" office:value="1576.177002">
                <text:p>1576.177002</text:p>
              </table:table-cell>
              <table:table-cell office:value-type="float" office:value="1569.789917">
                <text:p>1569.789917</text:p>
              </table:table-cell>
              <table:table-cell office:value-type="float" office:value="1574.36731">
                <text:p>1574.36731</text:p>
              </table:table-cell>
              <table:table-cell office:value-type="float" office:value="1572.029663">
                <text:p>1572.029663</text:p>
              </table:table-cell>
            </table:table-row>
            <table:table-row>
              <table:table-cell office:value-type="float" office:value="332.8">
                <text:p>332.8</text:p>
              </table:table-cell>
              <table:table-cell office:value-type="float" office:value="1571.876831">
                <text:p>1571.876831</text:p>
              </table:table-cell>
              <table:table-cell office:value-type="float" office:value="1571.599854">
                <text:p>1571.599854</text:p>
              </table:table-cell>
              <table:table-cell office:value-type="float" office:value="1572.086914">
                <text:p>1572.086914</text:p>
              </table:table-cell>
              <table:table-cell office:value-type="float" office:value="1570.315552">
                <text:p>1570.31555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570.884888">
                <text:p>1570.884888</text:p>
              </table:table-cell>
              <table:table-cell office:value-type="float" office:value="1570.391968">
                <text:p>1570.391968</text:p>
              </table:table-cell>
              <table:table-cell office:value-type="float" office:value="1574.981445">
                <text:p>1574.981445</text:p>
              </table:table-cell>
              <table:table-cell office:value-type="float" office:value="1571.667725">
                <text:p>1571.667725</text:p>
              </table:table-cell>
            </table:table-row>
            <table:table-row>
              <table:table-cell office:value-type="float" office:value="333.2">
                <text:p>333.2</text:p>
              </table:table-cell>
              <table:table-cell office:value-type="float" office:value="1573.138062">
                <text:p>1573.138062</text:p>
              </table:table-cell>
              <table:table-cell office:value-type="float" office:value="1569.458008">
                <text:p>1569.458008</text:p>
              </table:table-cell>
              <table:table-cell office:value-type="float" office:value="1573.920288">
                <text:p>1573.920288</text:p>
              </table:table-cell>
              <table:table-cell office:value-type="float" office:value="1568.173218">
                <text:p>1568.173218</text:p>
              </table:table-cell>
            </table:table-row>
            <table:table-row>
              <table:table-cell office:value-type="float" office:value="333.4">
                <text:p>333.4</text:p>
              </table:table-cell>
              <table:table-cell office:value-type="float" office:value="1573.572754">
                <text:p>1573.572754</text:p>
              </table:table-cell>
              <table:table-cell office:value-type="float" office:value="1570.292603">
                <text:p>1570.292603</text:p>
              </table:table-cell>
              <table:table-cell office:value-type="float" office:value="1573.233887">
                <text:p>1573.233887</text:p>
              </table:table-cell>
              <table:table-cell office:value-type="float" office:value="1570.176147">
                <text:p>1570.176147</text:p>
              </table:table-cell>
            </table:table-row>
            <table:table-row>
              <table:table-cell office:value-type="float" office:value="333.6">
                <text:p>333.6</text:p>
              </table:table-cell>
              <table:table-cell office:value-type="float" office:value="1574.460449">
                <text:p>1574.460449</text:p>
              </table:table-cell>
              <table:table-cell office:value-type="float" office:value="1573.255371">
                <text:p>1573.255371</text:p>
              </table:table-cell>
              <table:table-cell office:value-type="float" office:value="1571.737549">
                <text:p>1571.737549</text:p>
              </table:table-cell>
              <table:table-cell office:value-type="float" office:value="1572.726685">
                <text:p>1572.726685</text:p>
              </table:table-cell>
            </table:table-row>
            <table:table-row>
              <table:table-cell office:value-type="float" office:value="333.8">
                <text:p>333.8</text:p>
              </table:table-cell>
              <table:table-cell office:value-type="float" office:value="1571.052002">
                <text:p>1571.052002</text:p>
              </table:table-cell>
              <table:table-cell office:value-type="float" office:value="1573.202026">
                <text:p>1573.202026</text:p>
              </table:table-cell>
              <table:table-cell office:value-type="float" office:value="1574.579224">
                <text:p>1574.579224</text:p>
              </table:table-cell>
              <table:table-cell office:value-type="float" office:value="1571.480225">
                <text:p>1571.480225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574.680298">
                <text:p>1574.680298</text:p>
              </table:table-cell>
              <table:table-cell office:value-type="float" office:value="1573.216553">
                <text:p>1573.216553</text:p>
              </table:table-cell>
              <table:table-cell office:value-type="float" office:value="1576.735474">
                <text:p>1576.735474</text:p>
              </table:table-cell>
              <table:table-cell office:value-type="float" office:value="1570.678711">
                <text:p>1570.678711</text:p>
              </table:table-cell>
            </table:table-row>
            <table:table-row>
              <table:table-cell office:value-type="float" office:value="334.2">
                <text:p>334.2</text:p>
              </table:table-cell>
              <table:table-cell office:value-type="float" office:value="1575.080688">
                <text:p>1575.080688</text:p>
              </table:table-cell>
              <table:table-cell office:value-type="float" office:value="1574.325317">
                <text:p>1574.325317</text:p>
              </table:table-cell>
              <table:table-cell office:value-type="float" office:value="1572.690552">
                <text:p>1572.690552</text:p>
              </table:table-cell>
              <table:table-cell office:value-type="float" office:value="1579.178711">
                <text:p>1579.178711</text:p>
              </table:table-cell>
            </table:table-row>
            <table:table-row>
              <table:table-cell office:value-type="float" office:value="334.4">
                <text:p>334.4</text:p>
              </table:table-cell>
              <table:table-cell office:value-type="float" office:value="1572.824707">
                <text:p>1572.824707</text:p>
              </table:table-cell>
              <table:table-cell office:value-type="float" office:value="1569.904541">
                <text:p>1569.904541</text:p>
              </table:table-cell>
              <table:table-cell office:value-type="float" office:value="1572.529541">
                <text:p>1572.529541</text:p>
              </table:table-cell>
              <table:table-cell office:value-type="float" office:value="1569.788086">
                <text:p>1569.788086</text:p>
              </table:table-cell>
            </table:table-row>
            <table:table-row>
              <table:table-cell office:value-type="float" office:value="334.6">
                <text:p>334.6</text:p>
              </table:table-cell>
              <table:table-cell office:value-type="float" office:value="1568.744751">
                <text:p>1568.744751</text:p>
              </table:table-cell>
              <table:table-cell office:value-type="float" office:value="1573.169312">
                <text:p>1573.169312</text:p>
              </table:table-cell>
              <table:table-cell office:value-type="float" office:value="1569.766724">
                <text:p>1569.766724</text:p>
              </table:table-cell>
              <table:table-cell office:value-type="float" office:value="1571.356567">
                <text:p>1571.356567</text:p>
              </table:table-cell>
            </table:table-row>
            <table:table-row>
              <table:table-cell office:value-type="float" office:value="334.8">
                <text:p>334.8</text:p>
              </table:table-cell>
              <table:table-cell office:value-type="float" office:value="1575.400635">
                <text:p>1575.400635</text:p>
              </table:table-cell>
              <table:table-cell office:value-type="float" office:value="1572.286133">
                <text:p>1572.286133</text:p>
              </table:table-cell>
              <table:table-cell office:value-type="float" office:value="1571.23938">
                <text:p>1571.23938</text:p>
              </table:table-cell>
              <table:table-cell office:value-type="float" office:value="1573.119019">
                <text:p>1573.119019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572.713745">
                <text:p>1572.713745</text:p>
              </table:table-cell>
              <table:table-cell office:value-type="float" office:value="1563.077881">
                <text:p>1563.077881</text:p>
              </table:table-cell>
              <table:table-cell office:value-type="float" office:value="1572.172119">
                <text:p>1572.172119</text:p>
              </table:table-cell>
              <table:table-cell office:value-type="float" office:value="1566.328979">
                <text:p>1566.328979</text:p>
              </table:table-cell>
            </table:table-row>
            <table:table-row>
              <table:table-cell office:value-type="float" office:value="335.2">
                <text:p>335.2</text:p>
              </table:table-cell>
              <table:table-cell office:value-type="float" office:value="1570.71814">
                <text:p>1570.71814</text:p>
              </table:table-cell>
              <table:table-cell office:value-type="float" office:value="1573.937744">
                <text:p>1573.937744</text:p>
              </table:table-cell>
              <table:table-cell office:value-type="float" office:value="1573.642456">
                <text:p>1573.642456</text:p>
              </table:table-cell>
              <table:table-cell office:value-type="float" office:value="1569.434814">
                <text:p>1569.434814</text:p>
              </table:table-cell>
            </table:table-row>
            <table:table-row>
              <table:table-cell office:value-type="float" office:value="335.4">
                <text:p>335.4</text:p>
              </table:table-cell>
              <table:table-cell office:value-type="float" office:value="1573.044922">
                <text:p>1573.044922</text:p>
              </table:table-cell>
              <table:table-cell office:value-type="float" office:value="1572.184326">
                <text:p>1572.184326</text:p>
              </table:table-cell>
              <table:table-cell office:value-type="float" office:value="1573.259399">
                <text:p>1573.259399</text:p>
              </table:table-cell>
              <table:table-cell office:value-type="float" office:value="1570.302612">
                <text:p>1570.302612</text:p>
              </table:table-cell>
            </table:table-row>
            <table:table-row>
              <table:table-cell office:value-type="float" office:value="335.6">
                <text:p>335.6</text:p>
              </table:table-cell>
              <table:table-cell office:value-type="float" office:value="1572.257568">
                <text:p>1572.257568</text:p>
              </table:table-cell>
              <table:table-cell office:value-type="float" office:value="1574.448364">
                <text:p>1574.448364</text:p>
              </table:table-cell>
              <table:table-cell office:value-type="float" office:value="1569.580811">
                <text:p>1569.580811</text:p>
              </table:table-cell>
              <table:table-cell office:value-type="float" office:value="1575.5271">
                <text:p>1575.5271</text:p>
              </table:table-cell>
            </table:table-row>
            <table:table-row>
              <table:table-cell office:value-type="float" office:value="335.8">
                <text:p>335.8</text:p>
              </table:table-cell>
              <table:table-cell office:value-type="float" office:value="1574.858765">
                <text:p>1574.858765</text:p>
              </table:table-cell>
              <table:table-cell office:value-type="float" office:value="1573.753418">
                <text:p>1573.753418</text:p>
              </table:table-cell>
              <table:table-cell office:value-type="float" office:value="1573.674561">
                <text:p>1573.674561</text:p>
              </table:table-cell>
              <table:table-cell office:value-type="float" office:value="1570.498779">
                <text:p>1570.498779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575.387695">
                <text:p>1575.387695</text:p>
              </table:table-cell>
              <table:table-cell office:value-type="float" office:value="1575.288208">
                <text:p>1575.288208</text:p>
              </table:table-cell>
              <table:table-cell office:value-type="float" office:value="1573.120361">
                <text:p>1573.120361</text:p>
              </table:table-cell>
              <table:table-cell office:value-type="float" office:value="1574.351318">
                <text:p>1574.351318</text:p>
              </table:table-cell>
            </table:table-row>
            <table:table-row>
              <table:table-cell office:value-type="float" office:value="336.2">
                <text:p>336.2</text:p>
              </table:table-cell>
              <table:table-cell office:value-type="float" office:value="1575.580688">
                <text:p>1575.580688</text:p>
              </table:table-cell>
              <table:table-cell office:value-type="float" office:value="1574.226318">
                <text:p>1574.226318</text:p>
              </table:table-cell>
              <table:table-cell office:value-type="float" office:value="1575.540283">
                <text:p>1575.540283</text:p>
              </table:table-cell>
              <table:table-cell office:value-type="float" office:value="1573.871094">
                <text:p>1573.871094</text:p>
              </table:table-cell>
            </table:table-row>
            <table:table-row>
              <table:table-cell office:value-type="float" office:value="336.4">
                <text:p>336.4</text:p>
              </table:table-cell>
              <table:table-cell office:value-type="float" office:value="1573.319702">
                <text:p>1573.319702</text:p>
              </table:table-cell>
              <table:table-cell office:value-type="float" office:value="1568.298706">
                <text:p>1568.298706</text:p>
              </table:table-cell>
              <table:table-cell office:value-type="float" office:value="1571.695801">
                <text:p>1571.695801</text:p>
              </table:table-cell>
              <table:table-cell office:value-type="float" office:value="1571.736572">
                <text:p>1571.736572</text:p>
              </table:table-cell>
            </table:table-row>
            <table:table-row>
              <table:table-cell office:value-type="float" office:value="336.6">
                <text:p>336.6</text:p>
              </table:table-cell>
              <table:table-cell office:value-type="float" office:value="1572.174072">
                <text:p>1572.174072</text:p>
              </table:table-cell>
              <table:table-cell office:value-type="float" office:value="1571.32251">
                <text:p>1571.32251</text:p>
              </table:table-cell>
              <table:table-cell office:value-type="float" office:value="1571.143799">
                <text:p>1571.143799</text:p>
              </table:table-cell>
              <table:table-cell office:value-type="float" office:value="1572.642334">
                <text:p>1572.642334</text:p>
              </table:table-cell>
            </table:table-row>
            <table:table-row>
              <table:table-cell office:value-type="float" office:value="336.8">
                <text:p>336.8</text:p>
              </table:table-cell>
              <table:table-cell office:value-type="float" office:value="1575.937988">
                <text:p>1575.937988</text:p>
              </table:table-cell>
              <table:table-cell office:value-type="float" office:value="1571.500488">
                <text:p>1571.500488</text:p>
              </table:table-cell>
              <table:table-cell office:value-type="float" office:value="1573.311523">
                <text:p>1573.311523</text:p>
              </table:table-cell>
              <table:table-cell office:value-type="float" office:value="1570.419434">
                <text:p>1570.419434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574.026001">
                <text:p>1574.026001</text:p>
              </table:table-cell>
              <table:table-cell office:value-type="float" office:value="1570.634033">
                <text:p>1570.634033</text:p>
              </table:table-cell>
              <table:table-cell office:value-type="float" office:value="1574.880737">
                <text:p>1574.880737</text:p>
              </table:table-cell>
              <table:table-cell office:value-type="float" office:value="1571.4021">
                <text:p>1571.4021</text:p>
              </table:table-cell>
            </table:table-row>
            <table:table-row>
              <table:table-cell office:value-type="float" office:value="337.2">
                <text:p>337.2</text:p>
              </table:table-cell>
              <table:table-cell office:value-type="float" office:value="1573.89209">
                <text:p>1573.89209</text:p>
              </table:table-cell>
              <table:table-cell office:value-type="float" office:value="1573.126587">
                <text:p>1573.126587</text:p>
              </table:table-cell>
              <table:table-cell office:value-type="float" office:value="1574.390747">
                <text:p>1574.390747</text:p>
              </table:table-cell>
              <table:table-cell office:value-type="float" office:value="1575.405518">
                <text:p>1575.405518</text:p>
              </table:table-cell>
            </table:table-row>
            <table:table-row>
              <table:table-cell office:value-type="float" office:value="337.4">
                <text:p>337.4</text:p>
              </table:table-cell>
              <table:table-cell office:value-type="float" office:value="1571.614746">
                <text:p>1571.614746</text:p>
              </table:table-cell>
              <table:table-cell office:value-type="float" office:value="1570.928223">
                <text:p>1570.928223</text:p>
              </table:table-cell>
              <table:table-cell office:value-type="float" office:value="1571.085083">
                <text:p>1571.085083</text:p>
              </table:table-cell>
              <table:table-cell office:value-type="float" office:value="1569.612671">
                <text:p>1569.612671</text:p>
              </table:table-cell>
            </table:table-row>
            <table:table-row>
              <table:table-cell office:value-type="float" office:value="337.6">
                <text:p>337.6</text:p>
              </table:table-cell>
              <table:table-cell office:value-type="float" office:value="1572.918213">
                <text:p>1572.918213</text:p>
              </table:table-cell>
              <table:table-cell office:value-type="float" office:value="1570.584839">
                <text:p>1570.584839</text:p>
              </table:table-cell>
              <table:table-cell office:value-type="float" office:value="1571.0979">
                <text:p>1571.0979</text:p>
              </table:table-cell>
              <table:table-cell office:value-type="float" office:value="1572.697754">
                <text:p>1572.697754</text:p>
              </table:table-cell>
            </table:table-row>
            <table:table-row>
              <table:table-cell office:value-type="float" office:value="337.8">
                <text:p>337.8</text:p>
              </table:table-cell>
              <table:table-cell office:value-type="float" office:value="1574.114502">
                <text:p>1574.114502</text:p>
              </table:table-cell>
              <table:table-cell office:value-type="float" office:value="1571.299316">
                <text:p>1571.299316</text:p>
              </table:table-cell>
              <table:table-cell office:value-type="float" office:value="1572.731323">
                <text:p>1572.731323</text:p>
              </table:table-cell>
              <table:table-cell office:value-type="float" office:value="1572.921875">
                <text:p>1572.921875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574.632446">
                <text:p>1574.632446</text:p>
              </table:table-cell>
              <table:table-cell office:value-type="float" office:value="1573.585327">
                <text:p>1573.585327</text:p>
              </table:table-cell>
              <table:table-cell office:value-type="float" office:value="1574.80188">
                <text:p>1574.80188</text:p>
              </table:table-cell>
              <table:table-cell office:value-type="float" office:value="1573.378784">
                <text:p>1573.378784</text:p>
              </table:table-cell>
            </table:table-row>
            <table:table-row>
              <table:table-cell office:value-type="float" office:value="338.2">
                <text:p>338.2</text:p>
              </table:table-cell>
              <table:table-cell office:value-type="float" office:value="1576.933472">
                <text:p>1576.933472</text:p>
              </table:table-cell>
              <table:table-cell office:value-type="float" office:value="1571.022705">
                <text:p>1571.022705</text:p>
              </table:table-cell>
              <table:table-cell office:value-type="float" office:value="1573.659546">
                <text:p>1573.659546</text:p>
              </table:table-cell>
              <table:table-cell office:value-type="float" office:value="1576.273682">
                <text:p>1576.273682</text:p>
              </table:table-cell>
            </table:table-row>
            <table:table-row>
              <table:table-cell office:value-type="float" office:value="338.4">
                <text:p>338.4</text:p>
              </table:table-cell>
              <table:table-cell office:value-type="float" office:value="1571.390747">
                <text:p>1571.390747</text:p>
              </table:table-cell>
              <table:table-cell office:value-type="float" office:value="1574.008789">
                <text:p>1574.008789</text:p>
              </table:table-cell>
              <table:table-cell office:value-type="float" office:value="1572.564575">
                <text:p>1572.564575</text:p>
              </table:table-cell>
              <table:table-cell office:value-type="float" office:value="1570.196289">
                <text:p>1570.196289</text:p>
              </table:table-cell>
            </table:table-row>
            <table:table-row>
              <table:table-cell office:value-type="float" office:value="338.6">
                <text:p>338.6</text:p>
              </table:table-cell>
              <table:table-cell office:value-type="float" office:value="1575.817017">
                <text:p>1575.817017</text:p>
              </table:table-cell>
              <table:table-cell office:value-type="float" office:value="1572.808716">
                <text:p>1572.808716</text:p>
              </table:table-cell>
              <table:table-cell office:value-type="float" office:value="1574.882324">
                <text:p>1574.882324</text:p>
              </table:table-cell>
              <table:table-cell office:value-type="float" office:value="1573.290527">
                <text:p>1573.290527</text:p>
              </table:table-cell>
            </table:table-row>
            <table:table-row>
              <table:table-cell office:value-type="float" office:value="338.8">
                <text:p>338.8</text:p>
              </table:table-cell>
              <table:table-cell office:value-type="float" office:value="1571.222046">
                <text:p>1571.222046</text:p>
              </table:table-cell>
              <table:table-cell office:value-type="float" office:value="1574.278564">
                <text:p>1574.278564</text:p>
              </table:table-cell>
              <table:table-cell office:value-type="float" office:value="1570.134033">
                <text:p>1570.134033</text:p>
              </table:table-cell>
              <table:table-cell office:value-type="float" office:value="1573.616211">
                <text:p>1573.616211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572.547119">
                <text:p>1572.547119</text:p>
              </table:table-cell>
              <table:table-cell office:value-type="float" office:value="1570.190186">
                <text:p>1570.190186</text:p>
              </table:table-cell>
              <table:table-cell office:value-type="float" office:value="1571.475586">
                <text:p>1571.475586</text:p>
              </table:table-cell>
              <table:table-cell office:value-type="float" office:value="1570.387573">
                <text:p>1570.387573</text:p>
              </table:table-cell>
            </table:table-row>
            <table:table-row>
              <table:table-cell office:value-type="float" office:value="339.2">
                <text:p>339.2</text:p>
              </table:table-cell>
              <table:table-cell office:value-type="float" office:value="1573.904175">
                <text:p>1573.904175</text:p>
              </table:table-cell>
              <table:table-cell office:value-type="float" office:value="1576.656616">
                <text:p>1576.656616</text:p>
              </table:table-cell>
              <table:table-cell office:value-type="float" office:value="1576.003906">
                <text:p>1576.003906</text:p>
              </table:table-cell>
              <table:table-cell office:value-type="float" office:value="1572.822876">
                <text:p>1572.822876</text:p>
              </table:table-cell>
            </table:table-row>
            <table:table-row>
              <table:table-cell office:value-type="float" office:value="339.4">
                <text:p>339.4</text:p>
              </table:table-cell>
              <table:table-cell office:value-type="float" office:value="1573.111572">
                <text:p>1573.111572</text:p>
              </table:table-cell>
              <table:table-cell office:value-type="float" office:value="1569.013184">
                <text:p>1569.013184</text:p>
              </table:table-cell>
              <table:table-cell office:value-type="float" office:value="1572.582642">
                <text:p>1572.582642</text:p>
              </table:table-cell>
              <table:table-cell office:value-type="float" office:value="1571.851562">
                <text:p>1571.851562</text:p>
              </table:table-cell>
            </table:table-row>
            <table:table-row>
              <table:table-cell office:value-type="float" office:value="339.6">
                <text:p>339.6</text:p>
              </table:table-cell>
              <table:table-cell office:value-type="float" office:value="1573.798218">
                <text:p>1573.798218</text:p>
              </table:table-cell>
              <table:table-cell office:value-type="float" office:value="1571.619873">
                <text:p>1571.619873</text:p>
              </table:table-cell>
              <table:table-cell office:value-type="float" office:value="1573.302734">
                <text:p>1573.302734</text:p>
              </table:table-cell>
              <table:table-cell office:value-type="float" office:value="1570.980835">
                <text:p>1570.980835</text:p>
              </table:table-cell>
            </table:table-row>
            <table:table-row>
              <table:table-cell office:value-type="float" office:value="339.8">
                <text:p>339.8</text:p>
              </table:table-cell>
              <table:table-cell office:value-type="float" office:value="1570.163818">
                <text:p>1570.163818</text:p>
              </table:table-cell>
              <table:table-cell office:value-type="float" office:value="1570.265869">
                <text:p>1570.265869</text:p>
              </table:table-cell>
              <table:table-cell office:value-type="float" office:value="1568.26416">
                <text:p>1568.26416</text:p>
              </table:table-cell>
              <table:table-cell office:value-type="float" office:value="1569.672485">
                <text:p>1569.672485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72.993774">
                <text:p>1572.993774</text:p>
              </table:table-cell>
              <table:table-cell office:value-type="float" office:value="1571.848267">
                <text:p>1571.848267</text:p>
              </table:table-cell>
              <table:table-cell office:value-type="float" office:value="1570.417725">
                <text:p>1570.417725</text:p>
              </table:table-cell>
              <table:table-cell office:value-type="float" office:value="1573.12561">
                <text:p>1573.12561</text:p>
              </table:table-cell>
            </table:table-row>
            <table:table-row>
              <table:table-cell office:value-type="float" office:value="340.2">
                <text:p>340.2</text:p>
              </table:table-cell>
              <table:table-cell office:value-type="float" office:value="1572.533081">
                <text:p>1572.533081</text:p>
              </table:table-cell>
              <table:table-cell office:value-type="float" office:value="1571.892822">
                <text:p>1571.892822</text:p>
              </table:table-cell>
              <table:table-cell office:value-type="float" office:value="1572.603271">
                <text:p>1572.603271</text:p>
              </table:table-cell>
              <table:table-cell office:value-type="float" office:value="1571.761841">
                <text:p>1571.761841</text:p>
              </table:table-cell>
            </table:table-row>
            <table:table-row>
              <table:table-cell office:value-type="float" office:value="340.4">
                <text:p>340.4</text:p>
              </table:table-cell>
              <table:table-cell office:value-type="float" office:value="1569.631104">
                <text:p>1569.631104</text:p>
              </table:table-cell>
              <table:table-cell office:value-type="float" office:value="1574.339722">
                <text:p>1574.339722</text:p>
              </table:table-cell>
              <table:table-cell office:value-type="float" office:value="1574.286621">
                <text:p>1574.286621</text:p>
              </table:table-cell>
              <table:table-cell office:value-type="float" office:value="1571.164795">
                <text:p>1571.164795</text:p>
              </table:table-cell>
            </table:table-row>
            <table:table-row>
              <table:table-cell office:value-type="float" office:value="340.6">
                <text:p>340.6</text:p>
              </table:table-cell>
              <table:table-cell office:value-type="float" office:value="1570.735352">
                <text:p>1570.735352</text:p>
              </table:table-cell>
              <table:table-cell office:value-type="float" office:value="1576.987183">
                <text:p>1576.987183</text:p>
              </table:table-cell>
              <table:table-cell office:value-type="float" office:value="1575.125977">
                <text:p>1575.125977</text:p>
              </table:table-cell>
              <table:table-cell office:value-type="float" office:value="1572.165771">
                <text:p>1572.165771</text:p>
              </table:table-cell>
            </table:table-row>
            <table:table-row>
              <table:table-cell office:value-type="float" office:value="340.8">
                <text:p>340.8</text:p>
              </table:table-cell>
              <table:table-cell office:value-type="float" office:value="1569.96814">
                <text:p>1569.96814</text:p>
              </table:table-cell>
              <table:table-cell office:value-type="float" office:value="1567.182129">
                <text:p>1567.182129</text:p>
              </table:table-cell>
              <table:table-cell office:value-type="float" office:value="1568.612183">
                <text:p>1568.612183</text:p>
              </table:table-cell>
              <table:table-cell office:value-type="float" office:value="1569.707397">
                <text:p>1569.707397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572.400879">
                <text:p>1572.400879</text:p>
              </table:table-cell>
              <table:table-cell office:value-type="float" office:value="1576.081665">
                <text:p>1576.081665</text:p>
              </table:table-cell>
              <table:table-cell office:value-type="float" office:value="1575.692261">
                <text:p>1575.692261</text:p>
              </table:table-cell>
              <table:table-cell office:value-type="float" office:value="1571.586304">
                <text:p>1571.586304</text:p>
              </table:table-cell>
            </table:table-row>
            <table:table-row>
              <table:table-cell office:value-type="float" office:value="341.2">
                <text:p>341.2</text:p>
              </table:table-cell>
              <table:table-cell office:value-type="float" office:value="1573.07312">
                <text:p>1573.07312</text:p>
              </table:table-cell>
              <table:table-cell office:value-type="float" office:value="1574.433105">
                <text:p>1574.433105</text:p>
              </table:table-cell>
              <table:table-cell office:value-type="float" office:value="1575.066528">
                <text:p>1575.066528</text:p>
              </table:table-cell>
              <table:table-cell office:value-type="float" office:value="1572.012939">
                <text:p>1572.012939</text:p>
              </table:table-cell>
            </table:table-row>
            <table:table-row>
              <table:table-cell office:value-type="float" office:value="341.4">
                <text:p>341.4</text:p>
              </table:table-cell>
              <table:table-cell office:value-type="float" office:value="1574.257202">
                <text:p>1574.257202</text:p>
              </table:table-cell>
              <table:table-cell office:value-type="float" office:value="1573.752075">
                <text:p>1573.752075</text:p>
              </table:table-cell>
              <table:table-cell office:value-type="float" office:value="1573.747803">
                <text:p>1573.747803</text:p>
              </table:table-cell>
              <table:table-cell office:value-type="float" office:value="1571.952271">
                <text:p>1571.952271</text:p>
              </table:table-cell>
            </table:table-row>
            <table:table-row>
              <table:table-cell office:value-type="float" office:value="341.6">
                <text:p>341.6</text:p>
              </table:table-cell>
              <table:table-cell office:value-type="float" office:value="1573.389526">
                <text:p>1573.389526</text:p>
              </table:table-cell>
              <table:table-cell office:value-type="float" office:value="1573.194824">
                <text:p>1573.194824</text:p>
              </table:table-cell>
              <table:table-cell office:value-type="float" office:value="1569.388916">
                <text:p>1569.388916</text:p>
              </table:table-cell>
              <table:table-cell office:value-type="float" office:value="1572.522461">
                <text:p>1572.522461</text:p>
              </table:table-cell>
            </table:table-row>
            <table:table-row>
              <table:table-cell office:value-type="float" office:value="341.8">
                <text:p>341.8</text:p>
              </table:table-cell>
              <table:table-cell office:value-type="float" office:value="1575.150024">
                <text:p>1575.150024</text:p>
              </table:table-cell>
              <table:table-cell office:value-type="float" office:value="1575.766724">
                <text:p>1575.766724</text:p>
              </table:table-cell>
              <table:table-cell office:value-type="float" office:value="1575.25061">
                <text:p>1575.25061</text:p>
              </table:table-cell>
              <table:table-cell office:value-type="float" office:value="1575.88501">
                <text:p>1575.88501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568.772583">
                <text:p>1568.772583</text:p>
              </table:table-cell>
              <table:table-cell office:value-type="float" office:value="1570.953613">
                <text:p>1570.953613</text:p>
              </table:table-cell>
              <table:table-cell office:value-type="float" office:value="1571.807861">
                <text:p>1571.807861</text:p>
              </table:table-cell>
              <table:table-cell office:value-type="float" office:value="1567.123413">
                <text:p>1567.123413</text:p>
              </table:table-cell>
            </table:table-row>
            <table:table-row>
              <table:table-cell office:value-type="float" office:value="342.2">
                <text:p>342.2</text:p>
              </table:table-cell>
              <table:table-cell office:value-type="float" office:value="1572.51123">
                <text:p>1572.51123</text:p>
              </table:table-cell>
              <table:table-cell office:value-type="float" office:value="1571.504761">
                <text:p>1571.504761</text:p>
              </table:table-cell>
              <table:table-cell office:value-type="float" office:value="1572.898193">
                <text:p>1572.898193</text:p>
              </table:table-cell>
              <table:table-cell office:value-type="float" office:value="1570.397461">
                <text:p>1570.397461</text:p>
              </table:table-cell>
            </table:table-row>
            <table:table-row>
              <table:table-cell office:value-type="float" office:value="342.4">
                <text:p>342.4</text:p>
              </table:table-cell>
              <table:table-cell office:value-type="float" office:value="1571.405151">
                <text:p>1571.405151</text:p>
              </table:table-cell>
              <table:table-cell office:value-type="float" office:value="1565.56958">
                <text:p>1565.56958</text:p>
              </table:table-cell>
              <table:table-cell office:value-type="float" office:value="1571.37793">
                <text:p>1571.37793</text:p>
              </table:table-cell>
              <table:table-cell office:value-type="float" office:value="1567.562744">
                <text:p>1567.562744</text:p>
              </table:table-cell>
            </table:table-row>
            <table:table-row>
              <table:table-cell office:value-type="float" office:value="342.6">
                <text:p>342.6</text:p>
              </table:table-cell>
              <table:table-cell office:value-type="float" office:value="1570.581543">
                <text:p>1570.581543</text:p>
              </table:table-cell>
              <table:table-cell office:value-type="float" office:value="1570.127319">
                <text:p>1570.127319</text:p>
              </table:table-cell>
              <table:table-cell office:value-type="float" office:value="1571.417847">
                <text:p>1571.417847</text:p>
              </table:table-cell>
              <table:table-cell office:value-type="float" office:value="1571.284302">
                <text:p>1571.284302</text:p>
              </table:table-cell>
            </table:table-row>
            <table:table-row>
              <table:table-cell office:value-type="float" office:value="342.8">
                <text:p>342.8</text:p>
              </table:table-cell>
              <table:table-cell office:value-type="float" office:value="1575.566528">
                <text:p>1575.566528</text:p>
              </table:table-cell>
              <table:table-cell office:value-type="float" office:value="1575.534058">
                <text:p>1575.534058</text:p>
              </table:table-cell>
              <table:table-cell office:value-type="float" office:value="1573.730835">
                <text:p>1573.730835</text:p>
              </table:table-cell>
              <table:table-cell office:value-type="float" office:value="1573.083252">
                <text:p>1573.083252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568.863647">
                <text:p>1568.863647</text:p>
              </table:table-cell>
              <table:table-cell office:value-type="float" office:value="1568.33252">
                <text:p>1568.33252</text:p>
              </table:table-cell>
              <table:table-cell office:value-type="float" office:value="1571.706299">
                <text:p>1571.706299</text:p>
              </table:table-cell>
              <table:table-cell office:value-type="float" office:value="1566.850952">
                <text:p>1566.850952</text:p>
              </table:table-cell>
            </table:table-row>
            <table:table-row>
              <table:table-cell office:value-type="float" office:value="343.2">
                <text:p>343.2</text:p>
              </table:table-cell>
              <table:table-cell office:value-type="float" office:value="1570.84082">
                <text:p>1570.84082</text:p>
              </table:table-cell>
              <table:table-cell office:value-type="float" office:value="1572.611206">
                <text:p>1572.611206</text:p>
              </table:table-cell>
              <table:table-cell office:value-type="float" office:value="1572.839111">
                <text:p>1572.839111</text:p>
              </table:table-cell>
              <table:table-cell office:value-type="float" office:value="1573.267334">
                <text:p>1573.267334</text:p>
              </table:table-cell>
            </table:table-row>
            <table:table-row>
              <table:table-cell office:value-type="float" office:value="343.4">
                <text:p>343.4</text:p>
              </table:table-cell>
              <table:table-cell office:value-type="float" office:value="1575.337646">
                <text:p>1575.337646</text:p>
              </table:table-cell>
              <table:table-cell office:value-type="float" office:value="1574.649048">
                <text:p>1574.649048</text:p>
              </table:table-cell>
              <table:table-cell office:value-type="float" office:value="1574.313232">
                <text:p>1574.313232</text:p>
              </table:table-cell>
              <table:table-cell office:value-type="float" office:value="1573.258423">
                <text:p>1573.258423</text:p>
              </table:table-cell>
            </table:table-row>
            <table:table-row>
              <table:table-cell office:value-type="float" office:value="343.6">
                <text:p>343.6</text:p>
              </table:table-cell>
              <table:table-cell office:value-type="float" office:value="1577.833862">
                <text:p>1577.833862</text:p>
              </table:table-cell>
              <table:table-cell office:value-type="float" office:value="1571.789429">
                <text:p>1571.789429</text:p>
              </table:table-cell>
              <table:table-cell office:value-type="float" office:value="1576.877686">
                <text:p>1576.877686</text:p>
              </table:table-cell>
              <table:table-cell office:value-type="float" office:value="1576.518188">
                <text:p>1576.518188</text:p>
              </table:table-cell>
            </table:table-row>
            <table:table-row>
              <table:table-cell office:value-type="float" office:value="343.8">
                <text:p>343.8</text:p>
              </table:table-cell>
              <table:table-cell office:value-type="float" office:value="1573.661743">
                <text:p>1573.661743</text:p>
              </table:table-cell>
              <table:table-cell office:value-type="float" office:value="1572.808716">
                <text:p>1572.808716</text:p>
              </table:table-cell>
              <table:table-cell office:value-type="float" office:value="1573.139282">
                <text:p>1573.139282</text:p>
              </table:table-cell>
              <table:table-cell office:value-type="float" office:value="1573.001587">
                <text:p>1573.00158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576.78186">
                <text:p>1576.78186</text:p>
              </table:table-cell>
              <table:table-cell office:value-type="float" office:value="1570.874512">
                <text:p>1570.874512</text:p>
              </table:table-cell>
              <table:table-cell office:value-type="float" office:value="1572.599487">
                <text:p>1572.599487</text:p>
              </table:table-cell>
              <table:table-cell office:value-type="float" office:value="1569.716919">
                <text:p>1569.716919</text:p>
              </table:table-cell>
            </table:table-row>
            <table:table-row>
              <table:table-cell office:value-type="float" office:value="344.2">
                <text:p>344.2</text:p>
              </table:table-cell>
              <table:table-cell office:value-type="float" office:value="1571.000488">
                <text:p>1571.000488</text:p>
              </table:table-cell>
              <table:table-cell office:value-type="float" office:value="1570.07312">
                <text:p>1570.07312</text:p>
              </table:table-cell>
              <table:table-cell office:value-type="float" office:value="1570.706665">
                <text:p>1570.706665</text:p>
              </table:table-cell>
              <table:table-cell office:value-type="float" office:value="1570.043823">
                <text:p>1570.043823</text:p>
              </table:table-cell>
            </table:table-row>
            <table:table-row>
              <table:table-cell office:value-type="float" office:value="344.4">
                <text:p>344.4</text:p>
              </table:table-cell>
              <table:table-cell office:value-type="float" office:value="1570.459106">
                <text:p>1570.459106</text:p>
              </table:table-cell>
              <table:table-cell office:value-type="float" office:value="1575.752563">
                <text:p>1575.752563</text:p>
              </table:table-cell>
              <table:table-cell office:value-type="float" office:value="1571.25415">
                <text:p>1571.25415</text:p>
              </table:table-cell>
              <table:table-cell office:value-type="float" office:value="1575.124023">
                <text:p>1575.124023</text:p>
              </table:table-cell>
            </table:table-row>
            <table:table-row>
              <table:table-cell office:value-type="float" office:value="344.6">
                <text:p>344.6</text:p>
              </table:table-cell>
              <table:table-cell office:value-type="float" office:value="1568.682007">
                <text:p>1568.682007</text:p>
              </table:table-cell>
              <table:table-cell office:value-type="float" office:value="1573.939819">
                <text:p>1573.939819</text:p>
              </table:table-cell>
              <table:table-cell office:value-type="float" office:value="1574.290649">
                <text:p>1574.290649</text:p>
              </table:table-cell>
              <table:table-cell office:value-type="float" office:value="1568.862061">
                <text:p>1568.862061</text:p>
              </table:table-cell>
            </table:table-row>
            <table:table-row>
              <table:table-cell office:value-type="float" office:value="344.8">
                <text:p>344.8</text:p>
              </table:table-cell>
              <table:table-cell office:value-type="float" office:value="1574.801025">
                <text:p>1574.801025</text:p>
              </table:table-cell>
              <table:table-cell office:value-type="float" office:value="1571.496338">
                <text:p>1571.496338</text:p>
              </table:table-cell>
              <table:table-cell office:value-type="float" office:value="1571.412964">
                <text:p>1571.412964</text:p>
              </table:table-cell>
              <table:table-cell office:value-type="float" office:value="1574.774902">
                <text:p>1574.77490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573.627808">
                <text:p>1573.627808</text:p>
              </table:table-cell>
              <table:table-cell office:value-type="float" office:value="1569.488892">
                <text:p>1569.488892</text:p>
              </table:table-cell>
              <table:table-cell office:value-type="float" office:value="1572.334717">
                <text:p>1572.334717</text:p>
              </table:table-cell>
              <table:table-cell office:value-type="float" office:value="1573.04834">
                <text:p>1573.04834</text:p>
              </table:table-cell>
            </table:table-row>
            <table:table-row>
              <table:table-cell office:value-type="float" office:value="345.2">
                <text:p>345.2</text:p>
              </table:table-cell>
              <table:table-cell office:value-type="float" office:value="1571.446777">
                <text:p>1571.446777</text:p>
              </table:table-cell>
              <table:table-cell office:value-type="float" office:value="1570.480469">
                <text:p>1570.480469</text:p>
              </table:table-cell>
              <table:table-cell office:value-type="float" office:value="1570.892944">
                <text:p>1570.892944</text:p>
              </table:table-cell>
              <table:table-cell office:value-type="float" office:value="1571.335205">
                <text:p>1571.335205</text:p>
              </table:table-cell>
            </table:table-row>
            <table:table-row>
              <table:table-cell office:value-type="float" office:value="345.4">
                <text:p>345.4</text:p>
              </table:table-cell>
              <table:table-cell office:value-type="float" office:value="1225.222778">
                <text:p>1225.222778</text:p>
              </table:table-cell>
              <table:table-cell office:value-type="float" office:value="1020.005737">
                <text:p>1020.005737</text:p>
              </table:table-cell>
              <table:table-cell office:value-type="float" office:value="1098.378052">
                <text:p>1098.378052</text:p>
              </table:table-cell>
              <table:table-cell office:value-type="float" office:value="1141.585815">
                <text:p>1141.585815</text:p>
              </table:table-cell>
            </table:table-row>
            <table:table-row>
              <table:table-cell office:value-type="float" office:value="345.6">
                <text:p>345.6</text:p>
              </table:table-cell>
              <table:table-cell office:value-type="float" office:value="1242.911621">
                <text:p>1242.911621</text:p>
              </table:table-cell>
              <table:table-cell office:value-type="float" office:value="1001.733643">
                <text:p>1001.733643</text:p>
              </table:table-cell>
              <table:table-cell office:value-type="float" office:value="1079.854004">
                <text:p>1079.854004</text:p>
              </table:table-cell>
              <table:table-cell office:value-type="float" office:value="1158.670532">
                <text:p>1158.670532</text:p>
              </table:table-cell>
            </table:table-row>
            <table:table-row>
              <table:table-cell office:value-type="float" office:value="345.8">
                <text:p>345.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346.2">
                <text:p>346.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